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2000000D000000DD000000DD0680E95D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D000000DD000000DD0680E95D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5" style:family="table-column">
      <style:table-column-properties fo:break-before="auto" style:column-width="0.4925in"/>
    </style:style>
    <style:style style:name="co23" style:family="table-column">
      <style:table-column-properties fo:break-before="auto" style:column-width="0.3693in"/>
    </style:style>
    <style:style style:name="co36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889in"/>
    </style:style>
    <style:style style:name="co37" style:family="table-column">
      <style:table-column-properties fo:break-before="auto" style:column-width="1.0008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6744in"/>
    </style:style>
    <style:style style:name="co40" style:family="table-column">
      <style:table-column-properties fo:break-before="auto" style:column-width="0.5327in"/>
    </style:style>
    <style:style style:name="co65" style:family="table-column">
      <style:table-column-properties fo:break-before="auto" style:column-width="0.3043in"/>
    </style:style>
    <style:style style:name="co66" style:family="table-column">
      <style:table-column-properties fo:break-before="auto" style:column-width="0.5547in"/>
    </style:style>
    <style:style style:name="co28" style:family="table-column">
      <style:table-column-properties fo:break-before="auto" style:column-width="0.1083in"/>
    </style:style>
    <style:style style:name="co67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0.2252in"/>
    </style:style>
    <style:style style:name="co14" style:family="table-column">
      <style:table-column-properties fo:break-before="auto" style:column-width="0.3217in"/>
    </style:style>
    <style:style style:name="co15" style:family="table-column">
      <style:table-column-properties fo:break-before="auto" style:column-width="6.6791in"/>
    </style:style>
    <style:style style:name="co16" style:family="table-column">
      <style:table-column-properties fo:break-before="auto" style:column-width="0.1957in"/>
    </style:style>
    <style:style style:name="co17" style:family="table-column">
      <style:table-column-properties fo:break-before="auto" style:column-width="0.3264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4244in"/>
    </style:style>
    <style:style style:name="co20" style:family="table-column">
      <style:table-column-properties fo:break-before="auto" style:column-width="0.4571in"/>
    </style:style>
    <style:style style:name="co21" style:family="table-column">
      <style:table-column-properties fo:break-before="auto" style:column-width="0.4346in"/>
    </style:style>
    <style:style style:name="co22" style:family="table-column">
      <style:table-column-properties fo:break-before="auto" style:column-width="0.0709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0.3591in"/>
    </style:style>
    <style:style style:name="co26" style:family="table-column">
      <style:table-column-properties fo:break-before="auto" style:column-width="0.4457in"/>
    </style:style>
    <style:style style:name="co27" style:family="table-column">
      <style:table-column-properties fo:break-before="auto" style:column-width="0.3752in"/>
    </style:style>
    <style:style style:name="co29" style:family="table-column">
      <style:table-column-properties fo:break-before="auto" style:column-width="0.3638in"/>
    </style:style>
    <style:style style:name="co30" style:family="table-column">
      <style:table-column-properties fo:break-before="auto" style:column-width="0.3535in"/>
    </style:style>
    <style:style style:name="co31" style:family="table-column">
      <style:table-column-properties fo:break-before="auto" style:column-width="0.1409in"/>
    </style:style>
    <style:style style:name="co32" style:family="table-column">
      <style:table-column-properties fo:break-before="auto" style:column-width="0.1307in"/>
    </style:style>
    <style:style style:name="co33" style:family="table-column">
      <style:table-column-properties fo:break-before="auto" style:column-width="0.3965in"/>
    </style:style>
    <style:style style:name="co34" style:family="table-column">
      <style:table-column-properties fo:break-before="auto" style:column-width="0.4071in"/>
    </style:style>
    <style:style style:name="co41" style:family="table-column">
      <style:table-column-properties fo:break-before="auto" style:column-width="0.348in"/>
    </style:style>
    <style:style style:name="co42" style:family="table-column">
      <style:table-column-properties fo:break-before="auto" style:column-width="0.3154in"/>
    </style:style>
    <style:style style:name="co43" style:family="table-column">
      <style:table-column-properties fo:break-before="auto" style:column-width="0.4134in"/>
    </style:style>
    <style:style style:name="co44" style:family="table-column">
      <style:table-column-properties fo:break-before="auto" style:column-width="0.3366in"/>
    </style:style>
    <style:style style:name="co45" style:family="table-column">
      <style:table-column-properties fo:break-before="auto" style:column-width="0.1173in"/>
    </style:style>
    <style:style style:name="co46" style:family="table-column">
      <style:table-column-properties fo:break-before="auto" style:column-width="0.1071in"/>
    </style:style>
    <style:style style:name="co47" style:family="table-column">
      <style:table-column-properties fo:break-before="auto" style:column-width="0.3102in"/>
    </style:style>
    <style:style style:name="co48" style:family="table-column">
      <style:table-column-properties fo:break-before="auto" style:column-width="0.4929in"/>
    </style:style>
    <style:style style:name="co49" style:family="table-column">
      <style:table-column-properties fo:break-before="auto" style:column-width="0.4898in"/>
    </style:style>
    <style:style style:name="co50" style:family="table-column">
      <style:table-column-properties fo:break-before="auto" style:column-width="0.3917in"/>
    </style:style>
    <style:style style:name="co51" style:family="table-column">
      <style:table-column-properties fo:break-before="auto" style:column-width="0.1634in"/>
    </style:style>
    <style:style style:name="co52" style:family="table-column">
      <style:table-column-properties fo:break-before="auto" style:column-width="0.261in"/>
    </style:style>
    <style:style style:name="co53" style:family="table-column">
      <style:table-column-properties fo:break-before="auto" style:column-width="0.5984in"/>
    </style:style>
    <style:style style:name="co54" style:family="table-column">
      <style:table-column-properties fo:break-before="auto" style:column-width="0.7835in"/>
    </style:style>
    <style:style style:name="co55" style:family="table-column">
      <style:table-column-properties fo:break-before="auto" style:column-width="0.5661in"/>
    </style:style>
    <style:style style:name="co56" style:family="table-column">
      <style:table-column-properties fo:break-before="auto" style:column-width="0.2898in"/>
    </style:style>
    <style:style style:name="co57" style:family="table-column">
      <style:table-column-properties fo:break-before="auto" style:column-width="0.5874in"/>
    </style:style>
    <style:style style:name="co58" style:family="table-column">
      <style:table-column-properties fo:break-before="auto" style:column-width="0.3866in"/>
    </style:style>
    <style:style style:name="co59" style:family="table-column">
      <style:table-column-properties fo:break-before="auto" style:column-width="0.5437in"/>
    </style:style>
    <style:style style:name="co60" style:family="table-column">
      <style:table-column-properties fo:break-before="auto" style:column-width="0.5799in"/>
    </style:style>
    <style:style style:name="co61" style:family="table-column">
      <style:table-column-properties fo:break-before="auto" style:column-width="0.5193in"/>
    </style:style>
    <style:style style:name="co62" style:family="table-column">
      <style:table-column-properties fo:break-before="auto" style:column-width="0.6646in"/>
    </style:style>
    <style:style style:name="co63" style:family="table-column">
      <style:table-column-properties fo:break-before="auto" style:column-width="0.7134in"/>
    </style:style>
    <style:style style:name="co64" style:family="table-column">
      <style:table-column-properties fo:break-before="auto" style:column-width="0.6402in"/>
    </style:style>
    <style:style style:name="co68" style:family="table-column">
      <style:table-column-properties fo:break-before="auto" style:column-width="0.4957in"/>
    </style:style>
    <style:style style:name="co69" style:family="table-column">
      <style:table-column-properties fo:break-before="auto" style:column-width="0.522in"/>
    </style:style>
    <style:style style:name="co70" style:family="table-column">
      <style:table-column-properties fo:break-before="auto" style:column-width="0.5764in"/>
    </style:style>
    <style:style style:name="co71" style:family="table-column">
      <style:table-column-properties fo:break-before="auto" style:column-width="0.4673in"/>
    </style:style>
    <style:style style:name="co72" style:family="table-column">
      <style:table-column-properties fo:break-before="auto" style:column-width="0.5in"/>
    </style:style>
    <style:style style:name="co73" style:family="table-column">
      <style:table-column-properties fo:break-before="auto" style:column-width="0.6201in"/>
    </style:style>
    <style:style style:name="co74" style:family="table-column">
      <style:table-column-properties fo:break-before="auto" style:column-width="0.6638in"/>
    </style:style>
    <style:style style:name="co75" style:family="table-column">
      <style:table-column-properties fo:break-before="auto" style:column-width="0.6417in"/>
    </style:style>
    <style:style style:name="co76" style:family="table-column">
      <style:table-column-properties fo:break-before="auto" style:column-width="0.6311in"/>
    </style:style>
    <style:style style:name="co77" style:family="table-column">
      <style:table-column-properties fo:break-before="auto" style:column-width="0.152in"/>
    </style:style>
    <style:style style:name="co78" style:family="table-column">
      <style:table-column-properties fo:break-before="auto" style:column-width="0.402in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035in" fo:break-before="auto" style:use-optimal-row-height="false"/>
    </style:style>
    <style:style style:name="ro9" style:family="table-row">
      <style:table-row-properties style:row-height="0.4528in" fo:break-before="auto" style:use-optimal-row-height="false"/>
    </style:style>
    <style:style style:name="ro10" style:family="table-row">
      <style:table-row-properties style:row-height="0.4346in" fo:break-before="auto" style:use-optimal-row-height="false"/>
    </style:style>
    <style:style style:name="ro1" style:family="table-row">
      <style:table-row-properties style:row-height="0.1681in" fo:break-before="auto" style:use-optimal-row-height="true"/>
    </style:style>
    <style:style style:name="ro17" style:family="table-row">
      <style:table-row-properties style:row-height="0.3937in" fo:break-before="auto" style:use-optimal-row-height="false"/>
    </style:style>
    <style:style style:name="ro11" style:family="table-row">
      <style:table-row-properties style:row-height="5.8661in" fo:break-before="auto" style:use-optimal-row-height="false"/>
    </style:style>
    <style:style style:name="ro12" style:family="table-row">
      <style:table-row-properties style:row-height="0.0516in" fo:break-before="auto" style:use-optimal-row-height="fals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2693in" fo:break-before="auto" style:use-optimal-row-height="true"/>
    </style:style>
    <style:style style:name="ro16" style:family="table-row">
      <style:table-row-properties style:row-height="0.2598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371" style:family="table-cell" style:parent-style-name="Default">
      <style:table-cell-properties fo:background-color="transparent"/>
      <style:text-properties style:text-position=""/>
    </style:style>
    <style:style style:name="ce372" style:family="table-cell" style:parent-style-name="Default">
      <style:table-cell-properties fo:background-color="#77c282"/>
      <style:text-properties style:text-position=""/>
    </style:style>
    <style:style style:name="ce373" style:family="table-cell" style:parent-style-name="Default">
      <style:table-cell-properties fo:background-color="#e869b1"/>
      <style:text-properties style:text-position=""/>
    </style:style>
    <style:style style:name="ce374" style:family="table-cell" style:parent-style-name="Default">
      <style:table-cell-properties fo:background-color="#fff64f"/>
      <style:text-properties style:text-position=""/>
    </style:style>
    <style:style style:name="ce375" style:family="table-cell" style:parent-style-name="Default">
      <style:table-cell-properties fo:background-color="#fbac84"/>
      <style:text-properties style:text-position=""/>
    </style:style>
    <style:style style:name="ce376" style:family="table-cell" style:parent-style-name="Default">
      <style:table-cell-properties fo:background-color="#eb6061"/>
      <style:text-properties style:text-position=""/>
    </style:style>
    <style:style style:name="ce377" style:family="table-cell" style:parent-style-name="Default">
      <style:table-cell-properties fo:background-color="#2789c2"/>
      <style:text-properties style:text-position=""/>
    </style:style>
    <style:style style:name="ce378" style:family="table-cell" style:parent-style-name="Default">
      <style:table-cell-properties fo:background-color="#9456a4"/>
      <style:text-properties style:text-position=""/>
    </style:style>
    <style:style style:name="ce379" style:family="table-cell" style:parent-style-name="Default">
      <style:table-cell-properties fo:background-color="#00cccc"/>
      <style:text-properties style:text-position=""/>
    </style:style>
    <style:style style:name="ce380" style:family="table-cell" style:parent-style-name="Default">
      <style:table-cell-properties fo:background-color="#77c282" style:text-align-source="fix" style:repeat-content="false" fo:border="0.06pt solid #000000" style:vertical-align="automatic" style:vertical-justify="auto"/>
      <style:paragraph-properties fo:text-align="end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381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position=""/>
    </style:style>
    <style:style style:name="ce38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position=""/>
    </style:style>
    <style:style style:name="ce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384" style:family="table-cell" style:parent-style-name="Default">
      <style:table-cell-properties fo:background-color="#2789c2" style:text-align-source="fix" style:repeat-content="false" fo:border="0.06pt solid #000000" style:vertical-align="automatic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/>
    </style:style>
    <style:style style:name="ce38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style:text-position="" fo:font-size="7pt" style:font-size-asian="7pt" style:font-size-complex="7pt"/>
    </style:style>
    <style:style style:name="ce38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style:text-position=""/>
    </style:style>
    <style:style style:name="ce38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/>
    </style:style>
    <style:style style:name="ce389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style:text-position="" fo:font-size="7pt" style:font-size-asian="7pt" style:font-size-complex="7pt"/>
    </style:style>
    <style:style style:name="ce390" style:family="table-cell" style:parent-style-name="Default">
      <style:table-cell-properties fo:background-color="#ffff00"/>
      <style:text-properties style:text-position=""/>
    </style:style>
    <style:style style:name="ce391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in"/>
      <style:text-properties style:text-position="" fo:font-size="11pt" style:font-size-asian="11pt" style:font-size-complex="11pt"/>
    </style:style>
    <style:style style:name="ce392" style:family="table-cell" style:parent-style-name="Default" style:data-style-name="N121">
      <style:table-cell-properties fo:background-color="#fff64f" style:text-align-source="fix" style:repeat-content="false" fo:border="0.06pt solid #000000" style:vertical-align="middle"/>
      <style:paragraph-properties fo:text-align="center" fo:margin-left="0in"/>
      <style:text-properties style:text-position="" fo:font-size="11pt" style:font-size-asian="11pt" style:font-size-complex="11pt"/>
    </style:style>
    <style:style style:name="ce393" style:family="table-cell" style:parent-style-name="Default" style:data-style-name="N1">
      <style:table-cell-properties fo:background-color="#eb6061" style:text-align-source="fix" style:repeat-content="false" fo:border="0.06pt solid #000000" style:vertical-align="middle"/>
      <style:paragraph-properties fo:text-align="center" fo:margin-left="0in"/>
      <style:text-properties style:text-position="" fo:font-size="9pt" style:font-size-asian="9pt" style:font-size-complex="9pt"/>
    </style:style>
    <style:style style:name="ce394" style:family="table-cell" style:parent-style-name="Default">
      <style:table-cell-properties fo:background-color="#eb6061" style:text-align-source="fix" style:repeat-content="false" fo:border="0.06pt solid #000000" style:vertical-align="middle"/>
      <style:paragraph-properties fo:text-align="center" fo:margin-left="0in"/>
      <style:text-properties style:text-position="" fo:font-size="9pt" style:font-size-asian="9pt" style:font-size-complex="9pt"/>
    </style:style>
    <style:style style:name="ce395" style:family="table-cell" style:parent-style-name="Default" style:data-style-name="N1">
      <style:table-cell-properties fo:background-color="#77c282" style:text-align-source="fix" style:repeat-content="false" fo:border="0.06pt solid #000000" style:vertical-align="middle"/>
      <style:paragraph-properties fo:text-align="center" fo:margin-left="0in"/>
      <style:text-properties style:text-position="" fo:font-size="9pt" style:font-size-asian="9pt" style:font-size-complex="9pt"/>
    </style:style>
    <style:style style:name="ce396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397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style:text-position="" fo:font-size="10pt" style:font-size-asian="10pt" style:font-size-complex="10pt"/>
    </style:style>
    <style:style style:name="ce398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style:text-position="" fo:font-size="9pt" style:font-size-asian="9pt" style:font-size-complex="9pt"/>
    </style:style>
    <style:style style:name="ce399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in"/>
      <style:text-properties style:text-position="" fo:font-size="9pt" style:font-size-asian="9pt" style:font-size-complex="9pt"/>
    </style:style>
    <style:style style:name="ce400" style:family="table-cell" style:parent-style-name="Default" style:data-style-name="N1">
      <style:table-cell-properties style:text-align-source="fix" style:repeat-content="false" fo:border="0.06pt dotte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01" style:family="table-cell" style:parent-style-name="Default">
      <style:table-cell-properties fo:background-color="#000000" style:text-align-source="fix" style:repeat-content="false" fo:border="0.06pt solid #000000" style:vertical-align="automatic" style:vertical-justify="auto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 style:data-style-name="N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03" style:family="table-cell" style:parent-style-name="Default" style:data-style-name="N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text-position="" fo:font-size="7pt" style:font-size-asian="7pt" style:font-size-complex="7pt"/>
    </style:style>
    <style:style style:name="ce404" style:family="table-cell" style:parent-style-name="Default">
      <style:table-cell-properties fo:background-color="#ffffff" style:text-align-source="fix" style:repeat-content="false" fo:border="0.06pt solid #000000" style:vertical-align="automatic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06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style:text-position="" fo:font-size="11pt" style:font-size-asian="11pt" style:font-size-complex="11pt"/>
    </style:style>
    <style:style style:name="ce40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7pt" style:font-size-asian="7pt" style:font-size-complex="7pt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text-position=""/>
    </style:style>
    <style:style style:name="ce409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text-position=""/>
    </style:style>
    <style:style style:name="ce410" style:family="table-cell" style:parent-style-name="Default">
      <style:table-cell-properties fo:background-color="#2789c2" style:text-align-source="fix" style:repeat-content="false" fo:border="0.06pt solid #000000" style:vertical-align="automatic"/>
      <style:paragraph-properties fo:text-align="end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ackground-color="#77c282" style:text-align-source="fix" style:repeat-content="false" fo:border="0.06pt solid #000000" style:vertical-align="automatic" style:vertical-justify="auto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1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13" style:family="table-cell" style:parent-style-name="Default">
      <style:table-cell-properties fo:background-color="#fbac84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14" style:family="table-cell" style:parent-style-name="Default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15" style:family="table-cell" style:parent-style-name="Default">
      <style:table-cell-properties fo:background-color="#77c282" style:text-align-source="fix" style:repeat-content="false" fo:border="0.06pt solid #000000"/>
      <style:paragraph-properties fo:text-align="center" fo:margin-left="0in"/>
      <style:text-properties style:text-position="" fo:font-size="8pt" style:font-size-asian="8pt" style:font-size-complex="8pt"/>
    </style:style>
    <style:style style:name="ce416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ffff" style:text-position="" fo:font-size="8pt" style:font-size-asian="8pt" style:font-size-complex="8pt"/>
    </style:style>
    <style:style style:name="ce417" style:family="table-cell" style:parent-style-name="Default" style:data-style-name="N137">
      <style:table-cell-properties fo:background-color="#77c282" style:text-align-source="fix" style:repeat-content="false" fo:border="0.06pt solid #000000"/>
      <style:paragraph-properties fo:text-align="center" fo:margin-left="0in"/>
      <style:text-properties style:text-position="" fo:font-size="9pt" style:font-size-asian="9pt" style:font-size-complex="9pt"/>
    </style:style>
    <style:style style:name="ce418" style:family="table-cell" style:parent-style-name="Default" style:data-style-name="N0">
      <style:table-cell-properties fo:border-bottom="0.06pt solid #000000" fo:background-color="#77c282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8pt" style:font-size-asian="8pt" style:font-size-complex="8pt"/>
    </style:style>
    <style:style style:name="ce419" style:family="table-cell" style:parent-style-name="Default" style:data-style-name="N40">
      <style:table-cell-properties fo:background-color="#77c282" style:text-align-source="fix" style:repeat-content="false" fo:border="0.06pt solid #000000"/>
      <style:paragraph-properties fo:text-align="center" fo:margin-left="0in"/>
      <style:text-properties style:text-position="" fo:font-size="8pt" style:font-size-asian="8pt" style:font-size-complex="8pt"/>
    </style:style>
    <style:style style:name="ce420" style:family="table-cell" style:parent-style-name="Default" style:data-style-name="N1">
      <style:text-properties style:text-position=""/>
    </style:style>
    <style:style style:name="ce4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23" style:family="table-cell" style:parent-style-name="Default">
      <style:table-cell-properties fo:background-color="#77c282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24" style:family="table-cell" style:parent-style-name="Default">
      <style:table-cell-properties fo:background-color="#77c282" style:text-align-source="fix" style:repeat-content="false" fo:border="0.06pt soli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25" style:family="table-cell" style:parent-style-name="Default">
      <style:table-cell-properties fo:background-color="#fbac84" style:text-align-source="fix" style:repeat-content="false" fo:border="0.06pt solid #000000"/>
      <style:paragraph-properties fo:text-align="center" fo:margin-left="0in"/>
      <style:text-properties style:text-position="" fo:font-size="8pt" style:font-size-asian="8pt" style:font-size-complex="8pt"/>
    </style:style>
    <style:style style:name="ce4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text-position="" fo:font-size="8pt" style:font-size-asian="8pt" style:font-size-complex="8pt"/>
    </style:style>
    <style:style style:name="ce427" style:family="table-cell" style:parent-style-name="Default" style:data-style-name="N137">
      <style:table-cell-properties fo:border-bottom="none" fo:background-color="#fbac84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 fo:font-size="9pt" style:font-size-asian="9pt" style:font-size-complex="9pt"/>
    </style:style>
    <style:style style:name="ce428" style:family="table-cell" style:parent-style-name="Default" style:data-style-name="N202">
      <style:table-cell-properties fo:border-bottom="0.06pt solid #000000" fo:background-color="#fbac84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9pt" style:font-size-asian="9pt" style:font-size-complex="9pt"/>
    </style:style>
    <style:style style:name="ce429" style:family="table-cell" style:parent-style-name="Default" style:data-style-name="N37">
      <style:text-properties style:text-position=""/>
    </style:style>
    <style:style style:name="ce430" style:family="table-cell" style:parent-style-name="Default">
      <style:table-cell-properties fo:background-color="#2789c2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31" style:family="table-cell" style:parent-style-name="Default" style:data-style-name="N1">
      <style:table-cell-properties fo:background-color="#2789c2" style:text-align-source="fix" style:repeat-content="false" fo:border="0.06pt solid #000000" style:vertical-align="middle"/>
      <style:paragraph-properties fo:text-align="center" fo:margin-left="0in"/>
      <style:text-properties style:text-position="" fo:font-size="9pt" style:font-size-asian="9pt" style:font-size-complex="9pt"/>
    </style:style>
    <style:style style:name="ce432" style:family="table-cell" style:parent-style-name="Default">
      <style:table-cell-properties fo:background-color="#2789c2" style:text-align-source="fix" style:repeat-content="false" fo:border="0.06pt soli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33" style:family="table-cell" style:parent-style-name="Default">
      <style:table-cell-properties fo:background-color="#fbffa7" style:text-align-source="fix" style:repeat-content="false" fo:border="0.06pt solid #000000"/>
      <style:paragraph-properties fo:text-align="center" fo:margin-left="0in"/>
      <style:text-properties style:text-position="" fo:font-size="8pt" style:font-size-asian="8pt" style:font-size-complex="8pt"/>
    </style:style>
    <style:style style:name="ce434" style:family="table-cell" style:parent-style-name="Default" style:data-style-name="N203">
      <style:table-cell-properties fo:border-bottom="none" fo:background-color="#fbffa7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 fo:font-size="9pt" style:font-size-asian="9pt" style:font-size-complex="9pt"/>
    </style:style>
    <style:style style:name="ce435" style:family="table-cell" style:parent-style-name="Default" style:data-style-name="N202">
      <style:table-cell-properties fo:border-bottom="0.06pt solid #000000" fo:background-color="#fbffa7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9pt" style:font-size-asian="9pt" style:font-size-complex="9pt"/>
    </style:style>
    <style:style style:name="ce436" style:family="table-cell" style:parent-style-name="Default">
      <style:table-cell-properties fo:background-color="#9456a4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37" style:family="table-cell" style:parent-style-name="Default">
      <style:table-cell-properties fo:background-color="#9456a4" style:text-align-source="fix" style:repeat-content="false" fo:border="0.06pt soli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38" style:family="table-cell" style:parent-style-name="Default" style:data-style-name="N203">
      <style:table-cell-properties fo:border-bottom="none" fo:background-color="#77c28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 fo:font-size="9pt" style:font-size-asian="9pt" style:font-size-complex="9pt"/>
    </style:style>
    <style:style style:name="ce439" style:family="table-cell" style:parent-style-name="Default" style:data-style-name="N202">
      <style:table-cell-properties fo:border-bottom="0.06pt solid #000000" fo:background-color="#77c282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9pt" style:font-size-asian="9pt" style:font-size-complex="9pt"/>
    </style:style>
    <style:style style:name="ce440" style:family="table-cell" style:parent-style-name="Default" style:data-style-name="N40">
      <style:table-cell-properties fo:border-bottom="0.06pt solid #000000" fo:background-color="#77c282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8pt" style:font-size-asian="8pt" style:font-size-complex="8pt"/>
    </style:style>
    <style:style style:name="ce441" style:family="table-cell" style:parent-style-name="Default" style:data-style-name="N1">
      <style:table-cell-properties fo:background-color="#9456a4" style:text-align-source="fix" style:repeat-content="false" fo:border="0.06pt solid #000000" style:vertical-align="middle"/>
      <style:paragraph-properties fo:text-align="center" fo:margin-left="0in"/>
      <style:text-properties style:text-position="" fo:font-size="9pt" style:font-size-asian="9pt" style:font-size-complex="9pt"/>
    </style:style>
    <style:style style:name="ce442" style:family="table-cell" style:parent-style-name="Default" style:data-style-name="N1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4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9pt" fo:font-weight="bold" style:font-size-asian="9pt" style:font-weight-asian="bold" style:font-size-complex="9pt" style:font-weight-complex="bold"/>
    </style:style>
    <style:style style:name="ce444" style:family="table-cell" style:parent-style-name="Default">
      <style:table-cell-properties fo:background-color="#2789c2" style:text-align-source="fix" style:repeat-content="false" fo:border="0.06pt solid #000000"/>
      <style:paragraph-properties fo:text-align="center" fo:margin-left="0in"/>
      <style:text-properties style:text-position="" fo:font-size="8pt" style:font-size-asian="8pt" style:font-size-complex="8pt"/>
    </style:style>
    <style:style style:name="ce445" style:family="table-cell" style:parent-style-name="Default" style:data-style-name="N203">
      <style:table-cell-properties fo:border-bottom="none" fo:background-color="#2789c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 fo:font-size="9pt" style:font-size-asian="9pt" style:font-size-complex="9pt"/>
    </style:style>
    <style:style style:name="ce446" style:family="table-cell" style:parent-style-name="Default" style:data-style-name="N202">
      <style:table-cell-properties fo:border-bottom="0.06pt solid #000000" fo:background-color="#2789c2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9pt" style:font-size-asian="9pt" style:font-size-complex="9pt"/>
    </style:style>
    <style:style style:name="ce447" style:family="table-cell" style:parent-style-name="Default" style:data-style-name="N40">
      <style:table-cell-properties fo:border-bottom="0.06pt solid #000000" fo:background-color="#2789c2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8pt" style:font-size-asian="8pt" style:font-size-complex="8pt"/>
    </style:style>
    <style:style style:name="ce448" style:family="table-cell" style:parent-style-name="Default">
      <style:table-cell-properties fo:background-color="#9456a4" style:text-align-source="fix" style:repeat-content="false" fo:border="0.06pt solid #000000"/>
      <style:paragraph-properties fo:text-align="center" fo:margin-left="0in"/>
      <style:text-properties style:text-position="" fo:font-size="8pt" style:font-size-asian="8pt" style:font-size-complex="8pt"/>
    </style:style>
    <style:style style:name="ce449" style:family="table-cell" style:parent-style-name="Default" style:data-style-name="N203">
      <style:table-cell-properties fo:border-bottom="none" fo:background-color="#9456a4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 fo:font-size="9pt" style:font-size-asian="9pt" style:font-size-complex="9pt"/>
    </style:style>
    <style:style style:name="ce450" style:family="table-cell" style:parent-style-name="Default" style:data-style-name="N202">
      <style:table-cell-properties fo:border-bottom="0.06pt solid #000000" fo:background-color="#9456a4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9pt" style:font-size-asian="9pt" style:font-size-complex="9pt"/>
    </style:style>
    <style:style style:name="ce451" style:family="table-cell" style:parent-style-name="Default" style:data-style-name="N40">
      <style:table-cell-properties fo:border-bottom="0.06pt solid #000000" fo:background-color="#9456a4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8pt" style:font-size-asian="8pt" style:font-size-complex="8pt"/>
    </style:style>
    <style:style style:name="ce452" style:family="table-cell" style:parent-style-name="Default">
      <style:table-cell-properties fo:background-color="#eb6061" style:text-align-source="fix" style:repeat-content="false" fo:border="0.06pt solid #000000"/>
      <style:paragraph-properties fo:text-align="center" fo:margin-left="0in"/>
      <style:text-properties style:text-position="" fo:font-size="8pt" style:font-size-asian="8pt" style:font-size-complex="8pt"/>
    </style:style>
    <style:style style:name="ce453" style:family="table-cell" style:parent-style-name="Default" style:data-style-name="N203">
      <style:table-cell-properties fo:border-bottom="none" fo:background-color="#eb6061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 fo:font-size="9pt" style:font-size-asian="9pt" style:font-size-complex="9pt"/>
    </style:style>
    <style:style style:name="ce454" style:family="table-cell" style:parent-style-name="Default" style:data-style-name="N202">
      <style:table-cell-properties fo:border-bottom="0.06pt solid #000000" fo:background-color="#eb6061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9pt" style:font-size-asian="9pt" style:font-size-complex="9pt"/>
    </style:style>
    <style:style style:name="ce455" style:family="table-cell" style:parent-style-name="Default" style:data-style-name="N40">
      <style:table-cell-properties fo:border-bottom="0.06pt solid #000000" fo:background-color="#eb6061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8pt" style:font-size-asian="8pt" style:font-size-complex="8pt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5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58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position=""/>
    </style:style>
    <style:style style:name="ce459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60" style:family="table-cell" style:parent-style-name="Default">
      <style:table-cell-properties fo:background-color="#000000" style:text-align-source="fix" style:repeat-content="false" fo:border="0.06pt solid #000000" style:vertical-align="automatic" style:vertical-justify="auto"/>
      <style:paragraph-properties fo:text-align="end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6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463" style:family="table-cell" style:parent-style-name="Default" style:data-style-name="N1">
      <style:table-cell-properties fo:background-color="#2789c2" style:text-align-source="fix" style:repeat-content="false" fo:border="0.06pt solid #000000" style:vertical-align="middle"/>
      <style:paragraph-properties fo:text-align="center" fo:margin-left="0in"/>
      <style:text-properties style:text-position="" fo:font-size="9pt" fo:font-weight="normal" style:font-size-asian="9pt" style:font-weight-asian="normal" style:font-size-complex="9pt" style:font-weight-complex="normal"/>
    </style:style>
    <style:style style:name="ce464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65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466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/>
    </style:style>
    <style:style style:name="ce467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in"/>
      <style:text-properties style:text-position=""/>
    </style:style>
    <style:style style:name="ce468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style:text-position="" fo:font-size="7pt" style:font-size-asian="7pt" style:font-size-complex="7pt"/>
    </style:style>
    <style:style style:name="ce469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/>
    </style:style>
    <style:style style:name="ce470" style:family="table-cell" style:parent-style-name="Default" style:data-style-name="N1">
      <style:table-cell-properties fo:background-color="#77c282" style:text-align-source="fix" style:repeat-content="false" fo:border="0.06pt solid #000000" style:vertical-align="middle"/>
      <style:paragraph-properties fo:text-align="center" fo:margin-left="0in"/>
      <style:text-properties style:text-position="" fo:font-size="11pt" style:font-size-asian="11pt" style:font-size-complex="11pt"/>
    </style:style>
    <style:style style:name="ce471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472" style:family="table-cell" style:parent-style-name="Default" style:data-style-name="N1">
      <style:table-cell-properties fo:background-color="#77c282" style:text-align-source="fix" style:repeat-content="false" fo:border="0.06pt solid #000000" style:vertical-align="middle"/>
      <style:paragraph-properties fo:text-align="center" fo:margin-left="0in"/>
      <style:text-properties style:text-position="" fo:font-size="9pt" fo:font-weight="normal" style:font-size-asian="9pt" style:font-weight-asian="normal" style:font-size-complex="9pt" style:font-weight-complex="normal"/>
    </style:style>
    <style:style style:name="ce473" style:family="table-cell" style:parent-style-name="Default" style:data-style-name="N1">
      <style:table-cell-properties fo:background-color="#2789c2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474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475" style:family="table-cell" style:parent-style-name="Default">
      <style:table-cell-properties fo:background-color="#eb6061" style:text-align-source="fix" style:repeat-content="false" fo:border="0.06pt solid #000000" style:vertical-align="middle"/>
      <style:paragraph-properties fo:text-align="center" fo:margin-left="0in"/>
      <style:text-properties style:text-position="" fo:font-size="9pt" fo:font-weight="normal" style:font-size-asian="9pt" style:font-weight-asian="normal" style:font-size-complex="9pt" style:font-weight-complex="normal"/>
    </style:style>
    <style:style style:name="ce476" style:family="table-cell" style:parent-style-name="Default" style:data-style-name="N1">
      <style:table-cell-properties fo:background-color="#9456a4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position="" fo:font-style="normal" style:font-style-asian="normal" style:font-style-complex="normal"/>
    </style:style>
    <style:style style:name="ce477" style:family="table-cell" style:parent-style-name="Default" style:data-style-name="N121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style:text-position="" fo:font-size="11pt" style:font-size-asian="11pt" style:font-size-complex="11pt"/>
    </style:style>
    <style:style style:name="ce478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position="" fo:font-style="normal" style:font-style-asian="normal" style:font-style-complex="normal"/>
    </style:style>
    <style:style style:name="ce479" style:family="table-cell" style:parent-style-name="Default" style:data-style-name="N1">
      <style:table-cell-properties fo:background-color="#e6e6e6" style:text-align-source="fix" style:repeat-content="false" fo:border="0.06pt dotte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80" style:family="table-cell" style:parent-style-name="Default">
      <style:text-properties style:text-position="" fo:font-weight="normal" style:font-weight-asian="normal" style:font-weight-complex="normal"/>
    </style:style>
    <style:style style:name="ce481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482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text-position=""/>
    </style:style>
    <style:style style:name="ce48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484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end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85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86" style:family="table-cell" style:parent-style-name="Default">
      <style:text-properties style:text-position="" fo:font-style="italic" style:font-style-asian="italic" style:font-style-complex="italic"/>
    </style:style>
    <style:style style:name="ce487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 style:data-style-name="N100"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2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46" style:family="table-cell" style:parent-style-name="Default">
      <style:table-cell-properties fo:background-color="transparent"/>
      <style:text-properties style:text-position=""/>
    </style:style>
    <style:style style:name="ce64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64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8pt" style:font-size-asian="8pt" style:font-size-complex="8pt"/>
    </style:style>
    <style:style style:name="ce649" style:family="table-cell" style:parent-style-name="Default">
      <style:table-cell-properties fo:background-color="#eb6061" fo:border="0.06pt solid #000000"/>
      <style:text-properties style:text-position=""/>
    </style:style>
    <style:style style:name="ce650" style:family="table-cell" style:parent-style-name="Default">
      <style:table-cell-properties fo:background-color="#77c282" fo:border="0.06pt solid #000000"/>
      <style:text-properties style:text-position=""/>
    </style:style>
    <style:style style:name="ce651" style:family="table-cell" style:parent-style-name="Default">
      <style:table-cell-properties fo:background-color="#2789c2" fo:border="0.06pt solid #000000"/>
      <style:text-properties style:text-position=""/>
    </style:style>
    <style:style style:name="ce652" style:family="table-cell" style:parent-style-name="Default">
      <style:table-cell-properties fo:background-color="#fb9460" fo:border="0.06pt solid #000000"/>
      <style:text-properties style:text-position=""/>
    </style:style>
    <style:style style:name="ce653" style:family="table-cell" style:parent-style-name="Default">
      <style:table-cell-properties fo:background-color="#fff64f" fo:border="0.06pt solid #000000"/>
      <style:text-properties style:text-position=""/>
    </style:style>
    <style:style style:name="ce654" style:family="table-cell" style:parent-style-name="Default">
      <style:text-properties style:text-position="" fo:font-size="9pt" style:font-size-asian="9pt" style:font-size-complex="9pt"/>
    </style:style>
    <style:style style:name="ce655" style:family="table-cell" style:parent-style-name="Default">
      <style:table-cell-properties fo:background-color="transparent" fo:border="0.06pt solid #000000"/>
      <style:text-properties style:text-position=""/>
    </style:style>
    <style:style style:name="ce656" style:family="table-cell" style:parent-style-name="Default">
      <style:table-cell-properties fo:background-color="#eb6061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text-position=""/>
    </style:style>
    <style:style style:name="ce658" style:family="table-cell" style:parent-style-name="Default" style:data-style-name="N2">
      <style:table-cell-properties fo:background-color="#eb6061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5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text-position="" fo:font-size="9pt" style:font-size-asian="9pt" style:font-size-complex="9pt"/>
    </style:style>
    <style:style style:name="ce661" style:family="table-cell" style:parent-style-name="Default" style:data-style-name="N121">
      <style:table-cell-properties fo:background-color="#eb6061" style:text-align-source="fix" style:repeat-content="false" fo:border="0.06pt solid #000000" style:vertical-align="middle"/>
      <style:paragraph-properties fo:text-align="center" fo:margin-left="0in"/>
      <style:text-properties style:text-position="" fo:font-size="10pt" style:font-size-asian="10pt" style:font-size-complex="10pt"/>
    </style:style>
    <style:style style:name="ce66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 style:font-size-asian="10pt" style:font-size-complex="10pt"/>
    </style:style>
    <style:style style:name="ce663" style:family="table-cell" style:parent-style-name="Default">
      <style:table-cell-properties fo:background-color="#77c282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64" style:family="table-cell" style:parent-style-name="Default" style:data-style-name="N2">
      <style:table-cell-properties fo:background-color="#77c282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65" style:family="table-cell" style:parent-style-name="Default" style:data-style-name="N121">
      <style:table-cell-properties fo:background-color="#77c282" style:text-align-source="fix" style:repeat-content="false" fo:border="0.06pt solid #000000" style:vertical-align="middle"/>
      <style:paragraph-properties fo:text-align="center" fo:margin-left="0in"/>
      <style:text-properties style:text-position="" fo:font-size="10pt" style:font-size-asian="10pt" style:font-size-complex="10pt"/>
    </style:style>
    <style:style style:name="ce666" style:family="table-cell" style:parent-style-name="Default">
      <style:table-cell-properties fo:background-color="#2789c2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67" style:family="table-cell" style:parent-style-name="Default" style:data-style-name="N2">
      <style:table-cell-properties fo:background-color="#2789c2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68" style:family="table-cell" style:parent-style-name="Default" style:data-style-name="N121">
      <style:table-cell-properties fo:background-color="#2789c2" style:text-align-source="fix" style:repeat-content="false" fo:border="0.06pt solid #000000" style:vertical-align="middle"/>
      <style:paragraph-properties fo:text-align="center" fo:margin-left="0in"/>
      <style:text-properties style:text-position="" fo:font-size="10pt" style:font-size-asian="10pt" style:font-size-complex="10pt"/>
    </style:style>
    <style:style style:name="ce669" style:family="table-cell" style:parent-style-name="Default">
      <style:table-cell-properties fo:background-color="#fb946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70" style:family="table-cell" style:parent-style-name="Default" style:data-style-name="N2">
      <style:table-cell-properties fo:background-color="#fb946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71" style:family="table-cell" style:parent-style-name="Default" style:data-style-name="N121">
      <style:table-cell-properties fo:background-color="#fb9460" style:text-align-source="fix" style:repeat-content="false" fo:border="0.06pt solid #000000" style:vertical-align="middle"/>
      <style:paragraph-properties fo:text-align="center" fo:margin-left="0in"/>
      <style:text-properties style:text-position="" fo:font-size="10pt" style:font-size-asian="10pt" style:font-size-complex="10pt"/>
    </style:style>
    <style:style style:name="ce672" style:family="table-cell" style:parent-style-name="Default">
      <style:table-cell-properties fo:background-color="#fff64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73" style:family="table-cell" style:parent-style-name="Default" style:data-style-name="N2">
      <style:table-cell-properties fo:background-color="#fff64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74" style:family="table-cell" style:parent-style-name="Default" style:data-style-name="N121">
      <style:table-cell-properties fo:background-color="#fff64f" style:text-align-source="fix" style:repeat-content="false" fo:border="0.06pt solid #000000" style:vertical-align="middle"/>
      <style:paragraph-properties fo:text-align="center" fo:margin-left="0in"/>
      <style:text-properties style:text-position="" fo:font-size="10pt" style:font-size-asian="10pt" style:font-size-complex="10pt"/>
    </style:style>
    <style:style style:name="ce675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2" style:family="table-cell" style:parent-style-name="Default">
      <style:table-cell-properties fo:background-color="#ffffcc"/>
    </style:style>
    <style:style style:name="ce153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154" style:family="table-cell" style:parent-style-name="Default">
      <style:table-cell-properties fo:background-color="#ffffcc" style:vertical-align="top"/>
      <style:text-properties fo:color="#000000" style:font-name="Arial" style:font-name-asian="Lucida Sans Unicode" style:font-name-complex="Mangal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58" style:family="table-cell" style:parent-style-name="Default">
      <style:table-cell-properties fo:border-bottom="0.54pt solid #000000" style:text-align-source="fix" style:repeat-content="false" fo:border-left="0.06pt solid #000000" fo:border-right="0.06pt solid #000000" style:rotation-angle="90" fo:border-top="0.54pt solid #000000" style:vertical-align="middle"/>
      <style:paragraph-properties fo:text-align="center" fo:margin-left="0in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59" style:family="table-cell" style:parent-style-name="Default">
      <style:table-cell-properties fo:border-bottom="0.54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16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 fo:font-style="normal" style:text-underline-style="none" style:font-size-asian="6pt" style:font-style-asian="normal" style:font-size-complex="6pt" style:font-style-complex="normal"/>
    </style:style>
    <style:style style:name="ce16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3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64" style:family="table-cell" style:parent-style-name="Default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165" style:family="table-cell" style:parent-style-name="Default" style:data-style-name="N17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6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7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8" style:family="table-cell" style:parent-style-name="Default" style:data-style-name="N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1" style:family="table-cell" style:parent-style-name="Default">
      <style:table-cell-properties fo:background-color="#e869b1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 style:data-style-name="N2">
      <style:table-cell-properties fo:background-color="#e869b1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2">
      <style:table-cell-properties fo:background-color="#fbffa7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 style:data-style-name="N168">
      <style:table-cell-properties fo:border-bottom="0.06pt solid #000000" fo:background-color="#fbffa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 style:data-style-name="N168">
      <style:table-cell-properties fo:border-bottom="0.54pt solid #000000" fo:background-color="#fbffa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8" style:family="table-cell" style:parent-style-name="Default" style:data-style-name="N179">
      <style:table-cell-properties fo:background-color="#fbffa7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 style:data-style-name="N2">
      <style:table-cell-properties fo:background-color="#fbffa7" style:text-align-source="fix" style:repeat-content="false" fo:border="0.06pt solid #000000" style:vertical-align="middl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8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21">
      <style:table-cell-properties fo:background-color="#eb6061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fo:border-bottom="0.06pt solid #000000" fo:background-color="#eb6061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21">
      <style:table-cell-properties fo:border-bottom="0.54pt solid #000000" fo:background-color="#eb606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 style:data-style-name="N121">
      <style:table-cell-properties fo:background-color="#eb6061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 style:data-style-name="N1">
      <style:table-cell-properties fo:background-color="#d6646b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92" style:family="table-cell" style:parent-style-name="Default" style:data-style-name="N1">
      <style:table-cell-properties fo:background-color="#e6ff00" style:text-align-source="fix" style:repeat-content="false" fo:border="0.06pt solid #000000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9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color="#e6e6ff" fo:font-size="7pt" fo:font-style="normal" style:text-underline-style="none" style:font-size-asian="7pt" style:font-style-asian="normal" style:font-size-complex="7pt" style:font-style-complex="normal"/>
    </style:style>
    <style:style style:name="ce194" style:family="table-cell" style:parent-style-name="Default" style:data-style-name="N121">
      <style:table-cell-properties fo:background-color="#3c84c7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95" style:family="table-cell" style:parent-style-name="Default">
      <style:table-cell-properties fo:border-bottom="0.06pt solid #000000" fo:background-color="#3c84c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style:use-window-font-color="true" fo:font-style="normal" style:text-underline-style="none" style:font-style-asian="normal" style:font-style-complex="normal"/>
    </style:style>
    <style:style style:name="ce196" style:family="table-cell" style:parent-style-name="Default" style:data-style-name="N121">
      <style:table-cell-properties fo:border-bottom="0.54pt solid #000000" fo:background-color="#3c84c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197" style:family="table-cell" style:parent-style-name="Default" style:data-style-name="N1">
      <style:table-cell-properties fo:background-color="#3c84c7" style:text-align-source="fix" style:repeat-content="false" fo:border="0.06pt solid #000000" style:vertical-align="middl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99" style:family="table-cell" style:parent-style-name="Default" style:data-style-name="N121">
      <style:table-cell-properties fo:border-bottom="0.54pt solid #000000" fo:background-color="#7cc17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lt;0.9" style:apply-style-name="Untitled1" style:base-cell-address="1Log.F6"/>
      <style:map style:condition="cell-content()&gt;1.09" style:apply-style-name="Untitled7" style:base-cell-address="1Log.F6"/>
    </style:style>
    <style:style style:name="ce200" style:family="table-cell" style:parent-style-name="Default">
      <style:table-cell-properties fo:border-bottom="0.06pt solid #000000" fo:background-color="#b49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201" style:family="table-cell" style:parent-style-name="Default" style:data-style-name="N143">
      <style:table-cell-properties fo:border-bottom="0.54pt solid #000000" fo:background-color="#9999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1Log.F8"/>
      <style:map style:condition="cell-content()&lt;-0.05" style:apply-style-name="Untitled9" style:base-cell-address="1Log.F8"/>
    </style:style>
    <style:style style:name="ce20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0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0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0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0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0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0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0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1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1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1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1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1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1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1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1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1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1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2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2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2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2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2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2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2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2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2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2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3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3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3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3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3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3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3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3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3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3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4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4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4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4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4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4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4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4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4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4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5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5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5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5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5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5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5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5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5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5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6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6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6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6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6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6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6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6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6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6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7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7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7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7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7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7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style:text-underline-style="none" style:font-style-asian="normal" style:font-style-complex="normal"/>
      <style:map style:condition="cell-content()&lt;=-5" style:apply-style-name="Untitled6" style:base-cell-address="1Log.A1"/>
      <style:map style:condition="cell-content()&gt;=10" style:apply-style-name="Untitled15" style:base-cell-address="1Log.A1"/>
      <style:map style:condition="cell-content()&lt;0" style:apply-style-name="Untitled9" style:base-cell-address="1Log.A1"/>
      <style:map style:condition="cell-content()&gt;0" style:apply-style-name="Untitled7" style:base-cell-address="1Log.A1"/>
    </style:style>
    <style:style style:name="ce27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278" style:family="table-cell" style:parent-style-name="Default">
      <style:table-cell-properties fo:border-bottom="0.54pt solid #000000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279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81" style:family="table-cell" style:parent-style-name="Default">
      <style:text-properties fo:font-style="normal" style:text-underline-style="none" style:font-style-asian="normal" style:font-style-complex="normal"/>
    </style:style>
    <style:style style:name="ce282" style:family="table-cell" style:parent-style-name="Default" style:data-style-name="N1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83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284" style:family="table-cell" style:parent-style-name="Default" style:data-style-name="N1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5" style:family="table-cell" style:parent-style-name="Default" style:data-style-name="N1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286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287" style:family="table-cell" style:parent-style-name="Default" style:data-style-name="N2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89" style:family="table-cell" style:parent-style-name="Default" style:data-style-name="N121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90" style:family="table-cell" style:parent-style-name="Default" style:data-style-name="N1">
      <style:table-cell-properties fo:background-color="#ff8080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9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7pt" fo:font-style="normal" style:text-underline-style="none" style:font-size-asian="7pt" style:font-style-asian="normal" style:font-size-complex="7pt" style:font-style-complex="normal"/>
    </style:style>
    <style:style style:name="ce29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293" style:family="table-cell" style:parent-style-name="Default" style:data-style-name="N1">
      <style:table-cell-properties fo:border-bottom="0.54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4" style:family="table-cell" style:parent-style-name="Default" style:data-style-name="N1">
      <style:table-cell-properties fo:background-color="#ff8080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295" style:family="table-cell" style:parent-style-name="Default" style:data-style-name="N1">
      <style:table-cell-properties fo:background-color="#eb896f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296" style:family="table-cell" style:parent-style-name="Defaul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29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99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300" style:family="table-cell" style:parent-style-name="Default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01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02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03" style:family="table-cell" style:parent-style-name="Default" style:data-style-name="N2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0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30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0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07" style:family="table-cell" style:parent-style-name="Default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08" style:family="table-cell" style:parent-style-name="Default" style:data-style-name="N12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0" style:family="table-cell" style:parent-style-name="Default">
      <style:table-cell-properties fo:background-color="#e869b1" style:text-align-source="fix" style:repeat-content="false" fo:border="0.06pt dotted #000000" style:vertical-align="middle"/>
      <style:paragraph-properties fo:text-align="center" fo:margin-left="0in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1" style:family="table-cell" style:parent-style-name="Default">
      <style:table-cell-properties fo:background-color="#ffff00"/>
      <style:text-properties fo:font-style="normal" style:text-underline-style="none" style:font-style-asian="normal" style:font-style-complex="normal"/>
    </style:style>
    <style:style style:name="ce3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3" style:family="table-cell" style:parent-style-name="Default" style:data-style-name="N40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5" style:family="table-cell" style:parent-style-name="Default" style:data-style-name="N40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9" style:family="table-cell" style:parent-style-name="Default" style:data-style-name="N137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0" style:family="table-cell" style:parent-style-name="Default" style:data-style-name="N137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1" style:family="table-cell" style:parent-style-name="Default">
      <style:table-cell-properties fo:background-color="#b49ccc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2" style:family="table-cell" style:parent-style-name="Default" style:data-style-name="N150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24" style:family="table-cell" style:parent-style-name="Default" style:data-style-name="N2">
      <style:table-cell-properties fo:background-color="#b49ccc" style:text-align-source="fix" style:repeat-content="false" fo:border="0.06pt solid #000000"/>
      <style:paragraph-properties fo:text-align="center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5" style:family="table-cell" style:parent-style-name="Default">
      <style:table-cell-properties fo:border-bottom="0.06pt solid #000000" fo:background-color="#b49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326" style:family="table-cell" style:parent-style-name="Default" style:data-style-name="N2">
      <style:table-cell-properties fo:border-bottom="0.54pt solid #000000" fo:background-color="#b49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28" style:family="table-cell" style:parent-style-name="Default" style:data-style-name="N2">
      <style:table-cell-properties fo:background-color="#b49ccc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29" style:family="table-cell" style:parent-style-name="Default" style:data-style-name="N121">
      <style:table-cell-properties fo:background-color="#b49ccc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30" style:family="table-cell" style:parent-style-name="Default" style:data-style-name="N121">
      <style:table-cell-properties fo:background-color="#b49ccc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32" style:family="table-cell" style:parent-style-name="Defaul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33" style:family="table-cell" style:parent-style-name="Default" style:data-style-name="N167">
      <style:table-cell-properties fo:background-color="#fbffa7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34" style:family="table-cell" style:parent-style-name="Default">
      <style:table-cell-properties fo:border-bottom="0.06pt solid #000000" fo:background-color="#fbffa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35" style:family="table-cell" style:parent-style-name="Default" style:data-style-name="N167">
      <style:table-cell-properties fo:border-bottom="0.54pt solid #000000" fo:background-color="#fbffa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36" style:family="table-cell" style:parent-style-name="Default">
      <style:table-cell-properties fo:background-color="#fbffa7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7pt" fo:font-style="normal" style:text-underline-style="none" style:font-size-asian="7pt" style:font-style-asian="normal" style:font-size-complex="7pt" style:font-style-complex="normal"/>
    </style:style>
    <style:style style:name="ce3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340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341" style:family="table-cell" style:parent-style-name="Default">
      <style:table-cell-properties fo:border-bottom="0.54pt solid #000000" fo:background-color="#83ca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4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34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in"/>
      <style:text-properties fo:color="#999999" fo:font-size="6pt" fo:font-style="normal" style:text-underline-style="none" style:font-size-asian="6pt" style:font-style-asian="normal" style:font-size-complex="6pt" style:font-style-complex="normal"/>
    </style:style>
    <style:style style:name="ce344" style:family="table-cell" style:parent-style-name="Default" style:data-style-name="N121">
      <style:table-cell-properties fo:background-color="#83caff" style:text-align-source="fix" style:repeat-content="false" fo:border="0.06pt solid #000000" style:vertical-align="middle"/>
      <style:paragraph-properties fo:text-align="center" fo:margin-left="0in"/>
      <style:text-properties fo:color="#999999" fo:font-size="6pt" fo:font-style="normal" style:text-underline-style="none" style:font-size-asian="6pt" style:font-style-asian="normal" style:font-size-complex="6pt" style:font-style-complex="normal"/>
    </style:style>
    <style:style style:name="ce345" style:family="table-cell" style:parent-style-name="Default" style:data-style-name="N1">
      <style:table-cell-properties fo:background-color="#83caff" style:text-align-source="fix" style:repeat-content="false" fo:border="0.06pt solid #000000" style:vertical-align="middle"/>
      <style:paragraph-properties fo:text-align="center" fo:margin-left="0in"/>
      <style:text-properties fo:color="#999999" fo:font-size="6pt" fo:font-style="normal" style:text-underline-style="none" style:font-size-asian="6pt" style:font-style-asian="normal" style:font-size-complex="6pt" style:font-style-complex="normal"/>
    </style:style>
    <style:style style:name="ce3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48" style:family="table-cell" style:parent-style-name="Default">
      <style:table-cell-properties fo:border-bottom="0.06pt solid #000000" fo:background-color="#fbffa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49" style:family="table-cell" style:parent-style-name="Default">
      <style:table-cell-properties fo:border-bottom="0.54pt solid #000000" fo:background-color="#fbffa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51" style:family="table-cell" style:parent-style-name="Default">
      <style:table-cell-properties fo:background-color="#fbffa7" style:text-align-source="fix" style:repeat-content="false" fo:border="0.06pt solid #000000" style:vertical-align="middle"/>
      <style:paragraph-properties fo:text-align="center" fo:margin-left="0in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52" style:family="table-cell" style:parent-style-name="Default" style:data-style-name="N10">
      <style:table-cell-properties fo:background-color="#fbffa7" style:text-align-source="fix" style:repeat-content="false" fo:border="0.06pt solid #000000" style:vertical-align="middle"/>
      <style:paragraph-properties fo:text-align="center" fo:margin-left="0in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999999" fo:font-style="normal" style:text-underline-style="none" style:font-style-asian="normal" style:font-style-complex="normal"/>
    </style:style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tyle="normal" style:text-underline-style="none" style:font-style-asian="normal" style:font-style-complex="normal"/>
    </style:style>
    <style:style style:name="ce355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56" style:family="table-cell" style:parent-style-name="Default" style:data-style-name="N2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35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999999" fo:font-style="normal" style:text-underline-style="none" style:font-style-asian="normal" style:font-style-complex="normal"/>
    </style:style>
    <style:style style:name="ce358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59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360" style:family="table-cell" style:parent-style-name="Default" style:data-style-name="N121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61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color="#999999" fo:font-size="7pt" fo:font-style="normal" style:text-underline-style="none" style:font-size-asian="7pt" style:font-style-asian="normal" style:font-size-complex="7pt" style:font-style-complex="normal"/>
    </style:style>
    <style:style style:name="ce362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63" style:family="table-cell" style:parent-style-name="Default" style:data-style-name="N121">
      <style:table-cell-properties fo:border-bottom="none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64" style:family="table-cell" style:parent-style-name="Default" style:data-style-name="N121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5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66" style:family="table-cell" style:parent-style-name="Default" style:data-style-name="N2">
      <style:table-cell-properties fo:border-bottom="0.54pt solid #000000" fo:background-color="#b49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7" style:family="table-cell" style:parent-style-name="Default">
      <style:table-cell-properties fo:background-color="#eb6061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68" style:family="table-cell" style:parent-style-name="Default">
      <style:table-cell-properties fo:background-color="#c5000b"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69" style:family="table-cell" style:parent-style-name="Default" style:data-style-name="N121">
      <style:table-cell-properties fo:background-color="#c5000b"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7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490" style:family="table-cell" style:parent-style-name="Default" style:data-style-name="N121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1" style:family="table-cell" style:parent-style-name="Default" style:data-style-name="N147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492" style:family="table-cell" style:parent-style-name="Default" style:data-style-name="N1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493" style:family="table-cell" style:parent-style-name="Default" style:data-style-name="N156">
      <style:table-cell-properties fo:background-color="#eb6061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494" style:family="table-cell" style:parent-style-name="Default">
      <style:table-cell-properties fo:border-bottom="0.06pt solid #000000" fo:background-color="#eb6061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495" style:family="table-cell" style:parent-style-name="Default" style:data-style-name="N121">
      <style:table-cell-properties fo:border-bottom="0.54pt solid #000000" fo:background-color="#eb606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6" style:family="table-cell" style:parent-style-name="Default" style:data-style-name="N147">
      <style:table-cell-properties fo:background-color="#eb6061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497" style:family="table-cell" style:parent-style-name="Default" style:data-style-name="N174">
      <style:table-cell-properties fo:background-color="#eb6061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8" style:family="table-cell" style:parent-style-name="Default" style:data-style-name="N174">
      <style:table-cell-properties fo:background-color="#eb6061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9" style:family="table-cell" style:parent-style-name="Default" style:data-style-name="N147">
      <style:table-cell-properties fo:background-color="#eb896f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0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501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502" style:family="table-cell" style:parent-style-name="Default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03" style:family="table-cell" style:parent-style-name="Default" style:data-style-name="N2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4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5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06" style:family="table-cell" style:parent-style-name="Default" style:data-style-name="N167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7" style:family="table-cell" style:parent-style-name="Default" style:data-style-name="N156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08" style:family="table-cell" style:parent-style-name="Default">
      <style:table-cell-properties fo:border-bottom="0.06pt solid #000000" fo:background-color="#fbac84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style:use-window-font-color="true" fo:font-size="10pt" fo:font-style="normal" style:text-underline-style="none" style:font-size-asian="10pt" style:font-style-asian="normal" style:font-size-complex="10pt" style:font-style-complex="normal"/>
    </style:style>
    <style:style style:name="ce509" style:family="table-cell" style:parent-style-name="Default" style:data-style-name="N121">
      <style:table-cell-properties fo:border-bottom="0.54pt solid #000000" fo:background-color="#fbac8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b3b3b3" fo:font-style="normal" style:text-underline-style="none" style:font-style-asian="normal" style:font-style-complex="normal"/>
    </style:style>
    <style:style style:name="ce511" style:family="table-cell" style:parent-style-name="Default" style:data-style-name="N147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512" style:family="table-cell" style:parent-style-name="Default" style:data-style-name="N177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513" style:family="table-cell" style:parent-style-name="Default" style:data-style-name="N147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14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515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6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17" style:family="table-cell" style:parent-style-name="Default">
      <style:table-cell-properties fo:background-color="#fff64f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style:font-style-asian="normal" style:font-style-complex="normal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520" style:family="table-cell" style:parent-style-name="Default" style:data-style-name="N1">
      <style:table-cell-properties fo:border-bottom="0.54pt solid #000000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21" style:family="table-cell" style:parent-style-name="Default" style:data-style-name="N177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6pt" fo:font-style="normal" style:text-underline-style="none" style:font-size-asian="6pt" style:font-style-asian="normal" style:font-size-complex="6pt" style:font-style-complex="normal"/>
    </style:style>
    <style:style style:name="ce522" style:family="table-cell" style:parent-style-name="Default" style:data-style-name="N177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5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525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ce526" style:family="table-cell" style:parent-style-name="Default" style:data-style-name="N121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5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528" style:family="table-cell" style:parent-style-name="Default" style:data-style-name="N121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color="#000000" fo:font-size="7pt" fo:font-style="normal" style:text-underline-style="none" style:font-size-asian="7pt" style:font-style-asian="normal" style:font-size-complex="7pt" style:font-style-complex="normal"/>
    </style:style>
    <style:style style:name="ce529" style:family="table-cell" style:parent-style-name="Default" style:data-style-name="N147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color="#000000" fo:font-size="7pt" fo:font-style="normal" style:text-underline-style="none" style:font-size-asian="7pt" style:font-style-asian="normal" style:font-size-complex="7pt" style:font-style-complex="normal"/>
    </style:style>
    <style:style style:name="ce530" style:family="table-cell" style:parent-style-name="Default" style:data-style-name="N147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531" style:family="table-cell" style:parent-style-name="Default" style:data-style-name="N147">
      <style:table-cell-properties fo:background-color="#b0deff" style:text-align-source="fix" style:repeat-content="false" fo:border="0.06pt solid #000000" style:vertical-align="middle"/>
      <style:paragraph-properties fo:text-align="center" fo:margin-left="0in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5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533" style:family="table-cell" style:parent-style-name="Default" style:data-style-name="N121">
      <style:table-cell-properties fo:border-bottom="0.54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0" style:apply-style-name="_33_4" style:base-cell-address="1Log.AG8"/>
      <style:map style:condition="cell-content()&gt;0" style:apply-style-name="Untitled13" style:base-cell-address="1Log.AG8"/>
    </style:style>
    <style:style style:name="ce534" style:family="table-cell" style:parent-style-name="Default" style:data-style-name="N147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35" style:family="table-cell" style:parent-style-name="Default" style:data-style-name="N147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37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38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color="#000000" fo:font-style="normal" style:text-underline-style="none" style:font-style-asian="normal" style:font-style-complex="normal"/>
    </style:style>
    <style:style style:name="ce539" style:family="table-cell" style:parent-style-name="Default">
      <style:table-cell-properties fo:border-bottom="0.54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5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541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1Log.AH11"/>
      <style:map style:condition="cell-content()&lt;0" style:apply-style-name="Untitled10" style:base-cell-address="1Log.AH11"/>
    </style:style>
    <style:style style:name="ce542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1Log.AH20"/>
      <style:map style:condition="cell-content()&lt;0" style:apply-style-name="Untitled10" style:base-cell-address="1Log.AH20"/>
    </style:style>
    <style:style style:name="ce543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1Log.AH36"/>
      <style:map style:condition="cell-content()&lt;0" style:apply-style-name="Untitled10" style:base-cell-address="1Log.AH36"/>
    </style:style>
    <style:style style:name="ce544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1Log.AH62"/>
      <style:map style:condition="cell-content()&lt;0" style:apply-style-name="Untitled10" style:base-cell-address="1Log.AH62"/>
    </style:style>
    <style:style style:name="ce545" style:family="table-cell" style:parent-style-name="Default" style:data-style-name="N129">
      <style:text-properties fo:font-style="normal" style:text-underline-style="none" style:font-style-asian="normal" style:font-style-complex="normal"/>
    </style:style>
    <style:style style:name="ce546" style:family="table-cell" style:parent-style-name="Default">
      <style:table-cell-properties fo:border-bottom="0.06pt solid #000000" fo:background-color="#7cc17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547" style:family="table-cell" style:parent-style-name="Default" style:data-style-name="N150">
      <style:table-cell-properties fo:border-bottom="0.54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lt;-0.049" style:apply-style-name="Untitled11" style:base-cell-address="1Log.AI8"/>
      <style:map style:condition="cell-content()&gt;0.089" style:apply-style-name="Untitled12" style:base-cell-address="1Log.AI8"/>
    </style:style>
    <style:style style:name="ce54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549" style:family="table-cell" style:parent-style-name="Default" style:data-style-name="N147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9" style:apply-style-name="Untitled5" style:base-cell-address="1Log.AI10"/>
      <style:map style:condition="cell-content()&lt;-2" style:apply-style-name="Untitled6" style:base-cell-address="1Log.AI10"/>
    </style:style>
    <style:style style:name="ce550" style:family="table-cell" style:parent-style-name="Default" style:data-style-name="N153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1Log.AI11"/>
      <style:map style:condition="cell-content()&lt;-0.05" style:apply-style-name="Untitled8" style:base-cell-address="1Log.AI11"/>
    </style:style>
    <style:style style:name="ce551" style:family="table-cell" style:parent-style-name="Default" style:data-style-name="N153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1Log.AI20"/>
      <style:map style:condition="cell-content()&lt;-0.05" style:apply-style-name="Untitled8" style:base-cell-address="1Log.AI20"/>
    </style:style>
    <style:style style:name="ce552" style:family="table-cell" style:parent-style-name="Default" style:data-style-name="N153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1Log.AI36"/>
      <style:map style:condition="cell-content()&lt;-0.05" style:apply-style-name="Untitled8" style:base-cell-address="1Log.AI36"/>
    </style:style>
    <style:style style:name="ce5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54" style:family="table-cell" style:parent-style-name="Default" style:data-style-name="N150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556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557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58" style:family="table-cell" style:parent-style-name="Default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59" style:family="table-cell" style:parent-style-name="Default" style:data-style-name="N121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size="7pt" fo:font-style="normal" style:text-underline-style="none" style:font-size-asian="7pt" style:font-style-asian="normal" style:font-size-complex="7pt" style:font-style-complex="normal"/>
    </style:style>
    <style:style style:name="ce5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tyle="normal" style:text-underline-style="none" style:font-style-asian="normal" style:font-style-complex="normal"/>
    </style:style>
    <style:style style:name="ce5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563" style:family="table-cell" style:parent-style-name="Default" style:data-style-name="N204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style="normal" style:text-underline-style="none" style:font-style-asian="normal" style:font-style-complex="normal"/>
    </style:style>
    <style:style style:name="ce565" style:family="table-cell" style:parent-style-name="Default">
      <style:table-cell-properties fo:border-bottom="0.06pt solid #000000" fo:background-color="#eb896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color="#000000" fo:font-size="9pt" fo:font-style="normal" style:text-underline-style="none" style:font-size-asian="9pt" style:font-style-asian="normal" style:font-size-complex="9pt" style:font-style-complex="normal"/>
    </style:style>
    <style:style style:name="ce566" style:family="table-cell" style:parent-style-name="Default" style:data-style-name="N121">
      <style:table-cell-properties fo:border-bottom="0.54pt solid #000000" fo:background-color="#eb896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56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000000" fo:font-style="normal" style:text-underline-style="none" style:font-style-asian="normal" style:font-style-complex="normal"/>
    </style:style>
    <style:style style:name="ce568" style:family="table-cell" style:parent-style-name="Default" style:data-style-name="N121">
      <style:table-cell-properties fo:background-color="#eb896f" style:text-align-source="fix" style:repeat-content="false" fo:border="0.06pt solid #000000" style:vertical-align="middle"/>
      <style:paragraph-properties fo:text-align="center" fo:margin-left="0in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569" style:family="table-cell" style:parent-style-name="Default" style:data-style-name="N199">
      <style:table-cell-properties fo:background-color="#eb896f" style:text-align-source="fix" style:repeat-content="false" fo:border="0.06pt solid #000000" style:vertical-align="middle"/>
      <style:paragraph-properties fo:text-align="center" fo:margin-left="0in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570" style:family="table-cell" style:parent-style-name="Default" style:data-style-name="N199">
      <style:table-cell-properties fo:background-color="#eb896f" style:text-align-source="fix" style:repeat-content="false" fo:border="0.06pt solid #000000" style:vertical-align="middle"/>
      <style:paragraph-properties fo:text-align="center" fo:margin-left="0in"/>
      <style:text-properties fo:color="#000000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1" style:family="table-cell" style:parent-style-name="Default" style:data-style-name="N199">
      <style:table-cell-properties fo:background-color="#eb896f" style:text-align-source="fix" style:repeat-content="false" fo:border="0.06pt solid #000000" style:vertical-align="middle"/>
      <style:paragraph-properties fo:text-align="center" fo:margin-left="0in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72" style:family="table-cell" style:parent-style-name="Default" style:data-style-name="N199">
      <style:table-cell-properties fo:background-color="#eb896f" style:text-align-source="fix" style:repeat-content="false" fo:border="0.06pt solid #000000" style:vertical-align="middle"/>
      <style:paragraph-properties fo:text-align="center" fo:margin-left="0in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3" style:family="table-cell" style:parent-style-name="Default" style:data-style-name="N147">
      <style:table-cell-properties fo:background-color="#eb896f" style:text-align-source="fix" style:repeat-content="false" fo:border="0.06pt solid #000000" style:vertical-align="middle"/>
      <style:paragraph-properties fo:text-align="center" fo:margin-left="0in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575" style:family="table-cell" style:parent-style-name="Default" style:data-style-name="N204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57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color="#000000" fo:font-size="9pt" fo:font-style="normal" style:text-underline-style="none" style:font-size-asian="9pt" style:font-style-asian="normal" style:font-size-complex="9pt" style:font-style-complex="normal"/>
    </style:style>
    <style:style style:name="ce577" style:family="table-cell" style:parent-style-name="Default" style:data-style-name="N121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578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579" style:family="table-cell" style:parent-style-name="Default" style:data-style-name="N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58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style="italic" style:text-underline-style="none" style:font-style-asian="italic" style:font-style-complex="italic"/>
    </style:style>
    <style:style style:name="ce581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ce582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5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84" style:family="table-cell" style:parent-style-name="Default">
      <style:table-cell-properties fo:border-bottom="0.06pt solid #000000" fo:background-color="#fbffa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85" style:family="table-cell" style:parent-style-name="Default" style:data-style-name="N2">
      <style:table-cell-properties fo:border-bottom="0.54pt solid #000000" fo:background-color="#fbffa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6" style:family="table-cell" style:parent-style-name="Default" style:data-style-name="N121">
      <style:table-cell-properties fo:background-color="#fbffa7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7" style:family="table-cell" style:parent-style-name="Default" style:data-style-name="N125">
      <style:table-cell-properties fo:background-color="#fbffa7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8" style:family="table-cell" style:parent-style-name="Default" style:data-style-name="N125">
      <style:table-cell-properties fo:background-color="#fbffa7"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589" style:family="table-cell" style:parent-style-name="Default" style:data-style-name="N125">
      <style:table-cell-properties fo:background-color="#fbffa7" style:text-align-source="fix" style:repeat-content="false" fo:border="0.06pt solid #000000" style:vertical-align="middle"/>
      <style:paragraph-properties fo:text-align="center" fo:margin-left="0in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ff" fo:font-style="normal" style:text-underline-style="none" fo:font-weight="normal" style:font-style-asian="normal" style:font-weight-asian="normal" style:font-style-complex="normal" style:font-weight-complex="normal"/>
    </style:style>
    <style:style style:name="ce5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e6e6ff" fo:font-style="normal" style:text-underline-style="none" fo:font-weight="normal" style:font-style-asian="normal" style:font-weight-asian="normal" style:font-style-complex="normal" style:font-weight-complex="normal"/>
    </style:style>
    <style:style style:name="ce5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f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color="#e6e6f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54pt solid #000000" style:vertical-align="middle"/>
      <style:paragraph-properties fo:text-align="center" fo:margin-left="0in"/>
      <style:text-properties fo:color="#000000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5" style:family="table-cell" style:parent-style-name="Default">
      <style:table-cell-properties fo:border-bottom="0.54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e6e6ff" fo:font-style="normal" style:text-underline-style="none" fo:font-weight="normal" style:font-style-asian="normal" style:font-weight-asian="normal" style:font-style-complex="normal" style:font-weight-complex="normal"/>
    </style:style>
    <style:style style:name="ce5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ff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54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00" style:family="table-cell" style:parent-style-name="Default" style:data-style-name="N178">
      <style:table-cell-properties style:text-align-source="fix" style:repeat-content="false" style:vertical-align="middle"/>
      <style:paragraph-properties fo:text-align="center" fo:margin-left="0in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601" style:family="table-cell" style:parent-style-name="Default" style:data-style-name="N178">
      <style:table-cell-properties style:text-align-source="fix" style:repeat-content="false" style:vertical-align="middle"/>
      <style:paragraph-properties fo:text-align="center" fo:margin-left="0in"/>
      <style:text-properties fo:color="#7cc17c" fo:font-size="7pt" fo:font-style="normal" style:text-underline-style="none" style:font-size-asian="7pt" style:font-style-asian="normal" style:font-size-complex="7pt" style:font-style-complex="normal"/>
    </style:style>
    <style:style style:name="ce602" style:family="table-cell" style:parent-style-name="Default" style:data-style-name="N178">
      <style:table-cell-properties style:text-align-source="fix" style:repeat-content="false" style:vertical-align="middle"/>
      <style:paragraph-properties fo:text-align="center" fo:margin-left="0in"/>
      <style:text-properties fo:color="#ff0000" fo:font-size="7pt" fo:font-style="normal" style:text-underline-style="none" style:font-size-asian="7pt" style:font-style-asian="normal" style:font-size-complex="7pt" style:font-style-complex="normal"/>
    </style:style>
    <style:style style:name="ce603" style:family="table-cell" style:parent-style-name="Default" style:data-style-name="N178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7pt" fo:font-style="normal" style:text-underline-style="none" style:font-size-asian="7pt" style:font-style-asian="normal" style:font-size-complex="7pt" style:font-style-complex="normal"/>
    </style:style>
    <style:style style:name="ce604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7pt" fo:font-style="normal" style:text-underline-style="none" style:font-size-asian="7pt" style:font-style-asian="normal" style:font-size-complex="7pt" style:font-style-complex="normal"/>
    </style:style>
    <style:style style:name="ce605" style:family="table-cell" style:parent-style-name="Default">
      <style:table-cell-properties fo:border-bottom="none" fo:background-color="#fbffa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06" style:family="table-cell" style:parent-style-name="Default">
      <style:table-cell-properties fo:border-bottom="0.54pt solid #000000" fo:background-color="#fbffa7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07" style:family="table-cell" style:parent-style-name="Default">
      <style:table-cell-properties fo:background-color="#fbffa7" style:text-align-source="fix" style:repeat-content="fals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608" style:family="table-cell" style:parent-style-name="Default">
      <style:table-cell-properties fo:background-color="#fbffa7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 style:data-style-name="N0">
      <style:table-cell-properties fo:background-color="#fbffa7" style:text-align-source="fix" style:repeat-content="fals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610" style:family="table-cell" style:parent-style-name="Default" style:data-style-name="N123">
      <style:table-cell-properties fo:background-color="#fbffa7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ackground-color="#fbffa7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ackground-color="#fbffa7" style:text-align-source="fix" style:repeat-content="fals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13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1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ackground-color="#fbffa7" fo:wrap-option="wrap"/>
      <style:text-properties style:use-window-font-color="true" style:text-outline="false" style:text-line-through-styl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none" fo:background-color="#eb6061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19" style:family="table-cell" style:parent-style-name="Default">
      <style:table-cell-properties fo:border-bottom="0.54pt solid #000000" fo:background-color="#eb6061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20" style:family="table-cell" style:parent-style-name="Default">
      <style:table-cell-properties fo:background-color="#eb6061" style:text-align-source="fix" style:repeat-content="fals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621" style:family="table-cell" style:parent-style-name="Default" style:data-style-name="N124">
      <style:table-cell-properties fo:background-color="#eb6061" style:text-align-source="fix" style:repeat-content="fals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622" style:family="table-cell" style:parent-style-name="Default">
      <style:table-cell-properties fo:background-color="#eb6061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able-cell-properties fo:background-color="#eb6061" style:text-align-source="fix" style:repeat-content="fals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25" style:family="table-cell" style:parent-style-name="Default">
      <style:table-cell-properties fo:background-color="#eb6061" fo:wrap-option="wrap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27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28" style:family="table-cell" style:parent-style-name="Default" style:data-style-name="N50">
      <style:table-cell-properties style:text-align-source="fix" style:repeat-content="fals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fo:font-size="8pt" fo:font-style="normal" style:text-underline-style="none" style:font-size-asian="8pt" style:font-style-asian="normal" style:font-size-complex="8pt" style:font-style-complex="normal"/>
    </style:style>
    <style:style style:name="ce631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fo:font-size="8pt" fo:font-style="normal" style:text-underline-style="none" style:font-size-asian="8pt" style:font-style-asian="normal" style:font-size-complex="8pt" style:font-style-complex="normal"/>
    </style:style>
    <style:style style:name="ce632" style:family="table-cell" style:parent-style-name="Default">
      <style:table-cell-properties fo:border-bottom="none" fo:background-color="#fbac84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33" style:family="table-cell" style:parent-style-name="Default">
      <style:table-cell-properties fo:border-bottom="0.54pt solid #000000" fo:background-color="#fbac84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34" style:family="table-cell" style:parent-style-name="Default">
      <style:table-cell-properties fo:background-color="#fbac84"/>
      <style:text-properties fo:font-style="normal" style:text-underline-style="none" style:font-style-asian="normal" style:font-style-complex="normal"/>
    </style:style>
    <style:style style:name="ce635" style:family="table-cell" style:parent-style-name="Default">
      <style:table-cell-properties fo:background-color="#fbac84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636" style:family="table-cell" style:parent-style-name="Default" style:data-style-name="N180">
      <style:table-cell-properties fo:background-color="#fbac84" style:text-align-source="fix" style:repeat-content="false" fo:border="none" style:vertical-align="middl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37" style:family="table-cell" style:parent-style-name="Default" style:data-style-name="N149">
      <style:table-cell-properties fo:background-color="#fbac84" style:text-align-source="fix" style:repeat-content="false" fo:border="none" style:vertical-align="middl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38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63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640" style:family="table-cell" style:parent-style-name="Default">
      <style:table-cell-properties fo:border-bottom="0.06pt solid #000000" fo:background-color="#fbac84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641" style:family="table-cell" style:parent-style-name="Default" style:data-style-name="N143">
      <style:table-cell-properties fo:border-bottom="0.54pt solid #000000" fo:background-color="#fbac8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text-underline-style="none" style:font-style-asian="italic" style:font-style-complex="italic"/>
    </style:style>
    <style:style style:name="ce644" style:family="table-cell" style:parent-style-name="Default">
      <style:table-cell-properties fo:background-color="#000000"/>
    </style:style>
    <style:style style:name="ce6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333333"/>
    </style:style>
    <style:style style:name="ce676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  <style:text-properties fo:color="#333333"/>
    </style:style>
    <style:style style:name="ce677" style:family="table-cell" style:parent-style-name="Default">
      <style:table-cell-properties fo:border-bottom="0.54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333333"/>
    </style:style>
    <style:style style:name="ce678" style:family="table-cell" style:parent-style-name="Default" style:data-style-name="N50">
      <style:table-cell-properties fo:background-color="#000000" style:text-align-source="fix" style:repeat-content="false" style:vertical-align="middle"/>
      <style:paragraph-properties fo:text-align="center" fo:margin-left="0in"/>
      <style:text-properties fo:color="#333333"/>
    </style:style>
    <style:style style:name="ce679" style:family="table-cell" style:parent-style-name="Default" style:data-style-name="N50">
      <style:table-cell-properties fo:background-color="#000000" style:text-align-source="fix" style:repeat-content="false" style:vertical-align="middle"/>
      <style:paragraph-properties fo:text-align="center" fo:margin-left="0in"/>
      <style:text-properties fo:color="#333333" fo:font-style="italic" style:font-style-asian="italic" style:font-style-complex="italic"/>
    </style:style>
    <style:style style:name="ce680" style:family="table-cell" style:parent-style-name="Default" style:data-style-name="N50">
      <style:table-cell-properties fo:background-color="#000000" style:text-align-source="fix" style:repeat-content="false" style:vertical-align="middle"/>
      <style:paragraph-properties fo:text-align="center" fo:margin-left="0in"/>
      <style:text-properties fo:color="#333333" fo:font-style="italic" style:text-underline-style="solid" style:text-underline-width="auto" style:text-underline-color="font-color" style:font-style-asian="italic" style:font-style-complex="italic"/>
    </style:style>
    <style:style style:name="ce6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2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in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4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in"/>
    </style:style>
    <style:style style:name="ce685" style:family="table-cell" style:parent-style-name="Default" style:data-style-name="N147">
      <style:table-cell-properties style:text-align-source="fix" style:repeat-content="false"/>
      <style:paragraph-properties fo:text-align="center" fo:margin-left="0in"/>
    </style:style>
    <style:style style:name="ce68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</style:style>
    <style:style style:name="ce68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8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89" style:family="table-cell" style:parent-style-name="Default" style:data-style-name="N121"/>
    <style:style style:name="ce690" style:family="table-cell" style:parent-style-name="Default" style:data-style-name="N2"/>
    <style:style style:name="ce69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color="#000000"/>
    </style:style>
    <style:style style:name="ce69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93" style:family="table-cell" style:parent-style-name="Default" style:data-style-name="N121">
      <style:table-cell-properties fo:background-color="#e6e6e6" style:text-align-source="fix" style:repeat-content="false"/>
      <style:paragraph-properties fo:text-align="center" fo:margin-left="0in"/>
    </style:style>
    <style:style style:name="ce694" style:family="table-cell" style:parent-style-name="Default">
      <style:table-cell-properties fo:background-color="#e6e6e6"/>
    </style:style>
    <style:style style:name="ce69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696" style:family="table-cell" style:parent-style-name="Default" style:data-style-name="N1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697" style:family="table-cell" style:parent-style-name="Default" style:data-style-name="N121">
      <style:table-cell-properties fo:background-color="#fbffa7" style:text-align-source="fix" style:repeat-content="false" fo:border="0.06pt solid #000000"/>
      <style:paragraph-properties fo:text-align="center" fo:margin-left="0in"/>
    </style:style>
    <style:style style:name="ce698" style:family="table-cell" style:parent-style-name="Default">
      <style:table-cell-properties fo:background-color="#fbffa7" style:text-align-source="fix" style:repeat-content="false" fo:border="0.06pt solid #000000"/>
      <style:paragraph-properties fo:text-align="center" fo:margin-left="0in"/>
    </style:style>
    <style:style style:name="ce699" style:family="table-cell" style:parent-style-name="Default" style:data-style-name="N129"/>
    <style:style style:name="ce70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color="#000000"/>
    </style:style>
    <style:style style:name="ce701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in"/>
      <style:text-properties fo:color="#000000"/>
    </style:style>
    <style:style style:name="ce702" style:family="table-cell" style:parent-style-name="Default" style:data-style-name="N130">
      <style:table-cell-properties fo:background-color="#ffff00" style:text-align-source="fix" style:repeat-content="false"/>
      <style:paragraph-properties fo:text-align="center" fo:margin-left="0in"/>
    </style:style>
    <style:style style:name="ce703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4" style:family="table-cell" style:parent-style-name="Default" style:data-style-name="N121">
      <style:table-cell-properties fo:background-color="#aecf00" style:text-align-source="fix" style:repeat-content="false" fo:border="0.06pt solid #000000"/>
      <style:paragraph-properties fo:text-align="center" fo:margin-left="0in"/>
    </style:style>
    <style:style style:name="ce705" style:family="table-cell" style:parent-style-name="Default">
      <style:table-cell-properties fo:background-color="#e394bc" style:text-align-source="fix" style:repeat-content="false" fo:border="0.06pt solid #000000"/>
      <style:paragraph-properties fo:text-align="center" fo:margin-left="0in"/>
    </style:style>
    <style:style style:name="ce706" style:family="table-cell" style:parent-style-name="Default">
      <style:table-cell-properties fo:background-color="#e394b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708" style:family="table-cell" style:parent-style-name="Default" style:data-style-name="N121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709" style:family="table-cell" style:parent-style-name="Default" style:data-style-name="N2">
      <style:table-cell-properties style:glyph-orientation-vertical="0" style:text-align-source="fix" style:repeat-content="false" fo:border="0.06pt solid #000000" style:direction="ltr"/>
      <style:paragraph-properties fo:text-align="center" fo:margin-left="0in"/>
      <style:text-properties fo:font-size="8pt" style:font-size-asian="8pt" style:font-size-complex="8pt"/>
    </style:style>
    <style:style style:name="ce710" style:family="table-cell" style:parent-style-name="Default" style:data-style-name="N130">
      <style:table-cell-properties style:glyph-orientation-vertical="0" style:text-align-source="fix" style:repeat-content="false" fo:border="0.06pt solid #000000" style:direction="ltr"/>
      <style:paragraph-properties fo:text-align="center" fo:margin-left="0in"/>
      <style:text-properties fo:font-size="8pt" style:font-size-asian="8pt" style:font-size-complex="8pt"/>
    </style:style>
    <style:style style:name="ce711" style:family="table-cell" style:parent-style-name="Default">
      <style:table-cell-properties fo:background-color="#77c282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712" style:family="table-cell" style:parent-style-name="Default">
      <style:table-cell-properties fo:background-color="#77c282" style:text-align-source="fix" style:repeat-content="false" fo:border="0.06pt solid #000000"/>
      <style:paragraph-properties fo:text-align="center" fo:margin-left="0in"/>
    </style:style>
    <style:style style:name="ce713" style:family="table-cell" style:parent-style-name="Default">
      <style:table-cell-properties fo:background-color="#77c282"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714" style:family="table-cell" style:parent-style-name="Default">
      <style:table-cell-properties fo:background-color="#7da647" style:text-align-source="fix" style:repeat-content="false" fo:border="0.06pt solid #000000"/>
      <style:paragraph-properties fo:text-align="center" fo:margin-left="0in"/>
    </style:style>
    <style:style style:name="ce715" style:family="table-cell" style:parent-style-name="Default" style:data-style-name="N2">
      <style:table-cell-properties fo:background-color="#7da647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7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7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</style:style>
    <style:style style:name="ce72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72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in"/>
    </style:style>
    <style:style style:name="ce722" style:family="table-cell" style:parent-style-name="Default">
      <style:table-cell-properties fo:border-bottom="0.54pt solid #000000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724" style:family="table-cell" style:parent-style-name="Default">
      <style:table-cell-properties fo:background-color="#2789c2" style:text-align-source="fix" style:repeat-content="false" fo:border="0.06pt solid #000000"/>
      <style:paragraph-properties fo:text-align="center" fo:margin-left="0in"/>
    </style:style>
    <style:style style:name="ce7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e6e6ff" fo:font-size="7pt" style:font-size-asian="7pt" style:font-size-complex="7pt"/>
    </style:style>
    <style:style style:name="ce726" style:family="table-cell" style:parent-style-name="Default">
      <style:table-cell-properties fo:background-color="#eb6061" style:text-align-source="fix" style:repeat-content="false" fo:border="0.06pt solid #000000"/>
      <style:paragraph-properties fo:text-align="center" fo:margin-left="0in"/>
    </style:style>
    <style:style style:name="ce727" style:family="table-cell" style:parent-style-name="Default">
      <style:table-cell-properties fo:background-color="#fff64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728" style:family="table-cell" style:parent-style-name="Default">
      <style:table-cell-properties fo:background-color="#fff64f" style:text-align-source="fix" style:repeat-content="false" fo:border="0.06pt solid #000000"/>
      <style:paragraph-properties fo:text-align="center" fo:margin-left="0in"/>
    </style:style>
    <style:style style:name="ce729" style:family="table-cell" style:parent-style-name="Default">
      <style:table-cell-properties fo:background-color="#fbac84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730" style:family="table-cell" style:parent-style-name="Default">
      <style:table-cell-properties fo:background-color="#fbac84" style:text-align-source="fix" style:repeat-content="false" fo:border="0.06pt solid #000000"/>
      <style:paragraph-properties fo:text-align="center" fo:margin-left="0in"/>
    </style:style>
    <style:style style:name="ce731" style:family="table-cell" style:parent-style-name="Default" style:data-style-name="N130">
      <style:table-cell-properties style:text-align-source="fix" style:repeat-content="false"/>
      <style:paragraph-properties fo:text-align="start" fo:margin-left="0in"/>
    </style:style>
    <style:style style:name="ce732" style:family="table-cell" style:parent-style-name="Default" style:data-style-name="N2">
      <style:table-cell-properties fo:background-color="#9456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33" style:family="table-cell" style:parent-style-name="Default">
      <style:table-cell-properties fo:background-color="#9456a4" style:text-align-source="fix" style:repeat-content="false" fo:border="0.06pt solid #000000"/>
      <style:paragraph-properties fo:text-align="center" fo:margin-left="0in"/>
    </style:style>
    <style:style style:name="ce734" style:family="table-cell" style:parent-style-name="Default" style:data-style-name="N2">
      <style:table-cell-properties fo:background-color="#9456a4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35" style:family="table-cell" style:parent-style-name="Default" style:data-style-name="N121">
      <style:table-cell-properties fo:background-color="#eb6061" style:text-align-source="fix" style:repeat-content="false"/>
      <style:paragraph-properties fo:text-align="center" fo:margin-left="0in"/>
    </style:style>
    <style:style style:name="ce736" style:family="table-cell" style:parent-style-name="Default" style:data-style-name="N130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38" style:family="table-cell" style:parent-style-name="Default" style:data-style-name="N2">
      <style:table-cell-properties fo:background-color="#fbffa7" style:text-align-source="fix" style:repeat-content="false" fo:border="0.06pt solid #000000"/>
      <style:paragraph-properties fo:text-align="center" fo:margin-left="0in"/>
    </style:style>
    <style:style style:name="ce739" style:family="table-cell" style:parent-style-name="Default" style:data-style-name="N2">
      <style:table-cell-properties fo:background-color="#fbffa7" style:text-align-source="fix" style:repeat-content="false"/>
      <style:paragraph-properties fo:text-align="center" fo:margin-left="0in"/>
    </style:style>
    <style:style style:name="ce740" style:family="table-cell" style:parent-style-name="Default" style:data-style-name="N2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741" style:family="table-cell" style:parent-style-name="Default" style:data-style-name="N2">
      <style:table-cell-properties fo:background-color="#fbac84" style:text-align-source="fix" style:repeat-content="false"/>
      <style:paragraph-properties fo:text-align="center" fo:margin-left="0in"/>
    </style:style>
    <style:style style:name="ce742" style:family="table-cell" style:parent-style-name="Default" style:data-style-name="N2">
      <style:table-cell-properties fo:background-color="#fbac84" style:text-align-source="fix" style:repeat-content="false" fo:border="0.06pt solid #000000"/>
      <style:paragraph-properties fo:text-align="center" fo:margin-left="0in"/>
    </style:style>
    <style:style style:name="ce743" style:family="table-cell" style:parent-style-name="Default" style:data-style-name="N2">
      <style:table-cell-properties fo:background-color="#eb6061" style:text-align-source="fix" style:repeat-content="false" fo:border="0.06pt solid #000000"/>
      <style:paragraph-properties fo:text-align="center" fo:margin-left="0in"/>
    </style:style>
    <style:style style:name="ce744" style:family="table-cell" style:parent-style-name="Default" style:data-style-name="N2">
      <style:table-cell-properties fo:background-color="#77c282" style:text-align-source="fix" style:repeat-content="false"/>
      <style:paragraph-properties fo:text-align="center" fo:margin-left="0in"/>
    </style:style>
    <style:style style:name="ce745" style:family="table-cell" style:parent-style-name="Default" style:data-style-name="N1">
      <style:table-cell-properties fo:background-color="#77c282" style:text-align-source="fix" style:repeat-content="false" fo:border="0.06pt solid #000000"/>
      <style:paragraph-properties fo:text-align="center" fo:margin-left="0in"/>
    </style:style>
    <style:style style:name="ce746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74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48" style:family="table-cell" style:parent-style-name="Default" style:data-style-name="N121">
      <style:text-properties fo:font-size="8pt" style:font-size-asian="8pt" style:font-size-complex="8pt"/>
    </style:style>
    <style:style style:name="gr1" style:family="graphic">
      <style:graphic-properties draw:stroke="none" draw:fill="hatch" draw:fill-color="#83caff" draw:fill-hatch-name="Black_20_45_20_Degrees" draw:fill-hatch-solid="true" draw:opacity="100%" draw:textarea-horizontal-align="center" draw:textarea-vertical-align="middle" draw:shadow="hidden" draw:shadow-opacity="100%" draw:ole-draw-aspect="1"/>
    </style:style>
    <style:style style:name="gr2" style:family="graphic">
      <style:graphic-properties draw:stroke="none" draw:fill="hatch" draw:fill-color="#83caff" draw:fill-hatch-name="Black_20_45_20_Degrees" draw:fill-hatch-solid="true" draw:textarea-horizontal-align="center" draw:textarea-vertical-align="middle" draw:shadow="hidden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Lucida Sans Unicode" style:font-name-complex="Mang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7pt" style:font-size-asian="7pt" style:font-size-complex="7pt"/>
    </style:style>
  </office:automatic-styles>
  <office:body>
    <office:spreadsheet>
      <table:calculation-settings>
        <table:iteration table:status="enable"/>
      </table:calculation-settings>
      <table:table table:name="0GNU" table:style-name="ta1">
        <office:forms form:automatic-focus="false" form:apply-design-mode="false"/>
        <table:table-column table:style-name="co13" table:default-cell-style-name="ce152"/>
        <table:table-column table:style-name="co14" table:default-cell-style-name="ce152"/>
        <table:table-column table:style-name="co15" table:default-cell-style-name="ce152"/>
        <table:table-column table:style-name="co4" table:number-columns-repeated="1021" table:default-cell-style-name="ce152"/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153"/>
          <table:table-cell table:style-name="ce154" office:value-type="string" calcext:value-type="string">
            <text:p><text:span text:style-name="T1">-----BEGIN PGP SIGNED MESSAGE-----</text:span></text:p>
            <text:p><text:span text:style-name="T1">Hash: SHA512</text:span></text:p>
            <text:p><text:span text:style-name="T1"/></text:p>
            <text:p><text:span text:style-name="T1"/></text:p>
            <text:p><text:span text:style-name="T1">This artwork is licensed under the Creative Commons</text:span></text:p>
            <text:p><text:span text:style-name="T1">Attribution-Noncommercial-Share Alike 4.0 License </text:span></text:p>
            <text:p><text:span text:style-name="T1">https://creativecommons.org/licenses/by-nc-sa/4.0/</text:span></text:p>
            <text:p><text:span text:style-name="T1"/></text:p>
            <text:p><text:span text:style-name="T1">You are free to:</text:span></text:p>
            <text:p><text:span text:style-name="T1">* Share</text:span></text:p>
            <text:p><text:span text:style-name="T1">* Remix</text:span></text:p>
            <text:p><text:span text:style-name="T1"/></text:p>
            <text:p><text:span text:style-name="T1">Under the following conditions:</text:span></text:p>
            <text:p><text:span text:style-name="T1">* Attribution</text:span></text:p>
            <text:p><text:span text:style-name="T1">* NonCommercial</text:span></text:p>
            <text:p><text:span text:style-name="T1">* ShareAlike</text:span></text:p>
            <text:p><text:span text:style-name="T1"/></text:p>
            <text:p><text:span text:style-name="T1">You can support this project with bitcoin</text:span></text:p>
            <text:p><text:span text:style-name="T1">14VVcBAbApj1iktgoVTmaDeF2o2TtMNVzt</text:span></text:p>
            <text:p><text:span text:style-name="T1"/></text:p>
            <text:p><text:span text:style-name="T1">Please share this friend to friend only.</text:span></text:p>
            <text:p><text:span text:style-name="T1">Not appropriate for general public access.</text:span></text:p>
            <text:p><text:span text:style-name="T1"/></text:p>
            <text:p><text:span text:style-name="T1">Thank you for your attention..</text:span></text:p>
            <text:p><text:span text:style-name="T1"/></text:p>
            <text:p><text:span text:style-name="T1"/></text:p>
            <text:p><text:span text:style-name="T1">-----BEGIN PGP SIGNATURE-----</text:span></text:p>
            <text:p><text:span text:style-name="T1">Version: GnuPG v1</text:span></text:p>
            <text:p><text:span text:style-name="T1"/></text:p>
            <text:p><text:span text:style-name="T1">iQEcBAEBCgAGBQJTF2VpAAoJEHL996YtuRwDkGsH/0vF5Ss3ErCeREUrVCZgKRsk</text:span></text:p>
            <text:p><text:span text:style-name="T1">JgPAf/8x6yYcTIC7bC1fQCzj03sGGOfvgxnYrhrmwdTzuHpv7DF9HbTCb+bXZto3</text:span></text:p>
            <text:p><text:span text:style-name="T1">zheGekcaCLpQbuMYdQw3HVstgyIdqUf1pAXdlM0MPfD/eE/M3EW6Zd+vzU2B9Bpw</text:span></text:p>
            <text:p><text:span text:style-name="T1">IXdnbUeg5v6+vIQzc5RxbgonJfX5WSCjGLEzKXs++OPuVwLpKgq5kJvv1b5bZJH/</text:span></text:p>
            <text:p><text:span text:style-name="T1">Qtiv94ghDn5foNhcuBcgVGLHtVj/7ibb15HSboZkfkA9+2fwp2oHvgpYDFWuJF0Z</text:span></text:p>
            <text:p><text:span text:style-name="T1">3aOuuLqDSxFgmInX6PEPFpzO9IceIvurJ1sMVv3n8ZEOlXMj2U8qyTxJYAC07rs=</text:span></text:p>
            <text:p><text:span text:style-name="T1">=OFhO</text:span></text:p>
            <text:p><text:span text:style-name="T1">-----END PGP SIGNATURE-----</text:span>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Log" table:style-name="ta1">
        <office:forms form:automatic-focus="false" form:apply-design-mode="false"/>
        <table:table-column table:style-name="co16" table:default-cell-style-name="ce155"/>
        <table:table-column table:style-name="co17" table:default-cell-style-name="ce155"/>
        <table:table-column table:style-name="co18" table:default-cell-style-name="ce173"/>
        <table:table-column table:style-name="co19" table:default-cell-style-name="ce190"/>
        <table:table-column table:style-name="co20" table:default-cell-style-name="ce155"/>
        <table:table-column table:style-name="co21" table:default-cell-style-name="ce155"/>
        <table:table-column table:style-name="co22" table:default-cell-style-name="ce155"/>
        <table:table-column table:style-name="co24" table:default-cell-style-name="ce155"/>
        <table:table-column table:style-name="co19" table:number-columns-repeated="2" table:default-cell-style-name="ce155"/>
        <table:table-column table:style-name="co25" table:default-cell-style-name="ce155"/>
        <table:table-column table:style-name="co26" table:default-cell-style-name="ce316"/>
        <table:table-column table:style-name="co21" table:default-cell-style-name="ce316"/>
        <table:table-column table:style-name="co22" table:default-cell-style-name="ce155"/>
        <table:table-column table:style-name="co27" table:default-cell-style-name="ce316"/>
        <table:table-column table:style-name="co29" table:default-cell-style-name="ce331"/>
        <table:table-column table:style-name="co30" table:default-cell-style-name="ce281"/>
        <table:table-column table:style-name="co22" table:default-cell-style-name="ce155"/>
        <table:table-column table:style-name="co31" table:visibility="collapse" table:default-cell-style-name="ce339"/>
        <table:table-column table:style-name="co32" table:visibility="collapse" table:default-cell-style-name="ce347"/>
        <table:table-column table:style-name="co32" table:visibility="collapse" table:default-cell-style-name="ce354"/>
        <table:table-column table:style-name="co28" table:visibility="collapse" table:default-cell-style-name="ce339"/>
        <table:table-column table:style-name="co25" table:default-cell-style-name="ce331"/>
        <table:table-column table:style-name="co33" table:default-cell-style-name="ce331"/>
        <table:table-column table:style-name="co22" table:default-cell-style-name="ce155"/>
        <table:table-column table:style-name="co34" table:default-cell-style-name="ce281"/>
        <table:table-column table:style-name="co23" table:default-cell-style-name="ce155"/>
        <table:table-column table:style-name="co41" table:default-cell-style-name="ce155"/>
        <table:table-column table:style-name="co25" table:default-cell-style-name="ce155"/>
        <table:table-column table:style-name="co22" table:default-cell-style-name="ce155"/>
        <table:table-column table:style-name="co23" table:default-cell-style-name="ce155"/>
        <table:table-column table:style-name="co42" table:default-cell-style-name="ce524"/>
        <table:table-column table:style-name="co21" table:default-cell-style-name="ce331"/>
        <table:table-column table:style-name="co43" table:default-cell-style-name="ce155"/>
        <table:table-column table:style-name="co19" table:default-cell-style-name="ce155"/>
        <table:table-column table:style-name="co22" table:default-cell-style-name="ce155"/>
        <table:table-column table:style-name="co44" table:default-cell-style-name="ce156"/>
        <table:table-column table:style-name="co29" table:default-cell-style-name="ce155"/>
        <table:table-column table:style-name="co23" table:default-cell-style-name="ce564"/>
        <table:table-column table:style-name="co30" table:default-cell-style-name="ce155"/>
        <table:table-column table:style-name="co45" table:default-cell-style-name="ce170"/>
        <table:table-column table:style-name="co46" table:default-cell-style-name="ce590"/>
        <table:table-column table:style-name="co22" table:default-cell-style-name="ce155"/>
        <table:table-column table:style-name="co47" table:default-cell-style-name="ce155"/>
        <table:table-column table:style-name="co14" table:default-cell-style-name="ce155"/>
        <table:table-column table:style-name="co48" table:default-cell-style-name="ce155"/>
        <table:table-column table:style-name="co24" table:default-cell-style-name="ce155"/>
        <table:table-column table:style-name="co49" table:default-cell-style-name="ce155"/>
        <table:table-column table:style-name="co20" table:default-cell-style-name="ce155"/>
        <table:table-column table:style-name="co50" table:default-cell-style-name="ce155"/>
        <table:table-column table:style-name="co18" table:number-columns-repeated="2" table:default-cell-style-name="ce155"/>
        <table:table-column table:style-name="co51" table:default-cell-style-name="ce155"/>
        <table:table-column table:style-name="co19" table:default-cell-style-name="ce156"/>
        <table:table-column table:style-name="co21" table:default-cell-style-name="ce156"/>
        <table:table-column table:style-name="co4" table:number-columns-repeated="963" table:default-cell-style-name="ce155"/>
        <table:table-column table:style-name="co4" table:number-columns-repeated="5" table:default-cell-style-name="ce281"/>
        <table:table-row table:style-name="ro1">
          <table:table-cell/>
          <table:table-cell table:style-name="ce162" office:value-type="string" calcext:value-type="string" table:number-columns-spanned="5" table:number-rows-spanned="1">
            <text:p>1portfolio/fix</text:p>
          </table:table-cell>
          <table:covered-table-cell table:style-name="ce169"/>
          <table:covered-table-cell table:style-name="ce180"/>
          <table:covered-table-cell table:number-columns-repeated="2" table:style-name="ce157"/>
          <table:table-cell table:style-name="ce157"/>
          <table:table-cell table:style-name="ce279" office:value-type="string" calcext:value-type="string" table:number-columns-spanned="4" table:number-rows-spanned="1">
            <text:p>2market</text:p>
          </table:table-cell>
          <table:covered-table-cell table:style-name="ce288"/>
          <table:covered-table-cell table:style-name="ce296"/>
          <table:covered-table-cell table:style-name="ce304"/>
          <table:table-cell table:style-name="ce157" table:number-columns-repeated="3"/>
          <table:table-cell table:style-name="ce321" office:value-type="string" calcext:value-type="string" table:number-columns-spanned="3" table:number-rows-spanned="1">
            <text:p>3hedging</text:p>
          </table:table-cell>
          <table:covered-table-cell table:style-name="ce157"/>
          <table:covered-table-cell/>
          <table:table-cell table:style-name="ce157"/>
          <table:table-cell table:style-name="ce337" office:value-type="string" calcext:value-type="string">
            <text:p>credit</text:p>
          </table:table-cell>
          <table:table-cell table:style-name="ce337" table:number-columns-repeated="3"/>
          <table:table-cell table:style-name="ce362" office:value-type="string" calcext:value-type="string" table:number-columns-spanned="2" table:number-rows-spanned="1">
            <text:p>4margin</text:p>
          </table:table-cell>
          <table:covered-table-cell table:style-name="ce157"/>
          <table:table-cell table:style-name="ce157"/>
          <table:table-cell table:style-name="ce367" office:value-type="string" calcext:value-type="string" table:number-columns-spanned="4" table:number-rows-spanned="1">
            <text:p>5risk/trading</text:p>
          </table:table-cell>
          <table:covered-table-cell table:number-columns-repeated="3" table:style-name="ce157"/>
          <table:table-cell table:style-name="ce157"/>
          <table:table-cell table:style-name="ce517" office:value-type="string" calcext:value-type="string" table:number-columns-spanned="4" table:number-rows-spanned="1">
            <text:p>6runtime</text:p>
          </table:table-cell>
          <table:covered-table-cell table:style-name="ce517"/>
          <table:covered-table-cell table:style-name="ce157"/>
          <table:covered-table-cell/>
          <table:table-cell/>
          <table:table-cell table:style-name="ce157"/>
          <table:table-cell table:style-name="ce553" office:value-type="string" calcext:value-type="string" table:number-columns-spanned="6" table:number-rows-spanned="1">
            <text:p>sync/charge/settlement/check/log</text:p>
          </table:table-cell>
          <table:covered-table-cell/>
          <table:covered-table-cell table:style-name="ce560"/>
          <table:covered-table-cell table:number-columns-repeated="3"/>
          <table:table-cell table:style-name="ce157"/>
          <table:table-cell table:style-name="Default"/>
          <table:table-cell table:number-columns-repeated="2"/>
          <table:table-cell office:value-type="string" calcext:value-type="string">
            <text:p>8log</text:p>
          </table:table-cell>
          <table:table-cell/>
          <table:table-cell table:style-name="ce518" office:value-type="string" calcext:value-type="string">
            <text:p>converge/diverge</text:p>
          </table:table-cell>
          <table:table-cell table:number-columns-repeated="2"/>
          <table:table-cell office:value-type="string" calcext:value-type="string">
            <text:p>metric</text:p>
          </table:table-cell>
          <table:table-cell/>
          <table:table-cell table:style-name="ce629" table:number-columns-repeated="2"/>
          <table:table-cell table:number-columns-repeated="968"/>
        </table:table-row>
        <table:table-row table:style-name="ro12">
          <table:table-cell table:style-name="ce156" table:number-columns-repeated="2"/>
          <table:table-cell table:style-name="ce170"/>
          <table:table-cell table:style-name="ce181"/>
          <table:table-cell table:style-name="ce156" table:number-columns-repeated="7"/>
          <table:table-cell table:style-name="ce309" table:number-columns-repeated="2"/>
          <table:table-cell table:style-name="ce156"/>
          <table:table-cell table:style-name="ce309"/>
          <table:table-cell table:style-name="ce323"/>
          <table:table-cell/>
          <table:table-cell table:style-name="ce156"/>
          <table:table-cell table:style-name="ce338"/>
          <table:table-cell table:style-name="ce346"/>
          <table:table-cell table:style-name="ce353"/>
          <table:table-cell table:style-name="ce338"/>
          <table:table-cell table:style-name="ce323" table:number-columns-repeated="2"/>
          <table:table-cell table:style-name="ce156"/>
          <table:table-cell/>
          <table:table-cell table:style-name="ce156" table:number-columns-repeated="5"/>
          <table:table-cell table:style-name="ce523"/>
          <table:table-cell table:style-name="ce323"/>
          <table:table-cell table:style-name="ce156"/>
          <table:table-cell/>
          <table:table-cell table:style-name="ce156"/>
          <table:table-cell/>
          <table:table-cell table:style-name="ce156"/>
          <table:table-cell table:style-name="ce561"/>
          <table:table-cell table:style-name="ce156"/>
          <table:table-cell/>
          <table:table-cell table:style-name="ce591"/>
          <table:table-cell table:style-name="ce156" table:number-columns-repeated="11"/>
          <table:table-cell table:number-columns-repeated="2"/>
          <table:table-cell table:style-name="ce156" table:number-columns-repeated="963"/>
          <table:table-cell table:number-columns-repeated="5"/>
        </table:table-row>
        <table:table-row table:style-name="ro1">
          <table:table-cell table:number-columns-repeated="2"/>
          <table:table-cell table:style-name="ce171" office:value-type="string" calcext:value-type="string">
            <text:p>stash</text:p>
          </table:table-cell>
          <table:table-cell table:style-name="ce182"/>
          <table:table-cell table:style-name="ce191" office:value-type="string" calcext:value-type="string">
            <text:p>EQ</text:p>
          </table:table-cell>
          <table:table-cell table:number-columns-repeated="2"/>
          <table:table-cell table:style-name="ce280" office:value-type="string" calcext:value-type="string">
            <text:p>LMT</text:p>
          </table:table-cell>
          <table:table-cell table:style-name="ce289" office:value-type="string" calcext:value-type="string">
            <text:p>STP</text:p>
          </table:table-cell>
          <table:table-cell table:style-name="ce297"/>
          <table:table-cell table:style-name="ce305"/>
          <table:table-cell table:style-name="ce310" office:value-type="string" calcext:value-type="string" table:number-columns-spanned="2" table:number-rows-spanned="2">
            <text:p><text:span text:style-name="T2">Triplex</text:span></text:p>
            <text:p><text:span text:style-name="T3">bitcoin hedge</text:span></text:p>
          </table:table-cell>
          <table:covered-table-cell table:style-name="ce317"/>
          <table:table-cell table:number-columns-repeated="2"/>
          <table:table-cell table:style-name="ce316"/>
          <table:table-cell table:style-name="ce332"/>
          <table:table-cell table:number-columns-repeated="5"/>
          <table:table-cell table:style-name="ce162" office:value-type="string" calcext:value-type="string">
            <text:p>exp</text:p>
          </table:table-cell>
          <table:table-cell table:number-columns-repeated="2"/>
          <table:table-cell table:style-name="ce368" office:value-type="string" calcext:value-type="string">
            <text:p>kill</text:p>
          </table:table-cell>
          <table:table-cell table:style-name="ce316" office:value-type="string" calcext:value-type="string">
            <text:p>!AVG</text:p>
          </table:table-cell>
          <table:table-cell table:style-name="ce316" office:value-type="string" calcext:value-type="string">
            <text:p>units</text:p>
          </table:table-cell>
          <table:table-cell table:style-name="Default"/>
          <table:table-cell table:number-columns-repeated="4"/>
          <table:table-cell table:style-name="ce536" office:value-type="string" calcext:value-type="string">
            <text:p>EQ</text:p>
          </table:table-cell>
          <table:table-cell table:style-name="ce296"/>
          <table:table-cell table:number-columns-repeated="2"/>
          <table:table-cell table:style-name="ce316"/>
          <table:table-cell table:style-name="ce562" office:value-type="string" calcext:value-type="string">
            <text:p>bchk</text:p>
          </table:table-cell>
          <table:table-cell table:style-name="ce574" office:value-type="string" calcext:value-type="string">
            <text:p>fchk</text:p>
          </table:table-cell>
          <table:table-cell table:style-name="ce583"/>
          <table:table-cell table:number-columns-repeated="12"/>
          <table:table-cell table:style-name="ce630" table:number-columns-repeated="2"/>
          <table:table-cell table:number-columns-repeated="968"/>
        </table:table-row>
        <table:table-row table:style-name="ro1">
          <table:table-cell table:number-columns-repeated="2"/>
          <table:table-cell table:style-name="ce172" table:formula="of:=0.00677852+0.06-0.0061" office:value-type="float" office:value="0.06067852" calcext:value-type="float">
            <text:p>0.06</text:p>
          </table:table-cell>
          <table:table-cell table:style-name="ce183"/>
          <table:table-cell table:style-name="ce192" table:formula="of:=[.E8]+[.C4]*[.H8]" office:value-type="float" office:value="188.204898885" calcext:value-type="float">
            <text:p>188</text:p>
          </table:table-cell>
          <table:table-cell table:style-name="ce198" table:formula="of:=([.E4]/([.E5]+[.H5]*[.C4])-1)*100" office:value-type="float" office:value="-1.01940840543133" calcext:value-type="float">
            <text:p>-1.0</text:p>
          </table:table-cell>
          <table:table-cell/>
          <table:table-cell table:style-name="ce281"/>
          <table:table-cell table:style-name="ce290" table:formula="of:=IF([.$P$8]&gt;0;[.$H$5]-[.$E$8]*[.$AA$6]*0.01/([.$C$8]*[.$P$8]);[.$AE$8]-[.$E$8]*[.$AA$6]*0.01/([.$C$8]*[.$P$4]))" office:value-type="float" office:value="680.400156609532" calcext:value-type="float">
            <text:p>680</text:p>
          </table:table-cell>
          <table:table-cell table:style-name="ce298"/>
          <table:table-cell table:style-name="ce281"/>
          <table:covered-table-cell table:style-name="ce311"/>
          <table:covered-table-cell table:style-name="ce317"/>
          <table:table-cell table:number-columns-repeated="2"/>
          <table:table-cell table:style-name="ce324" table:formula="of:=1+[.O8]/([.C4]+[.$C$8]*1)" office:value-type="float" office:value="-0.756670746358808" calcext:value-type="float">
            <text:p>-0.76</text:p>
          </table:table-cell>
          <table:table-cell table:style-name="ce333" table:formula="of:=-[.O8]-[.C8]-[.C4]" office:value-type="float" office:value="0.21537068" calcext:value-type="float">
            <text:p>.215</text:p>
          </table:table-cell>
          <table:table-cell table:number-columns-repeated="5"/>
          <table:table-cell table:style-name="ce308" table:formula="of:=[.W8]/[.W6]" office:value-type="float" office:value="-0.911625668445464" calcext:value-type="float">
            <text:p>-0.9</text:p>
          </table:table-cell>
          <table:table-cell table:number-columns-repeated="2"/>
          <table:table-cell table:style-name="ce369" table:formula="of:=[.$AE$8]-([.$AE$8]*[.$O$8]*[.$V$6]+[.$AH$4])/[.$O$8]" office:value-type="float" office:value="900.55786689" calcext:value-type="float">
            <text:p>900.6</text:p>
          </table:table-cell>
          <table:table-cell table:style-name="ce316"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table:style-name="ce193"/>
          <table:table-cell table:number-columns-repeated="2"/>
          <table:table-cell table:style-name="ce537" table:formula="of:=[.E8]-[.AG8]" office:value-type="float" office:value="151.928933445" calcext:value-type="float">
            <text:p>151.9</text:p>
          </table:table-cell>
          <table:table-cell table:style-name="ce545"/>
          <table:table-cell table:number-columns-repeated="3"/>
          <table:table-cell table:style-name="ce563" table:formula="of:=SUM([.AR10:.AR194])" office:value-type="float" office:value="-0.00000894999999998882" calcext:value-type="float">
            <text:p>-9E-6</text:p>
          </table:table-cell>
          <table:table-cell table:style-name="ce575" table:formula="of:=SUM([.AS10:.AS194])" office:value-type="float" office:value="0.00000000500140097392521" calcext:value-type="float">
            <text:p>5E-9</text:p>
          </table:table-cell>
          <table:table-cell/>
          <table:table-cell table:style-name="ce592"/>
          <table:table-cell table:number-columns-repeated="11"/>
          <table:table-cell table:style-name="ce631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169"/>
          <table:table-cell table:style-name="ce193" table:formula="of:=INDEX([.E10:.E270];MATCH(99999999;[.L10:.L270]))" office:value-type="float" office:value="149.913376245" calcext:value-type="float">
            <text:p>149.9</text:p>
          </table:table-cell>
          <table:table-cell table:style-name="Default"/>
          <table:table-cell/>
          <table:table-cell table:style-name="ce193" table:formula="of:=INDEX([.H10:.H270];MATCH(99999999;[.L10:.L270]))" office:value-type="float" office:value="663" calcext:value-type="float">
            <text:p>663.0</text:p>
          </table:table-cell>
          <table:table-cell table:style-name="ce291" office:value-type="string" calcext:value-type="string">
            <text:p>breven</text:p>
          </table:table-cell>
          <table:table-cell/>
          <table:table-cell table:style-name="ce198"/>
          <table:table-cell table:style-name="ce157" office:value-type="string" calcext:value-type="string" table:number-columns-spanned="2" table:number-rows-spanned="1">
            <text:p>rt riskm calcs</text:p>
          </table:table-cell>
          <table:covered-table-cell/>
          <table:table-cell table:number-columns-repeated="2"/>
          <table:table-cell table:style-name="ce281"/>
          <table:table-cell table:style-name="Default"/>
          <table:table-cell table:number-columns-repeated="5"/>
          <table:table-cell table:style-name="ce157" office:value-type="string" calcext:value-type="string">
            <text:p>load</text:p>
          </table:table-cell>
          <table:table-cell table:number-columns-repeated="2"/>
          <table:table-cell table:style-name="ce370" table:formula="of:=[.H8]/[.Z4]" office:value-type="float" office:value="0.746204130469367" calcext:value-type="float">
            <text:p>0.75</text:p>
          </table:table-cell>
          <table:table-cell office:value-type="string" calcext:value-type="string">
            <text:p>@sl</text:p>
          </table:table-cell>
          <table:table-cell/>
          <table:table-cell table:style-name="Default"/>
          <table:table-cell/>
          <table:table-cell table:style-name="ce518" office:value-type="string" calcext:value-type="string">
            <text:p>timewave</text:p>
          </table:table-cell>
          <table:table-cell table:number-columns-repeated="3"/>
          <table:table-cell table:style-name="ce281"/>
          <table:table-cell table:number-columns-repeated="6"/>
          <table:table-cell table:style-name="ce593"/>
          <table:table-cell table:number-columns-repeated="11"/>
          <table:table-cell table:style-name="ce281" office:value-type="string" calcext:value-type="string">
            <text:p>raw</text:p>
          </table:table-cell>
          <table:table-cell table:style-name="ce193" table:formula="of:=ABS(INDEX([.BC10:.BC270];MATCH(99999999;[.BC10:.BC270])))" office:value-type="float" office:value="0" calcext:value-type="float">
            <text:p>0.0</text:p>
          </table:table-cell>
          <table:table-cell table:number-columns-repeated="968"/>
        </table:table-row>
        <table:table-row table:style-name="ro13">
          <table:table-cell table:style-name="ce157" office:value-type="string" calcext:value-type="string">
            <text:p>xe</text:p>
          </table:table-cell>
          <table:table-cell table:style-name="ce157" office:value-type="string" calcext:value-type="string">
            <text:p>init</text:p>
          </table:table-cell>
          <table:table-cell table:style-name="ce174" table:formula="of:=0.0989" office:value-type="float" office:value="0.0989" calcext:value-type="float">
            <text:p>0.10</text:p>
          </table:table-cell>
          <table:table-cell table:style-name="ce184" office:value-type="float" office:value="0" calcext:value-type="float">
            <text:p>0.0</text:p>
          </table:table-cell>
          <table:table-cell table:style-name="ce194" table:formula="of:=[.D6]+[.C6]*[.H6]" office:value-type="float" office:value="41.5151515151515" calcext:value-type="float">
            <text:p>41.5</text:p>
          </table:table-cell>
          <table:table-cell table:style-name="ce199" table:formula="of:=[.E8]/[.E6]" office:value-type="float" office:value="3.55120788590146" calcext:value-type="float">
            <text:p>3.6</text:p>
          </table:table-cell>
          <table:table-cell table:style-name="ce160"/>
          <table:table-cell table:style-name="ce282" table:formula="of:=1370/33/[.C6]" office:value-type="float" office:value="419.768973864019" calcext:value-type="float">
            <text:p>420</text:p>
          </table:table-cell>
          <table:table-cell table:style-name="ce157" office:value-type="string" calcext:value-type="string">
            <text:p>hard</text:p>
          </table:table-cell>
          <table:table-cell table:style-name="ce156" table:number-columns-repeated="2"/>
          <table:table-cell table:style-name="ce309" table:number-columns-repeated="2"/>
          <table:table-cell table:style-name="ce156"/>
          <table:table-cell table:style-name="ce309"/>
          <table:table-cell table:style-name="ce157" office:value-type="string" calcext:value-type="string">
            <text:p>delta</text:p>
          </table:table-cell>
          <table:table-cell table:style-name="ce157" office:value-type="string" calcext:value-type="string">
            <text:p>zero</text:p>
          </table:table-cell>
          <table:table-cell table:style-name="ce156"/>
          <table:table-cell table:number-columns-repeated="3"/>
          <table:table-cell table:style-name="ce358" office:value-type="float" office:value="0.1" calcext:value-type="float">
            <text:p>0.1</text:p>
          </table:table-cell>
          <table:table-cell table:style-name="ce363" office:value-type="float" office:value="2.5" calcext:value-type="float">
            <text:p>2.5</text:p>
          </table:table-cell>
          <table:table-cell/>
          <table:table-cell table:style-name="ce156"/>
          <table:table-cell table:style-name="ce280" office:value-type="string" calcext:value-type="string">
            <text:p>pos</text:p>
          </table:table-cell>
          <table:table-cell table:style-name="ce493" office:value-type="float" office:value="2" calcext:value-type="float">
            <text:p>2</text:p>
          </table:table-cell>
          <table:table-cell table:style-name="ce500" table:formula="of:=&quot;1/5&quot;" office:value-type="string" office:string-value="1/5" calcext:value-type="string">
            <text:p>1/5</text:p>
          </table:table-cell>
          <table:table-cell table:style-name="ce507" office:value-type="float" office:value="10" calcext:value-type="float">
            <text:p>10</text:p>
          </table:table-cell>
          <table:table-cell table:style-name="ce156"/>
          <table:table-cell table:number-columns-repeated="4"/>
          <table:table-cell table:style-name="ce281"/>
          <table:table-cell table:style-name="ce156"/>
          <table:table-cell table:style-name="ce554" office:value-type="float" office:value="0.15" calcext:value-type="float">
            <text:p>.15</text:p>
          </table:table-cell>
          <table:table-cell/>
          <table:table-cell table:style-name="ce155"/>
          <table:table-cell table:number-columns-repeated="2"/>
          <table:table-cell table:style-name="ce592"/>
          <table:table-cell table:style-name="ce156"/>
          <table:table-cell table:number-columns-repeated="10"/>
          <table:table-cell table:style-name="ce155"/>
          <table:table-cell table:style-name="ce639"/>
          <table:table-cell table:number-columns-repeated="968"/>
        </table:table-row>
        <table:table-row table:style-name="ro1">
          <table:table-cell table:style-name="ce158" office:value-type="string" calcext:value-type="string" table:number-columns-spanned="1" table:number-rows-spanned="2">
            <text:p>runtime</text:p>
          </table:table-cell>
          <table:table-cell table:style-name="ce163" office:value-type="string" calcext:value-type="string">
            <text:p>tx</text:p>
          </table:table-cell>
          <table:table-cell table:style-name="ce175" office:value-type="string" calcext:value-type="string">
            <text:p>BTC</text:p>
          </table:table-cell>
          <table:table-cell table:style-name="ce185" office:value-type="string" calcext:value-type="string">
            <text:p>fiat</text:p>
          </table:table-cell>
          <table:table-cell table:style-name="ce195" office:value-type="string" calcext:value-type="string">
            <text:p>BL</text:p>
          </table:table-cell>
          <table:table-cell table:style-name="ce200" office:value-type="string" calcext:value-type="string">
            <text:p>PERF</text:p>
          </table:table-cell>
          <table:table-cell table:style-name="ce277"/>
          <table:table-cell table:style-name="ce283" office:value-type="string" calcext:value-type="string">
            <text:p>Mkt</text:p>
          </table:table-cell>
          <table:table-cell table:style-name="ce292" office:value-type="string" calcext:value-type="string">
            <text:p>stop</text:p>
          </table:table-cell>
          <table:table-cell table:style-name="ce299" office:value-type="string" calcext:value-type="string">
            <text:p>qty</text:p>
          </table:table-cell>
          <table:table-cell table:style-name="ce306" office:value-type="string" calcext:value-type="string">
            <text:p>xch</text:p>
          </table:table-cell>
          <table:table-cell table:style-name="ce312" office:value-type="string" calcext:value-type="string">
            <text:p>time</text:p>
          </table:table-cell>
          <table:table-cell table:style-name="ce318" office:value-type="string" calcext:value-type="string">
            <text:p>date</text:p>
          </table:table-cell>
          <table:table-cell table:style-name="ce277"/>
          <table:table-cell table:style-name="ce163" office:value-type="string" calcext:value-type="string">
            <text:p>oi</text:p>
          </table:table-cell>
          <table:table-cell table:style-name="ce325" office:value-type="string" calcext:value-type="string">
            <text:p>Hr</text:p>
          </table:table-cell>
          <table:table-cell table:style-name="ce334" office:value-type="string" calcext:value-type="string">
            <text:p>zh</text:p>
          </table:table-cell>
          <table:table-cell table:style-name="ce277"/>
          <table:table-cell table:style-name="ce340" office:value-type="string" calcext:value-type="string">
            <text:p>cr</text:p>
          </table:table-cell>
          <table:table-cell table:style-name="ce348" office:value-type="string" calcext:value-type="string">
            <text:p>ir</text:p>
          </table:table-cell>
          <table:table-cell table:style-name="ce355" office:value-type="string" calcext:value-type="string">
            <text:p>d</text:p>
          </table:table-cell>
          <table:table-cell table:style-name="ce359" office:value-type="string" calcext:value-type="string">
            <text:p>ml</text:p>
          </table:table-cell>
          <table:table-cell table:style-name="ce163" office:value-type="string" calcext:value-type="string">
            <text:p>lev</text:p>
          </table:table-cell>
          <table:table-cell table:style-name="ce200" office:value-type="string" calcext:value-type="string">
            <text:p>free</text:p>
          </table:table-cell>
          <table:table-cell table:style-name="ce277"/>
          <table:table-cell table:style-name="ce283" office:value-type="string" calcext:value-type="string">
            <text:p>SL</text:p>
          </table:table-cell>
          <table:table-cell table:style-name="ce494" office:value-type="string" calcext:value-type="string">
            <text:p>Rh</text:p>
          </table:table-cell>
          <table:table-cell table:style-name="ce501" office:value-type="string" calcext:value-type="string">
            <text:p>rTr</text:p>
          </table:table-cell>
          <table:table-cell table:style-name="ce508" office:value-type="string" calcext:value-type="string">
            <text:p>pp</text:p>
          </table:table-cell>
          <table:table-cell table:style-name="ce277"/>
          <table:table-cell table:style-name="ce519" office:value-type="string" calcext:value-type="string">
            <text:p>vwp</text:p>
          </table:table-cell>
          <table:table-cell table:style-name="ce525" office:value-type="string" calcext:value-type="string">
            <text:p>var</text:p>
          </table:table-cell>
          <table:table-cell table:style-name="ce532" office:value-type="string" calcext:value-type="string">
            <text:p>vrun</text:p>
          </table:table-cell>
          <table:table-cell table:style-name="ce538" office:value-type="string" calcext:value-type="string">
            <text:p>vfix</text:p>
          </table:table-cell>
          <table:table-cell table:style-name="ce546" office:value-type="string" calcext:value-type="string">
            <text:p>rrrun</text:p>
          </table:table-cell>
          <table:table-cell table:style-name="ce277"/>
          <table:table-cell table:style-name="ce555" office:value-type="string" calcext:value-type="string">
            <text:p>rt</text:p>
          </table:table-cell>
          <table:table-cell table:style-name="ce557" office:value-type="string" calcext:value-type="string">
            <text:p>set</text:p>
          </table:table-cell>
          <table:table-cell table:style-name="ce565" office:value-type="string" calcext:value-type="string">
            <text:p>fee</text:p>
          </table:table-cell>
          <table:table-cell table:style-name="ce576" office:value-type="string" calcext:value-type="string">
            <text:p>swp</text:p>
          </table:table-cell>
          <table:table-cell table:style-name="ce584" office:value-type="string" calcext:value-type="string">
            <text:p>dbtc</text:p>
          </table:table-cell>
          <table:table-cell table:style-name="ce594" office:value-type="string" calcext:value-type="string">
            <text:p>dfiat</text:p>
          </table:table-cell>
          <table:table-cell table:style-name="ce277"/>
          <table:table-cell table:style-name="ce599" table:number-columns-repeated="2"/>
          <table:table-cell table:style-name="ce605" office:value-type="string" calcext:value-type="string">
            <text:p>settl</text:p>
          </table:table-cell>
          <table:table-cell table:style-name="ce605" office:value-type="string" calcext:value-type="string">
            <text:p>btc</text:p>
          </table:table-cell>
          <table:table-cell table:style-name="ce605" office:value-type="string" calcext:value-type="string">
            <text:p>btcrun</text:p>
          </table:table-cell>
          <table:table-cell table:style-name="ce618" office:value-type="string" calcext:value-type="string">
            <text:p>usdtr</text:p>
          </table:table-cell>
          <table:table-cell table:style-name="ce618" office:value-type="string" calcext:value-type="string">
            <text:p>usdxch</text:p>
          </table:table-cell>
          <table:table-cell table:style-name="ce626" office:value-type="string" calcext:value-type="string">
            <text:p>usdtrrun</text:p>
          </table:table-cell>
          <table:table-cell table:style-name="ce626" office:value-type="string" calcext:value-type="string">
            <text:p>usdxchrun</text:p>
          </table:table-cell>
          <table:table-cell table:style-name="ce626"/>
          <table:table-cell table:style-name="ce632" office:value-type="string" calcext:value-type="string">
            <text:p>exch</text:p>
          </table:table-cell>
          <table:table-cell table:style-name="ce640" office:value-type="string" calcext:value-type="string">
            <text:p>exch</text:p>
          </table:table-cell>
          <table:table-cell table:style-name="ce626" table:number-columns-repeated="963"/>
          <table:table-cell table:number-columns-repeated="5"/>
        </table:table-row>
        <table:table-row table:style-name="ro14">
          <table:covered-table-cell table:style-name="ce159"/>
          <table:table-cell table:style-name="ce164"/>
          <table:table-cell table:style-name="ce176" table:formula="of:=INDEX([.C10:.C270];MATCH(99999999;[.C10:.C270]))" office:value-type="float" office:value="0.2239508" calcext:value-type="float">
            <text:p>.2240</text:p>
          </table:table-cell>
          <table:table-cell table:style-name="ce186" table:formula="of:=INDEX([.D10:.D270];MATCH(99999999;[.L10:.L270]))" office:value-type="float" office:value="1.43399584499993" calcext:value-type="float">
            <text:p>1.4</text:p>
          </table:table-cell>
          <table:table-cell table:style-name="ce196" table:formula="of:=[.D8]+[.C8]*[.H8]+[.AG8]" office:value-type="float" office:value="147.428933445" calcext:value-type="float">
            <text:p>147.4</text:p>
          </table:table-cell>
          <table:table-cell table:style-name="ce201" table:formula="of:=([.E8]/[.E5]-1)*100" office:value-type="float" office:value="-1.65725224941885" calcext:value-type="float">
            <text:p>-1.7</text:p>
          </table:table-cell>
          <table:table-cell table:style-name="ce278"/>
          <table:table-cell table:style-name="ce284" office:value-type="float" office:value="672" calcext:value-type="float">
            <text:p>672</text:p>
          </table:table-cell>
          <table:table-cell table:style-name="ce293" table:formula="of:=IF([.$P$8]&gt;0;[.$H$5]-[.$E$8]*[.$AA$6]*0.01/([.$C$8]*[.$P$8]);[.$AE$8]-[.$E$8]*[.$AA$6]*0.01/([.$C$8]*[.$P$8]))" office:value-type="float" office:value="673.681351979647" calcext:value-type="float">
            <text:p>674</text:p>
          </table:table-cell>
          <table:table-cell table:style-name="ce300" office:value-type="string" calcext:value-type="string">
            <text:p>side</text:p>
          </table:table-cell>
          <table:table-cell table:style-name="ce307" office:value-type="string" calcext:value-type="string">
            <text:p>pos</text:p>
          </table:table-cell>
          <table:table-cell table:style-name="ce313" table:formula="of:=MOD(NOW();1)" office:value-type="time" office:time-value="PT04H16M57.614233517S" calcext:value-type="time">
            <text:p>04:16</text:p>
          </table:table-cell>
          <table:table-cell table:style-name="ce319" table:formula="of:=TODAY()" office:value-type="date" office:date-value="2014-03-07" calcext:value-type="date">
            <text:p>3/7</text:p>
          </table:table-cell>
          <table:table-cell table:style-name="ce278"/>
          <table:table-cell table:style-name="ce322" table:formula="of:=INDEX([.O10:.O270];MATCH(99999999;[.L10:.L270]))" office:value-type="float" office:value="-0.5" calcext:value-type="float">
            <text:p>-.50</text:p>
          </table:table-cell>
          <table:table-cell table:style-name="ce326" table:formula="of:=1+[.O8]/([.C8]+[.$C$4]*0)" office:value-type="float" office:value="-1.23263323908644" calcext:value-type="float">
            <text:p>-1.23</text:p>
          </table:table-cell>
          <table:table-cell table:style-name="ce335" table:formula="of:=-[.O8]-[.C8]" office:value-type="float" office:value="0.2760492" calcext:value-type="float">
            <text:p>.276</text:p>
          </table:table-cell>
          <table:table-cell table:style-name="ce278"/>
          <table:table-cell table:style-name="ce341" table:formula="of:=INDEX([.S10:.S270];MATCH(99999999;[.S10:.S270]))+[4PERF.R8]" office:value-type="string" office:string-value="#VALUE!" calcext:value-type="error">
            <text:p>#VALUE!</text:p>
          </table:table-cell>
          <table:table-cell table:style-name="ce349"/>
          <table:table-cell table:style-name="ce356"/>
          <table:table-cell table:style-name="ce360" table:formula="of:=[.E8]/(ABS([.O8])*[.H8]*[.V6])" office:value-type="float" office:value="4.38776587633929" calcext:value-type="float">
            <text:p>4.4</text:p>
          </table:table-cell>
          <table:table-cell table:style-name="ce364" table:formula="of:=[.O8]/[.E8]*[.H8]" office:value-type="float" office:value="-2.27906417111366" calcext:value-type="float">
            <text:p>-2.3</text:p>
          </table:table-cell>
          <table:table-cell table:style-name="ce366" table:formula="of:=([.E8]*[.$W$6]-ABS([.O8])*[.H8])/[.H8]" office:value-type="float" office:value="0.0484707345424107" calcext:value-type="float">
            <text:p>0.05</text:p>
          </table:table-cell>
          <table:table-cell table:style-name="ce278"/>
          <table:table-cell table:style-name="ce490" office:value-type="string" calcext:value-type="string">
            <text:p>MIT</text:p>
          </table:table-cell>
          <table:table-cell table:style-name="ce495" table:formula="of:=([.H8]-[.H5])*[.C8]*[.P8]/([.D8]+[.C8]*[.H5])*100" office:value-type="float" office:value="-1.65725224941885" calcext:value-type="float">
            <text:p>-1.7</text:p>
          </table:table-cell>
          <table:table-cell table:style-name="ce502" office:value-type="string" calcext:value-type="string">
            <text:p>max</text:p>
          </table:table-cell>
          <table:table-cell table:style-name="ce509" office:value-type="string" calcext:value-type="string">
            <text:p>stp</text:p>
          </table:table-cell>
          <table:table-cell table:style-name="ce278"/>
          <table:table-cell table:style-name="ce520" table:formula="of:=INDEX([.AE10:.AE270];MATCH(99999999;[.L10:.L270]))" office:value-type="float" office:value="663" calcext:value-type="float">
            <text:p>663</text:p>
          </table:table-cell>
          <table:table-cell table:style-name="ce526" table:formula="of:=-([.H5]-[.H8])*[.O8]" office:value-type="float" office:value="-4.5" calcext:value-type="float">
            <text:p>-4.5</text:p>
          </table:table-cell>
          <table:table-cell table:style-name="ce533" table:formula="of:=(INDEX([.AG10:.AG270];MATCH(99999999;[.L10:.L270]))+[.AF8])*ABS(SIGN([.O8]))" office:value-type="float" office:value="-4.49999999999996" calcext:value-type="float">
            <text:p>-4.5</text:p>
          </table:table-cell>
          <table:table-cell table:style-name="ce539" table:formula="of:=INDEX([.AH10:.AH270];MATCH(99999999;[.AH10:.AH270]))" office:value-type="float" office:value="0" calcext:value-type="float">
            <text:p>0</text:p>
          </table:table-cell>
          <table:table-cell table:style-name="ce547" table:formula="of:=[.AG8]/([.E8]-[.AG8])" office:value-type="float" office:value="-0.029619111369784" calcext:value-type="float">
            <text:p>-.03</text:p>
          </table:table-cell>
          <table:table-cell table:style-name="ce278"/>
          <table:table-cell table:style-name="ce502" office:value-type="string" calcext:value-type="string">
            <text:p>route</text:p>
          </table:table-cell>
          <table:table-cell table:style-name="ce558"/>
          <table:table-cell table:style-name="ce566"/>
          <table:table-cell table:style-name="ce577"/>
          <table:table-cell table:style-name="ce585"/>
          <table:table-cell table:style-name="ce595"/>
          <table:table-cell table:style-name="ce278"/>
          <table:table-cell table:style-name="Default" table:number-columns-repeated="2"/>
          <table:table-cell table:number-columns-repeated="3" table:style-name="ce606" office:value-type="string" calcext:value-type="string">
            <text:p>log</text:p>
          </table:table-cell>
          <table:table-cell table:number-columns-repeated="2" table:style-name="ce619" office:value-type="string" calcext:value-type="string">
            <text:p>log</text:p>
          </table:table-cell>
          <table:table-cell table:style-name="ce627" table:number-columns-repeated="3"/>
          <table:table-cell table:style-name="ce633" office:value-type="string" calcext:value-type="string">
            <text:p>delta</text:p>
          </table:table-cell>
          <table:table-cell table:style-name="ce641" office:value-type="string" calcext:value-type="string">
            <text:p>run</text:p>
          </table:table-cell>
          <table:table-cell table:style-name="ce627" table:number-columns-repeated="963"/>
          <table:table-cell table:number-columns-repeated="5"/>
        </table:table-row>
        <table:table-row table:style-name="ro12">
          <table:table-cell table:style-name="ce160" table:number-columns-repeated="2"/>
          <table:table-cell table:style-name="ce177"/>
          <table:table-cell table:style-name="ce187"/>
          <table:table-cell table:style-name="ce160" table:number-columns-repeated="7"/>
          <table:table-cell table:style-name="ce314" table:number-columns-repeated="2"/>
          <table:table-cell table:style-name="ce160"/>
          <table:table-cell table:style-name="ce314"/>
          <table:table-cell table:style-name="ce327" table:number-columns-repeated="2"/>
          <table:table-cell table:style-name="ce160"/>
          <table:table-cell table:style-name="ce342"/>
          <table:table-cell table:style-name="ce350"/>
          <table:table-cell table:style-name="ce357"/>
          <table:table-cell table:style-name="ce342"/>
          <table:table-cell table:style-name="ce327" table:number-columns-repeated="2"/>
          <table:table-cell table:style-name="ce160"/>
          <table:table-cell table:style-name="ce327"/>
          <table:table-cell table:style-name="ce160"/>
          <table:table-cell table:style-name="ce327"/>
          <table:table-cell table:style-name="ce510"/>
          <table:table-cell table:style-name="ce160" table:number-columns-repeated="2"/>
          <table:table-cell table:style-name="ce527"/>
          <table:table-cell table:style-name="ce327"/>
          <table:table-cell table:style-name="ce160"/>
          <table:table-cell table:style-name="ce548"/>
          <table:table-cell table:style-name="ce160"/>
          <table:table-cell table:style-name="ce357"/>
          <table:table-cell table:style-name="ce160"/>
          <table:table-cell table:style-name="ce567"/>
          <table:table-cell table:style-name="ce160"/>
          <table:table-cell table:style-name="ce177"/>
          <table:table-cell table:style-name="ce596"/>
          <table:table-cell table:style-name="ce160" table:number-columns-repeated="976"/>
          <table:table-cell table:number-columns-repeated="5"/>
        </table:table-row>
        <table:table-row table:style-name="ro1">
          <table:table-cell table:style-name="ce161" table:formula="of:=([.C10]-[.AV10])*100000000" office:value-type="float" office:value="0" calcext:value-type="float">
            <text:p>0</text:p>
          </table:table-cell>
          <table:table-cell table:style-name="ce165" table:formula="of:=0.0989" office:value-type="float" office:value="0.0989" calcext:value-type="float">
            <text:p>+.1</text:p>
          </table:table-cell>
          <table:table-cell table:style-name="ce178" table:formula="of:=IF([.AL10]&lt;&gt;0;[.C9]+[.K10]+[.B10]+[.AO10];[.C9]+[.K10]+[.B10])" office:value-type="float" office:value="0.0989" calcext:value-type="float">
            <text:p>.099</text:p>
          </table:table-cell>
          <table:table-cell table:style-name="ce188" table:formula="of:=[.D9]+[.AH10]+[.BB10]+[.AM10]-[.AP10]" office:value-type="float" office:value="0" calcext:value-type="float">
            <text:p>0.0</text:p>
          </table:table-cell>
          <table:table-cell table:style-name="ce197" table:formula="of:=IF([.H10]=0;[.E9];[.D10]+[.C10]*[.H10]+[.BC10]+[.AG10]-[.AH10])" office:value-type="float" office:value="63.1971" calcext:value-type="float">
            <text:p>63</text:p>
          </table:table-cell>
          <table:table-cell table:style-name="ce202"/>
          <table:table-cell table:style-name="ce160"/>
          <table:table-cell table:style-name="ce285" office:value-type="float" office:value="639" calcext:value-type="float">
            <text:p>639</text:p>
          </table:table-cell>
          <table:table-cell table:style-name="ce294"/>
          <table:table-cell table:style-name="ce301"/>
          <table:table-cell table:style-name="ce162"/>
          <table:table-cell table:style-name="ce315" office:value-type="time" office:time-value="PT13H37M00S" calcext:value-type="time">
            <text:p>13:37</text:p>
          </table:table-cell>
          <table:table-cell table:style-name="ce320" office:value-type="date" office:date-value="2013-11-21" calcext:value-type="date">
            <text:p>11/21</text:p>
          </table:table-cell>
          <table:table-cell table:style-name="ce160"/>
          <table:table-cell table:style-name="ce308" table:formula="of:=[.O9]+[.J10]" office:value-type="float" office:value="0" calcext:value-type="float">
            <text:p>0.0</text:p>
          </table:table-cell>
          <table:table-cell table:style-name="ce328" table:formula="of:=1+[.O10]/([.C10]+[.$C$4])" office:value-type="float" office:value="1" calcext:value-type="float">
            <text:p>1.00</text:p>
          </table:table-cell>
          <table:table-cell table:style-name="ce336"/>
          <table:table-cell table:style-name="ce160"/>
          <table:table-cell table:style-name="ce343" table:formula="of:=-[.J10]+[.S9]" office:value-type="float" office:value="0" calcext:value-type="float">
            <text:p>0</text:p>
          </table:table-cell>
          <table:table-cell table:style-name="ce351"/>
          <table:table-cell table:style-name="ce358"/>
          <table:table-cell table:style-name="ce361" table:formula="of:=[.E10]/(ABS([.O10])*[.H10]*[.$V$6])" office:value-type="string" office:string-value="#DIV/0!" calcext:value-type="error">
            <text:p>#DIV/0!</text:p>
          </table:table-cell>
          <table:table-cell table:style-name="ce365" table:formula="of:=[.O10]*[.H10]/[.E10]" office:value-type="float" office:value="0" calcext:value-type="float">
            <text:p/>
          </table:table-cell>
          <table:table-cell table:style-name="ce329" table:formula="of:=([.E10]*[.$W$6]-ABS([.S10])*[.H10])/[.H10]" office:value-type="float" office:value="0.24725" calcext:value-type="float">
            <text:p>0.2</text:p>
          </table:table-cell>
          <table:table-cell table:style-name="ce160"/>
          <table:table-cell table:style-name="ce491"/>
          <table:table-cell table:style-name="ce496"/>
          <table:table-cell table:style-name="ce503" table:formula="of:=[.E10]*[.AA10]*0.01/([4PERF.R10]-[.Z10])-[.O9]" office:value-type="float" office:value="0" calcext:value-type="float">
            <text:p>0.00</text:p>
          </table:table-cell>
          <table:table-cell table:style-name="ce511"/>
          <table:table-cell table:style-name="ce160"/>
          <table:table-cell table:style-name="ce521" table:formula="of:=IFERROR(IF(SIGN([.O10])+SIGN([.O9])=0;[.H10];([.H10]*[.J10]+[.AE9]*[.O9])/[.O10]);0)" office:value-type="float" office:value="639" calcext:value-type="float">
            <text:p>639</text:p>
          </table:table-cell>
          <table:table-cell table:style-name="ce528"/>
          <table:table-cell table:style-name="ce534"/>
          <table:table-cell table:style-name="ce540"/>
          <table:table-cell table:style-name="ce549"/>
          <table:table-cell table:style-name="ce160"/>
          <table:table-cell table:style-name="ce556"/>
          <table:table-cell table:style-name="ce559"/>
          <table:table-cell table:style-name="ce568"/>
          <table:table-cell table:style-name="ce578"/>
          <table:table-cell table:style-name="ce586"/>
          <table:table-cell/>
          <table:table-cell table:style-name="ce160"/>
          <table:table-cell table:style-name="ce157"/>
          <table:table-cell table:style-name="ce157" table:formula="of:=([.AY10]-[.D10])*SIGN([.L10])" office:value-type="float" office:value="0" calcext:value-type="float">
            <text:p>0</text:p>
          </table:table-cell>
          <table:table-cell/>
          <table:table-cell table:style-name="ce615" office:value-type="float" office:value="0.0989" calcext:value-type="float">
            <text:p>0.0989</text:p>
          </table:table-cell>
          <table:table-cell table:style-name="ce615" table:formula="of:=IF([.AU10]&lt;&gt;0;[.AU10];[.AV9])" office:value-type="float" office:value="0.0989" calcext:value-type="float">
            <text:p>0.0989</text:p>
          </table:table-cell>
          <table:table-cell table:number-columns-repeated="2"/>
          <table:table-cell table:style-name="ce615" table:formula="of:=IF([.AW10]&lt;&gt;&quot;&quot;;[.AW10];[.AY9])" office:value-type="float" office:value="0" calcext:value-type="float">
            <text:p>0</text:p>
          </table:table-cell>
          <table:table-cell table:style-name="ce615" table:formula="of:=IF([.AX10]&lt;&gt;&quot;&quot;;[.AX10];[.AZ9])" office:value-type="float" office:value="0" calcext:value-type="float">
            <text:p>0</text:p>
          </table:table-cell>
          <table:table-cell/>
          <table:table-cell table:style-name="ce155" table:number-columns-repeated="2"/>
          <table:table-cell table:number-columns-repeated="968"/>
        </table:table-row>
        <table:table-row table:style-name="ro1">
          <table:table-cell table:style-name="ce161" table:formula="of:=([.C11]-[.AV11])*100000000" office:value-type="float" office:value="0" calcext:value-type="float">
            <text:p>0</text:p>
          </table:table-cell>
          <table:table-cell table:style-name="ce165"/>
          <table:table-cell table:style-name="ce178" table:formula="of:=IF([.AL11]&lt;&gt;0;[.C10]+[.K11]+[.B11]+[.AO11];[.C10]+[.K11]+[.B11])" office:value-type="float" office:value="0.09877903" calcext:value-type="float">
            <text:p>.099</text:p>
          </table:table-cell>
          <table:table-cell table:style-name="ce188" table:formula="of:=[.D10]+[.AH11]+[.BB11]+[.AM11]-[.AP11]" office:value-type="float" office:value="0" calcext:value-type="float">
            <text:p>0.0</text:p>
          </table:table-cell>
          <table:table-cell table:style-name="ce197" table:formula="of:=IF([.H11]=0;[.E10];[.D11]+[.C11]*[.H11]+[.BC11]+[.AG11]-[.AH11])" office:value-type="float" office:value="70.03433227" calcext:value-type="float">
            <text:p>70</text:p>
          </table:table-cell>
          <table:table-cell table:style-name="ce203" table:formula="of:=100*IF([.L11]=0;0;[.E11]/[.E10]-1)" office:value-type="float" office:value="10.8189019274619" calcext:value-type="float">
            <text:p>+10.8</text:p>
          </table:table-cell>
          <table:table-cell table:style-name="ce160"/>
          <table:table-cell table:style-name="ce285" office:value-type="float" office:value="709" calcext:value-type="float">
            <text:p>709</text:p>
          </table:table-cell>
          <table:table-cell table:style-name="ce294"/>
          <table:table-cell table:style-name="ce301" office:value-type="float" office:value="-0.1" calcext:value-type="float">
            <text:p>-0.1</text:p>
          </table:table-cell>
          <table:table-cell table:style-name="ce162"/>
          <table:table-cell table:style-name="ce315" office:value-type="time" office:time-value="PT18H17M00S" calcext:value-type="time">
            <text:p>18:17</text:p>
          </table:table-cell>
          <table:table-cell table:style-name="ce320" office:value-type="date" office:date-value="2013-11-21" calcext:value-type="date">
            <text:p>11/21</text:p>
          </table:table-cell>
          <table:table-cell table:style-name="ce160"/>
          <table:table-cell table:style-name="ce308" table:formula="of:=[.O10]+[.J11]" office:value-type="float" office:value="-0.1" calcext:value-type="float">
            <text:p>-0.1</text:p>
          </table:table-cell>
          <table:table-cell table:style-name="ce328" table:formula="of:=1+[.O11]/([.C11]+[.$C$4])" office:value-type="float" office:value="0.372873846362245" calcext:value-type="float">
            <text:p>0.37</text:p>
          </table:table-cell>
          <table:table-cell table:style-name="ce333" table:formula="of:=-[.O10]-[.C11]" office:value-type="float" office:value="-0.09877903" calcext:value-type="float">
            <text:p>-.099</text:p>
          </table:table-cell>
          <table:table-cell table:style-name="ce160"/>
          <table:table-cell table:style-name="ce343" table:formula="of:=-[.J11]+[.S10]" office:value-type="float" office:value="0.1" calcext:value-type="float">
            <text:p>0.1</text:p>
          </table:table-cell>
          <table:table-cell table:style-name="ce352"/>
          <table:table-cell table:style-name="ce358"/>
          <table:table-cell table:style-name="ce361" table:formula="of:=[.E11]/(ABS([.O11])*[.H11]*[.$V$6])" office:value-type="float" office:value="9.877903" calcext:value-type="float">
            <text:p>9.9</text:p>
          </table:table-cell>
          <table:table-cell table:style-name="ce365" table:formula="of:=[.O11]*[.H11]/[.E11]" office:value-type="float" office:value="-1.01236061945536" calcext:value-type="float">
            <text:p>-1.0</text:p>
          </table:table-cell>
          <table:table-cell table:style-name="ce329" table:formula="of:=([.E11]*[.$W$6]-ABS([.S11])*[.H11])/[.H11]" office:value-type="float" office:value="0.146947575" calcext:value-type="float">
            <text:p>0.1</text:p>
          </table:table-cell>
          <table:table-cell table:style-name="ce160"/>
          <table:table-cell table:style-name="ce285" table:formula="of:=[.H11]*(-[.$AA$6]*0.01+[.P11])/[.P11]" office:value-type="float" office:value="670.971052305384" calcext:value-type="float">
            <text:p>671</text:p>
          </table:table-cell>
          <table:table-cell table:style-name="ce497" table:formula="of:=SIGN([.P11])*([.I11]-[.H11])*[.J11]/([.C11]*[.I11])*100" office:value-type="string" office:string-value="#DIV/0!" calcext:value-type="error">
            <text:p>#DIV/0!</text:p>
          </table:table-cell>
          <table:table-cell table:style-name="ce503" table:formula="of:=([.C11]*[.Z11]+([.Z11]-[.AE10])*[.O10])*[.AA11]*0.01/([.H11]-[.Z11])" office:value-type="string" office:string-value="#DIV/0!" calcext:value-type="error">
            <text:p>#DIV/0!</text:p>
          </table:table-cell>
          <table:table-cell table:style-name="ce511" table:formula="of:=[.E11]*[.AA11]*0.01/-IF(ABS([.AB11])&gt;[.X10];[.X10];ABS([.AB11]))+[.H11]" office:value-type="string" office:string-value="#DIV/0!" calcext:value-type="error">
            <text:p>#DIV/0!</text:p>
          </table:table-cell>
          <table:table-cell table:style-name="ce160"/>
          <table:table-cell table:style-name="ce521" table:formula="of:=IFERROR(IF(SIGN([.O11])+SIGN([.O10])=0;[.H11];([.H11]*[.J11]+[.AE10]*[.O10])/[.O11]);0)" office:value-type="float" office:value="709" calcext:value-type="float">
            <text:p>709</text:p>
          </table:table-cell>
          <table:table-cell table:style-name="ce529" table:formula="of:=IF([.H11]=0;0;-([.H10]-[.H11])*[.O10])" office:value-type="float" office:value="0" calcext:value-type="float">
            <text:p/>
          </table:table-cell>
          <table:table-cell table:style-name="ce534" table:formula="of:=[.AF11]+[.AG10]-[.AH10]" office:value-type="float" office:value="0" calcext:value-type="float">
            <text:p/>
          </table:table-cell>
          <table:table-cell table:style-name="ce541" table:formula="of:=IF(OR([.O11]=0;SIGN([.O11])+SIGN([.O10])=0);(-[.H11]+[.AE10])*-[.O10];0)" office:value-type="float" office:value="0" calcext:value-type="float">
            <text:p/>
          </table:table-cell>
          <table:table-cell table:style-name="ce550" table:formula="of:=[.AG11]/([.E11]-[.AG11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704.04" calcext:value-type="float">
            <text:p>704</text:p>
          </table:table-cell>
          <table:table-cell table:style-name="ce569" table:formula="of:=-[.AK11]*0.01*ABS([.J11]+[.K11])*[.H11]" office:value-type="float" office:value="-0.08508" calcext:value-type="float">
            <text:p>-.09</text:p>
          </table:table-cell>
          <table:table-cell table:style-name="ce578"/>
          <table:table-cell table:style-name="ce587" table:formula="of:=ROUND([.AP11]/[.AL11]-(([.AK11]*0.01*ABS([.J11]+[.K11])*0.001)+ABS([.AH11])/[.AL11]*0.001);8)" office:value-type="float" office:value="-0.00012097" calcext:value-type="float">
            <text:p>-0.0001209700</text:p>
          </table:table-cell>
          <table:table-cell table:style-name="ce597" table:formula="of:=IF([.AM11]+[.D10]+[.AH11]&gt;0;[.AM11];[.AM11]+[.D10]+[.AH11])*SIGN([.AL11])" office:value-type="float" office:value="-0.08508" calcext:value-type="float">
            <text:p>-0.1</text:p>
          </table:table-cell>
          <table:table-cell table:style-name="ce160"/>
          <table:table-cell table:style-name="ce600" table:formula="of:=IFERROR([.AO11]+[.AT11];&quot;&quot;)" office:value-type="float" office:value="0" calcext:value-type="float">
            <text:p>0.0E+0</text:p>
          </table:table-cell>
          <table:table-cell table:style-name="ce157" table:formula="of:=([.AY11]-[.D11])*SIGN([.L11])" office:value-type="float" office:value="0" calcext:value-type="float">
            <text:p>0</text:p>
          </table:table-cell>
          <table:table-cell table:style-name="ce607" table:formula="of:=0.00012097" office:value-type="float" office:value="0.00012097" calcext:value-type="float">
            <text:p>0.00012097</text:p>
          </table:table-cell>
          <table:table-cell table:style-name="ce617" office:value-type="float" office:value="0.09877903" calcext:value-type="float">
            <text:p>0.09877903</text:p>
          </table:table-cell>
          <table:table-cell table:style-name="ce615" table:formula="of:=IF([.AU11]&lt;&gt;0;[.AU11];[.AV10])" office:value-type="float" office:value="0.09877903" calcext:value-type="float">
            <text:p>0.09877903</text:p>
          </table:table-cell>
          <table:table-cell table:style-name="ce620"/>
          <table:table-cell table:style-name="ce624"/>
          <table:table-cell table:style-name="ce615" table:formula="of:=IF([.AW11]&lt;&gt;&quot;&quot;;[.AW11];[.AY10])" office:value-type="float" office:value="0" calcext:value-type="float">
            <text:p>0</text:p>
          </table:table-cell>
          <table:table-cell table:style-name="ce615" table:formula="of:=IF([.AX11]&lt;&gt;&quot;&quot;;[.AX11];[.AZ10])" office:value-type="float" office:value="0" calcext:value-type="float">
            <text:p>0</text:p>
          </table:table-cell>
          <table:table-cell table:style-name="ce628"/>
          <table:table-cell table:style-name="ce634"/>
          <table:table-cell table:style-name="ce642" table:formula="of:=IF([.BB11]&lt;&gt;&quot;&quot;;-[.BB11];[.BC10])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12]-[.AV12])*100000000" office:value-type="float" office:value="0" calcext:value-type="float">
            <text:p>0</text:p>
          </table:table-cell>
          <table:table-cell table:style-name="ce165"/>
          <table:table-cell table:style-name="ce178" table:formula="of:=IF([.AL12]&lt;&gt;0;[.C11]+[.K12]+[.B12]+[.AO12];[.C11]+[.K12]+[.B12])" office:value-type="float" office:value="0.08343398" calcext:value-type="float">
            <text:p>.083</text:p>
          </table:table-cell>
          <table:table-cell table:style-name="ce188" table:formula="of:=[.D11]+[.AH12]+[.BB12]+[.AM12]-[.AP12]" office:value-type="float" office:value="0" calcext:value-type="float">
            <text:p>0.0</text:p>
          </table:table-cell>
          <table:table-cell table:style-name="ce197" table:formula="of:=IF([.H12]=0;[.E11];[.D12]+[.C12]*[.H12]+[.BC12]+[.AG12]-[.AH12])" office:value-type="float" office:value="69.75080728" calcext:value-type="float">
            <text:p>70</text:p>
          </table:table-cell>
          <table:table-cell table:style-name="ce204" table:formula="of:=100*IF([.L12]=0;0;[.E12]/[.E11]-1)" office:value-type="float" office:value="-0.404837143169934" calcext:value-type="float">
            <text:p>-0.4</text:p>
          </table:table-cell>
          <table:table-cell table:style-name="ce160"/>
          <table:table-cell table:style-name="ce285" office:value-type="float" office:value="836" calcext:value-type="float">
            <text:p>836</text:p>
          </table:table-cell>
          <table:table-cell table:style-name="ce294"/>
          <table:table-cell table:style-name="ce301" office:value-type="float" office:value="0.1" calcext:value-type="float">
            <text:p>0.1</text:p>
          </table:table-cell>
          <table:table-cell table:style-name="ce162"/>
          <table:table-cell table:style-name="ce315" office:value-type="time" office:time-value="PT23H14M00S" calcext:value-type="time">
            <text:p>23:14</text:p>
          </table:table-cell>
          <table:table-cell table:style-name="ce320" office:value-type="date" office:date-value="2013-11-24" calcext:value-type="date">
            <text:p>11/24</text:p>
          </table:table-cell>
          <table:table-cell table:style-name="ce160"/>
          <table:table-cell table:style-name="ce308" table:formula="of:=[.O11]+[.J12]" office:value-type="float" office:value="0" calcext:value-type="float">
            <text:p>0.0</text:p>
          </table:table-cell>
          <table:table-cell table:style-name="ce329" table:formula="of:=1+[.O12]/([.C12]+[.$C$4])" office:value-type="float" office:value="1" calcext:value-type="float">
            <text:p>1.0</text:p>
          </table:table-cell>
          <table:table-cell table:style-name="ce333" table:formula="of:=-[.O11]+[.O11]+[.C11]" office:value-type="float" office:value="0.09877903" calcext:value-type="float">
            <text:p>.099</text:p>
          </table:table-cell>
          <table:table-cell table:style-name="ce160"/>
          <table:table-cell table:style-name="ce343" table:formula="of:=-[.J12]+[.S11]" office:value-type="float" office:value="0" calcext:value-type="float">
            <text:p>0</text:p>
          </table:table-cell>
          <table:table-cell table:style-name="ce352"/>
          <table:table-cell table:style-name="ce358"/>
          <table:table-cell table:style-name="ce361" table:formula="of:=[.E12]/(ABS([.O12])*[.H12]*[.$V$6])" office:value-type="string" office:string-value="#DIV/0!" calcext:value-type="error">
            <text:p>#DIV/0!</text:p>
          </table:table-cell>
          <table:table-cell table:style-name="ce365" table:formula="of:=[.O12]*[.H12]/[.E12]" office:value-type="float" office:value="0" calcext:value-type="float">
            <text:p/>
          </table:table-cell>
          <table:table-cell table:style-name="ce329" table:formula="of:=([.E12]*[.$W$6]-ABS([.S12])*[.H12])/[.H12]" office:value-type="float" office:value="0.20858495" calcext:value-type="float">
            <text:p>0.2</text:p>
          </table:table-cell>
          <table:table-cell table:style-name="ce160"/>
          <table:table-cell table:style-name="ce285" table:formula="of:=[.H12]*(-[.$AA$6]*0.01+[.P12])/[.P12]" office:value-type="float" office:value="819.28" calcext:value-type="float">
            <text:p>819</text:p>
          </table:table-cell>
          <table:table-cell table:style-name="ce497" table:formula="of:=SIGN([.P12])*([.I12]-[.H12])*[.J12]/([.C12]*[.I12])*100" office:value-type="string" office:string-value="#DIV/0!" calcext:value-type="error">
            <text:p>#DIV/0!</text:p>
          </table:table-cell>
          <table:table-cell table:style-name="ce503" table:formula="of:=([.C12]*[.Z12]+([.Z12]-[.AE11])*[.O11])*[.AA12]*0.01/([.H12]-[.Z12])" office:value-type="string" office:string-value="#DIV/0!" calcext:value-type="error">
            <text:p>#DIV/0!</text:p>
          </table:table-cell>
          <table:table-cell table:style-name="ce511"/>
          <table:table-cell table:style-name="ce160"/>
          <table:table-cell table:style-name="ce521" table:formula="of:=IFERROR(IF(SIGN([.O12])+SIGN([.O11])=0;[.H12];([.H12]*[.J12]+[.AE11]*[.O11])/[.O12]);0)" office:value-type="float" office:value="0" calcext:value-type="float">
            <text:p/>
          </table:table-cell>
          <table:table-cell table:style-name="ce529" table:formula="of:=IF([.H12]=0;0;-([.H11]-[.H12])*[.O11])" office:value-type="float" office:value="-12.7" calcext:value-type="float">
            <text:p>-12.7</text:p>
          </table:table-cell>
          <table:table-cell table:style-name="ce534" table:formula="of:=[.AF12]+[.AG11]-[.AH11]" office:value-type="float" office:value="-12.7" calcext:value-type="float">
            <text:p>-12.7</text:p>
          </table:table-cell>
          <table:table-cell table:style-name="ce541" table:formula="of:=IF(OR([.O12]=0;SIGN([.O12])+SIGN([.O11])=0);(-[.H12]+[.AE11])*-[.O11];0)" office:value-type="float" office:value="-12.7" calcext:value-type="float">
            <text:p>-12.7</text:p>
          </table:table-cell>
          <table:table-cell table:style-name="ce550" table:formula="of:=[.AG12]/([.E12]-[.AG12])" office:value-type="float" office:value="-0.154031238977094" calcext:value-type="float">
            <text:p>-.15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835" calcext:value-type="float">
            <text:p>835</text:p>
          </table:table-cell>
          <table:table-cell table:style-name="ce569" table:formula="of:=-[.AK12]*0.01*ABS([.J12]+[.K12])*[.H12]" office:value-type="float" office:value="-0.10032" calcext:value-type="float">
            <text:p>-.10</text:p>
          </table:table-cell>
          <table:table-cell table:style-name="ce578"/>
          <table:table-cell table:style-name="ce587" table:formula="of:=ROUND([.AP12]/[.AL12]-(([.AK12]*0.01*ABS([.J12]+[.K12])*0.001)+ABS([.AH12])/[.AL12]*0.001);8)" office:value-type="float" office:value="-0.01534505" calcext:value-type="float">
            <text:p>-0.0153450500</text:p>
          </table:table-cell>
          <table:table-cell table:style-name="ce597" table:formula="of:=IF([.AM12]+[.D11]+[.AH12]&gt;0;[.AM12];[.AM12]+[.D11]+[.AH12])*SIGN([.AL12])" office:value-type="float" office:value="-12.80032" calcext:value-type="float">
            <text:p>-12.8</text:p>
          </table:table-cell>
          <table:table-cell table:style-name="ce160"/>
          <table:table-cell table:style-name="ce600" table:formula="of:=IFERROR([.AO12]+[.AT12];&quot;&quot;)" office:value-type="float" office:value="0" calcext:value-type="float">
            <text:p>0.0E+0</text:p>
          </table:table-cell>
          <table:table-cell table:style-name="ce157" table:formula="of:=([.AY12]-[.D12])*SIGN([.L12])" office:value-type="float" office:value="0" calcext:value-type="float">
            <text:p>0</text:p>
          </table:table-cell>
          <table:table-cell table:style-name="ce608" table:formula="of:=0.01522479+0.00012026" office:value-type="float" office:value="0.01534505" calcext:value-type="float">
            <text:p>0.01534505</text:p>
          </table:table-cell>
          <table:table-cell table:style-name="ce611" office:value-type="float" office:value="0.08343398" calcext:value-type="float">
            <text:p>0.08343398</text:p>
          </table:table-cell>
          <table:table-cell table:style-name="ce615" table:formula="of:=IF([.AU12]&lt;&gt;0;[.AU12];[.AV11])" office:value-type="float" office:value="0.08343398" calcext:value-type="float">
            <text:p>0.08343398</text:p>
          </table:table-cell>
          <table:table-cell table:style-name="ce621"/>
          <table:table-cell table:style-name="ce624"/>
          <table:table-cell table:style-name="ce615" table:formula="of:=IF([.AW12]&lt;&gt;&quot;&quot;;[.AW12];[.AY11])" office:value-type="float" office:value="0" calcext:value-type="float">
            <text:p>0</text:p>
          </table:table-cell>
          <table:table-cell table:style-name="ce615" table:formula="of:=IF([.AX12]&lt;&gt;&quot;&quot;;[.AX12];[.AZ11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12]&lt;&gt;&quot;&quot;;-[.BB12];[.BC11])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13]-[.AV13])*100000000" office:value-type="float" office:value="0" calcext:value-type="float">
            <text:p>0</text:p>
          </table:table-cell>
          <table:table-cell table:style-name="ce165"/>
          <table:table-cell table:style-name="ce178" table:formula="of:=IF([.AL13]&lt;&gt;0;[.C12]+[.K13]+[.B13]+[.AO13];[.C12]+[.K13]+[.B13])" office:value-type="float" office:value="0.08331366" calcext:value-type="float">
            <text:p>.083</text:p>
          </table:table-cell>
          <table:table-cell table:style-name="ce188" table:formula="of:=[.D12]+[.AH13]+[.BB13]+[.AM13]-[.AP13]" office:value-type="float" office:value="0" calcext:value-type="float">
            <text:p>0.0</text:p>
          </table:table-cell>
          <table:table-cell table:style-name="ce197" table:formula="of:=IF([.H13]=0;[.E12];[.D13]+[.C13]*[.H13]+[.BC13]+[.AG13]-[.AH13])" office:value-type="float" office:value="79.147977" calcext:value-type="float">
            <text:p>79</text:p>
          </table:table-cell>
          <table:table-cell table:style-name="ce205" table:formula="of:=100*IF([.L13]=0;0;[.E13]/[.E12]-1)" office:value-type="float" office:value="13.4724888305264" calcext:value-type="float">
            <text:p>+13.5</text:p>
          </table:table-cell>
          <table:table-cell table:style-name="ce160"/>
          <table:table-cell table:style-name="ce285" office:value-type="float" office:value="950" calcext:value-type="float">
            <text:p>950</text:p>
          </table:table-cell>
          <table:table-cell table:style-name="ce290" office:value-type="float" office:value="980" calcext:value-type="float">
            <text:p>980</text:p>
          </table:table-cell>
          <table:table-cell table:style-name="ce302" office:value-type="float" office:value="-0.1" calcext:value-type="float">
            <text:p>-0.1</text:p>
          </table:table-cell>
          <table:table-cell table:style-name="ce162"/>
          <table:table-cell table:style-name="ce315" office:value-type="time" office:time-value="PT22H00M00S" calcext:value-type="time">
            <text:p>22:00</text:p>
          </table:table-cell>
          <table:table-cell table:style-name="ce320" office:value-type="date" office:date-value="2013-11-27" calcext:value-type="date">
            <text:p>11/27</text:p>
          </table:table-cell>
          <table:table-cell table:style-name="ce160"/>
          <table:table-cell table:style-name="ce308" table:formula="of:=[.O12]+[.J13]" office:value-type="float" office:value="-0.1" calcext:value-type="float">
            <text:p>-0.1</text:p>
          </table:table-cell>
          <table:table-cell table:style-name="ce329" table:formula="of:=1+[.O13]/([.C13]+[.$C$4])" office:value-type="float" office:value="0.305517841316105" calcext:value-type="float">
            <text:p>0.3</text:p>
          </table:table-cell>
          <table:table-cell table:style-name="ce333" table:formula="of:=-[.O12]-[.C13]" office:value-type="float" office:value="-0.08331366" calcext:value-type="float">
            <text:p>-.083</text:p>
          </table:table-cell>
          <table:table-cell table:style-name="ce160"/>
          <table:table-cell table:style-name="ce343" table:formula="of:=-[.J13]+[.S12]" office:value-type="float" office:value="0.1" calcext:value-type="float">
            <text:p>0.1</text:p>
          </table:table-cell>
          <table:table-cell table:style-name="ce352"/>
          <table:table-cell table:style-name="ce358"/>
          <table:table-cell table:style-name="ce361" table:formula="of:=[.E13]/(ABS([.O13])*[.H13]*[.$V$6])" office:value-type="float" office:value="8.331366" calcext:value-type="float">
            <text:p>8.3</text:p>
          </table:table-cell>
          <table:table-cell table:style-name="ce365" table:formula="of:=[.O13]*[.H13]/[.E13]" office:value-type="float" office:value="-1.20028336289631" calcext:value-type="float">
            <text:p>-1.2</text:p>
          </table:table-cell>
          <table:table-cell table:style-name="ce329" table:formula="of:=([.E13]*[.$W$6]-ABS([.S13])*[.H13])/[.H13]" office:value-type="float" office:value="0.10828415" calcext:value-type="float">
            <text:p>0.1</text:p>
          </table:table-cell>
          <table:table-cell table:style-name="ce160"/>
          <table:table-cell table:style-name="ce285" table:formula="of:=[.H13]*(-[.$AA$6]*0.01+[.P13])/[.P13]" office:value-type="float" office:value="887.810505867179" calcext:value-type="float">
            <text:p>888</text:p>
          </table:table-cell>
          <table:table-cell table:style-name="ce497" table:formula="of:=SIGN([.P13])*([.I13]-[.H13])*[.J13]/([.C13]*[.I13])*100" office:value-type="float" office:value="-3.67433682519279" calcext:value-type="float">
            <text:p>-3.7</text:p>
          </table:table-cell>
          <table:table-cell table:style-name="ce503" table:formula="of:=([.D13]+[.Z13]*([.C13]))*[.AA13]*0.01/([.H13]-[.Z13])" office:value-type="float" office:value="-0.0437017104055262" calcext:value-type="float">
            <text:p>-0.04</text:p>
          </table:table-cell>
          <table:table-cell table:style-name="ce511"/>
          <table:table-cell table:style-name="ce160"/>
          <table:table-cell table:style-name="ce521" table:formula="of:=IFERROR(IF(SIGN([.O13])+SIGN([.O12])=0;[.H13];([.H13]*[.J13]+[.AE12]*[.O12])/[.O13]);0)" office:value-type="float" office:value="950" calcext:value-type="float">
            <text:p>950</text:p>
          </table:table-cell>
          <table:table-cell table:style-name="ce529" table:formula="of:=IF([.H13]=0;0;-([.H12]-[.H13])*[.O12])" office:value-type="float" office:value="0" calcext:value-type="float">
            <text:p/>
          </table:table-cell>
          <table:table-cell table:style-name="ce534" table:formula="of:=[.AF13]+[.AG12]-[.AH12]" office:value-type="float" office:value="0" calcext:value-type="float">
            <text:p/>
          </table:table-cell>
          <table:table-cell table:style-name="ce541" table:formula="of:=IF(OR([.O13]=0;SIGN([.O13])+SIGN([.O12])=0);(-[.H13]+[.AE12])*-[.O12];0)" office:value-type="float" office:value="0" calcext:value-type="float">
            <text:p/>
          </table:table-cell>
          <table:table-cell table:style-name="ce550" table:formula="of:=[.AG13]/([.E13]-[.AG13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948.39" calcext:value-type="float">
            <text:p>948</text:p>
          </table:table-cell>
          <table:table-cell table:style-name="ce569" table:formula="of:=-[.AK13]*0.01*ABS([.J13]+[.K13])*[.H13]" office:value-type="float" office:value="-0.114" calcext:value-type="float">
            <text:p>-.11</text:p>
          </table:table-cell>
          <table:table-cell table:style-name="ce578"/>
          <table:table-cell table:style-name="ce587" table:formula="of:=ROUND([.AP13]/[.AL13]-(([.AK13]*0.01*ABS([.J13]+[.K13])*0.001)+ABS([.AH13])/[.AL13]*0.001);8)" office:value-type="float" office:value="-0.00012032" calcext:value-type="float">
            <text:p>-0.0001203200</text:p>
          </table:table-cell>
          <table:table-cell table:style-name="ce597" table:formula="of:=IF([.AM13]+[.D12]+[.AH13]&gt;0;[.AM13];[.AM13]+[.D12]+[.AH13])*SIGN([.AL13])" office:value-type="float" office:value="-0.114" calcext:value-type="float">
            <text:p>-0.1</text:p>
          </table:table-cell>
          <table:table-cell table:style-name="ce160"/>
          <table:table-cell table:style-name="ce600" table:formula="of:=IFERROR([.AO13]+[.AT13];&quot;&quot;)" office:value-type="float" office:value="0" calcext:value-type="float">
            <text:p>0.0E+0</text:p>
          </table:table-cell>
          <table:table-cell table:style-name="ce157" table:formula="of:=([.AY13]-[.D13])*SIGN([.L13])" office:value-type="float" office:value="0" calcext:value-type="float">
            <text:p>0</text:p>
          </table:table-cell>
          <table:table-cell table:style-name="ce607" office:value-type="float" office:value="0.00012032" calcext:value-type="float">
            <text:p>0.00012032</text:p>
          </table:table-cell>
          <table:table-cell table:style-name="ce611" office:value-type="float" office:value="0.08331366" calcext:value-type="float">
            <text:p>0.08331366</text:p>
          </table:table-cell>
          <table:table-cell table:style-name="ce615" table:formula="of:=IF([.AU13]&lt;&gt;0;[.AU13];[.AV12])" office:value-type="float" office:value="0.08331366" calcext:value-type="float">
            <text:p>0.08331366</text:p>
          </table:table-cell>
          <table:table-cell table:style-name="ce620"/>
          <table:table-cell table:style-name="ce624"/>
          <table:table-cell table:style-name="ce615" table:formula="of:=IF([.AW13]&lt;&gt;&quot;&quot;;[.AW13];[.AY12])" office:value-type="float" office:value="0" calcext:value-type="float">
            <text:p>0</text:p>
          </table:table-cell>
          <table:table-cell table:style-name="ce615" table:formula="of:=IF([.AX13]&lt;&gt;&quot;&quot;;[.AX13];[.AZ12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13]&lt;&gt;&quot;&quot;;-[.BB13];[.BC12])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14]-[.AV14])*100000000" office:value-type="float" office:value="0" calcext:value-type="float">
            <text:p>0</text:p>
          </table:table-cell>
          <table:table-cell table:style-name="ce165"/>
          <table:table-cell table:style-name="ce178" table:formula="of:=IF([.AL14]&lt;&gt;0;[.C13]+[.K14]+[.B14]+[.AO14];[.C13]+[.K14]+[.B14])" office:value-type="float" office:value="0.0752476" calcext:value-type="float">
            <text:p>.075</text:p>
          </table:table-cell>
          <table:table-cell table:style-name="ce188" table:formula="of:=[.D13]+[.AH14]+[.BB14]+[.AM14]-[.AP14]" office:value-type="float" office:value="0" calcext:value-type="float">
            <text:p>0.0</text:p>
          </table:table-cell>
          <table:table-cell table:style-name="ce197" table:formula="of:=IF([.H14]=0;[.E13];[.D14]+[.C14]*[.H14]+[.BC14]+[.AG14]-[.AH14])" office:value-type="float" office:value="77.505028" calcext:value-type="float">
            <text:p>78</text:p>
          </table:table-cell>
          <table:table-cell table:style-name="ce206" table:formula="of:=100*IF([.L14]=0;0;[.E14]/[.E13]-1)" office:value-type="float" office:value="-2.07579405346014" calcext:value-type="float">
            <text:p>-2.1</text:p>
          </table:table-cell>
          <table:table-cell table:style-name="ce160"/>
          <table:table-cell table:style-name="ce285" office:value-type="float" office:value="1030" calcext:value-type="float">
            <text:p>1030</text:p>
          </table:table-cell>
          <table:table-cell table:style-name="ce290" office:value-type="float" office:value="1010" calcext:value-type="float">
            <text:p>1010</text:p>
          </table:table-cell>
          <table:table-cell table:style-name="ce302" office:value-type="float" office:value="0.1" calcext:value-type="float">
            <text:p>0.1</text:p>
          </table:table-cell>
          <table:table-cell table:style-name="ce168"/>
          <table:table-cell table:style-name="ce315" office:value-type="time" office:time-value="PT16H39M00S" calcext:value-type="time">
            <text:p>16:39</text:p>
          </table:table-cell>
          <table:table-cell table:style-name="ce320" office:value-type="date" office:date-value="2013-11-28" calcext:value-type="date">
            <text:p>11/28</text:p>
          </table:table-cell>
          <table:table-cell table:style-name="ce160"/>
          <table:table-cell table:style-name="ce308" table:formula="of:=[.O13]+[.J14]" office:value-type="float" office:value="0" calcext:value-type="float">
            <text:p>0.0</text:p>
          </table:table-cell>
          <table:table-cell table:style-name="ce329" table:formula="of:=1+[.O14]/([.C14]+[.$C$4])" office:value-type="float" office:value="1" calcext:value-type="float">
            <text:p>1.0</text:p>
          </table:table-cell>
          <table:table-cell table:style-name="ce333" table:formula="of:=-[.O14]-[.C14]" office:value-type="float" office:value="-0.0752476" calcext:value-type="float">
            <text:p>-.075</text:p>
          </table:table-cell>
          <table:table-cell table:style-name="ce160"/>
          <table:table-cell table:style-name="ce343" table:formula="of:=-[.J14]+[.S13]" office:value-type="float" office:value="0" calcext:value-type="float">
            <text:p>0</text:p>
          </table:table-cell>
          <table:table-cell table:style-name="ce352"/>
          <table:table-cell table:style-name="ce358"/>
          <table:table-cell table:style-name="ce361" table:formula="of:=[.E14]/(ABS([.O14])*[.H14]*[.$V$6])" office:value-type="string" office:string-value="#DIV/0!" calcext:value-type="error">
            <text:p>#DIV/0!</text:p>
          </table:table-cell>
          <table:table-cell table:style-name="ce365" table:formula="of:=[.O14]*[.H14]/[.E14]" office:value-type="float" office:value="0" calcext:value-type="float">
            <text:p/>
          </table:table-cell>
          <table:table-cell table:style-name="ce329" table:formula="of:=([.E14]*[.$W$6]-ABS([.S14])*[.H14])/[.H14]" office:value-type="float" office:value="0.188119" calcext:value-type="float">
            <text:p>0.2</text:p>
          </table:table-cell>
          <table:table-cell table:style-name="ce160"/>
          <table:table-cell table:style-name="ce285" table:formula="of:=[.H14]*(-[.$AA$6]*0.01+[.P14])/[.P14]" office:value-type="float" office:value="1009.4" calcext:value-type="float">
            <text:p>1009</text:p>
          </table:table-cell>
          <table:table-cell table:style-name="ce497" table:formula="of:=SIGN([.P14])*([.I14]-[.H14])*[.J14]/([.C14]*[.I14])*100" office:value-type="float" office:value="-2.6315763157921" calcext:value-type="float">
            <text:p>-2.6</text:p>
          </table:table-cell>
          <table:table-cell table:style-name="ce503" table:formula="of:=([.E14]+[.AG14])*[.AA14]*0.01/([.H14]-[.Z14])" office:value-type="float" office:value="-0.0887901871423624" calcext:value-type="float">
            <text:p>-0.09</text:p>
          </table:table-cell>
          <table:table-cell table:style-name="ce511"/>
          <table:table-cell table:style-name="ce160"/>
          <table:table-cell table:style-name="ce521" table:formula="of:=IFERROR(IF(SIGN([.O14])+SIGN([.O13])=0;[.H14];([.H14]*[.J14]+[.AE13]*[.O13])/[.O14]);0)" office:value-type="float" office:value="0" calcext:value-type="float">
            <text:p/>
          </table:table-cell>
          <table:table-cell table:style-name="ce529" table:formula="of:=IF([.H14]=0;0;-([.H13]-[.H14])*[.O13])" office:value-type="float" office:value="-8" calcext:value-type="float">
            <text:p>-8.0</text:p>
          </table:table-cell>
          <table:table-cell table:style-name="ce534" table:formula="of:=[.AF14]+[.AG13]-[.AH13]" office:value-type="float" office:value="-8" calcext:value-type="float">
            <text:p>-8.0</text:p>
          </table:table-cell>
          <table:table-cell table:style-name="ce541" table:formula="of:=IF(OR([.O14]=0;SIGN([.O14])+SIGN([.O13])=0);(-[.H14]+[.AE13])*-[.O13];0)" office:value-type="float" office:value="-8" calcext:value-type="float">
            <text:p>-8.0</text:p>
          </table:table-cell>
          <table:table-cell table:style-name="ce550" table:formula="of:=[.AG14]/([.E14]-[.AG14])" office:value-type="float" office:value="-0.0935617493745514" calcext:value-type="float">
            <text:p>-.09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 office:value-type="float" office:value="1037.54" calcext:value-type="float">
            <text:p>1038</text:p>
          </table:table-cell>
          <table:table-cell table:style-name="ce569" table:formula="of:=-[.AK14]*0.01*ABS([.J14]+[.K14])*[.H14]" office:value-type="float" office:value="-0.3605" calcext:value-type="float">
            <text:p>-.36</text:p>
          </table:table-cell>
          <table:table-cell table:style-name="ce578"/>
          <table:table-cell table:style-name="ce587" table:formula="of:=ROUND([.AP14]/[.AL14]-(([.AK14]*0.01*ABS([.J14]+[.K14])*0.001)+ABS([.AH14])/[.AL14]*0.001);8)" office:value-type="float" office:value="-0.00806606" calcext:value-type="float">
            <text:p>-0.0080660600</text:p>
          </table:table-cell>
          <table:table-cell table:style-name="ce597" table:formula="of:=IF([.AM14]+[.D13]+[.AH14]&gt;0;[.AM14];[.AM14]+[.D13]+[.AH14])*SIGN([.AL14])" office:value-type="float" office:value="-8.3605" calcext:value-type="float">
            <text:p>-8.4</text:p>
          </table:table-cell>
          <table:table-cell table:style-name="ce160"/>
          <table:table-cell table:style-name="ce600" table:formula="of:=IFERROR([.AO14]+[.AT14];&quot;&quot;)" office:value-type="float" office:value="0" calcext:value-type="float">
            <text:p>0.0E+0</text:p>
          </table:table-cell>
          <table:table-cell table:style-name="ce157" table:formula="of:=([.AY14]-[.D14])*SIGN([.L14])" office:value-type="float" office:value="0" calcext:value-type="float">
            <text:p>0</text:p>
          </table:table-cell>
          <table:table-cell table:style-name="ce607" table:formula="of:=0.00771826+0.0003478" office:value-type="float" office:value="0.00806606" calcext:value-type="float">
            <text:p>0.00806606</text:p>
          </table:table-cell>
          <table:table-cell table:style-name="ce611" office:value-type="float" office:value="0.0752476" calcext:value-type="float">
            <text:p>0.0752476</text:p>
          </table:table-cell>
          <table:table-cell table:style-name="ce615" table:formula="of:=IF([.AU14]&lt;&gt;0;[.AU14];[.AV13])" office:value-type="float" office:value="0.0752476" calcext:value-type="float">
            <text:p>0.0752476</text:p>
          </table:table-cell>
          <table:table-cell table:style-name="ce620"/>
          <table:table-cell table:style-name="ce624"/>
          <table:table-cell table:style-name="ce615" table:formula="of:=IF([.AW14]&lt;&gt;&quot;&quot;;[.AW14];[.AY13])" office:value-type="float" office:value="0" calcext:value-type="float">
            <text:p>0</text:p>
          </table:table-cell>
          <table:table-cell table:style-name="ce615" table:formula="of:=IF([.AX14]&lt;&gt;&quot;&quot;;[.AX14];[.AZ13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14]&lt;&gt;&quot;&quot;;-[.BB14];[.BC13])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15]-[.AV15])*100000000" office:value-type="float" office:value="0" calcext:value-type="float">
            <text:p>0</text:p>
          </table:table-cell>
          <table:table-cell table:style-name="ce165"/>
          <table:table-cell table:style-name="ce178" table:formula="of:=IF([.AL15]&lt;&gt;0;[.C14]+[.K15]+[.B15]+[.AO15];[.C14]+[.K15]+[.B15])" office:value-type="float" office:value="0.07512794" calcext:value-type="float">
            <text:p>.075</text:p>
          </table:table-cell>
          <table:table-cell table:style-name="ce188" table:formula="of:=[.D14]+[.AH15]+[.BB15]+[.AM15]-[.AP15]" office:value-type="float" office:value="0" calcext:value-type="float">
            <text:p>0.0</text:p>
          </table:table-cell>
          <table:table-cell table:style-name="ce197" table:formula="of:=IF([.H15]=0;[.E14];[.D15]+[.C15]*[.H15]+[.BC15]+[.AG15]-[.AH15])" office:value-type="float" office:value="75.3615878934" calcext:value-type="float">
            <text:p>75</text:p>
          </table:table-cell>
          <table:table-cell table:style-name="ce207" table:formula="of:=100*IF([.L15]=0;0;[.E15]/[.E14]-1)" office:value-type="float" office:value="-2.76554974807569" calcext:value-type="float">
            <text:p>-2.8</text:p>
          </table:table-cell>
          <table:table-cell table:style-name="ce160"/>
          <table:table-cell table:style-name="ce285" office:value-type="float" office:value="1003.11" calcext:value-type="float">
            <text:p>1003</text:p>
          </table:table-cell>
          <table:table-cell table:style-name="ce290" office:value-type="float" office:value="1050" calcext:value-type="float">
            <text:p>1050</text:p>
          </table:table-cell>
          <table:table-cell table:style-name="ce302" office:value-type="float" office:value="-0.1" calcext:value-type="float">
            <text:p>-0.1</text:p>
          </table:table-cell>
          <table:table-cell table:style-name="ce162"/>
          <table:table-cell table:style-name="ce315" office:value-type="time" office:time-value="PT17H04M00S" calcext:value-type="time">
            <text:p>17:04</text:p>
          </table:table-cell>
          <table:table-cell table:style-name="ce320" office:value-type="date" office:date-value="2013-11-28" calcext:value-type="date">
            <text:p>11/28</text:p>
          </table:table-cell>
          <table:table-cell table:style-name="ce160"/>
          <table:table-cell table:style-name="ce308" table:formula="of:=[.O14]+[.J15]" office:value-type="float" office:value="-0.1" calcext:value-type="float">
            <text:p>-0.1</text:p>
          </table:table-cell>
          <table:table-cell table:style-name="ce329" table:formula="of:=1+[.O15]/([.C15]+[.$C$4])" office:value-type="float" office:value="0.263658002719458" calcext:value-type="float">
            <text:p>0.3</text:p>
          </table:table-cell>
          <table:table-cell table:style-name="ce333" table:formula="of:=-[.O15]-[.C15]" office:value-type="float" office:value="0.02487206" calcext:value-type="float">
            <text:p>.025</text:p>
          </table:table-cell>
          <table:table-cell table:style-name="ce160"/>
          <table:table-cell table:style-name="ce343" table:formula="of:=-[.J15]+[.S14]" office:value-type="float" office:value="0.1" calcext:value-type="float">
            <text:p>0.1</text:p>
          </table:table-cell>
          <table:table-cell table:style-name="ce352"/>
          <table:table-cell table:style-name="ce358"/>
          <table:table-cell table:style-name="ce361" table:formula="of:=[.E15]/(ABS([.O15])*[.H15]*[.$V$6])" office:value-type="float" office:value="7.512794" calcext:value-type="float">
            <text:p>7.5</text:p>
          </table:table-cell>
          <table:table-cell table:style-name="ce365" table:formula="of:=[.O15]*[.H15]/[.E15]" office:value-type="float" office:value="-1.33106271781178" calcext:value-type="float">
            <text:p>-1.3</text:p>
          </table:table-cell>
          <table:table-cell table:style-name="ce329" table:formula="of:=([.E15]*[.$W$6]-ABS([.S15])*[.H15])/[.H15]" office:value-type="float" office:value="0.08781985" calcext:value-type="float">
            <text:p>0.1</text:p>
          </table:table-cell>
          <table:table-cell table:style-name="ce160"/>
          <table:table-cell table:style-name="ce285" table:formula="of:=[.H15]*(-[.$AA$6]*0.01+[.P15])/[.P15]" office:value-type="float" office:value="927.018245556472" calcext:value-type="float">
            <text:p>927</text:p>
          </table:table-cell>
          <table:table-cell table:style-name="ce497" table:formula="of:=SIGN([.P15])*([.I15]-[.H15])*[.J15]/([.C15]*[.I15])*100" office:value-type="float" office:value="-5.94414579411373" calcext:value-type="float">
            <text:p>-5.9</text:p>
          </table:table-cell>
          <table:table-cell table:style-name="ce503" table:formula="of:=[.E15]*[.AA15]*0.01/([4PERF.R15]-[.Z15])-[.O14]" office:value-type="float" office:value="-0.000110118890817289" calcext:value-type="float">
            <text:p>0.00</text:p>
          </table:table-cell>
          <table:table-cell table:style-name="ce511"/>
          <table:table-cell table:style-name="ce160"/>
          <table:table-cell table:style-name="ce521" table:formula="of:=IFERROR(IF(SIGN([.O15])+SIGN([.O14])=0;[.H15];([.H15]*[.J15]+[.AE14]*[.O14])/[.O15]);0)" office:value-type="float" office:value="1003.11" calcext:value-type="float">
            <text:p>1003</text:p>
          </table:table-cell>
          <table:table-cell table:style-name="ce529" table:formula="of:=IF([.H15]=0;0;-([.H14]-[.H15])*[.O14])" office:value-type="float" office:value="-0" calcext:value-type="float">
            <text:p/>
          </table:table-cell>
          <table:table-cell table:style-name="ce534" table:formula="of:=[.AF15]+[.AG14]-[.AH14]" office:value-type="float" office:value="0" calcext:value-type="float">
            <text:p/>
          </table:table-cell>
          <table:table-cell table:style-name="ce541" table:formula="of:=IF(OR([.O15]=0;SIGN([.O15])+SIGN([.O14])=0);(-[.H15]+[.AE14])*-[.O14];0)" office:value-type="float" office:value="0" calcext:value-type="float">
            <text:p/>
          </table:table-cell>
          <table:table-cell table:style-name="ce550" table:formula="of:=[.AG15]/([.E15]-[.AG15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1007" calcext:value-type="float">
            <text:p>1007</text:p>
          </table:table-cell>
          <table:table-cell table:style-name="ce569" table:formula="of:=-[.AK15]*0.01*ABS([.J15]+[.K15])*[.H15]" office:value-type="float" office:value="-0.1203732" calcext:value-type="float">
            <text:p>-.12</text:p>
          </table:table-cell>
          <table:table-cell table:style-name="ce578"/>
          <table:table-cell table:style-name="ce587" table:formula="of:=ROUND([.AP15]/[.AL15]-(([.AK15]*0.01*ABS([.J15]+[.K15])*0.001)+ABS([.AH15])/[.AL15]*0.001);8)" office:value-type="float" office:value="-0.00011966" calcext:value-type="float">
            <text:p>-0.0001196600</text:p>
          </table:table-cell>
          <table:table-cell table:style-name="ce597" table:formula="of:=IF([.AM15]+[.D14]+[.AH15]&gt;0;[.AM15];[.AM15]+[.D14]+[.AH15])*SIGN([.AL15])" office:value-type="float" office:value="-0.1203732" calcext:value-type="float">
            <text:p>-0.1</text:p>
          </table:table-cell>
          <table:table-cell table:style-name="ce160"/>
          <table:table-cell table:style-name="ce600" table:formula="of:=IFERROR([.AO15]+[.AT15];&quot;&quot;)" office:value-type="float" office:value="0" calcext:value-type="float">
            <text:p>0.0E+0</text:p>
          </table:table-cell>
          <table:table-cell table:style-name="ce157" table:formula="of:=([.AY15]-[.D15])*SIGN([.L15])" office:value-type="float" office:value="0" calcext:value-type="float">
            <text:p>0</text:p>
          </table:table-cell>
          <table:table-cell table:style-name="ce608" office:value-type="float" office:value="0.00011966" calcext:value-type="float">
            <text:p>0.00011966</text:p>
          </table:table-cell>
          <table:table-cell table:style-name="ce611" office:value-type="float" office:value="0.07512794" calcext:value-type="float">
            <text:p>0.07512794</text:p>
          </table:table-cell>
          <table:table-cell table:style-name="ce615" table:formula="of:=IF([.AU15]&lt;&gt;0;[.AU15];[.AV14])" office:value-type="float" office:value="0.07512794" calcext:value-type="float">
            <text:p>0.07512794</text:p>
          </table:table-cell>
          <table:table-cell table:style-name="ce620"/>
          <table:table-cell table:style-name="ce624"/>
          <table:table-cell table:style-name="ce615" table:formula="of:=IF([.AW15]&lt;&gt;&quot;&quot;;[.AW15];[.AY14])" office:value-type="float" office:value="0" calcext:value-type="float">
            <text:p>0</text:p>
          </table:table-cell>
          <table:table-cell table:style-name="ce615" table:formula="of:=IF([.AX15]&lt;&gt;&quot;&quot;;[.AX15];[.AZ14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15]&lt;&gt;&quot;&quot;;-[.BB15];[.BC14])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16]-[.AV16])*100000000" office:value-type="float" office:value="0" calcext:value-type="float">
            <text:p>0</text:p>
          </table:table-cell>
          <table:table-cell table:style-name="ce165"/>
          <table:table-cell table:style-name="ce178" table:formula="of:=IF([.AL16]&lt;&gt;0;[.C15]+[.K16]+[.B16]+[.AO16];[.C15]+[.K16]+[.B16])" office:value-type="float" office:value="0.070522" calcext:value-type="float">
            <text:p>.071</text:p>
          </table:table-cell>
          <table:table-cell table:style-name="ce188" table:formula="of:=[.D15]+[.AH16]+[.BB16]+[.AM16]-[.AP16]" office:value-type="float" office:value="0" calcext:value-type="float">
            <text:p>0.0</text:p>
          </table:table-cell>
          <table:table-cell table:style-name="ce197" table:formula="of:=IF([.H16]=0;[.E15];[.D16]+[.C16]*[.H16]+[.BC16]+[.AG16]-[.AH16])" office:value-type="float" office:value="74.04668956" calcext:value-type="float">
            <text:p>74</text:p>
          </table:table-cell>
          <table:table-cell table:style-name="ce208" table:formula="of:=100*IF([.L16]=0;0;[.E16]/[.E15]-1)" office:value-type="float" office:value="-1.74478586526061" calcext:value-type="float">
            <text:p>-1.7</text:p>
          </table:table-cell>
          <table:table-cell table:style-name="ce160"/>
          <table:table-cell table:style-name="ce285" office:value-type="float" office:value="1049.98" calcext:value-type="float">
            <text:p>1050</text:p>
          </table:table-cell>
          <table:table-cell table:style-name="ce290" office:value-type="float" office:value="1025" calcext:value-type="float">
            <text:p>1025</text:p>
          </table:table-cell>
          <table:table-cell table:style-name="ce302" office:value-type="float" office:value="0.1" calcext:value-type="float">
            <text:p>0.1</text:p>
          </table:table-cell>
          <table:table-cell table:style-name="ce162"/>
          <table:table-cell table:style-name="ce315" office:value-type="time" office:time-value="PT18H46M00S" calcext:value-type="time">
            <text:p>18:46</text:p>
          </table:table-cell>
          <table:table-cell table:style-name="ce320" office:value-type="date" office:date-value="2013-11-28" calcext:value-type="date">
            <text:p>11/28</text:p>
          </table:table-cell>
          <table:table-cell table:style-name="ce160"/>
          <table:table-cell table:style-name="ce308" table:formula="of:=[.O15]+[.J16]" office:value-type="float" office:value="0" calcext:value-type="float">
            <text:p>0.0</text:p>
          </table:table-cell>
          <table:table-cell table:style-name="ce329" table:formula="of:=1+[.O16]/([.C16]+[.$C$4])" office:value-type="float" office:value="1" calcext:value-type="float">
            <text:p>1.0</text:p>
          </table:table-cell>
          <table:table-cell table:style-name="ce333" table:formula="of:=-[.O16]-[.C16]" office:value-type="float" office:value="-0.070522" calcext:value-type="float">
            <text:p>-.071</text:p>
          </table:table-cell>
          <table:table-cell table:style-name="ce160"/>
          <table:table-cell table:style-name="ce343" table:formula="of:=-[.J16]+[.S15]" office:value-type="float" office:value="0" calcext:value-type="float">
            <text:p>0</text:p>
          </table:table-cell>
          <table:table-cell table:style-name="ce352"/>
          <table:table-cell table:style-name="ce358"/>
          <table:table-cell table:style-name="ce361" table:formula="of:=[.E16]/(ABS([.O16])*[.H16]*[.$V$6])" office:value-type="string" office:string-value="#DIV/0!" calcext:value-type="error">
            <text:p>#DIV/0!</text:p>
          </table:table-cell>
          <table:table-cell table:style-name="ce365" table:formula="of:=[.O16]*[.H16]/[.E16]" office:value-type="float" office:value="0" calcext:value-type="float">
            <text:p/>
          </table:table-cell>
          <table:table-cell table:style-name="ce329" table:formula="of:=([.E16]*[.$W$6]-ABS([.S16])*[.H16])/[.H16]" office:value-type="float" office:value="0.176305" calcext:value-type="float">
            <text:p>0.2</text:p>
          </table:table-cell>
          <table:table-cell table:style-name="ce160"/>
          <table:table-cell table:style-name="ce285" table:formula="of:=[.H16]*(-[.$AA$6]*0.01+[.P16])/[.P16]" office:value-type="float" office:value="1028.9804" calcext:value-type="float">
            <text:p>1029</text:p>
          </table:table-cell>
          <table:table-cell table:style-name="ce497" table:formula="of:=SIGN([.P16])*([.I16]-[.H16])*[.J16]/([.C16]*[.I16])*100" office:value-type="float" office:value="-3.45576298280212" calcext:value-type="float">
            <text:p>-3.5</text:p>
          </table:table-cell>
          <table:table-cell table:style-name="ce503" table:formula="of:=[.E16]*[.AA16]*0.01/([4PERF.R16]-[.Z16])-[.O15]" office:value-type="float" office:value="0.0999369389668634" calcext:value-type="float">
            <text:p>0.10</text:p>
          </table:table-cell>
          <table:table-cell table:style-name="ce511"/>
          <table:table-cell table:style-name="ce160"/>
          <table:table-cell table:style-name="ce521" table:formula="of:=IFERROR(IF(SIGN([.O16])+SIGN([.O15])=0;[.H16];([.H16]*[.J16]+[.AE15]*[.O15])/[.O16]);0)" office:value-type="float" office:value="0" calcext:value-type="float">
            <text:p/>
          </table:table-cell>
          <table:table-cell table:style-name="ce529" table:formula="of:=IF([.H16]=0;0;-([.H15]-[.H16])*[.O15])" office:value-type="float" office:value="-4.687" calcext:value-type="float">
            <text:p>-4.7</text:p>
          </table:table-cell>
          <table:table-cell table:style-name="ce534" table:formula="of:=[.AF16]+[.AG15]-[.AH15]" office:value-type="float" office:value="-4.687" calcext:value-type="float">
            <text:p>-4.7</text:p>
          </table:table-cell>
          <table:table-cell table:style-name="ce541" table:formula="of:=IF(OR([.O16]=0;SIGN([.O16])+SIGN([.O15])=0);(-[.H16]+[.AE15])*-[.O15];0)" office:value-type="float" office:value="-4.687" calcext:value-type="float">
            <text:p>-4.7</text:p>
          </table:table-cell>
          <table:table-cell table:style-name="ce550" table:formula="of:=[.AG16]/([.E16]-[.AG16])" office:value-type="float" office:value="-0.059529789931008" calcext:value-type="float">
            <text:p>-.06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1046" calcext:value-type="float">
            <text:p>1046</text:p>
          </table:table-cell>
          <table:table-cell table:style-name="ce569" table:formula="of:=-[.AK16]*0.01*ABS([.J16]+[.K16])*[.H16]" office:value-type="float" office:value="-0.1259976" calcext:value-type="float">
            <text:p>-.13</text:p>
          </table:table-cell>
          <table:table-cell table:style-name="ce578"/>
          <table:table-cell table:style-name="ce587" table:formula="of:=ROUND([.AP16]/[.AL16]-(([.AK16]*0.01*ABS([.J16]+[.K16])*0.001)+ABS([.AH16])/[.AL16]*0.001);8)" office:value-type="float" office:value="-0.00460594" calcext:value-type="float">
            <text:p>-0.0046059400</text:p>
          </table:table-cell>
          <table:table-cell table:style-name="ce597" table:formula="of:=IF([.AM16]+[.D15]+[.AH16]&gt;0;[.AM16];[.AM16]+[.D15]+[.AH16])*SIGN([.AL16])" office:value-type="float" office:value="-4.8129976" calcext:value-type="float">
            <text:p>-4.8</text:p>
          </table:table-cell>
          <table:table-cell table:style-name="ce160"/>
          <table:table-cell table:style-name="ce600" table:formula="of:=IFERROR([.AO16]+[.AT16];&quot;&quot;)" office:value-type="float" office:value="0" calcext:value-type="float">
            <text:p>0.0E+0</text:p>
          </table:table-cell>
          <table:table-cell table:style-name="ce157" table:formula="of:=([.AY16]-[.D16])*SIGN([.L16])" office:value-type="float" office:value="0" calcext:value-type="float">
            <text:p>0</text:p>
          </table:table-cell>
          <table:table-cell table:style-name="ce607" table:formula="of:=0.00448536+0.00012058" office:value-type="float" office:value="0.00460594" calcext:value-type="float">
            <text:p>0.00460594</text:p>
          </table:table-cell>
          <table:table-cell table:style-name="ce611" office:value-type="float" office:value="0.070522" calcext:value-type="float">
            <text:p>0.070522</text:p>
          </table:table-cell>
          <table:table-cell table:style-name="ce615" table:formula="of:=IF([.AU16]&lt;&gt;0;[.AU16];[.AV15])" office:value-type="float" office:value="0.070522" calcext:value-type="float">
            <text:p>0.070522</text:p>
          </table:table-cell>
          <table:table-cell table:style-name="ce620"/>
          <table:table-cell table:style-name="ce624"/>
          <table:table-cell table:style-name="ce615" table:formula="of:=IF([.AW16]&lt;&gt;&quot;&quot;;[.AW16];[.AY15])" office:value-type="float" office:value="0" calcext:value-type="float">
            <text:p>0</text:p>
          </table:table-cell>
          <table:table-cell table:style-name="ce615" table:formula="of:=IF([.AX16]&lt;&gt;&quot;&quot;;[.AX16];[.AZ15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16]&lt;&gt;&quot;&quot;;-[.BB16];[.BC15])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17]-[.AV17])*100000000" office:value-type="float" office:value="0" calcext:value-type="float">
            <text:p>0</text:p>
          </table:table-cell>
          <table:table-cell table:style-name="ce165"/>
          <table:table-cell table:style-name="ce178" table:formula="of:=IF([.AL17]&lt;&gt;0;[.C16]+[.K17]+[.B17]+[.AO17];[.C16]+[.K17]+[.B17])" office:value-type="float" office:value="0.07040177" calcext:value-type="float">
            <text:p>.070</text:p>
          </table:table-cell>
          <table:table-cell table:style-name="ce188" table:formula="of:=[.D16]+[.AH17]+[.BB17]+[.AM17]-[.AP17]" office:value-type="float" office:value="0" calcext:value-type="float">
            <text:p>0.0</text:p>
          </table:table-cell>
          <table:table-cell table:style-name="ce197" table:formula="of:=IF([.H17]=0;[.E16];[.D17]+[.C17]*[.H17]+[.BC17]+[.AG17]-[.AH17])" office:value-type="float" office:value="73.9218585" calcext:value-type="float">
            <text:p>74</text:p>
          </table:table-cell>
          <table:table-cell table:style-name="ce209" table:formula="of:=100*IF([.L17]=0;0;[.E17]/[.E16]-1)" office:value-type="float" office:value="-0.168584255071735" calcext:value-type="float">
            <text:p>-0.2</text:p>
          </table:table-cell>
          <table:table-cell table:style-name="ce160"/>
          <table:table-cell table:style-name="ce285" office:value-type="float" office:value="1050" calcext:value-type="float">
            <text:p>1050</text:p>
          </table:table-cell>
          <table:table-cell table:style-name="ce290" office:value-type="float" office:value="975" calcext:value-type="float">
            <text:p>975</text:p>
          </table:table-cell>
          <table:table-cell table:style-name="ce302" office:value-type="float" office:value="-0.1" calcext:value-type="float">
            <text:p>-0.1</text:p>
          </table:table-cell>
          <table:table-cell table:style-name="ce162"/>
          <table:table-cell table:style-name="ce315" office:value-type="time" office:time-value="PT13H57M00S" calcext:value-type="time">
            <text:p>13:57</text:p>
          </table:table-cell>
          <table:table-cell table:style-name="ce320" office:value-type="date" office:date-value="2013-11-29" calcext:value-type="date">
            <text:p>11/29</text:p>
          </table:table-cell>
          <table:table-cell table:style-name="ce160"/>
          <table:table-cell table:style-name="ce308" table:formula="of:=[.O16]+[.J17]" office:value-type="float" office:value="-0.1" calcext:value-type="float">
            <text:p>-0.1</text:p>
          </table:table-cell>
          <table:table-cell table:style-name="ce329" table:formula="of:=1+[.O17]/([.C17]+[.$C$4])" office:value-type="float" office:value="0.237108797974127" calcext:value-type="float">
            <text:p>0.2</text:p>
          </table:table-cell>
          <table:table-cell table:style-name="ce333" table:formula="of:=-[.O17]-[.C17]" office:value-type="float" office:value="0.02959823" calcext:value-type="float">
            <text:p>.030</text:p>
          </table:table-cell>
          <table:table-cell table:style-name="ce160"/>
          <table:table-cell table:style-name="ce343" table:formula="of:=-[.J17]+[.S16]" office:value-type="float" office:value="0.1" calcext:value-type="float">
            <text:p>0.1</text:p>
          </table:table-cell>
          <table:table-cell table:style-name="ce352"/>
          <table:table-cell table:style-name="ce358"/>
          <table:table-cell table:style-name="ce361" table:formula="of:=[.E17]/(ABS([.O17])*[.H17]*[.$V$6])" office:value-type="float" office:value="7.040177" calcext:value-type="float">
            <text:p>7.0</text:p>
          </table:table-cell>
          <table:table-cell table:style-name="ce365" table:formula="of:=[.O17]*[.H17]/[.E17]" office:value-type="float" office:value="-1.42041883321968" calcext:value-type="float">
            <text:p>-1.4</text:p>
          </table:table-cell>
          <table:table-cell table:style-name="ce329" table:formula="of:=([.E17]*[.$W$6]-ABS([.S17])*[.H17])/[.H17]" office:value-type="float" office:value="0.076004425" calcext:value-type="float">
            <text:p>0.1</text:p>
          </table:table-cell>
          <table:table-cell table:style-name="ce160"/>
          <table:table-cell table:style-name="ce285" table:formula="of:=[.H17]*(-[.$AA$6]*0.01+[.P17])/[.P17]" office:value-type="float" office:value="961.433062883261" calcext:value-type="float">
            <text:p>961</text:p>
          </table:table-cell>
          <table:table-cell table:style-name="ce497" table:formula="of:=SIGN([.P17])*([.I17]-[.H17])*[.J17]/([.C17]*[.I17])*100" office:value-type="float" office:value="10.9262987170744" calcext:value-type="float">
            <text:p>+10.9</text:p>
          </table:table-cell>
          <table:table-cell table:style-name="ce503" table:formula="of:=([.D17]+[.Z17]*([.C17]))*[.AA17]*0.01/([.H17]-[.Z17])" office:value-type="float" office:value="0.0835033838362028" calcext:value-type="float">
            <text:p>0.08</text:p>
          </table:table-cell>
          <table:table-cell table:style-name="ce511"/>
          <table:table-cell table:style-name="ce160"/>
          <table:table-cell table:style-name="ce521" table:formula="of:=IFERROR(IF(SIGN([.O17])+SIGN([.O16])=0;[.H17];([.H17]*[.J17]+[.AE16]*[.O16])/[.O17]);0)" office:value-type="float" office:value="1050" calcext:value-type="float">
            <text:p>1050</text:p>
          </table:table-cell>
          <table:table-cell table:style-name="ce529" table:formula="of:=IF([.H17]=0;0;-([.H16]-[.H17])*[.O16])" office:value-type="float" office:value="0" calcext:value-type="float">
            <text:p/>
          </table:table-cell>
          <table:table-cell table:style-name="ce534" table:formula="of:=[.AF17]+[.AG16]-[.AH16]" office:value-type="float" office:value="0" calcext:value-type="float">
            <text:p/>
          </table:table-cell>
          <table:table-cell table:style-name="ce541" table:formula="of:=IF(OR([.O17]=0;SIGN([.O17])+SIGN([.O16])=0);(-[.H17]+[.AE16])*-[.O16];0)" office:value-type="float" office:value="0" calcext:value-type="float">
            <text:p/>
          </table:table-cell>
          <table:table-cell table:style-name="ce550" table:formula="of:=[.AG17]/([.E17]-[.AG17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1049" calcext:value-type="float">
            <text:p>1049</text:p>
          </table:table-cell>
          <table:table-cell table:style-name="ce569" table:formula="of:=-[.AK17]*0.01*ABS([.J17]+[.K17])*[.H17]" office:value-type="float" office:value="-0.126" calcext:value-type="float">
            <text:p>-.13</text:p>
          </table:table-cell>
          <table:table-cell table:style-name="ce578"/>
          <table:table-cell table:style-name="ce587" table:formula="of:=ROUND([.AP17]/[.AL17]-(([.AK17]*0.01*ABS([.J17]+[.K17])*0.001)+ABS([.AH17])/[.AL17]*0.001);8)" office:value-type="float" office:value="-0.00012023" calcext:value-type="float">
            <text:p>-0.0001202300</text:p>
          </table:table-cell>
          <table:table-cell table:style-name="ce597" table:formula="of:=IF([.AM17]+[.D16]+[.AH17]&gt;0;[.AM17];[.AM17]+[.D16]+[.AH17])*SIGN([.AL17])" office:value-type="float" office:value="-0.126" calcext:value-type="float">
            <text:p>-0.1</text:p>
          </table:table-cell>
          <table:table-cell table:style-name="ce160"/>
          <table:table-cell table:style-name="ce600" table:formula="of:=IFERROR([.AO17]+[.AT17];&quot;&quot;)" office:value-type="float" office:value="0" calcext:value-type="float">
            <text:p>0.0E+0</text:p>
          </table:table-cell>
          <table:table-cell table:style-name="ce157" table:formula="of:=([.AY17]-[.D17])*SIGN([.L17])" office:value-type="float" office:value="0" calcext:value-type="float">
            <text:p>0</text:p>
          </table:table-cell>
          <table:table-cell table:style-name="ce608" office:value-type="float" office:value="0.00012023" calcext:value-type="float">
            <text:p>0.00012023</text:p>
          </table:table-cell>
          <table:table-cell table:style-name="ce611" office:value-type="float" office:value="0.07040177" calcext:value-type="float">
            <text:p>0.07040177</text:p>
          </table:table-cell>
          <table:table-cell table:style-name="ce615" table:formula="of:=IF([.AU17]&lt;&gt;0;[.AU17];[.AV16])" office:value-type="float" office:value="0.07040177" calcext:value-type="float">
            <text:p>0.07040177</text:p>
          </table:table-cell>
          <table:table-cell table:style-name="ce620"/>
          <table:table-cell table:style-name="ce624"/>
          <table:table-cell table:style-name="ce615" table:formula="of:=IF([.AW17]&lt;&gt;&quot;&quot;;[.AW17];[.AY16])" office:value-type="float" office:value="0" calcext:value-type="float">
            <text:p>0</text:p>
          </table:table-cell>
          <table:table-cell table:style-name="ce615" table:formula="of:=IF([.AX17]&lt;&gt;&quot;&quot;;[.AX17];[.AZ16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17]&lt;&gt;&quot;&quot;;-[.BB17];[.BC16])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18]-[.AV18])*100000000" office:value-type="float" office:value="-0.999999999473644" calcext:value-type="float">
            <text:p>-0.9999999995</text:p>
          </table:table-cell>
          <table:table-cell table:style-name="ce165"/>
          <table:table-cell table:style-name="ce178" table:formula="of:=IF([.AL18]&lt;&gt;0;[.C17]+[.K18]+[.B18]+[.AO18];[.C17]+[.K18]+[.B18])" office:value-type="float" office:value="0.06554556" calcext:value-type="float">
            <text:p>.066</text:p>
          </table:table-cell>
          <table:table-cell table:style-name="ce188" table:formula="of:=[.D17]+[.AH18]+[.BB18]+[.AM18]-[.AP18]" office:value-type="float" office:value="0" calcext:value-type="float">
            <text:p>0.0</text:p>
          </table:table-cell>
          <table:table-cell table:style-name="ce197" table:formula="of:=IF([.H18]=0;[.E17];[.D18]+[.C18]*[.H18]+[.BC18]+[.AG18]-[.AH18])" office:value-type="float" office:value="72.100116" calcext:value-type="float">
            <text:p>72</text:p>
          </table:table-cell>
          <table:table-cell table:style-name="ce210" table:formula="of:=100*IF([.L18]=0;0;[.E18]/[.E17]-1)" office:value-type="float" office:value="-2.46441652978733" calcext:value-type="float">
            <text:p>-2.5</text:p>
          </table:table-cell>
          <table:table-cell table:style-name="ce160"/>
          <table:table-cell table:style-name="ce285" office:value-type="float" office:value="1100" calcext:value-type="float">
            <text:p>1100</text:p>
          </table:table-cell>
          <table:table-cell table:style-name="ce290" office:value-type="float" office:value="1100" calcext:value-type="float">
            <text:p>1100</text:p>
          </table:table-cell>
          <table:table-cell table:style-name="ce302" office:value-type="float" office:value="0.1" calcext:value-type="float">
            <text:p>0.1</text:p>
          </table:table-cell>
          <table:table-cell table:style-name="ce162"/>
          <table:table-cell table:style-name="ce315" office:value-type="time" office:time-value="PT01H44M00S" calcext:value-type="time">
            <text:p>01:44</text:p>
          </table:table-cell>
          <table:table-cell table:style-name="ce320" office:value-type="date" office:date-value="2013-11-30" calcext:value-type="date">
            <text:p>11/30</text:p>
          </table:table-cell>
          <table:table-cell table:style-name="ce160"/>
          <table:table-cell table:style-name="ce308" table:formula="of:=[.O17]+[.J18]" office:value-type="float" office:value="0" calcext:value-type="float">
            <text:p>0.0</text:p>
          </table:table-cell>
          <table:table-cell table:style-name="ce329" table:formula="of:=1+[.O18]/([.C18]+[.$C$4])" office:value-type="float" office:value="1" calcext:value-type="float">
            <text:p>1.0</text:p>
          </table:table-cell>
          <table:table-cell table:style-name="ce333" table:formula="of:=-[.O18]-[.C18]" office:value-type="float" office:value="-0.06554556" calcext:value-type="float">
            <text:p>-.066</text:p>
          </table:table-cell>
          <table:table-cell table:style-name="ce160"/>
          <table:table-cell table:style-name="ce343" table:formula="of:=-[.J18]+[.S17]" office:value-type="float" office:value="0" calcext:value-type="float">
            <text:p>0</text:p>
          </table:table-cell>
          <table:table-cell table:style-name="ce352"/>
          <table:table-cell table:style-name="ce358"/>
          <table:table-cell table:style-name="ce361" table:formula="of:=[.E18]/(ABS([.O18])*[.H18]*[.$V$6])" office:value-type="string" office:string-value="#DIV/0!" calcext:value-type="error">
            <text:p>#DIV/0!</text:p>
          </table:table-cell>
          <table:table-cell table:style-name="ce365" table:formula="of:=[.O18]*[.H18]/[.E18]" office:value-type="float" office:value="0" calcext:value-type="float">
            <text:p/>
          </table:table-cell>
          <table:table-cell table:style-name="ce329" table:formula="of:=([.E18]*[.$W$6]-ABS([.S18])*[.H18])/[.H18]" office:value-type="float" office:value="0.1638639" calcext:value-type="float">
            <text:p>0.2</text:p>
          </table:table-cell>
          <table:table-cell table:style-name="ce160"/>
          <table:table-cell table:style-name="ce285" table:formula="of:=[.H18]*(-[.$AA$6]*0.01+[.P18])/[.P18]" office:value-type="float" office:value="1078" calcext:value-type="float">
            <text:p>1078</text:p>
          </table:table-cell>
          <table:table-cell table:style-name="ce497" table:formula="of:=SIGN([.P18])*([.I18]-[.H18])*[.J18]/([.C18]*[.I18])*100" office:value-type="float" office:value="0" calcext:value-type="float">
            <text:p>.0</text:p>
          </table:table-cell>
          <table:table-cell table:style-name="ce503" table:formula="of:=[.E18]*[.AA18]*0.01/([4PERF.R18]-[.Z18])-[.O17]" office:value-type="float" office:value="0.1" calcext:value-type="float">
            <text:p>0.10</text:p>
          </table:table-cell>
          <table:table-cell table:style-name="ce512" office:value-type="float" office:value="1101" calcext:value-type="float">
            <text:p>1101</text:p>
          </table:table-cell>
          <table:table-cell table:style-name="ce160"/>
          <table:table-cell table:style-name="ce521" table:formula="of:=IFERROR(IF(SIGN([.O18])+SIGN([.O17])=0;[.H18];([.H18]*[.J18]+[.AE17]*[.O17])/[.O18]);0)" office:value-type="float" office:value="0" calcext:value-type="float">
            <text:p/>
          </table:table-cell>
          <table:table-cell table:style-name="ce529" table:formula="of:=IF([.H18]=0;0;-([.H17]-[.H18])*[.O17])" office:value-type="float" office:value="-5" calcext:value-type="float">
            <text:p>-5.0</text:p>
          </table:table-cell>
          <table:table-cell table:style-name="ce534" table:formula="of:=[.AF18]+[.AG17]-[.AH17]" office:value-type="float" office:value="-5" calcext:value-type="float">
            <text:p>-5.0</text:p>
          </table:table-cell>
          <table:table-cell table:style-name="ce541" table:formula="of:=IF(OR([.O18]=0;SIGN([.O18])+SIGN([.O17])=0);(-[.H18]+[.AE17])*-[.O17];0)" office:value-type="float" office:value="-5" calcext:value-type="float">
            <text:p>-5.0</text:p>
          </table:table-cell>
          <table:table-cell table:style-name="ce550" table:formula="of:=[.AG18]/([.E18]-[.AG18])" office:value-type="float" office:value="-0.0648507454904478" calcext:value-type="float">
            <text:p>-.06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 office:value-type="float" office:value="1110" calcext:value-type="float">
            <text:p>1110</text:p>
          </table:table-cell>
          <table:table-cell table:style-name="ce569" table:formula="of:=-[.AK18]*0.01*ABS([.J18]+[.K18])*[.H18]" office:value-type="float" office:value="-0.385" calcext:value-type="float">
            <text:p>-.39</text:p>
          </table:table-cell>
          <table:table-cell table:style-name="ce578"/>
          <table:table-cell table:style-name="ce587" table:formula="of:=ROUND([.AP18]/[.AL18]-(([.AK18]*0.01*ABS([.J18]+[.K18])*0.001)+ABS([.AH18])/[.AL18]*0.001);8)" office:value-type="float" office:value="-0.00485621" calcext:value-type="float">
            <text:p>-0.0048562100</text:p>
          </table:table-cell>
          <table:table-cell table:style-name="ce597" table:formula="of:=IF([.AM18]+[.D17]+[.AH18]&gt;0;[.AM18];[.AM18]+[.D17]+[.AH18])*SIGN([.AL18])" office:value-type="float" office:value="-5.385" calcext:value-type="float">
            <text:p>-5.4</text:p>
          </table:table-cell>
          <table:table-cell table:style-name="ce160"/>
          <table:table-cell table:style-name="ce601" table:formula="of:=IFERROR([.AO18]+[.AT18];&quot;&quot;)" office:value-type="float" office:value="-0.00000000999999999994061" calcext:value-type="float">
            <text:p>-1.0E-8</text:p>
          </table:table-cell>
          <table:table-cell table:style-name="ce157" table:formula="of:=([.AY18]-[.D18])*SIGN([.L18])" office:value-type="float" office:value="0" calcext:value-type="float">
            <text:p>0</text:p>
          </table:table-cell>
          <table:table-cell table:style-name="ce607" table:formula="of:=0.00450901+0.00034719" office:value-type="float" office:value="0.0048562" calcext:value-type="float">
            <text:p>0.0048562</text:p>
          </table:table-cell>
          <table:table-cell table:style-name="ce611" office:value-type="float" office:value="0.06554557" calcext:value-type="float">
            <text:p>0.06554557</text:p>
          </table:table-cell>
          <table:table-cell table:style-name="ce615" table:formula="of:=IF([.AU18]&lt;&gt;0;[.AU18];[.AV17])" office:value-type="float" office:value="0.06554557" calcext:value-type="float">
            <text:p>0.06554557</text:p>
          </table:table-cell>
          <table:table-cell table:style-name="ce620"/>
          <table:table-cell table:style-name="ce624"/>
          <table:table-cell table:style-name="ce615" table:formula="of:=IF([.AW18]&lt;&gt;&quot;&quot;;[.AW18];[.AY17])" office:value-type="float" office:value="0" calcext:value-type="float">
            <text:p>0</text:p>
          </table:table-cell>
          <table:table-cell table:style-name="ce615" table:formula="of:=IF([.AX18]&lt;&gt;&quot;&quot;;[.AX18];[.AZ17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18]&lt;&gt;&quot;&quot;;-[.BB18];[.BC17])" office:value-type="float" office:value="0" calcext:value-type="float">
            <text:p>0</text:p>
          </table:table-cell>
          <table:table-cell office:value-type="string" calcext:value-type="string">
            <text:p>rounddown</text:p>
          </table:table-cell>
          <table:table-cell table:number-columns-repeated="967"/>
        </table:table-row>
        <table:table-row table:style-name="ro13">
          <table:table-cell table:style-name="ce161" table:formula="of:=([.C19]-[.AV19])*100000000" office:value-type="float" office:value="-0.999999999473644" calcext:value-type="float">
            <text:p>-0.9999999995</text:p>
          </table:table-cell>
          <table:table-cell table:style-name="ce165"/>
          <table:table-cell table:style-name="ce178" table:formula="of:=IF([.AL19]&lt;&gt;0;[.C18]+[.K19]+[.B19]+[.AO19];[.C18]+[.K19]+[.B19])" office:value-type="float" office:value="0.06519521" calcext:value-type="float">
            <text:p>.065</text:p>
          </table:table-cell>
          <table:table-cell table:style-name="ce188" table:formula="of:=[.D18]+[.AH19]+[.BB19]+[.AM19]-[.AP19]" office:value-type="float" office:value="0" calcext:value-type="float">
            <text:p>0.0</text:p>
          </table:table-cell>
          <table:table-cell table:style-name="ce197" table:formula="of:=IF([.H19]=0;[.E18];[.D19]+[.C19]*[.H19]+[.BC19]+[.AG19]-[.AH19])" office:value-type="float" office:value="71.714731" calcext:value-type="float">
            <text:p>72</text:p>
          </table:table-cell>
          <table:table-cell table:style-name="ce211" table:formula="of:=100*IF([.L19]=0;0;[.E19]/[.E18]-1)" office:value-type="float" office:value="-0.534513703140227" calcext:value-type="float">
            <text:p>-0.5</text:p>
          </table:table-cell>
          <table:table-cell table:style-name="ce160"/>
          <table:table-cell table:style-name="ce285" office:value-type="float" office:value="1100" calcext:value-type="float">
            <text:p>1100</text:p>
          </table:table-cell>
          <table:table-cell table:style-name="ce290"/>
          <table:table-cell table:style-name="ce302" office:value-type="float" office:value="-0.1" calcext:value-type="float">
            <text:p>-0.1</text:p>
          </table:table-cell>
          <table:table-cell table:style-name="ce162"/>
          <table:table-cell table:style-name="ce315" office:value-type="time" office:time-value="PT18H15M00S" calcext:value-type="time">
            <text:p>18:15</text:p>
          </table:table-cell>
          <table:table-cell table:style-name="ce320" office:value-type="date" office:date-value="2013-11-30" calcext:value-type="date">
            <text:p>11/30</text:p>
          </table:table-cell>
          <table:table-cell table:style-name="ce160"/>
          <table:table-cell table:style-name="ce308" table:formula="of:=[.O18]+[.J19]" office:value-type="float" office:value="-0.1" calcext:value-type="float">
            <text:p>-0.1</text:p>
          </table:table-cell>
          <table:table-cell table:style-name="ce329" table:formula="of:=1+[.O19]/([.C19]+[.$C$4])" office:value-type="float" office:value="0.20555305701992" calcext:value-type="float">
            <text:p>0.2</text:p>
          </table:table-cell>
          <table:table-cell table:style-name="ce333" table:formula="of:=-[.O19]-[.C19]" office:value-type="float" office:value="0.03480479" calcext:value-type="float">
            <text:p>.035</text:p>
          </table:table-cell>
          <table:table-cell table:style-name="ce160"/>
          <table:table-cell table:style-name="ce343" table:formula="of:=-[.J19]+[.S18]" office:value-type="float" office:value="0.1" calcext:value-type="float">
            <text:p>0.1</text:p>
          </table:table-cell>
          <table:table-cell table:style-name="ce352"/>
          <table:table-cell table:style-name="ce358"/>
          <table:table-cell table:style-name="ce361" table:formula="of:=[.E19]/(ABS([.O19])*[.H19]*[.$V$6])" office:value-type="float" office:value="6.519521" calcext:value-type="float">
            <text:p>6.5</text:p>
          </table:table-cell>
          <table:table-cell table:style-name="ce365" table:formula="of:=[.O19]*[.H19]/[.E19]" office:value-type="float" office:value="-1.53385501787631" calcext:value-type="float">
            <text:p>-1.5</text:p>
          </table:table-cell>
          <table:table-cell table:style-name="ce329" table:formula="of:=([.E19]*[.$W$6]-ABS([.S19])*[.H19])/[.H19]" office:value-type="float" office:value="0.062988025" calcext:value-type="float">
            <text:p>0.1</text:p>
          </table:table-cell>
          <table:table-cell table:style-name="ce160"/>
          <table:table-cell table:style-name="ce285" table:formula="of:=[.H19]*(-[.$AA$6]*0.01+[.P19])/[.P19]" office:value-type="float" office:value="992.971672039555" calcext:value-type="float">
            <text:p>993</text:p>
          </table:table-cell>
          <table:table-cell table:style-name="ce497" table:formula="of:=SIGN([.P19])*([.I19]-[.H19])*[.J19]/([.C19]*[.I19])*100" office:value-type="string" office:string-value="#DIV/0!" calcext:value-type="error">
            <text:p>#DIV/0!</text:p>
          </table:table-cell>
          <table:table-cell table:style-name="ce503" table:formula="of:=[.E19]*[.AA19]*0.01/([4PERF.R19]-[.Z19])-[.O18]" office:value-type="string" office:string-value="#DIV/0!" calcext:value-type="error">
            <text:p>#DIV/0!</text:p>
          </table:table-cell>
          <table:table-cell table:style-name="ce511"/>
          <table:table-cell table:style-name="ce160"/>
          <table:table-cell table:style-name="ce521" table:formula="of:=IFERROR(IF(SIGN([.O19])+SIGN([.O18])=0;[.H19];([.H19]*[.J19]+[.AE18]*[.O18])/[.O19]);0)" office:value-type="float" office:value="1100" calcext:value-type="float">
            <text:p>1100</text:p>
          </table:table-cell>
          <table:table-cell table:style-name="ce529" table:formula="of:=IF([.H19]=0;0;-([.H18]-[.H19])*[.O18])" office:value-type="float" office:value="-0" calcext:value-type="float">
            <text:p/>
          </table:table-cell>
          <table:table-cell table:style-name="ce534" table:formula="of:=[.AF19]+[.AG18]-[.AH18]" office:value-type="float" office:value="0" calcext:value-type="float">
            <text:p/>
          </table:table-cell>
          <table:table-cell table:style-name="ce541" table:formula="of:=IF(OR([.O19]=0;SIGN([.O19])+SIGN([.O18])=0);(-[.H19]+[.AE18])*-[.O18];0)" office:value-type="float" office:value="0" calcext:value-type="float">
            <text:p/>
          </table:table-cell>
          <table:table-cell table:style-name="ce550" table:formula="of:=[.AG19]/([.E19]-[.AG19])" office:value-type="float" office:value="0" calcext:value-type="float">
            <text:p/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 office:value-type="float" office:value="1100" calcext:value-type="float">
            <text:p>1100</text:p>
          </table:table-cell>
          <table:table-cell table:style-name="ce569" table:formula="of:=-[.AK19]*0.01*ABS([.J19]+[.K19])*[.H19]" office:value-type="float" office:value="-0.385" calcext:value-type="float">
            <text:p>-.39</text:p>
          </table:table-cell>
          <table:table-cell table:style-name="ce578"/>
          <table:table-cell table:style-name="ce587" table:formula="of:=ROUND([.AP19]/[.AL19]-(([.AK19]*0.01*ABS([.J19]+[.K19])*0.001)+ABS([.AH19])/[.AL19]*0.001);8)" office:value-type="float" office:value="-0.00035035" calcext:value-type="float">
            <text:p>-0.0003503500</text:p>
          </table:table-cell>
          <table:table-cell table:style-name="ce597" table:formula="of:=IF([.AM19]+[.D18]+[.AH19]&gt;0;[.AM19];[.AM19]+[.D18]+[.AH19])*SIGN([.AL19])" office:value-type="float" office:value="-0.385" calcext:value-type="float">
            <text:p>-0.4</text:p>
          </table:table-cell>
          <table:table-cell table:style-name="ce160"/>
          <table:table-cell table:style-name="ce600" table:formula="of:=IFERROR([.AO19]+[.AT19];&quot;&quot;)" office:value-type="float" office:value="0" calcext:value-type="float">
            <text:p>0.0E+0</text:p>
          </table:table-cell>
          <table:table-cell table:style-name="ce157" table:formula="of:=([.AY19]-[.D19])*SIGN([.L19])" office:value-type="float" office:value="0" calcext:value-type="float">
            <text:p>0</text:p>
          </table:table-cell>
          <table:table-cell table:style-name="ce608" office:value-type="float" office:value="0.00035035" calcext:value-type="float">
            <text:p>0.00035035</text:p>
          </table:table-cell>
          <table:table-cell table:style-name="ce611" office:value-type="float" office:value="0.06519522" calcext:value-type="float">
            <text:p>0.06519522</text:p>
          </table:table-cell>
          <table:table-cell table:style-name="ce615" table:formula="of:=IF([.AU19]&lt;&gt;0;[.AU19];[.AV18])" office:value-type="float" office:value="0.06519522" calcext:value-type="float">
            <text:p>0.06519522</text:p>
          </table:table-cell>
          <table:table-cell table:style-name="ce620"/>
          <table:table-cell table:style-name="ce624"/>
          <table:table-cell table:style-name="ce615" table:formula="of:=IF([.AW19]&lt;&gt;&quot;&quot;;[.AW19];[.AY18])" office:value-type="float" office:value="0" calcext:value-type="float">
            <text:p>0</text:p>
          </table:table-cell>
          <table:table-cell table:style-name="ce615" table:formula="of:=IF([.AX19]&lt;&gt;&quot;&quot;;[.AX19];[.AZ18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19]&lt;&gt;&quot;&quot;;-[.BB19];[.BC18])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20]-[.AV20])*100000000" office:value-type="float" office:value="-0.999999999473644" calcext:value-type="float">
            <text:p>-0.9999999995</text:p>
          </table:table-cell>
          <table:table-cell table:style-name="ce165"/>
          <table:table-cell table:style-name="ce178" table:formula="of:=IF([.AL20]&lt;&gt;0;[.C19]+[.K20]+[.B20]+[.AO20];[.C19]+[.K20]+[.B20])" office:value-type="float" office:value="0.06519521" calcext:value-type="float">
            <text:p>.065</text:p>
          </table:table-cell>
          <table:table-cell table:style-name="ce188" table:formula="of:=[.D19]+[.AH20]+[.BB20]+[.AM20]-[.AP20]" office:value-type="float" office:value="5.55111512312578E-016" calcext:value-type="float">
            <text:p>0.0</text:p>
          </table:table-cell>
          <table:table-cell table:style-name="ce197" table:formula="of:=IF([.H20]=0;[.E19];[.D20]+[.C20]*[.H20]+[.BC20]+[.AG20]-[.AH20])" office:value-type="float" office:value="78.567689" calcext:value-type="float">
            <text:p>79</text:p>
          </table:table-cell>
          <table:table-cell table:style-name="ce212" table:formula="of:=100*IF([.L20]=0;0;[.E20]/[.E19]-1)" office:value-type="float" office:value="9.55585819599603" calcext:value-type="float">
            <text:p>+9.6</text:p>
          </table:table-cell>
          <table:table-cell table:style-name="ce160"/>
          <table:table-cell table:style-name="ce285" office:value-type="float" office:value="900" calcext:value-type="float">
            <text:p>900</text:p>
          </table:table-cell>
          <table:table-cell table:style-name="ce290"/>
          <table:table-cell table:style-name="ce302" office:value-type="float" office:value="0.1" calcext:value-type="float">
            <text:p>0.1</text:p>
          </table:table-cell>
          <table:table-cell table:style-name="ce162"/>
          <table:table-cell table:style-name="ce315" office:value-type="time" office:time-value="PT22H02M00S" calcext:value-type="time">
            <text:p>22:02</text:p>
          </table:table-cell>
          <table:table-cell table:style-name="ce320" office:value-type="date" office:date-value="2013-12-01" calcext:value-type="date">
            <text:p>12/1</text:p>
          </table:table-cell>
          <table:table-cell table:style-name="ce160"/>
          <table:table-cell table:style-name="ce308" table:formula="of:=[.O19]+[.J20]" office:value-type="float" office:value="0" calcext:value-type="float">
            <text:p>0.0</text:p>
          </table:table-cell>
          <table:table-cell table:style-name="ce329" table:formula="of:=1+[.O20]/([.C20]+[.$C$4])" office:value-type="float" office:value="1" calcext:value-type="float">
            <text:p>1.0</text:p>
          </table:table-cell>
          <table:table-cell table:style-name="ce333" table:formula="of:=-[.O20]-[.C20]" office:value-type="float" office:value="-0.06519521" calcext:value-type="float">
            <text:p>-.065</text:p>
          </table:table-cell>
          <table:table-cell table:style-name="ce160"/>
          <table:table-cell table:style-name="ce343" table:formula="of:=-[.J20]+[.S19]" office:value-type="float" office:value="0" calcext:value-type="float">
            <text:p>0</text:p>
          </table:table-cell>
          <table:table-cell table:style-name="ce352"/>
          <table:table-cell table:style-name="ce358"/>
          <table:table-cell table:style-name="ce361" table:formula="of:=[.E20]/(ABS([.O20])*[.H20]*[.$V$6])" office:value-type="string" office:string-value="#DIV/0!" calcext:value-type="error">
            <text:p>#DIV/0!</text:p>
          </table:table-cell>
          <table:table-cell table:style-name="ce365" table:formula="of:=[.O20]*[.H20]/[.E20]" office:value-type="float" office:value="0" calcext:value-type="float">
            <text:p/>
          </table:table-cell>
          <table:table-cell table:style-name="ce329" table:formula="of:=([.E20]*[.$W$6]-ABS([.S20])*[.H20])/[.H20]" office:value-type="float" office:value="0.218243580555555" calcext:value-type="float">
            <text:p>0.2</text:p>
          </table:table-cell>
          <table:table-cell table:style-name="ce160"/>
          <table:table-cell table:style-name="ce285" table:formula="of:=[.H20]*(-[.$AA$6]*0.01+[.P20])/[.P20]" office:value-type="float" office:value="882" calcext:value-type="float">
            <text:p>882</text:p>
          </table:table-cell>
          <table:table-cell table:style-name="ce497" table:formula="of:=SIGN([.P20])*([.I20]-[.H20])*[.J20]/([.C20]*[.I20])*100" office:value-type="string" office:string-value="#DIV/0!" calcext:value-type="error">
            <text:p>#DIV/0!</text:p>
          </table:table-cell>
          <table:table-cell table:style-name="ce504"/>
          <table:table-cell table:style-name="ce513"/>
          <table:table-cell table:style-name="ce160"/>
          <table:table-cell table:style-name="ce521" table:formula="of:=IFERROR(IF(SIGN([.O20])+SIGN([.O19])=0;[.H20];([.H20]*[.J20]+[.AE19]*[.O19])/[.O20]);0)" office:value-type="float" office:value="0" calcext:value-type="float">
            <text:p/>
          </table:table-cell>
          <table:table-cell table:style-name="ce529" table:formula="of:=IF([.H20]=0;0;-([.H19]-[.H20])*[.O19])" office:value-type="float" office:value="20" calcext:value-type="float">
            <text:p>20.0</text:p>
          </table:table-cell>
          <table:table-cell table:style-name="ce534" table:formula="of:=[.AF20]+[.AG19]-[.AH19]" office:value-type="float" office:value="20" calcext:value-type="float">
            <text:p>20.0</text:p>
          </table:table-cell>
          <table:table-cell table:style-name="ce542" table:formula="of:=IF(OR([.O20]=0;SIGN([.O20])+SIGN([.O19])=0);(-[.H20]+[.AE19])*-[.O19];0)" office:value-type="float" office:value="20" calcext:value-type="float">
            <text:p>20.0</text:p>
          </table:table-cell>
          <table:table-cell table:style-name="ce551" table:formula="of:=[.AG20]/([.E20]-[.AG20])" office:value-type="float" office:value="0.341485217215929" calcext:value-type="float">
            <text:p>.34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20]*0.01*ABS([.J20]+[.K20])*[.H20]" office:value-type="float" office:value="-0.108" calcext:value-type="float">
            <text:p>-.11</text:p>
          </table:table-cell>
          <table:table-cell table:style-name="ce578"/>
          <table:table-cell table:style-name="ce587" table:formula="of:=ROUND([.AP20]/[.AL20]-(([.AK20]*0.01*ABS([.J20]+[.K20])*0.001)+ABS([.AH20])/[.AL20]*0.001);8)" office:value-type="string" office:string-value="#DIV/0!" calcext:value-type="error">
            <text:p>#DIV/0!</text:p>
          </table:table-cell>
          <table:table-cell table:style-name="ce597" table:formula="of:=IF([.AM20]+[.D19]+[.AH20]&gt;0;[.AM20];[.AM20]+[.D19]+[.AH20])*SIGN([.AL20])" office:value-type="float" office:value="-0" calcext:value-type="float">
            <text:p>0.0</text:p>
          </table:table-cell>
          <table:table-cell table:style-name="ce160"/>
          <table:table-cell table:style-name="ce600" table:formula="of:=IFERROR([.AO20]+[.AT20];&quot;&quot;)">
            <text:p/>
          </table:table-cell>
          <table:table-cell table:style-name="ce157" table:formula="of:=([.AY20]-[.D20])*SIGN([.L20])" office:value-type="float" office:value="-5.55111512312578E-016" calcext:value-type="float">
            <text:p>-5.55111512312578E-016</text:p>
          </table:table-cell>
          <table:table-cell table:style-name="ce609"/>
          <table:table-cell table:style-name="ce617"/>
          <table:table-cell table:style-name="ce615" table:formula="of:=IF([.AU20]&lt;&gt;0;[.AU20];[.AV19])" office:value-type="float" office:value="0.06519522" calcext:value-type="float">
            <text:p>0.06519522</text:p>
          </table:table-cell>
          <table:table-cell table:style-name="ce622" table:formula="of:=19.892-19.892" office:value-type="float" office:value="0" calcext:value-type="float">
            <text:p>0</text:p>
          </table:table-cell>
          <table:table-cell table:style-name="ce624" table:formula="of:=0+19.892" office:value-type="float" office:value="19.892" calcext:value-type="float">
            <text:p>19.892</text:p>
          </table:table-cell>
          <table:table-cell table:style-name="ce615" table:formula="of:=IF([.AW20]&lt;&gt;&quot;&quot;;[.AW20];[.AY19])" office:value-type="float" office:value="0" calcext:value-type="float">
            <text:p>0</text:p>
          </table:table-cell>
          <table:table-cell table:style-name="ce615" table:formula="of:=IF([.AX20]&lt;&gt;&quot;&quot;;[.AX20];[.AZ19])" office:value-type="float" office:value="19.892" calcext:value-type="float">
            <text:p>19.892</text:p>
          </table:table-cell>
          <table:table-cell/>
          <table:table-cell table:style-name="ce635" office:value-type="float" office:value="-19.892" calcext:value-type="float">
            <text:p>-19.892</text:p>
          </table:table-cell>
          <table:table-cell table:style-name="ce642" table:formula="of:=IF([.BB20]&lt;&gt;&quot;&quot;;[.BC19]-[.BB20];[.BC19])" office:value-type="float" office:value="19.892" calcext:value-type="float">
            <text:p>19.892</text:p>
          </table:table-cell>
          <table:table-cell table:number-columns-repeated="968"/>
        </table:table-row>
        <table:table-row table:style-name="ro13">
          <table:table-cell table:style-name="ce161" table:formula="of:=([.C21]-[.AV21])*100000000" office:value-type="float" office:value="-1.00000000086142" calcext:value-type="float">
            <text:p>-1.0000000009</text:p>
          </table:table-cell>
          <table:table-cell table:style-name="ce165"/>
          <table:table-cell table:style-name="ce178" table:formula="of:=IF([.AL21]&lt;&gt;0;[.C20]+[.K21]+[.B21]+[.AO21];[.C20]+[.K21]+[.B21])" office:value-type="float" office:value="0.06507381" calcext:value-type="float">
            <text:p>.065</text:p>
          </table:table-cell>
          <table:table-cell table:style-name="ce188" table:formula="of:=[.D20]+[.AH21]+[.BB21]+[.AM21]-[.AP21]" office:value-type="float" office:value="19.892" calcext:value-type="float">
            <text:p>19.9</text:p>
          </table:table-cell>
          <table:table-cell table:style-name="ce197" table:formula="of:=IF([.H21]=0;[.E20];[.D21]+[.C21]*[.H21]+[.BC21]+[.AG21]-[.AH21])" office:value-type="float" office:value="81.7121195" calcext:value-type="float">
            <text:p>82</text:p>
          </table:table-cell>
          <table:table-cell table:style-name="ce213" table:formula="of:=100*IF([.L21]=0;0;[.E21]/[.E20]-1)" office:value-type="float" office:value="4.00219293709911" calcext:value-type="float">
            <text:p>+4.0</text:p>
          </table:table-cell>
          <table:table-cell table:style-name="ce160"/>
          <table:table-cell table:style-name="ce285" office:value-type="float" office:value="950" calcext:value-type="float">
            <text:p>950</text:p>
          </table:table-cell>
          <table:table-cell table:style-name="ce290" office:value-type="float" office:value="955" calcext:value-type="float">
            <text:p>955</text:p>
          </table:table-cell>
          <table:table-cell table:style-name="ce302" office:value-type="float" office:value="-0.1" calcext:value-type="float">
            <text:p>-0.1</text:p>
          </table:table-cell>
          <table:table-cell table:style-name="ce162"/>
          <table:table-cell table:style-name="ce315" office:value-type="time" office:time-value="PT22H24M00S" calcext:value-type="time">
            <text:p>22:24</text:p>
          </table:table-cell>
          <table:table-cell table:style-name="ce320" office:value-type="date" office:date-value="2013-12-01" calcext:value-type="date">
            <text:p>12/1</text:p>
          </table:table-cell>
          <table:table-cell table:style-name="ce160"/>
          <table:table-cell table:style-name="ce308" table:formula="of:=[.O20]+[.J21]" office:value-type="float" office:value="-0.1" calcext:value-type="float">
            <text:p>-0.1</text:p>
          </table:table-cell>
          <table:table-cell table:style-name="ce329" table:formula="of:=1+[.O21]/([.C21]+[.$C$4])" office:value-type="float" office:value="0.204786106150081" calcext:value-type="float">
            <text:p>0.2</text:p>
          </table:table-cell>
          <table:table-cell table:style-name="ce333" table:formula="of:=-[.O21]-[.C21]" office:value-type="float" office:value="0.03492619" calcext:value-type="float">
            <text:p>.035</text:p>
          </table:table-cell>
          <table:table-cell table:style-name="ce160"/>
          <table:table-cell table:style-name="ce343" table:formula="of:=-[.J21]+[.S20]" office:value-type="float" office:value="0.1" calcext:value-type="float">
            <text:p>0.1</text:p>
          </table:table-cell>
          <table:table-cell table:style-name="ce352"/>
          <table:table-cell table:style-name="ce358"/>
          <table:table-cell table:style-name="ce361" table:formula="of:=[.E21]/(ABS([.O21])*[.H21]*[.$V$6])" office:value-type="float" office:value="8.60127573684211" calcext:value-type="float">
            <text:p>8.6</text:p>
          </table:table-cell>
          <table:table-cell table:style-name="ce365" table:formula="of:=[.O21]*[.H21]/[.E21]" office:value-type="float" office:value="-1.16261823314961" calcext:value-type="float">
            <text:p>-1.2</text:p>
          </table:table-cell>
          <table:table-cell table:style-name="ce329" table:formula="of:=([.E21]*[.$W$6]-ABS([.S21])*[.H21])/[.H21]" office:value-type="float" office:value="0.115031893421053" calcext:value-type="float">
            <text:p>0.1</text:p>
          </table:table-cell>
          <table:table-cell table:style-name="ce160"/>
          <table:table-cell table:style-name="ce285" table:formula="of:=[.H21]*(-[.$AA$6]*0.01+[.P21])/[.P21]" office:value-type="float" office:value="857.220268224273" calcext:value-type="float">
            <text:p>857</text:p>
          </table:table-cell>
          <table:table-cell table:style-name="ce497" table:formula="of:=SIGN([.P21])*([.I21]-[.H21])*[.J21]/([.C21]*[.I21])*100" office:value-type="float" office:value="-0.804563632318568" calcext:value-type="float">
            <text:p>-.8</text:p>
          </table:table-cell>
          <table:table-cell table:style-name="ce505"/>
          <table:table-cell table:style-name="ce513"/>
          <table:table-cell table:style-name="ce160"/>
          <table:table-cell table:style-name="ce521" table:formula="of:=IFERROR(IF(SIGN([.O21])+SIGN([.O20])=0;[.H21];([.H21]*[.J21]+[.AE20]*[.O20])/[.O21]);0)" office:value-type="float" office:value="950" calcext:value-type="float">
            <text:p>950</text:p>
          </table:table-cell>
          <table:table-cell table:style-name="ce529" table:formula="of:=IF([.H21]=0;0;-([.H20]-[.H21])*[.O20])" office:value-type="float" office:value="0" calcext:value-type="float">
            <text:p/>
          </table:table-cell>
          <table:table-cell table:style-name="ce534" table:formula="of:=[.AF21]+[.AG20]-[.AH20]" office:value-type="float" office:value="0" calcext:value-type="float">
            <text:p/>
          </table:table-cell>
          <table:table-cell table:style-name="ce541" table:formula="of:=IF(OR([.O21]=0;SIGN([.O21])+SIGN([.O20])=0);(-[.H21]+[.AE20])*-[.O20];0)" office:value-type="float" office:value="0" calcext:value-type="float">
            <text:p/>
          </table:table-cell>
          <table:table-cell table:style-name="ce550" table:formula="of:=[.AG21]/([.E21]-[.AG21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940" calcext:value-type="float">
            <text:p>940</text:p>
          </table:table-cell>
          <table:table-cell table:style-name="ce569" table:formula="of:=-[.AK21]*0.01*ABS([.J21]+[.K21])*[.H21]" office:value-type="float" office:value="-0.114" calcext:value-type="float">
            <text:p>-.11</text:p>
          </table:table-cell>
          <table:table-cell table:style-name="ce578"/>
          <table:table-cell table:style-name="ce587" table:formula="of:=ROUND([.AP21]/[.AL21]-(([.AK21]*0.01*ABS([.J21]+[.K21])*0.001)+ABS([.AH21])/[.AL21]*0.001);8)" office:value-type="float" office:value="-0.0001214" calcext:value-type="float">
            <text:p>-0.0001214000</text:p>
          </table:table-cell>
          <table:table-cell table:style-name="ce597" table:formula="of:=IF([.AM21]+[.D20]+[.AH21]&gt;0;[.AM21];[.AM21]+[.D20]+[.AH21])*SIGN([.AL21])" office:value-type="float" office:value="-0.113999999999999" calcext:value-type="float">
            <text:p>-0.1</text:p>
          </table:table-cell>
          <table:table-cell table:style-name="ce160"/>
          <table:table-cell table:style-name="ce600" table:formula="of:=IFERROR([.AO21]+[.AT21];&quot;&quot;)" office:value-type="float" office:value="0" calcext:value-type="float">
            <text:p>0.0E+0</text:p>
          </table:table-cell>
          <table:table-cell table:style-name="ce157" table:formula="of:=([.AY21]-[.D21])*SIGN([.L21])" office:value-type="float" office:value="0" calcext:value-type="float">
            <text:p>0</text:p>
          </table:table-cell>
          <table:table-cell table:style-name="ce608" office:value-type="float" office:value="0.0001214" calcext:value-type="float">
            <text:p>0.0001214</text:p>
          </table:table-cell>
          <table:table-cell table:style-name="ce611" office:value-type="float" office:value="0.06507382" calcext:value-type="float">
            <text:p>0.06507382</text:p>
          </table:table-cell>
          <table:table-cell table:style-name="ce615" table:formula="of:=IF([.AU21]&lt;&gt;0;[.AU21];[.AV20])" office:value-type="float" office:value="0.06507382" calcext:value-type="float">
            <text:p>0.06507382</text:p>
          </table:table-cell>
          <table:table-cell table:style-name="ce624" table:formula="of:=0+19.892" office:value-type="float" office:value="19.892" calcext:value-type="float">
            <text:p>19.892</text:p>
          </table:table-cell>
          <table:table-cell table:style-name="ce622" office:value-type="float" office:value="0" calcext:value-type="float">
            <text:p>0</text:p>
          </table:table-cell>
          <table:table-cell table:style-name="ce615" table:formula="of:=IF([.AW21]&lt;&gt;&quot;&quot;;[.AW21];[.AY20])" office:value-type="float" office:value="19.892" calcext:value-type="float">
            <text:p>19.892</text:p>
          </table:table-cell>
          <table:table-cell table:style-name="ce615" table:formula="of:=IF([.AX21]&lt;&gt;&quot;&quot;;[.AX21];[.AZ20])" office:value-type="float" office:value="0" calcext:value-type="float">
            <text:p>0</text:p>
          </table:table-cell>
          <table:table-cell/>
          <table:table-cell table:style-name="ce635" office:value-type="float" office:value="19.892" calcext:value-type="float">
            <text:p>19.892</text:p>
          </table:table-cell>
          <table:table-cell table:style-name="ce642" table:formula="of:=IF([.BB21]&lt;&gt;&quot;&quot;;[.BC20]-[.BB21];[.BC20])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22]-[.AV22])*100000000" office:value-type="float" office:value="-1.00000000086142" calcext:value-type="float">
            <text:p>-1.0000000009</text:p>
          </table:table-cell>
          <table:table-cell table:style-name="ce165"/>
          <table:table-cell table:style-name="ce178" table:formula="of:=IF([.AL22]&lt;&gt;0;[.C21]+[.K22]+[.B22]+[.AO22];[.C21]+[.K22]+[.B22])" office:value-type="float" office:value="0.06507381" calcext:value-type="float">
            <text:p>.065</text:p>
          </table:table-cell>
          <table:table-cell table:style-name="ce188" table:formula="of:=[.D21]+[.AH22]+[.BB22]+[.AM22]-[.AP22]" office:value-type="float" office:value="0.508150000000002" calcext:value-type="float">
            <text:p>0.5</text:p>
          </table:table-cell>
          <table:table-cell table:style-name="ce197" table:formula="of:=IF([.H22]=0;[.E21];[.D22]+[.C22]*[.H22]+[.BC22]+[.AG22]-[.AH22])" office:value-type="float" office:value="86.28300991" calcext:value-type="float">
            <text:p>86</text:p>
          </table:table-cell>
          <table:table-cell table:style-name="ce214" table:formula="of:=100*IF([.L22]=0;0;[.E22]/[.E21]-1)" office:value-type="float" office:value="5.5938952972576" calcext:value-type="float">
            <text:p>+5.6</text:p>
          </table:table-cell>
          <table:table-cell table:style-name="ce160"/>
          <table:table-cell table:style-name="ce285" office:value-type="float" office:value="811" calcext:value-type="float">
            <text:p>811</text:p>
          </table:table-cell>
          <table:table-cell table:style-name="ce290"/>
          <table:table-cell table:style-name="ce302" office:value-type="float" office:value="0.1" calcext:value-type="float">
            <text:p>0.1</text:p>
          </table:table-cell>
          <table:table-cell table:style-name="ce162"/>
          <table:table-cell table:style-name="ce315" office:value-type="time" office:time-value="PT23H15M00S" calcext:value-type="time">
            <text:p>23:15</text:p>
          </table:table-cell>
          <table:table-cell table:style-name="ce320" office:value-type="date" office:date-value="2013-12-01" calcext:value-type="date">
            <text:p>12/1</text:p>
          </table:table-cell>
          <table:table-cell table:style-name="ce160"/>
          <table:table-cell table:style-name="ce308" table:formula="of:=[.O21]+[.J22]" office:value-type="float" office:value="0" calcext:value-type="float">
            <text:p>0.0</text:p>
          </table:table-cell>
          <table:table-cell table:style-name="ce329" table:formula="of:=1+[.O22]/([.C22]+[.$C$4])" office:value-type="float" office:value="1" calcext:value-type="float">
            <text:p>1.0</text:p>
          </table:table-cell>
          <table:table-cell table:style-name="ce333" table:formula="of:=-[.O22]-[.C22]" office:value-type="float" office:value="-0.06507381" calcext:value-type="float">
            <text:p>-.065</text:p>
          </table:table-cell>
          <table:table-cell table:style-name="ce160"/>
          <table:table-cell table:style-name="ce343" table:formula="of:=-[.J22]+[.S21]" office:value-type="float" office:value="0" calcext:value-type="float">
            <text:p>0</text:p>
          </table:table-cell>
          <table:table-cell table:style-name="ce352"/>
          <table:table-cell table:style-name="ce358"/>
          <table:table-cell table:style-name="ce361" table:formula="of:=[.E22]/(ABS([.O22])*[.H22]*[.$V$6])" office:value-type="string" office:string-value="#DIV/0!" calcext:value-type="error">
            <text:p>#DIV/0!</text:p>
          </table:table-cell>
          <table:table-cell table:style-name="ce365" table:formula="of:=[.O22]*[.H22]/[.E22]" office:value-type="float" office:value="0" calcext:value-type="float">
            <text:p/>
          </table:table-cell>
          <table:table-cell table:style-name="ce329" table:formula="of:=([.E22]*[.$W$6]-ABS([.S22])*[.H22])/[.H22]" office:value-type="float" office:value="0.265977219204686" calcext:value-type="float">
            <text:p>0.3</text:p>
          </table:table-cell>
          <table:table-cell table:style-name="ce160"/>
          <table:table-cell table:style-name="ce285" table:formula="of:=[.H22]*(-[.$AA$6]*0.01+[.P22])/[.P22]" office:value-type="float" office:value="794.78" calcext:value-type="float">
            <text:p>795</text:p>
          </table:table-cell>
          <table:table-cell table:style-name="ce497" table:formula="of:=SIGN([.P22])*([.I22]-[.H22])*[.J22]/([.C22]*[.I22])*100" office:value-type="string" office:string-value="#DIV/0!" calcext:value-type="error">
            <text:p>#DIV/0!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22])+SIGN([.O21])=0;[.H22];([.H22]*[.J22]+[.AE21]*[.O21])/[.O22]);0)" office:value-type="float" office:value="0" calcext:value-type="float">
            <text:p/>
          </table:table-cell>
          <table:table-cell table:style-name="ce529" table:formula="of:=IF([.H22]=0;0;-([.H21]-[.H22])*[.O21])" office:value-type="float" office:value="13.9" calcext:value-type="float">
            <text:p>13.9</text:p>
          </table:table-cell>
          <table:table-cell table:style-name="ce534" table:formula="of:=[.AF22]+[.AG21]-[.AH21]" office:value-type="float" office:value="13.9" calcext:value-type="float">
            <text:p>13.9</text:p>
          </table:table-cell>
          <table:table-cell table:style-name="ce541" table:formula="of:=IF(OR([.O22]=0;SIGN([.O22])+SIGN([.O21])=0);(-[.H22]+[.AE21])*-[.O21];0)" office:value-type="float" office:value="13.9" calcext:value-type="float">
            <text:p>13.9</text:p>
          </table:table-cell>
          <table:table-cell table:style-name="ce550" table:formula="of:=[.AG22]/([.E22]-[.AG22])" office:value-type="float" office:value="0.192034014850765" calcext:value-type="float">
            <text:p>.19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22]*0.01*ABS([.J22]+[.K22])*[.H22]" office:value-type="float" office:value="-0.28385" calcext:value-type="float">
            <text:p>-.28</text:p>
          </table:table-cell>
          <table:table-cell table:style-name="ce578"/>
          <table:table-cell table:style-name="ce587" table:formula="of:=ROUND([.AP22]/[.AL22]-(([.AK22]*0.01*ABS([.J22]+[.K22])*0.001)+ABS([.AH22])/[.AL22]*0.001);8)" office:value-type="string" office:string-value="#DIV/0!" calcext:value-type="error">
            <text:p>#DIV/0!</text:p>
          </table:table-cell>
          <table:table-cell table:style-name="ce597" table:formula="of:=IF([.AM22]+[.D21]+[.AH22]&gt;0;[.AM22];[.AM22]+[.D21]+[.AH22])*SIGN([.AL22])" office:value-type="float" office:value="-0" calcext:value-type="float">
            <text:p>0.0</text:p>
          </table:table-cell>
          <table:table-cell table:style-name="ce160"/>
          <table:table-cell table:style-name="ce600" table:formula="of:=IFERROR([.AO22]+[.AT22];&quot;&quot;)">
            <text:p/>
          </table:table-cell>
          <table:table-cell table:style-name="ce157" table:formula="of:=([.AY22]-[.D22])*SIGN([.L22])" office:value-type="float" office:value="0" calcext:value-type="float">
            <text:p>0</text:p>
          </table:table-cell>
          <table:table-cell table:style-name="ce607"/>
          <table:table-cell table:style-name="ce617"/>
          <table:table-cell table:style-name="ce615" table:formula="of:=IF([.AU22]&lt;&gt;0;[.AU22];[.AV21])" office:value-type="float" office:value="0.06507382" calcext:value-type="float">
            <text:p>0.06507382</text:p>
          </table:table-cell>
          <table:table-cell table:style-name="ce622" table:formula="of:=33.50815-33" office:value-type="float" office:value="0.508150000000001" calcext:value-type="float">
            <text:p>0.50815</text:p>
          </table:table-cell>
          <table:table-cell table:style-name="ce624" office:value-type="float" office:value="33" calcext:value-type="float">
            <text:p>33</text:p>
          </table:table-cell>
          <table:table-cell table:style-name="ce615" table:formula="of:=IF([.AW22]&lt;&gt;&quot;&quot;;[.AW22];[.AY21])" office:value-type="float" office:value="0.508150000000001" calcext:value-type="float">
            <text:p>0.50815</text:p>
          </table:table-cell>
          <table:table-cell table:style-name="ce615" table:formula="of:=IF([.AX22]&lt;&gt;&quot;&quot;;[.AX22];[.AZ21])" office:value-type="float" office:value="33" calcext:value-type="float">
            <text:p>33</text:p>
          </table:table-cell>
          <table:table-cell/>
          <table:table-cell table:style-name="ce635" office:value-type="float" office:value="-33" calcext:value-type="float">
            <text:p>-33</text:p>
          </table:table-cell>
          <table:table-cell table:style-name="ce642" table:formula="of:=IF([.BB22]&lt;&gt;&quot;&quot;;[.BC21]-[.BB22];[.BC21])" office:value-type="float" office:value="33" calcext:value-type="float">
            <text:p>33</text:p>
          </table:table-cell>
          <table:table-cell table:number-columns-repeated="968"/>
        </table:table-row>
        <table:table-row table:style-name="ro13">
          <table:table-cell table:style-name="ce161" table:formula="of:=([.C23]-[.AV23])*100000000" office:value-type="float" office:value="-1.00000000086142" calcext:value-type="float">
            <text:p>-1.0000000009</text:p>
          </table:table-cell>
          <table:table-cell table:style-name="ce165"/>
          <table:table-cell table:style-name="ce178" table:formula="of:=IF([.AL23]&lt;&gt;0;[.C22]+[.K23]+[.B23]+[.AO23];[.C22]+[.K23]+[.B23])" office:value-type="float" office:value="0.06507381" calcext:value-type="float">
            <text:p>.065</text:p>
          </table:table-cell>
          <table:table-cell table:style-name="ce188" table:formula="of:=[.D22]+[.AH23]+[.BB23]+[.AM23]-[.AP23]" office:value-type="float" office:value="0.436000000000002" calcext:value-type="float">
            <text:p>0.4</text:p>
          </table:table-cell>
          <table:table-cell table:style-name="ce197" table:formula="of:=IF([.H23]=0;[.E22];[.D23]+[.C23]*[.H23]+[.BC23]+[.AG23]-[.AH23])" office:value-type="float" office:value="93.62927425" calcext:value-type="float">
            <text:p>94</text:p>
          </table:table-cell>
          <table:table-cell table:style-name="ce215" table:formula="of:=100*IF([.L23]=0;0;[.E23]/[.E22]-1)" office:value-type="float" office:value="8.51414936458839" calcext:value-type="float">
            <text:p>+8.5</text:p>
          </table:table-cell>
          <table:table-cell table:style-name="ce160"/>
          <table:table-cell table:style-name="ce285" office:value-type="float" office:value="925" calcext:value-type="float">
            <text:p>925</text:p>
          </table:table-cell>
          <table:table-cell table:style-name="ce290" office:value-type="float" office:value="955" calcext:value-type="float">
            <text:p>955</text:p>
          </table:table-cell>
          <table:table-cell table:style-name="ce302" office:value-type="float" office:value="-0.065" calcext:value-type="float">
            <text:p>-0.1</text:p>
          </table:table-cell>
          <table:table-cell table:style-name="ce162"/>
          <table:table-cell table:style-name="ce315" office:value-type="time" office:time-value="PT00H03M00S" calcext:value-type="time">
            <text:p>00:03</text:p>
          </table:table-cell>
          <table:table-cell table:style-name="ce320" office:value-type="date" office:date-value="2013-12-02" calcext:value-type="date">
            <text:p>12/2</text:p>
          </table:table-cell>
          <table:table-cell table:style-name="ce160"/>
          <table:table-cell table:style-name="ce308" table:formula="of:=[.O22]+[.J23]" office:value-type="float" office:value="-0.065" calcext:value-type="float">
            <text:p>-0.1</text:p>
          </table:table-cell>
          <table:table-cell table:style-name="ce329" table:formula="of:=1+[.O23]/([.C23]+[.$C$4])" office:value-type="float" office:value="0.483110968997553" calcext:value-type="float">
            <text:p>0.5</text:p>
          </table:table-cell>
          <table:table-cell table:style-name="ce333" table:formula="of:=-[.O23]-[.C23]" office:value-type="float" office:value="-0.0000738100000000214" calcext:value-type="float">
            <text:p>.000</text:p>
          </table:table-cell>
          <table:table-cell table:style-name="ce160"/>
          <table:table-cell table:style-name="ce343" table:formula="of:=-[.J23]+[.S22]" office:value-type="float" office:value="0.065" calcext:value-type="float">
            <text:p>0.065</text:p>
          </table:table-cell>
          <table:table-cell table:style-name="ce352"/>
          <table:table-cell table:style-name="ce358"/>
          <table:table-cell table:style-name="ce361" table:formula="of:=[.E23]/(ABS([.O23])*[.H23]*[.$V$6])" office:value-type="float" office:value="15.5724364656965" calcext:value-type="float">
            <text:p>15.6</text:p>
          </table:table-cell>
          <table:table-cell table:style-name="ce365" table:formula="of:=[.O23]*[.H23]/[.E23]" office:value-type="float" office:value="-0.642160269655193" calcext:value-type="float">
            <text:p>-0.6</text:p>
          </table:table-cell>
          <table:table-cell table:style-name="ce329" table:formula="of:=([.E23]*[.$W$6]-ABS([.S23])*[.H23])/[.H23]" office:value-type="float" office:value="0.188052092567568" calcext:value-type="float">
            <text:p>0.2</text:p>
          </table:table-cell>
          <table:table-cell table:style-name="ce160"/>
          <table:table-cell table:style-name="ce285" table:formula="of:=[.H23]*(-[.$AA$6]*0.01+[.P23])/[.P23]" office:value-type="float" office:value="886.706520474194" calcext:value-type="float">
            <text:p>887</text:p>
          </table:table-cell>
          <table:table-cell table:style-name="ce497" table:formula="of:=SIGN([.P23])*([.I23]-[.H23])*[.J23]/([.C23]*[.I23])*100" office:value-type="float" office:value="-3.13779816604242" calcext:value-type="float">
            <text:p>-3.1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23])+SIGN([.O22])=0;[.H23];([.H23]*[.J23]+[.AE22]*[.O22])/[.O23]);0)" office:value-type="float" office:value="925" calcext:value-type="float">
            <text:p>925</text:p>
          </table:table-cell>
          <table:table-cell table:style-name="ce529" table:formula="of:=IF([.H23]=0;0;-([.H22]-[.H23])*[.O22])" office:value-type="float" office:value="0" calcext:value-type="float">
            <text:p/>
          </table:table-cell>
          <table:table-cell table:style-name="ce534" table:formula="of:=[.AF23]+[.AG22]-[.AH22]" office:value-type="float" office:value="0" calcext:value-type="float">
            <text:p/>
          </table:table-cell>
          <table:table-cell table:style-name="ce541" table:formula="of:=IF(OR([.O23]=0;SIGN([.O23])+SIGN([.O22])=0);(-[.H23]+[.AE22])*-[.O22];0)" office:value-type="float" office:value="0" calcext:value-type="float">
            <text:p/>
          </table:table-cell>
          <table:table-cell table:style-name="ce550" table:formula="of:=[.AG23]/([.E23]-[.AG23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23]*0.01*ABS([.J23]+[.K23])*[.H23]" office:value-type="float" office:value="-0.07215" calcext:value-type="float">
            <text:p>-.07</text:p>
          </table:table-cell>
          <table:table-cell table:style-name="ce578"/>
          <table:table-cell table:style-name="ce587" table:formula="of:=ROUND([.AP23]/[.AL23]-(([.AK23]*0.01*ABS([.J23]+[.K23])*0.001)+ABS([.AH23])/[.AL23]*0.001);8)" office:value-type="string" office:string-value="#DIV/0!" calcext:value-type="error">
            <text:p>#DIV/0!</text:p>
          </table:table-cell>
          <table:table-cell table:style-name="ce597" table:formula="of:=IF([.AM23]+[.D22]+[.AH23]&gt;0;[.AM23];[.AM23]+[.D22]+[.AH23])*SIGN([.AL23])" office:value-type="float" office:value="-0" calcext:value-type="float">
            <text:p>0.0</text:p>
          </table:table-cell>
          <table:table-cell table:style-name="ce160"/>
          <table:table-cell table:style-name="ce600" table:formula="of:=IFERROR([.AO23]+[.AT23];&quot;&quot;)">
            <text:p/>
          </table:table-cell>
          <table:table-cell table:style-name="ce157" table:formula="of:=([.AY23]-[.D23])*SIGN([.L23])" office:value-type="float" office:value="-2.05391259555654E-015" calcext:value-type="float">
            <text:p>-2.05391259555654E-015</text:p>
          </table:table-cell>
          <table:table-cell table:style-name="ce607"/>
          <table:table-cell table:style-name="ce617"/>
          <table:table-cell table:style-name="ce615" table:formula="of:=IF([.AU23]&lt;&gt;0;[.AU23];[.AV22])" office:value-type="float" office:value="0.06507382" calcext:value-type="float">
            <text:p>0.06507382</text:p>
          </table:table-cell>
          <table:table-cell table:style-name="ce622" office:value-type="float" office:value="0.436" calcext:value-type="float">
            <text:p>0.436</text:p>
          </table:table-cell>
          <table:table-cell table:style-name="ce624"/>
          <table:table-cell table:style-name="ce615" table:formula="of:=IF([.AW23]&lt;&gt;&quot;&quot;;[.AW23];[.AY22])" office:value-type="float" office:value="0.436" calcext:value-type="float">
            <text:p>0.436</text:p>
          </table:table-cell>
          <table:table-cell table:style-name="ce615" table:formula="of:=IF([.AX23]&lt;&gt;&quot;&quot;;[.AX23];[.AZ22])" office:value-type="float" office:value="33" calcext:value-type="float">
            <text:p>33</text:p>
          </table:table-cell>
          <table:table-cell/>
          <table:table-cell table:style-name="ce634"/>
          <table:table-cell table:style-name="ce642" table:formula="of:=IF([.BB23]&lt;&gt;&quot;&quot;;[.BC22]-[.BB23];[.BC22])" office:value-type="float" office:value="33" calcext:value-type="float">
            <text:p>33</text:p>
          </table:table-cell>
          <table:table-cell table:number-columns-repeated="968"/>
        </table:table-row>
        <table:table-row table:style-name="ro13">
          <table:table-cell table:style-name="ce161" table:formula="of:=([.C24]-[.AV24])*100000000" office:value-type="float" office:value="-1.00000000086142" calcext:value-type="float">
            <text:p>-1.0000000009</text:p>
          </table:table-cell>
          <table:table-cell table:style-name="ce165"/>
          <table:table-cell table:style-name="ce178" table:formula="of:=IF([.AL24]&lt;&gt;0;[.C23]+[.K24]+[.B24]+[.AO24];[.C23]+[.K24]+[.B24])" office:value-type="float" office:value="0.06507381" calcext:value-type="float">
            <text:p>.065</text:p>
          </table:table-cell>
          <table:table-cell table:style-name="ce188" table:formula="of:=[.D23]+[.AH24]+[.BB24]+[.AM24]-[.AP24]" office:value-type="float" office:value="0.225562500000002" calcext:value-type="float">
            <text:p>0.2</text:p>
          </table:table-cell>
          <table:table-cell table:style-name="ce197" table:formula="of:=IF([.H24]=0;[.E23];[.D24]+[.C24]*[.H24]+[.BC24]+[.AG24]-[.AH24])" office:value-type="float" office:value="93.41883675" calcext:value-type="float">
            <text:p>93</text:p>
          </table:table-cell>
          <table:table-cell table:style-name="ce216" table:formula="of:=100*IF([.L24]=0;0;[.E24]/[.E23]-1)" office:value-type="float" office:value="-0.224756094379319" calcext:value-type="float">
            <text:p>-0.2</text:p>
          </table:table-cell>
          <table:table-cell table:style-name="ce160"/>
          <table:table-cell table:style-name="ce285" office:value-type="float" office:value="925" calcext:value-type="float">
            <text:p>925</text:p>
          </table:table-cell>
          <table:table-cell table:style-name="ce290"/>
          <table:table-cell table:style-name="ce302" office:value-type="float" office:value="0.065" calcext:value-type="float">
            <text:p>0.1</text:p>
          </table:table-cell>
          <table:table-cell table:style-name="ce162"/>
          <table:table-cell table:style-name="ce315" office:value-type="time" office:time-value="PT01H33M00S" calcext:value-type="time">
            <text:p>01:33</text:p>
          </table:table-cell>
          <table:table-cell table:style-name="ce320" office:value-type="date" office:date-value="2013-12-02" calcext:value-type="date">
            <text:p>12/2</text:p>
          </table:table-cell>
          <table:table-cell table:style-name="ce160"/>
          <table:table-cell table:style-name="ce308" table:formula="of:=[.O23]+[.J24]" office:value-type="float" office:value="0" calcext:value-type="float">
            <text:p>0.0</text:p>
          </table:table-cell>
          <table:table-cell table:style-name="ce329" table:formula="of:=1+[.O24]/([.C24]+[.$C$4])" office:value-type="float" office:value="1" calcext:value-type="float">
            <text:p>1.0</text:p>
          </table:table-cell>
          <table:table-cell table:style-name="ce333" table:formula="of:=-[.O24]-[.C24]" office:value-type="float" office:value="-0.06507381" calcext:value-type="float">
            <text:p>-.065</text:p>
          </table:table-cell>
          <table:table-cell table:style-name="ce160"/>
          <table:table-cell table:style-name="ce343" table:formula="of:=-[.J24]+[.S23]" office:value-type="float" office:value="0" calcext:value-type="float">
            <text:p>0</text:p>
          </table:table-cell>
          <table:table-cell table:style-name="ce352"/>
          <table:table-cell table:style-name="ce358"/>
          <table:table-cell table:style-name="ce361" table:formula="of:=[.E24]/(ABS([.O24])*[.H24]*[.$V$6])" office:value-type="string" office:string-value="#DIV/0!" calcext:value-type="error">
            <text:p>#DIV/0!</text:p>
          </table:table-cell>
          <table:table-cell table:style-name="ce365" table:formula="of:=[.O24]*[.H24]/[.E24]" office:value-type="float" office:value="0" calcext:value-type="float">
            <text:p/>
          </table:table-cell>
          <table:table-cell table:style-name="ce329" table:formula="of:=([.E24]*[.$W$6]-ABS([.S24])*[.H24])/[.H24]" office:value-type="float" office:value="0.252483342567568" calcext:value-type="float">
            <text:p>0.3</text:p>
          </table:table-cell>
          <table:table-cell table:style-name="ce160"/>
          <table:table-cell table:style-name="ce285" table:formula="of:=[.H24]*(-[.$AA$6]*0.01+[.P24])/[.P24]" office:value-type="float" office:value="906.5" calcext:value-type="float">
            <text:p>907</text:p>
          </table:table-cell>
          <table:table-cell table:style-name="ce497" table:formula="of:=SIGN([.P24])*([.I24]-[.H24])*[.J24]/([.C24]*[.I24])*100" office:value-type="string" office:string-value="#DIV/0!" calcext:value-type="error">
            <text:p>#DIV/0!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24])+SIGN([.O23])=0;[.H24];([.H24]*[.J24]+[.AE23]*[.O23])/[.O24]);0)" office:value-type="float" office:value="0" calcext:value-type="float">
            <text:p/>
          </table:table-cell>
          <table:table-cell table:style-name="ce529" table:formula="of:=IF([.H24]=0;0;-([.H23]-[.H24])*[.O23])" office:value-type="float" office:value="0" calcext:value-type="float">
            <text:p/>
          </table:table-cell>
          <table:table-cell table:style-name="ce534" table:formula="of:=[.AF24]+[.AG23]-[.AH23]" office:value-type="float" office:value="0" calcext:value-type="float">
            <text:p/>
          </table:table-cell>
          <table:table-cell table:style-name="ce541" table:formula="of:=IF(OR([.O24]=0;SIGN([.O24])+SIGN([.O23])=0);(-[.H24]+[.AE23])*-[.O23];0)" office:value-type="float" office:value="0" calcext:value-type="float">
            <text:p/>
          </table:table-cell>
          <table:table-cell table:style-name="ce550" table:formula="of:=[.AG24]/([.E24]-[.AG24])" office:value-type="float" office:value="0" calcext:value-type="float">
            <text:p/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24]*0.01*ABS([.J24]+[.K24])*[.H24]" office:value-type="float" office:value="-0.2104375" calcext:value-type="float">
            <text:p>-.21</text:p>
          </table:table-cell>
          <table:table-cell table:style-name="ce578"/>
          <table:table-cell table:style-name="ce587" table:formula="of:=ROUND([.AP24]/[.AL24]-(([.AK24]*0.01*ABS([.J24]+[.K24])*0.001)+ABS([.AH24])/[.AL24]*0.001);8)" office:value-type="string" office:string-value="#DIV/0!" calcext:value-type="error">
            <text:p>#DIV/0!</text:p>
          </table:table-cell>
          <table:table-cell table:style-name="ce597" table:formula="of:=IF([.AM24]+[.D23]+[.AH24]&gt;0;[.AM24];[.AM24]+[.D23]+[.AH24])*SIGN([.AL24])" office:value-type="float" office:value="-0" calcext:value-type="float">
            <text:p>0.0</text:p>
          </table:table-cell>
          <table:table-cell table:style-name="ce160"/>
          <table:table-cell table:style-name="ce600" table:formula="of:=IFERROR([.AO24]+[.AT24];&quot;&quot;)">
            <text:p/>
          </table:table-cell>
          <table:table-cell table:style-name="ce157" table:formula="of:=([.AY24]-[.D24])*SIGN([.L24])" office:value-type="float" office:value="-2.02615701994091E-015" calcext:value-type="float">
            <text:p>-2.02615701994091E-015</text:p>
          </table:table-cell>
          <table:table-cell table:style-name="ce607"/>
          <table:table-cell table:style-name="ce617"/>
          <table:table-cell table:style-name="ce615" table:formula="of:=IF([.AU24]&lt;&gt;0;[.AU24];[.AV23])" office:value-type="float" office:value="0.06507382" calcext:value-type="float">
            <text:p>0.06507382</text:p>
          </table:table-cell>
          <table:table-cell table:style-name="ce622" office:value-type="float" office:value="0.2255625" calcext:value-type="float">
            <text:p>0.2255625</text:p>
          </table:table-cell>
          <table:table-cell table:style-name="ce624"/>
          <table:table-cell table:style-name="ce615" table:formula="of:=IF([.AW24]&lt;&gt;&quot;&quot;;[.AW24];[.AY23])" office:value-type="float" office:value="0.2255625" calcext:value-type="float">
            <text:p>0.2255625</text:p>
          </table:table-cell>
          <table:table-cell table:style-name="ce615" table:formula="of:=IF([.AX24]&lt;&gt;&quot;&quot;;[.AX24];[.AZ23])" office:value-type="float" office:value="33" calcext:value-type="float">
            <text:p>33</text:p>
          </table:table-cell>
          <table:table-cell/>
          <table:table-cell table:style-name="ce634"/>
          <table:table-cell table:style-name="ce642" table:formula="of:=IF([.BB24]&lt;&gt;&quot;&quot;;[.BC23]-[.BB24];[.BC23])" office:value-type="float" office:value="33" calcext:value-type="float">
            <text:p>33</text:p>
          </table:table-cell>
          <table:table-cell table:number-columns-repeated="968"/>
        </table:table-row>
        <table:table-row table:style-name="ro13">
          <table:table-cell table:style-name="ce161" table:formula="of:=([.C25]-[.AV25])*100000000" office:value-type="float" office:value="-1.00000000086142" calcext:value-type="float">
            <text:p>-1.0000000009</text:p>
          </table:table-cell>
          <table:table-cell table:style-name="ce165"/>
          <table:table-cell table:style-name="ce178" table:formula="of:=IF([.AL25]&lt;&gt;0;[.C24]+[.K25]+[.B25]+[.AO25];[.C24]+[.K25]+[.B25])" office:value-type="float" office:value="0.06507381" calcext:value-type="float">
            <text:p>.065</text:p>
          </table:table-cell>
          <table:table-cell table:style-name="ce188" table:formula="of:=[.D24]+[.AH25]+[.BB25]+[.AM25]-[.AP25]" office:value-type="float" office:value="0.103162500000002" calcext:value-type="float">
            <text:p>0.1</text:p>
          </table:table-cell>
          <table:table-cell table:style-name="ce197" table:formula="of:=IF([.H25]=0;[.E24];[.D25]+[.C25]*[.H25]+[.BC25]+[.AG25]-[.AH25])" office:value-type="float" office:value="99.4784487" calcext:value-type="float">
            <text:p>99</text:p>
          </table:table-cell>
          <table:table-cell table:style-name="ce217" table:formula="of:=100*IF([.L25]=0;0;[.E25]/[.E24]-1)" office:value-type="float" office:value="6.48649904110479" calcext:value-type="float">
            <text:p>+6.5</text:p>
          </table:table-cell>
          <table:table-cell table:style-name="ce160"/>
          <table:table-cell table:style-name="ce286" office:value-type="float" office:value="1020" calcext:value-type="float">
            <text:p>1020</text:p>
          </table:table-cell>
          <table:table-cell table:style-name="ce290" office:value-type="float" office:value="1045" calcext:value-type="float">
            <text:p>1045</text:p>
          </table:table-cell>
          <table:table-cell table:style-name="ce302" office:value-type="float" office:value="-0.1" calcext:value-type="float">
            <text:p>-0.1</text:p>
          </table:table-cell>
          <table:table-cell table:style-name="ce162"/>
          <table:table-cell table:style-name="ce315" office:value-type="time" office:time-value="PT05H18M00S" calcext:value-type="time">
            <text:p>05:18</text:p>
          </table:table-cell>
          <table:table-cell table:style-name="ce320" office:value-type="date" office:date-value="2013-12-02" calcext:value-type="date">
            <text:p>12/2</text:p>
          </table:table-cell>
          <table:table-cell table:style-name="ce160"/>
          <table:table-cell table:style-name="ce308" table:formula="of:=[.O24]+[.J25]" office:value-type="float" office:value="-0.1" calcext:value-type="float">
            <text:p>-0.1</text:p>
          </table:table-cell>
          <table:table-cell table:style-name="ce329" table:formula="of:=1+[.O25]/([.C25]+[.$C$4])" office:value-type="float" office:value="0.204786106150081" calcext:value-type="float">
            <text:p>0.2</text:p>
          </table:table-cell>
          <table:table-cell table:style-name="ce333" table:formula="of:=-[.O25]-[.C25]" office:value-type="float" office:value="0.03492619" calcext:value-type="float">
            <text:p>.035</text:p>
          </table:table-cell>
          <table:table-cell table:style-name="ce160"/>
          <table:table-cell table:style-name="ce343" table:formula="of:=-[.J25]+[.S24]" office:value-type="float" office:value="0.1" calcext:value-type="float">
            <text:p>0.1</text:p>
          </table:table-cell>
          <table:table-cell table:style-name="ce352"/>
          <table:table-cell table:style-name="ce358"/>
          <table:table-cell table:style-name="ce361" table:formula="of:=[.E25]/(ABS([.O25])*[.H25]*[.$V$6])" office:value-type="float" office:value="9.75278908823529" calcext:value-type="float">
            <text:p>9.8</text:p>
          </table:table-cell>
          <table:table-cell table:style-name="ce365" table:formula="of:=[.O25]*[.H25]/[.E25]" office:value-type="float" office:value="-1.02534771433363" calcext:value-type="float">
            <text:p>-1.0</text:p>
          </table:table-cell>
          <table:table-cell table:style-name="ce329" table:formula="of:=([.E25]*[.$W$6]-ABS([.S25])*[.H25])/[.H25]" office:value-type="float" office:value="0.143819727205882" calcext:value-type="float">
            <text:p>0.1</text:p>
          </table:table-cell>
          <table:table-cell table:style-name="ce160"/>
          <table:table-cell table:style-name="ce285" table:formula="of:=[.H25]*(-[.$AA$6]*0.01+[.P25])/[.P25]" office:value-type="float" office:value="920.383866935536" calcext:value-type="float">
            <text:p>920</text:p>
          </table:table-cell>
          <table:table-cell table:style-name="ce497" table:formula="of:=SIGN([.P25])*([.I25]-[.H25])*[.J25]/([.C25]*[.I25])*100" office:value-type="float" office:value="-3.67635535341738" calcext:value-type="float">
            <text:p>-3.7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25])+SIGN([.O24])=0;[.H25];([.H25]*[.J25]+[.AE24]*[.O24])/[.O25]);0)" office:value-type="float" office:value="1020" calcext:value-type="float">
            <text:p>1020</text:p>
          </table:table-cell>
          <table:table-cell table:style-name="ce529" table:formula="of:=IF([.H25]=0;0;-([.H24]-[.H25])*[.O24])" office:value-type="float" office:value="0" calcext:value-type="float">
            <text:p/>
          </table:table-cell>
          <table:table-cell table:style-name="ce534" table:formula="of:=[.AF25]+[.AG24]-[.AH24]" office:value-type="float" office:value="0" calcext:value-type="float">
            <text:p/>
          </table:table-cell>
          <table:table-cell table:style-name="ce541" table:formula="of:=IF(OR([.O25]=0;SIGN([.O25])+SIGN([.O24])=0);(-[.H25]+[.AE24])*-[.O24];0)" office:value-type="float" office:value="0" calcext:value-type="float">
            <text:p/>
          </table:table-cell>
          <table:table-cell table:style-name="ce550" table:formula="of:=[.AG25]/([.E25]-[.AG25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25]*0.01*ABS([.J25]+[.K25])*[.H25]" office:value-type="float" office:value="-0.1224" calcext:value-type="float">
            <text:p>-.12</text:p>
          </table:table-cell>
          <table:table-cell table:style-name="ce578"/>
          <table:table-cell table:style-name="ce587" table:formula="of:=ROUND([.AP25]/[.AL25]-(([.AK25]*0.01*ABS([.J25]+[.K25])*0.001)+ABS([.AH25])/[.AL25]*0.001);8)" office:value-type="string" office:string-value="#DIV/0!" calcext:value-type="error">
            <text:p>#DIV/0!</text:p>
          </table:table-cell>
          <table:table-cell table:style-name="ce597" table:formula="of:=IF([.AM25]+[.D24]+[.AH25]&gt;0;[.AM25];[.AM25]+[.D24]+[.AH25])*SIGN([.AL25])" office:value-type="float" office:value="-0" calcext:value-type="float">
            <text:p>0.0</text:p>
          </table:table-cell>
          <table:table-cell table:style-name="ce160"/>
          <table:table-cell table:style-name="ce600" table:formula="of:=IFERROR([.AO25]+[.AT25];&quot;&quot;)">
            <text:p/>
          </table:table-cell>
          <table:table-cell table:style-name="ce157" table:formula="of:=([.AY25]-[.D25])*SIGN([.L25])" office:value-type="float" office:value="-2.0122792321331E-015" calcext:value-type="float">
            <text:p>-2.0122792321331E-015</text:p>
          </table:table-cell>
          <table:table-cell table:style-name="ce607"/>
          <table:table-cell table:style-name="ce617"/>
          <table:table-cell table:style-name="ce615" table:formula="of:=IF([.AU25]&lt;&gt;0;[.AU25];[.AV24])" office:value-type="float" office:value="0.06507382" calcext:value-type="float">
            <text:p>0.06507382</text:p>
          </table:table-cell>
          <table:table-cell table:style-name="ce622" office:value-type="float" office:value="0.1031625" calcext:value-type="float">
            <text:p>0.1031625</text:p>
          </table:table-cell>
          <table:table-cell table:style-name="ce624"/>
          <table:table-cell table:style-name="ce615" table:formula="of:=IF([.AW25]&lt;&gt;&quot;&quot;;[.AW25];[.AY24])" office:value-type="float" office:value="0.1031625" calcext:value-type="float">
            <text:p>0.1031625</text:p>
          </table:table-cell>
          <table:table-cell table:style-name="ce615" table:formula="of:=IF([.AX25]&lt;&gt;&quot;&quot;;[.AX25];[.AZ24])" office:value-type="float" office:value="33" calcext:value-type="float">
            <text:p>33</text:p>
          </table:table-cell>
          <table:table-cell/>
          <table:table-cell table:style-name="ce634"/>
          <table:table-cell table:style-name="ce642" table:formula="of:=IF([.BB25]&lt;&gt;&quot;&quot;;[.BC24]-[.BB25];[.BC24])" office:value-type="float" office:value="33" calcext:value-type="float">
            <text:p>33</text:p>
          </table:table-cell>
          <table:table-cell table:number-columns-repeated="968"/>
        </table:table-row>
        <table:table-row table:style-name="ro15">
          <table:table-cell table:style-name="ce161" table:formula="of:=([.C26]-[.AV26])*100000000" office:value-type="float" office:value="-10.9999999997612" calcext:value-type="float">
            <text:p>-10.9999999998</text:p>
          </table:table-cell>
          <table:table-cell table:style-name="ce166"/>
          <table:table-cell table:style-name="ce178" table:formula="of:=IF([.AL26]&lt;&gt;0;[.C25]+[.K26]+[.B26]+[.AO26];[.C25]+[.K26]+[.B26])" office:value-type="float" office:value="0.06504991" calcext:value-type="float">
            <text:p>.065</text:p>
          </table:table-cell>
          <table:table-cell table:style-name="ce188" table:formula="of:=[.D25]+[.AH26]+[.BB26]+[.AM26]-[.AP26]" office:value-type="float" office:value="0" calcext:value-type="float">
            <text:p>0.0</text:p>
          </table:table-cell>
          <table:table-cell table:style-name="ce197" table:formula="of:=IF([.H26]=0;[.E25];[.D26]+[.C26]*[.H26]+[.BC26]+[.AG26]-[.AH26])" office:value-type="float" office:value="98.47715595" calcext:value-type="float">
            <text:p>98</text:p>
          </table:table-cell>
          <table:table-cell table:style-name="ce218" table:formula="of:=100*IF([.L26]=0;0;[.E26]/[.E25]-1)" office:value-type="float" office:value="-1.00654238489345" calcext:value-type="float">
            <text:p>-1.0</text:p>
          </table:table-cell>
          <table:table-cell table:style-name="ce160"/>
          <table:table-cell table:style-name="ce286" office:value-type="float" office:value="1045" calcext:value-type="float">
            <text:p>1045</text:p>
          </table:table-cell>
          <table:table-cell table:style-name="ce290"/>
          <table:table-cell table:style-name="ce302" office:value-type="float" office:value="0.035" calcext:value-type="float">
            <text:p>0.0</text:p>
          </table:table-cell>
          <table:table-cell table:style-name="ce162"/>
          <table:table-cell table:style-name="ce315" office:value-type="time" office:time-value="PT08H40M00S" calcext:value-type="time">
            <text:p>08:40</text:p>
          </table:table-cell>
          <table:table-cell table:style-name="ce320" office:value-type="date" office:date-value="2013-12-02" calcext:value-type="date">
            <text:p>12/2</text:p>
          </table:table-cell>
          <table:table-cell table:style-name="ce160"/>
          <table:table-cell table:style-name="ce308" table:formula="of:=[.O25]+[.J26]" office:value-type="float" office:value="-0.065" calcext:value-type="float">
            <text:p>-0.1</text:p>
          </table:table-cell>
          <table:table-cell table:style-name="ce329" table:formula="of:=1+[.O26]/([.C26]+[.$C$4])" office:value-type="float" office:value="0.483012712399256" calcext:value-type="float">
            <text:p>0.5</text:p>
          </table:table-cell>
          <table:table-cell table:style-name="ce333" table:formula="of:=-[.O26]-[.C26]" office:value-type="float" office:value="-0.000049910000000028" calcext:value-type="float">
            <text:p>.000</text:p>
          </table:table-cell>
          <table:table-cell table:style-name="ce160"/>
          <table:table-cell table:style-name="ce343" table:formula="of:=-[.J26]+[.S25]" office:value-type="float" office:value="0.065" calcext:value-type="float">
            <text:p>0.065</text:p>
          </table:table-cell>
          <table:table-cell table:style-name="ce352"/>
          <table:table-cell table:style-name="ce358"/>
          <table:table-cell table:style-name="ce361" table:formula="of:=[.E26]/(ABS([.O26])*[.H26]*[.$V$6])" office:value-type="float" office:value="14.4979250570482" calcext:value-type="float">
            <text:p>14.5</text:p>
          </table:table-cell>
          <table:table-cell table:style-name="ce365" table:formula="of:=[.O26]*[.H26]/[.E26]" office:value-type="float" office:value="-0.68975387585815" calcext:value-type="float">
            <text:p>-0.7</text:p>
          </table:table-cell>
          <table:table-cell table:style-name="ce329" table:formula="of:=([.E26]*[.$W$6]-ABS([.S26])*[.H26])/[.H26]" office:value-type="float" office:value="0.170591282177033" calcext:value-type="float">
            <text:p>0.2</text:p>
          </table:table-cell>
          <table:table-cell table:style-name="ce160"/>
          <table:table-cell table:style-name="ce285" table:formula="of:=[.H26]*(-[.$AA$6]*0.01+[.P26])/[.P26]" office:value-type="float" office:value="1001.72991732208" calcext:value-type="float">
            <text:p>1002</text:p>
          </table:table-cell>
          <table:table-cell table:style-name="ce497" table:formula="of:=SIGN([.P26])*([.I26]-[.H26])*[.J26]/([.C26]*[.I26])*100" office:value-type="string" office:string-value="#DIV/0!" calcext:value-type="error">
            <text:p>#DIV/0!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26])+SIGN([.O25])=0;[.H26];([.H26]*[.J26]+[.AE25]*[.O25])/[.O26]);0)" office:value-type="float" office:value="1006.53846153846" calcext:value-type="float">
            <text:p>1007</text:p>
          </table:table-cell>
          <table:table-cell table:style-name="ce529" table:formula="of:=IF([.H26]=0;0;-([.H25]-[.H26])*[.O25])" office:value-type="float" office:value="-2.5" calcext:value-type="float">
            <text:p>-2.5</text:p>
          </table:table-cell>
          <table:table-cell table:style-name="ce534" table:formula="of:=[.AF26]+[.AG25]-[.AH25]" office:value-type="float" office:value="-2.5" calcext:value-type="float">
            <text:p>-2.5</text:p>
          </table:table-cell>
          <table:table-cell table:style-name="ce541" table:formula="of:=IF(OR([.O26]=0;SIGN([.O26])+SIGN([.O25])=0);(-[.H26]+[.AE25])*-[.O25];0)" office:value-type="float" office:value="0" calcext:value-type="float">
            <text:p/>
          </table:table-cell>
          <table:table-cell table:style-name="ce550" table:formula="of:=[.AG26]/([.E26]-[.AG26])" office:value-type="float" office:value="-0.0247580749970608" calcext:value-type="float">
            <text:p>-.02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 office:value-type="float" office:value="1045" calcext:value-type="float">
            <text:p>1045</text:p>
          </table:table-cell>
          <table:table-cell table:style-name="ce569" table:formula="of:=-[.AK26]*0.01*ABS([.J26]+[.K26])*[.H26]" office:value-type="float" office:value="-0.1280125" calcext:value-type="float">
            <text:p>-.13</text:p>
          </table:table-cell>
          <table:table-cell table:style-name="ce578"/>
          <table:table-cell table:style-name="ce587" table:formula="of:=ROUND([.AP26]/[.AL26]-(([.AK26]*0.01*ABS([.J26]+[.K26])*0.001)+ABS([.AH26])/[.AL26]*0.001);8)" office:value-type="float" office:value="-0.0000239" calcext:value-type="float">
            <text:p>-0.0000239000</text:p>
          </table:table-cell>
          <table:table-cell table:style-name="ce597" table:formula="of:=IF([.AM26]+[.D25]+[.AH26]&gt;0;[.AM26];[.AM26]+[.D25]+[.AH26])*SIGN([.AL26])" office:value-type="float" office:value="-0.0248499999999985" calcext:value-type="float">
            <text:p>0.0</text:p>
          </table:table-cell>
          <table:table-cell table:style-name="ce160"/>
          <table:table-cell table:style-name="ce602" table:formula="of:=IFERROR([.AO26]+[.AT26];&quot;&quot;)" office:value-type="float" office:value="-0.000000100000000000002" calcext:value-type="float">
            <text:p>-1.0E-7</text:p>
          </table:table-cell>
          <table:table-cell table:style-name="ce157" table:formula="of:=([.AY26]-[.D26])*SIGN([.L26])" office:value-type="float" office:value="0" calcext:value-type="float">
            <text:p>0</text:p>
          </table:table-cell>
          <table:table-cell table:style-name="ce610" office:value-type="float" office:value="0.0000238" calcext:value-type="float">
            <text:p>0.00002380</text:p>
          </table:table-cell>
          <table:table-cell table:style-name="ce611" office:value-type="float" office:value="0.06505002" calcext:value-type="float">
            <text:p>0.06505002</text:p>
          </table:table-cell>
          <table:table-cell table:style-name="ce615" table:formula="of:=IF([.AU26]&lt;&gt;0;[.AU26];[.AV25])" office:value-type="float" office:value="0.06505002" calcext:value-type="float">
            <text:p>0.06505002</text:p>
          </table:table-cell>
          <table:table-cell table:style-name="ce620" office:value-type="float" office:value="0" calcext:value-type="float">
            <text:p>0</text:p>
          </table:table-cell>
          <table:table-cell table:style-name="ce624"/>
          <table:table-cell table:style-name="ce615" table:formula="of:=IF([.AW26]&lt;&gt;&quot;&quot;;[.AW26];[.AY25])" office:value-type="float" office:value="0" calcext:value-type="float">
            <text:p>0</text:p>
          </table:table-cell>
          <table:table-cell table:style-name="ce615" table:formula="of:=IF([.AX26]&lt;&gt;&quot;&quot;;[.AX26];[.AZ25])" office:value-type="float" office:value="33" calcext:value-type="float">
            <text:p>33</text:p>
          </table:table-cell>
          <table:table-cell/>
          <table:table-cell table:style-name="ce634"/>
          <table:table-cell table:style-name="ce642" table:formula="of:=IF([.BB26]&lt;&gt;&quot;&quot;;[.BC25]-[.BB26];[.BC25])" office:value-type="float" office:value="33" calcext:value-type="float">
            <text:p>33</text:p>
          </table:table-cell>
          <table:table-cell table:number-columns-repeated="968"/>
        </table:table-row>
        <table:table-row table:style-name="ro13">
          <table:table-cell table:style-name="ce161" table:formula="of:=([.C27]-[.AV27])*100000000" office:value-type="float" office:value="-10.9999999997612" calcext:value-type="float">
            <text:p>-10.9999999998</text:p>
          </table:table-cell>
          <table:table-cell table:style-name="ce166"/>
          <table:table-cell table:style-name="ce178" table:formula="of:=IF([.AL27]&lt;&gt;0;[.C26]+[.K27]+[.B27]+[.AO27];[.C26]+[.K27]+[.B27])" office:value-type="float" office:value="0.06498979" calcext:value-type="float">
            <text:p>.065</text:p>
          </table:table-cell>
          <table:table-cell table:style-name="ce188" table:formula="of:=[.D26]+[.AH27]+[.BB27]+[.AM27]-[.AP27]" office:value-type="float" office:value="0" calcext:value-type="float">
            <text:p>0.0</text:p>
          </table:table-cell>
          <table:table-cell table:style-name="ce197" table:formula="of:=IF([.H27]=0;[.E26];[.D27]+[.C27]*[.H27]+[.BC27]+[.AG27]-[.AH27])" office:value-type="float" office:value="98.41433055" calcext:value-type="float">
            <text:p>98</text:p>
          </table:table-cell>
          <table:table-cell table:style-name="ce219" table:formula="of:=100*IF([.L27]=0;0;[.E27]/[.E26]-1)" office:value-type="float" office:value="-0.0637969277178296" calcext:value-type="float">
            <text:p>-0.1</text:p>
          </table:table-cell>
          <table:table-cell table:style-name="ce160"/>
          <table:table-cell table:style-name="ce285" office:value-type="float" office:value="1045" calcext:value-type="float">
            <text:p>1045</text:p>
          </table:table-cell>
          <table:table-cell table:style-name="ce290" office:value-type="float" office:value="1065" calcext:value-type="float">
            <text:p>1065</text:p>
          </table:table-cell>
          <table:table-cell table:style-name="ce302" office:value-type="float" office:value="-0.05" calcext:value-type="float">
            <text:p>-0.1</text:p>
          </table:table-cell>
          <table:table-cell table:style-name="ce162"/>
          <table:table-cell table:style-name="ce315" office:value-type="time" office:time-value="PT00H28M00S" calcext:value-type="time">
            <text:p>00:28</text:p>
          </table:table-cell>
          <table:table-cell table:style-name="ce320" office:value-type="date" office:date-value="2013-12-03" calcext:value-type="date">
            <text:p>12/3</text:p>
          </table:table-cell>
          <table:table-cell table:style-name="ce160"/>
          <table:table-cell table:style-name="ce308" table:formula="of:=[.O26]+[.J27]" office:value-type="float" office:value="-0.115" calcext:value-type="float">
            <text:p>-0.1</text:p>
          </table:table-cell>
          <table:table-cell table:style-name="ce329" table:formula="of:=1+[.O27]/([.C27]+[.$C$4])" office:value-type="float" office:value="0.0848926033938073" calcext:value-type="float">
            <text:p>0.1</text:p>
          </table:table-cell>
          <table:table-cell table:style-name="ce333" table:formula="of:=-[.O27]-[.C27]" office:value-type="float" office:value="0.05001021" calcext:value-type="float">
            <text:p>.050</text:p>
          </table:table-cell>
          <table:table-cell table:style-name="ce160"/>
          <table:table-cell table:style-name="ce343" table:formula="of:=-[.J27]+[.S26]" office:value-type="float" office:value="0.115" calcext:value-type="float">
            <text:p>0.115</text:p>
          </table:table-cell>
          <table:table-cell table:style-name="ce352"/>
          <table:table-cell table:style-name="ce358"/>
          <table:table-cell table:style-name="ce361" table:formula="of:=[.E27]/(ABS([.O27])*[.H27]*[.$V$6])" office:value-type="float" office:value="8.18925155398377" calcext:value-type="float">
            <text:p>8.2</text:p>
          </table:table-cell>
          <table:table-cell table:style-name="ce365" table:formula="of:=[.O27]*[.H27]/[.E27]" office:value-type="float" office:value="-1.22111281282297" calcext:value-type="float">
            <text:p>-1.2</text:p>
          </table:table-cell>
          <table:table-cell table:style-name="ce329" table:formula="of:=([.E27]*[.$W$6]-ABS([.S27])*[.H27])/[.H27]" office:value-type="float" office:value="0.120440982177033" calcext:value-type="float">
            <text:p>0.1</text:p>
          </table:table-cell>
          <table:table-cell table:style-name="ce160"/>
          <table:table-cell table:style-name="ce285" table:formula="of:=[.H27]*(-[.$AA$6]*0.01+[.P27])/[.P27]" office:value-type="float" office:value="798.806584266862" calcext:value-type="float">
            <text:p>799</text:p>
          </table:table-cell>
          <table:table-cell table:style-name="ce497" table:formula="of:=SIGN([.P27])*([.I27]-[.H27])*[.J27]/([.C27]*[.I27])*100" office:value-type="float" office:value="-1.44479176829196" calcext:value-type="float">
            <text:p>-1.4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27])+SIGN([.O26])=0;[.H27];([.H27]*[.J27]+[.AE26]*[.O26])/[.O27]);0)" office:value-type="float" office:value="1023.26086956522" calcext:value-type="float">
            <text:p>1023</text:p>
          </table:table-cell>
          <table:table-cell table:style-name="ce529" table:formula="of:=IF([.H27]=0;0;-([.H26]-[.H27])*[.O26])" office:value-type="float" office:value="0" calcext:value-type="float">
            <text:p/>
          </table:table-cell>
          <table:table-cell table:style-name="ce534" table:formula="of:=[.AF27]+[.AG26]-[.AH26]" office:value-type="float" office:value="-2.5" calcext:value-type="float">
            <text:p>-2.5</text:p>
          </table:table-cell>
          <table:table-cell table:style-name="ce541" table:formula="of:=IF(OR([.O27]=0;SIGN([.O27])+SIGN([.O26])=0);(-[.H27]+[.AE26])*-[.O26];0)" office:value-type="float" office:value="0" calcext:value-type="float">
            <text:p/>
          </table:table-cell>
          <table:table-cell table:style-name="ce550" table:formula="of:=[.AG27]/([.E27]-[.AG27])" office:value-type="float" office:value="-0.0247734884270111" calcext:value-type="float">
            <text:p>-.02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1044" calcext:value-type="float">
            <text:p>1044</text:p>
          </table:table-cell>
          <table:table-cell table:style-name="ce569" table:formula="of:=-[.AK27]*0.01*ABS([.J27]+[.K27])*[.H27]" office:value-type="float" office:value="-0.0627" calcext:value-type="float">
            <text:p>-.06</text:p>
          </table:table-cell>
          <table:table-cell table:style-name="ce578"/>
          <table:table-cell table:style-name="ce587" table:formula="of:=ROUND([.AP27]/[.AL27]-(([.AK27]*0.01*ABS([.J27]+[.K27])*0.001)+ABS([.AH27])/[.AL27]*0.001);8)" office:value-type="float" office:value="-0.00006012" calcext:value-type="float">
            <text:p>-0.0000601200</text:p>
          </table:table-cell>
          <table:table-cell table:style-name="ce597" table:formula="of:=IF([.AM27]+[.D26]+[.AH27]&gt;0;[.AM27];[.AM27]+[.D26]+[.AH27])*SIGN([.AL27])" office:value-type="float" office:value="-0.0627" calcext:value-type="float">
            <text:p>-0.1</text:p>
          </table:table-cell>
          <table:table-cell table:style-name="ce160"/>
          <table:table-cell table:style-name="ce600" table:formula="of:=IFERROR([.AO27]+[.AT27];&quot;&quot;)" office:value-type="float" office:value="0" calcext:value-type="float">
            <text:p>0.0E+0</text:p>
          </table:table-cell>
          <table:table-cell table:style-name="ce157" table:formula="of:=([.AY27]-[.D27])*SIGN([.L27])" office:value-type="float" office:value="0" calcext:value-type="float">
            <text:p>0</text:p>
          </table:table-cell>
          <table:table-cell table:style-name="ce608" office:value-type="float" office:value="0.00006012" calcext:value-type="float">
            <text:p>0.00006012</text:p>
          </table:table-cell>
          <table:table-cell table:style-name="ce611" office:value-type="float" office:value="0.0649899" calcext:value-type="float">
            <text:p>0.0649899</text:p>
          </table:table-cell>
          <table:table-cell table:style-name="ce615" table:formula="of:=IF([.AU27]&lt;&gt;0;[.AU27];[.AV26])" office:value-type="float" office:value="0.0649899" calcext:value-type="float">
            <text:p>0.0649899</text:p>
          </table:table-cell>
          <table:table-cell table:style-name="ce620"/>
          <table:table-cell table:style-name="ce624"/>
          <table:table-cell table:style-name="ce615" table:formula="of:=IF([.AW27]&lt;&gt;&quot;&quot;;[.AW27];[.AY26])" office:value-type="float" office:value="0" calcext:value-type="float">
            <text:p>0</text:p>
          </table:table-cell>
          <table:table-cell table:style-name="ce615" table:formula="of:=IF([.AX27]&lt;&gt;&quot;&quot;;[.AX27];[.AZ26])" office:value-type="float" office:value="33" calcext:value-type="float">
            <text:p>33</text:p>
          </table:table-cell>
          <table:table-cell/>
          <table:table-cell table:style-name="ce634"/>
          <table:table-cell table:style-name="ce642" table:formula="of:=IF([.BB27]&lt;&gt;&quot;&quot;;[.BC26]-[.BB27];[.BC26])" office:value-type="float" office:value="33" calcext:value-type="float">
            <text:p>33</text:p>
          </table:table-cell>
          <table:table-cell table:number-columns-repeated="968"/>
        </table:table-row>
        <table:table-row table:style-name="ro13">
          <table:table-cell table:style-name="ce161" table:formula="of:=([.C28]-[.AV28])*100000000" office:value-type="float" office:value="-10.9999999997612" calcext:value-type="float">
            <text:p>-10.9999999998</text:p>
          </table:table-cell>
          <table:table-cell table:style-name="ce166"/>
          <table:table-cell table:style-name="ce178" table:formula="of:=IF([.AL28]&lt;&gt;0;[.C27]+[.K28]+[.B28]+[.AO28];[.C27]+[.K28]+[.B28])" office:value-type="float" office:value="0.06481462" calcext:value-type="float">
            <text:p>.065</text:p>
          </table:table-cell>
          <table:table-cell table:style-name="ce188" table:formula="of:=[.D27]+[.AH28]+[.BB28]+[.AM28]-[.AP28]" office:value-type="float" office:value="0" calcext:value-type="float">
            <text:p>0.0</text:p>
          </table:table-cell>
          <table:table-cell table:style-name="ce197" table:formula="of:=IF([.H28]=0;[.E27];[.D28]+[.C28]*[.H28]+[.BC28]+[.AG28]-[.AH28])" office:value-type="float" office:value="97.2275703" calcext:value-type="float">
            <text:p>97</text:p>
          </table:table-cell>
          <table:table-cell table:style-name="ce220" table:formula="of:=100*IF([.L28]=0;0;[.E28]/[.E27]-1)" office:value-type="float" office:value="-1.20588154526647" calcext:value-type="float">
            <text:p>-1.2</text:p>
          </table:table-cell>
          <table:table-cell table:style-name="ce160"/>
          <table:table-cell table:style-name="ce286" office:value-type="float" office:value="1065" calcext:value-type="float">
            <text:p>1065</text:p>
          </table:table-cell>
          <table:table-cell table:style-name="ce290"/>
          <table:table-cell table:style-name="ce302" office:value-type="float" office:value="0.05" calcext:value-type="float">
            <text:p>0.1</text:p>
          </table:table-cell>
          <table:table-cell table:style-name="ce162"/>
          <table:table-cell table:style-name="ce315" office:value-type="time" office:time-value="PT13H38M00S" calcext:value-type="time">
            <text:p>13:38</text:p>
          </table:table-cell>
          <table:table-cell table:style-name="ce320" office:value-type="date" office:date-value="2013-12-03" calcext:value-type="date">
            <text:p>12/3</text:p>
          </table:table-cell>
          <table:table-cell table:style-name="ce160"/>
          <table:table-cell table:style-name="ce308" table:formula="of:=[.O27]+[.J28]" office:value-type="float" office:value="-0.065" calcext:value-type="float">
            <text:p>-0.1</text:p>
          </table:table-cell>
          <table:table-cell table:style-name="ce329" table:formula="of:=1+[.O28]/([.C28]+[.$C$4])" office:value-type="float" office:value="0.482043400938091" calcext:value-type="float">
            <text:p>0.5</text:p>
          </table:table-cell>
          <table:table-cell table:style-name="ce333" table:formula="of:=-[.O28]-[.C28]" office:value-type="float" office:value="0.000185379999999971" calcext:value-type="float">
            <text:p>.000</text:p>
          </table:table-cell>
          <table:table-cell table:style-name="ce160"/>
          <table:table-cell table:style-name="ce343" table:formula="of:=-[.J28]+[.S27]" office:value-type="float" office:value="0.065" calcext:value-type="float">
            <text:p>0.065</text:p>
          </table:table-cell>
          <table:table-cell table:style-name="ce352"/>
          <table:table-cell table:style-name="ce358"/>
          <table:table-cell table:style-name="ce361" table:formula="of:=[.E28]/(ABS([.O28])*[.H28]*[.$V$6])" office:value-type="float" office:value="14.0451528060672" calcext:value-type="float">
            <text:p>14.0</text:p>
          </table:table-cell>
          <table:table-cell table:style-name="ce365" table:formula="of:=[.O28]*[.H28]/[.E28]" office:value-type="float" office:value="-0.711989405745749" calcext:value-type="float">
            <text:p>-0.7</text:p>
          </table:table-cell>
          <table:table-cell table:style-name="ce329" table:formula="of:=([.E28]*[.$W$6]-ABS([.S28])*[.H28])/[.H28]" office:value-type="float" office:value="0.163233733098592" calcext:value-type="float">
            <text:p>0.2</text:p>
          </table:table-cell>
          <table:table-cell table:style-name="ce160"/>
          <table:table-cell table:style-name="ce285" table:formula="of:=[.H28]*(-[.$AA$6]*0.01+[.P28])/[.P28]" office:value-type="float" office:value="1020.81310737052" calcext:value-type="float">
            <text:p>1021</text:p>
          </table:table-cell>
          <table:table-cell table:style-name="ce497" table:formula="of:=SIGN([.P28])*([.I28]-[.H28])*[.J28]/([.C28]*[.I28])*100" office:value-type="string" office:string-value="#DIV/0!" calcext:value-type="error">
            <text:p>#DIV/0!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28])+SIGN([.O27])=0;[.H28];([.H28]*[.J28]+[.AE27]*[.O27])/[.O28]);0)" office:value-type="float" office:value="991.153846153846" calcext:value-type="float">
            <text:p>991</text:p>
          </table:table-cell>
          <table:table-cell table:style-name="ce529" table:formula="of:=IF([.H28]=0;0;-([.H27]-[.H28])*[.O27])" office:value-type="float" office:value="-2.3" calcext:value-type="float">
            <text:p>-2.3</text:p>
          </table:table-cell>
          <table:table-cell table:style-name="ce534" table:formula="of:=[.AF28]+[.AG27]-[.AH27]" office:value-type="float" office:value="-4.8" calcext:value-type="float">
            <text:p>-4.8</text:p>
          </table:table-cell>
          <table:table-cell table:style-name="ce541" table:formula="of:=IF(OR([.O28]=0;SIGN([.O28])+SIGN([.O27])=0);(-[.H28]+[.AE27])*-[.O27];0)" office:value-type="float" office:value="0" calcext:value-type="float">
            <text:p/>
          </table:table-cell>
          <table:table-cell table:style-name="ce550" table:formula="of:=[.AG28]/([.E28]-[.AG28])" office:value-type="float" office:value="-0.0470461071050322" calcext:value-type="float">
            <text:p>-.05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 office:value-type="float" office:value="1065.01" calcext:value-type="float">
            <text:p>1065</text:p>
          </table:table-cell>
          <table:table-cell table:style-name="ce569" table:formula="of:=-[.AK28]*0.01*ABS([.J28]+[.K28])*[.H28]" office:value-type="float" office:value="-0.186375" calcext:value-type="float">
            <text:p>-.19</text:p>
          </table:table-cell>
          <table:table-cell table:style-name="ce578"/>
          <table:table-cell table:style-name="ce587" table:formula="of:=ROUND([.AP28]/[.AL28]-(([.AK28]*0.01*ABS([.J28]+[.K28])*0.001)+ABS([.AH28])/[.AL28]*0.001);8)" office:value-type="float" office:value="-0.00017517" calcext:value-type="float">
            <text:p>-0.0001751700</text:p>
          </table:table-cell>
          <table:table-cell table:style-name="ce597" table:formula="of:=IF([.AM28]+[.D27]+[.AH28]&gt;0;[.AM28];[.AM28]+[.D27]+[.AH28])*SIGN([.AL28])" office:value-type="float" office:value="-0.186375" calcext:value-type="float">
            <text:p>-0.2</text:p>
          </table:table-cell>
          <table:table-cell table:style-name="ce160"/>
          <table:table-cell table:style-name="ce600" table:formula="of:=IFERROR([.AO28]+[.AT28];&quot;&quot;)" office:value-type="float" office:value="0" calcext:value-type="float">
            <text:p>0.0E+0</text:p>
          </table:table-cell>
          <table:table-cell table:style-name="ce157" table:formula="of:=([.AY28]-[.D28])*SIGN([.L28])" office:value-type="float" office:value="0" calcext:value-type="float">
            <text:p>0</text:p>
          </table:table-cell>
          <table:table-cell table:style-name="ce611" office:value-type="float" office:value="0.00017517" calcext:value-type="float">
            <text:p>0.00017517</text:p>
          </table:table-cell>
          <table:table-cell table:style-name="ce611" office:value-type="float" office:value="0.06481473" calcext:value-type="float">
            <text:p>0.06481473</text:p>
          </table:table-cell>
          <table:table-cell table:style-name="ce615" table:formula="of:=IF([.AU28]&lt;&gt;0;[.AU28];[.AV27])" office:value-type="float" office:value="0.06481473" calcext:value-type="float">
            <text:p>0.06481473</text:p>
          </table:table-cell>
          <table:table-cell table:style-name="ce620"/>
          <table:table-cell table:style-name="ce624"/>
          <table:table-cell table:style-name="ce615" table:formula="of:=IF([.AW28]&lt;&gt;&quot;&quot;;[.AW28];[.AY27])" office:value-type="float" office:value="0" calcext:value-type="float">
            <text:p>0</text:p>
          </table:table-cell>
          <table:table-cell table:style-name="ce615" table:formula="of:=IF([.AX28]&lt;&gt;&quot;&quot;;[.AX28];[.AZ27])" office:value-type="float" office:value="33" calcext:value-type="float">
            <text:p>33</text:p>
          </table:table-cell>
          <table:table-cell/>
          <table:table-cell table:style-name="ce634"/>
          <table:table-cell table:style-name="ce642" table:formula="of:=IF([.BB28]&lt;&gt;&quot;&quot;;[.BC27]-[.BB28];[.BC27])" office:value-type="float" office:value="33" calcext:value-type="float">
            <text:p>33</text:p>
          </table:table-cell>
          <table:table-cell table:number-columns-repeated="968"/>
        </table:table-row>
        <table:table-row table:style-name="ro13">
          <table:table-cell table:style-name="ce161" table:formula="of:=([.C29]-[.AV29])*100000000" office:value-type="float" office:value="-10.9999999997612" calcext:value-type="float">
            <text:p>-10.9999999998</text:p>
          </table:table-cell>
          <table:table-cell table:style-name="ce166"/>
          <table:table-cell table:style-name="ce178" table:formula="of:=IF([.AL29]&lt;&gt;0;[.C28]+[.K29]+[.B29]+[.AO29];[.C28]+[.K29]+[.B29])" office:value-type="float" office:value="0.06475439" calcext:value-type="float">
            <text:p>.065</text:p>
          </table:table-cell>
          <table:table-cell table:style-name="ce188" table:formula="of:=[.D28]+[.AH29]+[.BB29]+[.AM29]-[.AP29]" office:value-type="float" office:value="0" calcext:value-type="float">
            <text:p>0.0</text:p>
          </table:table-cell>
          <table:table-cell table:style-name="ce197" table:formula="of:=IF([.H29]=0;[.E28];[.D29]+[.C29]*[.H29]+[.BC29]+[.AG29]-[.AH29])" office:value-type="float" office:value="97.15851315" calcext:value-type="float">
            <text:p>97</text:p>
          </table:table-cell>
          <table:table-cell table:style-name="ce221" table:formula="of:=100*IF([.L29]=0;0;[.E29]/[.E28]-1)" office:value-type="float" office:value="-0.0710263043568027" calcext:value-type="float">
            <text:p>-0.1</text:p>
          </table:table-cell>
          <table:table-cell table:style-name="ce160"/>
          <table:table-cell table:style-name="ce285" office:value-type="float" office:value="1085" calcext:value-type="float">
            <text:p>1085</text:p>
          </table:table-cell>
          <table:table-cell table:style-name="ce290" office:value-type="float" office:value="1095" calcext:value-type="float">
            <text:p>1095</text:p>
          </table:table-cell>
          <table:table-cell table:style-name="ce302" office:value-type="float" office:value="-0.05" calcext:value-type="float">
            <text:p>-0.1</text:p>
          </table:table-cell>
          <table:table-cell table:style-name="ce162"/>
          <table:table-cell table:style-name="ce315" office:value-type="time" office:time-value="PT13H37M00S" calcext:value-type="time">
            <text:p>13:37</text:p>
          </table:table-cell>
          <table:table-cell table:style-name="ce320" office:value-type="date" office:date-value="2013-12-04" calcext:value-type="date">
            <text:p>12/4</text:p>
          </table:table-cell>
          <table:table-cell table:style-name="ce160"/>
          <table:table-cell table:style-name="ce308" table:formula="of:=[.O28]+[.J29]" office:value-type="float" office:value="-0.115" calcext:value-type="float">
            <text:p>-0.1</text:p>
          </table:table-cell>
          <table:table-cell table:style-name="ce329" table:formula="of:=1+[.O29]/([.C29]+[.$C$4])" office:value-type="float" office:value="0.0831752209208894" calcext:value-type="float">
            <text:p>0.1</text:p>
          </table:table-cell>
          <table:table-cell table:style-name="ce333" table:formula="of:=-[.O29]-[.C29]" office:value-type="float" office:value="0.05024561" calcext:value-type="float">
            <text:p>.050</text:p>
          </table:table-cell>
          <table:table-cell table:style-name="ce160"/>
          <table:table-cell table:style-name="ce343" table:formula="of:=-[.J29]+[.S28]" office:value-type="float" office:value="0.115" calcext:value-type="float">
            <text:p>0.115</text:p>
          </table:table-cell>
          <table:table-cell table:style-name="ce352"/>
          <table:table-cell table:style-name="ce358"/>
          <table:table-cell table:style-name="ce361" table:formula="of:=[.E29]/(ABS([.O29])*[.H29]*[.$V$6])" office:value-type="float" office:value="7.78669710679223" calcext:value-type="float">
            <text:p>7.8</text:p>
          </table:table-cell>
          <table:table-cell table:style-name="ce365" table:formula="of:=[.O29]*[.H29]/[.E29]" office:value-type="float" office:value="-1.28424155490486" calcext:value-type="float">
            <text:p>-1.3</text:p>
          </table:table-cell>
          <table:table-cell table:style-name="ce329" table:formula="of:=([.E29]*[.$W$6]-ABS([.S29])*[.H29])/[.H29]" office:value-type="float" office:value="0.108867541820276" calcext:value-type="float">
            <text:p>0.1</text:p>
          </table:table-cell>
          <table:table-cell table:style-name="ce160"/>
          <table:table-cell table:style-name="ce285" table:formula="of:=[.H29]*(-[.$AA$6]*0.01+[.P29])/[.P29]" office:value-type="float" office:value="824.104991129034" calcext:value-type="float">
            <text:p>824</text:p>
          </table:table-cell>
          <table:table-cell table:style-name="ce497" table:formula="of:=SIGN([.P29])*([.I29]-[.H29])*[.J29]/([.C29]*[.I29])*100" office:value-type="float" office:value="-0.705158375464906" calcext:value-type="float">
            <text:p>-.7</text:p>
          </table:table-cell>
          <table:table-cell table:style-name="ce302" table:formula="of:=[.AG29]/[.E29]*100" office:value-type="float" office:value="-6.27839990776969" calcext:value-type="float">
            <text:p>-6.3</text:p>
          </table:table-cell>
          <table:table-cell table:style-name="ce513"/>
          <table:table-cell table:style-name="ce160"/>
          <table:table-cell table:style-name="ce521" table:formula="of:=IFERROR(IF(SIGN([.O29])+SIGN([.O28])=0;[.H29];([.H29]*[.J29]+[.AE28]*[.O28])/[.O29]);0)" office:value-type="float" office:value="1031.95652173913" calcext:value-type="float">
            <text:p>1032</text:p>
          </table:table-cell>
          <table:table-cell table:style-name="ce529" table:formula="of:=IF([.H29]=0;0;-([.H28]-[.H29])*[.O28])" office:value-type="float" office:value="-1.3" calcext:value-type="float">
            <text:p>-1.3</text:p>
          </table:table-cell>
          <table:table-cell table:style-name="ce534" table:formula="of:=[.AF29]+[.AG28]-[.AH28]" office:value-type="float" office:value="-6.1" calcext:value-type="float">
            <text:p>-6.1</text:p>
          </table:table-cell>
          <table:table-cell table:style-name="ce541" table:formula="of:=IF(OR([.O29]=0;SIGN([.O29])+SIGN([.O28])=0);(-[.H29]+[.AE28])*-[.O28];0)" office:value-type="float" office:value="0" calcext:value-type="float">
            <text:p/>
          </table:table-cell>
          <table:table-cell table:style-name="ce550" table:formula="of:=[.AG29]/([.E29]-[.AG29])" office:value-type="float" office:value="-0.0590750323040072" calcext:value-type="float">
            <text:p>-.06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1082.01" calcext:value-type="float">
            <text:p>1082</text:p>
          </table:table-cell>
          <table:table-cell table:style-name="ce569" table:formula="of:=-[.AK29]*0.01*ABS([.J29]+[.K29])*[.H29]" office:value-type="float" office:value="-0.0651" calcext:value-type="float">
            <text:p>-.07</text:p>
          </table:table-cell>
          <table:table-cell table:style-name="ce578"/>
          <table:table-cell table:style-name="ce587" table:formula="of:=ROUND([.AP29]/[.AL29]-(([.AK29]*0.01*ABS([.J29]+[.K29])*0.001)+ABS([.AH29])/[.AL29]*0.001);8)" office:value-type="float" office:value="-0.00006023" calcext:value-type="float">
            <text:p>-0.0000602300</text:p>
          </table:table-cell>
          <table:table-cell table:style-name="ce597" table:formula="of:=IF([.AM29]+[.D28]+[.AH29]&gt;0;[.AM29];[.AM29]+[.D28]+[.AH29])*SIGN([.AL29])" office:value-type="float" office:value="-0.0651" calcext:value-type="float">
            <text:p>-0.1</text:p>
          </table:table-cell>
          <table:table-cell table:style-name="ce160"/>
          <table:table-cell table:style-name="ce600" table:formula="of:=IFERROR([.AO29]+[.AT29];&quot;&quot;)" office:value-type="float" office:value="0" calcext:value-type="float">
            <text:p>0.0E+0</text:p>
          </table:table-cell>
          <table:table-cell table:style-name="ce157" table:formula="of:=([.AY29]-[.D29])*SIGN([.L29])" office:value-type="float" office:value="0" calcext:value-type="float">
            <text:p>0</text:p>
          </table:table-cell>
          <table:table-cell table:style-name="ce611" office:value-type="float" office:value="0.00006023" calcext:value-type="float">
            <text:p>0.00006023</text:p>
          </table:table-cell>
          <table:table-cell table:style-name="ce611" office:value-type="float" office:value="0.0647545" calcext:value-type="float">
            <text:p>0.0647545</text:p>
          </table:table-cell>
          <table:table-cell table:style-name="ce615" table:formula="of:=IF([.AU29]&lt;&gt;0;[.AU29];[.AV28])" office:value-type="float" office:value="0.0647545" calcext:value-type="float">
            <text:p>0.0647545</text:p>
          </table:table-cell>
          <table:table-cell table:style-name="ce620"/>
          <table:table-cell table:style-name="ce624"/>
          <table:table-cell table:style-name="ce615" table:formula="of:=IF([.AW29]&lt;&gt;&quot;&quot;;[.AW29];[.AY28])" office:value-type="float" office:value="0" calcext:value-type="float">
            <text:p>0</text:p>
          </table:table-cell>
          <table:table-cell table:style-name="ce615" table:formula="of:=IF([.AX29]&lt;&gt;&quot;&quot;;[.AX29];[.AZ28])" office:value-type="float" office:value="33" calcext:value-type="float">
            <text:p>33</text:p>
          </table:table-cell>
          <table:table-cell/>
          <table:table-cell table:style-name="ce634"/>
          <table:table-cell table:style-name="ce642" table:formula="of:=IF([.BB29]&lt;&gt;&quot;&quot;;[.BC28]-[.BB29];[.BC28])" office:value-type="float" office:value="33" calcext:value-type="float">
            <text:p>33</text:p>
          </table:table-cell>
          <table:table-cell table:number-columns-repeated="968"/>
        </table:table-row>
        <table:table-row table:style-name="ro13">
          <table:table-cell table:style-name="ce161" table:formula="of:=([.C30]-[.AV30])*100000000" office:value-type="float" office:value="-10.0000000002876" calcext:value-type="float">
            <text:p>-10.0000000003</text:p>
          </table:table-cell>
          <table:table-cell table:style-name="ce166"/>
          <table:table-cell table:style-name="ce178" table:formula="of:=IF([.AL30]&lt;&gt;0;[.C29]+[.K30]+[.B30]+[.AO30];[.C29]+[.K30]+[.B30])" office:value-type="float" office:value="0.06469453" calcext:value-type="float">
            <text:p>.065</text:p>
          </table:table-cell>
          <table:table-cell table:style-name="ce188" table:formula="of:=[.D29]+[.AH30]+[.BB30]+[.AM30]-[.AP30]" office:value-type="float" office:value="0" calcext:value-type="float">
            <text:p>0.0</text:p>
          </table:table-cell>
          <table:table-cell table:style-name="ce197" table:formula="of:=IF([.H30]=0;[.E29];[.D30]+[.C30]*[.H30]+[.BC30]+[.AG30]-[.AH30])" office:value-type="float" office:value="97.09356505" calcext:value-type="float">
            <text:p>97</text:p>
          </table:table-cell>
          <table:table-cell table:style-name="ce222" table:formula="of:=100*IF([.L30]=0;0;[.E30]/[.E29]-1)" office:value-type="float" office:value="-0.0668475647622624" calcext:value-type="float">
            <text:p>-0.1</text:p>
          </table:table-cell>
          <table:table-cell table:style-name="ce160"/>
          <table:table-cell table:style-name="ce286" office:value-type="float" office:value="1085" calcext:value-type="float">
            <text:p>1085</text:p>
          </table:table-cell>
          <table:table-cell table:style-name="ce290"/>
          <table:table-cell table:style-name="ce302" office:value-type="float" office:value="0.05" calcext:value-type="float">
            <text:p>0.1</text:p>
          </table:table-cell>
          <table:table-cell table:style-name="ce162"/>
          <table:table-cell table:style-name="ce315" office:value-type="time" office:time-value="PT16H03M00S" calcext:value-type="time">
            <text:p>16:03</text:p>
          </table:table-cell>
          <table:table-cell table:style-name="ce320" office:value-type="date" office:date-value="2013-12-04" calcext:value-type="date">
            <text:p>12/4</text:p>
          </table:table-cell>
          <table:table-cell table:style-name="ce160"/>
          <table:table-cell table:style-name="ce308" table:formula="of:=[.O29]+[.J30]" office:value-type="float" office:value="-0.065" calcext:value-type="float">
            <text:p>-0.1</text:p>
          </table:table-cell>
          <table:table-cell table:style-name="ce329" table:formula="of:=1+[.O30]/([.C30]+[.$C$4])" office:value-type="float" office:value="0.481547270326438" calcext:value-type="float">
            <text:p>0.5</text:p>
          </table:table-cell>
          <table:table-cell table:style-name="ce333" table:formula="of:=-[.O30]-[.C30]" office:value-type="float" office:value="0.00030546999999996" calcext:value-type="float">
            <text:p>.000</text:p>
          </table:table-cell>
          <table:table-cell table:style-name="ce160"/>
          <table:table-cell table:style-name="ce343" table:formula="of:=-[.J30]+[.S29]" office:value-type="float" office:value="0.065" calcext:value-type="float">
            <text:p>0.065</text:p>
          </table:table-cell>
          <table:table-cell table:style-name="ce352"/>
          <table:table-cell table:style-name="ce358"/>
          <table:table-cell table:style-name="ce361" table:formula="of:=[.E30]/(ABS([.O30])*[.H30]*[.$V$6])" office:value-type="float" office:value="13.7672548812478" calcext:value-type="float">
            <text:p>13.8</text:p>
          </table:table-cell>
          <table:table-cell table:style-name="ce365" table:formula="of:=[.O30]*[.H30]/[.E30]" office:value-type="float" office:value="-0.726361216252405" calcext:value-type="float">
            <text:p>-0.7</text:p>
          </table:table-cell>
          <table:table-cell table:style-name="ce329" table:formula="of:=([.E30]*[.$W$6]-ABS([.S30])*[.H30])/[.H30]" office:value-type="float" office:value="0.158717891820277" calcext:value-type="float">
            <text:p>0.2</text:p>
          </table:table-cell>
          <table:table-cell table:style-name="ce160"/>
          <table:table-cell table:style-name="ce285" table:formula="of:=[.H30]*(-[.$AA$6]*0.01+[.P30])/[.P30]" office:value-type="float" office:value="1039.93692657568" calcext:value-type="float">
            <text:p>1040</text:p>
          </table:table-cell>
          <table:table-cell table:style-name="ce497" table:formula="of:=SIGN([.P30])*([.I30]-[.H30])*[.J30]/([.C30]*[.I30])*100" office:value-type="string" office:string-value="#DIV/0!" calcext:value-type="error">
            <text:p>#DIV/0!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30])+SIGN([.O29])=0;[.H30];([.H30]*[.J30]+[.AE29]*[.O29])/[.O30]);0)" office:value-type="float" office:value="991.153846153846" calcext:value-type="float">
            <text:p>991</text:p>
          </table:table-cell>
          <table:table-cell table:style-name="ce529" table:formula="of:=IF([.H30]=0;0;-([.H29]-[.H30])*[.O29])" office:value-type="float" office:value="0" calcext:value-type="float">
            <text:p/>
          </table:table-cell>
          <table:table-cell table:style-name="ce534" table:formula="of:=[.AF30]+[.AG29]-[.AH29]" office:value-type="float" office:value="-6.1" calcext:value-type="float">
            <text:p>-6.1</text:p>
          </table:table-cell>
          <table:table-cell table:style-name="ce541" table:formula="of:=IF(OR([.O30]=0;SIGN([.O30])+SIGN([.O29])=0);(-[.H30]+[.AE29])*-[.O29];0)" office:value-type="float" office:value="0" calcext:value-type="float">
            <text:p/>
          </table:table-cell>
          <table:table-cell table:style-name="ce550" table:formula="of:=[.AG30]/([.E30]-[.AG30])" office:value-type="float" office:value="-0.0591122130245659" calcext:value-type="float">
            <text:p>-.06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table:formula="of:=(1089.6193*0.02174535+1088*0.04335465)/(0.02174535+0.04335465)" office:value-type="float" office:value="1088.54089470438" calcext:value-type="float">
            <text:p>1089</text:p>
          </table:table-cell>
          <table:table-cell table:style-name="ce569" table:formula="of:=-[.AK30]*0.01*ABS([.J30]+[.K30])*[.H30]" office:value-type="float" office:value="-0.0651" calcext:value-type="float">
            <text:p>-.07</text:p>
          </table:table-cell>
          <table:table-cell table:style-name="ce578"/>
          <table:table-cell table:style-name="ce587" table:formula="of:=ROUND([.AP30]/[.AL30]-(([.AK30]*0.01*ABS([.J30]+[.K30])*0.001)+ABS([.AH30])/[.AL30]*0.001);8)" office:value-type="float" office:value="-0.00005986" calcext:value-type="float">
            <text:p>-0.0000598600</text:p>
          </table:table-cell>
          <table:table-cell table:style-name="ce597" table:formula="of:=IF([.AM30]+[.D29]+[.AH30]&gt;0;[.AM30];[.AM30]+[.D29]+[.AH30])*SIGN([.AL30])" office:value-type="float" office:value="-0.0651" calcext:value-type="float">
            <text:p>-0.1</text:p>
          </table:table-cell>
          <table:table-cell table:style-name="ce160"/>
          <table:table-cell table:style-name="ce601" table:formula="of:=IFERROR([.AO30]+[.AT30];&quot;&quot;)" office:value-type="float" office:value="0.0000000100000000000016" calcext:value-type="float">
            <text:p>1.0E-8</text:p>
          </table:table-cell>
          <table:table-cell table:style-name="ce157" table:formula="of:=([.AY30]-[.D30])*SIGN([.L30])" office:value-type="float" office:value="0" calcext:value-type="float">
            <text:p>0</text:p>
          </table:table-cell>
          <table:table-cell table:style-name="ce611" table:formula="of:=0.00001998+0.00003989" office:value-type="float" office:value="0.00005987" calcext:value-type="float">
            <text:p>0.00005987</text:p>
          </table:table-cell>
          <table:table-cell table:style-name="ce611" office:value-type="float" office:value="0.06469463" calcext:value-type="float">
            <text:p>0.06469463</text:p>
          </table:table-cell>
          <table:table-cell table:style-name="ce615" table:formula="of:=IF([.AU30]&lt;&gt;0;[.AU30];[.AV29])" office:value-type="float" office:value="0.06469463" calcext:value-type="float">
            <text:p>0.06469463</text:p>
          </table:table-cell>
          <table:table-cell table:style-name="ce620"/>
          <table:table-cell table:style-name="ce624"/>
          <table:table-cell table:style-name="ce615" table:formula="of:=IF([.AW30]&lt;&gt;&quot;&quot;;[.AW30];[.AY29])" office:value-type="float" office:value="0" calcext:value-type="float">
            <text:p>0</text:p>
          </table:table-cell>
          <table:table-cell table:style-name="ce615" table:formula="of:=IF([.AX30]&lt;&gt;&quot;&quot;;[.AX30];[.AZ29])" office:value-type="float" office:value="33" calcext:value-type="float">
            <text:p>33</text:p>
          </table:table-cell>
          <table:table-cell/>
          <table:table-cell table:style-name="ce634"/>
          <table:table-cell table:style-name="ce642" table:formula="of:=IF([.BB30]&lt;&gt;&quot;&quot;;[.BC29]-[.BB30];[.BC29])" office:value-type="float" office:value="33" calcext:value-type="float">
            <text:p>33</text:p>
          </table:table-cell>
          <table:table-cell office:value-type="string" calcext:value-type="string">
            <text:p>roundup</text:p>
          </table:table-cell>
          <table:table-cell table:number-columns-repeated="967"/>
        </table:table-row>
        <table:table-row table:style-name="ro13">
          <table:table-cell table:style-name="ce161" table:formula="of:=([.C31]-[.AV31])*100000000" office:value-type="float" office:value="-9.99999999889978" calcext:value-type="float">
            <text:p>-9.9999999989</text:p>
          </table:table-cell>
          <table:table-cell table:style-name="ce166"/>
          <table:table-cell table:style-name="ce178" table:formula="of:=IF([.AL31]&lt;&gt;0;[.C30]+[.K31]+[.B31]+[.AO31];[.C30]+[.K31]+[.B31])" office:value-type="float" office:value="0.0646332" calcext:value-type="float">
            <text:p>.065</text:p>
          </table:table-cell>
          <table:table-cell table:style-name="ce188" table:formula="of:=[.D30]+[.AH31]+[.BB31]+[.AM31]-[.AP31]" office:value-type="float" office:value="0" calcext:value-type="float">
            <text:p>0.0</text:p>
          </table:table-cell>
          <table:table-cell table:style-name="ce197" table:formula="of:=IF([.H31]=0;[.E30];[.D31]+[.C31]*[.H31]+[.BC31]+[.AG31]-[.AH31])" office:value-type="float" office:value="97.00318" calcext:value-type="float">
            <text:p>97</text:p>
          </table:table-cell>
          <table:table-cell table:style-name="ce223" table:formula="of:=100*IF([.L31]=0;0;[.E31]/[.E30]-1)" office:value-type="float" office:value="-0.0930906697611311" calcext:value-type="float">
            <text:p>-0.1</text:p>
          </table:table-cell>
          <table:table-cell table:style-name="ce160"/>
          <table:table-cell table:style-name="ce285" office:value-type="float" office:value="1150" calcext:value-type="float">
            <text:p>1150</text:p>
          </table:table-cell>
          <table:table-cell table:style-name="ce290" office:value-type="float" office:value="1180" calcext:value-type="float">
            <text:p>1180</text:p>
          </table:table-cell>
          <table:table-cell table:style-name="ce302" office:value-type="float" office:value="-0.05" calcext:value-type="float">
            <text:p>-0.1</text:p>
          </table:table-cell>
          <table:table-cell table:style-name="ce162"/>
          <table:table-cell table:style-name="ce315" office:value-type="time" office:time-value="PT20H29M00S" calcext:value-type="time">
            <text:p>20:29</text:p>
          </table:table-cell>
          <table:table-cell table:style-name="ce320" office:value-type="date" office:date-value="2013-12-04" calcext:value-type="date">
            <text:p>12/4</text:p>
          </table:table-cell>
          <table:table-cell table:style-name="ce160"/>
          <table:table-cell table:style-name="ce308" table:formula="of:=[.O30]+[.J31]" office:value-type="float" office:value="-0.115" calcext:value-type="float">
            <text:p>-0.1</text:p>
          </table:table-cell>
          <table:table-cell table:style-name="ce329" table:formula="of:=1+[.O31]/([.C31]+[.$C$4])" office:value-type="float" office:value="0.0822885521003146" calcext:value-type="float">
            <text:p>0.1</text:p>
          </table:table-cell>
          <table:table-cell table:style-name="ce333" table:formula="of:=-[.O31]-[.C31]" office:value-type="float" office:value="0.0503668" calcext:value-type="float">
            <text:p>.050</text:p>
          </table:table-cell>
          <table:table-cell table:style-name="ce160"/>
          <table:table-cell table:style-name="ce343" table:formula="of:=-[.J31]+[.S30]" office:value-type="float" office:value="0.115" calcext:value-type="float">
            <text:p>0.115</text:p>
          </table:table-cell>
          <table:table-cell table:style-name="ce352"/>
          <table:table-cell table:style-name="ce358"/>
          <table:table-cell table:style-name="ce361" table:formula="of:=[.E31]/(ABS([.O31])*[.H31]*[.$V$6])" office:value-type="float" office:value="7.33483402646503" calcext:value-type="float">
            <text:p>7.3</text:p>
          </table:table-cell>
          <table:table-cell table:style-name="ce365" table:formula="of:=[.O31]*[.H31]/[.E31]" office:value-type="float" office:value="-1.36335736622243" calcext:value-type="float">
            <text:p>-1.4</text:p>
          </table:table-cell>
          <table:table-cell table:style-name="ce329" table:formula="of:=([.E31]*[.$W$6]-ABS([.S31])*[.H31])/[.H31]" office:value-type="float" office:value="0.0958764782608696" calcext:value-type="float">
            <text:p>0.1</text:p>
          </table:table-cell>
          <table:table-cell table:style-name="ce160"/>
          <table:table-cell table:style-name="ce285" table:formula="of:=[.H31]*(-[.$AA$6]*0.01+[.P31])/[.P31]" office:value-type="float" office:value="870.49575046646" calcext:value-type="float">
            <text:p>870</text:p>
          </table:table-cell>
          <table:table-cell table:style-name="ce497" table:formula="of:=-SIGN([.P31])*([.I31]-[.H31])*[.J31]/([.C31]*[.I31])*100" office:value-type="float" office:value="1.96677008205994" calcext:value-type="float">
            <text:p>+2.0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31])+SIGN([.O30])=0;[.H31];([.H31]*[.J31]+[.AE30]*[.O30])/[.O31]);0)" office:value-type="float" office:value="1060.21739130435" calcext:value-type="float">
            <text:p>1060</text:p>
          </table:table-cell>
          <table:table-cell table:style-name="ce529" table:formula="of:=IF([.H31]=0;0;-([.H30]-[.H31])*[.O30])" office:value-type="float" office:value="-4.225" calcext:value-type="float">
            <text:p>-4.2</text:p>
          </table:table-cell>
          <table:table-cell table:style-name="ce534" table:formula="of:=[.AF31]+[.AG30]-[.AH30]" office:value-type="float" office:value="-10.325" calcext:value-type="float">
            <text:p>-10.3</text:p>
          </table:table-cell>
          <table:table-cell table:style-name="ce541" table:formula="of:=IF(OR([.O31]=0;SIGN([.O31])+SIGN([.O30])=0);(-[.H31]+[.AE30])*-[.O30];0)" office:value-type="float" office:value="0" calcext:value-type="float">
            <text:p/>
          </table:table-cell>
          <table:table-cell table:style-name="ce550" table:formula="of:=[.AG31]/([.E31]-[.AG31])" office:value-type="float" office:value="-0.0962002709819546" calcext:value-type="float">
            <text:p>-.10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1126.22" calcext:value-type="float">
            <text:p>1126</text:p>
          </table:table-cell>
          <table:table-cell table:style-name="ce569" table:formula="of:=-[.AK31]*0.01*ABS([.J31]+[.K31])*[.H31]" office:value-type="float" office:value="-0.069" calcext:value-type="float">
            <text:p>-.07</text:p>
          </table:table-cell>
          <table:table-cell table:style-name="ce578"/>
          <table:table-cell table:style-name="ce587" table:formula="of:=ROUND([.AP31]/[.AL31]-(([.AK31]*0.01*ABS([.J31]+[.K31])*0.001)+ABS([.AH31])/[.AL31]*0.001);8)" office:value-type="float" office:value="-0.00006133" calcext:value-type="float">
            <text:p>-0.0000613300</text:p>
          </table:table-cell>
          <table:table-cell table:style-name="ce597" table:formula="of:=IF([.AM31]+[.D30]+[.AH31]&gt;0;[.AM31];[.AM31]+[.D30]+[.AH31])*SIGN([.AL31])" office:value-type="float" office:value="-0.069" calcext:value-type="float">
            <text:p>-0.1</text:p>
          </table:table-cell>
          <table:table-cell table:style-name="ce160"/>
          <table:table-cell table:style-name="ce603" table:formula="of:=IFERROR([.AO31]+[.AT31];&quot;&quot;)" office:value-type="float" office:value="0" calcext:value-type="float">
            <text:p>0.0E+0</text:p>
          </table:table-cell>
          <table:table-cell table:style-name="ce157" table:formula="of:=([.AY31]-[.D31])*SIGN([.L31])" office:value-type="float" office:value="0" calcext:value-type="float">
            <text:p>0</text:p>
          </table:table-cell>
          <table:table-cell table:style-name="ce611" office:value-type="float" office:value="0.00006133" calcext:value-type="float">
            <text:p>0.00006133</text:p>
          </table:table-cell>
          <table:table-cell table:style-name="ce611" office:value-type="float" office:value="0.0646333" calcext:value-type="float">
            <text:p>0.0646333</text:p>
          </table:table-cell>
          <table:table-cell table:style-name="ce615" table:formula="of:=IF([.AU31]&lt;&gt;0;[.AU31];[.AV30])" office:value-type="float" office:value="0.0646333" calcext:value-type="float">
            <text:p>0.0646333</text:p>
          </table:table-cell>
          <table:table-cell table:style-name="ce620"/>
          <table:table-cell table:style-name="ce624"/>
          <table:table-cell table:style-name="ce615" table:formula="of:=IF([.AW31]&lt;&gt;&quot;&quot;;[.AW31];[.AY30])" office:value-type="float" office:value="0" calcext:value-type="float">
            <text:p>0</text:p>
          </table:table-cell>
          <table:table-cell table:style-name="ce615" table:formula="of:=IF([.AX31]&lt;&gt;&quot;&quot;;[.AX31];[.AZ30])" office:value-type="float" office:value="33" calcext:value-type="float">
            <text:p>33</text:p>
          </table:table-cell>
          <table:table-cell/>
          <table:table-cell table:style-name="ce634"/>
          <table:table-cell table:style-name="ce642" table:formula="of:=IF([.BB31]&lt;&gt;&quot;&quot;;[.BC30]-[.BB31];[.BC30])" office:value-type="float" office:value="33" calcext:value-type="float">
            <text:p>33</text:p>
          </table:table-cell>
          <table:table-cell table:number-columns-repeated="968"/>
        </table:table-row>
        <table:table-row table:style-name="ro13">
          <table:table-cell table:style-name="ce161" table:formula="of:=([.C32]-[.AV32])*100000000" office:value-type="float" office:value="-9.99999999889978" calcext:value-type="float">
            <text:p>-9.9999999989</text:p>
          </table:table-cell>
          <table:table-cell table:style-name="ce166"/>
          <table:table-cell table:style-name="ce178" table:formula="of:=IF([.AL32]&lt;&gt;0;[.C31]+[.K32]+[.B32]+[.AO32];[.C31]+[.K32]+[.B32])" office:value-type="float" office:value="0.0646332" calcext:value-type="float">
            <text:p>.065</text:p>
          </table:table-cell>
          <table:table-cell table:style-name="ce188" table:formula="of:=[.D31]+[.AH32]+[.BB32]+[.AM32]-[.AP32]" office:value-type="float" office:value="0.678849999999967" calcext:value-type="float">
            <text:p>0.7</text:p>
          </table:table-cell>
          <table:table-cell table:style-name="ce197" table:formula="of:=IF([.H32]=0;[.E31];[.D32]+[.C32]*[.H32]+[.BC32]+[.AG32]-[.AH32])" office:value-type="float" office:value="111.263402" calcext:value-type="float">
            <text:p>111</text:p>
          </table:table-cell>
          <table:table-cell table:style-name="ce224" table:formula="of:=100*IF([.L32]=0;0;[.E32]/[.E31]-1)" office:value-type="float" office:value="14.7007778507879" calcext:value-type="float">
            <text:p>+14.7</text:p>
          </table:table-cell>
          <table:table-cell table:style-name="ce160"/>
          <table:table-cell table:style-name="ce285" office:value-type="float" office:value="860" calcext:value-type="float">
            <text:p>860</text:p>
          </table:table-cell>
          <table:table-cell table:style-name="ce290"/>
          <table:table-cell table:style-name="ce303" office:value-type="float" office:value="0.115" calcext:value-type="float">
            <text:p>0.12</text:p>
          </table:table-cell>
          <table:table-cell table:style-name="ce162"/>
          <table:table-cell table:style-name="ce315" office:value-type="time" office:time-value="PT19H34M00S" calcext:value-type="time">
            <text:p>19:34</text:p>
          </table:table-cell>
          <table:table-cell table:style-name="ce320" office:value-type="date" office:date-value="2013-12-06" calcext:value-type="date">
            <text:p>12/6</text:p>
          </table:table-cell>
          <table:table-cell table:style-name="ce160"/>
          <table:table-cell table:style-name="ce308" table:formula="of:=[.O31]+[.J32]" office:value-type="float" office:value="0" calcext:value-type="float">
            <text:p>0.0</text:p>
          </table:table-cell>
          <table:table-cell table:style-name="ce329" table:formula="of:=1+[.O32]/([.C32]+[.$C$4])" office:value-type="float" office:value="1" calcext:value-type="float">
            <text:p>1.0</text:p>
          </table:table-cell>
          <table:table-cell table:style-name="ce333" table:formula="of:=-[.O32]-[.C32]" office:value-type="float" office:value="-0.0646332" calcext:value-type="float">
            <text:p>-.065</text:p>
          </table:table-cell>
          <table:table-cell table:style-name="ce160"/>
          <table:table-cell table:style-name="ce343" table:formula="of:=-[.J32]+[.S31]" office:value-type="float" office:value="0" calcext:value-type="float">
            <text:p>0</text:p>
          </table:table-cell>
          <table:table-cell table:style-name="ce352"/>
          <table:table-cell table:style-name="ce358"/>
          <table:table-cell table:style-name="ce361" table:formula="of:=[.E32]/(ABS([.O32])*[.H32]*[.$V$6])" office:value-type="string" office:string-value="#DIV/0!" calcext:value-type="error">
            <text:p>#DIV/0!</text:p>
          </table:table-cell>
          <table:table-cell table:style-name="ce365" table:formula="of:=[.O32]*[.H32]/[.E32]" office:value-type="float" office:value="0" calcext:value-type="float">
            <text:p/>
          </table:table-cell>
          <table:table-cell table:style-name="ce329" table:formula="of:=([.E32]*[.$W$6]-ABS([.S32])*[.H32])/[.H32]" office:value-type="float" office:value="0.323440122093023" calcext:value-type="float">
            <text:p>0.3</text:p>
          </table:table-cell>
          <table:table-cell table:style-name="ce160"/>
          <table:table-cell table:style-name="ce285" table:formula="of:=[.H32]*(-[.$AA$6]*0.01+[.P32])/[.P32]" office:value-type="float" office:value="842.8" calcext:value-type="float">
            <text:p>843</text:p>
          </table:table-cell>
          <table:table-cell table:style-name="ce497" table:formula="of:=-SIGN([.P31])*([.I32]-[.H32])*[.J32]/([.C32]*[.I32])*100" office:value-type="string" office:string-value="#DIV/0!" calcext:value-type="error">
            <text:p>#DIV/0!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32])+SIGN([.O31])=0;[.H32];([.H32]*[.J32]+[.AE31]*[.O31])/[.O32]);0)" office:value-type="float" office:value="0" calcext:value-type="float">
            <text:p/>
          </table:table-cell>
          <table:table-cell table:style-name="ce529" table:formula="of:=IF([.H32]=0;0;-([.H31]-[.H32])*[.O31])" office:value-type="float" office:value="33.35" calcext:value-type="float">
            <text:p>33.4</text:p>
          </table:table-cell>
          <table:table-cell table:style-name="ce534" table:formula="of:=[.AF32]+[.AG31]-[.AH31]" office:value-type="float" office:value="23.025" calcext:value-type="float">
            <text:p>23.0</text:p>
          </table:table-cell>
          <table:table-cell table:style-name="ce541" table:formula="of:=IF(OR([.O32]=0;SIGN([.O32])+SIGN([.O31])=0);(-[.H32]+[.AE31])*-[.O31];0)" office:value-type="float" office:value="23.025" calcext:value-type="float">
            <text:p>23.0</text:p>
          </table:table-cell>
          <table:table-cell table:style-name="ce550" table:formula="of:=[.AG32]/([.E32]-[.AG32])" office:value-type="float" office:value="0.260940808968866" calcext:value-type="float">
            <text:p>.26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32]*0.01*ABS([.J32]+[.K32])*[.H32]" office:value-type="float" office:value="-0.34615" calcext:value-type="float">
            <text:p>-.35</text:p>
          </table:table-cell>
          <table:table-cell table:style-name="ce578"/>
          <table:table-cell table:style-name="ce587" table:formula="of:=ROUND([.AP32]/[.AL32]-(([.AK32]*0.01*ABS([.J32]+[.K32])*0.001)+ABS([.AH32])/[.AL32]*0.001);8)" office:value-type="string" office:string-value="#DIV/0!" calcext:value-type="error">
            <text:p>#DIV/0!</text:p>
          </table:table-cell>
          <table:table-cell table:style-name="ce597" table:formula="of:=IF([.AM32]+[.D31]+[.AH32]&gt;0;[.AM32];[.AM32]+[.D31]+[.AH32])*SIGN([.AL32])" office:value-type="float" office:value="-0" calcext:value-type="float">
            <text:p>0.0</text:p>
          </table:table-cell>
          <table:table-cell table:style-name="ce160"/>
          <table:table-cell table:style-name="ce603" table:formula="of:=IFERROR([.AO32]+[.AT32];&quot;&quot;)">
            <text:p/>
          </table:table-cell>
          <table:table-cell table:style-name="ce157" table:formula="of:=([.AY32]-[.D32])*SIGN([.L32])" office:value-type="float" office:value="0.0000000000000335287353436797" calcext:value-type="float">
            <text:p>3.35287353436797E-014</text:p>
          </table:table-cell>
          <table:table-cell table:style-name="ce611"/>
          <table:table-cell table:style-name="ce617"/>
          <table:table-cell table:style-name="ce615" table:formula="of:=IF([.AU32]&lt;&gt;0;[.AU32];[.AV31])" office:value-type="float" office:value="0.0646333" calcext:value-type="float">
            <text:p>0.0646333</text:p>
          </table:table-cell>
          <table:table-cell table:style-name="ce622" table:formula="of:=22.67885-22" office:value-type="float" office:value="0.678850000000001" calcext:value-type="float">
            <text:p>0.67885</text:p>
          </table:table-cell>
          <table:table-cell table:style-name="ce624" office:value-type="float" office:value="55" calcext:value-type="float">
            <text:p>55</text:p>
          </table:table-cell>
          <table:table-cell table:style-name="ce615" table:formula="of:=IF([.AW32]&lt;&gt;&quot;&quot;;[.AW32];[.AY31])" office:value-type="float" office:value="0.678850000000001" calcext:value-type="float">
            <text:p>0.67885</text:p>
          </table:table-cell>
          <table:table-cell table:style-name="ce615" table:formula="of:=IF([.AX32]&lt;&gt;&quot;&quot;;[.AX32];[.AZ31])" office:value-type="float" office:value="55" calcext:value-type="float">
            <text:p>55</text:p>
          </table:table-cell>
          <table:table-cell/>
          <table:table-cell table:style-name="ce634" office:value-type="float" office:value="-22" calcext:value-type="float">
            <text:p>-22</text:p>
          </table:table-cell>
          <table:table-cell table:style-name="ce642" table:formula="of:=IF([.BB32]&lt;&gt;&quot;&quot;;[.BC31]-[.BB32];[.BC31])" office:value-type="float" office:value="55" calcext:value-type="float">
            <text:p>55</text:p>
          </table:table-cell>
          <table:table-cell table:number-columns-repeated="968"/>
        </table:table-row>
        <table:table-row table:style-name="ro13">
          <table:table-cell table:style-name="ce161" table:formula="of:=([.C33]-[.AV33])*100000000" office:value-type="float" office:value="-11.9999999895204" calcext:value-type="float">
            <text:p>-11.9999999895</text:p>
          </table:table-cell>
          <table:table-cell table:style-name="ce166"/>
          <table:table-cell table:style-name="ce178" table:formula="of:=IF([.AL33]&lt;&gt;0;[.C32]+[.K33]+[.B33]+[.AO33];[.C32]+[.K33]+[.B33])" office:value-type="float" office:value="0.0846091800000001" calcext:value-type="float">
            <text:p>.085</text:p>
          </table:table-cell>
          <table:table-cell table:style-name="ce188" table:formula="of:=[.D32]+[.AH33]+[.BB33]+[.AM33]-[.AP33]" office:value-type="float" office:value="0.678849999999967" calcext:value-type="float">
            <text:p>0.7</text:p>
          </table:table-cell>
          <table:table-cell table:style-name="ce197" table:formula="of:=IF([.H33]=0;[.E32];[.D33]+[.C33]*[.H33]+[.BC33]+[.AG33]-[.AH33])" office:value-type="float" office:value="112.2118825" calcext:value-type="float">
            <text:p>112</text:p>
          </table:table-cell>
          <table:table-cell table:style-name="ce225" table:formula="of:=100*IF([.L33]=0;0;[.E33]/[.E32]-1)" office:value-type="float" office:value="0.852464047432333" calcext:value-type="float">
            <text:p>+0.9</text:p>
          </table:table-cell>
          <table:table-cell table:style-name="ce160"/>
          <table:table-cell table:style-name="ce285" office:value-type="float" office:value="875" calcext:value-type="float">
            <text:p>875</text:p>
          </table:table-cell>
          <table:table-cell table:style-name="ce290"/>
          <table:table-cell table:style-name="ce303"/>
          <table:table-cell table:style-name="ce162" office:value-type="float" office:value="0.02" calcext:value-type="float">
            <text:p>0.02</text:p>
          </table:table-cell>
          <table:table-cell table:style-name="ce315" office:value-type="time" office:time-value="PT21H25M00S" calcext:value-type="time">
            <text:p>21:25</text:p>
          </table:table-cell>
          <table:table-cell table:style-name="ce320" office:value-type="date" office:date-value="2013-12-06" calcext:value-type="date">
            <text:p>12/6</text:p>
          </table:table-cell>
          <table:table-cell table:style-name="ce160"/>
          <table:table-cell table:style-name="ce308" table:formula="of:=[.O32]+[.J33]" office:value-type="float" office:value="0" calcext:value-type="float">
            <text:p>0.0</text:p>
          </table:table-cell>
          <table:table-cell table:style-name="ce329" table:formula="of:=1+[.O33]/([.C33]+[.$C$4])" office:value-type="float" office:value="1" calcext:value-type="float">
            <text:p>1.0</text:p>
          </table:table-cell>
          <table:table-cell table:style-name="ce333" table:formula="of:=-[.O33]-[.C33]" office:value-type="float" office:value="-0.0846091800000001" calcext:value-type="float">
            <text:p>-.085</text:p>
          </table:table-cell>
          <table:table-cell table:style-name="ce160"/>
          <table:table-cell table:style-name="ce343" table:formula="of:=-[.J33]+[.S32]" office:value-type="float" office:value="0" calcext:value-type="float">
            <text:p>0</text:p>
          </table:table-cell>
          <table:table-cell table:style-name="ce352"/>
          <table:table-cell table:style-name="ce358"/>
          <table:table-cell table:style-name="ce361" table:formula="of:=[.E33]/(ABS([.O33])*[.H33]*[.$V$6])" office:value-type="string" office:string-value="#DIV/0!" calcext:value-type="error">
            <text:p>#DIV/0!</text:p>
          </table:table-cell>
          <table:table-cell table:style-name="ce365" table:formula="of:=[.O33]*[.H33]/[.E33]" office:value-type="float" office:value="0" calcext:value-type="float">
            <text:p/>
          </table:table-cell>
          <table:table-cell table:style-name="ce329" table:formula="of:=([.E33]*[.$W$6]-ABS([.S33])*[.H33])/[.H33]" office:value-type="float" office:value="0.320605378571429" calcext:value-type="float">
            <text:p>0.3</text:p>
          </table:table-cell>
          <table:table-cell table:style-name="ce160"/>
          <table:table-cell table:style-name="ce285" table:formula="of:=[.H33]*(-[.$AA$6]*0.01+[.P33])/[.P33]" office:value-type="float" office:value="857.5" calcext:value-type="float">
            <text:p>858</text:p>
          </table:table-cell>
          <table:table-cell table:style-name="ce497" table:formula="of:=-SIGN([.P32])*([.I33]-[.H33])*[.J33]/([.C33]*[.I33])*100" office:value-type="string" office:string-value="#DIV/0!" calcext:value-type="error">
            <text:p>#DIV/0!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33])+SIGN([.O32])=0;[.H33];([.H33]*[.J33]+[.AE32]*[.O32])/[.O33]);0)" office:value-type="float" office:value="875" calcext:value-type="float">
            <text:p>875</text:p>
          </table:table-cell>
          <table:table-cell table:style-name="ce529" table:formula="of:=IF([.H33]=0;0;-([.H32]-[.H33])*[.O32])" office:value-type="float" office:value="0" calcext:value-type="float">
            <text:p/>
          </table:table-cell>
          <table:table-cell table:style-name="ce534" table:formula="of:=[.AF33]+[.AG32]-[.AH32]" office:value-type="float" office:value="0" calcext:value-type="float">
            <text:p/>
          </table:table-cell>
          <table:table-cell table:style-name="ce541" table:formula="of:=IF(OR([.O33]=0;SIGN([.O33])+SIGN([.O32])=0);(-[.H33]+[.AE32])*-[.O32];0)" office:value-type="float" office:value="0" calcext:value-type="float">
            <text:p/>
          </table:table-cell>
          <table:table-cell table:style-name="ce550" table:formula="of:=[.AG33]/([.E33]-[.AG33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875" calcext:value-type="float">
            <text:p>875</text:p>
          </table:table-cell>
          <table:table-cell table:style-name="ce569" table:formula="of:=-[.AK33]*0.01*ABS([.J33]+[.K33])*[.H33]" office:value-type="float" office:value="-0.021" calcext:value-type="float">
            <text:p>-.02</text:p>
          </table:table-cell>
          <table:table-cell table:style-name="ce578"/>
          <table:table-cell table:style-name="ce587" table:formula="of:=ROUND([.AP33]/[.AL33]-(([.AK33]*0.01*ABS([.J33]+[.K33])*0.001)+ABS([.AH33])/[.AL33]*0.001);8)" office:value-type="float" office:value="-0.00002402" calcext:value-type="float">
            <text:p>-0.0000240200</text:p>
          </table:table-cell>
          <table:table-cell table:style-name="ce597" table:formula="of:=IF([.AM33]+[.D32]+[.AH33]&gt;0;[.AM33];[.AM33]+[.D32]+[.AH33])*SIGN([.AL33])" office:value-type="float" office:value="-0.021" calcext:value-type="float">
            <text:p>0.0</text:p>
          </table:table-cell>
          <table:table-cell table:style-name="ce160"/>
          <table:table-cell table:style-name="ce602" table:formula="of:=IFERROR([.AO33]+[.AT33];&quot;&quot;)" office:value-type="float" office:value="-0.0000000199999999999998" calcext:value-type="float">
            <text:p>-2.0E-8</text:p>
          </table:table-cell>
          <table:table-cell table:style-name="ce157" table:formula="of:=([.AY33]-[.D33])*SIGN([.L33])" office:value-type="float" office:value="0.0000000000000335287353436797" calcext:value-type="float">
            <text:p>3.35287353436797E-014</text:p>
          </table:table-cell>
          <table:table-cell table:style-name="ce611" office:value-type="float" office:value="0.000024" calcext:value-type="float">
            <text:p>0.000024</text:p>
          </table:table-cell>
          <table:table-cell table:style-name="ce611" office:value-type="float" office:value="0.0846093" calcext:value-type="float">
            <text:p>0.0846093</text:p>
          </table:table-cell>
          <table:table-cell table:style-name="ce615" table:formula="of:=IF([.AU33]&lt;&gt;0;[.AU33];[.AV32])" office:value-type="float" office:value="0.0846093" calcext:value-type="float">
            <text:p>0.0846093</text:p>
          </table:table-cell>
          <table:table-cell table:style-name="ce620"/>
          <table:table-cell table:style-name="ce624" office:value-type="float" office:value="37.5" calcext:value-type="float">
            <text:p>37.5</text:p>
          </table:table-cell>
          <table:table-cell table:style-name="ce615" table:formula="of:=IF([.AW33]&lt;&gt;&quot;&quot;;[.AW33];[.AY32])" office:value-type="float" office:value="0.678850000000001" calcext:value-type="float">
            <text:p>0.67885</text:p>
          </table:table-cell>
          <table:table-cell table:style-name="ce615" table:formula="of:=IF([.AX33]&lt;&gt;&quot;&quot;;[.AX33];[.AZ32])" office:value-type="float" office:value="37.5" calcext:value-type="float">
            <text:p>37.5</text:p>
          </table:table-cell>
          <table:table-cell/>
          <table:table-cell table:style-name="ce634"/>
          <table:table-cell table:style-name="ce642" table:formula="of:=IF([.BB33]&lt;&gt;&quot;&quot;;[.BC32]-[.BB33];[.BC32])-[.K33]*[.H33]" office:value-type="float" office:value="37.5" calcext:value-type="float">
            <text:p>37.5</text:p>
          </table:table-cell>
          <table:table-cell table:number-columns-repeated="968"/>
        </table:table-row>
        <table:table-row table:style-name="ro13">
          <table:table-cell table:style-name="ce161" table:formula="of:=([.C34]-[.AV34])*100000000" office:value-type="float" office:value="-11.9999999895204" calcext:value-type="float">
            <text:p>-11.9999999895</text:p>
          </table:table-cell>
          <table:table-cell table:style-name="ce166"/>
          <table:table-cell table:style-name="ce178" table:formula="of:=IF([.AL34]&lt;&gt;0;[.C33]+[.K34]+[.B34]+[.AO34];[.C33]+[.K34]+[.B34])" office:value-type="float" office:value="0.0846091800000001" calcext:value-type="float">
            <text:p>.085</text:p>
          </table:table-cell>
          <table:table-cell table:style-name="ce188" table:formula="of:=[.D33]+[.AH34]+[.BB34]+[.AM34]-[.AP34]" office:value-type="float" office:value="0.458349999999967" calcext:value-type="float">
            <text:p>0.5</text:p>
          </table:table-cell>
          <table:table-cell table:style-name="ce197" table:formula="of:=IF([.H34]=0;[.E33];[.D34]+[.C34]*[.H34]+[.BC34]+[.AG34]-[.AH34])" office:value-type="float" office:value="109.0300612" calcext:value-type="float">
            <text:p>109</text:p>
          </table:table-cell>
          <table:table-cell table:style-name="ce226" table:formula="of:=100*IF([.L34]=0;0;[.E34]/[.E33]-1)" office:value-type="float" office:value="-2.83554756333404" calcext:value-type="float">
            <text:p>-2.8</text:p>
          </table:table-cell>
          <table:table-cell table:style-name="ce160"/>
          <table:table-cell table:style-name="ce285" office:value-type="float" office:value="840" calcext:value-type="float">
            <text:p>840</text:p>
          </table:table-cell>
          <table:table-cell table:style-name="ce290" office:value-type="float" office:value="865" calcext:value-type="float">
            <text:p>865</text:p>
          </table:table-cell>
          <table:table-cell table:style-name="ce303" office:value-type="float" office:value="-0.075" calcext:value-type="float">
            <text:p>-0.08</text:p>
          </table:table-cell>
          <table:table-cell table:style-name="ce162"/>
          <table:table-cell table:style-name="ce315" office:value-type="time" office:time-value="PT21H52M00S" calcext:value-type="time">
            <text:p>21:52</text:p>
          </table:table-cell>
          <table:table-cell table:style-name="ce320" office:value-type="date" office:date-value="2013-12-06" calcext:value-type="date">
            <text:p>12/6</text:p>
          </table:table-cell>
          <table:table-cell table:style-name="ce160"/>
          <table:table-cell table:style-name="ce308" table:formula="of:=[.O33]+[.J34]" office:value-type="float" office:value="-0.075" calcext:value-type="float">
            <text:p>-0.1</text:p>
          </table:table-cell>
          <table:table-cell table:style-name="ce329" table:formula="of:=1+[.O34]/([.C34]+[.$C$4])" office:value-type="float" office:value="0.483782866684517" calcext:value-type="float">
            <text:p>0.5</text:p>
          </table:table-cell>
          <table:table-cell table:style-name="ce333" table:formula="of:=-[.O34]-[.C34]" office:value-type="float" office:value="-0.00960918000000005" calcext:value-type="float">
            <text:p>-.010</text:p>
          </table:table-cell>
          <table:table-cell table:style-name="ce160"/>
          <table:table-cell table:style-name="ce343" table:formula="of:=-[.J34]+[.S33]" office:value-type="float" office:value="0.075" calcext:value-type="float">
            <text:p>0.075</text:p>
          </table:table-cell>
          <table:table-cell table:style-name="ce352"/>
          <table:table-cell table:style-name="ce358"/>
          <table:table-cell table:style-name="ce361" table:formula="of:=[.E34]/(ABS([.O34])*[.H34]*[.$V$6])" office:value-type="float" office:value="17.3063589206349" calcext:value-type="float">
            <text:p>17.3</text:p>
          </table:table-cell>
          <table:table-cell table:style-name="ce365" table:formula="of:=[.O34]*[.H34]/[.E34]" office:value-type="float" office:value="-0.577822293288779" calcext:value-type="float">
            <text:p>-0.6</text:p>
          </table:table-cell>
          <table:table-cell table:style-name="ce329" table:formula="of:=([.E34]*[.$W$6]-ABS([.S34])*[.H34])/[.H34]" office:value-type="float" office:value="0.249494229761905" calcext:value-type="float">
            <text:p>0.2</text:p>
          </table:table-cell>
          <table:table-cell table:style-name="ce160"/>
          <table:table-cell table:style-name="ce285" table:formula="of:=[.H34]*(-[.$AA$6]*0.01+[.P34])/[.P34]" office:value-type="float" office:value="805.273677186762" calcext:value-type="float">
            <text:p>805</text:p>
          </table:table-cell>
          <table:table-cell table:style-name="ce497" table:formula="of:=-SIGN([.P33])*([.I34]-[.H34])*[.J34]/([.C34]*[.I34])*100" office:value-type="float" office:value="2.56193247328891" calcext:value-type="float">
            <text:p>+2.6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34])+SIGN([.O33])=0;[.H34];([.H34]*[.J34]+[.AE33]*[.O33])/[.O34]);0)" office:value-type="float" office:value="840" calcext:value-type="float">
            <text:p>840</text:p>
          </table:table-cell>
          <table:table-cell table:style-name="ce529" table:formula="of:=IF([.H34]=0;0;-([.H33]-[.H34])*[.O33])" office:value-type="float" office:value="-0" calcext:value-type="float">
            <text:p/>
          </table:table-cell>
          <table:table-cell table:style-name="ce534" table:formula="of:=[.AF34]+[.AG33]-[.AH33]" office:value-type="float" office:value="0" calcext:value-type="float">
            <text:p/>
          </table:table-cell>
          <table:table-cell table:style-name="ce541" table:formula="of:=IF(OR([.O34]=0;SIGN([.O34])+SIGN([.O33])=0);(-[.H34]+[.AE33])*-[.O33];0)" office:value-type="float" office:value="0" calcext:value-type="float">
            <text:p/>
          </table:table-cell>
          <table:table-cell table:style-name="ce550" table:formula="of:=[.AG34]/([.E34]-[.AG34])" office:value-type="float" office:value="0" calcext:value-type="float">
            <text:p/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34]*0.01*ABS([.J34]+[.K34])*[.H34]" office:value-type="float" office:value="-0.2205" calcext:value-type="float">
            <text:p>-.22</text:p>
          </table:table-cell>
          <table:table-cell table:style-name="ce578"/>
          <table:table-cell table:style-name="ce587" table:formula="of:=ROUND([.AP34]/[.AL34]-(([.AK34]*0.01*ABS([.J34]+[.K34])*0.001)+ABS([.AH34])/[.AL34]*0.001);8)" office:value-type="string" office:string-value="#DIV/0!" calcext:value-type="error">
            <text:p>#DIV/0!</text:p>
          </table:table-cell>
          <table:table-cell table:style-name="ce597" table:formula="of:=IF([.AM34]+[.D33]+[.AH34]&gt;0;[.AM34];[.AM34]+[.D33]+[.AH34])*SIGN([.AL34])" office:value-type="float" office:value="-0" calcext:value-type="float">
            <text:p>0.0</text:p>
          </table:table-cell>
          <table:table-cell table:style-name="ce160"/>
          <table:table-cell table:style-name="ce603" table:formula="of:=IFERROR([.AO34]+[.AT34];&quot;&quot;)">
            <text:p/>
          </table:table-cell>
          <table:table-cell table:style-name="ce157" table:formula="of:=([.AY34]-[.D34])*SIGN([.L34])" office:value-type="float" office:value="0.0000000000000329736238313671" calcext:value-type="float">
            <text:p>3.29736238313671E-014</text:p>
          </table:table-cell>
          <table:table-cell table:style-name="ce611"/>
          <table:table-cell table:style-name="ce617"/>
          <table:table-cell table:style-name="ce615" table:formula="of:=IF([.AU34]&lt;&gt;0;[.AU34];[.AV33])" office:value-type="float" office:value="0.0846093" calcext:value-type="float">
            <text:p>0.0846093</text:p>
          </table:table-cell>
          <table:table-cell table:style-name="ce622" office:value-type="float" office:value="0.45835" calcext:value-type="float">
            <text:p>0.45835</text:p>
          </table:table-cell>
          <table:table-cell table:style-name="ce624"/>
          <table:table-cell table:style-name="ce615" table:formula="of:=IF([.AW34]&lt;&gt;&quot;&quot;;[.AW34];[.AY33])" office:value-type="float" office:value="0.45835" calcext:value-type="float">
            <text:p>0.45835</text:p>
          </table:table-cell>
          <table:table-cell table:style-name="ce615" table:formula="of:=IF([.AX34]&lt;&gt;&quot;&quot;;[.AX34];[.AZ33])" office:value-type="float" office:value="37.5" calcext:value-type="float">
            <text:p>37.5</text:p>
          </table:table-cell>
          <table:table-cell/>
          <table:table-cell table:style-name="ce634"/>
          <table:table-cell table:style-name="ce642" table:formula="of:=IF([.BB34]&lt;&gt;&quot;&quot;;[.BC33]-[.BB34];[.BC33])-[.K34]*[.H34]" office:value-type="float" office:value="37.5" calcext:value-type="float">
            <text:p>37.5</text:p>
          </table:table-cell>
          <table:table-cell table:number-columns-repeated="968"/>
        </table:table-row>
        <table:table-row table:style-name="ro13">
          <table:table-cell table:style-name="ce161" table:formula="of:=([.C35]-[.AV35])*100000000" office:value-type="float" office:value="-16.9999999993786" calcext:value-type="float">
            <text:p>-16.9999999994</text:p>
          </table:table-cell>
          <table:table-cell table:style-name="ce166"/>
          <table:table-cell table:style-name="ce178" table:formula="of:=IF([.AL35]&lt;&gt;0;[.C34]+[.K35]+[.B35]+[.AO35];[.C34]+[.K35]+[.B35])" office:value-type="float" office:value="0.12456113" calcext:value-type="float">
            <text:p>.125</text:p>
          </table:table-cell>
          <table:table-cell table:style-name="ce188" table:formula="of:=[.D34]+[.AH35]+[.BB35]+[.AM35]-[.AP35]" office:value-type="float" office:value="3.27834999999997" calcext:value-type="float">
            <text:p>3.3</text:p>
          </table:table-cell>
          <table:table-cell table:style-name="ce197" table:formula="of:=IF([.H35]=0;[.E34];[.D35]+[.C35]*[.H35]+[.BC35]+[.AG35]-[.AH35])" office:value-type="float" office:value="109.24784971" calcext:value-type="float">
            <text:p>109</text:p>
          </table:table-cell>
          <table:table-cell table:style-name="ce227" table:formula="of:=100*IF([.L35]=0;0;[.E35]/[.E34]-1)" office:value-type="float" office:value="0.199750883016026" calcext:value-type="float">
            <text:p>+0.2</text:p>
          </table:table-cell>
          <table:table-cell table:style-name="ce160"/>
          <table:table-cell table:style-name="ce285" office:value-type="float" office:value="867" calcext:value-type="float">
            <text:p>867</text:p>
          </table:table-cell>
          <table:table-cell table:style-name="ce290"/>
          <table:table-cell table:style-name="ce303"/>
          <table:table-cell table:style-name="ce162" office:value-type="float" office:value="0.04" calcext:value-type="float">
            <text:p>0.04</text:p>
          </table:table-cell>
          <table:table-cell table:style-name="ce315" office:value-type="time" office:time-value="PT22H35M00S" calcext:value-type="time">
            <text:p>22:35</text:p>
          </table:table-cell>
          <table:table-cell table:style-name="ce320" office:value-type="date" office:date-value="2013-12-06" calcext:value-type="date">
            <text:p>12/6</text:p>
          </table:table-cell>
          <table:table-cell table:style-name="ce160"/>
          <table:table-cell table:style-name="ce308" table:formula="of:=[.O34]+[.J35]" office:value-type="float" office:value="-0.075" calcext:value-type="float">
            <text:p>-0.1</text:p>
          </table:table-cell>
          <table:table-cell table:style-name="ce329" table:formula="of:=1+[.O35]/([.C35]+[.$C$4])" office:value-type="float" office:value="0.59511907952752" calcext:value-type="float">
            <text:p>0.6</text:p>
          </table:table-cell>
          <table:table-cell table:style-name="ce333" table:formula="of:=-[.O35]-[.C35]" office:value-type="float" office:value="-0.04956113" calcext:value-type="float">
            <text:p>-.050</text:p>
          </table:table-cell>
          <table:table-cell table:style-name="ce160"/>
          <table:table-cell table:style-name="ce343" table:formula="of:=-[.J35]+[.S34]" office:value-type="float" office:value="0.075" calcext:value-type="float">
            <text:p>0.075</text:p>
          </table:table-cell>
          <table:table-cell table:style-name="ce352"/>
          <table:table-cell table:style-name="ce358"/>
          <table:table-cell table:style-name="ce361" table:formula="of:=[.E35]/(ABS([.O35])*[.H35]*[.$V$6])" office:value-type="float" office:value="16.800899609381" calcext:value-type="float">
            <text:p>16.8</text:p>
          </table:table-cell>
          <table:table-cell table:style-name="ce365" table:formula="of:=[.O35]*[.H35]/[.E35]" office:value-type="float" office:value="-0.595206223029651" calcext:value-type="float">
            <text:p>-0.6</text:p>
          </table:table-cell>
          <table:table-cell table:style-name="ce329" table:formula="of:=([.E35]*[.$W$6]-ABS([.S35])*[.H35])/[.H35]" office:value-type="float" office:value="0.240016867675894" calcext:value-type="float">
            <text:p>0.2</text:p>
          </table:table-cell>
          <table:table-cell table:style-name="ce160"/>
          <table:table-cell table:style-name="ce285" table:formula="of:=[.H35]*(-[.$AA$6]*0.01+[.P35])/[.P35]" office:value-type="float" office:value="837.862974156758" calcext:value-type="float">
            <text:p>838</text:p>
          </table:table-cell>
          <table:table-cell table:style-name="ce497" table:formula="of:=-SIGN([.P34])*([.I35]-[.H35])*[.J35]/([.C35]*[.I35])*100" office:value-type="string" office:string-value="#DIV/0!" calcext:value-type="error">
            <text:p>#DIV/0!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35])+SIGN([.O34])=0;[.H35];([.H35]*[.J35]+[.AE34]*[.O34])/[.O35]);0)" office:value-type="float" office:value="840" calcext:value-type="float">
            <text:p>840</text:p>
          </table:table-cell>
          <table:table-cell table:style-name="ce529" table:formula="of:=IF([.H35]=0;0;-([.H34]-[.H35])*[.O34])" office:value-type="float" office:value="-2.025" calcext:value-type="float">
            <text:p>-2.0</text:p>
          </table:table-cell>
          <table:table-cell table:style-name="ce534" table:formula="of:=[.AF35]+[.AG34]-[.AH34]" office:value-type="float" office:value="-2.025" calcext:value-type="float">
            <text:p>-2.0</text:p>
          </table:table-cell>
          <table:table-cell table:style-name="ce541" table:formula="of:=IF(OR([.O35]=0;SIGN([.O35])+SIGN([.O34])=0);(-[.H35]+[.AE34])*-[.O34];0)" office:value-type="float" office:value="0" calcext:value-type="float">
            <text:p/>
          </table:table-cell>
          <table:table-cell table:style-name="ce550" table:formula="of:=[.AG35]/([.E35]-[.AG35])" office:value-type="float" office:value="-0.0181985093873085" calcext:value-type="float">
            <text:p>-.02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867" calcext:value-type="float">
            <text:p>867</text:p>
          </table:table-cell>
          <table:table-cell table:style-name="ce569" table:formula="of:=-[.AK35]*0.01*ABS([.J35]+[.K35])*[.H35]" office:value-type="float" office:value="-0.041616" calcext:value-type="float">
            <text:p>-.04</text:p>
          </table:table-cell>
          <table:table-cell table:style-name="ce578"/>
          <table:table-cell table:style-name="ce587" table:formula="of:=ROUND([.AP35]/[.AL35]-(([.AK35]*0.01*ABS([.J35]+[.K35])*0.001)+ABS([.AH35])/[.AL35]*0.001);8)" office:value-type="float" office:value="-0.00004805" calcext:value-type="float">
            <text:p>-0.0000480500</text:p>
          </table:table-cell>
          <table:table-cell table:style-name="ce597" table:formula="of:=IF([.AM35]+[.D34]+[.AH35]&gt;0;[.AM35];[.AM35]+[.D34]+[.AH35])*SIGN([.AL35])" office:value-type="float" office:value="-0.041616" calcext:value-type="float">
            <text:p>0.0</text:p>
          </table:table-cell>
          <table:table-cell table:style-name="ce160"/>
          <table:table-cell table:style-name="ce602" table:formula="of:=IFERROR([.AO35]+[.AT35];&quot;&quot;)" office:value-type="float" office:value="-0.0000000500000000000012" calcext:value-type="float">
            <text:p>-5.0E-8</text:p>
          </table:table-cell>
          <table:table-cell table:style-name="ce157" table:formula="of:=([.AY35]-[.D35])*SIGN([.L35])" office:value-type="float" office:value="0.0000000000000301980662698043" calcext:value-type="float">
            <text:p>3.01980662698043E-014</text:p>
          </table:table-cell>
          <table:table-cell table:style-name="ce611" office:value-type="float" office:value="0.000048" calcext:value-type="float">
            <text:p>0.000048</text:p>
          </table:table-cell>
          <table:table-cell table:style-name="ce617" office:value-type="float" office:value="0.1245613" calcext:value-type="float">
            <text:p>0.1245613</text:p>
          </table:table-cell>
          <table:table-cell table:style-name="ce615" table:formula="of:=IF([.AU35]&lt;&gt;0;[.AU35];[.AV34])" office:value-type="float" office:value="0.1245613" calcext:value-type="float">
            <text:p>0.1245613</text:p>
          </table:table-cell>
          <table:table-cell table:style-name="ce622" office:value-type="float" office:value="3.27835" calcext:value-type="float">
            <text:p>3.27835</text:p>
          </table:table-cell>
          <table:table-cell table:style-name="ce622" table:formula="of:=2.82-2.82" office:value-type="float" office:value="0" calcext:value-type="float">
            <text:p>0</text:p>
          </table:table-cell>
          <table:table-cell table:style-name="ce615" table:formula="of:=IF([.AW35]&lt;&gt;&quot;&quot;;[.AW35];[.AY34])" office:value-type="float" office:value="3.27835" calcext:value-type="float">
            <text:p>3.27835</text:p>
          </table:table-cell>
          <table:table-cell table:style-name="ce615" table:formula="of:=IF([.AX35]&lt;&gt;&quot;&quot;;[.AX35];[.AZ34])" office:value-type="float" office:value="0" calcext:value-type="float">
            <text:p>0</text:p>
          </table:table-cell>
          <table:table-cell/>
          <table:table-cell table:style-name="ce634" office:value-type="float" office:value="2.82" calcext:value-type="float">
            <text:p>2.82</text:p>
          </table:table-cell>
          <table:table-cell table:style-name="ce642" table:formula="of:=IF([.BB35]&lt;&gt;&quot;&quot;;[.BC34]-[.BB35];[.BC34])-[.K35]*[.H35]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36]-[.AV36])*100000000" office:value-type="float" office:value="-16.9999999993786" calcext:value-type="float">
            <text:p>-16.9999999994</text:p>
          </table:table-cell>
          <table:table-cell table:style-name="ce167"/>
          <table:table-cell table:style-name="ce178" table:formula="of:=IF([.AL36]&lt;&gt;0;[.C35]+[.K36]+[.B36]+[.AO36];[.C35]+[.K36]+[.B36])" office:value-type="float" office:value="0.12456113" calcext:value-type="float">
            <text:p>.125</text:p>
          </table:table-cell>
          <table:table-cell table:style-name="ce188" table:formula="of:=[.D35]+[.AH36]+[.BB36]+[.AM36]-[.AP36]" office:value-type="float" office:value="2.82729999999997" calcext:value-type="float">
            <text:p>2.8</text:p>
          </table:table-cell>
          <table:table-cell table:style-name="ce197" table:formula="of:=IF([.H36]=0;[.E35];[.D36]+[.C36]*[.H36]+[.BC36]+[.AG36]-[.AH36])" office:value-type="float" office:value="108.08145485" calcext:value-type="float">
            <text:p>108</text:p>
          </table:table-cell>
          <table:table-cell table:style-name="ce228" table:formula="of:=100*IF([.L36]=0;0;[.E36]/[.E35]-1)" office:value-type="float" office:value="-1.06765932976823" calcext:value-type="float">
            <text:p>-1.1</text:p>
          </table:table-cell>
          <table:table-cell table:style-name="ce160"/>
          <table:table-cell table:style-name="ce285" office:value-type="float" office:value="845" calcext:value-type="float">
            <text:p>845</text:p>
          </table:table-cell>
          <table:table-cell table:style-name="ce290" office:value-type="float" office:value="773" calcext:value-type="float">
            <text:p>773</text:p>
          </table:table-cell>
          <table:table-cell table:style-name="ce303" office:value-type="float" office:value="0.075" calcext:value-type="float">
            <text:p>0.08</text:p>
          </table:table-cell>
          <table:table-cell table:style-name="ce168"/>
          <table:table-cell table:style-name="ce315" office:value-type="time" office:time-value="PT23H53M00S" calcext:value-type="time">
            <text:p>23:53</text:p>
          </table:table-cell>
          <table:table-cell table:style-name="ce320" office:value-type="date" office:date-value="2013-12-06" calcext:value-type="date">
            <text:p>12/6</text:p>
          </table:table-cell>
          <table:table-cell table:style-name="ce160"/>
          <table:table-cell table:style-name="ce308" table:formula="of:=[.O35]+[.J36]" office:value-type="float" office:value="0" calcext:value-type="float">
            <text:p>0.0</text:p>
          </table:table-cell>
          <table:table-cell table:style-name="ce329" table:formula="of:=1+[.O36]/([.C36]+[.$C$4])" office:value-type="float" office:value="1" calcext:value-type="float">
            <text:p>1.0</text:p>
          </table:table-cell>
          <table:table-cell table:style-name="ce333" table:formula="of:=-[.O36]-[.C36]" office:value-type="float" office:value="-0.12456113" calcext:value-type="float">
            <text:p>-.125</text:p>
          </table:table-cell>
          <table:table-cell table:style-name="ce160"/>
          <table:table-cell table:style-name="ce343" table:formula="of:=-[.J36]+[.S35]" office:value-type="float" office:value="0" calcext:value-type="float">
            <text:p>0</text:p>
          </table:table-cell>
          <table:table-cell table:style-name="ce352"/>
          <table:table-cell table:style-name="ce358"/>
          <table:table-cell table:style-name="ce361" table:formula="of:=[.E36]/(ABS([.O36])*[.H36]*[.$V$6])" office:value-type="string" office:string-value="#DIV/0!" calcext:value-type="error">
            <text:p>#DIV/0!</text:p>
          </table:table-cell>
          <table:table-cell table:style-name="ce365" table:formula="of:=[.O36]*[.H36]/[.E36]" office:value-type="float" office:value="0" calcext:value-type="float">
            <text:p/>
          </table:table-cell>
          <table:table-cell table:style-name="ce329" table:formula="of:=([.E36]*[.$W$6]-ABS([.S36])*[.H36])/[.H36]" office:value-type="float" office:value="0.319767617899408" calcext:value-type="float">
            <text:p>0.3</text:p>
          </table:table-cell>
          <table:table-cell table:style-name="ce160"/>
          <table:table-cell table:style-name="ce285" table:formula="of:=[.H36]*(-[.$AA$6]*0.01+[.P36])/[.P36]" office:value-type="float" office:value="828.1" calcext:value-type="float">
            <text:p>828</text:p>
          </table:table-cell>
          <table:table-cell table:style-name="ce497" table:formula="of:=-SIGN([.P35])*([.I36]-[.H36])*[.J36]/([.C36]*[.I36])*100" office:value-type="float" office:value="5.60830632182863" calcext:value-type="float">
            <text:p>+5.6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36])+SIGN([.O35])=0;[.H36];([.H36]*[.J36]+[.AE35]*[.O35])/[.O36]);0)" office:value-type="float" office:value="0" calcext:value-type="float">
            <text:p/>
          </table:table-cell>
          <table:table-cell table:style-name="ce529" table:formula="of:=IF([.H36]=0;0;-([.H35]-[.H36])*[.O35])" office:value-type="float" office:value="1.65" calcext:value-type="float">
            <text:p>1.7</text:p>
          </table:table-cell>
          <table:table-cell table:style-name="ce534" table:formula="of:=[.AF36]+[.AG35]-[.AH35]" office:value-type="float" office:value="-0.375" calcext:value-type="float">
            <text:p>-0.4</text:p>
          </table:table-cell>
          <table:table-cell table:style-name="ce543" table:formula="of:=IF(OR([.O36]=0;SIGN([.O36])+SIGN([.O35])=0);(-[.H36]+[.AE35])*-[.O35];0)" office:value-type="float" office:value="-0.375" calcext:value-type="float">
            <text:p>-0.4</text:p>
          </table:table-cell>
          <table:table-cell table:style-name="ce552" table:formula="of:=[.AG36]/([.E36]-[.AG36])" office:value-type="float" office:value="-0.0034576088672513" calcext:value-type="float">
            <text:p>-.00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36]*0.01*ABS([.J36]+[.K36])*[.H36]" office:value-type="float" office:value="-0.07605" calcext:value-type="float">
            <text:p>-.08</text:p>
          </table:table-cell>
          <table:table-cell table:style-name="ce578"/>
          <table:table-cell table:style-name="ce587" table:formula="of:=ROUND([.AP36]/[.AL36]-(([.AK36]*0.01*ABS([.J36]+[.K36])*0.001)+ABS([.AH36])/[.AL36]*0.001);8)" office:value-type="string" office:string-value="#DIV/0!" calcext:value-type="error">
            <text:p>#DIV/0!</text:p>
          </table:table-cell>
          <table:table-cell table:style-name="ce597" table:formula="of:=IF([.AM36]+[.D35]+[.AH36]&gt;0;[.AM36];[.AM36]+[.D35]+[.AH36])*SIGN([.AL36])" office:value-type="float" office:value="-0" calcext:value-type="float">
            <text:p>0.0</text:p>
          </table:table-cell>
          <table:table-cell table:style-name="ce160"/>
          <table:table-cell table:style-name="ce603" table:formula="of:=IFERROR([.AO36]+[.AT36];&quot;&quot;)">
            <text:p/>
          </table:table-cell>
          <table:table-cell table:style-name="ce157" table:formula="of:=([.AY36]-[.D36])*SIGN([.L36])" office:value-type="float" office:value="0.0000000000000301980662698043" calcext:value-type="float">
            <text:p>3.01980662698043E-014</text:p>
          </table:table-cell>
          <table:table-cell table:style-name="ce611"/>
          <table:table-cell table:style-name="ce617"/>
          <table:table-cell table:style-name="ce615" table:formula="of:=IF([.AU36]&lt;&gt;0;[.AU36];[.AV35])" office:value-type="float" office:value="0.1245613" calcext:value-type="float">
            <text:p>0.1245613</text:p>
          </table:table-cell>
          <table:table-cell table:style-name="ce622" office:value-type="float" office:value="2.8273" calcext:value-type="float">
            <text:p>2.8273</text:p>
          </table:table-cell>
          <table:table-cell table:style-name="ce624"/>
          <table:table-cell table:style-name="ce615" table:formula="of:=IF([.AW36]&lt;&gt;&quot;&quot;;[.AW36];[.AY35])" office:value-type="float" office:value="2.8273" calcext:value-type="float">
            <text:p>2.8273</text:p>
          </table:table-cell>
          <table:table-cell table:style-name="ce615" table:formula="of:=IF([.AX36]&lt;&gt;&quot;&quot;;[.AX36];[.AZ35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36]&lt;&gt;&quot;&quot;;[.BC35]-[.BB36];[.BC35])-[.K36]*[.H36]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37]-[.AV37])*100000000" office:value-type="float" office:value="-16.9999999993786" calcext:value-type="float">
            <text:p>-16.9999999994</text:p>
          </table:table-cell>
          <table:table-cell table:style-name="ce167"/>
          <table:table-cell table:style-name="ce178" table:formula="of:=IF([.AL37]&lt;&gt;0;[.C36]+[.K37]+[.B37]+[.AO37];[.C36]+[.K37]+[.B37])" office:value-type="float" office:value="0.12456113" calcext:value-type="float">
            <text:p>.125</text:p>
          </table:table-cell>
          <table:table-cell table:style-name="ce188" table:formula="of:=[.D36]+[.AH37]+[.BB37]+[.AM37]-[.AP37]" office:value-type="float" office:value="2.47579429999997" calcext:value-type="float">
            <text:p>2.5</text:p>
          </table:table-cell>
          <table:table-cell table:style-name="ce197" table:formula="of:=IF([.H37]=0;[.E36];[.D37]+[.C37]*[.H37]+[.BC37]+[.AG37]-[.AH37])" office:value-type="float" office:value="98.7042496702" calcext:value-type="float">
            <text:p>99</text:p>
          </table:table-cell>
          <table:table-cell table:style-name="ce229" table:formula="of:=100*IF([.L37]=0;0;[.E37]/[.E36]-1)" office:value-type="float" office:value="-8.67605380850405" calcext:value-type="float">
            <text:p>-8.7</text:p>
          </table:table-cell>
          <table:table-cell table:style-name="ce160"/>
          <table:table-cell table:style-name="ce285" office:value-type="float" office:value="772.54" calcext:value-type="float">
            <text:p>773</text:p>
          </table:table-cell>
          <table:table-cell table:style-name="ce290" office:value-type="float" office:value="805" calcext:value-type="float">
            <text:p>805</text:p>
          </table:table-cell>
          <table:table-cell table:style-name="ce303" office:value-type="float" office:value="-0.13" calcext:value-type="float">
            <text:p>-0.13</text:p>
          </table:table-cell>
          <table:table-cell table:style-name="ce168"/>
          <table:table-cell table:style-name="ce315" office:value-type="time" office:time-value="PT04H21M00S" calcext:value-type="time">
            <text:p>04:21</text:p>
          </table:table-cell>
          <table:table-cell table:style-name="ce320" office:value-type="date" office:date-value="2013-12-07" calcext:value-type="date">
            <text:p>12/7</text:p>
          </table:table-cell>
          <table:table-cell table:style-name="ce160"/>
          <table:table-cell table:style-name="ce308" table:formula="of:=[.O36]+[.J37]" office:value-type="float" office:value="-0.13" calcext:value-type="float">
            <text:p>-0.1</text:p>
          </table:table-cell>
          <table:table-cell table:style-name="ce329" table:formula="of:=1+[.O37]/([.C37]+[.$C$4])" office:value-type="float" office:value="0.298206404514368" calcext:value-type="float">
            <text:p>0.3</text:p>
          </table:table-cell>
          <table:table-cell table:style-name="ce333" table:formula="of:=-[.O37]-[.C37]" office:value-type="float" office:value="0.00543886999999996" calcext:value-type="float">
            <text:p>.005</text:p>
          </table:table-cell>
          <table:table-cell table:style-name="ce160"/>
          <table:table-cell table:style-name="ce343" table:formula="of:=-[.J37]+[.S36]" office:value-type="float" office:value="0.13" calcext:value-type="float">
            <text:p>0.13</text:p>
          </table:table-cell>
          <table:table-cell table:style-name="ce352"/>
          <table:table-cell table:style-name="ce358"/>
          <table:table-cell table:style-name="ce361" table:formula="of:=[.E37]/(ABS([.O37])*[.H37]*[.$V$6])" office:value-type="float" office:value="9.8281442902832" calcext:value-type="float">
            <text:p>9.8</text:p>
          </table:table-cell>
          <table:table-cell table:style-name="ce365" table:formula="of:=[.O37]*[.H37]/[.E37]" office:value-type="float" office:value="-1.01748607922726" calcext:value-type="float">
            <text:p>-1.0</text:p>
          </table:table-cell>
          <table:table-cell table:style-name="ce329" table:formula="of:=([.E37]*[.$W$6]-ABS([.S37])*[.H37])/[.H37]" office:value-type="float" office:value="0.189414689434204" calcext:value-type="float">
            <text:p>0.2</text:p>
          </table:table-cell>
          <table:table-cell table:style-name="ce160"/>
          <table:table-cell table:style-name="ce285" table:formula="of:=[.H37]*(-[.$AA$6]*0.01+[.P37])/[.P37]" office:value-type="float" office:value="720.727564833955" calcext:value-type="float">
            <text:p>721</text:p>
          </table:table-cell>
          <table:table-cell table:style-name="ce497" table:formula="of:=-SIGN([.P36])*([.I37]-[.H37])*[.J37]/([.C37]*[.I37])*100" office:value-type="float" office:value="4.20836546492454" calcext:value-type="float">
            <text:p>+4.2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37])+SIGN([.O36])=0;[.H37];([.H37]*[.J37]+[.AE36]*[.O36])/[.O37]);0)" office:value-type="float" office:value="772.54" calcext:value-type="float">
            <text:p>773</text:p>
          </table:table-cell>
          <table:table-cell table:style-name="ce529" table:formula="of:=IF([.H37]=0;0;-([.H36]-[.H37])*[.O36])" office:value-type="float" office:value="-0" calcext:value-type="float">
            <text:p/>
          </table:table-cell>
          <table:table-cell table:style-name="ce534" table:formula="of:=[.AF37]+[.AG36]-[.AH36]" office:value-type="float" office:value="0" calcext:value-type="float">
            <text:p/>
          </table:table-cell>
          <table:table-cell table:style-name="ce541" table:formula="of:=IF(OR([.O37]=0;SIGN([.O37])+SIGN([.O36])=0);(-[.H37]+[.AE36])*-[.O36];0)" office:value-type="float" office:value="0" calcext:value-type="float">
            <text:p/>
          </table:table-cell>
          <table:table-cell table:style-name="ce550" table:formula="of:=[.AG37]/([.E37]-[.AG37])" office:value-type="float" office:value="0" calcext:value-type="float">
            <text:p/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37]*0.01*ABS([.J37]+[.K37])*[.H37]" office:value-type="float" office:value="-0.3515057" calcext:value-type="float">
            <text:p>-.35</text:p>
          </table:table-cell>
          <table:table-cell table:style-name="ce578"/>
          <table:table-cell table:style-name="ce587" table:formula="of:=ROUND([.AP37]/[.AL37]-(([.AK37]*0.01*ABS([.J37]+[.K37])*0.001)+ABS([.AH37])/[.AL37]*0.001);8)" office:value-type="string" office:string-value="#DIV/0!" calcext:value-type="error">
            <text:p>#DIV/0!</text:p>
          </table:table-cell>
          <table:table-cell table:style-name="ce597" table:formula="of:=IF([.AM37]+[.D36]+[.AH37]&gt;0;[.AM37];[.AM37]+[.D36]+[.AH37])*SIGN([.AL37])" office:value-type="float" office:value="-0" calcext:value-type="float">
            <text:p>0.0</text:p>
          </table:table-cell>
          <table:table-cell table:style-name="ce160"/>
          <table:table-cell table:style-name="ce603" table:formula="of:=IFERROR([.AO37]+[.AT37];&quot;&quot;)">
            <text:p/>
          </table:table-cell>
          <table:table-cell table:style-name="ce157" table:formula="of:=([.AY37]-[.D37])*SIGN([.L37])" office:value-type="float" office:value="0.0000000000000301980662698043" calcext:value-type="float">
            <text:p>3.01980662698043E-014</text:p>
          </table:table-cell>
          <table:table-cell table:style-name="ce611"/>
          <table:table-cell table:style-name="ce617"/>
          <table:table-cell table:style-name="ce615" table:formula="of:=IF([.AU37]&lt;&gt;0;[.AU37];[.AV36])" office:value-type="float" office:value="0.1245613" calcext:value-type="float">
            <text:p>0.1245613</text:p>
          </table:table-cell>
          <table:table-cell table:style-name="ce622" office:value-type="float" office:value="2.4757943" calcext:value-type="float">
            <text:p>2.4757943</text:p>
          </table:table-cell>
          <table:table-cell table:style-name="ce624"/>
          <table:table-cell table:style-name="ce615" table:formula="of:=IF([.AW37]&lt;&gt;&quot;&quot;;[.AW37];[.AY36])" office:value-type="float" office:value="2.4757943" calcext:value-type="float">
            <text:p>2.4757943</text:p>
          </table:table-cell>
          <table:table-cell table:style-name="ce615" table:formula="of:=IF([.AX37]&lt;&gt;&quot;&quot;;[.AX37];[.AZ36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37]&lt;&gt;&quot;&quot;;[.BC36]-[.BB37];[.BC36])-[.K37]*[.H37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38]-[.AV38])*100000000" office:value-type="float" office:value="-16.9999999993786" calcext:value-type="float">
            <text:p>-16.9999999994</text:p>
          </table:table-cell>
          <table:table-cell table:style-name="ce166"/>
          <table:table-cell table:style-name="ce178" table:formula="of:=IF([.AL38]&lt;&gt;0;[.C37]+[.K38]+[.B38]+[.AO38];[.C37]+[.K38]+[.B38])" office:value-type="float" office:value="0.12456113" calcext:value-type="float">
            <text:p>.125</text:p>
          </table:table-cell>
          <table:table-cell table:style-name="ce188" table:formula="of:=[.D37]+[.AH38]+[.BB38]+[.AM38]-[.AP38]" office:value-type="float" office:value="2.38555429999997" calcext:value-type="float">
            <text:p>2.4</text:p>
          </table:table-cell>
          <table:table-cell table:style-name="ce197" table:formula="of:=IF([.H38]=0;[.E37];[.D38]+[.C38]*[.H38]+[.BC38]+[.AG38]-[.AH38])" office:value-type="float" office:value="98.72572406" calcext:value-type="float">
            <text:p>99</text:p>
          </table:table-cell>
          <table:table-cell table:style-name="ce230" table:formula="of:=100*IF([.L38]=0;0;[.E38]/[.E37]-1)" office:value-type="float" office:value="0.0217562970913132" calcext:value-type="float">
            <text:p>+0.0</text:p>
          </table:table-cell>
          <table:table-cell table:style-name="ce160"/>
          <table:table-cell table:style-name="ce285" office:value-type="float" office:value="752" calcext:value-type="float">
            <text:p>752</text:p>
          </table:table-cell>
          <table:table-cell table:style-name="ce290"/>
          <table:table-cell table:style-name="ce303" office:value-type="float" office:value="-0.1" calcext:value-type="float">
            <text:p>-0.10</text:p>
          </table:table-cell>
          <table:table-cell table:style-name="ce162"/>
          <table:table-cell table:style-name="ce315" office:value-type="time" office:time-value="PT04H37M00S" calcext:value-type="time">
            <text:p>04:37</text:p>
          </table:table-cell>
          <table:table-cell table:style-name="ce320" office:value-type="date" office:date-value="2013-12-07" calcext:value-type="date">
            <text:p>12/7</text:p>
          </table:table-cell>
          <table:table-cell table:style-name="ce160"/>
          <table:table-cell table:style-name="ce308" table:formula="of:=[.O37]+[.J38]" office:value-type="float" office:value="-0.23" calcext:value-type="float">
            <text:p>-0.2</text:p>
          </table:table-cell>
          <table:table-cell table:style-name="ce329" table:formula="of:=1+[.O38]/([.C38]+[.$C$4])" office:value-type="float" office:value="-0.241634822782271" calcext:value-type="float">
            <text:p>-0.2</text:p>
          </table:table-cell>
          <table:table-cell table:style-name="ce333" table:formula="of:=-[.O38]-[.C38]" office:value-type="float" office:value="0.10543887" calcext:value-type="float">
            <text:p>.105</text:p>
          </table:table-cell>
          <table:table-cell table:style-name="ce160"/>
          <table:table-cell table:style-name="ce343" table:formula="of:=-[.J38]+[.S37]" office:value-type="float" office:value="0.23" calcext:value-type="float">
            <text:p>0.23</text:p>
          </table:table-cell>
          <table:table-cell table:style-name="ce352"/>
          <table:table-cell table:style-name="ce358"/>
          <table:table-cell table:style-name="ce361" table:formula="of:=[.E38]/(ABS([.O38])*[.H38]*[.$V$6])" office:value-type="float" office:value="5.70800902289546" calcext:value-type="float">
            <text:p>5.7</text:p>
          </table:table-cell>
          <table:table-cell table:style-name="ce365" table:formula="of:=[.O38]*[.H38]/[.E38]" office:value-type="float" office:value="-1.75192435048524" calcext:value-type="float">
            <text:p>-1.8</text:p>
          </table:table-cell>
          <table:table-cell table:style-name="ce329" table:formula="of:=([.E38]*[.$W$6]-ABS([.S38])*[.H38])/[.H38]" office:value-type="float" office:value="0.0982105188164892" calcext:value-type="float">
            <text:p>0.1</text:p>
          </table:table-cell>
          <table:table-cell table:style-name="ce160"/>
          <table:table-cell table:style-name="ce285" table:formula="of:=[.H38]*(-[.$AA$6]*0.01+[.P38])/[.P38]" office:value-type="float" office:value="814.242684340047" calcext:value-type="float">
            <text:p>814</text:p>
          </table:table-cell>
          <table:table-cell table:style-name="ce497" table:formula="of:=-SIGN([.P37])*([.I38]-[.H38])*[.J38]/([.C38]*[.I38])*100" office:value-type="string" office:string-value="#DIV/0!" calcext:value-type="error">
            <text:p>#DIV/0!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38])+SIGN([.O37])=0;[.H38];([.H38]*[.J38]+[.AE37]*[.O37])/[.O38]);0)" office:value-type="float" office:value="763.609565217391" calcext:value-type="float">
            <text:p>764</text:p>
          </table:table-cell>
          <table:table-cell table:style-name="ce529" table:formula="of:=IF([.H38]=0;0;-([.H37]-[.H38])*[.O37])" office:value-type="float" office:value="2.6702" calcext:value-type="float">
            <text:p>2.7</text:p>
          </table:table-cell>
          <table:table-cell table:style-name="ce534" table:formula="of:=[.AF38]+[.AG37]-[.AH37]" office:value-type="float" office:value="2.6702" calcext:value-type="float">
            <text:p>2.7</text:p>
          </table:table-cell>
          <table:table-cell table:style-name="ce541" table:formula="of:=IF(OR([.O38]=0;SIGN([.O38])+SIGN([.O37])=0);(-[.H38]+[.AE37])*-[.O37];0)" office:value-type="float" office:value="0" calcext:value-type="float">
            <text:p/>
          </table:table-cell>
          <table:table-cell table:style-name="ce550" table:formula="of:=[.AG38]/([.E38]-[.AG38])" office:value-type="float" office:value="0.0277985053554243" calcext:value-type="float">
            <text:p>.03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38]*0.01*ABS([.J38]+[.K38])*[.H38]" office:value-type="float" office:value="-0.09024" calcext:value-type="float">
            <text:p>-.09</text:p>
          </table:table-cell>
          <table:table-cell table:style-name="ce578"/>
          <table:table-cell table:style-name="ce587" table:formula="of:=ROUND([.AP38]/[.AL38]-(([.AK38]*0.01*ABS([.J38]+[.K38])*0.001)+ABS([.AH38])/[.AL38]*0.001);8)" office:value-type="string" office:string-value="#DIV/0!" calcext:value-type="error">
            <text:p>#DIV/0!</text:p>
          </table:table-cell>
          <table:table-cell table:style-name="ce597" table:formula="of:=IF([.AM38]+[.D37]+[.AH38]&gt;0;[.AM38];[.AM38]+[.D37]+[.AH38])*SIGN([.AL38])" office:value-type="float" office:value="-0" calcext:value-type="float">
            <text:p>0.0</text:p>
          </table:table-cell>
          <table:table-cell table:style-name="ce160"/>
          <table:table-cell table:style-name="ce603" table:formula="of:=IFERROR([.AO38]+[.AT38];&quot;&quot;)">
            <text:p/>
          </table:table-cell>
          <table:table-cell table:style-name="ce157" table:formula="of:=([.AY38]-[.D38])*SIGN([.L38])" office:value-type="float" office:value="0.0000000000000297539770599542" calcext:value-type="float">
            <text:p>2.97539770599542E-014</text:p>
          </table:table-cell>
          <table:table-cell table:style-name="ce611"/>
          <table:table-cell table:style-name="ce617"/>
          <table:table-cell table:style-name="ce615" table:formula="of:=IF([.AU38]&lt;&gt;0;[.AU38];[.AV37])" office:value-type="float" office:value="0.1245613" calcext:value-type="float">
            <text:p>0.1245613</text:p>
          </table:table-cell>
          <table:table-cell table:style-name="ce625" office:value-type="float" office:value="2.3855543" calcext:value-type="float">
            <text:p>2.3855543</text:p>
          </table:table-cell>
          <table:table-cell table:style-name="ce624"/>
          <table:table-cell table:style-name="ce615" table:formula="of:=IF([.AW38]&lt;&gt;&quot;&quot;;[.AW38];[.AY37])" office:value-type="float" office:value="2.3855543" calcext:value-type="float">
            <text:p>2.3855543</text:p>
          </table:table-cell>
          <table:table-cell table:style-name="ce615" table:formula="of:=IF([.AX38]&lt;&gt;&quot;&quot;;[.AX38];[.AZ37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38]&lt;&gt;&quot;&quot;;[.BC37]-[.BB38];[.BC37])-[.K38]*[.H38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39]-[.AV39])*100000000" office:value-type="float" office:value="-16.9999999993786" calcext:value-type="float">
            <text:p>-16.9999999994</text:p>
          </table:table-cell>
          <table:table-cell table:style-name="ce166"/>
          <table:table-cell table:style-name="ce178" table:formula="of:=IF([.AL39]&lt;&gt;0;[.C38]+[.K39]+[.B39]+[.AO39];[.C38]+[.K39]+[.B39])" office:value-type="float" office:value="0.12456113" calcext:value-type="float">
            <text:p>.125</text:p>
          </table:table-cell>
          <table:table-cell table:style-name="ce188" table:formula="of:=[.D38]+[.AH39]+[.BB39]+[.AM39]-[.AP39]" office:value-type="float" office:value="11.8361543" calcext:value-type="float">
            <text:p>11.8</text:p>
          </table:table-cell>
          <table:table-cell table:style-name="ce197" table:formula="of:=IF([.H39]=0;[.E38];[.D39]+[.C39]*[.H39]+[.BC39]+[.AG39]-[.AH39])" office:value-type="float" office:value="101.5201679" calcext:value-type="float">
            <text:p>102</text:p>
          </table:table-cell>
          <table:table-cell table:style-name="ce231" table:formula="of:=100*IF([.L39]=0;0;[.E39]/[.E38]-1)" office:value-type="float" office:value="2.83051237821434" calcext:value-type="float">
            <text:p>+2.8</text:p>
          </table:table-cell>
          <table:table-cell table:style-name="ce160"/>
          <table:table-cell table:style-name="ce285" office:value-type="float" office:value="720" calcext:value-type="float">
            <text:p>720</text:p>
          </table:table-cell>
          <table:table-cell table:style-name="ce290"/>
          <table:table-cell table:style-name="ce303" office:value-type="float" office:value="0.23" calcext:value-type="float">
            <text:p>0.23</text:p>
          </table:table-cell>
          <table:table-cell table:style-name="ce162"/>
          <table:table-cell table:style-name="ce315" office:value-type="time" office:time-value="PT06H47M00S" calcext:value-type="time">
            <text:p>06:47</text:p>
          </table:table-cell>
          <table:table-cell table:style-name="ce320" office:value-type="date" office:date-value="2013-12-07" calcext:value-type="date">
            <text:p>12/7</text:p>
          </table:table-cell>
          <table:table-cell table:style-name="ce160"/>
          <table:table-cell table:style-name="ce308" table:formula="of:=[.O38]+[.J39]" office:value-type="float" office:value="0" calcext:value-type="float">
            <text:p>0.0</text:p>
          </table:table-cell>
          <table:table-cell table:style-name="ce329" table:formula="of:=1+[.O39]/([.C39]+[.$C$4])" office:value-type="float" office:value="1" calcext:value-type="float">
            <text:p>1.0</text:p>
          </table:table-cell>
          <table:table-cell table:style-name="ce333" table:formula="of:=-[.O39]-[.C39]" office:value-type="float" office:value="-0.12456113" calcext:value-type="float">
            <text:p>-.125</text:p>
          </table:table-cell>
          <table:table-cell table:style-name="ce160"/>
          <table:table-cell table:style-name="ce343" table:formula="of:=-[.J39]+[.S38]" office:value-type="float" office:value="0" calcext:value-type="float">
            <text:p>0</text:p>
          </table:table-cell>
          <table:table-cell table:style-name="ce352"/>
          <table:table-cell table:style-name="ce358"/>
          <table:table-cell table:style-name="ce361" table:formula="of:=[.E39]/(ABS([.O39])*[.H39]*[.$V$6])" office:value-type="string" office:string-value="#DIV/0!" calcext:value-type="error">
            <text:p>#DIV/0!</text:p>
          </table:table-cell>
          <table:table-cell table:style-name="ce365" table:formula="of:=[.O39]*[.H39]/[.E39]" office:value-type="float" office:value="0" calcext:value-type="float">
            <text:p/>
          </table:table-cell>
          <table:table-cell table:style-name="ce329" table:formula="of:=([.E39]*[.$W$6]-ABS([.S39])*[.H39])/[.H39]" office:value-type="float" office:value="0.352500582986111" calcext:value-type="float">
            <text:p>0.4</text:p>
          </table:table-cell>
          <table:table-cell table:style-name="ce160"/>
          <table:table-cell table:style-name="ce285" table:formula="of:=[.H39]*(-[.$AA$6]*0.01+[.P39])/[.P39]" office:value-type="float" office:value="705.6" calcext:value-type="float">
            <text:p>706</text:p>
          </table:table-cell>
          <table:table-cell table:style-name="ce497" table:formula="of:=-SIGN([.P38])*([.I39]-[.H39])*[.J39]/([.C39]*[.I39])*100" office:value-type="string" office:string-value="#DIV/0!" calcext:value-type="error">
            <text:p>#DIV/0!</text:p>
          </table:table-cell>
          <table:table-cell table:style-name="ce302"/>
          <table:table-cell table:style-name="ce513"/>
          <table:table-cell table:style-name="ce160"/>
          <table:table-cell table:style-name="ce521" table:formula="of:=IFERROR(IF(SIGN([.O39])+SIGN([.O38])=0;[.H39];([.H39]*[.J39]+[.AE38]*[.O38])/[.O39]);0)" office:value-type="float" office:value="0" calcext:value-type="float">
            <text:p/>
          </table:table-cell>
          <table:table-cell table:style-name="ce529" table:formula="of:=IF([.H39]=0;0;-([.H38]-[.H39])*[.O38])" office:value-type="float" office:value="7.36" calcext:value-type="float">
            <text:p>7.4</text:p>
          </table:table-cell>
          <table:table-cell table:style-name="ce534" table:formula="of:=[.AF39]+[.AG38]-[.AH38]" office:value-type="float" office:value="10.0302" calcext:value-type="float">
            <text:p>10.0</text:p>
          </table:table-cell>
          <table:table-cell table:style-name="ce541" table:formula="of:=IF(OR([.O39]=0;SIGN([.O39])+SIGN([.O38])=0);(-[.H39]+[.AE38])*-[.O38];0)" office:value-type="float" office:value="10.0302" calcext:value-type="float">
            <text:p>10.0</text:p>
          </table:table-cell>
          <table:table-cell table:style-name="ce550" table:formula="of:=[.AG39]/([.E39]-[.AG39])" office:value-type="float" office:value="0.109631692197807" calcext:value-type="float">
            <text:p>.11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39]*0.01*ABS([.J39]+[.K39])*[.H39]" office:value-type="float" office:value="-0.5796" calcext:value-type="float">
            <text:p>-.58</text:p>
          </table:table-cell>
          <table:table-cell table:style-name="ce578"/>
          <table:table-cell table:style-name="ce587" table:formula="of:=ROUND([.AP39]/[.AL39]-(([.AK39]*0.01*ABS([.J39]+[.K39])*0.001)+ABS([.AH39])/[.AL39]*0.001);8)" office:value-type="string" office:string-value="#DIV/0!" calcext:value-type="error">
            <text:p>#DIV/0!</text:p>
          </table:table-cell>
          <table:table-cell table:style-name="ce597" table:formula="of:=IF([.AM39]+[.D38]+[.AH39]&gt;0;[.AM39];[.AM39]+[.D38]+[.AH39])*SIGN([.AL39])" office:value-type="float" office:value="-0" calcext:value-type="float">
            <text:p>0.0</text:p>
          </table:table-cell>
          <table:table-cell table:style-name="ce160"/>
          <table:table-cell table:style-name="ce603" table:formula="of:=IFERROR([.AO39]+[.AT39];&quot;&quot;)">
            <text:p/>
          </table:table-cell>
          <table:table-cell table:style-name="ce157" table:formula="of:=([.AY39]-[.D39])*SIGN([.L39])" office:value-type="float" office:value="0" calcext:value-type="float">
            <text:p>0</text:p>
          </table:table-cell>
          <table:table-cell table:style-name="ce611"/>
          <table:table-cell table:style-name="ce617"/>
          <table:table-cell table:style-name="ce615" table:formula="of:=IF([.AU39]&lt;&gt;0;[.AU39];[.AV38])" office:value-type="float" office:value="0.1245613" calcext:value-type="float">
            <text:p>0.1245613</text:p>
          </table:table-cell>
          <table:table-cell table:style-name="ce625" office:value-type="float" office:value="11.8361543" calcext:value-type="float">
            <text:p>11.8361543</text:p>
          </table:table-cell>
          <table:table-cell table:style-name="ce624"/>
          <table:table-cell table:style-name="ce615" table:formula="of:=IF([.AW39]&lt;&gt;&quot;&quot;;[.AW39];[.AY38])" office:value-type="float" office:value="11.8361543" calcext:value-type="float">
            <text:p>11.8361543</text:p>
          </table:table-cell>
          <table:table-cell table:style-name="ce615" table:formula="of:=IF([.AX39]&lt;&gt;&quot;&quot;;[.AX39];[.AZ38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39]&lt;&gt;&quot;&quot;;[.BC38]-[.BB39];[.BC38])-[.K39]*[.H39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40]-[.AV40])*100000000" office:value-type="float" office:value="-16.9999999993786" calcext:value-type="float">
            <text:p>-16.9999999994</text:p>
          </table:table-cell>
          <table:table-cell table:style-name="ce166"/>
          <table:table-cell table:style-name="ce178" table:formula="of:=IF([.AL40]&lt;&gt;0;[.C39]+[.K40]+[.B40]+[.AO40];[.C39]+[.K40]+[.B40])" office:value-type="float" office:value="0.12456113" calcext:value-type="float">
            <text:p>.125</text:p>
          </table:table-cell>
          <table:table-cell table:style-name="ce188" table:formula="of:=[.D39]+[.AH40]+[.BB40]+[.AM40]-[.AP40]" office:value-type="float" office:value="11.6824943" calcext:value-type="float">
            <text:p>11.7</text:p>
          </table:table-cell>
          <table:table-cell table:style-name="ce197" table:formula="of:=IF([.H40]=0;[.E39];[.D40]+[.C40]*[.H40]+[.BC40]+[.AG40]-[.AH40])" office:value-type="float" office:value="134.37520735" calcext:value-type="float">
            <text:p>134</text:p>
          </table:table-cell>
          <table:table-cell table:style-name="ce232" table:formula="of:=100*IF([.L40]=0;0;[.E40]/[.E39]-1)" office:value-type="float" office:value="32.3630665015872" calcext:value-type="float">
            <text:p>+32.4</text:p>
          </table:table-cell>
          <table:table-cell table:style-name="ce160"/>
          <table:table-cell table:style-name="ce285" office:value-type="float" office:value="985" calcext:value-type="float">
            <text:p>985</text:p>
          </table:table-cell>
          <table:table-cell table:style-name="ce290" office:value-type="float" office:value="1015" calcext:value-type="float">
            <text:p>1015</text:p>
          </table:table-cell>
          <table:table-cell table:style-name="ce303" office:value-type="float" office:value="-0.13" calcext:value-type="float">
            <text:p>-0.13</text:p>
          </table:table-cell>
          <table:table-cell table:style-name="ce162"/>
          <table:table-cell table:style-name="ce315" office:value-type="time" office:time-value="PT23H47M00S" calcext:value-type="time">
            <text:p>23:47</text:p>
          </table:table-cell>
          <table:table-cell table:style-name="ce320" office:value-type="date" office:date-value="2013-12-10" calcext:value-type="date">
            <text:p>12/10</text:p>
          </table:table-cell>
          <table:table-cell table:style-name="ce160"/>
          <table:table-cell table:style-name="ce308" table:formula="of:=[.O39]+[.J40]" office:value-type="float" office:value="-0.13" calcext:value-type="float">
            <text:p>-0.1</text:p>
          </table:table-cell>
          <table:table-cell table:style-name="ce329" table:formula="of:=1+[.O40]/([.C40]+[.$C$4])" office:value-type="float" office:value="0.298206404514368" calcext:value-type="float">
            <text:p>0.3</text:p>
          </table:table-cell>
          <table:table-cell table:style-name="ce333" table:formula="of:=-[.O40]-[.C40]" office:value-type="float" office:value="0.00543886999999996" calcext:value-type="float">
            <text:p>.005</text:p>
          </table:table-cell>
          <table:table-cell table:style-name="ce160"/>
          <table:table-cell table:style-name="ce343" table:formula="of:=-[.J40]+[.S39]" office:value-type="float" office:value="0.13" calcext:value-type="float">
            <text:p>0.13</text:p>
          </table:table-cell>
          <table:table-cell table:style-name="ce351"/>
          <table:table-cell table:style-name="ce358"/>
          <table:table-cell table:style-name="ce361" table:formula="of:=[.E40]/(ABS([.O40])*[.H40]*[.$V$6])" office:value-type="float" office:value="10.4939638695822" calcext:value-type="float">
            <text:p>10.5</text:p>
          </table:table-cell>
          <table:table-cell table:style-name="ce365" table:formula="of:=[.O40]*[.H40]/[.E40]" office:value-type="float" office:value="-0.952928762122576" calcext:value-type="float">
            <text:p>-1.0</text:p>
          </table:table-cell>
          <table:table-cell table:style-name="ce329" table:formula="of:=([.E40]*[.$W$6]-ABS([.S40])*[.H40])/[.H40]" office:value-type="float" office:value="0.211053825761421" calcext:value-type="float">
            <text:p>0.2</text:p>
          </table:table-cell>
          <table:table-cell table:style-name="ce160"/>
          <table:table-cell table:style-name="ce285" table:formula="of:=[.H40]*(-[.$AA$6]*0.01+[.P40])/[.P40]" office:value-type="float" office:value="918.938373885425" calcext:value-type="float">
            <text:p>919</text:p>
          </table:table-cell>
          <table:table-cell table:style-name="ce497" table:formula="of:=-SIGN([.P39])*([.I40]-[.H40])*[.J40]/([.C40]*[.I40])*100" office:value-type="float" office:value="3.08472196103207" calcext:value-type="float">
            <text:p>+3.1</text:p>
          </table:table-cell>
          <table:table-cell table:style-name="ce302"/>
          <table:table-cell table:style-name="ce513"/>
          <table:table-cell table:style-name="ce160"/>
          <table:table-cell table:style-name="ce522" table:formula="of:=IFERROR(IF(SIGN([.O40])+SIGN([.O39])=0;[.H40];([.H40]*[.J40]+[.AE39]*[.O39])/[.O40]);0)" office:value-type="float" office:value="985" calcext:value-type="float">
            <text:p>985</text:p>
          </table:table-cell>
          <table:table-cell table:style-name="ce529" table:formula="of:=IF([.H40]=0;0;-([.H39]-[.H40])*[.O39])" office:value-type="float" office:value="0" calcext:value-type="float">
            <text:p/>
          </table:table-cell>
          <table:table-cell table:style-name="ce534" table:formula="of:=[.AF40]+[.AG39]-[.AH39]" office:value-type="float" office:value="0" calcext:value-type="float">
            <text:p/>
          </table:table-cell>
          <table:table-cell table:style-name="ce541" table:formula="of:=IF(OR([.O40]=0;SIGN([.O40])+SIGN([.O39])=0);(-[.H40]+[.AE39])*-[.O39];0)" office:value-type="float" office:value="0" calcext:value-type="float">
            <text:p/>
          </table:table-cell>
          <table:table-cell table:style-name="ce550" table:formula="of:=[.AG40]/([.E40]-[.AG40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40]*0.01*ABS([.J40]+[.K40])*[.H40]" office:value-type="float" office:value="-0.15366" calcext:value-type="float">
            <text:p>-.15</text:p>
          </table:table-cell>
          <table:table-cell table:style-name="ce578"/>
          <table:table-cell table:style-name="ce587" table:formula="of:=ROUND([.AP40]/[.AL40]-(([.AK40]*0.01*ABS([.J40]+[.K40])*0.001)+ABS([.AH40])/[.AL40]*0.001);8)" office:value-type="string" office:string-value="#DIV/0!" calcext:value-type="error">
            <text:p>#DIV/0!</text:p>
          </table:table-cell>
          <table:table-cell table:style-name="ce597" table:formula="of:=IF([.AM40]+[.D39]+[.AH40]&gt;0;[.AM40];[.AM40]+[.D39]+[.AH40])*SIGN([.AL40])" office:value-type="float" office:value="-0" calcext:value-type="float">
            <text:p>0.0</text:p>
          </table:table-cell>
          <table:table-cell table:style-name="ce160"/>
          <table:table-cell table:style-name="ce603" table:formula="of:=IFERROR([.AO40]+[.AT40];&quot;&quot;)">
            <text:p/>
          </table:table-cell>
          <table:table-cell table:style-name="ce157" table:formula="of:=([.AY40]-[.D40])*SIGN([.L40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40]&lt;&gt;0;[.AU40];[.AV39])" office:value-type="float" office:value="0.1245613" calcext:value-type="float">
            <text:p>0.1245613</text:p>
          </table:table-cell>
          <table:table-cell table:style-name="ce620" office:value-type="float" office:value="11.6824943" calcext:value-type="float">
            <text:p>11.6824943</text:p>
          </table:table-cell>
          <table:table-cell table:style-name="ce624"/>
          <table:table-cell table:style-name="ce615" table:formula="of:=IF([.AW40]&lt;&gt;&quot;&quot;;[.AW40];[.AY39])" office:value-type="float" office:value="11.6824943" calcext:value-type="float">
            <text:p>11.6824943</text:p>
          </table:table-cell>
          <table:table-cell table:style-name="ce615" table:formula="of:=IF([.AX40]&lt;&gt;&quot;&quot;;[.AX40];[.AZ39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40]&lt;&gt;&quot;&quot;;[.BC39]-[.BB40];[.BC39])-[.K40]*[.H40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41]-[.AV41])*100000000" office:value-type="float" office:value="-16.9999999993786" calcext:value-type="float">
            <text:p>-16.9999999994</text:p>
          </table:table-cell>
          <table:table-cell table:style-name="ce166"/>
          <table:table-cell table:style-name="ce178" table:formula="of:=IF([.AL41]&lt;&gt;0;[.C40]+[.K41]+[.B41]+[.AO41];[.C40]+[.K41]+[.B41])" office:value-type="float" office:value="0.12456113" calcext:value-type="float">
            <text:p>.125</text:p>
          </table:table-cell>
          <table:table-cell table:style-name="ce188" table:formula="of:=[.D40]+[.AH41]+[.BB41]+[.AM41]-[.AP41]" office:value-type="float" office:value="11.6293943" calcext:value-type="float">
            <text:p>11.6</text:p>
          </table:table-cell>
          <table:table-cell table:style-name="ce197" table:formula="of:=IF([.H41]=0;&quot;&quot;;[.D41]+[.C41]*[.H41]+[.BC41]+[.AG41]-[.AH41])" office:value-type="float" office:value="134.86599435" calcext:value-type="float">
            <text:p>135</text:p>
          </table:table-cell>
          <table:table-cell table:style-name="ce233" table:formula="of:=100*IF([.L41]=0;0;[.E41]/[.E40]-1)" office:value-type="float" office:value="0.365236273624236" calcext:value-type="float">
            <text:p>+0.4</text:p>
          </table:table-cell>
          <table:table-cell table:style-name="ce160"/>
          <table:table-cell table:style-name="ce285" office:value-type="float" office:value="885" calcext:value-type="float">
            <text:p>885</text:p>
          </table:table-cell>
          <table:table-cell table:style-name="ce290" office:value-type="float" office:value="835" calcext:value-type="float">
            <text:p>835</text:p>
          </table:table-cell>
          <table:table-cell table:style-name="ce303" office:value-type="float" office:value="0.05" calcext:value-type="float">
            <text:p>0.05</text:p>
          </table:table-cell>
          <table:table-cell table:style-name="ce162"/>
          <table:table-cell table:style-name="ce315" office:value-type="time" office:time-value="PT05H22M00S" calcext:value-type="time">
            <text:p>05:22</text:p>
          </table:table-cell>
          <table:table-cell table:style-name="ce320" office:value-type="date" office:date-value="2013-12-13" calcext:value-type="date">
            <text:p>12/13</text:p>
          </table:table-cell>
          <table:table-cell table:style-name="ce160"/>
          <table:table-cell table:style-name="ce168" table:formula="of:=[.O40]+[.J41]" office:value-type="float" office:value="-0.08" calcext:value-type="float">
            <text:p>-0.08</text:p>
          </table:table-cell>
          <table:table-cell table:style-name="ce329" table:formula="of:=1+[.O41]/([.C41]+[.$C$4])" office:value-type="float" office:value="0.568127018162688" calcext:value-type="float">
            <text:p>0.6</text:p>
          </table:table-cell>
          <table:table-cell table:style-name="ce333" table:formula="of:=-[.O41]-[.C41]" office:value-type="float" office:value="-0.04456113" calcext:value-type="float">
            <text:p>-.045</text:p>
          </table:table-cell>
          <table:table-cell table:style-name="ce160"/>
          <table:table-cell table:style-name="ce343" table:formula="of:=-[.J41]+[.S40]" office:value-type="float" office:value="0.08" calcext:value-type="float">
            <text:p>0.08</text:p>
          </table:table-cell>
          <table:table-cell table:style-name="ce351"/>
          <table:table-cell table:style-name="ce358"/>
          <table:table-cell table:style-name="ce361" table:formula="of:=[.E41]/(ABS([.O41])*[.H41]*[.$V$6])" office:value-type="float" office:value="19.0488692584746" calcext:value-type="float">
            <text:p>19.0</text:p>
          </table:table-cell>
          <table:table-cell table:style-name="ce365" table:formula="of:=[.O41]*[.H41]/[.E41]" office:value-type="float" office:value="-0.524965543324895" calcext:value-type="float">
            <text:p>-0.5</text:p>
          </table:table-cell>
          <table:table-cell table:style-name="ce329" table:formula="of:=([.E41]*[.$W$6]-ABS([.S41])*[.H41])/[.H41]" office:value-type="float" office:value="0.300977385169491" calcext:value-type="float">
            <text:p>0.3</text:p>
          </table:table-cell>
          <table:table-cell table:style-name="ce160"/>
          <table:table-cell table:style-name="ce492" table:formula="of:=[.H41]*(-[.$AA$6]*0.01+[.P41])*[.I41]/([.P41]*[.H41])" office:value-type="float" office:value="805.605164925957" calcext:value-type="float">
            <text:p>806</text:p>
          </table:table-cell>
          <table:table-cell table:style-name="ce498" table:formula="of:=([.H41]-[.I41])*[.Q41]/[.E41]*100*SIGN([.I41])" office:value-type="float" office:value="-1.6520521060467" calcext:value-type="float">
            <text:p>-1.7</text:p>
          </table:table-cell>
          <table:table-cell table:style-name="ce506" table:formula="of:=[.E41]*[.$AA$6]*0.01/([.H41]-[.I41])" office:value-type="float" office:value="0.05394639774" calcext:value-type="float">
            <text:p>.054</text:p>
          </table:table-cell>
          <table:table-cell table:style-name="ce514" table:formula="of:=([.AE41]-[.H41])*[.$AC$6]*0.01+[.H41]" office:value-type="float" office:value="901.25" calcext:value-type="float">
            <text:p>901</text:p>
          </table:table-cell>
          <table:table-cell table:style-name="ce160"/>
          <table:table-cell table:style-name="ce522" table:formula="of:=IFERROR(IF(SIGN([.O41])+SIGN([.O40])=0;[.H41];([.H41]*[.J41]+[.AE40]*[.O40])/[.O41]);0)" office:value-type="float" office:value="1047.5" calcext:value-type="float">
            <text:p>1048</text:p>
          </table:table-cell>
          <table:table-cell table:style-name="ce529" table:formula="of:=IF([.H41]=0;0;-([.H40]-[.H41])*[.O40])" office:value-type="float" office:value="13" calcext:value-type="float">
            <text:p>13.0</text:p>
          </table:table-cell>
          <table:table-cell table:style-name="ce534" table:formula="of:=[.AF41]+[.AG40]-[.AH40]" office:value-type="float" office:value="13" calcext:value-type="float">
            <text:p>13.0</text:p>
          </table:table-cell>
          <table:table-cell table:style-name="ce541" table:formula="of:=IF(OR([.O41]=0;SIGN([.O41])+SIGN([.O40])=0);(-[.H41]+[.AE40])*-[.O40];0)" office:value-type="float" office:value="0" calcext:value-type="float">
            <text:p/>
          </table:table-cell>
          <table:table-cell table:style-name="ce550" table:formula="of:=[.AG41]/([.E41]-[.AG41])" office:value-type="float" office:value="0.106674549117155" calcext:value-type="float">
            <text:p>.11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41]*0.01*ABS([.J41]+[.K41])*[.H41]" office:value-type="float" office:value="-0.0531" calcext:value-type="float">
            <text:p>-.05</text:p>
          </table:table-cell>
          <table:table-cell table:style-name="ce578"/>
          <table:table-cell table:style-name="ce587" table:formula="of:=ROUND([.AP41]/[.AL41]-(([.AK41]*0.01*ABS([.J41]+[.K41])*0.001)+ABS([.AH41])/[.AL41]*0.001);8)" office:value-type="string" office:string-value="#DIV/0!" calcext:value-type="error">
            <text:p>#DIV/0!</text:p>
          </table:table-cell>
          <table:table-cell table:style-name="ce597" table:formula="of:=IF([.AM41]+[.D40]+[.AH41]&gt;0;[.AM41];[.AM41]+[.D40]+[.AH41])*SIGN([.AL41])" office:value-type="float" office:value="-0" calcext:value-type="float">
            <text:p>0.0</text:p>
          </table:table-cell>
          <table:table-cell table:style-name="ce160"/>
          <table:table-cell table:style-name="ce603" table:formula="of:=IFERROR([.AO41]+[.AT41];&quot;&quot;)">
            <text:p/>
          </table:table-cell>
          <table:table-cell table:style-name="ce157" table:formula="of:=([.AY41]-[.D41])*SIGN([.L41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41]&lt;&gt;0;[.AU41];[.AV40])" office:value-type="float" office:value="0.1245613" calcext:value-type="float">
            <text:p>0.1245613</text:p>
          </table:table-cell>
          <table:table-cell table:style-name="ce620" office:value-type="float" office:value="11.6293943" calcext:value-type="float">
            <text:p>11.6293943</text:p>
          </table:table-cell>
          <table:table-cell table:style-name="ce624"/>
          <table:table-cell table:style-name="ce615" table:formula="of:=IF([.AW41]&lt;&gt;&quot;&quot;;[.AW41];[.AY40])" office:value-type="float" office:value="11.6293943" calcext:value-type="float">
            <text:p>11.6293943</text:p>
          </table:table-cell>
          <table:table-cell table:style-name="ce615" table:formula="of:=IF([.AX41]&lt;&gt;&quot;&quot;;[.AX41];[.AZ40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41]&lt;&gt;&quot;&quot;;[.BC40]-[.BB41];[.BC40])-[.K41]*[.H41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42]-[.AV42])*100000000" office:value-type="float" office:value="-16.9999999993786" calcext:value-type="float">
            <text:p>-16.9999999994</text:p>
          </table:table-cell>
          <table:table-cell table:style-name="ce166"/>
          <table:table-cell table:style-name="ce178" table:formula="of:=IF([.AL42]&lt;&gt;0;[.C41]+[.K42]+[.B42]+[.AO42];[.C41]+[.K42]+[.B42])" office:value-type="float" office:value="0.12456113" calcext:value-type="float">
            <text:p>.125</text:p>
          </table:table-cell>
          <table:table-cell table:style-name="ce188" table:formula="of:=[.D41]+[.AH42]+[.BB42]+[.AM42]-[.AP42]" office:value-type="float" office:value="24.5444343" calcext:value-type="float">
            <text:p>24.5</text:p>
          </table:table-cell>
          <table:table-cell table:style-name="ce197" table:formula="of:=IF([.H42]=0;&quot;&quot;;[.D42]+[.C42]*[.H42]+[.BC42]+[.AG42]-[.AH42])" office:value-type="float" office:value="134.78103435" calcext:value-type="float">
            <text:p>135</text:p>
          </table:table-cell>
          <table:table-cell table:style-name="ce234" table:formula="of:=100*IF([.L42]=0;0;[.E42]/[.E41]-1)" office:value-type="float" office:value="-0.0629958651989893" calcext:value-type="float">
            <text:p>-0.1</text:p>
          </table:table-cell>
          <table:table-cell table:style-name="ce160"/>
          <table:table-cell table:style-name="ce286" office:value-type="float" office:value="885" calcext:value-type="float">
            <text:p>885</text:p>
          </table:table-cell>
          <table:table-cell table:style-name="ce290" office:value-type="float" office:value="855" calcext:value-type="float">
            <text:p>855</text:p>
          </table:table-cell>
          <table:table-cell table:style-name="ce303" office:value-type="float" office:value="0.08" calcext:value-type="float">
            <text:p>0.08</text:p>
          </table:table-cell>
          <table:table-cell table:style-name="ce162"/>
          <table:table-cell table:style-name="ce315" office:value-type="time" office:time-value="PT15H15M00S" calcext:value-type="time">
            <text:p>15:15</text:p>
          </table:table-cell>
          <table:table-cell table:style-name="ce320" office:value-type="date" office:date-value="2013-12-13" calcext:value-type="date">
            <text:p>12/13</text:p>
          </table:table-cell>
          <table:table-cell table:style-name="ce160"/>
          <table:table-cell table:style-name="ce168" table:formula="of:=[.O41]+[.J42]" office:value-type="float" office:value="0" calcext:value-type="float">
            <text:p>0.00</text:p>
          </table:table-cell>
          <table:table-cell table:style-name="ce329" table:formula="of:=1+[.O42]/([.C42]+[.$C$4])" office:value-type="float" office:value="1" calcext:value-type="float">
            <text:p>1.0</text:p>
          </table:table-cell>
          <table:table-cell table:style-name="ce333" table:formula="of:=-[.O42]-[.C42]" office:value-type="float" office:value="-0.12456113" calcext:value-type="float">
            <text:p>-.125</text:p>
          </table:table-cell>
          <table:table-cell table:style-name="ce160"/>
          <table:table-cell table:style-name="ce343" table:formula="of:=-[.J42]+[.S41]" office:value-type="float" office:value="0" calcext:value-type="float">
            <text:p>0</text:p>
          </table:table-cell>
          <table:table-cell table:style-name="ce351"/>
          <table:table-cell table:style-name="ce358"/>
          <table:table-cell table:style-name="ce361" table:formula="of:=[.E42]/(ABS([.O42])*[.H42]*[.$V$6])" office:value-type="string" office:string-value="#DIV/0!" calcext:value-type="error">
            <text:p>#DIV/0!</text:p>
          </table:table-cell>
          <table:table-cell table:style-name="ce365" table:formula="of:=[.O42]*[.H42]/[.E42]" office:value-type="float" office:value="0" calcext:value-type="float">
            <text:p/>
          </table:table-cell>
          <table:table-cell table:style-name="ce329" table:formula="of:=([.E42]*[.$W$6]-ABS([.S42])*[.H42])/[.H42]" office:value-type="float" office:value="0.380737385169492" calcext:value-type="float">
            <text:p>0.4</text:p>
          </table:table-cell>
          <table:table-cell table:style-name="ce160"/>
          <table:table-cell table:style-name="ce492" table:formula="of:=[.H42]*(-[.$AA$6]*0.01+[.P42])*[.I42]/([.P42]*[.H42])" office:value-type="float" office:value="837.9" calcext:value-type="float">
            <text:p>838</text:p>
          </table:table-cell>
          <table:table-cell table:style-name="ce498" table:formula="of:=([.H42]-[.I42])*[.Q42]/[.E42]*100*SIGN([.I42])" office:value-type="float" office:value="-2.77252205254352" calcext:value-type="float">
            <text:p>-2.8</text:p>
          </table:table-cell>
          <table:table-cell table:style-name="ce506" table:formula="of:=[.E42]*[.$AA$6]*0.01/([.H42]-[.I42])" office:value-type="float" office:value="0.0898540229" calcext:value-type="float">
            <text:p>.090</text:p>
          </table:table-cell>
          <table:table-cell table:style-name="ce515" table:formula="of:=IF([.H42]=&quot;&quot;;&quot;&quot;;[.H42]-0.01*[.$AC$6]*[.AG42]/[.O42])" office:value-type="string" office:string-value="#DIV/0!" calcext:value-type="error">
            <text:p>#DIV/0!</text:p>
          </table:table-cell>
          <table:table-cell table:style-name="ce160"/>
          <table:table-cell table:style-name="ce522" table:formula="of:=IFERROR(IF(SIGN([.O42])+SIGN([.O41])=0;[.H42];([.H42]*[.J42]+[.AE41]*[.O41])/[.O42]);0)" office:value-type="float" office:value="0" calcext:value-type="float">
            <text:p/>
          </table:table-cell>
          <table:table-cell table:style-name="ce529" table:formula="of:=IF([.H42]=0;0;-([.H41]-[.H42])*[.O41])" office:value-type="float" office:value="0" calcext:value-type="float">
            <text:p/>
          </table:table-cell>
          <table:table-cell table:style-name="ce534" table:formula="of:=[.AF42]+[.AG41]-[.AH41]" office:value-type="float" office:value="13" calcext:value-type="float">
            <text:p>13.0</text:p>
          </table:table-cell>
          <table:table-cell table:style-name="ce541" table:formula="of:=IF(OR([.O42]=0;SIGN([.O42])+SIGN([.O41])=0);(-[.H42]+[.AE41])*-[.O41];0)" office:value-type="float" office:value="13" calcext:value-type="float">
            <text:p>13.0</text:p>
          </table:table-cell>
          <table:table-cell table:style-name="ce550" table:formula="of:=[.AG42]/([.E42]-[.AG42])" office:value-type="float" office:value="0.106748970144545" calcext:value-type="float">
            <text:p>.11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42]*0.01*ABS([.J42]+[.K42])*[.H42]" office:value-type="float" office:value="-0.08496" calcext:value-type="float">
            <text:p>-.08</text:p>
          </table:table-cell>
          <table:table-cell table:style-name="ce578"/>
          <table:table-cell table:style-name="ce587" table:formula="of:=ROUND([.AP42]/[.AL42]-(([.AK42]*0.01*ABS([.J42]+[.K42])*0.001)+ABS([.AH42])/[.AL42]*0.001);8)" office:value-type="string" office:string-value="#DIV/0!" calcext:value-type="error">
            <text:p>#DIV/0!</text:p>
          </table:table-cell>
          <table:table-cell table:style-name="ce597" table:formula="of:=IF([.AM42]+[.D41]+[.AH42]&gt;0;[.AM42];[.AM42]+[.D41]+[.AH42])*SIGN([.AL42])" office:value-type="float" office:value="-0" calcext:value-type="float">
            <text:p>0.0</text:p>
          </table:table-cell>
          <table:table-cell table:style-name="ce160"/>
          <table:table-cell table:style-name="ce603" table:formula="of:=IFERROR([.AO42]+[.AT42];&quot;&quot;)">
            <text:p/>
          </table:table-cell>
          <table:table-cell table:style-name="ce157" table:formula="of:=([.AY42]-[.D42])*SIGN([.L42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42]&lt;&gt;0;[.AU42];[.AV41])" office:value-type="float" office:value="0.1245613" calcext:value-type="float">
            <text:p>0.1245613</text:p>
          </table:table-cell>
          <table:table-cell table:style-name="ce620" office:value-type="float" office:value="24.5444343" calcext:value-type="float">
            <text:p>24.5444343</text:p>
          </table:table-cell>
          <table:table-cell table:style-name="ce624"/>
          <table:table-cell table:style-name="ce615" table:formula="of:=IF([.AW42]&lt;&gt;&quot;&quot;;[.AW42];[.AY41])" office:value-type="float" office:value="24.5444343" calcext:value-type="float">
            <text:p>24.5444343</text:p>
          </table:table-cell>
          <table:table-cell table:style-name="ce615" table:formula="of:=IF([.AX42]&lt;&gt;&quot;&quot;;[.AX42];[.AZ41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42]&lt;&gt;&quot;&quot;;[.BC41]-[.BB42];[.BC41])-[.K42]*[.H42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43]-[.AV43])*100000000" office:value-type="float" office:value="-16.9999999993786" calcext:value-type="float">
            <text:p>-16.9999999994</text:p>
          </table:table-cell>
          <table:table-cell table:style-name="ce166"/>
          <table:table-cell table:style-name="ce178" table:formula="of:=IF([.AL43]&lt;&gt;0;[.C42]+[.K43]+[.B43]+[.AO43];[.C42]+[.K43]+[.B43])" office:value-type="float" office:value="0.12456113" calcext:value-type="float">
            <text:p>.125</text:p>
          </table:table-cell>
          <table:table-cell table:style-name="ce188" table:formula="of:=[.D42]+[.AH43]+[.BB43]+[.AM43]-[.AP43]" office:value-type="float" office:value="24.4623543" calcext:value-type="float">
            <text:p>24.5</text:p>
          </table:table-cell>
          <table:table-cell table:style-name="ce197" table:formula="of:=IF([.H43]=0;&quot;&quot;;[.D43]+[.C43]*[.H43]+[.BC43]+[.AG43]-[.AH43])" office:value-type="float" office:value="130.96212045" calcext:value-type="float">
            <text:p>131</text:p>
          </table:table-cell>
          <table:table-cell table:style-name="ce235" table:formula="of:=100*IF([.L43]=0;0;[.E43]/[.E42]-1)" office:value-type="float" office:value="-2.83342082839566" calcext:value-type="float">
            <text:p>-2.8</text:p>
          </table:table-cell>
          <table:table-cell table:style-name="ce160"/>
          <table:table-cell table:style-name="ce285" office:value-type="float" office:value="855" calcext:value-type="float">
            <text:p>855</text:p>
          </table:table-cell>
          <table:table-cell table:style-name="ce290"/>
          <table:table-cell table:style-name="ce303" office:value-type="float" office:value="-0.08" calcext:value-type="float">
            <text:p>-0.08</text:p>
          </table:table-cell>
          <table:table-cell table:style-name="ce162"/>
          <table:table-cell table:style-name="ce315" office:value-type="time" office:time-value="PT19H57M00S" calcext:value-type="time">
            <text:p>19:57</text:p>
          </table:table-cell>
          <table:table-cell table:style-name="ce320" office:value-type="date" office:date-value="2013-12-13" calcext:value-type="date">
            <text:p>12/13</text:p>
          </table:table-cell>
          <table:table-cell table:style-name="ce160"/>
          <table:table-cell table:style-name="ce308" table:formula="of:=[.O42]+[.J43]" office:value-type="float" office:value="-0.08" calcext:value-type="float">
            <text:p>-0.1</text:p>
          </table:table-cell>
          <table:table-cell table:style-name="ce329" table:formula="of:=1+[.O43]/([.C43]+[.$C$4])" office:value-type="float" office:value="0.568127018162688" calcext:value-type="float">
            <text:p>0.6</text:p>
          </table:table-cell>
          <table:table-cell table:style-name="ce333" table:formula="of:=-[.O43]-[.C43]" office:value-type="float" office:value="-0.04456113" calcext:value-type="float">
            <text:p>-.045</text:p>
          </table:table-cell>
          <table:table-cell table:style-name="ce160"/>
          <table:table-cell table:style-name="ce343" table:formula="of:=-[.J43]+[.S42]" office:value-type="float" office:value="0.08" calcext:value-type="float">
            <text:p>0.08</text:p>
          </table:table-cell>
          <table:table-cell table:style-name="ce351"/>
          <table:table-cell table:style-name="ce358"/>
          <table:table-cell table:style-name="ce361" table:formula="of:=[.E43]/(ABS([.O43])*[.H43]*[.$V$6])" office:value-type="float" office:value="19.1465088377193" calcext:value-type="float">
            <text:p>19.1</text:p>
          </table:table-cell>
          <table:table-cell table:style-name="ce365" table:formula="of:=[.O43]*[.H43]/[.E43]" office:value-type="float" office:value="-0.522288427867312" calcext:value-type="float">
            <text:p>-0.5</text:p>
          </table:table-cell>
          <table:table-cell table:style-name="ce329" table:formula="of:=([.E43]*[.$W$6]-ABS([.S43])*[.H43])/[.H43]" office:value-type="float" office:value="0.302930176754386" calcext:value-type="float">
            <text:p>0.3</text:p>
          </table:table-cell>
          <table:table-cell table:style-name="ce160"/>
          <table:table-cell table:style-name="ce492" table:formula="of:=[.H43]*(-[.$AA$6]*0.01+[.P43])*[.I43]/([.P43]*[.H43])" office:value-type="float" office:value="0" calcext:value-type="float">
            <text:p>0</text:p>
          </table:table-cell>
          <table:table-cell table:style-name="ce498" table:formula="of:=([.H43]-[.I43])*[.Q43]/[.E43]*100*SIGN([.I43])" office:value-type="float" office:value="-0" calcext:value-type="float">
            <text:p>.0</text:p>
          </table:table-cell>
          <table:table-cell table:style-name="ce506" table:formula="of:=[.E43]*[.$AA$6]*0.01/([.H43]-[.I43])" office:value-type="float" office:value="0.00306344141403509" calcext:value-type="float">
            <text:p>.003</text:p>
          </table:table-cell>
          <table:table-cell table:style-name="ce515" table:formula="of:=IF([.H43]=&quot;&quot;;&quot;&quot;;[.H43]-0.01*[.$AC$6]*[.AG43]/[.O43])" office:value-type="float" office:value="855" calcext:value-type="float">
            <text:p>855</text:p>
          </table:table-cell>
          <table:table-cell table:style-name="ce160"/>
          <table:table-cell table:style-name="ce522" table:formula="of:=IFERROR(IF(SIGN([.O43])+SIGN([.O42])=0;[.H43];([.H43]*[.J43]+[.AE42]*[.O42])/[.O43]);0)" office:value-type="float" office:value="855" calcext:value-type="float">
            <text:p>855</text:p>
          </table:table-cell>
          <table:table-cell table:style-name="ce529" table:formula="of:=IF([.H43]=0;0;-([.H42]-[.H43])*[.O42])" office:value-type="float" office:value="-0" calcext:value-type="float">
            <text:p/>
          </table:table-cell>
          <table:table-cell table:style-name="ce534" table:formula="of:=[.AF43]+[.AG42]-[.AH42]" office:value-type="float" office:value="0" calcext:value-type="float">
            <text:p/>
          </table:table-cell>
          <table:table-cell table:style-name="ce541" table:formula="of:=IF(OR([.O43]=0;SIGN([.O43])+SIGN([.O42])=0);(-[.H43]+[.AE42])*-[.O42];0)" office:value-type="float" office:value="0" calcext:value-type="float">
            <text:p/>
          </table:table-cell>
          <table:table-cell table:style-name="ce550" table:formula="of:=[.AG43]/([.E43]-[.AG43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43]*0.01*ABS([.J43]+[.K43])*[.H43]" office:value-type="float" office:value="-0.08208" calcext:value-type="float">
            <text:p>-.08</text:p>
          </table:table-cell>
          <table:table-cell table:style-name="ce578"/>
          <table:table-cell table:style-name="ce587" table:formula="of:=ROUND([.AP43]/[.AL43]-(([.AK43]*0.01*ABS([.J43]+[.K43])*0.001)+ABS([.AH43])/[.AL43]*0.001);8)" office:value-type="string" office:string-value="#DIV/0!" calcext:value-type="error">
            <text:p>#DIV/0!</text:p>
          </table:table-cell>
          <table:table-cell table:style-name="ce597" table:formula="of:=IF([.AM43]+[.D42]+[.AH43]&gt;0;[.AM43];[.AM43]+[.D42]+[.AH43])*SIGN([.AL43])" office:value-type="float" office:value="-0" calcext:value-type="float">
            <text:p>0.0</text:p>
          </table:table-cell>
          <table:table-cell table:style-name="ce160"/>
          <table:table-cell table:style-name="ce604" table:formula="of:=IFERROR([.AO43]+[.AT43];&quot;&quot;)">
            <text:p/>
          </table:table-cell>
          <table:table-cell table:style-name="ce157" table:formula="of:=([.AY43]-[.D43])*SIGN([.L43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43]&lt;&gt;0;[.AU43];[.AV42])" office:value-type="float" office:value="0.1245613" calcext:value-type="float">
            <text:p>0.1245613</text:p>
          </table:table-cell>
          <table:table-cell table:style-name="ce620" office:value-type="float" office:value="24.4623543" calcext:value-type="float">
            <text:p>24.4623543</text:p>
          </table:table-cell>
          <table:table-cell table:style-name="ce624"/>
          <table:table-cell table:style-name="ce615" table:formula="of:=IF([.AW43]&lt;&gt;&quot;&quot;;[.AW43];[.AY42])" office:value-type="float" office:value="24.4623543" calcext:value-type="float">
            <text:p>24.4623543</text:p>
          </table:table-cell>
          <table:table-cell table:style-name="ce615" table:formula="of:=IF([.AX43]&lt;&gt;&quot;&quot;;[.AX43];[.AZ42])" office:value-type="float" office:value="0" calcext:value-type="float">
            <text:p>0</text:p>
          </table:table-cell>
          <table:table-cell/>
          <table:table-cell table:style-name="ce636"/>
          <table:table-cell table:style-name="ce642" table:formula="of:=IF([.BB43]&lt;&gt;&quot;&quot;;[.BC42]-[.BB43];[.BC42])-[.K43]*[.H43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44]-[.AV44])*100000000" office:value-type="float" office:value="-16.9999999993786" calcext:value-type="float">
            <text:p>-16.9999999994</text:p>
          </table:table-cell>
          <table:table-cell table:style-name="ce168"/>
          <table:table-cell table:style-name="ce178" table:formula="of:=IF([.AL44]&lt;&gt;0;[.C43]+[.K44]+[.B44]+[.AO44];[.C43]+[.K44]+[.B44])" office:value-type="float" office:value="0.12456113" calcext:value-type="float">
            <text:p>.125</text:p>
          </table:table-cell>
          <table:table-cell table:style-name="ce188" table:formula="of:=[.D43]+[.AH44]+[.BB44]+[.AM44]-[.AP44]" office:value-type="float" office:value="25.1812343" calcext:value-type="float">
            <text:p>25.2</text:p>
          </table:table-cell>
          <table:table-cell table:style-name="ce197" table:formula="of:=IF([.H44]=0;&quot;&quot;;[.D44]+[.C44]*[.H44]+[.BC44]+[.AG44]-[.AH44])" office:value-type="float" office:value="130.43538915" calcext:value-type="float">
            <text:p>130</text:p>
          </table:table-cell>
          <table:table-cell table:style-name="ce236" table:formula="of:=100*IF([.L44]=0;0;[.E44]/[.E43]-1)" office:value-type="float" office:value="-0.402201261089918" calcext:value-type="float">
            <text:p>-0.4</text:p>
          </table:table-cell>
          <table:table-cell table:style-name="ce160"/>
          <table:table-cell table:style-name="ce285" office:value-type="float" office:value="845" calcext:value-type="float">
            <text:p>845</text:p>
          </table:table-cell>
          <table:table-cell table:style-name="ce290" office:value-type="float" office:value="835" calcext:value-type="float">
            <text:p>835</text:p>
          </table:table-cell>
          <table:table-cell table:style-name="ce303" office:value-type="float" office:value="0.08" calcext:value-type="float">
            <text:p>0.08</text:p>
          </table:table-cell>
          <table:table-cell table:style-name="ce162"/>
          <table:table-cell table:style-name="ce315" office:value-type="time" office:time-value="PT17H50M00S" calcext:value-type="time">
            <text:p>17:50</text:p>
          </table:table-cell>
          <table:table-cell table:style-name="ce320" office:value-type="date" office:date-value="2013-12-14" calcext:value-type="date">
            <text:p>12/14</text:p>
          </table:table-cell>
          <table:table-cell table:style-name="ce160"/>
          <table:table-cell table:style-name="ce308" table:formula="of:=[.O43]+[.J44]" office:value-type="float" office:value="0" calcext:value-type="float">
            <text:p>0.0</text:p>
          </table:table-cell>
          <table:table-cell table:style-name="ce329" table:formula="of:=1+[.O44]/([.C44]+[.$C$4])" office:value-type="float" office:value="1" calcext:value-type="float">
            <text:p>1.0</text:p>
          </table:table-cell>
          <table:table-cell table:style-name="ce333" table:formula="of:=-[.O44]-[.C44]" office:value-type="float" office:value="-0.12456113" calcext:value-type="float">
            <text:p>-.125</text:p>
          </table:table-cell>
          <table:table-cell table:style-name="ce160"/>
          <table:table-cell table:style-name="ce343" table:formula="of:=-[.J44]+[.S43]" office:value-type="float" office:value="0" calcext:value-type="float">
            <text:p>0</text:p>
          </table:table-cell>
          <table:table-cell table:style-name="ce351"/>
          <table:table-cell table:style-name="ce358"/>
          <table:table-cell table:style-name="ce361" table:formula="of:=[.E44]/(ABS([.O44])*[.H44]*[.$V$6])" office:value-type="string" office:string-value="#DIV/0!" calcext:value-type="error">
            <text:p>#DIV/0!</text:p>
          </table:table-cell>
          <table:table-cell table:style-name="ce365" table:formula="of:=[.O44]*[.H44]/[.E44]" office:value-type="float" office:value="0" calcext:value-type="float">
            <text:p/>
          </table:table-cell>
          <table:table-cell table:style-name="ce329" table:formula="of:=([.E44]*[.$W$6]-ABS([.S44])*[.H44])/[.H44]" office:value-type="float" office:value="0.385903518195266" calcext:value-type="float">
            <text:p>0.4</text:p>
          </table:table-cell>
          <table:table-cell table:style-name="ce160"/>
          <table:table-cell table:style-name="ce492" table:formula="of:=[.H44]*(-[.$AA$6]*0.01+[.P44])*[.I44]/([.P44]*[.H44])" office:value-type="float" office:value="818.3" calcext:value-type="float">
            <text:p>818</text:p>
          </table:table-cell>
          <table:table-cell table:style-name="ce498" table:formula="of:=([.H44]-[.I44])*[.Q44]/[.E44]*100*SIGN([.I44])" office:value-type="float" office:value="-0.954964222606453" calcext:value-type="float">
            <text:p>-1.0</text:p>
          </table:table-cell>
          <table:table-cell table:style-name="ce506" table:formula="of:=[.E44]*[.$AA$6]*0.01/([.H44]-[.I44])" office:value-type="float" office:value="0.2608707783" calcext:value-type="float">
            <text:p>.261</text:p>
          </table:table-cell>
          <table:table-cell table:style-name="ce515" table:formula="of:=IF([.H44]=&quot;&quot;;&quot;&quot;;[.H44]-0.01*[.$AC$6]*[.AG44]/[.O44])" office:value-type="string" office:string-value="#DIV/0!" calcext:value-type="error">
            <text:p>#DIV/0!</text:p>
          </table:table-cell>
          <table:table-cell table:style-name="ce160"/>
          <table:table-cell table:style-name="ce522" table:formula="of:=IFERROR(IF(SIGN([.O44])+SIGN([.O43])=0;[.H44];([.H44]*[.J44]+[.AE43]*[.O43])/[.O44]);0)" office:value-type="float" office:value="0" calcext:value-type="float">
            <text:p/>
          </table:table-cell>
          <table:table-cell table:style-name="ce529" table:formula="of:=IF([.H44]=0;0;-([.H43]-[.H44])*[.O43])" office:value-type="float" office:value="0.8" calcext:value-type="float">
            <text:p>0.8</text:p>
          </table:table-cell>
          <table:table-cell table:style-name="ce534" table:formula="of:=[.AF44]+[.AG43]-[.AH43]" office:value-type="float" office:value="0.8" calcext:value-type="float">
            <text:p>0.8</text:p>
          </table:table-cell>
          <table:table-cell table:style-name="ce541" table:formula="of:=IF(OR([.O44]=0;SIGN([.O44])+SIGN([.O43])=0);(-[.H44]+[.AE43])*-[.O43];0)" office:value-type="float" office:value="0.8" calcext:value-type="float">
            <text:p>0.8</text:p>
          </table:table-cell>
          <table:table-cell table:style-name="ce550" table:formula="of:=[.AG44]/([.E44]-[.AG44])" office:value-type="float" office:value="0.00617115438342478" calcext:value-type="float">
            <text:p>.01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44]*0.01*ABS([.J44]+[.K44])*[.H44]" office:value-type="float" office:value="-0.08112" calcext:value-type="float">
            <text:p>-.08</text:p>
          </table:table-cell>
          <table:table-cell table:style-name="ce578"/>
          <table:table-cell table:style-name="ce587" table:formula="of:=ROUND([.AP44]/[.AL44]-(([.AK44]*0.01*ABS([.J44]+[.K44])*0.001)+ABS([.AH44])/[.AL44]*0.001);8)" office:value-type="string" office:string-value="#DIV/0!" calcext:value-type="error">
            <text:p>#DIV/0!</text:p>
          </table:table-cell>
          <table:table-cell table:style-name="ce597" table:formula="of:=IF([.AM44]+[.D43]+[.AH44]&gt;0;[.AM44];[.AM44]+[.D43]+[.AH44])*SIGN([.AL44])" office:value-type="float" office:value="-0" calcext:value-type="float">
            <text:p>0.0</text:p>
          </table:table-cell>
          <table:table-cell table:style-name="ce160"/>
          <table:table-cell table:style-name="ce604" table:formula="of:=IFERROR([.AO44]+[.AT44];&quot;&quot;)">
            <text:p/>
          </table:table-cell>
          <table:table-cell table:style-name="ce157" table:formula="of:=([.AY44]-[.D44])*SIGN([.L44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44]&lt;&gt;0;[.AU44];[.AV43])" office:value-type="float" office:value="0.1245613" calcext:value-type="float">
            <text:p>0.1245613</text:p>
          </table:table-cell>
          <table:table-cell table:style-name="ce620" office:value-type="float" office:value="25.1812343" calcext:value-type="float">
            <text:p>25.1812343</text:p>
          </table:table-cell>
          <table:table-cell table:style-name="ce624"/>
          <table:table-cell table:style-name="ce615" table:formula="of:=IF([.AW44]&lt;&gt;&quot;&quot;;[.AW44];[.AY43])" office:value-type="float" office:value="25.1812343" calcext:value-type="float">
            <text:p>25.1812343</text:p>
          </table:table-cell>
          <table:table-cell table:style-name="ce615" table:formula="of:=IF([.AX44]&lt;&gt;&quot;&quot;;[.AX44];[.AZ43])" office:value-type="float" office:value="0" calcext:value-type="float">
            <text:p>0</text:p>
          </table:table-cell>
          <table:table-cell/>
          <table:table-cell table:style-name="ce636"/>
          <table:table-cell table:style-name="ce642" table:formula="of:=IF([.BB44]&lt;&gt;&quot;&quot;;[.BC43]-[.BB44];[.BC43])-[.K44]*[.H44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45]-[.AV45])*100000000" office:value-type="float" office:value="-16.9999999993786" calcext:value-type="float">
            <text:p>-16.9999999994</text:p>
          </table:table-cell>
          <table:table-cell table:style-name="ce168"/>
          <table:table-cell table:style-name="ce178" table:formula="of:=IF([.AL45]&lt;&gt;0;[.C44]+[.K45]+[.B45]+[.AO45];[.C44]+[.K45]+[.B45])" office:value-type="float" office:value="0.12456113" calcext:value-type="float">
            <text:p>.125</text:p>
          </table:table-cell>
          <table:table-cell table:style-name="ce188" table:formula="of:=[.D44]+[.AH45]+[.BB45]+[.AM45]-[.AP45]" office:value-type="float" office:value="25.03715155" calcext:value-type="float">
            <text:p>25.0</text:p>
          </table:table-cell>
          <table:table-cell table:style-name="ce197" table:formula="of:=IF([.H45]=0;&quot;&quot;;[.D45]+[.C45]*[.H45]+[.BC45]+[.AG45]-[.AH45])" office:value-type="float" office:value="127.5920667129" calcext:value-type="float">
            <text:p>128</text:p>
          </table:table-cell>
          <table:table-cell table:style-name="ce237" table:formula="of:=100*IF([.L45]=0;0;[.E45]/[.E44]-1)" office:value-type="float" office:value="-2.17987039838564" calcext:value-type="float">
            <text:p>-2.2</text:p>
          </table:table-cell>
          <table:table-cell table:style-name="ce160"/>
          <table:table-cell table:style-name="ce285" office:value-type="float" office:value="823.33" calcext:value-type="float">
            <text:p>823</text:p>
          </table:table-cell>
          <table:table-cell table:style-name="ce290"/>
          <table:table-cell table:style-name="ce303" office:value-type="float" office:value="-0.05" calcext:value-type="float">
            <text:p>-0.05</text:p>
          </table:table-cell>
          <table:table-cell table:style-name="ce162"/>
          <table:table-cell table:style-name="ce315" office:value-type="time" office:time-value="PT07H03M00S" calcext:value-type="time">
            <text:p>07:03</text:p>
          </table:table-cell>
          <table:table-cell table:style-name="ce320" office:value-type="date" office:date-value="2013-12-15" calcext:value-type="date">
            <text:p>12/15</text:p>
          </table:table-cell>
          <table:table-cell table:style-name="ce160"/>
          <table:table-cell table:style-name="ce308" table:formula="of:=[.O44]+[.J45]" office:value-type="float" office:value="-0.05" calcext:value-type="float">
            <text:p>-0.1</text:p>
          </table:table-cell>
          <table:table-cell table:style-name="ce329" table:formula="of:=1+[.O45]/([.C45]+[.$C$4])" office:value-type="float" office:value="0.73007938635168" calcext:value-type="float">
            <text:p>0.7</text:p>
          </table:table-cell>
          <table:table-cell table:style-name="ce333" table:formula="of:=-[.O45]-[.C45]" office:value-type="float" office:value="-0.07456113" calcext:value-type="float">
            <text:p>-.075</text:p>
          </table:table-cell>
          <table:table-cell table:style-name="ce160"/>
          <table:table-cell table:style-name="ce343" table:formula="of:=-[.J45]+[.S44]" office:value-type="float" office:value="0.05" calcext:value-type="float">
            <text:p>0.05</text:p>
          </table:table-cell>
          <table:table-cell table:style-name="ce351"/>
          <table:table-cell table:style-name="ce358"/>
          <table:table-cell table:style-name="ce361" table:formula="of:=[.E45]/(ABS([.O45])*[.H45]*[.$V$6])" office:value-type="float" office:value="30.9941497851165" calcext:value-type="float">
            <text:p>31.0</text:p>
          </table:table-cell>
          <table:table-cell table:style-name="ce365" table:formula="of:=[.O45]*[.H45]/[.E45]" office:value-type="float" office:value="-0.322641532977363" calcext:value-type="float">
            <text:p>-0.3</text:p>
          </table:table-cell>
          <table:table-cell table:style-name="ce329" table:formula="of:=([.E45]*[.$W$6]-ABS([.S45])*[.H45])/[.H45]" office:value-type="float" office:value="0.337426872313957" calcext:value-type="float">
            <text:p>0.3</text:p>
          </table:table-cell>
          <table:table-cell table:style-name="ce160"/>
          <table:table-cell table:style-name="ce492" table:formula="of:=[.H45]*(-[.$AA$6]*0.01+[.P45])*[.I45]/([.P45]*[.H45])" office:value-type="float" office:value="0" calcext:value-type="float">
            <text:p>0</text:p>
          </table:table-cell>
          <table:table-cell table:style-name="ce498" table:formula="of:=([.H45]-[.I45])*[.Q45]/[.E45]*100" office:value-type="float" office:value="-48.1130345674489" calcext:value-type="float">
            <text:p>-48.1</text:p>
          </table:table-cell>
          <table:table-cell table:style-name="ce506" table:formula="of:=[.E45]*[.$AA$6]*0.01/([.H45]-[.I45])" office:value-type="float" office:value="0.00309941497851165" calcext:value-type="float">
            <text:p>.003</text:p>
          </table:table-cell>
          <table:table-cell table:style-name="ce515" table:formula="of:=IF([.H45]=&quot;&quot;;&quot;&quot;;[.H45]-0.01*[.$AC$6]*[.AG45]/[.O45])" office:value-type="float" office:value="823.33" calcext:value-type="float">
            <text:p>823</text:p>
          </table:table-cell>
          <table:table-cell table:style-name="ce160"/>
          <table:table-cell table:style-name="ce522" table:formula="of:=IFERROR(IF(SIGN([.O45])+SIGN([.O44])=0;[.H45];([.H45]*[.J45]+[.AE44]*[.O44])/[.O45]);0)" office:value-type="float" office:value="823.33" calcext:value-type="float">
            <text:p>823</text:p>
          </table:table-cell>
          <table:table-cell table:style-name="ce529" table:formula="of:=IF([.H45]=0;0;-([.H44]-[.H45])*[.O44])" office:value-type="float" office:value="-0" calcext:value-type="float">
            <text:p/>
          </table:table-cell>
          <table:table-cell table:style-name="ce534" table:formula="of:=[.AF45]+[.AG44]-[.AH44]" office:value-type="float" office:value="0" calcext:value-type="float">
            <text:p/>
          </table:table-cell>
          <table:table-cell table:style-name="ce541" table:formula="of:=IF(OR([.O45]=0;SIGN([.O45])+SIGN([.O44])=0);(-[.H45]+[.AE44])*-[.O44];0)" office:value-type="float" office:value="0" calcext:value-type="float">
            <text:p/>
          </table:table-cell>
          <table:table-cell table:style-name="ce550" table:formula="of:=[.AG45]/([.E45]-[.AG45])" office:value-type="float" office:value="0" calcext:value-type="float">
            <text:p/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45]*0.01*ABS([.J45]+[.K45])*[.H45]" office:value-type="float" office:value="-0.14408275" calcext:value-type="float">
            <text:p>-.14</text:p>
          </table:table-cell>
          <table:table-cell table:style-name="ce578"/>
          <table:table-cell table:style-name="ce587" table:formula="of:=ROUND([.AP45]/[.AL45]-(([.AK45]*0.01*ABS([.J45]+[.K45])*0.001)+ABS([.AH45])/[.AL45]*0.001);8)" office:value-type="string" office:string-value="#DIV/0!" calcext:value-type="error">
            <text:p>#DIV/0!</text:p>
          </table:table-cell>
          <table:table-cell table:style-name="ce597" table:formula="of:=IF([.AM45]+[.D44]+[.AH45]&gt;0;[.AM45];[.AM45]+[.D44]+[.AH45])*SIGN([.AL45])" office:value-type="float" office:value="-0" calcext:value-type="float">
            <text:p>0.0</text:p>
          </table:table-cell>
          <table:table-cell table:style-name="ce160"/>
          <table:table-cell table:style-name="ce604" table:formula="of:=IFERROR([.AO45]+[.AT45];&quot;&quot;)">
            <text:p/>
          </table:table-cell>
          <table:table-cell table:style-name="ce157" table:formula="of:=([.AY45]-[.D45])*SIGN([.L45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45]&lt;&gt;0;[.AU45];[.AV44])" office:value-type="float" office:value="0.1245613" calcext:value-type="float">
            <text:p>0.1245613</text:p>
          </table:table-cell>
          <table:table-cell table:style-name="ce624" office:value-type="float" office:value="25.03715155" calcext:value-type="float">
            <text:p>25.03715155</text:p>
          </table:table-cell>
          <table:table-cell table:style-name="ce624"/>
          <table:table-cell table:style-name="ce615" table:formula="of:=IF([.AW45]&lt;&gt;&quot;&quot;;[.AW45];[.AY44])" office:value-type="float" office:value="25.03715155" calcext:value-type="float">
            <text:p>25.03715155</text:p>
          </table:table-cell>
          <table:table-cell table:style-name="ce615" table:formula="of:=IF([.AX45]&lt;&gt;&quot;&quot;;[.AX45];[.AZ44])" office:value-type="float" office:value="0" calcext:value-type="float">
            <text:p>0</text:p>
          </table:table-cell>
          <table:table-cell/>
          <table:table-cell table:style-name="ce636"/>
          <table:table-cell table:style-name="ce642" table:formula="of:=IF([.BB45]&lt;&gt;&quot;&quot;;[.BC44]-[.BB45];[.BC44])-[.K45]*[.H45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46]-[.AV46])*100000000" office:value-type="float" office:value="-16.9999999993786" calcext:value-type="float">
            <text:p>-16.9999999994</text:p>
          </table:table-cell>
          <table:table-cell table:style-name="ce168"/>
          <table:table-cell table:style-name="ce178" table:formula="of:=IF([.AL46]&lt;&gt;0;[.C45]+[.K46]+[.B46]+[.AO46];[.C45]+[.K46]+[.B46])" office:value-type="float" office:value="0.12456113" calcext:value-type="float">
            <text:p>.125</text:p>
          </table:table-cell>
          <table:table-cell table:style-name="ce188" table:formula="of:=[.D45]+[.AH46]+[.BB46]+[.AM46]-[.AP46]" office:value-type="float" office:value="24.95699155" calcext:value-type="float">
            <text:p>25.0</text:p>
          </table:table-cell>
          <table:table-cell table:style-name="ce197" table:formula="of:=IF([.H46]=0;&quot;&quot;;[.D46]+[.C46]*[.H46]+[.BC46]+[.AG46]-[.AH46])" office:value-type="float" office:value="128.3820351" calcext:value-type="float">
            <text:p>128</text:p>
          </table:table-cell>
          <table:table-cell table:style-name="ce238" table:formula="of:=100*IF([.L46]=0;0;[.E46]/[.E45]-1)" office:value-type="float" office:value="0.619135975653995" calcext:value-type="float">
            <text:p>+0.6</text:p>
          </table:table-cell>
          <table:table-cell table:style-name="ce160"/>
          <table:table-cell table:style-name="ce285" office:value-type="float" office:value="835" calcext:value-type="float">
            <text:p>835</text:p>
          </table:table-cell>
          <table:table-cell table:style-name="ce290"/>
          <table:table-cell table:style-name="ce303" office:value-type="float" office:value="-0.08" calcext:value-type="float">
            <text:p>-0.08</text:p>
          </table:table-cell>
          <table:table-cell table:style-name="ce162"/>
          <table:table-cell table:style-name="ce315" office:value-type="time" office:time-value="PT07H06M00S" calcext:value-type="time">
            <text:p>07:06</text:p>
          </table:table-cell>
          <table:table-cell table:style-name="ce320" office:value-type="date" office:date-value="2013-12-15" calcext:value-type="date">
            <text:p>12/15</text:p>
          </table:table-cell>
          <table:table-cell table:style-name="ce160"/>
          <table:table-cell table:style-name="ce308" table:formula="of:=[.O45]+[.J46]" office:value-type="float" office:value="-0.13" calcext:value-type="float">
            <text:p>-0.1</text:p>
          </table:table-cell>
          <table:table-cell table:style-name="ce329" table:formula="of:=1+[.O46]/([.C46]+[.$C$4])" office:value-type="float" office:value="0.298206404514368" calcext:value-type="float">
            <text:p>0.3</text:p>
          </table:table-cell>
          <table:table-cell table:style-name="ce333" table:formula="of:=-[.O46]-[.C46]" office:value-type="float" office:value="0.00543886999999996" calcext:value-type="float">
            <text:p>.005</text:p>
          </table:table-cell>
          <table:table-cell table:style-name="ce160"/>
          <table:table-cell table:style-name="ce343" table:formula="of:=-[.J46]+[.S45]" office:value-type="float" office:value="0.13" calcext:value-type="float">
            <text:p>0.13</text:p>
          </table:table-cell>
          <table:table-cell table:style-name="ce351"/>
          <table:table-cell table:style-name="ce358"/>
          <table:table-cell table:style-name="ce361" table:formula="of:=[.E46]/(ABS([.O46])*[.H46]*[.$V$6])" office:value-type="float" office:value="11.8269954030401" calcext:value-type="float">
            <text:p>11.8</text:p>
          </table:table-cell>
          <table:table-cell table:style-name="ce365" table:formula="of:=[.O46]*[.H46]/[.E46]" office:value-type="float" office:value="-0.845523284589216" calcext:value-type="float">
            <text:p>-0.8</text:p>
          </table:table-cell>
          <table:table-cell table:style-name="ce329" table:formula="of:=([.E46]*[.$W$6]-ABS([.S46])*[.H46])/[.H46]" office:value-type="float" office:value="0.254377350598802" calcext:value-type="float">
            <text:p>0.3</text:p>
          </table:table-cell>
          <table:table-cell table:style-name="ce160"/>
          <table:table-cell table:style-name="ce492" table:formula="of:=[.H46]*(-[.$AA$6]*0.01+[.P46])*[.I46]/([.P46]*[.H46])" office:value-type="float" office:value="0" calcext:value-type="float">
            <text:p>0</text:p>
          </table:table-cell>
          <table:table-cell table:style-name="ce498" table:formula="of:=([.H46]-[.I46])*[.Q46]/[.E46]*100" office:value-type="float" office:value="3.53745478988747" calcext:value-type="float">
            <text:p>+3.5</text:p>
          </table:table-cell>
          <table:table-cell table:style-name="ce506" table:formula="of:=[.E46]*[.$AA$6]*0.01/([.H46]-[.I46])" office:value-type="float" office:value="0.00307501880479042" calcext:value-type="float">
            <text:p>.003</text:p>
          </table:table-cell>
          <table:table-cell table:style-name="ce515" table:formula="of:=IF([.H46]=&quot;&quot;;&quot;&quot;;[.H46]-0.01*[.$AC$6]*[.AG46]/[.O46])" office:value-type="float" office:value="834.551153846154" calcext:value-type="float">
            <text:p>835</text:p>
          </table:table-cell>
          <table:table-cell table:style-name="ce160"/>
          <table:table-cell table:style-name="ce522" table:formula="of:=IFERROR(IF(SIGN([.O46])+SIGN([.O45])=0;[.H46];([.H46]*[.J46]+[.AE45]*[.O45])/[.O46]);0)" office:value-type="float" office:value="830.511538461538" calcext:value-type="float">
            <text:p>831</text:p>
          </table:table-cell>
          <table:table-cell table:style-name="ce529" table:formula="of:=IF([.H46]=0;0;-([.H45]-[.H46])*[.O45])" office:value-type="float" office:value="-0.583499999999998" calcext:value-type="float">
            <text:p>-0.6</text:p>
          </table:table-cell>
          <table:table-cell table:style-name="ce534" table:formula="of:=[.AF46]+[.AG45]-[.AH45]" office:value-type="float" office:value="-0.583499999999998" calcext:value-type="float">
            <text:p>-0.6</text:p>
          </table:table-cell>
          <table:table-cell table:style-name="ce541" table:formula="of:=IF(OR([.O46]=0;SIGN([.O46])+SIGN([.O45])=0);(-[.H46]+[.AE45])*-[.O45];0)" office:value-type="float" office:value="0" calcext:value-type="float">
            <text:p/>
          </table:table-cell>
          <table:table-cell table:style-name="ce550" table:formula="of:=[.AG46]/([.E46]-[.AG46])" office:value-type="float" office:value="-0.00452446461411222" calcext:value-type="float">
            <text:p>-.00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46]*0.01*ABS([.J46]+[.K46])*[.H46]" office:value-type="float" office:value="-0.08016" calcext:value-type="float">
            <text:p>-.08</text:p>
          </table:table-cell>
          <table:table-cell table:style-name="ce578"/>
          <table:table-cell table:style-name="ce587" table:formula="of:=ROUND([.AP46]/[.AL46]-(([.AK46]*0.01*ABS([.J46]+[.K46])*0.001)+ABS([.AH46])/[.AL46]*0.001);8)" office:value-type="string" office:string-value="#DIV/0!" calcext:value-type="error">
            <text:p>#DIV/0!</text:p>
          </table:table-cell>
          <table:table-cell table:style-name="ce597" table:formula="of:=IF([.AM46]+[.D45]+[.AH46]&gt;0;[.AM46];[.AM46]+[.D45]+[.AH46])*SIGN([.AL46])" office:value-type="float" office:value="-0" calcext:value-type="float">
            <text:p>0.0</text:p>
          </table:table-cell>
          <table:table-cell table:style-name="ce160"/>
          <table:table-cell table:style-name="ce604" table:formula="of:=IFERROR([.AO46]+[.AT46];&quot;&quot;)">
            <text:p/>
          </table:table-cell>
          <table:table-cell table:style-name="ce157" table:formula="of:=([.AY46]-[.D46])*SIGN([.L46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46]&lt;&gt;0;[.AU46];[.AV45])" office:value-type="float" office:value="0.1245613" calcext:value-type="float">
            <text:p>0.1245613</text:p>
          </table:table-cell>
          <table:table-cell table:style-name="ce624" office:value-type="float" office:value="24.95699155" calcext:value-type="float">
            <text:p>24.95699155</text:p>
          </table:table-cell>
          <table:table-cell table:style-name="ce624"/>
          <table:table-cell table:style-name="ce615" table:formula="of:=IF([.AW46]&lt;&gt;&quot;&quot;;[.AW46];[.AY45])" office:value-type="float" office:value="24.95699155" calcext:value-type="float">
            <text:p>24.95699155</text:p>
          </table:table-cell>
          <table:table-cell table:style-name="ce615" table:formula="of:=IF([.AX46]&lt;&gt;&quot;&quot;;[.AX46];[.AZ45])" office:value-type="float" office:value="0" calcext:value-type="float">
            <text:p>0</text:p>
          </table:table-cell>
          <table:table-cell/>
          <table:table-cell table:style-name="ce636"/>
          <table:table-cell table:style-name="ce642" table:formula="of:=IF([.BB46]&lt;&gt;&quot;&quot;;[.BC45]-[.BB46];[.BC45])-[.K46]*[.H46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47]-[.AV47])*100000000" office:value-type="float" office:value="-16.9999999993786" calcext:value-type="float">
            <text:p>-16.9999999994</text:p>
          </table:table-cell>
          <table:table-cell table:style-name="ce168"/>
          <table:table-cell table:style-name="ce178" table:formula="of:=IF([.AL47]&lt;&gt;0;[.C46]+[.K47]+[.B47]+[.AO47];[.C46]+[.K47]+[.B47])" office:value-type="float" office:value="0.12456113" calcext:value-type="float">
            <text:p>.125</text:p>
          </table:table-cell>
          <table:table-cell table:style-name="ce188" table:formula="of:=[.D46]+[.AH47]+[.BB47]+[.AM47]-[.AP47]" office:value-type="float" office:value="24.88067155" calcext:value-type="float">
            <text:p>24.9</text:p>
          </table:table-cell>
          <table:table-cell table:style-name="ce197" table:formula="of:=IF([.H47]=0;&quot;&quot;;[.D47]+[.C47]*[.H47]+[.BC47]+[.AG47]-[.AH47])" office:value-type="float" office:value="128.5232699" calcext:value-type="float">
            <text:p>129</text:p>
          </table:table-cell>
          <table:table-cell table:style-name="ce239" table:formula="of:=100*IF([.L47]=0;0;[.E47]/[.E46]-1)" office:value-type="float" office:value="0.11001134223334" calcext:value-type="float">
            <text:p>+0.1</text:p>
          </table:table-cell>
          <table:table-cell table:style-name="ce160"/>
          <table:table-cell table:style-name="ce285" office:value-type="float" office:value="795" calcext:value-type="float">
            <text:p>795</text:p>
          </table:table-cell>
          <table:table-cell table:style-name="ce290" office:value-type="float" office:value="810" calcext:value-type="float">
            <text:p>810</text:p>
          </table:table-cell>
          <table:table-cell table:style-name="ce303" office:value-type="float" office:value="-0.08" calcext:value-type="float">
            <text:p>-0.08</text:p>
          </table:table-cell>
          <table:table-cell table:style-name="ce162"/>
          <table:table-cell table:style-name="ce315" office:value-type="time" office:time-value="PT15H42M00S" calcext:value-type="time">
            <text:p>15:42</text:p>
          </table:table-cell>
          <table:table-cell table:style-name="ce320" office:value-type="date" office:date-value="2013-12-15" calcext:value-type="date">
            <text:p>12/15</text:p>
          </table:table-cell>
          <table:table-cell table:style-name="ce160"/>
          <table:table-cell table:style-name="ce308" table:formula="of:=[.O46]+[.J47]" office:value-type="float" office:value="-0.21" calcext:value-type="float">
            <text:p>-0.2</text:p>
          </table:table-cell>
          <table:table-cell table:style-name="ce329" table:formula="of:=1+[.O47]/([.C47]+[.$C$4])" office:value-type="float" office:value="-0.133666577322944" calcext:value-type="float">
            <text:p>-0.1</text:p>
          </table:table-cell>
          <table:table-cell table:style-name="ce333" table:formula="of:=-[.O47]-[.C47]" office:value-type="float" office:value="0.08543887" calcext:value-type="float">
            <text:p>.085</text:p>
          </table:table-cell>
          <table:table-cell table:style-name="ce160"/>
          <table:table-cell table:style-name="ce343" table:formula="of:=-[.J47]+[.S46]" office:value-type="float" office:value="0.21" calcext:value-type="float">
            <text:p>0.21</text:p>
          </table:table-cell>
          <table:table-cell table:style-name="ce351"/>
          <table:table-cell table:style-name="ce358"/>
          <table:table-cell table:style-name="ce361" table:formula="of:=[.E47]/(ABS([.O47])*[.H47]*[.$V$6])" office:value-type="float" office:value="7.69830906858341" calcext:value-type="float">
            <text:p>7.7</text:p>
          </table:table-cell>
          <table:table-cell table:style-name="ce365" table:formula="of:=[.O47]*[.H47]/[.E47]" office:value-type="float" office:value="-1.29898655807543" calcext:value-type="float">
            <text:p>-1.3</text:p>
          </table:table-cell>
          <table:table-cell table:style-name="ce329" table:formula="of:=([.E47]*[.$W$6]-ABS([.S47])*[.H47])/[.H47]" office:value-type="float" office:value="0.194161226100629" calcext:value-type="float">
            <text:p>0.2</text:p>
          </table:table-cell>
          <table:table-cell table:style-name="ce160"/>
          <table:table-cell table:style-name="ce492" table:formula="of:=[.H47]*(-[.$AA$6]*0.01+[.P47])*[.I47]/([.P47]*[.H47])" office:value-type="float" office:value="931.197088490268" calcext:value-type="float">
            <text:p>931</text:p>
          </table:table-cell>
          <table:table-cell table:style-name="ce498" table:formula="of:=([.H47]-[.I47])*[.Q47]/[.E47]*100" office:value-type="float" office:value="-0.997160320459603" calcext:value-type="float">
            <text:p>-1.0</text:p>
          </table:table-cell>
          <table:table-cell table:style-name="ce506" table:formula="of:=[.E47]*[.$AA$6]*0.01/([.H47]-[.I47])" office:value-type="float" office:value="-0.171364359866667" calcext:value-type="float">
            <text:p>-.171</text:p>
          </table:table-cell>
          <table:table-cell table:style-name="ce515" table:formula="of:=IF([.H47]=&quot;&quot;;&quot;&quot;;[.H47]-0.01*[.$AC$6]*[.AG47]/[.O47])" office:value-type="float" office:value="797.198333333333" calcext:value-type="float">
            <text:p>797</text:p>
          </table:table-cell>
          <table:table-cell table:style-name="ce160"/>
          <table:table-cell table:style-name="ce521" table:formula="of:=IFERROR(IF(SIGN([.O47])+SIGN([.O46])=0;[.H47];([.H47]*[.J47]+[.AE46]*[.O46])/[.O47]);0)" office:value-type="float" office:value="816.983333333333" calcext:value-type="float">
            <text:p>817</text:p>
          </table:table-cell>
          <table:table-cell table:style-name="ce530" table:formula="of:=IF([.H47]=0;0;-([.H46]-[.H47])*[.O46])" office:value-type="float" office:value="5.2" calcext:value-type="float">
            <text:p>5.2</text:p>
          </table:table-cell>
          <table:table-cell table:style-name="ce534" table:formula="of:=[.AF47]+[.AG46]-[.AH46]" office:value-type="float" office:value="4.6165" calcext:value-type="float">
            <text:p>4.6</text:p>
          </table:table-cell>
          <table:table-cell table:style-name="ce541" table:formula="of:=IF(OR([.O47]=0;SIGN([.O47])+SIGN([.O46])=0);(-[.H47]+[.AE46])*-[.O46];0)" office:value-type="float" office:value="0" calcext:value-type="float">
            <text:p/>
          </table:table-cell>
          <table:table-cell table:style-name="ce550" table:formula="of:=[.AG47]/([.E47]-[.AG47])" office:value-type="float" office:value="0.0372578512354554" calcext:value-type="float">
            <text:p>.04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47]*0.01*ABS([.J47]+[.K47])*[.H47]" office:value-type="float" office:value="-0.07632" calcext:value-type="float">
            <text:p>-.08</text:p>
          </table:table-cell>
          <table:table-cell table:style-name="ce578"/>
          <table:table-cell table:style-name="ce587" table:formula="of:=ROUND([.AP47]/[.AL47]-(([.AK47]*0.01*ABS([.J47]+[.K47])*0.001)+ABS([.AH47])/[.AL47]*0.001);8)" office:value-type="string" office:string-value="#DIV/0!" calcext:value-type="error">
            <text:p>#DIV/0!</text:p>
          </table:table-cell>
          <table:table-cell table:style-name="ce597" table:formula="of:=IF([.AM47]+[.D46]+[.AH47]&gt;0;[.AM47];[.AM47]+[.D46]+[.AH47])*SIGN([.AL47])" office:value-type="float" office:value="-0" calcext:value-type="float">
            <text:p>0.0</text:p>
          </table:table-cell>
          <table:table-cell table:style-name="ce160"/>
          <table:table-cell table:style-name="ce604" table:formula="of:=IFERROR([.AO47]+[.AT47];&quot;&quot;)">
            <text:p/>
          </table:table-cell>
          <table:table-cell table:style-name="ce157" table:formula="of:=([.AY47]-[.D47])*SIGN([.L47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47]&lt;&gt;0;[.AU47];[.AV46])" office:value-type="float" office:value="0.1245613" calcext:value-type="float">
            <text:p>0.1245613</text:p>
          </table:table-cell>
          <table:table-cell table:style-name="ce624" office:value-type="float" office:value="24.88067155" calcext:value-type="float">
            <text:p>24.88067155</text:p>
          </table:table-cell>
          <table:table-cell table:style-name="ce624"/>
          <table:table-cell table:style-name="ce615" table:formula="of:=IF([.AW47]&lt;&gt;&quot;&quot;;[.AW47];[.AY46])" office:value-type="float" office:value="24.88067155" calcext:value-type="float">
            <text:p>24.88067155</text:p>
          </table:table-cell>
          <table:table-cell table:style-name="ce615" table:formula="of:=IF([.AX47]&lt;&gt;&quot;&quot;;[.AX47];[.AZ46])" office:value-type="float" office:value="0" calcext:value-type="float">
            <text:p>0</text:p>
          </table:table-cell>
          <table:table-cell/>
          <table:table-cell table:style-name="ce636"/>
          <table:table-cell table:style-name="ce642" table:formula="of:=IF([.BB47]&lt;&gt;&quot;&quot;;[.BC46]-[.BB47];[.BC46])-[.K47]*[.H47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48]-[.AV48])*100000000" office:value-type="float" office:value="-16.9999999993786" calcext:value-type="float">
            <text:p>-16.9999999994</text:p>
          </table:table-cell>
          <table:table-cell table:style-name="ce168"/>
          <table:table-cell table:style-name="ce178" table:formula="of:=IF([.AL48]&lt;&gt;0;[.C47]+[.K48]+[.B48]+[.AO48];[.C47]+[.K48]+[.B48])" office:value-type="float" office:value="0.12456113" calcext:value-type="float">
            <text:p>.125</text:p>
          </table:table-cell>
          <table:table-cell table:style-name="ce188" table:formula="of:=[.D47]+[.AH48]+[.BB48]+[.AM48]-[.AP48]" office:value-type="float" office:value="24.83357155" calcext:value-type="float">
            <text:p>24.8</text:p>
          </table:table-cell>
          <table:table-cell table:style-name="ce197" table:formula="of:=IF([.H48]=0;&quot;&quot;;[.D48]+[.C48]*[.H48]+[.BC48]+[.AG48]-[.AH48])" office:value-type="float" office:value="129.3305586" calcext:value-type="float">
            <text:p>129</text:p>
          </table:table-cell>
          <table:table-cell table:style-name="ce240" table:formula="of:=100*IF([.L48]=0;0;[.E48]/[.E47]-1)" office:value-type="float" office:value="0.628126486844094" calcext:value-type="float">
            <text:p>+0.6</text:p>
          </table:table-cell>
          <table:table-cell table:style-name="ce160"/>
          <table:table-cell table:style-name="ce285" office:value-type="float" office:value="785" calcext:value-type="float">
            <text:p>785</text:p>
          </table:table-cell>
          <table:table-cell table:style-name="ce290" office:value-type="float" office:value="810" calcext:value-type="float">
            <text:p>810</text:p>
          </table:table-cell>
          <table:table-cell table:style-name="ce303" office:value-type="float" office:value="-0.05" calcext:value-type="float">
            <text:p>-0.05</text:p>
          </table:table-cell>
          <table:table-cell table:style-name="ce162"/>
          <table:table-cell table:style-name="ce315" office:value-type="time" office:time-value="PT17H06M00S" calcext:value-type="time">
            <text:p>17:06</text:p>
          </table:table-cell>
          <table:table-cell table:style-name="ce320" office:value-type="date" office:date-value="2013-12-15" calcext:value-type="date">
            <text:p>12/15</text:p>
          </table:table-cell>
          <table:table-cell table:style-name="ce160"/>
          <table:table-cell table:style-name="ce308" table:formula="of:=[.O47]+[.J48]" office:value-type="float" office:value="-0.26" calcext:value-type="float">
            <text:p>-0.3</text:p>
          </table:table-cell>
          <table:table-cell table:style-name="ce330" table:formula="of:=1+[.O48]/([.C48]+0)" office:value-type="float" office:value="-1.08732852696503" calcext:value-type="float">
            <text:p>-1.1</text:p>
          </table:table-cell>
          <table:table-cell table:style-name="ce333" table:formula="of:=-[.O48]-[.C48]" office:value-type="float" office:value="0.13543887" calcext:value-type="float">
            <text:p>.135</text:p>
          </table:table-cell>
          <table:table-cell table:style-name="ce160"/>
          <table:table-cell table:style-name="ce343" table:formula="of:=-[.J48]+[.S47]" office:value-type="float" office:value="0.26" calcext:value-type="float">
            <text:p>0.26</text:p>
          </table:table-cell>
          <table:table-cell table:style-name="ce351"/>
          <table:table-cell table:style-name="ce358"/>
          <table:table-cell table:style-name="ce361" table:formula="of:=[.E48]/(ABS([.O48])*[.H48]*[.$V$6])" office:value-type="float" office:value="6.33662707496325" calcext:value-type="float">
            <text:p>6.3</text:p>
          </table:table-cell>
          <table:table-cell table:style-name="ce365" table:formula="of:=[.O48]*[.H48]/[.E48]" office:value-type="float" office:value="-1.57812664082934" calcext:value-type="float">
            <text:p>-1.6</text:p>
          </table:table-cell>
          <table:table-cell table:style-name="ce329" table:formula="of:=([.E48]*[.$W$6]-ABS([.S48])*[.H48])/[.H48]" office:value-type="float" office:value="0.151880759872612" calcext:value-type="float">
            <text:p>0.2</text:p>
          </table:table-cell>
          <table:table-cell table:style-name="ce160"/>
          <table:table-cell table:style-name="ce492" table:formula="of:=[.H48]*(-[.$AA$6]*0.01+[.P48])*[.I48]/([.P48]*[.H48])" office:value-type="float" office:value="824.898900928515" calcext:value-type="float">
            <text:p>825</text:p>
          </table:table-cell>
          <table:table-cell table:style-name="ce498" table:formula="of:=([.H48]-[.I48])*[.Q48]/[.E48]*100" office:value-type="float" office:value="-2.61807556284691" calcext:value-type="float">
            <text:p>-2.6</text:p>
          </table:table-cell>
          <table:table-cell table:style-name="ce506" table:formula="of:=[.E48]*[.$AA$6]*0.01/([.H48]-[.I48])" office:value-type="float" office:value="-0.10346444688" calcext:value-type="float">
            <text:p>-.103</text:p>
          </table:table-cell>
          <table:table-cell table:style-name="ce515" table:formula="of:=IF([.H48]=&quot;&quot;;&quot;&quot;;[.H48]-0.01*[.$AC$6]*[.AG48]/[.O48])" office:value-type="float" office:value="787.583269230769" calcext:value-type="float">
            <text:p>788</text:p>
          </table:table-cell>
          <table:table-cell table:style-name="ce160"/>
          <table:table-cell table:style-name="ce521" table:formula="of:=IFERROR(IF(SIGN([.O48])+SIGN([.O47])=0;[.H48];([.H48]*[.J48]+[.AE47]*[.O47])/[.O48]);0)" office:value-type="float" office:value="810.832692307692" calcext:value-type="float">
            <text:p>811</text:p>
          </table:table-cell>
          <table:table-cell table:style-name="ce530" table:formula="of:=IF([.H48]=0;0;-([.H47]-[.H48])*[.O47])" office:value-type="float" office:value="2.1" calcext:value-type="float">
            <text:p>2.1</text:p>
          </table:table-cell>
          <table:table-cell table:style-name="ce534" table:formula="of:=[.AF48]+[.AG47]-[.AH47]" office:value-type="float" office:value="6.7165" calcext:value-type="float">
            <text:p>6.7</text:p>
          </table:table-cell>
          <table:table-cell table:style-name="ce541" table:formula="of:=IF(OR([.O48]=0;SIGN([.O48])+SIGN([.O47])=0);(-[.H48]+[.AE47])*-[.O47];0)" office:value-type="float" office:value="0" calcext:value-type="float">
            <text:p/>
          </table:table-cell>
          <table:table-cell table:style-name="ce550" table:formula="of:=[.AG48]/([.E48]-[.AG48])" office:value-type="float" office:value="0.0547775685487341" calcext:value-type="float">
            <text:p>.05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48]*0.01*ABS([.J48]+[.K48])*[.H48]" office:value-type="float" office:value="-0.0471" calcext:value-type="float">
            <text:p>-.05</text:p>
          </table:table-cell>
          <table:table-cell table:style-name="ce578"/>
          <table:table-cell table:style-name="ce587" table:formula="of:=ROUND([.AP48]/[.AL48]-(([.AK48]*0.01*ABS([.J48]+[.K48])*0.001)+ABS([.AH48])/[.AL48]*0.001);8)" office:value-type="string" office:string-value="#DIV/0!" calcext:value-type="error">
            <text:p>#DIV/0!</text:p>
          </table:table-cell>
          <table:table-cell table:style-name="ce597" table:formula="of:=IF([.AM48]+[.D47]+[.AH48]&gt;0;[.AM48];[.AM48]+[.D47]+[.AH48])*SIGN([.AL48])" office:value-type="float" office:value="-0" calcext:value-type="float">
            <text:p>0.0</text:p>
          </table:table-cell>
          <table:table-cell table:style-name="ce160"/>
          <table:table-cell table:style-name="ce604" table:formula="of:=IFERROR([.AO48]+[.AT48];&quot;&quot;)">
            <text:p/>
          </table:table-cell>
          <table:table-cell table:style-name="ce157" table:formula="of:=([.AY48]-[.D48])*SIGN([.L48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48]&lt;&gt;0;[.AU48];[.AV47])" office:value-type="float" office:value="0.1245613" calcext:value-type="float">
            <text:p>0.1245613</text:p>
          </table:table-cell>
          <table:table-cell table:style-name="ce624" office:value-type="float" office:value="24.83357155" calcext:value-type="float">
            <text:p>24.83357155</text:p>
          </table:table-cell>
          <table:table-cell table:style-name="ce624"/>
          <table:table-cell table:style-name="ce615" table:formula="of:=IF([.AW48]&lt;&gt;&quot;&quot;;[.AW48];[.AY47])" office:value-type="float" office:value="24.83357155" calcext:value-type="float">
            <text:p>24.83357155</text:p>
          </table:table-cell>
          <table:table-cell table:style-name="ce615" table:formula="of:=IF([.AX48]&lt;&gt;&quot;&quot;;[.AX48];[.AZ47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48]&lt;&gt;&quot;&quot;;[.BC47]-[.BB48];[.BC47])-[.K48]*[.H48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49]-[.AV49])*100000000" office:value-type="float" office:value="-16.9999999993786" calcext:value-type="float">
            <text:p>-16.9999999994</text:p>
          </table:table-cell>
          <table:table-cell table:style-name="ce168"/>
          <table:table-cell table:style-name="ce178" table:formula="of:=IF([.AL49]&lt;&gt;0;[.C48]+[.K49]+[.B49]+[.AO49];[.C48]+[.K49]+[.B49])" office:value-type="float" office:value="0.12456113" calcext:value-type="float">
            <text:p>.125</text:p>
          </table:table-cell>
          <table:table-cell table:style-name="ce188" table:formula="of:=[.D48]+[.AH49]+[.BB49]+[.AM49]-[.AP49]" office:value-type="float" office:value="24.51598155" calcext:value-type="float">
            <text:p>24.5</text:p>
          </table:table-cell>
          <table:table-cell table:style-name="ce197" table:formula="of:=IF([.H49]=0;&quot;&quot;;[.D49]+[.C49]*[.H49]+[.BC49]+[.AG49]-[.AH49])" office:value-type="float" office:value="140.79615029" calcext:value-type="float">
            <text:p>141</text:p>
          </table:table-cell>
          <table:table-cell table:style-name="ce241" table:formula="of:=100*IF([.L49]=0;0;[.E49]/[.E48]-1)" office:value-type="float" office:value="8.86533841198456" calcext:value-type="float">
            <text:p>+8.9</text:p>
          </table:table-cell>
          <table:table-cell table:style-name="ce160"/>
          <table:table-cell table:style-name="ce285" office:value-type="float" office:value="698" calcext:value-type="float">
            <text:p>698</text:p>
          </table:table-cell>
          <table:table-cell table:style-name="ce290"/>
          <table:table-cell table:style-name="ce303" office:value-type="float" office:value="0.13" calcext:value-type="float">
            <text:p>0.13</text:p>
          </table:table-cell>
          <table:table-cell table:style-name="ce162"/>
          <table:table-cell table:style-name="ce315" office:value-type="time" office:time-value="PT21H28M00S" calcext:value-type="time">
            <text:p>21:28</text:p>
          </table:table-cell>
          <table:table-cell table:style-name="ce320" office:value-type="date" office:date-value="2013-12-15" calcext:value-type="date">
            <text:p>12/15</text:p>
          </table:table-cell>
          <table:table-cell table:style-name="ce160"/>
          <table:table-cell table:style-name="ce308" table:formula="of:=[.O48]+[.J49]" office:value-type="float" office:value="-0.13" calcext:value-type="float">
            <text:p>-0.1</text:p>
          </table:table-cell>
          <table:table-cell table:style-name="ce330" table:formula="of:=1+[.O49]/([.C49]+0)" office:value-type="float" office:value="-0.0436642634825162" calcext:value-type="float">
            <text:p>0.0</text:p>
          </table:table-cell>
          <table:table-cell table:style-name="ce333" table:formula="of:=-[.O49]-[.C49]" office:value-type="float" office:value="0.00543886999999996" calcext:value-type="float">
            <text:p>.005</text:p>
          </table:table-cell>
          <table:table-cell table:style-name="ce160"/>
          <table:table-cell table:style-name="ce343" table:formula="of:=-[.J49]+[.S48]" office:value-type="float" office:value="0.13" calcext:value-type="float">
            <text:p>0.13</text:p>
          </table:table-cell>
          <table:table-cell table:style-name="ce351"/>
          <table:table-cell table:style-name="ce358"/>
          <table:table-cell table:style-name="ce361" table:formula="of:=[.E49]/(ABS([.O49])*[.H49]*[.$V$6])" office:value-type="float" office:value="15.5164371049151" calcext:value-type="float">
            <text:p>15.5</text:p>
          </table:table-cell>
          <table:table-cell table:style-name="ce365" table:formula="of:=[.O49]*[.H49]/[.E49]" office:value-type="float" office:value="-0.644477848386489" calcext:value-type="float">
            <text:p>-0.6</text:p>
          </table:table-cell>
          <table:table-cell table:style-name="ce329" table:formula="of:=([.E49]*[.$W$6]-ABS([.S49])*[.H49])/[.H49]" office:value-type="float" office:value="0.374284205909742" calcext:value-type="float">
            <text:p>0.4</text:p>
          </table:table-cell>
          <table:table-cell table:style-name="ce160"/>
          <table:table-cell table:style-name="ce492" table:formula="of:=[.H49]*(-[.$AA$6]*0.01+[.P49])*[.I49]/([.P49]*[.H49])" office:value-type="float" office:value="0" calcext:value-type="float">
            <text:p>0</text:p>
          </table:table-cell>
          <table:table-cell table:style-name="ce498" table:formula="of:=([.H49]-[.I49])*[.Q49]/[.E49]*100" office:value-type="float" office:value="2.696331719426" calcext:value-type="float">
            <text:p>+2.7</text:p>
          </table:table-cell>
          <table:table-cell table:style-name="ce506" table:formula="of:=[.E49]*[.$AA$6]*0.01/([.H49]-[.I49])" office:value-type="float" office:value="0.00403427364727794" calcext:value-type="float">
            <text:p>.004</text:p>
          </table:table-cell>
          <table:table-cell table:style-name="ce515" table:formula="of:=IF([.H49]=&quot;&quot;;&quot;&quot;;[.H49]-0.01*[.$AC$6]*[.AG49]/[.O49])" office:value-type="float" office:value="720.566538461538" calcext:value-type="float">
            <text:p>721</text:p>
          </table:table-cell>
          <table:table-cell table:style-name="ce160"/>
          <table:table-cell table:style-name="ce521" table:formula="of:=IFERROR(IF(SIGN([.O49])+SIGN([.O48])=0;[.H49];([.H49]*[.J49]+[.AE48]*[.O48])/[.O49]);0)" office:value-type="float" office:value="923.665384615384" calcext:value-type="float">
            <text:p>924</text:p>
          </table:table-cell>
          <table:table-cell table:style-name="ce530" table:formula="of:=IF([.H49]=0;0;-([.H48]-[.H49])*[.O48])" office:value-type="float" office:value="22.62" calcext:value-type="float">
            <text:p>22.6</text:p>
          </table:table-cell>
          <table:table-cell table:style-name="ce534" table:formula="of:=[.AF49]+[.AG48]-[.AH48]" office:value-type="float" office:value="29.3365" calcext:value-type="float">
            <text:p>29.3</text:p>
          </table:table-cell>
          <table:table-cell table:style-name="ce541" table:formula="of:=IF(OR([.O49]=0;SIGN([.O49])+SIGN([.O48])=0);(-[.H49]+[.AE48])*-[.O48];0)" office:value-type="float" office:value="0" calcext:value-type="float">
            <text:p/>
          </table:table-cell>
          <table:table-cell table:style-name="ce550" table:formula="of:=[.AG49]/([.E49]-[.AG49])" office:value-type="float" office:value="0.263202871385933" calcext:value-type="float">
            <text:p>.26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49]*0.01*ABS([.J49]+[.K49])*[.H49]" office:value-type="float" office:value="-0.31759" calcext:value-type="float">
            <text:p>-.32</text:p>
          </table:table-cell>
          <table:table-cell table:style-name="ce578"/>
          <table:table-cell table:style-name="ce587" table:formula="of:=ROUND([.AP49]/[.AL49]-(([.AK49]*0.01*ABS([.J49]+[.K49])*0.001)+ABS([.AH49])/[.AL49]*0.001);8)" office:value-type="string" office:string-value="#DIV/0!" calcext:value-type="error">
            <text:p>#DIV/0!</text:p>
          </table:table-cell>
          <table:table-cell table:style-name="ce597" table:formula="of:=IF([.AM49]+[.D48]+[.AH49]&gt;0;[.AM49];[.AM49]+[.D48]+[.AH49])*SIGN([.AL49])" office:value-type="float" office:value="-0" calcext:value-type="float">
            <text:p>0.0</text:p>
          </table:table-cell>
          <table:table-cell table:style-name="ce160"/>
          <table:table-cell table:style-name="ce604" table:formula="of:=IFERROR([.AO49]+[.AT49];&quot;&quot;)">
            <text:p/>
          </table:table-cell>
          <table:table-cell table:style-name="ce157" table:formula="of:=([.AY49]-[.D49])*SIGN([.L49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49]&lt;&gt;0;[.AU49];[.AV48])" office:value-type="float" office:value="0.1245613" calcext:value-type="float">
            <text:p>0.1245613</text:p>
          </table:table-cell>
          <table:table-cell table:style-name="ce624" office:value-type="float" office:value="24.51598155" calcext:value-type="float">
            <text:p>24.51598155</text:p>
          </table:table-cell>
          <table:table-cell table:style-name="ce624"/>
          <table:table-cell table:style-name="ce615" table:formula="of:=IF([.AW49]&lt;&gt;&quot;&quot;;[.AW49];[.AY48])" office:value-type="float" office:value="24.51598155" calcext:value-type="float">
            <text:p>24.51598155</text:p>
          </table:table-cell>
          <table:table-cell table:style-name="ce615" table:formula="of:=IF([.AX49]&lt;&gt;&quot;&quot;;[.AX49];[.AZ48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49]&lt;&gt;&quot;&quot;;[.BC48]-[.BB49];[.BC48])-[.K49]*[.H49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50]-[.AV50])*100000000" office:value-type="float" office:value="-16.9999999993786" calcext:value-type="float">
            <text:p>-16.9999999994</text:p>
          </table:table-cell>
          <table:table-cell table:style-name="ce168"/>
          <table:table-cell table:style-name="ce178" table:formula="of:=IF([.AL50]&lt;&gt;0;[.C49]+[.K50]+[.B50]+[.AO50];[.C49]+[.K50]+[.B50])" office:value-type="float" office:value="0.12456113" calcext:value-type="float">
            <text:p>.125</text:p>
          </table:table-cell>
          <table:table-cell table:style-name="ce188" table:formula="of:=[.D49]+[.AH50]+[.BB50]+[.AM50]-[.AP50]" office:value-type="float" office:value="24.46522155" calcext:value-type="float">
            <text:p>24.5</text:p>
          </table:table-cell>
          <table:table-cell table:style-name="ce197" table:formula="of:=IF([.H50]=0;&quot;&quot;;[.D50]+[.C50]*[.H50]+[.BC50]+[.AG50]-[.AH50])" office:value-type="float" office:value="140.7073182" calcext:value-type="float">
            <text:p>141</text:p>
          </table:table-cell>
          <table:table-cell table:style-name="ce242" table:formula="of:=100*IF([.L50]=0;0;[.E50]/[.E49]-1)" office:value-type="float" office:value="-0.0630926980723867" calcext:value-type="float">
            <text:p>-0.1</text:p>
          </table:table-cell>
          <table:table-cell table:style-name="ce160"/>
          <table:table-cell table:style-name="ce285" office:value-type="float" office:value="705" calcext:value-type="float">
            <text:p>705</text:p>
          </table:table-cell>
          <table:table-cell table:style-name="ce290" office:value-type="float" office:value="715" calcext:value-type="float">
            <text:p>715</text:p>
          </table:table-cell>
          <table:table-cell table:style-name="ce303" office:value-type="float" office:value="-0.06" calcext:value-type="float">
            <text:p>-0.06</text:p>
          </table:table-cell>
          <table:table-cell table:style-name="ce162"/>
          <table:table-cell table:style-name="ce315" office:value-type="time" office:time-value="PT23H16M00S" calcext:value-type="time">
            <text:p>23:16</text:p>
          </table:table-cell>
          <table:table-cell table:style-name="ce320" office:value-type="date" office:date-value="2013-12-15" calcext:value-type="date">
            <text:p>12/15</text:p>
          </table:table-cell>
          <table:table-cell table:style-name="ce160"/>
          <table:table-cell table:style-name="ce308" table:formula="of:=[.O49]+[.J50]" office:value-type="float" office:value="-0.19" calcext:value-type="float">
            <text:p>-0.2</text:p>
          </table:table-cell>
          <table:table-cell table:style-name="ce330" table:formula="of:=1+[.O50]/([.C50]+0)" office:value-type="float" office:value="-0.525355462012908" calcext:value-type="float">
            <text:p>-0.5</text:p>
          </table:table-cell>
          <table:table-cell table:style-name="ce333" table:formula="of:=-[.O50]-[.C50]" office:value-type="float" office:value="0.06543887" calcext:value-type="float">
            <text:p>.065</text:p>
          </table:table-cell>
          <table:table-cell table:style-name="ce160"/>
          <table:table-cell table:style-name="ce343" table:formula="of:=-[.J50]+[.S49]" office:value-type="float" office:value="0.19" calcext:value-type="float">
            <text:p>0.19</text:p>
          </table:table-cell>
          <table:table-cell table:style-name="ce351"/>
          <table:table-cell table:style-name="ce358"/>
          <table:table-cell table:style-name="ce361" table:formula="of:=[.E50]/(ABS([.O50])*[.H50]*[.$V$6])" office:value-type="float" office:value="10.5044657110862" calcext:value-type="float">
            <text:p>10.5</text:p>
          </table:table-cell>
          <table:table-cell table:style-name="ce365" table:formula="of:=[.O50]*[.H50]/[.E50]" office:value-type="float" office:value="-0.951976071419432" calcext:value-type="float">
            <text:p>-1.0</text:p>
          </table:table-cell>
          <table:table-cell table:style-name="ce329" table:formula="of:=([.E50]*[.$W$6]-ABS([.S50])*[.H50])/[.H50]" office:value-type="float" office:value="0.308962121276596" calcext:value-type="float">
            <text:p>0.3</text:p>
          </table:table-cell>
          <table:table-cell table:style-name="ce160"/>
          <table:table-cell table:style-name="ce492" table:formula="of:=[.H50]*(-[.$AA$6]*0.01+[.P50])*[.I50]/([.P50]*[.H50])" office:value-type="float" office:value="742.219665605473" calcext:value-type="float">
            <text:p>742</text:p>
          </table:table-cell>
          <table:table-cell table:style-name="ce498" table:formula="of:=([.H50]-[.I50])*[.Q50]/[.E50]*100" office:value-type="float" office:value="-0.465070835242456" calcext:value-type="float">
            <text:p>-.5</text:p>
          </table:table-cell>
          <table:table-cell table:style-name="ce506" table:formula="of:=[.E50]*[.$AA$6]*0.01/([.H50]-[.I50])" office:value-type="float" office:value="-0.2814146364" calcext:value-type="float">
            <text:p>-.281</text:p>
          </table:table-cell>
          <table:table-cell table:style-name="ce515" table:formula="of:=IF([.H50]=&quot;&quot;;&quot;&quot;;[.H50]-0.01*[.$AC$6]*[.AG50]/[.O50])" office:value-type="float" office:value="719.961315789474" calcext:value-type="float">
            <text:p>720</text:p>
          </table:table-cell>
          <table:table-cell table:style-name="ce160"/>
          <table:table-cell table:style-name="ce521" table:formula="of:=IFERROR(IF(SIGN([.O50])+SIGN([.O49])=0;[.H50];([.H50]*[.J50]+[.AE49]*[.O49])/[.O50]);0)" office:value-type="float" office:value="854.613157894737" calcext:value-type="float">
            <text:p>855</text:p>
          </table:table-cell>
          <table:table-cell table:style-name="ce530" table:formula="of:=IF([.H50]=0;0;-([.H49]-[.H50])*[.O49])" office:value-type="float" office:value="-0.91" calcext:value-type="float">
            <text:p>-0.9</text:p>
          </table:table-cell>
          <table:table-cell table:style-name="ce534" table:formula="of:=[.AF50]+[.AG49]-[.AH49]" office:value-type="float" office:value="28.4265" calcext:value-type="float">
            <text:p>28.4</text:p>
          </table:table-cell>
          <table:table-cell table:style-name="ce541" table:formula="of:=IF(OR([.O50]=0;SIGN([.O50])+SIGN([.O49])=0);(-[.H50]+[.AE49])*-[.O49];0)" office:value-type="float" office:value="0" calcext:value-type="float">
            <text:p/>
          </table:table-cell>
          <table:table-cell table:style-name="ce550" table:formula="of:=[.AG50]/([.E50]-[.AG50])" office:value-type="float" office:value="0.253173253060602" calcext:value-type="float">
            <text:p>.25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50]*0.01*ABS([.J50]+[.K50])*[.H50]" office:value-type="float" office:value="-0.05076" calcext:value-type="float">
            <text:p>-.05</text:p>
          </table:table-cell>
          <table:table-cell table:style-name="ce578"/>
          <table:table-cell table:style-name="ce587" table:formula="of:=ROUND([.AP50]/[.AL50]-(([.AK50]*0.01*ABS([.J50]+[.K50])*0.001)+ABS([.AH50])/[.AL50]*0.001);8)" office:value-type="string" office:string-value="#DIV/0!" calcext:value-type="error">
            <text:p>#DIV/0!</text:p>
          </table:table-cell>
          <table:table-cell table:style-name="ce597" table:formula="of:=IF([.AM50]+[.D49]+[.AH50]&gt;0;[.AM50];[.AM50]+[.D49]+[.AH50])*SIGN([.AL50])" office:value-type="float" office:value="-0" calcext:value-type="float">
            <text:p>0.0</text:p>
          </table:table-cell>
          <table:table-cell table:style-name="ce160"/>
          <table:table-cell table:style-name="ce604" table:formula="of:=IFERROR([.AO50]+[.AT50];&quot;&quot;)">
            <text:p/>
          </table:table-cell>
          <table:table-cell table:style-name="ce157" table:formula="of:=([.AY50]-[.D50])*SIGN([.L50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50]&lt;&gt;0;[.AU50];[.AV49])" office:value-type="float" office:value="0.1245613" calcext:value-type="float">
            <text:p>0.1245613</text:p>
          </table:table-cell>
          <table:table-cell table:style-name="ce624" office:value-type="float" office:value="24.46522155" calcext:value-type="float">
            <text:p>24.46522155</text:p>
          </table:table-cell>
          <table:table-cell table:style-name="ce624"/>
          <table:table-cell table:style-name="ce615" table:formula="of:=IF([.AW50]&lt;&gt;&quot;&quot;;[.AW50];[.AY49])" office:value-type="float" office:value="24.46522155" calcext:value-type="float">
            <text:p>24.46522155</text:p>
          </table:table-cell>
          <table:table-cell table:style-name="ce615" table:formula="of:=IF([.AX50]&lt;&gt;&quot;&quot;;[.AX50];[.AZ49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50]&lt;&gt;&quot;&quot;;[.BC49]-[.BB50];[.BC49])-[.K50]*[.H50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51]-[.AV51])*100000000" office:value-type="float" office:value="-16.9999999993786" calcext:value-type="float">
            <text:p>-16.9999999994</text:p>
          </table:table-cell>
          <table:table-cell table:style-name="ce168"/>
          <table:table-cell table:style-name="ce178" table:formula="of:=IF([.AL51]&lt;&gt;0;[.C50]+[.K51]+[.B51]+[.AO51];[.C50]+[.K51]+[.B51])" office:value-type="float" office:value="0.12456113" calcext:value-type="float">
            <text:p>.125</text:p>
          </table:table-cell>
          <table:table-cell table:style-name="ce188" table:formula="of:=[.D50]+[.AH51]+[.BB51]+[.AM51]-[.AP51]" office:value-type="float" office:value="24.41446155" calcext:value-type="float">
            <text:p>24.4</text:p>
          </table:table-cell>
          <table:table-cell table:style-name="ce197" table:formula="of:=IF([.H51]=0;&quot;&quot;;[.D51]+[.C51]*[.H51]+[.BC51]+[.AG51]-[.AH51])" office:value-type="float" office:value="140.6565582" calcext:value-type="float">
            <text:p>141</text:p>
          </table:table-cell>
          <table:table-cell table:style-name="ce243" table:formula="of:=100*IF([.L51]=0;0;[.E51]/[.E50]-1)" office:value-type="float" office:value="-0.0360748827064161" calcext:value-type="float">
            <text:p>-0.0</text:p>
          </table:table-cell>
          <table:table-cell table:style-name="ce160"/>
          <table:table-cell table:style-name="ce285" office:value-type="float" office:value="705" calcext:value-type="float">
            <text:p>705</text:p>
          </table:table-cell>
          <table:table-cell table:style-name="ce290"/>
          <table:table-cell table:style-name="ce303" office:value-type="float" office:value="0.06" calcext:value-type="float">
            <text:p>0.06</text:p>
          </table:table-cell>
          <table:table-cell table:style-name="ce162"/>
          <table:table-cell table:style-name="ce315" office:value-type="time" office:time-value="PT23H56M00S" calcext:value-type="time">
            <text:p>23:56</text:p>
          </table:table-cell>
          <table:table-cell table:style-name="ce320" office:value-type="date" office:date-value="2013-12-15" calcext:value-type="date">
            <text:p>12/15</text:p>
          </table:table-cell>
          <table:table-cell table:style-name="ce160"/>
          <table:table-cell table:style-name="ce308" table:formula="of:=[.O50]+[.J51]" office:value-type="float" office:value="-0.13" calcext:value-type="float">
            <text:p>-0.1</text:p>
          </table:table-cell>
          <table:table-cell table:style-name="ce330" table:formula="of:=1+[.O51]/([.C51]+0)" office:value-type="float" office:value="-0.0436642634825162" calcext:value-type="float">
            <text:p>0.0</text:p>
          </table:table-cell>
          <table:table-cell table:style-name="ce333" table:formula="of:=-[.O51]-[.C51]" office:value-type="float" office:value="0.00543886999999996" calcext:value-type="float">
            <text:p>.005</text:p>
          </table:table-cell>
          <table:table-cell table:style-name="ce160"/>
          <table:table-cell table:style-name="ce343" table:formula="of:=-[.J51]+[.S50]" office:value-type="float" office:value="0.13" calcext:value-type="float">
            <text:p>0.13</text:p>
          </table:table-cell>
          <table:table-cell table:style-name="ce351"/>
          <table:table-cell table:style-name="ce358"/>
          <table:table-cell table:style-name="ce361" table:formula="of:=[.E51]/(ABS([.O51])*[.H51]*[.$V$6])" office:value-type="float" office:value="15.347142193126" calcext:value-type="float">
            <text:p>15.3</text:p>
          </table:table-cell>
          <table:table-cell table:style-name="ce365" table:formula="of:=[.O51]*[.H51]/[.E51]" office:value-type="float" office:value="-0.651587108150923" calcext:value-type="float">
            <text:p>-0.7</text:p>
          </table:table-cell>
          <table:table-cell table:style-name="ce329" table:formula="of:=([.E51]*[.$W$6]-ABS([.S51])*[.H51])/[.H51]" office:value-type="float" office:value="0.368782121276596" calcext:value-type="float">
            <text:p>0.4</text:p>
          </table:table-cell>
          <table:table-cell table:style-name="ce160"/>
          <table:table-cell table:style-name="ce492" table:formula="of:=[.H51]*(-[.$AA$6]*0.01+[.P51])*[.I51]/([.P51]*[.H51])" office:value-type="float" office:value="0" calcext:value-type="float">
            <text:p>0</text:p>
          </table:table-cell>
          <table:table-cell table:style-name="ce498" table:formula="of:=([.H51]-[.I51])*[.Q51]/[.E51]*100" office:value-type="float" office:value="2.72607505762214" calcext:value-type="float">
            <text:p>+2.7</text:p>
          </table:table-cell>
          <table:table-cell table:style-name="ce506" table:formula="of:=[.E51]*[.$AA$6]*0.01/([.H51]-[.I51])" office:value-type="float" office:value="0.00399025697021277" calcext:value-type="float">
            <text:p>.004</text:p>
          </table:table-cell>
          <table:table-cell table:style-name="ce515" table:formula="of:=IF([.H51]=&quot;&quot;;&quot;&quot;;[.H51]-0.01*[.$AC$6]*[.AG51]/[.O51])" office:value-type="float" office:value="726.866538461538" calcext:value-type="float">
            <text:p>727</text:p>
          </table:table-cell>
          <table:table-cell table:style-name="ce160"/>
          <table:table-cell table:style-name="ce521" table:formula="of:=IFERROR(IF(SIGN([.O51])+SIGN([.O50])=0;[.H51];([.H51]*[.J51]+[.AE50]*[.O50])/[.O51]);0)" office:value-type="float" office:value="923.665384615384" calcext:value-type="float">
            <text:p>924</text:p>
          </table:table-cell>
          <table:table-cell table:style-name="ce530" table:formula="of:=IF([.H51]=0;0;-([.H50]-[.H51])*[.O50])" office:value-type="float" office:value="0" calcext:value-type="float">
            <text:p/>
          </table:table-cell>
          <table:table-cell table:style-name="ce534" table:formula="of:=[.AF51]+[.AG50]-[.AH50]" office:value-type="float" office:value="28.4265" calcext:value-type="float">
            <text:p>28.4</text:p>
          </table:table-cell>
          <table:table-cell table:style-name="ce541" table:formula="of:=IF(OR([.O51]=0;SIGN([.O51])+SIGN([.O50])=0);(-[.H51]+[.AE50])*-[.O50];0)" office:value-type="float" office:value="0" calcext:value-type="float">
            <text:p/>
          </table:table-cell>
          <table:table-cell table:style-name="ce550" table:formula="of:=[.AG51]/([.E51]-[.AG51])" office:value-type="float" office:value="0.253287759588812" calcext:value-type="float">
            <text:p>.25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51]*0.01*ABS([.J51]+[.K51])*[.H51]" office:value-type="float" office:value="-0.05076" calcext:value-type="float">
            <text:p>-.05</text:p>
          </table:table-cell>
          <table:table-cell table:style-name="ce578"/>
          <table:table-cell table:style-name="ce587" table:formula="of:=ROUND([.AP51]/[.AL51]-(([.AK51]*0.01*ABS([.J51]+[.K51])*0.001)+ABS([.AH51])/[.AL51]*0.001);8)" office:value-type="string" office:string-value="#DIV/0!" calcext:value-type="error">
            <text:p>#DIV/0!</text:p>
          </table:table-cell>
          <table:table-cell table:style-name="ce597" table:formula="of:=IF([.AM51]+[.D50]+[.AH51]&gt;0;[.AM51];[.AM51]+[.D50]+[.AH51])*SIGN([.AL51])" office:value-type="float" office:value="-0" calcext:value-type="float">
            <text:p>0.0</text:p>
          </table:table-cell>
          <table:table-cell table:style-name="ce160"/>
          <table:table-cell table:style-name="ce604" table:formula="of:=IFERROR([.AO51]+[.AT51];&quot;&quot;)">
            <text:p/>
          </table:table-cell>
          <table:table-cell table:style-name="ce157" table:formula="of:=([.AY51]-[.D51])*SIGN([.L51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51]&lt;&gt;0;[.AU51];[.AV50])" office:value-type="float" office:value="0.1245613" calcext:value-type="float">
            <text:p>0.1245613</text:p>
          </table:table-cell>
          <table:table-cell table:style-name="ce624" office:value-type="float" office:value="24.41446155" calcext:value-type="float">
            <text:p>24.41446155</text:p>
          </table:table-cell>
          <table:table-cell table:style-name="ce624"/>
          <table:table-cell table:style-name="ce615" table:formula="of:=IF([.AW51]&lt;&gt;&quot;&quot;;[.AW51];[.AY50])" office:value-type="float" office:value="24.41446155" calcext:value-type="float">
            <text:p>24.41446155</text:p>
          </table:table-cell>
          <table:table-cell table:style-name="ce615" table:formula="of:=IF([.AX51]&lt;&gt;&quot;&quot;;[.AX51];[.AZ50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51]&lt;&gt;&quot;&quot;;[.BC50]-[.BB51];[.BC50])-[.K51]*[.H51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52]-[.AV52])*100000000" office:value-type="float" office:value="-16.9999999993786" calcext:value-type="float">
            <text:p>-16.9999999994</text:p>
          </table:table-cell>
          <table:table-cell table:style-name="ce168"/>
          <table:table-cell table:style-name="ce178" table:formula="of:=IF([.AL52]&lt;&gt;0;[.C51]+[.K52]+[.B52]+[.AO52];[.C51]+[.K52]+[.B52])" office:value-type="float" office:value="0.12456113" calcext:value-type="float">
            <text:p>.125</text:p>
          </table:table-cell>
          <table:table-cell table:style-name="ce188" table:formula="of:=[.D51]+[.AH52]+[.BB52]+[.AM52]-[.AP52]" office:value-type="float" office:value="24.36154155" calcext:value-type="float">
            <text:p>24.4</text:p>
          </table:table-cell>
          <table:table-cell table:style-name="ce197" table:formula="of:=IF([.H52]=0;&quot;&quot;;[.D52]+[.C52]*[.H52]+[.BC52]+[.AG52]-[.AH52])" office:value-type="float" office:value="140.4404721" calcext:value-type="float">
            <text:p>140</text:p>
          </table:table-cell>
          <table:table-cell table:style-name="ce244" table:formula="of:=100*IF([.L52]=0;0;[.E52]/[.E51]-1)" office:value-type="float" office:value="-0.153626750693514" calcext:value-type="float">
            <text:p>-0.2</text:p>
          </table:table-cell>
          <table:table-cell table:style-name="ce160"/>
          <table:table-cell table:style-name="ce285" office:value-type="float" office:value="735" calcext:value-type="float">
            <text:p>735</text:p>
          </table:table-cell>
          <table:table-cell table:style-name="ce290" office:value-type="float" office:value="745" calcext:value-type="float">
            <text:p>745</text:p>
          </table:table-cell>
          <table:table-cell table:style-name="ce303" office:value-type="float" office:value="-0.06" calcext:value-type="float">
            <text:p>-0.06</text:p>
          </table:table-cell>
          <table:table-cell table:style-name="ce162"/>
          <table:table-cell table:style-name="ce315" office:value-type="time" office:time-value="PT00H31M00S" calcext:value-type="time">
            <text:p>00:31</text:p>
          </table:table-cell>
          <table:table-cell table:style-name="ce320" office:value-type="date" office:date-value="2013-12-16" calcext:value-type="date">
            <text:p>12/16</text:p>
          </table:table-cell>
          <table:table-cell table:style-name="ce160"/>
          <table:table-cell table:style-name="ce308" table:formula="of:=[.O51]+[.J52]" office:value-type="float" office:value="-0.19" calcext:value-type="float">
            <text:p>-0.2</text:p>
          </table:table-cell>
          <table:table-cell table:style-name="ce330" table:formula="of:=1+[.O52]/([.C52]+0)" office:value-type="float" office:value="-0.525355462012908" calcext:value-type="float">
            <text:p>-0.5</text:p>
          </table:table-cell>
          <table:table-cell table:style-name="ce333" table:formula="of:=-[.O52]-[.C52]" office:value-type="float" office:value="0.06543887" calcext:value-type="float">
            <text:p>.065</text:p>
          </table:table-cell>
          <table:table-cell table:style-name="ce160"/>
          <table:table-cell table:style-name="ce343" table:formula="of:=-[.J52]+[.S51]" office:value-type="float" office:value="0.19" calcext:value-type="float">
            <text:p>0.19</text:p>
          </table:table-cell>
          <table:table-cell table:style-name="ce351"/>
          <table:table-cell table:style-name="ce358"/>
          <table:table-cell table:style-name="ce361" table:formula="of:=[.E52]/(ABS([.O52])*[.H52]*[.$V$6])" office:value-type="float" office:value="10.0566038023631" calcext:value-type="float">
            <text:p>10.1</text:p>
          </table:table-cell>
          <table:table-cell table:style-name="ce365" table:formula="of:=[.O52]*[.H52]/[.E52]" office:value-type="float" office:value="-0.99437147933085" calcext:value-type="float">
            <text:p>-1.0</text:p>
          </table:table-cell>
          <table:table-cell table:style-name="ce329" table:formula="of:=([.E52]*[.$W$6]-ABS([.S52])*[.H52])/[.H52]" office:value-type="float" office:value="0.287688680612245" calcext:value-type="float">
            <text:p>0.3</text:p>
          </table:table-cell>
          <table:table-cell table:style-name="ce160"/>
          <table:table-cell table:style-name="ce492" table:formula="of:=[.H52]*(-[.$AA$6]*0.01+[.P52])*[.I52]/([.P52]*[.H52])" office:value-type="float" office:value="773.361749477031" calcext:value-type="float">
            <text:p>773</text:p>
          </table:table-cell>
          <table:table-cell table:style-name="ce498" table:formula="of:=([.H52]-[.I52])*[.Q52]/[.E52]*100" office:value-type="float" office:value="-0.465954500305329" calcext:value-type="float">
            <text:p>-.5</text:p>
          </table:table-cell>
          <table:table-cell table:style-name="ce506" table:formula="of:=[.E52]*[.$AA$6]*0.01/([.H52]-[.I52])" office:value-type="float" office:value="-0.2808809442" calcext:value-type="float">
            <text:p>-.281</text:p>
          </table:table-cell>
          <table:table-cell table:style-name="ce515" table:formula="of:=IF([.H52]=&quot;&quot;;&quot;&quot;;[.H52]-0.01*[.$AC$6]*[.AG52]/[.O52])" office:value-type="float" office:value="747.908684210526" calcext:value-type="float">
            <text:p>748</text:p>
          </table:table-cell>
          <table:table-cell table:style-name="ce160"/>
          <table:table-cell table:style-name="ce521" table:formula="of:=IFERROR(IF(SIGN([.O52])+SIGN([.O51])=0;[.H52];([.H52]*[.J52]+[.AE51]*[.O51])/[.O52]);0)" office:value-type="float" office:value="864.086842105263" calcext:value-type="float">
            <text:p>864</text:p>
          </table:table-cell>
          <table:table-cell table:style-name="ce530" table:formula="of:=IF([.H52]=0;0;-([.H51]-[.H52])*[.O51])" office:value-type="float" office:value="-3.9" calcext:value-type="float">
            <text:p>-3.9</text:p>
          </table:table-cell>
          <table:table-cell table:style-name="ce534" table:formula="of:=[.AF52]+[.AG51]-[.AH51]" office:value-type="float" office:value="24.5265" calcext:value-type="float">
            <text:p>24.5</text:p>
          </table:table-cell>
          <table:table-cell table:style-name="ce541" table:formula="of:=IF(OR([.O52]=0;SIGN([.O52])+SIGN([.O51])=0);(-[.H52]+[.AE51])*-[.O51];0)" office:value-type="float" office:value="0" calcext:value-type="float">
            <text:p/>
          </table:table-cell>
          <table:table-cell table:style-name="ce550" table:formula="of:=[.AG52]/([.E52]-[.AG52])" office:value-type="float" office:value="0.211592265847302" calcext:value-type="float">
            <text:p>.21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52]*0.01*ABS([.J52]+[.K52])*[.H52]" office:value-type="float" office:value="-0.05292" calcext:value-type="float">
            <text:p>-.05</text:p>
          </table:table-cell>
          <table:table-cell table:style-name="ce578"/>
          <table:table-cell table:style-name="ce587" table:formula="of:=ROUND([.AP52]/[.AL52]-(([.AK52]*0.01*ABS([.J52]+[.K52])*0.001)+ABS([.AH52])/[.AL52]*0.001);8)" office:value-type="string" office:string-value="#DIV/0!" calcext:value-type="error">
            <text:p>#DIV/0!</text:p>
          </table:table-cell>
          <table:table-cell table:style-name="ce597" table:formula="of:=IF([.AM52]+[.D51]+[.AH52]&gt;0;[.AM52];[.AM52]+[.D51]+[.AH52])*SIGN([.AL52])" office:value-type="float" office:value="-0" calcext:value-type="float">
            <text:p>0.0</text:p>
          </table:table-cell>
          <table:table-cell table:style-name="ce160"/>
          <table:table-cell table:style-name="ce604" table:formula="of:=IFERROR([.AO52]+[.AT52];&quot;&quot;)">
            <text:p/>
          </table:table-cell>
          <table:table-cell table:style-name="ce157" table:formula="of:=([.AY52]-[.D52])*SIGN([.L52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52]&lt;&gt;0;[.AU52];[.AV51])" office:value-type="float" office:value="0.1245613" calcext:value-type="float">
            <text:p>0.1245613</text:p>
          </table:table-cell>
          <table:table-cell table:style-name="ce624" office:value-type="float" office:value="24.36154155" calcext:value-type="float">
            <text:p>24.36154155</text:p>
          </table:table-cell>
          <table:table-cell table:style-name="ce624"/>
          <table:table-cell table:style-name="ce615" table:formula="of:=IF([.AW52]&lt;&gt;&quot;&quot;;[.AW52];[.AY51])" office:value-type="float" office:value="24.36154155" calcext:value-type="float">
            <text:p>24.36154155</text:p>
          </table:table-cell>
          <table:table-cell table:style-name="ce615" table:formula="of:=IF([.AX52]&lt;&gt;&quot;&quot;;[.AX52];[.AZ51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52]&lt;&gt;&quot;&quot;;[.BC51]-[.BB52];[.BC51])-[.K52]*[.H52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53]-[.AV53])*100000000" office:value-type="float" office:value="-16.9999999993786" calcext:value-type="float">
            <text:p>-16.9999999994</text:p>
          </table:table-cell>
          <table:table-cell table:style-name="ce168"/>
          <table:table-cell table:style-name="ce178" table:formula="of:=IF([.AL53]&lt;&gt;0;[.C52]+[.K53]+[.B53]+[.AO53];[.C52]+[.K53]+[.B53])" office:value-type="float" office:value="0.12456113" calcext:value-type="float">
            <text:p>.125</text:p>
          </table:table-cell>
          <table:table-cell table:style-name="ce188" table:formula="of:=[.D52]+[.AH53]+[.BB53]+[.AM53]-[.AP53]" office:value-type="float" office:value="24.30771435" calcext:value-type="float">
            <text:p>24.3</text:p>
          </table:table-cell>
          <table:table-cell table:style-name="ce197" table:formula="of:=IF([.H53]=0;&quot;&quot;;[.D53]+[.C53]*[.H53]+[.BC53]+[.AG53]-[.AH53])" office:value-type="float" office:value="139.562115138" calcext:value-type="float">
            <text:p>140</text:p>
          </table:table-cell>
          <table:table-cell table:style-name="ce245" table:formula="of:=100*IF([.L53]=0;0;[.E53]/[.E52]-1)" office:value-type="float" office:value="-0.625430083554968" calcext:value-type="float">
            <text:p>-0.6</text:p>
          </table:table-cell>
          <table:table-cell table:style-name="ce160"/>
          <table:table-cell table:style-name="ce285" office:value-type="float" office:value="747.6" calcext:value-type="float">
            <text:p>748</text:p>
          </table:table-cell>
          <table:table-cell table:style-name="ce290"/>
          <table:table-cell table:style-name="ce303" office:value-type="float" office:value="0.06" calcext:value-type="float">
            <text:p>0.06</text:p>
          </table:table-cell>
          <table:table-cell table:style-name="ce162"/>
          <table:table-cell table:style-name="ce315" office:value-type="time" office:time-value="PT00H34M00S" calcext:value-type="time">
            <text:p>00:34</text:p>
          </table:table-cell>
          <table:table-cell table:style-name="ce320" office:value-type="date" office:date-value="2013-12-16" calcext:value-type="date">
            <text:p>12/16</text:p>
          </table:table-cell>
          <table:table-cell table:style-name="ce160"/>
          <table:table-cell table:style-name="ce308" table:formula="of:=[.O52]+[.J53]" office:value-type="float" office:value="-0.13" calcext:value-type="float">
            <text:p>-0.1</text:p>
          </table:table-cell>
          <table:table-cell table:style-name="ce330" table:formula="of:=1+[.O53]/([.C53]+0)" office:value-type="float" office:value="-0.0436642634825162" calcext:value-type="float">
            <text:p>0.0</text:p>
          </table:table-cell>
          <table:table-cell table:style-name="ce333" table:formula="of:=-[.O53]-[.C53]" office:value-type="float" office:value="0.00543886999999996" calcext:value-type="float">
            <text:p>.005</text:p>
          </table:table-cell>
          <table:table-cell table:style-name="ce160"/>
          <table:table-cell table:style-name="ce343" table:formula="of:=-[.J53]+[.S52]" office:value-type="float" office:value="0.13" calcext:value-type="float">
            <text:p>0.13</text:p>
          </table:table-cell>
          <table:table-cell table:style-name="ce351"/>
          <table:table-cell table:style-name="ce358"/>
          <table:table-cell table:style-name="ce361" table:formula="of:=[.E53]/(ABS([.O53])*[.H53]*[.$V$6])" office:value-type="float" office:value="14.3600151395234" calcext:value-type="float">
            <text:p>14.4</text:p>
          </table:table-cell>
          <table:table-cell table:style-name="ce365" table:formula="of:=[.O53]*[.H53]/[.E53]" office:value-type="float" office:value="-0.696378095903031" calcext:value-type="float">
            <text:p>-0.7</text:p>
          </table:table-cell>
          <table:table-cell table:style-name="ce329" table:formula="of:=([.E53]*[.$W$6]-ABS([.S53])*[.H53])/[.H53]" office:value-type="float" office:value="0.33670049203451" calcext:value-type="float">
            <text:p>0.3</text:p>
          </table:table-cell>
          <table:table-cell table:style-name="ce160"/>
          <table:table-cell table:style-name="ce282" table:formula="of:=[.H53]*(-[.$AA$6]*0.01+[.P53])/[.P53]" office:value-type="float" office:value="1090.03105934873" calcext:value-type="float">
            <text:p>1090</text:p>
          </table:table-cell>
          <table:table-cell table:style-name="ce498" table:formula="of:=([.H53]-[.I53])*[.Q53]/[.E53]*100" office:value-type="float" office:value="2.91346918035699" calcext:value-type="float">
            <text:p>+2.9</text:p>
          </table:table-cell>
          <table:table-cell table:style-name="ce506" table:formula="of:=[.E53]*[.$AA$6]*0.01/([.H53]-[.I53])" office:value-type="float" office:value="0.00373360393627608" calcext:value-type="float">
            <text:p>.004</text:p>
          </table:table-cell>
          <table:table-cell table:style-name="ce515" table:formula="of:=IF([.H53]=&quot;&quot;;&quot;&quot;;[.H53]-0.01*[.$AC$6]*[.AG53]/[.O53])" office:value-type="float" office:value="764.625" calcext:value-type="float">
            <text:p>765</text:p>
          </table:table-cell>
          <table:table-cell table:style-name="ce160"/>
          <table:table-cell table:style-name="ce521" table:formula="of:=IFERROR(IF(SIGN([.O53])+SIGN([.O52])=0;[.H53];([.H53]*[.J53]+[.AE52]*[.O52])/[.O53]);0)" office:value-type="float" office:value="917.85" calcext:value-type="float">
            <text:p>918</text:p>
          </table:table-cell>
          <table:table-cell table:style-name="ce530" table:formula="of:=IF([.H53]=0;0;-([.H52]-[.H53])*[.O52])" office:value-type="float" office:value="-2.394" calcext:value-type="float">
            <text:p>-2.4</text:p>
          </table:table-cell>
          <table:table-cell table:style-name="ce534" table:formula="of:=[.AF53]+[.AG52]-[.AH52]" office:value-type="float" office:value="22.1325" calcext:value-type="float">
            <text:p>22.1</text:p>
          </table:table-cell>
          <table:table-cell table:style-name="ce541" table:formula="of:=IF(OR([.O53]=0;SIGN([.O53])+SIGN([.O52])=0);(-[.H53]+[.AE52])*-[.O52];0)" office:value-type="float" office:value="0" calcext:value-type="float">
            <text:p/>
          </table:table-cell>
          <table:table-cell table:style-name="ce550" table:formula="of:=[.AG53]/([.E53]-[.AG53])" office:value-type="float" office:value="0.18847460220312" calcext:value-type="float">
            <text:p>.19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53]*0.01*ABS([.J53]+[.K53])*[.H53]" office:value-type="float" office:value="-0.0538272" calcext:value-type="float">
            <text:p>-.05</text:p>
          </table:table-cell>
          <table:table-cell table:style-name="ce578"/>
          <table:table-cell table:style-name="ce587" table:formula="of:=ROUND([.AP53]/[.AL53]-(([.AK53]*0.01*ABS([.J53]+[.K53])*0.001)+ABS([.AH53])/[.AL53]*0.001);8)" office:value-type="string" office:string-value="#DIV/0!" calcext:value-type="error">
            <text:p>#DIV/0!</text:p>
          </table:table-cell>
          <table:table-cell table:style-name="ce597" table:formula="of:=IF([.AM53]+[.D52]+[.AH53]&gt;0;[.AM53];[.AM53]+[.D52]+[.AH53])*SIGN([.AL53])" office:value-type="float" office:value="-0" calcext:value-type="float">
            <text:p>0.0</text:p>
          </table:table-cell>
          <table:table-cell table:style-name="ce160"/>
          <table:table-cell table:style-name="ce603" table:formula="of:=IFERROR([.AO53]+[.AT53];&quot;&quot;)">
            <text:p/>
          </table:table-cell>
          <table:table-cell table:style-name="ce157" table:formula="of:=([.AY53]-[.D53])*SIGN([.L53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53]&lt;&gt;0;[.AU53];[.AV52])" office:value-type="float" office:value="0.1245613" calcext:value-type="float">
            <text:p>0.1245613</text:p>
          </table:table-cell>
          <table:table-cell table:style-name="ce624" office:value-type="float" office:value="24.30771435" calcext:value-type="float">
            <text:p>24.30771435</text:p>
          </table:table-cell>
          <table:table-cell table:style-name="ce624"/>
          <table:table-cell table:style-name="ce615" table:formula="of:=IF([.AW53]&lt;&gt;&quot;&quot;;[.AW53];[.AY52])" office:value-type="float" office:value="24.30771435" calcext:value-type="float">
            <text:p>24.30771435</text:p>
          </table:table-cell>
          <table:table-cell table:style-name="ce615" table:formula="of:=IF([.AX53]&lt;&gt;&quot;&quot;;[.AX53];[.AZ52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53]&lt;&gt;&quot;&quot;;[.BC52]-[.BB53];[.BC52])-[.K53]*[.H53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54]-[.AV54])*100000000" office:value-type="float" office:value="-16.9999999993786" calcext:value-type="float">
            <text:p>-16.9999999994</text:p>
          </table:table-cell>
          <table:table-cell table:style-name="ce168"/>
          <table:table-cell table:style-name="ce178" table:formula="of:=IF([.AL54]&lt;&gt;0;[.C53]+[.K54]+[.B54]+[.AO54];[.C53]+[.K54]+[.B54])" office:value-type="float" office:value="0.12456113" calcext:value-type="float">
            <text:p>.125</text:p>
          </table:table-cell>
          <table:table-cell table:style-name="ce188" table:formula="of:=[.D53]+[.AH54]+[.BB54]+[.AM54]-[.AP54]" office:value-type="float" office:value="71.2256893499999" calcext:value-type="float">
            <text:p>71.2</text:p>
          </table:table-cell>
          <table:table-cell table:style-name="ce197" table:formula="of:=IF([.H54]=0;&quot;&quot;;[.D54]+[.C54]*[.H54]+[.BC54]+[.AG54]-[.AH54])" office:value-type="float" office:value="140.3571165" calcext:value-type="float">
            <text:p>140</text:p>
          </table:table-cell>
          <table:table-cell table:style-name="ce246" table:formula="of:=100*IF([.L54]=0;0;[.E54]/[.E53]-1)" office:value-type="float" office:value="0.56963980605611" calcext:value-type="float">
            <text:p>+0.6</text:p>
          </table:table-cell>
          <table:table-cell table:style-name="ce160"/>
          <table:table-cell table:style-name="ce285" office:value-type="float" office:value="555" calcext:value-type="float">
            <text:p>555</text:p>
          </table:table-cell>
          <table:table-cell table:style-name="ce290" office:value-type="float" office:value="535" calcext:value-type="float">
            <text:p>535</text:p>
          </table:table-cell>
          <table:table-cell table:style-name="ce303" office:value-type="float" office:value="0.13" calcext:value-type="float">
            <text:p>0.13</text:p>
          </table:table-cell>
          <table:table-cell table:style-name="ce162"/>
          <table:table-cell table:style-name="ce315" office:value-type="time" office:time-value="PT09H11M00S" calcext:value-type="time">
            <text:p>09:11</text:p>
          </table:table-cell>
          <table:table-cell table:style-name="ce320" office:value-type="date" office:date-value="2013-12-18" calcext:value-type="date">
            <text:p>12/18</text:p>
          </table:table-cell>
          <table:table-cell table:style-name="ce160"/>
          <table:table-cell table:style-name="ce308" table:formula="of:=[.O53]+[.J54]" office:value-type="float" office:value="0" calcext:value-type="float">
            <text:p>0.0</text:p>
          </table:table-cell>
          <table:table-cell table:style-name="ce330" table:formula="of:=1+[.O54]/([.C54]+0)" office:value-type="float" office:value="1" calcext:value-type="float">
            <text:p>1.0</text:p>
          </table:table-cell>
          <table:table-cell table:style-name="ce333" table:formula="of:=-[.O54]-[.C54]" office:value-type="float" office:value="-0.12456113" calcext:value-type="float">
            <text:p>-.125</text:p>
          </table:table-cell>
          <table:table-cell table:style-name="ce160"/>
          <table:table-cell table:style-name="ce343" table:formula="of:=-[.J54]+[.S53]" office:value-type="float" office:value="0" calcext:value-type="float">
            <text:p>0</text:p>
          </table:table-cell>
          <table:table-cell table:style-name="ce351"/>
          <table:table-cell table:style-name="ce358"/>
          <table:table-cell table:style-name="ce361" table:formula="of:=[.E54]/(ABS([.O54])*[.H54]*[.$V$6])" office:value-type="string" office:string-value="#DIV/0!" calcext:value-type="error">
            <text:p>#DIV/0!</text:p>
          </table:table-cell>
          <table:table-cell table:style-name="ce365" table:formula="of:=[.O54]*[.H54]/[.E54]" office:value-type="float" office:value="0" calcext:value-type="float">
            <text:p/>
          </table:table-cell>
          <table:table-cell table:style-name="ce329" table:formula="of:=([.E54]*[.$W$6]-ABS([.S54])*[.H54])/[.H54]" office:value-type="float" office:value="0.632239263513513" calcext:value-type="float">
            <text:p>0.6</text:p>
          </table:table-cell>
          <table:table-cell table:style-name="ce160"/>
          <table:table-cell table:style-name="ce282" table:formula="of:=[.H54]*(-[.$AA$6]*0.01+[.P54])/[.P54]" office:value-type="float" office:value="543.9" calcext:value-type="float">
            <text:p>544</text:p>
          </table:table-cell>
          <table:table-cell table:style-name="ce498" table:formula="of:=([.H54]-[.I54])*[.Q54]/[.E54]*100" office:value-type="float" office:value="-1.77491719844501" calcext:value-type="float">
            <text:p>-1.8</text:p>
          </table:table-cell>
          <table:table-cell table:style-name="ce506" table:formula="of:=[.E54]*[.$AA$6]*0.01/([.H54]-[.I54])" office:value-type="float" office:value="0.1403571165" calcext:value-type="float">
            <text:p>.140</text:p>
          </table:table-cell>
          <table:table-cell table:style-name="ce516" table:formula="of:=([.AE54]-[.H54])*[.$AC$6]*0.01+[.H54]" office:value-type="float" office:value="499.5" calcext:value-type="float">
            <text:p>500</text:p>
          </table:table-cell>
          <table:table-cell table:style-name="ce160"/>
          <table:table-cell table:style-name="ce521" table:formula="of:=IFERROR(IF(SIGN([.O54])+SIGN([.O53])=0;[.H54];([.H54]*[.J54]+[.AE53]*[.O53])/[.O54]);0)" office:value-type="float" office:value="0" calcext:value-type="float">
            <text:p/>
          </table:table-cell>
          <table:table-cell table:style-name="ce530" table:formula="of:=IF([.H54]=0;0;-([.H53]-[.H54])*[.O53])" office:value-type="float" office:value="25.038" calcext:value-type="float">
            <text:p>25.0</text:p>
          </table:table-cell>
          <table:table-cell table:style-name="ce534" table:formula="of:=[.AF54]+[.AG53]-[.AH53]" office:value-type="float" office:value="47.1705" calcext:value-type="float">
            <text:p>47.2</text:p>
          </table:table-cell>
          <table:table-cell table:style-name="ce541" table:formula="of:=IF(OR([.O54]=0;SIGN([.O54])+SIGN([.O53])=0);(-[.H54]+[.AE53])*-[.O53];0)" office:value-type="float" office:value="47.1705" calcext:value-type="float">
            <text:p>47.2</text:p>
          </table:table-cell>
          <table:table-cell table:style-name="ce550" table:formula="of:=[.AG54]/([.E54]-[.AG54])" office:value-type="float" office:value="0.506193933975487" calcext:value-type="float">
            <text:p>.51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54]*0.01*ABS([.J54]+[.K54])*[.H54]" office:value-type="float" office:value="-0.252525" calcext:value-type="float">
            <text:p>-.25</text:p>
          </table:table-cell>
          <table:table-cell table:style-name="ce578"/>
          <table:table-cell table:style-name="ce587" table:formula="of:=ROUND([.AP54]/[.AL54]-(([.AK54]*0.01*ABS([.J54]+[.K54])*0.001)+ABS([.AH54])/[.AL54]*0.001);8)" office:value-type="string" office:string-value="#DIV/0!" calcext:value-type="error">
            <text:p>#DIV/0!</text:p>
          </table:table-cell>
          <table:table-cell table:style-name="ce597" table:formula="of:=IF([.AM54]+[.D53]+[.AH54]&gt;0;[.AM54];[.AM54]+[.D53]+[.AH54])*SIGN([.AL54])" office:value-type="float" office:value="-0" calcext:value-type="float">
            <text:p>0.0</text:p>
          </table:table-cell>
          <table:table-cell table:style-name="ce160"/>
          <table:table-cell table:style-name="ce603" table:formula="of:=IFERROR([.AO54]+[.AT54];&quot;&quot;)">
            <text:p/>
          </table:table-cell>
          <table:table-cell table:style-name="ce157" table:formula="of:=([.AY54]-[.D54])*SIGN([.L54])" office:value-type="float" office:value="0" calcext:value-type="float">
            <text:p>0</text:p>
          </table:table-cell>
          <table:table-cell table:style-name="ce612"/>
          <table:table-cell table:style-name="ce617"/>
          <table:table-cell table:style-name="ce615" table:formula="of:=IF([.AU54]&lt;&gt;0;[.AU54];[.AV53])" office:value-type="float" office:value="0.1245613" calcext:value-type="float">
            <text:p>0.1245613</text:p>
          </table:table-cell>
          <table:table-cell table:style-name="ce624" office:value-type="float" office:value="71.22568935" calcext:value-type="float">
            <text:p>71.22568935</text:p>
          </table:table-cell>
          <table:table-cell table:style-name="ce624"/>
          <table:table-cell table:style-name="ce615" table:formula="of:=IF([.AW54]&lt;&gt;&quot;&quot;;[.AW54];[.AY53])" office:value-type="float" office:value="71.22568935" calcext:value-type="float">
            <text:p>71.22568935</text:p>
          </table:table-cell>
          <table:table-cell table:style-name="ce615" table:formula="of:=IF([.AX54]&lt;&gt;&quot;&quot;;[.AX54];[.AZ53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54]&lt;&gt;&quot;&quot;;[.BC53]-[.BB54];[.BC53])-[.K54]*[.H54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55]-[.AV55])*100000000" office:value-type="float" office:value="-29.9999999980871" calcext:value-type="float">
            <text:p>-29.9999999981</text:p>
          </table:table-cell>
          <table:table-cell table:style-name="ce168"/>
          <table:table-cell table:style-name="ce178" table:formula="of:=IF([.AL55]&lt;&gt;0;[.C54]+[.K55]+[.B55]+[.AO55];[.C54]+[.K55]+[.B55])" office:value-type="float" office:value="0.234429" calcext:value-type="float">
            <text:p>.234</text:p>
          </table:table-cell>
          <table:table-cell table:style-name="ce188" table:formula="of:=[.D54]+[.AH55]+[.BB55]+[.AM55]-[.AP55]" office:value-type="float" office:value="10.1756893499999" calcext:value-type="float">
            <text:p>10.2</text:p>
          </table:table-cell>
          <table:table-cell table:style-name="ce197" table:formula="of:=IF([.H55]=0;&quot;&quot;;[.D55]+[.C55]*[.H55]+[.BC55]+[.AG55]-[.AH55])" office:value-type="float" office:value="140.28378435" calcext:value-type="float">
            <text:p>140</text:p>
          </table:table-cell>
          <table:table-cell table:style-name="ce247" table:formula="of:=100*IF([.L55]=0;0;[.E55]/[.E54]-1)" office:value-type="float" office:value="-0.0522468342387228" calcext:value-type="float">
            <text:p>-0.1</text:p>
          </table:table-cell>
          <table:table-cell table:style-name="ce160"/>
          <table:table-cell table:style-name="ce285" office:value-type="float" office:value="555" calcext:value-type="float">
            <text:p>555</text:p>
          </table:table-cell>
          <table:table-cell table:style-name="ce290"/>
          <table:table-cell table:style-name="ce303"/>
          <table:table-cell table:style-name="ce162" office:value-type="float" office:value="0.11" calcext:value-type="float">
            <text:p>0.11</text:p>
          </table:table-cell>
          <table:table-cell table:style-name="ce315" office:value-type="time" office:time-value="PT09H21M00S" calcext:value-type="time">
            <text:p>09:21</text:p>
          </table:table-cell>
          <table:table-cell table:style-name="ce320" office:value-type="date" office:date-value="2013-12-18" calcext:value-type="date">
            <text:p>12/18</text:p>
          </table:table-cell>
          <table:table-cell table:style-name="ce160"/>
          <table:table-cell table:style-name="ce308" table:formula="of:=[.O54]+[.J55]" office:value-type="float" office:value="0" calcext:value-type="float">
            <text:p>0.0</text:p>
          </table:table-cell>
          <table:table-cell table:style-name="ce330" table:formula="of:=1+[.O55]/([.C55]+0)" office:value-type="float" office:value="1" calcext:value-type="float">
            <text:p>1.0</text:p>
          </table:table-cell>
          <table:table-cell table:style-name="ce333" table:formula="of:=-[.O55]-[.C55]" office:value-type="float" office:value="-0.234429" calcext:value-type="float">
            <text:p>-.234</text:p>
          </table:table-cell>
          <table:table-cell table:style-name="ce160"/>
          <table:table-cell table:style-name="ce343" table:formula="of:=-[.J55]+[.S54]" office:value-type="float" office:value="0" calcext:value-type="float">
            <text:p>0</text:p>
          </table:table-cell>
          <table:table-cell table:style-name="ce351"/>
          <table:table-cell table:style-name="ce358"/>
          <table:table-cell table:style-name="ce361" table:formula="of:=[.E55]/(ABS([.O55])*[.H55]*[.$V$6])" office:value-type="string" office:string-value="#DIV/0!" calcext:value-type="error">
            <text:p>#DIV/0!</text:p>
          </table:table-cell>
          <table:table-cell table:style-name="ce365" table:formula="of:=[.O55]*[.H55]/[.E55]" office:value-type="float" office:value="0" calcext:value-type="float">
            <text:p/>
          </table:table-cell>
          <table:table-cell table:style-name="ce329" table:formula="of:=([.E55]*[.$W$6]-ABS([.S55])*[.H55])/[.H55]" office:value-type="float" office:value="0.631908938513513" calcext:value-type="float">
            <text:p>0.6</text:p>
          </table:table-cell>
          <table:table-cell table:style-name="ce160"/>
          <table:table-cell table:style-name="ce282" table:formula="of:=[.H55]*(-[.$AA$6]*0.01+[.P55])/[.P55]" office:value-type="float" office:value="543.9" calcext:value-type="float">
            <text:p>544</text:p>
          </table:table-cell>
          <table:table-cell table:style-name="ce498" table:formula="of:=([.H55]-[.I55])*[.Q55]/[.E55]*100" office:value-type="float" office:value="-92.7463538304526" calcext:value-type="float">
            <text:p>-92.7</text:p>
          </table:table-cell>
          <table:table-cell table:style-name="ce506" table:formula="of:=[.E55]*[.$AA$6]*0.01/([.H55]-[.I55])" office:value-type="float" office:value="0.00505527150810811" calcext:value-type="float">
            <text:p>.005</text:p>
          </table:table-cell>
          <table:table-cell table:style-name="ce515" table:formula="of:=IF([.H55]=&quot;&quot;;&quot;&quot;;[.H55]-0.01*[.$AC$6]*[.AG55]/[.O55])" office:value-type="string" office:string-value="#DIV/0!" calcext:value-type="error">
            <text:p>#DIV/0!</text:p>
          </table:table-cell>
          <table:table-cell table:style-name="ce160"/>
          <table:table-cell table:style-name="ce521" table:formula="of:=IFERROR(IF(SIGN([.O55])+SIGN([.O54])=0;[.H55];([.H55]*[.J55]+[.AE54]*[.O54])/[.O55]);0)" office:value-type="float" office:value="555" calcext:value-type="float">
            <text:p>555</text:p>
          </table:table-cell>
          <table:table-cell table:style-name="ce530" table:formula="of:=IF([.H55]=0;0;-([.H54]-[.H55])*[.O54])" office:value-type="float" office:value="-0" calcext:value-type="float">
            <text:p/>
          </table:table-cell>
          <table:table-cell table:style-name="ce534" table:formula="of:=[.AF55]+[.AG54]-[.AH54]" office:value-type="float" office:value="0" calcext:value-type="float">
            <text:p/>
          </table:table-cell>
          <table:table-cell table:style-name="ce541" table:formula="of:=IF(OR([.O55]=0;SIGN([.O55])+SIGN([.O54])=0);(-[.H55]+[.AE54])*-[.O54];0)" office:value-type="float" office:value="0" calcext:value-type="float">
            <text:p/>
          </table:table-cell>
          <table:table-cell table:style-name="ce550" table:formula="of:=[.AG55]/([.E55]-[.AG55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 office:value-type="float" office:value="555" calcext:value-type="float">
            <text:p>555</text:p>
          </table:table-cell>
          <table:table-cell table:style-name="ce569" table:formula="of:=-[.AK55]*0.01*ABS([.J55]+[.K55])*[.H55]" office:value-type="float" office:value="-0.07326" calcext:value-type="float">
            <text:p>-.07</text:p>
          </table:table-cell>
          <table:table-cell table:style-name="ce578"/>
          <table:table-cell table:style-name="ce587" table:formula="of:=ROUND([.AP55]/[.AL55]-(([.AK55]*0.01*ABS([.J55]+[.K55])*0.001)+ABS([.AH55])/[.AL55]*0.001);8)" office:value-type="float" office:value="-0.00013213" calcext:value-type="float">
            <text:p>-0.0001321300</text:p>
          </table:table-cell>
          <table:table-cell table:style-name="ce597" table:formula="of:=IF([.AM55]+[.D54]+[.AH55]&gt;0;[.AM55];[.AM55]+[.D54]+[.AH55])*SIGN([.AL55])" office:value-type="float" office:value="-0.07326" calcext:value-type="float">
            <text:p>-0.1</text:p>
          </table:table-cell>
          <table:table-cell table:style-name="ce160"/>
          <table:table-cell table:style-name="ce603" table:formula="of:=IFERROR([.AO55]+[.AT55];&quot;&quot;)" office:value-type="float" office:value="-0.000000130000000000014" calcext:value-type="float">
            <text:p>-1.3E-7</text:p>
          </table:table-cell>
          <table:table-cell table:style-name="ce157" table:formula="of:=([.AY55]-[.D55])*SIGN([.L55])" office:value-type="float" office:value="0.000000000000101252339845814" calcext:value-type="float">
            <text:p>1.01252339845814E-013</text:p>
          </table:table-cell>
          <table:table-cell table:style-name="ce612" office:value-type="float" office:value="0.000132" calcext:value-type="float">
            <text:p>0.000132</text:p>
          </table:table-cell>
          <table:table-cell table:style-name="ce617" office:value-type="float" office:value="0.2344293" calcext:value-type="float">
            <text:p>0.2344293</text:p>
          </table:table-cell>
          <table:table-cell table:style-name="ce615" table:formula="of:=IF([.AU55]&lt;&gt;0;[.AU55];[.AV54])" office:value-type="float" office:value="0.2344293" calcext:value-type="float">
            <text:p>0.2344293</text:p>
          </table:table-cell>
          <table:table-cell table:style-name="ce624" office:value-type="float" office:value="10.17568935" calcext:value-type="float">
            <text:p>10.17568935</text:p>
          </table:table-cell>
          <table:table-cell table:style-name="ce624"/>
          <table:table-cell table:style-name="ce615" table:formula="of:=IF([.AW55]&lt;&gt;&quot;&quot;;[.AW55];[.AY54])" office:value-type="float" office:value="10.17568935" calcext:value-type="float">
            <text:p>10.17568935</text:p>
          </table:table-cell>
          <table:table-cell table:style-name="ce615" table:formula="of:=IF([.AX55]&lt;&gt;&quot;&quot;;[.AX55];[.AZ54])" office:value-type="float" office:value="0" calcext:value-type="float">
            <text:p>0</text:p>
          </table:table-cell>
          <table:table-cell/>
          <table:table-cell table:style-name="ce634" table:formula="of:=-62+0.95" office:value-type="float" office:value="-61.05" calcext:value-type="float">
            <text:p>-61.05</text:p>
          </table:table-cell>
          <table:table-cell table:style-name="ce642" table:formula="of:=IF([.BB55]&lt;&gt;&quot;&quot;;[.BC54]-[.BB55];[.BC54])-[.K55]*[.H55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56]-[.AV56])*100000000" office:value-type="float" office:value="-29.9999999980871" calcext:value-type="float">
            <text:p>-29.9999999981</text:p>
          </table:table-cell>
          <table:table-cell table:style-name="ce168"/>
          <table:table-cell table:style-name="ce178" table:formula="of:=IF([.AL56]&lt;&gt;0;[.C55]+[.K56]+[.B56]+[.AO56];[.C55]+[.K56]+[.B56])" office:value-type="float" office:value="0.234429" calcext:value-type="float">
            <text:p>.234</text:p>
          </table:table-cell>
          <table:table-cell table:style-name="ce188" table:formula="of:=[.D55]+[.AH56]+[.BB56]+[.AM56]-[.AP56]" office:value-type="float" office:value="10.0193893499999" calcext:value-type="float">
            <text:p>10.0</text:p>
          </table:table-cell>
          <table:table-cell table:style-name="ce197" table:formula="of:=IF([.H56]=0;&quot;&quot;;[.D56]+[.C56]*[.H56]+[.BC56]+[.AG56]-[.AH56])" office:value-type="float" office:value="132.15689835" calcext:value-type="float">
            <text:p>132</text:p>
          </table:table-cell>
          <table:table-cell table:style-name="ce248" table:formula="of:=100*IF([.L56]=0;0;[.E56]/[.E55]-1)" office:value-type="float" office:value="-5.79317562443561" calcext:value-type="float">
            <text:p>-5.8</text:p>
          </table:table-cell>
          <table:table-cell table:style-name="ce160"/>
          <table:table-cell table:style-name="ce285" office:value-type="float" office:value="521" calcext:value-type="float">
            <text:p>521</text:p>
          </table:table-cell>
          <table:table-cell table:style-name="ce290"/>
          <table:table-cell table:style-name="ce303" office:value-type="float" office:value="-0.25" calcext:value-type="float">
            <text:p>-0.25</text:p>
          </table:table-cell>
          <table:table-cell table:style-name="ce162"/>
          <table:table-cell table:style-name="ce315" office:value-type="time" office:time-value="PT10H21M00S" calcext:value-type="time">
            <text:p>10:21</text:p>
          </table:table-cell>
          <table:table-cell table:style-name="ce320" office:value-type="date" office:date-value="2013-12-18" calcext:value-type="date">
            <text:p>12/18</text:p>
          </table:table-cell>
          <table:table-cell table:style-name="ce160"/>
          <table:table-cell table:style-name="ce308" table:formula="of:=[.O55]+[.J56]" office:value-type="float" office:value="-0.25" calcext:value-type="float">
            <text:p>-0.3</text:p>
          </table:table-cell>
          <table:table-cell table:style-name="ce330" table:formula="of:=1+[.O56]/([.C56]+0)" office:value-type="float" office:value="-0.0664209632767276" calcext:value-type="float">
            <text:p>-0.1</text:p>
          </table:table-cell>
          <table:table-cell table:style-name="ce333" table:formula="of:=-[.O56]-[.C56]" office:value-type="float" office:value="0.015571" calcext:value-type="float">
            <text:p>.016</text:p>
          </table:table-cell>
          <table:table-cell table:style-name="ce160"/>
          <table:table-cell table:style-name="ce343" table:formula="of:=-[.J56]+[.S55]" office:value-type="float" office:value="0.25" calcext:value-type="float">
            <text:p>0.25</text:p>
          </table:table-cell>
          <table:table-cell table:style-name="ce351"/>
          <table:table-cell table:style-name="ce358"/>
          <table:table-cell table:style-name="ce361" table:formula="of:=[.E56]/(ABS([.O56])*[.H56]*[.$V$6])" office:value-type="float" office:value="10.1464029443378" calcext:value-type="float">
            <text:p>10.1</text:p>
          </table:table-cell>
          <table:table-cell table:style-name="ce365" table:formula="of:=[.O56]*[.H56]/[.E56]" office:value-type="float" office:value="-0.985570951090652" calcext:value-type="float">
            <text:p>-1.0</text:p>
          </table:table-cell>
          <table:table-cell table:style-name="ce329" table:formula="of:=([.E56]*[.$W$6]-ABS([.S56])*[.H56])/[.H56]" office:value-type="float" office:value="0.384150184021113" calcext:value-type="float">
            <text:p>0.4</text:p>
          </table:table-cell>
          <table:table-cell table:style-name="ce160"/>
          <table:table-cell table:style-name="ce282" table:formula="of:=[.H56]*(-[.$AA$6]*0.01+[.P56])/[.P56]" office:value-type="float" office:value="677.878182518785" calcext:value-type="float">
            <text:p>678</text:p>
          </table:table-cell>
          <table:table-cell table:style-name="ce498" table:formula="of:=([.H56]-[.I56])*[.Q56]/[.E56]*100" office:value-type="float" office:value="6.13853011177302" calcext:value-type="float">
            <text:p>+6.1</text:p>
          </table:table-cell>
          <table:table-cell table:style-name="ce506" table:formula="of:=[.E56]*[.$AA$6]*0.01/([.H56]-[.I56])" office:value-type="float" office:value="0.0050732014721689" calcext:value-type="float">
            <text:p>.005</text:p>
          </table:table-cell>
          <table:table-cell table:style-name="ce515" table:formula="of:=IF([.H56]=&quot;&quot;;&quot;&quot;;[.H56]-0.01*[.$AC$6]*[.AG56]/[.O56])" office:value-type="float" office:value="521" calcext:value-type="float">
            <text:p>521</text:p>
          </table:table-cell>
          <table:table-cell table:style-name="ce160"/>
          <table:table-cell table:style-name="ce521" table:formula="of:=IFERROR(IF(SIGN([.O56])+SIGN([.O55])=0;[.H56];([.H56]*[.J56]+[.AE55]*[.O55])/[.O56]);0)" office:value-type="float" office:value="521" calcext:value-type="float">
            <text:p>521</text:p>
          </table:table-cell>
          <table:table-cell table:style-name="ce530" table:formula="of:=IF([.H56]=0;0;-([.H55]-[.H56])*[.O55])" office:value-type="float" office:value="-0" calcext:value-type="float">
            <text:p/>
          </table:table-cell>
          <table:table-cell table:style-name="ce534" table:formula="of:=[.AF56]+[.AG55]-[.AH55]" office:value-type="float" office:value="0" calcext:value-type="float">
            <text:p/>
          </table:table-cell>
          <table:table-cell table:style-name="ce541" table:formula="of:=IF(OR([.O56]=0;SIGN([.O56])+SIGN([.O55])=0);(-[.H56]+[.AE55])*-[.O55];0)" office:value-type="float" office:value="0" calcext:value-type="float">
            <text:p/>
          </table:table-cell>
          <table:table-cell table:style-name="ce550" table:formula="of:=[.AG56]/([.E56]-[.AG56])" office:value-type="float" office:value="0" calcext:value-type="float">
            <text:p/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56]*0.01*ABS([.J56]+[.K56])*[.H56]" office:value-type="float" office:value="-0.1563" calcext:value-type="float">
            <text:p>-.16</text:p>
          </table:table-cell>
          <table:table-cell table:style-name="ce578"/>
          <table:table-cell table:style-name="ce587" table:formula="of:=ROUND([.AP56]/[.AL56]-(([.AK56]*0.01*ABS([.J56]+[.K56])*0.001)+ABS([.AH56])/[.AL56]*0.001);8)" office:value-type="string" office:string-value="#DIV/0!" calcext:value-type="error">
            <text:p>#DIV/0!</text:p>
          </table:table-cell>
          <table:table-cell table:style-name="ce597" table:formula="of:=IF([.AM56]+[.D55]+[.AH56]&gt;0;[.AM56];[.AM56]+[.D55]+[.AH56])*SIGN([.AL56])" office:value-type="float" office:value="-0" calcext:value-type="float">
            <text:p>0.0</text:p>
          </table:table-cell>
          <table:table-cell table:style-name="ce160"/>
          <table:table-cell table:style-name="ce603" table:formula="of:=IFERROR([.AO56]+[.AT56];&quot;&quot;)">
            <text:p/>
          </table:table-cell>
          <table:table-cell table:style-name="ce157" table:formula="of:=([.AY56]-[.D56])*SIGN([.L56])" office:value-type="float" office:value="0.000000000000101252339845814" calcext:value-type="float">
            <text:p>1.01252339845814E-013</text:p>
          </table:table-cell>
          <table:table-cell table:style-name="ce612"/>
          <table:table-cell table:style-name="ce617"/>
          <table:table-cell table:style-name="ce615" table:formula="of:=IF([.AU56]&lt;&gt;0;[.AU56];[.AV55])" office:value-type="float" office:value="0.2344293" calcext:value-type="float">
            <text:p>0.2344293</text:p>
          </table:table-cell>
          <table:table-cell table:style-name="ce624" office:value-type="float" office:value="10.01938935" calcext:value-type="float">
            <text:p>10.01938935</text:p>
          </table:table-cell>
          <table:table-cell table:style-name="ce624"/>
          <table:table-cell table:style-name="ce615" table:formula="of:=IF([.AW56]&lt;&gt;&quot;&quot;;[.AW56];[.AY55])" office:value-type="float" office:value="10.01938935" calcext:value-type="float">
            <text:p>10.01938935</text:p>
          </table:table-cell>
          <table:table-cell table:style-name="ce615" table:formula="of:=IF([.AX56]&lt;&gt;&quot;&quot;;[.AX56];[.AZ55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56]&lt;&gt;&quot;&quot;;[.BC55]-[.BB56];[.BC55])-[.K56]*[.H56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57]-[.AV57])*100000000" office:value-type="float" office:value="-29.9999999980871" calcext:value-type="float">
            <text:p>-29.9999999981</text:p>
          </table:table-cell>
          <table:table-cell table:style-name="ce168"/>
          <table:table-cell table:style-name="ce178" table:formula="of:=IF([.AL57]&lt;&gt;0;[.C56]+[.K57]+[.B57]+[.AO57];[.C56]+[.K57]+[.B57])" office:value-type="float" office:value="0.234429" calcext:value-type="float">
            <text:p>.234</text:p>
          </table:table-cell>
          <table:table-cell table:style-name="ce188" table:formula="of:=[.D56]+[.AH57]+[.BB57]+[.AM57]-[.AP57]" office:value-type="float" office:value="9.8909893499999" calcext:value-type="float">
            <text:p>9.9</text:p>
          </table:table-cell>
          <table:table-cell table:style-name="ce197" table:formula="of:=IF([.H57]=0;&quot;&quot;;[.D57]+[.C57]*[.H57]+[.BC57]+[.AG57]-[.AH57])" office:value-type="float" office:value="131.81050435" calcext:value-type="float">
            <text:p>132</text:p>
          </table:table-cell>
          <table:table-cell table:style-name="ce249" table:formula="of:=100*IF([.L57]=0;0;[.E57]/[.E56]-1)" office:value-type="float" office:value="-0.262108148968965" calcext:value-type="float">
            <text:p>-0.3</text:p>
          </table:table-cell>
          <table:table-cell table:style-name="ce160"/>
          <table:table-cell table:style-name="ce285" office:value-type="float" office:value="535" calcext:value-type="float">
            <text:p>535</text:p>
          </table:table-cell>
          <table:table-cell table:style-name="ce290" office:value-type="float" office:value="545" calcext:value-type="float">
            <text:p>545</text:p>
          </table:table-cell>
          <table:table-cell table:style-name="ce303" office:value-type="float" office:value="-0.2" calcext:value-type="float">
            <text:p>-0.20</text:p>
          </table:table-cell>
          <table:table-cell table:style-name="ce162"/>
          <table:table-cell table:style-name="ce315" office:value-type="time" office:time-value="PT10H30M00S" calcext:value-type="time">
            <text:p>10:30</text:p>
          </table:table-cell>
          <table:table-cell table:style-name="ce320" office:value-type="date" office:date-value="2013-12-18" calcext:value-type="date">
            <text:p>12/18</text:p>
          </table:table-cell>
          <table:table-cell table:style-name="ce160"/>
          <table:table-cell table:style-name="ce308" table:formula="of:=[.O56]+[.J57]" office:value-type="float" office:value="-0.45" calcext:value-type="float">
            <text:p>-0.5</text:p>
          </table:table-cell>
          <table:table-cell table:style-name="ce330" table:formula="of:=1+[.O57]/([.C57]+0)" office:value-type="float" office:value="-0.91955773389811" calcext:value-type="float">
            <text:p>-0.9</text:p>
          </table:table-cell>
          <table:table-cell table:style-name="ce333" table:formula="of:=-[.O57]-[.C57]" office:value-type="float" office:value="0.215571" calcext:value-type="float">
            <text:p>.216</text:p>
          </table:table-cell>
          <table:table-cell table:style-name="ce160"/>
          <table:table-cell table:style-name="ce343" table:formula="of:=-[.J57]+[.S56]" office:value-type="float" office:value="0.45" calcext:value-type="float">
            <text:p>0.45</text:p>
          </table:table-cell>
          <table:table-cell table:style-name="ce351"/>
          <table:table-cell table:style-name="ce358"/>
          <table:table-cell table:style-name="ce361" table:formula="of:=[.E57]/(ABS([.O57])*[.H57]*[.$V$6])" office:value-type="float" office:value="5.47499498857736" calcext:value-type="float">
            <text:p>5.5</text:p>
          </table:table-cell>
          <table:table-cell table:style-name="ce365" table:formula="of:=[.O57]*[.H57]/[.E57]" office:value-type="float" office:value="-1.82648569009895" calcext:value-type="float">
            <text:p>-1.8</text:p>
          </table:table-cell>
          <table:table-cell table:style-name="ce329" table:formula="of:=([.E57]*[.$W$6]-ABS([.S57])*[.H57])/[.H57]" office:value-type="float" office:value="0.165936936214953" calcext:value-type="float">
            <text:p>0.2</text:p>
          </table:table-cell>
          <table:table-cell table:style-name="ce160"/>
          <table:table-cell table:style-name="ce282" table:formula="of:=[.H57]*(-[.$AA$6]*0.01+[.P57])/[.P57]" office:value-type="float" office:value="546.636028501051" calcext:value-type="float">
            <text:p>547</text:p>
          </table:table-cell>
          <table:table-cell table:style-name="ce498" table:formula="of:=([.H57]-[.I57])*[.Q57]/[.E57]*100" office:value-type="float" office:value="-1.63546146085284" calcext:value-type="float">
            <text:p>-1.6</text:p>
          </table:table-cell>
          <table:table-cell table:style-name="ce506" table:formula="of:=[.E57]*[.$AA$6]*0.01/([.H57]-[.I57])" office:value-type="float" office:value="-0.2636210087" calcext:value-type="float">
            <text:p>-.264</text:p>
          </table:table-cell>
          <table:table-cell table:style-name="ce515" table:formula="of:=IF([.H57]=&quot;&quot;;&quot;&quot;;[.H57]-0.01*[.$AC$6]*[.AG57]/[.O57])" office:value-type="float" office:value="534.222222222222" calcext:value-type="float">
            <text:p>534</text:p>
          </table:table-cell>
          <table:table-cell table:style-name="ce160"/>
          <table:table-cell table:style-name="ce521" table:formula="of:=IFERROR(IF(SIGN([.O57])+SIGN([.O56])=0;[.H57];([.H57]*[.J57]+[.AE56]*[.O56])/[.O57]);0)" office:value-type="float" office:value="527.222222222222" calcext:value-type="float">
            <text:p>527</text:p>
          </table:table-cell>
          <table:table-cell table:style-name="ce530" table:formula="of:=IF([.H57]=0;0;-([.H56]-[.H57])*[.O56])" office:value-type="float" office:value="-3.5" calcext:value-type="float">
            <text:p>-3.5</text:p>
          </table:table-cell>
          <table:table-cell table:style-name="ce534" table:formula="of:=[.AF57]+[.AG56]-[.AH56]" office:value-type="float" office:value="-3.5" calcext:value-type="float">
            <text:p>-3.5</text:p>
          </table:table-cell>
          <table:table-cell table:style-name="ce541" table:formula="of:=IF(OR([.O57]=0;SIGN([.O57])+SIGN([.O56])=0);(-[.H57]+[.AE56])*-[.O56];0)" office:value-type="float" office:value="0" calcext:value-type="float">
            <text:p/>
          </table:table-cell>
          <table:table-cell table:style-name="ce550" table:formula="of:=[.AG57]/([.E57]-[.AG57])" office:value-type="float" office:value="-0.0258664322981662" calcext:value-type="float">
            <text:p>-.03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57]*0.01*ABS([.J57]+[.K57])*[.H57]" office:value-type="float" office:value="-0.1284" calcext:value-type="float">
            <text:p>-.13</text:p>
          </table:table-cell>
          <table:table-cell table:style-name="ce578"/>
          <table:table-cell table:style-name="ce587" table:formula="of:=ROUND([.AP57]/[.AL57]-(([.AK57]*0.01*ABS([.J57]+[.K57])*0.001)+ABS([.AH57])/[.AL57]*0.001);8)" office:value-type="string" office:string-value="#DIV/0!" calcext:value-type="error">
            <text:p>#DIV/0!</text:p>
          </table:table-cell>
          <table:table-cell table:style-name="ce597" table:formula="of:=IF([.AM57]+[.D56]+[.AH57]&gt;0;[.AM57];[.AM57]+[.D56]+[.AH57])*SIGN([.AL57])" office:value-type="float" office:value="-0" calcext:value-type="float">
            <text:p>0.0</text:p>
          </table:table-cell>
          <table:table-cell table:style-name="ce160"/>
          <table:table-cell table:style-name="ce603" table:formula="of:=IFERROR([.AO57]+[.AT57];&quot;&quot;)">
            <text:p/>
          </table:table-cell>
          <table:table-cell table:style-name="ce157" table:formula="of:=([.AY57]-[.D57])*SIGN([.L57])" office:value-type="float" office:value="0.000000000000099475983006414" calcext:value-type="float">
            <text:p>9.9475983006414E-014</text:p>
          </table:table-cell>
          <table:table-cell table:style-name="ce612"/>
          <table:table-cell table:style-name="ce617"/>
          <table:table-cell table:style-name="ce615" table:formula="of:=IF([.AU57]&lt;&gt;0;[.AU57];[.AV56])" office:value-type="float" office:value="0.2344293" calcext:value-type="float">
            <text:p>0.2344293</text:p>
          </table:table-cell>
          <table:table-cell table:style-name="ce624" office:value-type="float" office:value="9.89098935" calcext:value-type="float">
            <text:p>9.89098935</text:p>
          </table:table-cell>
          <table:table-cell table:style-name="ce624"/>
          <table:table-cell table:style-name="ce615" table:formula="of:=IF([.AW57]&lt;&gt;&quot;&quot;;[.AW57];[.AY56])" office:value-type="float" office:value="9.89098935" calcext:value-type="float">
            <text:p>9.89098935</text:p>
          </table:table-cell>
          <table:table-cell table:style-name="ce615" table:formula="of:=IF([.AX57]&lt;&gt;&quot;&quot;;[.AX57];[.AZ56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57]&lt;&gt;&quot;&quot;;[.BC56]-[.BB57];[.BC56])-[.K57]*[.H57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58]-[.AV58])*100000000" office:value-type="float" office:value="-29.9999999980871" calcext:value-type="float">
            <text:p>-29.9999999981</text:p>
          </table:table-cell>
          <table:table-cell table:style-name="ce168"/>
          <table:table-cell table:style-name="ce178" table:formula="of:=IF([.AL58]&lt;&gt;0;[.C57]+[.K58]+[.B58]+[.AO58];[.C57]+[.K58]+[.B58])" office:value-type="float" office:value="0.234429" calcext:value-type="float">
            <text:p>.234</text:p>
          </table:table-cell>
          <table:table-cell table:style-name="ce188" table:formula="of:=[.D57]+[.AH58]+[.BB58]+[.AM58]-[.AP58]" office:value-type="float" office:value="10.0641143499999" calcext:value-type="float">
            <text:p>10.1</text:p>
          </table:table-cell>
          <table:table-cell table:style-name="ce197" table:formula="of:=IF([.H58]=0;&quot;&quot;;[.D58]+[.C58]*[.H58]+[.BC58]+[.AG58]-[.AH58])" office:value-type="float" office:value="133.13933935" calcext:value-type="float">
            <text:p>133</text:p>
          </table:table-cell>
          <table:table-cell table:style-name="ce250" table:formula="of:=100*IF([.L58]=0;0;[.E58]/[.E57]-1)" office:value-type="float" office:value="1.00814044112258" calcext:value-type="float">
            <text:p>+1.0</text:p>
          </table:table-cell>
          <table:table-cell table:style-name="ce160"/>
          <table:table-cell table:style-name="ce285" office:value-type="float" office:value="525" calcext:value-type="float">
            <text:p>525</text:p>
          </table:table-cell>
          <table:table-cell table:style-name="ce290"/>
          <table:table-cell table:style-name="ce303" office:value-type="float" office:value="0.45" calcext:value-type="float">
            <text:p>0.45</text:p>
          </table:table-cell>
          <table:table-cell table:style-name="ce162"/>
          <table:table-cell table:style-name="ce315" office:value-type="time" office:time-value="PT10H50M00S" calcext:value-type="time">
            <text:p>10:50</text:p>
          </table:table-cell>
          <table:table-cell table:style-name="ce320" office:value-type="date" office:date-value="2013-12-18" calcext:value-type="date">
            <text:p>12/18</text:p>
          </table:table-cell>
          <table:table-cell table:style-name="ce160"/>
          <table:table-cell table:style-name="ce308" table:formula="of:=[.O57]+[.J58]" office:value-type="float" office:value="0" calcext:value-type="float">
            <text:p>0.0</text:p>
          </table:table-cell>
          <table:table-cell table:style-name="ce330" table:formula="of:=1+[.O58]/([.C58]+0)" office:value-type="float" office:value="1" calcext:value-type="float">
            <text:p>1.0</text:p>
          </table:table-cell>
          <table:table-cell table:style-name="ce333" table:formula="of:=-[.O58]-[.C58]" office:value-type="float" office:value="-0.234429" calcext:value-type="float">
            <text:p>-.234</text:p>
          </table:table-cell>
          <table:table-cell table:style-name="ce160"/>
          <table:table-cell table:style-name="ce343" table:formula="of:=-[.J58]+[.S57]" office:value-type="float" office:value="0" calcext:value-type="float">
            <text:p>0</text:p>
          </table:table-cell>
          <table:table-cell table:style-name="ce351"/>
          <table:table-cell table:style-name="ce358"/>
          <table:table-cell table:style-name="ce361" table:formula="of:=[.E58]/(ABS([.O58])*[.H58]*[.$V$6])" office:value-type="string" office:string-value="#DIV/0!" calcext:value-type="error">
            <text:p>#DIV/0!</text:p>
          </table:table-cell>
          <table:table-cell table:style-name="ce365" table:formula="of:=[.O58]*[.H58]/[.E58]" office:value-type="float" office:value="0" calcext:value-type="float">
            <text:p/>
          </table:table-cell>
          <table:table-cell table:style-name="ce329" table:formula="of:=([.E58]*[.$W$6]-ABS([.S58])*[.H58])/[.H58]" office:value-type="float" office:value="0.633996854047619" calcext:value-type="float">
            <text:p>0.6</text:p>
          </table:table-cell>
          <table:table-cell table:style-name="ce160"/>
          <table:table-cell table:style-name="ce282" table:formula="of:=[.H58]*(-[.$AA$6]*0.01+[.P58])/[.P58]" office:value-type="float" office:value="514.5" calcext:value-type="float">
            <text:p>515</text:p>
          </table:table-cell>
          <table:table-cell table:style-name="ce498" table:formula="of:=([.H58]-[.I58])*[.Q58]/[.E58]*100" office:value-type="float" office:value="-92.440916111546" calcext:value-type="float">
            <text:p>-92.4</text:p>
          </table:table-cell>
          <table:table-cell table:style-name="ce506" table:formula="of:=[.E58]*[.$AA$6]*0.01/([.H58]-[.I58])" office:value-type="float" office:value="0.00507197483238095" calcext:value-type="float">
            <text:p>.005</text:p>
          </table:table-cell>
          <table:table-cell table:style-name="ce515" table:formula="of:=IF([.H58]=&quot;&quot;;&quot;&quot;;[.H58]-0.01*[.$AC$6]*[.AG58]/[.O58])" office:value-type="string" office:string-value="#DIV/0!" calcext:value-type="error">
            <text:p>#DIV/0!</text:p>
          </table:table-cell>
          <table:table-cell table:style-name="ce160"/>
          <table:table-cell table:style-name="ce521" table:formula="of:=IFERROR(IF(SIGN([.O58])+SIGN([.O57])=0;[.H58];([.H58]*[.J58]+[.AE57]*[.O57])/[.O58]);0)" office:value-type="float" office:value="0" calcext:value-type="float">
            <text:p/>
          </table:table-cell>
          <table:table-cell table:style-name="ce530" table:formula="of:=IF([.H58]=0;0;-([.H57]-[.H58])*[.O57])" office:value-type="float" office:value="4.5" calcext:value-type="float">
            <text:p>4.5</text:p>
          </table:table-cell>
          <table:table-cell table:style-name="ce534" table:formula="of:=[.AF58]+[.AG57]-[.AH57]" office:value-type="float" office:value="1" calcext:value-type="float">
            <text:p>1.0</text:p>
          </table:table-cell>
          <table:table-cell table:style-name="ce541" table:formula="of:=IF(OR([.O58]=0;SIGN([.O58])+SIGN([.O57])=0);(-[.H58]+[.AE57])*-[.O57];0)" office:value-type="float" office:value="0.999999999999977" calcext:value-type="float">
            <text:p>1.0</text:p>
          </table:table-cell>
          <table:table-cell table:style-name="ce550" table:formula="of:=[.AG58]/([.E58]-[.AG58])" office:value-type="float" office:value="0.0075677690301696" calcext:value-type="float">
            <text:p>.01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58]*0.01*ABS([.J58]+[.K58])*[.H58]" office:value-type="float" office:value="-0.826875" calcext:value-type="float">
            <text:p>-.83</text:p>
          </table:table-cell>
          <table:table-cell table:style-name="ce578"/>
          <table:table-cell table:style-name="ce587" table:formula="of:=ROUND([.AP58]/[.AL58]-(([.AK58]*0.01*ABS([.J58]+[.K58])*0.001)+ABS([.AH58])/[.AL58]*0.001);8)" office:value-type="string" office:string-value="#DIV/0!" calcext:value-type="error">
            <text:p>#DIV/0!</text:p>
          </table:table-cell>
          <table:table-cell table:style-name="ce597" table:formula="of:=IF([.AM58]+[.D57]+[.AH58]&gt;0;[.AM58];[.AM58]+[.D57]+[.AH58])*SIGN([.AL58])" office:value-type="float" office:value="-0" calcext:value-type="float">
            <text:p>0.0</text:p>
          </table:table-cell>
          <table:table-cell table:style-name="ce160"/>
          <table:table-cell table:style-name="ce603" table:formula="of:=IFERROR([.AO58]+[.AT58];&quot;&quot;)">
            <text:p/>
          </table:table-cell>
          <table:table-cell table:style-name="ce157" table:formula="of:=([.AY58]-[.D58])*SIGN([.L58])" office:value-type="float" office:value="0.000000000000122568621918617" calcext:value-type="float">
            <text:p>1.22568621918617E-013</text:p>
          </table:table-cell>
          <table:table-cell table:style-name="ce612"/>
          <table:table-cell table:style-name="ce617"/>
          <table:table-cell table:style-name="ce615" table:formula="of:=IF([.AU58]&lt;&gt;0;[.AU58];[.AV57])" office:value-type="float" office:value="0.2344293" calcext:value-type="float">
            <text:p>0.2344293</text:p>
          </table:table-cell>
          <table:table-cell table:style-name="ce624" office:value-type="float" office:value="10.06411435" calcext:value-type="float">
            <text:p>10.06411435</text:p>
          </table:table-cell>
          <table:table-cell table:style-name="ce624"/>
          <table:table-cell table:style-name="ce615" table:formula="of:=IF([.AW58]&lt;&gt;&quot;&quot;;[.AW58];[.AY57])" office:value-type="float" office:value="10.06411435" calcext:value-type="float">
            <text:p>10.06411435</text:p>
          </table:table-cell>
          <table:table-cell table:style-name="ce615" table:formula="of:=IF([.AX58]&lt;&gt;&quot;&quot;;[.AX58];[.AZ57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58]&lt;&gt;&quot;&quot;;[.BC57]-[.BB58];[.BC57])-[.K58]*[.H58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59]-[.AV59])*100000000" office:value-type="float" office:value="-29.9999999980871" calcext:value-type="float">
            <text:p>-29.9999999981</text:p>
          </table:table-cell>
          <table:table-cell table:style-name="ce168"/>
          <table:table-cell table:style-name="ce178" table:formula="of:=IF([.AL59]&lt;&gt;0;[.C58]+[.K59]+[.B59]+[.AO59];[.C58]+[.K59]+[.B59])" office:value-type="float" office:value="0.234429" calcext:value-type="float">
            <text:p>.234</text:p>
          </table:table-cell>
          <table:table-cell table:style-name="ce188" table:formula="of:=[.D58]+[.AH59]+[.BB59]+[.AM59]-[.AP59]" office:value-type="float" office:value="10.0029143499999" calcext:value-type="float">
            <text:p>10.0</text:p>
          </table:table-cell>
          <table:table-cell table:style-name="ce197" table:formula="of:=IF([.H59]=0;&quot;&quot;;[.D59]+[.C59]*[.H59]+[.BC59]+[.AG59]-[.AH59])" office:value-type="float" office:value="129.56170435" calcext:value-type="float">
            <text:p>130</text:p>
          </table:table-cell>
          <table:table-cell table:style-name="ce251" table:formula="of:=100*IF([.L59]=0;0;[.E59]/[.E58]-1)" office:value-type="float" office:value="-2.68713591149423" calcext:value-type="float">
            <text:p>-2.7</text:p>
          </table:table-cell>
          <table:table-cell table:style-name="ce160"/>
          <table:table-cell table:style-name="ce285" office:value-type="float" office:value="510" calcext:value-type="float">
            <text:p>510</text:p>
          </table:table-cell>
          <table:table-cell table:style-name="ce290" office:value-type="float" office:value="500" calcext:value-type="float">
            <text:p>500</text:p>
          </table:table-cell>
          <table:table-cell table:style-name="ce303" office:value-type="float" office:value="0.1" calcext:value-type="float">
            <text:p>0.10</text:p>
          </table:table-cell>
          <table:table-cell table:style-name="ce162"/>
          <table:table-cell table:style-name="ce315" office:value-type="time" office:time-value="PT11H39M00S" calcext:value-type="time">
            <text:p>11:39</text:p>
          </table:table-cell>
          <table:table-cell table:style-name="ce320" office:value-type="date" office:date-value="2013-12-18" calcext:value-type="date">
            <text:p>12/18</text:p>
          </table:table-cell>
          <table:table-cell table:style-name="ce160"/>
          <table:table-cell table:style-name="ce308" table:formula="of:=[.O58]+[.J59]" office:value-type="float" office:value="0.1" calcext:value-type="float">
            <text:p>0.1</text:p>
          </table:table-cell>
          <table:table-cell table:style-name="ce330" table:formula="of:=1+[.O59]/([.C59]+0)" office:value-type="float" office:value="1.42656838531069" calcext:value-type="float">
            <text:p>1.4</text:p>
          </table:table-cell>
          <table:table-cell table:style-name="ce333" table:formula="of:=-[.O59]-[.C59]" office:value-type="float" office:value="-0.334429" calcext:value-type="float">
            <text:p>-.334</text:p>
          </table:table-cell>
          <table:table-cell table:style-name="ce160"/>
          <table:table-cell table:style-name="ce343" table:formula="of:=-[.J59]+[.S58]" office:value-type="float" office:value="-0.1" calcext:value-type="float">
            <text:p>-0.1</text:p>
          </table:table-cell>
          <table:table-cell table:style-name="ce351"/>
          <table:table-cell table:style-name="ce358"/>
          <table:table-cell table:style-name="ce361" table:formula="of:=[.E59]/(ABS([.O59])*[.H59]*[.$V$6])" office:value-type="float" office:value="25.4042557549019" calcext:value-type="float">
            <text:p>25.4</text:p>
          </table:table-cell>
          <table:table-cell table:style-name="ce365" table:formula="of:=[.O59]*[.H59]/[.E59]" office:value-type="float" office:value="0.393634834119099" calcext:value-type="float">
            <text:p>0.4</text:p>
          </table:table-cell>
          <table:table-cell table:style-name="ce329" table:formula="of:=([.E59]*[.$W$6]-ABS([.S59])*[.H59])/[.H59]" office:value-type="float" office:value="0.535106393872549" calcext:value-type="float">
            <text:p>0.5</text:p>
          </table:table-cell>
          <table:table-cell table:style-name="ce160"/>
          <table:table-cell table:style-name="ce285" table:formula="of:=[.H59]*(-[.$AA$6]*0.01+[.P59])/[.P59]" office:value-type="float" office:value="502.849974733052" calcext:value-type="float">
            <text:p>503</text:p>
          </table:table-cell>
          <table:table-cell table:style-name="ce498" table:formula="of:=([.H59]-[.I59])*[.Q59]/[.E59]*100" office:value-type="float" office:value="-2.58123341058071" calcext:value-type="float">
            <text:p>-2.6</text:p>
          </table:table-cell>
          <table:table-cell table:style-name="ce506" table:formula="of:=[.E59]*[.$AA$6]*0.01/([.H59]-[.I59])" office:value-type="float" office:value="0.2591234087" calcext:value-type="float">
            <text:p>.259</text:p>
          </table:table-cell>
          <table:table-cell table:style-name="ce515" table:formula="of:=IF([.H59]=&quot;&quot;;&quot;&quot;;[.H59]-0.01*[.$AC$6]*[.AG59]/[.O59])" office:value-type="float" office:value="510" calcext:value-type="float">
            <text:p>510</text:p>
          </table:table-cell>
          <table:table-cell table:style-name="ce160"/>
          <table:table-cell table:style-name="ce521" table:formula="of:=IFERROR(IF(SIGN([.O59])+SIGN([.O58])=0;[.H59];([.H59]*[.J59]+[.AE58]*[.O58])/[.O59]);0)" office:value-type="float" office:value="510" calcext:value-type="float">
            <text:p>510</text:p>
          </table:table-cell>
          <table:table-cell table:style-name="ce530" table:formula="of:=IF([.H59]=0;0;-([.H58]-[.H59])*[.O58])" office:value-type="float" office:value="-0" calcext:value-type="float">
            <text:p/>
          </table:table-cell>
          <table:table-cell table:style-name="ce534" table:formula="of:=[.AF59]+[.AG58]-[.AH58]" office:value-type="float" office:value="0.0000000000000227595720048157" calcext:value-type="float">
            <text:p>0.0</text:p>
          </table:table-cell>
          <table:table-cell table:style-name="ce541" table:formula="of:=IF(OR([.O59]=0;SIGN([.O59])+SIGN([.O58])=0);(-[.H59]+[.AE58])*-[.O58];0)" office:value-type="float" office:value="0" calcext:value-type="float">
            <text:p/>
          </table:table-cell>
          <table:table-cell table:style-name="ce550" table:formula="of:=[.AG59]/([.E59]-[.AG59])" office:value-type="float" office:value="1.75665889230144E-016" calcext:value-type="float">
            <text:p>.00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69" table:formula="of:=-[.AK59]*0.01*ABS([.J59]+[.K59])*[.H59]" office:value-type="float" office:value="-0.0612" calcext:value-type="float">
            <text:p>-.06</text:p>
          </table:table-cell>
          <table:table-cell table:style-name="ce578"/>
          <table:table-cell table:style-name="ce587" table:formula="of:=ROUND([.AP59]/[.AL59]-(([.AK59]*0.01*ABS([.J59]+[.K59])*0.001)+ABS([.AH59])/[.AL59]*0.001);8)" office:value-type="string" office:string-value="#DIV/0!" calcext:value-type="error">
            <text:p>#DIV/0!</text:p>
          </table:table-cell>
          <table:table-cell table:style-name="ce597" table:formula="of:=IF([.AM59]+[.D58]+[.AH59]&gt;0;[.AM59];[.AM59]+[.D58]+[.AH59])*SIGN([.AL59])" office:value-type="float" office:value="-0" calcext:value-type="float">
            <text:p>0.0</text:p>
          </table:table-cell>
          <table:table-cell table:style-name="ce160"/>
          <table:table-cell table:style-name="ce603" table:formula="of:=IFERROR([.AO59]+[.AT59];&quot;&quot;)">
            <text:p/>
          </table:table-cell>
          <table:table-cell table:style-name="ce157" table:formula="of:=([.AY59]-[.D59])*SIGN([.L59])" office:value-type="float" office:value="0.000000000000120792265079217" calcext:value-type="float">
            <text:p>1.20792265079217E-013</text:p>
          </table:table-cell>
          <table:table-cell table:style-name="ce612"/>
          <table:table-cell table:style-name="ce617"/>
          <table:table-cell table:style-name="ce615" table:formula="of:=IF([.AU59]&lt;&gt;0;[.AU59];[.AV58])" office:value-type="float" office:value="0.2344293" calcext:value-type="float">
            <text:p>0.2344293</text:p>
          </table:table-cell>
          <table:table-cell table:style-name="ce624" office:value-type="float" office:value="10.00291435" calcext:value-type="float">
            <text:p>10.00291435</text:p>
          </table:table-cell>
          <table:table-cell table:style-name="ce624"/>
          <table:table-cell table:style-name="ce615" table:formula="of:=IF([.AW59]&lt;&gt;&quot;&quot;;[.AW59];[.AY58])" office:value-type="float" office:value="10.00291435" calcext:value-type="float">
            <text:p>10.00291435</text:p>
          </table:table-cell>
          <table:table-cell table:style-name="ce615" table:formula="of:=IF([.AX59]&lt;&gt;&quot;&quot;;[.AX59];[.AZ58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59]&lt;&gt;&quot;&quot;;[.BC58]-[.BB59];[.BC58])-[.K59]*[.H59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60]-[.AV60])*100000000" office:value-type="float" office:value="-29.9999999980871" calcext:value-type="float">
            <text:p>-29.9999999981</text:p>
          </table:table-cell>
          <table:table-cell table:style-name="ce168"/>
          <table:table-cell table:style-name="ce178" table:formula="of:=IF([.AL60]&lt;&gt;0;[.C59]+[.K60]+[.B60]+[.AO60];[.C59]+[.K60]+[.B60])" office:value-type="float" office:value="0.234429" calcext:value-type="float">
            <text:p>.234</text:p>
          </table:table-cell>
          <table:table-cell table:style-name="ce188" table:formula="of:=[.D59]+[.AH60]+[.BB60]+[.AM60]-[.AP60]" office:value-type="float" office:value="8.82791434999988" calcext:value-type="float">
            <text:p>8.8</text:p>
          </table:table-cell>
          <table:table-cell table:style-name="ce197" table:formula="of:=IF([.H60]=0;&quot;&quot;;[.D60]+[.C60]*[.H60]+[.BC60]+[.AG60]-[.AH60])" office:value-type="float" office:value="126.04241435" calcext:value-type="float">
            <text:p>126</text:p>
          </table:table-cell>
          <table:table-cell table:style-name="ce252" table:formula="of:=100*IF([.L60]=0;0;[.E60]/[.E59]-1)" office:value-type="float" office:value="-2.71630418699412" calcext:value-type="float">
            <text:p>-2.7</text:p>
          </table:table-cell>
          <table:table-cell table:style-name="ce160"/>
          <table:table-cell table:style-name="ce285" office:value-type="float" office:value="500" calcext:value-type="float">
            <text:p>500</text:p>
          </table:table-cell>
          <table:table-cell table:style-name="ce290"/>
          <table:table-cell table:style-name="ce303" office:value-type="float" office:value="-0.1" calcext:value-type="float">
            <text:p>-0.10</text:p>
          </table:table-cell>
          <table:table-cell table:style-name="ce162"/>
          <table:table-cell table:style-name="ce315" office:value-type="time" office:time-value="PT11H42M00S" calcext:value-type="time">
            <text:p>11:42</text:p>
          </table:table-cell>
          <table:table-cell table:style-name="ce320" office:value-type="date" office:date-value="2013-12-18" calcext:value-type="date">
            <text:p>12/18</text:p>
          </table:table-cell>
          <table:table-cell table:style-name="ce160"/>
          <table:table-cell table:style-name="ce308" table:formula="of:=[.O59]+[.J60]" office:value-type="float" office:value="0" calcext:value-type="float">
            <text:p>0.0</text:p>
          </table:table-cell>
          <table:table-cell table:style-name="ce330" table:formula="of:=1+[.O60]/([.C60]+0)" office:value-type="float" office:value="1" calcext:value-type="float">
            <text:p>1.0</text:p>
          </table:table-cell>
          <table:table-cell table:style-name="ce333" table:formula="of:=-[.O60]-[.C60]" office:value-type="float" office:value="-0.234429" calcext:value-type="float">
            <text:p>-.234</text:p>
          </table:table-cell>
          <table:table-cell table:style-name="ce160"/>
          <table:table-cell table:style-name="ce343" table:formula="of:=-[.J60]+[.S59]" office:value-type="float" office:value="0" calcext:value-type="float">
            <text:p>0</text:p>
          </table:table-cell>
          <table:table-cell table:style-name="ce351"/>
          <table:table-cell table:style-name="ce358"/>
          <table:table-cell table:style-name="ce361" table:formula="of:=[.E60]/(ABS([.O60])*[.H60]*[.$V$6])" office:value-type="string" office:string-value="#DIV/0!" calcext:value-type="error">
            <text:p>#DIV/0!</text:p>
          </table:table-cell>
          <table:table-cell table:style-name="ce365" table:formula="of:=[.O60]*[.H60]/[.E60]" office:value-type="float" office:value="0" calcext:value-type="float">
            <text:p/>
          </table:table-cell>
          <table:table-cell table:style-name="ce329" table:formula="of:=([.E60]*[.$W$6]-ABS([.S60])*[.H60])/[.H60]" office:value-type="float" office:value="0.63021207175" calcext:value-type="float">
            <text:p>0.6</text:p>
          </table:table-cell>
          <table:table-cell table:style-name="ce160"/>
          <table:table-cell table:style-name="ce285" table:formula="of:=[.H60]*(-[.$AA$6]*0.01+[.P60])/[.P60]" office:value-type="float" office:value="490" calcext:value-type="float">
            <text:p>490</text:p>
          </table:table-cell>
          <table:table-cell table:style-name="ce498" table:formula="of:=([.H60]-[.I60])*[.Q60]/[.E60]*100" office:value-type="float" office:value="-92.9960764433739" calcext:value-type="float">
            <text:p>-93.0</text:p>
          </table:table-cell>
          <table:table-cell table:style-name="ce506" table:formula="of:=[.E60]*[.$AA$6]*0.01/([.H60]-[.I60])" office:value-type="float" office:value="0.005041696574" calcext:value-type="float">
            <text:p>.005</text:p>
          </table:table-cell>
          <table:table-cell table:style-name="ce515" table:formula="of:=IF([.H60]=&quot;&quot;;&quot;&quot;;[.H60]-0.01*[.$AC$6]*[.AG60]/[.O60])" office:value-type="string" office:string-value="#DIV/0!" calcext:value-type="error">
            <text:p>#DIV/0!</text:p>
          </table:table-cell>
          <table:table-cell table:style-name="ce160"/>
          <table:table-cell table:style-name="ce521" table:formula="of:=IFERROR(IF(SIGN([.O60])+SIGN([.O59])=0;[.H60];([.H60]*[.J60]+[.AE59]*[.O59])/[.O60]);0)" office:value-type="float" office:value="0" calcext:value-type="float">
            <text:p/>
          </table:table-cell>
          <table:table-cell table:style-name="ce530" table:formula="of:=IF([.H60]=0;0;-([.H59]-[.H60])*[.O59])" office:value-type="float" office:value="-1" calcext:value-type="float">
            <text:p>-1.0</text:p>
          </table:table-cell>
          <table:table-cell table:style-name="ce534" table:formula="of:=[.AF60]+[.AG59]-[.AH59]" office:value-type="float" office:value="-0.999999999999977" calcext:value-type="float">
            <text:p>-1.0</text:p>
          </table:table-cell>
          <table:table-cell table:style-name="ce541" table:formula="of:=IF(OR([.O60]=0;SIGN([.O60])+SIGN([.O59])=0);(-[.H60]+[.AE59])*-[.O59];0)" office:value-type="float" office:value="-1" calcext:value-type="float">
            <text:p>-1.0</text:p>
          </table:table-cell>
          <table:table-cell table:style-name="ce550" table:formula="of:=[.AG60]/([.E60]-[.AG60])" office:value-type="float" office:value="-0.00787138693102126" calcext:value-type="float">
            <text:p>-.01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60]*0.01*ABS([.J60]+[.K60])*[.H60]" office:value-type="float" office:value="-0.175" calcext:value-type="float">
            <text:p>-.18</text:p>
          </table:table-cell>
          <table:table-cell table:style-name="ce578"/>
          <table:table-cell table:style-name="ce587" table:formula="of:=ROUND([.AP60]/[.AL60]-(([.AK60]*0.01*ABS([.J60]+[.K60])*0.001)+ABS([.AH60])/[.AL60]*0.001);8)" office:value-type="string" office:string-value="#DIV/0!" calcext:value-type="error">
            <text:p>#DIV/0!</text:p>
          </table:table-cell>
          <table:table-cell table:style-name="ce597" table:formula="of:=IF([.AM60]+[.D59]+[.AH60]&gt;0;[.AM60];[.AM60]+[.D59]+[.AH60])*SIGN([.AL60])" office:value-type="float" office:value="-0" calcext:value-type="float">
            <text:p>0.0</text:p>
          </table:table-cell>
          <table:table-cell table:style-name="ce160"/>
          <table:table-cell table:style-name="ce603" table:formula="of:=IFERROR([.AO60]+[.AT60];&quot;&quot;)">
            <text:p/>
          </table:table-cell>
          <table:table-cell table:style-name="ce157" table:formula="of:=([.AY60]-[.D60])*SIGN([.L60])" office:value-type="float" office:value="0.000000000000122568621918617" calcext:value-type="float">
            <text:p>1.22568621918617E-013</text:p>
          </table:table-cell>
          <table:table-cell table:style-name="ce612"/>
          <table:table-cell table:style-name="ce617"/>
          <table:table-cell table:style-name="ce615" table:formula="of:=IF([.AU60]&lt;&gt;0;[.AU60];[.AV59])" office:value-type="float" office:value="0.2344293" calcext:value-type="float">
            <text:p>0.2344293</text:p>
          </table:table-cell>
          <table:table-cell table:style-name="ce624" office:value-type="float" office:value="8.82791435" calcext:value-type="float">
            <text:p>8.82791435</text:p>
          </table:table-cell>
          <table:table-cell table:style-name="ce624"/>
          <table:table-cell table:style-name="ce615" table:formula="of:=IF([.AW60]&lt;&gt;&quot;&quot;;[.AW60];[.AY59])" office:value-type="float" office:value="8.82791435" calcext:value-type="float">
            <text:p>8.82791435</text:p>
          </table:table-cell>
          <table:table-cell table:style-name="ce615" table:formula="of:=IF([.AX60]&lt;&gt;&quot;&quot;;[.AX60];[.AZ59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60]&lt;&gt;&quot;&quot;;[.BC59]-[.BB60];[.BC59])-[.K60]*[.H60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61]-[.AV61])*100000000" office:value-type="float" office:value="-29.9999999980871" calcext:value-type="float">
            <text:p>-29.9999999981</text:p>
          </table:table-cell>
          <table:table-cell table:style-name="ce168"/>
          <table:table-cell table:style-name="ce178" table:formula="of:=IF([.AL61]&lt;&gt;0;[.C60]+[.K61]+[.B61]+[.AO61];[.C60]+[.K61]+[.B61])" office:value-type="float" office:value="0.234429" calcext:value-type="float">
            <text:p>.234</text:p>
          </table:table-cell>
          <table:table-cell table:style-name="ce188" table:formula="of:=[.D60]+[.AH61]+[.BB61]+[.AM61]-[.AP61]" office:value-type="float" office:value="8.41228934999988" calcext:value-type="float">
            <text:p>8.4</text:p>
          </table:table-cell>
          <table:table-cell table:style-name="ce197" table:formula="of:=IF([.H61]=0;&quot;&quot;;[.D61]+[.C61]*[.H61]+[.BC61]+[.AG61]-[.AH61])" office:value-type="float" office:value="119.76606435" calcext:value-type="float">
            <text:p>120</text:p>
          </table:table-cell>
          <table:table-cell table:style-name="ce253" table:formula="of:=100*IF([.L61]=0;0;[.E61]/[.E60]-1)" office:value-type="float" office:value="-4.97955393219583" calcext:value-type="float">
            <text:p>-5.0</text:p>
          </table:table-cell>
          <table:table-cell table:style-name="ce160"/>
          <table:table-cell table:style-name="ce285" office:value-type="float" office:value="475" calcext:value-type="float">
            <text:p>475</text:p>
          </table:table-cell>
          <table:table-cell table:style-name="ce290"/>
          <table:table-cell table:style-name="ce303" office:value-type="float" office:value="0.25" calcext:value-type="float">
            <text:p>0.25</text:p>
          </table:table-cell>
          <table:table-cell table:style-name="ce162"/>
          <table:table-cell table:style-name="ce315" office:value-type="time" office:time-value="PT11H47M00S" calcext:value-type="time">
            <text:p>11:47</text:p>
          </table:table-cell>
          <table:table-cell table:style-name="ce320" office:value-type="date" office:date-value="2013-12-18" calcext:value-type="date">
            <text:p>12/18</text:p>
          </table:table-cell>
          <table:table-cell table:style-name="ce160"/>
          <table:table-cell table:style-name="ce308" table:formula="of:=[.O60]+[.J61]" office:value-type="float" office:value="0.25" calcext:value-type="float">
            <text:p>0.3</text:p>
          </table:table-cell>
          <table:table-cell table:style-name="ce330" table:formula="of:=1+[.O61]/([.C61]+0)" office:value-type="float" office:value="2.06642096327673" calcext:value-type="float">
            <text:p>2.1</text:p>
          </table:table-cell>
          <table:table-cell table:style-name="ce333" table:formula="of:=-[.O61]-[.C61]" office:value-type="float" office:value="-0.484429" calcext:value-type="float">
            <text:p>-.484</text:p>
          </table:table-cell>
          <table:table-cell table:style-name="ce160"/>
          <table:table-cell table:style-name="ce343" table:formula="of:=-[.J61]+[.S60]" office:value-type="float" office:value="-0.25" calcext:value-type="float">
            <text:p>-0.25</text:p>
          </table:table-cell>
          <table:table-cell table:style-name="ce351"/>
          <table:table-cell table:style-name="ce358"/>
          <table:table-cell table:style-name="ce361" table:formula="of:=[.E61]/(ABS([.O61])*[.H61]*[.$V$6])" office:value-type="float" office:value="10.0855633136842" calcext:value-type="float">
            <text:p>10.1</text:p>
          </table:table-cell>
          <table:table-cell table:style-name="ce365" table:formula="of:=[.O61]*[.H61]/[.E61]" office:value-type="float" office:value="0.991516258336497" calcext:value-type="float">
            <text:p>1.0</text:p>
          </table:table-cell>
          <table:table-cell table:style-name="ce329" table:formula="of:=([.E61]*[.$W$6]-ABS([.S61])*[.H61])/[.H61]" office:value-type="float" office:value="0.380347707105263" calcext:value-type="float">
            <text:p>0.4</text:p>
          </table:table-cell>
          <table:table-cell table:style-name="ce160"/>
          <table:table-cell table:style-name="ce285" table:formula="of:=[.H61]*(-[.$AA$6]*0.01+[.P61])/[.P61]" office:value-type="float" office:value="470.402679236792" calcext:value-type="float">
            <text:p>470</text:p>
          </table:table-cell>
          <table:table-cell table:style-name="ce498" table:formula="of:=([.H61]-[.I61])*[.Q61]/[.E61]*100" office:value-type="float" office:value="-192.127691803876" calcext:value-type="float">
            <text:p>-192.1</text:p>
          </table:table-cell>
          <table:table-cell table:style-name="ce506" table:formula="of:=[.E61]*[.$AA$6]*0.01/([.H61]-[.I61])" office:value-type="float" office:value="0.0050427816568421" calcext:value-type="float">
            <text:p>.005</text:p>
          </table:table-cell>
          <table:table-cell table:style-name="ce515" table:formula="of:=IF([.H61]=&quot;&quot;;&quot;&quot;;[.H61]-0.01*[.$AC$6]*[.AG61]/[.O61])" office:value-type="float" office:value="475" calcext:value-type="float">
            <text:p>475</text:p>
          </table:table-cell>
          <table:table-cell table:style-name="ce160"/>
          <table:table-cell table:style-name="ce521" table:formula="of:=IFERROR(IF(SIGN([.O61])+SIGN([.O60])=0;[.H61];([.H61]*[.J61]+[.AE60]*[.O60])/[.O61]);0)" office:value-type="float" office:value="475" calcext:value-type="float">
            <text:p>475</text:p>
          </table:table-cell>
          <table:table-cell table:style-name="ce530" table:formula="of:=IF([.H61]=0;0;-([.H60]-[.H61])*[.O60])" office:value-type="float" office:value="-0" calcext:value-type="float">
            <text:p/>
          </table:table-cell>
          <table:table-cell table:style-name="ce535" table:formula="of:=[.AF61]+[.AG60]-[.AH60]" office:value-type="float" office:value="0.0000000000000227595720048157" calcext:value-type="float">
            <text:p>0.0</text:p>
          </table:table-cell>
          <table:table-cell table:style-name="ce541" table:formula="of:=IF(OR([.O61]=0;SIGN([.O61])+SIGN([.O60])=0);(-[.H61]+[.AE60])*-[.O60];0)" office:value-type="float" office:value="0" calcext:value-type="float">
            <text:p/>
          </table:table-cell>
          <table:table-cell table:style-name="ce550" table:formula="of:=[.AG61]/([.E61]-[.AG61])" office:value-type="float" office:value="1.90033563583621E-016" calcext:value-type="float">
            <text:p>.00</text:p>
          </table:table-cell>
          <table:table-cell table:style-name="ce160"/>
          <table:table-cell table:style-name="ce554" office:value-type="float" office:value="0.35" calcext:value-type="float">
            <text:p>.35</text:p>
          </table:table-cell>
          <table:table-cell table:style-name="ce282"/>
          <table:table-cell table:style-name="ce569" table:formula="of:=-[.AK61]*0.01*ABS([.J61]+[.K61])*[.H61]" office:value-type="float" office:value="-0.415625" calcext:value-type="float">
            <text:p>-.42</text:p>
          </table:table-cell>
          <table:table-cell table:style-name="ce578"/>
          <table:table-cell table:style-name="ce587" table:formula="of:=ROUND([.AP61]/[.AL61]-(([.AK61]*0.01*ABS([.J61]+[.K61])*0.001)+ABS([.AH61])/[.AL61]*0.001);8)" office:value-type="string" office:string-value="#DIV/0!" calcext:value-type="error">
            <text:p>#DIV/0!</text:p>
          </table:table-cell>
          <table:table-cell table:style-name="ce597" table:formula="of:=IF([.AM61]+[.D60]+[.AH61]&gt;0;[.AM61];[.AM61]+[.D60]+[.AH61])*SIGN([.AL61])" office:value-type="float" office:value="-0" calcext:value-type="float">
            <text:p>0.0</text:p>
          </table:table-cell>
          <table:table-cell table:style-name="ce160"/>
          <table:table-cell table:style-name="ce604" table:formula="of:=IFERROR([.AO61]+[.AT61];&quot;&quot;)">
            <text:p/>
          </table:table-cell>
          <table:table-cell table:style-name="ce157" table:formula="of:=([.AY61]-[.D61])*SIGN([.L61])" office:value-type="float" office:value="0.000000000000122568621918617" calcext:value-type="float">
            <text:p>1.22568621918617E-013</text:p>
          </table:table-cell>
          <table:table-cell table:style-name="ce612"/>
          <table:table-cell table:style-name="ce617"/>
          <table:table-cell table:style-name="ce615" table:formula="of:=IF([.AU61]&lt;&gt;0;[.AU61];[.AV60])" office:value-type="float" office:value="0.2344293" calcext:value-type="float">
            <text:p>0.2344293</text:p>
          </table:table-cell>
          <table:table-cell table:style-name="ce624" office:value-type="float" office:value="8.41228935" calcext:value-type="float">
            <text:p>8.41228935</text:p>
          </table:table-cell>
          <table:table-cell table:style-name="ce624"/>
          <table:table-cell table:style-name="ce615" table:formula="of:=IF([.AW61]&lt;&gt;&quot;&quot;;[.AW61];[.AY60])" office:value-type="float" office:value="8.41228935" calcext:value-type="float">
            <text:p>8.41228935</text:p>
          </table:table-cell>
          <table:table-cell table:style-name="ce615" table:formula="of:=IF([.AX61]&lt;&gt;&quot;&quot;;[.AX61];[.AZ60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61]&lt;&gt;&quot;&quot;;[.BC60]-[.BB61];[.BC60])-[.K61]*[.H61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62]-[.AV62])*100000000" office:value-type="float" office:value="-29.9999999980871" calcext:value-type="float">
            <text:p>-29.9999999981</text:p>
          </table:table-cell>
          <table:table-cell table:style-name="ce168"/>
          <table:table-cell table:style-name="ce178" table:formula="of:=IF([.AL62]&lt;&gt;0;[.C61]+[.K62]+[.B62]+[.AO62];[.C61]+[.K62]+[.B62])" office:value-type="float" office:value="0.234429" calcext:value-type="float">
            <text:p>.234</text:p>
          </table:table-cell>
          <table:table-cell table:style-name="ce188" table:formula="of:=[.D61]+[.AH62]+[.BB62]+[.AM62]-[.AP62]" office:value-type="float" office:value="15.4608518399999" calcext:value-type="float">
            <text:p>15.5</text:p>
          </table:table-cell>
          <table:table-cell table:style-name="ce197" table:formula="of:=IF([.H62]=0;&quot;&quot;;[.D62]+[.C62]*[.H62]+[.BC62]+[.AG62]-[.AH62])" office:value-type="float" office:value="133.84749684" calcext:value-type="float">
            <text:p>134</text:p>
          </table:table-cell>
          <table:table-cell table:style-name="ce254" table:formula="of:=100*IF([.L62]=0;0;[.E62]/[.E61]-1)" office:value-type="float" office:value="11.7574477932655" calcext:value-type="float">
            <text:p>+11.8</text:p>
          </table:table-cell>
          <table:table-cell table:style-name="ce160"/>
          <table:table-cell table:style-name="ce285" office:value-type="float" office:value="505" calcext:value-type="float">
            <text:p>505</text:p>
          </table:table-cell>
          <table:table-cell table:style-name="ce290"/>
          <table:table-cell table:style-name="ce303" office:value-type="float" office:value="-0.5" calcext:value-type="float">
            <text:p>-0.50</text:p>
          </table:table-cell>
          <table:table-cell table:style-name="ce162"/>
          <table:table-cell table:style-name="ce315" office:value-type="time" office:time-value="PT14H55M00S" calcext:value-type="time">
            <text:p>14:55</text:p>
          </table:table-cell>
          <table:table-cell table:style-name="ce320" office:value-type="date" office:date-value="2013-12-18" calcext:value-type="date">
            <text:p>12/18</text:p>
          </table:table-cell>
          <table:table-cell table:style-name="ce160"/>
          <table:table-cell table:style-name="ce308" table:formula="of:=[.O61]+[.J62]" office:value-type="float" office:value="-0.25" calcext:value-type="float">
            <text:p>-0.3</text:p>
          </table:table-cell>
          <table:table-cell table:style-name="ce330" table:formula="of:=1+[.O62]/([.C62]+0)" office:value-type="float" office:value="-0.0664209632767276" calcext:value-type="float">
            <text:p>-0.1</text:p>
          </table:table-cell>
          <table:table-cell table:style-name="ce333" table:formula="of:=-[.O62]-[.C62]" office:value-type="float" office:value="0.015571" calcext:value-type="float">
            <text:p>.016</text:p>
          </table:table-cell>
          <table:table-cell table:style-name="ce160"/>
          <table:table-cell table:style-name="ce344" table:formula="of:=-[.J62]+[.S61]" office:value-type="float" office:value="0.25" calcext:value-type="float">
            <text:p>0.3</text:p>
          </table:table-cell>
          <table:table-cell table:style-name="ce351"/>
          <table:table-cell table:style-name="ce358"/>
          <table:table-cell table:style-name="ce361" table:formula="of:=[.E62]/(ABS([.O62])*[.H62]*[.$V$6])" office:value-type="float" office:value="10.6017819279208" calcext:value-type="float">
            <text:p>10.6</text:p>
          </table:table-cell>
          <table:table-cell table:style-name="ce365" table:formula="of:=[.O62]*[.H62]/[.E62]" office:value-type="float" office:value="-0.943237662120182" calcext:value-type="float">
            <text:p>-0.9</text:p>
          </table:table-cell>
          <table:table-cell table:style-name="ce329" table:formula="of:=([.E62]*[.$W$6]-ABS([.S62])*[.H62])/[.H62]" office:value-type="float" office:value="0.412611370495049" calcext:value-type="float">
            <text:p>0.4</text:p>
          </table:table-cell>
          <table:table-cell table:style-name="ce160"/>
          <table:table-cell table:style-name="ce285" table:formula="of:=[.H62]*(-[.$AA$6]*0.01+[.P62])/[.P62]" office:value-type="float" office:value="657.060426433755" calcext:value-type="float">
            <text:p>657</text:p>
          </table:table-cell>
          <table:table-cell table:style-name="ce498" table:formula="of:=([.H62]-[.I62])*[.Q62]/[.E62]*100" office:value-type="float" office:value="5.87486145474934" calcext:value-type="float">
            <text:p>+5.9</text:p>
          </table:table-cell>
          <table:table-cell table:style-name="ce506" table:formula="of:=[.E62]*[.$AA$6]*0.01/([.H62]-[.I62])" office:value-type="float" office:value="0.00530089096396039" calcext:value-type="float">
            <text:p>.005</text:p>
          </table:table-cell>
          <table:table-cell table:style-name="ce515" table:formula="of:=IF([.H62]=&quot;&quot;;&quot;&quot;;[.H62]-0.01*[.$AC$6]*[.AG62]/[.O62])" office:value-type="float" office:value="508" calcext:value-type="float">
            <text:p>508</text:p>
          </table:table-cell>
          <table:table-cell table:style-name="ce160"/>
          <table:table-cell table:style-name="ce521" table:formula="of:=IFERROR(IF(SIGN([.O62])+SIGN([.O61])=0;[.H62];([.H62]*[.J62]+[.AE61]*[.O61])/[.O62]);0)" office:value-type="float" office:value="505" calcext:value-type="float">
            <text:p>505</text:p>
          </table:table-cell>
          <table:table-cell table:style-name="ce530" table:formula="of:=IF([.H62]=0;0;-([.H61]-[.H62])*[.O61])" office:value-type="float" office:value="7.5" calcext:value-type="float">
            <text:p>7.5</text:p>
          </table:table-cell>
          <table:table-cell table:style-name="ce535" table:formula="of:=[.AF62]+[.AG61]-[.AH61]" office:value-type="float" office:value="7.50000000000002" calcext:value-type="float">
            <text:p>7.5</text:p>
          </table:table-cell>
          <table:table-cell table:style-name="ce544" table:formula="of:=IF(OR([.O62]=0;SIGN([.O62])+SIGN([.O61])=0);(-[.H62]+[.AE61])*-[.O61];0)" office:value-type="float" office:value="7.5" calcext:value-type="float">
            <text:p>7.5</text:p>
          </table:table-cell>
          <table:table-cell table:style-name="ce550" table:formula="of:=[.AG62]/([.E62]-[.AG62])" office:value-type="float" office:value="0.0593600996266483" calcext:value-type="float">
            <text:p>.06</text:p>
          </table:table-cell>
          <table:table-cell table:style-name="ce160"/>
          <table:table-cell table:style-name="ce554" office:value-type="float" office:value="0.12" calcext:value-type="float">
            <text:p>.12</text:p>
          </table:table-cell>
          <table:table-cell table:style-name="ce282"/>
          <table:table-cell table:style-name="ce570" table:formula="of:=-[.AK62]*0.01*ABS([.J62]+[.K62])*[.H62]-[.AN62]" office:value-type="float" office:value="-0.45143751" calcext:value-type="float">
            <text:p>-.45</text:p>
          </table:table-cell>
          <table:table-cell table:style-name="ce168" office:value-type="float" office:value="0.14843751" calcext:value-type="float">
            <text:p>0.15</text:p>
          </table:table-cell>
          <table:table-cell table:style-name="ce587" table:formula="of:=ROUND([.AP62]/[.AL62]-(([.AK62]*0.01*ABS([.J62]+[.K62])*0.001)+ABS([.AH62])/[.AL62]*0.001);8)" office:value-type="string" office:string-value="#DIV/0!" calcext:value-type="error">
            <text:p>#DIV/0!</text:p>
          </table:table-cell>
          <table:table-cell table:style-name="ce597" table:formula="of:=IF([.AM62]+[.D61]+[.AH62]&gt;0;[.AM62];[.AM62]+[.D61]+[.AH62])*SIGN([.AL62])" office:value-type="float" office:value="-0" calcext:value-type="float">
            <text:p>0.0</text:p>
          </table:table-cell>
          <table:table-cell table:style-name="ce160"/>
          <table:table-cell table:style-name="ce604" table:formula="of:=IFERROR([.AO62]+[.AT62];&quot;&quot;)">
            <text:p/>
          </table:table-cell>
          <table:table-cell table:style-name="ce157" table:formula="of:=([.AY62]-[.D62])*SIGN([.L62])" office:value-type="float" office:value="0.000000000000122568621918617" calcext:value-type="float">
            <text:p>1.22568621918617E-013</text:p>
          </table:table-cell>
          <table:table-cell table:style-name="ce612"/>
          <table:table-cell table:style-name="ce617"/>
          <table:table-cell table:style-name="ce615" table:formula="of:=IF([.AU62]&lt;&gt;0;[.AU62];[.AV61])" office:value-type="float" office:value="0.2344293" calcext:value-type="float">
            <text:p>0.2344293</text:p>
          </table:table-cell>
          <table:table-cell table:style-name="ce624" office:value-type="float" office:value="15.46085184" calcext:value-type="float">
            <text:p>15.46085184</text:p>
          </table:table-cell>
          <table:table-cell table:style-name="ce624"/>
          <table:table-cell table:style-name="ce615" table:formula="of:=IF([.AW62]&lt;&gt;&quot;&quot;;[.AW62];[.AY61])" office:value-type="float" office:value="15.46085184" calcext:value-type="float">
            <text:p>15.46085184</text:p>
          </table:table-cell>
          <table:table-cell table:style-name="ce615" table:formula="of:=IF([.AX62]&lt;&gt;&quot;&quot;;[.AX62];[.AZ61])" office:value-type="float" office:value="0" calcext:value-type="float">
            <text:p>0</text:p>
          </table:table-cell>
          <table:table-cell/>
          <table:table-cell table:style-name="ce634"/>
          <table:table-cell table:style-name="ce642" table:formula="of:=IF([.BB62]&lt;&gt;&quot;&quot;;[.BC61]-[.BB62];[.BC61])-[.K62]*[.H62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63]-[.AV63])*100000000" office:value-type="float" office:value="-218.999999998526" calcext:value-type="float">
            <text:p>-218.9999999985</text:p>
          </table:table-cell>
          <table:table-cell table:style-name="ce168"/>
          <table:table-cell table:style-name="ce178" table:formula="of:=IF([.AL63]&lt;&gt;0;[.C62]+[.K63]+[.B63]+[.AO63];[.C62]+[.K63]+[.B63])" office:value-type="float" office:value="0.2311939" calcext:value-type="float">
            <text:p>.231</text:p>
          </table:table-cell>
          <table:table-cell table:style-name="ce188" table:formula="of:=[.D62]+[.AH63]+[.BB63]+[.AM63]-[.AP63]" office:value-type="float" office:value="0" calcext:value-type="float">
            <text:p>0.0</text:p>
          </table:table-cell>
          <table:table-cell table:style-name="ce197" table:formula="of:=IF([.H63]=0;&quot;&quot;;[.D63]+[.C63]*[.H63]+[.BC63]+[.AG63]-[.AH63])" office:value-type="float" office:value="160.6797605" calcext:value-type="float">
            <text:p>161</text:p>
          </table:table-cell>
          <table:table-cell table:style-name="ce255" table:formula="of:=100*IF([.H63]=0;0;[.E63]/[.E62]-1)" office:value-type="float" office:value="20.0468923913274" calcext:value-type="float">
            <text:p>+20.0</text:p>
          </table:table-cell>
          <table:table-cell table:style-name="ce160"/>
          <table:table-cell table:style-name="ce285" office:value-type="float" office:value="695" calcext:value-type="float">
            <text:p>695</text:p>
          </table:table-cell>
          <table:table-cell table:style-name="ce290"/>
          <table:table-cell table:style-name="ce303" office:value-type="float" office:value="0.25" calcext:value-type="float">
            <text:p>0.25</text:p>
          </table:table-cell>
          <table:table-cell table:style-name="ce162"/>
          <table:table-cell table:style-name="ce315" office:value-type="time" office:time-value="PT09H58M00S" calcext:value-type="time">
            <text:p>09:58</text:p>
          </table:table-cell>
          <table:table-cell table:style-name="ce320" office:value-type="date" office:date-value="2014-02-06" calcext:value-type="date">
            <text:p>2/6</text:p>
          </table:table-cell>
          <table:table-cell table:style-name="ce160"/>
          <table:table-cell table:style-name="ce308" table:formula="of:=[.O62]+[.J63]" office:value-type="float" office:value="0" calcext:value-type="float">
            <text:p>0.0</text:p>
          </table:table-cell>
          <table:table-cell table:style-name="ce330" table:formula="of:=1+[.O63]/([.C63]+0)" office:value-type="float" office:value="1" calcext:value-type="float">
            <text:p>1.0</text:p>
          </table:table-cell>
          <table:table-cell table:style-name="ce333" table:formula="of:=-[.O63]-[.C63]" office:value-type="float" office:value="-0.2311939" calcext:value-type="float">
            <text:p>-.231</text:p>
          </table:table-cell>
          <table:table-cell table:style-name="ce160"/>
          <table:table-cell table:style-name="ce345" table:formula="of:=-[.J63]+[.S62]" office:value-type="float" office:value="0" calcext:value-type="float">
            <text:p>0</text:p>
          </table:table-cell>
          <table:table-cell table:style-name="ce351"/>
          <table:table-cell table:style-name="ce358"/>
          <table:table-cell table:style-name="ce361" table:formula="of:=[.E63]/(ABS([.O63])*[.H63]*[.$V$6])" office:value-type="string" office:string-value="#DIV/0!" calcext:value-type="error">
            <text:p>#DIV/0!</text:p>
          </table:table-cell>
          <table:table-cell table:style-name="ce365" table:formula="of:=[.O63]*[.H63]/[.E63]" office:value-type="float" office:value="0" calcext:value-type="float">
            <text:p/>
          </table:table-cell>
          <table:table-cell table:style-name="ce329" table:formula="of:=([.E63]*[.$W$6]-ABS([.S63])*[.H63])/[.H63]" office:value-type="float" office:value="0.57798475" calcext:value-type="float">
            <text:p>0.6</text:p>
          </table:table-cell>
          <table:table-cell table:style-name="ce160"/>
          <table:table-cell table:style-name="ce285" table:formula="of:=[.H63]*(-[.$AA$6]*0.01+[.P63])/[.P63]" office:value-type="float" office:value="681.1" calcext:value-type="float">
            <text:p>681</text:p>
          </table:table-cell>
          <table:table-cell table:style-name="ce498" table:formula="of:=([.H63]-[.I63])*[.Q63]/[.E63]*100" office:value-type="float" office:value="-100" calcext:value-type="float">
            <text:p>-100.0</text:p>
          </table:table-cell>
          <table:table-cell table:style-name="ce506" table:formula="of:=[.E63]*[.$AA$6]*0.01/([.H63]-[.I63])" office:value-type="float" office:value="0.004623878" calcext:value-type="float">
            <text:p>.005</text:p>
          </table:table-cell>
          <table:table-cell table:style-name="ce515" table:formula="of:=IF([.H63]=&quot;&quot;;&quot;&quot;;[.H63]-0.01*[.$AC$6]*[.AG63]/[.O63])" office:value-type="string" office:string-value="#DIV/0!" calcext:value-type="error">
            <text:p>#DIV/0!</text:p>
          </table:table-cell>
          <table:table-cell table:style-name="ce160"/>
          <table:table-cell table:style-name="ce521" table:formula="of:=IFERROR(IF(SIGN([.O63])+SIGN([.O62])=0;[.H63];([.H63]*[.J63]+[.AE62]*[.O62])/[.O63]);0)" office:value-type="float" office:value="0" calcext:value-type="float">
            <text:p/>
          </table:table-cell>
          <table:table-cell table:style-name="ce530" table:formula="of:=IF([.H63]=0;0;-([.H62]-[.H63])*[.O62])" office:value-type="float" office:value="-47.5" calcext:value-type="float">
            <text:p>-47.5</text:p>
          </table:table-cell>
          <table:table-cell table:style-name="ce535" table:formula="of:=[.AF63]+[.AG62]-[.AH62]" office:value-type="float" office:value="-47.5" calcext:value-type="float">
            <text:p>-47.5</text:p>
          </table:table-cell>
          <table:table-cell table:style-name="ce544" table:formula="of:=IF(OR([.O63]=0;SIGN([.O63])+SIGN([.O62])=0);(-[.H63]+[.AE62])*-[.O62];0)" office:value-type="float" office:value="-47.5" calcext:value-type="float">
            <text:p>-47.5</text:p>
          </table:table-cell>
          <table:table-cell table:style-name="ce550" table:formula="of:=[.AG63]/([.E63]-[.AG63])" office:value-type="float" office:value="-0.228168194093008" calcext:value-type="float">
            <text:p>-.23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 office:value-type="float" office:value="10000" calcext:value-type="float">
            <text:p>10000</text:p>
          </table:table-cell>
          <table:table-cell table:style-name="ce570" table:formula="of:=-[.AK63]*0.01*ABS([.J63]+[.K63])*[.H63]-[.AN63]" office:value-type="float" office:value="-0.260625" calcext:value-type="float">
            <text:p>-.26</text:p>
          </table:table-cell>
          <table:table-cell table:style-name="ce578"/>
          <table:table-cell table:style-name="ce587" table:formula="of:=ROUND([.AP63]/[.AL63]-(([.AK63]*0.01*ABS([.J63]+[.K63])*0.001)+ABS([.AH63])/[.AL63]*0.001);8)" office:value-type="float" office:value="-0.0032351" calcext:value-type="float">
            <text:p>-0.0032351000</text:p>
          </table:table-cell>
          <table:table-cell table:style-name="ce597" table:formula="of:=IF([.AM63]+[.D62]+[.AH63]&gt;0;[.AM63];[.AM63]+[.D62]+[.AH63])*SIGN([.AL63])" office:value-type="float" office:value="-32.2997731600001" calcext:value-type="float">
            <text:p>-32.3</text:p>
          </table:table-cell>
          <table:table-cell table:style-name="ce160"/>
          <table:table-cell table:style-name="ce603" table:formula="of:=IFERROR([.AO63]+[.AT63];&quot;&quot;)" office:value-type="float" office:value="-0.00000189000000000005" calcext:value-type="float">
            <text:p>-1.9E-6</text:p>
          </table:table-cell>
          <table:table-cell table:style-name="ce157" table:formula="of:=([.AY63]-[.D63])*SIGN([.L63])" office:value-type="float" office:value="0" calcext:value-type="float">
            <text:p>0</text:p>
          </table:table-cell>
          <table:table-cell table:style-name="ce613" table:formula="of:=0.00320712+0.00002609" office:value-type="float" office:value="0.00323321" calcext:value-type="float">
            <text:p>0.00323321</text:p>
          </table:table-cell>
          <table:table-cell table:style-name="ce617" office:value-type="float" office:value="0.23119609" calcext:value-type="float">
            <text:p>0.23119609</text:p>
          </table:table-cell>
          <table:table-cell table:style-name="ce615" table:formula="of:=IF([.AU63]&lt;&gt;0;[.AU63];[.AV62])" office:value-type="float" office:value="0.23119609" calcext:value-type="float">
            <text:p>0.23119609</text:p>
          </table:table-cell>
          <table:table-cell table:style-name="ce624" office:value-type="float" office:value="0" calcext:value-type="float">
            <text:p>0</text:p>
          </table:table-cell>
          <table:table-cell table:style-name="ce624"/>
          <table:table-cell table:style-name="ce615" table:formula="of:=IF([.AW63]&lt;&gt;&quot;&quot;;[.AW63];[.AY62])" office:value-type="float" office:value="0" calcext:value-type="float">
            <text:p>0</text:p>
          </table:table-cell>
          <table:table-cell table:style-name="ce615" table:formula="of:=IF([.AX63]&lt;&gt;&quot;&quot;;[.AX63];[.AZ62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63]&lt;&gt;&quot;&quot;;[.BC62]-[.BB63];[.BC62])-[.K63]*[.H63]" office:value-type="float" office:value="0" calcext:value-type="float">
            <text:p>0</text:p>
          </table:table-cell>
          <table:table-cell table:formula="of:=[.D62]" office:value-type="float" office:value="15.4608518399999" calcext:value-type="float">
            <text:p>15.46085184</text:p>
          </table:table-cell>
          <table:table-cell table:formula="of:=-[.AH63]-[.BD63]" office:value-type="float" office:value="32.0391481600001" calcext:value-type="float">
            <text:p>32.03914816</text:p>
          </table:table-cell>
          <table:table-cell table:number-columns-repeated="966"/>
        </table:table-row>
        <table:table-row table:style-name="ro1">
          <table:table-cell table:style-name="ce161" table:formula="of:=([.C64]-[.AV64])*100000000" office:value-type="float" office:value="-227.99999999934" calcext:value-type="float">
            <text:p>-227.9999999993</text:p>
          </table:table-cell>
          <table:table-cell table:style-name="ce168"/>
          <table:table-cell table:style-name="ce178" table:formula="of:=IF([.AL64]&lt;&gt;0;[.C63]+[.K64]+[.B64]+[.AO64];[.C63]+[.K64]+[.B64])" office:value-type="float" office:value="0.23081703" calcext:value-type="float">
            <text:p>.231</text:p>
          </table:table-cell>
          <table:table-cell table:style-name="ce188" table:formula="of:=[.D63]+[.AH64]+[.BB64]+[.AM64]-[.AP64]" office:value-type="float" office:value="0" calcext:value-type="float">
            <text:p>0.0</text:p>
          </table:table-cell>
          <table:table-cell table:style-name="ce197" table:formula="of:=IF([.H64]=0;&quot;&quot;;[.D64]+[.C64]*[.H64]+[.BC64]+[.AG64]-[.AH64])" office:value-type="float" office:value="170.57378517" calcext:value-type="float">
            <text:p>171</text:p>
          </table:table-cell>
          <table:table-cell table:style-name="ce256" table:formula="of:=100*IF([.H64]=0;0;[.E64]/[.E63]-1)" office:value-type="float" office:value="6.15760481544905" calcext:value-type="float">
            <text:p>+6.2</text:p>
          </table:table-cell>
          <table:table-cell table:style-name="ce160"/>
          <table:table-cell table:style-name="ce285" office:value-type="float" office:value="739" calcext:value-type="float">
            <text:p>739</text:p>
          </table:table-cell>
          <table:table-cell table:style-name="ce290"/>
          <table:table-cell table:style-name="ce303" office:value-type="float" office:value="-0.25" calcext:value-type="float">
            <text:p>-0.25</text:p>
          </table:table-cell>
          <table:table-cell table:style-name="ce162"/>
          <table:table-cell table:style-name="ce315" office:value-type="time" office:time-value="PT05H55M00S" calcext:value-type="time">
            <text:p>05:55</text:p>
          </table:table-cell>
          <table:table-cell table:style-name="ce320" office:value-type="date" office:date-value="2014-02-07" calcext:value-type="date">
            <text:p>2/7</text:p>
          </table:table-cell>
          <table:table-cell table:style-name="ce160"/>
          <table:table-cell table:style-name="ce308" table:formula="of:=[.O63]+[.J64]" office:value-type="float" office:value="-0.25" calcext:value-type="float">
            <text:p>-0.3</text:p>
          </table:table-cell>
          <table:table-cell table:style-name="ce330" table:formula="of:=1+[.O64]/([.C64]+0)" office:value-type="float" office:value="-0.0831089889684482" calcext:value-type="float">
            <text:p>-0.1</text:p>
          </table:table-cell>
          <table:table-cell table:style-name="ce333" table:formula="of:=-[.O64]-[.C64]" office:value-type="float" office:value="0.01918297" calcext:value-type="float">
            <text:p>.019</text:p>
          </table:table-cell>
          <table:table-cell table:style-name="ce160"/>
          <table:table-cell table:style-name="ce344" table:formula="of:=-[.J64]+[.S63]" office:value-type="float" office:value="0.25" calcext:value-type="float">
            <text:p>0.3</text:p>
          </table:table-cell>
          <table:table-cell table:style-name="ce351"/>
          <table:table-cell table:style-name="ce358"/>
          <table:table-cell table:style-name="ce361" table:formula="of:=[.E64]/(ABS([.O64])*[.H64]*[.$V$6])" office:value-type="float" office:value="9.2326812" calcext:value-type="float">
            <text:p>9.2</text:p>
          </table:table-cell>
          <table:table-cell table:style-name="ce365" table:formula="of:=[.O64]*[.H64]/[.E64]" office:value-type="float" office:value="-1.08310898896845" calcext:value-type="float">
            <text:p>-1.1</text:p>
          </table:table-cell>
          <table:table-cell table:style-name="ce329" table:formula="of:=([.E64]*[.$W$6]-ABS([.S64])*[.H64])/[.H64]" office:value-type="float" office:value="0.327042575" calcext:value-type="float">
            <text:p>0.3</text:p>
          </table:table-cell>
          <table:table-cell table:style-name="ce160"/>
          <table:table-cell table:style-name="ce285" table:formula="of:=[.H64]*(-[.$AA$6]*0.01+[.P64])/[.P64]" office:value-type="float" office:value="916.838765498773" calcext:value-type="float">
            <text:p>917</text:p>
          </table:table-cell>
          <table:table-cell table:style-name="ce498" table:formula="of:=([.H64]-[.I64])*[.Q64]/[.E64]*100" office:value-type="float" office:value="8.31089889684483" calcext:value-type="float">
            <text:p>+8.3</text:p>
          </table:table-cell>
          <table:table-cell table:style-name="ce506" table:formula="of:=[.E64]*[.$AA$6]*0.01/([.H64]-[.I64])" office:value-type="float" office:value="0.0046163406" calcext:value-type="float">
            <text:p>.005</text:p>
          </table:table-cell>
          <table:table-cell table:style-name="ce515" table:formula="of:=IF([.H64]=&quot;&quot;;&quot;&quot;;[.H64]-0.01*[.$AC$6]*[.AG64]/[.O64])" office:value-type="float" office:value="739" calcext:value-type="float">
            <text:p>739</text:p>
          </table:table-cell>
          <table:table-cell table:style-name="ce160"/>
          <table:table-cell table:style-name="ce521" table:formula="of:=IFERROR(IF(SIGN([.O64])+SIGN([.O63])=0;[.H64];([.H64]*[.J64]+[.AE63]*[.O63])/[.O64]);0)" office:value-type="float" office:value="739" calcext:value-type="float">
            <text:p>739</text:p>
          </table:table-cell>
          <table:table-cell table:style-name="ce530" table:formula="of:=IF([.H64]=0;0;-([.H63]-[.H64])*[.O63])" office:value-type="float" office:value="0" calcext:value-type="float">
            <text:p/>
          </table:table-cell>
          <table:table-cell table:style-name="ce535" table:formula="of:=[.AF64]+[.AG63]-[.AH63]" office:value-type="float" office:value="0" calcext:value-type="float">
            <text:p/>
          </table:table-cell>
          <table:table-cell table:style-name="ce544" table:formula="of:=IF(OR([.O64]=0;SIGN([.O64])+SIGN([.O63])=0);(-[.H64]+[.AE63])*-[.O63];0)" office:value-type="float" office:value="0" calcext:value-type="float">
            <text:p/>
          </table:table-cell>
          <table:table-cell table:style-name="ce550" table:formula="of:=[.AG64]/([.E64]-[.AG64])" office:value-type="float" office:value="0" calcext:value-type="float">
            <text:p/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 office:value-type="float" office:value="736.07" calcext:value-type="float">
            <text:p>736</text:p>
          </table:table-cell>
          <table:table-cell table:style-name="ce570" table:formula="of:=-[.AK64]*0.01*ABS([.J64]+[.K64])*[.H64]-[.AN64]" office:value-type="float" office:value="-0.277125" calcext:value-type="float">
            <text:p>-.28</text:p>
          </table:table-cell>
          <table:table-cell table:style-name="ce578"/>
          <table:table-cell table:style-name="ce587" table:formula="of:=ROUND([.AP64]/[.AL64]-(([.AK64]*0.01*ABS([.J64]+[.K64])*0.001)+ABS([.AH64])/[.AL64]*0.001);8)" office:value-type="float" office:value="-0.00037687" calcext:value-type="float">
            <text:p>-0.0003768700</text:p>
          </table:table-cell>
          <table:table-cell table:style-name="ce597" table:formula="of:=IF([.AM64]+[.D63]+[.AH64]&gt;0;[.AM64];[.AM64]+[.D63]+[.AH64])*SIGN([.AL64])" office:value-type="float" office:value="-0.277125" calcext:value-type="float">
            <text:p>-0.3</text:p>
          </table:table-cell>
          <table:table-cell table:style-name="ce160"/>
          <table:table-cell table:style-name="ce603" table:formula="of:=IFERROR([.AO64]+[.AT64];&quot;&quot;)" office:value-type="float" office:value="-0.0000000900000000000076" calcext:value-type="float">
            <text:p>-9.0E-8</text:p>
          </table:table-cell>
          <table:table-cell table:style-name="ce157" table:formula="of:=([.AY64]-[.D64])*SIGN([.L64])" office:value-type="float" office:value="0" calcext:value-type="float">
            <text:p>0</text:p>
          </table:table-cell>
          <table:table-cell table:style-name="ce613" table:formula="of:=0.0003015+0.00007528" office:value-type="float" office:value="0.00037678" calcext:value-type="float">
            <text:p>0.00037678</text:p>
          </table:table-cell>
          <table:table-cell table:style-name="ce617" office:value-type="float" office:value="0.23081931" calcext:value-type="float">
            <text:p>0.23081931</text:p>
          </table:table-cell>
          <table:table-cell table:style-name="ce615" table:formula="of:=IF([.AU64]&lt;&gt;0;[.AU64];[.AV63])" office:value-type="float" office:value="0.23081931" calcext:value-type="float">
            <text:p>0.23081931</text:p>
          </table:table-cell>
          <table:table-cell table:style-name="ce624" office:value-type="float" office:value="0" calcext:value-type="float">
            <text:p>0</text:p>
          </table:table-cell>
          <table:table-cell table:style-name="ce624"/>
          <table:table-cell table:style-name="ce615" table:formula="of:=IF([.AW64]&lt;&gt;&quot;&quot;;[.AW64];[.AY63])" office:value-type="float" office:value="0" calcext:value-type="float">
            <text:p>0</text:p>
          </table:table-cell>
          <table:table-cell table:style-name="ce615" table:formula="of:=IF([.AX64]&lt;&gt;&quot;&quot;;[.AX64];[.AZ63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64]&lt;&gt;&quot;&quot;;[.BC63]-[.BB64];[.BC63])-[.K64]*[.H64]" office:value-type="float" office:value="0" calcext:value-type="float">
            <text:p>0</text:p>
          </table:table-cell>
          <table:table-cell table:formula="of:=[.AP63]" office:value-type="float" office:value="-32.2997731600001" calcext:value-type="float">
            <text:p>-32.29977316</text:p>
          </table:table-cell>
          <table:table-cell table:number-columns-repeated="967"/>
        </table:table-row>
        <table:table-row table:style-name="ro13">
          <table:table-cell table:style-name="ce161" table:formula="of:=([.C65]-[.AV65])*100000000" office:value-type="float" office:value="-227.99999999934" calcext:value-type="float">
            <text:p>-227.9999999993</text:p>
          </table:table-cell>
          <table:table-cell table:style-name="ce168"/>
          <table:table-cell table:style-name="ce178" table:formula="of:=IF([.AL65]&lt;&gt;0;[.C64]+[.K65]+[.B65]+[.AO65];[.C64]+[.K65]+[.B65])" office:value-type="float" office:value="0.23066609" calcext:value-type="float">
            <text:p>.231</text:p>
          </table:table-cell>
          <table:table-cell table:style-name="ce188" table:formula="of:=[.D64]+[.AH65]+[.BB65]+[.AM65]-[.AP65]" office:value-type="float" office:value="0" calcext:value-type="float">
            <text:p>0.0</text:p>
          </table:table-cell>
          <table:table-cell table:style-name="ce197" table:formula="of:=IF([.H65]=0;&quot;&quot;;[.D65]+[.C65]*[.H65]+[.BC65]+[.AG65]-[.AH65])" office:value-type="float" office:value="171.89294985" calcext:value-type="float">
            <text:p>172</text:p>
          </table:table-cell>
          <table:table-cell table:style-name="ce257" table:formula="of:=100*IF([.H65]=0;0;[.E65]/[.E64]-1)" office:value-type="float" office:value="0.773368943349229" calcext:value-type="float">
            <text:p>+0.8</text:p>
          </table:table-cell>
          <table:table-cell table:style-name="ce160"/>
          <table:table-cell table:style-name="ce285" office:value-type="float" office:value="665" calcext:value-type="float">
            <text:p>665</text:p>
          </table:table-cell>
          <table:table-cell table:style-name="ce290" office:value-type="float" office:value="690" calcext:value-type="float">
            <text:p>690</text:p>
          </table:table-cell>
          <table:table-cell table:style-name="ce303" office:value-type="float" office:value="-0.1" calcext:value-type="float">
            <text:p>-0.10</text:p>
          </table:table-cell>
          <table:table-cell table:style-name="ce168"/>
          <table:table-cell table:style-name="ce315" office:value-type="time" office:time-value="PT09H24M00S" calcext:value-type="time">
            <text:p>09:24</text:p>
          </table:table-cell>
          <table:table-cell table:style-name="ce320" office:value-type="date" office:date-value="2014-02-12" calcext:value-type="date">
            <text:p>2/12</text:p>
          </table:table-cell>
          <table:table-cell table:style-name="ce160"/>
          <table:table-cell table:style-name="ce308" table:formula="of:=[.O64]+[.J65]" office:value-type="float" office:value="-0.35" calcext:value-type="float">
            <text:p>-0.4</text:p>
          </table:table-cell>
          <table:table-cell table:style-name="ce330" table:formula="of:=1+[.O65]/([.C65]+0)" office:value-type="float" office:value="-0.517344833824512" calcext:value-type="float">
            <text:p>-0.5</text:p>
          </table:table-cell>
          <table:table-cell table:style-name="ce333" table:formula="of:=-[.O65]-[.C65]" office:value-type="float" office:value="0.11933391" calcext:value-type="float">
            <text:p>.119</text:p>
          </table:table-cell>
          <table:table-cell table:style-name="ce160"/>
          <table:table-cell table:style-name="ce344" table:formula="of:=-[.J65]+[.S64]" office:value-type="float" office:value="0.35" calcext:value-type="float">
            <text:p>0.4</text:p>
          </table:table-cell>
          <table:table-cell table:style-name="ce351"/>
          <table:table-cell table:style-name="ce358"/>
          <table:table-cell table:style-name="ce361" table:formula="of:=[.E65]/(ABS([.O65])*[.H65]*[.$V$6])" office:value-type="float" office:value="7.38530396777658" calcext:value-type="float">
            <text:p>7.4</text:p>
          </table:table-cell>
          <table:table-cell table:style-name="ce365" table:formula="of:=[.O65]*[.H65]/[.E65]" office:value-type="float" office:value="-1.35404040830707" calcext:value-type="float">
            <text:p>-1.4</text:p>
          </table:table-cell>
          <table:table-cell table:style-name="ce329" table:formula="of:=([.E65]*[.$W$6]-ABS([.S65])*[.H65])/[.H65]" office:value-type="float" office:value="0.296214097180451" calcext:value-type="float">
            <text:p>0.3</text:p>
          </table:table-cell>
          <table:table-cell table:style-name="ce160"/>
          <table:table-cell table:style-name="ce285" table:formula="of:=[.H65]*(-[.$AA$6]*0.01+[.P65])/[.P65]" office:value-type="float" office:value="690.708191384997" calcext:value-type="float">
            <text:p>691</text:p>
          </table:table-cell>
          <table:table-cell table:style-name="ce498" table:formula="of:=([.H65]-[.I65])*[.Q65]/[.E65]*100" office:value-type="float" office:value="-1.73558470699547" calcext:value-type="float">
            <text:p>-1.7</text:p>
          </table:table-cell>
          <table:table-cell table:style-name="ce506" table:formula="of:=[.E65]*[.$AA$6]*0.01/([.H65]-[.I65])" office:value-type="float" office:value="-0.13751435988" calcext:value-type="float">
            <text:p>-.138</text:p>
          </table:table-cell>
          <table:table-cell table:style-name="ce515" table:formula="of:=IF([.H65]=&quot;&quot;;&quot;&quot;;[.H65]-0.01*[.$AC$6]*[.AG65]/[.O65])" office:value-type="float" office:value="670.285714285714" calcext:value-type="float">
            <text:p>670</text:p>
          </table:table-cell>
          <table:table-cell table:style-name="ce160"/>
          <table:table-cell table:style-name="ce521" table:formula="of:=IFERROR(IF(SIGN([.O65])+SIGN([.O64])=0;[.H65];([.H65]*[.J65]+[.AE64]*[.O64])/[.O65]);0)" office:value-type="float" office:value="717.857142857143" calcext:value-type="float">
            <text:p>718</text:p>
          </table:table-cell>
          <table:table-cell table:style-name="ce530" table:formula="of:=IF([.H65]=0;0;-([.H64]-[.H65])*[.O64])" office:value-type="float" office:value="18.5" calcext:value-type="float">
            <text:p>18.5</text:p>
          </table:table-cell>
          <table:table-cell table:style-name="ce535" table:formula="of:=[.AF65]+[.AG64]-[.AH64]" office:value-type="float" office:value="18.5" calcext:value-type="float">
            <text:p>18.5</text:p>
          </table:table-cell>
          <table:table-cell table:style-name="ce544" table:formula="of:=IF(OR([.O65]=0;SIGN([.O65])+SIGN([.O64])=0);(-[.H65]+[.AE64])*-[.O64];0)" office:value-type="float" office:value="0" calcext:value-type="float">
            <text:p/>
          </table:table-cell>
          <table:table-cell table:style-name="ce550" table:formula="of:=[.AG65]/([.E65]-[.AG65])" office:value-type="float" office:value="0.120605282172947" calcext:value-type="float">
            <text:p>.12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 office:value-type="float" office:value="661.5" calcext:value-type="float">
            <text:p>662</text:p>
          </table:table-cell>
          <table:table-cell table:style-name="ce570" table:formula="of:=-[.AK65]*0.01*ABS([.J65]+[.K65])*[.H65]-[.AN65]" office:value-type="float" office:value="-0.09975" calcext:value-type="float">
            <text:p>-.10</text:p>
          </table:table-cell>
          <table:table-cell table:style-name="ce578"/>
          <table:table-cell table:style-name="ce587" table:formula="of:=ROUND([.AP65]/[.AL65]-(([.AK65]*0.01*ABS([.J65]+[.K65])*0.001)+ABS([.AH65])/[.AL65]*0.001);8)" office:value-type="float" office:value="-0.00015094" calcext:value-type="float">
            <text:p>-0.0001509400</text:p>
          </table:table-cell>
          <table:table-cell table:style-name="ce597" table:formula="of:=IF([.AM65]+[.D64]+[.AH65]&gt;0;[.AM65];[.AM65]+[.D64]+[.AH65])*SIGN([.AL65])" office:value-type="float" office:value="-0.09975" calcext:value-type="float">
            <text:p>-0.1</text:p>
          </table:table-cell>
          <table:table-cell table:style-name="ce160"/>
          <table:table-cell table:style-name="ce603" table:formula="of:=IFERROR([.AO65]+[.AT65];&quot;&quot;)" office:value-type="float" office:value="0" calcext:value-type="float">
            <text:p>0.0E+0</text:p>
          </table:table-cell>
          <table:table-cell table:style-name="ce157" table:formula="of:=([.AY65]-[.D65])*SIGN([.L65])" office:value-type="float" office:value="0" calcext:value-type="float">
            <text:p>0</text:p>
          </table:table-cell>
          <table:table-cell table:style-name="ce614" office:value-type="float" office:value="0.00015094" calcext:value-type="float">
            <text:p>0.00015094</text:p>
          </table:table-cell>
          <table:table-cell table:style-name="ce617" office:value-type="float" office:value="0.23066837" calcext:value-type="float">
            <text:p>0.23066837</text:p>
          </table:table-cell>
          <table:table-cell table:style-name="ce615" table:formula="of:=IF([.AU65]&lt;&gt;0;[.AU65];[.AV64])" office:value-type="float" office:value="0.23066837" calcext:value-type="float">
            <text:p>0.23066837</text:p>
          </table:table-cell>
          <table:table-cell table:style-name="ce624" office:value-type="float" office:value="0" calcext:value-type="float">
            <text:p>0</text:p>
          </table:table-cell>
          <table:table-cell table:style-name="ce624"/>
          <table:table-cell table:style-name="ce615" table:formula="of:=IF([.AW65]&lt;&gt;&quot;&quot;;[.AW65];[.AY64])" office:value-type="float" office:value="0" calcext:value-type="float">
            <text:p>0</text:p>
          </table:table-cell>
          <table:table-cell table:style-name="ce615" table:formula="of:=IF([.AX65]&lt;&gt;&quot;&quot;;[.AX65];[.AZ64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65]&lt;&gt;&quot;&quot;;[.BC64]-[.BB65];[.BC64])-[.K65]*[.H65]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66]-[.AV66])*100000000" office:value-type="float" office:value="-227.99999999934" calcext:value-type="float">
            <text:p>-227.9999999993</text:p>
          </table:table-cell>
          <table:table-cell table:style-name="ce168"/>
          <table:table-cell table:style-name="ce178" table:formula="of:=IF([.AL66]&lt;&gt;0;[.C65]+[.K66]+[.B66]+[.AO66];[.C65]+[.K66]+[.B66])" office:value-type="float" office:value="0.23057531" calcext:value-type="float">
            <text:p>.231</text:p>
          </table:table-cell>
          <table:table-cell table:style-name="ce188" table:formula="of:=[.D65]+[.AH66]+[.BB66]+[.AM66]-[.AP66]" office:value-type="float" office:value="0" calcext:value-type="float">
            <text:p>0.0</text:p>
          </table:table-cell>
          <table:table-cell table:style-name="ce197" table:formula="of:=IF([.H66]=0;&quot;&quot;;[.D66]+[.C66]*[.H66]+[.BC66]+[.AG66]-[.AH66])" office:value-type="float" office:value="171.462364611" calcext:value-type="float">
            <text:p>171</text:p>
          </table:table-cell>
          <table:table-cell table:style-name="ce258" table:formula="of:=100*IF([.H66]=0;0;[.E66]/[.E65]-1)" office:value-type="float" office:value="-0.250496160183278" calcext:value-type="float">
            <text:p>-0.3</text:p>
          </table:table-cell>
          <table:table-cell table:style-name="ce160"/>
          <table:table-cell table:style-name="ce285" office:value-type="float" office:value="668.1" calcext:value-type="float">
            <text:p>668</text:p>
          </table:table-cell>
          <table:table-cell table:style-name="ce290"/>
          <table:table-cell table:style-name="ce303" office:value-type="float" office:value="0.06" calcext:value-type="float">
            <text:p>0.06</text:p>
          </table:table-cell>
          <table:table-cell table:style-name="ce162"/>
          <table:table-cell table:style-name="ce315" office:value-type="time" office:time-value="PT19H14M00S" calcext:value-type="time">
            <text:p>19:14</text:p>
          </table:table-cell>
          <table:table-cell table:style-name="ce320" office:value-type="date" office:date-value="2014-02-12" calcext:value-type="date">
            <text:p>2/12</text:p>
          </table:table-cell>
          <table:table-cell table:style-name="ce160"/>
          <table:table-cell table:style-name="ce308" table:formula="of:=[.O65]+[.J66]" office:value-type="float" office:value="-0.29" calcext:value-type="float">
            <text:p>-0.3</text:p>
          </table:table-cell>
          <table:table-cell table:style-name="ce330" table:formula="of:=1+[.O66]/([.C66]+0)" office:value-type="float" office:value="-0.25772356112196" calcext:value-type="float">
            <text:p>-0.3</text:p>
          </table:table-cell>
          <table:table-cell table:style-name="ce333" table:formula="of:=-[.O66]-[.C66]" office:value-type="float" office:value="0.05942469" calcext:value-type="float">
            <text:p>.059</text:p>
          </table:table-cell>
          <table:table-cell table:style-name="ce160"/>
          <table:table-cell table:style-name="ce344" table:formula="of:=-[.J66]+[.S65]" office:value-type="float" office:value="0.29" calcext:value-type="float">
            <text:p>0.3</text:p>
          </table:table-cell>
          <table:table-cell table:style-name="ce351"/>
          <table:table-cell table:style-name="ce358"/>
          <table:table-cell table:style-name="ce361" table:formula="of:=[.E66]/(ABS([.O66])*[.H66]*[.$V$6])" office:value-type="float" office:value="8.84971610748959" calcext:value-type="float">
            <text:p>8.8</text:p>
          </table:table-cell>
          <table:table-cell table:style-name="ce365" table:formula="of:=[.O66]*[.H66]/[.E66]" office:value-type="float" office:value="-1.12997975059753" calcext:value-type="float">
            <text:p>-1.1</text:p>
          </table:table-cell>
          <table:table-cell table:style-name="ce329" table:formula="of:=([.E66]*[.$W$6]-ABS([.S66])*[.H66])/[.H66]" office:value-type="float" office:value="0.351604417792995" calcext:value-type="float">
            <text:p>0.4</text:p>
          </table:table-cell>
          <table:table-cell table:style-name="ce160"/>
          <table:table-cell table:style-name="ce285" table:formula="of:=[.H66]*(-[.$AA$6]*0.01+[.P66])/[.P66]" office:value-type="float" office:value="719.946249298398" calcext:value-type="float">
            <text:p>720</text:p>
          </table:table-cell>
          <table:table-cell table:style-name="ce498" table:formula="of:=([.H66]-[.I66])*[.Q66]/[.E66]*100" office:value-type="float" office:value="23.1547228915639" calcext:value-type="float">
            <text:p>+23.2</text:p>
          </table:table-cell>
          <table:table-cell table:style-name="ce506" table:formula="of:=[.E66]*[.$AA$6]*0.01/([.H66]-[.I66])" office:value-type="float" office:value="0.00513283534234396" calcext:value-type="float">
            <text:p>.005</text:p>
          </table:table-cell>
          <table:table-cell table:style-name="ce515" table:formula="of:=IF([.H66]=&quot;&quot;;&quot;&quot;;[.H66]-0.01*[.$AC$6]*[.AG66]/[.O66])" office:value-type="float" office:value="674.105172413793" calcext:value-type="float">
            <text:p>674</text:p>
          </table:table-cell>
          <table:table-cell table:style-name="ce160"/>
          <table:table-cell table:style-name="ce521" table:formula="of:=IFERROR(IF(SIGN([.O66])+SIGN([.O65])=0;[.H66];([.H66]*[.J66]+[.AE65]*[.O65])/[.O66]);0)" office:value-type="float" office:value="728.151724137931" calcext:value-type="float">
            <text:p>728</text:p>
          </table:table-cell>
          <table:table-cell table:style-name="ce530" table:formula="of:=IF([.H66]=0;0;-([.H65]-[.H66])*[.O65])" office:value-type="float" office:value="-1.08500000000001" calcext:value-type="float">
            <text:p>-1.1</text:p>
          </table:table-cell>
          <table:table-cell table:style-name="ce535" table:formula="of:=[.AF66]+[.AG65]-[.AH65]" office:value-type="float" office:value="17.415" calcext:value-type="float">
            <text:p>17.4</text:p>
          </table:table-cell>
          <table:table-cell table:style-name="ce544" table:formula="of:=IF(OR([.O66]=0;SIGN([.O66])+SIGN([.O65])=0);(-[.H66]+[.AE65])*-[.O65];0)" office:value-type="float" office:value="0" calcext:value-type="float">
            <text:p/>
          </table:table-cell>
          <table:table-cell table:style-name="ce550" table:formula="of:=[.AG66]/([.E66]-[.AG66])" office:value-type="float" office:value="0.113049645763018" calcext:value-type="float">
            <text:p>.11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 office:value-type="float" office:value="663.01" calcext:value-type="float">
            <text:p>663</text:p>
          </table:table-cell>
          <table:table-cell table:style-name="ce570" table:formula="of:=-[.AK66]*0.01*ABS([.J66]+[.K66])*[.H66]-[.AN66]" office:value-type="float" office:value="-0.060129" calcext:value-type="float">
            <text:p>-.06</text:p>
          </table:table-cell>
          <table:table-cell table:style-name="ce578"/>
          <table:table-cell table:style-name="ce587" table:formula="of:=ROUND([.AP66]/[.AL66]-(([.AK66]*0.01*ABS([.J66]+[.K66])*0.001)+ABS([.AH66])/[.AL66]*0.001);8)" office:value-type="float" office:value="-0.00009078" calcext:value-type="float">
            <text:p>-0.0000907800</text:p>
          </table:table-cell>
          <table:table-cell table:style-name="ce597" table:formula="of:=IF([.AM66]+[.D65]+[.AH66]&gt;0;[.AM66];[.AM66]+[.D65]+[.AH66])*SIGN([.AL66])" office:value-type="float" office:value="-0.060129" calcext:value-type="float">
            <text:p>-0.1</text:p>
          </table:table-cell>
          <table:table-cell table:style-name="ce160"/>
          <table:table-cell table:style-name="ce603" table:formula="of:=IFERROR([.AO66]+[.AT66];&quot;&quot;)" office:value-type="float" office:value="0" calcext:value-type="float">
            <text:p>0.0E+0</text:p>
          </table:table-cell>
          <table:table-cell table:style-name="ce157" table:formula="of:=([.AY66]-[.D66])*SIGN([.L66])" office:value-type="float" office:value="0" calcext:value-type="float">
            <text:p>0</text:p>
          </table:table-cell>
          <table:table-cell table:style-name="ce614" office:value-type="float" office:value="0.00009078" calcext:value-type="float">
            <text:p>0.00009078</text:p>
          </table:table-cell>
          <table:table-cell table:style-name="ce183" office:value-type="float" office:value="0.23057759" calcext:value-type="float">
            <text:p>0.23057759</text:p>
          </table:table-cell>
          <table:table-cell table:style-name="ce615" table:formula="of:=IF([.AU66]&lt;&gt;0;[.AU66];[.AV65])" office:value-type="float" office:value="0.23057759" calcext:value-type="float">
            <text:p>0.23057759</text:p>
          </table:table-cell>
          <table:table-cell table:style-name="ce624" table:number-columns-repeated="2"/>
          <table:table-cell table:style-name="ce615" table:formula="of:=IF([.AW66]&lt;&gt;&quot;&quot;;[.AW66];[.AY65])" office:value-type="float" office:value="0" calcext:value-type="float">
            <text:p>0</text:p>
          </table:table-cell>
          <table:table-cell table:style-name="ce615" table:formula="of:=IF([.AX66]&lt;&gt;&quot;&quot;;[.AX66];[.AZ65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66]&lt;&gt;&quot;&quot;;[.BC65]-[.BB66];[.BC65])-[.K66]*[.H66]" office:value-type="float" office:value="0" calcext:value-type="float">
            <text:p>0</text:p>
          </table:table-cell>
          <table:table-cell table:formula="of:=[.AP63]/[.AL63]" office:value-type="float" office:value="-0.00322997731600001" calcext:value-type="float">
            <text:p>-0.0032299773</text:p>
          </table:table-cell>
          <table:table-cell table:number-columns-repeated="967"/>
        </table:table-row>
        <table:table-row table:style-name="ro13">
          <table:table-cell table:style-name="ce161" table:formula="of:=([.C67]-[.AV67])*100000000" office:value-type="float" office:value="-227.99999999934" calcext:value-type="float">
            <text:p>-227.9999999993</text:p>
          </table:table-cell>
          <table:table-cell table:style-name="ce168"/>
          <table:table-cell table:style-name="ce178" table:formula="of:=IF([.AL67]&lt;&gt;0;[.C66]+[.K67]+[.B67]+[.AO67];[.C66]+[.K67]+[.B67])" office:value-type="float" office:value="0.23027502" calcext:value-type="float">
            <text:p>.230</text:p>
          </table:table-cell>
          <table:table-cell table:style-name="ce188" table:formula="of:=[.D66]+[.AH67]+[.BB67]+[.AM67]-[.AP67]" office:value-type="float" office:value="0" calcext:value-type="float">
            <text:p>0.0</text:p>
          </table:table-cell>
          <table:table-cell table:style-name="ce197" table:formula="of:=IF([.H67]=0;&quot;&quot;;[.D67]+[.C67]*[.H67]+[.BC67]+[.AG67]-[.AH67])" office:value-type="float" office:value="178.315261" calcext:value-type="float">
            <text:p>178</text:p>
          </table:table-cell>
          <table:table-cell table:style-name="ce259" table:formula="of:=100*IF([.H67]=0;0;[.E67]/[.E66]-1)" office:value-type="float" office:value="3.99673502960682" calcext:value-type="float">
            <text:p>+4.0</text:p>
          </table:table-cell>
          <table:table-cell table:style-name="ce160"/>
          <table:table-cell table:style-name="ce285" office:value-type="float" office:value="550" calcext:value-type="float">
            <text:p>550</text:p>
          </table:table-cell>
          <table:table-cell table:style-name="ce290"/>
          <table:table-cell table:style-name="ce303" office:value-type="float" office:value="0.2" calcext:value-type="float">
            <text:p>0.20</text:p>
          </table:table-cell>
          <table:table-cell table:style-name="ce162"/>
          <table:table-cell table:style-name="ce315" office:value-type="time" office:time-value="PT06H18M00S" calcext:value-type="time">
            <text:p>06:18</text:p>
          </table:table-cell>
          <table:table-cell table:style-name="ce320" office:value-type="date" office:date-value="2014-02-14" calcext:value-type="date">
            <text:p>2/14</text:p>
          </table:table-cell>
          <table:table-cell table:style-name="ce160"/>
          <table:table-cell table:style-name="ce308" table:formula="of:=[.O66]+[.J67]" office:value-type="float" office:value="-0.09" calcext:value-type="float">
            <text:p>-0.1</text:p>
          </table:table-cell>
          <table:table-cell table:style-name="ce330" table:formula="of:=1+[.O67]/([.C67]+0)" office:value-type="float" office:value="0.609162991278863" calcext:value-type="float">
            <text:p>0.6</text:p>
          </table:table-cell>
          <table:table-cell table:style-name="ce333" table:formula="of:=-[.O67]-[.C67]" office:value-type="float" office:value="-0.14027502" calcext:value-type="float">
            <text:p>-.140</text:p>
          </table:table-cell>
          <table:table-cell table:style-name="ce160"/>
          <table:table-cell table:style-name="ce344" table:formula="of:=-[.J67]+[.S66]" office:value-type="float" office:value="0.09" calcext:value-type="float">
            <text:p>0.1</text:p>
          </table:table-cell>
          <table:table-cell table:style-name="ce351"/>
          <table:table-cell table:style-name="ce358"/>
          <table:table-cell table:style-name="ce361" table:formula="of:=[.E67]/(ABS([.O67])*[.H67]*[.$V$6])" office:value-type="float" office:value="36.0232850505051" calcext:value-type="float">
            <text:p>36.0</text:p>
          </table:table-cell>
          <table:table-cell table:style-name="ce365" table:formula="of:=[.O67]*[.H67]/[.E67]" office:value-type="float" office:value="-0.277598225313985" calcext:value-type="float">
            <text:p>-0.3</text:p>
          </table:table-cell>
          <table:table-cell table:style-name="ce329" table:formula="of:=([.E67]*[.$W$6]-ABS([.S67])*[.H67])/[.H67]" office:value-type="float" office:value="0.720523913636364" calcext:value-type="float">
            <text:p>0.7</text:p>
          </table:table-cell>
          <table:table-cell table:style-name="ce160"/>
          <table:table-cell table:style-name="ce285" table:formula="of:=[.H67]*(-[.$AA$6]*0.01+[.P67])/[.P67]" office:value-type="float" office:value="531.9424355099" calcext:value-type="float">
            <text:p>532</text:p>
          </table:table-cell>
          <table:table-cell table:style-name="ce498" table:formula="of:=([.H67]-[.I67])*[.Q67]/[.E67]*100" office:value-type="float" office:value="-43.2667740087597" calcext:value-type="float">
            <text:p>-43.3</text:p>
          </table:table-cell>
          <table:table-cell table:style-name="ce506" table:formula="of:=[.E67]*[.$AA$6]*0.01/([.H67]-[.I67])" office:value-type="float" office:value="0.00648419130909091" calcext:value-type="float">
            <text:p>.006</text:p>
          </table:table-cell>
          <table:table-cell table:style-name="ce515" table:formula="of:=IF([.H67]=&quot;&quot;;&quot;&quot;;[.H67]-0.01*[.$AC$6]*[.AG67]/[.O67])" office:value-type="float" office:value="607.404444444444" calcext:value-type="float">
            <text:p>607</text:p>
          </table:table-cell>
          <table:table-cell table:style-name="ce160"/>
          <table:table-cell table:style-name="ce521" table:formula="of:=IFERROR(IF(SIGN([.O67])+SIGN([.O66])=0;[.H67];([.H67]*[.J67]+[.AE66]*[.O66])/[.O67]);0)" office:value-type="float" office:value="1124.04444444444" calcext:value-type="float">
            <text:p>1124</text:p>
          </table:table-cell>
          <table:table-cell table:style-name="ce530" table:formula="of:=IF([.H67]=0;0;-([.H66]-[.H67])*[.O66])" office:value-type="float" office:value="34.249" calcext:value-type="float">
            <text:p>34.2</text:p>
          </table:table-cell>
          <table:table-cell table:style-name="ce535" table:formula="of:=[.AF67]+[.AG66]-[.AH66]" office:value-type="float" office:value="51.664" calcext:value-type="float">
            <text:p>51.7</text:p>
          </table:table-cell>
          <table:table-cell table:style-name="ce544" table:formula="of:=IF(OR([.O67]=0;SIGN([.O67])+SIGN([.O66])=0);(-[.H67]+[.AE66])*-[.O66];0)" office:value-type="float" office:value="0" calcext:value-type="float">
            <text:p/>
          </table:table-cell>
          <table:table-cell table:style-name="ce550" table:formula="of:=[.AG67]/([.E67]-[.AG67])" office:value-type="float" office:value="0.407923297344825" calcext:value-type="float">
            <text:p>.41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 office:value-type="float" office:value="550.01" calcext:value-type="float">
            <text:p>550</text:p>
          </table:table-cell>
          <table:table-cell table:style-name="ce570" table:formula="of:=-[.AK67]*0.01*ABS([.J67]+[.K67])*[.H67]-[.AN67]" office:value-type="float" office:value="-0.165" calcext:value-type="float">
            <text:p>-.17</text:p>
          </table:table-cell>
          <table:table-cell table:style-name="ce578"/>
          <table:table-cell table:style-name="ce587" table:formula="of:=ROUND([.AP67]/[.AL67]-(([.AK67]*0.01*ABS([.J67]+[.K67])*0.001)+ABS([.AH67])/[.AL67]*0.001);8)" office:value-type="float" office:value="-0.00030029" calcext:value-type="float">
            <text:p>-0.0003002900</text:p>
          </table:table-cell>
          <table:table-cell table:style-name="ce597" table:formula="of:=IF([.AM67]+[.D66]+[.AH67]&gt;0;[.AM67];[.AM67]+[.D66]+[.AH67])*SIGN([.AL67])" office:value-type="float" office:value="-0.165" calcext:value-type="float">
            <text:p>-0.2</text:p>
          </table:table-cell>
          <table:table-cell table:style-name="ce160"/>
          <table:table-cell table:style-name="ce603" table:formula="of:=IFERROR([.AO67]+[.AT67];&quot;&quot;)" office:value-type="float" office:value="0" calcext:value-type="float">
            <text:p>0.0E+0</text:p>
          </table:table-cell>
          <table:table-cell table:style-name="ce157" table:formula="of:=([.AY67]-[.D67])*SIGN([.L67])" office:value-type="float" office:value="0" calcext:value-type="float">
            <text:p>0</text:p>
          </table:table-cell>
          <table:table-cell table:style-name="ce614" office:value-type="float" office:value="0.00030029" calcext:value-type="float">
            <text:p>0.00030029</text:p>
          </table:table-cell>
          <table:table-cell table:style-name="ce183" office:value-type="float" office:value="0.2302773" calcext:value-type="float">
            <text:p>0.2302773</text:p>
          </table:table-cell>
          <table:table-cell table:style-name="ce615" table:formula="of:=IF([.AU67]&lt;&gt;0;[.AU67];[.AV66])" office:value-type="float" office:value="0.2302773" calcext:value-type="float">
            <text:p>0.2302773</text:p>
          </table:table-cell>
          <table:table-cell table:style-name="ce624" table:number-columns-repeated="2"/>
          <table:table-cell table:style-name="ce615" table:formula="of:=IF([.AW67]&lt;&gt;&quot;&quot;;[.AW67];[.AY66])" office:value-type="float" office:value="0" calcext:value-type="float">
            <text:p>0</text:p>
          </table:table-cell>
          <table:table-cell table:style-name="ce615" table:formula="of:=IF([.AX67]&lt;&gt;&quot;&quot;;[.AX67];[.AZ66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67]&lt;&gt;&quot;&quot;;[.BC66]-[.BB67];[.BC66])-[.K67]*[.H67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68]-[.AV68])*100000000" office:value-type="float" office:value="-227.99999999934" calcext:value-type="float">
            <text:p>-227.9999999993</text:p>
          </table:table-cell>
          <table:table-cell table:style-name="ce168"/>
          <table:table-cell table:style-name="ce178" table:formula="of:=IF([.AL68]&lt;&gt;0;[.C67]+[.K68]+[.B68]+[.AO68];[.C67]+[.K68]+[.B68])" office:value-type="float" office:value="0.23027502" calcext:value-type="float">
            <text:p>.230</text:p>
          </table:table-cell>
          <table:table-cell table:style-name="ce188" table:formula="of:=[.D67]+[.AH68]+[.BB68]+[.AM68]-[.AP68]" office:value-type="float" office:value="49.336375" calcext:value-type="float">
            <text:p>49.3</text:p>
          </table:table-cell>
          <table:table-cell table:style-name="ce197" table:formula="of:=IF([.H68]=0;&quot;&quot;;[.D68]+[.C68]*[.H68]+[.BC68]+[.AG68]-[.AH68])" office:value-type="float" office:value="181.7445115" calcext:value-type="float">
            <text:p>182</text:p>
          </table:table-cell>
          <table:table-cell table:style-name="ce260" table:formula="of:=100*IF([.L68]=0;0;[.E68]/[.E67]-1)" office:value-type="float" office:value="1.92313909688304" calcext:value-type="float">
            <text:p>+1.9</text:p>
          </table:table-cell>
          <table:table-cell table:style-name="ce160"/>
          <table:table-cell table:style-name="ce285" office:value-type="float" office:value="575" calcext:value-type="float">
            <text:p>575</text:p>
          </table:table-cell>
          <table:table-cell table:style-name="ce290" office:value-type="float" office:value="530" calcext:value-type="float">
            <text:p>530</text:p>
          </table:table-cell>
          <table:table-cell table:style-name="ce303" office:value-type="float" office:value="0.09" calcext:value-type="float">
            <text:p>0.09</text:p>
          </table:table-cell>
          <table:table-cell table:style-name="ce162"/>
          <table:table-cell table:style-name="ce315" office:value-type="time" office:time-value="PT10H21M00S" calcext:value-type="time">
            <text:p>10:21</text:p>
          </table:table-cell>
          <table:table-cell table:style-name="ce320" office:value-type="date" office:date-value="2014-02-14" calcext:value-type="date">
            <text:p>2/14</text:p>
          </table:table-cell>
          <table:table-cell table:style-name="ce160"/>
          <table:table-cell table:style-name="ce308" table:formula="of:=[.O67]+[.J68]" office:value-type="float" office:value="0" calcext:value-type="float">
            <text:p>0.0</text:p>
          </table:table-cell>
          <table:table-cell table:style-name="ce330" table:formula="of:=1+[.O68]/([.C68]+0)" office:value-type="float" office:value="1" calcext:value-type="float">
            <text:p>1.0</text:p>
          </table:table-cell>
          <table:table-cell table:style-name="ce333" table:formula="of:=-[.O68]-[.C68]" office:value-type="float" office:value="-0.23027502" calcext:value-type="float">
            <text:p>-.230</text:p>
          </table:table-cell>
          <table:table-cell table:style-name="ce160"/>
          <table:table-cell table:style-name="ce344" table:formula="of:=-[.J68]+[.S67]" office:value-type="float" office:value="0" calcext:value-type="float">
            <text:p>0.0</text:p>
          </table:table-cell>
          <table:table-cell table:style-name="ce351"/>
          <table:table-cell table:style-name="ce358"/>
          <table:table-cell table:style-name="ce361" table:formula="of:=[.E68]/(ABS([.O68])*[.H68]*[.$V$6])" office:value-type="string" office:string-value="#DIV/0!" calcext:value-type="error">
            <text:p>#DIV/0!</text:p>
          </table:table-cell>
          <table:table-cell table:style-name="ce365" table:formula="of:=[.O68]*[.H68]/[.E68]" office:value-type="float" office:value="0" calcext:value-type="float">
            <text:p/>
          </table:table-cell>
          <table:table-cell table:style-name="ce329" table:formula="of:=([.E68]*[.$W$6]-ABS([.S68])*[.H68])/[.H68]" office:value-type="float" office:value="0.79019352826087" calcext:value-type="float">
            <text:p>0.8</text:p>
          </table:table-cell>
          <table:table-cell table:style-name="ce160"/>
          <table:table-cell table:style-name="ce285" table:formula="of:=[.H68]*(-[.$AA$6]*0.01+[.P68])/[.P68]" office:value-type="float" office:value="563.5" calcext:value-type="float">
            <text:p>564</text:p>
          </table:table-cell>
          <table:table-cell table:style-name="ce498" table:formula="of:=([.H68]-[.I68])*[.Q68]/[.E68]*100" office:value-type="float" office:value="-5.70161696464765" calcext:value-type="float">
            <text:p>-5.7</text:p>
          </table:table-cell>
          <table:table-cell table:style-name="ce506" table:formula="of:=[.E68]*[.$AA$6]*0.01/([.H68]-[.I68])" office:value-type="float" office:value="0.0807753384444445" calcext:value-type="float">
            <text:p>.081</text:p>
          </table:table-cell>
          <table:table-cell table:style-name="ce515" table:formula="of:=IF([.H68]=&quot;&quot;;&quot;&quot;;[.H68]-0.01*[.$AC$6]*[.AG68]/[.O68])" office:value-type="string" office:string-value="#DIV/0!" calcext:value-type="error">
            <text:p>#DIV/0!</text:p>
          </table:table-cell>
          <table:table-cell table:style-name="ce160"/>
          <table:table-cell table:style-name="ce521" table:formula="of:=IFERROR(IF(SIGN([.O68])+SIGN([.O67])=0;[.H68];([.H68]*[.J68]+[.AE67]*[.O67])/[.O68]);0)" office:value-type="float" office:value="0" calcext:value-type="float">
            <text:p/>
          </table:table-cell>
          <table:table-cell table:style-name="ce530" table:formula="of:=IF([.H68]=0;0;-([.H67]-[.H68])*[.O67])" office:value-type="float" office:value="-2.25" calcext:value-type="float">
            <text:p>-2.3</text:p>
          </table:table-cell>
          <table:table-cell table:style-name="ce535" table:formula="of:=[.AF68]+[.AG67]-[.AH67]" office:value-type="float" office:value="49.414" calcext:value-type="float">
            <text:p>49.4</text:p>
          </table:table-cell>
          <table:table-cell table:style-name="ce544" table:formula="of:=IF(OR([.O68]=0;SIGN([.O68])+SIGN([.O67])=0);(-[.H68]+[.AE67])*-[.O67];0)" office:value-type="float" office:value="49.414" calcext:value-type="float">
            <text:p>49.4</text:p>
          </table:table-cell>
          <table:table-cell table:style-name="ce550" table:formula="of:=[.AG68]/([.E68]-[.AG68])" office:value-type="float" office:value="0.373413504110879" calcext:value-type="float">
            <text:p>.37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/>
          <table:table-cell table:style-name="ce570" table:formula="of:=-[.AK68]*0.01*ABS([.J68]+[.K68])*[.H68]-[.AN68]" office:value-type="float" office:value="-0.077625" calcext:value-type="float">
            <text:p>-.08</text:p>
          </table:table-cell>
          <table:table-cell table:style-name="ce578"/>
          <table:table-cell table:style-name="ce587" table:formula="of:=ROUND([.AP68]/[.AL68]-(([.AK68]*0.01*ABS([.J68]+[.K68])*0.001)+ABS([.AH68])/[.AL68]*0.001);8)" office:value-type="string" office:string-value="#DIV/0!" calcext:value-type="error">
            <text:p>#DIV/0!</text:p>
          </table:table-cell>
          <table:table-cell table:style-name="ce597" table:formula="of:=IF([.AM68]+[.D67]+[.AH68]&gt;0;[.AM68];[.AM68]+[.D67]+[.AH68])*SIGN([.AL68])" office:value-type="float" office:value="-0" calcext:value-type="float">
            <text:p>0.0</text:p>
          </table:table-cell>
          <table:table-cell table:style-name="ce160"/>
          <table:table-cell table:style-name="ce603" table:formula="of:=IFERROR([.AO68]+[.AT68];&quot;&quot;)">
            <text:p/>
          </table:table-cell>
          <table:table-cell table:style-name="ce157" table:formula="of:=([.AY68]-[.D68])*SIGN([.L68])" office:value-type="float" office:value="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68]&lt;&gt;0;[.AU68];[.AV67])" office:value-type="float" office:value="0.2302773" calcext:value-type="float">
            <text:p>0.2302773</text:p>
          </table:table-cell>
          <table:table-cell table:style-name="ce624" office:value-type="float" office:value="49.336375" calcext:value-type="float">
            <text:p>49.336375</text:p>
          </table:table-cell>
          <table:table-cell table:style-name="ce624"/>
          <table:table-cell table:style-name="ce615" table:formula="of:=IF([.AW68]&lt;&gt;&quot;&quot;;[.AW68];[.AY67])" office:value-type="float" office:value="49.336375" calcext:value-type="float">
            <text:p>49.336375</text:p>
          </table:table-cell>
          <table:table-cell table:style-name="ce615" table:formula="of:=IF([.AX68]&lt;&gt;&quot;&quot;;[.AX68];[.AZ67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68]&lt;&gt;&quot;&quot;;[.BC67]-[.BB68];[.BC67])-[.K68]*[.H68]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69]-[.AV69])*100000000" office:value-type="float" office:value="-239.000000001877" calcext:value-type="float">
            <text:p>-239.0000000019</text:p>
          </table:table-cell>
          <table:table-cell table:style-name="ce168"/>
          <table:table-cell table:style-name="ce178" table:formula="of:=IF([.AL69]&lt;&gt;0;[.C68]+[.K69]+[.B69]+[.AO69];[.C68]+[.K69]+[.B69])" office:value-type="float" office:value="0.30016991" calcext:value-type="float">
            <text:p>.300</text:p>
          </table:table-cell>
          <table:table-cell table:style-name="ce188" table:formula="of:=[.D68]+[.AH69]+[.BB69]+[.AM69]-[.AP69]" office:value-type="float" office:value="5.726375" calcext:value-type="float">
            <text:p>5.7</text:p>
          </table:table-cell>
          <table:table-cell table:style-name="ce197" table:formula="of:=IF([.H69]=0;&quot;&quot;;[.D69]+[.C69]*[.H69]+[.BC69]+[.AG69]-[.AH69])" office:value-type="float" office:value="192.73222893" calcext:value-type="float">
            <text:p>193</text:p>
          </table:table-cell>
          <table:table-cell table:style-name="ce261" table:formula="of:=100*IF([.L69]=0;0;[.E69]/[.E68]-1)" office:value-type="float" office:value="6.04569422169317" calcext:value-type="float">
            <text:p>+6.0</text:p>
          </table:table-cell>
          <table:table-cell table:style-name="ce160"/>
          <table:table-cell table:style-name="ce285" office:value-type="float" office:value="623" calcext:value-type="float">
            <text:p>623</text:p>
          </table:table-cell>
          <table:table-cell table:style-name="ce290"/>
          <table:table-cell table:style-name="ce303"/>
          <table:table-cell table:style-name="ce162" office:value-type="float" office:value="0.07" calcext:value-type="float">
            <text:p>0.07</text:p>
          </table:table-cell>
          <table:table-cell table:style-name="ce315" office:value-type="time" office:time-value="PT20H04M00S" calcext:value-type="time">
            <text:p>20:04</text:p>
          </table:table-cell>
          <table:table-cell table:style-name="ce320" office:value-type="date" office:date-value="2014-02-19" calcext:value-type="date">
            <text:p>2/19</text:p>
          </table:table-cell>
          <table:table-cell table:style-name="ce160"/>
          <table:table-cell table:style-name="ce308" table:formula="of:=[.O68]+[.J69]" office:value-type="float" office:value="0" calcext:value-type="float">
            <text:p>0.0</text:p>
          </table:table-cell>
          <table:table-cell table:style-name="ce330" table:formula="of:=1+[.O69]/([.C69]+0)" office:value-type="float" office:value="1" calcext:value-type="float">
            <text:p>1.0</text:p>
          </table:table-cell>
          <table:table-cell table:style-name="ce333" table:formula="of:=-[.O69]-[.C69]" office:value-type="float" office:value="-0.30016991" calcext:value-type="float">
            <text:p>-.300</text:p>
          </table:table-cell>
          <table:table-cell table:style-name="ce160"/>
          <table:table-cell table:style-name="ce344" table:formula="of:=-[.J69]+[.S68]" office:value-type="float" office:value="0" calcext:value-type="float">
            <text:p>0.0</text:p>
          </table:table-cell>
          <table:table-cell table:style-name="ce351"/>
          <table:table-cell table:style-name="ce358"/>
          <table:table-cell table:style-name="ce361" table:formula="of:=[.E69]/(ABS([.O69])*[.H69]*[.$V$6])" office:value-type="string" office:string-value="#DIV/0!" calcext:value-type="error">
            <text:p>#DIV/0!</text:p>
          </table:table-cell>
          <table:table-cell table:style-name="ce365" table:formula="of:=[.O69]*[.H69]/[.E69]" office:value-type="float" office:value="0" calcext:value-type="float">
            <text:p/>
          </table:table-cell>
          <table:table-cell table:style-name="ce329" table:formula="of:=([.E69]*[.$W$6]-ABS([.S69])*[.H69])/[.H69]" office:value-type="float" office:value="0.773403807905297" calcext:value-type="float">
            <text:p>0.8</text:p>
          </table:table-cell>
          <table:table-cell table:style-name="ce160"/>
          <table:table-cell table:style-name="ce285" table:formula="of:=[.H69]*(-[.$AA$6]*0.01+[.P69])/[.P69]" office:value-type="float" office:value="610.54" calcext:value-type="float">
            <text:p>611</text:p>
          </table:table-cell>
          <table:table-cell table:style-name="ce498" table:formula="of:=([.H69]-[.I69])*[.Q69]/[.E69]*100" office:value-type="float" office:value="-97.0288440953589" calcext:value-type="float">
            <text:p>-97.0</text:p>
          </table:table-cell>
          <table:table-cell table:style-name="ce506" table:formula="of:=[.E69]*[.$AA$6]*0.01/([.H69]-[.I69])" office:value-type="float" office:value="0.00618723046324238" calcext:value-type="float">
            <text:p>.006</text:p>
          </table:table-cell>
          <table:table-cell table:style-name="ce515" table:formula="of:=IF([.H69]=&quot;&quot;;&quot;&quot;;[.H69]-0.01*[.$AC$6]*[.AG69]/[.O69])" office:value-type="string" office:string-value="#DIV/0!" calcext:value-type="error">
            <text:p>#DIV/0!</text:p>
          </table:table-cell>
          <table:table-cell table:style-name="ce160"/>
          <table:table-cell table:style-name="ce521" table:formula="of:=IFERROR(IF(SIGN([.O69])+SIGN([.O68])=0;[.H69];([.H69]*[.J69]+[.AE68]*[.O68])/[.O69]);0)" office:value-type="float" office:value="623" calcext:value-type="float">
            <text:p>623</text:p>
          </table:table-cell>
          <table:table-cell table:style-name="ce530" table:formula="of:=IF([.H69]=0;0;-([.H68]-[.H69])*[.O68])" office:value-type="float" office:value="0" calcext:value-type="float">
            <text:p/>
          </table:table-cell>
          <table:table-cell table:style-name="ce535" table:formula="of:=[.AF69]+[.AG68]-[.AH68]" office:value-type="float" office:value="0" calcext:value-type="float">
            <text:p/>
          </table:table-cell>
          <table:table-cell table:style-name="ce544" table:formula="of:=IF(OR([.O69]=0;SIGN([.O69])+SIGN([.O68])=0);(-[.H69]+[.AE68])*-[.O68];0)" office:value-type="float" office:value="0" calcext:value-type="float">
            <text:p/>
          </table:table-cell>
          <table:table-cell table:style-name="ce550" table:formula="of:=[.AG69]/([.E69]-[.AG69])" office:value-type="float" office:value="0" calcext:value-type="float">
            <text:p/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 office:value-type="float" office:value="623" calcext:value-type="float">
            <text:p>623</text:p>
          </table:table-cell>
          <table:table-cell table:style-name="ce570" table:formula="of:=-[.AK69]*0.01*ABS([.J69]+[.K69])*[.H69]-[.AN69]" office:value-type="float" office:value="-0.065415" calcext:value-type="float">
            <text:p>-.07</text:p>
          </table:table-cell>
          <table:table-cell table:style-name="ce578"/>
          <table:table-cell table:style-name="ce587" table:formula="of:=ROUND([.AP69]/[.AL69]-(([.AK69]*0.01*ABS([.J69]+[.K69])*0.001)+ABS([.AH69])/[.AL69]*0.001);8)" office:value-type="float" office:value="-0.00010511" calcext:value-type="float">
            <text:p>-0.0001051100</text:p>
          </table:table-cell>
          <table:table-cell table:style-name="ce597" table:formula="of:=IF([.AM69]+[.D68]+[.AH69]&gt;0;[.AM69];[.AM69]+[.D68]+[.AH69])*SIGN([.AL69])" office:value-type="float" office:value="-0.065415" calcext:value-type="float">
            <text:p>-0.1</text:p>
          </table:table-cell>
          <table:table-cell table:style-name="ce160"/>
          <table:table-cell table:style-name="ce603" table:formula="of:=IFERROR([.AO69]+[.AT69];&quot;&quot;)" office:value-type="float" office:value="-0.000000110000000000011" calcext:value-type="float">
            <text:p>-1.1E-7</text:p>
          </table:table-cell>
          <table:table-cell table:style-name="ce157" table:formula="of:=([.AY69]-[.D69])*SIGN([.L69])" office:value-type="float" office:value="0" calcext:value-type="float">
            <text:p>0</text:p>
          </table:table-cell>
          <table:table-cell table:style-name="ce614" office:value-type="float" office:value="0.000105" calcext:value-type="float">
            <text:p>0.000105</text:p>
          </table:table-cell>
          <table:table-cell table:style-name="ce183" office:value-type="float" office:value="0.3001723" calcext:value-type="float">
            <text:p>0.3001723</text:p>
          </table:table-cell>
          <table:table-cell table:style-name="ce615" table:formula="of:=IF([.AU69]&lt;&gt;0;[.AU69];[.AV68])" office:value-type="float" office:value="0.3001723" calcext:value-type="float">
            <text:p>0.3001723</text:p>
          </table:table-cell>
          <table:table-cell table:style-name="ce624" office:value-type="float" office:value="5.726375" calcext:value-type="float">
            <text:p>5.726375</text:p>
          </table:table-cell>
          <table:table-cell table:style-name="ce624"/>
          <table:table-cell table:style-name="ce615" table:formula="of:=IF([.AW69]&lt;&gt;&quot;&quot;;[.AW69];[.AY68])" office:value-type="float" office:value="5.726375" calcext:value-type="float">
            <text:p>5.726375</text:p>
          </table:table-cell>
          <table:table-cell table:style-name="ce615" table:formula="of:=IF([.AX69]&lt;&gt;&quot;&quot;;[.AX69];[.AZ68])" office:value-type="float" office:value="0" calcext:value-type="float">
            <text:p>0</text:p>
          </table:table-cell>
          <table:table-cell/>
          <table:table-cell table:style-name="ce637" table:formula="of:=-45+1.39" office:value-type="float" office:value="-43.61" calcext:value-type="float">
            <text:p>-43.61</text:p>
          </table:table-cell>
          <table:table-cell table:style-name="ce642" table:formula="of:=IF([.BB69]&lt;&gt;&quot;&quot;;[.BC68]-[.BB69];[.BC68])-[.K69]*[.H69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70]-[.AV70])*100000000" office:value-type="float" office:value="-239.000000001877" calcext:value-type="float">
            <text:p>-239.0000000019</text:p>
          </table:table-cell>
          <table:table-cell table:style-name="ce168"/>
          <table:table-cell table:style-name="ce178" table:formula="of:=IF([.AL70]&lt;&gt;0;[.C69]+[.K70]+[.B70]+[.AO70];[.C69]+[.K70]+[.B70])" office:value-type="float" office:value="0.30016991" calcext:value-type="float">
            <text:p>.300</text:p>
          </table:table-cell>
          <table:table-cell table:style-name="ce188" table:formula="of:=[.D69]+[.AH70]+[.BB70]+[.AM70]-[.AP70]" office:value-type="float" office:value="5.366375" calcext:value-type="float">
            <text:p>5.4</text:p>
          </table:table-cell>
          <table:table-cell table:style-name="ce197" table:formula="of:=IF([.H70]=0;&quot;&quot;;[.D70]+[.C70]*[.H70]+[.BC70]+[.AG70]-[.AH70])" office:value-type="float" office:value="185.468321" calcext:value-type="float">
            <text:p>185</text:p>
          </table:table-cell>
          <table:table-cell table:style-name="ce262" table:formula="of:=100*IF([.L70]=0;0;[.E70]/[.E69]-1)" office:value-type="float" office:value="-3.768911909714" calcext:value-type="float">
            <text:p>-3.8</text:p>
          </table:table-cell>
          <table:table-cell table:style-name="ce160"/>
          <table:table-cell table:style-name="ce285" office:value-type="float" office:value="600" calcext:value-type="float">
            <text:p>600</text:p>
          </table:table-cell>
          <table:table-cell table:style-name="ce290"/>
          <table:table-cell table:style-name="ce303" office:value-type="float" office:value="-0.4" calcext:value-type="float">
            <text:p>-0.40</text:p>
          </table:table-cell>
          <table:table-cell table:style-name="ce162"/>
          <table:table-cell table:style-name="ce315" office:value-type="time" office:time-value="PT10H33M00S" calcext:value-type="time">
            <text:p>10:33</text:p>
          </table:table-cell>
          <table:table-cell table:style-name="ce320" office:value-type="date" office:date-value="2014-02-20" calcext:value-type="date">
            <text:p>2/20</text:p>
          </table:table-cell>
          <table:table-cell table:style-name="ce160"/>
          <table:table-cell table:style-name="ce308" table:formula="of:=[.O69]+[.J70]" office:value-type="float" office:value="-0.4" calcext:value-type="float">
            <text:p>-0.4</text:p>
          </table:table-cell>
          <table:table-cell table:style-name="ce330" table:formula="of:=1+[.O70]/([.C70]+0)" office:value-type="float" office:value="-0.332578605230618" calcext:value-type="float">
            <text:p>-0.3</text:p>
          </table:table-cell>
          <table:table-cell table:style-name="ce333" table:formula="of:=-[.O70]-[.C70]" office:value-type="float" office:value="0.09983009" calcext:value-type="float">
            <text:p>.100</text:p>
          </table:table-cell>
          <table:table-cell table:style-name="ce160"/>
          <table:table-cell table:style-name="ce344" table:formula="of:=-[.J70]+[.S69]" office:value-type="float" office:value="0.4" calcext:value-type="float">
            <text:p>0.4</text:p>
          </table:table-cell>
          <table:table-cell table:style-name="ce351"/>
          <table:table-cell table:style-name="ce358"/>
          <table:table-cell table:style-name="ce361" table:formula="of:=[.E70]/(ABS([.O70])*[.H70]*[.$V$6])" office:value-type="float" office:value="7.72784670833333" calcext:value-type="float">
            <text:p>7.7</text:p>
          </table:table-cell>
          <table:table-cell table:style-name="ce365" table:formula="of:=[.O70]*[.H70]/[.E70]" office:value-type="float" office:value="-1.29402152726664" calcext:value-type="float">
            <text:p>-1.3</text:p>
          </table:table-cell>
          <table:table-cell table:style-name="ce329" table:formula="of:=([.E70]*[.$W$6]-ABS([.S70])*[.H70])/[.H70]" office:value-type="float" office:value="0.372784670833333" calcext:value-type="float">
            <text:p>0.4</text:p>
          </table:table-cell>
          <table:table-cell table:style-name="ce160"/>
          <table:table-cell table:style-name="ce285" table:formula="of:=[.H70]*(-[.$AA$6]*0.01+[.P70])/[.P70]" office:value-type="float" office:value="636.081695609009" calcext:value-type="float">
            <text:p>636</text:p>
          </table:table-cell>
          <table:table-cell table:style-name="ce498" table:formula="of:=([.H70]-[.I70])*[.Q70]/[.E70]*100" office:value-type="float" office:value="32.2955713822416" calcext:value-type="float">
            <text:p>+32.3</text:p>
          </table:table-cell>
          <table:table-cell table:style-name="ce506" table:formula="of:=[.E70]*[.$AA$6]*0.01/([.H70]-[.I70])" office:value-type="float" office:value="0.00618227736666667" calcext:value-type="float">
            <text:p>.006</text:p>
          </table:table-cell>
          <table:table-cell table:style-name="ce515" table:formula="of:=IF([.H70]=&quot;&quot;;&quot;&quot;;[.H70]-0.01*[.$AC$6]*[.AG70]/[.O70])" office:value-type="float" office:value="600" calcext:value-type="float">
            <text:p>600</text:p>
          </table:table-cell>
          <table:table-cell table:style-name="ce160"/>
          <table:table-cell table:style-name="ce521" table:formula="of:=IFERROR(IF(SIGN([.O70])+SIGN([.O69])=0;[.H70];([.H70]*[.J70]+[.AE69]*[.O69])/[.O70]);0)" office:value-type="float" office:value="600" calcext:value-type="float">
            <text:p>600</text:p>
          </table:table-cell>
          <table:table-cell table:style-name="ce530" table:formula="of:=IF([.H70]=0;0;-([.H69]-[.H70])*[.O69])" office:value-type="float" office:value="-0" calcext:value-type="float">
            <text:p/>
          </table:table-cell>
          <table:table-cell table:style-name="ce535" table:formula="of:=[.AF70]+[.AG69]-[.AH69]" office:value-type="float" office:value="0" calcext:value-type="float">
            <text:p/>
          </table:table-cell>
          <table:table-cell table:style-name="ce544" table:formula="of:=IF(OR([.O70]=0;SIGN([.O70])+SIGN([.O69])=0);(-[.H70]+[.AE69])*-[.O69];0)" office:value-type="float" office:value="0" calcext:value-type="float">
            <text:p/>
          </table:table-cell>
          <table:table-cell table:style-name="ce550" table:formula="of:=[.AG70]/([.E70]-[.AG70])" office:value-type="float" office:value="0" calcext:value-type="float">
            <text:p/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/>
          <table:table-cell table:style-name="ce570" table:formula="of:=-[.AK70]*0.01*ABS([.J70]+[.K70])*[.H70]-[.AN70]" office:value-type="float" office:value="-0.36" calcext:value-type="float">
            <text:p>-.36</text:p>
          </table:table-cell>
          <table:table-cell table:style-name="ce578"/>
          <table:table-cell table:style-name="ce587" table:formula="of:=ROUND([.AP70]/[.AL70]-(([.AK70]*0.01*ABS([.J70]+[.K70])*0.001)+ABS([.AH70])/[.AL70]*0.001);8)" office:value-type="string" office:string-value="#DIV/0!" calcext:value-type="error">
            <text:p>#DIV/0!</text:p>
          </table:table-cell>
          <table:table-cell table:style-name="ce597" table:formula="of:=IF([.AM70]+[.D69]+[.AH70]&gt;0;[.AM70];[.AM70]+[.D69]+[.AH70])*SIGN([.AL70])" office:value-type="float" office:value="-0" calcext:value-type="float">
            <text:p>0.0</text:p>
          </table:table-cell>
          <table:table-cell table:style-name="ce160"/>
          <table:table-cell table:style-name="ce603" table:formula="of:=IFERROR([.AO70]+[.AT70];&quot;&quot;)">
            <text:p/>
          </table:table-cell>
          <table:table-cell table:style-name="ce157" table:formula="of:=([.AY70]-[.D70])*SIGN([.L70])" office:value-type="float" office:value="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70]&lt;&gt;0;[.AU70];[.AV69])" office:value-type="float" office:value="0.3001723" calcext:value-type="float">
            <text:p>0.3001723</text:p>
          </table:table-cell>
          <table:table-cell table:style-name="ce624" office:value-type="float" office:value="5.366375" calcext:value-type="float">
            <text:p>5.366375</text:p>
          </table:table-cell>
          <table:table-cell table:style-name="ce624"/>
          <table:table-cell table:style-name="ce615" table:formula="of:=IF([.AW70]&lt;&gt;&quot;&quot;;[.AW70];[.AY69])" office:value-type="float" office:value="5.366375" calcext:value-type="float">
            <text:p>5.366375</text:p>
          </table:table-cell>
          <table:table-cell table:style-name="ce615" table:formula="of:=IF([.AX70]&lt;&gt;&quot;&quot;;[.AX70];[.AZ69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70]&lt;&gt;&quot;&quot;;[.BC69]-[.BB70];[.BC69])-[.K70]*[.H70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71]-[.AV71])*100000000" office:value-type="float" office:value="-239.000000001877" calcext:value-type="float">
            <text:p>-239.0000000019</text:p>
          </table:table-cell>
          <table:table-cell table:style-name="ce168"/>
          <table:table-cell table:style-name="ce178" table:formula="of:=IF([.AL71]&lt;&gt;0;[.C70]+[.K71]+[.B71]+[.AO71];[.C70]+[.K71]+[.B71])" office:value-type="float" office:value="0.30016991" calcext:value-type="float">
            <text:p>.300</text:p>
          </table:table-cell>
          <table:table-cell table:style-name="ce188" table:formula="of:=[.D70]+[.AH71]+[.BB71]+[.AM71]-[.AP71]" office:value-type="float" office:value="5.006375" calcext:value-type="float">
            <text:p>5.0</text:p>
          </table:table-cell>
          <table:table-cell table:style-name="ce197" table:formula="of:=IF([.H71]=0;&quot;&quot;;[.D71]+[.C71]*[.H71]+[.BC71]+[.AG71]-[.AH71])" office:value-type="float" office:value="185.108321" calcext:value-type="float">
            <text:p>185</text:p>
          </table:table-cell>
          <table:table-cell table:style-name="ce263" table:formula="of:=100*IF([.L71]=0;0;[.E71]/[.E70]-1)" office:value-type="float" office:value="-0.194103229090004" calcext:value-type="float">
            <text:p>-0.2</text:p>
          </table:table-cell>
          <table:table-cell table:style-name="ce160"/>
          <table:table-cell table:style-name="ce285" office:value-type="float" office:value="600" calcext:value-type="float">
            <text:p>600</text:p>
          </table:table-cell>
          <table:table-cell table:style-name="ce290"/>
          <table:table-cell table:style-name="ce303" office:value-type="float" office:value="0.4" calcext:value-type="float">
            <text:p>0.40</text:p>
          </table:table-cell>
          <table:table-cell table:style-name="ce162"/>
          <table:table-cell table:style-name="ce315" office:value-type="time" office:time-value="PT11H54M00S" calcext:value-type="time">
            <text:p>11:54</text:p>
          </table:table-cell>
          <table:table-cell table:style-name="ce320" office:value-type="date" office:date-value="2014-02-20" calcext:value-type="date">
            <text:p>2/20</text:p>
          </table:table-cell>
          <table:table-cell table:style-name="ce160"/>
          <table:table-cell table:style-name="ce308" table:formula="of:=[.O70]+[.J71]" office:value-type="float" office:value="0" calcext:value-type="float">
            <text:p>0.0</text:p>
          </table:table-cell>
          <table:table-cell table:style-name="ce330" table:formula="of:=1+[.O71]/([.C71]+0)" office:value-type="float" office:value="1" calcext:value-type="float">
            <text:p>1.0</text:p>
          </table:table-cell>
          <table:table-cell table:style-name="ce333" table:formula="of:=-[.O71]-[.C71]" office:value-type="float" office:value="-0.30016991" calcext:value-type="float">
            <text:p>-.300</text:p>
          </table:table-cell>
          <table:table-cell table:style-name="ce160"/>
          <table:table-cell table:style-name="ce344" table:formula="of:=-[.J71]+[.S70]" office:value-type="float" office:value="0" calcext:value-type="float">
            <text:p>0.0</text:p>
          </table:table-cell>
          <table:table-cell table:style-name="ce351"/>
          <table:table-cell table:style-name="ce358"/>
          <table:table-cell table:style-name="ce361" table:formula="of:=[.E71]/(ABS([.O71])*[.H71]*[.$V$6])" office:value-type="string" office:string-value="#DIV/0!" calcext:value-type="error">
            <text:p>#DIV/0!</text:p>
          </table:table-cell>
          <table:table-cell table:style-name="ce365" table:formula="of:=[.O71]*[.H71]/[.E71]" office:value-type="float" office:value="0" calcext:value-type="float">
            <text:p/>
          </table:table-cell>
          <table:table-cell table:style-name="ce329" table:formula="of:=([.E71]*[.$W$6]-ABS([.S71])*[.H71])/[.H71]" office:value-type="float" office:value="0.771284670833333" calcext:value-type="float">
            <text:p>0.8</text:p>
          </table:table-cell>
          <table:table-cell table:style-name="ce160"/>
          <table:table-cell table:style-name="ce285" table:formula="of:=[.H71]*(-[.$AA$6]*0.01+[.P71])/[.P71]" office:value-type="float" office:value="588" calcext:value-type="float">
            <text:p>588</text:p>
          </table:table-cell>
          <table:table-cell table:style-name="ce498" table:formula="of:=([.H71]-[.I71])*[.Q71]/[.E71]*100" office:value-type="float" office:value="-97.29543492537" calcext:value-type="float">
            <text:p>-97.3</text:p>
          </table:table-cell>
          <table:table-cell table:style-name="ce506" table:formula="of:=[.E71]*[.$AA$6]*0.01/([.H71]-[.I71])" office:value-type="float" office:value="0.00617027736666667" calcext:value-type="float">
            <text:p>.006</text:p>
          </table:table-cell>
          <table:table-cell table:style-name="ce515" table:formula="of:=IF([.H71]=&quot;&quot;;&quot;&quot;;[.H71]-0.01*[.$AC$6]*[.AG71]/[.O71])" office:value-type="string" office:string-value="#DIV/0!" calcext:value-type="error">
            <text:p>#DIV/0!</text:p>
          </table:table-cell>
          <table:table-cell table:style-name="ce160"/>
          <table:table-cell table:style-name="ce521" table:formula="of:=IFERROR(IF(SIGN([.O71])+SIGN([.O70])=0;[.H71];([.H71]*[.J71]+[.AE70]*[.O70])/[.O71]);0)" office:value-type="float" office:value="0" calcext:value-type="float">
            <text:p/>
          </table:table-cell>
          <table:table-cell table:style-name="ce530" table:formula="of:=IF([.H71]=0;0;-([.H70]-[.H71])*[.O70])" office:value-type="float" office:value="0" calcext:value-type="float">
            <text:p/>
          </table:table-cell>
          <table:table-cell table:style-name="ce535" table:formula="of:=[.AF71]+[.AG70]-[.AH70]" office:value-type="float" office:value="0" calcext:value-type="float">
            <text:p/>
          </table:table-cell>
          <table:table-cell table:style-name="ce544" table:formula="of:=IF(OR([.O71]=0;SIGN([.O71])+SIGN([.O70])=0);(-[.H71]+[.AE70])*-[.O70];0)" office:value-type="float" office:value="0" calcext:value-type="float">
            <text:p/>
          </table:table-cell>
          <table:table-cell table:style-name="ce550" table:formula="of:=[.AG71]/([.E71]-[.AG71])" office:value-type="float" office:value="0" calcext:value-type="float">
            <text:p/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/>
          <table:table-cell table:style-name="ce570" table:formula="of:=-[.AK71]*0.01*ABS([.J71]+[.K71])*[.H71]-[.AN71]" office:value-type="float" office:value="-0.36" calcext:value-type="float">
            <text:p>-.36</text:p>
          </table:table-cell>
          <table:table-cell table:style-name="ce578"/>
          <table:table-cell table:style-name="ce587" table:formula="of:=ROUND([.AP71]/[.AL71]-(([.AK71]*0.01*ABS([.J71]+[.K71])*0.001)+ABS([.AH71])/[.AL71]*0.001);8)" office:value-type="string" office:string-value="#DIV/0!" calcext:value-type="error">
            <text:p>#DIV/0!</text:p>
          </table:table-cell>
          <table:table-cell table:style-name="ce597" table:formula="of:=IF([.AM71]+[.D70]+[.AH71]&gt;0;[.AM71];[.AM71]+[.D70]+[.AH71])*SIGN([.AL71])" office:value-type="float" office:value="-0" calcext:value-type="float">
            <text:p>0.0</text:p>
          </table:table-cell>
          <table:table-cell table:style-name="ce160"/>
          <table:table-cell table:style-name="ce603" table:formula="of:=IFERROR([.AO71]+[.AT71];&quot;&quot;)">
            <text:p/>
          </table:table-cell>
          <table:table-cell table:style-name="ce157" table:formula="of:=([.AY71]-[.D71])*SIGN([.L71])" office:value-type="float" office:value="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71]&lt;&gt;0;[.AU71];[.AV70])" office:value-type="float" office:value="0.3001723" calcext:value-type="float">
            <text:p>0.3001723</text:p>
          </table:table-cell>
          <table:table-cell table:style-name="ce624" office:value-type="float" office:value="5.006375" calcext:value-type="float">
            <text:p>5.006375</text:p>
          </table:table-cell>
          <table:table-cell table:style-name="ce624"/>
          <table:table-cell table:style-name="ce615" table:formula="of:=IF([.AW71]&lt;&gt;&quot;&quot;;[.AW71];[.AY70])" office:value-type="float" office:value="5.006375" calcext:value-type="float">
            <text:p>5.006375</text:p>
          </table:table-cell>
          <table:table-cell table:style-name="ce615" table:formula="of:=IF([.AX71]&lt;&gt;&quot;&quot;;[.AX71];[.AZ70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71]&lt;&gt;&quot;&quot;;[.BC70]-[.BB71];[.BC70])-[.K71]*[.H71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72]-[.AV72])*100000000" office:value-type="float" office:value="-239.000000001877" calcext:value-type="float">
            <text:p>-239.0000000019</text:p>
          </table:table-cell>
          <table:table-cell table:style-name="ce168"/>
          <table:table-cell table:style-name="ce178" table:formula="of:=IF([.AL72]&lt;&gt;0;[.C71]+[.K72]+[.B72]+[.AO72];[.C71]+[.K72]+[.B72])" office:value-type="float" office:value="0.30016991" calcext:value-type="float">
            <text:p>.300</text:p>
          </table:table-cell>
          <table:table-cell table:style-name="ce188" table:formula="of:=[.D71]+[.AH72]+[.BB72]+[.AM72]-[.AP72]" office:value-type="float" office:value="4.652975" calcext:value-type="float">
            <text:p>4.7</text:p>
          </table:table-cell>
          <table:table-cell table:style-name="ce197" table:formula="of:=IF([.H72]=0;&quot;&quot;;[.D72]+[.C72]*[.H72]+[.BC72]+[.AG72]-[.AH72])" office:value-type="float" office:value="181.45305199" calcext:value-type="float">
            <text:p>181</text:p>
          </table:table-cell>
          <table:table-cell table:style-name="ce264" table:formula="of:=100*IF([.L72]=0;0;[.E72]/[.E71]-1)" office:value-type="float" office:value="-1.97466488283906" calcext:value-type="float">
            <text:p>-2.0</text:p>
          </table:table-cell>
          <table:table-cell table:style-name="ce160"/>
          <table:table-cell table:style-name="ce285" office:value-type="float" office:value="589" calcext:value-type="float">
            <text:p>589</text:p>
          </table:table-cell>
          <table:table-cell table:style-name="ce290" office:value-type="float" office:value="595" calcext:value-type="float">
            <text:p>595</text:p>
          </table:table-cell>
          <table:table-cell table:style-name="ce303" office:value-type="float" office:value="-0.4" calcext:value-type="float">
            <text:p>-0.40</text:p>
          </table:table-cell>
          <table:table-cell table:style-name="ce162"/>
          <table:table-cell table:style-name="ce315" office:value-type="time" office:time-value="PT19H33M00S" calcext:value-type="time">
            <text:p>19:33</text:p>
          </table:table-cell>
          <table:table-cell table:style-name="ce320" office:value-type="date" office:date-value="2014-02-20" calcext:value-type="date">
            <text:p>2/20</text:p>
          </table:table-cell>
          <table:table-cell table:style-name="ce160"/>
          <table:table-cell table:style-name="ce308" table:formula="of:=[.O71]+[.J72]" office:value-type="float" office:value="-0.4" calcext:value-type="float">
            <text:p>-0.4</text:p>
          </table:table-cell>
          <table:table-cell table:style-name="ce330" table:formula="of:=1+[.O72]/([.C72]+0)" office:value-type="float" office:value="-0.332578605230618" calcext:value-type="float">
            <text:p>-0.3</text:p>
          </table:table-cell>
          <table:table-cell table:style-name="ce333" table:formula="of:=-[.O72]-[.C72]" office:value-type="float" office:value="0.09983009" calcext:value-type="float">
            <text:p>.100</text:p>
          </table:table-cell>
          <table:table-cell table:style-name="ce160"/>
          <table:table-cell table:style-name="ce344" table:formula="of:=-[.J72]+[.S71]" office:value-type="float" office:value="0.4" calcext:value-type="float">
            <text:p>0.4</text:p>
          </table:table-cell>
          <table:table-cell table:style-name="ce351"/>
          <table:table-cell table:style-name="ce358"/>
          <table:table-cell table:style-name="ce361" table:formula="of:=[.E72]/(ABS([.O72])*[.H72]*[.$V$6])" office:value-type="float" office:value="7.70174244439728" calcext:value-type="float">
            <text:p>7.7</text:p>
          </table:table-cell>
          <table:table-cell table:style-name="ce365" table:formula="of:=[.O72]*[.H72]/[.E72]" office:value-type="float" office:value="-1.29840748015076" calcext:value-type="float">
            <text:p>-1.3</text:p>
          </table:table-cell>
          <table:table-cell table:style-name="ce329" table:formula="of:=([.E72]*[.$W$6]-ABS([.S72])*[.H72])/[.H72]" office:value-type="float" office:value="0.370174244439728" calcext:value-type="float">
            <text:p>0.4</text:p>
          </table:table-cell>
          <table:table-cell table:style-name="ce160"/>
          <table:table-cell table:style-name="ce285" table:formula="of:=[.H72]*(-[.$AA$6]*0.01+[.P72])/[.P72]" office:value-type="float" office:value="624.420197856177" calcext:value-type="float">
            <text:p>624</text:p>
          </table:table-cell>
          <table:table-cell table:style-name="ce498" table:formula="of:=([.H72]-[.I72])*[.Q72]/[.E72]*100" office:value-type="float" office:value="-0.33010221290354" calcext:value-type="float">
            <text:p>-.3</text:p>
          </table:table-cell>
          <table:table-cell table:style-name="ce506" table:formula="of:=[.E72]*[.$AA$6]*0.01/([.H72]-[.I72])" office:value-type="float" office:value="-0.604843506633333" calcext:value-type="float">
            <text:p>-.605</text:p>
          </table:table-cell>
          <table:table-cell table:style-name="ce515" table:formula="of:=IF([.H72]=&quot;&quot;;&quot;&quot;;[.H72]-0.01*[.$AC$6]*[.AG72]/[.O72])" office:value-type="float" office:value="589" calcext:value-type="float">
            <text:p>589</text:p>
          </table:table-cell>
          <table:table-cell table:style-name="ce160"/>
          <table:table-cell table:style-name="ce521" table:formula="of:=IFERROR(IF(SIGN([.O72])+SIGN([.O71])=0;[.H72];([.H72]*[.J72]+[.AE71]*[.O71])/[.O72]);0)" office:value-type="float" office:value="589" calcext:value-type="float">
            <text:p>589</text:p>
          </table:table-cell>
          <table:table-cell table:style-name="ce530" table:formula="of:=IF([.H72]=0;0;-([.H71]-[.H72])*[.O71])" office:value-type="float" office:value="-0" calcext:value-type="float">
            <text:p/>
          </table:table-cell>
          <table:table-cell table:style-name="ce535" table:formula="of:=[.AF72]+[.AG71]-[.AH71]" office:value-type="float" office:value="0" calcext:value-type="float">
            <text:p/>
          </table:table-cell>
          <table:table-cell table:style-name="ce544" table:formula="of:=IF(OR([.O72]=0;SIGN([.O72])+SIGN([.O71])=0);(-[.H72]+[.AE71])*-[.O71];0)" office:value-type="float" office:value="0" calcext:value-type="float">
            <text:p/>
          </table:table-cell>
          <table:table-cell table:style-name="ce550" table:formula="of:=[.AG72]/([.E72]-[.AG72])" office:value-type="float" office:value="0" calcext:value-type="float">
            <text:p/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/>
          <table:table-cell table:style-name="ce570" table:formula="of:=-[.AK72]*0.01*ABS([.J72]+[.K72])*[.H72]-[.AN72]" office:value-type="float" office:value="-0.3534" calcext:value-type="float">
            <text:p>-.35</text:p>
          </table:table-cell>
          <table:table-cell table:style-name="ce578"/>
          <table:table-cell table:style-name="ce587" table:formula="of:=ROUND([.AP72]/[.AL72]-(([.AK72]*0.01*ABS([.J72]+[.K72])*0.001)+ABS([.AH72])/[.AL72]*0.001);8)" office:value-type="string" office:string-value="#DIV/0!" calcext:value-type="error">
            <text:p>#DIV/0!</text:p>
          </table:table-cell>
          <table:table-cell table:style-name="ce597" table:formula="of:=IF([.AM72]+[.D71]+[.AH72]&gt;0;[.AM72];[.AM72]+[.D71]+[.AH72])*SIGN([.AL72])" office:value-type="float" office:value="-0" calcext:value-type="float">
            <text:p>0.0</text:p>
          </table:table-cell>
          <table:table-cell table:style-name="ce160"/>
          <table:table-cell table:style-name="ce603" table:formula="of:=IFERROR([.AO72]+[.AT72];&quot;&quot;)">
            <text:p/>
          </table:table-cell>
          <table:table-cell table:style-name="ce157" table:formula="of:=([.AY72]-[.D72])*SIGN([.L72])" office:value-type="float" office:value="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72]&lt;&gt;0;[.AU72];[.AV71])" office:value-type="float" office:value="0.3001723" calcext:value-type="float">
            <text:p>0.3001723</text:p>
          </table:table-cell>
          <table:table-cell table:style-name="ce624" office:value-type="float" office:value="4.652975" calcext:value-type="float">
            <text:p>4.652975</text:p>
          </table:table-cell>
          <table:table-cell table:style-name="ce624"/>
          <table:table-cell table:style-name="ce615" table:formula="of:=IF([.AW72]&lt;&gt;&quot;&quot;;[.AW72];[.AY71])" office:value-type="float" office:value="4.652975" calcext:value-type="float">
            <text:p>4.652975</text:p>
          </table:table-cell>
          <table:table-cell table:style-name="ce615" table:formula="of:=IF([.AX72]&lt;&gt;&quot;&quot;;[.AX72];[.AZ71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72]&lt;&gt;&quot;&quot;;[.BC71]-[.BB72];[.BC71])-[.K72]*[.H72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73]-[.AV73])*100000000" office:value-type="float" office:value="-239.000000001877" calcext:value-type="float">
            <text:p>-239.0000000019</text:p>
          </table:table-cell>
          <table:table-cell table:style-name="ce168"/>
          <table:table-cell table:style-name="ce178" table:formula="of:=IF([.AL73]&lt;&gt;0;[.C72]+[.K73]+[.B73]+[.AO73];[.C72]+[.K73]+[.B73])" office:value-type="float" office:value="0.30016991" calcext:value-type="float">
            <text:p>.300</text:p>
          </table:table-cell>
          <table:table-cell table:style-name="ce188" table:formula="of:=[.D72]+[.AH73]+[.BB73]+[.AM73]-[.AP73]" office:value-type="float" office:value="4.575725" calcext:value-type="float">
            <text:p>4.6</text:p>
          </table:table-cell>
          <table:table-cell table:style-name="ce197" table:formula="of:=IF([.H73]=0;&quot;&quot;;[.D73]+[.C73]*[.H73]+[.BC73]+[.AG73]-[.AH73])" office:value-type="float" office:value="188.76322865" calcext:value-type="float">
            <text:p>189</text:p>
          </table:table-cell>
          <table:table-cell table:style-name="ce265" table:formula="of:=100*IF([.L73]=0;0;[.E73]/[.E72]-1)" office:value-type="float" office:value="4.02868763012203" calcext:value-type="float">
            <text:p>+4.0</text:p>
          </table:table-cell>
          <table:table-cell table:style-name="ce160"/>
          <table:table-cell table:style-name="ce285" office:value-type="float" office:value="515" calcext:value-type="float">
            <text:p>515</text:p>
          </table:table-cell>
          <table:table-cell table:style-name="ce290" office:value-type="float" office:value="525" calcext:value-type="float">
            <text:p>525</text:p>
          </table:table-cell>
          <table:table-cell table:style-name="ce303" office:value-type="float" office:value="-0.1" calcext:value-type="float">
            <text:p>-0.10</text:p>
          </table:table-cell>
          <table:table-cell table:style-name="ce162"/>
          <table:table-cell table:style-name="ce315" office:value-type="time" office:time-value="PT13H41M00S" calcext:value-type="time">
            <text:p>13:41</text:p>
          </table:table-cell>
          <table:table-cell table:style-name="ce320" office:value-type="date" office:date-value="2014-02-25" calcext:value-type="date">
            <text:p>2/25</text:p>
          </table:table-cell>
          <table:table-cell table:style-name="ce160"/>
          <table:table-cell table:style-name="ce308" table:formula="of:=[.O72]+[.J73]" office:value-type="float" office:value="-0.5" calcext:value-type="float">
            <text:p>-0.5</text:p>
          </table:table-cell>
          <table:table-cell table:style-name="ce330" table:formula="of:=1+[.O73]/([.C73]+0)" office:value-type="float" office:value="-0.665723256538272" calcext:value-type="float">
            <text:p>-0.7</text:p>
          </table:table-cell>
          <table:table-cell table:style-name="ce333" table:formula="of:=-[.O73]-[.C73]" office:value-type="float" office:value="0.19983009" calcext:value-type="float">
            <text:p>.200</text:p>
          </table:table-cell>
          <table:table-cell table:style-name="ce160"/>
          <table:table-cell table:style-name="ce344" table:formula="of:=-[.J73]+[.S72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73]/(ABS([.O73])*[.H73]*[.$V$6])" office:value-type="float" office:value="7.33061082135922" calcext:value-type="float">
            <text:p>7.3</text:p>
          </table:table-cell>
          <table:table-cell table:style-name="ce365" table:formula="of:=[.O73]*[.H73]/[.E73]" office:value-type="float" office:value="-1.36414280387972" calcext:value-type="float">
            <text:p>-1.4</text:p>
          </table:table-cell>
          <table:table-cell table:style-name="ce329" table:formula="of:=([.E73]*[.$W$6]-ABS([.S73])*[.H73])/[.H73]" office:value-type="float" office:value="0.416326352669903" calcext:value-type="float">
            <text:p>0.4</text:p>
          </table:table-cell>
          <table:table-cell table:style-name="ce160"/>
          <table:table-cell table:style-name="ce285" table:formula="of:=[.H73]*(-[.$AA$6]*0.01+[.P73])/[.P73]" office:value-type="float" office:value="530.471894512983" calcext:value-type="float">
            <text:p>530</text:p>
          </table:table-cell>
          <table:table-cell table:style-name="ce498" table:formula="of:=([.H73]-[.I73])*[.Q73]/[.E73]*100" office:value-type="float" office:value="-1.05862826901801" calcext:value-type="float">
            <text:p>-1.1</text:p>
          </table:table-cell>
          <table:table-cell table:style-name="ce506" table:formula="of:=[.E73]*[.$AA$6]*0.01/([.H73]-[.I73])" office:value-type="float" office:value="-0.3775264573" calcext:value-type="float">
            <text:p>-.378</text:p>
          </table:table-cell>
          <table:table-cell table:style-name="ce515" table:formula="of:=IF([.H73]=&quot;&quot;;&quot;&quot;;[.H73]-0.01*[.$AC$6]*[.AG73]/[.O73])" office:value-type="float" office:value="520.92" calcext:value-type="float">
            <text:p>521</text:p>
          </table:table-cell>
          <table:table-cell table:style-name="ce160"/>
          <table:table-cell table:style-name="ce521" table:formula="of:=IFERROR(IF(SIGN([.O73])+SIGN([.O72])=0;[.H73];([.H73]*[.J73]+[.AE72]*[.O72])/[.O73]);0)" office:value-type="float" office:value="574.2" calcext:value-type="float">
            <text:p>574</text:p>
          </table:table-cell>
          <table:table-cell table:style-name="ce530" table:formula="of:=IF([.H73]=0;0;-([.H72]-[.H73])*[.O72])" office:value-type="float" office:value="29.6" calcext:value-type="float">
            <text:p>29.6</text:p>
          </table:table-cell>
          <table:table-cell table:style-name="ce535" table:formula="of:=[.AF73]+[.AG72]-[.AH72]" office:value-type="float" office:value="29.6" calcext:value-type="float">
            <text:p>29.6</text:p>
          </table:table-cell>
          <table:table-cell table:style-name="ce544" table:formula="of:=IF(OR([.O73]=0;SIGN([.O73])+SIGN([.O72])=0);(-[.H73]+[.AE72])*-[.O72];0)" office:value-type="float" office:value="0" calcext:value-type="float">
            <text:p/>
          </table:table-cell>
          <table:table-cell table:style-name="ce550" table:formula="of:=[.AG73]/([.E73]-[.AG73])" office:value-type="float" office:value="0.185972603415142" calcext:value-type="float">
            <text:p>.19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/>
          <table:table-cell table:style-name="ce570" table:formula="of:=-[.AK73]*0.01*ABS([.J73]+[.K73])*[.H73]-[.AN73]" office:value-type="float" office:value="-0.07725" calcext:value-type="float">
            <text:p>-.08</text:p>
          </table:table-cell>
          <table:table-cell table:style-name="ce578"/>
          <table:table-cell table:style-name="ce587" table:formula="of:=ROUND([.AP73]/[.AL73]-(([.AK73]*0.01*ABS([.J73]+[.K73])*0.001)+ABS([.AH73])/[.AL73]*0.001);8)" office:value-type="string" office:string-value="#DIV/0!" calcext:value-type="error">
            <text:p>#DIV/0!</text:p>
          </table:table-cell>
          <table:table-cell table:style-name="ce597" table:formula="of:=IF([.AM73]+[.D72]+[.AH73]&gt;0;[.AM73];[.AM73]+[.D72]+[.AH73])*SIGN([.AL73])" office:value-type="float" office:value="-0" calcext:value-type="float">
            <text:p>0.0</text:p>
          </table:table-cell>
          <table:table-cell table:style-name="ce160"/>
          <table:table-cell table:style-name="ce603" table:formula="of:=IFERROR([.AO73]+[.AT73];&quot;&quot;)">
            <text:p/>
          </table:table-cell>
          <table:table-cell table:style-name="ce157" table:formula="of:=([.AY73]-[.D73])*SIGN([.L73])" office:value-type="float" office:value="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73]&lt;&gt;0;[.AU73];[.AV72])" office:value-type="float" office:value="0.3001723" calcext:value-type="float">
            <text:p>0.3001723</text:p>
          </table:table-cell>
          <table:table-cell table:style-name="ce624" office:value-type="float" office:value="4.575725" calcext:value-type="float">
            <text:p>4.575725</text:p>
          </table:table-cell>
          <table:table-cell table:style-name="ce624"/>
          <table:table-cell table:style-name="ce615" table:formula="of:=IF([.AW73]&lt;&gt;&quot;&quot;;[.AW73];[.AY72])" office:value-type="float" office:value="4.575725" calcext:value-type="float">
            <text:p>4.575725</text:p>
          </table:table-cell>
          <table:table-cell table:style-name="ce615" table:formula="of:=IF([.AX73]&lt;&gt;&quot;&quot;;[.AX73];[.AZ72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73]&lt;&gt;&quot;&quot;;[.BC72]-[.BB73];[.BC72])-[.K73]*[.H73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74]-[.AV74])*100000000" office:value-type="float" office:value="-239.000000001877" calcext:value-type="float">
            <text:p>-239.0000000019</text:p>
          </table:table-cell>
          <table:table-cell table:style-name="ce168"/>
          <table:table-cell table:style-name="ce178" table:formula="of:=IF([.AL74]&lt;&gt;0;[.C73]+[.K74]+[.B74]+[.AO74];[.C73]+[.K74]+[.B74])" office:value-type="float" office:value="0.30016991" calcext:value-type="float">
            <text:p>.300</text:p>
          </table:table-cell>
          <table:table-cell table:style-name="ce188" table:formula="of:=[.D73]+[.AH74]+[.BB74]+[.AM74]-[.AP74]" office:value-type="float" office:value="4.498325" calcext:value-type="float">
            <text:p>4.5</text:p>
          </table:table-cell>
          <table:table-cell table:style-name="ce197" table:formula="of:=IF([.H74]=0;&quot;&quot;;[.D74]+[.C74]*[.H74]+[.BC74]+[.AG74]-[.AH74])" office:value-type="float" office:value="188.48599856" calcext:value-type="float">
            <text:p>188</text:p>
          </table:table-cell>
          <table:table-cell table:style-name="ce266" table:formula="of:=100*IF([.L74]=0;0;[.E74]/[.E73]-1)" office:value-type="float" office:value="-0.146866575647553" calcext:value-type="float">
            <text:p>-0.1</text:p>
          </table:table-cell>
          <table:table-cell table:style-name="ce160"/>
          <table:table-cell table:style-name="ce285" office:value-type="float" office:value="516" calcext:value-type="float">
            <text:p>516</text:p>
          </table:table-cell>
          <table:table-cell table:style-name="ce290"/>
          <table:table-cell table:style-name="ce303" office:value-type="float" office:value="0.1" calcext:value-type="float">
            <text:p>0.10</text:p>
          </table:table-cell>
          <table:table-cell table:style-name="ce162"/>
          <table:table-cell table:style-name="ce315" office:value-type="time" office:time-value="PT18H05M00S" calcext:value-type="time">
            <text:p>18:05</text:p>
          </table:table-cell>
          <table:table-cell table:style-name="ce320" office:value-type="date" office:date-value="2014-02-25" calcext:value-type="date">
            <text:p>2/25</text:p>
          </table:table-cell>
          <table:table-cell table:style-name="ce160"/>
          <table:table-cell table:style-name="ce308" table:formula="of:=[.O73]+[.J74]" office:value-type="float" office:value="-0.4" calcext:value-type="float">
            <text:p>-0.4</text:p>
          </table:table-cell>
          <table:table-cell table:style-name="ce330" table:formula="of:=1+[.O74]/([.C74]+0)" office:value-type="float" office:value="-0.332578605230618" calcext:value-type="float">
            <text:p>-0.3</text:p>
          </table:table-cell>
          <table:table-cell table:style-name="ce333" table:formula="of:=-[.O74]-[.C74]" office:value-type="float" office:value="0.09983009" calcext:value-type="float">
            <text:p>.100</text:p>
          </table:table-cell>
          <table:table-cell table:style-name="ce160"/>
          <table:table-cell table:style-name="ce344" table:formula="of:=-[.J74]+[.S73]" office:value-type="float" office:value="0.4" calcext:value-type="float">
            <text:p>0.4</text:p>
          </table:table-cell>
          <table:table-cell table:style-name="ce351"/>
          <table:table-cell table:style-name="ce358"/>
          <table:table-cell table:style-name="ce361" table:formula="of:=[.E74]/(ABS([.O74])*[.H74]*[.$V$6])" office:value-type="float" office:value="9.13207357364341" calcext:value-type="float">
            <text:p>9.1</text:p>
          </table:table-cell>
          <table:table-cell table:style-name="ce365" table:formula="of:=[.O74]*[.H74]/[.E74]" office:value-type="float" office:value="-1.09504154991278" calcext:value-type="float">
            <text:p>-1.1</text:p>
          </table:table-cell>
          <table:table-cell table:style-name="ce329" table:formula="of:=([.E74]*[.$W$6]-ABS([.S74])*[.H74])/[.H74]" office:value-type="float" office:value="0.513207357364341" calcext:value-type="float">
            <text:p>0.5</text:p>
          </table:table-cell>
          <table:table-cell table:style-name="ce160"/>
          <table:table-cell table:style-name="ce285" table:formula="of:=[.H74]*(-[.$AA$6]*0.01+[.P74])/[.P74]" office:value-type="float" office:value="547.030258223748" calcext:value-type="float">
            <text:p>547</text:p>
          </table:table-cell>
          <table:table-cell table:style-name="ce498" table:formula="of:=([.H74]-[.I74])*[.Q74]/[.E74]*100" office:value-type="float" office:value="27.329524120383" calcext:value-type="float">
            <text:p>+27.3</text:p>
          </table:table-cell>
          <table:table-cell table:style-name="ce506" table:formula="of:=[.E74]*[.$AA$6]*0.01/([.H74]-[.I74])" office:value-type="float" office:value="0.00730565885891473" calcext:value-type="float">
            <text:p>.007</text:p>
          </table:table-cell>
          <table:table-cell table:style-name="ce515" table:formula="of:=IF([.H74]=&quot;&quot;;&quot;&quot;;[.H74]-0.01*[.$AC$6]*[.AG74]/[.O74])" office:value-type="float" office:value="523.275" calcext:value-type="float">
            <text:p>523</text:p>
          </table:table-cell>
          <table:table-cell table:style-name="ce160"/>
          <table:table-cell table:style-name="ce521" table:formula="of:=IFERROR(IF(SIGN([.O74])+SIGN([.O73])=0;[.H74];([.H74]*[.J74]+[.AE73]*[.O73])/[.O74]);0)" office:value-type="float" office:value="588.75" calcext:value-type="float">
            <text:p>589</text:p>
          </table:table-cell>
          <table:table-cell table:style-name="ce530" table:formula="of:=IF([.H74]=0;0;-([.H73]-[.H74])*[.O73])" office:value-type="float" office:value="-0.5" calcext:value-type="float">
            <text:p>-0.5</text:p>
          </table:table-cell>
          <table:table-cell table:style-name="ce535" table:formula="of:=[.AF74]+[.AG73]-[.AH73]" office:value-type="float" office:value="29.1" calcext:value-type="float">
            <text:p>29.1</text:p>
          </table:table-cell>
          <table:table-cell table:style-name="ce544" table:formula="of:=IF(OR([.O74]=0;SIGN([.O74])+SIGN([.O73])=0);(-[.H74]+[.AE73])*-[.O73];0)" office:value-type="float" office:value="0" calcext:value-type="float">
            <text:p/>
          </table:table-cell>
          <table:table-cell table:style-name="ce550" table:formula="of:=[.AG74]/([.E74]-[.AG74])" office:value-type="float" office:value="0.182575635644968" calcext:value-type="float">
            <text:p>.18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/>
          <table:table-cell table:style-name="ce570" table:formula="of:=-[.AK74]*0.01*ABS([.J74]+[.K74])*[.H74]-[.AN74]" office:value-type="float" office:value="-0.0774" calcext:value-type="float">
            <text:p>-.08</text:p>
          </table:table-cell>
          <table:table-cell table:style-name="ce578"/>
          <table:table-cell table:style-name="ce587" table:formula="of:=ROUND([.AP74]/[.AL74]-(([.AK74]*0.01*ABS([.J74]+[.K74])*0.001)+ABS([.AH74])/[.AL74]*0.001);8)" office:value-type="string" office:string-value="#DIV/0!" calcext:value-type="error">
            <text:p>#DIV/0!</text:p>
          </table:table-cell>
          <table:table-cell table:style-name="ce597" table:formula="of:=IF([.AM74]+[.D73]+[.AH74]&gt;0;[.AM74];[.AM74]+[.D73]+[.AH74])*SIGN([.AL74])" office:value-type="float" office:value="-0" calcext:value-type="float">
            <text:p>0.0</text:p>
          </table:table-cell>
          <table:table-cell table:style-name="ce160"/>
          <table:table-cell table:style-name="ce603" table:formula="of:=IFERROR([.AO74]+[.AT74];&quot;&quot;)">
            <text:p/>
          </table:table-cell>
          <table:table-cell table:style-name="ce157" table:formula="of:=([.AY74]-[.D74])*SIGN([.L74])" office:value-type="float" office:value="0.00000000999999638651161" calcext:value-type="float">
            <text:p>0.00000001</text:p>
          </table:table-cell>
          <table:table-cell table:style-name="ce613"/>
          <table:table-cell table:style-name="ce617"/>
          <table:table-cell table:style-name="ce615" table:formula="of:=IF([.AU74]&lt;&gt;0;[.AU74];[.AV73])" office:value-type="float" office:value="0.3001723" calcext:value-type="float">
            <text:p>0.3001723</text:p>
          </table:table-cell>
          <table:table-cell table:style-name="ce624" office:value-type="float" office:value="4.49832501" calcext:value-type="float">
            <text:p>4.49832501</text:p>
          </table:table-cell>
          <table:table-cell table:style-name="ce624"/>
          <table:table-cell table:style-name="ce615" table:formula="of:=IF([.AW74]&lt;&gt;&quot;&quot;;[.AW74];[.AY73])" office:value-type="float" office:value="4.49832501" calcext:value-type="float">
            <text:p>4.49832501</text:p>
          </table:table-cell>
          <table:table-cell table:style-name="ce615" table:formula="of:=IF([.AX74]&lt;&gt;&quot;&quot;;[.AX74];[.AZ73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74]&lt;&gt;&quot;&quot;;[.BC73]-[.BB74];[.BC73])-[.K74]*[.H74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75]-[.AV75])*100000000" office:value-type="float" office:value="-239.000000001877" calcext:value-type="float">
            <text:p>-239.0000000019</text:p>
          </table:table-cell>
          <table:table-cell table:style-name="ce168"/>
          <table:table-cell table:style-name="ce178" table:formula="of:=IF([.AL75]&lt;&gt;0;[.C74]+[.K75]+[.B75]+[.AO75];[.C74]+[.K75]+[.B75])" office:value-type="float" office:value="0.30016991" calcext:value-type="float">
            <text:p>.300</text:p>
          </table:table-cell>
          <table:table-cell table:style-name="ce188" table:formula="of:=[.D74]+[.AH75]+[.BB75]+[.AM75]-[.AP75]" office:value-type="float" office:value="4.337825" calcext:value-type="float">
            <text:p>4.3</text:p>
          </table:table-cell>
          <table:table-cell table:style-name="ce197" table:formula="of:=IF([.H75]=0;&quot;&quot;;[.D75]+[.C75]*[.H75]+[.BC75]+[.AG75]-[.AH75])" office:value-type="float" office:value="186.42872685" calcext:value-type="float">
            <text:p>186</text:p>
          </table:table-cell>
          <table:table-cell table:style-name="ce267" table:formula="of:=100*IF([.L75]=0;0;[.E75]/[.E74]-1)" office:value-type="float" office:value="-1.09147190015024" calcext:value-type="float">
            <text:p>-1.1</text:p>
          </table:table-cell>
          <table:table-cell table:style-name="ce160"/>
          <table:table-cell table:style-name="ce285" office:value-type="float" office:value="535" calcext:value-type="float">
            <text:p>535</text:p>
          </table:table-cell>
          <table:table-cell table:style-name="ce290"/>
          <table:table-cell table:style-name="ce303" office:value-type="float" office:value="-0.2" calcext:value-type="float">
            <text:p>-0.20</text:p>
          </table:table-cell>
          <table:table-cell table:style-name="ce162"/>
          <table:table-cell table:style-name="ce315" office:value-type="time" office:time-value="PT01H27M00S" calcext:value-type="time">
            <text:p>01:27</text:p>
          </table:table-cell>
          <table:table-cell table:style-name="ce320" office:value-type="date" office:date-value="2014-02-26" calcext:value-type="date">
            <text:p>2/26</text:p>
          </table:table-cell>
          <table:table-cell table:style-name="ce160"/>
          <table:table-cell table:style-name="ce308" table:formula="of:=[.O74]+[.J75]" office:value-type="float" office:value="-0.6" calcext:value-type="float">
            <text:p>-0.6</text:p>
          </table:table-cell>
          <table:table-cell table:style-name="ce330" table:formula="of:=1+[.O75]/([.C75]+0)" office:value-type="float" office:value="-0.998867907845927" calcext:value-type="float">
            <text:p>-1.0</text:p>
          </table:table-cell>
          <table:table-cell table:style-name="ce333" table:formula="of:=-[.O75]-[.C75]" office:value-type="float" office:value="0.29983009" calcext:value-type="float">
            <text:p>.300</text:p>
          </table:table-cell>
          <table:table-cell table:style-name="ce160"/>
          <table:table-cell table:style-name="ce344" table:formula="of:=-[.J75]+[.S74]" office:value-type="float" office:value="0.6" calcext:value-type="float">
            <text:p>0.6</text:p>
          </table:table-cell>
          <table:table-cell table:style-name="ce351"/>
          <table:table-cell table:style-name="ce358"/>
          <table:table-cell table:style-name="ce361" table:formula="of:=[.E75]/(ABS([.O75])*[.H75]*[.$V$6])" office:value-type="float" office:value="5.8077485" calcext:value-type="float">
            <text:p>5.8</text:p>
          </table:table-cell>
          <table:table-cell table:style-name="ce365" table:formula="of:=[.O75]*[.H75]/[.E75]" office:value-type="float" office:value="-1.72183764500133" calcext:value-type="float">
            <text:p>-1.7</text:p>
          </table:table-cell>
          <table:table-cell table:style-name="ce329" table:formula="of:=([.E75]*[.$W$6]-ABS([.S75])*[.H75])/[.H75]" office:value-type="float" office:value="0.271162275" calcext:value-type="float">
            <text:p>0.3</text:p>
          </table:table-cell>
          <table:table-cell table:style-name="ce160"/>
          <table:table-cell table:style-name="ce285" table:formula="of:=[.H75]*(-[.$AA$6]*0.01+[.P75])/[.P75]" office:value-type="float" office:value="545.71212711506" calcext:value-type="float">
            <text:p>546</text:p>
          </table:table-cell>
          <table:table-cell table:style-name="ce498" table:formula="of:=([.H75]-[.I75])*[.Q75]/[.E75]*100" office:value-type="float" office:value="86.0431226776894" calcext:value-type="float">
            <text:p>+86.0</text:p>
          </table:table-cell>
          <table:table-cell table:style-name="ce506" table:formula="of:=[.E75]*[.$AA$6]*0.01/([.H75]-[.I75])" office:value-type="float" office:value="0.0069692982" calcext:value-type="float">
            <text:p>.007</text:p>
          </table:table-cell>
          <table:table-cell table:style-name="ce515" table:formula="of:=IF([.H75]=&quot;&quot;;&quot;&quot;;[.H75]-0.01*[.$AC$6]*[.AG75]/[.O75])" office:value-type="float" office:value="538.583333333333" calcext:value-type="float">
            <text:p>539</text:p>
          </table:table-cell>
          <table:table-cell table:style-name="ce160"/>
          <table:table-cell table:style-name="ce521" table:formula="of:=IFERROR(IF(SIGN([.O75])+SIGN([.O74])=0;[.H75];([.H75]*[.J75]+[.AE74]*[.O74])/[.O75]);0)" office:value-type="float" office:value="570.833333333333" calcext:value-type="float">
            <text:p>571</text:p>
          </table:table-cell>
          <table:table-cell table:style-name="ce530" table:formula="of:=IF([.H75]=0;0;-([.H74]-[.H75])*[.O74])" office:value-type="float" office:value="-7.6" calcext:value-type="float">
            <text:p>-7.6</text:p>
          </table:table-cell>
          <table:table-cell table:style-name="ce535" table:formula="of:=[.AF75]+[.AG74]-[.AH74]" office:value-type="float" office:value="21.5" calcext:value-type="float">
            <text:p>21.5</text:p>
          </table:table-cell>
          <table:table-cell table:style-name="ce544" table:formula="of:=IF(OR([.O75]=0;SIGN([.O75])+SIGN([.O74])=0);(-[.H75]+[.AE74])*-[.O74];0)" office:value-type="float" office:value="0" calcext:value-type="float">
            <text:p/>
          </table:table-cell>
          <table:table-cell table:style-name="ce550" table:formula="of:=[.AG75]/([.E75]-[.AG75])" office:value-type="float" office:value="0.130359340126077" calcext:value-type="float">
            <text:p>.13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/>
          <table:table-cell table:style-name="ce570" table:formula="of:=-[.AK75]*0.01*ABS([.J75]+[.K75])*[.H75]-[.AN75]" office:value-type="float" office:value="-0.1605" calcext:value-type="float">
            <text:p>-.16</text:p>
          </table:table-cell>
          <table:table-cell table:style-name="ce578"/>
          <table:table-cell table:style-name="ce587" table:formula="of:=ROUND([.AP75]/[.AL75]-(([.AK75]*0.01*ABS([.J75]+[.K75])*0.001)+ABS([.AH75])/[.AL75]*0.001);8)" office:value-type="string" office:string-value="#DIV/0!" calcext:value-type="error">
            <text:p>#DIV/0!</text:p>
          </table:table-cell>
          <table:table-cell table:style-name="ce597" table:formula="of:=IF([.AM75]+[.D74]+[.AH75]&gt;0;[.AM75];[.AM75]+[.D74]+[.AH75])*SIGN([.AL75])" office:value-type="float" office:value="-0" calcext:value-type="float">
            <text:p>0.0</text:p>
          </table:table-cell>
          <table:table-cell table:style-name="ce160"/>
          <table:table-cell table:style-name="ce603" table:formula="of:=IFERROR([.AO75]+[.AT75];&quot;&quot;)">
            <text:p/>
          </table:table-cell>
          <table:table-cell table:style-name="ce157" table:formula="of:=([.AY75]-[.D75])*SIGN([.L75])" office:value-type="float" office:value="0.00000000999999549833319" calcext:value-type="float">
            <text:p>0.00000001</text:p>
          </table:table-cell>
          <table:table-cell table:style-name="ce613"/>
          <table:table-cell table:style-name="ce617"/>
          <table:table-cell table:style-name="ce615" table:formula="of:=IF([.AU75]&lt;&gt;0;[.AU75];[.AV74])" office:value-type="float" office:value="0.3001723" calcext:value-type="float">
            <text:p>0.3001723</text:p>
          </table:table-cell>
          <table:table-cell table:style-name="ce624" office:value-type="float" office:value="4.33782501" calcext:value-type="float">
            <text:p>4.33782501</text:p>
          </table:table-cell>
          <table:table-cell table:style-name="ce624"/>
          <table:table-cell table:style-name="ce615" table:formula="of:=IF([.AW75]&lt;&gt;&quot;&quot;;[.AW75];[.AY74])" office:value-type="float" office:value="4.33782501" calcext:value-type="float">
            <text:p>4.33782501</text:p>
          </table:table-cell>
          <table:table-cell table:style-name="ce615" table:formula="of:=IF([.AX75]&lt;&gt;&quot;&quot;;[.AX75];[.AZ74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75]&lt;&gt;&quot;&quot;;[.BC74]-[.BB75];[.BC74])-[.K75]*[.H75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76]-[.AV76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76]&lt;&gt;0;[.C75]+[.K76]+[.B76]+[.AO76];[.C75]+[.K76]+[.B76])" office:value-type="float" office:value="0.22455183" calcext:value-type="float">
            <text:p>.225</text:p>
          </table:table-cell>
          <table:table-cell table:style-name="ce188" table:formula="of:=[.D75]+[.AH76]+[.BB76]+[.AM76]-[.AP76]" office:value-type="float" office:value="0" calcext:value-type="float">
            <text:p>0.0</text:p>
          </table:table-cell>
          <table:table-cell table:style-name="ce197" table:formula="of:=IF([.H76]=0;&quot;&quot;;[.D76]+[.C76]*[.H76]+[.BC76]+[.AG76]-[.AH76])" office:value-type="float" office:value="147.58762402886" calcext:value-type="float">
            <text:p>148</text:p>
          </table:table-cell>
          <table:table-cell table:style-name="ce268" table:formula="of:=100*IF([.L76]=0;0;[.E76]/[.E75]-1)" office:value-type="float" office:value="-20.8342906575722" calcext:value-type="float">
            <text:p>-20.8</text:p>
          </table:table-cell>
          <table:table-cell table:style-name="ce160"/>
          <table:table-cell table:style-name="ce287" table:formula="of:=(0.55*657.25+0.05*657.2999)/0.6" office:value-type="float" office:value="657.254158333333" calcext:value-type="float">
            <text:p>657.25</text:p>
          </table:table-cell>
          <table:table-cell table:style-name="ce290"/>
          <table:table-cell table:style-name="ce303" office:value-type="float" office:value="0.6" calcext:value-type="float">
            <text:p>0.60</text:p>
          </table:table-cell>
          <table:table-cell table:style-name="ce162"/>
          <table:table-cell table:style-name="ce315" office:value-type="time" office:time-value="PT23H00M00S" calcext:value-type="time">
            <text:p>23:00</text:p>
          </table:table-cell>
          <table:table-cell table:style-name="ce320" office:value-type="date" office:date-value="2014-03-03" calcext:value-type="date">
            <text:p>3/3</text:p>
          </table:table-cell>
          <table:table-cell table:style-name="ce160"/>
          <table:table-cell table:style-name="ce308" table:formula="of:=[.O75]+[.J76]" office:value-type="float" office:value="0" calcext:value-type="float">
            <text:p>0.0</text:p>
          </table:table-cell>
          <table:table-cell table:style-name="ce330" table:formula="of:=1+[.O76]/([.C76]+0)" office:value-type="float" office:value="1" calcext:value-type="float">
            <text:p>1.0</text:p>
          </table:table-cell>
          <table:table-cell table:style-name="ce333" table:formula="of:=-[.O76]-[.C76]" office:value-type="float" office:value="-0.22455183" calcext:value-type="float">
            <text:p>-.225</text:p>
          </table:table-cell>
          <table:table-cell table:style-name="ce160"/>
          <table:table-cell table:style-name="ce344" table:formula="of:=-[.J76]+[.S75]" office:value-type="float" office:value="0" calcext:value-type="float">
            <text:p>0.0</text:p>
          </table:table-cell>
          <table:table-cell table:style-name="ce351"/>
          <table:table-cell table:style-name="ce358"/>
          <table:table-cell table:style-name="ce361" table:formula="of:=[.E76]/(ABS([.O76])*[.H76]*[.$V$6])" office:value-type="string" office:string-value="#DIV/0!" calcext:value-type="error">
            <text:p>#DIV/0!</text:p>
          </table:table-cell>
          <table:table-cell table:style-name="ce365" table:formula="of:=[.O76]*[.H76]/[.E76]" office:value-type="float" office:value="0" calcext:value-type="float">
            <text:p/>
          </table:table-cell>
          <table:table-cell table:style-name="ce329" table:formula="of:=([.E76]*[.$W$6]-ABS([.S76])*[.H76])/[.H76]" office:value-type="float" office:value="0.561379575" calcext:value-type="float">
            <text:p>0.6</text:p>
          </table:table-cell>
          <table:table-cell table:style-name="ce160"/>
          <table:table-cell table:style-name="ce285" table:formula="of:=[.H76]*(-[.$AA$6]*0.01+[.P76])/[.P76]" office:value-type="float" office:value="644.109075166666" calcext:value-type="float">
            <text:p>644</text:p>
          </table:table-cell>
          <table:table-cell table:style-name="ce498" table:formula="of:=([.H76]-[.I76])*[.Q76]/[.E76]*100" office:value-type="float" office:value="-100" calcext:value-type="float">
            <text:p>-100.0</text:p>
          </table:table-cell>
          <table:table-cell table:style-name="ce506" table:formula="of:=[.E76]*[.$AA$6]*0.01/([.H76]-[.I76])" office:value-type="float" office:value="0.0044910366" calcext:value-type="float">
            <text:p>.004</text:p>
          </table:table-cell>
          <table:table-cell table:style-name="ce514" table:formula="of:=IF([.H76]=&quot;&quot;;&quot;#&quot;;[.H76]-0.01*[.$AC$6]*[.AG76]/[.O76])" office:value-type="string" office:string-value="#DIV/0!" calcext:value-type="error">
            <text:p>#DIV/0!</text:p>
          </table:table-cell>
          <table:table-cell table:style-name="ce160"/>
          <table:table-cell table:style-name="ce521" table:formula="of:=IFERROR(IF(SIGN([.O76])+SIGN([.O75])=0;[.H76];([.H76]*[.J76]+[.AE75]*[.O75])/[.O76]);0)" office:value-type="float" office:value="0" calcext:value-type="float">
            <text:p/>
          </table:table-cell>
          <table:table-cell table:style-name="ce530" table:formula="of:=IF([.H76]=0;0;-([.H75]-[.H76])*[.O75])" office:value-type="float" office:value="-73.352495" calcext:value-type="float">
            <text:p>-73.4</text:p>
          </table:table-cell>
          <table:table-cell table:style-name="ce535" table:formula="of:=[.AF76]+[.AG75]-[.AH75]" office:value-type="float" office:value="-51.852495" calcext:value-type="float">
            <text:p>-51.9</text:p>
          </table:table-cell>
          <table:table-cell table:style-name="ce544" table:formula="of:=IF(OR([.O76]=0;SIGN([.O76])+SIGN([.O75])=0);(-[.H76]+[.AE75])*-[.O75];0)" office:value-type="float" office:value="-51.852495" calcext:value-type="float">
            <text:p>-51.9</text:p>
          </table:table-cell>
          <table:table-cell table:style-name="ce550" table:formula="of:=[.AG76]/([.E76]-[.AG76])" office:value-type="float" office:value="-0.259990293088908" calcext:value-type="float">
            <text:p>-.26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 office:value-type="float" office:value="657.02" calcext:value-type="float">
            <text:p>657</text:p>
          </table:table-cell>
          <table:table-cell table:style-name="ce571" table:formula="of:=-[.AK76]*0.01*ABS([.J76]+[.K76])*[.H76]" office:value-type="float" office:value="-0.5915287425" calcext:value-type="float">
            <text:p>-.59</text:p>
          </table:table-cell>
          <table:table-cell table:style-name="ce579" office:value-type="float" office:value="-0.00231949" calcext:value-type="float">
            <text:p>0.00</text:p>
          </table:table-cell>
          <table:table-cell table:style-name="ce588" table:formula="of:=ROUND([.AP76]/[.AL76]-(([.AK76]*0.01*ABS([.J76]+[.K76])*0.001)+ABS([.AH76])/[.AL76]*0.001);8)+[.AN76]" office:value-type="float" office:value="-0.07561808" calcext:value-type="float">
            <text:p>-0.0756180800</text:p>
          </table:table-cell>
          <table:table-cell table:style-name="ce597" table:formula="of:=IF([.AM76]+[.D75]+[.AH76]&gt;0;[.AM76];[.AM76]+[.D75]+[.AH76])*SIGN([.AL76])" office:value-type="float" office:value="-48.1061987425" calcext:value-type="float">
            <text:p>-48.1</text:p>
          </table:table-cell>
          <table:table-cell table:style-name="ce160"/>
          <table:table-cell table:style-name="ce603" table:formula="of:=IFERROR([.AO76]+[.AT76];&quot;&quot;)" office:value-type="float" office:value="-0.0000065599999999888" calcext:value-type="float">
            <text:p>-6.6E-6</text:p>
          </table:table-cell>
          <table:table-cell table:style-name="ce157" table:formula="of:=([.AY76]-[.D76])*SIGN([.L76])" office:value-type="float" office:value="0" calcext:value-type="float">
            <text:p>0</text:p>
          </table:table-cell>
          <table:table-cell table:style-name="ce613" table:formula="of:=0.07321692+0.00007511+0.00231949" office:value-type="float" office:value="0.07561152" calcext:value-type="float">
            <text:p>0.07561152</text:p>
          </table:table-cell>
          <table:table-cell table:style-name="ce617" office:value-type="float" office:value="0.22456078" calcext:value-type="float">
            <text:p>0.22456078</text:p>
          </table:table-cell>
          <table:table-cell table:style-name="ce615" table:formula="of:=IF([.AU76]&lt;&gt;0;[.AU76];[.AV75])" office:value-type="float" office:value="0.22456078" calcext:value-type="float">
            <text:p>0.22456078</text:p>
          </table:table-cell>
          <table:table-cell table:style-name="ce624" office:value-type="float" office:value="0" calcext:value-type="float">
            <text:p>0</text:p>
          </table:table-cell>
          <table:table-cell table:style-name="ce624"/>
          <table:table-cell table:style-name="ce615" table:formula="of:=IF([.AW76]&lt;&gt;&quot;&quot;;[.AW76];[.AY75])" office:value-type="float" office:value="0" calcext:value-type="float">
            <text:p>0</text:p>
          </table:table-cell>
          <table:table-cell table:style-name="ce615" table:formula="of:=IF([.AX76]&lt;&gt;&quot;&quot;;[.AX76];[.AZ75])" office:value-type="float" office:value="0" calcext:value-type="float">
            <text:p>0</text:p>
          </table:table-cell>
          <table:table-cell/>
          <table:table-cell table:style-name="ce637"/>
          <table:table-cell table:style-name="ce642" table:formula="of:=IF([.BB76]&lt;&gt;&quot;&quot;;[.BC75]-[.BB76];[.BC75])-[.K76]*[.H76]" office:value-type="float" office:value="0" calcext:value-type="float">
            <text:p>0</text:p>
          </table:table-cell>
          <table:table-cell table:style-name="ce643" office:value-type="float" office:value="0.00231949" calcext:value-type="float">
            <text:p>0.00231949</text:p>
          </table:table-cell>
          <table:table-cell table:style-name="ce643" office:value-type="string" calcext:value-type="string">
            <text:p>btc</text:p>
          </table:table-cell>
          <table:table-cell table:number-columns-repeated="966"/>
        </table:table-row>
        <table:table-row table:style-name="ro1">
          <table:table-cell table:style-name="ce161" table:formula="of:=([.C77]-[.AV77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77]&lt;&gt;0;[.C76]+[.K77]+[.B77]+[.AO77];[.C76]+[.K77]+[.B77])" office:value-type="float" office:value="0.2242511" calcext:value-type="float">
            <text:p>.224</text:p>
          </table:table-cell>
          <table:table-cell table:style-name="ce188" table:formula="of:=[.D76]+[.AH77]+[.BB77]+[.AM77]-[.AP77]" office:value-type="float" office:value="0" calcext:value-type="float">
            <text:p>0.0</text:p>
          </table:table-cell>
          <table:table-cell table:style-name="ce197" table:formula="of:=IF([.H77]=0;&quot;&quot;;[.D77]+[.C77]*[.H77]+[.BC77]+[.AG77]-[.AH77])" office:value-type="float" office:value="148.003483489" calcext:value-type="float">
            <text:p>148</text:p>
          </table:table-cell>
          <table:table-cell table:style-name="ce269" table:formula="of:=100*IF([.L77]=0;0;[.E77]/[.E76]-1)" office:value-type="float" office:value="0.281771227687111" calcext:value-type="float">
            <text:p>+0.3</text:p>
          </table:table-cell>
          <table:table-cell table:style-name="ce160"/>
          <table:table-cell table:style-name="ce285" office:value-type="float" office:value="659.99" calcext:value-type="float">
            <text:p>660</text:p>
          </table:table-cell>
          <table:table-cell table:style-name="ce290" office:value-type="float" office:value="644" calcext:value-type="float">
            <text:p>644</text:p>
          </table:table-cell>
          <table:table-cell table:style-name="ce303" office:value-type="float" office:value="0.2" calcext:value-type="float">
            <text:p>0.20</text:p>
          </table:table-cell>
          <table:table-cell table:style-name="ce162"/>
          <table:table-cell table:style-name="ce315" office:value-type="time" office:time-value="PT00H21M00S" calcext:value-type="time">
            <text:p>00:21</text:p>
          </table:table-cell>
          <table:table-cell table:style-name="ce320" office:value-type="date" office:date-value="2014-03-04" calcext:value-type="date">
            <text:p>3/4</text:p>
          </table:table-cell>
          <table:table-cell table:style-name="ce160"/>
          <table:table-cell table:style-name="ce308" table:formula="of:=[.O76]+[.J77]" office:value-type="float" office:value="0.2" calcext:value-type="float">
            <text:p>0.2</text:p>
          </table:table-cell>
          <table:table-cell table:style-name="ce330" table:formula="of:=1+[.O77]/([.C77]+0)" office:value-type="float" office:value="1.89185738665273" calcext:value-type="float">
            <text:p>1.9</text:p>
          </table:table-cell>
          <table:table-cell table:style-name="ce333" table:formula="of:=-[.O77]-[.C77]" office:value-type="float" office:value="-0.4242511" calcext:value-type="float">
            <text:p>-.424</text:p>
          </table:table-cell>
          <table:table-cell table:style-name="ce160"/>
          <table:table-cell table:style-name="ce344" table:formula="of:=-[.J77]+[.S76]" office:value-type="float" office:value="-0.2" calcext:value-type="float">
            <text:p>-0.2</text:p>
          </table:table-cell>
          <table:table-cell table:style-name="ce351"/>
          <table:table-cell table:style-name="ce358"/>
          <table:table-cell table:style-name="ce361" table:formula="of:=[.E77]/(ABS([.O77])*[.H77]*[.$V$6])" office:value-type="float" office:value="11.212555" calcext:value-type="float">
            <text:p>11.2</text:p>
          </table:table-cell>
          <table:table-cell table:style-name="ce365" table:formula="of:=[.O77]*[.H77]/[.E77]" office:value-type="float" office:value="0.89185738665273" calcext:value-type="float">
            <text:p>0.9</text:p>
          </table:table-cell>
          <table:table-cell table:style-name="ce329" table:formula="of:=([.E77]*[.$W$6]-ABS([.S77])*[.H77])/[.H77]" office:value-type="float" office:value="0.36062775" calcext:value-type="float">
            <text:p>0.4</text:p>
          </table:table-cell>
          <table:table-cell table:style-name="ce160"/>
          <table:table-cell table:style-name="ce285" table:formula="of:=[.H77]*(-[.$AA$6]*0.01+[.P77])/[.P77]" office:value-type="float" office:value="653.012835604245" calcext:value-type="float">
            <text:p>653</text:p>
          </table:table-cell>
          <table:table-cell table:style-name="ce498" table:formula="of:=([.H77]-[.I77])*[.Q77]/[.E77]*100" office:value-type="float" office:value="-4.58352393408645" calcext:value-type="float">
            <text:p>-4.6</text:p>
          </table:table-cell>
          <table:table-cell table:style-name="ce506" table:formula="of:=[.E77]*[.$AA$6]*0.01/([.H77]-[.I77])" office:value-type="float" office:value="0.185120054395247" calcext:value-type="float">
            <text:p>.185</text:p>
          </table:table-cell>
          <table:table-cell table:style-name="ce514" table:formula="of:=IF([.H77]=&quot;&quot;;&quot;#&quot;;[.H77]-0.01*[.$AC$6]*[.AG77]/[.O77])" office:value-type="float" office:value="659.99" calcext:value-type="float">
            <text:p>660</text:p>
          </table:table-cell>
          <table:table-cell table:style-name="ce160"/>
          <table:table-cell table:style-name="ce521" table:formula="of:=IFERROR(IF(SIGN([.O77])+SIGN([.O76])=0;[.H77];([.H77]*[.J77]+[.AE76]*[.O76])/[.O77]);0)" office:value-type="float" office:value="659.99" calcext:value-type="float">
            <text:p>660</text:p>
          </table:table-cell>
          <table:table-cell table:style-name="ce530" table:formula="of:=IF([.H77]=0;0;-([.H76]-[.H77])*[.O76])" office:value-type="float" office:value="0" calcext:value-type="float">
            <text:p/>
          </table:table-cell>
          <table:table-cell table:style-name="ce535" table:formula="of:=[.AF77]+[.AG76]-[.AH76]" office:value-type="float" office:value="0" calcext:value-type="float">
            <text:p/>
          </table:table-cell>
          <table:table-cell table:style-name="ce541" table:formula="of:=IF(OR([.O77]=0;SIGN([.O77])+SIGN([.O76])=0);(-[.H77]+[.AE76])*-[.O76];0)" office:value-type="float" office:value="0" calcext:value-type="float">
            <text:p/>
          </table:table-cell>
          <table:table-cell table:style-name="ce550" table:formula="of:=[.AG77]/([.E77]-[.AG77])" office:value-type="float" office:value="0" calcext:value-type="float">
            <text:p/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 office:value-type="float" office:value="659.04" calcext:value-type="float">
            <text:p>659</text:p>
          </table:table-cell>
          <table:table-cell table:style-name="ce571" table:formula="of:=-[.AK77]*0.01*ABS([.J77]+[.K77])*[.H77]" office:value-type="float" office:value="-0.197997" calcext:value-type="float">
            <text:p>-.20</text:p>
          </table:table-cell>
          <table:table-cell table:style-name="ce580"/>
          <table:table-cell table:style-name="ce588" table:formula="of:=ROUND([.AP77]/[.AL77]-(([.AK77]*0.01*ABS([.J77]+[.K77])*0.001)+ABS([.AH77])/[.AL77]*0.001);8)+[.AN77]" office:value-type="float" office:value="-0.00030073" calcext:value-type="float">
            <text:p>-0.0003007300</text:p>
          </table:table-cell>
          <table:table-cell table:style-name="ce597" table:formula="of:=IF([.AM77]+[.D76]+[.AH77]&gt;0;[.AM77];[.AM77]+[.D76]+[.AH77])*SIGN([.AL77])" office:value-type="float" office:value="-0.197997" calcext:value-type="float">
            <text:p>-0.2</text:p>
          </table:table-cell>
          <table:table-cell table:style-name="ce160"/>
          <table:table-cell table:style-name="ce603" table:formula="of:=IFERROR([.AO77]+[.AT77];&quot;&quot;)" office:value-type="float" office:value="0" calcext:value-type="float">
            <text:p>0.0E+0</text:p>
          </table:table-cell>
          <table:table-cell table:style-name="ce157" table:formula="of:=([.AY77]-[.D77])*SIGN([.L77])" office:value-type="float" office:value="0" calcext:value-type="float">
            <text:p>0</text:p>
          </table:table-cell>
          <table:table-cell table:style-name="ce613" office:value-type="float" office:value="0.00030073" calcext:value-type="float">
            <text:p>0.00030073</text:p>
          </table:table-cell>
          <table:table-cell table:style-name="ce617" office:value-type="float" office:value="0.22426005" calcext:value-type="float">
            <text:p>0.22426005</text:p>
          </table:table-cell>
          <table:table-cell table:style-name="ce615" table:formula="of:=IF([.AU77]&lt;&gt;0;[.AU77];[.AV76])" office:value-type="float" office:value="0.22426005" calcext:value-type="float">
            <text:p>0.22426005</text:p>
          </table:table-cell>
          <table:table-cell table:style-name="ce624" office:value-type="float" office:value="0" calcext:value-type="float">
            <text:p>0</text:p>
          </table:table-cell>
          <table:table-cell/>
          <table:table-cell table:style-name="ce615" table:formula="of:=IF([.AW77]&lt;&gt;&quot;&quot;;[.AW77];[.AY76])" office:value-type="float" office:value="0" calcext:value-type="float">
            <text:p>0</text:p>
          </table:table-cell>
          <table:table-cell table:style-name="ce615" table:formula="of:=IF([.AX77]&lt;&gt;&quot;&quot;;[.AX77];[.AZ76])" office:value-type="float" office:value="0" calcext:value-type="float">
            <text:p>0</text:p>
          </table:table-cell>
          <table:table-cell/>
          <table:table-cell table:style-name="ce638"/>
          <table:table-cell table:style-name="ce642" table:formula="of:=IF([.BB77]&lt;&gt;&quot;&quot;;[.BC76]-[.BB77];[.BC76])-[.K77]*[.H77]" office:value-type="float" office:value="0" calcext:value-type="float">
            <text:p>0</text:p>
          </table:table-cell>
          <table:table-cell table:number-columns-repeated="968"/>
        </table:table-row>
        <table:table-row table:style-name="ro13">
          <table:table-cell table:style-name="ce161" table:formula="of:=([.C78]-[.AV78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78]&lt;&gt;0;[.C77]+[.K78]+[.B78]+[.AO78];[.C77]+[.K78]+[.B78])" office:value-type="float" office:value="0.2239508" calcext:value-type="float">
            <text:p>.224</text:p>
          </table:table-cell>
          <table:table-cell table:style-name="ce188" table:formula="of:=[.D77]+[.AH78]+[.BB78]+[.AM78]-[.AP78]" office:value-type="float" office:value="0" calcext:value-type="float">
            <text:p>0.0</text:p>
          </table:table-cell>
          <table:table-cell table:style-name="ce197" table:formula="of:=IF([.H78]=0;&quot;&quot;;[.D78]+[.C78]*[.H78]+[.BC78]+[.AG78]-[.AH78])" office:value-type="float" office:value="152.049036" calcext:value-type="float">
            <text:p>152</text:p>
          </table:table-cell>
          <table:table-cell table:style-name="ce270" table:formula="of:=100*IF([.L78]=0;0;[.E78]/[.E77]-1)" office:value-type="float" office:value="2.73341708967321" calcext:value-type="float">
            <text:p>+2.7</text:p>
          </table:table-cell>
          <table:table-cell table:style-name="ce160"/>
          <table:table-cell table:style-name="ce285" office:value-type="float" office:value="670" calcext:value-type="float">
            <text:p>670</text:p>
          </table:table-cell>
          <table:table-cell table:style-name="ce290" office:value-type="float" office:value="650" calcext:value-type="float">
            <text:p>650</text:p>
          </table:table-cell>
          <table:table-cell table:style-name="ce303" office:value-type="float" office:value="0.2" calcext:value-type="float">
            <text:p>0.20</text:p>
          </table:table-cell>
          <table:table-cell table:style-name="ce162"/>
          <table:table-cell table:style-name="ce315" office:value-type="time" office:time-value="PT00H37M00S" calcext:value-type="time">
            <text:p>00:37</text:p>
          </table:table-cell>
          <table:table-cell table:style-name="ce320" office:value-type="date" office:date-value="2014-03-04" calcext:value-type="date">
            <text:p>3/4</text:p>
          </table:table-cell>
          <table:table-cell table:style-name="ce160"/>
          <table:table-cell table:style-name="ce308" table:formula="of:=[.O77]+[.J78]" office:value-type="float" office:value="0.4" calcext:value-type="float">
            <text:p>0.4</text:p>
          </table:table-cell>
          <table:table-cell table:style-name="ce330" table:formula="of:=1+[.O78]/([.C78]+0)" office:value-type="float" office:value="2.78610659126915" calcext:value-type="float">
            <text:p>2.8</text:p>
          </table:table-cell>
          <table:table-cell table:style-name="ce333" table:formula="of:=-[.O78]-[.C78]" office:value-type="float" office:value="-0.6239508" calcext:value-type="float">
            <text:p>-.624</text:p>
          </table:table-cell>
          <table:table-cell table:style-name="ce160"/>
          <table:table-cell table:style-name="ce344" table:formula="of:=-[.J78]+[.S77]" office:value-type="float" office:value="-0.4" calcext:value-type="float">
            <text:p>-0.4</text:p>
          </table:table-cell>
          <table:table-cell table:style-name="ce351"/>
          <table:table-cell table:style-name="ce358"/>
          <table:table-cell table:style-name="ce361" table:formula="of:=[.E78]/(ABS([.O78])*[.H78]*[.$V$6])" office:value-type="float" office:value="5.67347149253731" calcext:value-type="float">
            <text:p>5.7</text:p>
          </table:table-cell>
          <table:table-cell table:style-name="ce365" table:formula="of:=[.O78]*[.H78]/[.E78]" office:value-type="float" office:value="1.76258927416021" calcext:value-type="float">
            <text:p>1.8</text:p>
          </table:table-cell>
          <table:table-cell table:style-name="ce329" table:formula="of:=([.E78]*[.$W$6]-ABS([.S78])*[.H78])/[.H78]" office:value-type="float" office:value="0.167347149253731" calcext:value-type="float">
            <text:p>0.2</text:p>
          </table:table-cell>
          <table:table-cell table:style-name="ce160"/>
          <table:table-cell table:style-name="ce285" table:formula="of:=[.H78]*(-[.$AA$6]*0.01+[.P78])/[.P78]" office:value-type="float" office:value="665.190420911392" calcext:value-type="float">
            <text:p>665</text:p>
          </table:table-cell>
          <table:table-cell table:style-name="ce498" table:formula="of:=([.H78]-[.I78])*[.Q78]/[.E78]*100" office:value-type="float" office:value="-8.20723125137078" calcext:value-type="float">
            <text:p>-8.2</text:p>
          </table:table-cell>
          <table:table-cell table:style-name="ce506" table:formula="of:=[.E78]*[.$AA$6]*0.01/([.H78]-[.I78])" office:value-type="float" office:value="0.152049036" calcext:value-type="float">
            <text:p>.152</text:p>
          </table:table-cell>
          <table:table-cell table:style-name="ce514" table:formula="of:=IF([.H78]=&quot;&quot;;&quot;#&quot;;[.H78]-0.01*[.$AC$6]*[.AG78]/[.O78])" office:value-type="float" office:value="669.4995" calcext:value-type="float">
            <text:p>669</text:p>
          </table:table-cell>
          <table:table-cell table:style-name="ce160"/>
          <table:table-cell table:style-name="ce521" table:formula="of:=IFERROR(IF(SIGN([.O78])+SIGN([.O77])=0;[.H78];([.H78]*[.J78]+[.AE77]*[.O77])/[.O78]);0)" office:value-type="float" office:value="664.995" calcext:value-type="float">
            <text:p>665</text:p>
          </table:table-cell>
          <table:table-cell table:style-name="ce530" table:formula="of:=IF([.H78]=0;0;-([.H77]-[.H78])*[.O77])" office:value-type="float" office:value="2.002" calcext:value-type="float">
            <text:p>2.0</text:p>
          </table:table-cell>
          <table:table-cell table:style-name="ce535" table:formula="of:=[.AF78]+[.AG77]-[.AH77]" office:value-type="float" office:value="2.002" calcext:value-type="float">
            <text:p>2.0</text:p>
          </table:table-cell>
          <table:table-cell table:style-name="ce541" table:formula="of:=IF(OR([.O78]=0;SIGN([.O78])+SIGN([.O77])=0);(-[.H78]+[.AE77])*-[.O77];0)" office:value-type="float" office:value="0" calcext:value-type="float">
            <text:p/>
          </table:table-cell>
          <table:table-cell table:style-name="ce550" table:formula="of:=[.AG78]/([.E78]-[.AG78])" office:value-type="float" office:value="0.0133424828198539" calcext:value-type="float">
            <text:p>.01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 office:value-type="float" office:value="670" calcext:value-type="float">
            <text:p>670</text:p>
          </table:table-cell>
          <table:table-cell table:style-name="ce571" table:formula="of:=-[.AK78]*0.01*ABS([.J78]+[.K78])*[.H78]" office:value-type="float" office:value="-0.201" calcext:value-type="float">
            <text:p>-.20</text:p>
          </table:table-cell>
          <table:table-cell table:style-name="ce580"/>
          <table:table-cell table:style-name="ce588" table:formula="of:=ROUND([.AP78]/[.AL78]-(([.AK78]*0.01*ABS([.J78]+[.K78])*0.001)+ABS([.AH78])/[.AL78]*0.001);8)+[.AN78]" office:value-type="float" office:value="-0.0003003" calcext:value-type="float">
            <text:p>-0.0003003000</text:p>
          </table:table-cell>
          <table:table-cell table:style-name="ce597" table:formula="of:=IF([.AM78]+[.D77]+[.AH78]&gt;0;[.AM78];[.AM78]+[.D77]+[.AH78])*SIGN([.AL78])" office:value-type="float" office:value="-0.201" calcext:value-type="float">
            <text:p>-0.2</text:p>
          </table:table-cell>
          <table:table-cell table:style-name="ce160"/>
          <table:table-cell table:style-name="ce603" table:formula="of:=IFERROR([.AO78]+[.AT78];&quot;&quot;)" office:value-type="float" office:value="0" calcext:value-type="float">
            <text:p>0.0E+0</text:p>
          </table:table-cell>
          <table:table-cell table:style-name="ce157" table:formula="of:=([.AY78]-[.D78])*SIGN([.L78])" office:value-type="float" office:value="0" calcext:value-type="float">
            <text:p>0</text:p>
          </table:table-cell>
          <table:table-cell table:style-name="ce183" office:value-type="float" office:value="0.0003003" calcext:value-type="float">
            <text:p>0.0003003</text:p>
          </table:table-cell>
          <table:table-cell table:style-name="ce183" office:value-type="float" office:value="0.22395975" calcext:value-type="float">
            <text:p>0.22395975</text:p>
          </table:table-cell>
          <table:table-cell table:style-name="ce615" table:formula="of:=IF([.AU78]&lt;&gt;0;[.AU78];[.AV77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78]&lt;&gt;&quot;&quot;;[.AW78];[.AY77])" office:value-type="float" office:value="0" calcext:value-type="float">
            <text:p>0</text:p>
          </table:table-cell>
          <table:table-cell table:style-name="ce615" table:formula="of:=IF([.AX78]&lt;&gt;&quot;&quot;;[.AX78];[.AZ77])" office:value-type="float" office:value="0" calcext:value-type="float">
            <text:p>0</text:p>
          </table:table-cell>
          <table:table-cell/>
          <table:table-cell table:style-name="ce638"/>
          <table:table-cell table:style-name="ce642" table:formula="of:=IF([.BB78]&lt;&gt;&quot;&quot;;[.BC77]-[.BB78];[.BC77])-[.K78]*[.H78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style-name="ce161" table:formula="of:=([.C79]-[.AV79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79]&lt;&gt;0;[.C78]+[.K79]+[.B79]+[.AO79];[.C78]+[.K79]+[.B79])" office:value-type="float" office:value="0.2239508" calcext:value-type="float">
            <text:p>.224</text:p>
          </table:table-cell>
          <table:table-cell table:style-name="ce188" table:formula="of:=[.D78]+[.AH79]+[.BB79]+[.AM79]-[.AP79]" office:value-type="float" office:value="5.04924038999993" calcext:value-type="float">
            <text:p>5.0</text:p>
          </table:table-cell>
          <table:table-cell table:style-name="ce197" table:formula="of:=IF([.H79]=0;&quot;&quot;;[.D79]+[.C79]*[.H79]+[.BC79]+[.AG79]-[.AH79])" office:value-type="float" office:value="157.069282938" calcext:value-type="float">
            <text:p>157</text:p>
          </table:table-cell>
          <table:table-cell table:style-name="ce271" table:formula="of:=100*IF([.L79]=0;0;[.E79]/[.E78]-1)" office:value-type="float" office:value="3.3017288830427" calcext:value-type="float">
            <text:p>+3.3</text:p>
          </table:table-cell>
          <table:table-cell table:style-name="ce160"/>
          <table:table-cell table:style-name="ce285" office:value-type="float" office:value="678.81" calcext:value-type="float">
            <text:p>679</text:p>
          </table:table-cell>
          <table:table-cell table:style-name="ce290"/>
          <table:table-cell table:style-name="ce302" office:value-type="float" office:value="-0.4" calcext:value-type="float">
            <text:p>-0.4</text:p>
          </table:table-cell>
          <table:table-cell table:style-name="ce162"/>
          <table:table-cell table:style-name="ce315" office:value-type="time" office:time-value="PT06H51M00S" calcext:value-type="time">
            <text:p>06:51</text:p>
          </table:table-cell>
          <table:table-cell table:style-name="ce320" office:value-type="date" office:date-value="2014-03-04" calcext:value-type="date">
            <text:p>3/4</text:p>
          </table:table-cell>
          <table:table-cell table:style-name="ce160"/>
          <table:table-cell table:style-name="ce308" table:formula="of:=[.O78]+[.J79]" office:value-type="float" office:value="0" calcext:value-type="float">
            <text:p>0.0</text:p>
          </table:table-cell>
          <table:table-cell table:style-name="ce330" table:formula="of:=1+[.O79]/([.C79]+0)" office:value-type="float" office:value="1" calcext:value-type="float">
            <text:p>1.0</text:p>
          </table:table-cell>
          <table:table-cell table:style-name="ce333" table:formula="of:=-[.O79]-[.C79]" office:value-type="float" office:value="-0.2239508" calcext:value-type="float">
            <text:p>-.224</text:p>
          </table:table-cell>
          <table:table-cell table:style-name="ce160"/>
          <table:table-cell table:style-name="ce344" table:formula="of:=-[.J79]+[.S78]" office:value-type="float" office:value="0" calcext:value-type="float">
            <text:p>0.0</text:p>
          </table:table-cell>
          <table:table-cell table:style-name="ce351"/>
          <table:table-cell table:style-name="ce358"/>
          <table:table-cell table:style-name="ce361" table:formula="of:=[.E79]/(ABS([.O79])*[.H79]*[.$V$6])" office:value-type="string" office:string-value="#DIV/0!" calcext:value-type="error">
            <text:p>#DIV/0!</text:p>
          </table:table-cell>
          <table:table-cell table:style-name="ce365" table:formula="of:=[.O79]*[.H79]/[.E79]" office:value-type="float" office:value="0" calcext:value-type="float">
            <text:p/>
          </table:table-cell>
          <table:table-cell table:style-name="ce329" table:formula="of:=([.E79]*[.$W$6]-ABS([.S79])*[.H79])/[.H79]" office:value-type="float" office:value="0.578472926658417" calcext:value-type="float">
            <text:p>0.6</text:p>
          </table:table-cell>
          <table:table-cell table:style-name="ce160"/>
          <table:table-cell table:style-name="ce285" table:formula="of:=[.H79]*(-[.$AA$6]*0.01+[.P79])/[.P79]" office:value-type="float" office:value="665.2338" calcext:value-type="float">
            <text:p>665</text:p>
          </table:table-cell>
          <table:table-cell table:style-name="ce498" table:formula="of:=([.H79]-[.I79])*[.Q79]/[.E79]*100" office:value-type="float" office:value="-96.785341923288" calcext:value-type="float">
            <text:p>-96.8</text:p>
          </table:table-cell>
          <table:table-cell table:style-name="ce506" table:formula="of:=[.E79]*[.$AA$6]*0.01/([.H79]-[.I79])" office:value-type="float" office:value="0.00462778341326734" calcext:value-type="float">
            <text:p>.005</text:p>
          </table:table-cell>
          <table:table-cell table:style-name="ce514" table:formula="of:=IF([.H79]=&quot;&quot;;&quot;#&quot;;[.H79]-0.01*[.$AC$6]*[.AG79]/[.O79])" office:value-type="string" office:string-value="#DIV/0!" calcext:value-type="error">
            <text:p>#DIV/0!</text:p>
          </table:table-cell>
          <table:table-cell table:style-name="ce160"/>
          <table:table-cell table:style-name="ce521" table:formula="of:=IFERROR(IF(SIGN([.O79])+SIGN([.O78])=0;[.H79];([.H79]*[.J79]+[.AE78]*[.O78])/[.O79]);0)" office:value-type="float" office:value="0" calcext:value-type="float">
            <text:p/>
          </table:table-cell>
          <table:table-cell table:style-name="ce530" table:formula="of:=IF([.H79]=0;0;-([.H78]-[.H79])*[.O78])" office:value-type="float" office:value="3.52399999999998" calcext:value-type="float">
            <text:p>3.5</text:p>
          </table:table-cell>
          <table:table-cell table:style-name="ce535" table:formula="of:=[.AF79]+[.AG78]-[.AH78]" office:value-type="float" office:value="5.52599999999998" calcext:value-type="float">
            <text:p>5.5</text:p>
          </table:table-cell>
          <table:table-cell table:style-name="ce541" table:formula="of:=IF(OR([.O79]=0;SIGN([.O79])+SIGN([.O78])=0);(-[.H79]+[.AE78])*-[.O78];0)" office:value-type="float" office:value="5.52599999999993" calcext:value-type="float">
            <text:p>5.5</text:p>
          </table:table-cell>
          <table:table-cell table:style-name="ce550" table:formula="of:=[.AG79]/([.E79]-[.AG79])" office:value-type="float" office:value="0.036464829670219" calcext:value-type="float">
            <text:p>.04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/>
          <table:table-cell table:style-name="ce571" table:formula="of:=-[.AK79]*0.01*ABS([.J79]+[.K79])*[.H79]+[.AN79]" office:value-type="float" office:value="-0.47675961" calcext:value-type="float">
            <text:p>-.48</text:p>
          </table:table-cell>
          <table:table-cell table:style-name="ce581" office:value-type="float" office:value="-0.06947361" calcext:value-type="float">
            <text:p>-0.06947361</text:p>
          </table:table-cell>
          <table:table-cell table:style-name="ce588" table:formula="of:=ROUND([.AP79]/[.AL79]-(([.AK79]*0.01*ABS([.J79]+[.K79])*0.001)+ABS([.AH79])/[.AL79]*0.001);8)" office:value-type="string" office:string-value="#DIV/0!" calcext:value-type="error">
            <text:p>#DIV/0!</text:p>
          </table:table-cell>
          <table:table-cell table:style-name="ce597" table:formula="of:=IF([.AM79]+[.D78]+[.AH79]&gt;0;[.AM79];[.AM79]+[.D78]+[.AH79])*SIGN([.AL79])" office:value-type="float" office:value="-0" calcext:value-type="float">
            <text:p>0.0</text:p>
          </table:table-cell>
          <table:table-cell table:style-name="ce160"/>
          <table:table-cell table:style-name="ce603" table:formula="of:=IFERROR([.AO79]+[.AT79];&quot;&quot;)">
            <text:p/>
          </table:table-cell>
          <table:table-cell table:style-name="ce157" table:formula="of:=([.AY79]-[.D79])*SIGN([.L79])" office:value-type="float" office:value="0.0000000000000701660951563099" calcext:value-type="float">
            <text:p>7.01660951563099E-014</text:p>
          </table:table-cell>
          <table:table-cell table:style-name="ce613"/>
          <table:table-cell table:style-name="ce617"/>
          <table:table-cell table:style-name="ce615" table:formula="of:=IF([.AU79]&lt;&gt;0;[.AU79];[.AV78])" office:value-type="float" office:value="0.22395975" calcext:value-type="float">
            <text:p>0.22395975</text:p>
          </table:table-cell>
          <table:table-cell table:style-name="ce624" office:value-type="float" office:value="5.04924039" calcext:value-type="float">
            <text:p>5.04924039</text:p>
          </table:table-cell>
          <table:table-cell/>
          <table:table-cell table:style-name="ce615" table:formula="of:=IF([.AW79]&lt;&gt;&quot;&quot;;[.AW79];[.AY78])" office:value-type="float" office:value="5.04924039" calcext:value-type="float">
            <text:p>5.04924039</text:p>
          </table:table-cell>
          <table:table-cell table:style-name="ce615" table:formula="of:=IF([.AX79]&lt;&gt;&quot;&quot;;[.AX79];[.AZ78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80]-[.AV80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80]&lt;&gt;0;[.C79]+[.K80]+[.B80]+[.AO80];[.C79]+[.K80]+[.B80])" office:value-type="float" office:value="0.2239508" calcext:value-type="float">
            <text:p>.224</text:p>
          </table:table-cell>
          <table:table-cell table:style-name="ce188" table:formula="of:=[.D79]+[.AH80]+[.BB80]+[.AM80]-[.AP80]" office:value-type="float" office:value="4.75061584499993" calcext:value-type="float">
            <text:p>4.8</text:p>
          </table:table-cell>
          <table:table-cell table:style-name="ce197" table:formula="of:=IF([.H80]=0;&quot;&quot;;[.D80]+[.C80]*[.H80]+[.BC80]+[.AG80]-[.AH80])" office:value-type="float" office:value="153.36662862808" calcext:value-type="float">
            <text:p>153</text:p>
          </table:table-cell>
          <table:table-cell table:style-name="ce272" table:formula="of:=100*IF([.L80]=0;0;[.E80]/[.E79]-1)" office:value-type="float" office:value="-2.35733826542108" calcext:value-type="float">
            <text:p>-2.4</text:p>
          </table:table-cell>
          <table:table-cell table:style-name="ce160"/>
          <table:table-cell table:style-name="ce285" office:value-type="float" office:value="663.6101" calcext:value-type="float">
            <text:p>664</text:p>
          </table:table-cell>
          <table:table-cell table:style-name="ce290" office:value-type="float" office:value="690" calcext:value-type="float">
            <text:p>690</text:p>
          </table:table-cell>
          <table:table-cell table:style-name="ce302" office:value-type="float" office:value="-0.3" calcext:value-type="float">
            <text:p>-0.3</text:p>
          </table:table-cell>
          <table:table-cell table:style-name="ce162"/>
          <table:table-cell table:style-name="ce315" office:value-type="time" office:time-value="PT10H00M00S" calcext:value-type="time">
            <text:p>10:00</text:p>
          </table:table-cell>
          <table:table-cell table:style-name="ce320" office:value-type="date" office:date-value="2014-03-04" calcext:value-type="date">
            <text:p>3/4</text:p>
          </table:table-cell>
          <table:table-cell table:style-name="ce160"/>
          <table:table-cell table:style-name="ce308" table:formula="of:=[.O79]+[.J80]" office:value-type="float" office:value="-0.3" calcext:value-type="float">
            <text:p>-0.3</text:p>
          </table:table-cell>
          <table:table-cell table:style-name="ce330" table:formula="of:=1+[.O80]/([.C80]+0)" office:value-type="float" office:value="-0.339579943451866" calcext:value-type="float">
            <text:p>-0.3</text:p>
          </table:table-cell>
          <table:table-cell table:style-name="ce333" table:formula="of:=-[.O80]-[.C80]" office:value-type="float" office:value="0.0760492" calcext:value-type="float">
            <text:p>.076</text:p>
          </table:table-cell>
          <table:table-cell table:style-name="ce160"/>
          <table:table-cell table:style-name="ce344" table:formula="of:=-[.J80]+[.S79]" office:value-type="float" office:value="0.3" calcext:value-type="float">
            <text:p>0.3</text:p>
          </table:table-cell>
          <table:table-cell table:style-name="ce351"/>
          <table:table-cell table:style-name="ce358"/>
          <table:table-cell table:style-name="ce361" table:formula="of:=[.E80]/(ABS([.O80])*[.H80]*[.$V$6])" office:value-type="float" office:value="7.70365151806661" calcext:value-type="float">
            <text:p>7.7</text:p>
          </table:table-cell>
          <table:table-cell table:style-name="ce365" table:formula="of:=[.O80]*[.H80]/[.E80]" office:value-type="float" office:value="-1.29808571643564" calcext:value-type="float">
            <text:p>-1.3</text:p>
          </table:table-cell>
          <table:table-cell table:style-name="ce329" table:formula="of:=([.E80]*[.$W$6]-ABS([.S80])*[.H80])/[.H80]" office:value-type="float" office:value="0.277773863854995" calcext:value-type="float">
            <text:p>0.3</text:p>
          </table:table-cell>
          <table:table-cell table:style-name="ce160"/>
          <table:table-cell table:style-name="ce285" table:formula="of:=[.H80]*(-[.$AA$6]*0.01+[.P80])/[.P80]" office:value-type="float" office:value="702.6942751874" calcext:value-type="float">
            <text:p>703</text:p>
          </table:table-cell>
          <table:table-cell table:style-name="ce498" table:formula="of:=([.H80]-[.I80])*[.Q80]/[.E80]*100" office:value-type="float" office:value="-1.30858375191052" calcext:value-type="float">
            <text:p>-1.3</text:p>
          </table:table-cell>
          <table:table-cell table:style-name="ce506" table:formula="of:=[.E80]*[.$AA$6]*0.01/([.H80]-[.I80])" office:value-type="float" office:value="-0.116231307150145" calcext:value-type="float">
            <text:p>-.116</text:p>
          </table:table-cell>
          <table:table-cell table:style-name="ce514" table:formula="of:=IF([.H80]=&quot;&quot;;&quot;#&quot;;[.H80]-0.01*[.$AC$6]*[.AG80]/[.O80])" office:value-type="float" office:value="663.6101" calcext:value-type="float">
            <text:p>664</text:p>
          </table:table-cell>
          <table:table-cell table:style-name="ce160"/>
          <table:table-cell table:style-name="ce521" table:formula="of:=IFERROR(IF(SIGN([.O80])+SIGN([.O79])=0;[.H80];([.H80]*[.J80]+[.AE79]*[.O79])/[.O80]);0)" office:value-type="float" office:value="663.6101" calcext:value-type="float">
            <text:p>664</text:p>
          </table:table-cell>
          <table:table-cell table:style-name="ce530" table:formula="of:=IF([.H80]=0;0;-([.H79]-[.H80])*[.O79])" office:value-type="float" office:value="-0" calcext:value-type="float">
            <text:p/>
          </table:table-cell>
          <table:table-cell table:style-name="ce535" table:formula="of:=[.AF80]+[.AG79]-[.AH79]" office:value-type="float" office:value="0.0000000000000452970994047064" calcext:value-type="float">
            <text:p>0.0</text:p>
          </table:table-cell>
          <table:table-cell table:style-name="ce541" table:formula="of:=IF(OR([.O80]=0;SIGN([.O80])+SIGN([.O79])=0);(-[.H80]+[.AE79])*-[.O79];0)" office:value-type="float" office:value="0" calcext:value-type="float">
            <text:p/>
          </table:table-cell>
          <table:table-cell table:style-name="ce550" table:formula="of:=[.AG80]/([.E80]-[.AG80])" office:value-type="float" office:value="2.95351732054785E-016" calcext:value-type="float">
            <text:p>.00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/>
          <table:table-cell table:style-name="ce571" table:formula="of:=-[.AK80]*0.01*ABS([.J80]+[.K80])*[.H80]" office:value-type="float" office:value="-0.298624545" calcext:value-type="float">
            <text:p>-.30</text:p>
          </table:table-cell>
          <table:table-cell table:style-name="ce580"/>
          <table:table-cell table:style-name="ce588" table:formula="of:=ROUND([.AP80]/[.AL80]-(([.AK80]*0.01*ABS([.J80]+[.K80])*0.001)+ABS([.AH80])/[.AL80]*0.001);8)+[.AN80]" office:value-type="string" office:string-value="#DIV/0!" calcext:value-type="error">
            <text:p>#DIV/0!</text:p>
          </table:table-cell>
          <table:table-cell table:style-name="ce597" table:formula="of:=IF([.AM80]+[.D79]+[.AH80]&gt;0;[.AM80];[.AM80]+[.D79]+[.AH80])*SIGN([.AL80])" office:value-type="float" office:value="-0" calcext:value-type="float">
            <text:p>0.0</text:p>
          </table:table-cell>
          <table:table-cell table:style-name="ce160"/>
          <table:table-cell table:style-name="ce603" table:formula="of:=IFERROR([.AO80]+[.AT80];&quot;&quot;)">
            <text:p/>
          </table:table-cell>
          <table:table-cell table:style-name="ce157" table:formula="of:=([.AY80]-[.D80])*SIGN([.L80])" office:value-type="float" office:value="-0.00000000499992935942828" calcext:value-type="float">
            <text:p>-0.000000005</text:p>
          </table:table-cell>
          <table:table-cell table:style-name="ce613"/>
          <table:table-cell table:style-name="ce617"/>
          <table:table-cell table:style-name="ce615" table:formula="of:=IF([.AU80]&lt;&gt;0;[.AU80];[.AV79])" office:value-type="float" office:value="0.22395975" calcext:value-type="float">
            <text:p>0.22395975</text:p>
          </table:table-cell>
          <table:table-cell table:style-name="ce624" office:value-type="float" office:value="4.75061584" calcext:value-type="float">
            <text:p>4.75061584</text:p>
          </table:table-cell>
          <table:table-cell/>
          <table:table-cell table:style-name="ce615" table:formula="of:=IF([.AW80]&lt;&gt;&quot;&quot;;[.AW80];[.AY79])" office:value-type="float" office:value="4.75061584" calcext:value-type="float">
            <text:p>4.75061584</text:p>
          </table:table-cell>
          <table:table-cell table:style-name="ce615" table:formula="of:=IF([.AX80]&lt;&gt;&quot;&quot;;[.AX80];[.AZ79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2"/>
          <table:table-cell office:value-type="string" calcext:value-type="string">
            <text:p>lev25ch</text:p>
          </table:table-cell>
          <table:table-cell table:number-columns-repeated="965"/>
        </table:table-row>
        <table:table-row table:style-name="ro1">
          <table:table-cell table:style-name="ce161" table:formula="of:=([.C81]-[.AV81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81]&lt;&gt;0;[.C80]+[.K81]+[.B81]+[.AO81];[.C80]+[.K81]+[.B81])" office:value-type="float" office:value="0.2239508" calcext:value-type="float">
            <text:p>.224</text:p>
          </table:table-cell>
          <table:table-cell table:style-name="ce188" table:formula="of:=[.D80]+[.AH81]+[.BB81]+[.AM81]-[.AP81]" office:value-type="float" office:value="1.93124584499993" calcext:value-type="float">
            <text:p>1.9</text:p>
          </table:table-cell>
          <table:table-cell table:style-name="ce197" table:formula="of:=IF([.H81]=0;&quot;&quot;;[.D81]+[.C81]*[.H81]+[.BC81]+[.AG81]-[.AH81])" office:value-type="float" office:value="152.426183445" calcext:value-type="float">
            <text:p>152</text:p>
          </table:table-cell>
          <table:table-cell table:style-name="ce273" table:formula="of:=100*IF([.L81]=0;0;[.E81]/[.E80]-1)" office:value-type="float" office:value="-0.613200662681745" calcext:value-type="float">
            <text:p>-0.6</text:p>
          </table:table-cell>
          <table:table-cell table:style-name="ce160"/>
          <table:table-cell table:style-name="ce285" office:value-type="float" office:value="672" calcext:value-type="float">
            <text:p>672</text:p>
          </table:table-cell>
          <table:table-cell table:style-name="ce290"/>
          <table:table-cell table:style-name="ce302" office:value-type="float" office:value="0.3" calcext:value-type="float">
            <text:p>0.3</text:p>
          </table:table-cell>
          <table:table-cell table:style-name="ce162"/>
          <table:table-cell table:style-name="ce315" office:value-type="time" office:time-value="PT20H34M00S" calcext:value-type="time">
            <text:p>20:34</text:p>
          </table:table-cell>
          <table:table-cell table:style-name="ce320" office:value-type="date" office:date-value="2014-03-04" calcext:value-type="date">
            <text:p>3/4</text:p>
          </table:table-cell>
          <table:table-cell table:style-name="ce160"/>
          <table:table-cell table:style-name="ce308" table:formula="of:=[.O80]+[.J81]" office:value-type="float" office:value="0" calcext:value-type="float">
            <text:p>0.0</text:p>
          </table:table-cell>
          <table:table-cell table:style-name="ce330" table:formula="of:=1+[.O81]/([.C81]+0)" office:value-type="float" office:value="1" calcext:value-type="float">
            <text:p>1.0</text:p>
          </table:table-cell>
          <table:table-cell table:style-name="ce333" table:formula="of:=-[.O81]-[.C81]" office:value-type="float" office:value="-0.2239508" calcext:value-type="float">
            <text:p>-.224</text:p>
          </table:table-cell>
          <table:table-cell table:style-name="ce160"/>
          <table:table-cell table:style-name="ce344" table:formula="of:=-[.J81]+[.S80]" office:value-type="float" office:value="0" calcext:value-type="float">
            <text:p>0.0</text:p>
          </table:table-cell>
          <table:table-cell table:style-name="ce351"/>
          <table:table-cell table:style-name="ce358"/>
          <table:table-cell table:style-name="ce361" table:formula="of:=[.E81]/(ABS([.O81])*[.H81]*[.$V$6])" office:value-type="string" office:string-value="#DIV/0!" calcext:value-type="error">
            <text:p>#DIV/0!</text:p>
          </table:table-cell>
          <table:table-cell table:style-name="ce365" table:formula="of:=[.O81]*[.H81]/[.E81]" office:value-type="float" office:value="0" calcext:value-type="float">
            <text:p/>
          </table:table-cell>
          <table:table-cell table:style-name="ce329" table:formula="of:=([.E81]*[.$W$6]-ABS([.S81])*[.H81])/[.H81]" office:value-type="float" office:value="0.567061694363839" calcext:value-type="float">
            <text:p>0.6</text:p>
          </table:table-cell>
          <table:table-cell table:style-name="ce160"/>
          <table:table-cell table:style-name="ce285" table:formula="of:=[.H81]*(-[.$AA$6]*0.01+[.P81])/[.P81]" office:value-type="float" office:value="658.56" calcext:value-type="float">
            <text:p>659</text:p>
          </table:table-cell>
          <table:table-cell table:style-name="ce498" table:formula="of:=([.H81]-[.I81])*[.Q81]/[.E81]*100" office:value-type="float" office:value="-98.7329959975697" calcext:value-type="float">
            <text:p>-98.7</text:p>
          </table:table-cell>
          <table:table-cell table:style-name="ce506" table:formula="of:=[.E81]*[.$AA$6]*0.01/([.H81]-[.I81])" office:value-type="float" office:value="0.00453649355491071" calcext:value-type="float">
            <text:p>.005</text:p>
          </table:table-cell>
          <table:table-cell table:style-name="ce514" table:formula="of:=IF([.H81]=&quot;&quot;;&quot;#&quot;;[.H81]-0.01*[.$AC$6]*[.AG81]/[.O81])" office:value-type="string" office:string-value="#DIV/0!" calcext:value-type="error">
            <text:p>#DIV/0!</text:p>
          </table:table-cell>
          <table:table-cell table:style-name="ce160"/>
          <table:table-cell table:style-name="ce521" table:formula="of:=IFERROR(IF(SIGN([.O81])+SIGN([.O80])=0;[.H81];([.H81]*[.J81]+[.AE80]*[.O80])/[.O81]);0)" office:value-type="float" office:value="0" calcext:value-type="float">
            <text:p/>
          </table:table-cell>
          <table:table-cell table:style-name="ce530" table:formula="of:=IF([.H81]=0;0;-([.H80]-[.H81])*[.O80])" office:value-type="float" office:value="-2.51697" calcext:value-type="float">
            <text:p>-2.5</text:p>
          </table:table-cell>
          <table:table-cell table:style-name="ce535" table:formula="of:=[.AF81]+[.AG80]-[.AH80]" office:value-type="float" office:value="-2.51696999999996" calcext:value-type="float">
            <text:p>-2.5</text:p>
          </table:table-cell>
          <table:table-cell table:style-name="ce541" table:formula="of:=IF(OR([.O81]=0;SIGN([.O81])+SIGN([.O80])=0);(-[.H81]+[.AE80])*-[.O80];0)" office:value-type="float" office:value="-2.51697" calcext:value-type="float">
            <text:p>-2.5</text:p>
          </table:table-cell>
          <table:table-cell table:style-name="ce550" table:formula="of:=[.AG81]/([.E81]-[.AG81])" office:value-type="float" office:value="-0.0162444738217711" calcext:value-type="float">
            <text:p>-.02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/>
          <table:table-cell table:style-name="ce571" table:formula="of:=-[.AK81]*0.01*ABS([.J81]+[.K81])*[.H81]" office:value-type="float" office:value="-0.3024" calcext:value-type="float">
            <text:p>-.30</text:p>
          </table:table-cell>
          <table:table-cell table:style-name="ce580"/>
          <table:table-cell table:style-name="ce588" table:formula="of:=ROUND([.AP81]/[.AL81]-(([.AK81]*0.01*ABS([.J81]+[.K81])*0.001)+ABS([.AH81])/[.AL81]*0.001);8)+[.AN81]" office:value-type="string" office:string-value="#DIV/0!" calcext:value-type="error">
            <text:p>#DIV/0!</text:p>
          </table:table-cell>
          <table:table-cell table:style-name="ce597" table:formula="of:=IF([.AM81]+[.D80]+[.AH81]&gt;0;[.AM81];[.AM81]+[.D80]+[.AH81])*SIGN([.AL81])" office:value-type="float" office:value="-0" calcext:value-type="float">
            <text:p>0.0</text:p>
          </table:table-cell>
          <table:table-cell table:style-name="ce160"/>
          <table:table-cell table:style-name="ce603" table:formula="of:=IFERROR([.AO81]+[.AT81];&quot;&quot;)">
            <text:p/>
          </table:table-cell>
          <table:table-cell table:style-name="ce157" table:formula="of:=([.AY81]-[.D81])*SIGN([.L81])" office:value-type="float" office:value="-0.00000000499992935942828" calcext:value-type="float">
            <text:p>-0.000000005</text:p>
          </table:table-cell>
          <table:table-cell table:style-name="ce613"/>
          <table:table-cell table:style-name="ce617"/>
          <table:table-cell table:style-name="ce615" table:formula="of:=IF([.AU81]&lt;&gt;0;[.AU81];[.AV80])" office:value-type="float" office:value="0.22395975" calcext:value-type="float">
            <text:p>0.22395975</text:p>
          </table:table-cell>
          <table:table-cell table:style-name="ce624" office:value-type="float" office:value="1.93124584" calcext:value-type="float">
            <text:p>1.93124584</text:p>
          </table:table-cell>
          <table:table-cell/>
          <table:table-cell table:style-name="ce615" table:formula="of:=IF([.AW81]&lt;&gt;&quot;&quot;;[.AW81];[.AY80])" office:value-type="float" office:value="1.93124584" calcext:value-type="float">
            <text:p>1.93124584</text:p>
          </table:table-cell>
          <table:table-cell table:style-name="ce615" table:formula="of:=IF([.AX81]&lt;&gt;&quot;&quot;;[.AX81];[.AZ80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82]-[.AV82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82]&lt;&gt;0;[.C81]+[.K82]+[.B82]+[.AO82];[.C81]+[.K82]+[.B82])" office:value-type="float" office:value="0.2239508" calcext:value-type="float">
            <text:p>.224</text:p>
          </table:table-cell>
          <table:table-cell table:style-name="ce188" table:formula="of:=[.D81]+[.AH82]+[.BB82]+[.AM82]-[.AP82]" office:value-type="float" office:value="1.43399584499993" calcext:value-type="float">
            <text:p>1.4</text:p>
          </table:table-cell>
          <table:table-cell table:style-name="ce197" table:formula="of:=IF([.H82]=0;&quot;&quot;;[.D82]+[.C82]*[.H82]+[.BC82]+[.AG82]-[.AH82])" office:value-type="float" office:value="149.913376245" calcext:value-type="float">
            <text:p>150</text:p>
          </table:table-cell>
          <table:table-cell table:style-name="ce274" table:formula="of:=100*IF([.L82]=0;0;[.E82]/[.E81]-1)" office:value-type="float" office:value="-1.64854039063876" calcext:value-type="float">
            <text:p>-1.6</text:p>
          </table:table-cell>
          <table:table-cell table:style-name="ce160"/>
          <table:table-cell table:style-name="ce285" office:value-type="float" office:value="663" calcext:value-type="float">
            <text:p>663</text:p>
          </table:table-cell>
          <table:table-cell table:style-name="ce290" office:value-type="float" office:value="685" calcext:value-type="float">
            <text:p>685</text:p>
          </table:table-cell>
          <table:table-cell table:style-name="ce302" office:value-type="float" office:value="-0.5" calcext:value-type="float">
            <text:p>-0.5</text:p>
          </table:table-cell>
          <table:table-cell table:style-name="ce308"/>
          <table:table-cell table:style-name="ce315" office:value-type="time" office:time-value="PT22H43M00S" calcext:value-type="time">
            <text:p>22:43</text:p>
          </table:table-cell>
          <table:table-cell table:style-name="ce320" office:value-type="date" office:date-value="2014-03-04" calcext:value-type="date">
            <text:p>3/4</text:p>
          </table:table-cell>
          <table:table-cell table:style-name="ce160"/>
          <table:table-cell table:style-name="ce308" table:formula="of:=[.O81]+[.J82]" office:value-type="float" office:value="-0.5" calcext:value-type="float">
            <text:p>-0.5</text:p>
          </table:table-cell>
          <table:table-cell table:style-name="ce330" table:formula="of:=1+[.O82]/([.C82]+0)" office:value-type="float" office:value="-1.23263323908644" calcext:value-type="float">
            <text:p>-1.2</text:p>
          </table:table-cell>
          <table:table-cell table:style-name="ce333" table:formula="of:=-[.O82]-[.C82]" office:value-type="float" office:value="0.2760492" calcext:value-type="float">
            <text:p>.276</text:p>
          </table:table-cell>
          <table:table-cell table:style-name="ce160"/>
          <table:table-cell table:style-name="ce344" table:formula="of:=-[.J82]+[.S81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82]/(ABS([.O82])*[.H82]*[.$V$6])" office:value-type="float" office:value="4.52227379321267" calcext:value-type="float">
            <text:p>4.5</text:p>
          </table:table-cell>
          <table:table-cell table:style-name="ce365" table:formula="of:=[.O82]*[.H82]/[.E82]" office:value-type="float" office:value="-2.2112769941105" calcext:value-type="float">
            <text:p>-2.2</text:p>
          </table:table-cell>
          <table:table-cell table:style-name="ce329" table:formula="of:=([.E82]*[.$W$6]-ABS([.S82])*[.H82])/[.H82]" office:value-type="float" office:value="0.0652842241515837" calcext:value-type="float">
            <text:p>0.1</text:p>
          </table:table-cell>
          <table:table-cell table:style-name="ce160"/>
          <table:table-cell table:style-name="ce285" table:formula="of:=[.H82]*(-[.$AA$6]*0.01+[.P82])/[.P82]" office:value-type="float" office:value="673.75745775753" calcext:value-type="float">
            <text:p>674</text:p>
          </table:table-cell>
          <table:table-cell table:style-name="ce498" table:formula="of:=([.H82]-[.I82])*[.Q82]/[.E82]*100" office:value-type="float" office:value="-4.05106105413496" calcext:value-type="float">
            <text:p>-4.1</text:p>
          </table:table-cell>
          <table:table-cell table:style-name="ce506" table:formula="of:=[.E82]*[.$AA$6]*0.01/([.H82]-[.I82])" office:value-type="float" office:value="-0.136284887495455" calcext:value-type="float">
            <text:p>-.136</text:p>
          </table:table-cell>
          <table:table-cell table:style-name="ce514" table:formula="of:=IF([.H82]=&quot;&quot;;&quot;#&quot;;[.H82]-0.01*[.$AC$6]*[.AG82]/[.O82])" office:value-type="float" office:value="663" calcext:value-type="float">
            <text:p>663</text:p>
          </table:table-cell>
          <table:table-cell table:style-name="ce160"/>
          <table:table-cell table:style-name="ce521" table:formula="of:=IFERROR(IF(SIGN([.O82])+SIGN([.O81])=0;[.H82];([.H82]*[.J82]+[.AE81]*[.O81])/[.O82]);0)" office:value-type="float" office:value="663" calcext:value-type="float">
            <text:p>663</text:p>
          </table:table-cell>
          <table:table-cell table:style-name="ce530" table:formula="of:=IF([.H82]=0;0;-([.H81]-[.H82])*[.O81])" office:value-type="float" office:value="-0" calcext:value-type="float">
            <text:p/>
          </table:table-cell>
          <table:table-cell table:style-name="ce535" table:formula="of:=[.AF82]+[.AG81]-[.AH81]" office:value-type="float" office:value="0.0000000000000452970994047064" calcext:value-type="float">
            <text:p>0.0</text:p>
          </table:table-cell>
          <table:table-cell table:style-name="ce541" table:formula="of:=IF(OR([.O82]=0;SIGN([.O82])+SIGN([.O81])=0);(-[.H82]+[.AE81])*-[.O81];0)" office:value-type="float" office:value="0" calcext:value-type="float">
            <text:p/>
          </table:table-cell>
          <table:table-cell table:style-name="ce550" table:formula="of:=[.AG82]/([.E82]-[.AG82])" office:value-type="float" office:value="3.02155154792047E-016" calcext:value-type="float">
            <text:p>.00</text:p>
          </table:table-cell>
          <table:table-cell table:style-name="ce160"/>
          <table:table-cell table:style-name="ce554" office:value-type="float" office:value="0.15" calcext:value-type="float">
            <text:p>.15</text:p>
          </table:table-cell>
          <table:table-cell table:style-name="ce282"/>
          <table:table-cell table:style-name="ce572" table:formula="of:=-[.AK82]*0.01*ABS([.J82]+[.K82])*[.H82]" office:value-type="float" office:value="-0.49725" calcext:value-type="float">
            <text:p>-.50</text:p>
          </table:table-cell>
          <table:table-cell table:style-name="ce578"/>
          <table:table-cell table:style-name="ce589" table:formula="of:=ROUND([.AP82]/[.AL82]-(([.AK82]*0.01*ABS([.J82]+[.K82])*0.001)+ABS([.AH82])/[.AL82]*0.001);8)+[.AN82]" office:value-type="string" office:string-value="#DIV/0!" calcext:value-type="error">
            <text:p>#DIV/0!</text:p>
          </table:table-cell>
          <table:table-cell table:style-name="ce597" table:formula="of:=IF([.AM82]+[.D81]+[.AH82]&gt;0;[.AM82];[.AM82]+[.D81]+[.AH82])*SIGN([.AL82])" office:value-type="float" office:value="-0" calcext:value-type="float">
            <text:p>0.0</text:p>
          </table:table-cell>
          <table:table-cell table:style-name="ce160"/>
          <table:table-cell table:style-name="ce603" table:formula="of:=IFERROR([.AO82]+[.AT82];&quot;&quot;)">
            <text:p/>
          </table:table-cell>
          <table:table-cell table:style-name="ce157" table:formula="of:=([.AY82]-[.D82])*SIGN([.L82])" office:value-type="float" office:value="-0.00000000499992913738367" calcext:value-type="float">
            <text:p>-0.000000005</text:p>
          </table:table-cell>
          <table:table-cell table:style-name="ce613"/>
          <table:table-cell table:style-name="ce617"/>
          <table:table-cell table:style-name="ce615" table:formula="of:=IF([.AU82]&lt;&gt;0;[.AU82];[.AV81])" office:value-type="float" office:value="0.22395975" calcext:value-type="float">
            <text:p>0.22395975</text:p>
          </table:table-cell>
          <table:table-cell table:style-name="ce624" office:value-type="float" office:value="1.43399584" calcext:value-type="float">
            <text:p>1.43399584</text:p>
          </table:table-cell>
          <table:table-cell/>
          <table:table-cell table:style-name="ce615" table:formula="of:=IF([.AW82]&lt;&gt;&quot;&quot;;[.AW82];[.AY81])" office:value-type="float" office:value="1.43399584" calcext:value-type="float">
            <text:p>1.43399584</text:p>
          </table:table-cell>
          <table:table-cell table:style-name="ce615" table:formula="of:=IF([.AX82]&lt;&gt;&quot;&quot;;[.AX82];[.AZ81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83]-[.AV83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83]&lt;&gt;0;[.C82]+[.K83]+[.B83]+[.AO83];[.C82]+[.K83]+[.B83])" office:value-type="float" office:value="0.2239508" calcext:value-type="float">
            <text:p>.224</text:p>
          </table:table-cell>
          <table:table-cell table:style-name="ce188" table:formula="of:=[.D82]+[.AH83]+[.BB83]+[.AM83]-[.AP83]" office:value-type="float" office:value="1.43399584499993" calcext:value-type="float">
            <text:p>1.4</text:p>
          </table:table-cell>
          <table:table-cell table:style-name="ce197" table:formula="of:=IF([.H83]=0;&quot;&quot;;[.D83]+[.C83]*[.H83]+[.BC83]+[.AG83]-[.AH83])">
            <text:p/>
          </table:table-cell>
          <table:table-cell table:style-name="ce275" table:formula="of:=100*IF([.L83]=0;0;[.E83]/[.E82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82]+[.J83]" office:value-type="float" office:value="-0.5" calcext:value-type="float">
            <text:p>-0.5</text:p>
          </table:table-cell>
          <table:table-cell table:style-name="ce330" table:formula="of:=1+[.O83]/([.C83]+0)" office:value-type="float" office:value="-1.23263323908644" calcext:value-type="float">
            <text:p>-1.2</text:p>
          </table:table-cell>
          <table:table-cell table:style-name="ce333" table:formula="of:=-[.O83]-[.C83]" office:value-type="float" office:value="0.2760492" calcext:value-type="float">
            <text:p>.276</text:p>
          </table:table-cell>
          <table:table-cell table:style-name="ce160"/>
          <table:table-cell table:style-name="ce344" table:formula="of:=-[.J83]+[.S82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83]/(ABS([.O83])*[.H83]*[.$V$6])" office:value-type="string" office:string-value="#VALUE!" calcext:value-type="error">
            <text:p>#VALUE!</text:p>
          </table:table-cell>
          <table:table-cell table:style-name="ce365" table:formula="of:=[.O83]*[.H83]/[.E83]" office:value-type="string" office:string-value="#VALUE!" calcext:value-type="error">
            <text:p>#VALUE!</text:p>
          </table:table-cell>
          <table:table-cell table:style-name="ce329" table:formula="of:=([.E83]*[.$W$6]-ABS([.S83])*[.H83])/[.H83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83]*(-[.$AA$6]*0.01+[.P83])/[.P83]" office:value-type="float" office:value="0" calcext:value-type="float">
            <text:p>0</text:p>
          </table:table-cell>
          <table:table-cell table:style-name="ce498" table:formula="of:=([.H83]-[.I83])*[.Q83]/[.E83]*100" office:value-type="string" office:string-value="#VALUE!" calcext:value-type="error">
            <text:p>#VALUE!</text:p>
          </table:table-cell>
          <table:table-cell table:style-name="ce506" table:formula="of:=[.E83]*[.$AA$6]*0.01/([.H83]-[.I83])" office:value-type="string" office:string-value="#VALUE!" calcext:value-type="error">
            <text:p>#VALUE!</text:p>
          </table:table-cell>
          <table:table-cell table:style-name="ce514" table:formula="of:=IF([.H83]=&quot;&quot;;&quot;#&quot;;[.H83]-0.01*[.$AC$6]*[.AG83]/[.O83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83])+SIGN([.O82])=0;[.H83];([.H83]*[.J83]+[.AE82]*[.O82])/[.O83]);0)" office:value-type="float" office:value="663" calcext:value-type="float">
            <text:p>663</text:p>
          </table:table-cell>
          <table:table-cell table:style-name="ce530" table:formula="of:=IF([.H83]=0;0;-([.H82]-[.H83])*[.O82])" office:value-type="float" office:value="0" calcext:value-type="float">
            <text:p/>
          </table:table-cell>
          <table:table-cell table:style-name="ce535" table:formula="of:=[.AF83]+[.AG82]-[.AH82]" office:value-type="float" office:value="0.0000000000000452970994047064" calcext:value-type="float">
            <text:p>0.0</text:p>
          </table:table-cell>
          <table:table-cell table:style-name="ce541" table:formula="of:=IF(OR([.O83]=0;SIGN([.O83])+SIGN([.O82])=0);(-[.H83]+[.AE82])*-[.O82];0)" office:value-type="float" office:value="0" calcext:value-type="float">
            <text:p/>
          </table:table-cell>
          <table:table-cell table:style-name="ce550" table:formula="of:=[.AG83]/([.E83]-[.AG83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83]*0.01*ABS([.J83]+[.K83])*[.H83]" office:value-type="float" office:value="-0" calcext:value-type="float">
            <text:p/>
          </table:table-cell>
          <table:table-cell table:style-name="ce578"/>
          <table:table-cell table:style-name="ce589" table:formula="of:=ROUND([.AP83]/[.AL83]-(([.AK83]*0.01*ABS([.J83]+[.K83])*0.001)+ABS([.AH83])/[.AL83]*0.001);8)+[.AN83]" office:value-type="string" office:string-value="#DIV/0!" calcext:value-type="error">
            <text:p>#DIV/0!</text:p>
          </table:table-cell>
          <table:table-cell table:style-name="ce597" table:formula="of:=IF([.AM83]+[.D82]+[.AH83]&gt;0;[.AM83];[.AM83]+[.D82]+[.AH83])*SIGN([.AL83])" office:value-type="float" office:value="-0" calcext:value-type="float">
            <text:p>0.0</text:p>
          </table:table-cell>
          <table:table-cell table:style-name="ce160"/>
          <table:table-cell table:style-name="ce603" table:formula="of:=IFERROR([.AO83]+[.AT83];&quot;&quot;)">
            <text:p/>
          </table:table-cell>
          <table:table-cell table:style-name="ce157" table:formula="of:=([.AY83]-[.D83])*SIGN([.L83])" office:value-type="float" office:value="-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83]&lt;&gt;0;[.AU83];[.AV82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83]&lt;&gt;&quot;&quot;;[.AW83];[.AY82])" office:value-type="float" office:value="1.43399584" calcext:value-type="float">
            <text:p>1.43399584</text:p>
          </table:table-cell>
          <table:table-cell table:style-name="ce615" table:formula="of:=IF([.AX83]&lt;&gt;&quot;&quot;;[.AX83];[.AZ82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84]-[.AV84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84]&lt;&gt;0;[.C83]+[.K84]+[.B84]+[.AO84];[.C83]+[.K84]+[.B84])" office:value-type="float" office:value="0.2239508" calcext:value-type="float">
            <text:p>.224</text:p>
          </table:table-cell>
          <table:table-cell table:style-name="ce188" table:formula="of:=[.D83]+[.AH84]+[.BB84]+[.AM84]-[.AP84]" office:value-type="float" office:value="1.43399584499993" calcext:value-type="float">
            <text:p>1.4</text:p>
          </table:table-cell>
          <table:table-cell table:style-name="ce197" table:formula="of:=IF([.H84]=0;&quot;&quot;;[.D84]+[.C84]*[.H84]+[.BC84]+[.AG84]-[.AH84])">
            <text:p/>
          </table:table-cell>
          <table:table-cell table:style-name="ce275" table:formula="of:=100*IF([.L84]=0;0;[.E84]/[.E83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83]+[.J84]" office:value-type="float" office:value="-0.5" calcext:value-type="float">
            <text:p>-0.5</text:p>
          </table:table-cell>
          <table:table-cell table:style-name="ce330" table:formula="of:=1+[.O84]/([.C84]+0)" office:value-type="float" office:value="-1.23263323908644" calcext:value-type="float">
            <text:p>-1.2</text:p>
          </table:table-cell>
          <table:table-cell table:style-name="ce333" table:formula="of:=-[.O84]-[.C84]" office:value-type="float" office:value="0.2760492" calcext:value-type="float">
            <text:p>.276</text:p>
          </table:table-cell>
          <table:table-cell table:style-name="ce160"/>
          <table:table-cell table:style-name="ce344" table:formula="of:=-[.J84]+[.S83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84]/(ABS([.O84])*[.H84]*[.$V$6])" office:value-type="string" office:string-value="#VALUE!" calcext:value-type="error">
            <text:p>#VALUE!</text:p>
          </table:table-cell>
          <table:table-cell table:style-name="ce365" table:formula="of:=[.O84]*[.H84]/[.E84]" office:value-type="string" office:string-value="#VALUE!" calcext:value-type="error">
            <text:p>#VALUE!</text:p>
          </table:table-cell>
          <table:table-cell table:style-name="ce329" table:formula="of:=([.E84]*[.$W$6]-ABS([.S84])*[.H84])/[.H84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84]*(-[.$AA$6]*0.01+[.P84])/[.P84]" office:value-type="float" office:value="0" calcext:value-type="float">
            <text:p>0</text:p>
          </table:table-cell>
          <table:table-cell table:style-name="ce498" table:formula="of:=([.H84]-[.I84])*[.Q84]/[.E84]*100" office:value-type="string" office:string-value="#VALUE!" calcext:value-type="error">
            <text:p>#VALUE!</text:p>
          </table:table-cell>
          <table:table-cell table:style-name="ce506" table:formula="of:=[.E84]*[.$AA$6]*0.01/([.H84]-[.I84])" office:value-type="string" office:string-value="#VALUE!" calcext:value-type="error">
            <text:p>#VALUE!</text:p>
          </table:table-cell>
          <table:table-cell table:style-name="ce514" table:formula="of:=IF([.H84]=&quot;&quot;;&quot;#&quot;;[.H84]-0.01*[.$AC$6]*[.AG84]/[.O84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84])+SIGN([.O83])=0;[.H84];([.H84]*[.J84]+[.AE83]*[.O83])/[.O84]);0)" office:value-type="float" office:value="663" calcext:value-type="float">
            <text:p>663</text:p>
          </table:table-cell>
          <table:table-cell table:style-name="ce530" table:formula="of:=IF([.H84]=0;0;-([.H83]-[.H84])*[.O83])" office:value-type="float" office:value="0" calcext:value-type="float">
            <text:p/>
          </table:table-cell>
          <table:table-cell table:style-name="ce535" table:formula="of:=[.AF84]+[.AG83]-[.AH83]" office:value-type="float" office:value="0.0000000000000452970994047064" calcext:value-type="float">
            <text:p>0.0</text:p>
          </table:table-cell>
          <table:table-cell table:style-name="ce541" table:formula="of:=IF(OR([.O84]=0;SIGN([.O84])+SIGN([.O83])=0);(-[.H84]+[.AE83])*-[.O83];0)" office:value-type="float" office:value="0" calcext:value-type="float">
            <text:p/>
          </table:table-cell>
          <table:table-cell table:style-name="ce550" table:formula="of:=[.AG84]/([.E84]-[.AG84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84]*0.01*ABS([.J84]+[.K84])*[.H84]" office:value-type="float" office:value="-0" calcext:value-type="float">
            <text:p/>
          </table:table-cell>
          <table:table-cell table:style-name="ce578"/>
          <table:table-cell table:style-name="ce589" table:formula="of:=ROUND([.AP84]/[.AL84]-(([.AK84]*0.01*ABS([.J84]+[.K84])*0.001)+ABS([.AH84])/[.AL84]*0.001);8)+[.AN84]" office:value-type="string" office:string-value="#DIV/0!" calcext:value-type="error">
            <text:p>#DIV/0!</text:p>
          </table:table-cell>
          <table:table-cell table:style-name="ce597" table:formula="of:=IF([.AM84]+[.D83]+[.AH84]&gt;0;[.AM84];[.AM84]+[.D83]+[.AH84])*SIGN([.AL84])" office:value-type="float" office:value="-0" calcext:value-type="float">
            <text:p>0.0</text:p>
          </table:table-cell>
          <table:table-cell table:style-name="ce160"/>
          <table:table-cell table:style-name="ce603" table:formula="of:=IFERROR([.AO84]+[.AT84];&quot;&quot;)">
            <text:p/>
          </table:table-cell>
          <table:table-cell table:style-name="ce157" table:formula="of:=([.AY84]-[.D84])*SIGN([.L84])" office:value-type="float" office:value="-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84]&lt;&gt;0;[.AU84];[.AV83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84]&lt;&gt;&quot;&quot;;[.AW84];[.AY83])" office:value-type="float" office:value="1.43399584" calcext:value-type="float">
            <text:p>1.43399584</text:p>
          </table:table-cell>
          <table:table-cell table:style-name="ce615" table:formula="of:=IF([.AX84]&lt;&gt;&quot;&quot;;[.AX84];[.AZ83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85]-[.AV85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85]&lt;&gt;0;[.C84]+[.K85]+[.B85]+[.AO85];[.C84]+[.K85]+[.B85])" office:value-type="float" office:value="0.2239508" calcext:value-type="float">
            <text:p>.224</text:p>
          </table:table-cell>
          <table:table-cell table:style-name="ce188" table:formula="of:=[.D84]+[.AH85]+[.BB85]+[.AM85]-[.AP85]" office:value-type="float" office:value="1.43399584499993" calcext:value-type="float">
            <text:p>1.4</text:p>
          </table:table-cell>
          <table:table-cell table:style-name="ce197" table:formula="of:=IF([.H85]=0;&quot;&quot;;[.D85]+[.C85]*[.H85]+[.BC85]+[.AG85]-[.AH85])">
            <text:p/>
          </table:table-cell>
          <table:table-cell table:style-name="ce275" table:formula="of:=100*IF([.L85]=0;0;[.E85]/[.E84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84]+[.J85]" office:value-type="float" office:value="-0.5" calcext:value-type="float">
            <text:p>-0.5</text:p>
          </table:table-cell>
          <table:table-cell table:style-name="ce330" table:formula="of:=1+[.O85]/([.C85]+0)" office:value-type="float" office:value="-1.23263323908644" calcext:value-type="float">
            <text:p>-1.2</text:p>
          </table:table-cell>
          <table:table-cell table:style-name="ce333" table:formula="of:=-[.O85]-[.C85]" office:value-type="float" office:value="0.2760492" calcext:value-type="float">
            <text:p>.276</text:p>
          </table:table-cell>
          <table:table-cell table:style-name="ce160"/>
          <table:table-cell table:style-name="ce344" table:formula="of:=-[.J85]+[.S84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85]/(ABS([.O85])*[.H85]*[.$V$6])" office:value-type="string" office:string-value="#VALUE!" calcext:value-type="error">
            <text:p>#VALUE!</text:p>
          </table:table-cell>
          <table:table-cell table:style-name="ce365" table:formula="of:=[.O85]*[.H85]/[.E85]" office:value-type="string" office:string-value="#VALUE!" calcext:value-type="error">
            <text:p>#VALUE!</text:p>
          </table:table-cell>
          <table:table-cell table:style-name="ce329" table:formula="of:=([.E85]*[.$W$6]-ABS([.S85])*[.H85])/[.H85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85]*(-[.$AA$6]*0.01+[.P85])/[.P85]" office:value-type="float" office:value="0" calcext:value-type="float">
            <text:p>0</text:p>
          </table:table-cell>
          <table:table-cell table:style-name="ce498" table:formula="of:=([.H85]-[.I85])*[.Q85]/[.E85]*100" office:value-type="string" office:string-value="#VALUE!" calcext:value-type="error">
            <text:p>#VALUE!</text:p>
          </table:table-cell>
          <table:table-cell table:style-name="ce506" table:formula="of:=[.E85]*[.$AA$6]*0.01/([.H85]-[.I85])" office:value-type="string" office:string-value="#VALUE!" calcext:value-type="error">
            <text:p>#VALUE!</text:p>
          </table:table-cell>
          <table:table-cell table:style-name="ce514" table:formula="of:=IF([.H85]=&quot;&quot;;&quot;#&quot;;[.H85]-0.01*[.$AC$6]*[.AG85]/[.O85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85])+SIGN([.O84])=0;[.H85];([.H85]*[.J85]+[.AE84]*[.O84])/[.O85]);0)" office:value-type="float" office:value="663" calcext:value-type="float">
            <text:p>663</text:p>
          </table:table-cell>
          <table:table-cell table:style-name="ce530" table:formula="of:=IF([.H85]=0;0;-([.H84]-[.H85])*[.O84])" office:value-type="float" office:value="0" calcext:value-type="float">
            <text:p/>
          </table:table-cell>
          <table:table-cell table:style-name="ce535" table:formula="of:=[.AF85]+[.AG84]-[.AH84]" office:value-type="float" office:value="0.0000000000000452970994047064" calcext:value-type="float">
            <text:p>0.0</text:p>
          </table:table-cell>
          <table:table-cell table:style-name="ce541" table:formula="of:=IF(OR([.O85]=0;SIGN([.O85])+SIGN([.O84])=0);(-[.H85]+[.AE84])*-[.O84];0)" office:value-type="float" office:value="0" calcext:value-type="float">
            <text:p/>
          </table:table-cell>
          <table:table-cell table:style-name="ce550" table:formula="of:=[.AG85]/([.E85]-[.AG85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85]*0.01*ABS([.J85]+[.K85])*[.H85]" office:value-type="float" office:value="-0" calcext:value-type="float">
            <text:p/>
          </table:table-cell>
          <table:table-cell table:style-name="ce578"/>
          <table:table-cell table:style-name="ce589" table:formula="of:=ROUND([.AP85]/[.AL85]-(([.AK85]*0.01*ABS([.J85]+[.K85])*0.001)+ABS([.AH85])/[.AL85]*0.001);8)+[.AN85]" office:value-type="string" office:string-value="#DIV/0!" calcext:value-type="error">
            <text:p>#DIV/0!</text:p>
          </table:table-cell>
          <table:table-cell table:style-name="ce597" table:formula="of:=IF([.AM85]+[.D84]+[.AH85]&gt;0;[.AM85];[.AM85]+[.D84]+[.AH85])*SIGN([.AL85])" office:value-type="float" office:value="-0" calcext:value-type="float">
            <text:p>0.0</text:p>
          </table:table-cell>
          <table:table-cell table:style-name="ce160"/>
          <table:table-cell table:style-name="ce603" table:formula="of:=IFERROR([.AO85]+[.AT85];&quot;&quot;)">
            <text:p/>
          </table:table-cell>
          <table:table-cell table:style-name="ce157" table:formula="of:=([.AY85]-[.D85])*SIGN([.L85])" office:value-type="float" office:value="-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85]&lt;&gt;0;[.AU85];[.AV84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85]&lt;&gt;&quot;&quot;;[.AW85];[.AY84])" office:value-type="float" office:value="1.43399584" calcext:value-type="float">
            <text:p>1.43399584</text:p>
          </table:table-cell>
          <table:table-cell table:style-name="ce615" table:formula="of:=IF([.AX85]&lt;&gt;&quot;&quot;;[.AX85];[.AZ84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86]-[.AV86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86]&lt;&gt;0;[.C85]+[.K86]+[.B86]+[.AO86];[.C85]+[.K86]+[.B86])" office:value-type="float" office:value="0.2239508" calcext:value-type="float">
            <text:p>.224</text:p>
          </table:table-cell>
          <table:table-cell table:style-name="ce188" table:formula="of:=[.D85]+[.AH86]+[.BB86]+[.AM86]-[.AP86]" office:value-type="float" office:value="1.43399584499993" calcext:value-type="float">
            <text:p>1.4</text:p>
          </table:table-cell>
          <table:table-cell table:style-name="ce197" table:formula="of:=IF([.H86]=0;&quot;&quot;;[.D86]+[.C86]*[.H86]+[.BC86]+[.AG86]-[.AH86])">
            <text:p/>
          </table:table-cell>
          <table:table-cell table:style-name="ce275" table:formula="of:=100*IF([.L86]=0;0;[.E86]/[.E85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85]+[.J86]" office:value-type="float" office:value="-0.5" calcext:value-type="float">
            <text:p>-0.5</text:p>
          </table:table-cell>
          <table:table-cell table:style-name="ce330" table:formula="of:=1+[.O86]/([.C86]+0)" office:value-type="float" office:value="-1.23263323908644" calcext:value-type="float">
            <text:p>-1.2</text:p>
          </table:table-cell>
          <table:table-cell table:style-name="ce333" table:formula="of:=-[.O86]-[.C86]" office:value-type="float" office:value="0.2760492" calcext:value-type="float">
            <text:p>.276</text:p>
          </table:table-cell>
          <table:table-cell table:style-name="ce160"/>
          <table:table-cell table:style-name="ce344" table:formula="of:=-[.J86]+[.S85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86]/(ABS([.O86])*[.H86]*[.$V$6])" office:value-type="string" office:string-value="#VALUE!" calcext:value-type="error">
            <text:p>#VALUE!</text:p>
          </table:table-cell>
          <table:table-cell table:style-name="ce365" table:formula="of:=[.O86]*[.H86]/[.E86]" office:value-type="string" office:string-value="#VALUE!" calcext:value-type="error">
            <text:p>#VALUE!</text:p>
          </table:table-cell>
          <table:table-cell table:style-name="ce329" table:formula="of:=([.E86]*[.$W$6]-ABS([.S86])*[.H86])/[.H86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86]*(-[.$AA$6]*0.01+[.P86])/[.P86]" office:value-type="float" office:value="0" calcext:value-type="float">
            <text:p>0</text:p>
          </table:table-cell>
          <table:table-cell table:style-name="ce498" table:formula="of:=([.H86]-[.I86])*[.Q86]/[.E86]*100" office:value-type="string" office:string-value="#VALUE!" calcext:value-type="error">
            <text:p>#VALUE!</text:p>
          </table:table-cell>
          <table:table-cell table:style-name="ce506" table:formula="of:=[.E86]*[.$AA$6]*0.01/([.H86]-[.I86])" office:value-type="string" office:string-value="#VALUE!" calcext:value-type="error">
            <text:p>#VALUE!</text:p>
          </table:table-cell>
          <table:table-cell table:style-name="ce514" table:formula="of:=IF([.H86]=&quot;&quot;;&quot;#&quot;;[.H86]-0.01*[.$AC$6]*[.AG86]/[.O86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86])+SIGN([.O85])=0;[.H86];([.H86]*[.J86]+[.AE85]*[.O85])/[.O86]);0)" office:value-type="float" office:value="663" calcext:value-type="float">
            <text:p>663</text:p>
          </table:table-cell>
          <table:table-cell table:style-name="ce530" table:formula="of:=IF([.H86]=0;0;-([.H85]-[.H86])*[.O85])" office:value-type="float" office:value="0" calcext:value-type="float">
            <text:p/>
          </table:table-cell>
          <table:table-cell table:style-name="ce535" table:formula="of:=[.AF86]+[.AG85]-[.AH85]" office:value-type="float" office:value="0.0000000000000452970994047064" calcext:value-type="float">
            <text:p>0.0</text:p>
          </table:table-cell>
          <table:table-cell table:style-name="ce541" table:formula="of:=IF(OR([.O86]=0;SIGN([.O86])+SIGN([.O85])=0);(-[.H86]+[.AE85])*-[.O85];0)" office:value-type="float" office:value="0" calcext:value-type="float">
            <text:p/>
          </table:table-cell>
          <table:table-cell table:style-name="ce550" table:formula="of:=[.AG86]/([.E86]-[.AG86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86]*0.01*ABS([.J86]+[.K86])*[.H86]" office:value-type="float" office:value="-0" calcext:value-type="float">
            <text:p/>
          </table:table-cell>
          <table:table-cell table:style-name="ce578"/>
          <table:table-cell table:style-name="ce589" table:formula="of:=ROUND([.AP86]/[.AL86]-(([.AK86]*0.01*ABS([.J86]+[.K86])*0.001)+ABS([.AH86])/[.AL86]*0.001);8)+[.AN86]" office:value-type="string" office:string-value="#DIV/0!" calcext:value-type="error">
            <text:p>#DIV/0!</text:p>
          </table:table-cell>
          <table:table-cell table:style-name="ce597" table:formula="of:=IF([.AM86]+[.D85]+[.AH86]&gt;0;[.AM86];[.AM86]+[.D85]+[.AH86])*SIGN([.AL86])" office:value-type="float" office:value="-0" calcext:value-type="float">
            <text:p>0.0</text:p>
          </table:table-cell>
          <table:table-cell table:style-name="ce160"/>
          <table:table-cell table:style-name="ce603" table:formula="of:=IFERROR([.AO86]+[.AT86];&quot;&quot;)">
            <text:p/>
          </table:table-cell>
          <table:table-cell table:style-name="ce157" table:formula="of:=([.AY86]-[.D86])*SIGN([.L86])" office:value-type="float" office:value="-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86]&lt;&gt;0;[.AU86];[.AV85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86]&lt;&gt;&quot;&quot;;[.AW86];[.AY85])" office:value-type="float" office:value="1.43399584" calcext:value-type="float">
            <text:p>1.43399584</text:p>
          </table:table-cell>
          <table:table-cell table:style-name="ce615" table:formula="of:=IF([.AX86]&lt;&gt;&quot;&quot;;[.AX86];[.AZ85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87]-[.AV87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87]&lt;&gt;0;[.C86]+[.K87]+[.B87]+[.AO87];[.C86]+[.K87]+[.B87])" office:value-type="float" office:value="0.2239508" calcext:value-type="float">
            <text:p>.224</text:p>
          </table:table-cell>
          <table:table-cell table:style-name="ce188" table:formula="of:=[.D86]+[.AH87]+[.BB87]+[.AM87]-[.AP87]" office:value-type="float" office:value="1.43399584499993" calcext:value-type="float">
            <text:p>1.4</text:p>
          </table:table-cell>
          <table:table-cell table:style-name="ce197" table:formula="of:=IF([.H87]=0;&quot;&quot;;[.D87]+[.C87]*[.H87]+[.BC87]+[.AG87]-[.AH87])">
            <text:p/>
          </table:table-cell>
          <table:table-cell table:style-name="ce275" table:formula="of:=100*IF([.L87]=0;0;[.E87]/[.E86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86]+[.J87]" office:value-type="float" office:value="-0.5" calcext:value-type="float">
            <text:p>-0.5</text:p>
          </table:table-cell>
          <table:table-cell table:style-name="ce330" table:formula="of:=1+[.O87]/([.C87]+0)" office:value-type="float" office:value="-1.23263323908644" calcext:value-type="float">
            <text:p>-1.2</text:p>
          </table:table-cell>
          <table:table-cell table:style-name="ce333" table:formula="of:=-[.O87]-[.C87]" office:value-type="float" office:value="0.2760492" calcext:value-type="float">
            <text:p>.276</text:p>
          </table:table-cell>
          <table:table-cell table:style-name="ce160"/>
          <table:table-cell table:style-name="ce344" table:formula="of:=-[.J87]+[.S86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87]/(ABS([.O87])*[.H87]*[.$V$6])" office:value-type="string" office:string-value="#VALUE!" calcext:value-type="error">
            <text:p>#VALUE!</text:p>
          </table:table-cell>
          <table:table-cell table:style-name="ce365" table:formula="of:=[.O87]*[.H87]/[.E87]" office:value-type="string" office:string-value="#VALUE!" calcext:value-type="error">
            <text:p>#VALUE!</text:p>
          </table:table-cell>
          <table:table-cell table:style-name="ce329" table:formula="of:=([.E87]*[.$W$6]-ABS([.S87])*[.H87])/[.H87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87]*(-[.$AA$6]*0.01+[.P87])/[.P87]" office:value-type="float" office:value="0" calcext:value-type="float">
            <text:p>0</text:p>
          </table:table-cell>
          <table:table-cell table:style-name="ce498" table:formula="of:=([.H87]-[.I87])*[.Q87]/[.E87]*100" office:value-type="string" office:string-value="#VALUE!" calcext:value-type="error">
            <text:p>#VALUE!</text:p>
          </table:table-cell>
          <table:table-cell table:style-name="ce506" table:formula="of:=[.E87]*[.$AA$6]*0.01/([.H87]-[.I87])" office:value-type="string" office:string-value="#VALUE!" calcext:value-type="error">
            <text:p>#VALUE!</text:p>
          </table:table-cell>
          <table:table-cell table:style-name="ce514" table:formula="of:=IF([.H87]=&quot;&quot;;&quot;#&quot;;[.H87]-0.01*[.$AC$6]*[.AG87]/[.O87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87])+SIGN([.O86])=0;[.H87];([.H87]*[.J87]+[.AE86]*[.O86])/[.O87]);0)" office:value-type="float" office:value="663" calcext:value-type="float">
            <text:p>663</text:p>
          </table:table-cell>
          <table:table-cell table:style-name="ce530" table:formula="of:=IF([.H87]=0;0;-([.H86]-[.H87])*[.O86])" office:value-type="float" office:value="0" calcext:value-type="float">
            <text:p/>
          </table:table-cell>
          <table:table-cell table:style-name="ce535" table:formula="of:=[.AF87]+[.AG86]-[.AH86]" office:value-type="float" office:value="0.0000000000000452970994047064" calcext:value-type="float">
            <text:p>0.0</text:p>
          </table:table-cell>
          <table:table-cell table:style-name="ce541" table:formula="of:=IF(OR([.O87]=0;SIGN([.O87])+SIGN([.O86])=0);(-[.H87]+[.AE86])*-[.O86];0)" office:value-type="float" office:value="0" calcext:value-type="float">
            <text:p/>
          </table:table-cell>
          <table:table-cell table:style-name="ce550" table:formula="of:=[.AG87]/([.E87]-[.AG87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87]*0.01*ABS([.J87]+[.K87])*[.H87]" office:value-type="float" office:value="-0" calcext:value-type="float">
            <text:p/>
          </table:table-cell>
          <table:table-cell table:style-name="ce578"/>
          <table:table-cell table:style-name="ce589" table:formula="of:=ROUND([.AP87]/[.AL87]-(([.AK87]*0.01*ABS([.J87]+[.K87])*0.001)+ABS([.AH87])/[.AL87]*0.001);8)+[.AN87]" office:value-type="string" office:string-value="#DIV/0!" calcext:value-type="error">
            <text:p>#DIV/0!</text:p>
          </table:table-cell>
          <table:table-cell table:style-name="ce597" table:formula="of:=IF([.AM87]+[.D86]+[.AH87]&gt;0;[.AM87];[.AM87]+[.D86]+[.AH87])*SIGN([.AL87])" office:value-type="float" office:value="-0" calcext:value-type="float">
            <text:p>0.0</text:p>
          </table:table-cell>
          <table:table-cell table:style-name="ce160"/>
          <table:table-cell table:style-name="ce603" table:formula="of:=IFERROR([.AO87]+[.AT87];&quot;&quot;)">
            <text:p/>
          </table:table-cell>
          <table:table-cell table:style-name="ce157" table:formula="of:=([.AY87]-[.D87])*SIGN([.L87])" office:value-type="float" office:value="-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87]&lt;&gt;0;[.AU87];[.AV86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87]&lt;&gt;&quot;&quot;;[.AW87];[.AY86])" office:value-type="float" office:value="1.43399584" calcext:value-type="float">
            <text:p>1.43399584</text:p>
          </table:table-cell>
          <table:table-cell table:style-name="ce615" table:formula="of:=IF([.AX87]&lt;&gt;&quot;&quot;;[.AX87];[.AZ86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88]-[.AV88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88]&lt;&gt;0;[.C87]+[.K88]+[.B88]+[.AO88];[.C87]+[.K88]+[.B88])" office:value-type="float" office:value="0.2239508" calcext:value-type="float">
            <text:p>.224</text:p>
          </table:table-cell>
          <table:table-cell table:style-name="ce188" table:formula="of:=[.D87]+[.AH88]+[.BB88]+[.AM88]-[.AP88]" office:value-type="float" office:value="1.43399584499993" calcext:value-type="float">
            <text:p>1.4</text:p>
          </table:table-cell>
          <table:table-cell table:style-name="ce197" table:formula="of:=IF([.H88]=0;&quot;&quot;;[.D88]+[.C88]*[.H88]+[.BC88]+[.AG88]-[.AH88])">
            <text:p/>
          </table:table-cell>
          <table:table-cell table:style-name="ce275" table:formula="of:=100*IF([.L88]=0;0;[.E88]/[.E87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87]+[.J88]" office:value-type="float" office:value="-0.5" calcext:value-type="float">
            <text:p>-0.5</text:p>
          </table:table-cell>
          <table:table-cell table:style-name="ce330" table:formula="of:=1+[.O88]/([.C88]+0)" office:value-type="float" office:value="-1.23263323908644" calcext:value-type="float">
            <text:p>-1.2</text:p>
          </table:table-cell>
          <table:table-cell table:style-name="ce333" table:formula="of:=-[.O88]-[.C88]" office:value-type="float" office:value="0.2760492" calcext:value-type="float">
            <text:p>.276</text:p>
          </table:table-cell>
          <table:table-cell table:style-name="ce160"/>
          <table:table-cell table:style-name="ce344" table:formula="of:=-[.J88]+[.S87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88]/(ABS([.O88])*[.H88]*[.$V$6])" office:value-type="string" office:string-value="#VALUE!" calcext:value-type="error">
            <text:p>#VALUE!</text:p>
          </table:table-cell>
          <table:table-cell table:style-name="ce365" table:formula="of:=[.O88]*[.H88]/[.E88]" office:value-type="string" office:string-value="#VALUE!" calcext:value-type="error">
            <text:p>#VALUE!</text:p>
          </table:table-cell>
          <table:table-cell table:style-name="ce329" table:formula="of:=([.E88]*[.$W$6]-ABS([.S88])*[.H88])/[.H88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88]*(-[.$AA$6]*0.01+[.P88])/[.P88]" office:value-type="float" office:value="0" calcext:value-type="float">
            <text:p>0</text:p>
          </table:table-cell>
          <table:table-cell table:style-name="ce498" table:formula="of:=([.H88]-[.I88])*[.Q88]/[.E88]*100" office:value-type="string" office:string-value="#VALUE!" calcext:value-type="error">
            <text:p>#VALUE!</text:p>
          </table:table-cell>
          <table:table-cell table:style-name="ce506" table:formula="of:=[.E88]*[.$AA$6]*0.01/([.H88]-[.I88])" office:value-type="string" office:string-value="#VALUE!" calcext:value-type="error">
            <text:p>#VALUE!</text:p>
          </table:table-cell>
          <table:table-cell table:style-name="ce514" table:formula="of:=IF([.H88]=&quot;&quot;;&quot;#&quot;;[.H88]-0.01*[.$AC$6]*[.AG88]/[.O88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88])+SIGN([.O87])=0;[.H88];([.H88]*[.J88]+[.AE87]*[.O87])/[.O88]);0)" office:value-type="float" office:value="663" calcext:value-type="float">
            <text:p>663</text:p>
          </table:table-cell>
          <table:table-cell table:style-name="ce530" table:formula="of:=IF([.H88]=0;0;-([.H87]-[.H88])*[.O87])" office:value-type="float" office:value="0" calcext:value-type="float">
            <text:p/>
          </table:table-cell>
          <table:table-cell table:style-name="ce535" table:formula="of:=[.AF88]+[.AG87]-[.AH87]" office:value-type="float" office:value="0.0000000000000452970994047064" calcext:value-type="float">
            <text:p>0.0</text:p>
          </table:table-cell>
          <table:table-cell table:style-name="ce541" table:formula="of:=IF(OR([.O88]=0;SIGN([.O88])+SIGN([.O87])=0);(-[.H88]+[.AE87])*-[.O87];0)" office:value-type="float" office:value="0" calcext:value-type="float">
            <text:p/>
          </table:table-cell>
          <table:table-cell table:style-name="ce550" table:formula="of:=[.AG88]/([.E88]-[.AG88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88]*0.01*ABS([.J88]+[.K88])*[.H88]" office:value-type="float" office:value="-0" calcext:value-type="float">
            <text:p/>
          </table:table-cell>
          <table:table-cell table:style-name="ce578"/>
          <table:table-cell table:style-name="ce589" table:formula="of:=ROUND([.AP88]/[.AL88]-(([.AK88]*0.01*ABS([.J88]+[.K88])*0.001)+ABS([.AH88])/[.AL88]*0.001);8)+[.AN88]" office:value-type="string" office:string-value="#DIV/0!" calcext:value-type="error">
            <text:p>#DIV/0!</text:p>
          </table:table-cell>
          <table:table-cell table:style-name="ce597" table:formula="of:=IF([.AM88]+[.D87]+[.AH88]&gt;0;[.AM88];[.AM88]+[.D87]+[.AH88])*SIGN([.AL88])" office:value-type="float" office:value="-0" calcext:value-type="float">
            <text:p>0.0</text:p>
          </table:table-cell>
          <table:table-cell table:style-name="ce160"/>
          <table:table-cell table:style-name="ce603" table:formula="of:=IFERROR([.AO88]+[.AT88];&quot;&quot;)">
            <text:p/>
          </table:table-cell>
          <table:table-cell table:style-name="ce157" table:formula="of:=([.AY88]-[.D88])*SIGN([.L88])" office:value-type="float" office:value="-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88]&lt;&gt;0;[.AU88];[.AV87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88]&lt;&gt;&quot;&quot;;[.AW88];[.AY87])" office:value-type="float" office:value="1.43399584" calcext:value-type="float">
            <text:p>1.43399584</text:p>
          </table:table-cell>
          <table:table-cell table:style-name="ce615" table:formula="of:=IF([.AX88]&lt;&gt;&quot;&quot;;[.AX88];[.AZ87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89]-[.AV89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89]&lt;&gt;0;[.C88]+[.K89]+[.B89]+[.AO89];[.C88]+[.K89]+[.B89])" office:value-type="float" office:value="0.2239508" calcext:value-type="float">
            <text:p>.224</text:p>
          </table:table-cell>
          <table:table-cell table:style-name="ce188" table:formula="of:=[.D88]+[.AH89]+[.BB89]+[.AM89]-[.AP89]" office:value-type="float" office:value="1.43399584499993" calcext:value-type="float">
            <text:p>1.4</text:p>
          </table:table-cell>
          <table:table-cell table:style-name="ce197" table:formula="of:=IF([.H89]=0;&quot;&quot;;[.D89]+[.C89]*[.H89]+[.BC89]+[.AG89]-[.AH89])">
            <text:p/>
          </table:table-cell>
          <table:table-cell table:style-name="ce275" table:formula="of:=100*IF([.L89]=0;0;[.E89]/[.E88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88]+[.J89]" office:value-type="float" office:value="-0.5" calcext:value-type="float">
            <text:p>-0.5</text:p>
          </table:table-cell>
          <table:table-cell table:style-name="ce330" table:formula="of:=1+[.O89]/([.C89]+0)" office:value-type="float" office:value="-1.23263323908644" calcext:value-type="float">
            <text:p>-1.2</text:p>
          </table:table-cell>
          <table:table-cell table:style-name="ce333" table:formula="of:=-[.O89]-[.C89]" office:value-type="float" office:value="0.2760492" calcext:value-type="float">
            <text:p>.276</text:p>
          </table:table-cell>
          <table:table-cell table:style-name="ce160"/>
          <table:table-cell table:style-name="ce344" table:formula="of:=-[.J89]+[.S88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89]/(ABS([.O89])*[.H89]*[.$V$6])" office:value-type="string" office:string-value="#VALUE!" calcext:value-type="error">
            <text:p>#VALUE!</text:p>
          </table:table-cell>
          <table:table-cell table:style-name="ce365" table:formula="of:=[.O89]*[.H89]/[.E89]" office:value-type="string" office:string-value="#VALUE!" calcext:value-type="error">
            <text:p>#VALUE!</text:p>
          </table:table-cell>
          <table:table-cell table:style-name="ce329" table:formula="of:=([.E89]*[.$W$6]-ABS([.S89])*[.H89])/[.H89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89]*(-[.$AA$6]*0.01+[.P89])/[.P89]" office:value-type="float" office:value="0" calcext:value-type="float">
            <text:p>0</text:p>
          </table:table-cell>
          <table:table-cell table:style-name="ce498" table:formula="of:=([.H89]-[.I89])*[.Q89]/[.E89]*100" office:value-type="string" office:string-value="#VALUE!" calcext:value-type="error">
            <text:p>#VALUE!</text:p>
          </table:table-cell>
          <table:table-cell table:style-name="ce506" table:formula="of:=[.E89]*[.$AA$6]*0.01/([.H89]-[.I89])" office:value-type="string" office:string-value="#VALUE!" calcext:value-type="error">
            <text:p>#VALUE!</text:p>
          </table:table-cell>
          <table:table-cell table:style-name="ce514" table:formula="of:=IF([.H89]=&quot;&quot;;&quot;#&quot;;[.H89]-0.01*[.$AC$6]*[.AG89]/[.O89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89])+SIGN([.O88])=0;[.H89];([.H89]*[.J89]+[.AE88]*[.O88])/[.O89]);0)" office:value-type="float" office:value="663" calcext:value-type="float">
            <text:p>663</text:p>
          </table:table-cell>
          <table:table-cell table:style-name="ce530" table:formula="of:=IF([.H89]=0;0;-([.H88]-[.H89])*[.O88])" office:value-type="float" office:value="0" calcext:value-type="float">
            <text:p/>
          </table:table-cell>
          <table:table-cell table:style-name="ce535" table:formula="of:=[.AF89]+[.AG88]-[.AH88]" office:value-type="float" office:value="0.0000000000000452970994047064" calcext:value-type="float">
            <text:p>0.0</text:p>
          </table:table-cell>
          <table:table-cell table:style-name="ce541" table:formula="of:=IF(OR([.O89]=0;SIGN([.O89])+SIGN([.O88])=0);(-[.H89]+[.AE88])*-[.O88];0)" office:value-type="float" office:value="0" calcext:value-type="float">
            <text:p/>
          </table:table-cell>
          <table:table-cell table:style-name="ce550" table:formula="of:=[.AG89]/([.E89]-[.AG89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89]*0.01*ABS([.J89]+[.K89])*[.H89]" office:value-type="float" office:value="-0" calcext:value-type="float">
            <text:p/>
          </table:table-cell>
          <table:table-cell table:style-name="ce578"/>
          <table:table-cell table:style-name="ce589" table:formula="of:=ROUND([.AP89]/[.AL89]-(([.AK89]*0.01*ABS([.J89]+[.K89])*0.001)+ABS([.AH89])/[.AL89]*0.001);8)+[.AN89]" office:value-type="string" office:string-value="#DIV/0!" calcext:value-type="error">
            <text:p>#DIV/0!</text:p>
          </table:table-cell>
          <table:table-cell table:style-name="ce597" table:formula="of:=IF([.AM89]+[.D88]+[.AH89]&gt;0;[.AM89];[.AM89]+[.D88]+[.AH89])*SIGN([.AL89])" office:value-type="float" office:value="-0" calcext:value-type="float">
            <text:p>0.0</text:p>
          </table:table-cell>
          <table:table-cell table:style-name="ce160"/>
          <table:table-cell table:style-name="ce603" table:formula="of:=IFERROR([.AO89]+[.AT89];&quot;&quot;)">
            <text:p/>
          </table:table-cell>
          <table:table-cell table:style-name="ce157" table:formula="of:=([.AY89]-[.D89])*SIGN([.L89])" office:value-type="float" office:value="-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89]&lt;&gt;0;[.AU89];[.AV88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89]&lt;&gt;&quot;&quot;;[.AW89];[.AY88])" office:value-type="float" office:value="1.43399584" calcext:value-type="float">
            <text:p>1.43399584</text:p>
          </table:table-cell>
          <table:table-cell table:style-name="ce615" table:formula="of:=IF([.AX89]&lt;&gt;&quot;&quot;;[.AX89];[.AZ88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90]-[.AV90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90]&lt;&gt;0;[.C89]+[.K90]+[.B90]+[.AO90];[.C89]+[.K90]+[.B90])" office:value-type="float" office:value="0.2239508" calcext:value-type="float">
            <text:p>.224</text:p>
          </table:table-cell>
          <table:table-cell table:style-name="ce188" table:formula="of:=[.D89]+[.AH90]+[.BB90]+[.AM90]-[.AP90]" office:value-type="float" office:value="1.43399584499993" calcext:value-type="float">
            <text:p>1.4</text:p>
          </table:table-cell>
          <table:table-cell table:style-name="ce197" table:formula="of:=IF([.H90]=0;&quot;&quot;;[.D90]+[.C90]*[.H90]+[.BC90]+[.AG90]-[.AH90])">
            <text:p/>
          </table:table-cell>
          <table:table-cell table:style-name="ce275" table:formula="of:=100*IF([.L90]=0;0;[.E90]/[.E89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89]+[.J90]" office:value-type="float" office:value="-0.5" calcext:value-type="float">
            <text:p>-0.5</text:p>
          </table:table-cell>
          <table:table-cell table:style-name="ce330" table:formula="of:=1+[.O90]/([.C90]+0)" office:value-type="float" office:value="-1.23263323908644" calcext:value-type="float">
            <text:p>-1.2</text:p>
          </table:table-cell>
          <table:table-cell table:style-name="ce333" table:formula="of:=-[.O90]-[.C90]" office:value-type="float" office:value="0.2760492" calcext:value-type="float">
            <text:p>.276</text:p>
          </table:table-cell>
          <table:table-cell table:style-name="ce160"/>
          <table:table-cell table:style-name="ce344" table:formula="of:=-[.J90]+[.S89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90]/(ABS([.O90])*[.H90]*[.$V$6])" office:value-type="string" office:string-value="#VALUE!" calcext:value-type="error">
            <text:p>#VALUE!</text:p>
          </table:table-cell>
          <table:table-cell table:style-name="ce365" table:formula="of:=[.O90]*[.H90]/[.E90]" office:value-type="string" office:string-value="#VALUE!" calcext:value-type="error">
            <text:p>#VALUE!</text:p>
          </table:table-cell>
          <table:table-cell table:style-name="ce329" table:formula="of:=([.E90]*[.$W$6]-ABS([.S90])*[.H90])/[.H90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90]*(-[.$AA$6]*0.01+[.P90])/[.P90]" office:value-type="float" office:value="0" calcext:value-type="float">
            <text:p>0</text:p>
          </table:table-cell>
          <table:table-cell table:style-name="ce498" table:formula="of:=([.H90]-[.I90])*[.Q90]/[.E90]*100" office:value-type="string" office:string-value="#VALUE!" calcext:value-type="error">
            <text:p>#VALUE!</text:p>
          </table:table-cell>
          <table:table-cell table:style-name="ce506" table:formula="of:=[.E90]*[.$AA$6]*0.01/([.H90]-[.I90])" office:value-type="string" office:string-value="#VALUE!" calcext:value-type="error">
            <text:p>#VALUE!</text:p>
          </table:table-cell>
          <table:table-cell table:style-name="ce514" table:formula="of:=IF([.H90]=&quot;&quot;;&quot;#&quot;;[.H90]-0.01*[.$AC$6]*[.AG90]/[.O90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90])+SIGN([.O89])=0;[.H90];([.H90]*[.J90]+[.AE89]*[.O89])/[.O90]);0)" office:value-type="float" office:value="663" calcext:value-type="float">
            <text:p>663</text:p>
          </table:table-cell>
          <table:table-cell table:style-name="ce530" table:formula="of:=IF([.H90]=0;0;-([.H89]-[.H90])*[.O89])" office:value-type="float" office:value="0" calcext:value-type="float">
            <text:p/>
          </table:table-cell>
          <table:table-cell table:style-name="ce535" table:formula="of:=[.AF90]+[.AG89]-[.AH89]" office:value-type="float" office:value="0.0000000000000452970994047064" calcext:value-type="float">
            <text:p>0.0</text:p>
          </table:table-cell>
          <table:table-cell table:style-name="ce541" table:formula="of:=IF(OR([.O90]=0;SIGN([.O90])+SIGN([.O89])=0);(-[.H90]+[.AE89])*-[.O89];0)" office:value-type="float" office:value="0" calcext:value-type="float">
            <text:p/>
          </table:table-cell>
          <table:table-cell table:style-name="ce550" table:formula="of:=[.AG90]/([.E90]-[.AG90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90]*0.01*ABS([.J90]+[.K90])*[.H90]" office:value-type="float" office:value="-0" calcext:value-type="float">
            <text:p/>
          </table:table-cell>
          <table:table-cell table:style-name="ce578"/>
          <table:table-cell table:style-name="ce589" table:formula="of:=ROUND([.AP90]/[.AL90]-(([.AK90]*0.01*ABS([.J90]+[.K90])*0.001)+ABS([.AH90])/[.AL90]*0.001);8)+[.AN90]" office:value-type="string" office:string-value="#DIV/0!" calcext:value-type="error">
            <text:p>#DIV/0!</text:p>
          </table:table-cell>
          <table:table-cell table:style-name="ce597" table:formula="of:=IF([.AM90]+[.D89]+[.AH90]&gt;0;[.AM90];[.AM90]+[.D89]+[.AH90])*SIGN([.AL90])" office:value-type="float" office:value="-0" calcext:value-type="float">
            <text:p>0.0</text:p>
          </table:table-cell>
          <table:table-cell table:style-name="ce160"/>
          <table:table-cell table:style-name="ce603" table:formula="of:=IFERROR([.AO90]+[.AT90];&quot;&quot;)">
            <text:p/>
          </table:table-cell>
          <table:table-cell table:style-name="ce157" table:formula="of:=([.AY90]-[.D90])*SIGN([.L90])" office:value-type="float" office:value="-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90]&lt;&gt;0;[.AU90];[.AV89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90]&lt;&gt;&quot;&quot;;[.AW90];[.AY89])" office:value-type="float" office:value="1.43399584" calcext:value-type="float">
            <text:p>1.43399584</text:p>
          </table:table-cell>
          <table:table-cell table:style-name="ce615" table:formula="of:=IF([.AX90]&lt;&gt;&quot;&quot;;[.AX90];[.AZ89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91]-[.AV91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91]&lt;&gt;0;[.C90]+[.K91]+[.B91]+[.AO91];[.C90]+[.K91]+[.B91])" office:value-type="float" office:value="0.2239508" calcext:value-type="float">
            <text:p>.224</text:p>
          </table:table-cell>
          <table:table-cell table:style-name="ce188" table:formula="of:=[.D90]+[.AH91]+[.BB91]+[.AM91]-[.AP91]" office:value-type="float" office:value="1.43399584499993" calcext:value-type="float">
            <text:p>1.4</text:p>
          </table:table-cell>
          <table:table-cell table:style-name="ce197" table:formula="of:=IF([.H91]=0;&quot;&quot;;[.D91]+[.C91]*[.H91]+[.BC91]+[.AG91]-[.AH91])">
            <text:p/>
          </table:table-cell>
          <table:table-cell table:style-name="ce275" table:formula="of:=100*IF([.L91]=0;0;[.E91]/[.E90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90]+[.J91]" office:value-type="float" office:value="-0.5" calcext:value-type="float">
            <text:p>-0.5</text:p>
          </table:table-cell>
          <table:table-cell table:style-name="ce330" table:formula="of:=1+[.O91]/([.C91]+0)" office:value-type="float" office:value="-1.23263323908644" calcext:value-type="float">
            <text:p>-1.2</text:p>
          </table:table-cell>
          <table:table-cell table:style-name="ce333" table:formula="of:=-[.O91]-[.C91]" office:value-type="float" office:value="0.2760492" calcext:value-type="float">
            <text:p>.276</text:p>
          </table:table-cell>
          <table:table-cell table:style-name="ce160"/>
          <table:table-cell table:style-name="ce344" table:formula="of:=-[.J91]+[.S90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91]/(ABS([.O91])*[.H91]*[.$V$6])" office:value-type="string" office:string-value="#VALUE!" calcext:value-type="error">
            <text:p>#VALUE!</text:p>
          </table:table-cell>
          <table:table-cell table:style-name="ce365" table:formula="of:=[.O91]*[.H91]/[.E91]" office:value-type="string" office:string-value="#VALUE!" calcext:value-type="error">
            <text:p>#VALUE!</text:p>
          </table:table-cell>
          <table:table-cell table:style-name="ce329" table:formula="of:=([.E91]*[.$W$6]-ABS([.S91])*[.H91])/[.H91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91]*(-[.$AA$6]*0.01+[.P91])/[.P91]" office:value-type="float" office:value="0" calcext:value-type="float">
            <text:p>0</text:p>
          </table:table-cell>
          <table:table-cell table:style-name="ce498" table:formula="of:=([.H91]-[.I91])*[.Q91]/[.E91]*100" office:value-type="string" office:string-value="#VALUE!" calcext:value-type="error">
            <text:p>#VALUE!</text:p>
          </table:table-cell>
          <table:table-cell table:style-name="ce506" table:formula="of:=[.E91]*[.$AA$6]*0.01/([.H91]-[.I91])" office:value-type="string" office:string-value="#VALUE!" calcext:value-type="error">
            <text:p>#VALUE!</text:p>
          </table:table-cell>
          <table:table-cell table:style-name="ce514" table:formula="of:=IF([.H91]=&quot;&quot;;&quot;#&quot;;[.H91]-0.01*[.$AC$6]*[.AG91]/[.O91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91])+SIGN([.O90])=0;[.H91];([.H91]*[.J91]+[.AE90]*[.O90])/[.O91]);0)" office:value-type="float" office:value="663" calcext:value-type="float">
            <text:p>663</text:p>
          </table:table-cell>
          <table:table-cell table:style-name="ce530" table:formula="of:=IF([.H91]=0;0;-([.H90]-[.H91])*[.O90])" office:value-type="float" office:value="0" calcext:value-type="float">
            <text:p/>
          </table:table-cell>
          <table:table-cell table:style-name="ce535" table:formula="of:=[.AF91]+[.AG90]-[.AH90]" office:value-type="float" office:value="0.0000000000000452970994047064" calcext:value-type="float">
            <text:p>0.0</text:p>
          </table:table-cell>
          <table:table-cell table:style-name="ce541" table:formula="of:=IF(OR([.O91]=0;SIGN([.O91])+SIGN([.O90])=0);(-[.H91]+[.AE90])*-[.O90];0)" office:value-type="float" office:value="0" calcext:value-type="float">
            <text:p/>
          </table:table-cell>
          <table:table-cell table:style-name="ce550" table:formula="of:=[.AG91]/([.E91]-[.AG91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91]*0.01*ABS([.J91]+[.K91])*[.H91]" office:value-type="float" office:value="-0" calcext:value-type="float">
            <text:p/>
          </table:table-cell>
          <table:table-cell table:style-name="ce578"/>
          <table:table-cell table:style-name="ce589" table:formula="of:=ROUND([.AP91]/[.AL91]-(([.AK91]*0.01*ABS([.J91]+[.K91])*0.001)+ABS([.AH91])/[.AL91]*0.001);8)+[.AN91]" office:value-type="string" office:string-value="#DIV/0!" calcext:value-type="error">
            <text:p>#DIV/0!</text:p>
          </table:table-cell>
          <table:table-cell table:style-name="ce597" table:formula="of:=IF([.AM91]+[.D90]+[.AH91]&gt;0;[.AM91];[.AM91]+[.D90]+[.AH91])*SIGN([.AL91])" office:value-type="float" office:value="-0" calcext:value-type="float">
            <text:p>0.0</text:p>
          </table:table-cell>
          <table:table-cell table:style-name="ce160"/>
          <table:table-cell table:style-name="ce603" table:formula="of:=IFERROR([.AO91]+[.AT91];&quot;&quot;)">
            <text:p/>
          </table:table-cell>
          <table:table-cell table:style-name="ce157" table:formula="of:=([.AY91]-[.D91])*SIGN([.L91])" office:value-type="float" office:value="-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91]&lt;&gt;0;[.AU91];[.AV90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91]&lt;&gt;&quot;&quot;;[.AW91];[.AY90])" office:value-type="float" office:value="1.43399584" calcext:value-type="float">
            <text:p>1.43399584</text:p>
          </table:table-cell>
          <table:table-cell table:style-name="ce615" table:formula="of:=IF([.AX91]&lt;&gt;&quot;&quot;;[.AX91];[.AZ90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92]-[.AV92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92]&lt;&gt;0;[.C91]+[.K92]+[.B92]+[.AO92];[.C91]+[.K92]+[.B92])" office:value-type="float" office:value="0.2239508" calcext:value-type="float">
            <text:p>.224</text:p>
          </table:table-cell>
          <table:table-cell table:style-name="ce188" table:formula="of:=[.D91]+[.AH92]+[.BB92]+[.AM92]-[.AP92]" office:value-type="float" office:value="1.43399584499993" calcext:value-type="float">
            <text:p>1.4</text:p>
          </table:table-cell>
          <table:table-cell table:style-name="ce197" table:formula="of:=IF([.H92]=0;&quot;&quot;;[.D92]+[.C92]*[.H92]+[.BC92]+[.AG92]-[.AH92])">
            <text:p/>
          </table:table-cell>
          <table:table-cell table:style-name="ce275" table:formula="of:=100*IF([.L92]=0;0;[.E92]/[.E91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91]+[.J92]" office:value-type="float" office:value="-0.5" calcext:value-type="float">
            <text:p>-0.5</text:p>
          </table:table-cell>
          <table:table-cell table:style-name="ce330" table:formula="of:=1+[.O92]/([.C92]+0)" office:value-type="float" office:value="-1.23263323908644" calcext:value-type="float">
            <text:p>-1.2</text:p>
          </table:table-cell>
          <table:table-cell table:style-name="ce333" table:formula="of:=-[.O92]-[.C92]" office:value-type="float" office:value="0.2760492" calcext:value-type="float">
            <text:p>.276</text:p>
          </table:table-cell>
          <table:table-cell table:style-name="ce160"/>
          <table:table-cell table:style-name="ce344" table:formula="of:=-[.J92]+[.S91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92]/(ABS([.O92])*[.H92]*[.$V$6])" office:value-type="string" office:string-value="#VALUE!" calcext:value-type="error">
            <text:p>#VALUE!</text:p>
          </table:table-cell>
          <table:table-cell table:style-name="ce365" table:formula="of:=[.O92]*[.H92]/[.E92]" office:value-type="string" office:string-value="#VALUE!" calcext:value-type="error">
            <text:p>#VALUE!</text:p>
          </table:table-cell>
          <table:table-cell table:style-name="ce329" table:formula="of:=([.E92]*[.$W$6]-ABS([.S92])*[.H92])/[.H92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92]*(-[.$AA$6]*0.01+[.P92])/[.P92]" office:value-type="float" office:value="0" calcext:value-type="float">
            <text:p>0</text:p>
          </table:table-cell>
          <table:table-cell table:style-name="ce498" table:formula="of:=([.H92]-[.I92])*[.Q92]/[.E92]*100" office:value-type="string" office:string-value="#VALUE!" calcext:value-type="error">
            <text:p>#VALUE!</text:p>
          </table:table-cell>
          <table:table-cell table:style-name="ce506" table:formula="of:=[.E92]*[.$AA$6]*0.01/([.H92]-[.I92])" office:value-type="string" office:string-value="#VALUE!" calcext:value-type="error">
            <text:p>#VALUE!</text:p>
          </table:table-cell>
          <table:table-cell table:style-name="ce514" table:formula="of:=IF([.H92]=&quot;&quot;;&quot;#&quot;;[.H92]-0.01*[.$AC$6]*[.AG92]/[.O92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92])+SIGN([.O91])=0;[.H92];([.H92]*[.J92]+[.AE91]*[.O91])/[.O92]);0)" office:value-type="float" office:value="663" calcext:value-type="float">
            <text:p>663</text:p>
          </table:table-cell>
          <table:table-cell table:style-name="ce530" table:formula="of:=IF([.H92]=0;0;-([.H91]-[.H92])*[.O91])" office:value-type="float" office:value="0" calcext:value-type="float">
            <text:p/>
          </table:table-cell>
          <table:table-cell table:style-name="ce535" table:formula="of:=[.AF92]+[.AG91]-[.AH91]" office:value-type="float" office:value="0.0000000000000452970994047064" calcext:value-type="float">
            <text:p>0.0</text:p>
          </table:table-cell>
          <table:table-cell table:style-name="ce541" table:formula="of:=IF(OR([.O92]=0;SIGN([.O92])+SIGN([.O91])=0);(-[.H92]+[.AE91])*-[.O91];0)" office:value-type="float" office:value="0" calcext:value-type="float">
            <text:p/>
          </table:table-cell>
          <table:table-cell table:style-name="ce550" table:formula="of:=[.AG92]/([.E92]-[.AG92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92]*0.01*ABS([.J92]+[.K92])*[.H92]" office:value-type="float" office:value="-0" calcext:value-type="float">
            <text:p/>
          </table:table-cell>
          <table:table-cell table:style-name="ce578"/>
          <table:table-cell table:style-name="ce589" table:formula="of:=ROUND([.AP92]/[.AL92]-(([.AK92]*0.01*ABS([.J92]+[.K92])*0.001)+ABS([.AH92])/[.AL92]*0.001);8)+[.AN92]" office:value-type="string" office:string-value="#DIV/0!" calcext:value-type="error">
            <text:p>#DIV/0!</text:p>
          </table:table-cell>
          <table:table-cell table:style-name="ce597" table:formula="of:=IF([.AM92]+[.D91]+[.AH92]&gt;0;[.AM92];[.AM92]+[.D91]+[.AH92])*SIGN([.AL92])" office:value-type="float" office:value="-0" calcext:value-type="float">
            <text:p>0.0</text:p>
          </table:table-cell>
          <table:table-cell table:style-name="ce160"/>
          <table:table-cell table:style-name="ce603" table:formula="of:=IFERROR([.AO92]+[.AT92];&quot;&quot;)">
            <text:p/>
          </table:table-cell>
          <table:table-cell table:style-name="ce157" table:formula="of:=([.AY92]-[.D92])*SIGN([.L92])" office:value-type="float" office:value="-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92]&lt;&gt;0;[.AU92];[.AV91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92]&lt;&gt;&quot;&quot;;[.AW92];[.AY91])" office:value-type="float" office:value="1.43399584" calcext:value-type="float">
            <text:p>1.43399584</text:p>
          </table:table-cell>
          <table:table-cell table:style-name="ce615" table:formula="of:=IF([.AX92]&lt;&gt;&quot;&quot;;[.AX92];[.AZ91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93]-[.AV93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93]&lt;&gt;0;[.C92]+[.K93]+[.B93]+[.AO93];[.C92]+[.K93]+[.B93])" office:value-type="float" office:value="0.2239508" calcext:value-type="float">
            <text:p>.224</text:p>
          </table:table-cell>
          <table:table-cell table:style-name="ce188" table:formula="of:=[.D92]+[.AH93]+[.BB93]+[.AM93]-[.AP93]" office:value-type="float" office:value="1.43399584499993" calcext:value-type="float">
            <text:p>1.4</text:p>
          </table:table-cell>
          <table:table-cell table:style-name="ce197" table:formula="of:=IF([.H93]=0;&quot;&quot;;[.D93]+[.C93]*[.H93]+[.BC93]+[.AG93]-[.AH93])">
            <text:p/>
          </table:table-cell>
          <table:table-cell table:style-name="ce275" table:formula="of:=100*IF([.L93]=0;0;[.E93]/[.E92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92]+[.J93]" office:value-type="float" office:value="-0.5" calcext:value-type="float">
            <text:p>-0.5</text:p>
          </table:table-cell>
          <table:table-cell table:style-name="ce330" table:formula="of:=1+[.O93]/([.C93]+0)" office:value-type="float" office:value="-1.23263323908644" calcext:value-type="float">
            <text:p>-1.2</text:p>
          </table:table-cell>
          <table:table-cell table:style-name="ce333" table:formula="of:=-[.O93]-[.C93]" office:value-type="float" office:value="0.2760492" calcext:value-type="float">
            <text:p>.276</text:p>
          </table:table-cell>
          <table:table-cell table:style-name="ce160"/>
          <table:table-cell table:style-name="ce344" table:formula="of:=-[.J93]+[.S92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93]/(ABS([.O93])*[.H93]*[.$V$6])" office:value-type="string" office:string-value="#VALUE!" calcext:value-type="error">
            <text:p>#VALUE!</text:p>
          </table:table-cell>
          <table:table-cell table:style-name="ce365" table:formula="of:=[.O93]*[.H93]/[.E93]" office:value-type="string" office:string-value="#VALUE!" calcext:value-type="error">
            <text:p>#VALUE!</text:p>
          </table:table-cell>
          <table:table-cell table:style-name="ce329" table:formula="of:=([.E93]*[.$W$6]-ABS([.S93])*[.H93])/[.H93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93]*(-[.$AA$6]*0.01+[.P93])/[.P93]" office:value-type="float" office:value="0" calcext:value-type="float">
            <text:p>0</text:p>
          </table:table-cell>
          <table:table-cell table:style-name="ce498" table:formula="of:=([.H93]-[.I93])*[.Q93]/[.E93]*100" office:value-type="string" office:string-value="#VALUE!" calcext:value-type="error">
            <text:p>#VALUE!</text:p>
          </table:table-cell>
          <table:table-cell table:style-name="ce506" table:formula="of:=[.E93]*[.$AA$6]*0.01/([.H93]-[.I93])" office:value-type="string" office:string-value="#VALUE!" calcext:value-type="error">
            <text:p>#VALUE!</text:p>
          </table:table-cell>
          <table:table-cell table:style-name="ce514" table:formula="of:=IF([.H93]=&quot;&quot;;&quot;#&quot;;[.H93]-0.01*[.$AC$6]*[.AG93]/[.O93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93])+SIGN([.O92])=0;[.H93];([.H93]*[.J93]+[.AE92]*[.O92])/[.O93]);0)" office:value-type="float" office:value="663" calcext:value-type="float">
            <text:p>663</text:p>
          </table:table-cell>
          <table:table-cell table:style-name="ce530" table:formula="of:=IF([.H93]=0;0;-([.H92]-[.H93])*[.O92])" office:value-type="float" office:value="0" calcext:value-type="float">
            <text:p/>
          </table:table-cell>
          <table:table-cell table:style-name="ce535" table:formula="of:=[.AF93]+[.AG92]-[.AH92]" office:value-type="float" office:value="0.0000000000000452970994047064" calcext:value-type="float">
            <text:p>0.0</text:p>
          </table:table-cell>
          <table:table-cell table:style-name="ce541" table:formula="of:=IF(OR([.O93]=0;SIGN([.O93])+SIGN([.O92])=0);(-[.H93]+[.AE92])*-[.O92];0)" office:value-type="float" office:value="0" calcext:value-type="float">
            <text:p/>
          </table:table-cell>
          <table:table-cell table:style-name="ce550" table:formula="of:=[.AG93]/([.E93]-[.AG93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93]*0.01*ABS([.J93]+[.K93])*[.H93]" office:value-type="float" office:value="-0" calcext:value-type="float">
            <text:p/>
          </table:table-cell>
          <table:table-cell table:style-name="ce578"/>
          <table:table-cell table:style-name="ce589" table:formula="of:=ROUND([.AP93]/[.AL93]-(([.AK93]*0.01*ABS([.J93]+[.K93])*0.001)+ABS([.AH93])/[.AL93]*0.001);8)+[.AN93]" office:value-type="string" office:string-value="#DIV/0!" calcext:value-type="error">
            <text:p>#DIV/0!</text:p>
          </table:table-cell>
          <table:table-cell table:style-name="ce597" table:formula="of:=IF([.AM93]+[.D92]+[.AH93]&gt;0;[.AM93];[.AM93]+[.D92]+[.AH93])*SIGN([.AL93])" office:value-type="float" office:value="-0" calcext:value-type="float">
            <text:p>0.0</text:p>
          </table:table-cell>
          <table:table-cell table:style-name="ce160"/>
          <table:table-cell table:style-name="ce603" table:formula="of:=IFERROR([.AO93]+[.AT93];&quot;&quot;)">
            <text:p/>
          </table:table-cell>
          <table:table-cell table:style-name="ce157" table:formula="of:=([.AY93]-[.D93])*SIGN([.L93])" office:value-type="float" office:value="-0" calcext:value-type="float">
            <text:p>0</text:p>
          </table:table-cell>
          <table:table-cell table:style-name="ce613"/>
          <table:table-cell table:style-name="ce617"/>
          <table:table-cell table:style-name="ce615" table:formula="of:=IF([.AU93]&lt;&gt;0;[.AU93];[.AV92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93]&lt;&gt;&quot;&quot;;[.AW93];[.AY92])" office:value-type="float" office:value="1.43399584" calcext:value-type="float">
            <text:p>1.43399584</text:p>
          </table:table-cell>
          <table:table-cell table:style-name="ce615" table:formula="of:=IF([.AX93]&lt;&gt;&quot;&quot;;[.AX93];[.AZ92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 table:style-name="ce161" table:formula="of:=([.C94]-[.AV94])*100000000" office:value-type="float" office:value="-895.000000000756" calcext:value-type="float">
            <text:p>-895.0000000008</text:p>
          </table:table-cell>
          <table:table-cell table:style-name="ce168"/>
          <table:table-cell table:style-name="ce178" table:formula="of:=IF([.AL94]&lt;&gt;0;[.C93]+[.K94]+[.B94]+[.AO94];[.C93]+[.K94]+[.B94])" office:value-type="float" office:value="0.2239508" calcext:value-type="float">
            <text:p>.224</text:p>
          </table:table-cell>
          <table:table-cell table:style-name="ce188" table:formula="of:=[.D93]+[.AH94]+[.BB94]+[.AM94]-[.AP94]" office:value-type="float" office:value="1.43399584499993" calcext:value-type="float">
            <text:p>1.4</text:p>
          </table:table-cell>
          <table:table-cell table:style-name="ce197" table:formula="of:=IF([.H94]=0;&quot;&quot;;[.D94]+[.C94]*[.H94]+[.BC94]+[.AG94]-[.AH94])">
            <text:p/>
          </table:table-cell>
          <table:table-cell table:style-name="ce275" table:formula="of:=100*IF([.L94]=0;0;[.E94]/[.E93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0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93]+[.J94]" office:value-type="float" office:value="-0.5" calcext:value-type="float">
            <text:p>-0.5</text:p>
          </table:table-cell>
          <table:table-cell table:style-name="ce330" table:formula="of:=1+[.O94]/([.C94]+0)" office:value-type="float" office:value="-1.23263323908644" calcext:value-type="float">
            <text:p>-1.2</text:p>
          </table:table-cell>
          <table:table-cell table:style-name="ce333" table:formula="of:=-[.O94]-[.C94]" office:value-type="float" office:value="0.2760492" calcext:value-type="float">
            <text:p>.276</text:p>
          </table:table-cell>
          <table:table-cell table:style-name="ce160"/>
          <table:table-cell table:style-name="ce344" table:formula="of:=-[.J94]+[.S93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94]/(ABS([.O94])*[.H94]*[.$V$6])" office:value-type="string" office:string-value="#VALUE!" calcext:value-type="error">
            <text:p>#VALUE!</text:p>
          </table:table-cell>
          <table:table-cell table:style-name="ce365" table:formula="of:=[.O94]*[.H94]/[.E94]" office:value-type="string" office:string-value="#VALUE!" calcext:value-type="error">
            <text:p>#VALUE!</text:p>
          </table:table-cell>
          <table:table-cell table:style-name="ce329" table:formula="of:=([.E94]*[.$W$6]-ABS([.S94])*[.H94])/[.H94]" office:value-type="string" office:string-value="#VALUE!" calcext:value-type="error">
            <text:p>#VALUE!</text:p>
          </table:table-cell>
          <table:table-cell table:style-name="ce160"/>
          <table:table-cell table:style-name="ce285" table:formula="of:=[.H94]*(-[.$AA$6]*0.01+[.P94])/[.P94]" office:value-type="float" office:value="0" calcext:value-type="float">
            <text:p>0</text:p>
          </table:table-cell>
          <table:table-cell table:style-name="ce498" table:formula="of:=([.H94]-[.I94])*[.Q94]/[.E94]*100" office:value-type="string" office:string-value="#VALUE!" calcext:value-type="error">
            <text:p>#VALUE!</text:p>
          </table:table-cell>
          <table:table-cell table:style-name="ce506" table:formula="of:=[.E94]*[.$AA$6]*0.01/([.H94]-[.I94])" office:value-type="string" office:string-value="#VALUE!" calcext:value-type="error">
            <text:p>#VALUE!</text:p>
          </table:table-cell>
          <table:table-cell table:style-name="ce514" table:formula="of:=IF([.H94]=&quot;&quot;;&quot;#&quot;;[.H94]-0.01*[.$AC$6]*[.AG94]/[.O94])" office:value-type="string" office:string-value="#" calcext:value-type="string">
            <text:p>#</text:p>
          </table:table-cell>
          <table:table-cell table:style-name="ce160"/>
          <table:table-cell table:style-name="ce521" table:formula="of:=IFERROR(IF(SIGN([.O94])+SIGN([.O93])=0;[.H94];([.H94]*[.J94]+[.AE93]*[.O93])/[.O94]);0)" office:value-type="float" office:value="663" calcext:value-type="float">
            <text:p>663</text:p>
          </table:table-cell>
          <table:table-cell table:style-name="ce530" table:formula="of:=IF([.H94]=0;0;-([.H93]-[.H94])*[.O93])" office:value-type="float" office:value="0" calcext:value-type="float">
            <text:p/>
          </table:table-cell>
          <table:table-cell table:style-name="ce535" table:formula="of:=[.AF94]+[.AG93]-[.AH93]" office:value-type="float" office:value="0.0000000000000452970994047064" calcext:value-type="float">
            <text:p>0.0</text:p>
          </table:table-cell>
          <table:table-cell table:style-name="ce541" table:formula="of:=IF(OR([.O94]=0;SIGN([.O94])+SIGN([.O93])=0);(-[.H94]+[.AE93])*-[.O93];0)" office:value-type="float" office:value="0" calcext:value-type="float">
            <text:p/>
          </table:table-cell>
          <table:table-cell table:style-name="ce550" table:formula="of:=[.AG94]/([.E94]-[.AG94])" office:value-type="string" office:string-value="#VALUE!" calcext:value-type="error">
            <text:p>#VALUE!</text:p>
          </table:table-cell>
          <table:table-cell table:style-name="ce160"/>
          <table:table-cell table:style-name="ce554"/>
          <table:table-cell table:style-name="ce282"/>
          <table:table-cell table:style-name="ce572" table:formula="of:=-[.AK94]*0.01*ABS([.J94]+[.K94])*[.H94]" office:value-type="float" office:value="-0" calcext:value-type="float">
            <text:p/>
          </table:table-cell>
          <table:table-cell table:style-name="ce578"/>
          <table:table-cell table:style-name="ce589" table:formula="of:=ROUND([.AP94]/[.AL94]-(([.AK94]*0.01*ABS([.J94]+[.K94])*0.001)+ABS([.AH94])/[.AL94]*0.001);8)+[.AN94]" office:value-type="string" office:string-value="#DIV/0!" calcext:value-type="error">
            <text:p>#DIV/0!</text:p>
          </table:table-cell>
          <table:table-cell table:style-name="ce597" table:formula="of:=IF([.AM94]+[.D93]+[.AH94]&gt;0;[.AM94];[.AM94]+[.D93]+[.AH94])*SIGN([.AL94])" office:value-type="float" office:value="-0" calcext:value-type="float">
            <text:p>0.0</text:p>
          </table:table-cell>
          <table:table-cell table:style-name="ce160"/>
          <table:table-cell table:style-name="ce603" table:formula="of:=IFERROR([.AO94]+[.AT94];&quot;&quot;)">
            <text:p/>
          </table:table-cell>
          <table:table-cell table:style-name="ce157" table:formula="of:=([.AY94]-[.D94])*SIGN([.L94])" office:value-type="float" office:value="-0" calcext:value-type="float">
            <text:p>0</text:p>
          </table:table-cell>
          <table:table-cell/>
          <table:table-cell table:style-name="ce617"/>
          <table:table-cell table:style-name="ce615" table:formula="of:=IF([.AU94]&lt;&gt;0;[.AU94];[.AV93])" office:value-type="float" office:value="0.22395975" calcext:value-type="float">
            <text:p>0.22395975</text:p>
          </table:table-cell>
          <table:table-cell table:style-name="ce624"/>
          <table:table-cell/>
          <table:table-cell table:style-name="ce615" table:formula="of:=IF([.AW94]&lt;&gt;&quot;&quot;;[.AW94];[.AY93])" office:value-type="float" office:value="1.43399584" calcext:value-type="float">
            <text:p>1.43399584</text:p>
          </table:table-cell>
          <table:table-cell table:style-name="ce615" table:formula="of:=IF([.AX94]&lt;&gt;&quot;&quot;;[.AX94];[.AZ93])" office:value-type="float" office:value="0" calcext:value-type="float">
            <text:p>0</text:p>
          </table:table-cell>
          <table:table-cell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94]+[.K95]+[.B95]" office:value-type="float" office:value="0.2239508" calcext:value-type="float">
            <text:p>0.22</text:p>
          </table:table-cell>
          <table:table-cell table:style-name="ce189" table:formula="of:=[.D94]-[.K95]*[.H95]+[.AF95]+[.AP95]" office:value-type="float" office:value="1.43399584499993" calcext:value-type="float">
            <text:p>1</text:p>
          </table:table-cell>
          <table:table-cell table:style-name="ce197" table:formula="of:=IF([.H95]=0;&quot;&quot;;[.D95]+[.C95]*[.H95]+[.BC95]+[.AG95]-[.AH95])">
            <text:p/>
          </table:table-cell>
          <table:table-cell table:style-name="ce275" table:formula="of:=100*IF([.L95]=0;0;[.E95]/[.E94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94]+[.J95]" office:value-type="float" office:value="-0.5" calcext:value-type="float">
            <text:p>-0.5</text:p>
          </table:table-cell>
          <table:table-cell table:style-name="ce329" table:formula="of:=1+[.O95]/([.C95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95]+[.S94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95]/(ABS([.O95])*[.H95]*[.$V$6])" office:value-type="string" office:string-value="#VALUE!" calcext:value-type="error">
            <text:p>#VALUE!</text:p>
          </table:table-cell>
          <table:table-cell table:style-name="ce365" table:formula="of:=[.O95]*[.H95]/[.E95]" office:value-type="string" office:string-value="#VALUE!" calcext:value-type="error">
            <text:p>#VALUE!</text:p>
          </table:table-cell>
          <table:table-cell table:style-name="ce329" table:formula="of:=([.E95]*[.$W$6]-ABS([.S95])*[.H95])/[.H95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95])+SIGN([.O94])=0;[.H95];([.H95]*[.J95]+[.AE94]*[.O94])/[.O95]);0)" office:value-type="float" office:value="663" calcext:value-type="float">
            <text:p>663</text:p>
          </table:table-cell>
          <table:table-cell table:style-name="ce531" table:formula="of:=IF([.H95]=0;0;-([.H94]-[.H95])*[.O94])" office:value-type="float" office:value="0" calcext:value-type="float">
            <text:p/>
          </table:table-cell>
          <table:table-cell table:style-name="ce535" table:formula="of:=[.AF95]+[.AG94]-[.AH94]" office:value-type="float" office:value="0.0000000000000452970994047064" calcext:value-type="float">
            <text:p>0.0</text:p>
          </table:table-cell>
          <table:table-cell table:style-name="ce541" table:formula="of:=IF(OR([.O95]=0;SIGN([.O95])+SIGN([.O94])=0);(-[.H95]+[.AE94])*-[.O94];0)" office:value-type="float" office:value="0" calcext:value-type="float">
            <text:p/>
          </table:table-cell>
          <table:table-cell table:style-name="ce550" table:formula="of:=[.AG95]/([.E95]-[.AG95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95]*0.01*ABS([.J95]+[.K95])*[.H95]" office:value-type="float" office:value="-0" calcext:value-type="float">
            <text:p/>
          </table:table-cell>
          <table:table-cell table:style-name="ce582"/>
          <table:table-cell/>
          <table:table-cell table:style-name="ce598"/>
          <table:table-cell table:style-name="ce160"/>
          <table:table-cell table:style-name="ce603" table:formula="of:=IFERROR([.AO95]+[.AT95];&quot;&quot;)" office:value-type="float" office:value="0" calcext:value-type="float">
            <text:p>0.0E+0</text:p>
          </table:table-cell>
          <table:table-cell table:style-name="ce157" table:formula="of:=([.AY95]-[.D95])*SIGN([.L95])" office:value-type="float" office:value="-0" calcext:value-type="float">
            <text:p>0</text:p>
          </table:table-cell>
          <table:table-cell table:number-columns-repeated="8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95]+[.K96]+[.B96]" office:value-type="float" office:value="0.2239508" calcext:value-type="float">
            <text:p>0.22</text:p>
          </table:table-cell>
          <table:table-cell table:style-name="ce189" table:formula="of:=[.D95]-[.K96]*[.H96]+[.AF96]+[.AP96]" office:value-type="float" office:value="1.43399584499993" calcext:value-type="float">
            <text:p>1</text:p>
          </table:table-cell>
          <table:table-cell table:style-name="ce197" table:formula="of:=IF([.H96]=0;&quot;&quot;;[.D96]+[.C96]*[.H96]+[.BC96]+[.AG96]-[.AH96])">
            <text:p/>
          </table:table-cell>
          <table:table-cell table:style-name="ce275" table:formula="of:=100*IF([.L96]=0;0;[.E96]/[.E95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95]+[.J96]" office:value-type="float" office:value="-0.5" calcext:value-type="float">
            <text:p>-0.5</text:p>
          </table:table-cell>
          <table:table-cell table:style-name="ce329" table:formula="of:=1+[.O96]/([.C96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96]+[.S95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96]/(ABS([.O96])*[.H96]*[.$V$6])" office:value-type="string" office:string-value="#VALUE!" calcext:value-type="error">
            <text:p>#VALUE!</text:p>
          </table:table-cell>
          <table:table-cell table:style-name="ce365" table:formula="of:=[.O96]*[.H96]/[.E96]" office:value-type="string" office:string-value="#VALUE!" calcext:value-type="error">
            <text:p>#VALUE!</text:p>
          </table:table-cell>
          <table:table-cell table:style-name="ce329" table:formula="of:=([.E96]*[.$W$6]-ABS([.S96])*[.H96])/[.H96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96])+SIGN([.O95])=0;[.H96];([.H96]*[.J96]+[.AE95]*[.O95])/[.O96]);0)" office:value-type="float" office:value="663" calcext:value-type="float">
            <text:p>663</text:p>
          </table:table-cell>
          <table:table-cell table:style-name="ce531" table:formula="of:=IF([.H96]=0;0;-([.H95]-[.H96])*[.O95])" office:value-type="float" office:value="0" calcext:value-type="float">
            <text:p/>
          </table:table-cell>
          <table:table-cell table:style-name="ce535" table:formula="of:=[.AF96]+[.AG95]-[.AH95]" office:value-type="float" office:value="0.0000000000000452970994047064" calcext:value-type="float">
            <text:p>0.0</text:p>
          </table:table-cell>
          <table:table-cell table:style-name="ce541" table:formula="of:=IF(OR([.O96]=0;SIGN([.O96])+SIGN([.O95])=0);(-[.H96]+[.AE95])*-[.O95];0)" office:value-type="float" office:value="0" calcext:value-type="float">
            <text:p/>
          </table:table-cell>
          <table:table-cell table:style-name="ce550" table:formula="of:=[.AG96]/([.E96]-[.AG96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96]*0.01*ABS([.J96]+[.K96])*[.H96]" office:value-type="float" office:value="-0" calcext:value-type="float">
            <text:p/>
          </table:table-cell>
          <table:table-cell table:style-name="ce582"/>
          <table:table-cell/>
          <table:table-cell table:style-name="ce598"/>
          <table:table-cell table:style-name="ce160"/>
          <table:table-cell table:style-name="ce603" table:formula="of:=IFERROR([.AO96]+[.AT96];&quot;&quot;)" office:value-type="float" office:value="0" calcext:value-type="float">
            <text:p>0.0E+0</text:p>
          </table:table-cell>
          <table:table-cell table:style-name="ce157" table:formula="of:=([.AY96]-[.D96])*SIGN([.L96])" office:value-type="float" office:value="-0" calcext:value-type="float">
            <text:p>0</text:p>
          </table:table-cell>
          <table:table-cell table:number-columns-repeated="8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96]+[.K97]+[.B97]" office:value-type="float" office:value="0.2239508" calcext:value-type="float">
            <text:p>0.22</text:p>
          </table:table-cell>
          <table:table-cell table:style-name="ce189" table:formula="of:=[.D96]-[.K97]*[.H97]+[.AF97]+[.AP97]" office:value-type="float" office:value="1.43399584499993" calcext:value-type="float">
            <text:p>1</text:p>
          </table:table-cell>
          <table:table-cell table:style-name="ce197" table:formula="of:=IF([.H97]=0;&quot;&quot;;[.D97]+[.C97]*[.H97]+[.BC97]+[.AG97]-[.AH97])">
            <text:p/>
          </table:table-cell>
          <table:table-cell table:style-name="ce275" table:formula="of:=100*IF([.L97]=0;0;[.E97]/[.E96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96]+[.J97]" office:value-type="float" office:value="-0.5" calcext:value-type="float">
            <text:p>-0.5</text:p>
          </table:table-cell>
          <table:table-cell table:style-name="ce329" table:formula="of:=1+[.O97]/([.C97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97]+[.S96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97]/(ABS([.O97])*[.H97]*[.$V$6])" office:value-type="string" office:string-value="#VALUE!" calcext:value-type="error">
            <text:p>#VALUE!</text:p>
          </table:table-cell>
          <table:table-cell table:style-name="ce365" table:formula="of:=[.O97]*[.H97]/[.E97]" office:value-type="string" office:string-value="#VALUE!" calcext:value-type="error">
            <text:p>#VALUE!</text:p>
          </table:table-cell>
          <table:table-cell table:style-name="ce329" table:formula="of:=([.E97]*[.$W$6]-ABS([.S97])*[.H97])/[.H97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97])+SIGN([.O96])=0;[.H97];([.H97]*[.J97]+[.AE96]*[.O96])/[.O97]);0)" office:value-type="float" office:value="663" calcext:value-type="float">
            <text:p>663</text:p>
          </table:table-cell>
          <table:table-cell table:style-name="ce531" table:formula="of:=IF([.H97]=0;0;-([.H96]-[.H97])*[.O96])" office:value-type="float" office:value="0" calcext:value-type="float">
            <text:p/>
          </table:table-cell>
          <table:table-cell table:style-name="ce535" table:formula="of:=[.AF97]+[.AG96]-[.AH96]" office:value-type="float" office:value="0.0000000000000452970994047064" calcext:value-type="float">
            <text:p>0.0</text:p>
          </table:table-cell>
          <table:table-cell table:style-name="ce541" table:formula="of:=IF(OR([.O97]=0;SIGN([.O97])+SIGN([.O96])=0);(-[.H97]+[.AE96])*-[.O96];0)" office:value-type="float" office:value="0" calcext:value-type="float">
            <text:p/>
          </table:table-cell>
          <table:table-cell table:style-name="ce550" table:formula="of:=[.AG97]/([.E97]-[.AG97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97]*0.01*ABS([.J97]+[.K97])*[.H97]" office:value-type="float" office:value="-0" calcext:value-type="float">
            <text:p/>
          </table:table-cell>
          <table:table-cell table:style-name="ce582"/>
          <table:table-cell/>
          <table:table-cell table:style-name="ce598"/>
          <table:table-cell table:style-name="ce160"/>
          <table:table-cell table:style-name="ce157" table:number-columns-repeated="2"/>
          <table:table-cell table:number-columns-repeated="8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97]+[.K98]+[.B98]" office:value-type="float" office:value="0.2239508" calcext:value-type="float">
            <text:p>0.22</text:p>
          </table:table-cell>
          <table:table-cell table:style-name="ce189" table:formula="of:=[.D97]-[.K98]*[.H98]+[.AF98]+[.AP98]" office:value-type="float" office:value="1.43399584499993" calcext:value-type="float">
            <text:p>1</text:p>
          </table:table-cell>
          <table:table-cell table:style-name="ce197" table:formula="of:=IF([.H98]=0;&quot;&quot;;[.D98]+[.C98]*[.H98]+[.BC98]+[.AG98]-[.AH98])">
            <text:p/>
          </table:table-cell>
          <table:table-cell table:style-name="ce275" table:formula="of:=100*IF([.L98]=0;0;[.E98]/[.E97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97]+[.J98]" office:value-type="float" office:value="-0.5" calcext:value-type="float">
            <text:p>-0.5</text:p>
          </table:table-cell>
          <table:table-cell table:style-name="ce329" table:formula="of:=1+[.O98]/([.C98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98]+[.S97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98]/(ABS([.O98])*[.H98]*[.$V$6])" office:value-type="string" office:string-value="#VALUE!" calcext:value-type="error">
            <text:p>#VALUE!</text:p>
          </table:table-cell>
          <table:table-cell table:style-name="ce365" table:formula="of:=[.O98]*[.H98]/[.E98]" office:value-type="string" office:string-value="#VALUE!" calcext:value-type="error">
            <text:p>#VALUE!</text:p>
          </table:table-cell>
          <table:table-cell table:style-name="ce329" table:formula="of:=([.E98]*[.$W$6]-ABS([.S98])*[.H98])/[.H98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98])+SIGN([.O97])=0;[.H98];([.H98]*[.J98]+[.AE97]*[.O97])/[.O98]);0)" office:value-type="float" office:value="663" calcext:value-type="float">
            <text:p>663</text:p>
          </table:table-cell>
          <table:table-cell table:style-name="ce531" table:formula="of:=IF([.H98]=0;0;-([.H97]-[.H98])*[.O97])" office:value-type="float" office:value="0" calcext:value-type="float">
            <text:p/>
          </table:table-cell>
          <table:table-cell table:style-name="ce535" table:formula="of:=[.AF98]+[.AG97]-[.AH97]" office:value-type="float" office:value="0.0000000000000452970994047064" calcext:value-type="float">
            <text:p>0.0</text:p>
          </table:table-cell>
          <table:table-cell table:style-name="ce541" table:formula="of:=IF(OR([.O98]=0;SIGN([.O98])+SIGN([.O97])=0);(-[.H98]+[.AE97])*-[.O97];0)" office:value-type="float" office:value="0" calcext:value-type="float">
            <text:p/>
          </table:table-cell>
          <table:table-cell table:style-name="ce550" table:formula="of:=[.AG98]/([.E98]-[.AG98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98]*0.01*ABS([.J98]+[.K98])*[.H98]" office:value-type="float" office:value="-0" calcext:value-type="float">
            <text:p/>
          </table:table-cell>
          <table:table-cell table:style-name="ce582"/>
          <table:table-cell/>
          <table:table-cell table:style-name="ce598"/>
          <table:table-cell table:style-name="ce160"/>
          <table:table-cell table:style-name="ce157" table:number-columns-repeated="2"/>
          <table:table-cell table:number-columns-repeated="8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98]+[.K99]+[.B99]" office:value-type="float" office:value="0.2239508" calcext:value-type="float">
            <text:p>0.22</text:p>
          </table:table-cell>
          <table:table-cell table:style-name="ce189" table:formula="of:=[.D98]-[.K99]*[.H99]+[.AF99]+[.AP99]" office:value-type="float" office:value="1.43399584499993" calcext:value-type="float">
            <text:p>1</text:p>
          </table:table-cell>
          <table:table-cell table:style-name="ce197" table:formula="of:=IF([.H99]=0;&quot;&quot;;[.D99]+[.C99]*[.H99]+[.BC99]+[.AG99]-[.AH99])">
            <text:p/>
          </table:table-cell>
          <table:table-cell table:style-name="ce275" table:formula="of:=100*IF([.L99]=0;0;[.E99]/[.E98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98]+[.J99]" office:value-type="float" office:value="-0.5" calcext:value-type="float">
            <text:p>-0.5</text:p>
          </table:table-cell>
          <table:table-cell table:style-name="ce329" table:formula="of:=1+[.O99]/([.C99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99]+[.S98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99]/(ABS([.O99])*[.H99]*[.$V$6])" office:value-type="string" office:string-value="#VALUE!" calcext:value-type="error">
            <text:p>#VALUE!</text:p>
          </table:table-cell>
          <table:table-cell table:style-name="ce365" table:formula="of:=[.O99]*[.H99]/[.E99]" office:value-type="string" office:string-value="#VALUE!" calcext:value-type="error">
            <text:p>#VALUE!</text:p>
          </table:table-cell>
          <table:table-cell table:style-name="ce329" table:formula="of:=([.E99]*[.$W$6]-ABS([.S99])*[.H99])/[.H99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99])+SIGN([.O98])=0;[.H99];([.H99]*[.J99]+[.AE98]*[.O98])/[.O99]);0)" office:value-type="float" office:value="663" calcext:value-type="float">
            <text:p>663</text:p>
          </table:table-cell>
          <table:table-cell table:style-name="ce531" table:formula="of:=IF([.H99]=0;0;-([.H98]-[.H99])*[.O98])" office:value-type="float" office:value="0" calcext:value-type="float">
            <text:p/>
          </table:table-cell>
          <table:table-cell table:style-name="ce535" table:formula="of:=[.AF99]+[.AG98]-[.AH98]" office:value-type="float" office:value="0.0000000000000452970994047064" calcext:value-type="float">
            <text:p>0.0</text:p>
          </table:table-cell>
          <table:table-cell table:style-name="ce541" table:formula="of:=IF(OR([.O99]=0;SIGN([.O99])+SIGN([.O98])=0);(-[.H99]+[.AE98])*-[.O98];0)" office:value-type="float" office:value="0" calcext:value-type="float">
            <text:p/>
          </table:table-cell>
          <table:table-cell table:style-name="ce550" table:formula="of:=[.AG99]/([.E99]-[.AG99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99]*0.01*ABS([.J99]+[.K99])*[.H99]" office:value-type="float" office:value="-0" calcext:value-type="float">
            <text:p/>
          </table:table-cell>
          <table:table-cell table:style-name="ce582"/>
          <table:table-cell/>
          <table:table-cell table:style-name="ce598"/>
          <table:table-cell table:style-name="ce160"/>
          <table:table-cell table:style-name="ce157" table:number-columns-repeated="2"/>
          <table:table-cell table:number-columns-repeated="8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99]+[.K100]+[.B100]" office:value-type="float" office:value="0.2239508" calcext:value-type="float">
            <text:p>0.22</text:p>
          </table:table-cell>
          <table:table-cell table:style-name="ce189" table:formula="of:=[.D99]-[.K100]*[.H100]+[.AF100]+[.AP100]" office:value-type="float" office:value="1.43399584499993" calcext:value-type="float">
            <text:p>1</text:p>
          </table:table-cell>
          <table:table-cell table:style-name="ce197" table:formula="of:=IF([.H100]=0;&quot;&quot;;[.D100]+[.C100]*[.H100]+[.BC100]+[.AG100]-[.AH100])">
            <text:p/>
          </table:table-cell>
          <table:table-cell table:style-name="ce275" table:formula="of:=100*IF([.L100]=0;0;[.E100]/[.E99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99]+[.J100]" office:value-type="float" office:value="-0.5" calcext:value-type="float">
            <text:p>-0.5</text:p>
          </table:table-cell>
          <table:table-cell table:style-name="ce329" table:formula="of:=1+[.O100]/([.C100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00]+[.S99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00]/(ABS([.O100])*[.H100]*[.$V$6])" office:value-type="string" office:string-value="#VALUE!" calcext:value-type="error">
            <text:p>#VALUE!</text:p>
          </table:table-cell>
          <table:table-cell table:style-name="ce365" table:formula="of:=[.O100]*[.H100]/[.E100]" office:value-type="string" office:string-value="#VALUE!" calcext:value-type="error">
            <text:p>#VALUE!</text:p>
          </table:table-cell>
          <table:table-cell table:style-name="ce329" table:formula="of:=([.E100]*[.$W$6]-ABS([.S100])*[.H100])/[.H100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00])+SIGN([.O99])=0;[.H100];([.H100]*[.J100]+[.AE99]*[.O99])/[.O100]);0)" office:value-type="float" office:value="663" calcext:value-type="float">
            <text:p>663</text:p>
          </table:table-cell>
          <table:table-cell table:style-name="ce531" table:formula="of:=IF([.H100]=0;0;-([.H99]-[.H100])*[.O99])" office:value-type="float" office:value="0" calcext:value-type="float">
            <text:p/>
          </table:table-cell>
          <table:table-cell table:style-name="ce535" table:formula="of:=[.AF100]+[.AG99]-[.AH99]" office:value-type="float" office:value="0.0000000000000452970994047064" calcext:value-type="float">
            <text:p>0.0</text:p>
          </table:table-cell>
          <table:table-cell table:style-name="ce541" table:formula="of:=IF(OR([.O100]=0;SIGN([.O100])+SIGN([.O99])=0);(-[.H100]+[.AE99])*-[.O99];0)" office:value-type="float" office:value="0" calcext:value-type="float">
            <text:p/>
          </table:table-cell>
          <table:table-cell table:style-name="ce550" table:formula="of:=[.AG100]/([.E100]-[.AG100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00]*0.01*ABS([.J100]+[.K100])*[.H100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style-name="ce157" table:number-columns-repeated="2"/>
          <table:table-cell table:number-columns-repeated="8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00]+[.K101]+[.B101]" office:value-type="float" office:value="0.2239508" calcext:value-type="float">
            <text:p>0.22</text:p>
          </table:table-cell>
          <table:table-cell table:style-name="ce189" table:formula="of:=[.D100]-[.K101]*[.H101]+[.AF101]+[.AP101]" office:value-type="float" office:value="1.43399584499993" calcext:value-type="float">
            <text:p>1</text:p>
          </table:table-cell>
          <table:table-cell table:style-name="ce197" table:formula="of:=IF([.H101]=0;&quot;&quot;;[.D101]+[.C101]*[.H101]+[.BC101]+[.AG101]-[.AH101])">
            <text:p/>
          </table:table-cell>
          <table:table-cell table:style-name="ce275" table:formula="of:=100*IF([.L101]=0;0;[.E101]/[.E100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00]+[.J101]" office:value-type="float" office:value="-0.5" calcext:value-type="float">
            <text:p>-0.5</text:p>
          </table:table-cell>
          <table:table-cell table:style-name="ce329" table:formula="of:=1+[.O101]/([.C101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01]+[.S100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01]/(ABS([.O101])*[.H101]*[.$V$6])" office:value-type="string" office:string-value="#VALUE!" calcext:value-type="error">
            <text:p>#VALUE!</text:p>
          </table:table-cell>
          <table:table-cell table:style-name="ce365" table:formula="of:=[.O101]*[.H101]/[.E101]" office:value-type="string" office:string-value="#VALUE!" calcext:value-type="error">
            <text:p>#VALUE!</text:p>
          </table:table-cell>
          <table:table-cell table:style-name="ce329" table:formula="of:=([.E101]*[.$W$6]-ABS([.S101])*[.H101])/[.H101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01])+SIGN([.O100])=0;[.H101];([.H101]*[.J101]+[.AE100]*[.O100])/[.O101]);0)" office:value-type="float" office:value="663" calcext:value-type="float">
            <text:p>663</text:p>
          </table:table-cell>
          <table:table-cell table:style-name="ce531" table:formula="of:=IF([.H101]=0;0;-([.H100]-[.H101])*[.O100])" office:value-type="float" office:value="0" calcext:value-type="float">
            <text:p/>
          </table:table-cell>
          <table:table-cell table:style-name="ce535" table:formula="of:=[.AF101]+[.AG100]-[.AH100]" office:value-type="float" office:value="0.0000000000000452970994047064" calcext:value-type="float">
            <text:p>0.0</text:p>
          </table:table-cell>
          <table:table-cell table:style-name="ce541" table:formula="of:=IF(OR([.O101]=0;SIGN([.O101])+SIGN([.O100])=0);(-[.H101]+[.AE100])*-[.O100];0)" office:value-type="float" office:value="0" calcext:value-type="float">
            <text:p/>
          </table:table-cell>
          <table:table-cell table:style-name="ce550" table:formula="of:=[.AG101]/([.E101]-[.AG101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01]*0.01*ABS([.J101]+[.K101])*[.H101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style-name="ce157" table:number-columns-repeated="2"/>
          <table:table-cell table:number-columns-repeated="8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01]+[.K102]+[.B102]" office:value-type="float" office:value="0.2239508" calcext:value-type="float">
            <text:p>0.22</text:p>
          </table:table-cell>
          <table:table-cell table:style-name="ce189" table:formula="of:=[.D101]-[.K102]*[.H102]+[.AF102]+[.AP102]" office:value-type="float" office:value="1.43399584499993" calcext:value-type="float">
            <text:p>1</text:p>
          </table:table-cell>
          <table:table-cell table:style-name="ce197" table:formula="of:=IF([.H102]=0;&quot;&quot;;[.D102]+[.C102]*[.H102]+[.BC102]+[.AG102]-[.AH102])">
            <text:p/>
          </table:table-cell>
          <table:table-cell table:style-name="ce275" table:formula="of:=100*IF([.L102]=0;0;[.E102]/[.E101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01]+[.J102]" office:value-type="float" office:value="-0.5" calcext:value-type="float">
            <text:p>-0.5</text:p>
          </table:table-cell>
          <table:table-cell table:style-name="ce329" table:formula="of:=1+[.O102]/([.C102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02]+[.S101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02]/(ABS([.O102])*[.H102]*[.$V$6])" office:value-type="string" office:string-value="#VALUE!" calcext:value-type="error">
            <text:p>#VALUE!</text:p>
          </table:table-cell>
          <table:table-cell table:style-name="ce365" table:formula="of:=[.O102]*[.H102]/[.E102]" office:value-type="string" office:string-value="#VALUE!" calcext:value-type="error">
            <text:p>#VALUE!</text:p>
          </table:table-cell>
          <table:table-cell table:style-name="ce329" table:formula="of:=([.E102]*[.$W$6]-ABS([.S102])*[.H102])/[.H102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02])+SIGN([.O101])=0;[.H102];([.H102]*[.J102]+[.AE101]*[.O101])/[.O102]);0)" office:value-type="float" office:value="663" calcext:value-type="float">
            <text:p>663</text:p>
          </table:table-cell>
          <table:table-cell table:style-name="ce531" table:formula="of:=IF([.H102]=0;0;-([.H101]-[.H102])*[.O101])" office:value-type="float" office:value="0" calcext:value-type="float">
            <text:p/>
          </table:table-cell>
          <table:table-cell table:style-name="ce535" table:formula="of:=[.AF102]+[.AG101]-[.AH101]" office:value-type="float" office:value="0.0000000000000452970994047064" calcext:value-type="float">
            <text:p>0.0</text:p>
          </table:table-cell>
          <table:table-cell table:style-name="ce541" table:formula="of:=IF(OR([.O102]=0;SIGN([.O102])+SIGN([.O101])=0);(-[.H102]+[.AE101])*-[.O101];0)" office:value-type="float" office:value="0" calcext:value-type="float">
            <text:p/>
          </table:table-cell>
          <table:table-cell table:style-name="ce550" table:formula="of:=[.AG102]/([.E102]-[.AG102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02]*0.01*ABS([.J102]+[.K102])*[.H102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02]+[.K103]+[.B103]" office:value-type="float" office:value="0.2239508" calcext:value-type="float">
            <text:p>0.22</text:p>
          </table:table-cell>
          <table:table-cell table:style-name="ce189" table:formula="of:=[.D102]-[.K103]*[.H103]+[.AF103]+[.AP103]" office:value-type="float" office:value="1.43399584499993" calcext:value-type="float">
            <text:p>1</text:p>
          </table:table-cell>
          <table:table-cell table:style-name="ce197" table:formula="of:=IF([.H103]=0;&quot;&quot;;[.D103]+[.C103]*[.H103]+[.BC103]+[.AG103]-[.AH103])">
            <text:p/>
          </table:table-cell>
          <table:table-cell table:style-name="ce275" table:formula="of:=100*IF([.L103]=0;0;[.E103]/[.E102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02]+[.J103]" office:value-type="float" office:value="-0.5" calcext:value-type="float">
            <text:p>-0.5</text:p>
          </table:table-cell>
          <table:table-cell table:style-name="ce329" table:formula="of:=1+[.O103]/([.C103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03]+[.S102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03]/(ABS([.O103])*[.H103]*[.$V$6])" office:value-type="string" office:string-value="#VALUE!" calcext:value-type="error">
            <text:p>#VALUE!</text:p>
          </table:table-cell>
          <table:table-cell table:style-name="ce365" table:formula="of:=[.O103]*[.H103]/[.E103]" office:value-type="string" office:string-value="#VALUE!" calcext:value-type="error">
            <text:p>#VALUE!</text:p>
          </table:table-cell>
          <table:table-cell table:style-name="ce329" table:formula="of:=([.E103]*[.$W$6]-ABS([.S103])*[.H103])/[.H103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03])+SIGN([.O102])=0;[.H103];([.H103]*[.J103]+[.AE102]*[.O102])/[.O103]);0)" office:value-type="float" office:value="663" calcext:value-type="float">
            <text:p>663</text:p>
          </table:table-cell>
          <table:table-cell table:style-name="ce531" table:formula="of:=IF([.H103]=0;0;-([.H102]-[.H103])*[.O102])" office:value-type="float" office:value="0" calcext:value-type="float">
            <text:p/>
          </table:table-cell>
          <table:table-cell table:style-name="ce535" table:formula="of:=[.AF103]+[.AG102]-[.AH102]" office:value-type="float" office:value="0.0000000000000452970994047064" calcext:value-type="float">
            <text:p>0.0</text:p>
          </table:table-cell>
          <table:table-cell table:style-name="ce541" table:formula="of:=IF(OR([.O103]=0;SIGN([.O103])+SIGN([.O102])=0);(-[.H103]+[.AE102])*-[.O102];0)" office:value-type="float" office:value="0" calcext:value-type="float">
            <text:p/>
          </table:table-cell>
          <table:table-cell table:style-name="ce550" table:formula="of:=[.AG103]/([.E103]-[.AG103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03]*0.01*ABS([.J103]+[.K103])*[.H103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03]+[.K104]+[.B104]" office:value-type="float" office:value="0.2239508" calcext:value-type="float">
            <text:p>0.22</text:p>
          </table:table-cell>
          <table:table-cell table:style-name="ce189" table:formula="of:=[.D103]-[.K104]*[.H104]+[.AF104]+[.AP104]" office:value-type="float" office:value="1.43399584499993" calcext:value-type="float">
            <text:p>1</text:p>
          </table:table-cell>
          <table:table-cell table:style-name="ce197" table:formula="of:=IF([.H104]=0;&quot;&quot;;[.D104]+[.C104]*[.H104]+[.BC104]+[.AG104]-[.AH104])">
            <text:p/>
          </table:table-cell>
          <table:table-cell table:style-name="ce275" table:formula="of:=100*IF([.L104]=0;0;[.E104]/[.E103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03]+[.J104]" office:value-type="float" office:value="-0.5" calcext:value-type="float">
            <text:p>-0.5</text:p>
          </table:table-cell>
          <table:table-cell table:style-name="ce329" table:formula="of:=1+[.O104]/([.C104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04]+[.S103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04]/(ABS([.O104])*[.H104]*[.$V$6])" office:value-type="string" office:string-value="#VALUE!" calcext:value-type="error">
            <text:p>#VALUE!</text:p>
          </table:table-cell>
          <table:table-cell table:style-name="ce365" table:formula="of:=[.O104]*[.H104]/[.E104]" office:value-type="string" office:string-value="#VALUE!" calcext:value-type="error">
            <text:p>#VALUE!</text:p>
          </table:table-cell>
          <table:table-cell table:style-name="ce329" table:formula="of:=([.E104]*[.$W$6]-ABS([.S104])*[.H104])/[.H104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04])+SIGN([.O103])=0;[.H104];([.H104]*[.J104]+[.AE103]*[.O103])/[.O104]);0)" office:value-type="float" office:value="663" calcext:value-type="float">
            <text:p>663</text:p>
          </table:table-cell>
          <table:table-cell table:style-name="ce531" table:formula="of:=IF([.H104]=0;0;-([.H103]-[.H104])*[.O103])" office:value-type="float" office:value="0" calcext:value-type="float">
            <text:p/>
          </table:table-cell>
          <table:table-cell table:style-name="ce535" table:formula="of:=[.AF104]+[.AG103]-[.AH103]" office:value-type="float" office:value="0.0000000000000452970994047064" calcext:value-type="float">
            <text:p>0.0</text:p>
          </table:table-cell>
          <table:table-cell table:style-name="ce541" table:formula="of:=IF(OR([.O104]=0;SIGN([.O104])+SIGN([.O103])=0);(-[.H104]+[.AE103])*-[.O103];0)" office:value-type="float" office:value="0" calcext:value-type="float">
            <text:p/>
          </table:table-cell>
          <table:table-cell table:style-name="ce550" table:formula="of:=[.AG104]/([.E104]-[.AG104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04]*0.01*ABS([.J104]+[.K104])*[.H104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04]+[.K105]+[.B105]" office:value-type="float" office:value="0.2239508" calcext:value-type="float">
            <text:p>0.22</text:p>
          </table:table-cell>
          <table:table-cell table:style-name="ce189" table:formula="of:=[.D104]-[.K105]*[.H105]+[.AF105]+[.AP105]" office:value-type="float" office:value="1.43399584499993" calcext:value-type="float">
            <text:p>1</text:p>
          </table:table-cell>
          <table:table-cell table:style-name="ce197" table:formula="of:=IF([.H105]=0;&quot;&quot;;[.D105]+[.C105]*[.H105]+[.BC105]+[.AG105]-[.AH105])">
            <text:p/>
          </table:table-cell>
          <table:table-cell table:style-name="ce275" table:formula="of:=100*IF([.L105]=0;0;[.E105]/[.E104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04]+[.J105]" office:value-type="float" office:value="-0.5" calcext:value-type="float">
            <text:p>-0.5</text:p>
          </table:table-cell>
          <table:table-cell table:style-name="ce329" table:formula="of:=1+[.O105]/([.C105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05]+[.S104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05]/(ABS([.O105])*[.H105]*[.$V$6])" office:value-type="string" office:string-value="#VALUE!" calcext:value-type="error">
            <text:p>#VALUE!</text:p>
          </table:table-cell>
          <table:table-cell table:style-name="ce365" table:formula="of:=[.O105]*[.H105]/[.E105]" office:value-type="string" office:string-value="#VALUE!" calcext:value-type="error">
            <text:p>#VALUE!</text:p>
          </table:table-cell>
          <table:table-cell table:style-name="ce329" table:formula="of:=([.E105]*[.$W$6]-ABS([.S105])*[.H105])/[.H105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05])+SIGN([.O104])=0;[.H105];([.H105]*[.J105]+[.AE104]*[.O104])/[.O105]);0)" office:value-type="float" office:value="663" calcext:value-type="float">
            <text:p>663</text:p>
          </table:table-cell>
          <table:table-cell table:style-name="ce531" table:formula="of:=IF([.H105]=0;0;-([.H104]-[.H105])*[.O104])" office:value-type="float" office:value="0" calcext:value-type="float">
            <text:p/>
          </table:table-cell>
          <table:table-cell table:style-name="ce535" table:formula="of:=[.AF105]+[.AG104]-[.AH104]" office:value-type="float" office:value="0.0000000000000452970994047064" calcext:value-type="float">
            <text:p>0.0</text:p>
          </table:table-cell>
          <table:table-cell table:style-name="ce541" table:formula="of:=IF(OR([.O105]=0;SIGN([.O105])+SIGN([.O104])=0);(-[.H105]+[.AE104])*-[.O104];0)" office:value-type="float" office:value="0" calcext:value-type="float">
            <text:p/>
          </table:table-cell>
          <table:table-cell table:style-name="ce550" table:formula="of:=[.AG105]/([.E105]-[.AG105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05]*0.01*ABS([.J105]+[.K105])*[.H105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05]+[.K106]+[.B106]" office:value-type="float" office:value="0.2239508" calcext:value-type="float">
            <text:p>0.22</text:p>
          </table:table-cell>
          <table:table-cell table:style-name="ce189" table:formula="of:=[.D105]-[.K106]*[.H106]+[.AF106]+[.AP106]" office:value-type="float" office:value="1.43399584499993" calcext:value-type="float">
            <text:p>1</text:p>
          </table:table-cell>
          <table:table-cell table:style-name="ce197" table:formula="of:=IF([.H106]=0;&quot;&quot;;[.D106]+[.C106]*[.H106]+[.BC106]+[.AG106]-[.AH106])">
            <text:p/>
          </table:table-cell>
          <table:table-cell table:style-name="ce275" table:formula="of:=100*IF([.L106]=0;0;[.E106]/[.E105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05]+[.J106]" office:value-type="float" office:value="-0.5" calcext:value-type="float">
            <text:p>-0.5</text:p>
          </table:table-cell>
          <table:table-cell table:style-name="ce329" table:formula="of:=1+[.O106]/([.C106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06]+[.S105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06]/(ABS([.O106])*[.H106]*[.$V$6])" office:value-type="string" office:string-value="#VALUE!" calcext:value-type="error">
            <text:p>#VALUE!</text:p>
          </table:table-cell>
          <table:table-cell table:style-name="ce365" table:formula="of:=[.O106]*[.H106]/[.E106]" office:value-type="string" office:string-value="#VALUE!" calcext:value-type="error">
            <text:p>#VALUE!</text:p>
          </table:table-cell>
          <table:table-cell table:style-name="ce329" table:formula="of:=([.E106]*[.$W$6]-ABS([.S106])*[.H106])/[.H106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06])+SIGN([.O105])=0;[.H106];([.H106]*[.J106]+[.AE105]*[.O105])/[.O106]);0)" office:value-type="float" office:value="663" calcext:value-type="float">
            <text:p>663</text:p>
          </table:table-cell>
          <table:table-cell table:style-name="ce531" table:formula="of:=IF([.H106]=0;0;-([.H105]-[.H106])*[.O105])" office:value-type="float" office:value="0" calcext:value-type="float">
            <text:p/>
          </table:table-cell>
          <table:table-cell table:style-name="ce535" table:formula="of:=[.AF106]+[.AG105]-[.AH105]" office:value-type="float" office:value="0.0000000000000452970994047064" calcext:value-type="float">
            <text:p>0.0</text:p>
          </table:table-cell>
          <table:table-cell table:style-name="ce541" table:formula="of:=IF(OR([.O106]=0;SIGN([.O106])+SIGN([.O105])=0);(-[.H106]+[.AE105])*-[.O105];0)" office:value-type="float" office:value="0" calcext:value-type="float">
            <text:p/>
          </table:table-cell>
          <table:table-cell table:style-name="ce550" table:formula="of:=[.AG106]/([.E106]-[.AG106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06]*0.01*ABS([.J106]+[.K106])*[.H106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06]+[.K107]+[.B107]" office:value-type="float" office:value="0.2239508" calcext:value-type="float">
            <text:p>0.22</text:p>
          </table:table-cell>
          <table:table-cell table:style-name="ce189" table:formula="of:=[.D106]-[.K107]*[.H107]+[.AF107]+[.AP107]" office:value-type="float" office:value="1.43399584499993" calcext:value-type="float">
            <text:p>1</text:p>
          </table:table-cell>
          <table:table-cell table:style-name="ce197" table:formula="of:=IF([.H107]=0;&quot;&quot;;[.D107]+[.C107]*[.H107]+[.BC107]+[.AG107]-[.AH107])">
            <text:p/>
          </table:table-cell>
          <table:table-cell table:style-name="ce275" table:formula="of:=100*IF([.L107]=0;0;[.E107]/[.E106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06]+[.J107]" office:value-type="float" office:value="-0.5" calcext:value-type="float">
            <text:p>-0.5</text:p>
          </table:table-cell>
          <table:table-cell table:style-name="ce329" table:formula="of:=1+[.O107]/([.C107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07]+[.S106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07]/(ABS([.O107])*[.H107]*[.$V$6])" office:value-type="string" office:string-value="#VALUE!" calcext:value-type="error">
            <text:p>#VALUE!</text:p>
          </table:table-cell>
          <table:table-cell table:style-name="ce365" table:formula="of:=[.O107]*[.H107]/[.E107]" office:value-type="string" office:string-value="#VALUE!" calcext:value-type="error">
            <text:p>#VALUE!</text:p>
          </table:table-cell>
          <table:table-cell table:style-name="ce329" table:formula="of:=([.E107]*[.$W$6]-ABS([.S107])*[.H107])/[.H107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07])+SIGN([.O106])=0;[.H107];([.H107]*[.J107]+[.AE106]*[.O106])/[.O107]);0)" office:value-type="float" office:value="663" calcext:value-type="float">
            <text:p>663</text:p>
          </table:table-cell>
          <table:table-cell table:style-name="ce531" table:formula="of:=IF([.H107]=0;0;-([.H106]-[.H107])*[.O106])" office:value-type="float" office:value="0" calcext:value-type="float">
            <text:p/>
          </table:table-cell>
          <table:table-cell table:style-name="ce535" table:formula="of:=[.AF107]+[.AG106]-[.AH106]" office:value-type="float" office:value="0.0000000000000452970994047064" calcext:value-type="float">
            <text:p>0.0</text:p>
          </table:table-cell>
          <table:table-cell table:style-name="ce541" table:formula="of:=IF(OR([.O107]=0;SIGN([.O107])+SIGN([.O106])=0);(-[.H107]+[.AE106])*-[.O106];0)" office:value-type="float" office:value="0" calcext:value-type="float">
            <text:p/>
          </table:table-cell>
          <table:table-cell table:style-name="ce550" table:formula="of:=[.AG107]/([.E107]-[.AG107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07]*0.01*ABS([.J107]+[.K107])*[.H107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07]+[.K108]+[.B108]" office:value-type="float" office:value="0.2239508" calcext:value-type="float">
            <text:p>0.22</text:p>
          </table:table-cell>
          <table:table-cell table:style-name="ce189" table:formula="of:=[.D107]-[.K108]*[.H108]+[.AF108]+[.AP108]" office:value-type="float" office:value="1.43399584499993" calcext:value-type="float">
            <text:p>1</text:p>
          </table:table-cell>
          <table:table-cell table:style-name="ce197" table:formula="of:=IF([.H108]=0;&quot;&quot;;[.D108]+[.C108]*[.H108]+[.BC108]+[.AG108]-[.AH108])">
            <text:p/>
          </table:table-cell>
          <table:table-cell table:style-name="ce275" table:formula="of:=100*IF([.L108]=0;0;[.E108]/[.E107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07]+[.J108]" office:value-type="float" office:value="-0.5" calcext:value-type="float">
            <text:p>-0.5</text:p>
          </table:table-cell>
          <table:table-cell table:style-name="ce329" table:formula="of:=1+[.O108]/([.C108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08]+[.S107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08]/(ABS([.O108])*[.H108]*[.$V$6])" office:value-type="string" office:string-value="#VALUE!" calcext:value-type="error">
            <text:p>#VALUE!</text:p>
          </table:table-cell>
          <table:table-cell table:style-name="ce365" table:formula="of:=[.O108]*[.H108]/[.E108]" office:value-type="string" office:string-value="#VALUE!" calcext:value-type="error">
            <text:p>#VALUE!</text:p>
          </table:table-cell>
          <table:table-cell table:style-name="ce329" table:formula="of:=([.E108]*[.$W$6]-ABS([.S108])*[.H108])/[.H108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08])+SIGN([.O107])=0;[.H108];([.H108]*[.J108]+[.AE107]*[.O107])/[.O108]);0)" office:value-type="float" office:value="663" calcext:value-type="float">
            <text:p>663</text:p>
          </table:table-cell>
          <table:table-cell table:style-name="ce531" table:formula="of:=IF([.H108]=0;0;-([.H107]-[.H108])*[.O107])" office:value-type="float" office:value="0" calcext:value-type="float">
            <text:p/>
          </table:table-cell>
          <table:table-cell table:style-name="ce535" table:formula="of:=[.AF108]+[.AG107]-[.AH107]" office:value-type="float" office:value="0.0000000000000452970994047064" calcext:value-type="float">
            <text:p>0.0</text:p>
          </table:table-cell>
          <table:table-cell table:style-name="ce541" table:formula="of:=IF(OR([.O108]=0;SIGN([.O108])+SIGN([.O107])=0);(-[.H108]+[.AE107])*-[.O107];0)" office:value-type="float" office:value="0" calcext:value-type="float">
            <text:p/>
          </table:table-cell>
          <table:table-cell table:style-name="ce550" table:formula="of:=[.AG108]/([.E108]-[.AG108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08]*0.01*ABS([.J108]+[.K108])*[.H108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08]+[.K109]+[.B109]" office:value-type="float" office:value="0.2239508" calcext:value-type="float">
            <text:p>0.22</text:p>
          </table:table-cell>
          <table:table-cell table:style-name="ce189" table:formula="of:=[.D108]-[.K109]*[.H109]+[.AF109]+[.AP109]" office:value-type="float" office:value="1.43399584499993" calcext:value-type="float">
            <text:p>1</text:p>
          </table:table-cell>
          <table:table-cell table:style-name="ce197" table:formula="of:=IF([.H109]=0;&quot;&quot;;[.D109]+[.C109]*[.H109]+[.BC109]+[.AG109]-[.AH109])">
            <text:p/>
          </table:table-cell>
          <table:table-cell table:style-name="ce275" table:formula="of:=100*IF([.L109]=0;0;[.E109]/[.E108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08]+[.J109]" office:value-type="float" office:value="-0.5" calcext:value-type="float">
            <text:p>-0.5</text:p>
          </table:table-cell>
          <table:table-cell table:style-name="ce329" table:formula="of:=1+[.O109]/([.C109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09]+[.S108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09]/(ABS([.O109])*[.H109]*[.$V$6])" office:value-type="string" office:string-value="#VALUE!" calcext:value-type="error">
            <text:p>#VALUE!</text:p>
          </table:table-cell>
          <table:table-cell table:style-name="ce365" table:formula="of:=[.O109]*[.H109]/[.E109]" office:value-type="string" office:string-value="#VALUE!" calcext:value-type="error">
            <text:p>#VALUE!</text:p>
          </table:table-cell>
          <table:table-cell table:style-name="ce329" table:formula="of:=([.E109]*[.$W$6]-ABS([.S109])*[.H109])/[.H109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09])+SIGN([.O108])=0;[.H109];([.H109]*[.J109]+[.AE108]*[.O108])/[.O109]);0)" office:value-type="float" office:value="663" calcext:value-type="float">
            <text:p>663</text:p>
          </table:table-cell>
          <table:table-cell table:style-name="ce531" table:formula="of:=IF([.H109]=0;0;-([.H108]-[.H109])*[.O108])" office:value-type="float" office:value="0" calcext:value-type="float">
            <text:p/>
          </table:table-cell>
          <table:table-cell table:style-name="ce535" table:formula="of:=[.AF109]+[.AG108]-[.AH108]" office:value-type="float" office:value="0.0000000000000452970994047064" calcext:value-type="float">
            <text:p>0.0</text:p>
          </table:table-cell>
          <table:table-cell table:style-name="ce541" table:formula="of:=IF(OR([.O109]=0;SIGN([.O109])+SIGN([.O108])=0);(-[.H109]+[.AE108])*-[.O108];0)" office:value-type="float" office:value="0" calcext:value-type="float">
            <text:p/>
          </table:table-cell>
          <table:table-cell table:style-name="ce550" table:formula="of:=[.AG109]/([.E109]-[.AG109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09]*0.01*ABS([.J109]+[.K109])*[.H109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09]+[.K110]+[.B110]" office:value-type="float" office:value="0.2239508" calcext:value-type="float">
            <text:p>0.22</text:p>
          </table:table-cell>
          <table:table-cell table:style-name="ce189" table:formula="of:=[.D109]-[.K110]*[.H110]+[.AF110]+[.AP110]" office:value-type="float" office:value="1.43399584499993" calcext:value-type="float">
            <text:p>1</text:p>
          </table:table-cell>
          <table:table-cell table:style-name="ce197" table:formula="of:=IF([.H110]=0;&quot;&quot;;[.D110]+[.C110]*[.H110]+[.BC110]+[.AG110]-[.AH110])">
            <text:p/>
          </table:table-cell>
          <table:table-cell table:style-name="ce275" table:formula="of:=100*IF([.L110]=0;0;[.E110]/[.E109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09]+[.J110]" office:value-type="float" office:value="-0.5" calcext:value-type="float">
            <text:p>-0.5</text:p>
          </table:table-cell>
          <table:table-cell table:style-name="ce329" table:formula="of:=1+[.O110]/([.C110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10]+[.S109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10]/(ABS([.O110])*[.H110]*[.$V$6])" office:value-type="string" office:string-value="#VALUE!" calcext:value-type="error">
            <text:p>#VALUE!</text:p>
          </table:table-cell>
          <table:table-cell table:style-name="ce365" table:formula="of:=[.O110]*[.H110]/[.E110]" office:value-type="string" office:string-value="#VALUE!" calcext:value-type="error">
            <text:p>#VALUE!</text:p>
          </table:table-cell>
          <table:table-cell table:style-name="ce329" table:formula="of:=([.E110]*[.$W$6]-ABS([.S110])*[.H110])/[.H110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10])+SIGN([.O109])=0;[.H110];([.H110]*[.J110]+[.AE109]*[.O109])/[.O110]);0)" office:value-type="float" office:value="663" calcext:value-type="float">
            <text:p>663</text:p>
          </table:table-cell>
          <table:table-cell table:style-name="ce531" table:formula="of:=IF([.H110]=0;0;-([.H109]-[.H110])*[.O109])" office:value-type="float" office:value="0" calcext:value-type="float">
            <text:p/>
          </table:table-cell>
          <table:table-cell table:style-name="ce535" table:formula="of:=[.AF110]+[.AG109]-[.AH109]" office:value-type="float" office:value="0.0000000000000452970994047064" calcext:value-type="float">
            <text:p>0.0</text:p>
          </table:table-cell>
          <table:table-cell table:style-name="ce541" table:formula="of:=IF(OR([.O110]=0;SIGN([.O110])+SIGN([.O109])=0);(-[.H110]+[.AE109])*-[.O109];0)" office:value-type="float" office:value="0" calcext:value-type="float">
            <text:p/>
          </table:table-cell>
          <table:table-cell table:style-name="ce550" table:formula="of:=[.AG110]/([.E110]-[.AG110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10]*0.01*ABS([.J110]+[.K110])*[.H110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10]+[.K111]+[.B111]" office:value-type="float" office:value="0.2239508" calcext:value-type="float">
            <text:p>0.22</text:p>
          </table:table-cell>
          <table:table-cell table:style-name="ce189" table:formula="of:=[.D110]-[.K111]*[.H111]+[.AF111]+[.AP111]" office:value-type="float" office:value="1.43399584499993" calcext:value-type="float">
            <text:p>1</text:p>
          </table:table-cell>
          <table:table-cell table:style-name="ce197" table:formula="of:=IF([.H111]=0;&quot;&quot;;[.D111]+[.C111]*[.H111]+[.BC111]+[.AG111]-[.AH111])">
            <text:p/>
          </table:table-cell>
          <table:table-cell table:style-name="ce275" table:formula="of:=100*IF([.L111]=0;0;[.E111]/[.E110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10]+[.J111]" office:value-type="float" office:value="-0.5" calcext:value-type="float">
            <text:p>-0.5</text:p>
          </table:table-cell>
          <table:table-cell table:style-name="ce329" table:formula="of:=1+[.O111]/([.C111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11]+[.S110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11]/(ABS([.O111])*[.H111]*[.$V$6])" office:value-type="string" office:string-value="#VALUE!" calcext:value-type="error">
            <text:p>#VALUE!</text:p>
          </table:table-cell>
          <table:table-cell table:style-name="ce365" table:formula="of:=[.O111]*[.H111]/[.E111]" office:value-type="string" office:string-value="#VALUE!" calcext:value-type="error">
            <text:p>#VALUE!</text:p>
          </table:table-cell>
          <table:table-cell table:style-name="ce329" table:formula="of:=([.E111]*[.$W$6]-ABS([.S111])*[.H111])/[.H111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11])+SIGN([.O110])=0;[.H111];([.H111]*[.J111]+[.AE110]*[.O110])/[.O111]);0)" office:value-type="float" office:value="663" calcext:value-type="float">
            <text:p>663</text:p>
          </table:table-cell>
          <table:table-cell table:style-name="ce531" table:formula="of:=IF([.H111]=0;0;-([.H110]-[.H111])*[.O110])" office:value-type="float" office:value="0" calcext:value-type="float">
            <text:p/>
          </table:table-cell>
          <table:table-cell table:style-name="ce535" table:formula="of:=[.AF111]+[.AG110]-[.AH110]" office:value-type="float" office:value="0.0000000000000452970994047064" calcext:value-type="float">
            <text:p>0.0</text:p>
          </table:table-cell>
          <table:table-cell table:style-name="ce541" table:formula="of:=IF(OR([.O111]=0;SIGN([.O111])+SIGN([.O110])=0);(-[.H111]+[.AE110])*-[.O110];0)" office:value-type="float" office:value="0" calcext:value-type="float">
            <text:p/>
          </table:table-cell>
          <table:table-cell table:style-name="ce550" table:formula="of:=[.AG111]/([.E111]-[.AG111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11]*0.01*ABS([.J111]+[.K111])*[.H111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11]+[.K112]+[.B112]" office:value-type="float" office:value="0.2239508" calcext:value-type="float">
            <text:p>0.22</text:p>
          </table:table-cell>
          <table:table-cell table:style-name="ce189" table:formula="of:=[.D111]-[.K112]*[.H112]+[.AF112]+[.AP112]" office:value-type="float" office:value="1.43399584499993" calcext:value-type="float">
            <text:p>1</text:p>
          </table:table-cell>
          <table:table-cell table:style-name="ce197" table:formula="of:=IF([.H112]=0;&quot;&quot;;[.D112]+[.C112]*[.H112]+[.BC112]+[.AG112]-[.AH112])">
            <text:p/>
          </table:table-cell>
          <table:table-cell table:style-name="ce275" table:formula="of:=100*IF([.L112]=0;0;[.E112]/[.E111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11]+[.J112]" office:value-type="float" office:value="-0.5" calcext:value-type="float">
            <text:p>-0.5</text:p>
          </table:table-cell>
          <table:table-cell table:style-name="ce329" table:formula="of:=1+[.O112]/([.C112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12]+[.S111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12]/(ABS([.O112])*[.H112]*[.$V$6])" office:value-type="string" office:string-value="#VALUE!" calcext:value-type="error">
            <text:p>#VALUE!</text:p>
          </table:table-cell>
          <table:table-cell table:style-name="ce365" table:formula="of:=[.O112]*[.H112]/[.E112]" office:value-type="string" office:string-value="#VALUE!" calcext:value-type="error">
            <text:p>#VALUE!</text:p>
          </table:table-cell>
          <table:table-cell table:style-name="ce329" table:formula="of:=([.E112]*[.$W$6]-ABS([.S112])*[.H112])/[.H112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12])+SIGN([.O111])=0;[.H112];([.H112]*[.J112]+[.AE111]*[.O111])/[.O112]);0)" office:value-type="float" office:value="663" calcext:value-type="float">
            <text:p>663</text:p>
          </table:table-cell>
          <table:table-cell table:style-name="ce531" table:formula="of:=IF([.H112]=0;0;-([.H111]-[.H112])*[.O111])" office:value-type="float" office:value="0" calcext:value-type="float">
            <text:p/>
          </table:table-cell>
          <table:table-cell table:style-name="ce535" table:formula="of:=[.AF112]+[.AG111]-[.AH111]" office:value-type="float" office:value="0.0000000000000452970994047064" calcext:value-type="float">
            <text:p>0.0</text:p>
          </table:table-cell>
          <table:table-cell table:style-name="ce541" table:formula="of:=IF(OR([.O112]=0;SIGN([.O112])+SIGN([.O111])=0);(-[.H112]+[.AE111])*-[.O111];0)" office:value-type="float" office:value="0" calcext:value-type="float">
            <text:p/>
          </table:table-cell>
          <table:table-cell table:style-name="ce550" table:formula="of:=[.AG112]/([.E112]-[.AG112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12]*0.01*ABS([.J112]+[.K112])*[.H112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12]+[.K113]+[.B113]" office:value-type="float" office:value="0.2239508" calcext:value-type="float">
            <text:p>0.22</text:p>
          </table:table-cell>
          <table:table-cell table:style-name="ce189" table:formula="of:=[.D112]-[.K113]*[.H113]+[.AF113]+[.AP113]" office:value-type="float" office:value="1.43399584499993" calcext:value-type="float">
            <text:p>1</text:p>
          </table:table-cell>
          <table:table-cell table:style-name="ce197" table:formula="of:=IF([.H113]=0;&quot;&quot;;[.D113]+[.C113]*[.H113]+[.BC113]+[.AG113]-[.AH113])">
            <text:p/>
          </table:table-cell>
          <table:table-cell table:style-name="ce275" table:formula="of:=100*IF([.L113]=0;0;[.E113]/[.E112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12]+[.J113]" office:value-type="float" office:value="-0.5" calcext:value-type="float">
            <text:p>-0.5</text:p>
          </table:table-cell>
          <table:table-cell table:style-name="ce329" table:formula="of:=1+[.O113]/([.C113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13]+[.S112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13]/(ABS([.O113])*[.H113]*[.$V$6])" office:value-type="string" office:string-value="#VALUE!" calcext:value-type="error">
            <text:p>#VALUE!</text:p>
          </table:table-cell>
          <table:table-cell table:style-name="ce365" table:formula="of:=[.O113]*[.H113]/[.E113]" office:value-type="string" office:string-value="#VALUE!" calcext:value-type="error">
            <text:p>#VALUE!</text:p>
          </table:table-cell>
          <table:table-cell table:style-name="ce329" table:formula="of:=([.E113]*[.$W$6]-ABS([.S113])*[.H113])/[.H113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13])+SIGN([.O112])=0;[.H113];([.H113]*[.J113]+[.AE112]*[.O112])/[.O113]);0)" office:value-type="float" office:value="663" calcext:value-type="float">
            <text:p>663</text:p>
          </table:table-cell>
          <table:table-cell table:style-name="ce531" table:formula="of:=IF([.H113]=0;0;-([.H112]-[.H113])*[.O112])" office:value-type="float" office:value="0" calcext:value-type="float">
            <text:p/>
          </table:table-cell>
          <table:table-cell table:style-name="ce535" table:formula="of:=[.AF113]+[.AG112]-[.AH112]" office:value-type="float" office:value="0.0000000000000452970994047064" calcext:value-type="float">
            <text:p>0.0</text:p>
          </table:table-cell>
          <table:table-cell table:style-name="ce541" table:formula="of:=IF(OR([.O113]=0;SIGN([.O113])+SIGN([.O112])=0);(-[.H113]+[.AE112])*-[.O112];0)" office:value-type="float" office:value="0" calcext:value-type="float">
            <text:p/>
          </table:table-cell>
          <table:table-cell table:style-name="ce550" table:formula="of:=[.AG113]/([.E113]-[.AG113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13]*0.01*ABS([.J113]+[.K113])*[.H113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13]+[.K114]+[.B114]" office:value-type="float" office:value="0.2239508" calcext:value-type="float">
            <text:p>0.22</text:p>
          </table:table-cell>
          <table:table-cell table:style-name="ce189" table:formula="of:=[.D113]-[.K114]*[.H114]+[.AF114]+[.AP114]" office:value-type="float" office:value="1.43399584499993" calcext:value-type="float">
            <text:p>1</text:p>
          </table:table-cell>
          <table:table-cell table:style-name="ce197" table:formula="of:=IF([.H114]=0;&quot;&quot;;[.D114]+[.C114]*[.H114]+[.BC114]+[.AG114]-[.AH114])">
            <text:p/>
          </table:table-cell>
          <table:table-cell table:style-name="ce275" table:formula="of:=100*IF([.L114]=0;0;[.E114]/[.E113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13]+[.J114]" office:value-type="float" office:value="-0.5" calcext:value-type="float">
            <text:p>-0.5</text:p>
          </table:table-cell>
          <table:table-cell table:style-name="ce329" table:formula="of:=1+[.O114]/([.C114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14]+[.S113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14]/(ABS([.O114])*[.H114]*[.$V$6])" office:value-type="string" office:string-value="#VALUE!" calcext:value-type="error">
            <text:p>#VALUE!</text:p>
          </table:table-cell>
          <table:table-cell table:style-name="ce365" table:formula="of:=[.O114]*[.H114]/[.E114]" office:value-type="string" office:string-value="#VALUE!" calcext:value-type="error">
            <text:p>#VALUE!</text:p>
          </table:table-cell>
          <table:table-cell table:style-name="ce329" table:formula="of:=([.E114]*[.$W$6]-ABS([.S114])*[.H114])/[.H114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14])+SIGN([.O113])=0;[.H114];([.H114]*[.J114]+[.AE113]*[.O113])/[.O114]);0)" office:value-type="float" office:value="663" calcext:value-type="float">
            <text:p>663</text:p>
          </table:table-cell>
          <table:table-cell table:style-name="ce531" table:formula="of:=IF([.H114]=0;0;-([.H113]-[.H114])*[.O113])" office:value-type="float" office:value="0" calcext:value-type="float">
            <text:p/>
          </table:table-cell>
          <table:table-cell table:style-name="ce535" table:formula="of:=[.AF114]+[.AG113]-[.AH113]" office:value-type="float" office:value="0.0000000000000452970994047064" calcext:value-type="float">
            <text:p>0.0</text:p>
          </table:table-cell>
          <table:table-cell table:style-name="ce541" table:formula="of:=IF(OR([.O114]=0;SIGN([.O114])+SIGN([.O113])=0);(-[.H114]+[.AE113])*-[.O113];0)" office:value-type="float" office:value="0" calcext:value-type="float">
            <text:p/>
          </table:table-cell>
          <table:table-cell table:style-name="ce550" table:formula="of:=[.AG114]/([.E114]-[.AG114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14]*0.01*ABS([.J114]+[.K114])*[.H114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14]+[.K115]+[.B115]" office:value-type="float" office:value="0.2239508" calcext:value-type="float">
            <text:p>0.22</text:p>
          </table:table-cell>
          <table:table-cell table:style-name="ce189" table:formula="of:=[.D114]-[.K115]*[.H115]+[.AF115]+[.AP115]" office:value-type="float" office:value="1.43399584499993" calcext:value-type="float">
            <text:p>1</text:p>
          </table:table-cell>
          <table:table-cell table:style-name="ce197" table:formula="of:=IF([.H115]=0;&quot;&quot;;[.D115]+[.C115]*[.H115]+[.BC115]+[.AG115]-[.AH115])">
            <text:p/>
          </table:table-cell>
          <table:table-cell table:style-name="ce275" table:formula="of:=100*IF([.L115]=0;0;[.E115]/[.E114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14]+[.J115]" office:value-type="float" office:value="-0.5" calcext:value-type="float">
            <text:p>-0.5</text:p>
          </table:table-cell>
          <table:table-cell table:style-name="ce329" table:formula="of:=1+[.O115]/([.C115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15]+[.S114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15]/(ABS([.O115])*[.H115]*[.$V$6])" office:value-type="string" office:string-value="#VALUE!" calcext:value-type="error">
            <text:p>#VALUE!</text:p>
          </table:table-cell>
          <table:table-cell table:style-name="ce365" table:formula="of:=[.O115]*[.H115]/[.E115]" office:value-type="string" office:string-value="#VALUE!" calcext:value-type="error">
            <text:p>#VALUE!</text:p>
          </table:table-cell>
          <table:table-cell table:style-name="ce329" table:formula="of:=([.E115]*[.$W$6]-ABS([.S115])*[.H115])/[.H115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15])+SIGN([.O114])=0;[.H115];([.H115]*[.J115]+[.AE114]*[.O114])/[.O115]);0)" office:value-type="float" office:value="663" calcext:value-type="float">
            <text:p>663</text:p>
          </table:table-cell>
          <table:table-cell table:style-name="ce531" table:formula="of:=IF([.H115]=0;0;-([.H114]-[.H115])*[.O114])" office:value-type="float" office:value="0" calcext:value-type="float">
            <text:p/>
          </table:table-cell>
          <table:table-cell table:style-name="ce535" table:formula="of:=[.AF115]+[.AG114]-[.AH114]" office:value-type="float" office:value="0.0000000000000452970994047064" calcext:value-type="float">
            <text:p>0.0</text:p>
          </table:table-cell>
          <table:table-cell table:style-name="ce541" table:formula="of:=IF(OR([.O115]=0;SIGN([.O115])+SIGN([.O114])=0);(-[.H115]+[.AE114])*-[.O114];0)" office:value-type="float" office:value="0" calcext:value-type="float">
            <text:p/>
          </table:table-cell>
          <table:table-cell table:style-name="ce550" table:formula="of:=[.AG115]/([.E115]-[.AG115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15]*0.01*ABS([.J115]+[.K115])*[.H115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15]+[.K116]+[.B116]" office:value-type="float" office:value="0.2239508" calcext:value-type="float">
            <text:p>0.22</text:p>
          </table:table-cell>
          <table:table-cell table:style-name="ce189" table:formula="of:=[.D115]-[.K116]*[.H116]+[.AF116]+[.AP116]" office:value-type="float" office:value="1.43399584499993" calcext:value-type="float">
            <text:p>1</text:p>
          </table:table-cell>
          <table:table-cell table:style-name="ce197" table:formula="of:=IF([.H116]=0;&quot;&quot;;[.D116]+[.C116]*[.H116]+[.BC116]+[.AG116]-[.AH116])">
            <text:p/>
          </table:table-cell>
          <table:table-cell table:style-name="ce275" table:formula="of:=100*IF([.L116]=0;0;[.E116]/[.E115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15]+[.J116]" office:value-type="float" office:value="-0.5" calcext:value-type="float">
            <text:p>-0.5</text:p>
          </table:table-cell>
          <table:table-cell table:style-name="ce329" table:formula="of:=1+[.O116]/([.C116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16]+[.S115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16]/(ABS([.O116])*[.H116]*[.$V$6])" office:value-type="string" office:string-value="#VALUE!" calcext:value-type="error">
            <text:p>#VALUE!</text:p>
          </table:table-cell>
          <table:table-cell table:style-name="ce365" table:formula="of:=[.O116]*[.H116]/[.E116]" office:value-type="string" office:string-value="#VALUE!" calcext:value-type="error">
            <text:p>#VALUE!</text:p>
          </table:table-cell>
          <table:table-cell table:style-name="ce329" table:formula="of:=([.E116]*[.$W$6]-ABS([.S116])*[.H116])/[.H116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16])+SIGN([.O115])=0;[.H116];([.H116]*[.J116]+[.AE115]*[.O115])/[.O116]);0)" office:value-type="float" office:value="663" calcext:value-type="float">
            <text:p>663</text:p>
          </table:table-cell>
          <table:table-cell table:style-name="ce531" table:formula="of:=IF([.H116]=0;0;-([.H115]-[.H116])*[.O115])" office:value-type="float" office:value="0" calcext:value-type="float">
            <text:p/>
          </table:table-cell>
          <table:table-cell table:style-name="ce535" table:formula="of:=[.AF116]+[.AG115]-[.AH115]" office:value-type="float" office:value="0.0000000000000452970994047064" calcext:value-type="float">
            <text:p>0.0</text:p>
          </table:table-cell>
          <table:table-cell table:style-name="ce541" table:formula="of:=IF(OR([.O116]=0;SIGN([.O116])+SIGN([.O115])=0);(-[.H116]+[.AE115])*-[.O115];0)" office:value-type="float" office:value="0" calcext:value-type="float">
            <text:p/>
          </table:table-cell>
          <table:table-cell table:style-name="ce550" table:formula="of:=[.AG116]/([.E116]-[.AG116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16]*0.01*ABS([.J116]+[.K116])*[.H116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16]+[.K117]+[.B117]" office:value-type="float" office:value="0.2239508" calcext:value-type="float">
            <text:p>0.22</text:p>
          </table:table-cell>
          <table:table-cell table:style-name="ce189" table:formula="of:=[.D116]-[.K117]*[.H117]+[.AF117]+[.AP117]" office:value-type="float" office:value="1.43399584499993" calcext:value-type="float">
            <text:p>1</text:p>
          </table:table-cell>
          <table:table-cell table:style-name="ce197" table:formula="of:=IF([.H117]=0;&quot;&quot;;[.D117]+[.C117]*[.H117]+[.BC117]+[.AG117]-[.AH117])">
            <text:p/>
          </table:table-cell>
          <table:table-cell table:style-name="ce275" table:formula="of:=100*IF([.L117]=0;0;[.E117]/[.E116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16]+[.J117]" office:value-type="float" office:value="-0.5" calcext:value-type="float">
            <text:p>-0.5</text:p>
          </table:table-cell>
          <table:table-cell table:style-name="ce329" table:formula="of:=1+[.O117]/([.C117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17]+[.S116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17]/(ABS([.O117])*[.H117]*[.$V$6])" office:value-type="string" office:string-value="#VALUE!" calcext:value-type="error">
            <text:p>#VALUE!</text:p>
          </table:table-cell>
          <table:table-cell table:style-name="ce365" table:formula="of:=[.O117]*[.H117]/[.E117]" office:value-type="string" office:string-value="#VALUE!" calcext:value-type="error">
            <text:p>#VALUE!</text:p>
          </table:table-cell>
          <table:table-cell table:style-name="ce329" table:formula="of:=([.E117]*[.$W$6]-ABS([.S117])*[.H117])/[.H117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17])+SIGN([.O116])=0;[.H117];([.H117]*[.J117]+[.AE116]*[.O116])/[.O117]);0)" office:value-type="float" office:value="663" calcext:value-type="float">
            <text:p>663</text:p>
          </table:table-cell>
          <table:table-cell table:style-name="ce531" table:formula="of:=IF([.H117]=0;0;-([.H116]-[.H117])*[.O116])" office:value-type="float" office:value="0" calcext:value-type="float">
            <text:p/>
          </table:table-cell>
          <table:table-cell table:style-name="ce535" table:formula="of:=[.AF117]+[.AG116]-[.AH116]" office:value-type="float" office:value="0.0000000000000452970994047064" calcext:value-type="float">
            <text:p>0.0</text:p>
          </table:table-cell>
          <table:table-cell table:style-name="ce541" table:formula="of:=IF(OR([.O117]=0;SIGN([.O117])+SIGN([.O116])=0);(-[.H117]+[.AE116])*-[.O116];0)" office:value-type="float" office:value="0" calcext:value-type="float">
            <text:p/>
          </table:table-cell>
          <table:table-cell table:style-name="ce550" table:formula="of:=[.AG117]/([.E117]-[.AG117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17]*0.01*ABS([.J117]+[.K117])*[.H117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17]+[.K118]+[.B118]" office:value-type="float" office:value="0.2239508" calcext:value-type="float">
            <text:p>0.22</text:p>
          </table:table-cell>
          <table:table-cell table:style-name="ce189" table:formula="of:=[.D117]-[.K118]*[.H118]+[.AF118]+[.AP118]" office:value-type="float" office:value="1.43399584499993" calcext:value-type="float">
            <text:p>1</text:p>
          </table:table-cell>
          <table:table-cell table:style-name="ce197" table:formula="of:=IF([.H118]=0;&quot;&quot;;[.D118]+[.C118]*[.H118]+[.BC118]+[.AG118]-[.AH118])">
            <text:p/>
          </table:table-cell>
          <table:table-cell table:style-name="ce275" table:formula="of:=100*IF([.L118]=0;0;[.E118]/[.E117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17]+[.J118]" office:value-type="float" office:value="-0.5" calcext:value-type="float">
            <text:p>-0.5</text:p>
          </table:table-cell>
          <table:table-cell table:style-name="ce329" table:formula="of:=1+[.O118]/([.C118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18]+[.S117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18]/(ABS([.O118])*[.H118]*[.$V$6])" office:value-type="string" office:string-value="#VALUE!" calcext:value-type="error">
            <text:p>#VALUE!</text:p>
          </table:table-cell>
          <table:table-cell table:style-name="ce365" table:formula="of:=[.O118]*[.H118]/[.E118]" office:value-type="string" office:string-value="#VALUE!" calcext:value-type="error">
            <text:p>#VALUE!</text:p>
          </table:table-cell>
          <table:table-cell table:style-name="ce329" table:formula="of:=([.E118]*[.$W$6]-ABS([.S118])*[.H118])/[.H118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18])+SIGN([.O117])=0;[.H118];([.H118]*[.J118]+[.AE117]*[.O117])/[.O118]);0)" office:value-type="float" office:value="663" calcext:value-type="float">
            <text:p>663</text:p>
          </table:table-cell>
          <table:table-cell table:style-name="ce531" table:formula="of:=IF([.H118]=0;0;-([.H117]-[.H118])*[.O117])" office:value-type="float" office:value="0" calcext:value-type="float">
            <text:p/>
          </table:table-cell>
          <table:table-cell table:style-name="ce535" table:formula="of:=[.AF118]+[.AG117]-[.AH117]" office:value-type="float" office:value="0.0000000000000452970994047064" calcext:value-type="float">
            <text:p>0.0</text:p>
          </table:table-cell>
          <table:table-cell table:style-name="ce541" table:formula="of:=IF(OR([.O118]=0;SIGN([.O118])+SIGN([.O117])=0);(-[.H118]+[.AE117])*-[.O117];0)" office:value-type="float" office:value="0" calcext:value-type="float">
            <text:p/>
          </table:table-cell>
          <table:table-cell table:style-name="ce550" table:formula="of:=[.AG118]/([.E118]-[.AG118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18]*0.01*ABS([.J118]+[.K118])*[.H118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18]+[.K119]+[.B119]" office:value-type="float" office:value="0.2239508" calcext:value-type="float">
            <text:p>0.22</text:p>
          </table:table-cell>
          <table:table-cell table:style-name="ce189" table:formula="of:=[.D118]-[.K119]*[.H119]+[.AF119]+[.AP119]" office:value-type="float" office:value="1.43399584499993" calcext:value-type="float">
            <text:p>1</text:p>
          </table:table-cell>
          <table:table-cell table:style-name="ce197" table:formula="of:=IF([.H119]=0;&quot;&quot;;[.D119]+[.C119]*[.H119]+[.BC119]+[.AG119]-[.AH119])">
            <text:p/>
          </table:table-cell>
          <table:table-cell table:style-name="ce275" table:formula="of:=100*IF([.L119]=0;0;[.E119]/[.E118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18]+[.J119]" office:value-type="float" office:value="-0.5" calcext:value-type="float">
            <text:p>-0.5</text:p>
          </table:table-cell>
          <table:table-cell table:style-name="ce329" table:formula="of:=1+[.O119]/([.C119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19]+[.S118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19]/(ABS([.O119])*[.H119]*[.$V$6])" office:value-type="string" office:string-value="#VALUE!" calcext:value-type="error">
            <text:p>#VALUE!</text:p>
          </table:table-cell>
          <table:table-cell table:style-name="ce365" table:formula="of:=[.O119]*[.H119]/[.E119]" office:value-type="string" office:string-value="#VALUE!" calcext:value-type="error">
            <text:p>#VALUE!</text:p>
          </table:table-cell>
          <table:table-cell table:style-name="ce329" table:formula="of:=([.E119]*[.$W$6]-ABS([.S119])*[.H119])/[.H119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19])+SIGN([.O118])=0;[.H119];([.H119]*[.J119]+[.AE118]*[.O118])/[.O119]);0)" office:value-type="float" office:value="663" calcext:value-type="float">
            <text:p>663</text:p>
          </table:table-cell>
          <table:table-cell table:style-name="ce531" table:formula="of:=IF([.H119]=0;0;-([.H118]-[.H119])*[.O118])" office:value-type="float" office:value="0" calcext:value-type="float">
            <text:p/>
          </table:table-cell>
          <table:table-cell table:style-name="ce535" table:formula="of:=[.AF119]+[.AG118]-[.AH118]" office:value-type="float" office:value="0.0000000000000452970994047064" calcext:value-type="float">
            <text:p>0.0</text:p>
          </table:table-cell>
          <table:table-cell table:style-name="ce541" table:formula="of:=IF(OR([.O119]=0;SIGN([.O119])+SIGN([.O118])=0);(-[.H119]+[.AE118])*-[.O118];0)" office:value-type="float" office:value="0" calcext:value-type="float">
            <text:p/>
          </table:table-cell>
          <table:table-cell table:style-name="ce550" table:formula="of:=[.AG119]/([.E119]-[.AG119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19]*0.01*ABS([.J119]+[.K119])*[.H119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19]+[.K120]+[.B120]" office:value-type="float" office:value="0.2239508" calcext:value-type="float">
            <text:p>0.22</text:p>
          </table:table-cell>
          <table:table-cell table:style-name="ce189" table:formula="of:=[.D119]-[.K120]*[.H120]+[.AF120]+[.AP120]" office:value-type="float" office:value="1.43399584499993" calcext:value-type="float">
            <text:p>1</text:p>
          </table:table-cell>
          <table:table-cell table:style-name="ce197" table:formula="of:=IF([.H120]=0;&quot;&quot;;[.D120]+[.C120]*[.H120]+[.BC120]+[.AG120]-[.AH120])">
            <text:p/>
          </table:table-cell>
          <table:table-cell table:style-name="ce275" table:formula="of:=100*IF([.L120]=0;0;[.E120]/[.E119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19]+[.J120]" office:value-type="float" office:value="-0.5" calcext:value-type="float">
            <text:p>-0.5</text:p>
          </table:table-cell>
          <table:table-cell table:style-name="ce329" table:formula="of:=1+[.O120]/([.C120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20]+[.S119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20]/(ABS([.O120])*[.H120]*[.$V$6])" office:value-type="string" office:string-value="#VALUE!" calcext:value-type="error">
            <text:p>#VALUE!</text:p>
          </table:table-cell>
          <table:table-cell table:style-name="ce365" table:formula="of:=[.O120]*[.H120]/[.E120]" office:value-type="string" office:string-value="#VALUE!" calcext:value-type="error">
            <text:p>#VALUE!</text:p>
          </table:table-cell>
          <table:table-cell table:style-name="ce329" table:formula="of:=([.E120]*[.$W$6]-ABS([.S120])*[.H120])/[.H120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20])+SIGN([.O119])=0;[.H120];([.H120]*[.J120]+[.AE119]*[.O119])/[.O120]);0)" office:value-type="float" office:value="663" calcext:value-type="float">
            <text:p>663</text:p>
          </table:table-cell>
          <table:table-cell table:style-name="ce531" table:formula="of:=IF([.H120]=0;0;-([.H119]-[.H120])*[.O119])" office:value-type="float" office:value="0" calcext:value-type="float">
            <text:p/>
          </table:table-cell>
          <table:table-cell table:style-name="ce535" table:formula="of:=[.AF120]+[.AG119]-[.AH119]" office:value-type="float" office:value="0.0000000000000452970994047064" calcext:value-type="float">
            <text:p>0.0</text:p>
          </table:table-cell>
          <table:table-cell table:style-name="ce541" table:formula="of:=IF(OR([.O120]=0;SIGN([.O120])+SIGN([.O119])=0);(-[.H120]+[.AE119])*-[.O119];0)" office:value-type="float" office:value="0" calcext:value-type="float">
            <text:p/>
          </table:table-cell>
          <table:table-cell table:style-name="ce550" table:formula="of:=[.AG120]/([.E120]-[.AG120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20]*0.01*ABS([.J120]+[.K120])*[.H120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20]+[.K121]+[.B121]" office:value-type="float" office:value="0.2239508" calcext:value-type="float">
            <text:p>0.22</text:p>
          </table:table-cell>
          <table:table-cell table:style-name="ce189" table:formula="of:=[.D120]-[.K121]*[.H121]+[.AF121]+[.AP121]" office:value-type="float" office:value="1.43399584499993" calcext:value-type="float">
            <text:p>1</text:p>
          </table:table-cell>
          <table:table-cell table:style-name="ce197" table:formula="of:=IF([.H121]=0;&quot;&quot;;[.D121]+[.C121]*[.H121]+[.BC121]+[.AG121]-[.AH121])">
            <text:p/>
          </table:table-cell>
          <table:table-cell table:style-name="ce275" table:formula="of:=100*IF([.L121]=0;0;[.E121]/[.E120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20]+[.J121]" office:value-type="float" office:value="-0.5" calcext:value-type="float">
            <text:p>-0.5</text:p>
          </table:table-cell>
          <table:table-cell table:style-name="ce329" table:formula="of:=1+[.O121]/([.C121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21]+[.S120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21]/(ABS([.O121])*[.H121]*[.$V$6])" office:value-type="string" office:string-value="#VALUE!" calcext:value-type="error">
            <text:p>#VALUE!</text:p>
          </table:table-cell>
          <table:table-cell table:style-name="ce365" table:formula="of:=[.O121]*[.H121]/[.E121]" office:value-type="string" office:string-value="#VALUE!" calcext:value-type="error">
            <text:p>#VALUE!</text:p>
          </table:table-cell>
          <table:table-cell table:style-name="ce329" table:formula="of:=([.E121]*[.$W$6]-ABS([.S121])*[.H121])/[.H121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21])+SIGN([.O120])=0;[.H121];([.H121]*[.J121]+[.AE120]*[.O120])/[.O121]);0)" office:value-type="float" office:value="663" calcext:value-type="float">
            <text:p>663</text:p>
          </table:table-cell>
          <table:table-cell table:style-name="ce531" table:formula="of:=IF([.H121]=0;0;-([.H120]-[.H121])*[.O120])" office:value-type="float" office:value="0" calcext:value-type="float">
            <text:p/>
          </table:table-cell>
          <table:table-cell table:style-name="ce535" table:formula="of:=[.AF121]+[.AG120]-[.AH120]" office:value-type="float" office:value="0.0000000000000452970994047064" calcext:value-type="float">
            <text:p>0.0</text:p>
          </table:table-cell>
          <table:table-cell table:style-name="ce541" table:formula="of:=IF(OR([.O121]=0;SIGN([.O121])+SIGN([.O120])=0);(-[.H121]+[.AE120])*-[.O120];0)" office:value-type="float" office:value="0" calcext:value-type="float">
            <text:p/>
          </table:table-cell>
          <table:table-cell table:style-name="ce550" table:formula="of:=[.AG121]/([.E121]-[.AG121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21]*0.01*ABS([.J121]+[.K121])*[.H121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21]+[.K122]+[.B122]" office:value-type="float" office:value="0.2239508" calcext:value-type="float">
            <text:p>0.22</text:p>
          </table:table-cell>
          <table:table-cell table:style-name="ce189" table:formula="of:=[.D121]-[.K122]*[.H122]+[.AF122]+[.AP122]" office:value-type="float" office:value="1.43399584499993" calcext:value-type="float">
            <text:p>1</text:p>
          </table:table-cell>
          <table:table-cell table:style-name="ce197" table:formula="of:=IF([.H122]=0;&quot;&quot;;[.D122]+[.C122]*[.H122]+[.BC122]+[.AG122]-[.AH122])">
            <text:p/>
          </table:table-cell>
          <table:table-cell table:style-name="ce275" table:formula="of:=100*IF([.L122]=0;0;[.E122]/[.E121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21]+[.J122]" office:value-type="float" office:value="-0.5" calcext:value-type="float">
            <text:p>-0.5</text:p>
          </table:table-cell>
          <table:table-cell table:style-name="ce329" table:formula="of:=1+[.O122]/([.C122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22]+[.S121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22]/(ABS([.O122])*[.H122]*[.$V$6])" office:value-type="string" office:string-value="#VALUE!" calcext:value-type="error">
            <text:p>#VALUE!</text:p>
          </table:table-cell>
          <table:table-cell table:style-name="ce365" table:formula="of:=[.O122]*[.H122]/[.E122]" office:value-type="string" office:string-value="#VALUE!" calcext:value-type="error">
            <text:p>#VALUE!</text:p>
          </table:table-cell>
          <table:table-cell table:style-name="ce329" table:formula="of:=([.E122]*[.$W$6]-ABS([.S122])*[.H122])/[.H122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22])+SIGN([.O121])=0;[.H122];([.H122]*[.J122]+[.AE121]*[.O121])/[.O122]);0)" office:value-type="float" office:value="663" calcext:value-type="float">
            <text:p>663</text:p>
          </table:table-cell>
          <table:table-cell table:style-name="ce531" table:formula="of:=IF([.H122]=0;0;-([.H121]-[.H122])*[.O121])" office:value-type="float" office:value="0" calcext:value-type="float">
            <text:p/>
          </table:table-cell>
          <table:table-cell table:style-name="ce535" table:formula="of:=[.AF122]+[.AG121]-[.AH121]" office:value-type="float" office:value="0.0000000000000452970994047064" calcext:value-type="float">
            <text:p>0.0</text:p>
          </table:table-cell>
          <table:table-cell table:style-name="ce541" table:formula="of:=IF(OR([.O122]=0;SIGN([.O122])+SIGN([.O121])=0);(-[.H122]+[.AE121])*-[.O121];0)" office:value-type="float" office:value="0" calcext:value-type="float">
            <text:p/>
          </table:table-cell>
          <table:table-cell table:style-name="ce550" table:formula="of:=[.AG122]/([.E122]-[.AG122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22]*0.01*ABS([.J122]+[.K122])*[.H122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>
          <table:table-cell/>
          <table:table-cell table:style-name="ce168"/>
          <table:table-cell table:style-name="ce179" table:formula="of:=[.C122]+[.K123]+[.B123]" office:value-type="float" office:value="0.2239508" calcext:value-type="float">
            <text:p>0.22</text:p>
          </table:table-cell>
          <table:table-cell table:style-name="ce189" table:formula="of:=[.D122]-[.K123]*[.H123]+[.AF123]+[.AP123]" office:value-type="float" office:value="1.43399584499993" calcext:value-type="float">
            <text:p>1</text:p>
          </table:table-cell>
          <table:table-cell table:style-name="ce197" table:formula="of:=IF([.H123]=0;&quot;&quot;;[.D123]+[.C123]*[.H123]+[.BC123]+[.AG123]-[.AH123])">
            <text:p/>
          </table:table-cell>
          <table:table-cell table:style-name="ce275" table:formula="of:=100*IF([.L123]=0;0;[.E123]/[.E122]-1)" office:value-type="float" office:value="0" calcext:value-type="float">
            <text:p/>
          </table:table-cell>
          <table:table-cell table:style-name="ce160"/>
          <table:table-cell table:style-name="ce285"/>
          <table:table-cell table:style-name="ce295"/>
          <table:table-cell table:style-name="ce302"/>
          <table:table-cell table:style-name="ce162"/>
          <table:table-cell table:style-name="ce315"/>
          <table:table-cell table:style-name="ce320"/>
          <table:table-cell table:style-name="ce160"/>
          <table:table-cell table:style-name="ce308" table:formula="of:=[.O122]+[.J123]" office:value-type="float" office:value="-0.5" calcext:value-type="float">
            <text:p>-0.5</text:p>
          </table:table-cell>
          <table:table-cell table:style-name="ce329" table:formula="of:=1+[.O123]/([.C123]+[.$C$4])" office:value-type="float" office:value="-0.756670746358808" calcext:value-type="float">
            <text:p>-0.8</text:p>
          </table:table-cell>
          <table:table-cell/>
          <table:table-cell table:style-name="ce160"/>
          <table:table-cell table:style-name="ce344" table:formula="of:=-[.J123]+[.S122]" office:value-type="float" office:value="0.5" calcext:value-type="float">
            <text:p>0.5</text:p>
          </table:table-cell>
          <table:table-cell table:style-name="ce351"/>
          <table:table-cell table:style-name="ce358"/>
          <table:table-cell table:style-name="ce361" table:formula="of:=[.E123]/(ABS([.O123])*[.H123]*[.$V$6])" office:value-type="string" office:string-value="#VALUE!" calcext:value-type="error">
            <text:p>#VALUE!</text:p>
          </table:table-cell>
          <table:table-cell table:style-name="ce365" table:formula="of:=[.O123]*[.H123]/[.E123]" office:value-type="string" office:string-value="#VALUE!" calcext:value-type="error">
            <text:p>#VALUE!</text:p>
          </table:table-cell>
          <table:table-cell table:style-name="ce329" table:formula="of:=([.E123]*[.$W$6]-ABS([.S123])*[.H123])/[.H123]" office:value-type="string" office:string-value="#VALUE!" calcext:value-type="error">
            <text:p>#VALUE!</text:p>
          </table:table-cell>
          <table:table-cell table:style-name="ce160"/>
          <table:table-cell/>
          <table:table-cell table:style-name="ce499"/>
          <table:table-cell table:style-name="ce302"/>
          <table:table-cell table:style-name="ce499"/>
          <table:table-cell table:style-name="ce160"/>
          <table:table-cell table:style-name="ce521" table:formula="of:=IFERROR(IF(SIGN([.O123])+SIGN([.O122])=0;[.H123];([.H123]*[.J123]+[.AE122]*[.O122])/[.O123]);0)" office:value-type="float" office:value="663" calcext:value-type="float">
            <text:p>663</text:p>
          </table:table-cell>
          <table:table-cell table:style-name="ce531" table:formula="of:=IF([.H123]=0;0;-([.H122]-[.H123])*[.O122])" office:value-type="float" office:value="0" calcext:value-type="float">
            <text:p/>
          </table:table-cell>
          <table:table-cell table:style-name="ce535" table:formula="of:=[.AF123]+[.AG122]-[.AH122]" office:value-type="float" office:value="0.0000000000000452970994047064" calcext:value-type="float">
            <text:p>0.0</text:p>
          </table:table-cell>
          <table:table-cell table:style-name="ce541" table:formula="of:=IF(OR([.O123]=0;SIGN([.O123])+SIGN([.O122])=0);(-[.H123]+[.AE122])*-[.O122];0)" office:value-type="float" office:value="0" calcext:value-type="float">
            <text:p/>
          </table:table-cell>
          <table:table-cell table:style-name="ce550" table:formula="of:=[.AG123]/([.E123]-[.AG123])" office:value-type="string" office:string-value="#VALUE!" calcext:value-type="error">
            <text:p>#VALUE!</text:p>
          </table:table-cell>
          <table:table-cell table:style-name="ce160"/>
          <table:table-cell table:number-columns-repeated="2"/>
          <table:table-cell table:style-name="ce573" table:formula="of:=-[.AK123]*0.01*ABS([.J123]+[.K123])*[.H123]" office:value-type="float" office:value="-0" calcext:value-type="float">
            <text:p/>
          </table:table-cell>
          <table:table-cell table:style-name="ce582"/>
          <table:table-cell table:number-columns-repeated="2"/>
          <table:table-cell table:style-name="ce160"/>
          <table:table-cell table:number-columns-repeated="10"/>
          <table:table-cell table:style-name="ce638" table:number-columns-repeated="2"/>
          <table:table-cell table:number-columns-repeated="968"/>
        </table:table-row>
        <table:table-row table:style-name="ro1" table:number-rows-repeated="876">
          <table:table-cell table:number-columns-repeated="5"/>
          <table:table-cell table:style-name="ce276"/>
          <table:table-cell table:number-columns-repeated="1017"/>
        </table:table-row>
        <table:table-row table:style-name="ro1" table:number-rows-repeated="104757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0GNU.F10:1Log.F999">
            <calcext:condition calcext:apply-style-name="Untitled6" calcext:value="&lt;=-5" calcext:base-cell-address="1Log.A1"/>
            <calcext:condition calcext:apply-style-name="Untitled15" calcext:value="&gt;=10" calcext:base-cell-address="1Log.A1"/>
            <calcext:condition calcext:apply-style-name="Untitled9" calcext:value="&lt;0" calcext:base-cell-address="1Log.A1"/>
            <calcext:condition calcext:apply-style-name="Untitled7" calcext:value="&gt;0" calcext:base-cell-address="1Log.A1"/>
          </calcext:conditional-format>
          <calcext:conditional-format calcext:target-range-address="1Log.AI10:1Log.AI10">
            <calcext:condition calcext:apply-style-name="Untitled5" calcext:value="&gt;9" calcext:base-cell-address="1Log.AI10"/>
            <calcext:condition calcext:apply-style-name="Untitled6" calcext:value="&lt;-2" calcext:base-cell-address="1Log.AI10"/>
          </calcext:conditional-format>
          <calcext:conditional-format calcext:target-range-address="1Log.F6:1Log.F6">
            <calcext:condition calcext:apply-style-name="Untitled1" calcext:value="&lt;0.9" calcext:base-cell-address="1Log.F6"/>
            <calcext:condition calcext:apply-style-name="Untitled7" calcext:value="&gt;1.09" calcext:base-cell-address="1Log.F6"/>
          </calcext:conditional-format>
          <calcext:conditional-format calcext:target-range-address="1Log.AI37:1Log.AI123 1Log.AI21:1Log.AI35 1Log.AI11:1Log.AI19">
            <calcext:condition calcext:apply-style-name="Untitled5" calcext:value="&gt;0.09" calcext:base-cell-address="1Log.AI11"/>
            <calcext:condition calcext:apply-style-name="Untitled8" calcext:value="&lt;-0.05" calcext:base-cell-address="1Log.AI11"/>
          </calcext:conditional-format>
          <calcext:conditional-format calcext:target-range-address="1Log.AH62:1Log.AH76">
            <calcext:condition calcext:apply-style-name="Untitled5" calcext:value="&gt;0" calcext:base-cell-address="1Log.AH62"/>
            <calcext:condition calcext:apply-style-name="Untitled10" calcext:value="&lt;0" calcext:base-cell-address="1Log.AH62"/>
          </calcext:conditional-format>
          <calcext:conditional-format calcext:target-range-address="1Log.AI8:1Log.AI8">
            <calcext:condition calcext:apply-style-name="Untitled11" calcext:value="&lt;-0.049" calcext:base-cell-address="1Log.AI8"/>
            <calcext:condition calcext:apply-style-name="Untitled12" calcext:value="&gt;0.089" calcext:base-cell-address="1Log.AI8"/>
          </calcext:conditional-format>
          <calcext:conditional-format calcext:target-range-address="1Log.AG8:1Log.AG8">
            <calcext:condition calcext:apply-style-name="34" calcext:value="&lt;0" calcext:base-cell-address="1Log.AG8"/>
            <calcext:condition calcext:apply-style-name="Untitled13" calcext:value="&gt;0" calcext:base-cell-address="1Log.AG8"/>
          </calcext:conditional-format>
          <calcext:conditional-format calcext:target-range-address="1Log.AH37:1Log.AH123 1Log.AH21:1Log.AH35 1Log.AH11:1Log.AH19">
            <calcext:condition calcext:apply-style-name="Untitled5" calcext:value="&gt;0" calcext:base-cell-address="1Log.AH11"/>
            <calcext:condition calcext:apply-style-name="Untitled10" calcext:value="&lt;0" calcext:base-cell-address="1Log.AH11"/>
          </calcext:conditional-format>
          <calcext:conditional-format calcext:target-range-address="1Log.F8:1Log.F8">
            <calcext:condition calcext:apply-style-name="Untitled5" calcext:value="&gt;0.09" calcext:base-cell-address="1Log.F8"/>
            <calcext:condition calcext:apply-style-name="Untitled9" calcext:value="&lt;-0.05" calcext:base-cell-address="1Log.F8"/>
          </calcext:conditional-format>
          <calcext:conditional-format calcext:target-range-address="1Log.AI10:1Log.AI10">
            <calcext:condition calcext:apply-style-name="Untitled5" calcext:value="&gt;9" calcext:base-cell-address="1Log.AI10"/>
            <calcext:condition calcext:apply-style-name="Untitled6" calcext:value="&lt;-2" calcext:base-cell-address="1Log.AI10"/>
          </calcext:conditional-format>
          <calcext:conditional-format calcext:target-range-address="1Log.F6:1Log.F6">
            <calcext:condition calcext:apply-style-name="Untitled1" calcext:value="&lt;0.9" calcext:base-cell-address="1Log.F6"/>
            <calcext:condition calcext:apply-style-name="Untitled7" calcext:value="&gt;1.09" calcext:base-cell-address="1Log.F6"/>
          </calcext:conditional-format>
          <calcext:conditional-format calcext:target-range-address="1Log.AI37:1Log.AI123 1Log.AI21:1Log.AI35 1Log.AI11:1Log.AI19">
            <calcext:condition calcext:apply-style-name="Untitled5" calcext:value="&gt;0.09" calcext:base-cell-address="1Log.AI11"/>
            <calcext:condition calcext:apply-style-name="Untitled8" calcext:value="&lt;-0.05" calcext:base-cell-address="1Log.AI11"/>
          </calcext:conditional-format>
          <calcext:conditional-format calcext:target-range-address="1Log.AH62:1Log.AH76">
            <calcext:condition calcext:apply-style-name="Untitled5" calcext:value="&gt;0" calcext:base-cell-address="1Log.AH62"/>
            <calcext:condition calcext:apply-style-name="Untitled10" calcext:value="&lt;0" calcext:base-cell-address="1Log.AH62"/>
          </calcext:conditional-format>
          <calcext:conditional-format calcext:target-range-address="1Log.AI8:1Log.AI8">
            <calcext:condition calcext:apply-style-name="Untitled11" calcext:value="&lt;-0.049" calcext:base-cell-address="1Log.AI8"/>
            <calcext:condition calcext:apply-style-name="Untitled12" calcext:value="&gt;0.089" calcext:base-cell-address="1Log.AI8"/>
          </calcext:conditional-format>
          <calcext:conditional-format calcext:target-range-address="1Log.AG8:1Log.AG8">
            <calcext:condition calcext:apply-style-name="34" calcext:value="&lt;0" calcext:base-cell-address="1Log.AG8"/>
            <calcext:condition calcext:apply-style-name="Untitled13" calcext:value="&gt;0" calcext:base-cell-address="1Log.AG8"/>
          </calcext:conditional-format>
          <calcext:conditional-format calcext:target-range-address="1Log.AH37:1Log.AH123 1Log.AH21:1Log.AH35 1Log.AH11:1Log.AH19">
            <calcext:condition calcext:apply-style-name="Untitled5" calcext:value="&gt;0" calcext:base-cell-address="1Log.AH11"/>
            <calcext:condition calcext:apply-style-name="Untitled10" calcext:value="&lt;0" calcext:base-cell-address="1Log.AH11"/>
          </calcext:conditional-format>
          <calcext:conditional-format calcext:target-range-address="1Log.F8:1Log.F8">
            <calcext:condition calcext:apply-style-name="Untitled5" calcext:value="&gt;0.09" calcext:base-cell-address="1Log.F8"/>
            <calcext:condition calcext:apply-style-name="Untitled9" calcext:value="&lt;-0.05" calcext:base-cell-address="1Log.F8"/>
          </calcext:conditional-format>
          <calcext:conditional-format calcext:target-range-address="1Log.F83:1Log.F123 1Log.F11:1Log.F76">
            <calcext:condition calcext:apply-style-name="Untitled5" calcext:value="&gt;0.09" calcext:base-cell-address="1Log.F11"/>
            <calcext:condition calcext:apply-style-name="Untitled9" calcext:value="&lt;-0.05" calcext:base-cell-address="1Log.F11"/>
          </calcext:conditional-format>
          <calcext:conditional-format calcext:target-range-address="1Log.F83:1Log.F123 1Log.F11:1Log.F76">
            <calcext:condition calcext:apply-style-name="Untitled5" calcext:value="&gt;0.09" calcext:base-cell-address="1Log.F11"/>
            <calcext:condition calcext:apply-style-name="Untitled9" calcext:value="&lt;-0.05" calcext:base-cell-address="1Log.F11"/>
          </calcext:conditional-format>
          <calcext:conditional-format calcext:target-range-address="1Log.AI36:1Log.AI36">
            <calcext:condition calcext:apply-style-name="Untitled5" calcext:value="&gt;0.09" calcext:base-cell-address="1Log.AI36"/>
            <calcext:condition calcext:apply-style-name="Untitled8" calcext:value="&lt;-0.05" calcext:base-cell-address="1Log.AI36"/>
          </calcext:conditional-format>
          <calcext:conditional-format calcext:target-range-address="1Log.AH36:1Log.AH36">
            <calcext:condition calcext:apply-style-name="Untitled5" calcext:value="&gt;0" calcext:base-cell-address="1Log.AH36"/>
            <calcext:condition calcext:apply-style-name="Untitled10" calcext:value="&lt;0" calcext:base-cell-address="1Log.AH36"/>
          </calcext:conditional-format>
          <calcext:conditional-format calcext:target-range-address="1Log.AI36:1Log.AI36">
            <calcext:condition calcext:apply-style-name="Untitled5" calcext:value="&gt;0.09" calcext:base-cell-address="1Log.AI36"/>
            <calcext:condition calcext:apply-style-name="Untitled8" calcext:value="&lt;-0.05" calcext:base-cell-address="1Log.AI36"/>
          </calcext:conditional-format>
          <calcext:conditional-format calcext:target-range-address="1Log.AH36:1Log.AH36">
            <calcext:condition calcext:apply-style-name="Untitled5" calcext:value="&gt;0" calcext:base-cell-address="1Log.AH36"/>
            <calcext:condition calcext:apply-style-name="Untitled10" calcext:value="&lt;0" calcext:base-cell-address="1Log.AH36"/>
          </calcext:conditional-format>
          <calcext:conditional-format calcext:target-range-address="1Log.AI20:1Log.AI20">
            <calcext:condition calcext:apply-style-name="Untitled5" calcext:value="&gt;0.09" calcext:base-cell-address="1Log.AI20"/>
            <calcext:condition calcext:apply-style-name="Untitled8" calcext:value="&lt;-0.05" calcext:base-cell-address="1Log.AI20"/>
          </calcext:conditional-format>
          <calcext:conditional-format calcext:target-range-address="1Log.AH20:1Log.AH20">
            <calcext:condition calcext:apply-style-name="Untitled5" calcext:value="&gt;0" calcext:base-cell-address="1Log.AH20"/>
            <calcext:condition calcext:apply-style-name="Untitled10" calcext:value="&lt;0" calcext:base-cell-address="1Log.AH20"/>
          </calcext:conditional-format>
          <calcext:conditional-format calcext:target-range-address="1Log.AI20:1Log.AI20">
            <calcext:condition calcext:apply-style-name="Untitled5" calcext:value="&gt;0.09" calcext:base-cell-address="1Log.AI20"/>
            <calcext:condition calcext:apply-style-name="Untitled8" calcext:value="&lt;-0.05" calcext:base-cell-address="1Log.AI20"/>
          </calcext:conditional-format>
          <calcext:conditional-format calcext:target-range-address="1Log.AH20:1Log.AH20">
            <calcext:condition calcext:apply-style-name="Untitled5" calcext:value="&gt;0" calcext:base-cell-address="1Log.AH20"/>
            <calcext:condition calcext:apply-style-name="Untitled10" calcext:value="&lt;0" calcext:base-cell-address="1Log.AH20"/>
          </calcext:conditional-format>
          <calcext:conditional-format calcext:target-range-address="1Log.F76:1Log.F76">
            <calcext:condition calcext:apply-style-name="Untitled6" calcext:value="&lt;-5" calcext:base-cell-address="1Log.F76"/>
          </calcext:conditional-format>
          <calcext:conditional-format calcext:target-range-address="1Log.F77:1Log.F7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7:1Log.F7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7:1Log.F77">
            <calcext:condition calcext:apply-style-name="Untitled6" calcext:value="&lt;-5" calcext:base-cell-address="1Log.F76"/>
          </calcext:conditional-format>
          <calcext:conditional-format calcext:target-range-address="1Log.F78:1Log.F7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8:1Log.F7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8:1Log.F78">
            <calcext:condition calcext:apply-style-name="Untitled6" calcext:value="&lt;-5" calcext:base-cell-address="1Log.F76"/>
          </calcext:conditional-format>
          <calcext:conditional-format calcext:target-range-address="1Log.F79:1Log.F7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9:1Log.F7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9:1Log.F79">
            <calcext:condition calcext:apply-style-name="Untitled6" calcext:value="&lt;-5" calcext:base-cell-address="1Log.F76"/>
          </calcext:conditional-format>
          <calcext:conditional-format calcext:target-range-address="1Log.F80:1Log.F8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80:1Log.F8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80:1Log.F80">
            <calcext:condition calcext:apply-style-name="Untitled6" calcext:value="&lt;-5" calcext:base-cell-address="1Log.F76"/>
          </calcext:conditional-format>
          <calcext:conditional-format calcext:target-range-address="1Log.F81:1Log.F8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81:1Log.F8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81:1Log.F81">
            <calcext:condition calcext:apply-style-name="Untitled6" calcext:value="&lt;-5" calcext:base-cell-address="1Log.F76"/>
          </calcext:conditional-format>
          <calcext:conditional-format calcext:target-range-address="1Log.F82:1Log.F8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82:1Log.F8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82:1Log.F82">
            <calcext:condition calcext:apply-style-name="Untitled6" calcext:value="&lt;-5" calcext:base-cell-address="1Log.F76"/>
          </calcext:conditional-format>
          <calcext:conditional-format calcext:target-range-address="1Log.F10:1Log.F1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0:1Log.F1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0:1Log.F10">
            <calcext:condition calcext:apply-style-name="Untitled6" calcext:value="&lt;-5" calcext:base-cell-address="1Log.F76"/>
          </calcext:conditional-format>
          <calcext:conditional-format calcext:target-range-address="1Log.F11:1Log.F1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1:1Log.F1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1:1Log.F11">
            <calcext:condition calcext:apply-style-name="Untitled6" calcext:value="&lt;-5" calcext:base-cell-address="1Log.F76"/>
          </calcext:conditional-format>
          <calcext:conditional-format calcext:target-range-address="1Log.F12:1Log.F1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2:1Log.F1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2:1Log.F12">
            <calcext:condition calcext:apply-style-name="Untitled6" calcext:value="&lt;-5" calcext:base-cell-address="1Log.F76"/>
          </calcext:conditional-format>
          <calcext:conditional-format calcext:target-range-address="1Log.F13:1Log.F1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3:1Log.F1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3:1Log.F13">
            <calcext:condition calcext:apply-style-name="Untitled6" calcext:value="&lt;-5" calcext:base-cell-address="1Log.F76"/>
          </calcext:conditional-format>
          <calcext:conditional-format calcext:target-range-address="1Log.F14:1Log.F1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4:1Log.F1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4:1Log.F14">
            <calcext:condition calcext:apply-style-name="Untitled6" calcext:value="&lt;-5" calcext:base-cell-address="1Log.F76"/>
          </calcext:conditional-format>
          <calcext:conditional-format calcext:target-range-address="1Log.F15:1Log.F1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5:1Log.F1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5:1Log.F15">
            <calcext:condition calcext:apply-style-name="Untitled6" calcext:value="&lt;-5" calcext:base-cell-address="1Log.F76"/>
          </calcext:conditional-format>
          <calcext:conditional-format calcext:target-range-address="1Log.F16:1Log.F1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6:1Log.F1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6:1Log.F16">
            <calcext:condition calcext:apply-style-name="Untitled6" calcext:value="&lt;-5" calcext:base-cell-address="1Log.F76"/>
          </calcext:conditional-format>
          <calcext:conditional-format calcext:target-range-address="1Log.F17:1Log.F1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7:1Log.F1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7:1Log.F17">
            <calcext:condition calcext:apply-style-name="Untitled6" calcext:value="&lt;-5" calcext:base-cell-address="1Log.F76"/>
          </calcext:conditional-format>
          <calcext:conditional-format calcext:target-range-address="1Log.F18:1Log.F1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8:1Log.F1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8:1Log.F18">
            <calcext:condition calcext:apply-style-name="Untitled6" calcext:value="&lt;-5" calcext:base-cell-address="1Log.F76"/>
          </calcext:conditional-format>
          <calcext:conditional-format calcext:target-range-address="1Log.F19:1Log.F1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9:1Log.F1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19:1Log.F19">
            <calcext:condition calcext:apply-style-name="Untitled6" calcext:value="&lt;-5" calcext:base-cell-address="1Log.F76"/>
          </calcext:conditional-format>
          <calcext:conditional-format calcext:target-range-address="1Log.F20:1Log.F2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0:1Log.F2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0:1Log.F20">
            <calcext:condition calcext:apply-style-name="Untitled6" calcext:value="&lt;-5" calcext:base-cell-address="1Log.F76"/>
          </calcext:conditional-format>
          <calcext:conditional-format calcext:target-range-address="1Log.F21:1Log.F2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1:1Log.F2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1:1Log.F21">
            <calcext:condition calcext:apply-style-name="Untitled6" calcext:value="&lt;-5" calcext:base-cell-address="1Log.F76"/>
          </calcext:conditional-format>
          <calcext:conditional-format calcext:target-range-address="1Log.F22:1Log.F2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2:1Log.F2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2:1Log.F22">
            <calcext:condition calcext:apply-style-name="Untitled6" calcext:value="&lt;-5" calcext:base-cell-address="1Log.F76"/>
          </calcext:conditional-format>
          <calcext:conditional-format calcext:target-range-address="1Log.F23:1Log.F2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3:1Log.F2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3:1Log.F23">
            <calcext:condition calcext:apply-style-name="Untitled6" calcext:value="&lt;-5" calcext:base-cell-address="1Log.F76"/>
          </calcext:conditional-format>
          <calcext:conditional-format calcext:target-range-address="1Log.F24:1Log.F2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4:1Log.F2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4:1Log.F24">
            <calcext:condition calcext:apply-style-name="Untitled6" calcext:value="&lt;-5" calcext:base-cell-address="1Log.F76"/>
          </calcext:conditional-format>
          <calcext:conditional-format calcext:target-range-address="1Log.F25:1Log.F2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5:1Log.F2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5:1Log.F25">
            <calcext:condition calcext:apply-style-name="Untitled6" calcext:value="&lt;-5" calcext:base-cell-address="1Log.F76"/>
          </calcext:conditional-format>
          <calcext:conditional-format calcext:target-range-address="1Log.F26:1Log.F2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6:1Log.F2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6:1Log.F26">
            <calcext:condition calcext:apply-style-name="Untitled6" calcext:value="&lt;-5" calcext:base-cell-address="1Log.F76"/>
          </calcext:conditional-format>
          <calcext:conditional-format calcext:target-range-address="1Log.F27:1Log.F2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7:1Log.F2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7:1Log.F27">
            <calcext:condition calcext:apply-style-name="Untitled6" calcext:value="&lt;-5" calcext:base-cell-address="1Log.F76"/>
          </calcext:conditional-format>
          <calcext:conditional-format calcext:target-range-address="1Log.F28:1Log.F2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8:1Log.F2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8:1Log.F28">
            <calcext:condition calcext:apply-style-name="Untitled6" calcext:value="&lt;-5" calcext:base-cell-address="1Log.F76"/>
          </calcext:conditional-format>
          <calcext:conditional-format calcext:target-range-address="1Log.F29:1Log.F2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9:1Log.F2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29:1Log.F29">
            <calcext:condition calcext:apply-style-name="Untitled6" calcext:value="&lt;-5" calcext:base-cell-address="1Log.F76"/>
          </calcext:conditional-format>
          <calcext:conditional-format calcext:target-range-address="1Log.F30:1Log.F3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0:1Log.F3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0:1Log.F30">
            <calcext:condition calcext:apply-style-name="Untitled6" calcext:value="&lt;-5" calcext:base-cell-address="1Log.F76"/>
          </calcext:conditional-format>
          <calcext:conditional-format calcext:target-range-address="1Log.F31:1Log.F3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1:1Log.F3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1:1Log.F31">
            <calcext:condition calcext:apply-style-name="Untitled6" calcext:value="&lt;-5" calcext:base-cell-address="1Log.F76"/>
          </calcext:conditional-format>
          <calcext:conditional-format calcext:target-range-address="1Log.F32:1Log.F3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2:1Log.F3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2:1Log.F32">
            <calcext:condition calcext:apply-style-name="Untitled6" calcext:value="&lt;-5" calcext:base-cell-address="1Log.F76"/>
          </calcext:conditional-format>
          <calcext:conditional-format calcext:target-range-address="1Log.F33:1Log.F3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3:1Log.F3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3:1Log.F33">
            <calcext:condition calcext:apply-style-name="Untitled6" calcext:value="&lt;-5" calcext:base-cell-address="1Log.F76"/>
          </calcext:conditional-format>
          <calcext:conditional-format calcext:target-range-address="1Log.F34:1Log.F3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4:1Log.F3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4:1Log.F34">
            <calcext:condition calcext:apply-style-name="Untitled6" calcext:value="&lt;-5" calcext:base-cell-address="1Log.F76"/>
          </calcext:conditional-format>
          <calcext:conditional-format calcext:target-range-address="1Log.F35:1Log.F3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5:1Log.F3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5:1Log.F35">
            <calcext:condition calcext:apply-style-name="Untitled6" calcext:value="&lt;-5" calcext:base-cell-address="1Log.F76"/>
          </calcext:conditional-format>
          <calcext:conditional-format calcext:target-range-address="1Log.F36:1Log.F3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6:1Log.F3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6:1Log.F36">
            <calcext:condition calcext:apply-style-name="Untitled6" calcext:value="&lt;-5" calcext:base-cell-address="1Log.F76"/>
          </calcext:conditional-format>
          <calcext:conditional-format calcext:target-range-address="1Log.F37:1Log.F3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7:1Log.F3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7:1Log.F37">
            <calcext:condition calcext:apply-style-name="Untitled6" calcext:value="&lt;-5" calcext:base-cell-address="1Log.F76"/>
          </calcext:conditional-format>
          <calcext:conditional-format calcext:target-range-address="1Log.F38:1Log.F3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8:1Log.F3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8:1Log.F38">
            <calcext:condition calcext:apply-style-name="Untitled6" calcext:value="&lt;-5" calcext:base-cell-address="1Log.F76"/>
          </calcext:conditional-format>
          <calcext:conditional-format calcext:target-range-address="1Log.F39:1Log.F3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9:1Log.F3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39:1Log.F39">
            <calcext:condition calcext:apply-style-name="Untitled6" calcext:value="&lt;-5" calcext:base-cell-address="1Log.F76"/>
          </calcext:conditional-format>
          <calcext:conditional-format calcext:target-range-address="1Log.F40:1Log.F4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0:1Log.F4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0:1Log.F40">
            <calcext:condition calcext:apply-style-name="Untitled6" calcext:value="&lt;-5" calcext:base-cell-address="1Log.F76"/>
          </calcext:conditional-format>
          <calcext:conditional-format calcext:target-range-address="1Log.F41:1Log.F4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1:1Log.F4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1:1Log.F41">
            <calcext:condition calcext:apply-style-name="Untitled6" calcext:value="&lt;-5" calcext:base-cell-address="1Log.F76"/>
          </calcext:conditional-format>
          <calcext:conditional-format calcext:target-range-address="1Log.F42:1Log.F4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2:1Log.F4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2:1Log.F42">
            <calcext:condition calcext:apply-style-name="Untitled6" calcext:value="&lt;-5" calcext:base-cell-address="1Log.F76"/>
          </calcext:conditional-format>
          <calcext:conditional-format calcext:target-range-address="1Log.F43:1Log.F4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3:1Log.F4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3:1Log.F43">
            <calcext:condition calcext:apply-style-name="Untitled6" calcext:value="&lt;-5" calcext:base-cell-address="1Log.F76"/>
          </calcext:conditional-format>
          <calcext:conditional-format calcext:target-range-address="1Log.F44:1Log.F4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4:1Log.F4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4:1Log.F44">
            <calcext:condition calcext:apply-style-name="Untitled6" calcext:value="&lt;-5" calcext:base-cell-address="1Log.F76"/>
          </calcext:conditional-format>
          <calcext:conditional-format calcext:target-range-address="1Log.F45:1Log.F4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5:1Log.F4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5:1Log.F45">
            <calcext:condition calcext:apply-style-name="Untitled6" calcext:value="&lt;-5" calcext:base-cell-address="1Log.F76"/>
          </calcext:conditional-format>
          <calcext:conditional-format calcext:target-range-address="1Log.F46:1Log.F4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6:1Log.F4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6:1Log.F46">
            <calcext:condition calcext:apply-style-name="Untitled6" calcext:value="&lt;-5" calcext:base-cell-address="1Log.F76"/>
          </calcext:conditional-format>
          <calcext:conditional-format calcext:target-range-address="1Log.F47:1Log.F4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7:1Log.F4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7:1Log.F47">
            <calcext:condition calcext:apply-style-name="Untitled6" calcext:value="&lt;-5" calcext:base-cell-address="1Log.F76"/>
          </calcext:conditional-format>
          <calcext:conditional-format calcext:target-range-address="1Log.F48:1Log.F4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8:1Log.F4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8:1Log.F48">
            <calcext:condition calcext:apply-style-name="Untitled6" calcext:value="&lt;-5" calcext:base-cell-address="1Log.F76"/>
          </calcext:conditional-format>
          <calcext:conditional-format calcext:target-range-address="1Log.F49:1Log.F4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9:1Log.F4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49:1Log.F49">
            <calcext:condition calcext:apply-style-name="Untitled6" calcext:value="&lt;-5" calcext:base-cell-address="1Log.F76"/>
          </calcext:conditional-format>
          <calcext:conditional-format calcext:target-range-address="1Log.F50:1Log.F5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0:1Log.F5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0:1Log.F50">
            <calcext:condition calcext:apply-style-name="Untitled6" calcext:value="&lt;-5" calcext:base-cell-address="1Log.F76"/>
          </calcext:conditional-format>
          <calcext:conditional-format calcext:target-range-address="1Log.F51:1Log.F5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1:1Log.F5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1:1Log.F51">
            <calcext:condition calcext:apply-style-name="Untitled6" calcext:value="&lt;-5" calcext:base-cell-address="1Log.F76"/>
          </calcext:conditional-format>
          <calcext:conditional-format calcext:target-range-address="1Log.F52:1Log.F5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2:1Log.F5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2:1Log.F52">
            <calcext:condition calcext:apply-style-name="Untitled6" calcext:value="&lt;-5" calcext:base-cell-address="1Log.F76"/>
          </calcext:conditional-format>
          <calcext:conditional-format calcext:target-range-address="1Log.F53:1Log.F5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3:1Log.F5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3:1Log.F53">
            <calcext:condition calcext:apply-style-name="Untitled6" calcext:value="&lt;-5" calcext:base-cell-address="1Log.F76"/>
          </calcext:conditional-format>
          <calcext:conditional-format calcext:target-range-address="1Log.F54:1Log.F5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4:1Log.F5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4:1Log.F54">
            <calcext:condition calcext:apply-style-name="Untitled6" calcext:value="&lt;-5" calcext:base-cell-address="1Log.F76"/>
          </calcext:conditional-format>
          <calcext:conditional-format calcext:target-range-address="1Log.F55:1Log.F5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5:1Log.F5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5:1Log.F55">
            <calcext:condition calcext:apply-style-name="Untitled6" calcext:value="&lt;-5" calcext:base-cell-address="1Log.F76"/>
          </calcext:conditional-format>
          <calcext:conditional-format calcext:target-range-address="1Log.F56:1Log.F5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6:1Log.F5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6:1Log.F56">
            <calcext:condition calcext:apply-style-name="Untitled6" calcext:value="&lt;-5" calcext:base-cell-address="1Log.F76"/>
          </calcext:conditional-format>
          <calcext:conditional-format calcext:target-range-address="1Log.F57:1Log.F5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7:1Log.F5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7:1Log.F57">
            <calcext:condition calcext:apply-style-name="Untitled6" calcext:value="&lt;-5" calcext:base-cell-address="1Log.F76"/>
          </calcext:conditional-format>
          <calcext:conditional-format calcext:target-range-address="1Log.F58:1Log.F5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8:1Log.F5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8:1Log.F58">
            <calcext:condition calcext:apply-style-name="Untitled6" calcext:value="&lt;-5" calcext:base-cell-address="1Log.F76"/>
          </calcext:conditional-format>
          <calcext:conditional-format calcext:target-range-address="1Log.F59:1Log.F5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9:1Log.F5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59:1Log.F59">
            <calcext:condition calcext:apply-style-name="Untitled6" calcext:value="&lt;-5" calcext:base-cell-address="1Log.F76"/>
          </calcext:conditional-format>
          <calcext:conditional-format calcext:target-range-address="1Log.F60:1Log.F6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0:1Log.F6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0:1Log.F60">
            <calcext:condition calcext:apply-style-name="Untitled6" calcext:value="&lt;-5" calcext:base-cell-address="1Log.F76"/>
          </calcext:conditional-format>
          <calcext:conditional-format calcext:target-range-address="1Log.F61:1Log.F6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1:1Log.F6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1:1Log.F61">
            <calcext:condition calcext:apply-style-name="Untitled6" calcext:value="&lt;-5" calcext:base-cell-address="1Log.F76"/>
          </calcext:conditional-format>
          <calcext:conditional-format calcext:target-range-address="1Log.F62:1Log.F6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2:1Log.F6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2:1Log.F62">
            <calcext:condition calcext:apply-style-name="Untitled6" calcext:value="&lt;-5" calcext:base-cell-address="1Log.F76"/>
          </calcext:conditional-format>
          <calcext:conditional-format calcext:target-range-address="1Log.F63:1Log.F6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3:1Log.F6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3:1Log.F63">
            <calcext:condition calcext:apply-style-name="Untitled6" calcext:value="&lt;-5" calcext:base-cell-address="1Log.F76"/>
          </calcext:conditional-format>
          <calcext:conditional-format calcext:target-range-address="1Log.F64:1Log.F6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4:1Log.F6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4:1Log.F64">
            <calcext:condition calcext:apply-style-name="Untitled6" calcext:value="&lt;-5" calcext:base-cell-address="1Log.F76"/>
          </calcext:conditional-format>
          <calcext:conditional-format calcext:target-range-address="1Log.F65:1Log.F6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5:1Log.F6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5:1Log.F65">
            <calcext:condition calcext:apply-style-name="Untitled6" calcext:value="&lt;-5" calcext:base-cell-address="1Log.F76"/>
          </calcext:conditional-format>
          <calcext:conditional-format calcext:target-range-address="1Log.F66:1Log.F6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6:1Log.F66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6:1Log.F66">
            <calcext:condition calcext:apply-style-name="Untitled6" calcext:value="&lt;-5" calcext:base-cell-address="1Log.F76"/>
          </calcext:conditional-format>
          <calcext:conditional-format calcext:target-range-address="1Log.F67:1Log.F6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7:1Log.F67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7:1Log.F67">
            <calcext:condition calcext:apply-style-name="Untitled6" calcext:value="&lt;-5" calcext:base-cell-address="1Log.F76"/>
          </calcext:conditional-format>
          <calcext:conditional-format calcext:target-range-address="1Log.F68:1Log.F6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8:1Log.F68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8:1Log.F68">
            <calcext:condition calcext:apply-style-name="Untitled6" calcext:value="&lt;-5" calcext:base-cell-address="1Log.F76"/>
          </calcext:conditional-format>
          <calcext:conditional-format calcext:target-range-address="1Log.F69:1Log.F6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9:1Log.F69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69:1Log.F69">
            <calcext:condition calcext:apply-style-name="Untitled6" calcext:value="&lt;-5" calcext:base-cell-address="1Log.F76"/>
          </calcext:conditional-format>
          <calcext:conditional-format calcext:target-range-address="1Log.F70:1Log.F7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0:1Log.F70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0:1Log.F70">
            <calcext:condition calcext:apply-style-name="Untitled6" calcext:value="&lt;-5" calcext:base-cell-address="1Log.F76"/>
          </calcext:conditional-format>
          <calcext:conditional-format calcext:target-range-address="1Log.F71:1Log.F7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1:1Log.F71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1:1Log.F71">
            <calcext:condition calcext:apply-style-name="Untitled6" calcext:value="&lt;-5" calcext:base-cell-address="1Log.F76"/>
          </calcext:conditional-format>
          <calcext:conditional-format calcext:target-range-address="1Log.F72:1Log.F7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2:1Log.F72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2:1Log.F72">
            <calcext:condition calcext:apply-style-name="Untitled6" calcext:value="&lt;-5" calcext:base-cell-address="1Log.F76"/>
          </calcext:conditional-format>
          <calcext:conditional-format calcext:target-range-address="1Log.F73:1Log.F7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3:1Log.F73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3:1Log.F73">
            <calcext:condition calcext:apply-style-name="Untitled6" calcext:value="&lt;-5" calcext:base-cell-address="1Log.F76"/>
          </calcext:conditional-format>
          <calcext:conditional-format calcext:target-range-address="1Log.F74:1Log.F7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4:1Log.F74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4:1Log.F74">
            <calcext:condition calcext:apply-style-name="Untitled6" calcext:value="&lt;-5" calcext:base-cell-address="1Log.F76"/>
          </calcext:conditional-format>
          <calcext:conditional-format calcext:target-range-address="1Log.F75:1Log.F7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5:1Log.F75">
            <calcext:condition calcext:apply-style-name="Untitled5" calcext:value="&gt;0.09" calcext:base-cell-address="1Log.F76"/>
            <calcext:condition calcext:apply-style-name="Untitled9" calcext:value="&lt;-0.05" calcext:base-cell-address="1Log.F76"/>
          </calcext:conditional-format>
          <calcext:conditional-format calcext:target-range-address="1Log.F75:1Log.F75">
            <calcext:condition calcext:apply-style-name="Untitled6" calcext:value="&lt;-5" calcext:base-cell-address="1Log.F76"/>
          </calcext:conditional-format>
        </calcext:conditional-formats>
      </table:table>
      <table:table table:name="3FiboRainbow" table:style-name="ta1">
        <office:forms form:automatic-focus="false" form:apply-design-mode="false"/>
        <table:table-column table:style-name="co35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5" table:default-cell-style-name="ce371"/>
        <table:table-column table:style-name="co35" table:number-columns-repeated="29" table:default-cell-style-name="Default"/>
        <table:table-column table:style-name="co4" table:default-cell-style-name="Default"/>
        <table:table-column table:style-name="co37" table:default-cell-style-name="Default"/>
        <table:table-column table:style-name="co4" table:number-columns-repeated="988" table:default-cell-style-name="Default"/>
        <table:table-row table:style-name="ro7">
          <table:table-cell table:number-columns-repeated="1024"/>
        </table:table-row>
        <table:table-row table:style-name="ro7">
          <table:table-cell table:number-columns-repeated="9"/>
          <table:table-cell office:value-type="string" calcext:value-type="string">
            <text:p>projections</text:p>
          </table:table-cell>
          <table:table-cell table:number-columns-repeated="3"/>
          <table:table-cell office:value-type="string" calcext:value-type="string">
            <text:p>timewave</text:p>
          </table:table-cell>
          <table:table-cell table:number-columns-repeated="2"/>
          <table:table-cell office:value-type="string" calcext:value-type="string">
            <text:p>timedate</text:p>
          </table:table-cell>
          <table:table-cell table:number-columns-repeated="1007"/>
        </table:table-row>
        <table:table-row table:style-name="ro7">
          <table:table-cell table:number-columns-repeated="10"/>
          <table:table-cell table:style-name="ce415" office:value-type="float" office:value="-1" calcext:value-type="float">
            <text:p>-1</text:p>
          </table:table-cell>
          <table:table-cell table:style-name="ce415" office:value-type="float" office:value="0" calcext:value-type="float">
            <text:p>0</text:p>
          </table:table-cell>
          <table:table-cell table:style-name="ce425" office:value-type="float" office:value="0.382" calcext:value-type="float">
            <text:p>0.382</text:p>
          </table:table-cell>
          <table:table-cell table:style-name="ce433" office:value-type="float" office:value="0.618" calcext:value-type="float">
            <text:p>0.618</text:p>
          </table:table-cell>
          <table:table-cell table:style-name="ce415" office:value-type="float" office:value="1" calcext:value-type="float">
            <text:p>1</text:p>
          </table:table-cell>
          <table:table-cell table:style-name="ce444" office:value-type="float" office:value="1.618" calcext:value-type="float">
            <text:p>1.618</text:p>
          </table:table-cell>
          <table:table-cell table:style-name="ce448" office:value-type="float" office:value="2.618" calcext:value-type="float">
            <text:p>2.618</text:p>
          </table:table-cell>
          <table:table-cell table:style-name="ce452" office:value-type="float" office:value="3.5" calcext:value-type="float">
            <text:p>3.5</text:p>
          </table:table-cell>
          <table:table-cell table:number-columns-repeated="7"/>
          <table:table-cell table:style-name="ce429"/>
          <table:table-cell table:number-columns-repeated="998"/>
        </table:table-row>
        <table:table-row table:style-name="ro8">
          <table:table-cell table:style-name="ce371" table:number-columns-repeated="4"/>
          <table:table-cell/>
          <table:table-cell table:style-name="ce371" table:number-columns-repeated="5"/>
          <table:table-cell table:style-name="ce416" table:formula="of:=DATE([.K6];MONTH([.K5]);DAY([.K5]))+[.K7]" office:value-type="date" office:date-value="2013-10-12" calcext:value-type="date">
            <text:p>10/12/13</text:p>
          </table:table-cell>
          <table:table-cell table:style-name="ce416" table:formula="of:=DATE([.L6];MONTH([.L5]);DAY([.L5]))+[.L7]" office:value-type="date" office:date-value="2013-11-19" calcext:value-type="date">
            <text:p>11/19/13</text:p>
          </table:table-cell>
          <table:table-cell table:style-name="ce426" table:number-columns-repeated="5"/>
          <table:table-cell table:number-columns-repeated="6"/>
          <table:table-cell table:style-name="ce371" table:number-columns-repeated="1001"/>
        </table:table-row>
        <table:table-row table:style-name="ro7">
          <table:table-cell table:number-columns-repeated="10"/>
          <table:table-cell table:style-name="ce417" office:value-type="date" office:date-value="2014-10-12" calcext:value-type="date">
            <text:p>10/12</text:p>
          </table:table-cell>
          <table:table-cell table:style-name="ce417" office:value-type="date" office:date-value="2014-11-19" calcext:value-type="date">
            <text:p>11/19</text:p>
          </table:table-cell>
          <table:table-cell table:style-name="ce427"/>
          <table:table-cell table:style-name="ce434"/>
          <table:table-cell table:style-name="ce438" table:formula="of:=[.$O$3]*([.$L$4]-[.$K$4])+[.$L$4]" office:value-type="date" office:date-value="2013-12-27" calcext:value-type="date">
            <text:p>12/27</text:p>
          </table:table-cell>
          <table:table-cell table:style-name="ce445" table:formula="of:=[.$P$3]*([.$L$4]-[.$K$4])+[.$L$4]" office:value-type="date" office:date-value="2014-01-19T11:36:57.6" calcext:value-type="date">
            <text:p>1/19</text:p>
          </table:table-cell>
          <table:table-cell table:style-name="ce449" table:formula="of:=[.$Q$3]*([.$L$4]-[.$K$4])+[.$L$4]" office:value-type="date" office:date-value="2014-02-26T11:36:57.6" calcext:value-type="date">
            <text:p>2/26</text:p>
          </table:table-cell>
          <table:table-cell table:style-name="ce453" table:formula="of:=[.$R$3]*([.$L$4]-[.$K$4])+[.$L$4]" office:value-type="date" office:date-value="2014-04-01" calcext:value-type="date">
            <text:p>4/01</text:p>
          </table:table-cell>
          <table:table-cell table:number-columns-repeated="1006"/>
        </table:table-row>
        <table:table-row table:style-name="ro7">
          <table:table-cell table:number-columns-repeated="4"/>
          <table:table-cell table:style-name="ce375" office:value-type="float" office:value="0.382" calcext:value-type="float">
            <text:p>0.382</text:p>
          </table:table-cell>
          <table:table-cell table:style-name="ce390" office:value-type="float" office:value="0.618" calcext:value-type="float">
            <text:p>0.618</text:p>
          </table:table-cell>
          <table:table-cell table:style-name="ce372" office:value-type="float" office:value="1" calcext:value-type="float">
            <text:p>1</text:p>
          </table:table-cell>
          <table:table-cell table:style-name="ce377" office:value-type="float" office:value="1.618" calcext:value-type="float">
            <text:p>1.618</text:p>
          </table:table-cell>
          <table:table-cell table:style-name="ce378" office:value-type="float" office:value="2.618" calcext:value-type="float">
            <text:p>2.618</text:p>
          </table:table-cell>
          <table:table-cell office:value-type="float" office:value="2.75" calcext:value-type="float">
            <text:p>2.75</text:p>
          </table:table-cell>
          <table:table-cell table:number-columns-repeated="2" table:style-name="ce418" office:value-type="float" office:value="2013" calcext:value-type="float">
            <text:p>2013</text:p>
          </table:table-cell>
          <table:table-cell table:style-name="ce428"/>
          <table:table-cell table:style-name="ce435"/>
          <table:table-cell table:style-name="ce439" table:formula="of:=[.$O$3]*([.$L$4]-[.$K$4])+[.$L$4]" office:value-type="date" office:date-value="2013-12-27" calcext:value-type="date">
            <text:p>2013</text:p>
          </table:table-cell>
          <table:table-cell table:style-name="ce446" table:formula="of:=[.$P$3]*([.$L$4]-[.$K$4])+[.$L$4]" office:value-type="date" office:date-value="2014-01-19T11:36:57.6" calcext:value-type="date">
            <text:p>2014</text:p>
          </table:table-cell>
          <table:table-cell table:style-name="ce450" table:formula="of:=[.$Q$3]*([.$L$4]-[.$K$4])+[.$L$4]" office:value-type="date" office:date-value="2014-02-26T11:36:57.6" calcext:value-type="date">
            <text:p>2014</text:p>
          </table:table-cell>
          <table:table-cell table:style-name="ce454" table:formula="of:=[.$R$3]*([.$L$4]-[.$K$4])+[.$L$4]" office:value-type="date" office:date-value="2014-04-01" calcext:value-type="date">
            <text:p>2014</text:p>
          </table:table-cell>
          <table:table-cell table:style-name="ce375" office:value-type="float" office:value="0.382" calcext:value-type="float">
            <text:p>0.382</text:p>
          </table:table-cell>
          <table:table-cell table:style-name="ce390" office:value-type="float" office:value="0.618" calcext:value-type="float">
            <text:p>0.618</text:p>
          </table:table-cell>
          <table:table-cell table:style-name="ce372" office:value-type="float" office:value="1" calcext:value-type="float">
            <text:p>1</text:p>
          </table:table-cell>
          <table:table-cell table:style-name="ce377" office:value-type="float" office:value="1.618" calcext:value-type="float">
            <text:p>1.618</text:p>
          </table:table-cell>
          <table:table-cell table:style-name="ce378" office:value-type="float" office:value="2.618" calcext:value-type="float">
            <text:p>2.618</text:p>
          </table:table-cell>
          <table:table-cell/>
          <table:table-cell table:style-name="ce478" table:formula="of:=10^(LOG([.$S$8])+[.$Y$14]*3)" office:value-type="string" office:string-value="Err:502" calcext:value-type="error">
            <text:p>Err:502</text:p>
          </table:table-cell>
          <table:table-cell table:number-columns-repeated="999"/>
        </table:table-row>
        <table:table-row table:style-name="ro7">
          <table:table-cell table:number-columns-repeated="10"/>
          <table:table-cell table:number-columns-repeated="2" table:style-name="ce419" office:value-type="time" office:time-value="PT00H00M00S" calcext:value-type="time">
            <text:p>00:00</text:p>
          </table:table-cell>
          <table:table-cell table:number-columns-repeated="2"/>
          <table:table-cell table:style-name="ce440" table:formula="of:=[.$O$3]*([.$L$4]-[.$K$4])+[.$L$4]" office:value-type="time" office:time-value="PT999240H00M00S" calcext:value-type="time">
            <text:p>00:00</text:p>
          </table:table-cell>
          <table:table-cell table:style-name="ce447" table:formula="of:=[.$P$3]*([.$L$4]-[.$K$4])+[.$L$4]" office:value-type="time" office:time-value="PT999803H36M57.599999718S" calcext:value-type="time">
            <text:p>11:36</text:p>
          </table:table-cell>
          <table:table-cell table:style-name="ce451" table:formula="of:=[.$Q$3]*([.$L$4]-[.$K$4])+[.$L$4]" office:value-type="time" office:time-value="PT1000715H36M57.599999718S" calcext:value-type="time">
            <text:p>11:36</text:p>
          </table:table-cell>
          <table:table-cell table:style-name="ce455" table:formula="of:=[.$R$3]*([.$L$4]-[.$K$4])+[.$L$4]" office:value-type="time" office:time-value="PT1001520H00M00S" calcext:value-type="time">
            <text:p>00:00</text:p>
          </table:table-cell>
          <table:table-cell table:number-columns-repeated="5"/>
          <table:table-cell table:style-name="ce478" table:formula="of:=10^(LOG([.$S$8])+[.$Y$14]*2.75)" office:value-type="string" office:string-value="Err:502" calcext:value-type="error">
            <text:p>Err:502</text:p>
          </table:table-cell>
          <table:table-cell table:number-columns-repeated="1000"/>
        </table:table-row>
        <table:table-row table:style-name="ro9">
          <table:table-cell/>
          <table:table-cell table:style-name="ce372" office:value-type="string" calcext:value-type="string">
            <text:p>w1</text:p>
          </table:table-cell>
          <table:table-cell/>
          <table:table-cell table:style-name="ce380" office:value-type="float" office:value="990" calcext:value-type="float">
            <text:p>990</text:p>
          </table:table-cell>
          <table:table-cell table:style-name="ce385" table:number-columns-repeated="5"/>
          <table:table-cell table:style-name="ce408" table:formula="of:=[.J14]-[.D8]" office:value-type="float" office:value="-610" calcext:value-type="float">
            <text:p>-610</text:p>
          </table:table-cell>
          <table:table-cell table:number-columns-repeated="2"/>
          <table:table-cell table:style-name="ce429"/>
          <table:table-cell table:number-columns-repeated="2"/>
          <table:table-cell office:value-type="string" calcext:value-type="string">
            <text:p>ext</text:p>
          </table:table-cell>
          <table:table-cell office:value-type="string" calcext:value-type="string">
            <text:p>like</text:p>
          </table:table-cell>
          <table:table-cell/>
          <table:table-cell table:style-name="ce457" office:value-type="float" office:value="-750" calcext:value-type="float">
            <text:p>-750</text:p>
          </table:table-cell>
          <table:table-cell table:style-name="ce466" table:number-columns-repeated="3"/>
          <table:table-cell table:style-name="ce476" table:formula="of:=10^(LOG([.$S$8])+[.$Y$14]*2.618)" office:value-type="string" office:string-value="Err:502" calcext:value-type="error">
            <text:p>Err:502</text:p>
          </table:table-cell>
          <table:table-cell table:style-name="ce466"/>
          <table:table-cell table:style-name="ce401" office:value-type="float" office:value="750" calcext:value-type="float">
            <text:p>750</text:p>
          </table:table-cell>
          <table:table-cell table:number-columns-repeated="999"/>
        </table:table-row>
        <table:table-row table:style-name="ro9">
          <table:table-cell/>
          <table:table-cell table:style-name="ce373" office:value-type="string" calcext:value-type="string">
            <text:p>w2</text:p>
          </table:table-cell>
          <table:table-cell/>
          <table:table-cell table:style-name="ce381"/>
          <table:table-cell table:style-name="ce386" table:formula="of:=[.D8]+[.J8]*0.118*2" office:value-type="float" office:value="846.04" calcext:value-type="float">
            <text:p>846</text:p>
          </table:table-cell>
          <table:table-cell table:style-name="ce387" table:number-columns-repeated="4"/>
          <table:table-cell table:style-name="ce409"/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size</text:p>
          </table:table-cell>
          <table:table-cell/>
          <table:table-cell table:style-name="ce458"/>
          <table:table-cell table:style-name="ce467" table:number-columns-repeated="2"/>
          <table:table-cell table:style-name="ce473" table:formula="of:=10^(LOG([.$S$8])+[.$Y$14]*1.618)" office:value-type="string" office:string-value="Err:502" calcext:value-type="error">
            <text:p>Err:502</text:p>
          </table:table-cell>
          <table:table-cell table:style-name="ce467"/>
          <table:table-cell table:style-name="ce479" table:formula="of:=10^(LOG([.Y8])-[.Y14]*0.118)" office:value-type="float" office:value="608.209043465181" calcext:value-type="float">
            <text:p>608</text:p>
          </table:table-cell>
          <table:table-cell table:style-name="ce482"/>
          <table:table-cell table:number-columns-repeated="3"/>
          <table:table-cell office:value-type="float" office:value="0.382" calcext:value-type="float">
            <text:p>0.382</text:p>
          </table:table-cell>
          <table:table-cell table:number-columns-repeated="995"/>
        </table:table-row>
        <table:table-row table:style-name="ro9">
          <table:table-cell/>
          <table:table-cell table:style-name="ce374" office:value-type="string" calcext:value-type="string">
            <text:p>w3</text:p>
          </table:table-cell>
          <table:table-cell/>
          <table:table-cell table:style-name="ce381"/>
          <table:table-cell table:style-name="ce387"/>
          <table:table-cell table:style-name="ce391" table:formula="of:=[.J14]-[.J8]*0.618" office:value-type="float" office:value="756.98" calcext:value-type="float">
            <text:p>757</text:p>
          </table:table-cell>
          <table:table-cell table:style-name="ce387" table:number-columns-repeated="3"/>
          <table:table-cell table:style-name="ce409"/>
          <table:table-cell table:style-name="ce420" table:formula="of:=[.J8]*[.E6]+[.F10]" office:value-type="float" office:value="523.96" calcext:value-type="float">
            <text:p>524</text:p>
          </table:table-cell>
          <table:table-cell table:style-name="ce420" table:formula="of:=[.J8]*[.F6]+[.F10]" office:value-type="float" office:value="380" calcext:value-type="float">
            <text:p>380</text:p>
          </table:table-cell>
          <table:table-cell table:style-name="ce420" table:formula="of:=[.J8]*[.G6]+[.F10]" office:value-type="float" office:value="146.98" calcext:value-type="float">
            <text:p>147</text:p>
          </table:table-cell>
          <table:table-cell table:style-name="ce420" table:formula="of:=[.J8]*[.H6]+[.F10]" office:value-type="float" office:value="-230" calcext:value-type="float">
            <text:p>-230</text:p>
          </table:table-cell>
          <table:table-cell/>
          <table:table-cell office:value-type="string" calcext:value-type="string">
            <text:p>retr</text:p>
          </table:table-cell>
          <table:table-cell office:value-type="string" calcext:value-type="string">
            <text:p>color</text:p>
          </table:table-cell>
          <table:table-cell/>
          <table:table-cell table:style-name="ce458"/>
          <table:table-cell table:style-name="ce467"/>
          <table:table-cell table:style-name="ce470" table:formula="of:=10^(LOG(ABS([.$S$8]))+SIGN([.$S$8])*[.$Y$14]*[.$U$6])" office:value-type="float" office:value="127" calcext:value-type="float">
            <text:p>127</text:p>
          </table:table-cell>
          <table:table-cell table:style-name="ce467"/>
          <table:table-cell table:style-name="ce477" table:formula="of:=10^(LOG([.Y8])-[.Y14]*0.382)" office:value-type="float" office:value="380.57554868208" calcext:value-type="float">
            <text:p>380.6</text:p>
          </table:table-cell>
          <table:table-cell table:style-name="ce467"/>
          <table:table-cell table:style-name="ce482"/>
          <table:table-cell/>
          <table:table-cell table:style-name="ce486"/>
          <table:table-cell table:formula="of:=[.AB11]-[.AB12]" office:value-type="float" office:value="222" calcext:value-type="float">
            <text:p>222</text:p>
          </table:table-cell>
          <table:table-cell table:formula="of:=[.AB10]/2" office:value-type="float" office:value="111" calcext:value-type="float">
            <text:p>111</text:p>
          </table:table-cell>
          <table:table-cell table:number-columns-repeated="995"/>
        </table:table-row>
        <table:table-row table:style-name="ro9">
          <table:table-cell/>
          <table:table-cell table:style-name="ce375" office:value-type="string" calcext:value-type="string">
            <text:p>w4</text:p>
          </table:table-cell>
          <table:table-cell/>
          <table:table-cell table:style-name="ce381"/>
          <table:table-cell table:style-name="ce387" table:number-columns-repeated="2"/>
          <table:table-cell table:style-name="ce393" table:formula="of:=[.J14]-[.J8]*0.5" office:value-type="float" office:value="685" calcext:value-type="float">
            <text:p>685</text:p>
          </table:table-cell>
          <table:table-cell table:style-name="ce387" table:number-columns-repeated="2"/>
          <table:table-cell table:style-name="ce409"/>
          <table:table-cell table:style-name="ce420" table:number-columns-repeated="4"/>
          <table:table-cell table:number-columns-repeated="2"/>
          <table:table-cell office:value-type="string" calcext:value-type="string">
            <text:p>waves</text:p>
          </table:table-cell>
          <table:table-cell/>
          <table:table-cell table:style-name="ce458"/>
          <table:table-cell table:style-name="ce391" table:formula="of:=10^(LOG(ABS([.$S$8]))+SIGN([.$S$8])*[.$Y$14]*[.$T$6])" office:value-type="float" office:value="250.278821983828" calcext:value-type="float">
            <text:p>250</text:p>
          </table:table-cell>
          <table:table-cell table:style-name="ce467"/>
          <table:table-cell table:style-name="ce393" table:formula="of:=10^(LOG([.S14])+[.Y14]*0.5)" office:value-type="float" office:value="308.625987240219" calcext:value-type="float">
            <text:p>309</text:p>
          </table:table-cell>
          <table:table-cell table:style-name="ce467" table:number-columns-repeated="2"/>
          <table:table-cell table:style-name="ce482"/>
          <table:table-cell table:number-columns-repeated="2"/>
          <table:table-cell office:value-type="float" office:value="555" calcext:value-type="float">
            <text:p>555</text:p>
          </table:table-cell>
          <table:table-cell table:formula="of:=10^[.AC15]" office:value-type="float" office:value="429.901151429023" calcext:value-type="float">
            <text:p>429.901151429</text:p>
          </table:table-cell>
          <table:table-cell table:number-columns-repeated="995"/>
        </table:table-row>
        <table:table-row table:style-name="ro9">
          <table:table-cell/>
          <table:table-cell table:style-name="ce376" office:value-type="string" calcext:value-type="string">
            <text:p>w5</text:p>
          </table:table-cell>
          <table:table-cell/>
          <table:table-cell table:style-name="ce381"/>
          <table:table-cell table:style-name="ce387" table:number-columns-repeated="3"/>
          <table:table-cell table:style-name="ce396" table:formula="of:=[.J14]-[.J8]*0.382" office:value-type="float" office:value="613.02" calcext:value-type="float">
            <text:p>613</text:p>
          </table:table-cell>
          <table:table-cell table:style-name="ce387"/>
          <table:table-cell table:style-name="ce409"/>
          <table:table-cell table:style-name="ce420"/>
          <table:table-cell table:style-name="ce420" table:formula="of:=[.J8]*[.F6]+[.H12]" office:value-type="float" office:value="236.04" calcext:value-type="float">
            <text:p>236</text:p>
          </table:table-cell>
          <table:table-cell table:style-name="ce420" table:formula="of:=[.J8]*[.G6]+[.H12]" office:value-type="float" office:value="3.01999999999998" calcext:value-type="float">
            <text:p>3</text:p>
          </table:table-cell>
          <table:table-cell table:style-name="ce420" table:formula="of:=[.J8]*[.H6]+[.H12]" office:value-type="float" office:value="-373.96" calcext:value-type="float">
            <text:p>-374</text:p>
          </table:table-cell>
          <table:table-cell table:number-columns-repeated="4"/>
          <table:table-cell table:style-name="ce396" table:formula="of:=10^(LOG(ABS([.$S$8]))+SIGN([.$S$8])*[.$Y$14]*[.$S$6])" office:value-type="float" office:value="380.57554868208" calcext:value-type="float">
            <text:p>381</text:p>
          </table:table-cell>
          <table:table-cell table:style-name="ce467"/>
          <table:table-cell table:style-name="ce471" table:formula="of:=10^(LOG([.S14])+[.Y14]*0.382)" office:value-type="float" office:value="250.278821983828" calcext:value-type="float">
            <text:p>250</text:p>
          </table:table-cell>
          <table:table-cell table:style-name="ce467" table:number-columns-repeated="3"/>
          <table:table-cell table:style-name="ce482"/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996"/>
        </table:table-row>
        <table:table-row table:style-name="ro9">
          <table:table-cell/>
          <table:table-cell table:style-name="ce377" office:value-type="string" calcext:value-type="string">
            <text:p>wA</text:p>
          </table:table-cell>
          <table:table-cell/>
          <table:table-cell table:style-name="ce381"/>
          <table:table-cell table:style-name="ce387" table:number-columns-repeated="4"/>
          <table:table-cell table:style-name="ce400" table:formula="of:=[.J14]-[.J8]*0.118*2" office:value-type="float" office:value="523.96" calcext:value-type="float">
            <text:p>524</text:p>
          </table:table-cell>
          <table:table-cell table:style-name="ce409"/>
          <table:table-cell table:style-name="ce420" table:number-columns-repeated="4"/>
          <table:table-cell table:number-columns-repeated="4"/>
          <table:table-cell table:style-name="ce458"/>
          <table:table-cell table:style-name="ce468" table:formula="of:=10^(LOG([.S14])-[.Y14]*0.118)" office:value-type="float" office:value="102.990064693437" calcext:value-type="float">
            <text:p>103</text:p>
          </table:table-cell>
          <table:table-cell table:style-name="ce467" table:number-columns-repeated="4"/>
          <table:table-cell table:style-name="ce482"/>
          <table:table-cell table:number-columns-repeated="999"/>
        </table:table-row>
        <table:table-row table:style-name="ro9">
          <table:table-cell/>
          <table:table-cell table:style-name="ce375" office:value-type="string" calcext:value-type="string">
            <text:p>wB</text:p>
          </table:table-cell>
          <table:table-cell/>
          <table:table-cell table:style-name="ce382"/>
          <table:table-cell table:style-name="ce388" table:number-columns-repeated="5"/>
          <table:table-cell table:style-name="ce410" office:value-type="float" office:value="380" calcext:value-type="float">
            <text:p>380</text:p>
          </table:table-cell>
          <table:table-cell table:style-name="ce420" table:number-columns-repeated="4"/>
          <table:table-cell table:style-name="ce371" office:value-type="string" calcext:value-type="string">
            <text:p>base</text:p>
          </table:table-cell>
          <table:table-cell table:number-columns-repeated="3"/>
          <table:table-cell table:style-name="ce459" office:value-type="float" office:value="127" calcext:value-type="float">
            <text:p>127</text:p>
          </table:table-cell>
          <table:table-cell table:style-name="ce469" table:number-columns-repeated="5"/>
          <table:table-cell table:style-name="ce483" table:formula="of:=-LOG([.S14])+LOG([.Y8])" office:value-type="float" office:value="0.771257542435743" calcext:value-type="float">
            <text:p>0.77</text:p>
          </table:table-cell>
          <table:table-cell table:number-columns-repeated="2"/>
          <table:table-cell table:formula="of:=LOG([.AB11])" office:value-type="float" office:value="2.74429298312268" calcext:value-type="float">
            <text:p>2.7442929831</text:p>
          </table:table-cell>
          <table:table-cell table:number-columns-repeated="996"/>
        </table:table-row>
        <table:table-row table:style-name="ro10">
          <table:table-cell/>
          <table:table-cell table:style-name="ce378" office:value-type="string" calcext:value-type="string">
            <text:p>wC</text:p>
          </table:table-cell>
          <table:table-cell table:number-columns-repeated="3"/>
          <table:table-cell table:style-name="ce371"/>
          <table:table-cell table:number-columns-repeated="4"/>
          <table:table-cell table:style-name="ce420" table:formula="of:=[.J8]*[.E6]+[.J14]" office:value-type="float" office:value="146.98" calcext:value-type="float">
            <text:p>147</text:p>
          </table:table-cell>
          <table:table-cell table:style-name="ce420" table:number-columns-repeated="3"/>
          <table:table-cell table:style-name="ce371" office:value-type="string" calcext:value-type="string">
            <text:p>init</text:p>
          </table:table-cell>
          <table:table-cell table:number-columns-repeated="2"/>
          <table:table-cell table:style-name="ce456" office:value-type="string" calcext:value-type="string">
            <text:p>Exp</text:p>
          </table:table-cell>
          <table:table-cell table:number-columns-repeated="9"/>
          <table:table-cell table:formula="of:=LOG([.AB12])" office:value-type="float" office:value="2.52244423350632" calcext:value-type="float">
            <text:p>2.5224442335</text:p>
          </table:table-cell>
          <table:table-cell table:formula="of:=[.AB15]+[.AC16]" office:value-type="float" office:value="2.6333686083145" calcext:value-type="float">
            <text:p>2.6333686083</text:p>
          </table:table-cell>
          <table:table-cell table:number-columns-repeated="995"/>
        </table:table-row>
        <table:table-row table:style-name="ro9">
          <table:table-cell/>
          <table:table-cell table:style-name="ce379" office:value-type="string" calcext:value-type="string">
            <text:p>wX</text:p>
          </table:table-cell>
          <table:table-cell/>
          <table:table-cell table:style-name="ce383" table:formula="of:=-[.D22]+[.J16]" office:value-type="float" office:value="750" calcext:value-type="float">
            <text:p>750</text:p>
          </table:table-cell>
          <table:table-cell table:style-name="ce385" table:number-columns-repeated="5"/>
          <table:table-cell table:style-name="ce411" office:value-type="float" office:value="1150" calcext:value-type="float">
            <text:p>1150</text:p>
          </table:table-cell>
          <table:table-cell table:style-name="ce420"/>
          <table:table-cell table:style-name="ce420" table:formula="of:=[.J8]*0.618+[.J14]" office:value-type="float" office:value="3.01999999999998" calcext:value-type="float">
            <text:p>3</text:p>
          </table:table-cell>
          <table:table-cell table:style-name="ce420" table:number-columns-repeated="2"/>
          <table:table-cell table:style-name="ce371" office:value-type="string" calcext:value-type="string">
            <text:p>scale</text:p>
          </table:table-cell>
          <table:table-cell table:number-columns-repeated="3"/>
          <table:table-cell table:style-name="ce460" office:value-type="float" office:value="605" calcext:value-type="float">
            <text:p>605</text:p>
          </table:table-cell>
          <table:table-cell table:style-name="ce466" table:number-columns-repeated="5"/>
          <table:table-cell table:style-name="ce457" office:value-type="float" office:value="-565" calcext:value-type="float">
            <text:p>-565</text:p>
          </table:table-cell>
          <table:table-cell table:number-columns-repeated="2"/>
          <table:table-cell table:formula="of:=[.AB14]-[.AB15]" office:value-type="float" office:value="0.221848749616356" calcext:value-type="float">
            <text:p>0.2218487496</text:p>
          </table:table-cell>
          <table:table-cell table:formula="of:=[.AB16]/2" office:value-type="float" office:value="0.110924374808178" calcext:value-type="float">
            <text:p>0.1109243748</text:p>
          </table:table-cell>
          <table:table-cell table:number-columns-repeated="995"/>
        </table:table-row>
        <table:table-row table:style-name="ro9">
          <table:table-cell table:number-columns-repeated="3"/>
          <table:table-cell table:style-name="ce381"/>
          <table:table-cell table:style-name="ce387" table:number-columns-repeated="4"/>
          <table:table-cell table:style-name="ce400" table:formula="of:=[.J16]-[.J22]*2" office:value-type="float" office:value="973" calcext:value-type="float">
            <text:p>973</text:p>
          </table:table-cell>
          <table:table-cell table:style-name="ce409"/>
          <table:table-cell table:style-name="ce420" table:number-columns-repeated="3"/>
          <table:table-cell table:style-name="ce420" table:formula="of:=[.J8]*1.618+[.J14]" office:value-type="float" office:value="-606.98" calcext:value-type="float">
            <text:p>-607</text:p>
          </table:table-cell>
          <table:table-cell table:style-name="ce371" office:value-type="string" calcext:value-type="string">
            <text:p>log</text:p>
          </table:table-cell>
          <table:table-cell table:number-columns-repeated="3"/>
          <table:table-cell table:style-name="ce458"/>
          <table:table-cell table:style-name="ce386" table:formula="of:=10^(LOG([.S16])+[.S22])" office:value-type="float" office:value="577.016102790842" calcext:value-type="float">
            <text:p>577</text:p>
          </table:table-cell>
          <table:table-cell table:style-name="ce467" table:number-columns-repeated="4"/>
          <table:table-cell table:style-name="ce396" table:formula="of:=10^(LOG(ABS([.$Y$16]))+SIGN([.$Y$16])*[.$T$21]*[.$S$6])" office:value-type="float" office:value="658.614339549143" calcext:value-type="float">
            <text:p>659</text:p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381"/>
          <table:table-cell table:style-name="ce387" table:number-columns-repeated="3"/>
          <table:table-cell table:style-name="ce397" table:formula="of:=[.D22]+[.D16]*0.618" office:value-type="float" office:value="863.5" calcext:value-type="float">
            <text:p>864</text:p>
          </table:table-cell>
          <table:table-cell table:style-name="ce387"/>
          <table:table-cell table:style-name="ce409"/>
          <table:table-cell table:number-columns-repeated="4"/>
          <table:table-cell office:value-type="float" office:value="555" calcext:value-type="float">
            <text:p>555</text:p>
          </table:table-cell>
          <table:table-cell table:formula="of:=10^[.P19]" office:value-type="float" office:value="496.561522050072" calcext:value-type="float">
            <text:p>496.5615220501</text:p>
          </table:table-cell>
          <table:table-cell table:number-columns-repeated="2"/>
          <table:table-cell table:style-name="ce458"/>
          <table:table-cell table:style-name="ce467"/>
          <table:table-cell table:style-name="ce392" table:formula="of:=10^(LOG([.Y22])-[.T21]*0.618)" office:value-type="float" office:value="519.006312911434" calcext:value-type="float">
            <text:p>519.0</text:p>
          </table:table-cell>
          <table:table-cell table:style-name="ce467" table:number-columns-repeated="3"/>
          <table:table-cell table:style-name="ce391" table:formula="of:=10^(LOG(ABS([.$Y$16]))+SIGN([.$Y$16])*[.$T$21]*[.$T$6])" office:value-type="float" office:value="724.045843938173" calcext:value-type="float">
            <text:p>724</text:p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381"/>
          <table:table-cell table:style-name="ce387" table:number-columns-repeated="2"/>
          <table:table-cell table:style-name="ce394" table:formula="of:=[.D22]+[.D16]*0.5" office:value-type="float" office:value="775" calcext:value-type="float">
            <text:p>775</text:p>
          </table:table-cell>
          <table:table-cell table:style-name="ce387" table:number-columns-repeated="2"/>
          <table:table-cell table:style-name="ce409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formula="of:=LOG([.O18])" office:value-type="float" office:value="2.74429298312268" calcext:value-type="float">
            <text:p>2.7442929831</text:p>
          </table:table-cell>
          <table:table-cell table:formula="of:=[.O19]*0.618+1" office:value-type="float" office:value="2.69597306356981" calcext:value-type="float">
            <text:p>2.6959730636</text:p>
          </table:table-cell>
          <table:table-cell table:number-columns-repeated="2"/>
          <table:table-cell table:style-name="ce458"/>
          <table:table-cell table:style-name="ce467" table:number-columns-repeated="2"/>
          <table:table-cell table:style-name="ce393" table:formula="of:=10^(LOG([.Y22])-[.T21]*0.5)" office:value-type="float" office:value="495" calcext:value-type="float">
            <text:p>495</text:p>
          </table:table-cell>
          <table:table-cell table:style-name="ce467" table:number-columns-repeated="2"/>
          <table:table-cell table:style-name="ce470" table:formula="of:=10^(LOG(ABS([.$Y$16]))+SIGN([.$Y$16])*[.$T$21]*[.$U$6])" office:value-type="float" office:value="844.012345679012" calcext:value-type="float">
            <text:p>844</text:p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381"/>
          <table:table-cell table:style-name="ce387"/>
          <table:table-cell table:style-name="ce392" table:formula="of:=[.D22]+[.D16]*0.382" office:value-type="float" office:value="686.5" calcext:value-type="float">
            <text:p>686.5</text:p>
          </table:table-cell>
          <table:table-cell table:style-name="ce387" table:number-columns-repeated="3"/>
          <table:table-cell table:style-name="ce409"/>
          <table:table-cell/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table:formula="of:=[.O19]-1" office:value-type="float" office:value="1.74429298312268" calcext:value-type="float">
            <text:p>1.7442929831</text:p>
          </table:table-cell>
          <table:table-cell table:number-columns-repeated="3"/>
          <table:table-cell table:style-name="ce458"/>
          <table:table-cell table:style-name="ce467" table:number-columns-repeated="3"/>
          <table:table-cell table:style-name="ce396" table:formula="of:=10^(LOG([.Y22])-[.T21]*0.382)" office:value-type="float" office:value="472.104084101598" calcext:value-type="float">
            <text:p>472</text:p>
          </table:table-cell>
          <table:table-cell table:style-name="ce467"/>
          <table:table-cell table:style-name="ce473" table:formula="of:=10^(LOG(ABS([.$Y$16]))+SIGN([.$Y$16])*[.$T$21]*[.$V$6])" office:value-type="float" office:value="1081.59934711752" calcext:value-type="float">
            <text:p>1082</text:p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381"/>
          <table:table-cell table:style-name="ce389" table:formula="of:=[.D22]+[.J22]*2" office:value-type="float" office:value="577" calcext:value-type="float">
            <text:p>577</text:p>
          </table:table-cell>
          <table:table-cell table:style-name="ce387" table:number-columns-repeated="4"/>
          <table:table-cell table:style-name="ce409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458"/>
          <table:table-cell table:style-name="ce408" table:formula="of:=LOG([.Y22])-LOG([.S16])" office:value-type="float" office:value="-0.1743003514378" calcext:value-type="float">
            <text:p>-0.1743003514</text:p>
          </table:table-cell>
          <table:table-cell table:style-name="ce467" table:number-columns-repeated="3"/>
          <table:table-cell table:style-name="ce400" table:formula="of:=10^(LOG([.Y22])+[.S22])" office:value-type="float" office:value="386.266977901307" calcext:value-type="float">
            <text:p>386</text:p>
          </table:table-cell>
          <table:table-cell table:style-name="ce476" table:formula="of:=10^(LOG(ABS([.$Y$16]))+SIGN([.$Y$16])*[.$T$21]*[.$W$6])" office:value-type="float" office:value="1615.72248149654" calcext:value-type="float">
            <text:p>1616</text:p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384" office:value-type="float" office:value="400" calcext:value-type="float">
            <text:p>400</text:p>
          </table:table-cell>
          <table:table-cell table:style-name="ce388" table:number-columns-repeated="5"/>
          <table:table-cell table:style-name="ce412" table:formula="of:=[.D16]*0.118" office:value-type="float" office:value="88.5" calcext:value-type="float">
            <text:p>88.5</text:p>
          </table:table-cell>
          <table:table-cell/>
          <table:table-cell table:formula="of:=0.618*[.L20]+0.382*[.M20]" office:value-type="float" office:value="718" calcext:value-type="float">
            <text:p>718</text:p>
          </table:table-cell>
          <table:table-cell table:formula="of:=0.382*LOG([.L20];[.N20])" office:value-type="float" office:value="28.0680511855989" calcext:value-type="float">
            <text:p>28.0680511856</text:p>
          </table:table-cell>
          <table:table-cell table:formula="of:=0.618*LOG([.M20];[.N20])" office:value-type="float" office:value="29.8603483991276" calcext:value-type="float">
            <text:p>29.8603483991</text:p>
          </table:table-cell>
          <table:table-cell table:number-columns-repeated="4"/>
          <table:table-cell table:style-name="ce461" table:formula="of:=[.T21]*0.118" office:value-type="float" office:value="-0.0205674414696604" calcext:value-type="float">
            <text:p>-0.02</text:p>
          </table:table-cell>
          <table:table-cell table:style-name="ce469" table:number-columns-repeated="5"/>
          <table:table-cell table:style-name="ce484" office:value-type="float" office:value="405" calcext:value-type="float">
            <text:p>405</text:p>
          </table:table-cell>
          <table:table-cell table:number-columns-repeated="999"/>
        </table:table-row>
        <table:table-row table:style-name="ro7">
          <table:table-cell table:number-columns-repeated="11"/>
          <table:table-cell table:formula="of:=LOG([.L22];[.N20])" office:value-type="float" office:value="69.0007046734141" calcext:value-type="float">
            <text:p>69.0007046734</text:p>
          </table:table-cell>
          <table:table-cell table:formula="of:=[.M22]+[.N22]" office:value-type="float" office:value="57.9283995847266" calcext:value-type="float">
            <text:p>57.9283995847</text:p>
          </table:table-cell>
          <table:table-cell table:number-columns-repeated="1011"/>
        </table:table-row>
        <table:table-row table:style-name="ro7">
          <table:table-cell table:number-columns-repeated="13"/>
          <table:table-cell table:formula="of:=[.L23]-[.M23]" office:value-type="float" office:value="11.0723050886876" calcext:value-type="float">
            <text:p>11.0723050887</text:p>
          </table:table-cell>
          <table:table-cell table:number-columns-repeated="4"/>
          <table:table-cell table:formula="of:=LOG([.S16])" office:value-type="float" office:value="2.78175537465247" calcext:value-type="float">
            <text:p>2.7817553747</text:p>
          </table:table-cell>
          <table:table-cell table:number-columns-repeated="1005"/>
        </table:table-row>
        <table:table-row table:style-name="ro7">
          <table:table-cell table:number-columns-repeated="21"/>
          <table:table-cell office:value-type="float" office:value="0.3" calcext:value-type="float">
            <text:p>0.3</text:p>
          </table:table-cell>
          <table:table-cell table:number-columns-repeated="2"/>
          <table:table-cell table:formula="of:=LOG([.Y22])" office:value-type="float" office:value="2.60745502321467" calcext:value-type="float">
            <text:p>2.6074550232</text:p>
          </table:table-cell>
          <table:table-cell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0"/>
          <table:table-cell table:formula="of:=[.S24]-[.Y25]" office:value-type="float" office:value="0.1743003514378" calcext:value-type="float">
            <text:p>0.1743003514</text:p>
          </table:table-cell>
          <table:table-cell table:formula="of:=[.U27]*[.V25]" office:value-type="float" office:value="0.0522901054313401" calcext:value-type="float">
            <text:p>0.0522901054</text:p>
          </table:table-cell>
          <table:table-cell table:formula="of:=[.V27]+[.Y25]" office:value-type="float" office:value="2.65974512864601" calcext:value-type="float">
            <text:p>2.6597451286</text:p>
          </table:table-cell>
          <table:table-cell/>
          <table:table-cell table:formula="of:=[.W27]+[.Y25]" office:value-type="float" office:value="5.26720015186068" calcext:value-type="float">
            <text:p>5.2672001519</text:p>
          </table:table-cell>
          <table:table-cell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9"/>
          <table:table-cell office:value-type="string" calcext:value-type="string">
            <text:p>fiborainbow</text:p>
          </table:table-cell>
          <table:table-cell table:number-columns-repeated="13"/>
          <table:table-cell table:formula="of:=10^[.W27]" office:value-type="float" office:value="456.820020174698" calcext:value-type="float">
            <text:p>456.8200201747</text:p>
          </table:table-cell>
          <table:table-cell table:formula="of:=10^[.Y27]" office:value-type="float" office:value="185012.108170753" calcext:value-type="float">
            <text:p>185012.108170753</text:p>
          </table:table-cell>
          <table:table-cell table:number-columns-repeated="999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413" office:value-type="float" office:value="0.382" calcext:value-type="float">
            <text:p>0.382</text:p>
          </table:table-cell>
          <table:table-cell table:style-name="ce421" office:value-type="float" office:value="0.618" calcext:value-type="float">
            <text:p>0.618</text:p>
          </table:table-cell>
          <table:table-cell table:style-name="ce423" office:value-type="float" office:value="1" calcext:value-type="float">
            <text:p>1</text:p>
          </table:table-cell>
          <table:table-cell table:style-name="ce430" office:value-type="float" office:value="1.618" calcext:value-type="float">
            <text:p>1.618</text:p>
          </table:table-cell>
          <table:table-cell table:style-name="ce436" office:value-type="float" office:value="2.618" calcext:value-type="float">
            <text:p>2.618</text:p>
          </table:table-cell>
          <table:table-cell table:number-columns-repeated="1010"/>
        </table:table-row>
        <table:table-row table:style-name="ro7">
          <table:table-cell table:number-columns-repeated="4"/>
          <table:table-cell table:style-name="Default"/>
          <table:table-cell table:number-columns-repeated="4"/>
          <table:table-cell table:style-name="ce371"/>
          <table:table-cell table:number-columns-repeated="1014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401" office:value-type="float" office:value="610" calcext:value-type="float">
            <text:p>610</text:p>
          </table:table-cell>
          <table:table-cell table:style-name="ce385" table:number-columns-repeated="5"/>
          <table:table-cell table:style-name="ce383" table:formula="of:=-[.I$41]+[.I$35]" office:value-type="float" office:value="210" calcext:value-type="float">
            <text:p>210</text:p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402" table:formula="of:=[.$I35]-[.$O35]*0.118*2" office:value-type="float" office:value="560.44" calcext:value-type="float">
            <text:p>560</text:p>
          </table:table-cell>
          <table:table-cell table:style-name="ce387"/>
          <table:table-cell/>
          <table:table-cell table:style-name="ce387" table:number-columns-repeated="2"/>
          <table:table-cell/>
          <table:table-cell table:style-name="ce441" table:formula="of:=([.$O41]-[.$O35]*[.$N33])" office:value-type="float" office:value="365.22" calcext:value-type="float">
            <text:p>365</text:p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/>
          <table:table-cell table:style-name="ce395" table:formula="of:=([.$I$37]-[.$O$35]*[.$L$33])" office:value-type="float" office:value="319.78" calcext:value-type="float">
            <text:p>320</text:p>
          </table:table-cell>
          <table:table-cell table:style-name="ce398" table:formula="of:=([.$I$37]-[.$O$35]*[.$J$33])" office:value-type="float" office:value="449.56" calcext:value-type="float">
            <text:p>450</text:p>
          </table:table-cell>
          <table:table-cell table:style-name="ce397" table:formula="of:=[.I41]+[.O35]*0.618" office:value-type="float" office:value="529.78" calcext:value-type="float">
            <text:p>530</text:p>
          </table:table-cell>
          <table:table-cell table:style-name="ce398" table:formula="of:=([.$I$37]-[.$O$35]*[.$J$33])" office:value-type="float" office:value="449.56" calcext:value-type="float">
            <text:p>450</text:p>
          </table:table-cell>
          <table:table-cell table:style-name="ce387"/>
          <table:table-cell table:style-name="ce395" table:formula="of:=([.$I$37]-[.$O$35]*[.$L$33])" office:value-type="float" office:value="319.78" calcext:value-type="float">
            <text:p>320</text:p>
          </table:table-cell>
          <table:table-cell table:style-name="ce431" table:formula="of:=([.$I$37]-[.$O$35]*[.$M$33])" office:value-type="float" office:value="190" calcext:value-type="float">
            <text:p>190</text:p>
          </table:table-cell>
          <table:table-cell table:style-name="ce387"/>
          <table:table-cell table:style-name="ce431" table:formula="of:=([.$O41]-[.$O35]*[.$M33])" office:value-type="float" office:value="575.22" calcext:value-type="float">
            <text:p>575</text:p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94" table:formula="of:=[.$I41]+[.$O35]*0.5" office:value-type="float" office:value="505" calcext:value-type="float">
            <text:p>505</text:p>
          </table:table-cell>
          <table:table-cell table:style-name="ce398" table:formula="of:=([.$I$38]-[.$O$35]*[.$J$33])" office:value-type="float" office:value="424.78" calcext:value-type="float">
            <text:p>425</text:p>
          </table:table-cell>
          <table:table-cell table:style-name="ce399" table:formula="of:=([.$I$38]-[.$O$35]*[.$K$33])" office:value-type="float" office:value="375.22" calcext:value-type="float">
            <text:p>375</text:p>
          </table:table-cell>
          <table:table-cell table:style-name="ce395" table:formula="of:=([.$I$38]-[.$O$35]*[.$L$33])" office:value-type="float" office:value="295" calcext:value-type="float">
            <text:p>295</text:p>
          </table:table-cell>
          <table:table-cell table:style-name="ce431" table:formula="of:=([.$I$38]-[.$O$35]*[.$M$33])" office:value-type="float" office:value="165.22" calcext:value-type="float">
            <text:p>165</text:p>
          </table:table-cell>
          <table:table-cell table:style-name="ce387"/>
          <table:table-cell table:style-name="ce395" table:formula="of:=([.$O41]-[.$O35]*[.$L33])" office:value-type="float" office:value="705" calcext:value-type="float">
            <text:p>705</text:p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/>
          <table:table-cell table:style-name="ce395" table:formula="of:=([.$I$39]-[.$O$35]*[.$L$33])" office:value-type="float" office:value="270.22" calcext:value-type="float">
            <text:p>270</text:p>
          </table:table-cell>
          <table:table-cell table:style-name="ce399" table:formula="of:=([.$I$39]-[.$O$35]*[.$K$33])" office:value-type="float" office:value="350.44" calcext:value-type="float">
            <text:p>350</text:p>
          </table:table-cell>
          <table:table-cell table:style-name="ce392" table:formula="of:=[.$I41]+[.$O35]*0.382" office:value-type="float" office:value="480.22" calcext:value-type="float">
            <text:p>480.2</text:p>
          </table:table-cell>
          <table:table-cell table:style-name="ce387"/>
          <table:table-cell table:style-name="ce399" table:formula="of:=([.$I$39]-[.$O$35]*[.$K$33])" office:value-type="float" office:value="350.44" calcext:value-type="float">
            <text:p>350</text:p>
          </table:table-cell>
          <table:table-cell table:style-name="ce395" table:formula="of:=([.$I$39]-[.$O$35]*[.$L$33])" office:value-type="float" office:value="270.22" calcext:value-type="float">
            <text:p>270</text:p>
          </table:table-cell>
          <table:table-cell table:style-name="ce431" table:formula="of:=([.$I$39]-[.$O$35]*[.$M$33])" office:value-type="float" office:value="140.44" calcext:value-type="float">
            <text:p>140</text:p>
          </table:table-cell>
          <table:table-cell table:style-name="ce387"/>
          <table:table-cell table:style-name="ce399" table:formula="of:=([.$O41]-[.$O35]*[.$K33])" office:value-type="float" office:value="785.22" calcext:value-type="float">
            <text:p>785</text:p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403" table:formula="of:=[.$I41]+[.$O35]*0.118*2" office:value-type="float" office:value="449.56" calcext:value-type="float">
            <text:p>450</text:p>
          </table:table-cell>
          <table:table-cell table:style-name="ce387" table:number-columns-repeated="5"/>
          <table:table-cell table:style-name="ce398" table:formula="of:=([.$O41]-[.$O35]*[.$J33])" office:value-type="float" office:value="834.78" calcext:value-type="float">
            <text:p>835</text:p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404" office:value-type="float" office:value="400" calcext:value-type="float">
            <text:p>400</text:p>
          </table:table-cell>
          <table:table-cell table:style-name="ce388" table:number-columns-repeated="5"/>
          <table:table-cell table:style-name="ce442" office:value-type="float" office:value="915" calcext:value-type="float">
            <text:p>915</text:p>
          </table:table-cell>
          <table:table-cell table:number-columns-repeated="1009"/>
        </table:table-row>
        <table:table-row table:style-name="ro7">
          <table:table-cell table:number-columns-repeated="14"/>
          <table:table-cell office:value-type="string" calcext:value-type="string">
            <text:p>override</text:p>
          </table:table-cell>
          <table:table-cell table:number-columns-repeated="1009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414" office:value-type="float" office:value="0.382" calcext:value-type="float">
            <text:p>0.382</text:p>
          </table:table-cell>
          <table:table-cell table:style-name="ce422" office:value-type="float" office:value="0.618" calcext:value-type="float">
            <text:p>0.618</text:p>
          </table:table-cell>
          <table:table-cell table:style-name="ce424" office:value-type="float" office:value="1" calcext:value-type="float">
            <text:p>1</text:p>
          </table:table-cell>
          <table:table-cell table:style-name="ce432" office:value-type="float" office:value="1.618" calcext:value-type="float">
            <text:p>1.618</text:p>
          </table:table-cell>
          <table:table-cell table:style-name="ce437" office:value-type="float" office:value="2.618" calcext:value-type="float">
            <text:p>2.618</text:p>
          </table:table-cell>
          <table:table-cell table:number-columns-repeated="5"/>
          <table:table-cell table:style-name="ce414" office:value-type="float" office:value="0.382" calcext:value-type="float">
            <text:p>0.382</text:p>
          </table:table-cell>
          <table:table-cell table:style-name="ce422" office:value-type="float" office:value="0.618" calcext:value-type="float">
            <text:p>0.618</text:p>
          </table:table-cell>
          <table:table-cell table:style-name="ce424" office:value-type="float" office:value="1" calcext:value-type="float">
            <text:p>1</text:p>
          </table:table-cell>
          <table:table-cell table:style-name="ce432" office:value-type="float" office:value="1.618" calcext:value-type="float">
            <text:p>1.618</text:p>
          </table:table-cell>
          <table:table-cell table:style-name="ce437" office:value-type="float" office:value="2.618" calcext:value-type="float">
            <text:p>2.618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4"/>
          <table:table-cell table:style-name="Default"/>
          <table:table-cell table:number-columns-repeated="10"/>
          <table:table-cell table:style-name="ce383" table:formula="of:=-[.I$56]-[.I$50]" office:value-type="float" office:value="210" calcext:value-type="float">
            <text:p>210</text:p>
          </table:table-cell>
          <table:table-cell table:number-columns-repeated="7"/>
          <table:table-cell table:style-name="ce480"/>
          <table:table-cell table:number-columns-repeated="1000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401" office:value-type="float" office:value="-610" calcext:value-type="float">
            <text:p>-610</text:p>
          </table:table-cell>
          <table:table-cell table:style-name="ce406" table:formula="of:=ABS([.I50])+[.P49]*[.J46]" office:value-type="float" office:value="690.22" calcext:value-type="float">
            <text:p>690</text:p>
          </table:table-cell>
          <table:table-cell table:style-name="ce399" table:formula="of:=ABS([.I50])+[.P49]*[.K46]" office:value-type="float" office:value="739.78" calcext:value-type="float">
            <text:p>740</text:p>
          </table:table-cell>
          <table:table-cell table:style-name="ce385"/>
          <table:table-cell table:style-name="ce431" table:formula="of:=ABS([.I50])+[.P49]*[.M46]" office:value-type="float" office:value="949.78" calcext:value-type="float">
            <text:p>950</text:p>
          </table:table-cell>
          <table:table-cell table:style-name="ce385" table:number-columns-repeated="2"/>
          <table:table-cell/>
          <table:table-cell table:formula="of:=-[.S50]+[.Y56]" office:value-type="float" office:value="354" calcext:value-type="float">
            <text:p>354</text:p>
          </table:table-cell>
          <table:table-cell/>
          <table:table-cell table:style-name="ce462" table:formula="of:=-[.S$56]+[.Y$50]" office:value-type="float" office:value="210" calcext:value-type="float">
            <text:p>210</text:p>
          </table:table-cell>
          <table:table-cell table:style-name="ce385" table:number-columns-repeated="3"/>
          <table:table-cell table:style-name="ce463" table:formula="of:=[.W52]+[.S50]*[.W46]" office:value-type="float" office:value="869.56" calcext:value-type="float">
            <text:p>870</text:p>
          </table:table-cell>
          <table:table-cell table:style-name="ce385"/>
          <table:table-cell table:style-name="ce401" office:value-type="float" office:value="610" calcext:value-type="float">
            <text:p>610</text:p>
          </table:table-cell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405" table:formula="of:=ABS([.$I50])-[.$P49]*0.118*2" office:value-type="float" office:value="560.44" calcext:value-type="float">
            <text:p>560</text:p>
          </table:table-cell>
          <table:table-cell table:style-name="ce387"/>
          <table:table-cell/>
          <table:table-cell table:style-name="ce387" table:number-columns-repeated="2"/>
          <table:table-cell/>
          <table:table-cell table:style-name="ce441" table:formula="of:=([.$O56]+[.$P49]*[.$N46])" office:value-type="float" office:value="1059.78" calcext:value-type="float">
            <text:p>1060</text:p>
          </table:table-cell>
          <table:table-cell table:number-columns-repeated="3"/>
          <table:table-cell table:style-name="ce381"/>
          <table:table-cell table:style-name="ce387"/>
          <table:table-cell table:style-name="ce463" table:formula="of:=[.U54]+[.S50]*[.W46]" office:value-type="float" office:value="820" calcext:value-type="float">
            <text:p>820</text:p>
          </table:table-cell>
          <table:table-cell table:style-name="ce474"/>
          <table:table-cell table:style-name="ce464" table:formula="of:=[.W52]+[.S50]*[.U46]" office:value-type="float" office:value="659.56" calcext:value-type="float">
            <text:p>660</text:p>
          </table:table-cell>
          <table:table-cell table:style-name="ce481" table:formula="of:=ABS([.$Y50])-[.$S50]*0.118*2" office:value-type="float" office:value="560.44" calcext:value-type="float">
            <text:p>560</text:p>
          </table:table-cell>
          <table:table-cell table:style-name="ce409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406" table:formula="of:=[.I56]+[.P49]*0.618" office:value-type="float" office:value="529.78" calcext:value-type="float">
            <text:p>530</text:p>
          </table:table-cell>
          <table:table-cell table:style-name="ce387"/>
          <table:table-cell table:style-name="ce399" table:formula="of:=[.I52]+[.P49]*[.K46]" office:value-type="float" office:value="659.56" calcext:value-type="float">
            <text:p>660</text:p>
          </table:table-cell>
          <table:table-cell table:style-name="ce395" table:formula="of:=[.I52]+[.P49]*[.L46]" office:value-type="float" office:value="739.78" calcext:value-type="float">
            <text:p>740</text:p>
          </table:table-cell>
          <table:table-cell table:style-name="ce431" table:formula="of:=[.I52]+[.P49]*[.M46]" office:value-type="float" office:value="869.56" calcext:value-type="float">
            <text:p>870</text:p>
          </table:table-cell>
          <table:table-cell table:style-name="ce387"/>
          <table:table-cell table:style-name="ce431" table:formula="of:=([.$O56]+[.$P49]*[.$M46])" office:value-type="float" office:value="849.78" calcext:value-type="float">
            <text:p>850</text:p>
          </table:table-cell>
          <table:table-cell table:number-columns-repeated="3"/>
          <table:table-cell table:style-name="ce463" table:formula="of:=[.Y50]+[.S50]*[.W46]" office:value-type="float" office:value="949.78" calcext:value-type="float">
            <text:p>950</text:p>
          </table:table-cell>
          <table:table-cell table:style-name="ce387"/>
          <table:table-cell table:style-name="ce472" table:formula="of:=[.U54]+[.S50]" office:value-type="float" office:value="690.22" calcext:value-type="float">
            <text:p>690</text:p>
          </table:table-cell>
          <table:table-cell table:style-name="ce474"/>
          <table:table-cell table:style-name="ce465" table:formula="of:=[.S56]+[.S50]*0.618" office:value-type="float" office:value="529.78" calcext:value-type="float">
            <text:p>530</text:p>
          </table:table-cell>
          <table:table-cell table:style-name="ce474"/>
          <table:table-cell table:style-name="ce441" table:formula="of:=[.Y56]+[.S50]*[.X46]" office:value-type="float" office:value="1113.78" calcext:value-type="float">
            <text:p>1114</text:p>
          </table:table-cell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94" table:formula="of:=[.$I56]+[.$P49]*0.5" office:value-type="float" office:value="505" calcext:value-type="float">
            <text:p>505</text:p>
          </table:table-cell>
          <table:table-cell table:style-name="ce387"/>
          <table:table-cell/>
          <table:table-cell table:style-name="ce387" table:number-columns-repeated="3"/>
          <table:table-cell table:style-name="ce395" table:formula="of:=([.$O56]+[.$P49]*[.$L46])" office:value-type="float" office:value="720" calcext:value-type="float">
            <text:p>720</text:p>
          </table:table-cell>
          <table:table-cell table:number-columns-repeated="3"/>
          <table:table-cell table:style-name="ce464" table:formula="of:=[.Y50]+[.S50]*[.U46]" office:value-type="float" office:value="739.78" calcext:value-type="float">
            <text:p>740</text:p>
          </table:table-cell>
          <table:table-cell table:style-name="ce387"/>
          <table:table-cell table:style-name="ce465" table:formula="of:=[.U54]+[.S50]*[.T46]" office:value-type="float" office:value="560.44" calcext:value-type="float">
            <text:p>560</text:p>
          </table:table-cell>
          <table:table-cell table:style-name="ce475" table:formula="of:=[.$S56]+[.$S50]*0.5" office:value-type="float" office:value="505" calcext:value-type="float">
            <text:p>505</text:p>
          </table:table-cell>
          <table:table-cell table:style-name="ce387"/>
          <table:table-cell table:style-name="ce463" table:formula="of:=[.Y56]+[.S50]*[.W46]" office:value-type="float" office:value="903.78" calcext:value-type="float">
            <text:p>904</text:p>
          </table:table-cell>
          <table:table-cell table:style-name="ce409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99" table:formula="of:=[.$I56]+[.$P49]*0.382" office:value-type="float" office:value="480.22" calcext:value-type="float">
            <text:p>480</text:p>
          </table:table-cell>
          <table:table-cell table:style-name="ce406" table:formula="of:=[.I54]+[.P49]*[.J46]" office:value-type="float" office:value="560.44" calcext:value-type="float">
            <text:p>560</text:p>
          </table:table-cell>
          <table:table-cell/>
          <table:table-cell table:style-name="ce395" table:formula="of:=[.I54]+[.P49]*[.L46]" office:value-type="float" office:value="690.22" calcext:value-type="float">
            <text:p>690</text:p>
          </table:table-cell>
          <table:table-cell table:style-name="ce431" table:formula="of:=[.I54]+[.P49]*[.M46]" office:value-type="float" office:value="820" calcext:value-type="float">
            <text:p>820</text:p>
          </table:table-cell>
          <table:table-cell table:style-name="ce387"/>
          <table:table-cell table:style-name="ce399" table:formula="of:=([.$O56]+[.$P49]*[.$K46])" office:value-type="float" office:value="639.78" calcext:value-type="float">
            <text:p>640</text:p>
          </table:table-cell>
          <table:table-cell table:number-columns-repeated="3"/>
          <table:table-cell table:style-name="ce465" table:formula="of:=[.Y50]+[.S50]*[.T46]" office:value-type="float" office:value="690.22" calcext:value-type="float">
            <text:p>690</text:p>
          </table:table-cell>
          <table:table-cell table:style-name="ce387"/>
          <table:table-cell table:style-name="ce464" table:formula="of:=[.$S56]+[.$S50]*0.382" office:value-type="float" office:value="480.22" calcext:value-type="float">
            <text:p>480</text:p>
          </table:table-cell>
          <table:table-cell table:style-name="ce474"/>
          <table:table-cell table:style-name="ce472" table:formula="of:=[.Y56]+[.S50]*[.V46]" office:value-type="float" office:value="774" calcext:value-type="float">
            <text:p>774</text:p>
          </table:table-cell>
          <table:table-cell table:style-name="ce387"/>
          <table:table-cell table:style-name="ce409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407" table:formula="of:=[.$I56]+[.$P49]*0.118*2" office:value-type="float" office:value="449.56" calcext:value-type="float">
            <text:p>450</text:p>
          </table:table-cell>
          <table:table-cell/>
          <table:table-cell table:style-name="ce387" table:number-columns-repeated="4"/>
          <table:table-cell table:style-name="ce398" table:formula="of:=([.$O56]+[.$P49]*[.$J46])" office:value-type="float" office:value="590.22" calcext:value-type="float">
            <text:p>590</text:p>
          </table:table-cell>
          <table:table-cell table:number-columns-repeated="3"/>
          <table:table-cell table:style-name="ce381"/>
          <table:table-cell table:style-name="ce468" table:formula="of:=[.$S56]+[.$S50]*0.118*2" office:value-type="float" office:value="449.56" calcext:value-type="float">
            <text:p>450</text:p>
          </table:table-cell>
          <table:table-cell table:style-name="ce387"/>
          <table:table-cell table:style-name="ce464" table:formula="of:=[.Y56]+[.S50]*[.U46]" office:value-type="float" office:value="693.78" calcext:value-type="float">
            <text:p>694</text:p>
          </table:table-cell>
          <table:table-cell table:style-name="ce387" table:number-columns-repeated="2"/>
          <table:table-cell table:style-name="ce409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404" office:value-type="float" office:value="400" calcext:value-type="float">
            <text:p>400</text:p>
          </table:table-cell>
          <table:table-cell table:style-name="ce388" table:number-columns-repeated="5"/>
          <table:table-cell table:style-name="ce443" office:value-type="float" office:value="510" calcext:value-type="float">
            <text:p>510</text:p>
          </table:table-cell>
          <table:table-cell table:number-columns-repeated="3"/>
          <table:table-cell table:style-name="ce404" office:value-type="float" office:value="400" calcext:value-type="float">
            <text:p>400</text:p>
          </table:table-cell>
          <table:table-cell table:style-name="ce388"/>
          <table:table-cell table:style-name="ce465" table:formula="of:=[.Y56]+[.S50]*[.T46]" office:value-type="float" office:value="644.22" calcext:value-type="float">
            <text:p>644</text:p>
          </table:table-cell>
          <table:table-cell table:style-name="ce388" table:number-columns-repeated="3"/>
          <table:table-cell table:style-name="ce485" office:value-type="float" office:value="564" calcext:value-type="float">
            <text:p>564</text:p>
          </table:table-cell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1019"/>
        </table:table-row>
        <table:table-row table:style-name="ro7" table:number-rows-repeated="1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2feed" table:style-name="ta1">
        <office:forms form:automatic-focus="false" form:apply-design-mode="false"/>
        <table:table-column table:style-name="co38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" table:number-columns-repeated="2" table:default-cell-style-name="Default"/>
        <table:table-row table:style-name="ro7">
          <table:table-cell table:number-columns-repeated="6"/>
        </table:table-row>
        <table:table-row table:style-name="ro7">
          <table:table-cell/>
          <table:table-cell office:value-type="string" calcext:value-type="string">
            <text:p>arb matrix</text:p>
          </table:table-cell>
          <table:table-cell office:value-type="string" calcext:value-type="string">
            <text:p>det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realtime datafeed</text:p>
          </table:table-cell>
          <table:table-cell table:style-name="ce488" table:number-columns-repeated="3"/>
          <table:table-cell table:style-name="ce487"/>
        </table:table-row>
        <table:table-row table:style-name="ro7" table:number-rows-repeated="3">
          <table:table-cell/>
          <table:table-cell table:style-name="ce487"/>
          <table:table-cell table:style-name="ce489"/>
          <table:table-cell table:style-name="ce487" table:number-columns-repeated="2"/>
          <table:table-cell/>
        </table:table-row>
        <table:table-row table:style-name="ro7">
          <table:table-cell/>
          <table:table-cell table:style-name="ce487" table:number-columns-repeated="2"/>
          <table:table-cell table:number-columns-repeated="3"/>
        </table:table-row>
        <table:table-row table:style-name="ro7">
          <table:table-cell table:number-columns-repeated="6"/>
        </table:table-row>
        <table:table-row table:style-name="ro7" table:number-rows-repeated="2">
          <table:table-cell/>
          <table:table-cell table:style-name="ce487" table:number-columns-repeated="2"/>
          <table:table-cell table:number-columns-repeated="3"/>
        </table:table-row>
        <table:table-row table:style-name="ro7">
          <table:table-cell table:number-columns-repeated="6"/>
        </table:table-row>
        <table:table-row table:style-name="ro7" table:number-rows-repeated="2">
          <table:table-cell/>
          <table:table-cell table:style-name="ce487" table:number-columns-repeated="2"/>
          <table:table-cell table:number-columns-repeated="3"/>
        </table:table-row>
        <table:table-row table:style-name="ro7" table:number-rows-repeated="4">
          <table:table-cell table:number-columns-repeated="6"/>
        </table:table-row>
        <table:table-row table:style-name="ro7">
          <table:table-cell table:number-columns-repeated="4"/>
          <table:table-cell office:value-type="string" calcext:value-type="string">
            <text:p>fsfsf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f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sfsfs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f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sfs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f</text:p>
          </table:table-cell>
          <table:table-cell/>
        </table:table-row>
      </table:table>
      <table:table table:name="4PERF" table:style-name="ta1">
        <table:shapes>
          <draw:frame draw:z-index="0" draw:style-name="gr1" draw:text-style-name="P1" svg:width="12.2933in" svg:height="4.976in" svg:x="0.2421in" svg:y="0.2098in">
            <draw:object draw:notify-on-update-of-ranges="1Log.E10:1Log.E1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12.3047in" svg:height="3.1701in" svg:x="0.226in" svg:y="5.3744in">
            <draw:object draw:notify-on-update-of-ranges="4PERF.R10:4PERF.R123 1Log.E10:1Log.E1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2" table:default-cell-style-name="ce644"/>
        <table:table-column table:style-name="co4" table:number-columns-repeated="12" table:default-cell-style-name="ce644"/>
        <table:table-column table:style-name="co25" table:default-cell-style-name="ce644"/>
        <table:table-column table:style-name="co53" table:default-cell-style-name="ce644"/>
        <table:table-column table:style-name="co28" table:default-cell-style-name="ce644"/>
        <table:table-column table:style-name="co54" table:default-cell-style-name="ce644"/>
        <table:table-column table:style-name="co40" table:default-cell-style-name="ce645"/>
        <table:table-column table:style-name="co4" table:number-columns-repeated="1006" table:default-cell-style-name="ce644"/>
        <table:table-row table:style-name="ro7" table:number-rows-repeated="2">
          <table:table-cell table:number-columns-repeated="1024"/>
        </table:table-row>
        <table:table-row table:style-name="ro16" table:number-rows-repeated="4">
          <table:table-cell table:number-columns-repeated="1024"/>
        </table:table-row>
        <table:table-row table:style-name="ro7">
          <table:table-cell table:number-columns-repeated="17"/>
          <table:table-cell table:style-name="ce676" office:value-type="string" calcext:value-type="string">
            <text:p>time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7" office:value-type="string" calcext:value-type="string">
            <text:p>date</text:p>
          </table:table-cell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7"/>
          <table:table-cell table:style-name="ce678" table:formula="of:=IF([1Log.L10]=0;[1Log.$L$8]+[1Log.$M$8];[1Log.L10]+[1Log.M10])" office:value-type="date" office:date-value="2013-11-21T13:37:00" calcext:value-type="date">
            <text:p>11/21/13 01:37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11]=0;[1Log.$L$8]+[1Log.$M$8];[1Log.L11]+[1Log.M11])" office:value-type="date" office:date-value="2013-11-21T18:17:00" calcext:value-type="date">
            <text:p>11/21/13 06:17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12]=0;[1Log.$L$8]+[1Log.$M$8];[1Log.L12]+[1Log.M12])" office:value-type="date" office:date-value="2013-11-24T23:14:00" calcext:value-type="date">
            <text:p>11/24/13 11:14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13]=0;[1Log.$L$8]+[1Log.$M$8];[1Log.L13]+[1Log.M13])" office:value-type="date" office:date-value="2013-11-27T22:00:00" calcext:value-type="date">
            <text:p>11/27/13 10:00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14]=0;[1Log.$L$8]+[1Log.$M$8];[1Log.L14]+[1Log.M14])" office:value-type="date" office:date-value="2013-11-28T16:39:00" calcext:value-type="date">
            <text:p>11/28/13 04:39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15]=0;[1Log.$L$8]+[1Log.$M$8];[1Log.L15]+[1Log.M15])" office:value-type="date" office:date-value="2013-11-28T17:04:00" calcext:value-type="date">
            <text:p>11/28/13 05:04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16]=0;[1Log.$L$8]+[1Log.$M$8];[1Log.L16]+[1Log.M16])" office:value-type="date" office:date-value="2013-11-28T18:46:00" calcext:value-type="date">
            <text:p>11/28/13 06:46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17]=0;[1Log.$L$8]+[1Log.$M$8];[1Log.L17]+[1Log.M17])" office:value-type="date" office:date-value="2013-11-29T13:57:00" calcext:value-type="date">
            <text:p>11/29/13 01:57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18]=0;[1Log.$L$8]+[1Log.$M$8];[1Log.L18]+[1Log.M18])" office:value-type="date" office:date-value="2013-11-30T01:44:00" calcext:value-type="date">
            <text:p>11/30/13 01:44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19]=0;[1Log.$L$8]+[1Log.$M$8];[1Log.L19]+[1Log.M19])" office:value-type="date" office:date-value="2013-11-30T18:15:00" calcext:value-type="date">
            <text:p>11/30/13 06:15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20]=0;[1Log.$L$8]+[1Log.$M$8];[1Log.L20]+[1Log.M20])" office:value-type="date" office:date-value="2013-12-01T22:02:00" calcext:value-type="date">
            <text:p>12/01/13 10:02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21]=0;[1Log.$L$8]+[1Log.$M$8];[1Log.L21]+[1Log.M21])" office:value-type="date" office:date-value="2013-12-01T22:24:00" calcext:value-type="date">
            <text:p>12/01/13 10:24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22]=0;[1Log.$L$8]+[1Log.$M$8];[1Log.L22]+[1Log.M22])" office:value-type="date" office:date-value="2013-12-01T23:15:00" calcext:value-type="date">
            <text:p>12/01/13 11:15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23]=0;[1Log.$L$8]+[1Log.$M$8];[1Log.L23]+[1Log.M23])" office:value-type="date" office:date-value="2013-12-02T00:03:00" calcext:value-type="date">
            <text:p>12/02/13 12:03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24]=0;[1Log.$L$8]+[1Log.$M$8];[1Log.L24]+[1Log.M24])" office:value-type="date" office:date-value="2013-12-02T01:33:00" calcext:value-type="date">
            <text:p>12/02/13 01:33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25]=0;[1Log.$L$8]+[1Log.$M$8];[1Log.L25]+[1Log.M25])" office:value-type="date" office:date-value="2013-12-02T05:18:00" calcext:value-type="date">
            <text:p>12/02/13 05:18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80" table:formula="of:=IF([1Log.L26]=0;[1Log.$L$8]+[1Log.$M$8];[1Log.L26]+[1Log.M26])" office:value-type="date" office:date-value="2013-12-02T08:40:00" calcext:value-type="date">
            <text:p>12/02/13 08:40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27]=0;[1Log.$L$8]+[1Log.$M$8];[1Log.L27]+[1Log.M27])" office:value-type="date" office:date-value="2013-12-03T00:28:00" calcext:value-type="date">
            <text:p>12/03/13 12:28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9" table:formula="of:=IF([1Log.L28]=0;[1Log.$L$8]+[1Log.$M$8];[1Log.L28]+[1Log.M28])" office:value-type="date" office:date-value="2013-12-03T13:38:00" calcext:value-type="date">
            <text:p>12/03/13 01:38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29]=0;[1Log.$L$8]+[1Log.$M$8];[1Log.L29]+[1Log.M29])" office:value-type="date" office:date-value="2013-12-04T13:37:00" calcext:value-type="date">
            <text:p>12/04/13 01:37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30]=0;[1Log.$L$8]+[1Log.$M$8];[1Log.L30]+[1Log.M30])" office:value-type="date" office:date-value="2013-12-04T16:03:00" calcext:value-type="date">
            <text:p>12/04/13 04:03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31]=0;[1Log.$L$8]+[1Log.$M$8];[1Log.L31]+[1Log.M31])" office:value-type="date" office:date-value="2013-12-04T20:29:00" calcext:value-type="date">
            <text:p>12/04/13 08:29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32]=0;[1Log.$L$8]+[1Log.$M$8];[1Log.L32]+[1Log.M32])" office:value-type="date" office:date-value="2013-12-06T19:34:00" calcext:value-type="date">
            <text:p>12/06/13 07:34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33]=0;[1Log.$L$8]+[1Log.$M$8];[1Log.L33]+[1Log.M33])" office:value-type="date" office:date-value="2013-12-06T21:25:00" calcext:value-type="date">
            <text:p>12/06/13 09:25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34]=0;[1Log.$L$8]+[1Log.$M$8];[1Log.L34]+[1Log.M34])" office:value-type="date" office:date-value="2013-12-06T21:52:00" calcext:value-type="date">
            <text:p>12/06/13 09:52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35]=0;[1Log.$L$8]+[1Log.$M$8];[1Log.L35]+[1Log.M35])" office:value-type="date" office:date-value="2013-12-06T22:35:00" calcext:value-type="date">
            <text:p>12/06/13 10:35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36]=0;[1Log.$L$8]+[1Log.$M$8];[1Log.L36]+[1Log.M36])" office:value-type="date" office:date-value="2013-12-06T23:53:00" calcext:value-type="date">
            <text:p>12/06/13 11:53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37]=0;[1Log.$L$8]+[1Log.$M$8];[1Log.L37]+[1Log.M37])" office:value-type="date" office:date-value="2013-12-07T04:21:00" calcext:value-type="date">
            <text:p>12/07/13 04:21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38]=0;[1Log.$L$8]+[1Log.$M$8];[1Log.L38]+[1Log.M38])" office:value-type="date" office:date-value="2013-12-07T04:37:00" calcext:value-type="date">
            <text:p>12/07/13 04:37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39]=0;[1Log.$L$8]+[1Log.$M$8];[1Log.L39]+[1Log.M39])" office:value-type="date" office:date-value="2013-12-07T06:47:00" calcext:value-type="date">
            <text:p>12/07/13 06:47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40]=0;[1Log.$L$8]+[1Log.$M$8];[1Log.L40]+[1Log.M40])" office:value-type="date" office:date-value="2013-12-10T23:47:00" calcext:value-type="date">
            <text:p>12/10/13 11:47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41]=0;[1Log.$L$8]+[1Log.$M$8];[1Log.L41]+[1Log.M41])" office:value-type="date" office:date-value="2013-12-13T05:22:00" calcext:value-type="date">
            <text:p>12/13/13 05:22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42]=0;[1Log.$L$8]+[1Log.$M$8];[1Log.L42]+[1Log.M42])" office:value-type="date" office:date-value="2013-12-13T15:15:00" calcext:value-type="date">
            <text:p>12/13/13 03:15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43]=0;[1Log.$L$8]+[1Log.$M$8];[1Log.L43]+[1Log.M43])" office:value-type="date" office:date-value="2013-12-13T19:57:00" calcext:value-type="date">
            <text:p>12/13/13 07:57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44]=0;[1Log.$L$8]+[1Log.$M$8];[1Log.L44]+[1Log.M44])" office:value-type="date" office:date-value="2013-12-14T17:50:00" calcext:value-type="date">
            <text:p>12/14/13 05:50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9" table:formula="of:=IF([1Log.L45]=0;[1Log.$L$8]+[1Log.$M$8];[1Log.L45]+[1Log.M45])" office:value-type="date" office:date-value="2013-12-15T07:03:00" calcext:value-type="date">
            <text:p>12/15/13 07:03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46]=0;[1Log.$L$8]+[1Log.$M$8];[1Log.L46]+[1Log.M46])" office:value-type="date" office:date-value="2013-12-15T07:06:00" calcext:value-type="date">
            <text:p>12/15/13 07:06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47]=0;[1Log.$L$8]+[1Log.$M$8];[1Log.L47]+[1Log.M47])" office:value-type="date" office:date-value="2013-12-15T15:42:00" calcext:value-type="date">
            <text:p>12/15/13 03:42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48]=0;[1Log.$L$8]+[1Log.$M$8];[1Log.L48]+[1Log.M48])" office:value-type="date" office:date-value="2013-12-15T17:06:00" calcext:value-type="date">
            <text:p>12/15/13 05:06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49]=0;[1Log.$L$8]+[1Log.$M$8];[1Log.L49]+[1Log.M49])" office:value-type="date" office:date-value="2013-12-15T21:28:00" calcext:value-type="date">
            <text:p>12/15/13 09:28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50]=0;[1Log.$L$8]+[1Log.$M$8];[1Log.L50]+[1Log.M50])" office:value-type="date" office:date-value="2013-12-15T23:16:00" calcext:value-type="date">
            <text:p>12/15/13 11:16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51]=0;[1Log.$L$8]+[1Log.$M$8];[1Log.L51]+[1Log.M51])" office:value-type="date" office:date-value="2013-12-15T23:56:00" calcext:value-type="date">
            <text:p>12/15/13 11:56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52]=0;[1Log.$L$8]+[1Log.$M$8];[1Log.L52]+[1Log.M52])" office:value-type="date" office:date-value="2013-12-16T00:31:00" calcext:value-type="date">
            <text:p>12/16/13 12:31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53]=0;[1Log.$L$8]+[1Log.$M$8];[1Log.L53]+[1Log.M53])" office:value-type="date" office:date-value="2013-12-16T00:34:00" calcext:value-type="date">
            <text:p>12/16/13 12:34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54]=0;[1Log.$L$8]+[1Log.$M$8];[1Log.L54]+[1Log.M54])" office:value-type="date" office:date-value="2013-12-18T09:11:00" calcext:value-type="date">
            <text:p>12/18/13 09:11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55]=0;[1Log.$L$8]+[1Log.$M$8];[1Log.L55]+[1Log.M55])" office:value-type="date" office:date-value="2013-12-18T09:21:00" calcext:value-type="date">
            <text:p>12/18/13 09:21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56]=0;[1Log.$L$8]+[1Log.$M$8];[1Log.L56]+[1Log.M56])" office:value-type="date" office:date-value="2013-12-18T10:21:00" calcext:value-type="date">
            <text:p>12/18/13 10:21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57]=0;[1Log.$L$8]+[1Log.$M$8];[1Log.L57]+[1Log.M57])" office:value-type="date" office:date-value="2013-12-18T10:30:00" calcext:value-type="date">
            <text:p>12/18/13 10:30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58]=0;[1Log.$L$8]+[1Log.$M$8];[1Log.L58]+[1Log.M58])" office:value-type="date" office:date-value="2013-12-18T10:50:00" calcext:value-type="date">
            <text:p>12/18/13 10:50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59]=0;[1Log.$L$8]+[1Log.$M$8];[1Log.L59]+[1Log.M59])" office:value-type="date" office:date-value="2013-12-18T11:39:00" calcext:value-type="date">
            <text:p>12/18/13 11:39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60]=0;[1Log.$L$8]+[1Log.$M$8];[1Log.L60]+[1Log.M60])" office:value-type="date" office:date-value="2013-12-18T11:42:00" calcext:value-type="date">
            <text:p>12/18/13 11:42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61]=0;[1Log.$L$8]+[1Log.$M$8];[1Log.L61]+[1Log.M61])" office:value-type="date" office:date-value="2013-12-18T11:47:00" calcext:value-type="date">
            <text:p>12/18/13 11:47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62]=0;[1Log.$L$8]+[1Log.$M$8];[1Log.L62]+[1Log.M62])" office:value-type="date" office:date-value="2013-12-18T14:55:00" calcext:value-type="date">
            <text:p>12/18/13 02:55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63]=0;[1Log.$L$8]+[1Log.$M$8];[1Log.L63]+[1Log.M63])" office:value-type="date" office:date-value="2014-02-06T09:58:00" calcext:value-type="date">
            <text:p>02/06/14 09:58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64]=0;[1Log.$L$8]+[1Log.$M$8];[1Log.L64]+[1Log.M64])" office:value-type="date" office:date-value="2014-02-07T05:55:00" calcext:value-type="date">
            <text:p>02/07/14 05:55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65]=0;[1Log.$L$8]+[1Log.$M$8];[1Log.L65]+[1Log.M65])" office:value-type="date" office:date-value="2014-02-12T09:24:00" calcext:value-type="date">
            <text:p>02/12/14 09:24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66]=0;[1Log.$L$8]+[1Log.$M$8];[1Log.L66]+[1Log.M66])" office:value-type="date" office:date-value="2014-02-12T19:14:00" calcext:value-type="date">
            <text:p>02/12/14 07:14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67]=0;[1Log.$L$8]+[1Log.$M$8];[1Log.L67]+[1Log.M67])" office:value-type="date" office:date-value="2014-02-14T06:18:00" calcext:value-type="date">
            <text:p>02/14/14 06:18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68]=0;[1Log.$L$8]+[1Log.$M$8];[1Log.L68]+[1Log.M68])" office:value-type="date" office:date-value="2014-02-14T10:21:00" calcext:value-type="date">
            <text:p>02/14/14 10:21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69]=0;[1Log.$L$8]+[1Log.$M$8];[1Log.L69]+[1Log.M69])" office:value-type="date" office:date-value="2014-02-19T20:04:00" calcext:value-type="date">
            <text:p>02/19/14 08:04 P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70]=0;[1Log.$L$8]+[1Log.$M$8];[1Log.L70]+[1Log.M70])" office:value-type="date" office:date-value="2014-02-20T10:33:00" calcext:value-type="date">
            <text:p>02/20/14 10:33 AM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678" table:formula="of:=IF([1Log.L71]=0;[1Log.$L$8]+[1Log.$M$8];[1Log.L71]+[1Log.M71])" office:value-type="date" office:date-value="2014-02-20T11:54:00" calcext:value-type="date">
            <text:p>02/20/14 11:54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72]=0;[1Log.$L$8]+[1Log.$M$8];[1Log.L72]+[1Log.M72])" office:value-type="date" office:date-value="2014-02-20T19:33:00" calcext:value-type="date">
            <text:p>02/20/14 07:33 P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73]=0;[1Log.$L$8]+[1Log.$M$8];[1Log.L73]+[1Log.M73])" office:value-type="date" office:date-value="2014-02-25T13:41:00" calcext:value-type="date">
            <text:p>02/25/14 01:41 P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74]=0;[1Log.$L$8]+[1Log.$M$8];[1Log.L74]+[1Log.M74])" office:value-type="date" office:date-value="2014-02-25T18:05:00" calcext:value-type="date">
            <text:p>02/25/14 06:05 P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75]=0;[1Log.$L$8]+[1Log.$M$8];[1Log.L75]+[1Log.M75])" office:value-type="date" office:date-value="2014-02-26T01:27:00" calcext:value-type="date">
            <text:p>02/26/14 01:27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76]=0;[1Log.$L$8]+[1Log.$M$8];[1Log.L76]+[1Log.M76])" office:value-type="date" office:date-value="2014-03-03T23:00:00" calcext:value-type="date">
            <text:p>03/03/14 11:00 P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77]=0;[1Log.$L$8]+[1Log.$M$8];[1Log.L77]+[1Log.M77])" office:value-type="date" office:date-value="2014-03-04T00:21:00" calcext:value-type="date">
            <text:p>03/04/14 12:21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78]=0;[1Log.$L$8]+[1Log.$M$8];[1Log.L78]+[1Log.M78])" office:value-type="date" office:date-value="2014-03-04T00:37:00" calcext:value-type="date">
            <text:p>03/04/14 12:37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79]=0;[1Log.$L$8]+[1Log.$M$8];[1Log.L79]+[1Log.M79])" office:value-type="date" office:date-value="2014-03-04T06:51:00" calcext:value-type="date">
            <text:p>03/04/14 06:51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80]=0;[1Log.$L$8]+[1Log.$M$8];[1Log.L80]+[1Log.M80])" office:value-type="date" office:date-value="2014-03-04T10:00:00" calcext:value-type="date">
            <text:p>03/04/14 10:00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81]=0;[1Log.$L$8]+[1Log.$M$8];[1Log.L81]+[1Log.M81])" office:value-type="date" office:date-value="2014-03-04T20:34:00" calcext:value-type="date">
            <text:p>03/04/14 08:34 P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82]=0;[1Log.$L$8]+[1Log.$M$8];[1Log.L82]+[1Log.M82])" office:value-type="date" office:date-value="2014-03-04T22:43:00" calcext:value-type="date">
            <text:p>03/04/14 10:43 P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83]=0;[1Log.$L$8]+[1Log.$M$8];[1Log.L83]+[1Log.M83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84]=0;[1Log.$L$8]+[1Log.$M$8];[1Log.L84]+[1Log.M84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85]=0;[1Log.$L$8]+[1Log.$M$8];[1Log.L85]+[1Log.M85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86]=0;[1Log.$L$8]+[1Log.$M$8];[1Log.L86]+[1Log.M86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87]=0;[1Log.$L$8]+[1Log.$M$8];[1Log.L87]+[1Log.M87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88]=0;[1Log.$L$8]+[1Log.$M$8];[1Log.L88]+[1Log.M88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89]=0;[1Log.$L$8]+[1Log.$M$8];[1Log.L89]+[1Log.M89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90]=0;[1Log.$L$8]+[1Log.$M$8];[1Log.L90]+[1Log.M90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91]=0;[1Log.$L$8]+[1Log.$M$8];[1Log.L91]+[1Log.M91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92]=0;[1Log.$L$8]+[1Log.$M$8];[1Log.L92]+[1Log.M92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93]=0;[1Log.$L$8]+[1Log.$M$8];[1Log.L93]+[1Log.M93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94]=0;[1Log.$L$8]+[1Log.$M$8];[1Log.L94]+[1Log.M94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95]=0;[1Log.$L$8]+[1Log.$M$8];[1Log.L95]+[1Log.M95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96]=0;[1Log.$L$8]+[1Log.$M$8];[1Log.L96]+[1Log.M96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97]=0;[1Log.$L$8]+[1Log.$M$8];[1Log.L97]+[1Log.M97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98]=0;[1Log.$L$8]+[1Log.$M$8];[1Log.L98]+[1Log.M98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99]=0;[1Log.$L$8]+[1Log.$M$8];[1Log.L99]+[1Log.M99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00]=0;[1Log.$L$8]+[1Log.$M$8];[1Log.L100]+[1Log.M100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01]=0;[1Log.$L$8]+[1Log.$M$8];[1Log.L101]+[1Log.M101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02]=0;[1Log.$L$8]+[1Log.$M$8];[1Log.L102]+[1Log.M102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03]=0;[1Log.$L$8]+[1Log.$M$8];[1Log.L103]+[1Log.M103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04]=0;[1Log.$L$8]+[1Log.$M$8];[1Log.L104]+[1Log.M104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05]=0;[1Log.$L$8]+[1Log.$M$8];[1Log.L105]+[1Log.M105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06]=0;[1Log.$L$8]+[1Log.$M$8];[1Log.L106]+[1Log.M106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07]=0;[1Log.$L$8]+[1Log.$M$8];[1Log.L107]+[1Log.M107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08]=0;[1Log.$L$8]+[1Log.$M$8];[1Log.L108]+[1Log.M108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09]=0;[1Log.$L$8]+[1Log.$M$8];[1Log.L109]+[1Log.M109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10]=0;[1Log.$L$8]+[1Log.$M$8];[1Log.L110]+[1Log.M110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11]=0;[1Log.$L$8]+[1Log.$M$8];[1Log.L111]+[1Log.M111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12]=0;[1Log.$L$8]+[1Log.$M$8];[1Log.L112]+[1Log.M112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13]=0;[1Log.$L$8]+[1Log.$M$8];[1Log.L113]+[1Log.M113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14]=0;[1Log.$L$8]+[1Log.$M$8];[1Log.L114]+[1Log.M114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15]=0;[1Log.$L$8]+[1Log.$M$8];[1Log.L115]+[1Log.M115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16]=0;[1Log.$L$8]+[1Log.$M$8];[1Log.L116]+[1Log.M116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17]=0;[1Log.$L$8]+[1Log.$M$8];[1Log.L117]+[1Log.M117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18]=0;[1Log.$L$8]+[1Log.$M$8];[1Log.L118]+[1Log.M118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19]=0;[1Log.$L$8]+[1Log.$M$8];[1Log.L119]+[1Log.M119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20]=0;[1Log.$L$8]+[1Log.$M$8];[1Log.L120]+[1Log.M120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21]=0;[1Log.$L$8]+[1Log.$M$8];[1Log.L121]+[1Log.M121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22]=0;[1Log.$L$8]+[1Log.$M$8];[1Log.L122]+[1Log.M122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23]=0;[1Log.$L$8]+[1Log.$M$8];[1Log.L123]+[1Log.M123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24]=0;[1Log.$L$8]+[1Log.$M$8];[1Log.L124]+[1Log.M124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25]=0;[1Log.$L$8]+[1Log.$M$8];[1Log.L125]+[1Log.M125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26]=0;[1Log.$L$8]+[1Log.$M$8];[1Log.L126]+[1Log.M126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27]=0;[1Log.$L$8]+[1Log.$M$8];[1Log.L127]+[1Log.M127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28]=0;[1Log.$L$8]+[1Log.$M$8];[1Log.L128]+[1Log.M128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29]=0;[1Log.$L$8]+[1Log.$M$8];[1Log.L129]+[1Log.M129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30]=0;[1Log.$L$8]+[1Log.$M$8];[1Log.L130]+[1Log.M130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31]=0;[1Log.$L$8]+[1Log.$M$8];[1Log.L131]+[1Log.M131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32]=0;[1Log.$L$8]+[1Log.$M$8];[1Log.L132]+[1Log.M132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33]=0;[1Log.$L$8]+[1Log.$M$8];[1Log.L133]+[1Log.M133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34]=0;[1Log.$L$8]+[1Log.$M$8];[1Log.L134]+[1Log.M134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35]=0;[1Log.$L$8]+[1Log.$M$8];[1Log.L135]+[1Log.M135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36]=0;[1Log.$L$8]+[1Log.$M$8];[1Log.L136]+[1Log.M136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37]=0;[1Log.$L$8]+[1Log.$M$8];[1Log.L137]+[1Log.M137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38]=0;[1Log.$L$8]+[1Log.$M$8];[1Log.L138]+[1Log.M138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39]=0;[1Log.$L$8]+[1Log.$M$8];[1Log.L139]+[1Log.M139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40]=0;[1Log.$L$8]+[1Log.$M$8];[1Log.L140]+[1Log.M140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41]=0;[1Log.$L$8]+[1Log.$M$8];[1Log.L141]+[1Log.M141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42]=0;[1Log.$L$8]+[1Log.$M$8];[1Log.L142]+[1Log.M142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43]=0;[1Log.$L$8]+[1Log.$M$8];[1Log.L143]+[1Log.M143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44]=0;[1Log.$L$8]+[1Log.$M$8];[1Log.L144]+[1Log.M144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45]=0;[1Log.$L$8]+[1Log.$M$8];[1Log.L145]+[1Log.M145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46]=0;[1Log.$L$8]+[1Log.$M$8];[1Log.L146]+[1Log.M146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47]=0;[1Log.$L$8]+[1Log.$M$8];[1Log.L147]+[1Log.M147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48]=0;[1Log.$L$8]+[1Log.$M$8];[1Log.L148]+[1Log.M148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49]=0;[1Log.$L$8]+[1Log.$M$8];[1Log.L149]+[1Log.M149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50]=0;[1Log.$L$8]+[1Log.$M$8];[1Log.L150]+[1Log.M150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51]=0;[1Log.$L$8]+[1Log.$M$8];[1Log.L151]+[1Log.M151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52]=0;[1Log.$L$8]+[1Log.$M$8];[1Log.L152]+[1Log.M152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53]=0;[1Log.$L$8]+[1Log.$M$8];[1Log.L153]+[1Log.M153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54]=0;[1Log.$L$8]+[1Log.$M$8];[1Log.L154]+[1Log.M154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55]=0;[1Log.$L$8]+[1Log.$M$8];[1Log.L155]+[1Log.M155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56]=0;[1Log.$L$8]+[1Log.$M$8];[1Log.L156]+[1Log.M156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57]=0;[1Log.$L$8]+[1Log.$M$8];[1Log.L157]+[1Log.M157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58]=0;[1Log.$L$8]+[1Log.$M$8];[1Log.L158]+[1Log.M158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59]=0;[1Log.$L$8]+[1Log.$M$8];[1Log.L159]+[1Log.M159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60]=0;[1Log.$L$8]+[1Log.$M$8];[1Log.L160]+[1Log.M160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61]=0;[1Log.$L$8]+[1Log.$M$8];[1Log.L161]+[1Log.M161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62]=0;[1Log.$L$8]+[1Log.$M$8];[1Log.L162]+[1Log.M162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63]=0;[1Log.$L$8]+[1Log.$M$8];[1Log.L163]+[1Log.M163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64]=0;[1Log.$L$8]+[1Log.$M$8];[1Log.L164]+[1Log.M164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65]=0;[1Log.$L$8]+[1Log.$M$8];[1Log.L165]+[1Log.M165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66]=0;[1Log.$L$8]+[1Log.$M$8];[1Log.L166]+[1Log.M166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67]=0;[1Log.$L$8]+[1Log.$M$8];[1Log.L167]+[1Log.M167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78" table:formula="of:=IF([1Log.L168]=0;[1Log.$L$8]+[1Log.$M$8];[1Log.L168]+[1Log.M168])" office:value-type="date" office:date-value="2014-03-07T04:16:57.614234" calcext:value-type="date">
            <text:p>03/07/14 04:16 AM</text:p>
          </table:table-cell>
          <table:table-cell table:number-columns-repeated="1006"/>
        </table:table-row>
        <table:table-row table:style-name="ro7" table:number-rows-repeated="10484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5pyra" table:style-name="ta1">
        <office:forms form:automatic-focus="false" form:apply-design-mode="false"/>
        <table:shapes>
          <draw:frame draw:z-index="0" draw:style-name="gr3" draw:text-style-name="P1" svg:width="2.4457in" svg:height="1.4909in" svg:x="9.276in" svg:y="0.0913in">
            <draw:object draw:notify-on-update-of-ranges="5pyra.P1:5pyra.P9 5pyra.Q1:5pyra.Q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18" table:default-cell-style-name="ce681"/>
        <table:table-column table:style-name="co26" table:default-cell-style-name="ce685"/>
        <table:table-column table:style-name="co31" table:default-cell-style-name="Default"/>
        <table:table-column table:style-name="co55" table:default-cell-style-name="ce688"/>
        <table:table-column table:style-name="co56" table:default-cell-style-name="Default"/>
        <table:table-column table:style-name="co57" table:default-cell-style-name="ce693"/>
        <table:table-column table:style-name="co58" table:default-cell-style-name="ce693"/>
        <table:table-column table:style-name="co59" table:default-cell-style-name="ce693"/>
        <table:table-column table:style-name="co20" table:default-cell-style-name="ce696"/>
        <table:table-column table:style-name="co55" table:default-cell-style-name="ce687"/>
        <table:table-column table:style-name="co60" table:default-cell-style-name="ce701"/>
        <table:table-column table:style-name="co61" table:default-cell-style-name="ce704"/>
        <table:table-column table:style-name="co62" table:default-cell-style-name="ce708"/>
        <table:table-column table:style-name="co20" table:default-cell-style-name="ce688"/>
        <table:table-column table:style-name="co63" table:default-cell-style-name="Default"/>
        <table:table-column table:style-name="co64" table:default-cell-style-name="ce687"/>
        <table:table-column table:style-name="co68" table:default-cell-style-name="ce687"/>
        <table:table-column table:style-name="co69" table:default-cell-style-name="ce687"/>
        <table:table-column table:style-name="co44" table:default-cell-style-name="Default"/>
        <table:table-column table:style-name="co70" table:default-cell-style-name="ce687"/>
        <table:table-column table:style-name="co26" table:default-cell-style-name="ce687"/>
        <table:table-column table:style-name="co49" table:default-cell-style-name="ce687"/>
        <table:table-column table:style-name="co51" table:default-cell-style-name="Default"/>
        <table:table-column table:style-name="co20" table:default-cell-style-name="Default"/>
        <table:table-column table:style-name="co71" table:default-cell-style-name="Default"/>
        <table:table-column table:style-name="co59" table:default-cell-style-name="Default"/>
        <table:table-column table:style-name="co69" table:default-cell-style-name="Default"/>
        <table:table-column table:style-name="co4" table:number-columns-repeated="994" table:default-cell-style-name="Default"/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table:number-columns-repeated="2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office:value-type="float" office:value="40" calcext:value-type="float">
            <text:p>4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  <table:table-cell/>
          <table:table-cell table:style-name="Default" office:value-type="string" calcext:value-type="string">
            <text:p>oi</text:p>
          </table:table-cell>
          <table:table-cell/>
          <table:table-cell table:style-name="Default" office:value-type="string" calcext:value-type="string">
            <text:p>vwp</text:p>
          </table:table-cell>
          <table:table-cell table:style-name="Default" office:value-type="string" calcext:value-type="string">
            <text:p>breakeven</text:p>
          </table:table-cell>
          <table:table-cell table:style-name="Default" table:number-columns-repeated="2"/>
          <table:table-cell table:style-name="Default" office:value-type="string" calcext:value-type="string">
            <text:p>optimize</text:p>
          </table:table-cell>
          <table:table-cell table:style-name="Default" office:value-type="string" calcext:value-type="string">
            <text:p>btc</text:p>
          </table:table-cell>
          <table:table-cell table:style-name="Default" office:value-type="string" calcext:value-type="string">
            <text:p>usd</text:p>
          </table:table-cell>
          <table:table-cell table:style-name="Default" table:number-columns-repeated="2"/>
          <table:table-cell office:value-type="float" office:value="42" calcext:value-type="float">
            <text:p>42</text:p>
          </table:table-cell>
          <table:table-cell table:style-name="Default" office:value-type="float" office:value="1.114" calcext:value-type="float">
            <text:p>1.114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ange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9.71" calcext:value-type="float">
            <text:p>89.71</text:p>
          </table:table-cell>
          <table:table-cell table:style-name="Default" office:value-type="float" office:value="-1.7" calcext:value-type="float">
            <text:p>-1.7</text:p>
          </table:table-cell>
          <table:table-cell/>
          <table:table-cell table:style-name="Default" table:formula="of:=[.C3]" office:value-type="float" office:value="-1.7" calcext:value-type="float">
            <text:p>-1.7</text:p>
          </table:table-cell>
          <table:table-cell table:style-name="ce689" table:formula="of:=[.B3]*[.C3]" office:value-type="float" office:value="-152.507" calcext:value-type="float">
            <text:p>-152.5</text:p>
          </table:table-cell>
          <table:table-cell table:style-name="ce690" table:formula="of:=[.F3]/[.E3]" office:value-type="float" office:value="89.71" calcext:value-type="float">
            <text:p>89.71</text:p>
          </table:table-cell>
          <table:table-cell table:style-name="Default" office:value-type="float" office:value="-1.7" calcext:value-type="float">
            <text:p>-1.7</text:p>
          </table:table-cell>
          <table:table-cell table:style-name="Default" table:number-columns-repeated="2"/>
          <table:table-cell table:style-name="Default" table:formula="of:=[.H1]-[.$K$1]" office:value-type="float" office:value="30" calcext:value-type="float">
            <text:p>30</text:p>
          </table:table-cell>
          <table:table-cell table:style-name="ce699" table:formula="of:=-[.M3]*[.L1]/[.K1]" office:value-type="float" office:value="-2.125" calcext:value-type="float">
            <text:p>-2.1250</text:p>
          </table:table-cell>
          <table:table-cell table:style-name="Default" table:formula="of:=[.K3]*-[.H3]" office:value-type="float" office:value="51" calcext:value-type="float">
            <text:p>51</text:p>
          </table:table-cell>
          <table:table-cell table:style-name="Default" table:formula="of:=[.H3]+[.L3]" office:value-type="float" office:value="-3.825" calcext:value-type="float">
            <text:p>-3.825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rofit target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6.48" calcext:value-type="float">
            <text:p>86.48</text:p>
          </table:table-cell>
          <table:table-cell table:style-name="Default" office:value-type="float" office:value="-0.23" calcext:value-type="float">
            <text:p>-0.23</text:p>
          </table:table-cell>
          <table:table-cell/>
          <table:table-cell table:style-name="Default" table:formula="of:=[.C4]+[.E3]" office:value-type="float" office:value="-1.93" calcext:value-type="float">
            <text:p>-1.93</text:p>
          </table:table-cell>
          <table:table-cell table:style-name="ce689" table:formula="of:=[.B4]*[.C4]+[.F3]" office:value-type="float" office:value="-172.3974" calcext:value-type="float">
            <text:p>-172.4</text:p>
          </table:table-cell>
          <table:table-cell table:style-name="ce690" table:formula="of:=[.F4]/[.E4]" office:value-type="float" office:value="89.3250777202072" calcext:value-type="float">
            <text:p>89.33</text:p>
          </table:table-cell>
          <table:table-cell table:style-name="Default" table:number-columns-repeated="3"/>
          <table:table-cell table:style-name="Default" table:formula="of:=[.H1]-[.$M$1]" office:value-type="float" office:value="50" calcext:value-type="float">
            <text:p>50</text:p>
          </table:table-cell>
          <table:table-cell table:style-name="Default"/>
          <table:table-cell table:style-name="Default" table:formula="of:=[.K4]*-[.H3]" office:value-type="float" office:value="85" calcext:value-type="float">
            <text:p>85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ev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formula="of:=[.C5]+[.E4]" office:value-type="float" office:value="-1.93" calcext:value-type="float">
            <text:p>-1.93</text:p>
          </table:table-cell>
          <table:table-cell table:style-name="ce689" table:formula="of:=[.B5]*[.C5]+[.F4]" office:value-type="float" office:value="-172.3974" calcext:value-type="float">
            <text:p>-172.4</text:p>
          </table:table-cell>
          <table:table-cell table:style-name="ce690" table:formula="of:=[.F5]/[.E5]" office:value-type="float" office:value="89.3250777202072" calcext:value-type="float">
            <text:p>89.33</text:p>
          </table:table-cell>
          <table:table-cell table:style-name="Default" table:number-columns-repeated="3"/>
          <table:table-cell table:style-name="Default" table:formula="of:=[.K1]-[.$M$1]" office:value-type="float" office:value="20" calcext:value-type="float">
            <text:p>20</text:p>
          </table:table-cell>
          <table:table-cell table:style-name="Default"/>
          <table:table-cell table:style-name="Default" table:formula="of:=[.K5]*-[.L3]" office:value-type="float" office:value="42.5" calcext:value-type="float">
            <text:p>42.5</text:p>
          </table:table-cell>
          <table:table-cell table:style-name="Default" table:number-columns-repeated="2"/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oad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formula="of:=[.C6]+[.E5]" office:value-type="float" office:value="-1.93" calcext:value-type="float">
            <text:p>-1.93</text:p>
          </table:table-cell>
          <table:table-cell table:style-name="ce689" table:formula="of:=[.B6]*[.C6]+[.F5]" office:value-type="float" office:value="-172.3974" calcext:value-type="float">
            <text:p>-172.4</text:p>
          </table:table-cell>
          <table:table-cell table:style-name="ce690" table:formula="of:=[.F6]/[.E6]" office:value-type="float" office:value="89.3250777202072" calcext:value-type="float">
            <text:p>89.33</text:p>
          </table:table-cell>
          <table:table-cell table:style-name="Default" table:number-columns-repeated="5"/>
          <table:table-cell table:style-name="ce687" table:formula="of:=SUM([.M4:.M5])" office:value-type="float" office:value="127.5" calcext:value-type="float">
            <text:p>127.50</text:p>
          </table:table-cell>
          <table:table-cell table:style-name="Default" table:number-columns-repeated="2"/>
          <table:table-cell office:value-type="float" office:value="70" calcext:value-type="float">
            <text:p>70</text:p>
          </table:table-cell>
          <table:table-cell table:style-name="Default" office:value-type="float" office:value="1.43" calcext:value-type="float">
            <text:p>1.43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-0.46" calcext:value-type="float">
            <text:p>-0.46</text:p>
          </table:table-cell>
          <table:table-cell/>
          <table:table-cell table:style-name="Default" table:formula="of:=[.C7]+[.E6]" office:value-type="float" office:value="-2.39" calcext:value-type="float">
            <text:p>-2.39</text:p>
          </table:table-cell>
          <table:table-cell table:style-name="ce689" table:formula="of:=[.B7]*[.C7]+[.F6]" office:value-type="float" office:value="-211.4974" calcext:value-type="float">
            <text:p>-211.5</text:p>
          </table:table-cell>
          <table:table-cell table:style-name="ce690" table:formula="of:=[.F7]/[.E7]" office:value-type="float" office:value="88.4926359832636" calcext:value-type="float">
            <text:p>88.49</text:p>
          </table:table-cell>
          <table:table-cell table:style-name="Default" table:number-columns-repeated="5"/>
          <table:table-cell table:style-name="ce702" table:formula="of:=[.M6]/[.M4]" office:value-type="float" office:value="1.5" calcext:value-type="float">
            <text:p>1.500</text:p>
          </table:table-cell>
          <table:table-cell table:style-name="Default" table:number-columns-repeated="2"/>
          <table:table-cell office:value-type="float" office:value="80" calcext:value-type="float">
            <text:p>80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yra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3.44" calcext:value-type="float">
            <text:p>83.44</text:p>
          </table:table-cell>
          <table:table-cell table:style-name="Default" office:value-type="float" office:value="-0.1" calcext:value-type="float">
            <text:p>-0.1</text:p>
          </table:table-cell>
          <table:table-cell/>
          <table:table-cell table:style-name="Default" table:formula="of:=[.C8]+[.E7]" office:value-type="float" office:value="-2.49" calcext:value-type="float">
            <text:p>-2.49</text:p>
          </table:table-cell>
          <table:table-cell table:style-name="ce689" table:formula="of:=[.B8]*[.C8]+[.F7]" office:value-type="float" office:value="-219.8414" calcext:value-type="float">
            <text:p>-219.8</text:p>
          </table:table-cell>
          <table:table-cell table:style-name="ce690" table:formula="of:=[.F8]/[.E8]" office:value-type="float" office:value="88.289718875502" calcext:value-type="float">
            <text:p>88.29</text:p>
          </table:table-cell>
          <table:table-cell table:style-name="Default" table:number-columns-repeated="5"/>
          <table:table-cell table:style-name="Default" table:formula="of:=-[.H3]*[.H1]/[.L1]" office:value-type="float" office:value="61.2" calcext:value-type="float">
            <text:p>61.2</text:p>
          </table:table-cell>
          <table:table-cell table:style-name="Default" table:number-columns-repeated="2"/>
          <table:table-cell office:value-type="float" office:value="85" calcext:value-type="float">
            <text:p>85</text:p>
          </table:table-cell>
          <table:table-cell table:style-name="Default" office:value-type="float" office:value="1.13" calcext:value-type="float">
            <text:p>1.13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hyper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79.1" calcext:value-type="float">
            <text:p>79.1</text:p>
          </table:table-cell>
          <table:table-cell table:style-name="Default" office:value-type="float" office:value="-0.25" calcext:value-type="float">
            <text:p>-0.25</text:p>
          </table:table-cell>
          <table:table-cell/>
          <table:table-cell table:style-name="Default" table:formula="of:=[.C9]+[.E8]" office:value-type="float" office:value="-2.74" calcext:value-type="float">
            <text:p>-2.74</text:p>
          </table:table-cell>
          <table:table-cell table:style-name="ce689" table:formula="of:=[.B9]*[.C9]+[.F8]" office:value-type="float" office:value="-239.6164" calcext:value-type="float">
            <text:p>-239.6</text:p>
          </table:table-cell>
          <table:table-cell table:style-name="ce690" table:formula="of:=[.F9]/[.E9]" office:value-type="float" office:value="87.4512408759124" calcext:value-type="float">
            <text:p>87.45</text:p>
          </table:table-cell>
          <table:table-cell table:style-name="Default" table:number-columns-repeated="4"/>
          <table:table-cell table:style-name="ce699" table:formula="of:=[.M4]/[.M8]" office:value-type="float" office:value="1.38888888888889" calcext:value-type="float">
            <text:p>1.3889</text:p>
          </table:table-cell>
          <table:table-cell table:style-name="ce699" table:formula="of:=[.M6]/[.M8]" office:value-type="float" office:value="2.08333333333333" calcext:value-type="float">
            <text:p>2.0833</text:p>
          </table:table-cell>
          <table:table-cell table:style-name="Default" table:number-columns-repeated="2"/>
          <table:table-cell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multi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ce681" office:value-type="string" calcext:value-type="string">
            <text:p>imarg</text:p>
          </table:table-cell>
          <table:table-cell table:style-name="Default" table:number-columns-repeated="4"/>
          <table:table-cell office:value-type="string" calcext:value-type="string">
            <text:p>strange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margin level?</text:p>
          </table:table-cell>
          <table:table-cell table:number-columns-repeated="996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ce695" table:formula="of:=[.B15]*[.N13]/[.M13]" office:value-type="float" office:value="61.2" calcext:value-type="float">
            <text:p>61.2</text:p>
          </table:table-cell>
          <table:table-cell table:style-name="Default" table:number-columns-repeated="2"/>
          <table:table-cell table:style-name="ce705" office:value-type="string" calcext:value-type="string">
            <text:p>load</text:p>
          </table:table-cell>
          <table:table-cell table:style-name="Default"/>
          <table:table-cell/>
          <table:table-cell table:style-name="ce709" table:formula="of:=INDEX([.Q14:.Q275];MATCH(99999999;[.Q14:.Q275]))" office:value-type="float" office:value="2.38888888888889" calcext:value-type="float">
            <text:p>2.39</text:p>
          </table:table-cell>
          <table:table-cell table:style-name="ce710" table:formula="of:=INDEX([.R14:.R275];MATCH(99999999;[.R14:.R275]))" office:value-type="float" office:value="1.44960652606151" calcext:value-type="float">
            <text:p>1.450</text:p>
          </table:table-cell>
          <table:table-cell table:style-name="ce709" table:formula="of:=INDEX([.S14:.S275];MATCH(99999999;[.S14:.S275]))" office:value-type="float" office:value="3.46294892336916" calcext:value-type="float">
            <text:p>3.46</text:p>
          </table:table-cell>
          <table:table-cell/>
          <table:table-cell table:style-name="ce709" table:formula="of:=INDEX([.U14:.U275];MATCH(99999999;[.U14:.U275]))" office:value-type="float" office:value="1.38888888888889" calcext:value-type="float">
            <text:p>1.39</text:p>
          </table:table-cell>
          <table:table-cell table:style-name="ce710" table:formula="of:=INDEX([.V14:.V275];MATCH(99999999;[.V14:.V275]))" office:value-type="float" office:value="1.7733232248258" calcext:value-type="float">
            <text:p>1.773</text:p>
          </table:table-cell>
          <table:table-cell table:style-name="ce709" table:formula="of:=INDEX([.W14:.W275];MATCH(99999999;[.W14:.W275]))" office:value-type="float" office:value="2.46294892336916" calcext:value-type="float">
            <text:p>2.46</text:p>
          </table:table-cell>
          <table:table-cell table:number-columns-repeated="999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ce697" office:value-type="float" office:value="1" calcext:value-type="float">
            <text:p>1.0</text:p>
          </table:table-cell>
          <table:table-cell table:style-name="Default"/>
          <table:table-cell table:style-name="ce703" office:value-type="float" office:value="2.5" calcext:value-type="float">
            <text:p>2.5</text:p>
          </table:table-cell>
          <table:table-cell table:style-name="ce706" office:value-type="float" office:value="1.7" calcext:value-type="float">
            <text:p>1.7</text:p>
          </table:table-cell>
          <table:table-cell table:style-name="Default"/>
          <table:table-cell/>
          <table:table-cell table:style-name="Default" office:value-type="string" calcext:value-type="string">
            <text:p>relative</text:p>
          </table:table-cell>
          <table:table-cell table:style-name="ce681" office:value-type="string" calcext:value-type="string">
            <text:p>factor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absolute</text:p>
          </table:table-cell>
          <table:table-cell table:style-name="Default"/>
          <table:table-cell table:number-columns-repeated="999"/>
        </table:table-row>
        <table:table-row table:style-name="ro7">
          <table:table-cell table:style-name="ce681"/>
          <table:table-cell table:style-name="ce682" office:value-type="string" calcext:value-type="string">
            <text:p>mkt</text:p>
          </table:table-cell>
          <table:table-cell table:style-name="ce684" office:value-type="string" calcext:value-type="string">
            <text:p>qty</text:p>
          </table:table-cell>
          <table:table-cell table:style-name="ce681"/>
          <table:table-cell table:style-name="ce686" office:value-type="string" calcext:value-type="string">
            <text:p>oi</text:p>
          </table:table-cell>
          <table:table-cell table:style-name="ce681"/>
          <table:table-cell table:style-name="ce691" office:value-type="string" calcext:value-type="string">
            <text:p>wp</text:p>
          </table:table-cell>
          <table:table-cell table:style-name="ce692" office:value-type="string" calcext:value-type="string">
            <text:p>var</text:p>
          </table:table-cell>
          <table:table-cell table:style-name="ce692" office:value-type="string" calcext:value-type="string">
            <text:p>vrun</text:p>
          </table:table-cell>
          <table:table-cell table:style-name="ce695" office:value-type="string" calcext:value-type="string">
            <text:p>np</text:p>
          </table:table-cell>
          <table:table-cell table:style-name="ce698" office:value-type="string" calcext:value-type="string">
            <text:p>eq</text:p>
          </table:table-cell>
          <table:table-cell table:style-name="ce700" office:value-type="string" calcext:value-type="string">
            <text:p>pyra</text:p>
          </table:table-cell>
          <table:table-cell table:style-name="ce684" office:value-type="string" calcext:value-type="string">
            <text:p>lev</text:p>
          </table:table-cell>
          <table:table-cell table:style-name="ce707" office:value-type="string" calcext:value-type="string">
            <text:p>free</text:p>
          </table:table-cell>
          <table:table-cell table:style-name="ce681" office:value-type="string" calcext:value-type="string">
            <text:p>?</text:p>
          </table:table-cell>
          <table:table-cell table:style-name="ce681"/>
          <table:table-cell table:style-name="ce681" office:value-type="string" calcext:value-type="string">
            <text:p>np/rtrn</text:p>
          </table:table-cell>
          <table:table-cell table:style-name="ce681" office:value-type="string" calcext:value-type="string">
            <text:p>max/opt</text:p>
          </table:table-cell>
          <table:table-cell table:style-name="ce681" office:value-type="string" calcext:value-type="string">
            <text:p>pyra/rtrn</text:p>
          </table:table-cell>
          <table:table-cell table:style-name="ce681" table:number-columns-repeated="5"/>
          <table:table-cell table:style-name="ce681" office:value-type="string" calcext:value-type="string">
            <text:p>np</text:p>
          </table:table-cell>
          <table:table-cell table:style-name="ce681" table:number-columns-repeated="997"/>
        </table:table-row>
        <table:table-row table:style-name="ro7">
          <table:table-cell/>
          <table:table-cell table:style-name="ce683" office:value-type="float" office:value="90" calcext:value-type="float">
            <text:p>90</text:p>
          </table:table-cell>
          <table:table-cell table:style-name="ce681" table:formula="of:=-[.K13]*[.N13]" office:value-type="float" office:value="-1.7" calcext:value-type="float">
            <text:p>-1.7</text:p>
          </table:table-cell>
          <table:table-cell/>
          <table:table-cell table:style-name="ce687" table:formula="of:=[.C15]" office:value-type="float" office:value="-1.7" calcext:value-type="float">
            <text:p>-1.70</text:p>
          </table:table-cell>
          <table:table-cell/>
          <table:table-cell table:style-name="ce692" table:formula="of:=[.B15]" office:value-type="float" office:value="90" calcext:value-type="float">
            <text:p>90</text:p>
          </table:table-cell>
          <table:table-cell table:style-name="ce694" table:number-columns-repeated="2"/>
          <table:table-cell table:formula="of:=[.K12]" office:value-type="float" office:value="61.2" calcext:value-type="float">
            <text:p>61</text:p>
          </table:table-cell>
          <table:table-cell table:style-name="ce681" table:formula="of:=[.K13]" office:value-type="float" office:value="1" calcext:value-type="float">
            <text:p>1</text:p>
          </table:table-cell>
          <table:table-cell table:formula="of:=[.K12]" office:value-type="float" office:value="61.2" calcext:value-type="float">
            <text:p>61</text:p>
          </table:table-cell>
          <table:table-cell table:formula="of:=ABS([.E15])*[.B15]/[.L15]" office:value-type="float" office:value="2.5" calcext:value-type="float">
            <text:p>2.5</text:p>
          </table:table-cell>
          <table:table-cell table:style-name="ce707"/>
          <table:table-cell table:formula="of:=[.N15]/[.B15]" office:value-type="float" office:value="0" calcext:value-type="float">
            <text:p>0.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687" table:formula="of:=[.L15]*[.$M$13]/[.B15]" office:value-type="float" office:value="1.7" calcext:value-type="float">
            <text:p>1.70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994"/>
        </table:table-row>
        <table:table-row table:style-name="ro7">
          <table:table-cell/>
          <table:table-cell table:formula="of:=[.B15]-1" office:value-type="float" office:value="89" calcext:value-type="float">
            <text:p>89</text:p>
          </table:table-cell>
          <table:table-cell table:formula="of:=-[.AB16]/[.B16]" office:value-type="float" office:value="-0.0668539325842696" calcext:value-type="float">
            <text:p>-0.1</text:p>
          </table:table-cell>
          <table:table-cell/>
          <table:table-cell table:style-name="ce687" table:formula="of:=[.C16]+[.E15]" office:value-type="float" office:value="-1.76685393258427" calcext:value-type="float">
            <text:p>-1.77</text:p>
          </table:table-cell>
          <table:table-cell/>
          <table:table-cell table:formula="of:=([.B16]*[.C16]+[.G15]*[.E15])/[.E16]" office:value-type="float" office:value="89.9621621621622" calcext:value-type="float">
            <text:p>90.0</text:p>
          </table:table-cell>
          <table:table-cell table:formula="of:=([.B16]-[.B15])*[.E15]" office:value-type="float" office:value="1.7" calcext:value-type="float">
            <text:p>1.7</text:p>
          </table:table-cell>
          <table:table-cell table:formula="of:=[.H16]+[.I15]" office:value-type="float" office:value="1.7" calcext:value-type="float">
            <text:p>1.7</text:p>
          </table:table-cell>
          <table:table-cell table:formula="of:=[.J15]+[.$C$15]*([.B16]-[.B15])" office:value-type="float" office:value="62.9" calcext:value-type="float">
            <text:p>63</text:p>
          </table:table-cell>
          <table:table-cell table:formula="of:=[.K15]+[.H16]/[.B16]" office:value-type="float" office:value="1.01910112359551" calcext:value-type="float">
            <text:p>1.02</text:p>
          </table:table-cell>
          <table:table-cell table:formula="of:=[.L15]+[.H16]" office:value-type="float" office:value="62.9" calcext:value-type="float">
            <text:p>63</text:p>
          </table:table-cell>
          <table:table-cell table:formula="of:=ABS([.E16])*[.B16]/[.L16]" office:value-type="float" office:value="2.5" calcext:value-type="float">
            <text:p>2.5</text:p>
          </table:table-cell>
          <table:table-cell table:formula="of:=[.H16]*[.$M$13]+[.C16]*[.B16]+[.N15]" office:value-type="float" office:value="-1.7" calcext:value-type="float">
            <text:p>-1.7</text:p>
          </table:table-cell>
          <table:table-cell table:formula="of:=[.N16]/[.B16]" office:value-type="float" office:value="-0.0191011235955056" calcext:value-type="float">
            <text:p>0.0</text:p>
          </table:table-cell>
          <table:table-cell table:style-name="ce687" table:formula="of:=[.E15]*([.B16]-[.B15])*[.$M$13]" office:value-type="float" office:value="4.25" calcext:value-type="float">
            <text:p>4.25</text:p>
          </table:table-cell>
          <table:table-cell table:formula="of:=[.J16]/[.$K$12]" office:value-type="float" office:value="1.02777777777778" calcext:value-type="float">
            <text:p>1.03</text:p>
          </table:table-cell>
          <table:table-cell table:formula="of:=[.L16]/[.J16]" office:value-type="float" office:value="1" calcext:value-type="float">
            <text:p>1.00</text:p>
          </table:table-cell>
          <table:table-cell table:formula="of:=[.L16]/[.$K$12]" office:value-type="float" office:value="1.02777777777778" calcext:value-type="float">
            <text:p>1.03</text:p>
          </table:table-cell>
          <table:table-cell/>
          <table:table-cell table:formula="of:=([.J16]-[.$J$15])/[.$K$12]" office:value-type="float" office:value="0.0277777777777778" calcext:value-type="float">
            <text:p>0.03</text:p>
          </table:table-cell>
          <table:table-cell table:formula="of:=[.W16]/[.U16]" office:value-type="float" office:value="1" calcext:value-type="float">
            <text:p>1.00</text:p>
          </table:table-cell>
          <table:table-cell table:formula="of:=([.L16]-[.$L$15])/[.$K$12]" office:value-type="float" office:value="0.0277777777777778" calcext:value-type="float">
            <text:p>0.03</text:p>
          </table:table-cell>
          <table:table-cell/>
          <table:table-cell table:style-name="ce687" table:formula="of:=[.J16]*[.$M$13]/[.B16]" office:value-type="float" office:value="1.76685393258427" calcext:value-type="float">
            <text:p>1.77</text:p>
          </table:table-cell>
          <table:table-cell table:style-name="ce687" table:formula="of:=[.Y16]-[.$Y$15]" office:value-type="float" office:value="0.0668539325842696" calcext:value-type="float">
            <text:p>0.07</text:p>
          </table:table-cell>
          <table:table-cell table:style-name="ce687" table:formula="of:=[.Y16]-[.Y15]" office:value-type="float" office:value="0.0668539325842696" calcext:value-type="float">
            <text:p>0.07</text:p>
          </table:table-cell>
          <table:table-cell table:style-name="ce687" table:formula="of:=[.AA16]*[.B16]" office:value-type="float" office:value="5.95" calcext:value-type="float">
            <text:p>5.95</text:p>
          </table:table-cell>
          <table:table-cell table:number-columns-repeated="994"/>
        </table:table-row>
        <table:table-row table:style-name="ro7">
          <table:table-cell/>
          <table:table-cell table:formula="of:=[.B16]-1" office:value-type="float" office:value="88" calcext:value-type="float">
            <text:p>88</text:p>
          </table:table-cell>
          <table:table-cell table:formula="of:=-[.AB17]/[.B17]" office:value-type="float" office:value="-0.0683733401430031" calcext:value-type="float">
            <text:p>-0.1</text:p>
          </table:table-cell>
          <table:table-cell/>
          <table:table-cell table:style-name="ce687" table:formula="of:=[.C17]+[.E16]" office:value-type="float" office:value="-1.83522727272727" calcext:value-type="float">
            <text:p>-1.84</text:p>
          </table:table-cell>
          <table:table-cell/>
          <table:table-cell table:formula="of:=([.B17]*[.C17]+[.G16]*[.E16])/[.E17]" office:value-type="float" office:value="89.8890597279716" calcext:value-type="float">
            <text:p>89.9</text:p>
          </table:table-cell>
          <table:table-cell table:formula="of:=([.B17]-[.B16])*[.E16]" office:value-type="float" office:value="1.76685393258427" calcext:value-type="float">
            <text:p>1.8</text:p>
          </table:table-cell>
          <table:table-cell table:formula="of:=[.H17]+[.I16]" office:value-type="float" office:value="3.46685393258427" calcext:value-type="float">
            <text:p>3.5</text:p>
          </table:table-cell>
          <table:table-cell table:formula="of:=[.J16]+[.$C$15]*([.B17]-[.B16])" office:value-type="float" office:value="64.6" calcext:value-type="float">
            <text:p>65</text:p>
          </table:table-cell>
          <table:table-cell table:formula="of:=[.K16]+[.H17]/[.B17]" office:value-type="float" office:value="1.03917900919305" calcext:value-type="float">
            <text:p>1.04</text:p>
          </table:table-cell>
          <table:table-cell table:formula="of:=[.L16]+[.H17]" office:value-type="float" office:value="64.6668539325843" calcext:value-type="float">
            <text:p>65</text:p>
          </table:table-cell>
          <table:table-cell table:formula="of:=ABS([.E17])*[.B17]/[.L17]" office:value-type="float" office:value="2.49741544823512" calcext:value-type="float">
            <text:p>2.5</text:p>
          </table:table-cell>
          <table:table-cell table:formula="of:=[.H17]*[.$M$13]+[.C17]*[.B17]+[.N16]" office:value-type="float" office:value="-3.2997191011236" calcext:value-type="float">
            <text:p>-3.3</text:p>
          </table:table-cell>
          <table:table-cell table:formula="of:=[.N17]/[.B17]" office:value-type="float" office:value="-0.0374968079673136" calcext:value-type="float">
            <text:p>0.0</text:p>
          </table:table-cell>
          <table:table-cell table:style-name="ce687" table:formula="of:=[.E16]*([.B17]-[.B16])*[.$M$13]" office:value-type="float" office:value="4.41713483146067" calcext:value-type="float">
            <text:p>4.42</text:p>
          </table:table-cell>
          <table:table-cell table:formula="of:=[.J17]/[.$K$12]" office:value-type="float" office:value="1.05555555555556" calcext:value-type="float">
            <text:p>1.06</text:p>
          </table:table-cell>
          <table:table-cell table:formula="of:=[.L17]/[.J17]" office:value-type="float" office:value="1.00103489059728" calcext:value-type="float">
            <text:p>1.00</text:p>
          </table:table-cell>
          <table:table-cell table:formula="of:=[.L17]/[.$K$12]" office:value-type="float" office:value="1.05664794007491" calcext:value-type="float">
            <text:p>1.06</text:p>
          </table:table-cell>
          <table:table-cell/>
          <table:table-cell table:formula="of:=([.J17]-[.$J$15])/[.$K$12]" office:value-type="float" office:value="0.0555555555555555" calcext:value-type="float">
            <text:p>0.06</text:p>
          </table:table-cell>
          <table:table-cell table:formula="of:=[.W17]/[.U17]" office:value-type="float" office:value="1.01966292134832" calcext:value-type="float">
            <text:p>1.02</text:p>
          </table:table-cell>
          <table:table-cell table:formula="of:=([.L17]-[.$L$15])/[.$K$12]" office:value-type="float" office:value="0.0566479400749065" calcext:value-type="float">
            <text:p>0.06</text:p>
          </table:table-cell>
          <table:table-cell/>
          <table:table-cell table:style-name="ce687" table:formula="of:=[.J17]*[.$M$13]/[.B17]" office:value-type="float" office:value="1.83522727272727" calcext:value-type="float">
            <text:p>1.84</text:p>
          </table:table-cell>
          <table:table-cell table:style-name="ce687" table:formula="of:=[.Y17]-[.$Y$15]" office:value-type="float" office:value="0.135227272727273" calcext:value-type="float">
            <text:p>0.14</text:p>
          </table:table-cell>
          <table:table-cell table:style-name="ce687" table:formula="of:=[.Y17]-[.Y16]" office:value-type="float" office:value="0.0683733401430031" calcext:value-type="float">
            <text:p>0.07</text:p>
          </table:table-cell>
          <table:table-cell table:style-name="ce687" table:formula="of:=[.AA17]*[.B17]" office:value-type="float" office:value="6.01685393258427" calcext:value-type="float">
            <text:p>6.02</text:p>
          </table:table-cell>
          <table:table-cell table:number-columns-repeated="994"/>
        </table:table-row>
        <table:table-row table:style-name="ro7">
          <table:table-cell/>
          <table:table-cell table:formula="of:=[.B17]-1" office:value-type="float" office:value="87" calcext:value-type="float">
            <text:p>87</text:p>
          </table:table-cell>
          <table:table-cell table:formula="of:=-[.AB18]/[.B18]" office:value-type="float" office:value="-0.0699451410658307" calcext:value-type="float">
            <text:p>-0.1</text:p>
          </table:table-cell>
          <table:table-cell/>
          <table:table-cell table:style-name="ce687" table:formula="of:=[.C18]+[.E17]" office:value-type="float" office:value="-1.9051724137931" calcext:value-type="float">
            <text:p>-1.91</text:p>
          </table:table-cell>
          <table:table-cell/>
          <table:table-cell table:formula="of:=([.B18]*[.C18]+[.G17]*[.E17])/[.E18]" office:value-type="float" office:value="89.7829928498468" calcext:value-type="float">
            <text:p>89.8</text:p>
          </table:table-cell>
          <table:table-cell table:formula="of:=([.B18]-[.B17])*[.E17]" office:value-type="float" office:value="1.83522727272727" calcext:value-type="float">
            <text:p>1.8</text:p>
          </table:table-cell>
          <table:table-cell table:formula="of:=[.H18]+[.I17]" office:value-type="float" office:value="5.30208120531154" calcext:value-type="float">
            <text:p>5.3</text:p>
          </table:table-cell>
          <table:table-cell table:formula="of:=[.J17]+[.$C$15]*([.B18]-[.B17])" office:value-type="float" office:value="66.3" calcext:value-type="float">
            <text:p>66</text:p>
          </table:table-cell>
          <table:table-cell table:formula="of:=[.K17]+[.H18]/[.B18]" office:value-type="float" office:value="1.06027357554624" calcext:value-type="float">
            <text:p>1.06</text:p>
          </table:table-cell>
          <table:table-cell table:formula="of:=[.L17]+[.H18]" office:value-type="float" office:value="66.5020812053116" calcext:value-type="float">
            <text:p>67</text:p>
          </table:table-cell>
          <table:table-cell table:formula="of:=ABS([.E18])*[.B18]/[.L18]" office:value-type="float" office:value="2.49240319995822" calcext:value-type="float">
            <text:p>2.5</text:p>
          </table:table-cell>
          <table:table-cell table:formula="of:=[.H18]*[.$M$13]+[.C18]*[.B18]+[.N17]" office:value-type="float" office:value="-4.79687819203269" calcext:value-type="float">
            <text:p>-4.8</text:p>
          </table:table-cell>
          <table:table-cell table:formula="of:=[.N18]/[.B18]" office:value-type="float" office:value="-0.0551365309429045" calcext:value-type="float">
            <text:p>-0.1</text:p>
          </table:table-cell>
          <table:table-cell table:style-name="ce687" table:formula="of:=[.E17]*([.B18]-[.B17])*[.$M$13]" office:value-type="float" office:value="4.58806818181818" calcext:value-type="float">
            <text:p>4.59</text:p>
          </table:table-cell>
          <table:table-cell table:formula="of:=[.J18]/[.$K$12]" office:value-type="float" office:value="1.08333333333333" calcext:value-type="float">
            <text:p>1.08</text:p>
          </table:table-cell>
          <table:table-cell table:formula="of:=[.L18]/[.J18]" office:value-type="float" office:value="1.00304798198057" calcext:value-type="float">
            <text:p>1.00</text:p>
          </table:table-cell>
          <table:table-cell table:formula="of:=[.L18]/[.$K$12]" office:value-type="float" office:value="1.08663531381228" calcext:value-type="float">
            <text:p>1.09</text:p>
          </table:table-cell>
          <table:table-cell/>
          <table:table-cell table:formula="of:=([.J18]-[.$J$15])/[.$K$12]" office:value-type="float" office:value="0.0833333333333333" calcext:value-type="float">
            <text:p>0.08</text:p>
          </table:table-cell>
          <table:table-cell table:formula="of:=[.W18]/[.U18]" office:value-type="float" office:value="1.03962376574736" calcext:value-type="float">
            <text:p>1.04</text:p>
          </table:table-cell>
          <table:table-cell table:formula="of:=([.L18]-[.$L$15])/[.$K$12]" office:value-type="float" office:value="0.0866353138122801" calcext:value-type="float">
            <text:p>0.09</text:p>
          </table:table-cell>
          <table:table-cell/>
          <table:table-cell table:style-name="ce687" table:formula="of:=[.J18]*[.$M$13]/[.B18]" office:value-type="float" office:value="1.9051724137931" calcext:value-type="float">
            <text:p>1.91</text:p>
          </table:table-cell>
          <table:table-cell table:style-name="ce687" table:formula="of:=[.Y18]-[.$Y$15]" office:value-type="float" office:value="0.205172413793103" calcext:value-type="float">
            <text:p>0.21</text:p>
          </table:table-cell>
          <table:table-cell table:style-name="ce687" table:formula="of:=[.Y18]-[.Y17]" office:value-type="float" office:value="0.0699451410658307" calcext:value-type="float">
            <text:p>0.07</text:p>
          </table:table-cell>
          <table:table-cell table:style-name="ce687" table:formula="of:=[.AA18]*[.B18]" office:value-type="float" office:value="6.08522727272727" calcext:value-type="float">
            <text:p>6.09</text:p>
          </table:table-cell>
          <table:table-cell table:number-columns-repeated="994"/>
        </table:table-row>
        <table:table-row table:style-name="ro7">
          <table:table-cell/>
          <table:table-cell table:formula="of:=[.B18]-1" office:value-type="float" office:value="86" calcext:value-type="float">
            <text:p>86</text:p>
          </table:table-cell>
          <table:table-cell table:formula="of:=-[.AB19]/[.B19]" office:value-type="float" office:value="-0.0715717722534082" calcext:value-type="float">
            <text:p>-0.1</text:p>
          </table:table-cell>
          <table:table-cell/>
          <table:table-cell table:style-name="ce687" table:formula="of:=[.C19]+[.E18]" office:value-type="float" office:value="-1.97674418604651" calcext:value-type="float">
            <text:p>-1.98</text:p>
          </table:table-cell>
          <table:table-cell/>
          <table:table-cell table:formula="of:=([.B19]*[.C19]+[.G18]*[.E18])/[.E19]" office:value-type="float" office:value="89.6460224190765" calcext:value-type="float">
            <text:p>89.6</text:p>
          </table:table-cell>
          <table:table-cell table:formula="of:=([.B19]-[.B18])*[.E18]" office:value-type="float" office:value="1.9051724137931" calcext:value-type="float">
            <text:p>1.9</text:p>
          </table:table-cell>
          <table:table-cell table:formula="of:=[.H19]+[.I18]" office:value-type="float" office:value="7.20725361910465" calcext:value-type="float">
            <text:p>7.2</text:p>
          </table:table-cell>
          <table:table-cell table:formula="of:=[.J18]+[.$C$15]*([.B19]-[.B18])" office:value-type="float" office:value="68" calcext:value-type="float">
            <text:p>68</text:p>
          </table:table-cell>
          <table:table-cell table:formula="of:=[.K18]+[.H19]/[.B19]" office:value-type="float" office:value="1.08242674314849" calcext:value-type="float">
            <text:p>1.08</text:p>
          </table:table-cell>
          <table:table-cell table:formula="of:=[.L18]+[.H19]" office:value-type="float" office:value="68.4072536191047" calcext:value-type="float">
            <text:p>68</text:p>
          </table:table-cell>
          <table:table-cell table:formula="of:=ABS([.E19])*[.B19]/[.L19]" office:value-type="float" office:value="2.48511657764496" calcext:value-type="float">
            <text:p>2.5</text:p>
          </table:table-cell>
          <table:table-cell table:formula="of:=[.H19]*[.$M$13]+[.C19]*[.B19]+[.N18]" office:value-type="float" office:value="-6.18911957134303" calcext:value-type="float">
            <text:p>-6.2</text:p>
          </table:table-cell>
          <table:table-cell table:formula="of:=[.N19]/[.B19]" office:value-type="float" office:value="-0.0719665066435236" calcext:value-type="float">
            <text:p>-0.1</text:p>
          </table:table-cell>
          <table:table-cell table:style-name="ce687" table:formula="of:=[.E18]*([.B19]-[.B18])*[.$M$13]" office:value-type="float" office:value="4.76293103448276" calcext:value-type="float">
            <text:p>4.76</text:p>
          </table:table-cell>
          <table:table-cell table:formula="of:=[.J19]/[.$K$12]" office:value-type="float" office:value="1.11111111111111" calcext:value-type="float">
            <text:p>1.11</text:p>
          </table:table-cell>
          <table:table-cell table:formula="of:=[.L19]/[.J19]" office:value-type="float" office:value="1.00598902381036" calcext:value-type="float">
            <text:p>1.01</text:p>
          </table:table-cell>
          <table:table-cell table:formula="of:=[.L19]/[.$K$12]" office:value-type="float" office:value="1.11776558201151" calcext:value-type="float">
            <text:p>1.12</text:p>
          </table:table-cell>
          <table:table-cell/>
          <table:table-cell table:formula="of:=([.J19]-[.$J$15])/[.$K$12]" office:value-type="float" office:value="0.111111111111111" calcext:value-type="float">
            <text:p>0.11</text:p>
          </table:table-cell>
          <table:table-cell table:formula="of:=[.W19]/[.U19]" office:value-type="float" office:value="1.05989023810363" calcext:value-type="float">
            <text:p>1.06</text:p>
          </table:table-cell>
          <table:table-cell table:formula="of:=([.L19]-[.$L$15])/[.$K$12]" office:value-type="float" office:value="0.117765582011514" calcext:value-type="float">
            <text:p>0.12</text:p>
          </table:table-cell>
          <table:table-cell/>
          <table:table-cell table:style-name="ce687" table:formula="of:=[.J19]*[.$M$13]/[.B19]" office:value-type="float" office:value="1.97674418604651" calcext:value-type="float">
            <text:p>1.98</text:p>
          </table:table-cell>
          <table:table-cell table:style-name="ce687" table:formula="of:=[.Y19]-[.$Y$15]" office:value-type="float" office:value="0.276744186046512" calcext:value-type="float">
            <text:p>0.28</text:p>
          </table:table-cell>
          <table:table-cell table:style-name="ce687" table:formula="of:=[.Y19]-[.Y18]" office:value-type="float" office:value="0.0715717722534082" calcext:value-type="float">
            <text:p>0.07</text:p>
          </table:table-cell>
          <table:table-cell table:style-name="ce687" table:formula="of:=[.AA19]*[.B19]" office:value-type="float" office:value="6.1551724137931" calcext:value-type="float">
            <text:p>6.16</text:p>
          </table:table-cell>
          <table:table-cell table:number-columns-repeated="994"/>
        </table:table-row>
        <table:table-row table:style-name="ro7">
          <table:table-cell/>
          <table:table-cell table:formula="of:=[.B19]-1" office:value-type="float" office:value="85" calcext:value-type="float">
            <text:p>85</text:p>
          </table:table-cell>
          <table:table-cell table:formula="of:=-[.AB20]/[.B20]" office:value-type="float" office:value="-0.0732558139534887" calcext:value-type="float">
            <text:p>-0.1</text:p>
          </table:table-cell>
          <table:table-cell/>
          <table:table-cell table:style-name="ce687" table:formula="of:=[.C20]+[.E19]" office:value-type="float" office:value="-2.05" calcext:value-type="float">
            <text:p>-2.05</text:p>
          </table:table-cell>
          <table:table-cell/>
          <table:table-cell table:formula="of:=([.B20]*[.C20]+[.G19]*[.E19])/[.E20]" office:value-type="float" office:value="89.479998929342" calcext:value-type="float">
            <text:p>89.5</text:p>
          </table:table-cell>
          <table:table-cell table:formula="of:=([.B20]-[.B19])*[.E19]" office:value-type="float" office:value="1.97674418604651" calcext:value-type="float">
            <text:p>2.0</text:p>
          </table:table-cell>
          <table:table-cell table:formula="of:=[.H20]+[.I19]" office:value-type="float" office:value="9.18399780515116" calcext:value-type="float">
            <text:p>9.2</text:p>
          </table:table-cell>
          <table:table-cell table:formula="of:=[.J19]+[.$C$15]*([.B20]-[.B19])" office:value-type="float" office:value="69.7" calcext:value-type="float">
            <text:p>70</text:p>
          </table:table-cell>
          <table:table-cell table:formula="of:=[.K19]+[.H20]/[.B20]" office:value-type="float" office:value="1.10568255710197" calcext:value-type="float">
            <text:p>1.11</text:p>
          </table:table-cell>
          <table:table-cell table:formula="of:=[.L19]+[.H20]" office:value-type="float" office:value="70.3839978051512" calcext:value-type="float">
            <text:p>70</text:p>
          </table:table-cell>
          <table:table-cell table:formula="of:=ABS([.E20])*[.B20]/[.L20]" office:value-type="float" office:value="2.47570478281709" calcext:value-type="float">
            <text:p>2.5</text:p>
          </table:table-cell>
          <table:table-cell table:formula="of:=[.H20]*[.$M$13]+[.C20]*[.B20]+[.N19]" office:value-type="float" office:value="-7.47400329227329" calcext:value-type="float">
            <text:p>-7.5</text:p>
          </table:table-cell>
          <table:table-cell table:formula="of:=[.N20]/[.B20]" office:value-type="float" office:value="-0.0879294504973328" calcext:value-type="float">
            <text:p>-0.1</text:p>
          </table:table-cell>
          <table:table-cell table:style-name="ce687" table:formula="of:=[.E19]*([.B20]-[.B19])*[.$M$13]" office:value-type="float" office:value="4.94186046511628" calcext:value-type="float">
            <text:p>4.94</text:p>
          </table:table-cell>
          <table:table-cell table:formula="of:=[.J20]/[.$K$12]" office:value-type="float" office:value="1.13888888888889" calcext:value-type="float">
            <text:p>1.14</text:p>
          </table:table-cell>
          <table:table-cell table:formula="of:=[.L20]/[.J20]" office:value-type="float" office:value="1.00981345488022" calcext:value-type="float">
            <text:p>1.01</text:p>
          </table:table-cell>
          <table:table-cell table:formula="of:=[.L20]/[.$K$12]" office:value-type="float" office:value="1.15006532361358" calcext:value-type="float">
            <text:p>1.15</text:p>
          </table:table-cell>
          <table:table-cell/>
          <table:table-cell table:formula="of:=([.J20]-[.$J$15])/[.$K$12]" office:value-type="float" office:value="0.138888888888889" calcext:value-type="float">
            <text:p>0.14</text:p>
          </table:table-cell>
          <table:table-cell table:formula="of:=[.W20]/[.U20]" office:value-type="float" office:value="1.08047033001778" calcext:value-type="float">
            <text:p>1.08</text:p>
          </table:table-cell>
          <table:table-cell table:formula="of:=([.L20]-[.$L$15])/[.$K$12]" office:value-type="float" office:value="0.150065323613581" calcext:value-type="float">
            <text:p>0.15</text:p>
          </table:table-cell>
          <table:table-cell/>
          <table:table-cell table:style-name="ce687" table:formula="of:=[.J20]*[.$M$13]/[.B20]" office:value-type="float" office:value="2.05" calcext:value-type="float">
            <text:p>2.05</text:p>
          </table:table-cell>
          <table:table-cell table:style-name="ce687" table:formula="of:=[.Y20]-[.$Y$15]" office:value-type="float" office:value="0.35" calcext:value-type="float">
            <text:p>0.35</text:p>
          </table:table-cell>
          <table:table-cell table:style-name="ce687" table:formula="of:=[.Y20]-[.Y19]" office:value-type="float" office:value="0.0732558139534887" calcext:value-type="float">
            <text:p>0.07</text:p>
          </table:table-cell>
          <table:table-cell table:style-name="ce687" table:formula="of:=[.AA20]*[.B20]" office:value-type="float" office:value="6.22674418604654" calcext:value-type="float">
            <text:p>6.23</text:p>
          </table:table-cell>
          <table:table-cell table:number-columns-repeated="994"/>
        </table:table-row>
        <table:table-row table:style-name="ro7">
          <table:table-cell/>
          <table:table-cell table:formula="of:=[.B20]-1" office:value-type="float" office:value="84" calcext:value-type="float">
            <text:p>84</text:p>
          </table:table-cell>
          <table:table-cell table:formula="of:=-[.AB21]/[.B21]" office:value-type="float" office:value="-0.0750000000000002" calcext:value-type="float">
            <text:p>-0.1</text:p>
          </table:table-cell>
          <table:table-cell/>
          <table:table-cell table:style-name="ce687" table:formula="of:=[.C21]+[.E20]" office:value-type="float" office:value="-2.125" calcext:value-type="float">
            <text:p>-2.13</text:p>
          </table:table-cell>
          <table:table-cell/>
          <table:table-cell table:formula="of:=([.B21]*[.C21]+[.G20]*[.E20])/[.E21]" office:value-type="float" office:value="89.2865872024241" calcext:value-type="float">
            <text:p>89.3</text:p>
          </table:table-cell>
          <table:table-cell table:formula="of:=([.B21]-[.B20])*[.E20]" office:value-type="float" office:value="2.05" calcext:value-type="float">
            <text:p>2.1</text:p>
          </table:table-cell>
          <table:table-cell table:formula="of:=[.H21]+[.I20]" office:value-type="float" office:value="11.2339978051512" calcext:value-type="float">
            <text:p>11.2</text:p>
          </table:table-cell>
          <table:table-cell table:formula="of:=[.J20]+[.$C$15]*([.B21]-[.B20])" office:value-type="float" office:value="71.4" calcext:value-type="float">
            <text:p>71</text:p>
          </table:table-cell>
          <table:table-cell table:formula="of:=[.K20]+[.H21]/[.B21]" office:value-type="float" office:value="1.13008731900674" calcext:value-type="float">
            <text:p>1.13</text:p>
          </table:table-cell>
          <table:table-cell table:formula="of:=[.L20]+[.H21]" office:value-type="float" office:value="72.4339978051512" calcext:value-type="float">
            <text:p>72</text:p>
          </table:table-cell>
          <table:table-cell table:formula="of:=ABS([.E21])*[.B21]/[.L21]" office:value-type="float" office:value="2.46431241418109" calcext:value-type="float">
            <text:p>2.5</text:p>
          </table:table-cell>
          <table:table-cell table:formula="of:=[.H21]*[.$M$13]+[.C21]*[.B21]+[.N20]" office:value-type="float" office:value="-8.6490032922733" calcext:value-type="float">
            <text:p>-8.6</text:p>
          </table:table-cell>
          <table:table-cell table:formula="of:=[.N21]/[.B21]" office:value-type="float" office:value="-0.102964324908015" calcext:value-type="float">
            <text:p>-0.1</text:p>
          </table:table-cell>
          <table:table-cell table:style-name="ce687" table:formula="of:=[.E20]*([.B21]-[.B20])*[.$M$13]" office:value-type="float" office:value="5.125" calcext:value-type="float">
            <text:p>5.13</text:p>
          </table:table-cell>
          <table:table-cell table:formula="of:=[.J21]/[.$K$12]" office:value-type="float" office:value="1.16666666666667" calcext:value-type="float">
            <text:p>1.17</text:p>
          </table:table-cell>
          <table:table-cell table:formula="of:=[.L21]/[.J21]" office:value-type="float" office:value="1.01448176197691" calcext:value-type="float">
            <text:p>1.01</text:p>
          </table:table-cell>
          <table:table-cell table:formula="of:=[.L21]/[.$K$12]" office:value-type="float" office:value="1.18356205563973" calcext:value-type="float">
            <text:p>1.18</text:p>
          </table:table-cell>
          <table:table-cell/>
          <table:table-cell table:formula="of:=([.J21]-[.$J$15])/[.$K$12]" office:value-type="float" office:value="0.166666666666667" calcext:value-type="float">
            <text:p>0.17</text:p>
          </table:table-cell>
          <table:table-cell table:formula="of:=[.W21]/[.U21]" office:value-type="float" office:value="1.10137233383835" calcext:value-type="float">
            <text:p>1.10</text:p>
          </table:table-cell>
          <table:table-cell table:formula="of:=([.L21]-[.$L$15])/[.$K$12]" office:value-type="float" office:value="0.183562055639725" calcext:value-type="float">
            <text:p>0.18</text:p>
          </table:table-cell>
          <table:table-cell/>
          <table:table-cell table:style-name="ce687" table:formula="of:=[.J21]*[.$M$13]/[.B21]" office:value-type="float" office:value="2.125" calcext:value-type="float">
            <text:p>2.13</text:p>
          </table:table-cell>
          <table:table-cell table:style-name="ce687" table:formula="of:=[.Y21]-[.$Y$15]" office:value-type="float" office:value="0.425" calcext:value-type="float">
            <text:p>0.43</text:p>
          </table:table-cell>
          <table:table-cell table:style-name="ce687" table:formula="of:=[.Y21]-[.Y20]" office:value-type="float" office:value="0.0750000000000002" calcext:value-type="float">
            <text:p>0.08</text:p>
          </table:table-cell>
          <table:table-cell table:style-name="ce687" table:formula="of:=[.AA21]*[.B21]" office:value-type="float" office:value="6.30000000000002" calcext:value-type="float">
            <text:p>6.30</text:p>
          </table:table-cell>
          <table:table-cell table:number-columns-repeated="994"/>
        </table:table-row>
        <table:table-row table:style-name="ro7">
          <table:table-cell/>
          <table:table-cell table:formula="of:=[.B21]-1" office:value-type="float" office:value="83" calcext:value-type="float">
            <text:p>83</text:p>
          </table:table-cell>
          <table:table-cell table:formula="of:=-[.AB22]/[.B22]" office:value-type="float" office:value="-0.0768072289156625" calcext:value-type="float">
            <text:p>-0.1</text:p>
          </table:table-cell>
          <table:table-cell/>
          <table:table-cell table:style-name="ce687" table:formula="of:=[.C22]+[.E21]" office:value-type="float" office:value="-2.20180722891566" calcext:value-type="float">
            <text:p>-2.20</text:p>
          </table:table-cell>
          <table:table-cell/>
          <table:table-cell table:formula="of:=([.B22]*[.C22]+[.G21]*[.E21])/[.E22]" office:value-type="float" office:value="89.0672876488511" calcext:value-type="float">
            <text:p>89.1</text:p>
          </table:table-cell>
          <table:table-cell table:formula="of:=([.B22]-[.B21])*[.E21]" office:value-type="float" office:value="2.125" calcext:value-type="float">
            <text:p>2.1</text:p>
          </table:table-cell>
          <table:table-cell table:formula="of:=[.H22]+[.I21]" office:value-type="float" office:value="13.3589978051512" calcext:value-type="float">
            <text:p>13.4</text:p>
          </table:table-cell>
          <table:table-cell table:formula="of:=[.J21]+[.$C$15]*([.B22]-[.B21])" office:value-type="float" office:value="73.1" calcext:value-type="float">
            <text:p>73</text:p>
          </table:table-cell>
          <table:table-cell table:formula="of:=[.K21]+[.H22]/[.B22]" office:value-type="float" office:value="1.15568972864529" calcext:value-type="float">
            <text:p>1.16</text:p>
          </table:table-cell>
          <table:table-cell table:formula="of:=[.L21]+[.H22]" office:value-type="float" office:value="74.5589978051512" calcext:value-type="float">
            <text:p>75</text:p>
          </table:table-cell>
          <table:table-cell table:formula="of:=ABS([.E22])*[.B22]/[.L22]" office:value-type="float" office:value="2.45107908340707" calcext:value-type="float">
            <text:p>2.5</text:p>
          </table:table-cell>
          <table:table-cell table:formula="of:=[.H22]*[.$M$13]+[.C22]*[.B22]+[.N21]" office:value-type="float" office:value="-9.71150329227329" calcext:value-type="float">
            <text:p>-9.7</text:p>
          </table:table-cell>
          <table:table-cell table:formula="of:=[.N22]/[.B22]" office:value-type="float" office:value="-0.117006063762329" calcext:value-type="float">
            <text:p>-0.1</text:p>
          </table:table-cell>
          <table:table-cell table:style-name="ce687" table:formula="of:=[.E21]*([.B22]-[.B21])*[.$M$13]" office:value-type="float" office:value="5.3125" calcext:value-type="float">
            <text:p>5.31</text:p>
          </table:table-cell>
          <table:table-cell table:formula="of:=[.J22]/[.$K$12]" office:value-type="float" office:value="1.19444444444444" calcext:value-type="float">
            <text:p>1.19</text:p>
          </table:table-cell>
          <table:table-cell table:formula="of:=[.L22]/[.J22]" office:value-type="float" office:value="1.01995893030303" calcext:value-type="float">
            <text:p>1.02</text:p>
          </table:table-cell>
          <table:table-cell table:formula="of:=[.L22]/[.$K$12]" office:value-type="float" office:value="1.21828427786195" calcext:value-type="float">
            <text:p>1.22</text:p>
          </table:table-cell>
          <table:table-cell/>
          <table:table-cell table:formula="of:=([.J22]-[.$J$15])/[.$K$12]" office:value-type="float" office:value="0.194444444444445" calcext:value-type="float">
            <text:p>0.19</text:p>
          </table:table-cell>
          <table:table-cell table:formula="of:=[.W22]/[.U22]" office:value-type="float" office:value="1.12260485757573" calcext:value-type="float">
            <text:p>1.12</text:p>
          </table:table-cell>
          <table:table-cell table:formula="of:=([.L22]-[.$L$15])/[.$K$12]" office:value-type="float" office:value="0.218284277861947" calcext:value-type="float">
            <text:p>0.22</text:p>
          </table:table-cell>
          <table:table-cell/>
          <table:table-cell table:style-name="ce687" table:formula="of:=[.J22]*[.$M$13]/[.B22]" office:value-type="float" office:value="2.20180722891566" calcext:value-type="float">
            <text:p>2.20</text:p>
          </table:table-cell>
          <table:table-cell table:style-name="ce687" table:formula="of:=[.Y22]-[.$Y$15]" office:value-type="float" office:value="0.501807228915663" calcext:value-type="float">
            <text:p>0.50</text:p>
          </table:table-cell>
          <table:table-cell table:style-name="ce687" table:formula="of:=[.Y22]-[.Y21]" office:value-type="float" office:value="0.0768072289156625" calcext:value-type="float">
            <text:p>0.08</text:p>
          </table:table-cell>
          <table:table-cell table:style-name="ce687" table:formula="of:=[.AA22]*[.B22]" office:value-type="float" office:value="6.37499999999999" calcext:value-type="float">
            <text:p>6.37</text:p>
          </table:table-cell>
          <table:table-cell table:number-columns-repeated="994"/>
        </table:table-row>
        <table:table-row table:style-name="ro7">
          <table:table-cell/>
          <table:table-cell table:formula="of:=[.B22]-1" office:value-type="float" office:value="82" calcext:value-type="float">
            <text:p>82</text:p>
          </table:table-cell>
          <table:table-cell table:formula="of:=-[.AB23]/[.B23]" office:value-type="float" office:value="-0.0786805759623861" calcext:value-type="float">
            <text:p>-0.1</text:p>
          </table:table-cell>
          <table:table-cell/>
          <table:table-cell table:style-name="ce687" table:formula="of:=[.C23]+[.E22]" office:value-type="float" office:value="-2.28048780487805" calcext:value-type="float">
            <text:p>-2.28</text:p>
          </table:table-cell>
          <table:table-cell/>
          <table:table-cell table:formula="of:=([.B23]*[.C23]+[.G22]*[.E22])/[.E23]" office:value-type="float" office:value="88.8234546138689" calcext:value-type="float">
            <text:p>88.8</text:p>
          </table:table-cell>
          <table:table-cell table:formula="of:=([.B23]-[.B22])*[.E22]" office:value-type="float" office:value="2.20180722891566" calcext:value-type="float">
            <text:p>2.2</text:p>
          </table:table-cell>
          <table:table-cell table:formula="of:=[.H23]+[.I22]" office:value-type="float" office:value="15.5608050340668" calcext:value-type="float">
            <text:p>15.6</text:p>
          </table:table-cell>
          <table:table-cell table:formula="of:=[.J22]+[.$C$15]*([.B23]-[.B22])" office:value-type="float" office:value="74.8" calcext:value-type="float">
            <text:p>75</text:p>
          </table:table-cell>
          <table:table-cell table:formula="of:=[.K22]+[.H23]/[.B23]" office:value-type="float" office:value="1.18254103631499" calcext:value-type="float">
            <text:p>1.18</text:p>
          </table:table-cell>
          <table:table-cell table:formula="of:=[.L22]+[.H23]" office:value-type="float" office:value="76.7608050340669" calcext:value-type="float">
            <text:p>77</text:p>
          </table:table-cell>
          <table:table-cell table:formula="of:=ABS([.E23])*[.B23]/[.L23]" office:value-type="float" office:value="2.4361391196589" calcext:value-type="float">
            <text:p>2.4</text:p>
          </table:table-cell>
          <table:table-cell table:formula="of:=[.H23]*[.$M$13]+[.C23]*[.B23]+[.N22]" office:value-type="float" office:value="-10.6587924488998" calcext:value-type="float">
            <text:p>-10.7</text:p>
          </table:table-cell>
          <table:table-cell table:formula="of:=[.N23]/[.B23]" office:value-type="float" office:value="-0.129985273767071" calcext:value-type="float">
            <text:p>-0.1</text:p>
          </table:table-cell>
          <table:table-cell table:style-name="ce681"/>
          <table:table-cell table:formula="of:=[.J23]/[.$K$12]" office:value-type="float" office:value="1.22222222222222" calcext:value-type="float">
            <text:p>1.22</text:p>
          </table:table-cell>
          <table:table-cell table:formula="of:=[.L23]/[.J23]" office:value-type="float" office:value="1.02621397104367" calcext:value-type="float">
            <text:p>1.03</text:p>
          </table:table-cell>
          <table:table-cell table:formula="of:=[.L23]/[.$K$12]" office:value-type="float" office:value="1.25426152016449" calcext:value-type="float">
            <text:p>1.25</text:p>
          </table:table-cell>
          <table:table-cell/>
          <table:table-cell table:formula="of:=([.J23]-[.$J$15])/[.$K$12]" office:value-type="float" office:value="0.222222222222222" calcext:value-type="float">
            <text:p>0.22</text:p>
          </table:table-cell>
          <table:table-cell table:formula="of:=[.W23]/[.U23]" office:value-type="float" office:value="1.14417684074021" calcext:value-type="float">
            <text:p>1.14</text:p>
          </table:table-cell>
          <table:table-cell table:formula="of:=([.L23]-[.$L$15])/[.$K$12]" office:value-type="float" office:value="0.254261520164491" calcext:value-type="float">
            <text:p>0.25</text:p>
          </table:table-cell>
          <table:table-cell/>
          <table:table-cell table:style-name="ce687" table:formula="of:=[.J23]*[.$M$13]/[.B23]" office:value-type="float" office:value="2.28048780487805" calcext:value-type="float">
            <text:p>2.28</text:p>
          </table:table-cell>
          <table:table-cell table:style-name="ce687" table:formula="of:=[.Y23]-[.$Y$15]" office:value-type="float" office:value="0.580487804878049" calcext:value-type="float">
            <text:p>0.58</text:p>
          </table:table-cell>
          <table:table-cell table:style-name="ce687" table:formula="of:=[.Y23]-[.Y22]" office:value-type="float" office:value="0.0786805759623861" calcext:value-type="float">
            <text:p>0.08</text:p>
          </table:table-cell>
          <table:table-cell table:style-name="ce687" table:formula="of:=[.AA23]*[.B23]" office:value-type="float" office:value="6.45180722891566" calcext:value-type="float">
            <text:p>6.45</text:p>
          </table:table-cell>
          <table:table-cell table:number-columns-repeated="994"/>
        </table:table-row>
        <table:table-row table:style-name="ro7">
          <table:table-cell/>
          <table:table-cell table:formula="of:=[.B23]-1" office:value-type="float" office:value="81" calcext:value-type="float">
            <text:p>81</text:p>
          </table:table-cell>
          <table:table-cell table:formula="of:=-[.AB24]/[.B24]" office:value-type="float" office:value="-0.0806233062330621" calcext:value-type="float">
            <text:p>-0.1</text:p>
          </table:table-cell>
          <table:table-cell/>
          <table:table-cell table:style-name="ce687" table:formula="of:=[.C24]+[.E23]" office:value-type="float" office:value="-2.36111111111111" calcext:value-type="float">
            <text:p>-2.36</text:p>
          </table:table-cell>
          <table:table-cell/>
          <table:table-cell table:formula="of:=([.B24]*[.C24]+[.G23]*[.E23])/[.E24]" office:value-type="float" office:value="88.5563122612002" calcext:value-type="float">
            <text:p>88.6</text:p>
          </table:table-cell>
          <table:table-cell table:formula="of:=([.B24]-[.B23])*[.E23]" office:value-type="float" office:value="2.28048780487805" calcext:value-type="float">
            <text:p>2.3</text:p>
          </table:table-cell>
          <table:table-cell table:formula="of:=[.H24]+[.I23]" office:value-type="float" office:value="17.8412928389449" calcext:value-type="float">
            <text:p>17.8</text:p>
          </table:table-cell>
          <table:table-cell table:formula="of:=[.J23]+[.$C$15]*([.B24]-[.B23])" office:value-type="float" office:value="76.5" calcext:value-type="float">
            <text:p>77</text:p>
          </table:table-cell>
          <table:table-cell table:formula="of:=[.K23]+[.H24]/[.B24]" office:value-type="float" office:value="1.21069520674559" calcext:value-type="float">
            <text:p>1.21</text:p>
          </table:table-cell>
          <table:table-cell table:formula="of:=[.L23]+[.H24]" office:value-type="float" office:value="79.0412928389449" calcext:value-type="float">
            <text:p>79</text:p>
          </table:table-cell>
          <table:table-cell table:formula="of:=ABS([.E24])*[.B24]/[.L24]" office:value-type="float" office:value="2.41962135398889" calcext:value-type="float">
            <text:p>2.4</text:p>
          </table:table-cell>
          <table:table-cell table:formula="of:=[.H24]*[.$M$13]+[.C24]*[.B24]+[.N23]" office:value-type="float" office:value="-11.4880607415827" calcext:value-type="float">
            <text:p>-11.5</text:p>
          </table:table-cell>
          <table:table-cell table:formula="of:=[.N24]/[.B24]" office:value-type="float" office:value="-0.14182791038991" calcext:value-type="float">
            <text:p>-0.1</text:p>
          </table:table-cell>
          <table:table-cell table:style-name="ce681"/>
          <table:table-cell table:formula="of:=[.J24]/[.$K$12]" office:value-type="float" office:value="1.25" calcext:value-type="float">
            <text:p>1.25</text:p>
          </table:table-cell>
          <table:table-cell table:formula="of:=[.L24]/[.J24]" office:value-type="float" office:value="1.03321951423457" calcext:value-type="float">
            <text:p>1.03</text:p>
          </table:table-cell>
          <table:table-cell table:formula="of:=[.L24]/[.$K$12]" office:value-type="float" office:value="1.29152439279322" calcext:value-type="float">
            <text:p>1.29</text:p>
          </table:table-cell>
          <table:table-cell/>
          <table:table-cell table:formula="of:=([.J24]-[.$J$15])/[.$K$12]" office:value-type="float" office:value="0.25" calcext:value-type="float">
            <text:p>0.25</text:p>
          </table:table-cell>
          <table:table-cell table:formula="of:=[.W24]/[.U24]" office:value-type="float" office:value="1.16609757117287" calcext:value-type="float">
            <text:p>1.17</text:p>
          </table:table-cell>
          <table:table-cell table:formula="of:=([.L24]-[.$L$15])/[.$K$12]" office:value-type="float" office:value="0.291524392793217" calcext:value-type="float">
            <text:p>0.29</text:p>
          </table:table-cell>
          <table:table-cell/>
          <table:table-cell table:style-name="ce687" table:formula="of:=[.J24]*[.$M$13]/[.B24]" office:value-type="float" office:value="2.36111111111111" calcext:value-type="float">
            <text:p>2.36</text:p>
          </table:table-cell>
          <table:table-cell table:style-name="ce687" table:formula="of:=[.Y24]-[.$Y$15]" office:value-type="float" office:value="0.661111111111111" calcext:value-type="float">
            <text:p>0.66</text:p>
          </table:table-cell>
          <table:table-cell table:style-name="ce687" table:formula="of:=[.Y24]-[.Y23]" office:value-type="float" office:value="0.0806233062330621" calcext:value-type="float">
            <text:p>0.08</text:p>
          </table:table-cell>
          <table:table-cell table:style-name="ce687" table:formula="of:=[.AA24]*[.B24]" office:value-type="float" office:value="6.53048780487803" calcext:value-type="float">
            <text:p>6.53</text:p>
          </table:table-cell>
          <table:table-cell table:number-columns-repeated="994"/>
        </table:table-row>
        <table:table-row table:style-name="ro7">
          <table:table-cell/>
          <table:table-cell table:formula="of:=[.B24]-1" office:value-type="float" office:value="80" calcext:value-type="float">
            <text:p>80</text:p>
          </table:table-cell>
          <table:table-cell table:formula="of:=-[.AB25]/[.B25]" office:value-type="float" office:value="-0.0826388888888894" calcext:value-type="float">
            <text:p>-0.1</text:p>
          </table:table-cell>
          <table:table-cell/>
          <table:table-cell table:style-name="ce687" table:formula="of:=[.C25]+[.E24]" office:value-type="float" office:value="-2.44375" calcext:value-type="float">
            <text:p>-2.44</text:p>
          </table:table-cell>
          <table:table-cell/>
          <table:table-cell table:formula="of:=([.B25]*[.C25]+[.G24]*[.E24])/[.E25]" office:value-type="float" office:value="88.2669683683093" calcext:value-type="float">
            <text:p>88.3</text:p>
          </table:table-cell>
          <table:table-cell table:formula="of:=([.B25]-[.B24])*[.E24]" office:value-type="float" office:value="2.36111111111111" calcext:value-type="float">
            <text:p>2.4</text:p>
          </table:table-cell>
          <table:table-cell table:formula="of:=[.H25]+[.I24]" office:value-type="float" office:value="20.202403950056" calcext:value-type="float">
            <text:p>20.2</text:p>
          </table:table-cell>
          <table:table-cell table:formula="of:=[.J24]+[.$C$15]*([.B25]-[.B24])" office:value-type="float" office:value="78.2" calcext:value-type="float">
            <text:p>78</text:p>
          </table:table-cell>
          <table:table-cell table:formula="of:=[.K24]+[.H25]/[.B25]" office:value-type="float" office:value="1.24020909563448" calcext:value-type="float">
            <text:p>1.24</text:p>
          </table:table-cell>
          <table:table-cell table:formula="of:=[.L24]+[.H25]" office:value-type="float" office:value="81.402403950056" calcext:value-type="float">
            <text:p>81</text:p>
          </table:table-cell>
          <table:table-cell table:formula="of:=ABS([.E25])*[.B25]/[.L25]" office:value-type="float" office:value="2.40164897488713" calcext:value-type="float">
            <text:p>2.4</text:p>
          </table:table-cell>
          <table:table-cell table:formula="of:=[.H25]*[.$M$13]+[.C25]*[.B25]+[.N24]" office:value-type="float" office:value="-12.1963940749161" calcext:value-type="float">
            <text:p>-12.2</text:p>
          </table:table-cell>
          <table:table-cell table:formula="of:=[.N25]/[.B25]" office:value-type="float" office:value="-0.152454925936451" calcext:value-type="float">
            <text:p>-0.2</text:p>
          </table:table-cell>
          <table:table-cell table:style-name="ce681"/>
          <table:table-cell table:formula="of:=[.J25]/[.$K$12]" office:value-type="float" office:value="1.27777777777778" calcext:value-type="float">
            <text:p>1.28</text:p>
          </table:table-cell>
          <table:table-cell table:formula="of:=[.L25]/[.J25]" office:value-type="float" office:value="1.04095145716184" calcext:value-type="float">
            <text:p>1.04</text:p>
          </table:table-cell>
          <table:table-cell table:formula="of:=[.L25]/[.$K$12]" office:value-type="float" office:value="1.3301046397068" calcext:value-type="float">
            <text:p>1.33</text:p>
          </table:table-cell>
          <table:table-cell/>
          <table:table-cell table:formula="of:=([.J25]-[.$J$15])/[.$K$12]" office:value-type="float" office:value="0.277777777777778" calcext:value-type="float">
            <text:p>0.28</text:p>
          </table:table-cell>
          <table:table-cell table:formula="of:=[.W25]/[.U25]" office:value-type="float" office:value="1.18837670294447" calcext:value-type="float">
            <text:p>1.19</text:p>
          </table:table-cell>
          <table:table-cell table:formula="of:=([.L25]-[.$L$15])/[.$K$12]" office:value-type="float" office:value="0.330104639706797" calcext:value-type="float">
            <text:p>0.33</text:p>
          </table:table-cell>
          <table:table-cell/>
          <table:table-cell table:style-name="ce687" table:formula="of:=[.J25]*[.$M$13]/[.B25]" office:value-type="float" office:value="2.44375" calcext:value-type="float">
            <text:p>2.44</text:p>
          </table:table-cell>
          <table:table-cell table:style-name="ce687" table:formula="of:=[.Y25]-[.$Y$15]" office:value-type="float" office:value="0.743750000000001" calcext:value-type="float">
            <text:p>0.74</text:p>
          </table:table-cell>
          <table:table-cell table:style-name="ce687" table:formula="of:=[.Y25]-[.Y24]" office:value-type="float" office:value="0.0826388888888894" calcext:value-type="float">
            <text:p>0.08</text:p>
          </table:table-cell>
          <table:table-cell table:style-name="ce687" table:formula="of:=[.AA25]*[.B25]" office:value-type="float" office:value="6.61111111111115" calcext:value-type="float">
            <text:p>6.61</text:p>
          </table:table-cell>
          <table:table-cell table:number-columns-repeated="994"/>
        </table:table-row>
        <table:table-row table:style-name="ro7">
          <table:table-cell/>
          <table:table-cell table:formula="of:=[.B25]-1" office:value-type="float" office:value="79" calcext:value-type="float">
            <text:p>79</text:p>
          </table:table-cell>
          <table:table-cell table:formula="of:=-[.AB26]/[.B26]" office:value-type="float" office:value="-0.0847310126582279" calcext:value-type="float">
            <text:p>-0.1</text:p>
          </table:table-cell>
          <table:table-cell/>
          <table:table-cell table:style-name="ce687" table:formula="of:=[.C26]+[.E25]" office:value-type="float" office:value="-2.52848101265823" calcext:value-type="float">
            <text:p>-2.53</text:p>
          </table:table-cell>
          <table:table-cell/>
          <table:table-cell table:formula="of:=([.B26]*[.C26]+[.G25]*[.E25])/[.E26]" office:value-type="float" office:value="87.9564263432011" calcext:value-type="float">
            <text:p>88.0</text:p>
          </table:table-cell>
          <table:table-cell table:formula="of:=([.B26]-[.B25])*[.E25]" office:value-type="float" office:value="2.44375" calcext:value-type="float">
            <text:p>2.4</text:p>
          </table:table-cell>
          <table:table-cell table:formula="of:=[.H26]+[.I25]" office:value-type="float" office:value="22.646153950056" calcext:value-type="float">
            <text:p>22.6</text:p>
          </table:table-cell>
          <table:table-cell table:formula="of:=[.J25]+[.$C$15]*([.B26]-[.B25])" office:value-type="float" office:value="79.9" calcext:value-type="float">
            <text:p>80</text:p>
          </table:table-cell>
          <table:table-cell table:formula="of:=[.K25]+[.H26]/[.B26]" office:value-type="float" office:value="1.27114263993827" calcext:value-type="float">
            <text:p>1.27</text:p>
          </table:table-cell>
          <table:table-cell table:formula="of:=[.L25]+[.H26]" office:value-type="float" office:value="83.846153950056" calcext:value-type="float">
            <text:p>84</text:p>
          </table:table-cell>
          <table:table-cell table:formula="of:=ABS([.E26])*[.B26]/[.L26]" office:value-type="float" office:value="2.38233944658909" calcext:value-type="float">
            <text:p>2.4</text:p>
          </table:table-cell>
          <table:table-cell table:formula="of:=[.H26]*[.$M$13]+[.C26]*[.B26]+[.N25]" office:value-type="float" office:value="-12.7807690749161" calcext:value-type="float">
            <text:p>-12.8</text:p>
          </table:table-cell>
          <table:table-cell table:formula="of:=[.N26]/[.B26]" office:value-type="float" office:value="-0.161781887024254" calcext:value-type="float">
            <text:p>-0.2</text:p>
          </table:table-cell>
          <table:table-cell table:style-name="ce681"/>
          <table:table-cell table:formula="of:=[.J26]/[.$K$12]" office:value-type="float" office:value="1.30555555555556" calcext:value-type="float">
            <text:p>1.31</text:p>
          </table:table-cell>
          <table:table-cell table:formula="of:=[.L26]/[.J26]" office:value-type="float" office:value="1.04938866020095" calcext:value-type="float">
            <text:p>1.05</text:p>
          </table:table-cell>
          <table:table-cell table:formula="of:=[.L26]/[.$K$12]" office:value-type="float" office:value="1.37003519526235" calcext:value-type="float">
            <text:p>1.37</text:p>
          </table:table-cell>
          <table:table-cell/>
          <table:table-cell table:formula="of:=([.J26]-[.$J$15])/[.$K$12]" office:value-type="float" office:value="0.305555555555556" calcext:value-type="float">
            <text:p>0.31</text:p>
          </table:table-cell>
          <table:table-cell table:formula="of:=[.W26]/[.U26]" office:value-type="float" office:value="1.21102427540406" calcext:value-type="float">
            <text:p>1.21</text:p>
          </table:table-cell>
          <table:table-cell table:formula="of:=([.L26]-[.$L$15])/[.$K$12]" office:value-type="float" office:value="0.370035195262353" calcext:value-type="float">
            <text:p>0.37</text:p>
          </table:table-cell>
          <table:table-cell/>
          <table:table-cell table:style-name="ce687" table:formula="of:=[.J26]*[.$M$13]/[.B26]" office:value-type="float" office:value="2.52848101265823" calcext:value-type="float">
            <text:p>2.53</text:p>
          </table:table-cell>
          <table:table-cell table:style-name="ce687" table:formula="of:=[.Y26]-[.$Y$15]" office:value-type="float" office:value="0.828481012658228" calcext:value-type="float">
            <text:p>0.83</text:p>
          </table:table-cell>
          <table:table-cell table:style-name="ce687" table:formula="of:=[.Y26]-[.Y25]" office:value-type="float" office:value="0.0847310126582279" calcext:value-type="float">
            <text:p>0.08</text:p>
          </table:table-cell>
          <table:table-cell table:style-name="ce687" table:formula="of:=[.AA26]*[.B26]" office:value-type="float" office:value="6.69375000000001" calcext:value-type="float">
            <text:p>6.69</text:p>
          </table:table-cell>
          <table:table-cell table:number-columns-repeated="994"/>
        </table:table-row>
        <table:table-row table:style-name="ro7">
          <table:table-cell/>
          <table:table-cell table:formula="of:=[.B26]-1" office:value-type="float" office:value="78" calcext:value-type="float">
            <text:p>78</text:p>
          </table:table-cell>
          <table:table-cell table:formula="of:=-[.AB27]/[.B27]" office:value-type="float" office:value="-0.0869036027263874" calcext:value-type="float">
            <text:p>-0.1</text:p>
          </table:table-cell>
          <table:table-cell/>
          <table:table-cell table:style-name="ce687" table:formula="of:=[.C27]+[.E26]" office:value-type="float" office:value="-2.61538461538462" calcext:value-type="float">
            <text:p>-2.62</text:p>
          </table:table-cell>
          <table:table-cell/>
          <table:table-cell table:formula="of:=([.B27]*[.C27]+[.G26]*[.E26])/[.E27]" office:value-type="float" office:value="87.6255957210378" calcext:value-type="float">
            <text:p>87.6</text:p>
          </table:table-cell>
          <table:table-cell table:formula="of:=([.B27]-[.B26])*[.E26]" office:value-type="float" office:value="2.52848101265823" calcext:value-type="float">
            <text:p>2.5</text:p>
          </table:table-cell>
          <table:table-cell table:formula="of:=[.H27]+[.I26]" office:value-type="float" office:value="25.1746349627142" calcext:value-type="float">
            <text:p>25.2</text:p>
          </table:table-cell>
          <table:table-cell table:formula="of:=[.J26]+[.$C$15]*([.B27]-[.B26])" office:value-type="float" office:value="81.6" calcext:value-type="float">
            <text:p>82</text:p>
          </table:table-cell>
          <table:table-cell table:formula="of:=[.K26]+[.H27]/[.B27]" office:value-type="float" office:value="1.30355906317748" calcext:value-type="float">
            <text:p>1.30</text:p>
          </table:table-cell>
          <table:table-cell table:formula="of:=[.L26]+[.H27]" office:value-type="float" office:value="86.3746349627142" calcext:value-type="float">
            <text:p>86</text:p>
          </table:table-cell>
          <table:table-cell table:formula="of:=ABS([.E27])*[.B27]/[.L27]" office:value-type="float" office:value="2.36180448216148" calcext:value-type="float">
            <text:p>2.4</text:p>
          </table:table-cell>
          <table:table-cell table:formula="of:=[.H27]*[.$M$13]+[.C27]*[.B27]+[.N26]" office:value-type="float" office:value="-13.2380475559287" calcext:value-type="float">
            <text:p>-13.2</text:p>
          </table:table-cell>
          <table:table-cell table:formula="of:=[.N27]/[.B27]" office:value-type="float" office:value="-0.169718558409343" calcext:value-type="float">
            <text:p>-0.2</text:p>
          </table:table-cell>
          <table:table-cell table:style-name="ce681"/>
          <table:table-cell table:formula="of:=[.J27]/[.$K$12]" office:value-type="float" office:value="1.33333333333333" calcext:value-type="float">
            <text:p>1.33</text:p>
          </table:table-cell>
          <table:table-cell table:formula="of:=[.L27]/[.J27]" office:value-type="float" office:value="1.0585126833666" calcext:value-type="float">
            <text:p>1.06</text:p>
          </table:table-cell>
          <table:table-cell table:formula="of:=[.L27]/[.$K$12]" office:value-type="float" office:value="1.41135024448879" calcext:value-type="float">
            <text:p>1.41</text:p>
          </table:table-cell>
          <table:table-cell/>
          <table:table-cell table:formula="of:=([.J27]-[.$J$15])/[.$K$12]" office:value-type="float" office:value="0.333333333333334" calcext:value-type="float">
            <text:p>0.33</text:p>
          </table:table-cell>
          <table:table-cell table:formula="of:=[.W27]/[.U27]" office:value-type="float" office:value="1.23405073346638" calcext:value-type="float">
            <text:p>1.23</text:p>
          </table:table-cell>
          <table:table-cell table:formula="of:=([.L27]-[.$L$15])/[.$K$12]" office:value-type="float" office:value="0.411350244488795" calcext:value-type="float">
            <text:p>0.41</text:p>
          </table:table-cell>
          <table:table-cell/>
          <table:table-cell table:style-name="ce687" table:formula="of:=[.J27]*[.$M$13]/[.B27]" office:value-type="float" office:value="2.61538461538462" calcext:value-type="float">
            <text:p>2.62</text:p>
          </table:table-cell>
          <table:table-cell table:style-name="ce687" table:formula="of:=[.Y27]-[.$Y$15]" office:value-type="float" office:value="0.915384615384616" calcext:value-type="float">
            <text:p>0.92</text:p>
          </table:table-cell>
          <table:table-cell table:style-name="ce687" table:formula="of:=[.Y27]-[.Y26]" office:value-type="float" office:value="0.0869036027263874" calcext:value-type="float">
            <text:p>0.09</text:p>
          </table:table-cell>
          <table:table-cell table:style-name="ce687" table:formula="of:=[.AA27]*[.B27]" office:value-type="float" office:value="6.77848101265822" calcext:value-type="float">
            <text:p>6.78</text:p>
          </table:table-cell>
          <table:table-cell table:number-columns-repeated="994"/>
        </table:table-row>
        <table:table-row table:style-name="ro7">
          <table:table-cell/>
          <table:table-cell table:formula="of:=[.B27]-1" office:value-type="float" office:value="77" calcext:value-type="float">
            <text:p>77</text:p>
          </table:table-cell>
          <table:table-cell table:formula="of:=-[.AB28]/[.B28]" office:value-type="float" office:value="-0.0891608391608396" calcext:value-type="float">
            <text:p>-0.1</text:p>
          </table:table-cell>
          <table:table-cell/>
          <table:table-cell table:formula="of:=[.C28]+[.E27]" office:value-type="float" office:value="-2.70454545454546" calcext:value-type="float">
            <text:p>-2.7</text:p>
          </table:table-cell>
          <table:table-cell/>
          <table:table-cell table:formula="of:=([.B28]*[.C28]+[.G27]*[.E27])/[.E28]" office:value-type="float" office:value="87.275301356608" calcext:value-type="float">
            <text:p>87.3</text:p>
          </table:table-cell>
          <table:table-cell table:formula="of:=([.B28]-[.B27])*[.E27]" office:value-type="float" office:value="2.61538461538462" calcext:value-type="float">
            <text:p>2.6</text:p>
          </table:table-cell>
          <table:table-cell table:formula="of:=[.H28]+[.I27]" office:value-type="float" office:value="27.7900195780988" calcext:value-type="float">
            <text:p>27.8</text:p>
          </table:table-cell>
          <table:table-cell table:formula="of:=[.J27]+[.$C$15]*([.B28]-[.B27])" office:value-type="float" office:value="83.3" calcext:value-type="float">
            <text:p>83</text:p>
          </table:table-cell>
          <table:table-cell table:formula="of:=[.K27]+[.H28]/[.B28]" office:value-type="float" office:value="1.33752509714352" calcext:value-type="float">
            <text:p>1.34</text:p>
          </table:table-cell>
          <table:table-cell table:formula="of:=[.L27]+[.H28]" office:value-type="float" office:value="88.9900195780989" calcext:value-type="float">
            <text:p>89</text:p>
          </table:table-cell>
          <table:table-cell table:formula="of:=ABS([.E28])*[.B28]/[.L28]" office:value-type="float" office:value="2.34015006387584" calcext:value-type="float">
            <text:p>2.3</text:p>
          </table:table-cell>
          <table:table-cell table:formula="of:=[.H28]*[.$M$13]+[.C28]*[.B28]+[.N27]" office:value-type="float" office:value="-13.5649706328518" calcext:value-type="float">
            <text:p>-13.6</text:p>
          </table:table-cell>
          <table:table-cell table:formula="of:=[.N28]/[.B28]" office:value-type="float" office:value="-0.176168449777296" calcext:value-type="float">
            <text:p>-0.2</text:p>
          </table:table-cell>
          <table:table-cell table:style-name="ce681"/>
          <table:table-cell table:formula="of:=[.J28]/[.$K$12]" office:value-type="float" office:value="1.36111111111111" calcext:value-type="float">
            <text:p>1.36</text:p>
          </table:table-cell>
          <table:table-cell table:formula="of:=[.L28]/[.J28]" office:value-type="float" office:value="1.06830755796037" calcext:value-type="float">
            <text:p>1.07</text:p>
          </table:table-cell>
          <table:table-cell table:formula="of:=[.L28]/[.$K$12]" office:value-type="float" office:value="1.45408528722384" calcext:value-type="float">
            <text:p>1.45</text:p>
          </table:table-cell>
          <table:table-cell/>
          <table:table-cell table:formula="of:=([.J28]-[.$J$15])/[.$K$12]" office:value-type="float" office:value="0.361111111111112" calcext:value-type="float">
            <text:p>0.36</text:p>
          </table:table-cell>
          <table:table-cell table:formula="of:=[.W28]/[.U28]" office:value-type="float" office:value="1.25746694923524" calcext:value-type="float">
            <text:p>1.26</text:p>
          </table:table-cell>
          <table:table-cell table:formula="of:=([.L28]-[.$L$15])/[.$K$12]" office:value-type="float" office:value="0.454085287223837" calcext:value-type="float">
            <text:p>0.45</text:p>
          </table:table-cell>
          <table:table-cell/>
          <table:table-cell table:style-name="ce687" table:formula="of:=[.J28]*[.$M$13]/[.B28]" office:value-type="float" office:value="2.70454545454546" calcext:value-type="float">
            <text:p>2.70</text:p>
          </table:table-cell>
          <table:table-cell table:style-name="ce687" table:formula="of:=[.Y28]-[.$Y$15]" office:value-type="float" office:value="1.00454545454546" calcext:value-type="float">
            <text:p>1.00</text:p>
          </table:table-cell>
          <table:table-cell table:style-name="ce687" table:formula="of:=[.Y28]-[.Y27]" office:value-type="float" office:value="0.0891608391608396" calcext:value-type="float">
            <text:p>0.09</text:p>
          </table:table-cell>
          <table:table-cell table:style-name="ce687" table:formula="of:=[.AA28]*[.B28]" office:value-type="float" office:value="6.86538461538465" calcext:value-type="float">
            <text:p>6.87</text:p>
          </table:table-cell>
          <table:table-cell table:number-columns-repeated="994"/>
        </table:table-row>
        <table:table-row table:style-name="ro7">
          <table:table-cell/>
          <table:table-cell table:formula="of:=[.B28]-1" office:value-type="float" office:value="76" calcext:value-type="float">
            <text:p>76</text:p>
          </table:table-cell>
          <table:table-cell table:formula="of:=-[.AB29]/[.B29]" office:value-type="float" office:value="-0.0915071770334928" calcext:value-type="float">
            <text:p>-0.1</text:p>
          </table:table-cell>
          <table:table-cell/>
          <table:table-cell table:formula="of:=[.C29]+[.E28]" office:value-type="float" office:value="-2.79605263157895" calcext:value-type="float">
            <text:p>-2.8</text:p>
          </table:table-cell>
          <table:table-cell/>
          <table:table-cell table:formula="of:=([.B29]*[.C29]+[.G28]*[.E28])/[.E29]" office:value-type="float" office:value="86.9062914940281" calcext:value-type="float">
            <text:p>86.9</text:p>
          </table:table-cell>
          <table:table-cell table:formula="of:=([.B29]-[.B28])*[.E28]" office:value-type="float" office:value="2.70454545454546" calcext:value-type="float">
            <text:p>2.7</text:p>
          </table:table-cell>
          <table:table-cell table:formula="of:=[.H29]+[.I28]" office:value-type="float" office:value="30.4945650326443" calcext:value-type="float">
            <text:p>30.5</text:p>
          </table:table-cell>
          <table:table-cell table:formula="of:=[.J28]+[.$C$15]*([.B29]-[.B28])" office:value-type="float" office:value="85" calcext:value-type="float">
            <text:p>85</text:p>
          </table:table-cell>
          <table:table-cell table:formula="of:=[.K28]+[.H29]/[.B29]" office:value-type="float" office:value="1.37311122154543" calcext:value-type="float">
            <text:p>1.37</text:p>
          </table:table-cell>
          <table:table-cell table:formula="of:=[.L28]+[.H29]" office:value-type="float" office:value="91.6945650326443" calcext:value-type="float">
            <text:p>92</text:p>
          </table:table-cell>
          <table:table-cell table:formula="of:=ABS([.E29])*[.B29]/[.L29]" office:value-type="float" office:value="2.31747650391654" calcext:value-type="float">
            <text:p>2.3</text:p>
          </table:table-cell>
          <table:table-cell table:formula="of:=[.H29]*[.$M$13]+[.C29]*[.B29]+[.N28]" office:value-type="float" office:value="-13.7581524510336" calcext:value-type="float">
            <text:p>-13.8</text:p>
          </table:table-cell>
          <table:table-cell table:formula="of:=[.N29]/[.B29]" office:value-type="float" office:value="-0.181028321724127" calcext:value-type="float">
            <text:p>-0.2</text:p>
          </table:table-cell>
          <table:table-cell/>
          <table:table-cell table:formula="of:=[.J29]/[.$K$12]" office:value-type="float" office:value="1.38888888888889" calcext:value-type="float">
            <text:p>1.39</text:p>
          </table:table-cell>
          <table:table-cell table:formula="of:=[.L29]/[.J29]" office:value-type="float" office:value="1.07875958861934" calcext:value-type="float">
            <text:p>1.08</text:p>
          </table:table-cell>
          <table:table-cell table:formula="of:=[.L29]/[.$K$12]" office:value-type="float" office:value="1.49827720641576" calcext:value-type="float">
            <text:p>1.50</text:p>
          </table:table-cell>
          <table:table-cell/>
          <table:table-cell table:formula="of:=([.J29]-[.$J$15])/[.$K$12]" office:value-type="float" office:value="0.388888888888889" calcext:value-type="float">
            <text:p>0.39</text:p>
          </table:table-cell>
          <table:table-cell table:formula="of:=[.W29]/[.U29]" office:value-type="float" office:value="1.28128424506909" calcext:value-type="float">
            <text:p>1.28</text:p>
          </table:table-cell>
          <table:table-cell table:formula="of:=([.L29]-[.$L$15])/[.$K$12]" office:value-type="float" office:value="0.498277206415756" calcext:value-type="float">
            <text:p>0.50</text:p>
          </table:table-cell>
          <table:table-cell/>
          <table:table-cell table:style-name="ce687" table:formula="of:=[.J29]*[.$M$13]/[.B29]" office:value-type="float" office:value="2.79605263157895" calcext:value-type="float">
            <text:p>2.80</text:p>
          </table:table-cell>
          <table:table-cell table:style-name="ce687" table:formula="of:=[.Y29]-[.$Y$15]" office:value-type="float" office:value="1.09605263157895" calcext:value-type="float">
            <text:p>1.10</text:p>
          </table:table-cell>
          <table:table-cell table:style-name="ce687" table:formula="of:=[.Y29]-[.Y28]" office:value-type="float" office:value="0.0915071770334928" calcext:value-type="float">
            <text:p>0.09</text:p>
          </table:table-cell>
          <table:table-cell table:style-name="ce687" table:formula="of:=[.AA29]*[.B29]" office:value-type="float" office:value="6.95454545454545" calcext:value-type="float">
            <text:p>6.95</text:p>
          </table:table-cell>
          <table:table-cell table:number-columns-repeated="994"/>
        </table:table-row>
        <table:table-row table:style-name="ro7">
          <table:table-cell/>
          <table:table-cell table:formula="of:=[.B29]-1" office:value-type="float" office:value="75" calcext:value-type="float">
            <text:p>75</text:p>
          </table:table-cell>
          <table:table-cell table:formula="of:=-[.AB30]/[.B30]" office:value-type="float" office:value="-0.0939473684210528" calcext:value-type="float">
            <text:p>-0.1</text:p>
          </table:table-cell>
          <table:table-cell/>
          <table:table-cell table:formula="of:=[.C30]+[.E29]" office:value-type="float" office:value="-2.89" calcext:value-type="float">
            <text:p>-2.9</text:p>
          </table:table-cell>
          <table:table-cell/>
          <table:table-cell table:formula="of:=([.B30]*[.C30]+[.G29]*[.E29])/[.E30]" office:value-type="float" office:value="86.5192448665132" calcext:value-type="float">
            <text:p>86.5</text:p>
          </table:table-cell>
          <table:table-cell table:formula="of:=([.B30]-[.B29])*[.E29]" office:value-type="float" office:value="2.79605263157895" calcext:value-type="float">
            <text:p>2.8</text:p>
          </table:table-cell>
          <table:table-cell table:formula="of:=[.H30]+[.I29]" office:value-type="float" office:value="33.2906176642232" calcext:value-type="float">
            <text:p>33.3</text:p>
          </table:table-cell>
          <table:table-cell table:formula="of:=[.J29]+[.$C$15]*([.B30]-[.B29])" office:value-type="float" office:value="86.7000000000001" calcext:value-type="float">
            <text:p>87</text:p>
          </table:table-cell>
          <table:table-cell table:formula="of:=[.K29]+[.H30]/[.B30]" office:value-type="float" office:value="1.41039192329982" calcext:value-type="float">
            <text:p>1.41</text:p>
          </table:table-cell>
          <table:table-cell table:formula="of:=[.L29]+[.H30]" office:value-type="float" office:value="94.4906176642233" calcext:value-type="float">
            <text:p>94</text:p>
          </table:table-cell>
          <table:table-cell table:formula="of:=ABS([.E30])*[.B30]/[.L30]" office:value-type="float" office:value="2.2938785390337" calcext:value-type="float">
            <text:p>2.3</text:p>
          </table:table-cell>
          <table:table-cell table:formula="of:=[.H30]*[.$M$13]+[.C30]*[.B30]+[.N29]" office:value-type="float" office:value="-13.8140735036652" calcext:value-type="float">
            <text:p>-13.8</text:p>
          </table:table-cell>
          <table:table-cell table:formula="of:=[.N30]/[.B30]" office:value-type="float" office:value="-0.184187646715536" calcext:value-type="float">
            <text:p>-0.2</text:p>
          </table:table-cell>
          <table:table-cell/>
          <table:table-cell table:formula="of:=[.J30]/[.$K$12]" office:value-type="float" office:value="1.41666666666667" calcext:value-type="float">
            <text:p>1.42</text:p>
          </table:table-cell>
          <table:table-cell table:formula="of:=[.L30]/[.J30]" office:value-type="float" office:value="1.08985718182495" calcext:value-type="float">
            <text:p>1.09</text:p>
          </table:table-cell>
          <table:table-cell table:formula="of:=[.L30]/[.$K$12]" office:value-type="float" office:value="1.54396434091868" calcext:value-type="float">
            <text:p>1.54</text:p>
          </table:table-cell>
          <table:table-cell/>
          <table:table-cell table:formula="of:=([.J30]-[.$J$15])/[.$K$12]" office:value-type="float" office:value="0.416666666666667" calcext:value-type="float">
            <text:p>0.42</text:p>
          </table:table-cell>
          <table:table-cell table:formula="of:=[.W30]/[.U30]" office:value-type="float" office:value="1.30551441820483" calcext:value-type="float">
            <text:p>1.31</text:p>
          </table:table-cell>
          <table:table-cell table:formula="of:=([.L30]-[.$L$15])/[.$K$12]" office:value-type="float" office:value="0.54396434091868" calcext:value-type="float">
            <text:p>0.54</text:p>
          </table:table-cell>
          <table:table-cell/>
          <table:table-cell table:style-name="ce687" table:formula="of:=[.J30]*[.$M$13]/[.B30]" office:value-type="float" office:value="2.89" calcext:value-type="float">
            <text:p>2.89</text:p>
          </table:table-cell>
          <table:table-cell table:style-name="ce687" table:formula="of:=[.Y30]-[.$Y$15]" office:value-type="float" office:value="1.19" calcext:value-type="float">
            <text:p>1.19</text:p>
          </table:table-cell>
          <table:table-cell table:style-name="ce687" table:formula="of:=[.Y30]-[.Y29]" office:value-type="float" office:value="0.0939473684210528" calcext:value-type="float">
            <text:p>0.09</text:p>
          </table:table-cell>
          <table:table-cell table:style-name="ce687" table:formula="of:=[.AA30]*[.B30]" office:value-type="float" office:value="7.04605263157896" calcext:value-type="float">
            <text:p>7.05</text:p>
          </table:table-cell>
          <table:table-cell table:number-columns-repeated="994"/>
        </table:table-row>
        <table:table-row table:style-name="ro7">
          <table:table-cell/>
          <table:table-cell table:formula="of:=[.B30]-1" office:value-type="float" office:value="74" calcext:value-type="float">
            <text:p>74</text:p>
          </table:table-cell>
          <table:table-cell table:formula="of:=-[.AB31]/[.B31]" office:value-type="float" office:value="-0.0964864864864867" calcext:value-type="float">
            <text:p>-0.1</text:p>
          </table:table-cell>
          <table:table-cell/>
          <table:table-cell table:formula="of:=[.C31]+[.E30]" office:value-type="float" office:value="-2.98648648648649" calcext:value-type="float">
            <text:p>-3.0</text:p>
          </table:table-cell>
          <table:table-cell/>
          <table:table-cell table:formula="of:=([.B31]*[.C31]+[.G30]*[.E30])/[.E31]" office:value-type="float" office:value="86.1147769554413" calcext:value-type="float">
            <text:p>86.1</text:p>
          </table:table-cell>
          <table:table-cell table:formula="of:=([.B31]-[.B30])*[.E30]" office:value-type="float" office:value="2.89" calcext:value-type="float">
            <text:p>2.9</text:p>
          </table:table-cell>
          <table:table-cell table:formula="of:=[.H31]+[.I30]" office:value-type="float" office:value="36.1806176642232" calcext:value-type="float">
            <text:p>36.2</text:p>
          </table:table-cell>
          <table:table-cell table:formula="of:=[.J30]+[.$C$15]*([.B31]-[.B30])" office:value-type="float" office:value="88.4000000000001" calcext:value-type="float">
            <text:p>88</text:p>
          </table:table-cell>
          <table:table-cell table:formula="of:=[.K30]+[.H31]/[.B31]" office:value-type="float" office:value="1.44944597735387" calcext:value-type="float">
            <text:p>1.45</text:p>
          </table:table-cell>
          <table:table-cell table:formula="of:=[.L30]+[.H31]" office:value-type="float" office:value="97.3806176642233" calcext:value-type="float">
            <text:p>97</text:p>
          </table:table-cell>
          <table:table-cell table:formula="of:=ABS([.E31])*[.B31]/[.L31]" office:value-type="float" office:value="2.26944545332447" calcext:value-type="float">
            <text:p>2.3</text:p>
          </table:table-cell>
          <table:table-cell table:formula="of:=[.H31]*[.$M$13]+[.C31]*[.B31]+[.N30]" office:value-type="float" office:value="-13.7290735036652" calcext:value-type="float">
            <text:p>-13.7</text:p>
          </table:table-cell>
          <table:table-cell table:formula="of:=[.N31]/[.B31]" office:value-type="float" office:value="-0.1855280203198" calcext:value-type="float">
            <text:p>-0.2</text:p>
          </table:table-cell>
          <table:table-cell/>
          <table:table-cell table:formula="of:=[.J31]/[.$K$12]" office:value-type="float" office:value="1.44444444444445" calcext:value-type="float">
            <text:p>1.44</text:p>
          </table:table-cell>
          <table:table-cell table:formula="of:=[.L31]/[.J31]" office:value-type="float" office:value="1.10159069755909" calcext:value-type="float">
            <text:p>1.10</text:p>
          </table:table-cell>
          <table:table-cell table:formula="of:=[.L31]/[.$K$12]" office:value-type="float" office:value="1.5911865631409" calcext:value-type="float">
            <text:p>1.59</text:p>
          </table:table-cell>
          <table:table-cell/>
          <table:table-cell table:formula="of:=([.J31]-[.$J$15])/[.$K$12]" office:value-type="float" office:value="0.444444444444445" calcext:value-type="float">
            <text:p>0.44</text:p>
          </table:table-cell>
          <table:table-cell table:formula="of:=[.W31]/[.U31]" office:value-type="float" office:value="1.33016976706703" calcext:value-type="float">
            <text:p>1.33</text:p>
          </table:table-cell>
          <table:table-cell table:formula="of:=([.L31]-[.$L$15])/[.$K$12]" office:value-type="float" office:value="0.591186563140903" calcext:value-type="float">
            <text:p>0.59</text:p>
          </table:table-cell>
          <table:table-cell/>
          <table:table-cell table:style-name="ce687" table:formula="of:=[.J31]*[.$M$13]/[.B31]" office:value-type="float" office:value="2.98648648648649" calcext:value-type="float">
            <text:p>2.99</text:p>
          </table:table-cell>
          <table:table-cell table:style-name="ce687" table:formula="of:=[.Y31]-[.$Y$15]" office:value-type="float" office:value="1.28648648648649" calcext:value-type="float">
            <text:p>1.29</text:p>
          </table:table-cell>
          <table:table-cell table:style-name="ce687" table:formula="of:=[.Y31]-[.Y30]" office:value-type="float" office:value="0.0964864864864867" calcext:value-type="float">
            <text:p>0.10</text:p>
          </table:table-cell>
          <table:table-cell table:style-name="ce687" table:formula="of:=[.AA31]*[.B31]" office:value-type="float" office:value="7.14000000000002" calcext:value-type="float">
            <text:p>7.14</text:p>
          </table:table-cell>
          <table:table-cell table:number-columns-repeated="994"/>
        </table:table-row>
        <table:table-row table:style-name="ro7">
          <table:table-cell/>
          <table:table-cell table:formula="of:=[.B31]-1" office:value-type="float" office:value="73" calcext:value-type="float">
            <text:p>73</text:p>
          </table:table-cell>
          <table:table-cell table:formula="of:=-[.AB32]/[.B32]" office:value-type="float" office:value="-0.0991299518696778" calcext:value-type="float">
            <text:p>-0.1</text:p>
          </table:table-cell>
          <table:table-cell/>
          <table:table-cell table:formula="of:=[.C32]+[.E31]" office:value-type="float" office:value="-3.08561643835617" calcext:value-type="float">
            <text:p>-3.1</text:p>
          </table:table-cell>
          <table:table-cell/>
          <table:table-cell table:formula="of:=([.B32]*[.C32]+[.G31]*[.E31])/[.E32]" office:value-type="float" office:value="85.693445518321" calcext:value-type="float">
            <text:p>85.7</text:p>
          </table:table-cell>
          <table:table-cell table:formula="of:=([.B32]-[.B31])*[.E31]" office:value-type="float" office:value="2.98648648648649" calcext:value-type="float">
            <text:p>3.0</text:p>
          </table:table-cell>
          <table:table-cell table:formula="of:=[.H32]+[.I31]" office:value-type="float" office:value="39.1671041507097" calcext:value-type="float">
            <text:p>39.2</text:p>
          </table:table-cell>
          <table:table-cell table:formula="of:=[.J31]+[.$C$15]*([.B32]-[.B31])" office:value-type="float" office:value="90.1000000000001" calcext:value-type="float">
            <text:p>90</text:p>
          </table:table-cell>
          <table:table-cell table:formula="of:=[.K31]+[.H32]/[.B32]" office:value-type="float" office:value="1.49035675114136" calcext:value-type="float">
            <text:p>1.49</text:p>
          </table:table-cell>
          <table:table-cell table:formula="of:=[.L31]+[.H32]" office:value-type="float" office:value="100.36710415071" calcext:value-type="float">
            <text:p>100</text:p>
          </table:table-cell>
          <table:table-cell table:formula="of:=ABS([.E32])*[.B32]/[.L32]" office:value-type="float" office:value="2.24426122389432" calcext:value-type="float">
            <text:p>2.2</text:p>
          </table:table-cell>
          <table:table-cell table:formula="of:=[.H32]*[.$M$13]+[.C32]*[.B32]+[.N31]" office:value-type="float" office:value="-13.4993437739355" calcext:value-type="float">
            <text:p>-13.5</text:p>
          </table:table-cell>
          <table:table-cell table:formula="of:=[.N32]/[.B32]" office:value-type="float" office:value="-0.184922517451171" calcext:value-type="float">
            <text:p>-0.2</text:p>
          </table:table-cell>
          <table:table-cell/>
          <table:table-cell table:formula="of:=[.J32]/[.$K$12]" office:value-type="float" office:value="1.47222222222222" calcext:value-type="float">
            <text:p>1.47</text:p>
          </table:table-cell>
          <table:table-cell table:formula="of:=[.L32]/[.J32]" office:value-type="float" office:value="1.11395232131753" calcext:value-type="float">
            <text:p>1.11</text:p>
          </table:table-cell>
          <table:table-cell table:formula="of:=[.L32]/[.$K$12]" office:value-type="float" office:value="1.6399853619397" calcext:value-type="float">
            <text:p>1.64</text:p>
          </table:table-cell>
          <table:table-cell/>
          <table:table-cell table:formula="of:=([.J32]-[.$J$15])/[.$K$12]" office:value-type="float" office:value="0.472222222222223" calcext:value-type="float">
            <text:p>0.47</text:p>
          </table:table-cell>
          <table:table-cell table:formula="of:=[.W32]/[.U32]" office:value-type="float" office:value="1.35526311940172" calcext:value-type="float">
            <text:p>1.36</text:p>
          </table:table-cell>
          <table:table-cell table:formula="of:=([.L32]-[.$L$15])/[.$K$12]" office:value-type="float" office:value="0.639985361939701" calcext:value-type="float">
            <text:p>0.64</text:p>
          </table:table-cell>
          <table:table-cell/>
          <table:table-cell table:style-name="ce687" table:formula="of:=[.J32]*[.$M$13]/[.B32]" office:value-type="float" office:value="3.08561643835617" calcext:value-type="float">
            <text:p>3.09</text:p>
          </table:table-cell>
          <table:table-cell table:style-name="ce687" table:formula="of:=[.Y32]-[.$Y$15]" office:value-type="float" office:value="1.38561643835617" calcext:value-type="float">
            <text:p>1.39</text:p>
          </table:table-cell>
          <table:table-cell table:style-name="ce687" table:formula="of:=[.Y32]-[.Y31]" office:value-type="float" office:value="0.0991299518696778" calcext:value-type="float">
            <text:p>0.10</text:p>
          </table:table-cell>
          <table:table-cell table:style-name="ce687" table:formula="of:=[.AA32]*[.B32]" office:value-type="float" office:value="7.23648648648648" calcext:value-type="float">
            <text:p>7.24</text:p>
          </table:table-cell>
          <table:table-cell table:number-columns-repeated="994"/>
        </table:table-row>
        <table:table-row table:style-name="ro7">
          <table:table-cell/>
          <table:table-cell table:formula="of:=[.B32]-1" office:value-type="float" office:value="72" calcext:value-type="float">
            <text:p>72</text:p>
          </table:table-cell>
          <table:table-cell table:formula="of:=-[.AB33]/[.B33]" office:value-type="float" office:value="-0.101883561643836" calcext:value-type="float">
            <text:p>-0.1</text:p>
          </table:table-cell>
          <table:table-cell/>
          <table:table-cell table:formula="of:=[.C33]+[.E32]" office:value-type="float" office:value="-3.1875" calcext:value-type="float">
            <text:p>-3.2</text:p>
          </table:table-cell>
          <table:table-cell/>
          <table:table-cell table:formula="of:=([.B33]*[.C33]+[.G32]*[.E32])/[.E33]" office:value-type="float" office:value="85.2557554789226" calcext:value-type="float">
            <text:p>85.3</text:p>
          </table:table-cell>
          <table:table-cell table:formula="of:=([.B33]-[.B32])*[.E32]" office:value-type="float" office:value="3.08561643835617" calcext:value-type="float">
            <text:p>3.1</text:p>
          </table:table-cell>
          <table:table-cell table:formula="of:=[.H33]+[.I32]" office:value-type="float" office:value="42.2527205890659" calcext:value-type="float">
            <text:p>42.3</text:p>
          </table:table-cell>
          <table:table-cell table:formula="of:=[.J32]+[.$C$15]*([.B33]-[.B32])" office:value-type="float" office:value="91.8000000000001" calcext:value-type="float">
            <text:p>92</text:p>
          </table:table-cell>
          <table:table-cell table:formula="of:=[.K32]+[.H33]/[.B33]" office:value-type="float" office:value="1.53321253500741" calcext:value-type="float">
            <text:p>1.53</text:p>
          </table:table-cell>
          <table:table-cell table:formula="of:=[.L32]+[.H33]" office:value-type="float" office:value="103.452720589066" calcext:value-type="float">
            <text:p>103</text:p>
          </table:table-cell>
          <table:table-cell table:formula="of:=ABS([.E33])*[.B33]/[.L33]" office:value-type="float" office:value="2.21840468470248" calcext:value-type="float">
            <text:p>2.2</text:p>
          </table:table-cell>
          <table:table-cell table:formula="of:=[.H33]*[.$M$13]+[.C33]*[.B33]+[.N32]" office:value-type="float" office:value="-13.1209191164013" calcext:value-type="float">
            <text:p>-13.1</text:p>
          </table:table-cell>
          <table:table-cell table:formula="of:=[.N33]/[.B33]" office:value-type="float" office:value="-0.182234987727795" calcext:value-type="float">
            <text:p>-0.2</text:p>
          </table:table-cell>
          <table:table-cell/>
          <table:table-cell table:formula="of:=[.J33]/[.$K$12]" office:value-type="float" office:value="1.5" calcext:value-type="float">
            <text:p>1.50</text:p>
          </table:table-cell>
          <table:table-cell table:formula="of:=[.L33]/[.J33]" office:value-type="float" office:value="1.12693595412926" calcext:value-type="float">
            <text:p>1.13</text:p>
          </table:table-cell>
          <table:table-cell table:formula="of:=[.L33]/[.$K$12]" office:value-type="float" office:value="1.69040393119389" calcext:value-type="float">
            <text:p>1.69</text:p>
          </table:table-cell>
          <table:table-cell/>
          <table:table-cell table:formula="of:=([.J33]-[.$J$15])/[.$K$12]" office:value-type="float" office:value="0.500000000000001" calcext:value-type="float">
            <text:p>0.50</text:p>
          </table:table-cell>
          <table:table-cell table:formula="of:=[.W33]/[.U33]" office:value-type="float" office:value="1.38080786238777" calcext:value-type="float">
            <text:p>1.38</text:p>
          </table:table-cell>
          <table:table-cell table:formula="of:=([.L33]-[.$L$15])/[.$K$12]" office:value-type="float" office:value="0.690403931193887" calcext:value-type="float">
            <text:p>0.69</text:p>
          </table:table-cell>
          <table:table-cell/>
          <table:table-cell table:style-name="ce687" table:formula="of:=[.J33]*[.$M$13]/[.B33]" office:value-type="float" office:value="3.1875" calcext:value-type="float">
            <text:p>3.19</text:p>
          </table:table-cell>
          <table:table-cell table:style-name="ce687" table:formula="of:=[.Y33]-[.$Y$15]" office:value-type="float" office:value="1.4875" calcext:value-type="float">
            <text:p>1.49</text:p>
          </table:table-cell>
          <table:table-cell table:style-name="ce687" table:formula="of:=[.Y33]-[.Y32]" office:value-type="float" office:value="0.101883561643836" calcext:value-type="float">
            <text:p>0.10</text:p>
          </table:table-cell>
          <table:table-cell table:style-name="ce687" table:formula="of:=[.AA33]*[.B33]" office:value-type="float" office:value="7.33561643835618" calcext:value-type="float">
            <text:p>7.34</text:p>
          </table:table-cell>
          <table:table-cell table:number-columns-repeated="994"/>
        </table:table-row>
        <table:table-row table:style-name="ro7">
          <table:table-cell/>
          <table:table-cell table:formula="of:=[.B33]-1" office:value-type="float" office:value="71" calcext:value-type="float">
            <text:p>71</text:p>
          </table:table-cell>
          <table:table-cell table:formula="of:=-[.AB34]/[.B34]" office:value-type="float" office:value="-0.104753521126761" calcext:value-type="float">
            <text:p>-0.1</text:p>
          </table:table-cell>
          <table:table-cell/>
          <table:table-cell table:formula="of:=[.C34]+[.E33]" office:value-type="float" office:value="-3.29225352112676" calcext:value-type="float">
            <text:p>-3.3</text:p>
          </table:table-cell>
          <table:table-cell/>
          <table:table-cell table:formula="of:=([.B34]*[.C34]+[.G33]*[.E33])/[.E34]" office:value-type="float" office:value="84.8021632591387" calcext:value-type="float">
            <text:p>84.8</text:p>
          </table:table-cell>
          <table:table-cell table:formula="of:=([.B34]-[.B33])*[.E33]" office:value-type="float" office:value="3.1875" calcext:value-type="float">
            <text:p>3.2</text:p>
          </table:table-cell>
          <table:table-cell table:formula="of:=[.H34]+[.I33]" office:value-type="float" office:value="45.4402205890659" calcext:value-type="float">
            <text:p>45.4</text:p>
          </table:table-cell>
          <table:table-cell table:formula="of:=[.J33]+[.$C$15]*([.B34]-[.B33])" office:value-type="float" office:value="93.5000000000001" calcext:value-type="float">
            <text:p>94</text:p>
          </table:table-cell>
          <table:table-cell table:formula="of:=[.K33]+[.H34]/[.B34]" office:value-type="float" office:value="1.5781069012046" calcext:value-type="float">
            <text:p>1.58</text:p>
          </table:table-cell>
          <table:table-cell table:formula="of:=[.L33]+[.H34]" office:value-type="float" office:value="106.640220589066" calcext:value-type="float">
            <text:p>107</text:p>
          </table:table-cell>
          <table:table-cell table:formula="of:=ABS([.E34])*[.B34]/[.L34]" office:value-type="float" office:value="2.19194970442482" calcext:value-type="float">
            <text:p>2.2</text:p>
          </table:table-cell>
          <table:table-cell table:formula="of:=[.H34]*[.$M$13]+[.C34]*[.B34]+[.N33]" office:value-type="float" office:value="-12.5896691164013" calcext:value-type="float">
            <text:p>-12.6</text:p>
          </table:table-cell>
          <table:table-cell table:formula="of:=[.N34]/[.B34]" office:value-type="float" office:value="-0.177319283329595" calcext:value-type="float">
            <text:p>-0.2</text:p>
          </table:table-cell>
          <table:table-cell/>
          <table:table-cell table:formula="of:=[.J34]/[.$K$12]" office:value-type="float" office:value="1.52777777777778" calcext:value-type="float">
            <text:p>1.53</text:p>
          </table:table-cell>
          <table:table-cell table:formula="of:=[.L34]/[.J34]" office:value-type="float" office:value="1.14053711859963" calcext:value-type="float">
            <text:p>1.14</text:p>
          </table:table-cell>
          <table:table-cell table:formula="of:=[.L34]/[.$K$12]" office:value-type="float" office:value="1.74248726452722" calcext:value-type="float">
            <text:p>1.74</text:p>
          </table:table-cell>
          <table:table-cell/>
          <table:table-cell table:formula="of:=([.J34]-[.$J$15])/[.$K$12]" office:value-type="float" office:value="0.527777777777778" calcext:value-type="float">
            <text:p>0.53</text:p>
          </table:table-cell>
          <table:table-cell table:formula="of:=[.W34]/[.U34]" office:value-type="float" office:value="1.40681797489368" calcext:value-type="float">
            <text:p>1.41</text:p>
          </table:table-cell>
          <table:table-cell table:formula="of:=([.L34]-[.$L$15])/[.$K$12]" office:value-type="float" office:value="0.74248726452722" calcext:value-type="float">
            <text:p>0.74</text:p>
          </table:table-cell>
          <table:table-cell/>
          <table:table-cell table:style-name="ce687" table:formula="of:=[.J34]*[.$M$13]/[.B34]" office:value-type="float" office:value="3.29225352112676" calcext:value-type="float">
            <text:p>3.29</text:p>
          </table:table-cell>
          <table:table-cell table:style-name="ce687" table:formula="of:=[.Y34]-[.$Y$15]" office:value-type="float" office:value="1.59225352112676" calcext:value-type="float">
            <text:p>1.59</text:p>
          </table:table-cell>
          <table:table-cell table:style-name="ce687" table:formula="of:=[.Y34]-[.Y33]" office:value-type="float" office:value="0.104753521126761" calcext:value-type="float">
            <text:p>0.10</text:p>
          </table:table-cell>
          <table:table-cell table:style-name="ce687" table:formula="of:=[.AA34]*[.B34]" office:value-type="float" office:value="7.43750000000003" calcext:value-type="float">
            <text:p>7.44</text:p>
          </table:table-cell>
          <table:table-cell table:number-columns-repeated="994"/>
        </table:table-row>
        <table:table-row table:style-name="ro7">
          <table:table-cell/>
          <table:table-cell table:formula="of:=[.B34]-1" office:value-type="float" office:value="70" calcext:value-type="float">
            <text:p>70</text:p>
          </table:table-cell>
          <table:table-cell table:formula="of:=-[.AB35]/[.B35]" office:value-type="float" office:value="-0.107746478873239" calcext:value-type="float">
            <text:p>-0.1</text:p>
          </table:table-cell>
          <table:table-cell/>
          <table:table-cell table:formula="of:=[.C35]+[.E34]" office:value-type="float" office:value="-3.4" calcext:value-type="float">
            <text:p>-3.4</text:p>
          </table:table-cell>
          <table:table-cell/>
          <table:table-cell table:formula="of:=([.B35]*[.C35]+[.G34]*[.E34])/[.E35]" office:value-type="float" office:value="84.3330806206449" calcext:value-type="float">
            <text:p>84.3</text:p>
          </table:table-cell>
          <table:table-cell table:formula="of:=([.B35]-[.B34])*[.E34]" office:value-type="float" office:value="3.29225352112676" calcext:value-type="float">
            <text:p>3.3</text:p>
          </table:table-cell>
          <table:table-cell table:formula="of:=[.H35]+[.I34]" office:value-type="float" office:value="48.7324741101927" calcext:value-type="float">
            <text:p>48.7</text:p>
          </table:table-cell>
          <table:table-cell table:formula="of:=[.J34]+[.$C$15]*([.B35]-[.B34])" office:value-type="float" office:value="95.2000000000001" calcext:value-type="float">
            <text:p>95</text:p>
          </table:table-cell>
          <table:table-cell table:formula="of:=[.K34]+[.H35]/[.B35]" office:value-type="float" office:value="1.62513909436355" calcext:value-type="float">
            <text:p>1.63</text:p>
          </table:table-cell>
          <table:table-cell table:formula="of:=[.L34]+[.H35]" office:value-type="float" office:value="109.932474110193" calcext:value-type="float">
            <text:p>110</text:p>
          </table:table-cell>
          <table:table-cell table:formula="of:=ABS([.E35])*[.B35]/[.L35]" office:value-type="float" office:value="2.1649653746666" calcext:value-type="float">
            <text:p>2.2</text:p>
          </table:table-cell>
          <table:table-cell table:formula="of:=[.H35]*[.$M$13]+[.C35]*[.B35]+[.N34]" office:value-type="float" office:value="-11.9012888347111" calcext:value-type="float">
            <text:p>-11.9</text:p>
          </table:table-cell>
          <table:table-cell table:formula="of:=[.N35]/[.B35]" office:value-type="float" office:value="-0.170018411924445" calcext:value-type="float">
            <text:p>-0.2</text:p>
          </table:table-cell>
          <table:table-cell/>
          <table:table-cell table:formula="of:=[.J35]/[.$K$12]" office:value-type="float" office:value="1.55555555555556" calcext:value-type="float">
            <text:p>1.56</text:p>
          </table:table-cell>
          <table:table-cell table:formula="of:=[.L35]/[.J35]" office:value-type="float" office:value="1.15475287930875" calcext:value-type="float">
            <text:p>1.15</text:p>
          </table:table-cell>
          <table:table-cell table:formula="of:=[.L35]/[.$K$12]" office:value-type="float" office:value="1.79628225670249" calcext:value-type="float">
            <text:p>1.80</text:p>
          </table:table-cell>
          <table:table-cell/>
          <table:table-cell table:formula="of:=([.J35]-[.$J$15])/[.$K$12]" office:value-type="float" office:value="0.555555555555556" calcext:value-type="float">
            <text:p>0.56</text:p>
          </table:table-cell>
          <table:table-cell table:formula="of:=[.W35]/[.U35]" office:value-type="float" office:value="1.43330806206449" calcext:value-type="float">
            <text:p>1.43</text:p>
          </table:table-cell>
          <table:table-cell table:formula="of:=([.L35]-[.$L$15])/[.$K$12]" office:value-type="float" office:value="0.796282256702494" calcext:value-type="float">
            <text:p>0.80</text:p>
          </table:table-cell>
          <table:table-cell/>
          <table:table-cell table:style-name="ce687" table:formula="of:=[.J35]*[.$M$13]/[.B35]" office:value-type="float" office:value="3.4" calcext:value-type="float">
            <text:p>3.40</text:p>
          </table:table-cell>
          <table:table-cell table:style-name="ce687" table:formula="of:=[.Y35]-[.$Y$15]" office:value-type="float" office:value="1.7" calcext:value-type="float">
            <text:p>1.70</text:p>
          </table:table-cell>
          <table:table-cell table:style-name="ce687" table:formula="of:=[.Y35]-[.Y34]" office:value-type="float" office:value="0.107746478873239" calcext:value-type="float">
            <text:p>0.11</text:p>
          </table:table-cell>
          <table:table-cell table:style-name="ce687" table:formula="of:=[.AA35]*[.B35]" office:value-type="float" office:value="7.54225352112676" calcext:value-type="float">
            <text:p>7.54</text:p>
          </table:table-cell>
          <table:table-cell table:number-columns-repeated="994"/>
        </table:table-row>
        <table:table-row table:style-name="ro7">
          <table:table-cell/>
          <table:table-cell table:formula="of:=[.B35]-1" office:value-type="float" office:value="69" calcext:value-type="float">
            <text:p>69</text:p>
          </table:table-cell>
          <table:table-cell table:number-columns-repeated="2"/>
          <table:table-cell table:formula="of:=[.C36]+[.E35]" office:value-type="float" office:value="-3.4" calcext:value-type="float">
            <text:p>-3.4</text:p>
          </table:table-cell>
          <table:table-cell/>
          <table:table-cell table:formula="of:=([.B36]*[.C36]+[.G35]*[.E35])/[.E36]" office:value-type="float" office:value="84.3330806206449" calcext:value-type="float">
            <text:p>84.3</text:p>
          </table:table-cell>
          <table:table-cell table:formula="of:=([.B36]-[.B35])*[.E35]" office:value-type="float" office:value="3.4" calcext:value-type="float">
            <text:p>3.4</text:p>
          </table:table-cell>
          <table:table-cell table:formula="of:=[.H36]+[.I35]" office:value-type="float" office:value="52.1324741101927" calcext:value-type="float">
            <text:p>52.1</text:p>
          </table:table-cell>
          <table:table-cell table:formula="of:=[.J35]+[.$C$15]*([.B36]-[.B35])" office:value-type="float" office:value="96.9000000000001" calcext:value-type="float">
            <text:p>97</text:p>
          </table:table-cell>
          <table:table-cell table:formula="of:=[.K35]+[.H36]/[.B36]" office:value-type="float" office:value="1.67441445668239" calcext:value-type="float">
            <text:p>1.67</text:p>
          </table:table-cell>
          <table:table-cell table:formula="of:=[.L35]+[.H36]" office:value-type="float" office:value="113.332474110193" calcext:value-type="float">
            <text:p>113</text:p>
          </table:table-cell>
          <table:table-cell table:formula="of:=ABS([.E36])*[.B36]/[.L36]" office:value-type="float" office:value="2.07001569357693" calcext:value-type="float">
            <text:p>2.1</text:p>
          </table:table-cell>
          <table:table-cell table:formula="of:=[.H36]*[.$M$13]+[.C36]*[.B36]+[.N35]" office:value-type="float" office:value="-3.40128883471112" calcext:value-type="float">
            <text:p>-3.4</text:p>
          </table:table-cell>
          <table:table-cell table:formula="of:=[.N36]/[.B36]" office:value-type="float" office:value="-0.0492940410827699" calcext:value-type="float">
            <text:p>0.0</text:p>
          </table:table-cell>
          <table:table-cell/>
          <table:table-cell table:formula="of:=[.J36]/[.$K$12]" office:value-type="float" office:value="1.58333333333333" calcext:value-type="float">
            <text:p>1.58</text:p>
          </table:table-cell>
          <table:table-cell table:formula="of:=[.L36]/[.J36]" office:value-type="float" office:value="1.16958177616298" calcext:value-type="float">
            <text:p>1.17</text:p>
          </table:table-cell>
          <table:table-cell table:formula="of:=[.L36]/[.$K$12]" office:value-type="float" office:value="1.85183781225805" calcext:value-type="float">
            <text:p>1.85</text:p>
          </table:table-cell>
          <table:table-cell/>
          <table:table-cell table:formula="of:=([.J36]-[.$J$15])/[.$K$12]" office:value-type="float" office:value="0.583333333333334" calcext:value-type="float">
            <text:p>0.58</text:p>
          </table:table-cell>
          <table:table-cell table:formula="of:=[.W36]/[.U36]" office:value-type="float" office:value="1.46029339244237" calcext:value-type="float">
            <text:p>1.46</text:p>
          </table:table-cell>
          <table:table-cell table:formula="of:=([.L36]-[.$L$15])/[.$K$12]" office:value-type="float" office:value="0.85183781225805" calcext:value-type="float">
            <text:p>0.85</text:p>
          </table:table-cell>
          <table:table-cell/>
          <table:table-cell table:style-name="ce687" table:formula="of:=[.J36]*[.$M$13]/[.B36]" office:value-type="float" office:value="3.51086956521739" calcext:value-type="float">
            <text:p>3.51</text:p>
          </table:table-cell>
          <table:table-cell table:style-name="ce687" table:formula="of:=[.Y36]-[.$Y$15]" office:value-type="float" office:value="1.81086956521739" calcext:value-type="float">
            <text:p>1.81</text:p>
          </table:table-cell>
          <table:table-cell table:style-name="ce687" table:formula="of:=[.Y36]-[.Y35]" office:value-type="float" office:value="0.110869565217392" calcext:value-type="float">
            <text:p>0.11</text:p>
          </table:table-cell>
          <table:table-cell table:style-name="ce687" table:formula="of:=[.AA36]*[.B36]" office:value-type="float" office:value="7.65000000000003" calcext:value-type="float">
            <text:p>7.65</text:p>
          </table:table-cell>
          <table:table-cell table:number-columns-repeated="994"/>
        </table:table-row>
        <table:table-row table:style-name="ro7">
          <table:table-cell/>
          <table:table-cell table:formula="of:=[.B36]-1" office:value-type="float" office:value="68" calcext:value-type="float">
            <text:p>68</text:p>
          </table:table-cell>
          <table:table-cell table:number-columns-repeated="2"/>
          <table:table-cell table:formula="of:=[.C37]+[.E36]" office:value-type="float" office:value="-3.4" calcext:value-type="float">
            <text:p>-3.4</text:p>
          </table:table-cell>
          <table:table-cell/>
          <table:table-cell table:formula="of:=([.B37]*[.C37]+[.G36]*[.E36])/[.E37]" office:value-type="float" office:value="84.3330806206449" calcext:value-type="float">
            <text:p>84.3</text:p>
          </table:table-cell>
          <table:table-cell table:formula="of:=([.B37]-[.B36])*[.E36]" office:value-type="float" office:value="3.4" calcext:value-type="float">
            <text:p>3.4</text:p>
          </table:table-cell>
          <table:table-cell table:formula="of:=[.H37]+[.I36]" office:value-type="float" office:value="55.5324741101927" calcext:value-type="float">
            <text:p>55.5</text:p>
          </table:table-cell>
          <table:table-cell table:formula="of:=[.J36]+[.$C$15]*([.B37]-[.B36])" office:value-type="float" office:value="98.6000000000001" calcext:value-type="float">
            <text:p>99</text:p>
          </table:table-cell>
          <table:table-cell table:formula="of:=[.K36]+[.H37]/[.B37]" office:value-type="float" office:value="1.72441445668239" calcext:value-type="float">
            <text:p>1.72</text:p>
          </table:table-cell>
          <table:table-cell table:formula="of:=[.L36]+[.H37]" office:value-type="float" office:value="116.732474110193" calcext:value-type="float">
            <text:p>117</text:p>
          </table:table-cell>
          <table:table-cell table:formula="of:=ABS([.E37])*[.B37]/[.L37]" office:value-type="float" office:value="1.98059710258306" calcext:value-type="float">
            <text:p>2.0</text:p>
          </table:table-cell>
          <table:table-cell table:formula="of:=[.H37]*[.$M$13]+[.C37]*[.B37]+[.N36]" office:value-type="float" office:value="5.09871116528888" calcext:value-type="float">
            <text:p>5.1</text:p>
          </table:table-cell>
          <table:table-cell table:formula="of:=[.N37]/[.B37]" office:value-type="float" office:value="0.0749810465483659" calcext:value-type="float">
            <text:p>0.1</text:p>
          </table:table-cell>
          <table:table-cell/>
          <table:table-cell table:formula="of:=[.J37]/[.$K$12]" office:value-type="float" office:value="1.61111111111111" calcext:value-type="float">
            <text:p>1.61</text:p>
          </table:table-cell>
          <table:table-cell table:formula="of:=[.L37]/[.J37]" office:value-type="float" office:value="1.18389933174638" calcext:value-type="float">
            <text:p>1.18</text:p>
          </table:table-cell>
          <table:table-cell table:formula="of:=[.L37]/[.$K$12]" office:value-type="float" office:value="1.90739336781361" calcext:value-type="float">
            <text:p>1.91</text:p>
          </table:table-cell>
          <table:table-cell/>
          <table:table-cell table:formula="of:=([.J37]-[.$J$15])/[.$K$12]" office:value-type="float" office:value="0.611111111111112" calcext:value-type="float">
            <text:p>0.61</text:p>
          </table:table-cell>
          <table:table-cell table:formula="of:=[.W37]/[.U37]" office:value-type="float" office:value="1.48482551096772" calcext:value-type="float">
            <text:p>1.48</text:p>
          </table:table-cell>
          <table:table-cell table:formula="of:=([.L37]-[.$L$15])/[.$K$12]" office:value-type="float" office:value="0.907393367813606" calcext:value-type="float">
            <text:p>0.91</text:p>
          </table:table-cell>
          <table:table-cell/>
          <table:table-cell table:style-name="ce687" table:formula="of:=[.J37]*[.$M$13]/[.B37]" office:value-type="float" office:value="3.625" calcext:value-type="float">
            <text:p>3.63</text:p>
          </table:table-cell>
          <table:table-cell table:style-name="ce687" table:formula="of:=[.Y37]-[.$Y$15]" office:value-type="float" office:value="1.925" calcext:value-type="float">
            <text:p>1.93</text:p>
          </table:table-cell>
          <table:table-cell table:style-name="ce687" table:formula="of:=[.Y37]-[.Y36]" office:value-type="float" office:value="0.114130434782609" calcext:value-type="float">
            <text:p>0.11</text:p>
          </table:table-cell>
          <table:table-cell table:style-name="ce687" table:formula="of:=[.AA37]*[.B37]" office:value-type="float" office:value="7.7608695652174" calcext:value-type="float">
            <text:p>7.76</text:p>
          </table:table-cell>
          <table:table-cell table:number-columns-repeated="994"/>
        </table:table-row>
        <table:table-row table:style-name="ro7">
          <table:table-cell/>
          <table:table-cell table:formula="of:=[.B37]-1" office:value-type="float" office:value="67" calcext:value-type="float">
            <text:p>67</text:p>
          </table:table-cell>
          <table:table-cell table:number-columns-repeated="2"/>
          <table:table-cell table:formula="of:=[.C38]+[.E37]" office:value-type="float" office:value="-3.4" calcext:value-type="float">
            <text:p>-3.4</text:p>
          </table:table-cell>
          <table:table-cell/>
          <table:table-cell table:formula="of:=([.B38]*[.C38]+[.G37]*[.E37])/[.E38]" office:value-type="float" office:value="84.3330806206449" calcext:value-type="float">
            <text:p>84.3</text:p>
          </table:table-cell>
          <table:table-cell table:formula="of:=([.B38]-[.B37])*[.E37]" office:value-type="float" office:value="3.4" calcext:value-type="float">
            <text:p>3.4</text:p>
          </table:table-cell>
          <table:table-cell table:formula="of:=[.H38]+[.I37]" office:value-type="float" office:value="58.9324741101927" calcext:value-type="float">
            <text:p>58.9</text:p>
          </table:table-cell>
          <table:table-cell table:formula="of:=[.J37]+[.$C$15]*([.B38]-[.B37])" office:value-type="float" office:value="100.3" calcext:value-type="float">
            <text:p>100</text:p>
          </table:table-cell>
          <table:table-cell table:formula="of:=[.K37]+[.H38]/[.B38]" office:value-type="float" office:value="1.77516072533911" calcext:value-type="float">
            <text:p>1.78</text:p>
          </table:table-cell>
          <table:table-cell table:formula="of:=[.L37]+[.H38]" office:value-type="float" office:value="120.132474110193" calcext:value-type="float">
            <text:p>120</text:p>
          </table:table-cell>
          <table:table-cell table:formula="of:=ABS([.E38])*[.B38]/[.L38]" office:value-type="float" office:value="1.89623997746894" calcext:value-type="float">
            <text:p>1.9</text:p>
          </table:table-cell>
          <table:table-cell table:formula="of:=[.H38]*[.$M$13]+[.C38]*[.B38]+[.N37]" office:value-type="float" office:value="13.5987111652889" calcext:value-type="float">
            <text:p>13.6</text:p>
          </table:table-cell>
          <table:table-cell table:formula="of:=[.N38]/[.B38]" office:value-type="float" office:value="0.202965838287894" calcext:value-type="float">
            <text:p>0.2</text:p>
          </table:table-cell>
          <table:table-cell/>
          <table:table-cell table:formula="of:=[.J38]/[.$K$12]" office:value-type="float" office:value="1.63888888888889" calcext:value-type="float">
            <text:p>1.64</text:p>
          </table:table-cell>
          <table:table-cell table:formula="of:=[.L38]/[.J38]" office:value-type="float" office:value="1.19773154646254" calcext:value-type="float">
            <text:p>1.20</text:p>
          </table:table-cell>
          <table:table-cell table:formula="of:=[.L38]/[.$K$12]" office:value-type="float" office:value="1.96294892336916" calcext:value-type="float">
            <text:p>1.96</text:p>
          </table:table-cell>
          <table:table-cell/>
          <table:table-cell table:formula="of:=([.J38]-[.$J$15])/[.$K$12]" office:value-type="float" office:value="0.63888888888889" calcext:value-type="float">
            <text:p>0.64</text:p>
          </table:table-cell>
          <table:table-cell table:formula="of:=[.W38]/[.U38]" office:value-type="float" office:value="1.50722440179521" calcext:value-type="float">
            <text:p>1.51</text:p>
          </table:table-cell>
          <table:table-cell table:formula="of:=([.L38]-[.$L$15])/[.$K$12]" office:value-type="float" office:value="0.962948923369161" calcext:value-type="float">
            <text:p>0.96</text:p>
          </table:table-cell>
          <table:table-cell/>
          <table:table-cell table:style-name="ce687" table:formula="of:=[.J38]*[.$M$13]/[.B38]" office:value-type="float" office:value="3.74253731343284" calcext:value-type="float">
            <text:p>3.74</text:p>
          </table:table-cell>
          <table:table-cell table:style-name="ce687" table:formula="of:=[.Y38]-[.$Y$15]" office:value-type="float" office:value="2.04253731343284" calcext:value-type="float">
            <text:p>2.04</text:p>
          </table:table-cell>
          <table:table-cell table:style-name="ce687" table:formula="of:=[.Y38]-[.Y37]" office:value-type="float" office:value="0.117537313432836" calcext:value-type="float">
            <text:p>0.12</text:p>
          </table:table-cell>
          <table:table-cell table:style-name="ce687" table:formula="of:=[.AA38]*[.B38]" office:value-type="float" office:value="7.87499999999999" calcext:value-type="float">
            <text:p>7.87</text:p>
          </table:table-cell>
          <table:table-cell table:number-columns-repeated="994"/>
        </table:table-row>
        <table:table-row table:style-name="ro7">
          <table:table-cell/>
          <table:table-cell table:formula="of:=[.B38]-1" office:value-type="float" office:value="66" calcext:value-type="float">
            <text:p>66</text:p>
          </table:table-cell>
          <table:table-cell table:number-columns-repeated="2"/>
          <table:table-cell table:formula="of:=[.C39]+[.E38]" office:value-type="float" office:value="-3.4" calcext:value-type="float">
            <text:p>-3.4</text:p>
          </table:table-cell>
          <table:table-cell/>
          <table:table-cell table:formula="of:=([.B39]*[.C39]+[.G38]*[.E38])/[.E39]" office:value-type="float" office:value="84.3330806206449" calcext:value-type="float">
            <text:p>84.3</text:p>
          </table:table-cell>
          <table:table-cell table:formula="of:=([.B39]-[.B38])*[.E38]" office:value-type="float" office:value="3.4" calcext:value-type="float">
            <text:p>3.4</text:p>
          </table:table-cell>
          <table:table-cell table:formula="of:=[.H39]+[.I38]" office:value-type="float" office:value="62.3324741101927" calcext:value-type="float">
            <text:p>62.3</text:p>
          </table:table-cell>
          <table:table-cell table:formula="of:=[.J38]+[.$C$15]*([.B39]-[.B38])" office:value-type="float" office:value="102" calcext:value-type="float">
            <text:p>102</text:p>
          </table:table-cell>
          <table:table-cell table:formula="of:=[.K38]+[.H39]/[.B39]" office:value-type="float" office:value="1.82667587685426" calcext:value-type="float">
            <text:p>1.83</text:p>
          </table:table-cell>
          <table:table-cell table:formula="of:=[.L38]+[.H39]" office:value-type="float" office:value="123.532474110193" calcext:value-type="float">
            <text:p>124</text:p>
          </table:table-cell>
          <table:table-cell table:formula="of:=ABS([.E39])*[.B39]/[.L39]" office:value-type="float" office:value="1.81652639612668" calcext:value-type="float">
            <text:p>1.8</text:p>
          </table:table-cell>
          <table:table-cell table:formula="of:=[.H39]*[.$M$13]+[.C39]*[.B39]+[.N38]" office:value-type="float" office:value="22.0987111652889" calcext:value-type="float">
            <text:p>22.1</text:p>
          </table:table-cell>
          <table:table-cell table:formula="of:=[.N39]/[.B39]" office:value-type="float" office:value="0.334828957049832" calcext:value-type="float">
            <text:p>0.3</text:p>
          </table:table-cell>
          <table:table-cell/>
          <table:table-cell table:formula="of:=[.J39]/[.$K$12]" office:value-type="float" office:value="1.66666666666667" calcext:value-type="float">
            <text:p>1.67</text:p>
          </table:table-cell>
          <table:table-cell table:formula="of:=[.L39]/[.J39]" office:value-type="float" office:value="1.21110268735483" calcext:value-type="float">
            <text:p>1.21</text:p>
          </table:table-cell>
          <table:table-cell table:formula="of:=[.L39]/[.$K$12]" office:value-type="float" office:value="2.01850447892472" calcext:value-type="float">
            <text:p>2.02</text:p>
          </table:table-cell>
          <table:table-cell/>
          <table:table-cell table:formula="of:=([.J39]-[.$J$15])/[.$K$12]" office:value-type="float" office:value="0.666666666666668" calcext:value-type="float">
            <text:p>0.67</text:p>
          </table:table-cell>
          <table:table-cell table:formula="of:=[.W39]/[.U39]" office:value-type="float" office:value="1.52775671838707" calcext:value-type="float">
            <text:p>1.53</text:p>
          </table:table-cell>
          <table:table-cell table:formula="of:=([.L39]-[.$L$15])/[.$K$12]" office:value-type="float" office:value="1.01850447892472" calcext:value-type="float">
            <text:p>1.02</text:p>
          </table:table-cell>
          <table:table-cell/>
          <table:table-cell table:style-name="ce687" table:formula="of:=[.J39]*[.$M$13]/[.B39]" office:value-type="float" office:value="3.86363636363637" calcext:value-type="float">
            <text:p>3.86</text:p>
          </table:table-cell>
          <table:table-cell table:style-name="ce687" table:formula="of:=[.Y39]-[.$Y$15]" office:value-type="float" office:value="2.16363636363637" calcext:value-type="float">
            <text:p>2.16</text:p>
          </table:table-cell>
          <table:table-cell table:style-name="ce687" table:formula="of:=[.Y39]-[.Y38]" office:value-type="float" office:value="0.121099050203528" calcext:value-type="float">
            <text:p>0.12</text:p>
          </table:table-cell>
          <table:table-cell table:style-name="ce687" table:formula="of:=[.AA39]*[.B39]" office:value-type="float" office:value="7.99253731343285" calcext:value-type="float">
            <text:p>7.99</text:p>
          </table:table-cell>
          <table:table-cell table:number-columns-repeated="994"/>
        </table:table-row>
        <table:table-row table:style-name="ro7">
          <table:table-cell/>
          <table:table-cell table:formula="of:=[.B39]-1" office:value-type="float" office:value="65" calcext:value-type="float">
            <text:p>65</text:p>
          </table:table-cell>
          <table:table-cell table:number-columns-repeated="2"/>
          <table:table-cell table:formula="of:=[.C40]+[.E39]" office:value-type="float" office:value="-3.4" calcext:value-type="float">
            <text:p>-3.4</text:p>
          </table:table-cell>
          <table:table-cell/>
          <table:table-cell table:formula="of:=([.B40]*[.C40]+[.G39]*[.E39])/[.E40]" office:value-type="float" office:value="84.3330806206449" calcext:value-type="float">
            <text:p>84.3</text:p>
          </table:table-cell>
          <table:table-cell table:formula="of:=([.B40]-[.B39])*[.E39]" office:value-type="float" office:value="3.4" calcext:value-type="float">
            <text:p>3.4</text:p>
          </table:table-cell>
          <table:table-cell table:formula="of:=[.H40]+[.I39]" office:value-type="float" office:value="65.7324741101927" calcext:value-type="float">
            <text:p>65.7</text:p>
          </table:table-cell>
          <table:table-cell table:formula="of:=[.J39]+[.$C$15]*([.B40]-[.B39])" office:value-type="float" office:value="103.7" calcext:value-type="float">
            <text:p>104</text:p>
          </table:table-cell>
          <table:table-cell table:formula="of:=[.K39]+[.H40]/[.B40]" office:value-type="float" office:value="1.87898356916195" calcext:value-type="float">
            <text:p>1.88</text:p>
          </table:table-cell>
          <table:table-cell table:formula="of:=[.L39]+[.H40]" office:value-type="float" office:value="126.932474110193" calcext:value-type="float">
            <text:p>127</text:p>
          </table:table-cell>
          <table:table-cell table:formula="of:=ABS([.E40])*[.B40]/[.L40]" office:value-type="float" office:value="1.74108321412017" calcext:value-type="float">
            <text:p>1.7</text:p>
          </table:table-cell>
          <table:table-cell table:formula="of:=[.H40]*[.$M$13]+[.C40]*[.B40]+[.N39]" office:value-type="float" office:value="30.5987111652889" calcext:value-type="float">
            <text:p>30.6</text:p>
          </table:table-cell>
          <table:table-cell table:formula="of:=[.N40]/[.B40]" office:value-type="float" office:value="0.470749402542906" calcext:value-type="float">
            <text:p>0.5</text:p>
          </table:table-cell>
          <table:table-cell/>
          <table:table-cell table:formula="of:=[.J40]/[.$K$12]" office:value-type="float" office:value="1.69444444444445" calcext:value-type="float">
            <text:p>1.69</text:p>
          </table:table-cell>
          <table:table-cell table:formula="of:=[.L40]/[.J40]" office:value-type="float" office:value="1.22403543018508" calcext:value-type="float">
            <text:p>1.22</text:p>
          </table:table-cell>
          <table:table-cell table:formula="of:=[.L40]/[.$K$12]" office:value-type="float" office:value="2.07406003448027" calcext:value-type="float">
            <text:p>2.07</text:p>
          </table:table-cell>
          <table:table-cell/>
          <table:table-cell table:formula="of:=([.J40]-[.$J$15])/[.$K$12]" office:value-type="float" office:value="0.694444444444445" calcext:value-type="float">
            <text:p>0.69</text:p>
          </table:table-cell>
          <table:table-cell table:formula="of:=[.W40]/[.U40]" office:value-type="float" office:value="1.54664644965159" calcext:value-type="float">
            <text:p>1.55</text:p>
          </table:table-cell>
          <table:table-cell table:formula="of:=([.L40]-[.$L$15])/[.$K$12]" office:value-type="float" office:value="1.07406003448027" calcext:value-type="float">
            <text:p>1.07</text:p>
          </table:table-cell>
          <table:table-cell/>
          <table:table-cell table:style-name="ce687" table:formula="of:=[.J40]*[.$M$13]/[.B40]" office:value-type="float" office:value="3.98846153846154" calcext:value-type="float">
            <text:p>3.99</text:p>
          </table:table-cell>
          <table:table-cell table:style-name="ce687" table:formula="of:=[.Y40]-[.$Y$15]" office:value-type="float" office:value="2.28846153846154" calcext:value-type="float">
            <text:p>2.29</text:p>
          </table:table-cell>
          <table:table-cell table:style-name="ce687" table:formula="of:=[.Y40]-[.Y39]" office:value-type="float" office:value="0.124825174825175" calcext:value-type="float">
            <text:p>0.12</text:p>
          </table:table-cell>
          <table:table-cell table:style-name="ce687" table:formula="of:=[.AA40]*[.B40]" office:value-type="float" office:value="8.11363636363636" calcext:value-type="float">
            <text:p>8.11</text:p>
          </table:table-cell>
          <table:table-cell table:number-columns-repeated="994"/>
        </table:table-row>
        <table:table-row table:style-name="ro7">
          <table:table-cell/>
          <table:table-cell table:formula="of:=[.B40]-1" office:value-type="float" office:value="64" calcext:value-type="float">
            <text:p>64</text:p>
          </table:table-cell>
          <table:table-cell table:number-columns-repeated="2"/>
          <table:table-cell table:formula="of:=[.C41]+[.E40]" office:value-type="float" office:value="-3.4" calcext:value-type="float">
            <text:p>-3.4</text:p>
          </table:table-cell>
          <table:table-cell/>
          <table:table-cell table:formula="of:=([.B41]*[.C41]+[.G40]*[.E40])/[.E41]" office:value-type="float" office:value="84.3330806206449" calcext:value-type="float">
            <text:p>84.3</text:p>
          </table:table-cell>
          <table:table-cell table:formula="of:=([.B41]-[.B40])*[.E40]" office:value-type="float" office:value="3.4" calcext:value-type="float">
            <text:p>3.4</text:p>
          </table:table-cell>
          <table:table-cell table:formula="of:=[.H41]+[.I40]" office:value-type="float" office:value="69.1324741101927" calcext:value-type="float">
            <text:p>69.1</text:p>
          </table:table-cell>
          <table:table-cell table:formula="of:=[.J40]+[.$C$15]*([.B41]-[.B40])" office:value-type="float" office:value="105.4" calcext:value-type="float">
            <text:p>105</text:p>
          </table:table-cell>
          <table:table-cell table:formula="of:=[.K40]+[.H41]/[.B41]" office:value-type="float" office:value="1.93210856916195" calcext:value-type="float">
            <text:p>1.93</text:p>
          </table:table-cell>
          <table:table-cell table:formula="of:=[.L40]+[.H41]" office:value-type="float" office:value="130.332474110193" calcext:value-type="float">
            <text:p>130</text:p>
          </table:table-cell>
          <table:table-cell table:formula="of:=ABS([.E41])*[.B41]/[.L41]" office:value-type="float" office:value="1.66957622408077" calcext:value-type="float">
            <text:p>1.7</text:p>
          </table:table-cell>
          <table:table-cell table:formula="of:=[.H41]*[.$M$13]+[.C41]*[.B41]+[.N40]" office:value-type="float" office:value="39.0987111652889" calcext:value-type="float">
            <text:p>39.1</text:p>
          </table:table-cell>
          <table:table-cell table:formula="of:=[.N41]/[.B41]" office:value-type="float" office:value="0.610917361957639" calcext:value-type="float">
            <text:p>0.6</text:p>
          </table:table-cell>
          <table:table-cell/>
          <table:table-cell table:formula="of:=[.J41]/[.$K$12]" office:value-type="float" office:value="1.72222222222222" calcext:value-type="float">
            <text:p>1.72</text:p>
          </table:table-cell>
          <table:table-cell table:formula="of:=[.L41]/[.J41]" office:value-type="float" office:value="1.23655098776274" calcext:value-type="float">
            <text:p>1.24</text:p>
          </table:table-cell>
          <table:table-cell table:formula="of:=[.L41]/[.$K$12]" office:value-type="float" office:value="2.12961559003583" calcext:value-type="float">
            <text:p>2.13</text:p>
          </table:table-cell>
          <table:table-cell/>
          <table:table-cell table:formula="of:=([.J41]-[.$J$15])/[.$K$12]" office:value-type="float" office:value="0.722222222222223" calcext:value-type="float">
            <text:p>0.72</text:p>
          </table:table-cell>
          <table:table-cell table:formula="of:=[.W41]/[.U41]" office:value-type="float" office:value="1.56408312466499" calcext:value-type="float">
            <text:p>1.56</text:p>
          </table:table-cell>
          <table:table-cell table:formula="of:=([.L41]-[.$L$15])/[.$K$12]" office:value-type="float" office:value="1.12961559003583" calcext:value-type="float">
            <text:p>1.13</text:p>
          </table:table-cell>
          <table:table-cell/>
          <table:table-cell table:style-name="ce687" table:formula="of:=[.J41]*[.$M$13]/[.B41]" office:value-type="float" office:value="4.1171875" calcext:value-type="float">
            <text:p>4.12</text:p>
          </table:table-cell>
          <table:table-cell table:style-name="ce687" table:formula="of:=[.Y41]-[.$Y$15]" office:value-type="float" office:value="2.4171875" calcext:value-type="float">
            <text:p>2.42</text:p>
          </table:table-cell>
          <table:table-cell table:style-name="ce687" table:formula="of:=[.Y41]-[.Y40]" office:value-type="float" office:value="0.128725961538462" calcext:value-type="float">
            <text:p>0.13</text:p>
          </table:table-cell>
          <table:table-cell table:style-name="ce687" table:formula="of:=[.AA41]*[.B41]" office:value-type="float" office:value="8.23846153846154" calcext:value-type="float">
            <text:p>8.24</text:p>
          </table:table-cell>
          <table:table-cell table:number-columns-repeated="994"/>
        </table:table-row>
        <table:table-row table:style-name="ro7">
          <table:table-cell table:style-name="ce681"/>
          <table:table-cell table:formula="of:=[.B41]-1" office:value-type="float" office:value="63" calcext:value-type="float">
            <text:p>63</text:p>
          </table:table-cell>
          <table:table-cell table:number-columns-repeated="2"/>
          <table:table-cell table:formula="of:=[.C42]+[.E41]" office:value-type="float" office:value="-3.4" calcext:value-type="float">
            <text:p>-3.4</text:p>
          </table:table-cell>
          <table:table-cell/>
          <table:table-cell table:formula="of:=([.B42]*[.C42]+[.G41]*[.E41])/[.E42]" office:value-type="float" office:value="84.3330806206449" calcext:value-type="float">
            <text:p>84.3</text:p>
          </table:table-cell>
          <table:table-cell table:formula="of:=([.B42]-[.B41])*[.E41]" office:value-type="float" office:value="3.4" calcext:value-type="float">
            <text:p>3.4</text:p>
          </table:table-cell>
          <table:table-cell table:formula="of:=[.H42]+[.I41]" office:value-type="float" office:value="72.5324741101927" calcext:value-type="float">
            <text:p>72.5</text:p>
          </table:table-cell>
          <table:table-cell table:formula="of:=[.J41]+[.$C$15]*([.B42]-[.B41])" office:value-type="float" office:value="107.1" calcext:value-type="float">
            <text:p>107</text:p>
          </table:table-cell>
          <table:table-cell table:formula="of:=[.K41]+[.H42]/[.B42]" office:value-type="float" office:value="1.98607682313021" calcext:value-type="float">
            <text:p>1.99</text:p>
          </table:table-cell>
          <table:table-cell table:formula="of:=[.L41]+[.H42]" office:value-type="float" office:value="133.732474110193" calcext:value-type="float">
            <text:p>134</text:p>
          </table:table-cell>
          <table:table-cell table:formula="of:=ABS([.E42])*[.B42]/[.L42]" office:value-type="float" office:value="1.60170520604819" calcext:value-type="float">
            <text:p>1.6</text:p>
          </table:table-cell>
          <table:table-cell table:formula="of:=[.H42]*[.$M$13]+[.C42]*[.B42]+[.N41]" office:value-type="float" office:value="47.5987111652889" calcext:value-type="float">
            <text:p>47.6</text:p>
          </table:table-cell>
          <table:table-cell table:formula="of:=[.N42]/[.B42]" office:value-type="float" office:value="0.755535097861729" calcext:value-type="float">
            <text:p>0.8</text:p>
          </table:table-cell>
          <table:table-cell/>
          <table:table-cell table:formula="of:=[.J42]/[.$K$12]" office:value-type="float" office:value="1.75" calcext:value-type="float">
            <text:p>1.75</text:p>
          </table:table-cell>
          <table:table-cell table:formula="of:=[.L42]/[.J42]" office:value-type="float" office:value="1.24866922605222" calcext:value-type="float">
            <text:p>1.25</text:p>
          </table:table-cell>
          <table:table-cell table:formula="of:=[.L42]/[.$K$12]" office:value-type="float" office:value="2.18517114559138" calcext:value-type="float">
            <text:p>2.19</text:p>
          </table:table-cell>
          <table:table-cell/>
          <table:table-cell table:formula="of:=([.J42]-[.$J$15])/[.$K$12]" office:value-type="float" office:value="0.750000000000001" calcext:value-type="float">
            <text:p>0.75</text:p>
          </table:table-cell>
          <table:table-cell table:formula="of:=[.W42]/[.U42]" office:value-type="float" office:value="1.58022819412184" calcext:value-type="float">
            <text:p>1.58</text:p>
          </table:table-cell>
          <table:table-cell table:formula="of:=([.L42]-[.$L$15])/[.$K$12]" office:value-type="float" office:value="1.18517114559138" calcext:value-type="float">
            <text:p>1.19</text:p>
          </table:table-cell>
          <table:table-cell/>
          <table:table-cell table:style-name="ce687" table:formula="of:=[.J42]*[.$M$13]/[.B42]" office:value-type="float" office:value="4.25" calcext:value-type="float">
            <text:p>4.25</text:p>
          </table:table-cell>
          <table:table-cell table:style-name="ce687" table:formula="of:=[.Y42]-[.$Y$15]" office:value-type="float" office:value="2.55" calcext:value-type="float">
            <text:p>2.55</text:p>
          </table:table-cell>
          <table:table-cell table:style-name="ce687" table:formula="of:=[.Y42]-[.Y41]" office:value-type="float" office:value="0.132812500000001" calcext:value-type="float">
            <text:p>0.13</text:p>
          </table:table-cell>
          <table:table-cell table:style-name="ce687" table:formula="of:=[.AA42]*[.B42]" office:value-type="float" office:value="8.36718750000006" calcext:value-type="float">
            <text:p>8.37</text:p>
          </table:table-cell>
          <table:table-cell table:number-columns-repeated="994"/>
        </table:table-row>
        <table:table-row table:style-name="ro7">
          <table:table-cell/>
          <table:table-cell table:formula="of:=[.B42]-1" office:value-type="float" office:value="62" calcext:value-type="float">
            <text:p>62</text:p>
          </table:table-cell>
          <table:table-cell table:number-columns-repeated="2"/>
          <table:table-cell table:formula="of:=[.C43]+[.E42]" office:value-type="float" office:value="-3.4" calcext:value-type="float">
            <text:p>-3.4</text:p>
          </table:table-cell>
          <table:table-cell/>
          <table:table-cell table:formula="of:=([.B43]*[.C43]+[.G42]*[.E42])/[.E43]" office:value-type="float" office:value="84.3330806206449" calcext:value-type="float">
            <text:p>84.3</text:p>
          </table:table-cell>
          <table:table-cell table:formula="of:=([.B43]-[.B42])*[.E42]" office:value-type="float" office:value="3.4" calcext:value-type="float">
            <text:p>3.4</text:p>
          </table:table-cell>
          <table:table-cell table:formula="of:=[.H43]+[.I42]" office:value-type="float" office:value="75.9324741101927" calcext:value-type="float">
            <text:p>75.9</text:p>
          </table:table-cell>
          <table:table-cell table:formula="of:=[.J42]+[.$C$15]*([.B43]-[.B42])" office:value-type="float" office:value="108.8" calcext:value-type="float">
            <text:p>109</text:p>
          </table:table-cell>
          <table:table-cell table:formula="of:=[.K42]+[.H43]/[.B43]" office:value-type="float" office:value="2.04091553280762" calcext:value-type="float">
            <text:p>2.04</text:p>
          </table:table-cell>
          <table:table-cell table:formula="of:=[.L42]+[.H43]" office:value-type="float" office:value="137.132474110193" calcext:value-type="float">
            <text:p>137</text:p>
          </table:table-cell>
          <table:table-cell table:formula="of:=ABS([.E43])*[.B43]/[.L43]" office:value-type="float" office:value="1.53719971412907" calcext:value-type="float">
            <text:p>1.5</text:p>
          </table:table-cell>
          <table:table-cell table:formula="of:=[.H43]*[.$M$13]+[.C43]*[.B43]+[.N42]" office:value-type="float" office:value="56.0987111652889" calcext:value-type="float">
            <text:p>56.1</text:p>
          </table:table-cell>
          <table:table-cell table:formula="of:=[.N43]/[.B43]" office:value-type="float" office:value="0.904817922020789" calcext:value-type="float">
            <text:p>0.9</text:p>
          </table:table-cell>
          <table:table-cell/>
          <table:table-cell table:formula="of:=[.J43]/[.$K$12]" office:value-type="float" office:value="1.77777777777778" calcext:value-type="float">
            <text:p>1.78</text:p>
          </table:table-cell>
          <table:table-cell table:formula="of:=[.L43]/[.J43]" office:value-type="float" office:value="1.26040876939515" calcext:value-type="float">
            <text:p>1.26</text:p>
          </table:table-cell>
          <table:table-cell table:formula="of:=[.L43]/[.$K$12]" office:value-type="float" office:value="2.24072670114694" calcext:value-type="float">
            <text:p>2.24</text:p>
          </table:table-cell>
          <table:table-cell/>
          <table:table-cell table:formula="of:=([.J43]-[.$J$15])/[.$K$12]" office:value-type="float" office:value="0.777777777777779" calcext:value-type="float">
            <text:p>0.78</text:p>
          </table:table-cell>
          <table:table-cell table:formula="of:=[.W43]/[.U43]" office:value-type="float" office:value="1.59522004433178" calcext:value-type="float">
            <text:p>1.60</text:p>
          </table:table-cell>
          <table:table-cell table:formula="of:=([.L43]-[.$L$15])/[.$K$12]" office:value-type="float" office:value="1.24072670114694" calcext:value-type="float">
            <text:p>1.24</text:p>
          </table:table-cell>
          <table:table-cell/>
          <table:table-cell table:style-name="ce687" table:formula="of:=[.J43]*[.$M$13]/[.B43]" office:value-type="float" office:value="4.38709677419355" calcext:value-type="float">
            <text:p>4.39</text:p>
          </table:table-cell>
          <table:table-cell table:style-name="ce687" table:formula="of:=[.Y43]-[.$Y$15]" office:value-type="float" office:value="2.68709677419355" calcext:value-type="float">
            <text:p>2.69</text:p>
          </table:table-cell>
          <table:table-cell table:style-name="ce687" table:formula="of:=[.Y43]-[.Y42]" office:value-type="float" office:value="0.137096774193549" calcext:value-type="float">
            <text:p>0.14</text:p>
          </table:table-cell>
          <table:table-cell table:style-name="ce687" table:formula="of:=[.AA43]*[.B43]" office:value-type="float" office:value="8.50000000000003" calcext:value-type="float">
            <text:p>8.50</text:p>
          </table:table-cell>
          <table:table-cell table:number-columns-repeated="994"/>
        </table:table-row>
        <table:table-row table:style-name="ro7">
          <table:table-cell/>
          <table:table-cell table:formula="of:=[.B43]-1" office:value-type="float" office:value="61" calcext:value-type="float">
            <text:p>61</text:p>
          </table:table-cell>
          <table:table-cell table:number-columns-repeated="2"/>
          <table:table-cell table:formula="of:=[.C44]+[.E43]" office:value-type="float" office:value="-3.4" calcext:value-type="float">
            <text:p>-3.4</text:p>
          </table:table-cell>
          <table:table-cell/>
          <table:table-cell table:formula="of:=([.B44]*[.C44]+[.G43]*[.E43])/[.E44]" office:value-type="float" office:value="84.3330806206449" calcext:value-type="float">
            <text:p>84.3</text:p>
          </table:table-cell>
          <table:table-cell table:formula="of:=([.B44]-[.B43])*[.E43]" office:value-type="float" office:value="3.4" calcext:value-type="float">
            <text:p>3.4</text:p>
          </table:table-cell>
          <table:table-cell table:formula="of:=[.H44]+[.I43]" office:value-type="float" office:value="79.3324741101927" calcext:value-type="float">
            <text:p>79.3</text:p>
          </table:table-cell>
          <table:table-cell table:formula="of:=[.J43]+[.$C$15]*([.B44]-[.B43])" office:value-type="float" office:value="110.5" calcext:value-type="float">
            <text:p>111</text:p>
          </table:table-cell>
          <table:table-cell table:formula="of:=[.K43]+[.H44]/[.B44]" office:value-type="float" office:value="2.09665323772566" calcext:value-type="float">
            <text:p>2.10</text:p>
          </table:table-cell>
          <table:table-cell table:formula="of:=[.L43]+[.H44]" office:value-type="float" office:value="140.532474110193" calcext:value-type="float">
            <text:p>141</text:p>
          </table:table-cell>
          <table:table-cell table:formula="of:=ABS([.E44])*[.B44]/[.L44]" office:value-type="float" office:value="1.4758154747733" calcext:value-type="float">
            <text:p>1.5</text:p>
          </table:table-cell>
          <table:table-cell table:formula="of:=[.H44]*[.$M$13]+[.C44]*[.B44]+[.N43]" office:value-type="float" office:value="64.5987111652889" calcext:value-type="float">
            <text:p>64.6</text:p>
          </table:table-cell>
          <table:table-cell table:formula="of:=[.N44]/[.B44]" office:value-type="float" office:value="1.05899526500474" calcext:value-type="float">
            <text:p>1.1</text:p>
          </table:table-cell>
          <table:table-cell/>
          <table:table-cell table:formula="of:=[.J44]/[.$K$12]" office:value-type="float" office:value="1.80555555555556" calcext:value-type="float">
            <text:p>1.81</text:p>
          </table:table-cell>
          <table:table-cell table:formula="of:=[.L44]/[.J44]" office:value-type="float" office:value="1.27178709601984" calcext:value-type="float">
            <text:p>1.27</text:p>
          </table:table-cell>
          <table:table-cell table:formula="of:=[.L44]/[.$K$12]" office:value-type="float" office:value="2.29628225670249" calcext:value-type="float">
            <text:p>2.30</text:p>
          </table:table-cell>
          <table:table-cell/>
          <table:table-cell table:formula="of:=([.J44]-[.$J$15])/[.$K$12]" office:value-type="float" office:value="0.805555555555557" calcext:value-type="float">
            <text:p>0.81</text:p>
          </table:table-cell>
          <table:table-cell table:formula="of:=[.W44]/[.U44]" office:value-type="float" office:value="1.60917797383758" calcext:value-type="float">
            <text:p>1.61</text:p>
          </table:table-cell>
          <table:table-cell table:formula="of:=([.L44]-[.$L$15])/[.$K$12]" office:value-type="float" office:value="1.29628225670249" calcext:value-type="float">
            <text:p>1.30</text:p>
          </table:table-cell>
          <table:table-cell/>
          <table:table-cell table:style-name="ce687" table:formula="of:=[.J44]*[.$M$13]/[.B44]" office:value-type="float" office:value="4.52868852459017" calcext:value-type="float">
            <text:p>4.53</text:p>
          </table:table-cell>
          <table:table-cell table:style-name="ce687" table:formula="of:=[.Y44]-[.$Y$15]" office:value-type="float" office:value="2.82868852459017" calcext:value-type="float">
            <text:p>2.83</text:p>
          </table:table-cell>
          <table:table-cell table:style-name="ce687" table:formula="of:=[.Y44]-[.Y43]" office:value-type="float" office:value="0.141591750396615" calcext:value-type="float">
            <text:p>0.14</text:p>
          </table:table-cell>
          <table:table-cell table:style-name="ce687" table:formula="of:=[.AA44]*[.B44]" office:value-type="float" office:value="8.63709677419352" calcext:value-type="float">
            <text:p>8.64</text:p>
          </table:table-cell>
          <table:table-cell table:number-columns-repeated="994"/>
        </table:table-row>
        <table:table-row table:style-name="ro7">
          <table:table-cell/>
          <table:table-cell table:formula="of:=[.B44]-1" office:value-type="float" office:value="60" calcext:value-type="float">
            <text:p>60</text:p>
          </table:table-cell>
          <table:table-cell table:number-columns-repeated="2"/>
          <table:table-cell table:formula="of:=[.C45]+[.E44]" office:value-type="float" office:value="-3.4" calcext:value-type="float">
            <text:p>-3.4</text:p>
          </table:table-cell>
          <table:table-cell/>
          <table:table-cell table:formula="of:=([.B45]*[.C45]+[.G44]*[.E44])/[.E45]" office:value-type="float" office:value="84.3330806206449" calcext:value-type="float">
            <text:p>84.3</text:p>
          </table:table-cell>
          <table:table-cell table:formula="of:=([.B45]-[.B44])*[.E44]" office:value-type="float" office:value="3.4" calcext:value-type="float">
            <text:p>3.4</text:p>
          </table:table-cell>
          <table:table-cell table:formula="of:=[.H45]+[.I44]" office:value-type="float" office:value="82.7324741101927" calcext:value-type="float">
            <text:p>82.7</text:p>
          </table:table-cell>
          <table:table-cell table:formula="of:=[.J44]+[.$C$15]*([.B45]-[.B44])" office:value-type="float" office:value="112.2" calcext:value-type="float">
            <text:p>112</text:p>
          </table:table-cell>
          <table:table-cell table:formula="of:=[.K44]+[.H45]/[.B45]" office:value-type="float" office:value="2.15331990439232" calcext:value-type="float">
            <text:p>2.15</text:p>
          </table:table-cell>
          <table:table-cell table:formula="of:=[.L44]+[.H45]" office:value-type="float" office:value="143.932474110193" calcext:value-type="float">
            <text:p>144</text:p>
          </table:table-cell>
          <table:table-cell table:formula="of:=ABS([.E45])*[.B45]/[.L45]" office:value-type="float" office:value="1.41733129553391" calcext:value-type="float">
            <text:p>1.4</text:p>
          </table:table-cell>
          <table:table-cell table:formula="of:=[.H45]*[.$M$13]+[.C45]*[.B45]+[.N44]" office:value-type="float" office:value="73.0987111652889" calcext:value-type="float">
            <text:p>73.1</text:p>
          </table:table-cell>
          <table:table-cell table:formula="of:=[.N45]/[.B45]" office:value-type="float" office:value="1.21831185275482" calcext:value-type="float">
            <text:p>1.2</text:p>
          </table:table-cell>
          <table:table-cell/>
          <table:table-cell table:formula="of:=[.J45]/[.$K$12]" office:value-type="float" office:value="1.83333333333333" calcext:value-type="float">
            <text:p>1.83</text:p>
          </table:table-cell>
          <table:table-cell table:formula="of:=[.L45]/[.J45]" office:value-type="float" office:value="1.28282062486803" calcext:value-type="float">
            <text:p>1.28</text:p>
          </table:table-cell>
          <table:table-cell table:formula="of:=[.L45]/[.$K$12]" office:value-type="float" office:value="2.35183781225805" calcext:value-type="float">
            <text:p>2.35</text:p>
          </table:table-cell>
          <table:table-cell/>
          <table:table-cell table:formula="of:=([.J45]-[.$J$15])/[.$K$12]" office:value-type="float" office:value="0.833333333333334" calcext:value-type="float">
            <text:p>0.83</text:p>
          </table:table-cell>
          <table:table-cell table:formula="of:=[.W45]/[.U45]" office:value-type="float" office:value="1.62220537470966" calcext:value-type="float">
            <text:p>1.62</text:p>
          </table:table-cell>
          <table:table-cell table:formula="of:=([.L45]-[.$L$15])/[.$K$12]" office:value-type="float" office:value="1.35183781225805" calcext:value-type="float">
            <text:p>1.35</text:p>
          </table:table-cell>
          <table:table-cell/>
          <table:table-cell table:style-name="ce687" table:formula="of:=[.J45]*[.$M$13]/[.B45]" office:value-type="float" office:value="4.675" calcext:value-type="float">
            <text:p>4.68</text:p>
          </table:table-cell>
          <table:table-cell table:style-name="ce687" table:formula="of:=[.Y45]-[.$Y$15]" office:value-type="float" office:value="2.975" calcext:value-type="float">
            <text:p>2.98</text:p>
          </table:table-cell>
          <table:table-cell table:style-name="ce687" table:formula="of:=[.Y45]-[.Y44]" office:value-type="float" office:value="0.146311475409836" calcext:value-type="float">
            <text:p>0.15</text:p>
          </table:table-cell>
          <table:table-cell table:style-name="ce687" table:formula="of:=[.AA45]*[.B45]" office:value-type="float" office:value="8.77868852459015" calcext:value-type="float">
            <text:p>8.78</text:p>
          </table:table-cell>
          <table:table-cell table:number-columns-repeated="994"/>
        </table:table-row>
        <table:table-row table:style-name="ro7">
          <table:table-cell/>
          <table:table-cell table:formula="of:=[.B45]-1" office:value-type="float" office:value="59" calcext:value-type="float">
            <text:p>59</text:p>
          </table:table-cell>
          <table:table-cell table:number-columns-repeated="2"/>
          <table:table-cell table:formula="of:=[.C46]+[.E45]" office:value-type="float" office:value="-3.4" calcext:value-type="float">
            <text:p>-3.4</text:p>
          </table:table-cell>
          <table:table-cell/>
          <table:table-cell table:formula="of:=([.B46]*[.C46]+[.G45]*[.E45])/[.E46]" office:value-type="float" office:value="84.3330806206449" calcext:value-type="float">
            <text:p>84.3</text:p>
          </table:table-cell>
          <table:table-cell table:formula="of:=([.B46]-[.B45])*[.E45]" office:value-type="float" office:value="3.4" calcext:value-type="float">
            <text:p>3.4</text:p>
          </table:table-cell>
          <table:table-cell table:formula="of:=[.H46]+[.I45]" office:value-type="float" office:value="86.1324741101927" calcext:value-type="float">
            <text:p>86.1</text:p>
          </table:table-cell>
          <table:table-cell table:formula="of:=[.J45]+[.$C$15]*([.B46]-[.B45])" office:value-type="float" office:value="113.9" calcext:value-type="float">
            <text:p>114</text:p>
          </table:table-cell>
          <table:table-cell table:formula="of:=[.K45]+[.H46]/[.B46]" office:value-type="float" office:value="2.21094702303639" calcext:value-type="float">
            <text:p>2.21</text:p>
          </table:table-cell>
          <table:table-cell table:formula="of:=[.L45]+[.H46]" office:value-type="float" office:value="147.332474110193" calcext:value-type="float">
            <text:p>147</text:p>
          </table:table-cell>
          <table:table-cell table:formula="of:=ABS([.E46])*[.B46]/[.L46]" office:value-type="float" office:value="1.36154640184735" calcext:value-type="float">
            <text:p>1.4</text:p>
          </table:table-cell>
          <table:table-cell table:formula="of:=[.H46]*[.$M$13]+[.C46]*[.B46]+[.N45]" office:value-type="float" office:value="81.5987111652889" calcext:value-type="float">
            <text:p>81.6</text:p>
          </table:table-cell>
          <table:table-cell table:formula="of:=[.N46]/[.B46]" office:value-type="float" office:value="1.38302900280151" calcext:value-type="float">
            <text:p>1.4</text:p>
          </table:table-cell>
          <table:table-cell/>
          <table:table-cell table:formula="of:=[.J46]/[.$K$12]" office:value-type="float" office:value="1.86111111111111" calcext:value-type="float">
            <text:p>1.86</text:p>
          </table:table-cell>
          <table:table-cell table:formula="of:=[.L46]/[.J46]" office:value-type="float" office:value="1.29352479464612" calcext:value-type="float">
            <text:p>1.29</text:p>
          </table:table-cell>
          <table:table-cell table:formula="of:=[.L46]/[.$K$12]" office:value-type="float" office:value="2.40739336781361" calcext:value-type="float">
            <text:p>2.41</text:p>
          </table:table-cell>
          <table:table-cell/>
          <table:table-cell table:formula="of:=([.J46]-[.$J$15])/[.$K$12]" office:value-type="float" office:value="0.861111111111112" calcext:value-type="float">
            <text:p>0.86</text:p>
          </table:table-cell>
          <table:table-cell table:formula="of:=[.W46]/[.U46]" office:value-type="float" office:value="1.63439229810612" calcext:value-type="float">
            <text:p>1.63</text:p>
          </table:table-cell>
          <table:table-cell table:formula="of:=([.L46]-[.$L$15])/[.$K$12]" office:value-type="float" office:value="1.40739336781361" calcext:value-type="float">
            <text:p>1.41</text:p>
          </table:table-cell>
          <table:table-cell/>
          <table:table-cell table:style-name="ce687" table:formula="of:=[.J46]*[.$M$13]/[.B46]" office:value-type="float" office:value="4.82627118644068" calcext:value-type="float">
            <text:p>4.83</text:p>
          </table:table-cell>
          <table:table-cell table:style-name="ce687" table:formula="of:=[.Y46]-[.$Y$15]" office:value-type="float" office:value="3.12627118644068" calcext:value-type="float">
            <text:p>3.13</text:p>
          </table:table-cell>
          <table:table-cell table:style-name="ce687" table:formula="of:=[.Y46]-[.Y45]" office:value-type="float" office:value="0.151271186440678" calcext:value-type="float">
            <text:p>0.15</text:p>
          </table:table-cell>
          <table:table-cell table:style-name="ce687" table:formula="of:=[.AA46]*[.B46]" office:value-type="float" office:value="8.92500000000003" calcext:value-type="float">
            <text:p>8.93</text:p>
          </table:table-cell>
          <table:table-cell table:number-columns-repeated="994"/>
        </table:table-row>
        <table:table-row table:style-name="ro7">
          <table:table-cell/>
          <table:table-cell table:formula="of:=[.B46]-1" office:value-type="float" office:value="58" calcext:value-type="float">
            <text:p>58</text:p>
          </table:table-cell>
          <table:table-cell table:number-columns-repeated="2"/>
          <table:table-cell table:formula="of:=[.C47]+[.E46]" office:value-type="float" office:value="-3.4" calcext:value-type="float">
            <text:p>-3.4</text:p>
          </table:table-cell>
          <table:table-cell/>
          <table:table-cell table:formula="of:=([.B47]*[.C47]+[.G46]*[.E46])/[.E47]" office:value-type="float" office:value="84.3330806206449" calcext:value-type="float">
            <text:p>84.3</text:p>
          </table:table-cell>
          <table:table-cell table:formula="of:=([.B47]-[.B46])*[.E46]" office:value-type="float" office:value="3.4" calcext:value-type="float">
            <text:p>3.4</text:p>
          </table:table-cell>
          <table:table-cell table:formula="of:=[.H47]+[.I46]" office:value-type="float" office:value="89.5324741101927" calcext:value-type="float">
            <text:p>89.5</text:p>
          </table:table-cell>
          <table:table-cell table:formula="of:=[.J46]+[.$C$15]*([.B47]-[.B46])" office:value-type="float" office:value="115.6" calcext:value-type="float">
            <text:p>116</text:p>
          </table:table-cell>
          <table:table-cell table:formula="of:=[.K46]+[.H47]/[.B47]" office:value-type="float" office:value="2.26956771269156" calcext:value-type="float">
            <text:p>2.27</text:p>
          </table:table-cell>
          <table:table-cell table:formula="of:=[.L46]+[.H47]" office:value-type="float" office:value="150.732474110193" calcext:value-type="float">
            <text:p>151</text:p>
          </table:table-cell>
          <table:table-cell table:formula="of:=ABS([.E47])*[.B47]/[.L47]" office:value-type="float" office:value="1.30827813425153" calcext:value-type="float">
            <text:p>1.3</text:p>
          </table:table-cell>
          <table:table-cell table:formula="of:=[.H47]*[.$M$13]+[.C47]*[.B47]+[.N46]" office:value-type="float" office:value="90.0987111652889" calcext:value-type="float">
            <text:p>90.1</text:p>
          </table:table-cell>
          <table:table-cell table:formula="of:=[.N47]/[.B47]" office:value-type="float" office:value="1.55342605457395" calcext:value-type="float">
            <text:p>1.6</text:p>
          </table:table-cell>
          <table:table-cell/>
          <table:table-cell table:formula="of:=[.J47]/[.$K$12]" office:value-type="float" office:value="1.88888888888889" calcext:value-type="float">
            <text:p>1.89</text:p>
          </table:table-cell>
          <table:table-cell table:formula="of:=[.L47]/[.J47]" office:value-type="float" office:value="1.30391413590132" calcext:value-type="float">
            <text:p>1.30</text:p>
          </table:table-cell>
          <table:table-cell table:formula="of:=[.L47]/[.$K$12]" office:value-type="float" office:value="2.46294892336916" calcext:value-type="float">
            <text:p>2.46</text:p>
          </table:table-cell>
          <table:table-cell/>
          <table:table-cell table:formula="of:=([.J47]-[.$J$15])/[.$K$12]" office:value-type="float" office:value="0.88888888888889" calcext:value-type="float">
            <text:p>0.89</text:p>
          </table:table-cell>
          <table:table-cell table:formula="of:=[.W47]/[.U47]" office:value-type="float" office:value="1.6458175387903" calcext:value-type="float">
            <text:p>1.65</text:p>
          </table:table-cell>
          <table:table-cell table:formula="of:=([.L47]-[.$L$15])/[.$K$12]" office:value-type="float" office:value="1.46294892336916" calcext:value-type="float">
            <text:p>1.46</text:p>
          </table:table-cell>
          <table:table-cell/>
          <table:table-cell table:style-name="ce687" table:formula="of:=[.J47]*[.$M$13]/[.B47]" office:value-type="float" office:value="4.98275862068966" calcext:value-type="float">
            <text:p>4.98</text:p>
          </table:table-cell>
          <table:table-cell table:style-name="ce687" table:formula="of:=[.Y47]-[.$Y$15]" office:value-type="float" office:value="3.28275862068966" calcext:value-type="float">
            <text:p>3.28</text:p>
          </table:table-cell>
          <table:table-cell table:style-name="ce687" table:formula="of:=[.Y47]-[.Y46]" office:value-type="float" office:value="0.156487434248978" calcext:value-type="float">
            <text:p>0.16</text:p>
          </table:table-cell>
          <table:table-cell table:style-name="ce687" table:formula="of:=[.AA47]*[.B47]" office:value-type="float" office:value="9.07627118644069" calcext:value-type="float">
            <text:p>9.08</text:p>
          </table:table-cell>
          <table:table-cell table:number-columns-repeated="994"/>
        </table:table-row>
        <table:table-row table:style-name="ro7">
          <table:table-cell/>
          <table:table-cell table:formula="of:=[.B47]-1" office:value-type="float" office:value="57" calcext:value-type="float">
            <text:p>57</text:p>
          </table:table-cell>
          <table:table-cell table:number-columns-repeated="2"/>
          <table:table-cell table:formula="of:=[.C48]+[.E47]" office:value-type="float" office:value="-3.4" calcext:value-type="float">
            <text:p>-3.4</text:p>
          </table:table-cell>
          <table:table-cell/>
          <table:table-cell table:formula="of:=([.B48]*[.C48]+[.G47]*[.E47])/[.E48]" office:value-type="float" office:value="84.3330806206449" calcext:value-type="float">
            <text:p>84.3</text:p>
          </table:table-cell>
          <table:table-cell table:formula="of:=([.B48]-[.B47])*[.E47]" office:value-type="float" office:value="3.4" calcext:value-type="float">
            <text:p>3.4</text:p>
          </table:table-cell>
          <table:table-cell table:formula="of:=[.H48]+[.I47]" office:value-type="float" office:value="92.9324741101927" calcext:value-type="float">
            <text:p>92.9</text:p>
          </table:table-cell>
          <table:table-cell table:formula="of:=[.J47]+[.$C$15]*([.B48]-[.B47])" office:value-type="float" office:value="117.3" calcext:value-type="float">
            <text:p>117</text:p>
          </table:table-cell>
          <table:table-cell table:formula="of:=[.K47]+[.H48]/[.B48]" office:value-type="float" office:value="2.32921683549858" calcext:value-type="float">
            <text:p>2.33</text:p>
          </table:table-cell>
          <table:table-cell table:formula="of:=[.L47]+[.H48]" office:value-type="float" office:value="154.132474110193" calcext:value-type="float">
            <text:p>154</text:p>
          </table:table-cell>
          <table:table-cell table:formula="of:=ABS([.E48])*[.B48]/[.L48]" office:value-type="float" office:value="1.25735995038559" calcext:value-type="float">
            <text:p>1.3</text:p>
          </table:table-cell>
          <table:table-cell table:formula="of:=[.H48]*[.$M$13]+[.C48]*[.B48]+[.N47]" office:value-type="float" office:value="98.5987111652889" calcext:value-type="float">
            <text:p>98.6</text:p>
          </table:table-cell>
          <table:table-cell table:formula="of:=[.N48]/[.B48]" office:value-type="float" office:value="1.72980195026823" calcext:value-type="float">
            <text:p>1.7</text:p>
          </table:table-cell>
          <table:table-cell/>
          <table:table-cell table:formula="of:=[.J48]/[.$K$12]" office:value-type="float" office:value="1.91666666666667" calcext:value-type="float">
            <text:p>1.92</text:p>
          </table:table-cell>
          <table:table-cell table:formula="of:=[.L48]/[.J48]" office:value-type="float" office:value="1.31400233683029" calcext:value-type="float">
            <text:p>1.31</text:p>
          </table:table-cell>
          <table:table-cell table:formula="of:=[.L48]/[.$K$12]" office:value-type="float" office:value="2.51850447892472" calcext:value-type="float">
            <text:p>2.52</text:p>
          </table:table-cell>
          <table:table-cell/>
          <table:table-cell table:formula="of:=([.J48]-[.$J$15])/[.$K$12]" office:value-type="float" office:value="0.916666666666668" calcext:value-type="float">
            <text:p>0.92</text:p>
          </table:table-cell>
          <table:table-cell table:formula="of:=[.W48]/[.U48]" office:value-type="float" office:value="1.65655034064514" calcext:value-type="float">
            <text:p>1.66</text:p>
          </table:table-cell>
          <table:table-cell table:formula="of:=([.L48]-[.$L$15])/[.$K$12]" office:value-type="float" office:value="1.51850447892472" calcext:value-type="float">
            <text:p>1.52</text:p>
          </table:table-cell>
          <table:table-cell/>
          <table:table-cell table:style-name="ce687" table:formula="of:=[.J48]*[.$M$13]/[.B48]" office:value-type="float" office:value="5.14473684210527" calcext:value-type="float">
            <text:p>5.14</text:p>
          </table:table-cell>
          <table:table-cell table:style-name="ce687" table:formula="of:=[.Y48]-[.$Y$15]" office:value-type="float" office:value="3.44473684210527" calcext:value-type="float">
            <text:p>3.44</text:p>
          </table:table-cell>
          <table:table-cell table:style-name="ce687" table:formula="of:=[.Y48]-[.Y47]" office:value-type="float" office:value="0.161978221415608" calcext:value-type="float">
            <text:p>0.16</text:p>
          </table:table-cell>
          <table:table-cell table:style-name="ce687" table:formula="of:=[.AA48]*[.B48]" office:value-type="float" office:value="9.23275862068966" calcext:value-type="float">
            <text:p>9.23</text:p>
          </table:table-cell>
          <table:table-cell table:number-columns-repeated="994"/>
        </table:table-row>
        <table:table-row table:style-name="ro7">
          <table:table-cell/>
          <table:table-cell table:formula="of:=[.B48]-1" office:value-type="float" office:value="56" calcext:value-type="float">
            <text:p>56</text:p>
          </table:table-cell>
          <table:table-cell table:formula="of:=-[.AA49]" office:value-type="float" office:value="-0" calcext:value-type="float">
            <text:p/>
          </table:table-cell>
          <table:table-cell/>
          <table:table-cell table:formula="of:=[.C49]+[.E48]" office:value-type="float" office:value="-3.4" calcext:value-type="float">
            <text:p>-3.4</text:p>
          </table:table-cell>
          <table:table-cell/>
          <table:table-cell table:formula="of:=([.B49]*[.C49]+[.G48]*[.E48])/[.E49]" office:value-type="float" office:value="84.3330806206449" calcext:value-type="float">
            <text:p>84.3</text:p>
          </table:table-cell>
          <table:table-cell table:formula="of:=([.B49]-[.B48])*[.E48]" office:value-type="float" office:value="3.4" calcext:value-type="float">
            <text:p>3.4</text:p>
          </table:table-cell>
          <table:table-cell table:formula="of:=[.H49]+[.I48]" office:value-type="float" office:value="96.3324741101927" calcext:value-type="float">
            <text:p>96.3</text:p>
          </table:table-cell>
          <table:table-cell table:formula="of:=[.J48]+[.$C$15]*([.B49]-[.B48])" office:value-type="float" office:value="119" calcext:value-type="float">
            <text:p>119</text:p>
          </table:table-cell>
          <table:table-cell table:formula="of:=[.K48]+[.H49]/[.B49]" office:value-type="float" office:value="2.38993112121287" calcext:value-type="float">
            <text:p>2.39</text:p>
          </table:table-cell>
          <table:table-cell table:formula="of:=[.L48]+[.H49]" office:value-type="float" office:value="157.532474110193" calcext:value-type="float">
            <text:p>158</text:p>
          </table:table-cell>
          <table:table-cell table:formula="of:=ABS([.E49])*[.B49]/[.L49]" office:value-type="float" office:value="1.20863968572484" calcext:value-type="float">
            <text:p>1.2</text:p>
          </table:table-cell>
          <table:table-cell table:formula="of:=[.H49]*[.$M$13]+[.C49]*[.B49]+[.N48]" office:value-type="float" office:value="107.098711165289" calcext:value-type="float">
            <text:p>107.1</text:p>
          </table:table-cell>
          <table:table-cell table:formula="of:=[.N49]/[.B49]" office:value-type="float" office:value="1.91247698509445" calcext:value-type="float">
            <text:p>1.9</text:p>
          </table:table-cell>
          <table:table-cell/>
          <table:table-cell table:formula="of:=[.J49]/[.$K$12]" office:value-type="float" office:value="1.94444444444445" calcext:value-type="float">
            <text:p>1.94</text:p>
          </table:table-cell>
          <table:table-cell table:formula="of:=[.L49]/[.J49]" office:value-type="float" office:value="1.323802303447" calcext:value-type="float">
            <text:p>1.32</text:p>
          </table:table-cell>
          <table:table-cell table:formula="of:=[.L49]/[.$K$12]" office:value-type="float" office:value="2.57406003448027" calcext:value-type="float">
            <text:p>2.57</text:p>
          </table:table-cell>
          <table:table-cell/>
          <table:table-cell table:formula="of:=([.J49]-[.$J$15])/[.$K$12]" office:value-type="float" office:value="0.944444444444446" calcext:value-type="float">
            <text:p>0.94</text:p>
          </table:table-cell>
          <table:table-cell table:formula="of:=[.W49]/[.U49]" office:value-type="float" office:value="1.6666518012144" calcext:value-type="float">
            <text:p>1.67</text:p>
          </table:table-cell>
          <table:table-cell table:formula="of:=([.L49]-[.$L$15])/[.$K$12]" office:value-type="float" office:value="1.57406003448027" calcext:value-type="float">
            <text:p>1.57</text:p>
          </table:table-cell>
          <table:table-cell table:number-columns-repeated="999"/>
        </table:table-row>
        <table:table-row table:style-name="ro7">
          <table:table-cell/>
          <table:table-cell table:formula="of:=[.B49]-1" office:value-type="float" office:value="55" calcext:value-type="float">
            <text:p>55</text:p>
          </table:table-cell>
          <table:table-cell table:formula="of:=IF([.A50]=1;-[.O50];0)" office:value-type="float" office:value="0" calcext:value-type="float">
            <text:p/>
          </table:table-cell>
          <table:table-cell/>
          <table:table-cell table:formula="of:=[.C50]+[.E49]" office:value-type="float" office:value="-3.4" calcext:value-type="float">
            <text:p>-3.4</text:p>
          </table:table-cell>
          <table:table-cell/>
          <table:table-cell table:formula="of:=([.B50]*[.C50]+[.G49]*[.E49])/[.E50]" office:value-type="float" office:value="84.3330806206449" calcext:value-type="float">
            <text:p>84.3</text:p>
          </table:table-cell>
          <table:table-cell table:formula="of:=([.B50]-[.B49])*[.E49]" office:value-type="float" office:value="3.4" calcext:value-type="float">
            <text:p>3.4</text:p>
          </table:table-cell>
          <table:table-cell table:formula="of:=[.H50]+[.I49]" office:value-type="float" office:value="99.7324741101927" calcext:value-type="float">
            <text:p>99.7</text:p>
          </table:table-cell>
          <table:table-cell table:formula="of:=[.J49]+[.$C$15]*([.B50]-[.B49])" office:value-type="float" office:value="120.7" calcext:value-type="float">
            <text:p>121</text:p>
          </table:table-cell>
          <table:table-cell table:formula="of:=[.K49]+[.H50]/[.B50]" office:value-type="float" office:value="2.45174930303105" calcext:value-type="float">
            <text:p>2.45</text:p>
          </table:table-cell>
          <table:table-cell table:formula="of:=[.L49]+[.H50]" office:value-type="float" office:value="160.932474110193" calcext:value-type="float">
            <text:p>161</text:p>
          </table:table-cell>
          <table:table-cell table:formula="of:=ABS([.E50])*[.B50]/[.L50]" office:value-type="float" office:value="1.16197803478718" calcext:value-type="float">
            <text:p>1.2</text:p>
          </table:table-cell>
          <table:table-cell table:formula="of:=[.H50]*[.$M$13]+[.C50]*[.B50]+[.N49]" office:value-type="float" office:value="115.598711165289" calcext:value-type="float">
            <text:p>115.6</text:p>
          </table:table-cell>
          <table:table-cell table:formula="of:=[.N50]/[.B50]" office:value-type="float" office:value="2.1017947484598" calcext:value-type="float">
            <text:p>2.1</text:p>
          </table:table-cell>
          <table:table-cell/>
          <table:table-cell table:formula="of:=[.J50]/[.$K$12]" office:value-type="float" office:value="1.97222222222222" calcext:value-type="float">
            <text:p>1.97</text:p>
          </table:table-cell>
          <table:table-cell table:formula="of:=[.L50]/[.J50]" office:value-type="float" office:value="1.33332621466605" calcext:value-type="float">
            <text:p>1.33</text:p>
          </table:table-cell>
          <table:table-cell table:formula="of:=[.L50]/[.$K$12]" office:value-type="float" office:value="2.62961559003583" calcext:value-type="float">
            <text:p>2.63</text:p>
          </table:table-cell>
          <table:table-cell/>
          <table:table-cell table:formula="of:=([.J50]-[.$J$15])/[.$K$12]" office:value-type="float" office:value="0.972222222222224" calcext:value-type="float">
            <text:p>0.97</text:p>
          </table:table-cell>
          <table:table-cell table:formula="of:=[.W50]/[.U50]" office:value-type="float" office:value="1.67617603546542" calcext:value-type="float">
            <text:p>1.68</text:p>
          </table:table-cell>
          <table:table-cell table:formula="of:=([.L50]-[.$L$15])/[.$K$12]" office:value-type="float" office:value="1.62961559003583" calcext:value-type="float">
            <text:p>1.63</text:p>
          </table:table-cell>
          <table:table-cell table:number-columns-repeated="999"/>
        </table:table-row>
        <table:table-row table:style-name="ro7">
          <table:table-cell/>
          <table:table-cell table:formula="of:=[.B50]-1" office:value-type="float" office:value="54" calcext:value-type="float">
            <text:p>54</text:p>
          </table:table-cell>
          <table:table-cell table:formula="of:=IF([.A51]=1;-[.O51];0)" office:value-type="float" office:value="0" calcext:value-type="float">
            <text:p/>
          </table:table-cell>
          <table:table-cell/>
          <table:table-cell table:formula="of:=[.C51]+[.E50]" office:value-type="float" office:value="-3.4" calcext:value-type="float">
            <text:p>-3.4</text:p>
          </table:table-cell>
          <table:table-cell/>
          <table:table-cell table:formula="of:=([.B51]*[.C51]+[.G50]*[.E50])/[.E51]" office:value-type="float" office:value="84.3330806206449" calcext:value-type="float">
            <text:p>84.3</text:p>
          </table:table-cell>
          <table:table-cell table:formula="of:=([.B51]-[.B50])*[.E50]" office:value-type="float" office:value="3.4" calcext:value-type="float">
            <text:p>3.4</text:p>
          </table:table-cell>
          <table:table-cell table:formula="of:=[.H51]+[.I50]" office:value-type="float" office:value="103.132474110193" calcext:value-type="float">
            <text:p>103.1</text:p>
          </table:table-cell>
          <table:table-cell table:formula="of:=[.J50]+[.$C$15]*([.B51]-[.B50])" office:value-type="float" office:value="122.4" calcext:value-type="float">
            <text:p>122</text:p>
          </table:table-cell>
          <table:table-cell table:formula="of:=[.K50]+[.H51]/[.B51]" office:value-type="float" office:value="2.51471226599401" calcext:value-type="float">
            <text:p>2.51</text:p>
          </table:table-cell>
          <table:table-cell table:formula="of:=[.L50]+[.H51]" office:value-type="float" office:value="164.332474110193" calcext:value-type="float">
            <text:p>164</text:p>
          </table:table-cell>
          <table:table-cell table:formula="of:=ABS([.E51])*[.B51]/[.L51]" office:value-type="float" office:value="1.11724722088032" calcext:value-type="float">
            <text:p>1.1</text:p>
          </table:table-cell>
          <table:table-cell table:formula="of:=[.H51]*[.$M$13]+[.C51]*[.B51]+[.N50]" office:value-type="float" office:value="124.098711165289" calcext:value-type="float">
            <text:p>124.1</text:p>
          </table:table-cell>
          <table:table-cell table:formula="of:=[.N51]/[.B51]" office:value-type="float" office:value="2.29812428083868" calcext:value-type="float">
            <text:p>2.3</text:p>
          </table:table-cell>
          <table:table-cell/>
          <table:table-cell table:formula="of:=[.J51]/[.$K$12]" office:value-type="float" office:value="2" calcext:value-type="float">
            <text:p>2.00</text:p>
          </table:table-cell>
          <table:table-cell table:formula="of:=[.L51]/[.J51]" office:value-type="float" office:value="1.34258557279569" calcext:value-type="float">
            <text:p>1.34</text:p>
          </table:table-cell>
          <table:table-cell table:formula="of:=[.L51]/[.$K$12]" office:value-type="float" office:value="2.68517114559138" calcext:value-type="float">
            <text:p>2.69</text:p>
          </table:table-cell>
          <table:table-cell/>
          <table:table-cell table:formula="of:=([.J51]-[.$J$15])/[.$K$12]" office:value-type="float" office:value="1" calcext:value-type="float">
            <text:p>1.00</text:p>
          </table:table-cell>
          <table:table-cell table:formula="of:=[.W51]/[.U51]" office:value-type="float" office:value="1.68517114559138" calcext:value-type="float">
            <text:p>1.69</text:p>
          </table:table-cell>
          <table:table-cell table:formula="of:=([.L51]-[.$L$15])/[.$K$12]" office:value-type="float" office:value="1.68517114559138" calcext:value-type="float">
            <text:p>1.69</text:p>
          </table:table-cell>
          <table:table-cell table:number-columns-repeated="999"/>
        </table:table-row>
        <table:table-row table:style-name="ro7">
          <table:table-cell/>
          <table:table-cell table:formula="of:=[.B51]-1" office:value-type="float" office:value="53" calcext:value-type="float">
            <text:p>53</text:p>
          </table:table-cell>
          <table:table-cell table:formula="of:=IF([.A52]=1;-[.O52];0)" office:value-type="float" office:value="0" calcext:value-type="float">
            <text:p/>
          </table:table-cell>
          <table:table-cell/>
          <table:table-cell table:formula="of:=[.C52]+[.E51]" office:value-type="float" office:value="-3.4" calcext:value-type="float">
            <text:p>-3.4</text:p>
          </table:table-cell>
          <table:table-cell/>
          <table:table-cell table:formula="of:=([.B52]*[.C52]+[.G51]*[.E51])/[.E52]" office:value-type="float" office:value="84.3330806206449" calcext:value-type="float">
            <text:p>84.3</text:p>
          </table:table-cell>
          <table:table-cell table:formula="of:=([.B52]-[.B51])*[.E51]" office:value-type="float" office:value="3.4" calcext:value-type="float">
            <text:p>3.4</text:p>
          </table:table-cell>
          <table:table-cell table:formula="of:=[.H52]+[.I51]" office:value-type="float" office:value="106.532474110193" calcext:value-type="float">
            <text:p>106.5</text:p>
          </table:table-cell>
          <table:table-cell table:formula="of:=[.J51]+[.$C$15]*([.B52]-[.B51])" office:value-type="float" office:value="124.1" calcext:value-type="float">
            <text:p>124</text:p>
          </table:table-cell>
          <table:table-cell table:formula="of:=[.K51]+[.H52]/[.B52]" office:value-type="float" office:value="2.57886320939024" calcext:value-type="float">
            <text:p>2.58</text:p>
          </table:table-cell>
          <table:table-cell table:formula="of:=[.L51]+[.H52]" office:value-type="float" office:value="167.732474110193" calcext:value-type="float">
            <text:p>168</text:p>
          </table:table-cell>
          <table:table-cell table:formula="of:=ABS([.E52])*[.B52]/[.L52]" office:value-type="float" office:value="1.07432982763741" calcext:value-type="float">
            <text:p>1.1</text:p>
          </table:table-cell>
          <table:table-cell table:formula="of:=[.H52]*[.$M$13]+[.C52]*[.B52]+[.N51]" office:value-type="float" office:value="132.598711165289" calcext:value-type="float">
            <text:p>132.6</text:p>
          </table:table-cell>
          <table:table-cell table:formula="of:=[.N52]/[.B52]" office:value-type="float" office:value="2.50186247481677" calcext:value-type="float">
            <text:p>2.5</text:p>
          </table:table-cell>
          <table:table-cell/>
          <table:table-cell table:formula="of:=[.J52]/[.$K$12]" office:value-type="float" office:value="2.02777777777778" calcext:value-type="float">
            <text:p>2.03</text:p>
          </table:table-cell>
          <table:table-cell table:formula="of:=[.L52]/[.J52]" office:value-type="float" office:value="1.35159124988068" calcext:value-type="float">
            <text:p>1.35</text:p>
          </table:table-cell>
          <table:table-cell table:formula="of:=[.L52]/[.$K$12]" office:value-type="float" office:value="2.74072670114694" calcext:value-type="float">
            <text:p>2.74</text:p>
          </table:table-cell>
          <table:table-cell/>
          <table:table-cell table:formula="of:=([.J52]-[.$J$15])/[.$K$12]" office:value-type="float" office:value="1.02777777777778" calcext:value-type="float">
            <text:p>1.03</text:p>
          </table:table-cell>
          <table:table-cell table:formula="of:=[.W52]/[.U52]" office:value-type="float" office:value="1.69368003354837" calcext:value-type="float">
            <text:p>1.69</text:p>
          </table:table-cell>
          <table:table-cell table:formula="of:=([.L52]-[.$L$15])/[.$K$12]" office:value-type="float" office:value="1.74072670114694" calcext:value-type="float">
            <text:p>1.74</text:p>
          </table:table-cell>
          <table:table-cell table:number-columns-repeated="999"/>
        </table:table-row>
        <table:table-row table:style-name="ro7">
          <table:table-cell/>
          <table:table-cell table:formula="of:=[.B52]-1" office:value-type="float" office:value="52" calcext:value-type="float">
            <text:p>52</text:p>
          </table:table-cell>
          <table:table-cell table:formula="of:=IF([.A53]=1;-[.O53];0)" office:value-type="float" office:value="0" calcext:value-type="float">
            <text:p/>
          </table:table-cell>
          <table:table-cell/>
          <table:table-cell table:formula="of:=[.C53]+[.E52]" office:value-type="float" office:value="-3.4" calcext:value-type="float">
            <text:p>-3.4</text:p>
          </table:table-cell>
          <table:table-cell/>
          <table:table-cell table:formula="of:=([.B53]*[.C53]+[.G52]*[.E52])/[.E53]" office:value-type="float" office:value="84.3330806206449" calcext:value-type="float">
            <text:p>84.3</text:p>
          </table:table-cell>
          <table:table-cell table:formula="of:=([.B53]-[.B52])*[.E52]" office:value-type="float" office:value="3.4" calcext:value-type="float">
            <text:p>3.4</text:p>
          </table:table-cell>
          <table:table-cell table:formula="of:=[.H53]+[.I52]" office:value-type="float" office:value="109.932474110193" calcext:value-type="float">
            <text:p>109.9</text:p>
          </table:table-cell>
          <table:table-cell table:formula="of:=[.J52]+[.$C$15]*([.B53]-[.B52])" office:value-type="float" office:value="125.8" calcext:value-type="float">
            <text:p>126</text:p>
          </table:table-cell>
          <table:table-cell table:formula="of:=[.K52]+[.H53]/[.B53]" office:value-type="float" office:value="2.64424782477486" calcext:value-type="float">
            <text:p>2.64</text:p>
          </table:table-cell>
          <table:table-cell table:formula="of:=[.L52]+[.H53]" office:value-type="float" office:value="171.132474110193" calcext:value-type="float">
            <text:p>171</text:p>
          </table:table-cell>
          <table:table-cell table:formula="of:=ABS([.E53])*[.B53]/[.L53]" office:value-type="float" office:value="1.03311776984045" calcext:value-type="float">
            <text:p>1.0</text:p>
          </table:table-cell>
          <table:table-cell table:formula="of:=[.H53]*[.$M$13]+[.C53]*[.B53]+[.N52]" office:value-type="float" office:value="141.098711165289" calcext:value-type="float">
            <text:p>141.1</text:p>
          </table:table-cell>
          <table:table-cell table:formula="of:=[.N53]/[.B53]" office:value-type="float" office:value="2.71343675317863" calcext:value-type="float">
            <text:p>2.7</text:p>
          </table:table-cell>
          <table:table-cell/>
          <table:table-cell table:formula="of:=[.J53]/[.$K$12]" office:value-type="float" office:value="2.05555555555556" calcext:value-type="float">
            <text:p>2.06</text:p>
          </table:table-cell>
          <table:table-cell table:formula="of:=[.L53]/[.J53]" office:value-type="float" office:value="1.3603535302877" calcext:value-type="float">
            <text:p>1.36</text:p>
          </table:table-cell>
          <table:table-cell table:formula="of:=[.L53]/[.$K$12]" office:value-type="float" office:value="2.7962822567025" calcext:value-type="float">
            <text:p>2.80</text:p>
          </table:table-cell>
          <table:table-cell/>
          <table:table-cell table:formula="of:=([.J53]-[.$J$15])/[.$K$12]" office:value-type="float" office:value="1.05555555555556" calcext:value-type="float">
            <text:p>1.06</text:p>
          </table:table-cell>
          <table:table-cell table:formula="of:=[.W53]/[.U53]" office:value-type="float" office:value="1.7017410852971" calcext:value-type="float">
            <text:p>1.70</text:p>
          </table:table-cell>
          <table:table-cell table:formula="of:=([.L53]-[.$L$15])/[.$K$12]" office:value-type="float" office:value="1.7962822567025" calcext:value-type="float">
            <text:p>1.80</text:p>
          </table:table-cell>
          <table:table-cell table:number-columns-repeated="999"/>
        </table:table-row>
        <table:table-row table:style-name="ro7">
          <table:table-cell/>
          <table:table-cell table:formula="of:=[.B53]-1" office:value-type="float" office:value="51" calcext:value-type="float">
            <text:p>51</text:p>
          </table:table-cell>
          <table:table-cell table:formula="of:=IF([.A54]=1;-[.O54];0)" office:value-type="float" office:value="0" calcext:value-type="float">
            <text:p/>
          </table:table-cell>
          <table:table-cell/>
          <table:table-cell table:formula="of:=[.C54]+[.E53]" office:value-type="float" office:value="-3.4" calcext:value-type="float">
            <text:p>-3.4</text:p>
          </table:table-cell>
          <table:table-cell/>
          <table:table-cell table:formula="of:=([.B54]*[.C54]+[.G53]*[.E53])/[.E54]" office:value-type="float" office:value="84.3330806206449" calcext:value-type="float">
            <text:p>84.3</text:p>
          </table:table-cell>
          <table:table-cell table:formula="of:=([.B54]-[.B53])*[.E53]" office:value-type="float" office:value="3.4" calcext:value-type="float">
            <text:p>3.4</text:p>
          </table:table-cell>
          <table:table-cell table:formula="of:=[.H54]+[.I53]" office:value-type="float" office:value="113.332474110193" calcext:value-type="float">
            <text:p>113.3</text:p>
          </table:table-cell>
          <table:table-cell table:formula="of:=[.J53]+[.$C$15]*([.B54]-[.B53])" office:value-type="float" office:value="127.5" calcext:value-type="float">
            <text:p>128</text:p>
          </table:table-cell>
          <table:table-cell table:formula="of:=[.K53]+[.H54]/[.B54]" office:value-type="float" office:value="2.71091449144152" calcext:value-type="float">
            <text:p>2.71</text:p>
          </table:table-cell>
          <table:table-cell table:formula="of:=[.L53]+[.H54]" office:value-type="float" office:value="174.532474110193" calcext:value-type="float">
            <text:p>175</text:p>
          </table:table-cell>
          <table:table-cell table:formula="of:=ABS([.E54])*[.B54]/[.L54]" office:value-type="float" office:value="0.993511384537655" calcext:value-type="float">
            <text:p>1.0</text:p>
          </table:table-cell>
          <table:table-cell table:formula="of:=[.H54]*[.$M$13]+[.C54]*[.B54]+[.N53]" office:value-type="float" office:value="149.598711165289" calcext:value-type="float">
            <text:p>149.6</text:p>
          </table:table-cell>
          <table:table-cell table:formula="of:=[.N54]/[.B54]" office:value-type="float" office:value="2.93330806206449" calcext:value-type="float">
            <text:p>2.9</text:p>
          </table:table-cell>
          <table:table-cell/>
          <table:table-cell table:formula="of:=[.J54]/[.$K$12]" office:value-type="float" office:value="2.08333333333333" calcext:value-type="float">
            <text:p>2.08</text:p>
          </table:table-cell>
          <table:table-cell table:formula="of:=[.L54]/[.J54]" office:value-type="float" office:value="1.36888214988386" calcext:value-type="float">
            <text:p>1.37</text:p>
          </table:table-cell>
          <table:table-cell table:formula="of:=[.L54]/[.$K$12]" office:value-type="float" office:value="2.85183781225805" calcext:value-type="float">
            <text:p>2.85</text:p>
          </table:table-cell>
          <table:table-cell/>
          <table:table-cell table:formula="of:=([.J54]-[.$J$15])/[.$K$12]" office:value-type="float" office:value="1.08333333333333" calcext:value-type="float">
            <text:p>1.08</text:p>
          </table:table-cell>
          <table:table-cell table:formula="of:=[.W54]/[.U54]" office:value-type="float" office:value="1.70938874977666" calcext:value-type="float">
            <text:p>1.71</text:p>
          </table:table-cell>
          <table:table-cell table:formula="of:=([.L54]-[.$L$15])/[.$K$12]" office:value-type="float" office:value="1.85183781225805" calcext:value-type="float">
            <text:p>1.85</text:p>
          </table:table-cell>
          <table:table-cell table:number-columns-repeated="999"/>
        </table:table-row>
        <table:table-row table:style-name="ro7">
          <table:table-cell/>
          <table:table-cell table:formula="of:=[.B54]-1" office:value-type="float" office:value="50" calcext:value-type="float">
            <text:p>50</text:p>
          </table:table-cell>
          <table:table-cell table:formula="of:=IF([.A55]=1;-[.O55];0)" office:value-type="float" office:value="0" calcext:value-type="float">
            <text:p/>
          </table:table-cell>
          <table:table-cell/>
          <table:table-cell table:formula="of:=[.C55]+[.E54]" office:value-type="float" office:value="-3.4" calcext:value-type="float">
            <text:p>-3.4</text:p>
          </table:table-cell>
          <table:table-cell/>
          <table:table-cell table:formula="of:=([.B55]*[.C55]+[.G54]*[.E54])/[.E55]" office:value-type="float" office:value="84.3330806206449" calcext:value-type="float">
            <text:p>84.3</text:p>
          </table:table-cell>
          <table:table-cell table:formula="of:=([.B55]-[.B54])*[.E54]" office:value-type="float" office:value="3.4" calcext:value-type="float">
            <text:p>3.4</text:p>
          </table:table-cell>
          <table:table-cell table:formula="of:=[.H55]+[.I54]" office:value-type="float" office:value="116.732474110193" calcext:value-type="float">
            <text:p>116.7</text:p>
          </table:table-cell>
          <table:table-cell table:formula="of:=[.J54]+[.$C$15]*([.B55]-[.B54])" office:value-type="float" office:value="129.2" calcext:value-type="float">
            <text:p>129</text:p>
          </table:table-cell>
          <table:table-cell table:formula="of:=[.K54]+[.H55]/[.B55]" office:value-type="float" office:value="2.77891449144152" calcext:value-type="float">
            <text:p>2.78</text:p>
          </table:table-cell>
          <table:table-cell table:formula="of:=[.L54]+[.H55]" office:value-type="float" office:value="177.932474110193" calcext:value-type="float">
            <text:p>178</text:p>
          </table:table-cell>
          <table:table-cell table:formula="of:=ABS([.E55])*[.B55]/[.L55]" office:value-type="float" office:value="0.955418626364516" calcext:value-type="float">
            <text:p>1.0</text:p>
          </table:table-cell>
          <table:table-cell table:formula="of:=[.H55]*[.$M$13]+[.C55]*[.B55]+[.N54]" office:value-type="float" office:value="158.098711165289" calcext:value-type="float">
            <text:p>158.1</text:p>
          </table:table-cell>
          <table:table-cell table:formula="of:=[.N55]/[.B55]" office:value-type="float" office:value="3.16197422330578" calcext:value-type="float">
            <text:p>3.2</text:p>
          </table:table-cell>
          <table:table-cell/>
          <table:table-cell table:formula="of:=[.J55]/[.$K$12]" office:value-type="float" office:value="2.11111111111111" calcext:value-type="float">
            <text:p>2.11</text:p>
          </table:table-cell>
          <table:table-cell table:formula="of:=[.L55]/[.J55]" office:value-type="float" office:value="1.37718633212223" calcext:value-type="float">
            <text:p>1.38</text:p>
          </table:table-cell>
          <table:table-cell table:formula="of:=[.L55]/[.$K$12]" office:value-type="float" office:value="2.90739336781361" calcext:value-type="float">
            <text:p>2.91</text:p>
          </table:table-cell>
          <table:table-cell/>
          <table:table-cell table:formula="of:=([.J55]-[.$J$15])/[.$K$12]" office:value-type="float" office:value="1.11111111111111" calcext:value-type="float">
            <text:p>1.11</text:p>
          </table:table-cell>
          <table:table-cell table:formula="of:=[.W55]/[.U55]" office:value-type="float" office:value="1.71665403103224" calcext:value-type="float">
            <text:p>1.72</text:p>
          </table:table-cell>
          <table:table-cell table:formula="of:=([.L55]-[.$L$15])/[.$K$12]" office:value-type="float" office:value="1.90739336781361" calcext:value-type="float">
            <text:p>1.91</text:p>
          </table:table-cell>
          <table:table-cell table:number-columns-repeated="999"/>
        </table:table-row>
        <table:table-row table:style-name="ro7">
          <table:table-cell/>
          <table:table-cell table:formula="of:=[.B55]-1" office:value-type="float" office:value="49" calcext:value-type="float">
            <text:p>49</text:p>
          </table:table-cell>
          <table:table-cell table:formula="of:=IF([.A56]=1;-[.O56];0)" office:value-type="float" office:value="0" calcext:value-type="float">
            <text:p/>
          </table:table-cell>
          <table:table-cell/>
          <table:table-cell table:formula="of:=[.C56]+[.E55]" office:value-type="float" office:value="-3.4" calcext:value-type="float">
            <text:p>-3.4</text:p>
          </table:table-cell>
          <table:table-cell/>
          <table:table-cell table:formula="of:=([.B56]*[.C56]+[.G55]*[.E55])/[.E56]" office:value-type="float" office:value="84.3330806206449" calcext:value-type="float">
            <text:p>84.3</text:p>
          </table:table-cell>
          <table:table-cell table:formula="of:=([.B56]-[.B55])*[.E55]" office:value-type="float" office:value="3.4" calcext:value-type="float">
            <text:p>3.4</text:p>
          </table:table-cell>
          <table:table-cell table:formula="of:=[.H56]+[.I55]" office:value-type="float" office:value="120.132474110193" calcext:value-type="float">
            <text:p>120.1</text:p>
          </table:table-cell>
          <table:table-cell table:formula="of:=[.J55]+[.$C$15]*([.B56]-[.B55])" office:value-type="float" office:value="130.9" calcext:value-type="float">
            <text:p>131</text:p>
          </table:table-cell>
          <table:table-cell table:formula="of:=[.K55]+[.H56]/[.B56]" office:value-type="float" office:value="2.84830224654356" calcext:value-type="float">
            <text:p>2.85</text:p>
          </table:table-cell>
          <table:table-cell table:formula="of:=[.L55]+[.H56]" office:value-type="float" office:value="181.332474110193" calcext:value-type="float">
            <text:p>181</text:p>
          </table:table-cell>
          <table:table-cell table:formula="of:=ABS([.E56])*[.B56]/[.L56]" office:value-type="float" office:value="0.91875435339155" calcext:value-type="float">
            <text:p>0.9</text:p>
          </table:table-cell>
          <table:table-cell table:formula="of:=[.H56]*[.$M$13]+[.C56]*[.B56]+[.N55]" office:value-type="float" office:value="166.598711165289" calcext:value-type="float">
            <text:p>166.6</text:p>
          </table:table-cell>
          <table:table-cell table:formula="of:=[.N56]/[.B56]" office:value-type="float" office:value="3.39997369725079" calcext:value-type="float">
            <text:p>3.4</text:p>
          </table:table-cell>
          <table:table-cell/>
          <table:table-cell table:formula="of:=[.J56]/[.$K$12]" office:value-type="float" office:value="2.13888888888889" calcext:value-type="float">
            <text:p>2.14</text:p>
          </table:table-cell>
          <table:table-cell table:formula="of:=[.L56]/[.J56]" office:value-type="float" office:value="1.38527482131545" calcext:value-type="float">
            <text:p>1.39</text:p>
          </table:table-cell>
          <table:table-cell table:formula="of:=[.L56]/[.$K$12]" office:value-type="float" office:value="2.96294892336916" calcext:value-type="float">
            <text:p>2.96</text:p>
          </table:table-cell>
          <table:table-cell/>
          <table:table-cell table:formula="of:=([.J56]-[.$J$15])/[.$K$12]" office:value-type="float" office:value="1.13888888888889" calcext:value-type="float">
            <text:p>1.14</text:p>
          </table:table-cell>
          <table:table-cell table:formula="of:=[.W56]/[.U56]" office:value-type="float" office:value="1.72356490832414" calcext:value-type="float">
            <text:p>1.72</text:p>
          </table:table-cell>
          <table:table-cell table:formula="of:=([.L56]-[.$L$15])/[.$K$12]" office:value-type="float" office:value="1.96294892336916" calcext:value-type="float">
            <text:p>1.96</text:p>
          </table:table-cell>
          <table:table-cell table:number-columns-repeated="999"/>
        </table:table-row>
        <table:table-row table:style-name="ro7">
          <table:table-cell/>
          <table:table-cell table:formula="of:=[.B56]-1" office:value-type="float" office:value="48" calcext:value-type="float">
            <text:p>48</text:p>
          </table:table-cell>
          <table:table-cell table:formula="of:=IF([.A57]=1;-[.O57];0)" office:value-type="float" office:value="0" calcext:value-type="float">
            <text:p/>
          </table:table-cell>
          <table:table-cell/>
          <table:table-cell table:formula="of:=[.C57]+[.E56]" office:value-type="float" office:value="-3.4" calcext:value-type="float">
            <text:p>-3.4</text:p>
          </table:table-cell>
          <table:table-cell/>
          <table:table-cell table:formula="of:=([.B57]*[.C57]+[.G56]*[.E56])/[.E57]" office:value-type="float" office:value="84.3330806206449" calcext:value-type="float">
            <text:p>84.3</text:p>
          </table:table-cell>
          <table:table-cell table:formula="of:=([.B57]-[.B56])*[.E56]" office:value-type="float" office:value="3.4" calcext:value-type="float">
            <text:p>3.4</text:p>
          </table:table-cell>
          <table:table-cell table:formula="of:=[.H57]+[.I56]" office:value-type="float" office:value="123.532474110193" calcext:value-type="float">
            <text:p>123.5</text:p>
          </table:table-cell>
          <table:table-cell table:formula="of:=[.J56]+[.$C$15]*([.B57]-[.B56])" office:value-type="float" office:value="132.6" calcext:value-type="float">
            <text:p>133</text:p>
          </table:table-cell>
          <table:table-cell table:formula="of:=[.K56]+[.H57]/[.B57]" office:value-type="float" office:value="2.9191355798769" calcext:value-type="float">
            <text:p>2.92</text:p>
          </table:table-cell>
          <table:table-cell table:formula="of:=[.L56]+[.H57]" office:value-type="float" office:value="184.732474110193" calcext:value-type="float">
            <text:p>185</text:p>
          </table:table-cell>
          <table:table-cell table:formula="of:=ABS([.E57])*[.B57]/[.L57]" office:value-type="float" office:value="0.883439691835943" calcext:value-type="float">
            <text:p>0.9</text:p>
          </table:table-cell>
          <table:table-cell table:formula="of:=[.H57]*[.$M$13]+[.C57]*[.B57]+[.N56]" office:value-type="float" office:value="175.098711165289" calcext:value-type="float">
            <text:p>175.1</text:p>
          </table:table-cell>
          <table:table-cell table:formula="of:=[.N57]/[.B57]" office:value-type="float" office:value="3.64788981594352" calcext:value-type="float">
            <text:p>3.6</text:p>
          </table:table-cell>
          <table:table-cell/>
          <table:table-cell table:formula="of:=[.J57]/[.$K$12]" office:value-type="float" office:value="2.16666666666667" calcext:value-type="float">
            <text:p>2.17</text:p>
          </table:table-cell>
          <table:table-cell table:formula="of:=[.L57]/[.J57]" office:value-type="float" office:value="1.39315591334987" calcext:value-type="float">
            <text:p>1.39</text:p>
          </table:table-cell>
          <table:table-cell table:formula="of:=[.L57]/[.$K$12]" office:value-type="float" office:value="3.01850447892472" calcext:value-type="float">
            <text:p>3.02</text:p>
          </table:table-cell>
          <table:table-cell/>
          <table:table-cell table:formula="of:=([.J57]-[.$J$15])/[.$K$12]" office:value-type="float" office:value="1.16666666666667" calcext:value-type="float">
            <text:p>1.17</text:p>
          </table:table-cell>
          <table:table-cell table:formula="of:=[.W57]/[.U57]" office:value-type="float" office:value="1.73014669622119" calcext:value-type="float">
            <text:p>1.73</text:p>
          </table:table-cell>
          <table:table-cell table:formula="of:=([.L57]-[.$L$15])/[.$K$12]" office:value-type="float" office:value="2.01850447892472" calcext:value-type="float">
            <text:p>2.02</text:p>
          </table:table-cell>
          <table:table-cell table:number-columns-repeated="999"/>
        </table:table-row>
        <table:table-row table:style-name="ro7">
          <table:table-cell/>
          <table:table-cell table:formula="of:=[.B57]-1" office:value-type="float" office:value="47" calcext:value-type="float">
            <text:p>47</text:p>
          </table:table-cell>
          <table:table-cell table:formula="of:=IF([.A58]=1;-[.O58];0)" office:value-type="float" office:value="0" calcext:value-type="float">
            <text:p/>
          </table:table-cell>
          <table:table-cell/>
          <table:table-cell table:formula="of:=[.C58]+[.E57]" office:value-type="float" office:value="-3.4" calcext:value-type="float">
            <text:p>-3.4</text:p>
          </table:table-cell>
          <table:table-cell/>
          <table:table-cell table:formula="of:=([.B58]*[.C58]+[.G57]*[.E57])/[.E58]" office:value-type="float" office:value="84.3330806206449" calcext:value-type="float">
            <text:p>84.3</text:p>
          </table:table-cell>
          <table:table-cell table:formula="of:=([.B58]-[.B57])*[.E57]" office:value-type="float" office:value="3.4" calcext:value-type="float">
            <text:p>3.4</text:p>
          </table:table-cell>
          <table:table-cell table:formula="of:=[.H58]+[.I57]" office:value-type="float" office:value="126.932474110193" calcext:value-type="float">
            <text:p>126.9</text:p>
          </table:table-cell>
          <table:table-cell table:formula="of:=[.J57]+[.$C$15]*([.B58]-[.B57])" office:value-type="float" office:value="134.3" calcext:value-type="float">
            <text:p>134</text:p>
          </table:table-cell>
          <table:table-cell table:formula="of:=[.K57]+[.H58]/[.B58]" office:value-type="float" office:value="2.99147600540881" calcext:value-type="float">
            <text:p>2.99</text:p>
          </table:table-cell>
          <table:table-cell table:formula="of:=[.L57]+[.H58]" office:value-type="float" office:value="188.132474110193" calcext:value-type="float">
            <text:p>188</text:p>
          </table:table-cell>
          <table:table-cell table:formula="of:=ABS([.E58])*[.B58]/[.L58]" office:value-type="float" office:value="0.849401469660162" calcext:value-type="float">
            <text:p>0.8</text:p>
          </table:table-cell>
          <table:table-cell table:formula="of:=[.H58]*[.$M$13]+[.C58]*[.B58]+[.N57]" office:value-type="float" office:value="183.598711165289" calcext:value-type="float">
            <text:p>183.6</text:p>
          </table:table-cell>
          <table:table-cell table:formula="of:=[.N58]/[.B58]" office:value-type="float" office:value="3.90635555670827" calcext:value-type="float">
            <text:p>3.9</text:p>
          </table:table-cell>
          <table:table-cell/>
          <table:table-cell table:formula="of:=[.J58]/[.$K$12]" office:value-type="float" office:value="2.19444444444444" calcext:value-type="float">
            <text:p>2.19</text:p>
          </table:table-cell>
          <table:table-cell table:formula="of:=[.L58]/[.J58]" office:value-type="float" office:value="1.40083748406696" calcext:value-type="float">
            <text:p>1.40</text:p>
          </table:table-cell>
          <table:table-cell table:formula="of:=[.L58]/[.$K$12]" office:value-type="float" office:value="3.07406003448027" calcext:value-type="float">
            <text:p>3.07</text:p>
          </table:table-cell>
          <table:table-cell/>
          <table:table-cell table:formula="of:=([.J58]-[.$J$15])/[.$K$12]" office:value-type="float" office:value="1.19444444444445" calcext:value-type="float">
            <text:p>1.19</text:p>
          </table:table-cell>
          <table:table-cell table:formula="of:=[.W58]/[.U58]" office:value-type="float" office:value="1.7364223544486" calcext:value-type="float">
            <text:p>1.74</text:p>
          </table:table-cell>
          <table:table-cell table:formula="of:=([.L58]-[.$L$15])/[.$K$12]" office:value-type="float" office:value="2.07406003448027" calcext:value-type="float">
            <text:p>2.07</text:p>
          </table:table-cell>
          <table:table-cell table:number-columns-repeated="999"/>
        </table:table-row>
        <table:table-row table:style-name="ro7">
          <table:table-cell/>
          <table:table-cell table:formula="of:=[.B58]-1" office:value-type="float" office:value="46" calcext:value-type="float">
            <text:p>46</text:p>
          </table:table-cell>
          <table:table-cell table:formula="of:=IF([.A59]=1;-[.O59];0)" office:value-type="float" office:value="0" calcext:value-type="float">
            <text:p/>
          </table:table-cell>
          <table:table-cell/>
          <table:table-cell table:formula="of:=[.C59]+[.E58]" office:value-type="float" office:value="-3.4" calcext:value-type="float">
            <text:p>-3.4</text:p>
          </table:table-cell>
          <table:table-cell/>
          <table:table-cell table:formula="of:=([.B59]*[.C59]+[.G58]*[.E58])/[.E59]" office:value-type="float" office:value="84.3330806206449" calcext:value-type="float">
            <text:p>84.3</text:p>
          </table:table-cell>
          <table:table-cell table:formula="of:=([.B59]-[.B58])*[.E58]" office:value-type="float" office:value="3.4" calcext:value-type="float">
            <text:p>3.4</text:p>
          </table:table-cell>
          <table:table-cell table:formula="of:=[.H59]+[.I58]" office:value-type="float" office:value="130.332474110193" calcext:value-type="float">
            <text:p>130.3</text:p>
          </table:table-cell>
          <table:table-cell table:formula="of:=[.J58]+[.$C$15]*([.B59]-[.B58])" office:value-type="float" office:value="136" calcext:value-type="float">
            <text:p>136</text:p>
          </table:table-cell>
          <table:table-cell table:formula="of:=[.K58]+[.H59]/[.B59]" office:value-type="float" office:value="3.06538904888707" calcext:value-type="float">
            <text:p>3.07</text:p>
          </table:table-cell>
          <table:table-cell table:formula="of:=[.L58]+[.H59]" office:value-type="float" office:value="191.532474110193" calcext:value-type="float">
            <text:p>192</text:p>
          </table:table-cell>
          <table:table-cell table:formula="of:=ABS([.E59])*[.B59]/[.L59]" office:value-type="float" office:value="0.816571710497614" calcext:value-type="float">
            <text:p>0.8</text:p>
          </table:table-cell>
          <table:table-cell table:formula="of:=[.H59]*[.$M$13]+[.C59]*[.B59]+[.N58]" office:value-type="float" office:value="192.098711165289" calcext:value-type="float">
            <text:p>192.1</text:p>
          </table:table-cell>
          <table:table-cell table:formula="of:=[.N59]/[.B59]" office:value-type="float" office:value="4.17605893837585" calcext:value-type="float">
            <text:p>4.2</text:p>
          </table:table-cell>
          <table:table-cell/>
          <table:table-cell table:formula="of:=[.J59]/[.$K$12]" office:value-type="float" office:value="2.22222222222222" calcext:value-type="float">
            <text:p>2.22</text:p>
          </table:table-cell>
          <table:table-cell table:formula="of:=[.L59]/[.J59]" office:value-type="float" office:value="1.40832701551612" calcext:value-type="float">
            <text:p>1.41</text:p>
          </table:table-cell>
          <table:table-cell table:formula="of:=[.L59]/[.$K$12]" office:value-type="float" office:value="3.12961559003583" calcext:value-type="float">
            <text:p>3.13</text:p>
          </table:table-cell>
          <table:table-cell/>
          <table:table-cell table:formula="of:=([.J59]-[.$J$15])/[.$K$12]" office:value-type="float" office:value="1.22222222222222" calcext:value-type="float">
            <text:p>1.22</text:p>
          </table:table-cell>
          <table:table-cell table:formula="of:=[.W59]/[.U59]" office:value-type="float" office:value="1.74241275548386" calcext:value-type="float">
            <text:p>1.74</text:p>
          </table:table-cell>
          <table:table-cell table:formula="of:=([.L59]-[.$L$15])/[.$K$12]" office:value-type="float" office:value="2.12961559003583" calcext:value-type="float">
            <text:p>2.13</text:p>
          </table:table-cell>
          <table:table-cell table:number-columns-repeated="999"/>
        </table:table-row>
        <table:table-row table:style-name="ro7">
          <table:table-cell/>
          <table:table-cell table:formula="of:=[.B59]-1" office:value-type="float" office:value="45" calcext:value-type="float">
            <text:p>45</text:p>
          </table:table-cell>
          <table:table-cell table:formula="of:=IF([.A60]=1;-[.O60];0)" office:value-type="float" office:value="0" calcext:value-type="float">
            <text:p/>
          </table:table-cell>
          <table:table-cell/>
          <table:table-cell table:formula="of:=[.C60]+[.E59]" office:value-type="float" office:value="-3.4" calcext:value-type="float">
            <text:p>-3.4</text:p>
          </table:table-cell>
          <table:table-cell/>
          <table:table-cell table:formula="of:=([.B60]*[.C60]+[.G59]*[.E59])/[.E60]" office:value-type="float" office:value="84.3330806206449" calcext:value-type="float">
            <text:p>84.3</text:p>
          </table:table-cell>
          <table:table-cell table:formula="of:=([.B60]-[.B59])*[.E59]" office:value-type="float" office:value="3.4" calcext:value-type="float">
            <text:p>3.4</text:p>
          </table:table-cell>
          <table:table-cell table:formula="of:=[.H60]+[.I59]" office:value-type="float" office:value="133.732474110193" calcext:value-type="float">
            <text:p>133.7</text:p>
          </table:table-cell>
          <table:table-cell table:formula="of:=[.J59]+[.$C$15]*([.B60]-[.B59])" office:value-type="float" office:value="137.7" calcext:value-type="float">
            <text:p>138</text:p>
          </table:table-cell>
          <table:table-cell table:formula="of:=[.K59]+[.H60]/[.B60]" office:value-type="float" office:value="3.14094460444263" calcext:value-type="float">
            <text:p>3.14</text:p>
          </table:table-cell>
          <table:table-cell table:formula="of:=[.L59]+[.H60]" office:value-type="float" office:value="194.932474110193" calcext:value-type="float">
            <text:p>195</text:p>
          </table:table-cell>
          <table:table-cell table:formula="of:=ABS([.E60])*[.B60]/[.L60]" office:value-type="float" office:value="0.784887180539817" calcext:value-type="float">
            <text:p>0.8</text:p>
          </table:table-cell>
          <table:table-cell table:formula="of:=[.H60]*[.$M$13]+[.C60]*[.B60]+[.N59]" office:value-type="float" office:value="200.598711165289" calcext:value-type="float">
            <text:p>200.6</text:p>
          </table:table-cell>
          <table:table-cell table:formula="of:=[.N60]/[.B60]" office:value-type="float" office:value="4.45774913700642" calcext:value-type="float">
            <text:p>4.5</text:p>
          </table:table-cell>
          <table:table-cell/>
          <table:table-cell table:formula="of:=[.J60]/[.$K$12]" office:value-type="float" office:value="2.25" calcext:value-type="float">
            <text:p>2.25</text:p>
          </table:table-cell>
          <table:table-cell table:formula="of:=[.L60]/[.J60]" office:value-type="float" office:value="1.41563162026284" calcext:value-type="float">
            <text:p>1.42</text:p>
          </table:table-cell>
          <table:table-cell table:formula="of:=[.L60]/[.$K$12]" office:value-type="float" office:value="3.18517114559139" calcext:value-type="float">
            <text:p>3.19</text:p>
          </table:table-cell>
          <table:table-cell/>
          <table:table-cell table:formula="of:=([.J60]-[.$J$15])/[.$K$12]" office:value-type="float" office:value="1.25" calcext:value-type="float">
            <text:p>1.25</text:p>
          </table:table-cell>
          <table:table-cell table:formula="of:=[.W60]/[.U60]" office:value-type="float" office:value="1.74813691647311" calcext:value-type="float">
            <text:p>1.75</text:p>
          </table:table-cell>
          <table:table-cell table:formula="of:=([.L60]-[.$L$15])/[.$K$12]" office:value-type="float" office:value="2.18517114559139" calcext:value-type="float">
            <text:p>2.19</text:p>
          </table:table-cell>
          <table:table-cell table:number-columns-repeated="999"/>
        </table:table-row>
        <table:table-row table:style-name="ro7">
          <table:table-cell/>
          <table:table-cell table:formula="of:=[.B60]-1" office:value-type="float" office:value="44" calcext:value-type="float">
            <text:p>44</text:p>
          </table:table-cell>
          <table:table-cell table:formula="of:=IF([.A61]=1;-[.O61];0)" office:value-type="float" office:value="0" calcext:value-type="float">
            <text:p/>
          </table:table-cell>
          <table:table-cell/>
          <table:table-cell table:formula="of:=[.C61]+[.E60]" office:value-type="float" office:value="-3.4" calcext:value-type="float">
            <text:p>-3.4</text:p>
          </table:table-cell>
          <table:table-cell/>
          <table:table-cell table:formula="of:=([.B61]*[.C61]+[.G60]*[.E60])/[.E61]" office:value-type="float" office:value="84.3330806206449" calcext:value-type="float">
            <text:p>84.3</text:p>
          </table:table-cell>
          <table:table-cell table:formula="of:=([.B61]-[.B60])*[.E60]" office:value-type="float" office:value="3.4" calcext:value-type="float">
            <text:p>3.4</text:p>
          </table:table-cell>
          <table:table-cell table:formula="of:=[.H61]+[.I60]" office:value-type="float" office:value="137.132474110193" calcext:value-type="float">
            <text:p>137.1</text:p>
          </table:table-cell>
          <table:table-cell table:formula="of:=[.J60]+[.$C$15]*([.B61]-[.B60])" office:value-type="float" office:value="139.4" calcext:value-type="float">
            <text:p>139</text:p>
          </table:table-cell>
          <table:table-cell table:formula="of:=[.K60]+[.H61]/[.B61]" office:value-type="float" office:value="3.21821733171536" calcext:value-type="float">
            <text:p>3.22</text:p>
          </table:table-cell>
          <table:table-cell table:formula="of:=[.L60]+[.H61]" office:value-type="float" office:value="198.332474110193" calcext:value-type="float">
            <text:p>198</text:p>
          </table:table-cell>
          <table:table-cell table:formula="of:=ABS([.E61])*[.B61]/[.L61]" office:value-type="float" office:value="0.754288982029654" calcext:value-type="float">
            <text:p>0.8</text:p>
          </table:table-cell>
          <table:table-cell table:formula="of:=[.H61]*[.$M$13]+[.C61]*[.B61]+[.N60]" office:value-type="float" office:value="209.098711165289" calcext:value-type="float">
            <text:p>209.1</text:p>
          </table:table-cell>
          <table:table-cell table:formula="of:=[.N61]/[.B61]" office:value-type="float" office:value="4.75224343557475" calcext:value-type="float">
            <text:p>4.8</text:p>
          </table:table-cell>
          <table:table-cell/>
          <table:table-cell table:formula="of:=[.J61]/[.$K$12]" office:value-type="float" office:value="2.27777777777778" calcext:value-type="float">
            <text:p>2.28</text:p>
          </table:table-cell>
          <table:table-cell table:formula="of:=[.L61]/[.J61]" office:value-type="float" office:value="1.42275806391817" calcext:value-type="float">
            <text:p>1.42</text:p>
          </table:table-cell>
          <table:table-cell table:formula="of:=[.L61]/[.$K$12]" office:value-type="float" office:value="3.24072670114694" calcext:value-type="float">
            <text:p>3.24</text:p>
          </table:table-cell>
          <table:table-cell/>
          <table:table-cell table:formula="of:=([.J61]-[.$J$15])/[.$K$12]" office:value-type="float" office:value="1.27777777777778" calcext:value-type="float">
            <text:p>1.28</text:p>
          </table:table-cell>
          <table:table-cell table:formula="of:=[.W61]/[.U61]" office:value-type="float" office:value="1.75361220089761" calcext:value-type="float">
            <text:p>1.75</text:p>
          </table:table-cell>
          <table:table-cell table:formula="of:=([.L61]-[.$L$15])/[.$K$12]" office:value-type="float" office:value="2.24072670114694" calcext:value-type="float">
            <text:p>2.24</text:p>
          </table:table-cell>
          <table:table-cell table:number-columns-repeated="999"/>
        </table:table-row>
        <table:table-row table:style-name="ro7">
          <table:table-cell/>
          <table:table-cell table:formula="of:=[.B61]-1" office:value-type="float" office:value="43" calcext:value-type="float">
            <text:p>43</text:p>
          </table:table-cell>
          <table:table-cell table:formula="of:=IF([.A62]=1;-[.O62];0)" office:value-type="float" office:value="0" calcext:value-type="float">
            <text:p/>
          </table:table-cell>
          <table:table-cell/>
          <table:table-cell table:formula="of:=[.C62]+[.E61]" office:value-type="float" office:value="-3.4" calcext:value-type="float">
            <text:p>-3.4</text:p>
          </table:table-cell>
          <table:table-cell/>
          <table:table-cell table:formula="of:=([.B62]*[.C62]+[.G61]*[.E61])/[.E62]" office:value-type="float" office:value="84.3330806206449" calcext:value-type="float">
            <text:p>84.3</text:p>
          </table:table-cell>
          <table:table-cell table:formula="of:=([.B62]-[.B61])*[.E61]" office:value-type="float" office:value="3.4" calcext:value-type="float">
            <text:p>3.4</text:p>
          </table:table-cell>
          <table:table-cell table:formula="of:=[.H62]+[.I61]" office:value-type="float" office:value="140.532474110193" calcext:value-type="float">
            <text:p>140.5</text:p>
          </table:table-cell>
          <table:table-cell table:formula="of:=[.J61]+[.$C$15]*([.B62]-[.B61])" office:value-type="float" office:value="141.1" calcext:value-type="float">
            <text:p>141</text:p>
          </table:table-cell>
          <table:table-cell table:formula="of:=[.K61]+[.H62]/[.B62]" office:value-type="float" office:value="3.29728709915722" calcext:value-type="float">
            <text:p>3.30</text:p>
          </table:table-cell>
          <table:table-cell table:formula="of:=[.L61]+[.H62]" office:value-type="float" office:value="201.732474110193" calcext:value-type="float">
            <text:p>202</text:p>
          </table:table-cell>
          <table:table-cell table:formula="of:=ABS([.E62])*[.B62]/[.L62]" office:value-type="float" office:value="0.724722187862232" calcext:value-type="float">
            <text:p>0.7</text:p>
          </table:table-cell>
          <table:table-cell table:formula="of:=[.H62]*[.$M$13]+[.C62]*[.B62]+[.N61]" office:value-type="float" office:value="217.598711165289" calcext:value-type="float">
            <text:p>217.6</text:p>
          </table:table-cell>
          <table:table-cell table:formula="of:=[.N62]/[.B62]" office:value-type="float" office:value="5.06043514337881" calcext:value-type="float">
            <text:p>5.1</text:p>
          </table:table-cell>
          <table:table-cell/>
          <table:table-cell table:formula="of:=[.J62]/[.$K$12]" office:value-type="float" office:value="2.30555555555556" calcext:value-type="float">
            <text:p>2.31</text:p>
          </table:table-cell>
          <table:table-cell table:formula="of:=[.L62]/[.J62]" office:value-type="float" office:value="1.42971278603964" calcext:value-type="float">
            <text:p>1.43</text:p>
          </table:table-cell>
          <table:table-cell table:formula="of:=[.L62]/[.$K$12]" office:value-type="float" office:value="3.2962822567025" calcext:value-type="float">
            <text:p>3.30</text:p>
          </table:table-cell>
          <table:table-cell/>
          <table:table-cell table:formula="of:=([.J62]-[.$J$15])/[.$K$12]" office:value-type="float" office:value="1.30555555555556" calcext:value-type="float">
            <text:p>1.31</text:p>
          </table:table-cell>
          <table:table-cell table:formula="of:=[.W62]/[.U62]" office:value-type="float" office:value="1.75885449449553" calcext:value-type="float">
            <text:p>1.76</text:p>
          </table:table-cell>
          <table:table-cell table:formula="of:=([.L62]-[.$L$15])/[.$K$12]" office:value-type="float" office:value="2.2962822567025" calcext:value-type="float">
            <text:p>2.30</text:p>
          </table:table-cell>
          <table:table-cell table:number-columns-repeated="999"/>
        </table:table-row>
        <table:table-row table:style-name="ro7">
          <table:table-cell/>
          <table:table-cell table:formula="of:=[.B62]-1" office:value-type="float" office:value="42" calcext:value-type="float">
            <text:p>42</text:p>
          </table:table-cell>
          <table:table-cell table:formula="of:=IF([.A63]=1;-[.O63];0)" office:value-type="float" office:value="0" calcext:value-type="float">
            <text:p/>
          </table:table-cell>
          <table:table-cell/>
          <table:table-cell table:formula="of:=[.C63]+[.E62]" office:value-type="float" office:value="-3.4" calcext:value-type="float">
            <text:p>-3.4</text:p>
          </table:table-cell>
          <table:table-cell/>
          <table:table-cell table:formula="of:=([.B63]*[.C63]+[.G62]*[.E62])/[.E63]" office:value-type="float" office:value="84.3330806206449" calcext:value-type="float">
            <text:p>84.3</text:p>
          </table:table-cell>
          <table:table-cell table:formula="of:=([.B63]-[.B62])*[.E62]" office:value-type="float" office:value="3.4" calcext:value-type="float">
            <text:p>3.4</text:p>
          </table:table-cell>
          <table:table-cell table:formula="of:=[.H63]+[.I62]" office:value-type="float" office:value="143.932474110193" calcext:value-type="float">
            <text:p>143.9</text:p>
          </table:table-cell>
          <table:table-cell table:formula="of:=[.J62]+[.$C$15]*([.B63]-[.B62])" office:value-type="float" office:value="142.8" calcext:value-type="float">
            <text:p>143</text:p>
          </table:table-cell>
          <table:table-cell table:formula="of:=[.K62]+[.H63]/[.B63]" office:value-type="float" office:value="3.3782394801096" calcext:value-type="float">
            <text:p>3.38</text:p>
          </table:table-cell>
          <table:table-cell table:formula="of:=[.L62]+[.H63]" office:value-type="float" office:value="205.132474110193" calcext:value-type="float">
            <text:p>205</text:p>
          </table:table-cell>
          <table:table-cell table:formula="of:=ABS([.E63])*[.B63]/[.L63]" office:value-type="float" office:value="0.696135512523926" calcext:value-type="float">
            <text:p>0.7</text:p>
          </table:table-cell>
          <table:table-cell table:formula="of:=[.H63]*[.$M$13]+[.C63]*[.B63]+[.N62]" office:value-type="float" office:value="226.098711165289" calcext:value-type="float">
            <text:p>226.1</text:p>
          </table:table-cell>
          <table:table-cell table:formula="of:=[.N63]/[.B63]" office:value-type="float" office:value="5.38330264679259" calcext:value-type="float">
            <text:p>5.4</text:p>
          </table:table-cell>
          <table:table-cell/>
          <table:table-cell table:formula="of:=[.J63]/[.$K$12]" office:value-type="float" office:value="2.33333333333333" calcext:value-type="float">
            <text:p>2.33</text:p>
          </table:table-cell>
          <table:table-cell table:formula="of:=[.L63]/[.J63]" office:value-type="float" office:value="1.43650191953917" calcext:value-type="float">
            <text:p>1.44</text:p>
          </table:table-cell>
          <table:table-cell table:formula="of:=[.L63]/[.$K$12]" office:value-type="float" office:value="3.35183781225805" calcext:value-type="float">
            <text:p>3.35</text:p>
          </table:table-cell>
          <table:table-cell/>
          <table:table-cell table:formula="of:=([.J63]-[.$J$15])/[.$K$12]" office:value-type="float" office:value="1.33333333333333" calcext:value-type="float">
            <text:p>1.33</text:p>
          </table:table-cell>
          <table:table-cell table:formula="of:=[.W63]/[.U63]" office:value-type="float" office:value="1.76387835919354" calcext:value-type="float">
            <text:p>1.76</text:p>
          </table:table-cell>
          <table:table-cell table:formula="of:=([.L63]-[.$L$15])/[.$K$12]" office:value-type="float" office:value="2.35183781225805" calcext:value-type="float">
            <text:p>2.35</text:p>
          </table:table-cell>
          <table:table-cell table:number-columns-repeated="999"/>
        </table:table-row>
        <table:table-row table:style-name="ro7">
          <table:table-cell/>
          <table:table-cell table:formula="of:=[.B63]-1" office:value-type="float" office:value="41" calcext:value-type="float">
            <text:p>41</text:p>
          </table:table-cell>
          <table:table-cell table:formula="of:=IF([.A64]=1;-[.O64];0)" office:value-type="float" office:value="0" calcext:value-type="float">
            <text:p/>
          </table:table-cell>
          <table:table-cell/>
          <table:table-cell table:formula="of:=[.C64]+[.E63]" office:value-type="float" office:value="-3.4" calcext:value-type="float">
            <text:p>-3.4</text:p>
          </table:table-cell>
          <table:table-cell/>
          <table:table-cell table:formula="of:=([.B64]*[.C64]+[.G63]*[.E63])/[.E64]" office:value-type="float" office:value="84.3330806206449" calcext:value-type="float">
            <text:p>84.3</text:p>
          </table:table-cell>
          <table:table-cell table:formula="of:=([.B64]-[.B63])*[.E63]" office:value-type="float" office:value="3.4" calcext:value-type="float">
            <text:p>3.4</text:p>
          </table:table-cell>
          <table:table-cell table:formula="of:=[.H64]+[.I63]" office:value-type="float" office:value="147.332474110193" calcext:value-type="float">
            <text:p>147.3</text:p>
          </table:table-cell>
          <table:table-cell table:formula="of:=[.J63]+[.$C$15]*([.B64]-[.B63])" office:value-type="float" office:value="144.5" calcext:value-type="float">
            <text:p>145</text:p>
          </table:table-cell>
          <table:table-cell table:formula="of:=[.K63]+[.H64]/[.B64]" office:value-type="float" office:value="3.46116630937789" calcext:value-type="float">
            <text:p>3.46</text:p>
          </table:table-cell>
          <table:table-cell table:formula="of:=[.L63]+[.H64]" office:value-type="float" office:value="208.532474110193" calcext:value-type="float">
            <text:p>209</text:p>
          </table:table-cell>
          <table:table-cell table:formula="of:=ABS([.E64])*[.B64]/[.L64]" office:value-type="float" office:value="0.668481015222302" calcext:value-type="float">
            <text:p>0.7</text:p>
          </table:table-cell>
          <table:table-cell table:formula="of:=[.H64]*[.$M$13]+[.C64]*[.B64]+[.N63]" office:value-type="float" office:value="234.598711165289" calcext:value-type="float">
            <text:p>234.6</text:p>
          </table:table-cell>
          <table:table-cell table:formula="of:=[.N64]/[.B64]" office:value-type="float" office:value="5.72191978451924" calcext:value-type="float">
            <text:p>5.7</text:p>
          </table:table-cell>
          <table:table-cell/>
          <table:table-cell table:formula="of:=[.J64]/[.$K$12]" office:value-type="float" office:value="2.36111111111111" calcext:value-type="float">
            <text:p>2.36</text:p>
          </table:table-cell>
          <table:table-cell table:formula="of:=[.L64]/[.J64]" office:value-type="float" office:value="1.44313130872106" calcext:value-type="float">
            <text:p>1.44</text:p>
          </table:table-cell>
          <table:table-cell table:formula="of:=[.L64]/[.$K$12]" office:value-type="float" office:value="3.40739336781361" calcext:value-type="float">
            <text:p>3.41</text:p>
          </table:table-cell>
          <table:table-cell/>
          <table:table-cell table:formula="of:=([.J64]-[.$J$15])/[.$K$12]" office:value-type="float" office:value="1.36111111111111" calcext:value-type="float">
            <text:p>1.36</text:p>
          </table:table-cell>
          <table:table-cell table:formula="of:=[.W64]/[.U64]" office:value-type="float" office:value="1.76869716818959" calcext:value-type="float">
            <text:p>1.77</text:p>
          </table:table-cell>
          <table:table-cell table:formula="of:=([.L64]-[.$L$15])/[.$K$12]" office:value-type="float" office:value="2.40739336781361" calcext:value-type="float">
            <text:p>2.41</text:p>
          </table:table-cell>
          <table:table-cell table:number-columns-repeated="999"/>
        </table:table-row>
        <table:table-row table:style-name="ro7">
          <table:table-cell/>
          <table:table-cell table:formula="of:=[.B64]-1" office:value-type="float" office:value="40" calcext:value-type="float">
            <text:p>40</text:p>
          </table:table-cell>
          <table:table-cell table:formula="of:=IF([.A65]=1;-[.O65];0)" office:value-type="float" office:value="0" calcext:value-type="float">
            <text:p/>
          </table:table-cell>
          <table:table-cell/>
          <table:table-cell table:formula="of:=[.C65]+[.E64]" office:value-type="float" office:value="-3.4" calcext:value-type="float">
            <text:p>-3.4</text:p>
          </table:table-cell>
          <table:table-cell/>
          <table:table-cell table:formula="of:=([.B65]*[.C65]+[.G64]*[.E64])/[.E65]" office:value-type="float" office:value="84.3330806206449" calcext:value-type="float">
            <text:p>84.3</text:p>
          </table:table-cell>
          <table:table-cell table:formula="of:=([.B65]-[.B64])*[.E64]" office:value-type="float" office:value="3.4" calcext:value-type="float">
            <text:p>3.4</text:p>
          </table:table-cell>
          <table:table-cell table:formula="of:=[.H65]+[.I64]" office:value-type="float" office:value="150.732474110193" calcext:value-type="float">
            <text:p>150.7</text:p>
          </table:table-cell>
          <table:table-cell table:formula="of:=[.J64]+[.$C$15]*([.B65]-[.B64])" office:value-type="float" office:value="146.2" calcext:value-type="float">
            <text:p>146</text:p>
          </table:table-cell>
          <table:table-cell table:formula="of:=[.K64]+[.H65]/[.B65]" office:value-type="float" office:value="3.54616630937789" calcext:value-type="float">
            <text:p>3.55</text:p>
          </table:table-cell>
          <table:table-cell table:formula="of:=[.L64]+[.H65]" office:value-type="float" office:value="211.932474110193" calcext:value-type="float">
            <text:p>212</text:p>
          </table:table-cell>
          <table:table-cell table:formula="of:=ABS([.E65])*[.B65]/[.L65]" office:value-type="float" office:value="0.641713831591886" calcext:value-type="float">
            <text:p>0.6</text:p>
          </table:table-cell>
          <table:table-cell table:formula="of:=[.H65]*[.$M$13]+[.C65]*[.B65]+[.N64]" office:value-type="float" office:value="243.098711165289" calcext:value-type="float">
            <text:p>243.1</text:p>
          </table:table-cell>
          <table:table-cell table:formula="of:=[.N65]/[.B65]" office:value-type="float" office:value="6.07746777913222" calcext:value-type="float">
            <text:p>6.1</text:p>
          </table:table-cell>
          <table:table-cell/>
          <table:table-cell table:formula="of:=[.J65]/[.$K$12]" office:value-type="float" office:value="2.38888888888889" calcext:value-type="float">
            <text:p>2.39</text:p>
          </table:table-cell>
          <table:table-cell table:formula="of:=[.L65]/[.J65]" office:value-type="float" office:value="1.44960652606151" calcext:value-type="float">
            <text:p>1.45</text:p>
          </table:table-cell>
          <table:table-cell table:formula="of:=[.L65]/[.$K$12]" office:value-type="float" office:value="3.46294892336916" calcext:value-type="float">
            <text:p>3.46</text:p>
          </table:table-cell>
          <table:table-cell/>
          <table:table-cell table:formula="of:=([.J65]-[.$J$15])/[.$K$12]" office:value-type="float" office:value="1.38888888888889" calcext:value-type="float">
            <text:p>1.39</text:p>
          </table:table-cell>
          <table:table-cell table:formula="of:=[.W65]/[.U65]" office:value-type="float" office:value="1.7733232248258" calcext:value-type="float">
            <text:p>1.77</text:p>
          </table:table-cell>
          <table:table-cell table:formula="of:=([.L65]-[.$L$15])/[.$K$12]" office:value-type="float" office:value="2.46294892336916" calcext:value-type="float">
            <text:p>2.46</text:p>
          </table:table-cell>
          <table:table-cell table:number-columns-repeated="999"/>
        </table:table-row>
        <table:table-row table:style-name="ro7">
          <table:table-cell/>
          <table:table-cell table:formula="of:=[.B65]-1" office:value-type="float" office:value="39" calcext:value-type="float">
            <text:p>39</text:p>
          </table:table-cell>
          <table:table-cell table:style-name="Default"/>
          <table:table-cell/>
          <table:table-cell table:formula="of:=[.C66]+[.E65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6]-1" office:value-type="float" office:value="38" calcext:value-type="float">
            <text:p>38</text:p>
          </table:table-cell>
          <table:table-cell table:style-name="Default"/>
          <table:table-cell/>
          <table:table-cell table:formula="of:=[.C67]+[.E66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7]-1" office:value-type="float" office:value="37" calcext:value-type="float">
            <text:p>37</text:p>
          </table:table-cell>
          <table:table-cell table:style-name="Default"/>
          <table:table-cell/>
          <table:table-cell table:formula="of:=[.C68]+[.E67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8]-1" office:value-type="float" office:value="36" calcext:value-type="float">
            <text:p>36</text:p>
          </table:table-cell>
          <table:table-cell table:style-name="Default"/>
          <table:table-cell/>
          <table:table-cell table:formula="of:=[.C69]+[.E68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9]-1" office:value-type="float" office:value="35" calcext:value-type="float">
            <text:p>35</text:p>
          </table:table-cell>
          <table:table-cell table:style-name="Default"/>
          <table:table-cell/>
          <table:table-cell table:formula="of:=[.C70]+[.E69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0]-1" office:value-type="float" office:value="34" calcext:value-type="float">
            <text:p>34</text:p>
          </table:table-cell>
          <table:table-cell table:style-name="Default"/>
          <table:table-cell/>
          <table:table-cell table:formula="of:=[.C71]+[.E70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1]-1" office:value-type="float" office:value="33" calcext:value-type="float">
            <text:p>33</text:p>
          </table:table-cell>
          <table:table-cell table:style-name="Default"/>
          <table:table-cell/>
          <table:table-cell table:formula="of:=[.C72]+[.E71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2]-1" office:value-type="float" office:value="32" calcext:value-type="float">
            <text:p>32</text:p>
          </table:table-cell>
          <table:table-cell table:style-name="Default"/>
          <table:table-cell/>
          <table:table-cell table:formula="of:=[.C73]+[.E72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3]-1" office:value-type="float" office:value="31" calcext:value-type="float">
            <text:p>31</text:p>
          </table:table-cell>
          <table:table-cell table:style-name="Default"/>
          <table:table-cell/>
          <table:table-cell table:formula="of:=[.C74]+[.E73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4]-1" office:value-type="float" office:value="30" calcext:value-type="float">
            <text:p>30</text:p>
          </table:table-cell>
          <table:table-cell table:style-name="Default"/>
          <table:table-cell/>
          <table:table-cell table:formula="of:=[.C75]+[.E74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5]-1" office:value-type="float" office:value="29" calcext:value-type="float">
            <text:p>29</text:p>
          </table:table-cell>
          <table:table-cell table:style-name="Default"/>
          <table:table-cell/>
          <table:table-cell table:formula="of:=[.C76]+[.E75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6]-1" office:value-type="float" office:value="28" calcext:value-type="float">
            <text:p>28</text:p>
          </table:table-cell>
          <table:table-cell table:style-name="Default"/>
          <table:table-cell/>
          <table:table-cell table:formula="of:=[.C77]+[.E76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7]-1" office:value-type="float" office:value="27" calcext:value-type="float">
            <text:p>27</text:p>
          </table:table-cell>
          <table:table-cell table:style-name="Default"/>
          <table:table-cell/>
          <table:table-cell table:formula="of:=[.C78]+[.E77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8]-1" office:value-type="float" office:value="26" calcext:value-type="float">
            <text:p>26</text:p>
          </table:table-cell>
          <table:table-cell table:style-name="Default"/>
          <table:table-cell/>
          <table:table-cell table:formula="of:=[.C79]+[.E78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9]-1" office:value-type="float" office:value="25" calcext:value-type="float">
            <text:p>25</text:p>
          </table:table-cell>
          <table:table-cell table:style-name="Default"/>
          <table:table-cell/>
          <table:table-cell table:formula="of:=[.C80]+[.E79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0]-1" office:value-type="float" office:value="24" calcext:value-type="float">
            <text:p>24</text:p>
          </table:table-cell>
          <table:table-cell table:style-name="Default"/>
          <table:table-cell/>
          <table:table-cell table:formula="of:=[.C81]+[.E80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1]-1" office:value-type="float" office:value="23" calcext:value-type="float">
            <text:p>23</text:p>
          </table:table-cell>
          <table:table-cell table:style-name="Default"/>
          <table:table-cell/>
          <table:table-cell table:formula="of:=[.C82]+[.E81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2]-1" office:value-type="float" office:value="22" calcext:value-type="float">
            <text:p>22</text:p>
          </table:table-cell>
          <table:table-cell table:style-name="Default"/>
          <table:table-cell/>
          <table:table-cell table:formula="of:=[.C83]+[.E82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3]-1" office:value-type="float" office:value="21" calcext:value-type="float">
            <text:p>21</text:p>
          </table:table-cell>
          <table:table-cell table:style-name="Default"/>
          <table:table-cell/>
          <table:table-cell table:formula="of:=[.C84]+[.E83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4]-1" office:value-type="float" office:value="20" calcext:value-type="float">
            <text:p>20</text:p>
          </table:table-cell>
          <table:table-cell table:style-name="Default"/>
          <table:table-cell/>
          <table:table-cell table:formula="of:=[.C85]+[.E84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5]-1" office:value-type="float" office:value="19" calcext:value-type="float">
            <text:p>19</text:p>
          </table:table-cell>
          <table:table-cell table:style-name="Default"/>
          <table:table-cell/>
          <table:table-cell table:formula="of:=[.C86]+[.E85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6]-1" office:value-type="float" office:value="18" calcext:value-type="float">
            <text:p>18</text:p>
          </table:table-cell>
          <table:table-cell table:style-name="Default"/>
          <table:table-cell/>
          <table:table-cell table:formula="of:=[.C87]+[.E86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7]-1" office:value-type="float" office:value="17" calcext:value-type="float">
            <text:p>17</text:p>
          </table:table-cell>
          <table:table-cell table:style-name="Default"/>
          <table:table-cell/>
          <table:table-cell table:formula="of:=[.C88]+[.E87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8]-1" office:value-type="float" office:value="16" calcext:value-type="float">
            <text:p>16</text:p>
          </table:table-cell>
          <table:table-cell table:style-name="Default"/>
          <table:table-cell/>
          <table:table-cell table:formula="of:=[.C89]+[.E88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9]-1" office:value-type="float" office:value="15" calcext:value-type="float">
            <text:p>15</text:p>
          </table:table-cell>
          <table:table-cell table:style-name="Default"/>
          <table:table-cell/>
          <table:table-cell table:formula="of:=[.C90]+[.E89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0]-1" office:value-type="float" office:value="14" calcext:value-type="float">
            <text:p>14</text:p>
          </table:table-cell>
          <table:table-cell table:style-name="Default"/>
          <table:table-cell/>
          <table:table-cell table:formula="of:=[.C91]+[.E90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1]-1" office:value-type="float" office:value="13" calcext:value-type="float">
            <text:p>13</text:p>
          </table:table-cell>
          <table:table-cell table:style-name="Default"/>
          <table:table-cell/>
          <table:table-cell table:formula="of:=[.C92]+[.E91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2]-1" office:value-type="float" office:value="12" calcext:value-type="float">
            <text:p>12</text:p>
          </table:table-cell>
          <table:table-cell table:style-name="Default"/>
          <table:table-cell/>
          <table:table-cell table:formula="of:=[.C93]+[.E92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3]-1" office:value-type="float" office:value="11" calcext:value-type="float">
            <text:p>11</text:p>
          </table:table-cell>
          <table:table-cell table:style-name="Default"/>
          <table:table-cell/>
          <table:table-cell table:formula="of:=[.C94]+[.E93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4]-1" office:value-type="float" office:value="10" calcext:value-type="float">
            <text:p>10</text:p>
          </table:table-cell>
          <table:table-cell table:style-name="Default"/>
          <table:table-cell/>
          <table:table-cell table:formula="of:=[.C95]+[.E94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5]-1" office:value-type="float" office:value="9" calcext:value-type="float">
            <text:p>9</text:p>
          </table:table-cell>
          <table:table-cell table:style-name="Default"/>
          <table:table-cell/>
          <table:table-cell table:formula="of:=[.C96]+[.E95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6]-1" office:value-type="float" office:value="8" calcext:value-type="float">
            <text:p>8</text:p>
          </table:table-cell>
          <table:table-cell table:style-name="Default"/>
          <table:table-cell/>
          <table:table-cell table:formula="of:=[.C97]+[.E96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7]-1" office:value-type="float" office:value="7" calcext:value-type="float">
            <text:p>7</text:p>
          </table:table-cell>
          <table:table-cell table:style-name="Default"/>
          <table:table-cell/>
          <table:table-cell table:formula="of:=[.C98]+[.E97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8]-1" office:value-type="float" office:value="6" calcext:value-type="float">
            <text:p>6</text:p>
          </table:table-cell>
          <table:table-cell table:style-name="Default"/>
          <table:table-cell/>
          <table:table-cell table:formula="of:=[.C99]+[.E98]" office:value-type="float" office:value="-3.4" calcext:value-type="float">
            <text:p>-3.4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</table:table>
      <table:table table:name="6matrix" table:style-name="ta1">
        <table:table-column table:style-name="co65" table:default-cell-style-name="Default"/>
        <table:table-column table:style-name="co66" table:number-columns-repeated="2" table:default-cell-style-name="Default"/>
        <table:table-column table:style-name="co28" table:default-cell-style-name="ce646"/>
        <table:table-column table:style-name="co67" table:number-columns-repeated="5" table:default-cell-style-name="Default"/>
        <table:table-column table:style-name="co28" table:default-cell-style-name="Default"/>
        <table:table-column table:style-name="co4" table:number-columns-repeated="1014" table:default-cell-style-name="Default"/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616" office:value-type="string" calcext:value-type="string">
            <text:p>ask</text:p>
          </table:table-cell>
          <table:table-cell table:style-name="ce647"/>
          <table:table-cell table:style-name="ce616" office:value-type="float" office:value="1089" calcext:value-type="float">
            <text:p>1089</text:p>
          </table:table-cell>
          <table:table-cell table:style-name="ce616" office:value-type="float" office:value="975.3" calcext:value-type="float">
            <text:p>975.3</text:p>
          </table:table-cell>
          <table:table-cell table:style-name="ce616" office:value-type="float" office:value="1017" calcext:value-type="float">
            <text:p>1017</text:p>
          </table:table-cell>
          <table:table-cell table:style-name="ce616" office:value-type="float" office:value="890" calcext:value-type="float">
            <text:p>890</text:p>
          </table:table-cell>
          <table:table-cell table:style-name="ce616" office:value-type="float" office:value="1036.68" calcext:value-type="float">
            <text:p>1036.68</text:p>
          </table:table-cell>
          <table:table-cell table:number-columns-repeated="3"/>
          <table:table-cell office:value-type="string" calcext:value-type="string">
            <text:p>vol weight</text:p>
          </table:table-cell>
          <table:table-cell table:number-columns-repeated="1011"/>
        </table:table-row>
        <table:table-row table:style-name="ro7">
          <table:table-cell/>
          <table:table-cell table:style-name="ce616" office:value-type="string" calcext:value-type="string">
            <text:p>bid</text:p>
          </table:table-cell>
          <table:table-cell table:style-name="ce648" office:value-type="string" calcext:value-type="string">
            <text:p>spread</text:p>
          </table:table-cell>
          <table:table-cell/>
          <table:table-cell table:style-name="ce656" office:value-type="string" calcext:value-type="string">
            <text:p>gox</text:p>
          </table:table-cell>
          <table:table-cell table:style-name="ce663" office:value-type="string" calcext:value-type="string">
            <text:p>bstp</text:p>
          </table:table-cell>
          <table:table-cell table:style-name="ce666" office:value-type="string" calcext:value-type="string">
            <text:p>base</text:p>
          </table:table-cell>
          <table:table-cell table:style-name="ce669" office:value-type="string" calcext:value-type="string">
            <text:p>btce</text:p>
          </table:table-cell>
          <table:table-cell table:style-name="ce672" office:value-type="string" calcext:value-type="string">
            <text:p>china</text:p>
          </table:table-cell>
          <table:table-cell table:number-columns-repeated="3"/>
          <table:table-cell office:value-type="string" calcext:value-type="string">
            <text:p>spread</text:p>
          </table:table-cell>
          <table:table-cell table:number-columns-repeated="1011"/>
        </table:table-row>
        <table:table-row table:style-name="ro8">
          <table:table-cell table:style-name="ce646"/>
          <table:table-cell table:style-name="ce647"/>
          <table:table-cell table:style-name="ce646"/>
          <table:table-cell/>
          <table:table-cell table:style-name="ce657" table:number-columns-repeated="5"/>
          <table:table-cell table:style-name="ce646" table:number-columns-repeated="1015"/>
        </table:table-row>
        <table:table-row table:style-name="ro7">
          <table:table-cell/>
          <table:table-cell table:style-name="ce616" office:value-type="float" office:value="1077" calcext:value-type="float">
            <text:p>1077</text:p>
          </table:table-cell>
          <table:table-cell table:style-name="ce649" office:value-type="string" calcext:value-type="string">
            <text:p>gox</text:p>
          </table:table-cell>
          <table:table-cell table:style-name="ce655"/>
          <table:table-cell table:style-name="ce658" table:formula="of:=([.B5]-[.E2])/[.E2]*100" office:value-type="float" office:value="-1.10192837465565" calcext:value-type="float">
            <text:p>-1.10</text:p>
          </table:table-cell>
          <table:table-cell table:style-name="ce659" table:formula="of:=([.B5]-[.F2])/[.F2]*100" office:value-type="float" office:value="10.4275607505383" calcext:value-type="float">
            <text:p>10.43</text:p>
          </table:table-cell>
          <table:table-cell table:style-name="ce659" table:formula="of:=([.B5]-[.G2])/[.G2]*100" office:value-type="float" office:value="5.89970501474926" calcext:value-type="float">
            <text:p>5.90</text:p>
          </table:table-cell>
          <table:table-cell table:style-name="ce659" table:formula="of:=([.B5]-[.H2])/[.H2]*100" office:value-type="float" office:value="21.0112359550562" calcext:value-type="float">
            <text:p>21.01</text:p>
          </table:table-cell>
          <table:table-cell table:style-name="ce659" table:formula="of:=([.B5]-[.I2])/[.I2]*100" office:value-type="float" office:value="3.88933904387081" calcext:value-type="float">
            <text:p>3.89</text:p>
          </table:table-cell>
          <table:table-cell/>
          <table:table-cell table:style-name="ce660" table:formula="of:=SUM([.E5:.I5])" office:value-type="float" office:value="40.1259123895589" calcext:value-type="float">
            <text:p>40.1</text:p>
          </table:table-cell>
          <table:table-cell table:number-columns-repeated="1013"/>
        </table:table-row>
        <table:table-row table:style-name="ro7">
          <table:table-cell/>
          <table:table-cell table:style-name="ce616" office:value-type="float" office:value="975" calcext:value-type="float">
            <text:p>975</text:p>
          </table:table-cell>
          <table:table-cell table:style-name="ce650" office:value-type="string" calcext:value-type="string">
            <text:p>bstp</text:p>
          </table:table-cell>
          <table:table-cell table:style-name="ce655"/>
          <table:table-cell table:style-name="ce659" table:formula="of:=([.B6]-[.$E$2])/[.$E$2]*100" office:value-type="float" office:value="-10.4683195592287" calcext:value-type="float">
            <text:p>-10.47</text:p>
          </table:table-cell>
          <table:table-cell table:style-name="ce664" table:formula="of:=([.B6]-[.F2])/[.F2]*100" office:value-type="float" office:value="-0.030759766225772" calcext:value-type="float">
            <text:p>-0.03</text:p>
          </table:table-cell>
          <table:table-cell table:style-name="ce659" table:formula="of:=([.$B$6]-[.G2])/[.G2]*100" office:value-type="float" office:value="-4.12979351032448" calcext:value-type="float">
            <text:p>-4.13</text:p>
          </table:table-cell>
          <table:table-cell table:style-name="ce659" table:formula="of:=([.$B$6]-[.H2])/[.H2]*100" office:value-type="float" office:value="9.55056179775281" calcext:value-type="float">
            <text:p>9.55</text:p>
          </table:table-cell>
          <table:table-cell table:style-name="ce659" table:formula="of:=([.$B$6]-[.I2])/[.I2]*100" office:value-type="float" office:value="-5.94976270401667" calcext:value-type="float">
            <text:p>-5.95</text:p>
          </table:table-cell>
          <table:table-cell table:number-columns-repeated="1015"/>
        </table:table-row>
        <table:table-row table:style-name="ro7">
          <table:table-cell/>
          <table:table-cell table:style-name="ce616" office:value-type="float" office:value="996" calcext:value-type="float">
            <text:p>996</text:p>
          </table:table-cell>
          <table:table-cell table:style-name="ce651" office:value-type="string" calcext:value-type="string">
            <text:p>base</text:p>
          </table:table-cell>
          <table:table-cell table:style-name="ce655"/>
          <table:table-cell table:style-name="ce659" table:formula="of:=([.B7]-[.$E$2])/[.$E$2]*100" office:value-type="float" office:value="-8.53994490358127" calcext:value-type="float">
            <text:p>-8.54</text:p>
          </table:table-cell>
          <table:table-cell table:style-name="ce659" table:formula="of:=([.B7]-[.F2])/[.F2]*100" office:value-type="float" office:value="2.1224238695786" calcext:value-type="float">
            <text:p>2.12</text:p>
          </table:table-cell>
          <table:table-cell table:style-name="ce667" table:formula="of:=([.B7]-[.G2])/[.G2]*100" office:value-type="float" office:value="-2.06489675516224" calcext:value-type="float">
            <text:p>-2.06</text:p>
          </table:table-cell>
          <table:table-cell table:style-name="ce659" table:formula="of:=([.B7]-[.H2])/[.H2]*100" office:value-type="float" office:value="11.9101123595506" calcext:value-type="float">
            <text:p>11.91</text:p>
          </table:table-cell>
          <table:table-cell table:style-name="ce659" table:formula="of:=([.B7]-[.I2])/[.I2]*100" office:value-type="float" office:value="-3.92406528533396" calcext:value-type="float">
            <text:p>-3.92</text:p>
          </table:table-cell>
          <table:table-cell table:number-columns-repeated="1015"/>
        </table:table-row>
        <table:table-row table:style-name="ro7">
          <table:table-cell/>
          <table:table-cell table:style-name="ce616" office:value-type="float" office:value="889" calcext:value-type="float">
            <text:p>889</text:p>
          </table:table-cell>
          <table:table-cell table:style-name="ce652" office:value-type="string" calcext:value-type="string">
            <text:p>btce</text:p>
          </table:table-cell>
          <table:table-cell table:style-name="ce655"/>
          <table:table-cell table:style-name="ce659" table:formula="of:=([.B8]-[.$E$2])/[.$E$2]*100" office:value-type="float" office:value="-18.3654729109275" calcext:value-type="float">
            <text:p>-18.37</text:p>
          </table:table-cell>
          <table:table-cell table:style-name="ce659" table:formula="of:=([.B8]-[.F2])/[.F2]*100" office:value-type="float" office:value="-8.84855941761509" calcext:value-type="float">
            <text:p>-8.85</text:p>
          </table:table-cell>
          <table:table-cell table:style-name="ce659" table:formula="of:=([.B8]-[.G2])/[.G2]*100" office:value-type="float" office:value="-12.5860373647984" calcext:value-type="float">
            <text:p>-12.59</text:p>
          </table:table-cell>
          <table:table-cell table:style-name="ce670" table:formula="of:=([.B8]-[.H2])/[.H2]*100" office:value-type="float" office:value="-0.112359550561798" calcext:value-type="float">
            <text:p>-0.11</text:p>
          </table:table-cell>
          <table:table-cell table:style-name="ce659" table:formula="of:=([.B8]-[.I2])/[.I2]*100" office:value-type="float" office:value="-14.2454759424316" calcext:value-type="float">
            <text:p>-14.25</text:p>
          </table:table-cell>
          <table:table-cell table:number-columns-repeated="1015"/>
        </table:table-row>
        <table:table-row table:style-name="ro7">
          <table:table-cell/>
          <table:table-cell table:style-name="ce616" office:value-type="float" office:value="1033.4" calcext:value-type="float">
            <text:p>1033.4</text:p>
          </table:table-cell>
          <table:table-cell table:style-name="ce653" office:value-type="string" calcext:value-type="string">
            <text:p>china</text:p>
          </table:table-cell>
          <table:table-cell table:style-name="ce655"/>
          <table:table-cell table:style-name="ce659" table:formula="of:=([.$B$9]-[.E$2])/[.E$2]*100" office:value-type="float" office:value="-5.10560146923782" calcext:value-type="float">
            <text:p>-5.11</text:p>
          </table:table-cell>
          <table:table-cell table:style-name="ce659" table:formula="of:=([.$B$9]-[.F$2])/[.F$2]*100" office:value-type="float" office:value="5.9571413923921" calcext:value-type="float">
            <text:p>5.96</text:p>
          </table:table-cell>
          <table:table-cell table:style-name="ce659" table:formula="of:=([.$B$9]-[.G$2])/[.G$2]*100" office:value-type="float" office:value="1.61258603736481" calcext:value-type="float">
            <text:p>1.61</text:p>
          </table:table-cell>
          <table:table-cell table:style-name="ce659" table:formula="of:=([.$B$9]-[.H$2])/[.H$2]*100" office:value-type="float" office:value="16.1123595505618" calcext:value-type="float">
            <text:p>16.11</text:p>
          </table:table-cell>
          <table:table-cell table:style-name="ce673" table:formula="of:=([.B9]-[.I2])/[.I2]*100" office:value-type="float" office:value="-0.316394644441869" calcext:value-type="float">
            <text:p>-0.32</text:p>
          </table:table-cell>
          <table:table-cell table:number-columns-repeated="1015"/>
        </table:table-row>
        <table:table-row table:style-name="ro7">
          <table:table-cell table:number-columns-repeated="10"/>
          <table:table-cell table:style-name="ce623" office:value-type="string" calcext:value-type="string">
            <text:p>det</text:p>
          </table:table-cell>
          <table:table-cell office:value-type="string" calcext:value-type="string">
            <text:p>stddev</text:p>
          </table:table-cell>
          <table:table-cell table:number-columns-repeated="1012"/>
        </table:table-row>
        <table:table-row table:style-name="ro7">
          <table:table-cell table:number-columns-repeated="4"/>
          <table:table-cell table:style-name="ce660" table:formula="of:=SUM([.E5:.E9])" office:value-type="float" office:value="-43.5812672176308" calcext:value-type="float">
            <text:p>-43.6</text:p>
          </table:table-cell>
          <table:table-cell table:number-columns-repeated="5"/>
          <table:table-cell table:style-name="ce675" table:formula="of:=MDETERM([.E5:.G7])" office:value-type="float" office:value="0" calcext:value-type="float">
            <text:p>0.0000</text:p>
          </table:table-cell>
          <table:table-cell table:number-columns-repeated="1013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2"/>
          <table:table-cell table:style-name="ce616" office:value-type="string" calcext:value-type="string">
            <text:p>ask</text:p>
          </table:table-cell>
          <table:table-cell table:style-name="ce647"/>
          <table:table-cell table:style-name="ce616" office:value-type="float" office:value="1089" calcext:value-type="float">
            <text:p>1089</text:p>
          </table:table-cell>
          <table:table-cell table:style-name="ce616" office:value-type="float" office:value="975" calcext:value-type="float">
            <text:p>975</text:p>
          </table:table-cell>
          <table:table-cell table:style-name="ce616" office:value-type="float" office:value="1017" calcext:value-type="float">
            <text:p>1017</text:p>
          </table:table-cell>
          <table:table-cell table:style-name="ce616" office:value-type="float" office:value="890" calcext:value-type="float">
            <text:p>890</text:p>
          </table:table-cell>
          <table:table-cell table:style-name="ce616" office:value-type="float" office:value="1036" calcext:value-type="float">
            <text:p>1036</text:p>
          </table:table-cell>
          <table:table-cell table:number-columns-repeated="1015"/>
        </table:table-row>
        <table:table-row table:style-name="ro7">
          <table:table-cell/>
          <table:table-cell table:style-name="ce616" office:value-type="string" calcext:value-type="string">
            <text:p>bid</text:p>
          </table:table-cell>
          <table:table-cell table:style-name="ce648" office:value-type="string" calcext:value-type="string">
            <text:p>spread</text:p>
          </table:table-cell>
          <table:table-cell/>
          <table:table-cell table:style-name="ce656" office:value-type="string" calcext:value-type="string">
            <text:p>gox</text:p>
          </table:table-cell>
          <table:table-cell table:style-name="ce663" office:value-type="string" calcext:value-type="string">
            <text:p>bstp</text:p>
          </table:table-cell>
          <table:table-cell table:style-name="ce666" office:value-type="string" calcext:value-type="string">
            <text:p>base</text:p>
          </table:table-cell>
          <table:table-cell table:style-name="ce669" office:value-type="string" calcext:value-type="string">
            <text:p>btce</text:p>
          </table:table-cell>
          <table:table-cell table:style-name="ce672" office:value-type="string" calcext:value-type="string">
            <text:p>china</text:p>
          </table:table-cell>
          <table:table-cell table:number-columns-repeated="1015"/>
        </table:table-row>
        <table:table-row table:style-name="ro7">
          <table:table-cell/>
          <table:table-cell table:style-name="ce647"/>
          <table:table-cell table:style-name="ce646"/>
          <table:table-cell/>
          <table:table-cell table:style-name="ce657" table:number-columns-repeated="5"/>
          <table:table-cell table:number-columns-repeated="1015"/>
        </table:table-row>
        <table:table-row table:style-name="ro17">
          <table:table-cell/>
          <table:table-cell table:style-name="ce616" office:value-type="float" office:value="1089" calcext:value-type="float">
            <text:p>1089</text:p>
          </table:table-cell>
          <table:table-cell table:style-name="ce649" office:value-type="string" calcext:value-type="string">
            <text:p>gox</text:p>
          </table:table-cell>
          <table:table-cell table:style-name="ce655"/>
          <table:table-cell table:style-name="ce661" table:formula="of:=([.B20]-[.E17])/[.E17]*100" office:value-type="float" office:value="0" calcext:value-type="float">
            <text:p>0.0</text:p>
          </table:table-cell>
          <table:table-cell table:style-name="ce662" table:formula="of:=([.B20]-[.F17])/[.F17]*100" office:value-type="float" office:value="11.6923076923077" calcext:value-type="float">
            <text:p>11.7</text:p>
          </table:table-cell>
          <table:table-cell table:style-name="ce662" table:formula="of:=([.B20]-[.G17])/[.G17]*100" office:value-type="float" office:value="7.07964601769912" calcext:value-type="float">
            <text:p>7.1</text:p>
          </table:table-cell>
          <table:table-cell table:style-name="ce662" table:formula="of:=([.B20]-[.H17])/[.H17]*100" office:value-type="float" office:value="22.3595505617978" calcext:value-type="float">
            <text:p>22.4</text:p>
          </table:table-cell>
          <table:table-cell table:style-name="ce662" table:formula="of:=([.B20]-[.I17])/[.I17]*100" office:value-type="float" office:value="5.11583011583012" calcext:value-type="float">
            <text:p>5.1</text:p>
          </table:table-cell>
          <table:table-cell/>
          <table:table-cell table:formula="of:=[.I20]+[.H20]+[.G20]+[.F20]+[.E20]" office:value-type="float" office:value="46.2473343876347" calcext:value-type="float">
            <text:p>46.2473343876</text:p>
          </table:table-cell>
          <table:table-cell table:formula="of:=[.K20]/4" office:value-type="float" office:value="11.5618335969087" calcext:value-type="float">
            <text:p>11.5618335969</text:p>
          </table:table-cell>
          <table:table-cell table:number-columns-repeated="1012"/>
        </table:table-row>
        <table:table-row table:style-name="ro17">
          <table:table-cell/>
          <table:table-cell table:style-name="ce616" office:value-type="float" office:value="975" calcext:value-type="float">
            <text:p>975</text:p>
          </table:table-cell>
          <table:table-cell table:style-name="ce650" office:value-type="string" calcext:value-type="string">
            <text:p>bstp</text:p>
          </table:table-cell>
          <table:table-cell table:style-name="ce655"/>
          <table:table-cell table:style-name="ce662" table:formula="of:=([.B21]-[.$E$2])/[.$E$2]*100" office:value-type="float" office:value="-10.4683195592287" calcext:value-type="float">
            <text:p>-10.5</text:p>
          </table:table-cell>
          <table:table-cell table:style-name="ce665" table:formula="of:=([.B21]-[.F17])/[.F17]*100" office:value-type="float" office:value="0" calcext:value-type="float">
            <text:p>0.0</text:p>
          </table:table-cell>
          <table:table-cell table:style-name="ce662" table:formula="of:=([.$B$6]-[.G17])/[.G17]*100" office:value-type="float" office:value="-4.12979351032448" calcext:value-type="float">
            <text:p>-4.1</text:p>
          </table:table-cell>
          <table:table-cell table:style-name="ce662" table:formula="of:=([.$B$6]-[.H17])/[.H17]*100" office:value-type="float" office:value="9.55056179775281" calcext:value-type="float">
            <text:p>9.6</text:p>
          </table:table-cell>
          <table:table-cell table:style-name="ce662" table:formula="of:=([.$B$6]-[.I17])/[.I17]*100" office:value-type="float" office:value="-5.88803088803089" calcext:value-type="float">
            <text:p>-5.9</text:p>
          </table:table-cell>
          <table:table-cell table:number-columns-repeated="1015"/>
        </table:table-row>
        <table:table-row table:style-name="ro17">
          <table:table-cell/>
          <table:table-cell table:style-name="ce616" office:value-type="float" office:value="1017" calcext:value-type="float">
            <text:p>1017</text:p>
          </table:table-cell>
          <table:table-cell table:style-name="ce651" office:value-type="string" calcext:value-type="string">
            <text:p>base</text:p>
          </table:table-cell>
          <table:table-cell table:style-name="ce655"/>
          <table:table-cell table:style-name="ce662" table:formula="of:=([.B22]-[.$E$2])/[.$E$2]*100" office:value-type="float" office:value="-6.61157024793388" calcext:value-type="float">
            <text:p>-6.6</text:p>
          </table:table-cell>
          <table:table-cell table:style-name="ce662" table:formula="of:=([.B22]-[.F17])/[.F17]*100" office:value-type="float" office:value="4.30769230769231" calcext:value-type="float">
            <text:p>4.3</text:p>
          </table:table-cell>
          <table:table-cell table:style-name="ce668" table:formula="of:=([.B22]-[.G17])/[.G17]*100" office:value-type="float" office:value="0" calcext:value-type="float">
            <text:p>0.0</text:p>
          </table:table-cell>
          <table:table-cell table:style-name="ce662" table:formula="of:=([.B22]-[.H17])/[.H17]*100" office:value-type="float" office:value="14.2696629213483" calcext:value-type="float">
            <text:p>14.3</text:p>
          </table:table-cell>
          <table:table-cell table:style-name="ce662" table:formula="of:=([.B22]-[.I17])/[.I17]*100" office:value-type="float" office:value="-1.83397683397683" calcext:value-type="float">
            <text:p>-1.8</text:p>
          </table:table-cell>
          <table:table-cell table:number-columns-repeated="1015"/>
        </table:table-row>
        <table:table-row table:style-name="ro17">
          <table:table-cell/>
          <table:table-cell table:style-name="ce616" office:value-type="float" office:value="890" calcext:value-type="float">
            <text:p>890</text:p>
          </table:table-cell>
          <table:table-cell table:style-name="ce652" office:value-type="string" calcext:value-type="string">
            <text:p>btce</text:p>
          </table:table-cell>
          <table:table-cell table:style-name="ce655"/>
          <table:table-cell table:style-name="ce662" table:formula="of:=([.B23]-[.$E$2])/[.$E$2]*100" office:value-type="float" office:value="-18.2736455463728" calcext:value-type="float">
            <text:p>-18.3</text:p>
          </table:table-cell>
          <table:table-cell table:style-name="ce662" table:formula="of:=([.B23]-[.F17])/[.F17]*100" office:value-type="float" office:value="-8.71794871794872" calcext:value-type="float">
            <text:p>-8.7</text:p>
          </table:table-cell>
          <table:table-cell table:style-name="ce662" table:formula="of:=([.B23]-[.G17])/[.G17]*100" office:value-type="float" office:value="-12.4877089478859" calcext:value-type="float">
            <text:p>-12.5</text:p>
          </table:table-cell>
          <table:table-cell table:style-name="ce671" table:formula="of:=([.B23]-[.H17])/[.H17]*100" office:value-type="float" office:value="0" calcext:value-type="float">
            <text:p>0.0</text:p>
          </table:table-cell>
          <table:table-cell table:style-name="ce662" table:formula="of:=([.B23]-[.I17])/[.I17]*100" office:value-type="float" office:value="-14.0926640926641" calcext:value-type="float">
            <text:p>-14.1</text:p>
          </table:table-cell>
          <table:table-cell/>
          <table:table-cell table:formula="of:=[.I23]+[.H23]+[.G23]+[.F23]+[.E23]" office:value-type="float" office:value="-53.5719673048715" calcext:value-type="float">
            <text:p>-53.5719673049</text:p>
          </table:table-cell>
          <table:table-cell table:formula="of:=[.K23]/4" office:value-type="float" office:value="-13.3929918262179" calcext:value-type="float">
            <text:p>-13.3929918262</text:p>
          </table:table-cell>
          <table:table-cell/>
          <table:table-cell table:formula="of:=[.H27]+[.L23]" office:value-type="float" office:value="2.18004188164729" calcext:value-type="float">
            <text:p>2.1800418816</text:p>
          </table:table-cell>
          <table:table-cell table:number-columns-repeated="1010"/>
        </table:table-row>
        <table:table-row table:style-name="ro17">
          <table:table-cell/>
          <table:table-cell table:style-name="ce616" office:value-type="float" office:value="1036" calcext:value-type="float">
            <text:p>1036</text:p>
          </table:table-cell>
          <table:table-cell table:style-name="ce653" office:value-type="string" calcext:value-type="string">
            <text:p>china</text:p>
          </table:table-cell>
          <table:table-cell table:style-name="ce655"/>
          <table:table-cell table:style-name="ce662" table:formula="of:=([.$B$9]-[.E$2])/[.E$2]*100" office:value-type="float" office:value="-5.10560146923782" calcext:value-type="float">
            <text:p>-5.1</text:p>
          </table:table-cell>
          <table:table-cell table:style-name="ce662" table:formula="of:=([.$B$9]-[.F$2])/[.F$2]*100" office:value-type="float" office:value="5.9571413923921" calcext:value-type="float">
            <text:p>6.0</text:p>
          </table:table-cell>
          <table:table-cell table:style-name="ce662" table:formula="of:=([.$B$9]-[.G$2])/[.G$2]*100" office:value-type="float" office:value="1.61258603736481" calcext:value-type="float">
            <text:p>1.6</text:p>
          </table:table-cell>
          <table:table-cell table:style-name="ce662" table:formula="of:=([.$B$9]-[.H$2])/[.H$2]*100" office:value-type="float" office:value="16.1123595505618" calcext:value-type="float">
            <text:p>16.1</text:p>
          </table:table-cell>
          <table:table-cell table:style-name="ce674" table:formula="of:=([.B24]-[.I17])/[.I17]*100" office:value-type="float" office:value="0" calcext:value-type="float">
            <text:p>0.0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654" office:value-type="string" calcext:value-type="string">
            <text:p>sum</text:p>
          </table:table-cell>
          <table:table-cell/>
          <table:table-cell table:style-name="ce660" table:formula="of:=[.E20]+[.E21]+[.E22]+[.E23]+[.E24]" office:value-type="float" office:value="-40.4591368227732" calcext:value-type="float">
            <text:p>-40.5</text:p>
          </table:table-cell>
          <table:table-cell table:style-name="ce660" table:number-columns-repeated="2"/>
          <table:table-cell table:style-name="ce660" table:formula="of:=SUM([.H20:.H24])" office:value-type="float" office:value="62.2921348314607" calcext:value-type="float">
            <text:p>62.3</text:p>
          </table:table-cell>
          <table:table-cell table:style-name="ce660"/>
          <table:table-cell/>
          <table:table-cell table:style-name="ce675" table:formula="of:=MDETERM([.E20:.G22])" office:value-type="float" office:value="0" calcext:value-type="float">
            <text:p>0.0000</text:p>
          </table:table-cell>
          <table:table-cell/>
          <table:table-cell office:value-type="string" calcext:value-type="string">
            <text:p>+++++</text:p>
          </table:table-cell>
          <table:table-cell/>
          <table:table-cell office:value-type="string" calcext:value-type="string">
            <text:p>------</text:p>
          </table:table-cell>
          <table:table-cell table:number-columns-repeated="1009"/>
        </table:table-row>
        <table:table-row table:style-name="ro7">
          <table:table-cell table:number-columns-repeated="4"/>
          <table:table-cell table:formula="of:=[.E26]/4" office:value-type="float" office:value="-10.1147842056933" calcext:value-type="float">
            <text:p>-10.1147842057</text:p>
          </table:table-cell>
          <table:table-cell table:number-columns-repeated="2"/>
          <table:table-cell table:formula="of:=[.H26]/4" office:value-type="float" office:value="15.5730337078652" calcext:value-type="float">
            <text:p>15.5730337079</text:p>
          </table:table-cell>
          <table:table-cell table:number-columns-repeated="1016"/>
        </table:table-row>
        <table:table-row table:style-name="ro7">
          <table:table-cell table:number-columns-repeated="12"/>
          <table:table-cell table:formula="of:=[.E20]*[.F21]*[.H23]" office:value-type="float" office:value="0" calcext:value-type="float">
            <text:p>0</text:p>
          </table:table-cell>
          <table:table-cell/>
          <table:table-cell table:formula="of:=[.H20]*[.F21]*[.E23]" office:value-type="float" office:value="-0" calcext:value-type="float">
            <text:p>0</text:p>
          </table:table-cell>
          <table:table-cell table:number-columns-repeated="1009"/>
        </table:table-row>
        <table:table-row table:style-name="ro7">
          <table:table-cell table:number-columns-repeated="2"/>
          <table:table-cell office:value-type="string" calcext:value-type="string">
            <text:p>arb</text:p>
          </table:table-cell>
          <table:table-cell table:number-columns-repeated="9"/>
          <table:table-cell table:formula="of:=[.F20]*[.H21]*[.E23]" office:value-type="float" office:value="-2040.58340932702" calcext:value-type="float">
            <text:p>-2040.583409327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exch</text:p>
          </table:table-cell>
          <table:table-cell table:number-columns-repeated="9"/>
          <table:table-cell table:formula="of:=[.H20]*[.E21]*[.F23]" office:value-type="float" office:value="2040.58340932704" calcext:value-type="float">
            <text:p>2040.583409327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matrix</text:p>
          </table:table-cell>
          <table:table-cell table:number-columns-repeated="1021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7sim" table:style-name="ta1">
        <office:forms form:automatic-focus="false" form:apply-design-mode="false"/>
        <table:shapes>
          <draw:frame draw:z-index="0" draw:style-name="gr3" draw:text-style-name="P1" svg:width="3.2846in" svg:height="2.1854in" svg:x="10.1937in" svg:y="6.3185in">
            <draw:object draw:notify-on-update-of-ranges="7sim.E8:7sim.E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draw:text-style-name="P1" svg:width="3.2949in" svg:height="2.165in" svg:x="15.087in" svg:y="4.0776in">
            <draw:object draw:notify-on-update-of-ranges="7sim.N8:7sim.N4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3" draw:text-style-name="P1" svg:width="3.037in" svg:height="2.0075in" svg:x="10.1937in" svg:y="1.5657in">
            <draw:object draw:notify-on-update-of-ranges="7sim.C8:7sim.C48 7sim.P8:7sim.P48 7sim.C8:7sim.C48 7sim.X8:7sim.X4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3" draw:text-style-name="P1" svg:width="3.55in" svg:height="2.3913in" svg:x="14.5362in" svg:y="1.4866in">
            <draw:object draw:notify-on-update-of-ranges="7sim.N8:7sim.N48 7sim.R8:7sim.R4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3" draw:text-style-name="P1" svg:width="3.2504in" svg:height="2.3913in" svg:x="10.2161in" svg:y="3.715in">
            <draw:object draw:notify-on-update-of-ranges="7sim.B8:7sim.B48 7sim.N8:7sim.N48 7sim.B8:7sim.B48 7sim.R8:7sim.R4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6" table:default-cell-style-name="Default"/>
        <table:table-column table:style-name="co52" table:default-cell-style-name="Default"/>
        <table:table-column table:style-name="co19" table:default-cell-style-name="Default"/>
        <table:table-column table:style-name="co22" table:default-cell-style-name="ce718"/>
        <table:table-column table:style-name="co72" table:default-cell-style-name="Default"/>
        <table:table-column table:style-name="co43" table:number-columns-repeated="2" table:default-cell-style-name="Default"/>
        <table:table-column table:style-name="co21" table:default-cell-style-name="Default"/>
        <table:table-column table:style-name="co22" table:default-cell-style-name="ce718"/>
        <table:table-column table:style-name="co72" table:default-cell-style-name="Default"/>
        <table:table-column table:style-name="co24" table:default-cell-style-name="Default"/>
        <table:table-column table:style-name="co22" table:default-cell-style-name="ce718"/>
        <table:table-column table:style-name="co65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7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4" table:number-columns-repeated="3" table:default-cell-style-name="Default"/>
        <table:table-row table:style-name="ro7">
          <table:table-cell table:number-columns-repeated="2"/>
          <table:table-cell office:value-type="string" calcext:value-type="string">
            <text:p>unidistr</text:p>
          </table:table-cell>
          <table:table-cell table:style-name="ce716"/>
          <table:table-cell table:number-columns-repeated="4"/>
          <table:table-cell table:style-name="ce716"/>
          <table:table-cell table:number-columns-repeated="2"/>
          <table:table-cell table:style-name="ce716"/>
          <table:table-cell/>
          <table:table-cell office:value-type="string" calcext:value-type="string">
            <text:p>profit</text:p>
          </table:table-cell>
          <table:table-cell/>
          <table:table-cell table:style-name="ce735" table:formula="of:=[.F4]/([.P5]-1)" office:value-type="float" office:value="1.37399614240147" calcext:value-type="float">
            <text:p>1.4</text:p>
          </table:table-cell>
          <table:table-cell table:style-name="ce739" table:formula="of:=[.F4]/[.Q5]" office:value-type="float" office:value="0.125" calcext:value-type="float">
            <text:p>0.13</text:p>
          </table:table-cell>
          <table:table-cell table:style-name="ce741" table:formula="of:=SUMPRODUCT([.$N$8:.$N$48];[.$R$8:.$R$48])" office:value-type="float" office:value="1.91708789904232" calcext:value-type="float">
            <text:p>1.92</text:p>
          </table:table-cell>
          <table:table-cell/>
          <table:table-cell table:style-name="ce744" table:formula="of:=[.S4]/[.T5]" office:value-type="float" office:value="0.962272907416219" calcext:value-type="float">
            <text:p>0.96</text:p>
          </table:table-cell>
          <table:table-cell table:number-columns-repeated="8"/>
        </table:table-row>
        <table:table-row table:style-name="ro7">
          <table:table-cell table:number-columns-repeated="2"/>
          <table:table-cell office:value-type="string" calcext:value-type="string">
            <text:p>sample</text:p>
          </table:table-cell>
          <table:table-cell table:style-name="ce716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e23</text:p>
          </table:table-cell>
          <table:table-cell office:value-type="float" office:value="0.125" calcext:value-type="float">
            <text:p>0.125</text:p>
          </table:table-cell>
          <table:table-cell table:style-name="ce716"/>
          <table:table-cell office:value-type="string" calcext:value-type="string">
            <text:p>dk var?</text:p>
          </table:table-cell>
          <table:table-cell/>
          <table:table-cell table:style-name="ce716"/>
          <table:table-cell/>
          <table:table-cell office:value-type="string" calcext:value-type="string">
            <text:p>freq</text:p>
          </table:table-cell>
          <table:table-cell/>
          <table:table-cell table:style-name="ce688" office:value-type="string" calcext:value-type="string">
            <text:p>%perTr</text:p>
          </table:table-cell>
          <table:table-cell table:style-name="ce681" office:value-type="string" calcext:value-type="string">
            <text:p>psy/load</text:p>
          </table:table-cell>
          <table:table-cell/>
          <table:table-cell office:value-type="string" calcext:value-type="string">
            <text:p>one%</text:p>
          </table:table-cell>
          <table:table-cell table:number-columns-repeated="7"/>
          <table:table-cell office:value-type="string" calcext:value-type="string">
            <text:p>slip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ev</text:p>
          </table:table-cell>
          <table:table-cell table:style-name="ce717"/>
          <table:table-cell table:style-name="ce681" office:value-type="string" calcext:value-type="string">
            <text:p>eq</text:p>
          </table:table-cell>
          <table:table-cell table:style-name="ce681"/>
          <table:table-cell table:style-name="ce681" office:value-type="string" calcext:value-type="string">
            <text:p>stop</text:p>
          </table:table-cell>
          <table:table-cell table:style-name="ce681" office:value-type="string" calcext:value-type="string">
            <text:p>nrt</text:p>
          </table:table-cell>
          <table:table-cell table:style-name="ce717"/>
          <table:table-cell table:style-name="ce687" table:formula="of:=MEDIAN([.C8:.C48])" office:value-type="float" office:value="0.366135667311028" calcext:value-type="float">
            <text:p>0.37</text:p>
          </table:table-cell>
          <table:table-cell table:style-name="ce687" table:formula="of:=AVERAGE([.C8:.C48])" office:value-type="float" office:value="0.432981649822578" calcext:value-type="float">
            <text:p>0.43</text:p>
          </table:table-cell>
          <table:table-cell table:style-name="ce717"/>
          <table:table-cell/>
          <table:table-cell office:value-type="string" calcext:value-type="string">
            <text:p>distrib</text:p>
          </table:table-cell>
          <table:table-cell/>
          <table:table-cell table:style-name="ce688" table:formula="of:=([.P5]-1)*100" office:value-type="float" office:value="1.45560816241042" calcext:value-type="float">
            <text:p>1.5</text:p>
          </table:table-cell>
          <table:table-cell office:value-type="string" calcext:value-type="string">
            <text:p>optim log e</text:p>
          </table:table-cell>
          <table:table-cell/>
          <table:table-cell office:value-type="string" calcext:value-type="string">
            <text:p>burn</text:p>
          </table:table-cell>
          <table:table-cell table:number-columns-repeated="2"/>
          <table:table-cell table:style-name="ce746" table:formula="of:=[.V5]/[.B5]" office:value-type="float" office:value="0.0715678085420547" calcext:value-type="float">
            <text:p>0.07</text:p>
          </table:table-cell>
          <table:table-cell table:number-columns-repeated="2"/>
          <table:table-cell table:formula="of:=SMALL([.$P$8:.$P$48];([.B8]))" office:value-type="string" office:string-value="Err:502" calcext:value-type="error">
            <text:p>Err:502</text:p>
          </table:table-cell>
          <table:table-cell table:number-columns-repeated="2"/>
          <table:table-cell office:value-type="string" calcext:value-type="string">
            <text:p>monte carlo</text:p>
          </table:table-cell>
        </table:table-row>
        <table:table-row table:style-name="ro7">
          <table:table-cell table:number-columns-repeated="4"/>
          <table:table-cell table:style-name="ce681"/>
          <table:table-cell table:style-name="ce725" table:formula="of:=[.F5]*0.01" office:value-type="float" office:value="0.02" calcext:value-type="float">
            <text:p>0.02</text:p>
          </table:table-cell>
          <table:table-cell table:style-name="ce681" table:number-columns-repeated="2"/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table:number-columns-repeated="5"/>
          <table:table-cell office:value-type="string" calcext:value-type="string">
            <text:p>kelly</text:p>
          </table:table-cell>
          <table:table-cell/>
          <table:table-cell table:style-name="ce688" table:formula="of:=LOG(0.01;1-[.H5])" office:value-type="float" office:value="12.9113924716258" calcext:value-type="float">
            <text:p>12.9</text:p>
          </table:table-cell>
          <table:table-cell table:number-columns-repeated="2"/>
          <table:table-cell office:value-type="string" calcext:value-type="string">
            <text:p>dp</text:p>
          </table:table-cell>
          <table:table-cell table:number-columns-repeated="5"/>
          <table:table-cell office:value-type="string" calcext:value-type="string">
            <text:p>simulation</text:p>
          </table:table-cell>
        </table:table-row>
        <table:table-row table:style-name="ro7">
          <table:table-cell/>
          <table:table-cell table:style-name="ce711" table:formula="of:=COUNT([.C8:.C48])" office:value-type="float" office:value="41" calcext:value-type="float">
            <text:p>41</text:p>
          </table:table-cell>
          <table:table-cell/>
          <table:table-cell table:style-name="ce719"/>
          <table:table-cell table:style-name="ce724" office:value-type="float" office:value="100" calcext:value-type="float">
            <text:p>100</text:p>
          </table:table-cell>
          <table:table-cell table:style-name="ce726" office:value-type="float" office:value="2" calcext:value-type="float">
            <text:p>2</text:p>
          </table:table-cell>
          <table:table-cell table:style-name="ce727" office:value-type="float" office:value="5" calcext:value-type="float">
            <text:p>5</text:p>
          </table:table-cell>
          <table:table-cell table:style-name="ce729" office:value-type="float" office:value="0.3" calcext:value-type="float">
            <text:p>0.3</text:p>
          </table:table-cell>
          <table:table-cell table:style-name="ce719"/>
          <table:table-cell table:style-name="ce731" table:formula="of:=VAR([.C8:.C48])" office:value-type="float" office:value="0.0893760804171569" calcext:value-type="float">
            <text:p>0.089</text:p>
          </table:table-cell>
          <table:table-cell table:style-name="ce687" table:formula="of:=STDEV([.C8:.C48])" office:value-type="float" office:value="0.298958325552504" calcext:value-type="float">
            <text:p>0.30</text:p>
          </table:table-cell>
          <table:table-cell table:style-name="ce719"/>
          <table:table-cell table:style-name="ce729" table:formula="of:=ROUND([.B5]*[.H5])" office:value-type="float" office:value="12" calcext:value-type="float">
            <text:p>12</text:p>
          </table:table-cell>
          <table:table-cell table:style-name="ce732" table:formula="of:=([.H5]^[.M5])*(1-[.H5])^([.B5]-[.M5])*(FACT([.B5])/(FACT([.M5])*FACT([.B5]-[.M5])))" office:value-type="float" office:value="0.135160987973659" calcext:value-type="float">
            <text:p>0.14</text:p>
          </table:table-cell>
          <table:table-cell/>
          <table:table-cell table:style-name="ce736" table:formula="of:=((1+[.G5]*[.F4])^[.H5])*((1-[.F4])^(1-[.H5]))" office:value-type="float" office:value="1.0145560816241" calcext:value-type="float">
            <text:p>1.015</text:p>
          </table:table-cell>
          <table:table-cell table:style-name="ce740" table:formula="of:=[.H5]-(1-[.H5])/[.G5]" office:value-type="float" office:value="0.16" calcext:value-type="float">
            <text:p>0.16</text:p>
          </table:table-cell>
          <table:table-cell table:style-name="ce742" table:formula="of:=[.P5]^[.B5]" office:value-type="float" office:value="1.80849952828938" calcext:value-type="float">
            <text:p>1.81</text:p>
          </table:table-cell>
          <table:table-cell table:style-name="ce743" table:formula="of:=(1-[.F4])^[.S4]" office:value-type="float" office:value="0.770400258340079" calcext:value-type="float">
            <text:p>0.77</text:p>
          </table:table-cell>
          <table:table-cell table:style-name="ce745" table:formula="of:=[.H5]*(1-[.H5])/([.H5]-1/(1-LN(1+[.F4]*[.G5])/LN(1-[.F4])))^2" office:value-type="float" office:value="13.4175994898307" calcext:value-type="float">
            <text:p>13</text:p>
          </table:table-cell>
          <table:table-cell/>
          <table:table-cell table:style-name="ce747" table:formula="of:=SQRT([.B5]*[.H5]*(1-[.H5]))" office:value-type="float" office:value="2.93428015022424" calcext:value-type="float">
            <text:p>2.9</text:p>
          </table:table-cell>
          <table:table-cell table:number-columns-repeated="6"/>
        </table:table-row>
        <table:table-row table:style-name="ro7">
          <table:table-cell/>
          <table:table-cell table:style-name="ce712" office:value-type="string" calcext:value-type="string">
            <text:p>kN</text:p>
          </table:table-cell>
          <table:table-cell table:style-name="ce714" office:value-type="string" calcext:value-type="string">
            <text:p>rnd</text:p>
          </table:table-cell>
          <table:table-cell table:style-name="ce720"/>
          <table:table-cell table:style-name="ce724" office:value-type="string" calcext:value-type="string">
            <text:p>bl</text:p>
          </table:table-cell>
          <table:table-cell table:style-name="ce726" office:value-type="string" calcext:value-type="string">
            <text:p>r</text:p>
          </table:table-cell>
          <table:table-cell table:style-name="ce728" office:value-type="string" calcext:value-type="string">
            <text:p>f/rr</text:p>
          </table:table-cell>
          <table:table-cell table:style-name="ce730" office:value-type="string" calcext:value-type="string">
            <text:p>p</text:p>
          </table:table-cell>
          <table:table-cell table:style-name="ce720"/>
          <table:table-cell office:value-type="string" calcext:value-type="string">
            <text:p>var</text:p>
          </table:table-cell>
          <table:table-cell office:value-type="string" calcext:value-type="string">
            <text:p>stdev</text:p>
          </table:table-cell>
          <table:table-cell table:style-name="ce720"/>
          <table:table-cell table:style-name="ce730" office:value-type="string" calcext:value-type="string">
            <text:p>k/p</text:p>
          </table:table-cell>
          <table:table-cell table:style-name="ce733" office:value-type="string" calcext:value-type="string">
            <text:p>PkN</text:p>
          </table:table-cell>
          <table:table-cell/>
          <table:table-cell table:style-name="ce737" office:value-type="string" calcext:value-type="string">
            <text:p>k1/pEV</text:p>
          </table:table-cell>
          <table:table-cell table:style-name="ce695" office:value-type="string" calcext:value-type="string">
            <text:p>rPevMax</text:p>
          </table:table-cell>
          <table:table-cell table:style-name="ce730" office:value-type="string" calcext:value-type="string">
            <text:p>profitEV</text:p>
          </table:table-cell>
          <table:table-cell table:style-name="ce743" office:value-type="string" calcext:value-type="string">
            <text:p>mdd1%</text:p>
          </table:table-cell>
          <table:table-cell table:style-name="ce712" office:value-type="string" calcext:value-type="string">
            <text:p>brevenN</text:p>
          </table:table-cell>
          <table:table-cell/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8">
          <table:table-cell table:number-columns-repeated="3"/>
          <table:table-cell table:style-name="ce720"/>
          <table:table-cell table:style-name="ce681" table:number-columns-repeated="4"/>
          <table:table-cell table:style-name="ce720"/>
          <table:table-cell table:number-columns-repeated="2"/>
          <table:table-cell table:style-name="ce720"/>
          <table:table-cell table:number-columns-repeated="16"/>
        </table:table-row>
        <table:table-row table:style-name="ro7">
          <table:table-cell/>
          <table:table-cell table:style-name="ce713" office:value-type="float" office:value="0" calcext:value-type="float">
            <text:p>0</text:p>
          </table:table-cell>
          <table:table-cell table:style-name="ce715" table:formula="of:=RAND()" office:value-type="float" office:value="0.035148597555235" calcext:value-type="float">
            <text:p>0.04</text:p>
          </table:table-cell>
          <table:table-cell table:style-name="ce721"/>
          <table:table-cell table:style-name="ce696" table:formula="of:=IF([.$C$8]&lt;[.H$5];[.$E$5]*(1+[.F$4]*[.G$5]);[.$E$5]*(1-[.$F$4]))" office:value-type="float" office:value="110" calcext:value-type="float">
            <text:p>110</text:p>
          </table:table-cell>
          <table:table-cell table:style-name="ce681" table:number-columns-repeated="3"/>
          <table:table-cell table:style-name="ce721"/>
          <table:table-cell table:number-columns-repeated="2"/>
          <table:table-cell table:style-name="ce721"/>
          <table:table-cell/>
          <table:table-cell table:style-name="ce734" table:formula="of:=([.$H$5]^[.B8])*(1-[.$H$5])^([.$B$5]-[.B8])*(FACT([.$B$5])/(FACT([.B8])*FACT([.$B$5]-[.B8])))" office:value-type="float" office:value="0.000000445676403263631" calcext:value-type="float">
            <text:p>0.00</text:p>
          </table:table-cell>
          <table:table-cell/>
          <table:table-cell table:style-name="ce738" table:formula="of:=((1+[.$G$5]*[.C8])^[.$H$5])*((1-[.C8])^(1-[.$H$5]))" office:value-type="float" office:value="1.02380211381161" calcext:value-type="float">
            <text:p>1.02</text:p>
          </table:table-cell>
          <table:table-cell/>
          <table:table-cell table:style-name="ce742" table:formula="of:=(((1+[.$G$5]*[.$F$4])^[.B8])*((1-[.$F$4])^([.$B$5]-[.B8]))-0)*1" office:value-type="float" office:value="0.436786395871932" calcext:value-type="float">
            <text:p>0.44</text:p>
          </table:table-cell>
          <table:table-cell table:number-columns-repeated="3"/>
          <table:table-cell table:style-name="ce746" table:formula="of:=([.B8]-[.$H$5]*[.$B$5])^2*[.N8]" office:value-type="float" office:value="0.0000674263830497547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748" table:formula="of:=([.P8]-1)*100" office:value-type="float" office:value="2.38021138116142" calcext:value-type="float">
            <text:p>2.4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1" calcext:value-type="float">
            <text:p>1</text:p>
          </table:table-cell>
          <table:table-cell table:style-name="ce715" table:formula="of:=RAND()" office:value-type="float" office:value="0.773257580120117" calcext:value-type="float">
            <text:p>0.77</text:p>
          </table:table-cell>
          <table:table-cell table:style-name="ce722"/>
          <table:table-cell table:style-name="ce696" table:formula="of:=IF([.C9]&lt;[.$H$5];[.E8]*(1+[.$F$4]*[.$G$5]);[.E8]*(1-[.$F$4]))" office:value-type="float" office:value="107.8" calcext:value-type="float">
            <text:p>108</text:p>
          </table:table-cell>
          <table:table-cell table:style-name="ce681" table:number-columns-repeated="3"/>
          <table:table-cell table:style-name="ce722"/>
          <table:table-cell table:number-columns-repeated="2"/>
          <table:table-cell table:style-name="ce722"/>
          <table:table-cell/>
          <table:table-cell table:style-name="ce734" table:formula="of:=([.$H$5]^[.B9])*(1-[.$H$5])^([.$B$5]-[.B9])*(FACT([.$B$5])/(FACT([.B9])*FACT([.$B$5]-[.B9])))" office:value-type="float" office:value="0.00000783117108591808" calcext:value-type="float">
            <text:p>0.00</text:p>
          </table:table-cell>
          <table:table-cell/>
          <table:table-cell table:style-name="ce738" table:formula="of:=((1+[.$G$5]*[.C9])^[.$H$5])*((1-[.C9])^(1-[.$H$5]))" office:value-type="float" office:value="0.568895218850428" calcext:value-type="float">
            <text:p>0.57</text:p>
          </table:table-cell>
          <table:table-cell/>
          <table:table-cell table:style-name="ce742" table:formula="of:=(((1+[.$G$5]*[.$F$4])^[.B9])*((1-[.$F$4])^([.$B$5]-[.B9]))-0)*1" office:value-type="float" office:value="0.490270444346046" calcext:value-type="float">
            <text:p>0.49</text:p>
          </table:table-cell>
          <table:table-cell table:number-columns-repeated="3"/>
          <table:table-cell table:style-name="ce746" table:formula="of:=([.B9]-[.$H$5]*[.$B$5])^2*[.N9]" office:value-type="float" office:value="0.00099996223596088" calcext:value-type="float">
            <text:p>0.00</text:p>
          </table:table-cell>
          <table:table-cell office:value-type="float" office:value="0.025" calcext:value-type="float">
            <text:p>0.025</text:p>
          </table:table-cell>
          <table:table-cell table:style-name="ce748" table:formula="of:=([.P9]-1)*100" office:value-type="float" office:value="-43.1104781149572" calcext:value-type="float">
            <text:p>-43.1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2" calcext:value-type="float">
            <text:p>2</text:p>
          </table:table-cell>
          <table:table-cell table:style-name="ce715" table:formula="of:=RAND()" office:value-type="float" office:value="0.808218968799338" calcext:value-type="float">
            <text:p>0.81</text:p>
          </table:table-cell>
          <table:table-cell table:style-name="ce720"/>
          <table:table-cell table:style-name="ce696" table:formula="of:=IF([.C10]&lt;[.$H$5];[.E9]*(1+[.$F$4]*[.$G$5]);[.E9]*(1-[.$F$4]))" office:value-type="float" office:value="105.644" calcext:value-type="float">
            <text:p>106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10])*(1-[.$H$5])^([.$B$5]-[.B10])*(FACT([.$B$5])/(FACT([.B10])*FACT([.$B$5]-[.B10])))" office:value-type="float" office:value="0.0000671243235935836" calcext:value-type="float">
            <text:p>0.00</text:p>
          </table:table-cell>
          <table:table-cell/>
          <table:table-cell table:style-name="ce738" table:formula="of:=((1+[.$G$5]*[.C10])^[.$H$5])*((1-[.C10])^(1-[.$H$5]))" office:value-type="float" office:value="0.511353714650143" calcext:value-type="float">
            <text:p>0.51</text:p>
          </table:table-cell>
          <table:table-cell/>
          <table:table-cell table:style-name="ce742" table:formula="of:=(((1+[.$G$5]*[.$F$4])^[.B10])*((1-[.$F$4])^([.$B$5]-[.B10]))-0)*1" office:value-type="float" office:value="0.550303559980256" calcext:value-type="float">
            <text:p>0.55</text:p>
          </table:table-cell>
          <table:table-cell table:number-columns-repeated="3"/>
          <table:table-cell table:style-name="ce746" table:formula="of:=([.B10]-[.$H$5]*[.$B$5])^2*[.N10]" office:value-type="float" office:value="0.00712121949004329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style-name="ce748" table:formula="of:=([.P10]-1)*100" office:value-type="float" office:value="-48.8646285349857" calcext:value-type="float">
            <text:p>-48.9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3" calcext:value-type="float">
            <text:p>3</text:p>
          </table:table-cell>
          <table:table-cell table:style-name="ce715" table:formula="of:=RAND()" office:value-type="float" office:value="0.304488522000611" calcext:value-type="float">
            <text:p>0.30</text:p>
          </table:table-cell>
          <table:table-cell table:style-name="ce720"/>
          <table:table-cell table:style-name="ce696" table:formula="of:=IF([.C11]&lt;[.$H$5];[.E10]*(1+[.$F$4]*[.$G$5]);[.E10]*(1-[.$F$4]))" office:value-type="float" office:value="103.53112" calcext:value-type="float">
            <text:p>104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11])*(1-[.$H$5])^([.$B$5]-[.B11])*(FACT([.$B$5])/(FACT([.B11])*FACT([.$B$5]-[.B11])))" office:value-type="float" office:value="0.000373978374307109" calcext:value-type="float">
            <text:p>0.00</text:p>
          </table:table-cell>
          <table:table-cell/>
          <table:table-cell table:style-name="ce738" table:formula="of:=((1+[.$G$5]*[.C11])^[.$H$5])*((1-[.C11])^(1-[.$H$5]))" office:value-type="float" office:value="1.02366864088114" calcext:value-type="float">
            <text:p>1.02</text:p>
          </table:table-cell>
          <table:table-cell/>
          <table:table-cell table:style-name="ce742" table:formula="of:=(((1+[.$G$5]*[.$F$4])^[.B11])*((1-[.$F$4])^([.$B$5]-[.B11]))-0)*1" office:value-type="float" office:value="0.617687669365593" calcext:value-type="float">
            <text:p>0.62</text:p>
          </table:table-cell>
          <table:table-cell table:number-columns-repeated="3"/>
          <table:table-cell table:style-name="ce746" table:formula="of:=([.B11]-[.$H$5]*[.$B$5])^2*[.N11]" office:value-type="float" office:value="0.0323453895938219" calcext:value-type="float">
            <text:p>0.03</text:p>
          </table:table-cell>
          <table:table-cell office:value-type="float" office:value="0.075" calcext:value-type="float">
            <text:p>0.075</text:p>
          </table:table-cell>
          <table:table-cell table:style-name="ce748" table:formula="of:=([.P11]-1)*100" office:value-type="float" office:value="2.3668640881136" calcext:value-type="float">
            <text:p>2.4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4" calcext:value-type="float">
            <text:p>4</text:p>
          </table:table-cell>
          <table:table-cell table:style-name="ce715" table:formula="of:=RAND()" office:value-type="float" office:value="0.654965911060572" calcext:value-type="float">
            <text:p>0.65</text:p>
          </table:table-cell>
          <table:table-cell table:style-name="ce720"/>
          <table:table-cell table:style-name="ce696" table:formula="of:=IF([.C12]&lt;[.$H$5];[.E11]*(1+[.$F$4]*[.$G$5]);[.E11]*(1-[.$F$4]))" office:value-type="float" office:value="101.4604976" calcext:value-type="float">
            <text:p>101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12])*(1-[.$H$5])^([.$B$5]-[.B12])*(FACT([.$B$5])/(FACT([.B12])*FACT([.$B$5]-[.B12])))" office:value-type="float" office:value="0.00152262623825037" calcext:value-type="float">
            <text:p>0.00</text:p>
          </table:table-cell>
          <table:table-cell/>
          <table:table-cell table:style-name="ce738" table:formula="of:=((1+[.$G$5]*[.C12])^[.$H$5])*((1-[.C12])^(1-[.$H$5]))" office:value-type="float" office:value="0.734140265383562" calcext:value-type="float">
            <text:p>0.73</text:p>
          </table:table-cell>
          <table:table-cell/>
          <table:table-cell table:style-name="ce742" table:formula="of:=(((1+[.$G$5]*[.$F$4])^[.B12])*((1-[.$F$4])^([.$B$5]-[.B12]))-0)*1" office:value-type="float" office:value="0.69332289418587" calcext:value-type="float">
            <text:p>0.69</text:p>
          </table:table-cell>
          <table:table-cell table:number-columns-repeated="3"/>
          <table:table-cell table:style-name="ce746" table:formula="of:=([.B12]-[.$H$5]*[.$B$5])^2*[.N12]" office:value-type="float" office:value="0.104893721553068" calcext:value-type="float">
            <text:p>0.10</text:p>
          </table:table-cell>
          <table:table-cell office:value-type="float" office:value="0.1" calcext:value-type="float">
            <text:p>0.1</text:p>
          </table:table-cell>
          <table:table-cell table:style-name="ce748" table:formula="of:=([.P12]-1)*100" office:value-type="float" office:value="-26.5859734616438" calcext:value-type="float">
            <text:p>-26.6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5" calcext:value-type="float">
            <text:p>5</text:p>
          </table:table-cell>
          <table:table-cell table:style-name="ce715" table:formula="of:=RAND()" office:value-type="float" office:value="0.438192674890161" calcext:value-type="float">
            <text:p>0.44</text:p>
          </table:table-cell>
          <table:table-cell table:style-name="ce720"/>
          <table:table-cell table:style-name="ce696" table:formula="of:=IF([.C13]&lt;[.$H$5];[.E12]*(1+[.$F$4]*[.$G$5]);[.E12]*(1-[.$F$4]))" office:value-type="float" office:value="99.431287648" calcext:value-type="float">
            <text:p>99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13])*(1-[.$H$5])^([.$B$5]-[.B13])*(FACT([.$B$5])/(FACT([.B13])*FACT([.$B$5]-[.B13])))" office:value-type="float" office:value="0.00482890035559403" calcext:value-type="float">
            <text:p>0.00</text:p>
          </table:table-cell>
          <table:table-cell/>
          <table:table-cell table:style-name="ce738" table:formula="of:=((1+[.$G$5]*[.C13])^[.$H$5])*((1-[.C13])^(1-[.$H$5]))" office:value-type="float" office:value="0.945992567063306" calcext:value-type="float">
            <text:p>0.95</text:p>
          </table:table-cell>
          <table:table-cell/>
          <table:table-cell table:style-name="ce742" table:formula="of:=(((1+[.$G$5]*[.$F$4])^[.B13])*((1-[.$F$4])^([.$B$5]-[.B13]))-0)*1" office:value-type="float" office:value="0.778219575106589" calcext:value-type="float">
            <text:p>0.78</text:p>
          </table:table-cell>
          <table:table-cell table:number-columns-repeated="3"/>
          <table:table-cell table:style-name="ce746" table:formula="of:=([.B13]-[.$H$5]*[.$B$5])^2*[.N13]" office:value-type="float" office:value="0.257332099949606" calcext:value-type="float">
            <text:p>0.26</text:p>
          </table:table-cell>
          <table:table-cell office:value-type="float" office:value="0.125" calcext:value-type="float">
            <text:p>0.125</text:p>
          </table:table-cell>
          <table:table-cell table:style-name="ce748" table:formula="of:=([.P13]-1)*100" office:value-type="float" office:value="-5.40074329366941" calcext:value-type="float">
            <text:p>-5.4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6" calcext:value-type="float">
            <text:p>6</text:p>
          </table:table-cell>
          <table:table-cell table:style-name="ce715" table:formula="of:=RAND()" office:value-type="float" office:value="0.612835271516815" calcext:value-type="float">
            <text:p>0.61</text:p>
          </table:table-cell>
          <table:table-cell table:style-name="ce720"/>
          <table:table-cell table:style-name="ce696" table:formula="of:=IF([.C14]&lt;[.$H$5];[.E13]*(1+[.$F$4]*[.$G$5]);[.E13]*(1-[.$F$4]))" office:value-type="float" office:value="97.44266189504" calcext:value-type="float">
            <text:p>97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14])*(1-[.$H$5])^([.$B$5]-[.B14])*(FACT([.$B$5])/(FACT([.B14])*FACT([.$B$5]-[.B14])))" office:value-type="float" office:value="0.0124171723429561" calcext:value-type="float">
            <text:p>0.01</text:p>
          </table:table-cell>
          <table:table-cell/>
          <table:table-cell table:style-name="ce738" table:formula="of:=((1+[.$G$5]*[.C14])^[.$H$5])*((1-[.C14])^(1-[.$H$5]))" office:value-type="float" office:value="0.783824462367246" calcext:value-type="float">
            <text:p>0.78</text:p>
          </table:table-cell>
          <table:table-cell/>
          <table:table-cell table:style-name="ce742" table:formula="of:=(((1+[.$G$5]*[.$F$4])^[.B14])*((1-[.$F$4])^([.$B$5]-[.B14]))-0)*1" office:value-type="float" office:value="0.873511767976783" calcext:value-type="float">
            <text:p>0.87</text:p>
          </table:table-cell>
          <table:table-cell table:number-columns-repeated="3"/>
          <table:table-cell table:style-name="ce746" table:formula="of:=([.B14]-[.$H$5]*[.$B$5])^2*[.N14]" office:value-type="float" office:value="0.492837570291928" calcext:value-type="float">
            <text:p>0.49</text:p>
          </table:table-cell>
          <table:table-cell office:value-type="float" office:value="0.15" calcext:value-type="float">
            <text:p>0.15</text:p>
          </table:table-cell>
          <table:table-cell table:style-name="ce748" table:formula="of:=([.P14]-1)*100" office:value-type="float" office:value="-21.6175537632754" calcext:value-type="float">
            <text:p>-21.6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7" calcext:value-type="float">
            <text:p>7</text:p>
          </table:table-cell>
          <table:table-cell table:style-name="ce715" table:formula="of:=RAND()" office:value-type="float" office:value="0.00772979226894677" calcext:value-type="float">
            <text:p>0.01</text:p>
          </table:table-cell>
          <table:table-cell table:style-name="ce720"/>
          <table:table-cell table:style-name="ce696" table:formula="of:=IF([.C15]&lt;[.$H$5];[.E14]*(1+[.$F$4]*[.$G$5]);[.E14]*(1-[.$F$4]))" office:value-type="float" office:value="107.186928084544" calcext:value-type="float">
            <text:p>107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15])*(1-[.$H$5])^([.$B$5]-[.B15])*(FACT([.$B$5])/(FACT([.B15])*FACT([.$B$5]-[.B15])))" office:value-type="float" office:value="0.0266082264491916" calcext:value-type="float">
            <text:p>0.03</text:p>
          </table:table-cell>
          <table:table-cell/>
          <table:table-cell table:style-name="ce738" table:formula="of:=((1+[.$G$5]*[.C15])^[.$H$5])*((1-[.C15])^(1-[.$H$5]))" office:value-type="float" office:value="1.00596206530716" calcext:value-type="float">
            <text:p>1.01</text:p>
          </table:table-cell>
          <table:table-cell/>
          <table:table-cell table:style-name="ce742" table:formula="of:=(((1+[.$G$5]*[.$F$4])^[.B15])*((1-[.$F$4])^([.$B$5]-[.B15]))-0)*1" office:value-type="float" office:value="0.980472392627002" calcext:value-type="float">
            <text:p>0.98</text:p>
          </table:table-cell>
          <table:table-cell table:number-columns-repeated="3"/>
          <table:table-cell table:style-name="ce746" table:formula="of:=([.B15]-[.$H$5]*[.$B$5])^2*[.N15]" office:value-type="float" office:value="0.747425080957794" calcext:value-type="float">
            <text:p>0.75</text:p>
          </table:table-cell>
          <table:table-cell office:value-type="float" office:value="0.175" calcext:value-type="float">
            <text:p>0.175</text:p>
          </table:table-cell>
          <table:table-cell table:style-name="ce748" table:formula="of:=([.P15]-1)*100" office:value-type="float" office:value="0.596206530716303" calcext:value-type="float">
            <text:p>0.6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8" calcext:value-type="float">
            <text:p>8</text:p>
          </table:table-cell>
          <table:table-cell table:style-name="ce715" table:formula="of:=RAND()" office:value-type="float" office:value="0.144304345129058" calcext:value-type="float">
            <text:p>0.14</text:p>
          </table:table-cell>
          <table:table-cell table:style-name="ce720"/>
          <table:table-cell table:style-name="ce696" table:formula="of:=IF([.C16]&lt;[.$H$5];[.E15]*(1+[.$F$4]*[.$G$5]);[.E15]*(1-[.$F$4]))" office:value-type="float" office:value="117.905620892998" calcext:value-type="float">
            <text:p>118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16])*(1-[.$H$5])^([.$B$5]-[.B16])*(FACT([.$B$5])/(FACT([.B16])*FACT([.$B$5]-[.B16])))" office:value-type="float" office:value="0.048464983889599" calcext:value-type="float">
            <text:p>0.05</text:p>
          </table:table-cell>
          <table:table-cell/>
          <table:table-cell table:style-name="ce738" table:formula="of:=((1+[.$G$5]*[.C16])^[.$H$5])*((1-[.C16])^(1-[.$H$5]))" office:value-type="float" office:value="1.05535186280025" calcext:value-type="float">
            <text:p>1.06</text:p>
          </table:table-cell>
          <table:table-cell/>
          <table:table-cell table:style-name="ce742" table:formula="of:=(((1+[.$G$5]*[.$F$4])^[.B16])*((1-[.$F$4])^([.$B$5]-[.B16]))-0)*1" office:value-type="float" office:value="1.10053023662215" calcext:value-type="float">
            <text:p>1.10</text:p>
          </table:table-cell>
          <table:table-cell table:number-columns-repeated="3"/>
          <table:table-cell table:style-name="ce746" table:formula="of:=([.B16]-[.$H$5]*[.$B$5])^2*[.N16]" office:value-type="float" office:value="0.896117552118687" calcext:value-type="float">
            <text:p>0.90</text:p>
          </table:table-cell>
          <table:table-cell office:value-type="float" office:value="0.2" calcext:value-type="float">
            <text:p>0.2</text:p>
          </table:table-cell>
          <table:table-cell table:style-name="ce748" table:formula="of:=([.P16]-1)*100" office:value-type="float" office:value="5.5351862800247" calcext:value-type="float">
            <text:p>5.5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9" calcext:value-type="float">
            <text:p>9</text:p>
          </table:table-cell>
          <table:table-cell table:style-name="ce715" table:formula="of:=RAND()" office:value-type="float" office:value="0.604894505348057" calcext:value-type="float">
            <text:p>0.60</text:p>
          </table:table-cell>
          <table:table-cell table:style-name="ce720"/>
          <table:table-cell table:style-name="ce696" table:formula="of:=IF([.C17]&lt;[.$H$5];[.E16]*(1+[.$F$4]*[.$G$5]);[.E16]*(1-[.$F$4]))" office:value-type="float" office:value="115.547508475138" calcext:value-type="float">
            <text:p>116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17])*(1-[.$H$5])^([.$B$5]-[.B17])*(FACT([.$B$5])/(FACT([.B17])*FACT([.$B$5]-[.B17])))" office:value-type="float" office:value="0.0761592603979414" calcext:value-type="float">
            <text:p>0.08</text:p>
          </table:table-cell>
          <table:table-cell/>
          <table:table-cell table:style-name="ce738" table:formula="of:=((1+[.$G$5]*[.C17])^[.$H$5])*((1-[.C17])^(1-[.$H$5]))" office:value-type="float" office:value="0.792705440142036" calcext:value-type="float">
            <text:p>0.79</text:p>
          </table:table-cell>
          <table:table-cell/>
          <table:table-cell table:style-name="ce742" table:formula="of:=(((1+[.$G$5]*[.$F$4])^[.B17])*((1-[.$F$4])^([.$B$5]-[.B17]))-0)*1" office:value-type="float" office:value="1.23528904110649" calcext:value-type="float">
            <text:p>1.24</text:p>
          </table:table-cell>
          <table:table-cell table:number-columns-repeated="3"/>
          <table:table-cell table:style-name="ce746" table:formula="of:=([.B17]-[.$H$5]*[.$B$5])^2*[.N17]" office:value-type="float" office:value="0.829374345733583" calcext:value-type="float">
            <text:p>0.83</text:p>
          </table:table-cell>
          <table:table-cell office:value-type="float" office:value="0.225" calcext:value-type="float">
            <text:p>0.225</text:p>
          </table:table-cell>
          <table:table-cell table:style-name="ce748" table:formula="of:=([.P17]-1)*100" office:value-type="float" office:value="-20.7294559857964" calcext:value-type="float">
            <text:p>-20.7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10" calcext:value-type="float">
            <text:p>10</text:p>
          </table:table-cell>
          <table:table-cell table:style-name="ce715" table:formula="of:=RAND()" office:value-type="float" office:value="0.356931705027819" calcext:value-type="float">
            <text:p>0.36</text:p>
          </table:table-cell>
          <table:table-cell table:style-name="ce720"/>
          <table:table-cell table:style-name="ce696" table:formula="of:=IF([.C18]&lt;[.$H$5];[.E17]*(1+[.$F$4]*[.$G$5]);[.E17]*(1-[.$F$4]))" office:value-type="float" office:value="113.236558305636" calcext:value-type="float">
            <text:p>113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18])*(1-[.$H$5])^([.$B$5]-[.B18])*(FACT([.$B$5])/(FACT([.B18])*FACT([.$B$5]-[.B18])))" office:value-type="float" office:value="0.104446985688605" calcext:value-type="float">
            <text:p>0.10</text:p>
          </table:table-cell>
          <table:table-cell/>
          <table:table-cell table:style-name="ce738" table:formula="of:=((1+[.$G$5]*[.C18])^[.$H$5])*((1-[.C18])^(1-[.$H$5]))" office:value-type="float" office:value="0.998186179919553" calcext:value-type="float">
            <text:p>1.00</text:p>
          </table:table-cell>
          <table:table-cell/>
          <table:table-cell table:style-name="ce742" table:formula="of:=(((1+[.$G$5]*[.$F$4])^[.B18])*((1-[.$F$4])^([.$B$5]-[.B18]))-0)*1" office:value-type="float" office:value="1.38654892369096" calcext:value-type="float">
            <text:p>1.39</text:p>
          </table:table-cell>
          <table:table-cell table:number-columns-repeated="3"/>
          <table:table-cell table:style-name="ce746" table:formula="of:=([.B18]-[.$H$5]*[.$B$5])^2*[.N18]" office:value-type="float" office:value="0.552524554292724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table:style-name="ce748" table:formula="of:=([.P18]-1)*100" office:value-type="float" office:value="-0.181382008044706" calcext:value-type="float">
            <text:p>-0.2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11" calcext:value-type="float">
            <text:p>11</text:p>
          </table:table-cell>
          <table:table-cell table:style-name="ce715" table:formula="of:=RAND()" office:value-type="float" office:value="0.210794386221096" calcext:value-type="float">
            <text:p>0.21</text:p>
          </table:table-cell>
          <table:table-cell table:style-name="ce720"/>
          <table:table-cell table:style-name="ce696" table:formula="of:=IF([.C19]&lt;[.$H$5];[.E18]*(1+[.$F$4]*[.$G$5]);[.E18]*(1-[.$F$4]))" office:value-type="float" office:value="124.560214136199" calcext:value-type="float">
            <text:p>125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19])*(1-[.$H$5])^([.$B$5]-[.B19])*(FACT([.$B$5])/(FACT([.B19])*FACT([.$B$5]-[.B19])))" office:value-type="float" office:value="0.126150255442082" calcext:value-type="float">
            <text:p>0.13</text:p>
          </table:table-cell>
          <table:table-cell/>
          <table:table-cell table:style-name="ce738" table:formula="of:=((1+[.$G$5]*[.C19])^[.$H$5])*((1-[.C19])^(1-[.$H$5]))" office:value-type="float" office:value="1.05150530324834" calcext:value-type="float">
            <text:p>1.05</text:p>
          </table:table-cell>
          <table:table-cell/>
          <table:table-cell table:style-name="ce742" table:formula="of:=(((1+[.$G$5]*[.$F$4])^[.B19])*((1-[.$F$4])^([.$B$5]-[.B19]))-0)*1" office:value-type="float" office:value="1.55633042455108" calcext:value-type="float">
            <text:p>1.56</text:p>
          </table:table-cell>
          <table:table-cell table:number-columns-repeated="3"/>
          <table:table-cell table:style-name="ce746" table:formula="of:=([.B19]-[.$H$5]*[.$B$5])^2*[.N19]" office:value-type="float" office:value="0.213193931697119" calcext:value-type="float">
            <text:p>0.21</text:p>
          </table:table-cell>
          <table:table-cell office:value-type="float" office:value="0.275" calcext:value-type="float">
            <text:p>0.275</text:p>
          </table:table-cell>
          <table:table-cell table:style-name="ce748" table:formula="of:=([.P19]-1)*100" office:value-type="float" office:value="5.15053032483444" calcext:value-type="float">
            <text:p>5.2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12" calcext:value-type="float">
            <text:p>12</text:p>
          </table:table-cell>
          <table:table-cell table:style-name="ce715" table:formula="of:=RAND()" office:value-type="float" office:value="0.366135667311028" calcext:value-type="float">
            <text:p>0.37</text:p>
          </table:table-cell>
          <table:table-cell table:style-name="ce720"/>
          <table:table-cell table:style-name="ce696" table:formula="of:=IF([.C20]&lt;[.$H$5];[.E19]*(1+[.$F$4]*[.$G$5]);[.E19]*(1-[.$F$4]))" office:value-type="float" office:value="122.069009853475" calcext:value-type="float">
            <text:p>122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20])*(1-[.$H$5])^([.$B$5]-[.B20])*(FACT([.$B$5])/(FACT([.B20])*FACT([.$B$5]-[.B20])))" office:value-type="float" office:value="0.135160987973659" calcext:value-type="float">
            <text:p>0.14</text:p>
          </table:table-cell>
          <table:table-cell/>
          <table:table-cell table:style-name="ce738" table:formula="of:=((1+[.$G$5]*[.C20])^[.$H$5])*((1-[.C20])^(1-[.$H$5]))" office:value-type="float" office:value="0.993035048224635" calcext:value-type="float">
            <text:p>0.99</text:p>
          </table:table-cell>
          <table:table-cell/>
          <table:table-cell table:style-name="ce742" table:formula="of:=(((1+[.$G$5]*[.$F$4])^[.B20])*((1-[.$F$4])^([.$B$5]-[.B20]))-0)*1" office:value-type="float" office:value="1.74690149694508" calcext:value-type="float">
            <text:p>1.75</text:p>
          </table:table-cell>
          <table:table-cell table:number-columns-repeated="3"/>
          <table:table-cell table:style-name="ce746" table:formula="of:=([.B20]-[.$H$5]*[.$B$5])^2*[.N20]" office:value-type="float" office:value="0.0121644889176295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style-name="ce748" table:formula="of:=([.P20]-1)*100" office:value-type="float" office:value="-0.696495177536505" calcext:value-type="float">
            <text:p>-0.7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13" calcext:value-type="float">
            <text:p>13</text:p>
          </table:table-cell>
          <table:table-cell table:style-name="ce715" table:formula="of:=RAND()" office:value-type="float" office:value="0.916164705296978" calcext:value-type="float">
            <text:p>0.92</text:p>
          </table:table-cell>
          <table:table-cell table:style-name="ce720"/>
          <table:table-cell table:style-name="ce696" table:formula="of:=IF([.C21]&lt;[.$H$5];[.E20]*(1+[.$F$4]*[.$G$5]);[.E20]*(1-[.$F$4]))" office:value-type="float" office:value="119.627629656406" calcext:value-type="float">
            <text:p>120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21])*(1-[.$H$5])^([.$B$5]-[.B21])*(FACT([.$B$5])/(FACT([.B21])*FACT([.$B$5]-[.B21])))" office:value-type="float" office:value="0.129219845645147" calcext:value-type="float">
            <text:p>0.13</text:p>
          </table:table-cell>
          <table:table-cell/>
          <table:table-cell table:style-name="ce738" table:formula="of:=((1+[.$G$5]*[.C21])^[.$H$5])*((1-[.C21])^(1-[.$H$5]))" office:value-type="float" office:value="0.29539851902362" calcext:value-type="float">
            <text:p>0.30</text:p>
          </table:table-cell>
          <table:table-cell/>
          <table:table-cell table:style-name="ce742" table:formula="of:=(((1+[.$G$5]*[.$F$4])^[.B21])*((1-[.$F$4])^([.$B$5]-[.B21]))-0)*1" office:value-type="float" office:value="1.96080780269346" calcext:value-type="float">
            <text:p>1.96</text:p>
          </table:table-cell>
          <table:table-cell table:number-columns-repeated="3"/>
          <table:table-cell table:style-name="ce746" table:formula="of:=([.B21]-[.$H$5]*[.$B$5])^2*[.N21]" office:value-type="float" office:value="0.0633177243661214" calcext:value-type="float">
            <text:p>0.06</text:p>
          </table:table-cell>
          <table:table-cell office:value-type="float" office:value="0.325" calcext:value-type="float">
            <text:p>0.325</text:p>
          </table:table-cell>
          <table:table-cell table:style-name="ce748" table:formula="of:=([.P21]-1)*100" office:value-type="float" office:value="-70.460148097638" calcext:value-type="float">
            <text:p>-70.5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14" calcext:value-type="float">
            <text:p>14</text:p>
          </table:table-cell>
          <table:table-cell table:style-name="ce715" table:formula="of:=RAND()" office:value-type="float" office:value="0.169813211541623" calcext:value-type="float">
            <text:p>0.17</text:p>
          </table:table-cell>
          <table:table-cell table:style-name="ce720"/>
          <table:table-cell table:style-name="ce696" table:formula="of:=IF([.C22]&lt;[.$H$5];[.E21]*(1+[.$F$4]*[.$G$5]);[.E21]*(1-[.$F$4]))" office:value-type="float" office:value="131.590392622046" calcext:value-type="float">
            <text:p>132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22])*(1-[.$H$5])^([.$B$5]-[.B22])*(FACT([.$B$5])/(FACT([.B22])*FACT([.$B$5]-[.B22])))" office:value-type="float" office:value="0.11075986769584" calcext:value-type="float">
            <text:p>0.11</text:p>
          </table:table-cell>
          <table:table-cell/>
          <table:table-cell table:style-name="ce738" table:formula="of:=((1+[.$G$5]*[.C22])^[.$H$5])*((1-[.C22])^(1-[.$H$5]))" office:value-type="float" office:value="1.05562289379975" calcext:value-type="float">
            <text:p>1.06</text:p>
          </table:table-cell>
          <table:table-cell/>
          <table:table-cell table:style-name="ce742" table:formula="of:=(((1+[.$G$5]*[.$F$4])^[.B22])*((1-[.$F$4])^([.$B$5]-[.B22]))-0)*1" office:value-type="float" office:value="2.20090671730899" calcext:value-type="float">
            <text:p>2.20</text:p>
          </table:table-cell>
          <table:table-cell table:number-columns-repeated="3"/>
          <table:table-cell table:style-name="ce746" table:formula="of:=([.B22]-[.$H$5]*[.$B$5])^2*[.N22]" office:value-type="float" office:value="0.320096017640977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table:style-name="ce748" table:formula="of:=([.P22]-1)*100" office:value-type="float" office:value="5.56228937997518" calcext:value-type="float">
            <text:p>5.6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15" calcext:value-type="float">
            <text:p>15</text:p>
          </table:table-cell>
          <table:table-cell table:style-name="ce715" table:formula="of:=RAND()" office:value-type="float" office:value="0.416854994371533" calcext:value-type="float">
            <text:p>0.42</text:p>
          </table:table-cell>
          <table:table-cell table:style-name="ce720"/>
          <table:table-cell table:style-name="ce696" table:formula="of:=IF([.C23]&lt;[.$H$5];[.E22]*(1+[.$F$4]*[.$G$5]);[.E22]*(1-[.$F$4]))" office:value-type="float" office:value="128.958584769605" calcext:value-type="float">
            <text:p>129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23])*(1-[.$H$5])^([.$B$5]-[.B23])*(FACT([.$B$5])/(FACT([.B23])*FACT([.$B$5]-[.B23])))" office:value-type="float" office:value="0.0854433265082194" calcext:value-type="float">
            <text:p>0.09</text:p>
          </table:table-cell>
          <table:table-cell/>
          <table:table-cell table:style-name="ce738" table:formula="of:=((1+[.$G$5]*[.C23])^[.$H$5])*((1-[.C23])^(1-[.$H$5]))" office:value-type="float" office:value="0.961146345992559" calcext:value-type="float">
            <text:p>0.96</text:p>
          </table:table-cell>
          <table:table-cell/>
          <table:table-cell table:style-name="ce742" table:formula="of:=(((1+[.$G$5]*[.$F$4])^[.B23])*((1-[.$F$4])^([.$B$5]-[.B23]))-0)*1" office:value-type="float" office:value="2.47040549902029" calcext:value-type="float">
            <text:p>2.47</text:p>
          </table:table-cell>
          <table:table-cell table:number-columns-repeated="3"/>
          <table:table-cell table:style-name="ce746" table:formula="of:=([.B23]-[.$H$5]*[.$B$5])^2*[.N23]" office:value-type="float" office:value="0.622881850244919" calcext:value-type="float">
            <text:p>0.62</text:p>
          </table:table-cell>
          <table:table-cell office:value-type="float" office:value="0.375" calcext:value-type="float">
            <text:p>0.375</text:p>
          </table:table-cell>
          <table:table-cell table:style-name="ce748" table:formula="of:=([.P23]-1)*100" office:value-type="float" office:value="-3.88536540074406" calcext:value-type="float">
            <text:p>-3.9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16" calcext:value-type="float">
            <text:p>16</text:p>
          </table:table-cell>
          <table:table-cell table:style-name="ce715" table:formula="of:=RAND()" office:value-type="float" office:value="0.672984200296924" calcext:value-type="float">
            <text:p>0.67</text:p>
          </table:table-cell>
          <table:table-cell table:style-name="ce720"/>
          <table:table-cell table:style-name="ce696" table:formula="of:=IF([.C24]&lt;[.$H$5];[.E23]*(1+[.$F$4]*[.$G$5]);[.E23]*(1-[.$F$4]))" office:value-type="float" office:value="126.379413074213" calcext:value-type="float">
            <text:p>126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24])*(1-[.$H$5])^([.$B$5]-[.B24])*(FACT([.$B$5])/(FACT([.B24])*FACT([.$B$5]-[.B24])))" office:value-type="float" office:value="0.0595051738182243" calcext:value-type="float">
            <text:p>0.06</text:p>
          </table:table-cell>
          <table:table-cell/>
          <table:table-cell table:style-name="ce738" table:formula="of:=((1+[.$G$5]*[.C24])^[.$H$5])*((1-[.C24])^(1-[.$H$5]))" office:value-type="float" office:value="0.711526421514573" calcext:value-type="float">
            <text:p>0.71</text:p>
          </table:table-cell>
          <table:table-cell/>
          <table:table-cell table:style-name="ce742" table:formula="of:=(((1+[.$G$5]*[.$F$4])^[.B24])*((1-[.$F$4])^([.$B$5]-[.B24]))-0)*1" office:value-type="float" office:value="2.77290413155339" calcext:value-type="float">
            <text:p>2.77</text:p>
          </table:table-cell>
          <table:table-cell table:number-columns-repeated="3"/>
          <table:table-cell table:style-name="ce746" table:formula="of:=([.B24]-[.$H$5]*[.$B$5])^2*[.N24]" office:value-type="float" office:value="0.814625829571489" calcext:value-type="float">
            <text:p>0.81</text:p>
          </table:table-cell>
          <table:table-cell office:value-type="float" office:value="0.4" calcext:value-type="float">
            <text:p>0.4</text:p>
          </table:table-cell>
          <table:table-cell table:style-name="ce748" table:formula="of:=([.P24]-1)*100" office:value-type="float" office:value="-28.8473578485427" calcext:value-type="float">
            <text:p>-28.8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17" calcext:value-type="float">
            <text:p>17</text:p>
          </table:table-cell>
          <table:table-cell table:style-name="ce715" table:formula="of:=RAND()" office:value-type="float" office:value="0.559825845994055" calcext:value-type="float">
            <text:p>0.56</text:p>
          </table:table-cell>
          <table:table-cell table:style-name="ce720"/>
          <table:table-cell table:style-name="ce696" table:formula="of:=IF([.C25]&lt;[.$H$5];[.E24]*(1+[.$F$4]*[.$G$5]);[.E24]*(1-[.$F$4]))" office:value-type="float" office:value="123.851824812729" calcext:value-type="float">
            <text:p>124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25])*(1-[.$H$5])^([.$B$5]-[.B25])*(FACT([.$B$5])/(FACT([.B25])*FACT([.$B$5]-[.B25])))" office:value-type="float" office:value="0.0375032608098052" calcext:value-type="float">
            <text:p>0.04</text:p>
          </table:table-cell>
          <table:table-cell/>
          <table:table-cell table:style-name="ce738" table:formula="of:=((1+[.$G$5]*[.C25])^[.$H$5])*((1-[.C25])^(1-[.$H$5]))" office:value-type="float" office:value="0.840315543267873" calcext:value-type="float">
            <text:p>0.84</text:p>
          </table:table-cell>
          <table:table-cell/>
          <table:table-cell table:style-name="ce742" table:formula="of:=(((1+[.$G$5]*[.$F$4])^[.B25])*((1-[.$F$4])^([.$B$5]-[.B25]))-0)*1" office:value-type="float" office:value="3.11244341296809" calcext:value-type="float">
            <text:p>3.11</text:p>
          </table:table-cell>
          <table:table-cell table:number-columns-repeated="3"/>
          <table:table-cell table:style-name="ce746" table:formula="of:=([.B25]-[.$H$5]*[.$B$5])^2*[.N25]" office:value-type="float" office:value="0.828447031288597" calcext:value-type="float">
            <text:p>0.83</text:p>
          </table:table-cell>
          <table:table-cell office:value-type="float" office:value="0.425" calcext:value-type="float">
            <text:p>0.425</text:p>
          </table:table-cell>
          <table:table-cell table:style-name="ce748" table:formula="of:=([.P25]-1)*100" office:value-type="float" office:value="-15.9684456732127" calcext:value-type="float">
            <text:p>-16.0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18" calcext:value-type="float">
            <text:p>18</text:p>
          </table:table-cell>
          <table:table-cell table:style-name="ce715" table:formula="of:=RAND()" office:value-type="float" office:value="0.235000577988103" calcext:value-type="float">
            <text:p>0.24</text:p>
          </table:table-cell>
          <table:table-cell table:style-name="ce720"/>
          <table:table-cell table:style-name="ce696" table:formula="of:=IF([.C26]&lt;[.$H$5];[.E25]*(1+[.$F$4]*[.$G$5]);[.E25]*(1-[.$F$4]))" office:value-type="float" office:value="136.237007294002" calcext:value-type="float">
            <text:p>136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26])*(1-[.$H$5])^([.$B$5]-[.B26])*(FACT([.$B$5])/(FACT([.B26])*FACT([.$B$5]-[.B26])))" office:value-type="float" office:value="0.0214304347484601" calcext:value-type="float">
            <text:p>0.02</text:p>
          </table:table-cell>
          <table:table-cell/>
          <table:table-cell table:style-name="ce738" table:formula="of:=((1+[.$G$5]*[.C26])^[.$H$5])*((1-[.C26])^(1-[.$H$5]))" office:value-type="float" office:value="1.04664818922265" calcext:value-type="float">
            <text:p>1.05</text:p>
          </table:table-cell>
          <table:table-cell/>
          <table:table-cell table:style-name="ce742" table:formula="of:=(((1+[.$G$5]*[.$F$4])^[.B26])*((1-[.$F$4])^([.$B$5]-[.B26]))-0)*1" office:value-type="float" office:value="3.49355893292337" calcext:value-type="float">
            <text:p>3.49</text:p>
          </table:table-cell>
          <table:table-cell table:number-columns-repeated="3"/>
          <table:table-cell table:style-name="ce746" table:formula="of:=([.B26]-[.$H$5]*[.$B$5])^2*[.N26]" office:value-type="float" office:value="0.696274824977469" calcext:value-type="float">
            <text:p>0.70</text:p>
          </table:table-cell>
          <table:table-cell office:value-type="float" office:value="0.45" calcext:value-type="float">
            <text:p>0.45</text:p>
          </table:table-cell>
          <table:table-cell table:style-name="ce748" table:formula="of:=([.P26]-1)*100" office:value-type="float" office:value="4.66481892226485" calcext:value-type="float">
            <text:p>4.7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19" calcext:value-type="float">
            <text:p>19</text:p>
          </table:table-cell>
          <table:table-cell table:style-name="ce715" table:formula="of:=RAND()" office:value-type="float" office:value="0.130960097070783" calcext:value-type="float">
            <text:p>0.13</text:p>
          </table:table-cell>
          <table:table-cell table:style-name="ce723"/>
          <table:table-cell table:style-name="ce696" table:formula="of:=IF([.C27]&lt;[.$H$5];[.E26]*(1+[.$F$4]*[.$G$5]);[.E26]*(1-[.$F$4]))" office:value-type="float" office:value="149.860708023402" calcext:value-type="float">
            <text:p>150</text:p>
          </table:table-cell>
          <table:table-cell table:number-columns-repeated="3"/>
          <table:table-cell table:style-name="ce723"/>
          <table:table-cell table:number-columns-repeated="2"/>
          <table:table-cell table:style-name="ce723"/>
          <table:table-cell/>
          <table:table-cell table:style-name="ce734" table:formula="of:=([.$H$5]^[.B27])*(1-[.$H$5])^([.$B$5]-[.B27])*(FACT([.$B$5])/(FACT([.B27])*FACT([.$B$5]-[.B27])))" office:value-type="float" office:value="0.0111180450950658" calcext:value-type="float">
            <text:p>0.01</text:p>
          </table:table-cell>
          <table:table-cell/>
          <table:table-cell table:style-name="ce738" table:formula="of:=((1+[.$G$5]*[.C27])^[.$H$5])*((1-[.C27])^(1-[.$H$5]))" office:value-type="float" office:value="1.05426914054461" calcext:value-type="float">
            <text:p>1.05</text:p>
          </table:table-cell>
          <table:table-cell/>
          <table:table-cell table:style-name="ce742" table:formula="of:=(((1+[.$G$5]*[.$F$4])^[.B27])*((1-[.$F$4])^([.$B$5]-[.B27]))-0)*1" office:value-type="float" office:value="3.92134165940378" calcext:value-type="float">
            <text:p>3.92</text:p>
          </table:table-cell>
          <table:table-cell table:number-columns-repeated="3"/>
          <table:table-cell table:style-name="ce746" table:formula="of:=([.B27]-[.$H$5]*[.$B$5])^2*[.N27]" office:value-type="float" office:value="0.499089044317503" calcext:value-type="float">
            <text:p>0.50</text:p>
          </table:table-cell>
          <table:table-cell office:value-type="float" office:value="0.475" calcext:value-type="float">
            <text:p>0.475</text:p>
          </table:table-cell>
          <table:table-cell table:style-name="ce748" table:formula="of:=([.P27]-1)*100" office:value-type="float" office:value="5.42691405446067" calcext:value-type="float">
            <text:p>5.4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20" calcext:value-type="float">
            <text:p>20</text:p>
          </table:table-cell>
          <table:table-cell table:style-name="ce715" table:formula="of:=RAND()" office:value-type="float" office:value="0.600359027041122" calcext:value-type="float">
            <text:p>0.60</text:p>
          </table:table-cell>
          <table:table-cell table:style-name="ce720"/>
          <table:table-cell table:style-name="ce696" table:formula="of:=IF([.C28]&lt;[.$H$5];[.E27]*(1+[.$F$4]*[.$G$5]);[.E27]*(1-[.$F$4]))" office:value-type="float" office:value="146.863493862934" calcext:value-type="float">
            <text:p>147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28])*(1-[.$H$5])^([.$B$5]-[.B28])*(FACT([.$B$5])/(FACT([.B28])*FACT([.$B$5]-[.B28])))" office:value-type="float" office:value="0.0052413641162453" calcext:value-type="float">
            <text:p>0.01</text:p>
          </table:table-cell>
          <table:table-cell/>
          <table:table-cell table:style-name="ce738" table:formula="of:=((1+[.$G$5]*[.C28])^[.$H$5])*((1-[.C28])^(1-[.$H$5]))" office:value-type="float" office:value="0.797710779845289" calcext:value-type="float">
            <text:p>0.80</text:p>
          </table:table-cell>
          <table:table-cell/>
          <table:table-cell table:style-name="ce742" table:formula="of:=(((1+[.$G$5]*[.$F$4])^[.B28])*((1-[.$F$4])^([.$B$5]-[.B28]))-0)*1" office:value-type="float" office:value="4.40150594422873" calcext:value-type="float">
            <text:p>4.40</text:p>
          </table:table-cell>
          <table:table-cell table:number-columns-repeated="3"/>
          <table:table-cell table:style-name="ce746" table:formula="of:=([.B28]-[.$H$5]*[.$B$5])^2*[.N28]" office:value-type="float" office:value="0.310760478452184" calcext:value-type="float">
            <text:p>0.31</text:p>
          </table:table-cell>
          <table:table-cell office:value-type="float" office:value="0.5" calcext:value-type="float">
            <text:p>0.5</text:p>
          </table:table-cell>
          <table:table-cell table:style-name="ce748" table:formula="of:=([.P28]-1)*100" office:value-type="float" office:value="-20.2289220154711" calcext:value-type="float">
            <text:p>-20.2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21" calcext:value-type="float">
            <text:p>21</text:p>
          </table:table-cell>
          <table:table-cell table:style-name="ce715" table:formula="of:=RAND()" office:value-type="float" office:value="0.892205544980243" calcext:value-type="float">
            <text:p>0.89</text:p>
          </table:table-cell>
          <table:table-cell table:style-name="ce720"/>
          <table:table-cell table:style-name="ce696" table:formula="of:=IF([.C29]&lt;[.$H$5];[.E28]*(1+[.$F$4]*[.$G$5]);[.E28]*(1-[.$F$4]))" office:value-type="float" office:value="143.926223985675" calcext:value-type="float">
            <text:p>144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29])*(1-[.$H$5])^([.$B$5]-[.B29])*(FACT([.$B$5])/(FACT([.B29])*FACT([.$B$5]-[.B29])))" office:value-type="float" office:value="0.00224629890696227" calcext:value-type="float">
            <text:p>0.00</text:p>
          </table:table-cell>
          <table:table-cell/>
          <table:table-cell table:style-name="ce738" table:formula="of:=((1+[.$G$5]*[.C29])^[.$H$5])*((1-[.C29])^(1-[.$H$5]))" office:value-type="float" office:value="0.349945013323144" calcext:value-type="float">
            <text:p>0.35</text:p>
          </table:table-cell>
          <table:table-cell/>
          <table:table-cell table:style-name="ce742" table:formula="of:=(((1+[.$G$5]*[.$F$4])^[.B29])*((1-[.$F$4])^([.$B$5]-[.B29]))-0)*1" office:value-type="float" office:value="4.94046585576695" calcext:value-type="float">
            <text:p>4.94</text:p>
          </table:table-cell>
          <table:table-cell table:number-columns-repeated="3"/>
          <table:table-cell table:style-name="ce746" table:formula="of:=([.B29]-[.$H$5]*[.$B$5])^2*[.N29]" office:value-type="float" office:value="0.170022364267974" calcext:value-type="float">
            <text:p>0.17</text:p>
          </table:table-cell>
          <table:table-cell office:value-type="float" office:value="0.525" calcext:value-type="float">
            <text:p>0.525</text:p>
          </table:table-cell>
          <table:table-cell table:style-name="ce748" table:formula="of:=([.P29]-1)*100" office:value-type="float" office:value="-65.0054986676856" calcext:value-type="float">
            <text:p>-65.0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22" calcext:value-type="float">
            <text:p>22</text:p>
          </table:table-cell>
          <table:table-cell table:style-name="ce715" table:formula="of:=RAND()" office:value-type="float" office:value="0.240557418903336" calcext:value-type="float">
            <text:p>0.24</text:p>
          </table:table-cell>
          <table:table-cell table:style-name="ce720"/>
          <table:table-cell table:style-name="ce696" table:formula="of:=IF([.C30]&lt;[.$H$5];[.E29]*(1+[.$F$4]*[.$G$5]);[.E29]*(1-[.$F$4]))" office:value-type="float" office:value="158.318846384243" calcext:value-type="float">
            <text:p>158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30])*(1-[.$H$5])^([.$B$5]-[.B30])*(FACT([.$B$5])/(FACT([.B30])*FACT([.$B$5]-[.B30])))" office:value-type="float" office:value="0.000875181392322963" calcext:value-type="float">
            <text:p>0.00</text:p>
          </table:table-cell>
          <table:table-cell/>
          <table:table-cell table:style-name="ce738" table:formula="of:=((1+[.$G$5]*[.C30])^[.$H$5])*((1-[.C30])^(1-[.$H$5]))" office:value-type="float" office:value="1.04529342283349" calcext:value-type="float">
            <text:p>1.05</text:p>
          </table:table-cell>
          <table:table-cell/>
          <table:table-cell table:style-name="ce742" table:formula="of:=(((1+[.$G$5]*[.$F$4])^[.B30])*((1-[.$F$4])^([.$B$5]-[.B30]))-0)*1" office:value-type="float" office:value="5.54542085851392" calcext:value-type="float">
            <text:p>5.55</text:p>
          </table:table-cell>
          <table:table-cell table:number-columns-repeated="3"/>
          <table:table-cell table:style-name="ce746" table:formula="of:=([.B30]-[.$H$5]*[.$B$5])^2*[.N30]" office:value-type="float" office:value="0.0823458172036676" calcext:value-type="float">
            <text:p>0.08</text:p>
          </table:table-cell>
          <table:table-cell office:value-type="float" office:value="0.55" calcext:value-type="float">
            <text:p>0.55</text:p>
          </table:table-cell>
          <table:table-cell table:style-name="ce748" table:formula="of:=([.P30]-1)*100" office:value-type="float" office:value="4.52934228334942" calcext:value-type="float">
            <text:p>4.5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23" calcext:value-type="float">
            <text:p>23</text:p>
          </table:table-cell>
          <table:table-cell table:style-name="ce715" table:formula="of:=RAND()" office:value-type="float" office:value="0.242837417637929" calcext:value-type="float">
            <text:p>0.24</text:p>
          </table:table-cell>
          <table:table-cell table:style-name="ce720"/>
          <table:table-cell table:style-name="ce696" table:formula="of:=IF([.C31]&lt;[.$H$5];[.E30]*(1+[.$F$4]*[.$G$5]);[.E30]*(1-[.$F$4]))" office:value-type="float" office:value="174.150731022667" calcext:value-type="float">
            <text:p>174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31])*(1-[.$H$5])^([.$B$5]-[.B31])*(FACT([.$B$5])/(FACT([.B31])*FACT([.$B$5]-[.B31])))" office:value-type="float" office:value="0.000309846828337944" calcext:value-type="float">
            <text:p>0.00</text:p>
          </table:table-cell>
          <table:table-cell/>
          <table:table-cell table:style-name="ce738" table:formula="of:=((1+[.$G$5]*[.C31])^[.$H$5])*((1-[.C31])^(1-[.$H$5]))" office:value-type="float" office:value="1.04471226839636" calcext:value-type="float">
            <text:p>1.04</text:p>
          </table:table-cell>
          <table:table-cell/>
          <table:table-cell table:style-name="ce742" table:formula="of:=(((1+[.$G$5]*[.$F$4])^[.B31])*((1-[.$F$4])^([.$B$5]-[.B31]))-0)*1" office:value-type="float" office:value="6.22445198404624" calcext:value-type="float">
            <text:p>6.22</text:p>
          </table:table-cell>
          <table:table-cell table:number-columns-repeated="3"/>
          <table:table-cell table:style-name="ce746" table:formula="of:=([.B31]-[.$H$5]*[.$B$5])^2*[.N31]" office:value-type="float" office:value="0.0354743633764111" calcext:value-type="float">
            <text:p>0.04</text:p>
          </table:table-cell>
          <table:table-cell office:value-type="float" office:value="0.575" calcext:value-type="float">
            <text:p>0.575</text:p>
          </table:table-cell>
          <table:table-cell table:style-name="ce748" table:formula="of:=([.P31]-1)*100" office:value-type="float" office:value="4.47122683963617" calcext:value-type="float">
            <text:p>4.5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24" calcext:value-type="float">
            <text:p>24</text:p>
          </table:table-cell>
          <table:table-cell table:style-name="ce715" table:formula="of:=RAND()" office:value-type="float" office:value="0.0438935519196093" calcext:value-type="float">
            <text:p>0.04</text:p>
          </table:table-cell>
          <table:table-cell table:style-name="ce720"/>
          <table:table-cell table:style-name="ce696" table:formula="of:=IF([.C32]&lt;[.$H$5];[.E31]*(1+[.$F$4]*[.$G$5]);[.E31]*(1-[.$F$4]))" office:value-type="float" office:value="191.565804124934" calcext:value-type="float">
            <text:p>192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32])*(1-[.$H$5])^([.$B$5]-[.B32])*(FACT([.$B$5])/(FACT([.B32])*FACT([.$B$5]-[.B32])))" office:value-type="float" office:value="0.000099593623394339" calcext:value-type="float">
            <text:p>0.00</text:p>
          </table:table-cell>
          <table:table-cell/>
          <table:table-cell table:style-name="ce738" table:formula="of:=((1+[.$G$5]*[.C32])^[.$H$5])*((1-[.C32])^(1-[.$H$5]))" office:value-type="float" office:value="1.02850277986725" calcext:value-type="float">
            <text:p>1.03</text:p>
          </table:table-cell>
          <table:table-cell/>
          <table:table-cell table:style-name="ce742" table:formula="of:=(((1+[.$G$5]*[.$F$4])^[.B32])*((1-[.$F$4])^([.$B$5]-[.B32]))-0)*1" office:value-type="float" office:value="6.98662977801109" calcext:value-type="float">
            <text:p>6.99</text:p>
          </table:table-cell>
          <table:table-cell table:number-columns-repeated="3"/>
          <table:table-cell table:style-name="ce746" table:formula="of:=([.B32]-[.$H$5]*[.$B$5])^2*[.N32]" office:value-type="float" office:value="0.013633371106451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style-name="ce748" table:formula="of:=([.P32]-1)*100" office:value-type="float" office:value="2.85027798672546" calcext:value-type="float">
            <text:p>2.9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25" calcext:value-type="float">
            <text:p>25</text:p>
          </table:table-cell>
          <table:table-cell table:style-name="ce715" table:formula="of:=RAND()" office:value-type="float" office:value="0.836560461902991" calcext:value-type="float">
            <text:p>0.84</text:p>
          </table:table-cell>
          <table:table-cell table:style-name="ce720"/>
          <table:table-cell table:style-name="ce696" table:formula="of:=IF([.C33]&lt;[.$H$5];[.E32]*(1+[.$F$4]*[.$G$5]);[.E32]*(1-[.$F$4]))" office:value-type="float" office:value="187.734488042435" calcext:value-type="float">
            <text:p>188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33])*(1-[.$H$5])^([.$B$5]-[.B33])*(FACT([.$B$5])/(FACT([.B33])*FACT([.$B$5]-[.B33])))" office:value-type="float" office:value="0.0000290244273892074" calcext:value-type="float">
            <text:p>0.00</text:p>
          </table:table-cell>
          <table:table-cell/>
          <table:table-cell table:style-name="ce738" table:formula="of:=((1+[.$G$5]*[.C33])^[.$H$5])*((1-[.C33])^(1-[.$H$5]))" office:value-type="float" office:value="0.461019591383277" calcext:value-type="float">
            <text:p>0.46</text:p>
          </table:table-cell>
          <table:table-cell/>
          <table:table-cell table:style-name="ce742" table:formula="of:=(((1+[.$G$5]*[.$F$4])^[.B33])*((1-[.$F$4])^([.$B$5]-[.B33]))-0)*1" office:value-type="float" office:value="7.84213546511448" calcext:value-type="float">
            <text:p>7.84</text:p>
          </table:table-cell>
          <table:table-cell table:number-columns-repeated="3"/>
          <table:table-cell table:style-name="ce746" table:formula="of:=([.B33]-[.$H$5]*[.$B$5])^2*[.N33]" office:value-type="float" office:value="0.00468134989360526" calcext:value-type="float">
            <text:p>0.00</text:p>
          </table:table-cell>
          <table:table-cell office:value-type="float" office:value="0.625" calcext:value-type="float">
            <text:p>0.625</text:p>
          </table:table-cell>
          <table:table-cell table:style-name="ce748" table:formula="of:=([.P33]-1)*100" office:value-type="float" office:value="-53.8980408616724" calcext:value-type="float">
            <text:p>-53.9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26" calcext:value-type="float">
            <text:p>26</text:p>
          </table:table-cell>
          <table:table-cell table:style-name="ce715" table:formula="of:=RAND()" office:value-type="float" office:value="0.544420254416764" calcext:value-type="float">
            <text:p>0.54</text:p>
          </table:table-cell>
          <table:table-cell table:style-name="ce720"/>
          <table:table-cell table:style-name="ce696" table:formula="of:=IF([.C34]&lt;[.$H$5];[.E33]*(1+[.$F$4]*[.$G$5]);[.E33]*(1-[.$F$4]))" office:value-type="float" office:value="183.979798281587" calcext:value-type="float">
            <text:p>184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34])*(1-[.$H$5])^([.$B$5]-[.B34])*(FACT([.$B$5])/(FACT([.B34])*FACT([.$B$5]-[.B34])))" office:value-type="float" office:value="0.00000765479403671404" calcext:value-type="float">
            <text:p>0.00</text:p>
          </table:table-cell>
          <table:table-cell/>
          <table:table-cell table:style-name="ce738" table:formula="of:=((1+[.$G$5]*[.C34])^[.$H$5])*((1-[.C34])^(1-[.$H$5]))" office:value-type="float" office:value="0.855522707185417" calcext:value-type="float">
            <text:p>0.86</text:p>
          </table:table-cell>
          <table:table-cell/>
          <table:table-cell table:style-name="ce742" table:formula="of:=(((1+[.$G$5]*[.$F$4])^[.B34])*((1-[.$F$4])^([.$B$5]-[.B34]))-0)*1" office:value-type="float" office:value="8.80239695063871" calcext:value-type="float">
            <text:p>8.80</text:p>
          </table:table-cell>
          <table:table-cell table:number-columns-repeated="3"/>
          <table:table-cell table:style-name="ce746" table:formula="of:=([.B34]-[.$H$5]*[.$B$5])^2*[.N34]" office:value-type="float" office:value="0.00143672829275086" calcext:value-type="float">
            <text:p>0.00</text:p>
          </table:table-cell>
          <table:table-cell office:value-type="float" office:value="0.65" calcext:value-type="float">
            <text:p>0.65</text:p>
          </table:table-cell>
          <table:table-cell table:style-name="ce748" table:formula="of:=([.P34]-1)*100" office:value-type="float" office:value="-14.4477292814582" calcext:value-type="float">
            <text:p>-14.4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27" calcext:value-type="float">
            <text:p>27</text:p>
          </table:table-cell>
          <table:table-cell table:style-name="ce715" table:formula="of:=RAND()" office:value-type="float" office:value="0.834338979097083" calcext:value-type="float">
            <text:p>0.83</text:p>
          </table:table-cell>
          <table:table-cell table:style-name="ce720"/>
          <table:table-cell table:style-name="ce696" table:formula="of:=IF([.C35]&lt;[.$H$5];[.E34]*(1+[.$F$4]*[.$G$5]);[.E34]*(1-[.$F$4]))" office:value-type="float" office:value="180.300202315955" calcext:value-type="float">
            <text:p>180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35])*(1-[.$H$5])^([.$B$5]-[.B35])*(FACT([.$B$5])/(FACT([.B35])*FACT([.$B$5]-[.B35])))" office:value-type="float" office:value="0.00000182257000874144" calcext:value-type="float">
            <text:p>0.00</text:p>
          </table:table-cell>
          <table:table-cell/>
          <table:table-cell table:style-name="ce738" table:formula="of:=((1+[.$G$5]*[.C35])^[.$H$5])*((1-[.C35])^(1-[.$H$5]))" office:value-type="float" office:value="0.465097603900034" calcext:value-type="float">
            <text:p>0.47</text:p>
          </table:table-cell>
          <table:table-cell/>
          <table:table-cell table:style-name="ce742" table:formula="of:=(((1+[.$G$5]*[.$F$4])^[.B35])*((1-[.$F$4])^([.$B$5]-[.B35]))-0)*1" office:value-type="float" office:value="9.88024147520671" calcext:value-type="float">
            <text:p>9.88</text:p>
          </table:table-cell>
          <table:table-cell table:number-columns-repeated="3"/>
          <table:table-cell table:style-name="ce746" table:formula="of:=([.B35]-[.$H$5]*[.$B$5])^2*[.N35]" office:value-type="float" office:value="0.000393839153188937" calcext:value-type="float">
            <text:p>0.00</text:p>
          </table:table-cell>
          <table:table-cell office:value-type="float" office:value="0.675" calcext:value-type="float">
            <text:p>0.675</text:p>
          </table:table-cell>
          <table:table-cell table:style-name="ce748" table:formula="of:=([.P35]-1)*100" office:value-type="float" office:value="-53.4902396099966" calcext:value-type="float">
            <text:p>-53.5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28" calcext:value-type="float">
            <text:p>28</text:p>
          </table:table-cell>
          <table:table-cell table:style-name="ce715" table:formula="of:=RAND()" office:value-type="float" office:value="0.163490461418405" calcext:value-type="float">
            <text:p>0.16</text:p>
          </table:table-cell>
          <table:table-cell table:style-name="ce720"/>
          <table:table-cell table:style-name="ce696" table:formula="of:=IF([.C36]&lt;[.$H$5];[.E35]*(1+[.$F$4]*[.$G$5]);[.E35]*(1-[.$F$4]))" office:value-type="float" office:value="198.33022254755" calcext:value-type="float">
            <text:p>198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36])*(1-[.$H$5])^([.$B$5]-[.B36])*(FACT([.$B$5])/(FACT([.B36])*FACT([.$B$5]-[.B36])))" office:value-type="float" office:value="0.00000039055071615888" calcext:value-type="float">
            <text:p>0.00</text:p>
          </table:table-cell>
          <table:table-cell/>
          <table:table-cell table:style-name="ce738" table:formula="of:=((1+[.$G$5]*[.C36])^[.$H$5])*((1-[.C36])^(1-[.$H$5]))" office:value-type="float" office:value="1.05576809882775" calcext:value-type="float">
            <text:p>1.06</text:p>
          </table:table-cell>
          <table:table-cell/>
          <table:table-cell table:style-name="ce742" table:formula="of:=(((1+[.$G$5]*[.$F$4])^[.B36])*((1-[.$F$4])^([.$B$5]-[.B36]))-0)*1" office:value-type="float" office:value="11.0900669619667" calcext:value-type="float">
            <text:p>11.09</text:p>
          </table:table-cell>
          <table:table-cell table:number-columns-repeated="3"/>
          <table:table-cell table:style-name="ce746" table:formula="of:=([.B36]-[.$H$5]*[.$B$5])^2*[.N36]" office:value-type="float" office:value="0.0000962668460260022" calcext:value-type="float">
            <text:p>0.00</text:p>
          </table:table-cell>
          <table:table-cell office:value-type="float" office:value="0.7" calcext:value-type="float">
            <text:p>0.7</text:p>
          </table:table-cell>
          <table:table-cell table:style-name="ce748" table:formula="of:=([.P36]-1)*100" office:value-type="float" office:value="5.57680988277547" calcext:value-type="float">
            <text:p>5.6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29" calcext:value-type="float">
            <text:p>29</text:p>
          </table:table-cell>
          <table:table-cell table:style-name="ce715" table:formula="of:=RAND()" office:value-type="float" office:value="0.610484120203182" calcext:value-type="float">
            <text:p>0.61</text:p>
          </table:table-cell>
          <table:table-cell table:style-name="ce720"/>
          <table:table-cell table:style-name="ce696" table:formula="of:=IF([.C37]&lt;[.$H$5];[.E36]*(1+[.$F$4]*[.$G$5]);[.E36]*(1-[.$F$4]))" office:value-type="float" office:value="194.363618096599" calcext:value-type="float">
            <text:p>194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37])*(1-[.$H$5])^([.$B$5]-[.B37])*(FACT([.$B$5])/(FACT([.B37])*FACT([.$B$5]-[.B37])))" office:value-type="float" office:value="0.0000000750319109861887" calcext:value-type="float">
            <text:p>0.00</text:p>
          </table:table-cell>
          <table:table-cell/>
          <table:table-cell table:style-name="ce738" table:formula="of:=((1+[.$G$5]*[.C37])^[.$H$5])*((1-[.C37])^(1-[.$H$5]))" office:value-type="float" office:value="0.786469657157736" calcext:value-type="float">
            <text:p>0.79</text:p>
          </table:table-cell>
          <table:table-cell/>
          <table:table-cell table:style-name="ce742" table:formula="of:=(((1+[.$G$5]*[.$F$4])^[.B37])*((1-[.$F$4])^([.$B$5]-[.B37]))-0)*1" office:value-type="float" office:value="12.4480343450647" calcext:value-type="float">
            <text:p>12.45</text:p>
          </table:table-cell>
          <table:table-cell table:number-columns-repeated="3"/>
          <table:table-cell table:style-name="ce746" table:formula="of:=([.B37]-[.$H$5]*[.$B$5])^2*[.N37]" office:value-type="float" office:value="0.0000209256496549382" calcext:value-type="float">
            <text:p>0.00</text:p>
          </table:table-cell>
          <table:table-cell office:value-type="float" office:value="0.725" calcext:value-type="float">
            <text:p>0.725</text:p>
          </table:table-cell>
          <table:table-cell table:style-name="ce748" table:formula="of:=([.P37]-1)*100" office:value-type="float" office:value="-21.3530342842264" calcext:value-type="float">
            <text:p>-21.4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30" calcext:value-type="float">
            <text:p>30</text:p>
          </table:table-cell>
          <table:table-cell table:style-name="ce715" table:formula="of:=RAND()" office:value-type="float" office:value="0.290344782173634" calcext:value-type="float">
            <text:p>0.29</text:p>
          </table:table-cell>
          <table:table-cell table:style-name="ce720"/>
          <table:table-cell table:style-name="ce696" table:formula="of:=IF([.C38]&lt;[.$H$5];[.E37]*(1+[.$F$4]*[.$G$5]);[.E37]*(1-[.$F$4]))" office:value-type="float" office:value="213.799979906259" calcext:value-type="float">
            <text:p>214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38])*(1-[.$H$5])^([.$B$5]-[.B38])*(FACT([.$B$5])/(FACT([.B38])*FACT([.$B$5]-[.B38])))" office:value-type="float" office:value="0.0000000128626133119181" calcext:value-type="float">
            <text:p>0.00</text:p>
          </table:table-cell>
          <table:table-cell/>
          <table:table-cell table:style-name="ce738" table:formula="of:=((1+[.$G$5]*[.C38])^[.$H$5])*((1-[.C38])^(1-[.$H$5]))" office:value-type="float" office:value="1.02937744724037" calcext:value-type="float">
            <text:p>1.03</text:p>
          </table:table-cell>
          <table:table-cell/>
          <table:table-cell table:style-name="ce742" table:formula="of:=(((1+[.$G$5]*[.$F$4])^[.B38])*((1-[.$F$4])^([.$B$5]-[.B38]))-0)*1" office:value-type="float" office:value="13.972283448542" calcext:value-type="float">
            <text:p>13.97</text:p>
          </table:table-cell>
          <table:table-cell table:number-columns-repeated="3"/>
          <table:table-cell table:style-name="ce746" table:formula="of:=([.B38]-[.$H$5]*[.$B$5])^2*[.N38]" office:value-type="float" office:value="0.00000402972812449081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table:style-name="ce748" table:formula="of:=([.P38]-1)*100" office:value-type="float" office:value="2.93774472403701" calcext:value-type="float">
            <text:p>2.9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31" calcext:value-type="float">
            <text:p>31</text:p>
          </table:table-cell>
          <table:table-cell table:style-name="ce715" table:formula="of:=RAND()" office:value-type="float" office:value="0.974280373193324" calcext:value-type="float">
            <text:p>0.97</text:p>
          </table:table-cell>
          <table:table-cell table:style-name="ce720"/>
          <table:table-cell table:style-name="ce696" table:formula="of:=IF([.C39]&lt;[.$H$5];[.E38]*(1+[.$F$4]*[.$G$5]);[.E38]*(1-[.$F$4]))" office:value-type="float" office:value="209.523980308134" calcext:value-type="float">
            <text:p>210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39])*(1-[.$H$5])^([.$B$5]-[.B39])*(FACT([.$B$5])/(FACT([.B39])*FACT([.$B$5]-[.B39])))" office:value-type="float" office:value="0.00000000195606561886312" calcext:value-type="float">
            <text:p>0.00</text:p>
          </table:table-cell>
          <table:table-cell/>
          <table:table-cell table:style-name="ce738" table:formula="of:=((1+[.$G$5]*[.C39])^[.$H$5])*((1-[.C39])^(1-[.$H$5]))" office:value-type="float" office:value="0.131161932201301" calcext:value-type="float">
            <text:p>0.13</text:p>
          </table:table-cell>
          <table:table-cell/>
          <table:table-cell table:style-name="ce742" table:formula="of:=(((1+[.$G$5]*[.$F$4])^[.B39])*((1-[.$F$4])^([.$B$5]-[.B39]))-0)*1" office:value-type="float" office:value="15.6831752993839" calcext:value-type="float">
            <text:p>15.68</text:p>
          </table:table-cell>
          <table:table-cell table:number-columns-repeated="3"/>
          <table:table-cell table:style-name="ce746" table:formula="of:=([.B39]-[.$H$5]*[.$B$5])^2*[.N39]" office:value-type="float" office:value="0.000000684016586260243" calcext:value-type="float">
            <text:p>0.00</text:p>
          </table:table-cell>
          <table:table-cell office:value-type="float" office:value="0.775" calcext:value-type="float">
            <text:p>0.775</text:p>
          </table:table-cell>
          <table:table-cell table:style-name="ce748" table:formula="of:=([.P39]-1)*100" office:value-type="float" office:value="-86.8838067798699" calcext:value-type="float">
            <text:p>-86.9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32" calcext:value-type="float">
            <text:p>32</text:p>
          </table:table-cell>
          <table:table-cell table:style-name="ce715" table:formula="of:=RAND()" office:value-type="float" office:value="0.0082564358599484" calcext:value-type="float">
            <text:p>0.01</text:p>
          </table:table-cell>
          <table:table-cell table:style-name="ce720"/>
          <table:table-cell table:style-name="ce696" table:formula="of:=IF([.C40]&lt;[.$H$5];[.E39]*(1+[.$F$4]*[.$G$5]);[.E39]*(1-[.$F$4]))" office:value-type="float" office:value="230.476378338948" calcext:value-type="float">
            <text:p>230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40])*(1-[.$H$5])^([.$B$5]-[.B40])*(FACT([.$B$5])/(FACT([.B40])*FACT([.$B$5]-[.B40])))" office:value-type="float" office:value="0.000000000261973073954882" calcext:value-type="float">
            <text:p>0.00</text:p>
          </table:table-cell>
          <table:table-cell/>
          <table:table-cell table:style-name="ce738" table:formula="of:=((1+[.$G$5]*[.C40])^[.$H$5])*((1-[.C40])^(1-[.$H$5]))" office:value-type="float" office:value="1.00635244095928" calcext:value-type="float">
            <text:p>1.01</text:p>
          </table:table-cell>
          <table:table-cell/>
          <table:table-cell table:style-name="ce742" table:formula="of:=(((1+[.$G$5]*[.$F$4])^[.B40])*((1-[.$F$4])^([.$B$5]-[.B40]))-0)*1" office:value-type="float" office:value="17.6035641115533" calcext:value-type="float">
            <text:p>17.60</text:p>
          </table:table-cell>
          <table:table-cell table:number-columns-repeated="3"/>
          <table:table-cell table:style-name="ce746" table:formula="of:=([.B40]-[.$H$5]*[.$B$5])^2*[.N40]" office:value-type="float" office:value="0.00000010166913027115" calcext:value-type="float">
            <text:p>0.00</text:p>
          </table:table-cell>
          <table:table-cell office:value-type="float" office:value="0.8" calcext:value-type="float">
            <text:p>0.8</text:p>
          </table:table-cell>
          <table:table-cell table:style-name="ce748" table:formula="of:=([.P40]-1)*100" office:value-type="float" office:value="0.63524409592759" calcext:value-type="float">
            <text:p>0.6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33" calcext:value-type="float">
            <text:p>33</text:p>
          </table:table-cell>
          <table:table-cell table:style-name="ce715" table:formula="of:=RAND()" office:value-type="float" office:value="0.0445623525884002" calcext:value-type="float">
            <text:p>0.04</text:p>
          </table:table-cell>
          <table:table-cell table:style-name="ce720"/>
          <table:table-cell table:style-name="ce696" table:formula="of:=IF([.C41]&lt;[.$H$5];[.E40]*(1+[.$F$4]*[.$G$5]);[.E40]*(1-[.$F$4]))" office:value-type="float" office:value="253.524016172842" calcext:value-type="float">
            <text:p>254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41])*(1-[.$H$5])^([.$B$5]-[.B41])*(FACT([.$B$5])/(FACT([.B41])*FACT([.$B$5]-[.B41])))" office:value-type="float" office:value="0.0000000000306202294232979" calcext:value-type="float">
            <text:p>0.00</text:p>
          </table:table-cell>
          <table:table-cell/>
          <table:table-cell table:style-name="ce738" table:formula="of:=((1+[.$G$5]*[.C41])^[.$H$5])*((1-[.C41])^(1-[.$H$5]))" office:value-type="float" office:value="1.02884399545838" calcext:value-type="float">
            <text:p>1.03</text:p>
          </table:table-cell>
          <table:table-cell/>
          <table:table-cell table:style-name="ce742" table:formula="of:=(((1+[.$G$5]*[.$F$4])^[.B41])*((1-[.$F$4])^([.$B$5]-[.B41]))-0)*1" office:value-type="float" office:value="19.7591025741925" calcext:value-type="float">
            <text:p>19.76</text:p>
          </table:table-cell>
          <table:table-cell table:number-columns-repeated="3"/>
          <table:table-cell table:style-name="ce746" table:formula="of:=([.B41]-[.$H$5]*[.$B$5])^2*[.N41]" office:value-type="float" office:value="0.0000000131204621055889" calcext:value-type="float">
            <text:p>0.00</text:p>
          </table:table-cell>
          <table:table-cell office:value-type="float" office:value="0.825" calcext:value-type="float">
            <text:p>0.825</text:p>
          </table:table-cell>
          <table:table-cell table:style-name="ce748" table:formula="of:=([.P41]-1)*100" office:value-type="float" office:value="2.88439954583779" calcext:value-type="float">
            <text:p>2.9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34" calcext:value-type="float">
            <text:p>34</text:p>
          </table:table-cell>
          <table:table-cell table:style-name="ce715" table:formula="of:=RAND()" office:value-type="float" office:value="0.118911059340462" calcext:value-type="float">
            <text:p>0.12</text:p>
          </table:table-cell>
          <table:table-cell table:style-name="ce720"/>
          <table:table-cell table:style-name="ce696" table:formula="of:=IF([.C42]&lt;[.$H$5];[.E41]*(1+[.$F$4]*[.$G$5]);[.E41]*(1-[.$F$4]))" office:value-type="float" office:value="278.876417790127" calcext:value-type="float">
            <text:p>279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42])*(1-[.$H$5])^([.$B$5]-[.B42])*(FACT([.$B$5])/(FACT([.B42])*FACT([.$B$5]-[.B42])))" office:value-type="float" office:value="0.00000000000308775422755945" calcext:value-type="float">
            <text:p>0.00</text:p>
          </table:table-cell>
          <table:table-cell/>
          <table:table-cell table:style-name="ce738" table:formula="of:=((1+[.$G$5]*[.C42])^[.$H$5])*((1-[.C42])^(1-[.$H$5]))" office:value-type="float" office:value="1.05270261167646" calcext:value-type="float">
            <text:p>1.05</text:p>
          </table:table-cell>
          <table:table-cell/>
          <table:table-cell table:style-name="ce742" table:formula="of:=(((1+[.$G$5]*[.$F$4])^[.B42])*((1-[.$F$4])^([.$B$5]-[.B42]))-0)*1" office:value-type="float" office:value="22.1785845220528" calcext:value-type="float">
            <text:p>22.18</text:p>
          </table:table-cell>
          <table:table-cell table:number-columns-repeated="3"/>
          <table:table-cell table:style-name="ce746" table:formula="of:=([.B42]-[.$H$5]*[.$B$5])^2*[.N42]" office:value-type="float" office:value="0.00000000145399258821547" calcext:value-type="float">
            <text:p>0.00</text:p>
          </table:table-cell>
          <table:table-cell office:value-type="float" office:value="0.85" calcext:value-type="float">
            <text:p>0.85</text:p>
          </table:table-cell>
          <table:table-cell table:style-name="ce748" table:formula="of:=([.P42]-1)*100" office:value-type="float" office:value="5.27026116764626" calcext:value-type="float">
            <text:p>5.3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35" calcext:value-type="float">
            <text:p>35</text:p>
          </table:table-cell>
          <table:table-cell table:style-name="ce715" table:formula="of:=RAND()" office:value-type="float" office:value="0.679960732581094" calcext:value-type="float">
            <text:p>0.68</text:p>
          </table:table-cell>
          <table:table-cell table:style-name="ce720"/>
          <table:table-cell table:style-name="ce696" table:formula="of:=IF([.C43]&lt;[.$H$5];[.E42]*(1+[.$F$4]*[.$G$5]);[.E42]*(1-[.$F$4]))" office:value-type="float" office:value="273.298889434324" calcext:value-type="float">
            <text:p>273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43])*(1-[.$H$5])^([.$B$5]-[.B43])*(FACT([.$B$5])/(FACT([.B43])*FACT([.$B$5]-[.B43])))" office:value-type="float" office:value="0.000000000000264664648076524" calcext:value-type="float">
            <text:p>0.00</text:p>
          </table:table-cell>
          <table:table-cell/>
          <table:table-cell table:style-name="ce738" table:formula="of:=((1+[.$G$5]*[.C43])^[.$H$5])*((1-[.C43])^(1-[.$H$5]))" office:value-type="float" office:value="0.702541973598596" calcext:value-type="float">
            <text:p>0.70</text:p>
          </table:table-cell>
          <table:table-cell/>
          <table:table-cell table:style-name="ce742" table:formula="of:=(((1+[.$G$5]*[.$F$4])^[.B43])*((1-[.$F$4])^([.$B$5]-[.B43]))-0)*1" office:value-type="float" office:value="24.8943295655695" calcext:value-type="float">
            <text:p>24.89</text:p>
          </table:table-cell>
          <table:table-cell table:number-columns-repeated="3"/>
          <table:table-cell table:style-name="ce746" table:formula="of:=([.B43]-[.$H$5]*[.$B$5])^2*[.N43]" office:value-type="float" office:value="0.000000000136379046507352" calcext:value-type="float">
            <text:p>0.00</text:p>
          </table:table-cell>
          <table:table-cell office:value-type="float" office:value="0.875" calcext:value-type="float">
            <text:p>0.875</text:p>
          </table:table-cell>
          <table:table-cell table:style-name="ce748" table:formula="of:=([.P43]-1)*100" office:value-type="float" office:value="-29.7458026401404" calcext:value-type="float">
            <text:p>-29.7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36" calcext:value-type="float">
            <text:p>36</text:p>
          </table:table-cell>
          <table:table-cell table:style-name="ce715" table:formula="of:=RAND()" office:value-type="float" office:value="0.0941470880061388" calcext:value-type="float">
            <text:p>0.09</text:p>
          </table:table-cell>
          <table:table-cell table:style-name="ce720"/>
          <table:table-cell table:style-name="ce696" table:formula="of:=IF([.C44]&lt;[.$H$5];[.E43]*(1+[.$F$4]*[.$G$5]);[.E43]*(1-[.$F$4]))" office:value-type="float" office:value="300.628778377756" calcext:value-type="float">
            <text:p>301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44])*(1-[.$H$5])^([.$B$5]-[.B44])*(FACT([.$B$5])/(FACT([.B44])*FACT([.$B$5]-[.B44])))" office:value-type="float" office:value="0.0000000000000189046177197517" calcext:value-type="float">
            <text:p>0.00</text:p>
          </table:table-cell>
          <table:table-cell/>
          <table:table-cell table:style-name="ce738" table:formula="of:=((1+[.$G$5]*[.C44])^[.$H$5])*((1-[.C44])^(1-[.$H$5]))" office:value-type="float" office:value="1.04761268066431" calcext:value-type="float">
            <text:p>1.05</text:p>
          </table:table-cell>
          <table:table-cell/>
          <table:table-cell table:style-name="ce742" table:formula="of:=(((1+[.$G$5]*[.$F$4])^[.B44])*((1-[.$F$4])^([.$B$5]-[.B44]))-0)*1" office:value-type="float" office:value="27.9426148184964" calcext:value-type="float">
            <text:p>27.94</text:p>
          </table:table-cell>
          <table:table-cell table:number-columns-repeated="3"/>
          <table:table-cell table:style-name="ce746" table:formula="of:=([.B44]-[.$H$5]*[.$B$5])^2*[.N44]" office:value-type="float" office:value="0.0000000000106185347270074" calcext:value-type="float">
            <text:p>0.00</text:p>
          </table:table-cell>
          <table:table-cell office:value-type="float" office:value="0.9" calcext:value-type="float">
            <text:p>0.9</text:p>
          </table:table-cell>
          <table:table-cell table:style-name="ce748" table:formula="of:=([.P44]-1)*100" office:value-type="float" office:value="4.76126806643109" calcext:value-type="float">
            <text:p>4.8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37" calcext:value-type="float">
            <text:p>37</text:p>
          </table:table-cell>
          <table:table-cell table:style-name="ce715" table:formula="of:=RAND()" office:value-type="float" office:value="0.253688252530992" calcext:value-type="float">
            <text:p>0.25</text:p>
          </table:table-cell>
          <table:table-cell table:style-name="ce720"/>
          <table:table-cell table:style-name="ce696" table:formula="of:=IF([.C45]&lt;[.$H$5];[.E44]*(1+[.$F$4]*[.$G$5]);[.E44]*(1-[.$F$4]))" office:value-type="float" office:value="330.691656215532" calcext:value-type="float">
            <text:p>331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45])*(1-[.$H$5])^([.$B$5]-[.B45])*(FACT([.$B$5])/(FACT([.B45])*FACT([.$B$5]-[.B45])))" office:value-type="float" office:value="1.09486203010145E-015" calcext:value-type="float">
            <text:p>0.00</text:p>
          </table:table-cell>
          <table:table-cell/>
          <table:table-cell table:style-name="ce738" table:formula="of:=((1+[.$G$5]*[.C45])^[.$H$5])*((1-[.C45])^(1-[.$H$5]))" office:value-type="float" office:value="1.0417474737833" calcext:value-type="float">
            <text:p>1.04</text:p>
          </table:table-cell>
          <table:table-cell/>
          <table:table-cell table:style-name="ce742" table:formula="of:=(((1+[.$G$5]*[.$F$4])^[.B45])*((1-[.$F$4])^([.$B$5]-[.B45]))-0)*1" office:value-type="float" office:value="31.364159490149" calcext:value-type="float">
            <text:p>31.36</text:p>
          </table:table-cell>
          <table:table-cell table:number-columns-repeated="3"/>
          <table:table-cell table:style-name="ce746" table:formula="of:=([.B45]-[.$H$5]*[.$B$5])^2*[.N45]" office:value-type="float" office:value="0.000000000000667964375944595" calcext:value-type="float">
            <text:p>0.00</text:p>
          </table:table-cell>
          <table:table-cell office:value-type="float" office:value="0.925" calcext:value-type="float">
            <text:p>0.925</text:p>
          </table:table-cell>
          <table:table-cell table:style-name="ce748" table:formula="of:=([.P45]-1)*100" office:value-type="float" office:value="4.17474737833037" calcext:value-type="float">
            <text:p>4.2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38" calcext:value-type="float">
            <text:p>38</text:p>
          </table:table-cell>
          <table:table-cell table:style-name="ce715" table:formula="of:=RAND()" office:value-type="float" office:value="0.835213557351381" calcext:value-type="float">
            <text:p>0.84</text:p>
          </table:table-cell>
          <table:table-cell table:style-name="ce720"/>
          <table:table-cell table:style-name="ce696" table:formula="of:=IF([.C46]&lt;[.$H$5];[.E45]*(1+[.$F$4]*[.$G$5]);[.E45]*(1-[.$F$4]))" office:value-type="float" office:value="324.077823091221" calcext:value-type="float">
            <text:p>324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46])*(1-[.$H$5])^([.$B$5]-[.B46])*(FACT([.$B$5])/(FACT([.B46])*FACT([.$B$5]-[.B46])))" office:value-type="float" office:value="4.9392272034652E-017" calcext:value-type="float">
            <text:p>0.00</text:p>
          </table:table-cell>
          <table:table-cell/>
          <table:table-cell table:style-name="ce738" table:formula="of:=((1+[.$G$5]*[.C46])^[.$H$5])*((1-[.C46])^(1-[.$H$5]))" office:value-type="float" office:value="0.463494965841316" calcext:value-type="float">
            <text:p>0.46</text:p>
          </table:table-cell>
          <table:table-cell/>
          <table:table-cell table:style-name="ce742" table:formula="of:=(((1+[.$G$5]*[.$F$4])^[.B46])*((1-[.$F$4])^([.$B$5]-[.B46]))-0)*1" office:value-type="float" office:value="35.2046688154734" calcext:value-type="float">
            <text:p>35.20</text:p>
          </table:table-cell>
          <table:table-cell table:number-columns-repeated="3"/>
          <table:table-cell table:style-name="ce746" table:formula="of:=([.B46]-[.$H$5]*[.$B$5])^2*[.N46]" office:value-type="float" office:value="0.0000000000000326231017561673" calcext:value-type="float">
            <text:p>0.00</text:p>
          </table:table-cell>
          <table:table-cell office:value-type="float" office:value="0.95" calcext:value-type="float">
            <text:p>0.95</text:p>
          </table:table-cell>
          <table:table-cell table:style-name="ce748" table:formula="of:=([.P46]-1)*100" office:value-type="float" office:value="-53.6505034158684" calcext:value-type="float">
            <text:p>-53.7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39" calcext:value-type="float">
            <text:p>39</text:p>
          </table:table-cell>
          <table:table-cell table:style-name="ce715" table:formula="of:=RAND()" office:value-type="float" office:value="0.805440058466047" calcext:value-type="float">
            <text:p>0.81</text:p>
          </table:table-cell>
          <table:table-cell table:style-name="ce720"/>
          <table:table-cell table:style-name="ce696" table:formula="of:=IF([.C47]&lt;[.$H$5];[.E46]*(1+[.$F$4]*[.$G$5]);[.E46]*(1-[.$F$4]))" office:value-type="float" office:value="317.596266629397" calcext:value-type="float">
            <text:p>318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47])*(1-[.$H$5])^([.$B$5]-[.B47])*(FACT([.$B$5])/(FACT([.B47])*FACT([.$B$5]-[.B47])))" office:value-type="float" office:value="1.62831666048303E-018" calcext:value-type="float">
            <text:p>0.00</text:p>
          </table:table-cell>
          <table:table-cell/>
          <table:table-cell table:style-name="ce738" table:formula="of:=((1+[.$G$5]*[.C47])^[.$H$5])*((1-[.C47])^(1-[.$H$5]))" office:value-type="float" office:value="0.516101659522369" calcext:value-type="float">
            <text:p>0.52</text:p>
          </table:table-cell>
          <table:table-cell/>
          <table:table-cell table:style-name="ce742" table:formula="of:=(((1+[.$G$5]*[.$F$4])^[.B47])*((1-[.$F$4])^([.$B$5]-[.B47]))-0)*1" office:value-type="float" office:value="39.5154445887967" calcext:value-type="float">
            <text:p>39.52</text:p>
          </table:table-cell>
          <table:table-cell table:number-columns-repeated="3"/>
          <table:table-cell table:style-name="ce746" table:formula="of:=([.B47]-[.$H$5]*[.$B$5])^2*[.N47]" office:value-type="float" office:value="1.16081066409175E-015" calcext:value-type="float">
            <text:p>0.00</text:p>
          </table:table-cell>
          <table:table-cell office:value-type="float" office:value="0.975" calcext:value-type="float">
            <text:p>0.975</text:p>
          </table:table-cell>
          <table:table-cell table:style-name="ce748" table:formula="of:=([.P47]-1)*100" office:value-type="float" office:value="-48.3898340477631" calcext:value-type="float">
            <text:p>-48.4</text:p>
          </table:table-cell>
          <table:table-cell table:number-columns-repeated="4"/>
        </table:table-row>
        <table:table-row table:style-name="ro7">
          <table:table-cell/>
          <table:table-cell table:style-name="ce713" office:value-type="float" office:value="40" calcext:value-type="float">
            <text:p>40</text:p>
          </table:table-cell>
          <table:table-cell table:style-name="ce715" table:formula="of:=RAND()" office:value-type="float" office:value="0.218794153304771" calcext:value-type="float">
            <text:p>0.22</text:p>
          </table:table-cell>
          <table:table-cell table:style-name="ce720"/>
          <table:table-cell table:style-name="ce696" table:formula="of:=IF([.C48]&lt;[.$H$5];[.E47]*(1+[.$F$4]*[.$G$5]);[.E47]*(1-[.$F$4]))" office:value-type="float" office:value="349.355893292337" calcext:value-type="float">
            <text:p>349</text:p>
          </table:table-cell>
          <table:table-cell table:number-columns-repeated="3"/>
          <table:table-cell table:style-name="ce720"/>
          <table:table-cell table:number-columns-repeated="2"/>
          <table:table-cell table:style-name="ce720"/>
          <table:table-cell/>
          <table:table-cell table:style-name="ce734" table:formula="of:=([.$H$5]^[.B48])*(1-[.$H$5])^([.$B$5]-[.B48])*(FACT([.$B$5])/(FACT([.B48])*FACT([.$B$5]-[.B48])))" office:value-type="float" office:value="3.48924998674936E-020" calcext:value-type="float">
            <text:p>0.00</text:p>
          </table:table-cell>
          <table:table-cell/>
          <table:table-cell table:style-name="ce738" table:formula="of:=((1+[.$G$5]*[.C48])^[.$H$5])*((1-[.C48])^(1-[.$H$5]))" office:value-type="float" office:value="1.05009121150546" calcext:value-type="float">
            <text:p>1.05</text:p>
          </table:table-cell>
          <table:table-cell/>
          <table:table-cell table:style-name="ce742" table:formula="of:=(((1+[.$G$5]*[.$F$4])^[.B48])*((1-[.$F$4])^([.$B$5]-[.B48]))-0)*1" office:value-type="float" office:value="44.3540704568126" calcext:value-type="float">
            <text:p>44.35</text:p>
          </table:table-cell>
          <table:table-cell table:number-columns-repeated="3"/>
          <table:table-cell table:style-name="ce746" table:formula="of:=([.B48]-[.$H$5]*[.$B$5])^2*[.N48]" office:value-type="float" office:value="2.67726662233291E-017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style-name="ce748" table:formula="of:=([.P48]-1)*100" office:value-type="float" office:value="5.00912115054608" calcext:value-type="float">
            <text:p>5.0</text:p>
          </table:table-cell>
          <table:table-cell table:number-columns-repeated="4"/>
        </table:table-row>
        <table:table-row table:style-name="ro7">
          <table:table-cell table:number-columns-repeated="3"/>
          <table:table-cell table:style-name="ce720"/>
          <table:table-cell table:number-columns-repeated="4"/>
          <table:table-cell table:style-name="ce720"/>
          <table:table-cell table:number-columns-repeated="2"/>
          <table:table-cell table:style-name="ce720"/>
          <table:table-cell table:number-columns-repeated="16"/>
        </table:table-row>
        <table:table-row table:style-name="ro7">
          <table:table-cell table:number-columns-repeated="3"/>
          <table:table-cell table:style-name="ce720"/>
          <table:table-cell table:number-columns-repeated="4"/>
          <table:table-cell table:style-name="ce720"/>
          <table:table-cell table:number-columns-repeated="2"/>
          <table:table-cell table:style-name="ce720"/>
          <table:table-cell/>
          <table:table-cell table:style-name="ce681" table:formula="of:=SUM([.N8:.N48])" office:value-type="float" office:value="1" calcext:value-type="float">
            <text:p>1</text:p>
          </table:table-cell>
          <table:table-cell table:style-name="ce681" table:number-columns-repeated="7"/>
          <table:table-cell table:style-name="ce681" table:formula="of:=SQRT(SUM([.V8:.V48]))" office:value-type="float" office:value="2.93428015022424" calcext:value-type="float">
            <text:p>2.9342801502</text:p>
          </table:table-cell>
          <table:table-cell table:style-name="ce681" table:number-columns-repeated="2"/>
          <table:table-cell table:number-columns-repeated="4"/>
        </table:table-row>
        <table:table-row table:style-name="ro7" table:number-rows-repeated="74">
          <table:table-cell table:number-columns-repeated="3"/>
          <table:table-cell table:style-name="ce720"/>
          <table:table-cell table:number-columns-repeated="4"/>
          <table:table-cell table:style-name="ce720"/>
          <table:table-cell table:number-columns-repeated="2"/>
          <table:table-cell table:style-name="ce720"/>
          <table:table-cell table:number-columns-repeated="16"/>
        </table:table-row>
        <table:table-row table:style-name="ro7" table:number-rows-repeated="1048451">
          <table:table-cell table:number-columns-repeated="28"/>
        </table:table-row>
        <table:table-row table:style-name="ro7">
          <table:table-cell table:number-columns-repeated="28"/>
        </table:table-row>
      </table:table>
      <table:named-expressions/>
      <table:database-ranges>
        <table:database-range table:name="rand" table:target-range-address="7sim.C8:7sim.C4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number:date-style style:name="N137">
      <number:month/>
      <number:text>/</number:text>
      <number:day/>
    </number:date-style>
    <number:time-style style:name="N138">
      <number:hours number:style="long"/>
      <number:text>.</number:text>
      <number:minutes number:style="long"/>
    </number:time-style>
    <number:number-style style:name="N139">
      <number:number number:decimal-places="18" number:min-integer-digits="1"/>
    </number:number-style>
    <number:percentage-style style:name="N140">
      <number:number number:decimal-places="1" number:min-integer-digits="1"/>
      <number:text>%</number:text>
    </number:percentage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number-style style:name="N143">
      <number:number number:decimal-places="1" number:min-integer-digits="0"/>
    </number:number-style>
    <number:number-style style:name="N144">
      <number:number number:decimal-places="1" number:min-integer-digits="1" number:grouping="true"/>
    </number:number-style>
    <number:text-style style:name="N145" number:title="User-defined">
      <number:text>#,#</number:text>
      <number:text-content/>
      <number:text>0</number:text>
    </number:text-style>
    <number:number-style style:name="N147P0" style:volatile="true">
      <number:number number:decimal-places="1" number:min-integer-digits="1"/>
    </number:number-style>
    <number:number-style style:name="N147P1" style:volatile="true">
      <number:text>-</number:text>
      <number:number number:decimal-places="1" number:min-integer-digits="1"/>
    </number:number-style>
    <number:number-style style:name="N147" number:title="xe">
      <number:text/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integer-digits="1"/>
    </number:number-style>
    <number:number-style style:name="N149P1" style:volatile="true">
      <number:text>-</number:text>
      <number:number number:decimal-places="2" number:min-integer-digits="1"/>
    </number:number-style>
    <number:number-style style:name="N149">
      <number:text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2" number:min-integer-digits="0"/>
    </number:number-style>
    <number:number-style style:name="N151P0" style:volatile="true">
      <number:number number:decimal-places="1" number:min-integer-digits="0"/>
    </number:number-style>
    <number:number-style style:name="N151P1" style:volatile="true">
      <number:text>-</number:text>
      <number:number number:decimal-places="1" number:min-integer-digits="1"/>
    </number:number-style>
    <number:number-style style:name="N151">
      <number:text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integer-digits="0"/>
    </number:number-style>
    <number:number-style style:name="N153P1" style:volatile="true">
      <number:text>-</number:text>
      <number:number number:decimal-places="2" number:min-integer-digits="0"/>
    </number:number-style>
    <number:number-style style:name="N153">
      <number:text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1" number:min-integer-digits="1"/>
    </number:number-style>
    <number:number-style style:name="N154"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1" number:min-integer-digits="1"/>
    </number:number-style>
    <number:number-style style:name="N155">
      <number:text/>
      <style:map style:condition="value()&gt;=0" style:apply-style-name="N155P0"/>
    </number:number-style>
    <number:number-style style:name="N156">
      <number:number number:decimal-places="0" number:min-integer-digits="0"/>
    </number:number-style>
    <number:percentage-style style:name="N157">
      <number:number number:decimal-places="5" number:min-integer-digits="1"/>
      <number:text>%</number:text>
    </number:percentage-style>
    <number:number-style style:name="N158">
      <number:number number:decimal-places="19" number:min-integer-digits="1"/>
    </number:number-style>
    <number:number-style style:name="N160P0" style:volatile="true">
      <number:number number:decimal-places="1" number:min-integer-digits="0"/>
    </number:number-style>
    <number:number-style style:name="N160P1" style:volatile="true">
      <number:text>-</number:text>
      <number:number number:decimal-places="1" number:min-integer-digits="0"/>
    </number:number-style>
    <number:number-style style:name="N160">
      <number:text/>
      <style:map style:condition="value()&gt;0" style:apply-style-name="N160P0"/>
      <style:map style:condition="value()&lt;0" style:apply-style-name="N160P1"/>
    </number:number-style>
    <number:number-style style:name="N161">
      <number:number number:decimal-places="20" number:min-integer-digits="1"/>
    </number:number-style>
    <number:date-style style:name="N162">
      <number:month number:style="long"/>
      <number:text>/</number:text>
      <number:day number:style="long"/>
    </number:date-style>
    <number:number-style style:name="N163P0" style:volatile="true">
      <number:number number:decimal-places="2" number:min-integer-digits="1"/>
    </number:number-style>
    <number:number-style style:name="N163P1" style:volatile="true">
      <number:text>-</number:text>
      <number:number number:decimal-places="1" number:min-integer-digits="1"/>
    </number:number-style>
    <number:number-style style:name="N163">
      <number:text/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number:min-integer-digits="0"/>
    </number:number-style>
    <number:number-style style:name="N164P1" style:volatile="true">
      <number:text>-</number:text>
      <number:number number:decimal-places="1" number:min-integer-digits="1"/>
    </number:number-style>
    <number:number-style style:name="N164">
      <number:text/>
      <style:map style:condition="value()&gt;0" style:apply-style-name="N164P0"/>
      <style:map style:condition="value()&lt;0" style:apply-style-name="N164P1"/>
    </number:number-style>
    <number:number-style style:name="N165">
      <number:text>+</number:text>
      <number:number number:decimal-places="1" number:min-integer-digits="1"/>
    </number:number-style>
    <number:percentage-style style:name="N166">
      <number:number number:decimal-places="2" number:min-integer-digits="0"/>
      <number:text>%</number:text>
    </number:percentage-style>
    <number:number-style style:name="N167">
      <number:number number:decimal-places="3" number:min-integer-digits="0"/>
    </number:number-style>
    <number:number-style style:name="N168">
      <number:number number:decimal-places="4" number:min-integer-digits="0"/>
    </number:number-style>
    <number:number-style style:name="N169P0" style:volatile="true">
      <number:number number:decimal-places="2" number:min-integer-digits="0"/>
    </number:number-style>
    <number:number-style style:name="N169P1" style:volatile="true">
      <number:text>-</number:text>
      <number:number number:decimal-places="2" number:min-integer-digits="0"/>
    </number:number-style>
    <number:number-style style:name="N169">
      <number:number number:decimal-places="0" number:min-integer-digits="1"/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2" number:min-integer-digits="0"/>
    </number:number-style>
    <number:number-style style:name="N170P1" style:volatile="true">
      <number:text>-</number:text>
      <number:number number:decimal-places="2" number:min-integer-digits="0"/>
    </number:number-style>
    <number:number-style style:name="N170">
      <number:number number:min-integer-digits="1"/>
      <number:text/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2" number:min-integer-digits="0"/>
    </number:number-style>
    <number:number-style style:name="N171P1" style:volatile="true">
      <number:text>-</number:text>
      <number:number number:decimal-places="2" number:min-integer-digits="0"/>
    </number:number-style>
    <number:number-style style:name="N171">
      <number:number number:decimal-places="1" number:min-integer-digits="1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number:min-integer-digits="0"/>
    </number:number-style>
    <number:number-style style:name="N172P1" style:volatile="true">
      <number:text>-</number:text>
      <number:number number:decimal-places="2" number:min-integer-digits="0"/>
    </number:number-style>
    <number:number-style style:name="N172">
      <number:number number:decimal-places="2" number:min-integer-digits="0"/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+</number:text>
      <number:number number:decimal-places="1" number:min-integer-digits="0"/>
    </number:number-style>
    <number:number-style style:name="N174P1" style:volatile="true">
      <number:text>-</number:text>
      <number:number number:decimal-places="1" number:min-integer-digits="0"/>
    </number:number-style>
    <number:number-style style:name="N174">
      <number:number number:decimal-places="1" number:min-integer-digits="0"/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1" number:min-integer-digits="0"/>
    </number:number-style>
    <number:number-style style:name="N175P1" style:volatile="true">
      <number:text>-</number:text>
      <number:number number:decimal-places="1" number:min-integer-digits="0"/>
    </number:number-style>
    <number:number-style style:name="N175">
      <number:number number:decimal-places="1" number:min-integer-digits="0"/>
      <style:map style:condition="value()&gt;0" style:apply-style-name="N175P0"/>
      <style:map style:condition="value()&lt;0" style:apply-style-name="N175P1"/>
    </number:number-style>
    <number:number-style style:name="N176P0" style:volatile="true">
      <number:text>+</number:text>
      <number:number number:decimal-places="1" number:min-integer-digits="1"/>
    </number:number-style>
    <number:number-style style:name="N176P1" style:volatile="true">
      <number:text>-</number:text>
      <number:number number:decimal-places="1" number:min-integer-digits="1"/>
    </number:number-style>
    <number:number-style style:name="N176">
      <number:text/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0" number:min-integer-digits="1"/>
    </number:number-style>
    <number:number-style style:name="N177P1" style:volatile="true">
      <number:text>-</number:text>
      <number:number number:decimal-places="1" number:min-integer-digits="1"/>
    </number:number-style>
    <number:number-style style:name="N177">
      <number:text/>
      <style:map style:condition="value()&gt;0" style:apply-style-name="N177P0"/>
      <style:map style:condition="value()&lt;0" style:apply-style-name="N177P1"/>
    </number:number-style>
    <number:number-style style:name="N178">
      <number:scientific-number number:decimal-places="1" number:min-integer-digits="1" number:min-exponent-digits="1"/>
    </number:number-style>
    <number:number-style style:name="N179P0" style:volatile="true">
      <number:number number:decimal-places="3" number:min-integer-digits="0"/>
    </number:number-style>
    <number:number-style style:name="N179P1" style:volatile="true">
      <number:text>-</number:text>
      <number:number number:decimal-places="2" number:min-integer-digits="1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4" number:min-integer-digits="0"/>
    </number:number-style>
    <number:number-style style:name="N180P1" style:volatile="true">
      <number:text>-</number:text>
      <number:number number:decimal-places="2" number:min-integer-digits="1"/>
    </number:number-style>
    <number:number-style style:name="N180">
      <number:text/>
      <style:map style:condition="value()&gt;0" style:apply-style-name="N180P0"/>
      <style:map style:condition="value()&lt;0" style:apply-style-name="N180P1"/>
    </number:number-style>
    <number:number-style style:name="N181">
      <number:number number:decimal-places="6" number:min-integer-digits="0"/>
    </number:number-style>
    <number:number-style style:name="N182P0" style:volatile="true">
      <number:number number:decimal-places="6" number:min-integer-digits="0"/>
    </number:number-style>
    <number:number-style style:name="N182P1" style:volatile="true">
      <number:text>-</number:text>
      <number:number number:decimal-places="2" number:min-integer-digits="1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3" number:min-integer-digits="1"/>
    </number:number-style>
    <number:number-style style:name="N183P1" style:volatile="true">
      <number:text>-</number:text>
      <number:number number:decimal-places="1" number:min-integer-digits="1"/>
    </number:number-style>
    <number:number-style style:name="N183">
      <number:text/>
      <style:map style:condition="value()&gt;0" style:apply-style-name="N183P0"/>
      <style:map style:condition="value()&lt;0" style:apply-style-name="N183P1"/>
    </number:number-style>
    <number:number-style style:name="N185P0" style:volatile="true">
      <number:number number:decimal-places="3" number:min-integer-digits="1"/>
    </number:number-style>
    <number:number-style style:name="N185P1" style:volatile="true">
      <number:text>-</number:text>
      <number:number number:decimal-places="3" number:min-integer-digits="0"/>
    </number:number-style>
    <number:number-style style:name="N185">
      <number:text/>
      <style:map style:condition="value()&gt;0" style:apply-style-name="N185P0"/>
      <style:map style:condition="value()&lt;0" style:apply-style-name="N185P1"/>
    </number:number-style>
    <number:number-style style:name="N187P0" style:volatile="true">
      <number:number number:decimal-places="3" number:min-integer-digits="1"/>
    </number:number-style>
    <number:number-style style:name="N187P1" style:volatile="true">
      <number:text>-</number:text>
      <number:number number:decimal-places="5" number:min-integer-digits="0"/>
    </number:number-style>
    <number:number-style style:name="N187">
      <number:text/>
      <style:map style:condition="value()&gt;0" style:apply-style-name="N187P0"/>
      <style:map style:condition="value()&lt;0" style:apply-style-name="N187P1"/>
    </number:number-style>
    <number:number-style style:name="N189P0" style:volatile="true">
      <number:number number:decimal-places="3" number:min-integer-digits="1"/>
    </number:number-style>
    <number:number-style style:name="N189P1" style:volatile="true">
      <number:text>-</number:text>
      <number:number number:decimal-places="6" number:min-integer-digits="0"/>
    </number:number-style>
    <number:number-style style:name="N189">
      <number:text/>
      <style:map style:condition="value()&gt;0" style:apply-style-name="N189P0"/>
      <style:map style:condition="value()&lt;0" style:apply-style-name="N189P1"/>
    </number:number-style>
    <number:number-style style:name="N190">
      <number:scientific-number number:decimal-places="2" number:min-integer-digits="1" number:min-exponent-digits="1"/>
    </number:number-style>
    <number:number-style style:name="N191">
      <number:number number:decimal-places="8" number:min-integer-digits="0"/>
    </number:number-style>
    <number:number-style style:name="N192P0" style:volatile="true">
      <number:number number:decimal-places="8" number:min-integer-digits="0"/>
    </number:number-style>
    <number:number-style style:name="N192P1" style:volatile="true">
      <number:text>-</number:text>
      <number:number number:decimal-places="2" number:min-integer-digits="1"/>
    </number:number-style>
    <number:number-style style:name="N192">
      <number:text/>
      <style:map style:condition="value()&gt;0" style:apply-style-name="N192P0"/>
      <style:map style:condition="value()&lt;0" style:apply-style-name="N192P1"/>
    </number:number-style>
    <number:number-style style:name="N193">
      <number:scientific-number number:decimal-places="4" number:min-integer-digits="1" number:min-exponent-digits="1"/>
    </number:number-style>
    <number:number-style style:name="N194">
      <number:scientific-number number:decimal-places="8" number:min-integer-digits="1" number:min-exponent-digits="1"/>
    </number:number-style>
    <number:number-style style:name="N196P0" style:volatile="true">
      <number:number number:decimal-places="3" number:min-integer-digits="1"/>
    </number:number-style>
    <number:number-style style:name="N196P1" style:volatile="true">
      <number:text>-</number:text>
      <number:number number:decimal-places="8" number:min-integer-digits="0"/>
    </number:number-style>
    <number:number-style style:name="N196">
      <number:text/>
      <style:map style:condition="value()&gt;0" style:apply-style-name="N196P0"/>
      <style:map style:condition="value()&lt;0" style:apply-style-name="N196P1"/>
    </number:number-style>
    <number:number-style style:name="N197">
      <number:number number:decimal-places="5" number:min-integer-digits="0"/>
    </number:number-style>
    <number:number-style style:name="N198">
      <number:number number:decimal-places="7" number:min-integer-digits="0"/>
    </number:number-style>
    <number:number-style style:name="N199P0" style:volatile="true">
      <number:number number:decimal-places="3" number:min-integer-digits="1"/>
    </number:number-style>
    <number:number-style style:name="N199P1" style:volatile="true">
      <number:text>-</number:text>
      <number:number number:decimal-places="2" number:min-integer-digits="0"/>
    </number:number-style>
    <number:number-style style:name="N199">
      <number:text/>
      <style:map style:condition="value()&gt;0" style:apply-style-name="N199P0"/>
      <style:map style:condition="value()&lt;0" style:apply-style-name="N199P1"/>
    </number:number-style>
    <number:date-style style:name="N200">
      <number:year number:style="long"/>
      <number:text>/</number:text>
      <number:month number:style="long"/>
      <number:text>/</number:text>
      <number:day number:style="long"/>
    </number:date-style>
    <number:date-style style:name="N201">
      <number:year number:style="long"/>
      <number:text> </number:text>
      <number:month number:style="long"/>
      <number:text>/</number:text>
      <number:day number:style="long"/>
    </number:date-style>
    <number:date-style style:name="N202">
      <number:year number:style="long"/>
    </number:date-style>
    <number:date-style style:name="N203">
      <number:month/>
      <number:text>/</number:text>
      <number:day number:style="long"/>
    </number:date-style>
    <number:number-style style:name="N204">
      <number:scientific-number number:decimal-places="0" number:min-integer-digits="1" number:min-exponent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5" style:family="table-cell" style:parent-style-name="Default">
      <style:table-cell-properties fo:background-color="#7cc17c"/>
    </style:style>
    <style:style style:name="Untitled6" style:family="table-cell" style:parent-style-name="Default">
      <style:table-cell-properties fo:background-color="#dc2300"/>
    </style:style>
    <style:style style:name="Untitled1" style:family="table-cell" style:parent-style-name="Default">
      <style:table-cell-properties fo:background-color="#ff0000" style:vertical-justify="auto"/>
      <style:paragraph-properties css3t:text-justify="auto"/>
    </style:style>
    <style:style style:name="Untitled7" style:family="table-cell" style:parent-style-name="Default">
      <style:table-cell-properties fo:background-color="#7cc17c"/>
    </style:style>
    <style:style style:name="Untitled8" style:family="table-cell" style:parent-style-name="Default">
      <style:table-cell-properties fo:background-color="#ff8080"/>
    </style:style>
    <style:style style:name="Untitled9" style:family="table-cell" style:parent-style-name="Default">
      <style:table-cell-properties fo:background-color="#ff8080"/>
    </style:style>
    <style:style style:name="Untitled10" style:family="table-cell" style:parent-style-name="Default">
      <style:table-cell-properties fo:background-color="#ff8080"/>
    </style:style>
    <style:style style:name="Untitled11" style:family="table-cell" style:parent-style-name="Default">
      <style:table-cell-properties fo:background-color="#ff8080"/>
    </style:style>
    <style:style style:name="Untitled12" style:family="table-cell" style:parent-style-name="Default">
      <style:table-cell-properties fo:background-color="#7cc17c"/>
    </style:style>
    <style:style style:name="_33_4" style:display-name="34" style:family="table-cell" style:parent-style-name="Default">
      <style:table-cell-properties fo:background-color="#ff8080"/>
    </style:style>
    <style:style style:name="Untitled13" style:family="table-cell" style:parent-style-name="Default">
      <style:table-cell-properties fo:background-color="#7cc17c"/>
    </style:style>
    <style:style style:name="Untitled2" style:family="table-cell" style:parent-style-name="Default">
      <style:table-cell-properties fo:background-color="#77c282"/>
    </style:style>
    <style:style style:name="Untitled3" style:family="table-cell" style:parent-style-name="Default">
      <style:table-cell-properties fo:background-color="#2789c2"/>
    </style:style>
    <style:style style:name="Untitled4" style:family="table-cell" style:parent-style-name="Default">
      <style:table-cell-properties fo:background-color="#fff64f"/>
    </style:style>
    <style:style style:name="Untitled14" style:family="table-cell" style:parent-style-name="Default">
      <style:table-cell-properties fo:background-color="#fbac84"/>
    </style:style>
    <style:style style:name="Untitled15" style:family="table-cell" style:parent-style-name="Default">
      <style:table-cell-properties fo:background-color="#009900"/>
    </style:style>
    <draw:hatch draw:name="Black_20_45_20_Degrees" draw:display-name="Black 45 Degrees" draw:style="single" draw:color="#000000" draw:distance="0.0402in" draw:rotation="450"/>
    <draw:marker draw:name="Arrowheads_20_1" draw:display-name="Arrowheads 1" svg:viewBox="0 0 200 200" svg:d="m100 0c0 18-4 34-13 50s-21 27-37 37-32 13-50 13-34-4-50-13-27-21-37-37-13-32-13-50 4-34 13-50 21-27 37-37 32-13 50-13 34 4 50 13 27 21 37 37 13 32 13 50z"/>
    <draw:marker draw:name="Arrowheads_20_10" draw:display-name="Arrowheads 10" svg:viewBox="0 0 200 200" svg:d="m100 0c0 18-4 34-13 50s-21 27-37 37-32 13-50 13-34-4-50-13-27-21-37-37-13-32-13-50 4-34 13-50 21-27 37-37 32-13 50-13 34 4 50 13 27 21 37 37 13 32 13 50z"/>
    <draw:marker draw:name="Arrowheads_20_11" draw:display-name="Arrowheads 11" svg:viewBox="0 0 200 200" svg:d="m100 0c0 18-4 34-13 50s-21 27-37 37-32 13-50 13-34-4-50-13-27-21-37-37-13-32-13-50 4-34 13-50 21-27 37-37 32-13 50-13 34 4 50 13 27 21 37 37 13 32 13 50z"/>
    <draw:marker draw:name="Arrowheads_20_12" draw:display-name="Arrowheads 12" svg:viewBox="0 0 200 200" svg:d="m100 0c0 18-4 34-13 50s-21 27-37 37-32 13-50 13-34-4-50-13-27-21-37-37-13-32-13-50 4-34 13-50 21-27 37-37 32-13 50-13 34 4 50 13 27 21 37 37 13 32 13 50z"/>
    <draw:marker draw:name="Arrowheads_20_13" draw:display-name="Arrowheads 13" svg:viewBox="0 0 200 200" svg:d="m100 0c0 18-4 34-13 50s-21 27-37 37-32 13-50 13-34-4-50-13-27-21-37-37-13-32-13-50 4-34 13-50 21-27 37-37 32-13 50-13 34 4 50 13 27 21 37 37 13 32 13 50z"/>
    <draw:marker draw:name="Arrowheads_20_14" draw:display-name="Arrowheads 14" svg:viewBox="0 0 200 200" svg:d="m100 0c0 18-4 34-13 50s-21 27-37 37-32 13-50 13-34-4-50-13-27-21-37-37-13-32-13-50 4-34 13-50 21-27 37-37 32-13 50-13 34 4 50 13 27 21 37 37 13 32 13 5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-27-21-37-37-13-32-13-50 4-34 13-50 21-27 37-37 32-13 50-13 34 4 50 13 27 21 37 37 13 32 13 50z"/>
    <draw:marker draw:name="Arrowheads_20_4" draw:display-name="Arrowheads 4" svg:viewBox="0 0 200 200" svg:d="m100 0c0 18-4 34-13 50s-21 27-37 37-32 13-50 13-34-4-50-13-27-21-37-37-13-32-13-50 4-34 13-50 21-27 37-37 32-13 50-13 34 4 50 13 27 21 37 37 13 32 13 50z"/>
    <draw:marker draw:name="Arrowheads_20_5" draw:display-name="Arrowheads 5" svg:viewBox="0 0 200 200" svg:d="m100 0c0 18-4 34-13 50s-21 27-37 37-32 13-50 13-34-4-50-13-27-21-37-37-13-32-13-50 4-34 13-50 21-27 37-37 32-13 50-13 34 4 50 13 27 21 37 37 13 32 13 50z"/>
    <draw:marker draw:name="Arrowheads_20_6" draw:display-name="Arrowheads 6" svg:viewBox="0 0 200 200" svg:d="m100 0c0 18-4 34-13 50s-21 27-37 37-32 13-50 13-34-4-50-13-27-21-37-37-13-32-13-50 4-34 13-50 21-27 37-37 32-13 50-13 34 4 50 13 27 21 37 37 13 32 13 50z"/>
    <draw:marker draw:name="Arrowheads_20_7" draw:display-name="Arrowheads 7" svg:viewBox="0 0 200 200" svg:d="m100 0c0 18-4 34-13 50s-21 27-37 37-32 13-50 13-34-4-50-13-27-21-37-37-13-32-13-50 4-34 13-50 21-27 37-37 32-13 50-13 34 4 50 13 27 21 37 37 13 32 13 50z"/>
    <draw:marker draw:name="Arrowheads_20_8" draw:display-name="Arrowheads 8" svg:viewBox="0 0 200 200" svg:d="m100 0c0 18-4 34-13 50s-21 27-37 37-32 13-50 13-34-4-50-13-27-21-37-37-13-32-13-50 4-34 13-50 21-27 37-37 32-13 50-13 34 4 50 13 27 21 37 37 13 32 13 50z"/>
    <draw:marker draw:name="Arrowheads_20_9" draw:display-name="Arrowheads 9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 style:data-style-name="N2" text:time-value="0000-00-00T04:15:10.413345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9:16:50.062000000</meta:creation-date>
    <meta:editing-duration>P8DT15H1M24S</meta:editing-duration>
    <meta:editing-cycles>96</meta:editing-cycles>
    <meta:generator>LibreOffice/4.1.5.3$Linux_X86_64 LibreOffice_project/410m0$Build-3</meta:generator>
    <dc:date>2014-03-07T04:16:58.017651058</dc:date>
    <meta:document-statistic meta:table-count="8" meta:cell-count="5850" meta:object-count="8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40" chart:maximum="9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213cm" svg:height="3.788cm" xlink:href=".." xlink:type="simple" chart:class="chart:scatter" chart:style-name="ch1">
        <chart:plot-area chart:style-name="ch2" table:cell-range-address="5pyra.P1:5pyra.Q9" svg:x="0.574cm" svg:y="0.435cm" svg:width="5.391cm" svg:height="2.858cm">
          <chartooo:coordinate-region svg:x="1.302cm" svg:y="0.635cm" svg:width="4.476cm" svg:height="2.01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5pyra.Q1:5pyra.Q9" chart:class="chart:scatter">
            <chart:domain table:cell-range-address="5pyra.P1:5pyra.P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5pyra.P1:5pyra.P9</svg:desc>
                </draw:g>
              </table:table-cell>
              <table:table-cell office:value-type="float" office:value="1">
                <text:p>1</text:p>
                <draw:g>
                  <svg:desc>5pyra.Q1:5pyra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hatch" draw:fill-color="#3c84c7" draw:fill-hatch-name="Black_20_45_20_Degrees" draw:fill-hatch-solid="true" draw:opacity-name=""/>
    </style:style>
    <style:style style:name="ch2" style:family="chart">
      <style:chart-properties chart:interpolation="step-center-x" chart:symbol-type="automatic" chart:include-hidden-cells="false" chart:treat-empty-cells="leave-gap" chart:right-angled-axes="true" chart:regression-type="linear">
        <chart:symbol-image xlink:href="Pictures/2000000D000000DD000000DD0680E95D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false" chart:tick-marks-major-inner="false" chart:tick-marks-major-outer="false" chart:logarithmic="false" chart:minimum="0" chart:maximum="250" chart:origin="0" chart:interval-major="50" chart:interval-minor-divisor="5" chart:reverse-direction="false" text:line-break="false" chart:label-arrangement="side-by-side" chart:axis-position="1" chart:axis-label-position="near-axis-other-side" style:rotation-angle="3"/>
      <style:graphic-properties draw:stroke="none" svg:stroke-color="#b3b3b3"/>
      <style:text-properties fo:font-size="9pt" style:font-size-asian="10pt" style:font-size-complex="10pt"/>
    </style:style>
    <style:style style:name="ch5" style:family="chart">
      <style:graphic-properties draw:stroke="dash" draw:stroke-dash="Fine_20_Dashed_20__28_var_29_" svg:stroke-color="#333333" svg:stroke-opacity="40%"/>
    </style:style>
    <style:style style:name="ch6" style:family="chart">
      <style:graphic-properties draw:stroke="dash" draw:stroke-dash="Ultrafine_20_Dashed" svg:stroke-color="#b3b3b3" svg:stroke-opacity="20%"/>
    </style:style>
    <style:style style:name="ch7" style:family="chart" style:data-style-name="N1">
      <style:chart-properties chart:symbol-type="named-symbol" chart:symbol-name="x" chart:symbol-width="0.1cm" chart:symbol-height="0.1cm" chart:regression-type="linear" chart:label-position="bottom">
        <chart:symbol-image xlink:href="Pictures/2000000D000000DD000000DD0680E95D.svm" xlink:type="simple" xlink:actuate="onLoad"/>
      </style:chart-properties>
      <style:graphic-properties svg:stroke-color="#ffffff" draw:fill-color="#ffffff"/>
      <style:text-properties fo:font-size="9pt" style:font-size-asian="10pt" style:font-size-complex="10pt"/>
    </style:style>
    <style:style style:name="ch8" style:family="chart">
      <style:graphic-properties draw:stroke="dash" draw:stroke-dash="Ultrafine_20_2_20_Dots_20_3_20_Dashes" svg:stroke-color="#ffffff" svg:stroke-opacity="55%"/>
    </style:style>
    <style:style style:name="ch9" style:family="chart">
      <style:chart-properties chart:solid-type="cuboid" chart:symbol-type="named-symbol" chart:symbol-name="x" chart:symbol-width="0.1cm" chart:symbol-height="0.1cm"/>
    </style:style>
    <style:style style:name="ch10" style:family="chart">
      <style:chart-properties chart:solid-type="cuboid" chart:symbol-type="named-symbol" chart:symbol-name="x" chart:symbol-width="0.1cm" chart:symbol-height="0.1cm" chart:label-position="top"/>
    </style:style>
    <style:style style:name="ch11" style:family="chart">
      <style:graphic-properties svg:stroke-color="#b3b3b3" draw:fill="solid" draw:fill-color="#3c84c7" draw:fill-gradient-name="Squa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yellow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hite" draw:fill-hatch-name="R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ross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fill-image-name="Sky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26cm" svg:height="12.64cm" xlink:href=".." xlink:type="simple" chart:class="chart:line" chart:style-name="ch1">
        <chart:plot-area chart:style-name="ch2" table:cell-range-address="1Log.E10:1Log.E123" svg:x="0.382cm" svg:y="0.277cm" svg:width="30.48cm" svg:height="12.055cm">
          <chartooo:coordinate-region svg:x="0.382cm" svg:y="0.277cm" svg:width="30.48cm" svg:height="12.055cm"/>
          <chart:axis chart:dimension="x" chart:name="primary-x" chart:style-name="ch3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1Log.E10:1Log.E123" chart:class="chart:line">
            <chart:regression-curve chart:style-name="ch8"/>
            <chart:data-point chart:repeated="24"/>
            <chart:data-point chart:style-name="ch9"/>
            <chart:data-point chart:repeated="52"/>
            <chart:data-point chart:style-name="ch10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1971">
                <text:p>63.1971</text:p>
                <draw:g>
                  <svg:desc>1Log.E10:1Log.E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03433227">
                <text:p>70.03433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75080728">
                <text:p>69.75080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147977">
                <text:p>79.147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505028">
                <text:p>77.505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.3615878934">
                <text:p>75.3615878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04668956">
                <text:p>74.04668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9218585">
                <text:p>73.9218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100116">
                <text:p>72.100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714731">
                <text:p>71.7147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567689">
                <text:p>78.567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7121195">
                <text:p>81.7121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28300991">
                <text:p>86.28300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.62927425">
                <text:p>93.62927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41883675">
                <text:p>93.41883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4784487">
                <text:p>99.4784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47715595">
                <text:p>98.47715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41433055">
                <text:p>98.41433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2275703">
                <text:p>97.2275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.1585131500001">
                <text:p>97.15851315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.0935650500001">
                <text:p>97.09356505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.00318">
                <text:p>97.00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.263402">
                <text:p>111.263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.2118825">
                <text:p>112.2118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.0300612">
                <text:p>109.03006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9.24784971">
                <text:p>109.24784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08145485">
                <text:p>108.08145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7042496702">
                <text:p>98.7042496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72572406">
                <text:p>98.72572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.5201679">
                <text:p>101.5201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37520735">
                <text:p>134.37520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.86599435">
                <text:p>134.86599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78103435">
                <text:p>134.78103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0.96212045">
                <text:p>130.96212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.43538915">
                <text:p>130.43538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.5920667129">
                <text:p>127.5920667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3820351">
                <text:p>128.3820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.5232699">
                <text:p>128.5232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3305586">
                <text:p>129.3305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.79615029">
                <text:p>140.79615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.7073182">
                <text:p>140.70731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.6565582">
                <text:p>140.6565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.4404721">
                <text:p>140.4404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.562115138">
                <text:p>139.562115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.3571165">
                <text:p>140.3571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28378435">
                <text:p>140.28378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.15689835">
                <text:p>132.15689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.81050435">
                <text:p>131.81050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.13933935">
                <text:p>133.13933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9.56170435">
                <text:p>129.56170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6.04241435">
                <text:p>126.04241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9.76606435">
                <text:p>119.76606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.84749684">
                <text:p>133.84749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.6797605">
                <text:p>160.67976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.57378517">
                <text:p>170.573785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1.89294985">
                <text:p>171.89294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462364611">
                <text:p>171.4623646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8.315261">
                <text:p>178.315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1.7445115">
                <text:p>181.7445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2.73222893">
                <text:p>192.73222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5.468321">
                <text:p>185.4683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.108321">
                <text:p>185.1083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1.45305199">
                <text:p>181.45305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8.76322865">
                <text:p>188.763228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8.48599856">
                <text:p>188.48599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6.42872685">
                <text:p>186.42872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.58762402886">
                <text:p>147.587624028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.003483489">
                <text:p>148.0034834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.049036">
                <text:p>152.0490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.069282938">
                <text:p>157.069282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3.36662862808">
                <text:p>153.36662862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2.426183445">
                <text:p>152.4261834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.913376245">
                <text:p>149.9133762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62">
      <number:month number:style="long"/>
      <number:text>/</number:text>
      <number:day number:style="long"/>
    </number:date-style>
    <style:style style:name="ch1" style:family="chart">
      <style:graphic-properties draw:stroke="none" draw:fill="hatch" draw:fill-color="#d6646b" draw:fill-hatch-name="Red_20_Crossed_20_45_20_Degrees" draw:fill-hatch-solid="true" draw:opacity-name=""/>
    </style:style>
    <style:style style:name="ch2" style:family="chart">
      <style:chart-properties chart:symbol-type="automatic" chart:include-hidden-cells="false" chart:treat-empty-cells="ignore" chart:right-angled-axes="true" chart:regression-type="linear">
        <chart:symbol-image xlink:href="Pictures/2000000D000000DD000000DD0680E95D.svm" xlink:type="simple" xlink:actuate="onLoad"/>
      </style:chart-properties>
    </style:style>
    <style:style style:name="ch3" style:family="chart" style:data-style-name="N162">
      <style:chart-properties chart:display-label="true" chart:logarithmic="false" chart:minimum="41599" chart:maximum="41811" chart:interval-major="29" chart:interval-minor-divisor="30" chart:reverse-direction="false" text:line-break="false" chart:link-data-style-to-source="false" chart:axis-position="0" chart:axis-label-position="near-axis-other-side" style:rotation-angle="90"/>
      <style:graphic-properties draw:stroke="none" svg:stroke-color="#b3b3b3"/>
      <style:text-properties fo:font-size="9pt" style:font-size-asian="10pt" style:font-size-complex="10pt"/>
    </style:style>
    <style:style style:name="ch4" style:family="chart">
      <style:graphic-properties draw:stroke="dash" draw:stroke-dash="Fine_20_Dashed_20__28_var_29_" svg:stroke-color="#333333" svg:stroke-opacity="40%"/>
    </style:style>
    <style:style style:name="ch5" style:family="chart">
      <style:graphic-properties draw:stroke="dash" draw:stroke-dash="Ultrafine_20_Dashed" svg:stroke-color="#b3b3b3" svg:stroke-opacity="20%"/>
    </style:style>
    <style:style style:name="ch6" style:family="chart" style:data-style-name="N1">
      <style:chart-properties chart:display-label="false" chart:tick-marks-major-inner="false" chart:tick-marks-major-outer="false" chart:logarithmic="false" chart:minimum="0" chart:maximum="230" chart:origin="0" chart:interval-major="50" chart:interval-minor-divisor="5" chart:reverse-direction="false" text:line-break="false" chart:label-arrangement="side-by-side" chart:axis-position="1" chart:axis-label-position="near-axis-other-side" style:rotation-angle="3"/>
      <style:graphic-properties draw:stroke="none" svg:stroke-color="#b3b3b3"/>
      <style:text-properties fo:font-size="9pt" style:font-size-asian="10pt" style:font-size-complex="10pt"/>
    </style:style>
    <style:style style:name="ch7" style:family="chart" style:data-style-name="N1">
      <style:chart-properties chart:symbol-type="named-symbol" chart:symbol-name="x" chart:symbol-width="0.1cm" chart:symbol-height="0.1cm" chart:regression-type="linear" chart:label-position="bottom">
        <chart:symbol-image xlink:href="Pictures/2000000D000000DD000000DD0680E95D.svm" xlink:type="simple" xlink:actuate="onLoad"/>
      </style:chart-properties>
      <style:graphic-properties svg:stroke-color="#ffffff" draw:fill-color="#ffffff"/>
      <style:text-properties fo:font-size="9pt" style:font-size-asian="10pt" style:font-size-complex="10pt"/>
    </style:style>
    <style:style style:name="ch8" style:family="chart">
      <style:graphic-properties draw:stroke="dash" draw:stroke-dash="Ultrafine_20_2_20_Dots_20_3_20_Dashes" svg:stroke-color="#ffffff" svg:stroke-opacity="50%"/>
    </style:style>
    <style:style style:name="ch9" style:family="chart">
      <style:chart-properties chart:solid-type="cuboid" chart:symbol-type="named-symbol" chart:symbol-name="x" chart:symbol-width="0.1cm" chart:symbol-height="0.1cm"/>
    </style:style>
    <style:style style:name="ch10" style:family="chart">
      <style:graphic-properties svg:stroke-color="#b3b3b3" draw:fill="solid" draw:fill-color="#d6646b" draw:fill-gradient-name="Squa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yellow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hite" draw:fill-hatch-name="R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ross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fill-image-name="Sky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55cm" svg:height="8.053cm" xlink:href=".." xlink:type="simple" chart:class="chart:scatter" chart:column-mapping="1 0" chart:style-name="ch1">
        <chart:plot-area chart:style-name="ch2" table:cell-range-address="4PERF.R10:4PERF.R123 1Log.E10:1Log.E123" svg:x="0.332cm" svg:y="0.384cm" svg:width="30.353cm" svg:height="7.249cm">
          <chartooo:coordinate-region svg:x="0.517cm" svg:y="0.384cm" svg:width="30.168cm" svg:height="7.249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1Log.E10:1Log.E123" chart:class="chart:scatter">
            <chart:domain table:cell-range-address="4PERF.R10:4PERF.R123"/>
            <chart:regression-curve chart:style-name="ch8"/>
            <chart:data-point chart:repeated="24"/>
            <chart:data-point chart:style-name="ch9"/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99.5673611111">
                <text:p>41599.5673611111</text:p>
                <draw:g>
                  <svg:desc>4PERF.R10:4PERF.R123</svg:desc>
                </draw:g>
              </table:table-cell>
              <table:table-cell office:value-type="float" office:value="63.1971">
                <text:p>63.1971</text:p>
                <draw:g>
                  <svg:desc>1Log.E10:1Log.E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99.7618055556">
                <text:p>41599.7618055556</text:p>
              </table:table-cell>
              <table:table-cell office:value-type="float" office:value="70.03433227">
                <text:p>70.03433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602.9680555556">
                <text:p>41602.9680555556</text:p>
              </table:table-cell>
              <table:table-cell office:value-type="float" office:value="69.75080728">
                <text:p>69.75080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05.9166666667">
                <text:p>41605.9166666667</text:p>
              </table:table-cell>
              <table:table-cell office:value-type="float" office:value="79.147977">
                <text:p>79.147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606.69375">
                <text:p>41606.69375</text:p>
              </table:table-cell>
              <table:table-cell office:value-type="float" office:value="77.505028">
                <text:p>77.505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606.7111111111">
                <text:p>41606.7111111111</text:p>
              </table:table-cell>
              <table:table-cell office:value-type="float" office:value="75.3615878934">
                <text:p>75.3615878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606.7819444444">
                <text:p>41606.7819444444</text:p>
              </table:table-cell>
              <table:table-cell office:value-type="float" office:value="74.04668956">
                <text:p>74.04668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607.58125">
                <text:p>41607.58125</text:p>
              </table:table-cell>
              <table:table-cell office:value-type="float" office:value="73.9218585">
                <text:p>73.9218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08.0722222222">
                <text:p>41608.0722222222</text:p>
              </table:table-cell>
              <table:table-cell office:value-type="float" office:value="72.100116">
                <text:p>72.100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08.7604166667">
                <text:p>41608.7604166667</text:p>
              </table:table-cell>
              <table:table-cell office:value-type="float" office:value="71.714731">
                <text:p>71.7147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609.9180555556">
                <text:p>41609.9180555556</text:p>
              </table:table-cell>
              <table:table-cell office:value-type="float" office:value="78.567689">
                <text:p>78.567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609.9333333333">
                <text:p>41609.9333333333</text:p>
              </table:table-cell>
              <table:table-cell office:value-type="float" office:value="81.7121195">
                <text:p>81.7121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609.96875">
                <text:p>41609.96875</text:p>
              </table:table-cell>
              <table:table-cell office:value-type="float" office:value="86.28300991">
                <text:p>86.28300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10.0020833333">
                <text:p>41610.0020833333</text:p>
              </table:table-cell>
              <table:table-cell office:value-type="float" office:value="93.62927425">
                <text:p>93.62927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610.0645833333">
                <text:p>41610.0645833333</text:p>
              </table:table-cell>
              <table:table-cell office:value-type="float" office:value="93.41883675">
                <text:p>93.41883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610.2208333333">
                <text:p>41610.2208333333</text:p>
              </table:table-cell>
              <table:table-cell office:value-type="float" office:value="99.4784487">
                <text:p>99.4784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610.3611111111">
                <text:p>41610.3611111111</text:p>
              </table:table-cell>
              <table:table-cell office:value-type="float" office:value="98.47715595">
                <text:p>98.47715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11.0194444444">
                <text:p>41611.0194444444</text:p>
              </table:table-cell>
              <table:table-cell office:value-type="float" office:value="98.41433055">
                <text:p>98.41433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611.5680555556">
                <text:p>41611.5680555556</text:p>
              </table:table-cell>
              <table:table-cell office:value-type="float" office:value="97.2275703">
                <text:p>97.2275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612.5673611111">
                <text:p>41612.5673611111</text:p>
              </table:table-cell>
              <table:table-cell office:value-type="float" office:value="97.15851315">
                <text:p>97.15851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612.66875">
                <text:p>41612.66875</text:p>
              </table:table-cell>
              <table:table-cell office:value-type="float" office:value="97.09356505">
                <text:p>97.09356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612.8534722222">
                <text:p>41612.8534722222</text:p>
              </table:table-cell>
              <table:table-cell office:value-type="float" office:value="97.00318">
                <text:p>97.00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614.8152777778">
                <text:p>41614.8152777778</text:p>
              </table:table-cell>
              <table:table-cell office:value-type="float" office:value="111.263402">
                <text:p>111.263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614.8923611111">
                <text:p>41614.8923611111</text:p>
              </table:table-cell>
              <table:table-cell office:value-type="float" office:value="112.2118825">
                <text:p>112.2118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614.9111111111">
                <text:p>41614.9111111111</text:p>
              </table:table-cell>
              <table:table-cell office:value-type="float" office:value="109.0300612">
                <text:p>109.03006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614.9409722222">
                <text:p>41614.9409722222</text:p>
              </table:table-cell>
              <table:table-cell office:value-type="float" office:value="109.24784971">
                <text:p>109.24784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14.9951388889">
                <text:p>41614.9951388889</text:p>
              </table:table-cell>
              <table:table-cell office:value-type="float" office:value="108.08145485">
                <text:p>108.08145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615.18125">
                <text:p>41615.18125</text:p>
              </table:table-cell>
              <table:table-cell office:value-type="float" office:value="98.7042496702">
                <text:p>98.7042496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615.1923611111">
                <text:p>41615.1923611111</text:p>
              </table:table-cell>
              <table:table-cell office:value-type="float" office:value="98.72572406">
                <text:p>98.72572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615.2826388889">
                <text:p>41615.2826388889</text:p>
              </table:table-cell>
              <table:table-cell office:value-type="float" office:value="101.5201679">
                <text:p>101.5201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618.9909722222">
                <text:p>41618.9909722222</text:p>
              </table:table-cell>
              <table:table-cell office:value-type="float" office:value="134.37520735">
                <text:p>134.37520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621.2236111111">
                <text:p>41621.2236111111</text:p>
              </table:table-cell>
              <table:table-cell office:value-type="float" office:value="134.86599435">
                <text:p>134.86599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621.6354166667">
                <text:p>41621.6354166667</text:p>
              </table:table-cell>
              <table:table-cell office:value-type="float" office:value="134.78103435">
                <text:p>134.78103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621.83125">
                <text:p>41621.83125</text:p>
              </table:table-cell>
              <table:table-cell office:value-type="float" office:value="130.96212045">
                <text:p>130.96212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622.7430555556">
                <text:p>41622.7430555556</text:p>
              </table:table-cell>
              <table:table-cell office:value-type="float" office:value="130.43538915">
                <text:p>130.43538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623.29375">
                <text:p>41623.29375</text:p>
              </table:table-cell>
              <table:table-cell office:value-type="float" office:value="127.5920667129">
                <text:p>127.5920667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623.2958333333">
                <text:p>41623.2958333333</text:p>
              </table:table-cell>
              <table:table-cell office:value-type="float" office:value="128.3820351">
                <text:p>128.3820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623.6541666667">
                <text:p>41623.6541666667</text:p>
              </table:table-cell>
              <table:table-cell office:value-type="float" office:value="128.5232699">
                <text:p>128.5232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623.7125">
                <text:p>41623.7125</text:p>
              </table:table-cell>
              <table:table-cell office:value-type="float" office:value="129.3305586">
                <text:p>129.3305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623.8944444444">
                <text:p>41623.8944444444</text:p>
              </table:table-cell>
              <table:table-cell office:value-type="float" office:value="140.79615029">
                <text:p>140.79615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623.9694444444">
                <text:p>41623.9694444444</text:p>
              </table:table-cell>
              <table:table-cell office:value-type="float" office:value="140.7073182">
                <text:p>140.70731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23.9972222222">
                <text:p>41623.9972222222</text:p>
              </table:table-cell>
              <table:table-cell office:value-type="float" office:value="140.6565582">
                <text:p>140.6565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624.0215277778">
                <text:p>41624.0215277778</text:p>
              </table:table-cell>
              <table:table-cell office:value-type="float" office:value="140.4404721">
                <text:p>140.4404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624.0236111111">
                <text:p>41624.0236111111</text:p>
              </table:table-cell>
              <table:table-cell office:value-type="float" office:value="139.562115138">
                <text:p>139.562115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626.3826388889">
                <text:p>41626.3826388889</text:p>
              </table:table-cell>
              <table:table-cell office:value-type="float" office:value="140.3571165">
                <text:p>140.3571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26.3895833333">
                <text:p>41626.3895833333</text:p>
              </table:table-cell>
              <table:table-cell office:value-type="float" office:value="140.28378435">
                <text:p>140.28378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26.43125">
                <text:p>41626.43125</text:p>
              </table:table-cell>
              <table:table-cell office:value-type="float" office:value="132.15689835">
                <text:p>132.15689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626.4375">
                <text:p>41626.4375</text:p>
              </table:table-cell>
              <table:table-cell office:value-type="float" office:value="131.81050435">
                <text:p>131.81050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626.4513888889">
                <text:p>41626.4513888889</text:p>
              </table:table-cell>
              <table:table-cell office:value-type="float" office:value="133.13933935">
                <text:p>133.13933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626.4854166667">
                <text:p>41626.4854166667</text:p>
              </table:table-cell>
              <table:table-cell office:value-type="float" office:value="129.56170435">
                <text:p>129.56170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626.4875">
                <text:p>41626.4875</text:p>
              </table:table-cell>
              <table:table-cell office:value-type="float" office:value="126.04241435">
                <text:p>126.04241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626.4909722222">
                <text:p>41626.4909722222</text:p>
              </table:table-cell>
              <table:table-cell office:value-type="float" office:value="119.76606435">
                <text:p>119.76606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626.6215277778">
                <text:p>41626.6215277778</text:p>
              </table:table-cell>
              <table:table-cell office:value-type="float" office:value="133.84749684">
                <text:p>133.84749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676.4152777778">
                <text:p>41676.4152777778</text:p>
              </table:table-cell>
              <table:table-cell office:value-type="float" office:value="160.6797605">
                <text:p>160.67976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677.2465277778">
                <text:p>41677.2465277778</text:p>
              </table:table-cell>
              <table:table-cell office:value-type="float" office:value="170.57378517">
                <text:p>170.573785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682.3916666667">
                <text:p>41682.3916666667</text:p>
              </table:table-cell>
              <table:table-cell office:value-type="float" office:value="171.89294985">
                <text:p>171.89294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682.8013888889">
                <text:p>41682.8013888889</text:p>
              </table:table-cell>
              <table:table-cell office:value-type="float" office:value="171.462364611">
                <text:p>171.4623646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684.2625">
                <text:p>41684.2625</text:p>
              </table:table-cell>
              <table:table-cell office:value-type="float" office:value="178.315261">
                <text:p>178.315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684.43125">
                <text:p>41684.43125</text:p>
              </table:table-cell>
              <table:table-cell office:value-type="float" office:value="181.7445115">
                <text:p>181.7445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689.8361111111">
                <text:p>41689.8361111111</text:p>
              </table:table-cell>
              <table:table-cell office:value-type="float" office:value="192.73222893">
                <text:p>192.73222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690.4395833333">
                <text:p>41690.4395833333</text:p>
              </table:table-cell>
              <table:table-cell office:value-type="float" office:value="185.468321">
                <text:p>185.4683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690.4958333333">
                <text:p>41690.4958333333</text:p>
              </table:table-cell>
              <table:table-cell office:value-type="float" office:value="185.108321">
                <text:p>185.1083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690.8145833333">
                <text:p>41690.8145833333</text:p>
              </table:table-cell>
              <table:table-cell office:value-type="float" office:value="181.45305199">
                <text:p>181.45305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695.5701388889">
                <text:p>41695.5701388889</text:p>
              </table:table-cell>
              <table:table-cell office:value-type="float" office:value="188.76322865">
                <text:p>188.763228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695.7534722222">
                <text:p>41695.7534722222</text:p>
              </table:table-cell>
              <table:table-cell office:value-type="float" office:value="188.48599856">
                <text:p>188.48599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696.0604166667">
                <text:p>41696.0604166667</text:p>
              </table:table-cell>
              <table:table-cell office:value-type="float" office:value="186.42872685">
                <text:p>186.42872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701.9583333333">
                <text:p>41701.9583333333</text:p>
              </table:table-cell>
              <table:table-cell office:value-type="float" office:value="147.58762402886">
                <text:p>147.587624028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702.0145833333">
                <text:p>41702.0145833333</text:p>
              </table:table-cell>
              <table:table-cell office:value-type="float" office:value="148.003483489">
                <text:p>148.0034834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702.0256944444">
                <text:p>41702.0256944444</text:p>
              </table:table-cell>
              <table:table-cell office:value-type="float" office:value="152.049036">
                <text:p>152.0490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702.2854166667">
                <text:p>41702.2854166667</text:p>
              </table:table-cell>
              <table:table-cell office:value-type="float" office:value="157.069282938">
                <text:p>157.069282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702.4166666667">
                <text:p>41702.4166666667</text:p>
              </table:table-cell>
              <table:table-cell office:value-type="float" office:value="153.36662862808">
                <text:p>153.36662862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702.8569444444">
                <text:p>41702.8569444444</text:p>
              </table:table-cell>
              <table:table-cell office:value-type="float" office:value="152.426183445">
                <text:p>152.4261834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702.9465277778">
                <text:p>41702.9465277778</text:p>
              </table:table-cell>
              <table:table-cell office:value-type="float" office:value="149.913376245">
                <text:p>149.9133762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705.1784446092">
                <text:p>41705.17844460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000000" draw:distance="0cm" draw:rotation="0"/>
    <draw:hatch draw:name="Red_20_Crossed_20_45_20_Degrees" draw:display-name="Red Crossed 45 Degrees" draw:style="double" draw:color="#800000" draw:distance="0.076cm" draw:rotation="45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inimum="0" chart:maximum="20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draw:stroke="non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000000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44cm" svg:height="5.552cm" xlink:href=".." xlink:type="simple" chart:class="chart:area" chart:style-name="ch1">
        <chart:plot-area chart:style-name="ch2" table:cell-range-address="7sim.E8:7sim.E48" svg:x="0.616cm" svg:y="0.579cm" svg:width="7.396cm" svg:height="4.442cm">
          <chartooo:coordinate-region svg:x="0.889cm" svg:y="0.778cm" svg:width="6.315cm" svg:height="3.4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7sim.E8:7sim.E48" chart:class="chart:area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7sim.E8:7sim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.644">
                <text:p>105.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.53112">
                <text:p>103.53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.4604976">
                <text:p>101.4604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431287648">
                <text:p>99.431287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44266189504">
                <text:p>97.44266189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.186928084544">
                <text:p>107.186928084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905620892998">
                <text:p>117.905620892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.547508475138">
                <text:p>115.54750847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.236558305636">
                <text:p>113.236558305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.560214136199">
                <text:p>124.560214136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.069009853475">
                <text:p>122.069009853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.627629656406">
                <text:p>119.627629656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.590392622046">
                <text:p>131.590392622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.958584769605">
                <text:p>128.958584769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.379413074213">
                <text:p>126.379413074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851824812729">
                <text:p>123.851824812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.237007294002">
                <text:p>136.237007294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.860708023402">
                <text:p>149.860708023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.863493862934">
                <text:p>146.8634938629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.926223985675">
                <text:p>143.926223985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318846384243">
                <text:p>158.318846384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4.150731022667">
                <text:p>174.150731022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.565804124934">
                <text:p>191.565804124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7.734488042435">
                <text:p>187.734488042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3.979798281587">
                <text:p>183.979798281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.300202315955">
                <text:p>180.3002023159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.33022254755">
                <text:p>198.33022254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4.363618096599">
                <text:p>194.363618096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.799979906259">
                <text:p>213.799979906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9.523980308134">
                <text:p>209.523980308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0.476378338948">
                <text:p>230.476378338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3.524016172842">
                <text:p>253.524016172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8.876417790127">
                <text:p>278.876417790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.298889434324">
                <text:p>273.298889434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.628778377756">
                <text:p>300.6287783777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0.691656215532">
                <text:p>330.6916562155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4.077823091221">
                <text:p>324.077823091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7.596266629397">
                <text:p>317.5962666293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355893292337">
                <text:p>349.3558932923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7cm" svg:height="5.5cm" xlink:href=".." xlink:type="simple" chart:class="chart:area" chart:style-name="ch1">
        <chart:plot-area chart:style-name="ch2" table:cell-range-address="7sim.N8:7sim.N48" svg:x="0.617cm" svg:y="0.575cm" svg:width="7.419cm" svg:height="4.395cm">
          <chartooo:coordinate-region svg:x="1.529cm" svg:y="0.774cm" svg:width="6.367cm" svg:height="3.40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7sim.N8:7sim.N48" chart:class="chart:area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445676403263631">
                <text:p>0.000000445676403263631</text:p>
                <draw:g>
                  <svg:desc>7sim.N8:7sim.N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783117108591808">
                <text:p>0.00000783117108591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71243235935836">
                <text:p>0.0000671243235935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73978374307109">
                <text:p>0.000373978374307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52262623825037">
                <text:p>0.00152262623825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82890035559403">
                <text:p>0.00482890035559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4171723429561">
                <text:p>0.0124171723429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6082264491916">
                <text:p>0.0266082264491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464983889599">
                <text:p>0.048464983889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61592603979414">
                <text:p>0.0761592603979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4446985688605">
                <text:p>0.104446985688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6150255442082">
                <text:p>0.126150255442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5160987973659">
                <text:p>0.135160987973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219845645147">
                <text:p>0.129219845645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075986769584">
                <text:p>0.11075986769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4433265082194">
                <text:p>0.0854433265082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5051738182243">
                <text:p>0.0595051738182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5032608098052">
                <text:p>0.03750326080980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4304347484601">
                <text:p>0.0214304347484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1180450950658">
                <text:p>0.0111180450950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2413641162453">
                <text:p>0.0052413641162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4629890696227">
                <text:p>0.00224629890696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875181392322963">
                <text:p>0.000875181392322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09846828337944">
                <text:p>0.000309846828337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99593623394339">
                <text:p>0.000099593623394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290244273892074">
                <text:p>0.00002902442738920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765479403671404">
                <text:p>0.00000765479403671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182257000874144">
                <text:p>0.00000182257000874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39055071615888">
                <text:p>0.00000039055071615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750319109861887">
                <text:p>0.00000007503191098618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128626133119181">
                <text:p>0.0000000128626133119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0195606561886312">
                <text:p>0.00000000195606561886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00261973073954882">
                <text:p>0.000000000261973073954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000306202294232979">
                <text:p>0.0000000000306202294232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000308775422755945">
                <text:p>0.000000000003087754227559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0000264664648076524">
                <text:p>0.000000000000264664648076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0000189046177197517">
                <text:p>0.00000000000001890461771975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9486203010145E-015">
                <text:p>1.09486203010145E-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9392272034652E-017">
                <text:p>4.9392272034652E-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2831666048303E-018">
                <text:p>1.62831666048303E-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8924998674936E-020">
                <text:p>3.48924998674936E-0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2">
      <style:chart-properties chart:display-label="true" chart:logarithmic="false" chart:minimum="0" chart:maximum="1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minimum="-0.1" chart:reverse-direction="false" text:line-break="false" chart:axis-position="end"/>
      <style:graphic-properties svg:stroke-color="#b3b3b3"/>
      <style:text-properties fo:color="#000000" fo:font-size="10pt" style:text-underline-style="dash" style:text-underline-width="auto" style:text-underline-color="#000000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fff64f" draw:fill-color="#fff64f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/>
      <style:graphic-properties draw:stroke="dash" draw:stroke-dash="Ultrafine_20_Dashed" svg:stroke-width="0.08cm" svg:stroke-color="#fff64f" draw:fill-color="#fff64f"/>
      <style:text-properties fo:font-size="10pt" style:font-size-asian="10pt" style:font-size-complex="10pt"/>
    </style:style>
    <style:style style:name="ch9" style:family="chart">
      <style:graphic-properties draw:stroke="solid" svg:stroke-color="#5e11a6" draw:fill="solid" draw:fill-color="#000000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15cm" svg:height="5.1cm" xlink:href=".." xlink:type="simple" chart:class="chart:scatter" chart:style-name="ch1">
        <chart:plot-area chart:style-name="ch2" table:cell-range-address="7sim.C8:7sim.C48 7sim.P8:7sim.P48 7sim.X8:7sim.X48" svg:x="0.604cm" svg:y="0.543cm" svg:width="6.803cm" svg:height="4.035cm">
          <chartooo:coordinate-region svg:x="1.516cm" svg:y="0.743cm" svg:width="5.057cm" svg:height="3.1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7sim.P8:7sim.P48" chart:class="chart:scatter">
            <chart:domain table:cell-range-address="7sim.C8:7sim.C48"/>
            <chart:data-point chart:repeated="41"/>
          </chart:series>
          <chart:series chart:attached-axis="secondary-y" chart:style-name="ch8" chart:values-cell-range-address="7sim.X8:7sim.X48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P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148597555235">
                <text:p>0.035148597555235</text:p>
                <draw:g>
                  <svg:desc>7sim.C8:7sim.C48</svg:desc>
                </draw:g>
              </table:table-cell>
              <table:table-cell office:value-type="float" office:value="1.02380211381161">
                <text:p>1.02380211381161</text:p>
                <draw:g>
                  <svg:desc>7sim.P8:7sim.P48</svg:desc>
                </draw:g>
              </table:table-cell>
              <table:table-cell office:value-type="float" office:value="2.38021138116142">
                <text:p>2.38021138116142</text:p>
                <draw:g>
                  <svg:desc>7sim.X8:7sim.X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3257580120117">
                <text:p>0.773257580120117</text:p>
              </table:table-cell>
              <table:table-cell office:value-type="float" office:value="0.568895218850428">
                <text:p>0.568895218850428</text:p>
              </table:table-cell>
              <table:table-cell office:value-type="float" office:value="-43.1104781149572">
                <text:p>-43.1104781149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8218968799338">
                <text:p>0.808218968799338</text:p>
              </table:table-cell>
              <table:table-cell office:value-type="float" office:value="0.511353714650143">
                <text:p>0.511353714650143</text:p>
              </table:table-cell>
              <table:table-cell office:value-type="float" office:value="-48.8646285349857">
                <text:p>-48.8646285349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4488522000611">
                <text:p>0.304488522000611</text:p>
              </table:table-cell>
              <table:table-cell office:value-type="float" office:value="1.02366864088114">
                <text:p>1.02366864088114</text:p>
              </table:table-cell>
              <table:table-cell office:value-type="float" office:value="2.3668640881136">
                <text:p>2.366864088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4965911060572">
                <text:p>0.654965911060572</text:p>
              </table:table-cell>
              <table:table-cell office:value-type="float" office:value="0.734140265383562">
                <text:p>0.734140265383562</text:p>
              </table:table-cell>
              <table:table-cell office:value-type="float" office:value="-26.5859734616438">
                <text:p>-26.5859734616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8192674890161">
                <text:p>0.438192674890161</text:p>
              </table:table-cell>
              <table:table-cell office:value-type="float" office:value="0.945992567063306">
                <text:p>0.945992567063306</text:p>
              </table:table-cell>
              <table:table-cell office:value-type="float" office:value="-5.40074329366941">
                <text:p>-5.40074329366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2835271516815">
                <text:p>0.612835271516815</text:p>
              </table:table-cell>
              <table:table-cell office:value-type="float" office:value="0.783824462367246">
                <text:p>0.783824462367246</text:p>
              </table:table-cell>
              <table:table-cell office:value-type="float" office:value="-21.6175537632754">
                <text:p>-21.6175537632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72979226894677">
                <text:p>0.00772979226894677</text:p>
              </table:table-cell>
              <table:table-cell office:value-type="float" office:value="1.00596206530716">
                <text:p>1.00596206530716</text:p>
              </table:table-cell>
              <table:table-cell office:value-type="float" office:value="0.596206530716303">
                <text:p>0.596206530716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4304345129058">
                <text:p>0.144304345129058</text:p>
              </table:table-cell>
              <table:table-cell office:value-type="float" office:value="1.05535186280025">
                <text:p>1.05535186280025</text:p>
              </table:table-cell>
              <table:table-cell office:value-type="float" office:value="5.5351862800247">
                <text:p>5.5351862800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4894505348057">
                <text:p>0.604894505348057</text:p>
              </table:table-cell>
              <table:table-cell office:value-type="float" office:value="0.792705440142036">
                <text:p>0.792705440142036</text:p>
              </table:table-cell>
              <table:table-cell office:value-type="float" office:value="-20.7294559857964">
                <text:p>-20.7294559857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6931705027819">
                <text:p>0.356931705027819</text:p>
              </table:table-cell>
              <table:table-cell office:value-type="float" office:value="0.998186179919553">
                <text:p>0.998186179919553</text:p>
              </table:table-cell>
              <table:table-cell office:value-type="float" office:value="-0.181382008044706">
                <text:p>-0.181382008044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0794386221096">
                <text:p>0.210794386221096</text:p>
              </table:table-cell>
              <table:table-cell office:value-type="float" office:value="1.05150530324834">
                <text:p>1.05150530324834</text:p>
              </table:table-cell>
              <table:table-cell office:value-type="float" office:value="5.15053032483444">
                <text:p>5.15053032483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6135667311028">
                <text:p>0.366135667311028</text:p>
              </table:table-cell>
              <table:table-cell office:value-type="float" office:value="0.993035048224635">
                <text:p>0.993035048224635</text:p>
              </table:table-cell>
              <table:table-cell office:value-type="float" office:value="-0.696495177536505">
                <text:p>-0.696495177536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6164705296978">
                <text:p>0.916164705296978</text:p>
              </table:table-cell>
              <table:table-cell office:value-type="float" office:value="0.29539851902362">
                <text:p>0.29539851902362</text:p>
              </table:table-cell>
              <table:table-cell office:value-type="float" office:value="-70.460148097638">
                <text:p>-70.460148097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9813211541623">
                <text:p>0.169813211541623</text:p>
              </table:table-cell>
              <table:table-cell office:value-type="float" office:value="1.05562289379975">
                <text:p>1.05562289379975</text:p>
              </table:table-cell>
              <table:table-cell office:value-type="float" office:value="5.56228937997518">
                <text:p>5.56228937997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6854994371533">
                <text:p>0.416854994371533</text:p>
              </table:table-cell>
              <table:table-cell office:value-type="float" office:value="0.961146345992559">
                <text:p>0.961146345992559</text:p>
              </table:table-cell>
              <table:table-cell office:value-type="float" office:value="-3.88536540074406">
                <text:p>-3.88536540074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2984200296924">
                <text:p>0.672984200296924</text:p>
              </table:table-cell>
              <table:table-cell office:value-type="float" office:value="0.711526421514573">
                <text:p>0.711526421514573</text:p>
              </table:table-cell>
              <table:table-cell office:value-type="float" office:value="-28.8473578485427">
                <text:p>-28.8473578485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9825845994055">
                <text:p>0.559825845994055</text:p>
              </table:table-cell>
              <table:table-cell office:value-type="float" office:value="0.840315543267873">
                <text:p>0.840315543267873</text:p>
              </table:table-cell>
              <table:table-cell office:value-type="float" office:value="-15.9684456732127">
                <text:p>-15.9684456732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5000577988103">
                <text:p>0.235000577988103</text:p>
              </table:table-cell>
              <table:table-cell office:value-type="float" office:value="1.04664818922265">
                <text:p>1.04664818922265</text:p>
              </table:table-cell>
              <table:table-cell office:value-type="float" office:value="4.66481892226485">
                <text:p>4.66481892226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0960097070783">
                <text:p>0.130960097070783</text:p>
              </table:table-cell>
              <table:table-cell office:value-type="float" office:value="1.05426914054461">
                <text:p>1.05426914054461</text:p>
              </table:table-cell>
              <table:table-cell office:value-type="float" office:value="5.42691405446067">
                <text:p>5.42691405446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0359027041122">
                <text:p>0.600359027041122</text:p>
              </table:table-cell>
              <table:table-cell office:value-type="float" office:value="0.797710779845289">
                <text:p>0.797710779845289</text:p>
              </table:table-cell>
              <table:table-cell office:value-type="float" office:value="-20.2289220154711">
                <text:p>-20.22892201547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2205544980243">
                <text:p>0.892205544980243</text:p>
              </table:table-cell>
              <table:table-cell office:value-type="float" office:value="0.349945013323144">
                <text:p>0.349945013323144</text:p>
              </table:table-cell>
              <table:table-cell office:value-type="float" office:value="-65.0054986676856">
                <text:p>-65.00549866768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0557418903336">
                <text:p>0.240557418903336</text:p>
              </table:table-cell>
              <table:table-cell office:value-type="float" office:value="1.04529342283349">
                <text:p>1.04529342283349</text:p>
              </table:table-cell>
              <table:table-cell office:value-type="float" office:value="4.52934228334942">
                <text:p>4.52934228334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2837417637929">
                <text:p>0.242837417637929</text:p>
              </table:table-cell>
              <table:table-cell office:value-type="float" office:value="1.04471226839636">
                <text:p>1.04471226839636</text:p>
              </table:table-cell>
              <table:table-cell office:value-type="float" office:value="4.47122683963617">
                <text:p>4.47122683963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38935519196093">
                <text:p>0.0438935519196093</text:p>
              </table:table-cell>
              <table:table-cell office:value-type="float" office:value="1.02850277986725">
                <text:p>1.02850277986725</text:p>
              </table:table-cell>
              <table:table-cell office:value-type="float" office:value="2.85027798672546">
                <text:p>2.85027798672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6560461902991">
                <text:p>0.836560461902991</text:p>
              </table:table-cell>
              <table:table-cell office:value-type="float" office:value="0.461019591383277">
                <text:p>0.461019591383277</text:p>
              </table:table-cell>
              <table:table-cell office:value-type="float" office:value="-53.8980408616724">
                <text:p>-53.8980408616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4420254416764">
                <text:p>0.544420254416764</text:p>
              </table:table-cell>
              <table:table-cell office:value-type="float" office:value="0.855522707185417">
                <text:p>0.855522707185417</text:p>
              </table:table-cell>
              <table:table-cell office:value-type="float" office:value="-14.4477292814582">
                <text:p>-14.4477292814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34338979097083">
                <text:p>0.834338979097083</text:p>
              </table:table-cell>
              <table:table-cell office:value-type="float" office:value="0.465097603900034">
                <text:p>0.465097603900034</text:p>
              </table:table-cell>
              <table:table-cell office:value-type="float" office:value="-53.4902396099966">
                <text:p>-53.4902396099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490461418405">
                <text:p>0.163490461418405</text:p>
              </table:table-cell>
              <table:table-cell office:value-type="float" office:value="1.05576809882775">
                <text:p>1.05576809882775</text:p>
              </table:table-cell>
              <table:table-cell office:value-type="float" office:value="5.57680988277547">
                <text:p>5.576809882775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0484120203182">
                <text:p>0.610484120203182</text:p>
              </table:table-cell>
              <table:table-cell office:value-type="float" office:value="0.786469657157736">
                <text:p>0.786469657157736</text:p>
              </table:table-cell>
              <table:table-cell office:value-type="float" office:value="-21.3530342842264">
                <text:p>-21.3530342842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344782173634">
                <text:p>0.290344782173634</text:p>
              </table:table-cell>
              <table:table-cell office:value-type="float" office:value="1.02937744724037">
                <text:p>1.02937744724037</text:p>
              </table:table-cell>
              <table:table-cell office:value-type="float" office:value="2.93774472403701">
                <text:p>2.93774472403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4280373193324">
                <text:p>0.974280373193324</text:p>
              </table:table-cell>
              <table:table-cell office:value-type="float" office:value="0.131161932201301">
                <text:p>0.131161932201301</text:p>
              </table:table-cell>
              <table:table-cell office:value-type="float" office:value="-86.8838067798699">
                <text:p>-86.8838067798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82564358599484">
                <text:p>0.0082564358599484</text:p>
              </table:table-cell>
              <table:table-cell office:value-type="float" office:value="1.00635244095928">
                <text:p>1.00635244095928</text:p>
              </table:table-cell>
              <table:table-cell office:value-type="float" office:value="0.63524409592759">
                <text:p>0.63524409592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45623525884002">
                <text:p>0.0445623525884002</text:p>
              </table:table-cell>
              <table:table-cell office:value-type="float" office:value="1.02884399545838">
                <text:p>1.02884399545838</text:p>
              </table:table-cell>
              <table:table-cell office:value-type="float" office:value="2.88439954583779">
                <text:p>2.884399545837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8911059340462">
                <text:p>0.118911059340462</text:p>
              </table:table-cell>
              <table:table-cell office:value-type="float" office:value="1.05270261167646">
                <text:p>1.05270261167646</text:p>
              </table:table-cell>
              <table:table-cell office:value-type="float" office:value="5.27026116764626">
                <text:p>5.27026116764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79960732581094">
                <text:p>0.679960732581094</text:p>
              </table:table-cell>
              <table:table-cell office:value-type="float" office:value="0.702541973598596">
                <text:p>0.702541973598596</text:p>
              </table:table-cell>
              <table:table-cell office:value-type="float" office:value="-29.7458026401404">
                <text:p>-29.7458026401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41470880061388">
                <text:p>0.0941470880061388</text:p>
              </table:table-cell>
              <table:table-cell office:value-type="float" office:value="1.04761268066431">
                <text:p>1.04761268066431</text:p>
              </table:table-cell>
              <table:table-cell office:value-type="float" office:value="4.76126806643109">
                <text:p>4.76126806643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3688252530992">
                <text:p>0.253688252530992</text:p>
              </table:table-cell>
              <table:table-cell office:value-type="float" office:value="1.0417474737833">
                <text:p>1.0417474737833</text:p>
              </table:table-cell>
              <table:table-cell office:value-type="float" office:value="4.17474737833037">
                <text:p>4.17474737833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35213557351381">
                <text:p>0.835213557351381</text:p>
              </table:table-cell>
              <table:table-cell office:value-type="float" office:value="0.463494965841316">
                <text:p>0.463494965841316</text:p>
              </table:table-cell>
              <table:table-cell office:value-type="float" office:value="-53.6505034158684">
                <text:p>-53.6505034158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5440058466047">
                <text:p>0.805440058466047</text:p>
              </table:table-cell>
              <table:table-cell office:value-type="float" office:value="0.516101659522369">
                <text:p>0.516101659522369</text:p>
              </table:table-cell>
              <table:table-cell office:value-type="float" office:value="-48.3898340477631">
                <text:p>-48.38983404776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8794153304771">
                <text:p>0.218794153304771</text:p>
              </table:table-cell>
              <table:table-cell office:value-type="float" office:value="1.05009121150546">
                <text:p>1.05009121150546</text:p>
              </table:table-cell>
              <table:table-cell office:value-type="float" office:value="5.00912115054608">
                <text:p>5.009121150546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inimum="0" chart:maximum="0.15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maximum="2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graphic-properties draw:stroke="none" draw:fill-color="#9456a4" draw:opacity="70%" draw:opacity-name="" dr3d:edge-rounding="5%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fbac84" draw:opacity="70%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18cm" svg:height="6.075cm" xlink:href=".." xlink:type="simple" chart:class="chart:area" chart:style-name="ch1">
        <chart:plot-area chart:style-name="ch2" table:cell-range-address="7sim.N8:7sim.N48 7sim.R8:7sim.R48" svg:x="0.63cm" svg:y="0.619cm" svg:width="8.028cm" svg:height="4.915cm">
          <chartooo:coordinate-region svg:x="1.542cm" svg:y="0.818cm" svg:width="6.203cm" svg:height="3.9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7sim.N8:7sim.N48" chart:class="chart:area">
            <chart:data-point chart:repeated="41"/>
          </chart:series>
          <chart:series chart:attached-axis="secondary-y" chart:style-name="ch8" chart:values-cell-range-address="7sim.R8:7sim.R48" chart:class="chart:area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445676403263631">
                <text:p>0.000000445676403263631</text:p>
                <draw:g>
                  <svg:desc>7sim.N8:7sim.N48</svg:desc>
                </draw:g>
              </table:table-cell>
              <table:table-cell office:value-type="float" office:value="0.436786395871932">
                <text:p>0.436786395871932</text:p>
                <draw:g>
                  <svg:desc>7sim.R8:7sim.R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783117108591808">
                <text:p>0.00000783117108591808</text:p>
              </table:table-cell>
              <table:table-cell office:value-type="float" office:value="0.490270444346046">
                <text:p>0.490270444346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71243235935836">
                <text:p>0.0000671243235935836</text:p>
              </table:table-cell>
              <table:table-cell office:value-type="float" office:value="0.550303559980256">
                <text:p>0.550303559980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73978374307109">
                <text:p>0.000373978374307109</text:p>
              </table:table-cell>
              <table:table-cell office:value-type="float" office:value="0.617687669365593">
                <text:p>0.617687669365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52262623825037">
                <text:p>0.00152262623825037</text:p>
              </table:table-cell>
              <table:table-cell office:value-type="float" office:value="0.69332289418587">
                <text:p>0.69332289418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82890035559403">
                <text:p>0.00482890035559403</text:p>
              </table:table-cell>
              <table:table-cell office:value-type="float" office:value="0.778219575106589">
                <text:p>0.778219575106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4171723429561">
                <text:p>0.0124171723429561</text:p>
              </table:table-cell>
              <table:table-cell office:value-type="float" office:value="0.873511767976783">
                <text:p>0.873511767976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6082264491916">
                <text:p>0.0266082264491916</text:p>
              </table:table-cell>
              <table:table-cell office:value-type="float" office:value="0.980472392627002">
                <text:p>0.980472392627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464983889599">
                <text:p>0.048464983889599</text:p>
              </table:table-cell>
              <table:table-cell office:value-type="float" office:value="1.10053023662215">
                <text:p>1.10053023662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61592603979414">
                <text:p>0.0761592603979414</text:p>
              </table:table-cell>
              <table:table-cell office:value-type="float" office:value="1.23528904110649">
                <text:p>1.23528904110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4446985688605">
                <text:p>0.104446985688605</text:p>
              </table:table-cell>
              <table:table-cell office:value-type="float" office:value="1.38654892369096">
                <text:p>1.38654892369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6150255442082">
                <text:p>0.126150255442082</text:p>
              </table:table-cell>
              <table:table-cell office:value-type="float" office:value="1.55633042455108">
                <text:p>1.55633042455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5160987973659">
                <text:p>0.135160987973659</text:p>
              </table:table-cell>
              <table:table-cell office:value-type="float" office:value="1.74690149694508">
                <text:p>1.74690149694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219845645147">
                <text:p>0.129219845645147</text:p>
              </table:table-cell>
              <table:table-cell office:value-type="float" office:value="1.96080780269346">
                <text:p>1.96080780269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075986769584">
                <text:p>0.11075986769584</text:p>
              </table:table-cell>
              <table:table-cell office:value-type="float" office:value="2.20090671730899">
                <text:p>2.20090671730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4433265082194">
                <text:p>0.0854433265082194</text:p>
              </table:table-cell>
              <table:table-cell office:value-type="float" office:value="2.47040549902029">
                <text:p>2.47040549902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5051738182243">
                <text:p>0.0595051738182243</text:p>
              </table:table-cell>
              <table:table-cell office:value-type="float" office:value="2.77290413155339">
                <text:p>2.77290413155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5032608098052">
                <text:p>0.0375032608098052</text:p>
              </table:table-cell>
              <table:table-cell office:value-type="float" office:value="3.11244341296809">
                <text:p>3.11244341296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4304347484601">
                <text:p>0.0214304347484601</text:p>
              </table:table-cell>
              <table:table-cell office:value-type="float" office:value="3.49355893292337">
                <text:p>3.49355893292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1180450950658">
                <text:p>0.0111180450950658</text:p>
              </table:table-cell>
              <table:table-cell office:value-type="float" office:value="3.92134165940378">
                <text:p>3.92134165940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2413641162453">
                <text:p>0.0052413641162453</text:p>
              </table:table-cell>
              <table:table-cell office:value-type="float" office:value="4.40150594422873">
                <text:p>4.40150594422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4629890696227">
                <text:p>0.00224629890696227</text:p>
              </table:table-cell>
              <table:table-cell office:value-type="float" office:value="4.94046585576695">
                <text:p>4.94046585576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875181392322963">
                <text:p>0.000875181392322963</text:p>
              </table:table-cell>
              <table:table-cell office:value-type="float" office:value="5.54542085851392">
                <text:p>5.54542085851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09846828337944">
                <text:p>0.000309846828337944</text:p>
              </table:table-cell>
              <table:table-cell office:value-type="float" office:value="6.22445198404624">
                <text:p>6.22445198404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99593623394339">
                <text:p>0.000099593623394339</text:p>
              </table:table-cell>
              <table:table-cell office:value-type="float" office:value="6.98662977801109">
                <text:p>6.98662977801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290244273892074">
                <text:p>0.0000290244273892074</text:p>
              </table:table-cell>
              <table:table-cell office:value-type="float" office:value="7.84213546511448">
                <text:p>7.842135465114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765479403671404">
                <text:p>0.00000765479403671404</text:p>
              </table:table-cell>
              <table:table-cell office:value-type="float" office:value="8.80239695063871">
                <text:p>8.80239695063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182257000874144">
                <text:p>0.00000182257000874144</text:p>
              </table:table-cell>
              <table:table-cell office:value-type="float" office:value="9.88024147520671">
                <text:p>9.88024147520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39055071615888">
                <text:p>0.00000039055071615888</text:p>
              </table:table-cell>
              <table:table-cell office:value-type="float" office:value="11.0900669619667">
                <text:p>11.0900669619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750319109861887">
                <text:p>0.0000000750319109861887</text:p>
              </table:table-cell>
              <table:table-cell office:value-type="float" office:value="12.4480343450647">
                <text:p>12.44803434506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128626133119181">
                <text:p>0.0000000128626133119181</text:p>
              </table:table-cell>
              <table:table-cell office:value-type="float" office:value="13.972283448542">
                <text:p>13.972283448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0195606561886312">
                <text:p>0.00000000195606561886312</text:p>
              </table:table-cell>
              <table:table-cell office:value-type="float" office:value="15.6831752993839">
                <text:p>15.6831752993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00261973073954882">
                <text:p>0.000000000261973073954882</text:p>
              </table:table-cell>
              <table:table-cell office:value-type="float" office:value="17.6035641115533">
                <text:p>17.60356411155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000306202294232979">
                <text:p>0.0000000000306202294232979</text:p>
              </table:table-cell>
              <table:table-cell office:value-type="float" office:value="19.7591025741925">
                <text:p>19.7591025741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000308775422755945">
                <text:p>0.00000000000308775422755945</text:p>
              </table:table-cell>
              <table:table-cell office:value-type="float" office:value="22.1785845220528">
                <text:p>22.17858452205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0000264664648076524">
                <text:p>0.000000000000264664648076524</text:p>
              </table:table-cell>
              <table:table-cell office:value-type="float" office:value="24.8943295655695">
                <text:p>24.8943295655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0000189046177197517">
                <text:p>0.0000000000000189046177197517</text:p>
              </table:table-cell>
              <table:table-cell office:value-type="float" office:value="27.9426148184964">
                <text:p>27.9426148184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9486203010145E-015">
                <text:p>1.09486203010145E-015</text:p>
              </table:table-cell>
              <table:table-cell office:value-type="float" office:value="31.364159490149">
                <text:p>31.364159490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9392272034652E-017">
                <text:p>4.9392272034652E-017</text:p>
              </table:table-cell>
              <table:table-cell office:value-type="float" office:value="35.2046688154734">
                <text:p>35.2046688154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2831666048303E-018">
                <text:p>1.62831666048303E-018</text:p>
              </table:table-cell>
              <table:table-cell office:value-type="float" office:value="39.5154445887967">
                <text:p>39.51544458879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8924998674936E-020">
                <text:p>3.48924998674936E-020</text:p>
              </table:table-cell>
              <table:table-cell office:value-type="float" office:value="44.3540704568126">
                <text:p>44.35407045681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aximum="3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minimum="0" chart:maximum="0.15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9456a4" svg:stroke-opacity="70%" draw:fill-color="#9456a4" draw:opacity="70%" draw:opacity-name="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bac84" draw:fill-color="#fbac8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257cm" svg:height="6.075cm" xlink:href=".." xlink:type="simple" chart:class="chart:scatter" chart:style-name="ch1">
        <chart:plot-area chart:style-name="ch2" table:cell-range-address="7sim.B8:7sim.B48 7sim.N8:7sim.N48 7sim.R8:7sim.R48" svg:x="0.615cm" svg:y="0.619cm" svg:width="7.312cm" svg:height="4.915cm">
          <chartooo:coordinate-region svg:x="1.527cm" svg:y="0.818cm" svg:width="5.488cm" svg:height="4.0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7sim.N8:7sim.N48" chart:class="chart:scatter">
            <chart:domain table:cell-range-address="7sim.B8:7sim.B48"/>
            <chart:data-point chart:repeated="41"/>
          </chart:series>
          <chart:series chart:attached-axis="primary-y" chart:style-name="ch8" chart:values-cell-range-address="7sim.R8:7sim.R48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7sim.B8:7sim.B48</svg:desc>
                </draw:g>
              </table:table-cell>
              <table:table-cell office:value-type="float" office:value="0.000000445676403263631">
                <text:p>0.000000445676403263631</text:p>
                <draw:g>
                  <svg:desc>7sim.N8:7sim.N48</svg:desc>
                </draw:g>
              </table:table-cell>
              <table:table-cell office:value-type="float" office:value="0.436786395871932">
                <text:p>0.436786395871932</text:p>
                <draw:g>
                  <svg:desc>7sim.R8:7sim.R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783117108591808">
                <text:p>0.00000783117108591808</text:p>
              </table:table-cell>
              <table:table-cell office:value-type="float" office:value="0.490270444346046">
                <text:p>0.490270444346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671243235935836">
                <text:p>0.0000671243235935836</text:p>
              </table:table-cell>
              <table:table-cell office:value-type="float" office:value="0.550303559980256">
                <text:p>0.550303559980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373978374307109">
                <text:p>0.000373978374307109</text:p>
              </table:table-cell>
              <table:table-cell office:value-type="float" office:value="0.617687669365593">
                <text:p>0.617687669365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52262623825037">
                <text:p>0.00152262623825037</text:p>
              </table:table-cell>
              <table:table-cell office:value-type="float" office:value="0.69332289418587">
                <text:p>0.69332289418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482890035559403">
                <text:p>0.00482890035559403</text:p>
              </table:table-cell>
              <table:table-cell office:value-type="float" office:value="0.778219575106589">
                <text:p>0.778219575106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24171723429561">
                <text:p>0.0124171723429561</text:p>
              </table:table-cell>
              <table:table-cell office:value-type="float" office:value="0.873511767976783">
                <text:p>0.873511767976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66082264491916">
                <text:p>0.0266082264491916</text:p>
              </table:table-cell>
              <table:table-cell office:value-type="float" office:value="0.980472392627002">
                <text:p>0.980472392627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48464983889599">
                <text:p>0.048464983889599</text:p>
              </table:table-cell>
              <table:table-cell office:value-type="float" office:value="1.10053023662215">
                <text:p>1.10053023662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761592603979414">
                <text:p>0.0761592603979414</text:p>
              </table:table-cell>
              <table:table-cell office:value-type="float" office:value="1.23528904110649">
                <text:p>1.23528904110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04446985688605">
                <text:p>0.104446985688605</text:p>
              </table:table-cell>
              <table:table-cell office:value-type="float" office:value="1.38654892369096">
                <text:p>1.38654892369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26150255442082">
                <text:p>0.126150255442082</text:p>
              </table:table-cell>
              <table:table-cell office:value-type="float" office:value="1.55633042455108">
                <text:p>1.55633042455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5160987973659">
                <text:p>0.135160987973659</text:p>
              </table:table-cell>
              <table:table-cell office:value-type="float" office:value="1.74690149694508">
                <text:p>1.74690149694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29219845645147">
                <text:p>0.129219845645147</text:p>
              </table:table-cell>
              <table:table-cell office:value-type="float" office:value="1.96080780269346">
                <text:p>1.96080780269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1075986769584">
                <text:p>0.11075986769584</text:p>
              </table:table-cell>
              <table:table-cell office:value-type="float" office:value="2.20090671730899">
                <text:p>2.20090671730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854433265082194">
                <text:p>0.0854433265082194</text:p>
              </table:table-cell>
              <table:table-cell office:value-type="float" office:value="2.47040549902029">
                <text:p>2.47040549902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595051738182243">
                <text:p>0.0595051738182243</text:p>
              </table:table-cell>
              <table:table-cell office:value-type="float" office:value="2.77290413155339">
                <text:p>2.77290413155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75032608098052">
                <text:p>0.0375032608098052</text:p>
              </table:table-cell>
              <table:table-cell office:value-type="float" office:value="3.11244341296809">
                <text:p>3.11244341296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14304347484601">
                <text:p>0.0214304347484601</text:p>
              </table:table-cell>
              <table:table-cell office:value-type="float" office:value="3.49355893292337">
                <text:p>3.49355893292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11180450950658">
                <text:p>0.0111180450950658</text:p>
              </table:table-cell>
              <table:table-cell office:value-type="float" office:value="3.92134165940378">
                <text:p>3.92134165940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52413641162453">
                <text:p>0.0052413641162453</text:p>
              </table:table-cell>
              <table:table-cell office:value-type="float" office:value="4.40150594422873">
                <text:p>4.40150594422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224629890696227">
                <text:p>0.00224629890696227</text:p>
              </table:table-cell>
              <table:table-cell office:value-type="float" office:value="4.94046585576695">
                <text:p>4.94046585576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875181392322963">
                <text:p>0.000875181392322963</text:p>
              </table:table-cell>
              <table:table-cell office:value-type="float" office:value="5.54542085851392">
                <text:p>5.54542085851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309846828337944">
                <text:p>0.000309846828337944</text:p>
              </table:table-cell>
              <table:table-cell office:value-type="float" office:value="6.22445198404624">
                <text:p>6.22445198404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099593623394339">
                <text:p>0.000099593623394339</text:p>
              </table:table-cell>
              <table:table-cell office:value-type="float" office:value="6.98662977801109">
                <text:p>6.98662977801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290244273892074">
                <text:p>0.0000290244273892074</text:p>
              </table:table-cell>
              <table:table-cell office:value-type="float" office:value="7.84213546511448">
                <text:p>7.842135465114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00765479403671404">
                <text:p>0.00000765479403671404</text:p>
              </table:table-cell>
              <table:table-cell office:value-type="float" office:value="8.80239695063871">
                <text:p>8.80239695063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00182257000874144">
                <text:p>0.00000182257000874144</text:p>
              </table:table-cell>
              <table:table-cell office:value-type="float" office:value="9.88024147520671">
                <text:p>9.88024147520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00039055071615888">
                <text:p>0.00000039055071615888</text:p>
              </table:table-cell>
              <table:table-cell office:value-type="float" office:value="11.0900669619667">
                <text:p>11.0900669619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0000750319109861887">
                <text:p>0.0000000750319109861887</text:p>
              </table:table-cell>
              <table:table-cell office:value-type="float" office:value="12.4480343450647">
                <text:p>12.44803434506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0000128626133119181">
                <text:p>0.0000000128626133119181</text:p>
              </table:table-cell>
              <table:table-cell office:value-type="float" office:value="13.972283448542">
                <text:p>13.972283448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00000195606561886312">
                <text:p>0.00000000195606561886312</text:p>
              </table:table-cell>
              <table:table-cell office:value-type="float" office:value="15.6831752993839">
                <text:p>15.6831752993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000000261973073954882">
                <text:p>0.000000000261973073954882</text:p>
              </table:table-cell>
              <table:table-cell office:value-type="float" office:value="17.6035641115533">
                <text:p>17.60356411155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0000000306202294232979">
                <text:p>0.0000000000306202294232979</text:p>
              </table:table-cell>
              <table:table-cell office:value-type="float" office:value="19.7591025741925">
                <text:p>19.7591025741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00000000308775422755945">
                <text:p>0.00000000000308775422755945</text:p>
              </table:table-cell>
              <table:table-cell office:value-type="float" office:value="22.1785845220528">
                <text:p>22.17858452205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000000000264664648076524">
                <text:p>0.000000000000264664648076524</text:p>
              </table:table-cell>
              <table:table-cell office:value-type="float" office:value="24.8943295655695">
                <text:p>24.8943295655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0000000000189046177197517">
                <text:p>0.0000000000000189046177197517</text:p>
              </table:table-cell>
              <table:table-cell office:value-type="float" office:value="27.9426148184964">
                <text:p>27.9426148184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09486203010145E-015">
                <text:p>1.09486203010145E-015</text:p>
              </table:table-cell>
              <table:table-cell office:value-type="float" office:value="31.364159490149">
                <text:p>31.364159490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.9392272034652E-017">
                <text:p>4.9392272034652E-017</text:p>
              </table:table-cell>
              <table:table-cell office:value-type="float" office:value="35.2046688154734">
                <text:p>35.2046688154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62831666048303E-018">
                <text:p>1.62831666048303E-018</text:p>
              </table:table-cell>
              <table:table-cell office:value-type="float" office:value="39.5154445887967">
                <text:p>39.51544458879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48924998674936E-020">
                <text:p>3.48924998674936E-020</text:p>
              </table:table-cell>
              <table:table-cell office:value-type="float" office:value="44.3540704568126">
                <text:p>44.35407045681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